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1.061cm" svg:y="0.1cm">
            <draw:object draw:notify-on-update-of-ranges="Sheet1.T1:Sheet1.T1 Sheet1.T2:Sheet1.T151 Sheet1.U2:Sheet1.U151 Sheet1.V1:Sheet1.V1 Sheet1.V2:Sheet1.V561 Sheet1.W2:Sheet1.W561 Sheet1.X1:Sheet1.X1 Sheet1.X2:Sheet1.X202 Sheet1.Y2:Sheet1.Y202 Sheet1.Z1:Sheet1.Z1 Sheet1.Z2:Sheet1.Z202 Sheet1.AA2:Sheet1.AA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54 param</text:p>
          </table:table-cell>
          <table:table-cell/>
          <table:table-cell table:number-columns-repeated="4" office:value-type="string" calcext:value-type="string">
            <text:p>pso</text:p>
          </table:table-cell>
          <table:table-cell table:number-columns-repeated="4" office:value-type="string" calcext:value-type="string">
            <text:p>nm</text:p>
          </table:table-cell>
          <table:table-cell table:number-columns-repeated="4" office:value-type="string" calcext:value-type="string">
            <text:p>sd</text:p>
          </table:table-cell>
          <table:table-cell table:number-columns-repeated="4" office:value-type="string" calcext:value-type="string">
            <text:p>ncg</text:p>
          </table:table-cell>
          <table:table-cell/>
          <table:table-cell table:formula="of:=[.D1]" office:value-type="string" office:string-value="pso" calcext:value-type="string">
            <text:p>pso</text:p>
          </table:table-cell>
          <table:table-cell table:formula="of:=[.F1]" office:value-type="string" office:string-value="pso" calcext:value-type="string">
            <text:p>pso</text:p>
          </table:table-cell>
          <table:table-cell table:formula="of:=[.H1]" office:value-type="string" office:string-value="nm" calcext:value-type="string">
            <text:p>nm</text:p>
          </table:table-cell>
          <table:table-cell table:formula="of:=[.J1]" office:value-type="string" office:string-value="nm" calcext:value-type="string">
            <text:p>nm</text:p>
          </table:table-cell>
          <table:table-cell table:formula="of:=[.L1]" office:value-type="string" office:string-value="sd" calcext:value-type="string">
            <text:p>sd</text:p>
          </table:table-cell>
          <table:table-cell table:formula="of:=[.N1]" office:value-type="string" office:string-value="sd" calcext:value-type="string">
            <text:p>sd</text:p>
          </table:table-cell>
          <table:table-cell table:formula="of:=[.P1]" office:value-type="string" office:string-value="ncg" calcext:value-type="string">
            <text:p>ncg</text:p>
          </table:table-cell>
          <table:table-cell table:formula="of:=[.R1]" office:value-type="string" office:string-value="ncg" calcext:value-type="string">
            <text:p>nc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4114112" calcext:value-type="float">
            <text:p>0.004114112</text:p>
          </table:table-cell>
          <table:table-cell table:formula="of:= (LEN([.C2]) - LEN(SUBSTITUTE([.C2]; &quot;C&quot;; &quot;&quot;))) + [.$A$4] * (LEN([.C2]) - LEN(SUBSTITUTE([.C2]; &quot;G&quot;; &quot;&quot;)))" office:value-type="float" office:value="40" calcext:value-type="float">
            <text:p>40</text:p>
          </table:table-cell>
          <table:table-cell table:formula="of:=SUM([.E$2:.E2])" office:value-type="float" office:value="40" calcext:value-type="float">
            <text:p>40</text:p>
          </table:table-cell>
          <table:table-cell office:value-type="string" calcext:value-type="string">
            <text:p>CCCCCCCCCCCCCCCCCCCCCCCCCCCCCCCCCCCCCCCCCCCCCCCCCCCCCCC</text:p>
          </table:table-cell>
          <table:table-cell office:value-type="float" office:value="0.019139273" calcext:value-type="float">
            <text:p>0.019139273</text:p>
          </table:table-cell>
          <table:table-cell table:formula="of:= (LEN([.G2]) - LEN(SUBSTITUTE([.G2]; &quot;C&quot;; &quot;&quot;))) + [.$A$4] * (LEN([.G2]) - LEN(SUBSTITUTE([.G2]; &quot;G&quot;; &quot;&quot;)))" office:value-type="float" office:value="55" calcext:value-type="float">
            <text:p>55</text:p>
          </table:table-cell>
          <table:table-cell table:formula="of:=SUM([.I$2:.I2])" office:value-type="float" office:value="55" calcext:value-type="float">
            <text:p>55</text:p>
          </table:table-cell>
          <table:table-cell office:value-type="string" calcext:value-type="string">
            <text:p>CGCGCGCGCG</text:p>
          </table:table-cell>
          <table:table-cell office:value-type="float" office:value="0.0042995913" calcext:value-type="float">
            <text:p>0.0042995913</text:p>
          </table:table-cell>
          <table:table-cell table:formula="of:= (LEN([.K2]) - LEN(SUBSTITUTE([.K2]; &quot;C&quot;; &quot;&quot;))) + [.$A$4] * (LEN([.K2]) - LEN(SUBSTITUTE([.K2]; &quot;G&quot;; &quot;&quot;)))" office:value-type="float" office:value="30" calcext:value-type="float">
            <text:p>30</text:p>
          </table:table-cell>
          <table:table-cell table:formula="of:=SUM([.M$2:.M2])" office:value-type="float" office:value="30" calcext:value-type="float">
            <text:p>30</text:p>
          </table:table-cell>
          <table:table-cell office:value-type="string" calcext:value-type="string">
            <text:p>CG</text:p>
          </table:table-cell>
          <table:table-cell office:value-type="float" office:value="0.006118087" calcext:value-type="float">
            <text:p>0.006118087</text:p>
          </table:table-cell>
          <table:table-cell table:formula="of:= (LEN([.O2]) - LEN(SUBSTITUTE([.O2]; &quot;C&quot;; &quot;&quot;))) + [.$A$4] * (LEN([.O2]) - LEN(SUBSTITUTE([.O2]; &quot;G&quot;; &quot;&quot;)))" office:value-type="float" office:value="6" calcext:value-type="float">
            <text:p>6</text:p>
          </table:table-cell>
          <table:table-cell table:formula="of:=SUM([.Q$2:.Q2])" office:value-type="float" office:value="6" calcext:value-type="float">
            <text:p>6</text:p>
          </table:table-cell>
          <table:table-cell/>
          <table:table-cell table:formula="of:=[.D2]" office:value-type="float" office:value="0.004114112" calcext:value-type="float">
            <text:p>0.004114112</text:p>
          </table:table-cell>
          <table:table-cell table:formula="of:=[.F2]" office:value-type="float" office:value="40" calcext:value-type="float">
            <text:p>40</text:p>
          </table:table-cell>
          <table:table-cell table:formula="of:=[.H2]" office:value-type="float" office:value="0.019139273" calcext:value-type="float">
            <text:p>0.019139273</text:p>
          </table:table-cell>
          <table:table-cell table:formula="of:=[.J2]" office:value-type="float" office:value="55" calcext:value-type="float">
            <text:p>55</text:p>
          </table:table-cell>
          <table:table-cell table:formula="of:=[.L2]" office:value-type="float" office:value="0.0042995913" calcext:value-type="float">
            <text:p>0.0042995913</text:p>
          </table:table-cell>
          <table:table-cell table:formula="of:=[.N2]" office:value-type="float" office:value="30" calcext:value-type="float">
            <text:p>30</text:p>
          </table:table-cell>
          <table:table-cell table:formula="of:=[.P2]" office:value-type="float" office:value="0.006118087" calcext:value-type="float">
            <text:p>0.006118087</text:p>
          </table:table-cell>
          <table:table-cell table:formula="of:=[.R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37660156" calcext:value-type="float">
            <text:p>0.0037660156</text:p>
          </table:table-cell>
          <table:table-cell table:formula="of:= (LEN([.C3]) - LEN(SUBSTITUTE([.C3]; &quot;C&quot;; &quot;&quot;))) + [.$A$4] * (LEN([.C3]) - LEN(SUBSTITUTE([.C3]; &quot;G&quot;; &quot;&quot;)))" office:value-type="float" office:value="40" calcext:value-type="float">
            <text:p>40</text:p>
          </table:table-cell>
          <table:table-cell table:formula="of:=SUM([.E$2:.E3])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3]) - LEN(SUBSTITUTE([.G3]; &quot;C&quot;; &quot;&quot;))) + [.$A$4] * (LEN([.G3]) - LEN(SUBSTITUTE([.G3]; &quot;G&quot;; &quot;&quot;)))" office:value-type="float" office:value="1" calcext:value-type="float">
            <text:p>1</text:p>
          </table:table-cell>
          <table:table-cell table:formula="of:=SUM([.I$2:.I3])" office:value-type="float" office:value="56" calcext:value-type="float">
            <text:p>56</text:p>
          </table:table-cell>
          <table:table-cell office:value-type="string" calcext:value-type="string">
            <text:p>CGCGCGCGCG</text:p>
          </table:table-cell>
          <table:table-cell office:value-type="float" office:value="0.0032276595" calcext:value-type="float">
            <text:p>0.0032276595</text:p>
          </table:table-cell>
          <table:table-cell table:formula="of:= (LEN([.K3]) - LEN(SUBSTITUTE([.K3]; &quot;C&quot;; &quot;&quot;))) + [.$A$4] * (LEN([.K3]) - LEN(SUBSTITUTE([.K3]; &quot;G&quot;; &quot;&quot;)))" office:value-type="float" office:value="30" calcext:value-type="float">
            <text:p>30</text:p>
          </table:table-cell>
          <table:table-cell table:formula="of:=SUM([.M$2:.M3])" office:value-type="float" office:value="60" calcext:value-type="float">
            <text:p>60</text:p>
          </table:table-cell>
          <table:table-cell office:value-type="string" calcext:value-type="string">
            <text:p>CGCGCGCGGC</text:p>
          </table:table-cell>
          <table:table-cell office:value-type="float" office:value="0.0042995913" calcext:value-type="float">
            <text:p>0.0042995913</text:p>
          </table:table-cell>
          <table:table-cell table:formula="of:= (LEN([.O3]) - LEN(SUBSTITUTE([.O3]; &quot;C&quot;; &quot;&quot;))) + [.$A$4] * (LEN([.O3]) - LEN(SUBSTITUTE([.O3]; &quot;G&quot;; &quot;&quot;)))" office:value-type="float" office:value="30" calcext:value-type="float">
            <text:p>30</text:p>
          </table:table-cell>
          <table:table-cell table:formula="of:=SUM([.Q$2:.Q3])" office:value-type="float" office:value="36" calcext:value-type="float">
            <text:p>36</text:p>
          </table:table-cell>
          <table:table-cell/>
          <table:table-cell table:formula="of:=[.D3]" office:value-type="float" office:value="0.0037660156" calcext:value-type="float">
            <text:p>0.0037660156</text:p>
          </table:table-cell>
          <table:table-cell table:formula="of:=[.F3]" office:value-type="float" office:value="80" calcext:value-type="float">
            <text:p>80</text:p>
          </table:table-cell>
          <table:table-cell table:formula="of:=[.H3]" office:value-type="float" office:value="0.019139273" calcext:value-type="float">
            <text:p>0.019139273</text:p>
          </table:table-cell>
          <table:table-cell table:formula="of:=[.J3]" office:value-type="float" office:value="56" calcext:value-type="float">
            <text:p>56</text:p>
          </table:table-cell>
          <table:table-cell table:formula="of:=[.L3]" office:value-type="float" office:value="0.0032276595" calcext:value-type="float">
            <text:p>0.0032276595</text:p>
          </table:table-cell>
          <table:table-cell table:formula="of:=[.N3]" office:value-type="float" office:value="60" calcext:value-type="float">
            <text:p>60</text:p>
          </table:table-cell>
          <table:table-cell table:formula="of:=[.P3]" office:value-type="float" office:value="0.0042995913" calcext:value-type="float">
            <text:p>0.0042995913</text:p>
          </table:table-cell>
          <table:table-cell table:formula="of:=[.R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CCCCCCCCCCCCCCCCCCCCCCCCCCCCCCCCCCCCCCC</text:p>
          </table:table-cell>
          <table:table-cell office:value-type="float" office:value="0.0031834021" calcext:value-type="float">
            <text:p>0.0031834021</text:p>
          </table:table-cell>
          <table:table-cell table:formula="of:= (LEN([.C4]) - LEN(SUBSTITUTE([.C4]; &quot;C&quot;; &quot;&quot;))) + [.$A$4] * (LEN([.C4]) - LEN(SUBSTITUTE([.C4]; &quot;G&quot;; &quot;&quot;)))" office:value-type="float" office:value="40" calcext:value-type="float">
            <text:p>40</text:p>
          </table:table-cell>
          <table:table-cell table:formula="of:=SUM([.E$2:.E4])"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4]) - LEN(SUBSTITUTE([.G4]; &quot;C&quot;; &quot;&quot;))) + [.$A$4] * (LEN([.G4]) - LEN(SUBSTITUTE([.G4]; &quot;G&quot;; &quot;&quot;)))" office:value-type="float" office:value="1" calcext:value-type="float">
            <text:p>1</text:p>
          </table:table-cell>
          <table:table-cell table:formula="of:=SUM([.I$2:.I4])" office:value-type="float" office:value="57" calcext:value-type="float">
            <text:p>57</text:p>
          </table:table-cell>
          <table:table-cell office:value-type="string" calcext:value-type="string">
            <text:p>CGCGCGCGCG</text:p>
          </table:table-cell>
          <table:table-cell office:value-type="float" office:value="0.00256082" calcext:value-type="float">
            <text:p>0.00256082</text:p>
          </table:table-cell>
          <table:table-cell table:formula="of:= (LEN([.K4]) - LEN(SUBSTITUTE([.K4]; &quot;C&quot;; &quot;&quot;))) + [.$A$4] * (LEN([.K4]) - LEN(SUBSTITUTE([.K4]; &quot;G&quot;; &quot;&quot;)))" office:value-type="float" office:value="30" calcext:value-type="float">
            <text:p>30</text:p>
          </table:table-cell>
          <table:table-cell table:formula="of:=SUM([.M$2:.M4])" office:value-type="float" office:value="90" calcext:value-type="float">
            <text:p>90</text:p>
          </table:table-cell>
          <table:table-cell office:value-type="string" calcext:value-type="string">
            <text:p>CGCGCGCGGC</text:p>
          </table:table-cell>
          <table:table-cell office:value-type="float" office:value="0.0032276595" calcext:value-type="float">
            <text:p>0.0032276595</text:p>
          </table:table-cell>
          <table:table-cell table:formula="of:= (LEN([.O4]) - LEN(SUBSTITUTE([.O4]; &quot;C&quot;; &quot;&quot;))) + [.$A$4] * (LEN([.O4]) - LEN(SUBSTITUTE([.O4]; &quot;G&quot;; &quot;&quot;)))" office:value-type="float" office:value="30" calcext:value-type="float">
            <text:p>30</text:p>
          </table:table-cell>
          <table:table-cell table:formula="of:=SUM([.Q$2:.Q4])" office:value-type="float" office:value="66" calcext:value-type="float">
            <text:p>66</text:p>
          </table:table-cell>
          <table:table-cell/>
          <table:table-cell table:formula="of:=[.D4]" office:value-type="float" office:value="0.0031834021" calcext:value-type="float">
            <text:p>0.0031834021</text:p>
          </table:table-cell>
          <table:table-cell table:formula="of:=[.F4]" office:value-type="float" office:value="120" calcext:value-type="float">
            <text:p>120</text:p>
          </table:table-cell>
          <table:table-cell table:formula="of:=[.H4]" office:value-type="float" office:value="0.019139273" calcext:value-type="float">
            <text:p>0.019139273</text:p>
          </table:table-cell>
          <table:table-cell table:formula="of:=[.J4]" office:value-type="float" office:value="57" calcext:value-type="float">
            <text:p>57</text:p>
          </table:table-cell>
          <table:table-cell table:formula="of:=[.L4]" office:value-type="float" office:value="0.00256082" calcext:value-type="float">
            <text:p>0.00256082</text:p>
          </table:table-cell>
          <table:table-cell table:formula="of:=[.N4]" office:value-type="float" office:value="90" calcext:value-type="float">
            <text:p>90</text:p>
          </table:table-cell>
          <table:table-cell table:formula="of:=[.P4]" office:value-type="float" office:value="0.0032276595" calcext:value-type="float">
            <text:p>0.0032276595</text:p>
          </table:table-cell>
          <table:table-cell table:formula="of:=[.R4]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5775947" calcext:value-type="float">
            <text:p>0.0025775947</text:p>
          </table:table-cell>
          <table:table-cell table:formula="of:= (LEN([.C5]) - LEN(SUBSTITUTE([.C5]; &quot;C&quot;; &quot;&quot;))) + [.$A$4] * (LEN([.C5]) - LEN(SUBSTITUTE([.C5]; &quot;G&quot;; &quot;&quot;)))" office:value-type="float" office:value="40" calcext:value-type="float">
            <text:p>40</text:p>
          </table:table-cell>
          <table:table-cell table:formula="of:=SUM([.E$2:.E5])"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5]) - LEN(SUBSTITUTE([.G5]; &quot;C&quot;; &quot;&quot;))) + [.$A$4] * (LEN([.G5]) - LEN(SUBSTITUTE([.G5]; &quot;G&quot;; &quot;&quot;)))" office:value-type="float" office:value="1" calcext:value-type="float">
            <text:p>1</text:p>
          </table:table-cell>
          <table:table-cell table:formula="of:=SUM([.I$2:.I5])" office:value-type="float" office:value="58" calcext:value-type="float">
            <text:p>58</text:p>
          </table:table-cell>
          <table:table-cell office:value-type="string" calcext:value-type="string">
            <text:p>CGCGCGCGCG</text:p>
          </table:table-cell>
          <table:table-cell office:value-type="float" office:value="0.0021226767" calcext:value-type="float">
            <text:p>0.0021226767</text:p>
          </table:table-cell>
          <table:table-cell table:formula="of:= (LEN([.K5]) - LEN(SUBSTITUTE([.K5]; &quot;C&quot;; &quot;&quot;))) + [.$A$4] * (LEN([.K5]) - LEN(SUBSTITUTE([.K5]; &quot;G&quot;; &quot;&quot;)))" office:value-type="float" office:value="30" calcext:value-type="float">
            <text:p>30</text:p>
          </table:table-cell>
          <table:table-cell table:formula="of:=SUM([.M$2:.M5])" office:value-type="float" office:value="120" calcext:value-type="float">
            <text:p>120</text:p>
          </table:table-cell>
          <table:table-cell office:value-type="string" calcext:value-type="string">
            <text:p>CGCGCGCGGC</text:p>
          </table:table-cell>
          <table:table-cell office:value-type="float" office:value="0.00256082" calcext:value-type="float">
            <text:p>0.00256082</text:p>
          </table:table-cell>
          <table:table-cell table:formula="of:= (LEN([.O5]) - LEN(SUBSTITUTE([.O5]; &quot;C&quot;; &quot;&quot;))) + [.$A$4] * (LEN([.O5]) - LEN(SUBSTITUTE([.O5]; &quot;G&quot;; &quot;&quot;)))" office:value-type="float" office:value="30" calcext:value-type="float">
            <text:p>30</text:p>
          </table:table-cell>
          <table:table-cell table:formula="of:=SUM([.Q$2:.Q5])" office:value-type="float" office:value="96" calcext:value-type="float">
            <text:p>96</text:p>
          </table:table-cell>
          <table:table-cell/>
          <table:table-cell table:formula="of:=[.D5]" office:value-type="float" office:value="0.0025775947" calcext:value-type="float">
            <text:p>0.0025775947</text:p>
          </table:table-cell>
          <table:table-cell table:formula="of:=[.F5]" office:value-type="float" office:value="160" calcext:value-type="float">
            <text:p>160</text:p>
          </table:table-cell>
          <table:table-cell table:formula="of:=[.H5]" office:value-type="float" office:value="0.019139273" calcext:value-type="float">
            <text:p>0.019139273</text:p>
          </table:table-cell>
          <table:table-cell table:formula="of:=[.J5]" office:value-type="float" office:value="58" calcext:value-type="float">
            <text:p>58</text:p>
          </table:table-cell>
          <table:table-cell table:formula="of:=[.L5]" office:value-type="float" office:value="0.0021226767" calcext:value-type="float">
            <text:p>0.0021226767</text:p>
          </table:table-cell>
          <table:table-cell table:formula="of:=[.N5]" office:value-type="float" office:value="120" calcext:value-type="float">
            <text:p>120</text:p>
          </table:table-cell>
          <table:table-cell table:formula="of:=[.P5]" office:value-type="float" office:value="0.00256082" calcext:value-type="float">
            <text:p>0.00256082</text:p>
          </table:table-cell>
          <table:table-cell table:formula="of:=[.R5]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3936366" calcext:value-type="float">
            <text:p>0.0023936366</text:p>
          </table:table-cell>
          <table:table-cell table:formula="of:= (LEN([.C6]) - LEN(SUBSTITUTE([.C6]; &quot;C&quot;; &quot;&quot;))) + [.$A$4] * (LEN([.C6]) - LEN(SUBSTITUTE([.C6]; &quot;G&quot;; &quot;&quot;)))" office:value-type="float" office:value="40" calcext:value-type="float">
            <text:p>40</text:p>
          </table:table-cell>
          <table:table-cell table:formula="of:=SUM([.E$2:.E6])"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6]) - LEN(SUBSTITUTE([.G6]; &quot;C&quot;; &quot;&quot;))) + [.$A$4] * (LEN([.G6]) - LEN(SUBSTITUTE([.G6]; &quot;G&quot;; &quot;&quot;)))" office:value-type="float" office:value="1" calcext:value-type="float">
            <text:p>1</text:p>
          </table:table-cell>
          <table:table-cell table:formula="of:=SUM([.I$2:.I6])" office:value-type="float" office:value="59" calcext:value-type="float">
            <text:p>59</text:p>
          </table:table-cell>
          <table:table-cell office:value-type="string" calcext:value-type="string">
            <text:p>CGCGCGCGCG</text:p>
          </table:table-cell>
          <table:table-cell office:value-type="float" office:value="0.0018195617" calcext:value-type="float">
            <text:p>0.0018195617</text:p>
          </table:table-cell>
          <table:table-cell table:formula="of:= (LEN([.K6]) - LEN(SUBSTITUTE([.K6]; &quot;C&quot;; &quot;&quot;))) + [.$A$4] * (LEN([.K6]) - LEN(SUBSTITUTE([.K6]; &quot;G&quot;; &quot;&quot;)))" office:value-type="float" office:value="30" calcext:value-type="float">
            <text:p>30</text:p>
          </table:table-cell>
          <table:table-cell table:formula="of:=SUM([.M$2:.M6])" office:value-type="float" office:value="150" calcext:value-type="float">
            <text:p>150</text:p>
          </table:table-cell>
          <table:table-cell office:value-type="string" calcext:value-type="string">
            <text:p>CGCGCGCGGC</text:p>
          </table:table-cell>
          <table:table-cell office:value-type="float" office:value="0.0021226767" calcext:value-type="float">
            <text:p>0.0021226767</text:p>
          </table:table-cell>
          <table:table-cell table:formula="of:= (LEN([.O6]) - LEN(SUBSTITUTE([.O6]; &quot;C&quot;; &quot;&quot;))) + [.$A$4] * (LEN([.O6]) - LEN(SUBSTITUTE([.O6]; &quot;G&quot;; &quot;&quot;)))" office:value-type="float" office:value="30" calcext:value-type="float">
            <text:p>30</text:p>
          </table:table-cell>
          <table:table-cell table:formula="of:=SUM([.Q$2:.Q6])" office:value-type="float" office:value="126" calcext:value-type="float">
            <text:p>126</text:p>
          </table:table-cell>
          <table:table-cell/>
          <table:table-cell table:formula="of:=[.D6]" office:value-type="float" office:value="0.0023936366" calcext:value-type="float">
            <text:p>0.0023936366</text:p>
          </table:table-cell>
          <table:table-cell table:formula="of:=[.F6]" office:value-type="float" office:value="200" calcext:value-type="float">
            <text:p>200</text:p>
          </table:table-cell>
          <table:table-cell table:formula="of:=[.H6]" office:value-type="float" office:value="0.019139273" calcext:value-type="float">
            <text:p>0.019139273</text:p>
          </table:table-cell>
          <table:table-cell table:formula="of:=[.J6]" office:value-type="float" office:value="59" calcext:value-type="float">
            <text:p>59</text:p>
          </table:table-cell>
          <table:table-cell table:formula="of:=[.L6]" office:value-type="float" office:value="0.0018195617" calcext:value-type="float">
            <text:p>0.0018195617</text:p>
          </table:table-cell>
          <table:table-cell table:formula="of:=[.N6]" office:value-type="float" office:value="150" calcext:value-type="float">
            <text:p>150</text:p>
          </table:table-cell>
          <table:table-cell table:formula="of:=[.P6]" office:value-type="float" office:value="0.0021226767" calcext:value-type="float">
            <text:p>0.0021226767</text:p>
          </table:table-cell>
          <table:table-cell table:formula="of:=[.R6]"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200749" calcext:value-type="float">
            <text:p>0.002200749</text:p>
          </table:table-cell>
          <table:table-cell table:formula="of:= (LEN([.C7]) - LEN(SUBSTITUTE([.C7]; &quot;C&quot;; &quot;&quot;))) + [.$A$4] * (LEN([.C7]) - LEN(SUBSTITUTE([.C7]; &quot;G&quot;; &quot;&quot;)))" office:value-type="float" office:value="40" calcext:value-type="float">
            <text:p>40</text:p>
          </table:table-cell>
          <table:table-cell table:formula="of:=SUM([.E$2:.E7])" office:value-type="float" office:value="240" calcext:value-type="float">
            <text:p>2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7]) - LEN(SUBSTITUTE([.G7]; &quot;C&quot;; &quot;&quot;))) + [.$A$4] * (LEN([.G7]) - LEN(SUBSTITUTE([.G7]; &quot;G&quot;; &quot;&quot;)))" office:value-type="float" office:value="1" calcext:value-type="float">
            <text:p>1</text:p>
          </table:table-cell>
          <table:table-cell table:formula="of:=SUM([.I$2:.I7])" office:value-type="float" office:value="60" calcext:value-type="float">
            <text:p>60</text:p>
          </table:table-cell>
          <table:table-cell office:value-type="string" calcext:value-type="string">
            <text:p>CGCGCGCGCG</text:p>
          </table:table-cell>
          <table:table-cell office:value-type="float" office:value="0.0016000497" calcext:value-type="float">
            <text:p>0.0016000497</text:p>
          </table:table-cell>
          <table:table-cell table:formula="of:= (LEN([.K7]) - LEN(SUBSTITUTE([.K7]; &quot;C&quot;; &quot;&quot;))) + [.$A$4] * (LEN([.K7]) - LEN(SUBSTITUTE([.K7]; &quot;G&quot;; &quot;&quot;)))" office:value-type="float" office:value="30" calcext:value-type="float">
            <text:p>30</text:p>
          </table:table-cell>
          <table:table-cell table:formula="of:=SUM([.M$2:.M7])" office:value-type="float" office:value="180" calcext:value-type="float">
            <text:p>180</text:p>
          </table:table-cell>
          <table:table-cell office:value-type="string" calcext:value-type="string">
            <text:p>CGCGCGCGGC</text:p>
          </table:table-cell>
          <table:table-cell office:value-type="float" office:value="0.0018195617" calcext:value-type="float">
            <text:p>0.0018195617</text:p>
          </table:table-cell>
          <table:table-cell table:formula="of:= (LEN([.O7]) - LEN(SUBSTITUTE([.O7]; &quot;C&quot;; &quot;&quot;))) + [.$A$4] * (LEN([.O7]) - LEN(SUBSTITUTE([.O7]; &quot;G&quot;; &quot;&quot;)))" office:value-type="float" office:value="30" calcext:value-type="float">
            <text:p>30</text:p>
          </table:table-cell>
          <table:table-cell table:formula="of:=SUM([.Q$2:.Q7])" office:value-type="float" office:value="156" calcext:value-type="float">
            <text:p>156</text:p>
          </table:table-cell>
          <table:table-cell/>
          <table:table-cell table:formula="of:=[.D7]" office:value-type="float" office:value="0.002200749" calcext:value-type="float">
            <text:p>0.002200749</text:p>
          </table:table-cell>
          <table:table-cell table:formula="of:=[.F7]" office:value-type="float" office:value="240" calcext:value-type="float">
            <text:p>240</text:p>
          </table:table-cell>
          <table:table-cell table:formula="of:=[.H7]" office:value-type="float" office:value="0.019139273" calcext:value-type="float">
            <text:p>0.019139273</text:p>
          </table:table-cell>
          <table:table-cell table:formula="of:=[.J7]" office:value-type="float" office:value="60" calcext:value-type="float">
            <text:p>60</text:p>
          </table:table-cell>
          <table:table-cell table:formula="of:=[.L7]" office:value-type="float" office:value="0.0016000497" calcext:value-type="float">
            <text:p>0.0016000497</text:p>
          </table:table-cell>
          <table:table-cell table:formula="of:=[.N7]" office:value-type="float" office:value="180" calcext:value-type="float">
            <text:p>180</text:p>
          </table:table-cell>
          <table:table-cell table:formula="of:=[.P7]" office:value-type="float" office:value="0.0018195617" calcext:value-type="float">
            <text:p>0.0018195617</text:p>
          </table:table-cell>
          <table:table-cell table:formula="of:=[.R7]"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035921" calcext:value-type="float">
            <text:p>0.002035921</text:p>
          </table:table-cell>
          <table:table-cell table:formula="of:= (LEN([.C8]) - LEN(SUBSTITUTE([.C8]; &quot;C&quot;; &quot;&quot;))) + [.$A$4] * (LEN([.C8]) - LEN(SUBSTITUTE([.C8]; &quot;G&quot;; &quot;&quot;)))" office:value-type="float" office:value="40" calcext:value-type="float">
            <text:p>40</text:p>
          </table:table-cell>
          <table:table-cell table:formula="of:=SUM([.E$2:.E8])" office:value-type="float" office:value="280" calcext:value-type="float">
            <text:p>2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8]) - LEN(SUBSTITUTE([.G8]; &quot;C&quot;; &quot;&quot;))) + [.$A$4] * (LEN([.G8]) - LEN(SUBSTITUTE([.G8]; &quot;G&quot;; &quot;&quot;)))" office:value-type="float" office:value="1" calcext:value-type="float">
            <text:p>1</text:p>
          </table:table-cell>
          <table:table-cell table:formula="of:=SUM([.I$2:.I8])" office:value-type="float" office:value="61" calcext:value-type="float">
            <text:p>61</text:p>
          </table:table-cell>
          <table:table-cell office:value-type="string" calcext:value-type="string">
            <text:p>CGCGCGCGCG</text:p>
          </table:table-cell>
          <table:table-cell office:value-type="float" office:value="0.0014347448" calcext:value-type="float">
            <text:p>0.0014347448</text:p>
          </table:table-cell>
          <table:table-cell table:formula="of:= (LEN([.K8]) - LEN(SUBSTITUTE([.K8]; &quot;C&quot;; &quot;&quot;))) + [.$A$4] * (LEN([.K8]) - LEN(SUBSTITUTE([.K8]; &quot;G&quot;; &quot;&quot;)))" office:value-type="float" office:value="30" calcext:value-type="float">
            <text:p>30</text:p>
          </table:table-cell>
          <table:table-cell table:formula="of:=SUM([.M$2:.M8])" office:value-type="float" office:value="210" calcext:value-type="float">
            <text:p>210</text:p>
          </table:table-cell>
          <table:table-cell office:value-type="string" calcext:value-type="string">
            <text:p>CGCGCGCGGC</text:p>
          </table:table-cell>
          <table:table-cell office:value-type="float" office:value="0.0016000497" calcext:value-type="float">
            <text:p>0.0016000497</text:p>
          </table:table-cell>
          <table:table-cell table:formula="of:= (LEN([.O8]) - LEN(SUBSTITUTE([.O8]; &quot;C&quot;; &quot;&quot;))) + [.$A$4] * (LEN([.O8]) - LEN(SUBSTITUTE([.O8]; &quot;G&quot;; &quot;&quot;)))" office:value-type="float" office:value="30" calcext:value-type="float">
            <text:p>30</text:p>
          </table:table-cell>
          <table:table-cell table:formula="of:=SUM([.Q$2:.Q8])" office:value-type="float" office:value="186" calcext:value-type="float">
            <text:p>186</text:p>
          </table:table-cell>
          <table:table-cell/>
          <table:table-cell table:formula="of:=[.D8]" office:value-type="float" office:value="0.002035921" calcext:value-type="float">
            <text:p>0.002035921</text:p>
          </table:table-cell>
          <table:table-cell table:formula="of:=[.F8]" office:value-type="float" office:value="280" calcext:value-type="float">
            <text:p>280</text:p>
          </table:table-cell>
          <table:table-cell table:formula="of:=[.H8]" office:value-type="float" office:value="0.019139273" calcext:value-type="float">
            <text:p>0.019139273</text:p>
          </table:table-cell>
          <table:table-cell table:formula="of:=[.J8]" office:value-type="float" office:value="61" calcext:value-type="float">
            <text:p>61</text:p>
          </table:table-cell>
          <table:table-cell table:formula="of:=[.L8]" office:value-type="float" office:value="0.0014347448" calcext:value-type="float">
            <text:p>0.0014347448</text:p>
          </table:table-cell>
          <table:table-cell table:formula="of:=[.N8]" office:value-type="float" office:value="210" calcext:value-type="float">
            <text:p>210</text:p>
          </table:table-cell>
          <table:table-cell table:formula="of:=[.P8]" office:value-type="float" office:value="0.0016000497" calcext:value-type="float">
            <text:p>0.0016000497</text:p>
          </table:table-cell>
          <table:table-cell table:formula="of:=[.R8]"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2027407" calcext:value-type="float">
            <text:p>0.002027407</text:p>
          </table:table-cell>
          <table:table-cell table:formula="of:= (LEN([.C9]) - LEN(SUBSTITUTE([.C9]; &quot;C&quot;; &quot;&quot;))) + [.$A$4] * (LEN([.C9]) - LEN(SUBSTITUTE([.C9]; &quot;G&quot;; &quot;&quot;)))" office:value-type="float" office:value="40" calcext:value-type="float">
            <text:p>40</text:p>
          </table:table-cell>
          <table:table-cell table:formula="of:=SUM([.E$2:.E9])" office:value-type="float" office:value="320" calcext:value-type="float">
            <text:p>3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9]) - LEN(SUBSTITUTE([.G9]; &quot;C&quot;; &quot;&quot;))) + [.$A$4] * (LEN([.G9]) - LEN(SUBSTITUTE([.G9]; &quot;G&quot;; &quot;&quot;)))" office:value-type="float" office:value="1" calcext:value-type="float">
            <text:p>1</text:p>
          </table:table-cell>
          <table:table-cell table:formula="of:=SUM([.I$2:.I9])" office:value-type="float" office:value="62" calcext:value-type="float">
            <text:p>62</text:p>
          </table:table-cell>
          <table:table-cell office:value-type="string" calcext:value-type="string">
            <text:p>CGCGCGCGCG</text:p>
          </table:table-cell>
          <table:table-cell office:value-type="float" office:value="0.0013061593" calcext:value-type="float">
            <text:p>0.0013061593</text:p>
          </table:table-cell>
          <table:table-cell table:formula="of:= (LEN([.K9]) - LEN(SUBSTITUTE([.K9]; &quot;C&quot;; &quot;&quot;))) + [.$A$4] * (LEN([.K9]) - LEN(SUBSTITUTE([.K9]; &quot;G&quot;; &quot;&quot;)))" office:value-type="float" office:value="30" calcext:value-type="float">
            <text:p>30</text:p>
          </table:table-cell>
          <table:table-cell table:formula="of:=SUM([.M$2:.M9])" office:value-type="float" office:value="240" calcext:value-type="float">
            <text:p>240</text:p>
          </table:table-cell>
          <table:table-cell office:value-type="string" calcext:value-type="string">
            <text:p>CGCGCGCGGC</text:p>
          </table:table-cell>
          <table:table-cell office:value-type="float" office:value="0.0014347448" calcext:value-type="float">
            <text:p>0.0014347448</text:p>
          </table:table-cell>
          <table:table-cell table:formula="of:= (LEN([.O9]) - LEN(SUBSTITUTE([.O9]; &quot;C&quot;; &quot;&quot;))) + [.$A$4] * (LEN([.O9]) - LEN(SUBSTITUTE([.O9]; &quot;G&quot;; &quot;&quot;)))" office:value-type="float" office:value="30" calcext:value-type="float">
            <text:p>30</text:p>
          </table:table-cell>
          <table:table-cell table:formula="of:=SUM([.Q$2:.Q9])" office:value-type="float" office:value="216" calcext:value-type="float">
            <text:p>216</text:p>
          </table:table-cell>
          <table:table-cell/>
          <table:table-cell table:formula="of:=[.D9]" office:value-type="float" office:value="0.002027407" calcext:value-type="float">
            <text:p>0.002027407</text:p>
          </table:table-cell>
          <table:table-cell table:formula="of:=[.F9]" office:value-type="float" office:value="320" calcext:value-type="float">
            <text:p>320</text:p>
          </table:table-cell>
          <table:table-cell table:formula="of:=[.H9]" office:value-type="float" office:value="0.019139273" calcext:value-type="float">
            <text:p>0.019139273</text:p>
          </table:table-cell>
          <table:table-cell table:formula="of:=[.J9]" office:value-type="float" office:value="62" calcext:value-type="float">
            <text:p>62</text:p>
          </table:table-cell>
          <table:table-cell table:formula="of:=[.L9]" office:value-type="float" office:value="0.0013061593" calcext:value-type="float">
            <text:p>0.0013061593</text:p>
          </table:table-cell>
          <table:table-cell table:formula="of:=[.N9]" office:value-type="float" office:value="240" calcext:value-type="float">
            <text:p>240</text:p>
          </table:table-cell>
          <table:table-cell table:formula="of:=[.P9]" office:value-type="float" office:value="0.0014347448" calcext:value-type="float">
            <text:p>0.0014347448</text:p>
          </table:table-cell>
          <table:table-cell table:formula="of:=[.R9]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8943866" calcext:value-type="float">
            <text:p>0.0018943866</text:p>
          </table:table-cell>
          <table:table-cell table:formula="of:= (LEN([.C10]) - LEN(SUBSTITUTE([.C10]; &quot;C&quot;; &quot;&quot;))) + [.$A$4] * (LEN([.C10]) - LEN(SUBSTITUTE([.C10]; &quot;G&quot;; &quot;&quot;)))" office:value-type="float" office:value="40" calcext:value-type="float">
            <text:p>40</text:p>
          </table:table-cell>
          <table:table-cell table:formula="of:=SUM([.E$2:.E10])" office:value-type="float" office:value="360" calcext:value-type="float">
            <text:p>3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0]) - LEN(SUBSTITUTE([.G10]; &quot;C&quot;; &quot;&quot;))) + [.$A$4] * (LEN([.G10]) - LEN(SUBSTITUTE([.G10]; &quot;G&quot;; &quot;&quot;)))" office:value-type="float" office:value="1" calcext:value-type="float">
            <text:p>1</text:p>
          </table:table-cell>
          <table:table-cell table:formula="of:=SUM([.I$2:.I10])" office:value-type="float" office:value="63" calcext:value-type="float">
            <text:p>63</text:p>
          </table:table-cell>
          <table:table-cell office:value-type="string" calcext:value-type="string">
            <text:p>CGCGCGCGCG</text:p>
          </table:table-cell>
          <table:table-cell office:value-type="float" office:value="0.0012033605" calcext:value-type="float">
            <text:p>0.0012033605</text:p>
          </table:table-cell>
          <table:table-cell table:formula="of:= (LEN([.K10]) - LEN(SUBSTITUTE([.K10]; &quot;C&quot;; &quot;&quot;))) + [.$A$4] * (LEN([.K10]) - LEN(SUBSTITUTE([.K10]; &quot;G&quot;; &quot;&quot;)))" office:value-type="float" office:value="30" calcext:value-type="float">
            <text:p>30</text:p>
          </table:table-cell>
          <table:table-cell table:formula="of:=SUM([.M$2:.M10])" office:value-type="float" office:value="270" calcext:value-type="float">
            <text:p>270</text:p>
          </table:table-cell>
          <table:table-cell office:value-type="string" calcext:value-type="string">
            <text:p>CGCGCGCGGC</text:p>
          </table:table-cell>
          <table:table-cell office:value-type="float" office:value="0.0013061593" calcext:value-type="float">
            <text:p>0.0013061593</text:p>
          </table:table-cell>
          <table:table-cell table:formula="of:= (LEN([.O10]) - LEN(SUBSTITUTE([.O10]; &quot;C&quot;; &quot;&quot;))) + [.$A$4] * (LEN([.O10]) - LEN(SUBSTITUTE([.O10]; &quot;G&quot;; &quot;&quot;)))" office:value-type="float" office:value="30" calcext:value-type="float">
            <text:p>30</text:p>
          </table:table-cell>
          <table:table-cell table:formula="of:=SUM([.Q$2:.Q10])" office:value-type="float" office:value="246" calcext:value-type="float">
            <text:p>246</text:p>
          </table:table-cell>
          <table:table-cell/>
          <table:table-cell table:formula="of:=[.D10]" office:value-type="float" office:value="0.0018943866" calcext:value-type="float">
            <text:p>0.0018943866</text:p>
          </table:table-cell>
          <table:table-cell table:formula="of:=[.F10]" office:value-type="float" office:value="360" calcext:value-type="float">
            <text:p>360</text:p>
          </table:table-cell>
          <table:table-cell table:formula="of:=[.H10]" office:value-type="float" office:value="0.019139273" calcext:value-type="float">
            <text:p>0.019139273</text:p>
          </table:table-cell>
          <table:table-cell table:formula="of:=[.J10]" office:value-type="float" office:value="63" calcext:value-type="float">
            <text:p>63</text:p>
          </table:table-cell>
          <table:table-cell table:formula="of:=[.L10]" office:value-type="float" office:value="0.0012033605" calcext:value-type="float">
            <text:p>0.0012033605</text:p>
          </table:table-cell>
          <table:table-cell table:formula="of:=[.N10]" office:value-type="float" office:value="270" calcext:value-type="float">
            <text:p>270</text:p>
          </table:table-cell>
          <table:table-cell table:formula="of:=[.P10]" office:value-type="float" office:value="0.0013061593" calcext:value-type="float">
            <text:p>0.0013061593</text:p>
          </table:table-cell>
          <table:table-cell table:formula="of:=[.R10]"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8013105" calcext:value-type="float">
            <text:p>0.0018013105</text:p>
          </table:table-cell>
          <table:table-cell table:formula="of:= (LEN([.C11]) - LEN(SUBSTITUTE([.C11]; &quot;C&quot;; &quot;&quot;))) + [.$A$4] * (LEN([.C11]) - LEN(SUBSTITUTE([.C11]; &quot;G&quot;; &quot;&quot;)))" office:value-type="float" office:value="40" calcext:value-type="float">
            <text:p>40</text:p>
          </table:table-cell>
          <table:table-cell table:formula="of:=SUM([.E$2:.E11])" office:value-type="float" office:value="400" calcext:value-type="float">
            <text:p>4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1]) - LEN(SUBSTITUTE([.G11]; &quot;C&quot;; &quot;&quot;))) + [.$A$4] * (LEN([.G11]) - LEN(SUBSTITUTE([.G11]; &quot;G&quot;; &quot;&quot;)))" office:value-type="float" office:value="1" calcext:value-type="float">
            <text:p>1</text:p>
          </table:table-cell>
          <table:table-cell table:formula="of:=SUM([.I$2:.I11])" office:value-type="float" office:value="64" calcext:value-type="float">
            <text:p>64</text:p>
          </table:table-cell>
          <table:table-cell office:value-type="string" calcext:value-type="string">
            <text:p>CGCGCGCGCGCG</text:p>
          </table:table-cell>
          <table:table-cell office:value-type="float" office:value="0.0009142839" calcext:value-type="float">
            <text:p>0.0009142839</text:p>
          </table:table-cell>
          <table:table-cell table:formula="of:= (LEN([.K11]) - LEN(SUBSTITUTE([.K11]; &quot;C&quot;; &quot;&quot;))) + [.$A$4] * (LEN([.K11]) - LEN(SUBSTITUTE([.K11]; &quot;G&quot;; &quot;&quot;)))" office:value-type="float" office:value="36" calcext:value-type="float">
            <text:p>36</text:p>
          </table:table-cell>
          <table:table-cell table:formula="of:=SUM([.M$2:.M11])" office:value-type="float" office:value="306" calcext:value-type="float">
            <text:p>306</text:p>
          </table:table-cell>
          <table:table-cell office:value-type="string" calcext:value-type="string">
            <text:p>CGCGCGCGGC</text:p>
          </table:table-cell>
          <table:table-cell office:value-type="float" office:value="0.0012033605" calcext:value-type="float">
            <text:p>0.0012033605</text:p>
          </table:table-cell>
          <table:table-cell table:formula="of:= (LEN([.O11]) - LEN(SUBSTITUTE([.O11]; &quot;C&quot;; &quot;&quot;))) + [.$A$4] * (LEN([.O11]) - LEN(SUBSTITUTE([.O11]; &quot;G&quot;; &quot;&quot;)))" office:value-type="float" office:value="30" calcext:value-type="float">
            <text:p>30</text:p>
          </table:table-cell>
          <table:table-cell table:formula="of:=SUM([.Q$2:.Q11])" office:value-type="float" office:value="276" calcext:value-type="float">
            <text:p>276</text:p>
          </table:table-cell>
          <table:table-cell/>
          <table:table-cell table:formula="of:=[.D11]" office:value-type="float" office:value="0.0018013105" calcext:value-type="float">
            <text:p>0.0018013105</text:p>
          </table:table-cell>
          <table:table-cell table:formula="of:=[.F11]" office:value-type="float" office:value="400" calcext:value-type="float">
            <text:p>400</text:p>
          </table:table-cell>
          <table:table-cell table:formula="of:=[.H11]" office:value-type="float" office:value="0.019139273" calcext:value-type="float">
            <text:p>0.019139273</text:p>
          </table:table-cell>
          <table:table-cell table:formula="of:=[.J11]" office:value-type="float" office:value="64" calcext:value-type="float">
            <text:p>64</text:p>
          </table:table-cell>
          <table:table-cell table:formula="of:=[.L11]" office:value-type="float" office:value="0.0009142839" calcext:value-type="float">
            <text:p>0.0009142839</text:p>
          </table:table-cell>
          <table:table-cell table:formula="of:=[.N11]" office:value-type="float" office:value="306" calcext:value-type="float">
            <text:p>306</text:p>
          </table:table-cell>
          <table:table-cell table:formula="of:=[.P11]" office:value-type="float" office:value="0.0012033605" calcext:value-type="float">
            <text:p>0.0012033605</text:p>
          </table:table-cell>
          <table:table-cell table:formula="of:=[.R11]"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7178842" calcext:value-type="float">
            <text:p>0.0017178842</text:p>
          </table:table-cell>
          <table:table-cell table:formula="of:= (LEN([.C12]) - LEN(SUBSTITUTE([.C12]; &quot;C&quot;; &quot;&quot;))) + [.$A$4] * (LEN([.C12]) - LEN(SUBSTITUTE([.C12]; &quot;G&quot;; &quot;&quot;)))" office:value-type="float" office:value="40" calcext:value-type="float">
            <text:p>40</text:p>
          </table:table-cell>
          <table:table-cell table:formula="of:=SUM([.E$2:.E12])"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2]) - LEN(SUBSTITUTE([.G12]; &quot;C&quot;; &quot;&quot;))) + [.$A$4] * (LEN([.G12]) - LEN(SUBSTITUTE([.G12]; &quot;G&quot;; &quot;&quot;)))" office:value-type="float" office:value="1" calcext:value-type="float">
            <text:p>1</text:p>
          </table:table-cell>
          <table:table-cell table:formula="of:=SUM([.I$2:.I12])" office:value-type="float" office:value="65" calcext:value-type="float">
            <text:p>65</text:p>
          </table:table-cell>
          <table:table-cell office:value-type="string" calcext:value-type="string">
            <text:p>CGCGCGCGCGCG</text:p>
          </table:table-cell>
          <table:table-cell office:value-type="float" office:value="0.00076681894" calcext:value-type="float">
            <text:p>0.00076681894</text:p>
          </table:table-cell>
          <table:table-cell table:formula="of:= (LEN([.K12]) - LEN(SUBSTITUTE([.K12]; &quot;C&quot;; &quot;&quot;))) + [.$A$4] * (LEN([.K12]) - LEN(SUBSTITUTE([.K12]; &quot;G&quot;; &quot;&quot;)))" office:value-type="float" office:value="36" calcext:value-type="float">
            <text:p>36</text:p>
          </table:table-cell>
          <table:table-cell table:formula="of:=SUM([.M$2:.M12])" office:value-type="float" office:value="342" calcext:value-type="float">
            <text:p>342</text:p>
          </table:table-cell>
          <table:table-cell office:value-type="string" calcext:value-type="string">
            <text:p>CGCGCGCGCGGC</text:p>
          </table:table-cell>
          <table:table-cell office:value-type="float" office:value="0.0009142839" calcext:value-type="float">
            <text:p>0.0009142839</text:p>
          </table:table-cell>
          <table:table-cell table:formula="of:= (LEN([.O12]) - LEN(SUBSTITUTE([.O12]; &quot;C&quot;; &quot;&quot;))) + [.$A$4] * (LEN([.O12]) - LEN(SUBSTITUTE([.O12]; &quot;G&quot;; &quot;&quot;)))" office:value-type="float" office:value="36" calcext:value-type="float">
            <text:p>36</text:p>
          </table:table-cell>
          <table:table-cell table:formula="of:=SUM([.Q$2:.Q12])" office:value-type="float" office:value="312" calcext:value-type="float">
            <text:p>312</text:p>
          </table:table-cell>
          <table:table-cell/>
          <table:table-cell table:formula="of:=[.D12]" office:value-type="float" office:value="0.0017178842" calcext:value-type="float">
            <text:p>0.0017178842</text:p>
          </table:table-cell>
          <table:table-cell table:formula="of:=[.F12]" office:value-type="float" office:value="440" calcext:value-type="float">
            <text:p>440</text:p>
          </table:table-cell>
          <table:table-cell table:formula="of:=[.H12]" office:value-type="float" office:value="0.019139273" calcext:value-type="float">
            <text:p>0.019139273</text:p>
          </table:table-cell>
          <table:table-cell table:formula="of:=[.J12]" office:value-type="float" office:value="65" calcext:value-type="float">
            <text:p>65</text:p>
          </table:table-cell>
          <table:table-cell table:formula="of:=[.L12]" office:value-type="float" office:value="0.00076681894" calcext:value-type="float">
            <text:p>0.00076681894</text:p>
          </table:table-cell>
          <table:table-cell table:formula="of:=[.N12]" office:value-type="float" office:value="342" calcext:value-type="float">
            <text:p>342</text:p>
          </table:table-cell>
          <table:table-cell table:formula="of:=[.P12]" office:value-type="float" office:value="0.0009142839" calcext:value-type="float">
            <text:p>0.0009142839</text:p>
          </table:table-cell>
          <table:table-cell table:formula="of:=[.R12]"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971817" calcext:value-type="float">
            <text:p>0.0015971817</text:p>
          </table:table-cell>
          <table:table-cell table:formula="of:= (LEN([.C13]) - LEN(SUBSTITUTE([.C13]; &quot;C&quot;; &quot;&quot;))) + [.$A$4] * (LEN([.C13]) - LEN(SUBSTITUTE([.C13]; &quot;G&quot;; &quot;&quot;)))" office:value-type="float" office:value="40" calcext:value-type="float">
            <text:p>40</text:p>
          </table:table-cell>
          <table:table-cell table:formula="of:=SUM([.E$2:.E13])"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3]) - LEN(SUBSTITUTE([.G13]; &quot;C&quot;; &quot;&quot;))) + [.$A$4] * (LEN([.G13]) - LEN(SUBSTITUTE([.G13]; &quot;G&quot;; &quot;&quot;)))" office:value-type="float" office:value="1" calcext:value-type="float">
            <text:p>1</text:p>
          </table:table-cell>
          <table:table-cell table:formula="of:=SUM([.I$2:.I13])" office:value-type="float" office:value="66" calcext:value-type="float">
            <text:p>66</text:p>
          </table:table-cell>
          <table:table-cell office:value-type="string" calcext:value-type="string">
            <text:p>CGCGCGCGCGCG</text:p>
          </table:table-cell>
          <table:table-cell office:value-type="float" office:value="0.0006676066" calcext:value-type="float">
            <text:p>0.0006676066</text:p>
          </table:table-cell>
          <table:table-cell table:formula="of:= (LEN([.K13]) - LEN(SUBSTITUTE([.K13]; &quot;C&quot;; &quot;&quot;))) + [.$A$4] * (LEN([.K13]) - LEN(SUBSTITUTE([.K13]; &quot;G&quot;; &quot;&quot;)))" office:value-type="float" office:value="36" calcext:value-type="float">
            <text:p>36</text:p>
          </table:table-cell>
          <table:table-cell table:formula="of:=SUM([.M$2:.M13])" office:value-type="float" office:value="378" calcext:value-type="float">
            <text:p>378</text:p>
          </table:table-cell>
          <table:table-cell office:value-type="string" calcext:value-type="string">
            <text:p>CGCGCGCGCGGC</text:p>
          </table:table-cell>
          <table:table-cell office:value-type="float" office:value="0.00076681894" calcext:value-type="float">
            <text:p>0.00076681894</text:p>
          </table:table-cell>
          <table:table-cell table:formula="of:= (LEN([.O13]) - LEN(SUBSTITUTE([.O13]; &quot;C&quot;; &quot;&quot;))) + [.$A$4] * (LEN([.O13]) - LEN(SUBSTITUTE([.O13]; &quot;G&quot;; &quot;&quot;)))" office:value-type="float" office:value="36" calcext:value-type="float">
            <text:p>36</text:p>
          </table:table-cell>
          <table:table-cell table:formula="of:=SUM([.Q$2:.Q13])" office:value-type="float" office:value="348" calcext:value-type="float">
            <text:p>348</text:p>
          </table:table-cell>
          <table:table-cell/>
          <table:table-cell table:formula="of:=[.D13]" office:value-type="float" office:value="0.0015971817" calcext:value-type="float">
            <text:p>0.0015971817</text:p>
          </table:table-cell>
          <table:table-cell table:formula="of:=[.F13]" office:value-type="float" office:value="480" calcext:value-type="float">
            <text:p>480</text:p>
          </table:table-cell>
          <table:table-cell table:formula="of:=[.H13]" office:value-type="float" office:value="0.019139273" calcext:value-type="float">
            <text:p>0.019139273</text:p>
          </table:table-cell>
          <table:table-cell table:formula="of:=[.J13]" office:value-type="float" office:value="66" calcext:value-type="float">
            <text:p>66</text:p>
          </table:table-cell>
          <table:table-cell table:formula="of:=[.L13]" office:value-type="float" office:value="0.0006676066" calcext:value-type="float">
            <text:p>0.0006676066</text:p>
          </table:table-cell>
          <table:table-cell table:formula="of:=[.N13]" office:value-type="float" office:value="378" calcext:value-type="float">
            <text:p>378</text:p>
          </table:table-cell>
          <table:table-cell table:formula="of:=[.P13]" office:value-type="float" office:value="0.00076681894" calcext:value-type="float">
            <text:p>0.00076681894</text:p>
          </table:table-cell>
          <table:table-cell table:formula="of:=[.R13]"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624268" calcext:value-type="float">
            <text:p>0.0015624268</text:p>
          </table:table-cell>
          <table:table-cell table:formula="of:= (LEN([.C14]) - LEN(SUBSTITUTE([.C14]; &quot;C&quot;; &quot;&quot;))) + [.$A$4] * (LEN([.C14]) - LEN(SUBSTITUTE([.C14]; &quot;G&quot;; &quot;&quot;)))" office:value-type="float" office:value="40" calcext:value-type="float">
            <text:p>40</text:p>
          </table:table-cell>
          <table:table-cell table:formula="of:=SUM([.E$2:.E14])"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4]) - LEN(SUBSTITUTE([.G14]; &quot;C&quot;; &quot;&quot;))) + [.$A$4] * (LEN([.G14]) - LEN(SUBSTITUTE([.G14]; &quot;G&quot;; &quot;&quot;)))" office:value-type="float" office:value="1" calcext:value-type="float">
            <text:p>1</text:p>
          </table:table-cell>
          <table:table-cell table:formula="of:=SUM([.I$2:.I14])" office:value-type="float" office:value="67" calcext:value-type="float">
            <text:p>67</text:p>
          </table:table-cell>
          <table:table-cell office:value-type="string" calcext:value-type="string">
            <text:p>CGCGCGCGCGCG</text:p>
          </table:table-cell>
          <table:table-cell office:value-type="float" office:value="0.00059213367" calcext:value-type="float">
            <text:p>0.00059213367</text:p>
          </table:table-cell>
          <table:table-cell table:formula="of:= (LEN([.K14]) - LEN(SUBSTITUTE([.K14]; &quot;C&quot;; &quot;&quot;))) + [.$A$4] * (LEN([.K14]) - LEN(SUBSTITUTE([.K14]; &quot;G&quot;; &quot;&quot;)))" office:value-type="float" office:value="36" calcext:value-type="float">
            <text:p>36</text:p>
          </table:table-cell>
          <table:table-cell table:formula="of:=SUM([.M$2:.M14])" office:value-type="float" office:value="414" calcext:value-type="float">
            <text:p>414</text:p>
          </table:table-cell>
          <table:table-cell office:value-type="string" calcext:value-type="string">
            <text:p>CGCGCGCGCGGC</text:p>
          </table:table-cell>
          <table:table-cell office:value-type="float" office:value="0.0006676066" calcext:value-type="float">
            <text:p>0.0006676066</text:p>
          </table:table-cell>
          <table:table-cell table:formula="of:= (LEN([.O14]) - LEN(SUBSTITUTE([.O14]; &quot;C&quot;; &quot;&quot;))) + [.$A$4] * (LEN([.O14]) - LEN(SUBSTITUTE([.O14]; &quot;G&quot;; &quot;&quot;)))" office:value-type="float" office:value="36" calcext:value-type="float">
            <text:p>36</text:p>
          </table:table-cell>
          <table:table-cell table:formula="of:=SUM([.Q$2:.Q14])" office:value-type="float" office:value="384" calcext:value-type="float">
            <text:p>384</text:p>
          </table:table-cell>
          <table:table-cell/>
          <table:table-cell table:formula="of:=[.D14]" office:value-type="float" office:value="0.0015624268" calcext:value-type="float">
            <text:p>0.0015624268</text:p>
          </table:table-cell>
          <table:table-cell table:formula="of:=[.F14]" office:value-type="float" office:value="520" calcext:value-type="float">
            <text:p>520</text:p>
          </table:table-cell>
          <table:table-cell table:formula="of:=[.H14]" office:value-type="float" office:value="0.019139273" calcext:value-type="float">
            <text:p>0.019139273</text:p>
          </table:table-cell>
          <table:table-cell table:formula="of:=[.J14]" office:value-type="float" office:value="67" calcext:value-type="float">
            <text:p>67</text:p>
          </table:table-cell>
          <table:table-cell table:formula="of:=[.L14]" office:value-type="float" office:value="0.00059213367" calcext:value-type="float">
            <text:p>0.00059213367</text:p>
          </table:table-cell>
          <table:table-cell table:formula="of:=[.N14]" office:value-type="float" office:value="414" calcext:value-type="float">
            <text:p>414</text:p>
          </table:table-cell>
          <table:table-cell table:formula="of:=[.P14]" office:value-type="float" office:value="0.0006676066" calcext:value-type="float">
            <text:p>0.0006676066</text:p>
          </table:table-cell>
          <table:table-cell table:formula="of:=[.R14]"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498349" calcext:value-type="float">
            <text:p>0.0015498349</text:p>
          </table:table-cell>
          <table:table-cell table:formula="of:= (LEN([.C15]) - LEN(SUBSTITUTE([.C15]; &quot;C&quot;; &quot;&quot;))) + [.$A$4] * (LEN([.C15]) - LEN(SUBSTITUTE([.C15]; &quot;G&quot;; &quot;&quot;)))" office:value-type="float" office:value="40" calcext:value-type="float">
            <text:p>40</text:p>
          </table:table-cell>
          <table:table-cell table:formula="of:=SUM([.E$2:.E15])"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5]) - LEN(SUBSTITUTE([.G15]; &quot;C&quot;; &quot;&quot;))) + [.$A$4] * (LEN([.G15]) - LEN(SUBSTITUTE([.G15]; &quot;G&quot;; &quot;&quot;)))" office:value-type="float" office:value="1" calcext:value-type="float">
            <text:p>1</text:p>
          </table:table-cell>
          <table:table-cell table:formula="of:=SUM([.I$2:.I15])" office:value-type="float" office:value="68" calcext:value-type="float">
            <text:p>68</text:p>
          </table:table-cell>
          <table:table-cell office:value-type="string" calcext:value-type="string">
            <text:p>CGCGCGCGCGCGCG</text:p>
          </table:table-cell>
          <table:table-cell office:value-type="float" office:value="0.00038244872" calcext:value-type="float">
            <text:p>0.00038244872</text:p>
          </table:table-cell>
          <table:table-cell table:formula="of:= (LEN([.K15]) - LEN(SUBSTITUTE([.K15]; &quot;C&quot;; &quot;&quot;))) + [.$A$4] * (LEN([.K15]) - LEN(SUBSTITUTE([.K15]; &quot;G&quot;; &quot;&quot;)))" office:value-type="float" office:value="42" calcext:value-type="float">
            <text:p>42</text:p>
          </table:table-cell>
          <table:table-cell table:formula="of:=SUM([.M$2:.M15])" office:value-type="float" office:value="456" calcext:value-type="float">
            <text:p>456</text:p>
          </table:table-cell>
          <table:table-cell office:value-type="string" calcext:value-type="string">
            <text:p>CGCGCGCGCGGC</text:p>
          </table:table-cell>
          <table:table-cell office:value-type="float" office:value="0.00059213367" calcext:value-type="float">
            <text:p>0.00059213367</text:p>
          </table:table-cell>
          <table:table-cell table:formula="of:= (LEN([.O15]) - LEN(SUBSTITUTE([.O15]; &quot;C&quot;; &quot;&quot;))) + [.$A$4] * (LEN([.O15]) - LEN(SUBSTITUTE([.O15]; &quot;G&quot;; &quot;&quot;)))" office:value-type="float" office:value="36" calcext:value-type="float">
            <text:p>36</text:p>
          </table:table-cell>
          <table:table-cell table:formula="of:=SUM([.Q$2:.Q15])" office:value-type="float" office:value="420" calcext:value-type="float">
            <text:p>420</text:p>
          </table:table-cell>
          <table:table-cell/>
          <table:table-cell table:formula="of:=[.D15]" office:value-type="float" office:value="0.0015498349" calcext:value-type="float">
            <text:p>0.0015498349</text:p>
          </table:table-cell>
          <table:table-cell table:formula="of:=[.F15]" office:value-type="float" office:value="560" calcext:value-type="float">
            <text:p>560</text:p>
          </table:table-cell>
          <table:table-cell table:formula="of:=[.H15]" office:value-type="float" office:value="0.019139273" calcext:value-type="float">
            <text:p>0.019139273</text:p>
          </table:table-cell>
          <table:table-cell table:formula="of:=[.J15]" office:value-type="float" office:value="68" calcext:value-type="float">
            <text:p>68</text:p>
          </table:table-cell>
          <table:table-cell table:formula="of:=[.L15]" office:value-type="float" office:value="0.00038244872" calcext:value-type="float">
            <text:p>0.00038244872</text:p>
          </table:table-cell>
          <table:table-cell table:formula="of:=[.N15]" office:value-type="float" office:value="456" calcext:value-type="float">
            <text:p>456</text:p>
          </table:table-cell>
          <table:table-cell table:formula="of:=[.P15]" office:value-type="float" office:value="0.00059213367" calcext:value-type="float">
            <text:p>0.00059213367</text:p>
          </table:table-cell>
          <table:table-cell table:formula="of:=[.R15]" office:value-type="float" office:value="420" calcext:value-type="float">
            <text:p>4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81707" calcext:value-type="float">
            <text:p>0.0015381707</text:p>
          </table:table-cell>
          <table:table-cell table:formula="of:= (LEN([.C16]) - LEN(SUBSTITUTE([.C16]; &quot;C&quot;; &quot;&quot;))) + [.$A$4] * (LEN([.C16]) - LEN(SUBSTITUTE([.C16]; &quot;G&quot;; &quot;&quot;)))" office:value-type="float" office:value="40" calcext:value-type="float">
            <text:p>40</text:p>
          </table:table-cell>
          <table:table-cell table:formula="of:=SUM([.E$2:.E16])"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6]) - LEN(SUBSTITUTE([.G16]; &quot;C&quot;; &quot;&quot;))) + [.$A$4] * (LEN([.G16]) - LEN(SUBSTITUTE([.G16]; &quot;G&quot;; &quot;&quot;)))" office:value-type="float" office:value="1" calcext:value-type="float">
            <text:p>1</text:p>
          </table:table-cell>
          <table:table-cell table:formula="of:=SUM([.I$2:.I16])" office:value-type="float" office:value="69" calcext:value-type="float">
            <text:p>69</text:p>
          </table:table-cell>
          <table:table-cell office:value-type="string" calcext:value-type="string">
            <text:p>CGCGCGCGCGCGCG</text:p>
          </table:table-cell>
          <table:table-cell office:value-type="float" office:value="0.00026804724" calcext:value-type="float">
            <text:p>0.00026804724</text:p>
          </table:table-cell>
          <table:table-cell table:formula="of:= (LEN([.K16]) - LEN(SUBSTITUTE([.K16]; &quot;C&quot;; &quot;&quot;))) + [.$A$4] * (LEN([.K16]) - LEN(SUBSTITUTE([.K16]; &quot;G&quot;; &quot;&quot;)))" office:value-type="float" office:value="42" calcext:value-type="float">
            <text:p>42</text:p>
          </table:table-cell>
          <table:table-cell table:formula="of:=SUM([.M$2:.M16])" office:value-type="float" office:value="498" calcext:value-type="float">
            <text:p>498</text:p>
          </table:table-cell>
          <table:table-cell office:value-type="string" calcext:value-type="string">
            <text:p>CGCGCGCGCGCGGC</text:p>
          </table:table-cell>
          <table:table-cell office:value-type="float" office:value="0.00038244872" calcext:value-type="float">
            <text:p>0.00038244872</text:p>
          </table:table-cell>
          <table:table-cell table:formula="of:= (LEN([.O16]) - LEN(SUBSTITUTE([.O16]; &quot;C&quot;; &quot;&quot;))) + [.$A$4] * (LEN([.O16]) - LEN(SUBSTITUTE([.O16]; &quot;G&quot;; &quot;&quot;)))" office:value-type="float" office:value="42" calcext:value-type="float">
            <text:p>42</text:p>
          </table:table-cell>
          <table:table-cell table:formula="of:=SUM([.Q$2:.Q16])" office:value-type="float" office:value="462" calcext:value-type="float">
            <text:p>462</text:p>
          </table:table-cell>
          <table:table-cell/>
          <table:table-cell table:formula="of:=[.D16]" office:value-type="float" office:value="0.0015381707" calcext:value-type="float">
            <text:p>0.0015381707</text:p>
          </table:table-cell>
          <table:table-cell table:formula="of:=[.F16]" office:value-type="float" office:value="600" calcext:value-type="float">
            <text:p>600</text:p>
          </table:table-cell>
          <table:table-cell table:formula="of:=[.H16]" office:value-type="float" office:value="0.019139273" calcext:value-type="float">
            <text:p>0.019139273</text:p>
          </table:table-cell>
          <table:table-cell table:formula="of:=[.J16]" office:value-type="float" office:value="69" calcext:value-type="float">
            <text:p>69</text:p>
          </table:table-cell>
          <table:table-cell table:formula="of:=[.L16]" office:value-type="float" office:value="0.00026804724" calcext:value-type="float">
            <text:p>0.00026804724</text:p>
          </table:table-cell>
          <table:table-cell table:formula="of:=[.N16]" office:value-type="float" office:value="498" calcext:value-type="float">
            <text:p>498</text:p>
          </table:table-cell>
          <table:table-cell table:formula="of:=[.P16]" office:value-type="float" office:value="0.00038244872" calcext:value-type="float">
            <text:p>0.00038244872</text:p>
          </table:table-cell>
          <table:table-cell table:formula="of:=[.R16]" office:value-type="float" office:value="462" calcext:value-type="float">
            <text:p>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5393" calcext:value-type="float">
            <text:p>0.001535393</text:p>
          </table:table-cell>
          <table:table-cell table:formula="of:= (LEN([.C17]) - LEN(SUBSTITUTE([.C17]; &quot;C&quot;; &quot;&quot;))) + [.$A$4] * (LEN([.C17]) - LEN(SUBSTITUTE([.C17]; &quot;G&quot;; &quot;&quot;)))" office:value-type="float" office:value="40" calcext:value-type="float">
            <text:p>40</text:p>
          </table:table-cell>
          <table:table-cell table:formula="of:=SUM([.E$2:.E17])"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7]) - LEN(SUBSTITUTE([.G17]; &quot;C&quot;; &quot;&quot;))) + [.$A$4] * (LEN([.G17]) - LEN(SUBSTITUTE([.G17]; &quot;G&quot;; &quot;&quot;)))" office:value-type="float" office:value="1" calcext:value-type="float">
            <text:p>1</text:p>
          </table:table-cell>
          <table:table-cell table:formula="of:=SUM([.I$2:.I17])" office:value-type="float" office:value="70" calcext:value-type="float">
            <text:p>70</text:p>
          </table:table-cell>
          <table:table-cell office:value-type="string" calcext:value-type="string">
            <text:p>CGCGCGCGCGCGCG</text:p>
          </table:table-cell>
          <table:table-cell office:value-type="float" office:value="0.0001949879" calcext:value-type="float">
            <text:p>0.0001949879</text:p>
          </table:table-cell>
          <table:table-cell table:formula="of:= (LEN([.K17]) - LEN(SUBSTITUTE([.K17]; &quot;C&quot;; &quot;&quot;))) + [.$A$4] * (LEN([.K17]) - LEN(SUBSTITUTE([.K17]; &quot;G&quot;; &quot;&quot;)))" office:value-type="float" office:value="42" calcext:value-type="float">
            <text:p>42</text:p>
          </table:table-cell>
          <table:table-cell table:formula="of:=SUM([.M$2:.M17])" office:value-type="float" office:value="540" calcext:value-type="float">
            <text:p>540</text:p>
          </table:table-cell>
          <table:table-cell office:value-type="string" calcext:value-type="string">
            <text:p>CGCGCGCGCGCGGC</text:p>
          </table:table-cell>
          <table:table-cell office:value-type="float" office:value="0.00026804724" calcext:value-type="float">
            <text:p>0.00026804724</text:p>
          </table:table-cell>
          <table:table-cell table:formula="of:= (LEN([.O17]) - LEN(SUBSTITUTE([.O17]; &quot;C&quot;; &quot;&quot;))) + [.$A$4] * (LEN([.O17]) - LEN(SUBSTITUTE([.O17]; &quot;G&quot;; &quot;&quot;)))" office:value-type="float" office:value="42" calcext:value-type="float">
            <text:p>42</text:p>
          </table:table-cell>
          <table:table-cell table:formula="of:=SUM([.Q$2:.Q17])" office:value-type="float" office:value="504" calcext:value-type="float">
            <text:p>504</text:p>
          </table:table-cell>
          <table:table-cell/>
          <table:table-cell table:formula="of:=[.D17]" office:value-type="float" office:value="0.001535393" calcext:value-type="float">
            <text:p>0.001535393</text:p>
          </table:table-cell>
          <table:table-cell table:formula="of:=[.F17]" office:value-type="float" office:value="640" calcext:value-type="float">
            <text:p>640</text:p>
          </table:table-cell>
          <table:table-cell table:formula="of:=[.H17]" office:value-type="float" office:value="0.019139273" calcext:value-type="float">
            <text:p>0.019139273</text:p>
          </table:table-cell>
          <table:table-cell table:formula="of:=[.J17]" office:value-type="float" office:value="70" calcext:value-type="float">
            <text:p>70</text:p>
          </table:table-cell>
          <table:table-cell table:formula="of:=[.L17]" office:value-type="float" office:value="0.0001949879" calcext:value-type="float">
            <text:p>0.0001949879</text:p>
          </table:table-cell>
          <table:table-cell table:formula="of:=[.N17]" office:value-type="float" office:value="540" calcext:value-type="float">
            <text:p>540</text:p>
          </table:table-cell>
          <table:table-cell table:formula="of:=[.P17]" office:value-type="float" office:value="0.00026804724" calcext:value-type="float">
            <text:p>0.00026804724</text:p>
          </table:table-cell>
          <table:table-cell table:formula="of:=[.R17]" office:value-type="float" office:value="504" calcext:value-type="float">
            <text:p>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19363" calcext:value-type="float">
            <text:p>0.0015319363</text:p>
          </table:table-cell>
          <table:table-cell table:formula="of:= (LEN([.C18]) - LEN(SUBSTITUTE([.C18]; &quot;C&quot;; &quot;&quot;))) + [.$A$4] * (LEN([.C18]) - LEN(SUBSTITUTE([.C18]; &quot;G&quot;; &quot;&quot;)))" office:value-type="float" office:value="40" calcext:value-type="float">
            <text:p>40</text:p>
          </table:table-cell>
          <table:table-cell table:formula="of:=SUM([.E$2:.E18])"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8]) - LEN(SUBSTITUTE([.G18]; &quot;C&quot;; &quot;&quot;))) + [.$A$4] * (LEN([.G18]) - LEN(SUBSTITUTE([.G18]; &quot;G&quot;; &quot;&quot;)))" office:value-type="float" office:value="1" calcext:value-type="float">
            <text:p>1</text:p>
          </table:table-cell>
          <table:table-cell table:formula="of:=SUM([.I$2:.I18])" office:value-type="float" office:value="71" calcext:value-type="float">
            <text:p>71</text:p>
          </table:table-cell>
          <table:table-cell office:value-type="string" calcext:value-type="string">
            <text:p>CGCGCGCGCGCGCG</text:p>
          </table:table-cell>
          <table:table-cell office:value-type="float" office:value="0.00014712811" calcext:value-type="float">
            <text:p>0.00014712811</text:p>
          </table:table-cell>
          <table:table-cell table:formula="of:= (LEN([.K18]) - LEN(SUBSTITUTE([.K18]; &quot;C&quot;; &quot;&quot;))) + [.$A$4] * (LEN([.K18]) - LEN(SUBSTITUTE([.K18]; &quot;G&quot;; &quot;&quot;)))" office:value-type="float" office:value="42" calcext:value-type="float">
            <text:p>42</text:p>
          </table:table-cell>
          <table:table-cell table:formula="of:=SUM([.M$2:.M18])" office:value-type="float" office:value="582" calcext:value-type="float">
            <text:p>582</text:p>
          </table:table-cell>
          <table:table-cell office:value-type="string" calcext:value-type="string">
            <text:p>CGCGCGCGCGCGGC</text:p>
          </table:table-cell>
          <table:table-cell office:value-type="float" office:value="0.0001949879" calcext:value-type="float">
            <text:p>0.0001949879</text:p>
          </table:table-cell>
          <table:table-cell table:formula="of:= (LEN([.O18]) - LEN(SUBSTITUTE([.O18]; &quot;C&quot;; &quot;&quot;))) + [.$A$4] * (LEN([.O18]) - LEN(SUBSTITUTE([.O18]; &quot;G&quot;; &quot;&quot;)))" office:value-type="float" office:value="42" calcext:value-type="float">
            <text:p>42</text:p>
          </table:table-cell>
          <table:table-cell table:formula="of:=SUM([.Q$2:.Q18])" office:value-type="float" office:value="546" calcext:value-type="float">
            <text:p>546</text:p>
          </table:table-cell>
          <table:table-cell/>
          <table:table-cell table:formula="of:=[.D18]" office:value-type="float" office:value="0.0015319363" calcext:value-type="float">
            <text:p>0.0015319363</text:p>
          </table:table-cell>
          <table:table-cell table:formula="of:=[.F18]" office:value-type="float" office:value="680" calcext:value-type="float">
            <text:p>680</text:p>
          </table:table-cell>
          <table:table-cell table:formula="of:=[.H18]" office:value-type="float" office:value="0.019139273" calcext:value-type="float">
            <text:p>0.019139273</text:p>
          </table:table-cell>
          <table:table-cell table:formula="of:=[.J18]" office:value-type="float" office:value="71" calcext:value-type="float">
            <text:p>71</text:p>
          </table:table-cell>
          <table:table-cell table:formula="of:=[.L18]" office:value-type="float" office:value="0.00014712811" calcext:value-type="float">
            <text:p>0.00014712811</text:p>
          </table:table-cell>
          <table:table-cell table:formula="of:=[.N18]" office:value-type="float" office:value="582" calcext:value-type="float">
            <text:p>582</text:p>
          </table:table-cell>
          <table:table-cell table:formula="of:=[.P18]" office:value-type="float" office:value="0.0001949879" calcext:value-type="float">
            <text:p>0.0001949879</text:p>
          </table:table-cell>
          <table:table-cell table:formula="of:=[.R18]" office:value-type="float" office:value="546" calcext:value-type="float">
            <text:p>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319363" calcext:value-type="float">
            <text:p>0.0015319363</text:p>
          </table:table-cell>
          <table:table-cell table:formula="of:= (LEN([.C19]) - LEN(SUBSTITUTE([.C19]; &quot;C&quot;; &quot;&quot;))) + [.$A$4] * (LEN([.C19]) - LEN(SUBSTITUTE([.C19]; &quot;G&quot;; &quot;&quot;)))" office:value-type="float" office:value="40" calcext:value-type="float">
            <text:p>40</text:p>
          </table:table-cell>
          <table:table-cell table:formula="of:=SUM([.E$2:.E19])"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19]) - LEN(SUBSTITUTE([.G19]; &quot;C&quot;; &quot;&quot;))) + [.$A$4] * (LEN([.G19]) - LEN(SUBSTITUTE([.G19]; &quot;G&quot;; &quot;&quot;)))" office:value-type="float" office:value="1" calcext:value-type="float">
            <text:p>1</text:p>
          </table:table-cell>
          <table:table-cell table:formula="of:=SUM([.I$2:.I19])" office:value-type="float" office:value="72" calcext:value-type="float">
            <text:p>72</text:p>
          </table:table-cell>
          <table:table-cell office:value-type="string" calcext:value-type="string">
            <text:p>CGCGCGCGCGCG</text:p>
          </table:table-cell>
          <table:table-cell office:value-type="float" office:value="0.0001360638" calcext:value-type="float">
            <text:p>0.0001360638</text:p>
          </table:table-cell>
          <table:table-cell table:formula="of:= (LEN([.K19]) - LEN(SUBSTITUTE([.K19]; &quot;C&quot;; &quot;&quot;))) + [.$A$4] * (LEN([.K19]) - LEN(SUBSTITUTE([.K19]; &quot;G&quot;; &quot;&quot;)))" office:value-type="float" office:value="36" calcext:value-type="float">
            <text:p>36</text:p>
          </table:table-cell>
          <table:table-cell table:formula="of:=SUM([.M$2:.M19])" office:value-type="float" office:value="618" calcext:value-type="float">
            <text:p>618</text:p>
          </table:table-cell>
          <table:table-cell office:value-type="string" calcext:value-type="string">
            <text:p>CGCGCGCGCGCGGC</text:p>
          </table:table-cell>
          <table:table-cell office:value-type="float" office:value="0.00014712811" calcext:value-type="float">
            <text:p>0.00014712811</text:p>
          </table:table-cell>
          <table:table-cell table:formula="of:= (LEN([.O19]) - LEN(SUBSTITUTE([.O19]; &quot;C&quot;; &quot;&quot;))) + [.$A$4] * (LEN([.O19]) - LEN(SUBSTITUTE([.O19]; &quot;G&quot;; &quot;&quot;)))" office:value-type="float" office:value="42" calcext:value-type="float">
            <text:p>42</text:p>
          </table:table-cell>
          <table:table-cell table:formula="of:=SUM([.Q$2:.Q19])" office:value-type="float" office:value="588" calcext:value-type="float">
            <text:p>588</text:p>
          </table:table-cell>
          <table:table-cell/>
          <table:table-cell table:formula="of:=[.D19]" office:value-type="float" office:value="0.0015319363" calcext:value-type="float">
            <text:p>0.0015319363</text:p>
          </table:table-cell>
          <table:table-cell table:formula="of:=[.F19]" office:value-type="float" office:value="720" calcext:value-type="float">
            <text:p>720</text:p>
          </table:table-cell>
          <table:table-cell table:formula="of:=[.H19]" office:value-type="float" office:value="0.019139273" calcext:value-type="float">
            <text:p>0.019139273</text:p>
          </table:table-cell>
          <table:table-cell table:formula="of:=[.J19]" office:value-type="float" office:value="72" calcext:value-type="float">
            <text:p>72</text:p>
          </table:table-cell>
          <table:table-cell table:formula="of:=[.L19]" office:value-type="float" office:value="0.0001360638" calcext:value-type="float">
            <text:p>0.0001360638</text:p>
          </table:table-cell>
          <table:table-cell table:formula="of:=[.N19]" office:value-type="float" office:value="618" calcext:value-type="float">
            <text:p>618</text:p>
          </table:table-cell>
          <table:table-cell table:formula="of:=[.P19]" office:value-type="float" office:value="0.00014712811" calcext:value-type="float">
            <text:p>0.00014712811</text:p>
          </table:table-cell>
          <table:table-cell table:formula="of:=[.R19]" office:value-type="float" office:value="588" calcext:value-type="float">
            <text:p>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99947" calcext:value-type="float">
            <text:p>0.0015299947</text:p>
          </table:table-cell>
          <table:table-cell table:formula="of:= (LEN([.C20]) - LEN(SUBSTITUTE([.C20]; &quot;C&quot;; &quot;&quot;))) + [.$A$4] * (LEN([.C20]) - LEN(SUBSTITUTE([.C20]; &quot;G&quot;; &quot;&quot;)))" office:value-type="float" office:value="40" calcext:value-type="float">
            <text:p>40</text:p>
          </table:table-cell>
          <table:table-cell table:formula="of:=SUM([.E$2:.E20])" office:value-type="float" office:value="760" calcext:value-type="float">
            <text:p>76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0]) - LEN(SUBSTITUTE([.G20]; &quot;C&quot;; &quot;&quot;))) + [.$A$4] * (LEN([.G20]) - LEN(SUBSTITUTE([.G20]; &quot;G&quot;; &quot;&quot;)))" office:value-type="float" office:value="1" calcext:value-type="float">
            <text:p>1</text:p>
          </table:table-cell>
          <table:table-cell table:formula="of:=SUM([.I$2:.I20])" office:value-type="float" office:value="73" calcext:value-type="float">
            <text:p>73</text:p>
          </table:table-cell>
          <table:table-cell office:value-type="string" calcext:value-type="string">
            <text:p>CGCGCGCGCGCGCG</text:p>
          </table:table-cell>
          <table:table-cell office:value-type="float" office:value="0.00010555685" calcext:value-type="float">
            <text:p>0.00010555685</text:p>
          </table:table-cell>
          <table:table-cell table:formula="of:= (LEN([.K20]) - LEN(SUBSTITUTE([.K20]; &quot;C&quot;; &quot;&quot;))) + [.$A$4] * (LEN([.K20]) - LEN(SUBSTITUTE([.K20]; &quot;G&quot;; &quot;&quot;)))" office:value-type="float" office:value="42" calcext:value-type="float">
            <text:p>42</text:p>
          </table:table-cell>
          <table:table-cell table:formula="of:=SUM([.M$2:.M20])" office:value-type="float" office:value="660" calcext:value-type="float">
            <text:p>660</text:p>
          </table:table-cell>
          <table:table-cell office:value-type="string" calcext:value-type="string">
            <text:p>CGCGCGCGCGGC</text:p>
          </table:table-cell>
          <table:table-cell office:value-type="float" office:value="0.0001360638" calcext:value-type="float">
            <text:p>0.0001360638</text:p>
          </table:table-cell>
          <table:table-cell table:formula="of:= (LEN([.O20]) - LEN(SUBSTITUTE([.O20]; &quot;C&quot;; &quot;&quot;))) + [.$A$4] * (LEN([.O20]) - LEN(SUBSTITUTE([.O20]; &quot;G&quot;; &quot;&quot;)))" office:value-type="float" office:value="36" calcext:value-type="float">
            <text:p>36</text:p>
          </table:table-cell>
          <table:table-cell table:formula="of:=SUM([.Q$2:.Q20])" office:value-type="float" office:value="624" calcext:value-type="float">
            <text:p>624</text:p>
          </table:table-cell>
          <table:table-cell/>
          <table:table-cell table:formula="of:=[.D20]" office:value-type="float" office:value="0.0015299947" calcext:value-type="float">
            <text:p>0.0015299947</text:p>
          </table:table-cell>
          <table:table-cell table:formula="of:=[.F20]" office:value-type="float" office:value="760" calcext:value-type="float">
            <text:p>760</text:p>
          </table:table-cell>
          <table:table-cell table:formula="of:=[.H20]" office:value-type="float" office:value="0.019139273" calcext:value-type="float">
            <text:p>0.019139273</text:p>
          </table:table-cell>
          <table:table-cell table:formula="of:=[.J20]" office:value-type="float" office:value="73" calcext:value-type="float">
            <text:p>73</text:p>
          </table:table-cell>
          <table:table-cell table:formula="of:=[.L20]" office:value-type="float" office:value="0.00010555685" calcext:value-type="float">
            <text:p>0.00010555685</text:p>
          </table:table-cell>
          <table:table-cell table:formula="of:=[.N20]" office:value-type="float" office:value="660" calcext:value-type="float">
            <text:p>660</text:p>
          </table:table-cell>
          <table:table-cell table:formula="of:=[.P20]" office:value-type="float" office:value="0.0001360638" calcext:value-type="float">
            <text:p>0.0001360638</text:p>
          </table:table-cell>
          <table:table-cell table:formula="of:=[.R20]"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91609" calcext:value-type="float">
            <text:p>0.0015291609</text:p>
          </table:table-cell>
          <table:table-cell table:formula="of:= (LEN([.C21]) - LEN(SUBSTITUTE([.C21]; &quot;C&quot;; &quot;&quot;))) + [.$A$4] * (LEN([.C21]) - LEN(SUBSTITUTE([.C21]; &quot;G&quot;; &quot;&quot;)))" office:value-type="float" office:value="40" calcext:value-type="float">
            <text:p>40</text:p>
          </table:table-cell>
          <table:table-cell table:formula="of:=SUM([.E$2:.E21])" office:value-type="float" office:value="800" calcext:value-type="float">
            <text:p>80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1]) - LEN(SUBSTITUTE([.G21]; &quot;C&quot;; &quot;&quot;))) + [.$A$4] * (LEN([.G21]) - LEN(SUBSTITUTE([.G21]; &quot;G&quot;; &quot;&quot;)))" office:value-type="float" office:value="1" calcext:value-type="float">
            <text:p>1</text:p>
          </table:table-cell>
          <table:table-cell table:formula="of:=SUM([.I$2:.I21])" office:value-type="float" office:value="74" calcext:value-type="float">
            <text:p>74</text:p>
          </table:table-cell>
          <table:table-cell office:value-type="string" calcext:value-type="string">
            <text:p>CGCGCGCGCG</text:p>
          </table:table-cell>
          <table:table-cell office:value-type="float" office:value="0.00010336589" calcext:value-type="float">
            <text:p>0.00010336589</text:p>
          </table:table-cell>
          <table:table-cell table:formula="of:= (LEN([.K21]) - LEN(SUBSTITUTE([.K21]; &quot;C&quot;; &quot;&quot;))) + [.$A$4] * (LEN([.K21]) - LEN(SUBSTITUTE([.K21]; &quot;G&quot;; &quot;&quot;)))" office:value-type="float" office:value="30" calcext:value-type="float">
            <text:p>30</text:p>
          </table:table-cell>
          <table:table-cell table:formula="of:=SUM([.M$2:.M21])" office:value-type="float" office:value="690" calcext:value-type="float">
            <text:p>690</text:p>
          </table:table-cell>
          <table:table-cell office:value-type="string" calcext:value-type="string">
            <text:p>CGCGCGCGCGCGGC</text:p>
          </table:table-cell>
          <table:table-cell office:value-type="float" office:value="0.00010555685" calcext:value-type="float">
            <text:p>0.00010555685</text:p>
          </table:table-cell>
          <table:table-cell table:formula="of:= (LEN([.O21]) - LEN(SUBSTITUTE([.O21]; &quot;C&quot;; &quot;&quot;))) + [.$A$4] * (LEN([.O21]) - LEN(SUBSTITUTE([.O21]; &quot;G&quot;; &quot;&quot;)))" office:value-type="float" office:value="42" calcext:value-type="float">
            <text:p>42</text:p>
          </table:table-cell>
          <table:table-cell table:formula="of:=SUM([.Q$2:.Q21])" office:value-type="float" office:value="666" calcext:value-type="float">
            <text:p>666</text:p>
          </table:table-cell>
          <table:table-cell/>
          <table:table-cell table:formula="of:=[.D21]" office:value-type="float" office:value="0.0015291609" calcext:value-type="float">
            <text:p>0.0015291609</text:p>
          </table:table-cell>
          <table:table-cell table:formula="of:=[.F21]" office:value-type="float" office:value="800" calcext:value-type="float">
            <text:p>800</text:p>
          </table:table-cell>
          <table:table-cell table:formula="of:=[.H21]" office:value-type="float" office:value="0.019139273" calcext:value-type="float">
            <text:p>0.019139273</text:p>
          </table:table-cell>
          <table:table-cell table:formula="of:=[.J21]" office:value-type="float" office:value="74" calcext:value-type="float">
            <text:p>74</text:p>
          </table:table-cell>
          <table:table-cell table:formula="of:=[.L21]" office:value-type="float" office:value="0.00010336589" calcext:value-type="float">
            <text:p>0.00010336589</text:p>
          </table:table-cell>
          <table:table-cell table:formula="of:=[.N21]" office:value-type="float" office:value="690" calcext:value-type="float">
            <text:p>690</text:p>
          </table:table-cell>
          <table:table-cell table:formula="of:=[.P21]" office:value-type="float" office:value="0.00010555685" calcext:value-type="float">
            <text:p>0.00010555685</text:p>
          </table:table-cell>
          <table:table-cell table:formula="of:=[.R21]" office:value-type="float" office:value="666" calcext:value-type="float">
            <text:p>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8078" calcext:value-type="float">
            <text:p>0.0015288078</text:p>
          </table:table-cell>
          <table:table-cell table:formula="of:= (LEN([.C22]) - LEN(SUBSTITUTE([.C22]; &quot;C&quot;; &quot;&quot;))) + [.$A$4] * (LEN([.C22]) - LEN(SUBSTITUTE([.C22]; &quot;G&quot;; &quot;&quot;)))" office:value-type="float" office:value="40" calcext:value-type="float">
            <text:p>40</text:p>
          </table:table-cell>
          <table:table-cell table:formula="of:=SUM([.E$2:.E22])"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2]) - LEN(SUBSTITUTE([.G22]; &quot;C&quot;; &quot;&quot;))) + [.$A$4] * (LEN([.G22]) - LEN(SUBSTITUTE([.G22]; &quot;G&quot;; &quot;&quot;)))" office:value-type="float" office:value="1" calcext:value-type="float">
            <text:p>1</text:p>
          </table:table-cell>
          <table:table-cell table:formula="of:=SUM([.I$2:.I22])" office:value-type="float" office:value="75" calcext:value-type="float">
            <text:p>75</text:p>
          </table:table-cell>
          <table:table-cell office:value-type="string" calcext:value-type="string">
            <text:p>CGCGCGCGCGCG</text:p>
          </table:table-cell>
          <table:table-cell office:value-type="float" office:value="0.000096817814" calcext:value-type="float">
            <text:p>0.000096817814</text:p>
          </table:table-cell>
          <table:table-cell table:formula="of:= (LEN([.K22]) - LEN(SUBSTITUTE([.K22]; &quot;C&quot;; &quot;&quot;))) + [.$A$4] * (LEN([.K22]) - LEN(SUBSTITUTE([.K22]; &quot;G&quot;; &quot;&quot;)))" office:value-type="float" office:value="36" calcext:value-type="float">
            <text:p>36</text:p>
          </table:table-cell>
          <table:table-cell table:formula="of:=SUM([.M$2:.M22])" office:value-type="float" office:value="726" calcext:value-type="float">
            <text:p>726</text:p>
          </table:table-cell>
          <table:table-cell office:value-type="string" calcext:value-type="string">
            <text:p>CGCGCGCGGC</text:p>
          </table:table-cell>
          <table:table-cell office:value-type="float" office:value="0.00010336589" calcext:value-type="float">
            <text:p>0.00010336589</text:p>
          </table:table-cell>
          <table:table-cell table:formula="of:= (LEN([.O22]) - LEN(SUBSTITUTE([.O22]; &quot;C&quot;; &quot;&quot;))) + [.$A$4] * (LEN([.O22]) - LEN(SUBSTITUTE([.O22]; &quot;G&quot;; &quot;&quot;)))" office:value-type="float" office:value="30" calcext:value-type="float">
            <text:p>30</text:p>
          </table:table-cell>
          <table:table-cell table:formula="of:=SUM([.Q$2:.Q22])" office:value-type="float" office:value="696" calcext:value-type="float">
            <text:p>696</text:p>
          </table:table-cell>
          <table:table-cell/>
          <table:table-cell table:formula="of:=[.D22]" office:value-type="float" office:value="0.0015288078" calcext:value-type="float">
            <text:p>0.0015288078</text:p>
          </table:table-cell>
          <table:table-cell table:formula="of:=[.F22]" office:value-type="float" office:value="840" calcext:value-type="float">
            <text:p>840</text:p>
          </table:table-cell>
          <table:table-cell table:formula="of:=[.H22]" office:value-type="float" office:value="0.019139273" calcext:value-type="float">
            <text:p>0.019139273</text:p>
          </table:table-cell>
          <table:table-cell table:formula="of:=[.J22]" office:value-type="float" office:value="75" calcext:value-type="float">
            <text:p>75</text:p>
          </table:table-cell>
          <table:table-cell table:formula="of:=[.L22]" office:value-type="float" office:value="0.000096817814" calcext:value-type="float">
            <text:p>0.000096817814</text:p>
          </table:table-cell>
          <table:table-cell table:formula="of:=[.N22]" office:value-type="float" office:value="726" calcext:value-type="float">
            <text:p>726</text:p>
          </table:table-cell>
          <table:table-cell table:formula="of:=[.P22]" office:value-type="float" office:value="0.00010336589" calcext:value-type="float">
            <text:p>0.00010336589</text:p>
          </table:table-cell>
          <table:table-cell table:formula="of:=[.R22]" office:value-type="float" office:value="696" calcext:value-type="float">
            <text:p>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3305" calcext:value-type="float">
            <text:p>0.0015283305</text:p>
          </table:table-cell>
          <table:table-cell table:formula="of:= (LEN([.C23]) - LEN(SUBSTITUTE([.C23]; &quot;C&quot;; &quot;&quot;))) + [.$A$4] * (LEN([.C23]) - LEN(SUBSTITUTE([.C23]; &quot;G&quot;; &quot;&quot;)))" office:value-type="float" office:value="40" calcext:value-type="float">
            <text:p>40</text:p>
          </table:table-cell>
          <table:table-cell table:formula="of:=SUM([.E$2:.E23])"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3]) - LEN(SUBSTITUTE([.G23]; &quot;C&quot;; &quot;&quot;))) + [.$A$4] * (LEN([.G23]) - LEN(SUBSTITUTE([.G23]; &quot;G&quot;; &quot;&quot;)))" office:value-type="float" office:value="1" calcext:value-type="float">
            <text:p>1</text:p>
          </table:table-cell>
          <table:table-cell table:formula="of:=SUM([.I$2:.I23])" office:value-type="float" office:value="76" calcext:value-type="float">
            <text:p>76</text:p>
          </table:table-cell>
          <table:table-cell office:value-type="string" calcext:value-type="string">
            <text:p>CGCGCGCGCGCGCG</text:p>
          </table:table-cell>
          <table:table-cell office:value-type="float" office:value="0.00007669832" calcext:value-type="float">
            <text:p>0.00007669832</text:p>
          </table:table-cell>
          <table:table-cell table:formula="of:= (LEN([.K23]) - LEN(SUBSTITUTE([.K23]; &quot;C&quot;; &quot;&quot;))) + [.$A$4] * (LEN([.K23]) - LEN(SUBSTITUTE([.K23]; &quot;G&quot;; &quot;&quot;)))" office:value-type="float" office:value="42" calcext:value-type="float">
            <text:p>42</text:p>
          </table:table-cell>
          <table:table-cell table:formula="of:=SUM([.M$2:.M23])" office:value-type="float" office:value="768" calcext:value-type="float">
            <text:p>768</text:p>
          </table:table-cell>
          <table:table-cell office:value-type="string" calcext:value-type="string">
            <text:p>CGCGCGCGCGGC</text:p>
          </table:table-cell>
          <table:table-cell office:value-type="float" office:value="0.000096817814" calcext:value-type="float">
            <text:p>0.000096817814</text:p>
          </table:table-cell>
          <table:table-cell table:formula="of:= (LEN([.O23]) - LEN(SUBSTITUTE([.O23]; &quot;C&quot;; &quot;&quot;))) + [.$A$4] * (LEN([.O23]) - LEN(SUBSTITUTE([.O23]; &quot;G&quot;; &quot;&quot;)))" office:value-type="float" office:value="36" calcext:value-type="float">
            <text:p>36</text:p>
          </table:table-cell>
          <table:table-cell table:formula="of:=SUM([.Q$2:.Q23])" office:value-type="float" office:value="732" calcext:value-type="float">
            <text:p>732</text:p>
          </table:table-cell>
          <table:table-cell/>
          <table:table-cell table:formula="of:=[.D23]" office:value-type="float" office:value="0.0015283305" calcext:value-type="float">
            <text:p>0.0015283305</text:p>
          </table:table-cell>
          <table:table-cell table:formula="of:=[.F23]" office:value-type="float" office:value="880" calcext:value-type="float">
            <text:p>880</text:p>
          </table:table-cell>
          <table:table-cell table:formula="of:=[.H23]" office:value-type="float" office:value="0.019139273" calcext:value-type="float">
            <text:p>0.019139273</text:p>
          </table:table-cell>
          <table:table-cell table:formula="of:=[.J23]" office:value-type="float" office:value="76" calcext:value-type="float">
            <text:p>76</text:p>
          </table:table-cell>
          <table:table-cell table:formula="of:=[.L23]" office:value-type="float" office:value="0.00007669832" calcext:value-type="float">
            <text:p>0.00007669832</text:p>
          </table:table-cell>
          <table:table-cell table:formula="of:=[.N23]" office:value-type="float" office:value="768" calcext:value-type="float">
            <text:p>768</text:p>
          </table:table-cell>
          <table:table-cell table:formula="of:=[.P23]" office:value-type="float" office:value="0.000096817814" calcext:value-type="float">
            <text:p>0.000096817814</text:p>
          </table:table-cell>
          <table:table-cell table:formula="of:=[.R23]" office:value-type="float" office:value="732" calcext:value-type="float">
            <text:p>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4]) - LEN(SUBSTITUTE([.C24]; &quot;C&quot;; &quot;&quot;))) + [.$A$4] * (LEN([.C24]) - LEN(SUBSTITUTE([.C24]; &quot;G&quot;; &quot;&quot;)))" office:value-type="float" office:value="40" calcext:value-type="float">
            <text:p>40</text:p>
          </table:table-cell>
          <table:table-cell table:formula="of:=SUM([.E$2:.E24])" office:value-type="float" office:value="920" calcext:value-type="float">
            <text:p>920</text:p>
          </table:table-cell>
          <table:table-cell office:value-type="string" calcext:value-type="string">
            <text:p>C</text:p>
          </table:table-cell>
          <table:table-cell office:value-type="float" office:value="0.019139273" calcext:value-type="float">
            <text:p>0.019139273</text:p>
          </table:table-cell>
          <table:table-cell table:formula="of:= (LEN([.G24]) - LEN(SUBSTITUTE([.G24]; &quot;C&quot;; &quot;&quot;))) + [.$A$4] * (LEN([.G24]) - LEN(SUBSTITUTE([.G24]; &quot;G&quot;; &quot;&quot;)))" office:value-type="float" office:value="1" calcext:value-type="float">
            <text:p>1</text:p>
          </table:table-cell>
          <table:table-cell table:formula="of:=SUM([.I$2:.I24])" office:value-type="float" office:value="77" calcext:value-type="float">
            <text:p>77</text:p>
          </table:table-cell>
          <table:table-cell office:value-type="string" calcext:value-type="string">
            <text:p>CGCGCGCGCGCG</text:p>
          </table:table-cell>
          <table:table-cell office:value-type="float" office:value="0.000072233495" calcext:value-type="float">
            <text:p>0.000072233495</text:p>
          </table:table-cell>
          <table:table-cell table:formula="of:= (LEN([.K24]) - LEN(SUBSTITUTE([.K24]; &quot;C&quot;; &quot;&quot;))) + [.$A$4] * (LEN([.K24]) - LEN(SUBSTITUTE([.K24]; &quot;G&quot;; &quot;&quot;)))" office:value-type="float" office:value="36" calcext:value-type="float">
            <text:p>36</text:p>
          </table:table-cell>
          <table:table-cell table:formula="of:=SUM([.M$2:.M24])" office:value-type="float" office:value="804" calcext:value-type="float">
            <text:p>804</text:p>
          </table:table-cell>
          <table:table-cell office:value-type="string" calcext:value-type="string">
            <text:p>CGCGCGCGCGCGGC</text:p>
          </table:table-cell>
          <table:table-cell office:value-type="float" office:value="0.00007669832" calcext:value-type="float">
            <text:p>0.00007669832</text:p>
          </table:table-cell>
          <table:table-cell table:formula="of:= (LEN([.O24]) - LEN(SUBSTITUTE([.O24]; &quot;C&quot;; &quot;&quot;))) + [.$A$4] * (LEN([.O24]) - LEN(SUBSTITUTE([.O24]; &quot;G&quot;; &quot;&quot;)))" office:value-type="float" office:value="42" calcext:value-type="float">
            <text:p>42</text:p>
          </table:table-cell>
          <table:table-cell table:formula="of:=SUM([.Q$2:.Q24])" office:value-type="float" office:value="774" calcext:value-type="float">
            <text:p>774</text:p>
          </table:table-cell>
          <table:table-cell/>
          <table:table-cell table:formula="of:=[.D24]" office:value-type="float" office:value="0.0015281313" calcext:value-type="float">
            <text:p>0.0015281313</text:p>
          </table:table-cell>
          <table:table-cell table:formula="of:=[.F24]" office:value-type="float" office:value="920" calcext:value-type="float">
            <text:p>920</text:p>
          </table:table-cell>
          <table:table-cell table:formula="of:=[.H24]" office:value-type="float" office:value="0.019139273" calcext:value-type="float">
            <text:p>0.019139273</text:p>
          </table:table-cell>
          <table:table-cell table:formula="of:=[.J24]" office:value-type="float" office:value="77" calcext:value-type="float">
            <text:p>77</text:p>
          </table:table-cell>
          <table:table-cell table:formula="of:=[.L24]" office:value-type="float" office:value="0.000072233495" calcext:value-type="float">
            <text:p>0.000072233495</text:p>
          </table:table-cell>
          <table:table-cell table:formula="of:=[.N24]" office:value-type="float" office:value="804" calcext:value-type="float">
            <text:p>804</text:p>
          </table:table-cell>
          <table:table-cell table:formula="of:=[.P24]" office:value-type="float" office:value="0.00007669832" calcext:value-type="float">
            <text:p>0.00007669832</text:p>
          </table:table-cell>
          <table:table-cell table:formula="of:=[.R24]" office:value-type="float" office:value="774" calcext:value-type="float">
            <text:p>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5]) - LEN(SUBSTITUTE([.C25]; &quot;C&quot;; &quot;&quot;))) + [.$A$4] * (LEN([.C25]) - LEN(SUBSTITUTE([.C25]; &quot;G&quot;; &quot;&quot;)))" office:value-type="float" office:value="40" calcext:value-type="float">
            <text:p>40</text:p>
          </table:table-cell>
          <table:table-cell table:formula="of:=SUM([.E$2:.E25])" office:value-type="float" office:value="960" calcext:value-type="float">
            <text:p>960</text:p>
          </table:table-cell>
          <table:table-cell office:value-type="string" calcext:value-type="string">
            <text:p>CC</text:p>
          </table:table-cell>
          <table:table-cell office:value-type="float" office:value="0.017436577" calcext:value-type="float">
            <text:p>0.017436577</text:p>
          </table:table-cell>
          <table:table-cell table:formula="of:= (LEN([.G25]) - LEN(SUBSTITUTE([.G25]; &quot;C&quot;; &quot;&quot;))) + [.$A$4] * (LEN([.G25]) - LEN(SUBSTITUTE([.G25]; &quot;G&quot;; &quot;&quot;)))" office:value-type="float" office:value="2" calcext:value-type="float">
            <text:p>2</text:p>
          </table:table-cell>
          <table:table-cell table:formula="of:=SUM([.I$2:.I25])" office:value-type="float" office:value="79" calcext:value-type="float">
            <text:p>79</text:p>
          </table:table-cell>
          <table:table-cell office:value-type="string" calcext:value-type="string">
            <text:p>CGCGCGCGCGCGCG</text:p>
          </table:table-cell>
          <table:table-cell office:value-type="float" office:value="0.000058607526" calcext:value-type="float">
            <text:p>0.000058607526</text:p>
          </table:table-cell>
          <table:table-cell table:formula="of:= (LEN([.K25]) - LEN(SUBSTITUTE([.K25]; &quot;C&quot;; &quot;&quot;))) + [.$A$4] * (LEN([.K25]) - LEN(SUBSTITUTE([.K25]; &quot;G&quot;; &quot;&quot;)))" office:value-type="float" office:value="42" calcext:value-type="float">
            <text:p>42</text:p>
          </table:table-cell>
          <table:table-cell table:formula="of:=SUM([.M$2:.M25])" office:value-type="float" office:value="846" calcext:value-type="float">
            <text:p>846</text:p>
          </table:table-cell>
          <table:table-cell office:value-type="string" calcext:value-type="string">
            <text:p>CGCGCGCGCGGC</text:p>
          </table:table-cell>
          <table:table-cell office:value-type="float" office:value="0.000072233495" calcext:value-type="float">
            <text:p>0.000072233495</text:p>
          </table:table-cell>
          <table:table-cell table:formula="of:= (LEN([.O25]) - LEN(SUBSTITUTE([.O25]; &quot;C&quot;; &quot;&quot;))) + [.$A$4] * (LEN([.O25]) - LEN(SUBSTITUTE([.O25]; &quot;G&quot;; &quot;&quot;)))" office:value-type="float" office:value="36" calcext:value-type="float">
            <text:p>36</text:p>
          </table:table-cell>
          <table:table-cell table:formula="of:=SUM([.Q$2:.Q25])" office:value-type="float" office:value="810" calcext:value-type="float">
            <text:p>810</text:p>
          </table:table-cell>
          <table:table-cell/>
          <table:table-cell table:formula="of:=[.D25]" office:value-type="float" office:value="0.0015281313" calcext:value-type="float">
            <text:p>0.0015281313</text:p>
          </table:table-cell>
          <table:table-cell table:formula="of:=[.F25]" office:value-type="float" office:value="960" calcext:value-type="float">
            <text:p>960</text:p>
          </table:table-cell>
          <table:table-cell table:formula="of:=[.H25]" office:value-type="float" office:value="0.017436577" calcext:value-type="float">
            <text:p>0.017436577</text:p>
          </table:table-cell>
          <table:table-cell table:formula="of:=[.J25]" office:value-type="float" office:value="79" calcext:value-type="float">
            <text:p>79</text:p>
          </table:table-cell>
          <table:table-cell table:formula="of:=[.L25]" office:value-type="float" office:value="0.000058607526" calcext:value-type="float">
            <text:p>0.000058607526</text:p>
          </table:table-cell>
          <table:table-cell table:formula="of:=[.N25]" office:value-type="float" office:value="846" calcext:value-type="float">
            <text:p>846</text:p>
          </table:table-cell>
          <table:table-cell table:formula="of:=[.P25]" office:value-type="float" office:value="0.000072233495" calcext:value-type="float">
            <text:p>0.000072233495</text:p>
          </table:table-cell>
          <table:table-cell table:formula="of:=[.R25]" office:value-type="float" office:value="810" calcext:value-type="float">
            <text:p>8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6]) - LEN(SUBSTITUTE([.C26]; &quot;C&quot;; &quot;&quot;))) + [.$A$4] * (LEN([.C26]) - LEN(SUBSTITUTE([.C26]; &quot;G&quot;; &quot;&quot;)))" office:value-type="float" office:value="40" calcext:value-type="float">
            <text:p>40</text:p>
          </table:table-cell>
          <table:table-cell table:formula="of:=SUM([.E$2:.E26])"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6]) - LEN(SUBSTITUTE([.G26]; &quot;C&quot;; &quot;&quot;))) + [.$A$4] * (LEN([.G26]) - LEN(SUBSTITUTE([.G26]; &quot;G&quot;; &quot;&quot;)))" office:value-type="float" office:value="1" calcext:value-type="float">
            <text:p>1</text:p>
          </table:table-cell>
          <table:table-cell table:formula="of:=SUM([.I$2:.I26])" office:value-type="float" office:value="80" calcext:value-type="float">
            <text:p>80</text:p>
          </table:table-cell>
          <table:table-cell office:value-type="string" calcext:value-type="string">
            <text:p>CGCGCGCGCGCG</text:p>
          </table:table-cell>
          <table:table-cell office:value-type="float" office:value="0.000055456734" calcext:value-type="float">
            <text:p>0.000055456734</text:p>
          </table:table-cell>
          <table:table-cell table:formula="of:= (LEN([.K26]) - LEN(SUBSTITUTE([.K26]; &quot;C&quot;; &quot;&quot;))) + [.$A$4] * (LEN([.K26]) - LEN(SUBSTITUTE([.K26]; &quot;G&quot;; &quot;&quot;)))" office:value-type="float" office:value="36" calcext:value-type="float">
            <text:p>36</text:p>
          </table:table-cell>
          <table:table-cell table:formula="of:=SUM([.M$2:.M26])" office:value-type="float" office:value="882" calcext:value-type="float">
            <text:p>882</text:p>
          </table:table-cell>
          <table:table-cell office:value-type="string" calcext:value-type="string">
            <text:p>CGCGCGCGCGCGGC</text:p>
          </table:table-cell>
          <table:table-cell office:value-type="float" office:value="0.000058607526" calcext:value-type="float">
            <text:p>0.000058607526</text:p>
          </table:table-cell>
          <table:table-cell table:formula="of:= (LEN([.O26]) - LEN(SUBSTITUTE([.O26]; &quot;C&quot;; &quot;&quot;))) + [.$A$4] * (LEN([.O26]) - LEN(SUBSTITUTE([.O26]; &quot;G&quot;; &quot;&quot;)))" office:value-type="float" office:value="42" calcext:value-type="float">
            <text:p>42</text:p>
          </table:table-cell>
          <table:table-cell table:formula="of:=SUM([.Q$2:.Q26])" office:value-type="float" office:value="852" calcext:value-type="float">
            <text:p>852</text:p>
          </table:table-cell>
          <table:table-cell/>
          <table:table-cell table:formula="of:=[.D26]" office:value-type="float" office:value="0.0015281313" calcext:value-type="float">
            <text:p>0.0015281313</text:p>
          </table:table-cell>
          <table:table-cell table:formula="of:=[.F26]" office:value-type="float" office:value="1000" calcext:value-type="float">
            <text:p>1000</text:p>
          </table:table-cell>
          <table:table-cell table:formula="of:=[.H26]" office:value-type="float" office:value="0.017436577" calcext:value-type="float">
            <text:p>0.017436577</text:p>
          </table:table-cell>
          <table:table-cell table:formula="of:=[.J26]" office:value-type="float" office:value="80" calcext:value-type="float">
            <text:p>80</text:p>
          </table:table-cell>
          <table:table-cell table:formula="of:=[.L26]" office:value-type="float" office:value="0.000055456734" calcext:value-type="float">
            <text:p>0.000055456734</text:p>
          </table:table-cell>
          <table:table-cell table:formula="of:=[.N26]" office:value-type="float" office:value="882" calcext:value-type="float">
            <text:p>882</text:p>
          </table:table-cell>
          <table:table-cell table:formula="of:=[.P26]" office:value-type="float" office:value="0.000058607526" calcext:value-type="float">
            <text:p>0.000058607526</text:p>
          </table:table-cell>
          <table:table-cell table:formula="of:=[.R26]" office:value-type="float" office:value="852" calcext:value-type="float">
            <text:p>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1313" calcext:value-type="float">
            <text:p>0.0015281313</text:p>
          </table:table-cell>
          <table:table-cell table:formula="of:= (LEN([.C27]) - LEN(SUBSTITUTE([.C27]; &quot;C&quot;; &quot;&quot;))) + [.$A$4] * (LEN([.C27]) - LEN(SUBSTITUTE([.C27]; &quot;G&quot;; &quot;&quot;)))" office:value-type="float" office:value="40" calcext:value-type="float">
            <text:p>40</text:p>
          </table:table-cell>
          <table:table-cell table:formula="of:=SUM([.E$2:.E27])" office:value-type="float" office:value="1040" calcext:value-type="float">
            <text:p>10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7]) - LEN(SUBSTITUTE([.G27]; &quot;C&quot;; &quot;&quot;))) + [.$A$4] * (LEN([.G27]) - LEN(SUBSTITUTE([.G27]; &quot;G&quot;; &quot;&quot;)))" office:value-type="float" office:value="1" calcext:value-type="float">
            <text:p>1</text:p>
          </table:table-cell>
          <table:table-cell table:formula="of:=SUM([.I$2:.I27])" office:value-type="float" office:value="81" calcext:value-type="float">
            <text:p>81</text:p>
          </table:table-cell>
          <table:table-cell office:value-type="string" calcext:value-type="string">
            <text:p>CGCGCGCGCGCGCG</text:p>
          </table:table-cell>
          <table:table-cell office:value-type="float" office:value="0.00004598678" calcext:value-type="float">
            <text:p>0.00004598678</text:p>
          </table:table-cell>
          <table:table-cell table:formula="of:= (LEN([.K27]) - LEN(SUBSTITUTE([.K27]; &quot;C&quot;; &quot;&quot;))) + [.$A$4] * (LEN([.K27]) - LEN(SUBSTITUTE([.K27]; &quot;G&quot;; &quot;&quot;)))" office:value-type="float" office:value="42" calcext:value-type="float">
            <text:p>42</text:p>
          </table:table-cell>
          <table:table-cell table:formula="of:=SUM([.M$2:.M27])" office:value-type="float" office:value="924" calcext:value-type="float">
            <text:p>924</text:p>
          </table:table-cell>
          <table:table-cell office:value-type="string" calcext:value-type="string">
            <text:p>CGCGCGCGCGGC</text:p>
          </table:table-cell>
          <table:table-cell office:value-type="float" office:value="0.000055456734" calcext:value-type="float">
            <text:p>0.000055456734</text:p>
          </table:table-cell>
          <table:table-cell table:formula="of:= (LEN([.O27]) - LEN(SUBSTITUTE([.O27]; &quot;C&quot;; &quot;&quot;))) + [.$A$4] * (LEN([.O27]) - LEN(SUBSTITUTE([.O27]; &quot;G&quot;; &quot;&quot;)))" office:value-type="float" office:value="36" calcext:value-type="float">
            <text:p>36</text:p>
          </table:table-cell>
          <table:table-cell table:formula="of:=SUM([.Q$2:.Q27])" office:value-type="float" office:value="888" calcext:value-type="float">
            <text:p>888</text:p>
          </table:table-cell>
          <table:table-cell/>
          <table:table-cell table:formula="of:=[.D27]" office:value-type="float" office:value="0.0015281313" calcext:value-type="float">
            <text:p>0.0015281313</text:p>
          </table:table-cell>
          <table:table-cell table:formula="of:=[.F27]" office:value-type="float" office:value="1040" calcext:value-type="float">
            <text:p>1040</text:p>
          </table:table-cell>
          <table:table-cell table:formula="of:=[.H27]" office:value-type="float" office:value="0.017436577" calcext:value-type="float">
            <text:p>0.017436577</text:p>
          </table:table-cell>
          <table:table-cell table:formula="of:=[.J27]" office:value-type="float" office:value="81" calcext:value-type="float">
            <text:p>81</text:p>
          </table:table-cell>
          <table:table-cell table:formula="of:=[.L27]" office:value-type="float" office:value="0.00004598678" calcext:value-type="float">
            <text:p>0.00004598678</text:p>
          </table:table-cell>
          <table:table-cell table:formula="of:=[.N27]" office:value-type="float" office:value="924" calcext:value-type="float">
            <text:p>924</text:p>
          </table:table-cell>
          <table:table-cell table:formula="of:=[.P27]" office:value-type="float" office:value="0.000055456734" calcext:value-type="float">
            <text:p>0.000055456734</text:p>
          </table:table-cell>
          <table:table-cell table:formula="of:=[.R27]" office:value-type="float" office:value="888" calcext:value-type="float">
            <text:p>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208" calcext:value-type="float">
            <text:p>0.0015280208</text:p>
          </table:table-cell>
          <table:table-cell table:formula="of:= (LEN([.C28]) - LEN(SUBSTITUTE([.C28]; &quot;C&quot;; &quot;&quot;))) + [.$A$4] * (LEN([.C28]) - LEN(SUBSTITUTE([.C28]; &quot;G&quot;; &quot;&quot;)))" office:value-type="float" office:value="40" calcext:value-type="float">
            <text:p>40</text:p>
          </table:table-cell>
          <table:table-cell table:formula="of:=SUM([.E$2:.E28])" office:value-type="float" office:value="1080" calcext:value-type="float">
            <text:p>10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8]) - LEN(SUBSTITUTE([.G28]; &quot;C&quot;; &quot;&quot;))) + [.$A$4] * (LEN([.G28]) - LEN(SUBSTITUTE([.G28]; &quot;G&quot;; &quot;&quot;)))" office:value-type="float" office:value="1" calcext:value-type="float">
            <text:p>1</text:p>
          </table:table-cell>
          <table:table-cell table:formula="of:=SUM([.I$2:.I28])" office:value-type="float" office:value="82" calcext:value-type="float">
            <text:p>82</text:p>
          </table:table-cell>
          <table:table-cell office:value-type="string" calcext:value-type="string">
            <text:p>CGCGCGCGCGCG</text:p>
          </table:table-cell>
          <table:table-cell office:value-type="float" office:value="0.000043696095" calcext:value-type="float">
            <text:p>0.000043696095</text:p>
          </table:table-cell>
          <table:table-cell table:formula="of:= (LEN([.K28]) - LEN(SUBSTITUTE([.K28]; &quot;C&quot;; &quot;&quot;))) + [.$A$4] * (LEN([.K28]) - LEN(SUBSTITUTE([.K28]; &quot;G&quot;; &quot;&quot;)))" office:value-type="float" office:value="36" calcext:value-type="float">
            <text:p>36</text:p>
          </table:table-cell>
          <table:table-cell table:formula="of:=SUM([.M$2:.M28])" office:value-type="float" office:value="960" calcext:value-type="float">
            <text:p>960</text:p>
          </table:table-cell>
          <table:table-cell office:value-type="string" calcext:value-type="string">
            <text:p>CGCGCGCGCGCGGC</text:p>
          </table:table-cell>
          <table:table-cell office:value-type="float" office:value="0.00004598678" calcext:value-type="float">
            <text:p>0.00004598678</text:p>
          </table:table-cell>
          <table:table-cell table:formula="of:= (LEN([.O28]) - LEN(SUBSTITUTE([.O28]; &quot;C&quot;; &quot;&quot;))) + [.$A$4] * (LEN([.O28]) - LEN(SUBSTITUTE([.O28]; &quot;G&quot;; &quot;&quot;)))" office:value-type="float" office:value="42" calcext:value-type="float">
            <text:p>42</text:p>
          </table:table-cell>
          <table:table-cell table:formula="of:=SUM([.Q$2:.Q28])" office:value-type="float" office:value="930" calcext:value-type="float">
            <text:p>930</text:p>
          </table:table-cell>
          <table:table-cell/>
          <table:table-cell table:formula="of:=[.D28]" office:value-type="float" office:value="0.0015280208" calcext:value-type="float">
            <text:p>0.0015280208</text:p>
          </table:table-cell>
          <table:table-cell table:formula="of:=[.F28]" office:value-type="float" office:value="1080" calcext:value-type="float">
            <text:p>1080</text:p>
          </table:table-cell>
          <table:table-cell table:formula="of:=[.H28]" office:value-type="float" office:value="0.017436577" calcext:value-type="float">
            <text:p>0.017436577</text:p>
          </table:table-cell>
          <table:table-cell table:formula="of:=[.J28]" office:value-type="float" office:value="82" calcext:value-type="float">
            <text:p>82</text:p>
          </table:table-cell>
          <table:table-cell table:formula="of:=[.L28]" office:value-type="float" office:value="0.000043696095" calcext:value-type="float">
            <text:p>0.000043696095</text:p>
          </table:table-cell>
          <table:table-cell table:formula="of:=[.N28]" office:value-type="float" office:value="960" calcext:value-type="float">
            <text:p>960</text:p>
          </table:table-cell>
          <table:table-cell table:formula="of:=[.P28]" office:value-type="float" office:value="0.00004598678" calcext:value-type="float">
            <text:p>0.00004598678</text:p>
          </table:table-cell>
          <table:table-cell table:formula="of:=[.R28]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.0015280027</text:p>
          </table:table-cell>
          <table:table-cell table:formula="of:= (LEN([.C29]) - LEN(SUBSTITUTE([.C29]; &quot;C&quot;; &quot;&quot;))) + [.$A$4] * (LEN([.C29]) - LEN(SUBSTITUTE([.C29]; &quot;G&quot;; &quot;&quot;)))" office:value-type="float" office:value="40" calcext:value-type="float">
            <text:p>40</text:p>
          </table:table-cell>
          <table:table-cell table:formula="of:=SUM([.E$2:.E29])" office:value-type="float" office:value="1120" calcext:value-type="float">
            <text:p>11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29]) - LEN(SUBSTITUTE([.G29]; &quot;C&quot;; &quot;&quot;))) + [.$A$4] * (LEN([.G29]) - LEN(SUBSTITUTE([.G29]; &quot;G&quot;; &quot;&quot;)))" office:value-type="float" office:value="1" calcext:value-type="float">
            <text:p>1</text:p>
          </table:table-cell>
          <table:table-cell table:formula="of:=SUM([.I$2:.I29])" office:value-type="float" office:value="83" calcext:value-type="float">
            <text:p>83</text:p>
          </table:table-cell>
          <table:table-cell office:value-type="string" calcext:value-type="string">
            <text:p>CGCGCGCGCGCGCG</text:p>
          </table:table-cell>
          <table:table-cell office:value-type="float" office:value="0.000036941696" calcext:value-type="float">
            <text:p>0.000036941696</text:p>
          </table:table-cell>
          <table:table-cell table:formula="of:= (LEN([.K29]) - LEN(SUBSTITUTE([.K29]; &quot;C&quot;; &quot;&quot;))) + [.$A$4] * (LEN([.K29]) - LEN(SUBSTITUTE([.K29]; &quot;G&quot;; &quot;&quot;)))" office:value-type="float" office:value="42" calcext:value-type="float">
            <text:p>42</text:p>
          </table:table-cell>
          <table:table-cell table:formula="of:=SUM([.M$2:.M29])" office:value-type="float" office:value="1002" calcext:value-type="float">
            <text:p>1002</text:p>
          </table:table-cell>
          <table:table-cell office:value-type="string" calcext:value-type="string">
            <text:p>CGCGCGCGCGGC</text:p>
          </table:table-cell>
          <table:table-cell office:value-type="float" office:value="0.000043696095" calcext:value-type="float">
            <text:p>0.000043696095</text:p>
          </table:table-cell>
          <table:table-cell table:formula="of:= (LEN([.O29]) - LEN(SUBSTITUTE([.O29]; &quot;C&quot;; &quot;&quot;))) + [.$A$4] * (LEN([.O29]) - LEN(SUBSTITUTE([.O29]; &quot;G&quot;; &quot;&quot;)))" office:value-type="float" office:value="36" calcext:value-type="float">
            <text:p>36</text:p>
          </table:table-cell>
          <table:table-cell table:formula="of:=SUM([.Q$2:.Q29])" office:value-type="float" office:value="966" calcext:value-type="float">
            <text:p>966</text:p>
          </table:table-cell>
          <table:table-cell/>
          <table:table-cell table:formula="of:=[.D29]" office:value-type="float" office:value="0.0015280027" calcext:value-type="float">
            <text:p>0.0015280027</text:p>
          </table:table-cell>
          <table:table-cell table:formula="of:=[.F29]" office:value-type="float" office:value="1120" calcext:value-type="float">
            <text:p>1120</text:p>
          </table:table-cell>
          <table:table-cell table:formula="of:=[.H29]" office:value-type="float" office:value="0.017436577" calcext:value-type="float">
            <text:p>0.017436577</text:p>
          </table:table-cell>
          <table:table-cell table:formula="of:=[.J29]" office:value-type="float" office:value="83" calcext:value-type="float">
            <text:p>83</text:p>
          </table:table-cell>
          <table:table-cell table:formula="of:=[.L29]" office:value-type="float" office:value="0.000036941696" calcext:value-type="float">
            <text:p>0.000036941696</text:p>
          </table:table-cell>
          <table:table-cell table:formula="of:=[.N29]" office:value-type="float" office:value="1002" calcext:value-type="float">
            <text:p>1002</text:p>
          </table:table-cell>
          <table:table-cell table:formula="of:=[.P29]" office:value-type="float" office:value="0.000043696095" calcext:value-type="float">
            <text:p>0.000043696095</text:p>
          </table:table-cell>
          <table:table-cell table:formula="of:=[.R29]" office:value-type="float" office:value="966" calcext:value-type="float">
            <text:p>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.0015280027</text:p>
          </table:table-cell>
          <table:table-cell table:formula="of:= (LEN([.C30]) - LEN(SUBSTITUTE([.C30]; &quot;C&quot;; &quot;&quot;))) + [.$A$4] * (LEN([.C30]) - LEN(SUBSTITUTE([.C30]; &quot;G&quot;; &quot;&quot;)))" office:value-type="float" office:value="40" calcext:value-type="float">
            <text:p>40</text:p>
          </table:table-cell>
          <table:table-cell table:formula="of:=SUM([.E$2:.E30])" office:value-type="float" office:value="1160" calcext:value-type="float">
            <text:p>11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0]) - LEN(SUBSTITUTE([.G30]; &quot;C&quot;; &quot;&quot;))) + [.$A$4] * (LEN([.G30]) - LEN(SUBSTITUTE([.G30]; &quot;G&quot;; &quot;&quot;)))" office:value-type="float" office:value="1" calcext:value-type="float">
            <text:p>1</text:p>
          </table:table-cell>
          <table:table-cell table:formula="of:=SUM([.I$2:.I30])" office:value-type="float" office:value="84" calcext:value-type="float">
            <text:p>84</text:p>
          </table:table-cell>
          <table:table-cell office:value-type="string" calcext:value-type="string">
            <text:p>CGCGCGCGCG</text:p>
          </table:table-cell>
          <table:table-cell office:value-type="float" office:value="0.0000364274" calcext:value-type="float">
            <text:p>0.0000364274</text:p>
          </table:table-cell>
          <table:table-cell table:formula="of:= (LEN([.K30]) - LEN(SUBSTITUTE([.K30]; &quot;C&quot;; &quot;&quot;))) + [.$A$4] * (LEN([.K30]) - LEN(SUBSTITUTE([.K30]; &quot;G&quot;; &quot;&quot;)))" office:value-type="float" office:value="30" calcext:value-type="float">
            <text:p>30</text:p>
          </table:table-cell>
          <table:table-cell table:formula="of:=SUM([.M$2:.M30])" office:value-type="float" office:value="1032" calcext:value-type="float">
            <text:p>1032</text:p>
          </table:table-cell>
          <table:table-cell office:value-type="string" calcext:value-type="string">
            <text:p>CGCGCGCGCGCGGC</text:p>
          </table:table-cell>
          <table:table-cell office:value-type="float" office:value="0.000036941696" calcext:value-type="float">
            <text:p>0.000036941696</text:p>
          </table:table-cell>
          <table:table-cell table:formula="of:= (LEN([.O30]) - LEN(SUBSTITUTE([.O30]; &quot;C&quot;; &quot;&quot;))) + [.$A$4] * (LEN([.O30]) - LEN(SUBSTITUTE([.O30]; &quot;G&quot;; &quot;&quot;)))" office:value-type="float" office:value="42" calcext:value-type="float">
            <text:p>42</text:p>
          </table:table-cell>
          <table:table-cell table:formula="of:=SUM([.Q$2:.Q30])" office:value-type="float" office:value="1008" calcext:value-type="float">
            <text:p>1008</text:p>
          </table:table-cell>
          <table:table-cell/>
          <table:table-cell table:formula="of:=[.D30]" office:value-type="float" office:value="0.0015280027" calcext:value-type="float">
            <text:p>0.0015280027</text:p>
          </table:table-cell>
          <table:table-cell table:formula="of:=[.F30]" office:value-type="float" office:value="1160" calcext:value-type="float">
            <text:p>1160</text:p>
          </table:table-cell>
          <table:table-cell table:formula="of:=[.H30]" office:value-type="float" office:value="0.017436577" calcext:value-type="float">
            <text:p>0.017436577</text:p>
          </table:table-cell>
          <table:table-cell table:formula="of:=[.J30]" office:value-type="float" office:value="84" calcext:value-type="float">
            <text:p>84</text:p>
          </table:table-cell>
          <table:table-cell table:formula="of:=[.L30]" office:value-type="float" office:value="0.0000364274" calcext:value-type="float">
            <text:p>0.0000364274</text:p>
          </table:table-cell>
          <table:table-cell table:formula="of:=[.N30]" office:value-type="float" office:value="1032" calcext:value-type="float">
            <text:p>1032</text:p>
          </table:table-cell>
          <table:table-cell table:formula="of:=[.P30]" office:value-type="float" office:value="0.000036941696" calcext:value-type="float">
            <text:p>0.000036941696</text:p>
          </table:table-cell>
          <table:table-cell table:formula="of:=[.R30]" office:value-type="float" office:value="1008" calcext:value-type="float">
            <text:p>1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80027" calcext:value-type="float">
            <text:p>0.0015280027</text:p>
          </table:table-cell>
          <table:table-cell table:formula="of:= (LEN([.C31]) - LEN(SUBSTITUTE([.C31]; &quot;C&quot;; &quot;&quot;))) + [.$A$4] * (LEN([.C31]) - LEN(SUBSTITUTE([.C31]; &quot;G&quot;; &quot;&quot;)))" office:value-type="float" office:value="40" calcext:value-type="float">
            <text:p>40</text:p>
          </table:table-cell>
          <table:table-cell table:formula="of:=SUM([.E$2:.E31])"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1]) - LEN(SUBSTITUTE([.G31]; &quot;C&quot;; &quot;&quot;))) + [.$A$4] * (LEN([.G31]) - LEN(SUBSTITUTE([.G31]; &quot;G&quot;; &quot;&quot;)))" office:value-type="float" office:value="1" calcext:value-type="float">
            <text:p>1</text:p>
          </table:table-cell>
          <table:table-cell table:formula="of:=SUM([.I$2:.I31])" office:value-type="float" office:value="85" calcext:value-type="float">
            <text:p>85</text:p>
          </table:table-cell>
          <table:table-cell office:value-type="string" calcext:value-type="string">
            <text:p>CGCGCGCGCGCG</text:p>
          </table:table-cell>
          <table:table-cell office:value-type="float" office:value="0.000034882432" calcext:value-type="float">
            <text:p>0.000034882432</text:p>
          </table:table-cell>
          <table:table-cell table:formula="of:= (LEN([.K31]) - LEN(SUBSTITUTE([.K31]; &quot;C&quot;; &quot;&quot;))) + [.$A$4] * (LEN([.K31]) - LEN(SUBSTITUTE([.K31]; &quot;G&quot;; &quot;&quot;)))" office:value-type="float" office:value="36" calcext:value-type="float">
            <text:p>36</text:p>
          </table:table-cell>
          <table:table-cell table:formula="of:=SUM([.M$2:.M31])" office:value-type="float" office:value="1068" calcext:value-type="float">
            <text:p>1068</text:p>
          </table:table-cell>
          <table:table-cell office:value-type="string" calcext:value-type="string">
            <text:p>CGCGCGCGGC</text:p>
          </table:table-cell>
          <table:table-cell office:value-type="float" office:value="0.0000364274" calcext:value-type="float">
            <text:p>0.0000364274</text:p>
          </table:table-cell>
          <table:table-cell table:formula="of:= (LEN([.O31]) - LEN(SUBSTITUTE([.O31]; &quot;C&quot;; &quot;&quot;))) + [.$A$4] * (LEN([.O31]) - LEN(SUBSTITUTE([.O31]; &quot;G&quot;; &quot;&quot;)))" office:value-type="float" office:value="30" calcext:value-type="float">
            <text:p>30</text:p>
          </table:table-cell>
          <table:table-cell table:formula="of:=SUM([.Q$2:.Q31])" office:value-type="float" office:value="1038" calcext:value-type="float">
            <text:p>1038</text:p>
          </table:table-cell>
          <table:table-cell/>
          <table:table-cell table:formula="of:=[.D31]" office:value-type="float" office:value="0.0015280027" calcext:value-type="float">
            <text:p>0.0015280027</text:p>
          </table:table-cell>
          <table:table-cell table:formula="of:=[.F31]" office:value-type="float" office:value="1200" calcext:value-type="float">
            <text:p>1200</text:p>
          </table:table-cell>
          <table:table-cell table:formula="of:=[.H31]" office:value-type="float" office:value="0.017436577" calcext:value-type="float">
            <text:p>0.017436577</text:p>
          </table:table-cell>
          <table:table-cell table:formula="of:=[.J31]" office:value-type="float" office:value="85" calcext:value-type="float">
            <text:p>85</text:p>
          </table:table-cell>
          <table:table-cell table:formula="of:=[.L31]" office:value-type="float" office:value="0.000034882432" calcext:value-type="float">
            <text:p>0.000034882432</text:p>
          </table:table-cell>
          <table:table-cell table:formula="of:=[.N31]" office:value-type="float" office:value="1068" calcext:value-type="float">
            <text:p>1068</text:p>
          </table:table-cell>
          <table:table-cell table:formula="of:=[.P31]" office:value-type="float" office:value="0.0000364274" calcext:value-type="float">
            <text:p>0.0000364274</text:p>
          </table:table-cell>
          <table:table-cell table:formula="of:=[.R31]" office:value-type="float" office:value="1038" calcext:value-type="float">
            <text:p>1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957" calcext:value-type="float">
            <text:p>0.0015279957</text:p>
          </table:table-cell>
          <table:table-cell table:formula="of:= (LEN([.C32]) - LEN(SUBSTITUTE([.C32]; &quot;C&quot;; &quot;&quot;))) + [.$A$4] * (LEN([.C32]) - LEN(SUBSTITUTE([.C32]; &quot;G&quot;; &quot;&quot;)))" office:value-type="float" office:value="40" calcext:value-type="float">
            <text:p>40</text:p>
          </table:table-cell>
          <table:table-cell table:formula="of:=SUM([.E$2:.E32])"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2]) - LEN(SUBSTITUTE([.G32]; &quot;C&quot;; &quot;&quot;))) + [.$A$4] * (LEN([.G32]) - LEN(SUBSTITUTE([.G32]; &quot;G&quot;; &quot;&quot;)))" office:value-type="float" office:value="1" calcext:value-type="float">
            <text:p>1</text:p>
          </table:table-cell>
          <table:table-cell table:formula="of:=SUM([.I$2:.I32])" office:value-type="float" office:value="86" calcext:value-type="float">
            <text:p>86</text:p>
          </table:table-cell>
          <table:table-cell office:value-type="string" calcext:value-type="string">
            <text:p>CGCGCGCGCGCGCG</text:p>
          </table:table-cell>
          <table:table-cell office:value-type="float" office:value="0.000029886774" calcext:value-type="float">
            <text:p>0.000029886774</text:p>
          </table:table-cell>
          <table:table-cell table:formula="of:= (LEN([.K32]) - LEN(SUBSTITUTE([.K32]; &quot;C&quot;; &quot;&quot;))) + [.$A$4] * (LEN([.K32]) - LEN(SUBSTITUTE([.K32]; &quot;G&quot;; &quot;&quot;)))" office:value-type="float" office:value="42" calcext:value-type="float">
            <text:p>42</text:p>
          </table:table-cell>
          <table:table-cell table:formula="of:=SUM([.M$2:.M32])" office:value-type="float" office:value="1110" calcext:value-type="float">
            <text:p>1110</text:p>
          </table:table-cell>
          <table:table-cell office:value-type="string" calcext:value-type="string">
            <text:p>CGCGCGCGCGGC</text:p>
          </table:table-cell>
          <table:table-cell office:value-type="float" office:value="0.000034882432" calcext:value-type="float">
            <text:p>0.000034882432</text:p>
          </table:table-cell>
          <table:table-cell table:formula="of:= (LEN([.O32]) - LEN(SUBSTITUTE([.O32]; &quot;C&quot;; &quot;&quot;))) + [.$A$4] * (LEN([.O32]) - LEN(SUBSTITUTE([.O32]; &quot;G&quot;; &quot;&quot;)))" office:value-type="float" office:value="36" calcext:value-type="float">
            <text:p>36</text:p>
          </table:table-cell>
          <table:table-cell table:formula="of:=SUM([.Q$2:.Q32])" office:value-type="float" office:value="1074" calcext:value-type="float">
            <text:p>1074</text:p>
          </table:table-cell>
          <table:table-cell/>
          <table:table-cell table:formula="of:=[.D32]" office:value-type="float" office:value="0.0015279957" calcext:value-type="float">
            <text:p>0.0015279957</text:p>
          </table:table-cell>
          <table:table-cell table:formula="of:=[.F32]" office:value-type="float" office:value="1240" calcext:value-type="float">
            <text:p>1240</text:p>
          </table:table-cell>
          <table:table-cell table:formula="of:=[.H32]" office:value-type="float" office:value="0.017436577" calcext:value-type="float">
            <text:p>0.017436577</text:p>
          </table:table-cell>
          <table:table-cell table:formula="of:=[.J32]" office:value-type="float" office:value="86" calcext:value-type="float">
            <text:p>86</text:p>
          </table:table-cell>
          <table:table-cell table:formula="of:=[.L32]" office:value-type="float" office:value="0.000029886774" calcext:value-type="float">
            <text:p>0.000029886774</text:p>
          </table:table-cell>
          <table:table-cell table:formula="of:=[.N32]" office:value-type="float" office:value="1110" calcext:value-type="float">
            <text:p>1110</text:p>
          </table:table-cell>
          <table:table-cell table:formula="of:=[.P32]" office:value-type="float" office:value="0.000034882432" calcext:value-type="float">
            <text:p>0.000034882432</text:p>
          </table:table-cell>
          <table:table-cell table:formula="of:=[.R32]"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845" calcext:value-type="float">
            <text:p>0.0015279845</text:p>
          </table:table-cell>
          <table:table-cell table:formula="of:= (LEN([.C33]) - LEN(SUBSTITUTE([.C33]; &quot;C&quot;; &quot;&quot;))) + [.$A$4] * (LEN([.C33]) - LEN(SUBSTITUTE([.C33]; &quot;G&quot;; &quot;&quot;)))" office:value-type="float" office:value="40" calcext:value-type="float">
            <text:p>40</text:p>
          </table:table-cell>
          <table:table-cell table:formula="of:=SUM([.E$2:.E33])" office:value-type="float" office:value="1280" calcext:value-type="float">
            <text:p>12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3]) - LEN(SUBSTITUTE([.G33]; &quot;C&quot;; &quot;&quot;))) + [.$A$4] * (LEN([.G33]) - LEN(SUBSTITUTE([.G33]; &quot;G&quot;; &quot;&quot;)))" office:value-type="float" office:value="1" calcext:value-type="float">
            <text:p>1</text:p>
          </table:table-cell>
          <table:table-cell table:formula="of:=SUM([.I$2:.I33])" office:value-type="float" office:value="87" calcext:value-type="float">
            <text:p>87</text:p>
          </table:table-cell>
          <table:table-cell office:value-type="string" calcext:value-type="string">
            <text:p>CGCGCGCGCGCG</text:p>
          </table:table-cell>
          <table:table-cell office:value-type="float" office:value="0.000028715069" calcext:value-type="float">
            <text:p>0.000028715069</text:p>
          </table:table-cell>
          <table:table-cell table:formula="of:= (LEN([.K33]) - LEN(SUBSTITUTE([.K33]; &quot;C&quot;; &quot;&quot;))) + [.$A$4] * (LEN([.K33]) - LEN(SUBSTITUTE([.K33]; &quot;G&quot;; &quot;&quot;)))" office:value-type="float" office:value="36" calcext:value-type="float">
            <text:p>36</text:p>
          </table:table-cell>
          <table:table-cell table:formula="of:=SUM([.M$2:.M33])" office:value-type="float" office:value="1146" calcext:value-type="float">
            <text:p>1146</text:p>
          </table:table-cell>
          <table:table-cell office:value-type="string" calcext:value-type="string">
            <text:p>CGCGCGCGCGCGGC</text:p>
          </table:table-cell>
          <table:table-cell office:value-type="float" office:value="0.000029886774" calcext:value-type="float">
            <text:p>0.000029886774</text:p>
          </table:table-cell>
          <table:table-cell table:formula="of:= (LEN([.O33]) - LEN(SUBSTITUTE([.O33]; &quot;C&quot;; &quot;&quot;))) + [.$A$4] * (LEN([.O33]) - LEN(SUBSTITUTE([.O33]; &quot;G&quot;; &quot;&quot;)))" office:value-type="float" office:value="42" calcext:value-type="float">
            <text:p>42</text:p>
          </table:table-cell>
          <table:table-cell table:formula="of:=SUM([.Q$2:.Q33])" office:value-type="float" office:value="1116" calcext:value-type="float">
            <text:p>1116</text:p>
          </table:table-cell>
          <table:table-cell/>
          <table:table-cell table:formula="of:=[.D33]" office:value-type="float" office:value="0.0015279845" calcext:value-type="float">
            <text:p>0.0015279845</text:p>
          </table:table-cell>
          <table:table-cell table:formula="of:=[.F33]" office:value-type="float" office:value="1280" calcext:value-type="float">
            <text:p>1280</text:p>
          </table:table-cell>
          <table:table-cell table:formula="of:=[.H33]" office:value-type="float" office:value="0.017436577" calcext:value-type="float">
            <text:p>0.017436577</text:p>
          </table:table-cell>
          <table:table-cell table:formula="of:=[.J33]" office:value-type="float" office:value="87" calcext:value-type="float">
            <text:p>87</text:p>
          </table:table-cell>
          <table:table-cell table:formula="of:=[.L33]" office:value-type="float" office:value="0.000028715069" calcext:value-type="float">
            <text:p>0.000028715069</text:p>
          </table:table-cell>
          <table:table-cell table:formula="of:=[.N33]" office:value-type="float" office:value="1146" calcext:value-type="float">
            <text:p>1146</text:p>
          </table:table-cell>
          <table:table-cell table:formula="of:=[.P33]" office:value-type="float" office:value="0.000029886774" calcext:value-type="float">
            <text:p>0.000029886774</text:p>
          </table:table-cell>
          <table:table-cell table:formula="of:=[.R33]"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3" calcext:value-type="float">
            <text:p>0.0015279723</text:p>
          </table:table-cell>
          <table:table-cell table:formula="of:= (LEN([.C34]) - LEN(SUBSTITUTE([.C34]; &quot;C&quot;; &quot;&quot;))) + [.$A$4] * (LEN([.C34]) - LEN(SUBSTITUTE([.C34]; &quot;G&quot;; &quot;&quot;)))" office:value-type="float" office:value="40" calcext:value-type="float">
            <text:p>40</text:p>
          </table:table-cell>
          <table:table-cell table:formula="of:=SUM([.E$2:.E34])"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4]) - LEN(SUBSTITUTE([.G34]; &quot;C&quot;; &quot;&quot;))) + [.$A$4] * (LEN([.G34]) - LEN(SUBSTITUTE([.G34]; &quot;G&quot;; &quot;&quot;)))" office:value-type="float" office:value="1" calcext:value-type="float">
            <text:p>1</text:p>
          </table:table-cell>
          <table:table-cell table:formula="of:=SUM([.I$2:.I34])" office:value-type="float" office:value="88" calcext:value-type="float">
            <text:p>88</text:p>
          </table:table-cell>
          <table:table-cell office:value-type="string" calcext:value-type="string">
            <text:p>CGCGCGCGCGCGCG</text:p>
          </table:table-cell>
          <table:table-cell office:value-type="float" office:value="0.000024946898" calcext:value-type="float">
            <text:p>0.000024946898</text:p>
          </table:table-cell>
          <table:table-cell table:formula="of:= (LEN([.K34]) - LEN(SUBSTITUTE([.K34]; &quot;C&quot;; &quot;&quot;))) + [.$A$4] * (LEN([.K34]) - LEN(SUBSTITUTE([.K34]; &quot;G&quot;; &quot;&quot;)))" office:value-type="float" office:value="42" calcext:value-type="float">
            <text:p>42</text:p>
          </table:table-cell>
          <table:table-cell table:formula="of:=SUM([.M$2:.M34])" office:value-type="float" office:value="1188" calcext:value-type="float">
            <text:p>1188</text:p>
          </table:table-cell>
          <table:table-cell office:value-type="string" calcext:value-type="string">
            <text:p>CGCGCGCGCGGC</text:p>
          </table:table-cell>
          <table:table-cell office:value-type="float" office:value="0.000028715069" calcext:value-type="float">
            <text:p>0.000028715069</text:p>
          </table:table-cell>
          <table:table-cell table:formula="of:= (LEN([.O34]) - LEN(SUBSTITUTE([.O34]; &quot;C&quot;; &quot;&quot;))) + [.$A$4] * (LEN([.O34]) - LEN(SUBSTITUTE([.O34]; &quot;G&quot;; &quot;&quot;)))" office:value-type="float" office:value="36" calcext:value-type="float">
            <text:p>36</text:p>
          </table:table-cell>
          <table:table-cell table:formula="of:=SUM([.Q$2:.Q34])" office:value-type="float" office:value="1152" calcext:value-type="float">
            <text:p>1152</text:p>
          </table:table-cell>
          <table:table-cell/>
          <table:table-cell table:formula="of:=[.D34]" office:value-type="float" office:value="0.0015279723" calcext:value-type="float">
            <text:p>0.0015279723</text:p>
          </table:table-cell>
          <table:table-cell table:formula="of:=[.F34]" office:value-type="float" office:value="1320" calcext:value-type="float">
            <text:p>1320</text:p>
          </table:table-cell>
          <table:table-cell table:formula="of:=[.H34]" office:value-type="float" office:value="0.017436577" calcext:value-type="float">
            <text:p>0.017436577</text:p>
          </table:table-cell>
          <table:table-cell table:formula="of:=[.J34]" office:value-type="float" office:value="88" calcext:value-type="float">
            <text:p>88</text:p>
          </table:table-cell>
          <table:table-cell table:formula="of:=[.L34]" office:value-type="float" office:value="0.000024946898" calcext:value-type="float">
            <text:p>0.000024946898</text:p>
          </table:table-cell>
          <table:table-cell table:formula="of:=[.N34]" office:value-type="float" office:value="1188" calcext:value-type="float">
            <text:p>1188</text:p>
          </table:table-cell>
          <table:table-cell table:formula="of:=[.P34]" office:value-type="float" office:value="0.000028715069" calcext:value-type="float">
            <text:p>0.000028715069</text:p>
          </table:table-cell>
          <table:table-cell table:formula="of:=[.R34]" office:value-type="float" office:value="1152" calcext:value-type="float">
            <text:p>1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" calcext:value-type="float">
            <text:p>0.001527972</text:p>
          </table:table-cell>
          <table:table-cell table:formula="of:= (LEN([.C35]) - LEN(SUBSTITUTE([.C35]; &quot;C&quot;; &quot;&quot;))) + [.$A$4] * (LEN([.C35]) - LEN(SUBSTITUTE([.C35]; &quot;G&quot;; &quot;&quot;)))" office:value-type="float" office:value="40" calcext:value-type="float">
            <text:p>40</text:p>
          </table:table-cell>
          <table:table-cell table:formula="of:=SUM([.E$2:.E35])" office:value-type="float" office:value="1360" calcext:value-type="float">
            <text:p>13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5]) - LEN(SUBSTITUTE([.G35]; &quot;C&quot;; &quot;&quot;))) + [.$A$4] * (LEN([.G35]) - LEN(SUBSTITUTE([.G35]; &quot;G&quot;; &quot;&quot;)))" office:value-type="float" office:value="1" calcext:value-type="float">
            <text:p>1</text:p>
          </table:table-cell>
          <table:table-cell table:formula="of:=SUM([.I$2:.I35])" office:value-type="float" office:value="89" calcext:value-type="float">
            <text:p>89</text:p>
          </table:table-cell>
          <table:table-cell office:value-type="string" calcext:value-type="string">
            <text:p>CGCGCGCGCGCG</text:p>
          </table:table-cell>
          <table:table-cell office:value-type="float" office:value="0.000024037607" calcext:value-type="float">
            <text:p>0.000024037607</text:p>
          </table:table-cell>
          <table:table-cell table:formula="of:= (LEN([.K35]) - LEN(SUBSTITUTE([.K35]; &quot;C&quot;; &quot;&quot;))) + [.$A$4] * (LEN([.K35]) - LEN(SUBSTITUTE([.K35]; &quot;G&quot;; &quot;&quot;)))" office:value-type="float" office:value="36" calcext:value-type="float">
            <text:p>36</text:p>
          </table:table-cell>
          <table:table-cell table:formula="of:=SUM([.M$2:.M35])" office:value-type="float" office:value="1224" calcext:value-type="float">
            <text:p>1224</text:p>
          </table:table-cell>
          <table:table-cell office:value-type="string" calcext:value-type="string">
            <text:p>CGCGCGCGCGCGGC</text:p>
          </table:table-cell>
          <table:table-cell office:value-type="float" office:value="0.000024946898" calcext:value-type="float">
            <text:p>0.000024946898</text:p>
          </table:table-cell>
          <table:table-cell table:formula="of:= (LEN([.O35]) - LEN(SUBSTITUTE([.O35]; &quot;C&quot;; &quot;&quot;))) + [.$A$4] * (LEN([.O35]) - LEN(SUBSTITUTE([.O35]; &quot;G&quot;; &quot;&quot;)))" office:value-type="float" office:value="42" calcext:value-type="float">
            <text:p>42</text:p>
          </table:table-cell>
          <table:table-cell table:formula="of:=SUM([.Q$2:.Q35])" office:value-type="float" office:value="1194" calcext:value-type="float">
            <text:p>1194</text:p>
          </table:table-cell>
          <table:table-cell/>
          <table:table-cell table:formula="of:=[.D35]" office:value-type="float" office:value="0.001527972" calcext:value-type="float">
            <text:p>0.001527972</text:p>
          </table:table-cell>
          <table:table-cell table:formula="of:=[.F35]" office:value-type="float" office:value="1360" calcext:value-type="float">
            <text:p>1360</text:p>
          </table:table-cell>
          <table:table-cell table:formula="of:=[.H35]" office:value-type="float" office:value="0.017436577" calcext:value-type="float">
            <text:p>0.017436577</text:p>
          </table:table-cell>
          <table:table-cell table:formula="of:=[.J35]" office:value-type="float" office:value="89" calcext:value-type="float">
            <text:p>89</text:p>
          </table:table-cell>
          <table:table-cell table:formula="of:=[.L35]" office:value-type="float" office:value="0.000024037607" calcext:value-type="float">
            <text:p>0.000024037607</text:p>
          </table:table-cell>
          <table:table-cell table:formula="of:=[.N35]" office:value-type="float" office:value="1224" calcext:value-type="float">
            <text:p>1224</text:p>
          </table:table-cell>
          <table:table-cell table:formula="of:=[.P35]" office:value-type="float" office:value="0.000024946898" calcext:value-type="float">
            <text:p>0.000024946898</text:p>
          </table:table-cell>
          <table:table-cell table:formula="of:=[.R35]" office:value-type="float" office:value="1194" calcext:value-type="float">
            <text:p>1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72" calcext:value-type="float">
            <text:p>0.001527972</text:p>
          </table:table-cell>
          <table:table-cell table:formula="of:= (LEN([.C36]) - LEN(SUBSTITUTE([.C36]; &quot;C&quot;; &quot;&quot;))) + [.$A$4] * (LEN([.C36]) - LEN(SUBSTITUTE([.C36]; &quot;G&quot;; &quot;&quot;)))" office:value-type="float" office:value="40" calcext:value-type="float">
            <text:p>40</text:p>
          </table:table-cell>
          <table:table-cell table:formula="of:=SUM([.E$2:.E36])" office:value-type="float" office:value="1400" calcext:value-type="float">
            <text:p>14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6]) - LEN(SUBSTITUTE([.G36]; &quot;C&quot;; &quot;&quot;))) + [.$A$4] * (LEN([.G36]) - LEN(SUBSTITUTE([.G36]; &quot;G&quot;; &quot;&quot;)))" office:value-type="float" office:value="1" calcext:value-type="float">
            <text:p>1</text:p>
          </table:table-cell>
          <table:table-cell table:formula="of:=SUM([.I$2:.I36])" office:value-type="float" office:value="90" calcext:value-type="float">
            <text:p>90</text:p>
          </table:table-cell>
          <table:table-cell office:value-type="string" calcext:value-type="string">
            <text:p>CGCGCGCGCGCGCG</text:p>
          </table:table-cell>
          <table:table-cell office:value-type="float" office:value="0.000021126853" calcext:value-type="float">
            <text:p>0.000021126853</text:p>
          </table:table-cell>
          <table:table-cell table:formula="of:= (LEN([.K36]) - LEN(SUBSTITUTE([.K36]; &quot;C&quot;; &quot;&quot;))) + [.$A$4] * (LEN([.K36]) - LEN(SUBSTITUTE([.K36]; &quot;G&quot;; &quot;&quot;)))" office:value-type="float" office:value="42" calcext:value-type="float">
            <text:p>42</text:p>
          </table:table-cell>
          <table:table-cell table:formula="of:=SUM([.M$2:.M36])" office:value-type="float" office:value="1266" calcext:value-type="float">
            <text:p>1266</text:p>
          </table:table-cell>
          <table:table-cell office:value-type="string" calcext:value-type="string">
            <text:p>CGCGCGCGCGGC</text:p>
          </table:table-cell>
          <table:table-cell office:value-type="float" office:value="0.000024037607" calcext:value-type="float">
            <text:p>0.000024037607</text:p>
          </table:table-cell>
          <table:table-cell table:formula="of:= (LEN([.O36]) - LEN(SUBSTITUTE([.O36]; &quot;C&quot;; &quot;&quot;))) + [.$A$4] * (LEN([.O36]) - LEN(SUBSTITUTE([.O36]; &quot;G&quot;; &quot;&quot;)))" office:value-type="float" office:value="36" calcext:value-type="float">
            <text:p>36</text:p>
          </table:table-cell>
          <table:table-cell table:formula="of:=SUM([.Q$2:.Q36])" office:value-type="float" office:value="1230" calcext:value-type="float">
            <text:p>1230</text:p>
          </table:table-cell>
          <table:table-cell/>
          <table:table-cell table:formula="of:=[.D36]" office:value-type="float" office:value="0.001527972" calcext:value-type="float">
            <text:p>0.001527972</text:p>
          </table:table-cell>
          <table:table-cell table:formula="of:=[.F36]" office:value-type="float" office:value="1400" calcext:value-type="float">
            <text:p>1400</text:p>
          </table:table-cell>
          <table:table-cell table:formula="of:=[.H36]" office:value-type="float" office:value="0.017436577" calcext:value-type="float">
            <text:p>0.017436577</text:p>
          </table:table-cell>
          <table:table-cell table:formula="of:=[.J36]" office:value-type="float" office:value="90" calcext:value-type="float">
            <text:p>90</text:p>
          </table:table-cell>
          <table:table-cell table:formula="of:=[.L36]" office:value-type="float" office:value="0.000021126853" calcext:value-type="float">
            <text:p>0.000021126853</text:p>
          </table:table-cell>
          <table:table-cell table:formula="of:=[.N36]" office:value-type="float" office:value="1266" calcext:value-type="float">
            <text:p>1266</text:p>
          </table:table-cell>
          <table:table-cell table:formula="of:=[.P36]" office:value-type="float" office:value="0.000024037607" calcext:value-type="float">
            <text:p>0.000024037607</text:p>
          </table:table-cell>
          <table:table-cell table:formula="of:=[.R36]" office:value-type="float" office:value="1230" calcext:value-type="float">
            <text:p>12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98" calcext:value-type="float">
            <text:p>0.0015279698</text:p>
          </table:table-cell>
          <table:table-cell table:formula="of:= (LEN([.C37]) - LEN(SUBSTITUTE([.C37]; &quot;C&quot;; &quot;&quot;))) + [.$A$4] * (LEN([.C37]) - LEN(SUBSTITUTE([.C37]; &quot;G&quot;; &quot;&quot;)))" office:value-type="float" office:value="40" calcext:value-type="float">
            <text:p>40</text:p>
          </table:table-cell>
          <table:table-cell table:formula="of:=SUM([.E$2:.E37])" office:value-type="float" office:value="1440" calcext:value-type="float">
            <text:p>14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7]) - LEN(SUBSTITUTE([.G37]; &quot;C&quot;; &quot;&quot;))) + [.$A$4] * (LEN([.G37]) - LEN(SUBSTITUTE([.G37]; &quot;G&quot;; &quot;&quot;)))" office:value-type="float" office:value="1" calcext:value-type="float">
            <text:p>1</text:p>
          </table:table-cell>
          <table:table-cell table:formula="of:=SUM([.I$2:.I37])" office:value-type="float" office:value="91" calcext:value-type="float">
            <text:p>91</text:p>
          </table:table-cell>
          <table:table-cell office:value-type="string" calcext:value-type="string">
            <text:p>CGCGCGCGCGCG</text:p>
          </table:table-cell>
          <table:table-cell office:value-type="float" office:value="0.00002040624" calcext:value-type="float">
            <text:p>0.00002040624</text:p>
          </table:table-cell>
          <table:table-cell table:formula="of:= (LEN([.K37]) - LEN(SUBSTITUTE([.K37]; &quot;C&quot;; &quot;&quot;))) + [.$A$4] * (LEN([.K37]) - LEN(SUBSTITUTE([.K37]; &quot;G&quot;; &quot;&quot;)))" office:value-type="float" office:value="36" calcext:value-type="float">
            <text:p>36</text:p>
          </table:table-cell>
          <table:table-cell table:formula="of:=SUM([.M$2:.M37])" office:value-type="float" office:value="1302" calcext:value-type="float">
            <text:p>1302</text:p>
          </table:table-cell>
          <table:table-cell office:value-type="string" calcext:value-type="string">
            <text:p>CGCGCGCGCGCGGC</text:p>
          </table:table-cell>
          <table:table-cell office:value-type="float" office:value="0.000021126853" calcext:value-type="float">
            <text:p>0.000021126853</text:p>
          </table:table-cell>
          <table:table-cell table:formula="of:= (LEN([.O37]) - LEN(SUBSTITUTE([.O37]; &quot;C&quot;; &quot;&quot;))) + [.$A$4] * (LEN([.O37]) - LEN(SUBSTITUTE([.O37]; &quot;G&quot;; &quot;&quot;)))" office:value-type="float" office:value="42" calcext:value-type="float">
            <text:p>42</text:p>
          </table:table-cell>
          <table:table-cell table:formula="of:=SUM([.Q$2:.Q37])" office:value-type="float" office:value="1272" calcext:value-type="float">
            <text:p>1272</text:p>
          </table:table-cell>
          <table:table-cell/>
          <table:table-cell table:formula="of:=[.D37]" office:value-type="float" office:value="0.0015279698" calcext:value-type="float">
            <text:p>0.0015279698</text:p>
          </table:table-cell>
          <table:table-cell table:formula="of:=[.F37]" office:value-type="float" office:value="1440" calcext:value-type="float">
            <text:p>1440</text:p>
          </table:table-cell>
          <table:table-cell table:formula="of:=[.H37]" office:value-type="float" office:value="0.017436577" calcext:value-type="float">
            <text:p>0.017436577</text:p>
          </table:table-cell>
          <table:table-cell table:formula="of:=[.J37]" office:value-type="float" office:value="91" calcext:value-type="float">
            <text:p>91</text:p>
          </table:table-cell>
          <table:table-cell table:formula="of:=[.L37]" office:value-type="float" office:value="0.00002040624" calcext:value-type="float">
            <text:p>0.00002040624</text:p>
          </table:table-cell>
          <table:table-cell table:formula="of:=[.N37]" office:value-type="float" office:value="1302" calcext:value-type="float">
            <text:p>1302</text:p>
          </table:table-cell>
          <table:table-cell table:formula="of:=[.P37]" office:value-type="float" office:value="0.000021126853" calcext:value-type="float">
            <text:p>0.000021126853</text:p>
          </table:table-cell>
          <table:table-cell table:formula="of:=[.R37]" office:value-type="float" office:value="1272" calcext:value-type="float">
            <text:p>1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7" calcext:value-type="float">
            <text:p>0.0015279657</text:p>
          </table:table-cell>
          <table:table-cell table:formula="of:= (LEN([.C38]) - LEN(SUBSTITUTE([.C38]; &quot;C&quot;; &quot;&quot;))) + [.$A$4] * (LEN([.C38]) - LEN(SUBSTITUTE([.C38]; &quot;G&quot;; &quot;&quot;)))" office:value-type="float" office:value="40" calcext:value-type="float">
            <text:p>40</text:p>
          </table:table-cell>
          <table:table-cell table:formula="of:=SUM([.E$2:.E38])" office:value-type="float" office:value="1480" calcext:value-type="float">
            <text:p>14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8]) - LEN(SUBSTITUTE([.G38]; &quot;C&quot;; &quot;&quot;))) + [.$A$4] * (LEN([.G38]) - LEN(SUBSTITUTE([.G38]; &quot;G&quot;; &quot;&quot;)))" office:value-type="float" office:value="1" calcext:value-type="float">
            <text:p>1</text:p>
          </table:table-cell>
          <table:table-cell table:formula="of:=SUM([.I$2:.I38])" office:value-type="float" office:value="92" calcext:value-type="float">
            <text:p>92</text:p>
          </table:table-cell>
          <table:table-cell office:value-type="string" calcext:value-type="string">
            <text:p>CGCGCGCGCGCGCG</text:p>
          </table:table-cell>
          <table:table-cell office:value-type="float" office:value="0.000018107743" calcext:value-type="float">
            <text:p>0.000018107743</text:p>
          </table:table-cell>
          <table:table-cell table:formula="of:= (LEN([.K38]) - LEN(SUBSTITUTE([.K38]; &quot;C&quot;; &quot;&quot;))) + [.$A$4] * (LEN([.K38]) - LEN(SUBSTITUTE([.K38]; &quot;G&quot;; &quot;&quot;)))" office:value-type="float" office:value="42" calcext:value-type="float">
            <text:p>42</text:p>
          </table:table-cell>
          <table:table-cell table:formula="of:=SUM([.M$2:.M38])" office:value-type="float" office:value="1344" calcext:value-type="float">
            <text:p>1344</text:p>
          </table:table-cell>
          <table:table-cell office:value-type="string" calcext:value-type="string">
            <text:p>CGCGCGCGCGGC</text:p>
          </table:table-cell>
          <table:table-cell office:value-type="float" office:value="0.00002040624" calcext:value-type="float">
            <text:p>0.00002040624</text:p>
          </table:table-cell>
          <table:table-cell table:formula="of:= (LEN([.O38]) - LEN(SUBSTITUTE([.O38]; &quot;C&quot;; &quot;&quot;))) + [.$A$4] * (LEN([.O38]) - LEN(SUBSTITUTE([.O38]; &quot;G&quot;; &quot;&quot;)))" office:value-type="float" office:value="36" calcext:value-type="float">
            <text:p>36</text:p>
          </table:table-cell>
          <table:table-cell table:formula="of:=SUM([.Q$2:.Q38])" office:value-type="float" office:value="1308" calcext:value-type="float">
            <text:p>1308</text:p>
          </table:table-cell>
          <table:table-cell/>
          <table:table-cell table:formula="of:=[.D38]" office:value-type="float" office:value="0.0015279657" calcext:value-type="float">
            <text:p>0.0015279657</text:p>
          </table:table-cell>
          <table:table-cell table:formula="of:=[.F38]" office:value-type="float" office:value="1480" calcext:value-type="float">
            <text:p>1480</text:p>
          </table:table-cell>
          <table:table-cell table:formula="of:=[.H38]" office:value-type="float" office:value="0.017436577" calcext:value-type="float">
            <text:p>0.017436577</text:p>
          </table:table-cell>
          <table:table-cell table:formula="of:=[.J38]" office:value-type="float" office:value="92" calcext:value-type="float">
            <text:p>92</text:p>
          </table:table-cell>
          <table:table-cell table:formula="of:=[.L38]" office:value-type="float" office:value="0.000018107743" calcext:value-type="float">
            <text:p>0.000018107743</text:p>
          </table:table-cell>
          <table:table-cell table:formula="of:=[.N38]" office:value-type="float" office:value="1344" calcext:value-type="float">
            <text:p>1344</text:p>
          </table:table-cell>
          <table:table-cell table:formula="of:=[.P38]" office:value-type="float" office:value="0.00002040624" calcext:value-type="float">
            <text:p>0.00002040624</text:p>
          </table:table-cell>
          <table:table-cell table:formula="of:=[.R38]" office:value-type="float" office:value="1308" calcext:value-type="float">
            <text:p>1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39]) - LEN(SUBSTITUTE([.C39]; &quot;C&quot;; &quot;&quot;))) + [.$A$4] * (LEN([.C39]) - LEN(SUBSTITUTE([.C39]; &quot;G&quot;; &quot;&quot;)))" office:value-type="float" office:value="40" calcext:value-type="float">
            <text:p>40</text:p>
          </table:table-cell>
          <table:table-cell table:formula="of:=SUM([.E$2:.E39])" office:value-type="float" office:value="1520" calcext:value-type="float">
            <text:p>15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39]) - LEN(SUBSTITUTE([.G39]; &quot;C&quot;; &quot;&quot;))) + [.$A$4] * (LEN([.G39]) - LEN(SUBSTITUTE([.G39]; &quot;G&quot;; &quot;&quot;)))" office:value-type="float" office:value="1" calcext:value-type="float">
            <text:p>1</text:p>
          </table:table-cell>
          <table:table-cell table:formula="of:=SUM([.I$2:.I39])" office:value-type="float" office:value="93" calcext:value-type="float">
            <text:p>93</text:p>
          </table:table-cell>
          <table:table-cell office:value-type="string" calcext:value-type="string">
            <text:p>CGCGCGCGCGCG</text:p>
          </table:table-cell>
          <table:table-cell office:value-type="float" office:value="0.00001752627" calcext:value-type="float">
            <text:p>0.00001752627</text:p>
          </table:table-cell>
          <table:table-cell table:formula="of:= (LEN([.K39]) - LEN(SUBSTITUTE([.K39]; &quot;C&quot;; &quot;&quot;))) + [.$A$4] * (LEN([.K39]) - LEN(SUBSTITUTE([.K39]; &quot;G&quot;; &quot;&quot;)))" office:value-type="float" office:value="36" calcext:value-type="float">
            <text:p>36</text:p>
          </table:table-cell>
          <table:table-cell table:formula="of:=SUM([.M$2:.M39])" office:value-type="float" office:value="1380" calcext:value-type="float">
            <text:p>1380</text:p>
          </table:table-cell>
          <table:table-cell office:value-type="string" calcext:value-type="string">
            <text:p>CGCGCGCGCGCGGC</text:p>
          </table:table-cell>
          <table:table-cell office:value-type="float" office:value="0.000018107743" calcext:value-type="float">
            <text:p>0.000018107743</text:p>
          </table:table-cell>
          <table:table-cell table:formula="of:= (LEN([.O39]) - LEN(SUBSTITUTE([.O39]; &quot;C&quot;; &quot;&quot;))) + [.$A$4] * (LEN([.O39]) - LEN(SUBSTITUTE([.O39]; &quot;G&quot;; &quot;&quot;)))" office:value-type="float" office:value="42" calcext:value-type="float">
            <text:p>42</text:p>
          </table:table-cell>
          <table:table-cell table:formula="of:=SUM([.Q$2:.Q39])" office:value-type="float" office:value="1350" calcext:value-type="float">
            <text:p>1350</text:p>
          </table:table-cell>
          <table:table-cell/>
          <table:table-cell table:formula="of:=[.D39]" office:value-type="float" office:value="0.001527965" calcext:value-type="float">
            <text:p>0.001527965</text:p>
          </table:table-cell>
          <table:table-cell table:formula="of:=[.F39]" office:value-type="float" office:value="1520" calcext:value-type="float">
            <text:p>1520</text:p>
          </table:table-cell>
          <table:table-cell table:formula="of:=[.H39]" office:value-type="float" office:value="0.017436577" calcext:value-type="float">
            <text:p>0.017436577</text:p>
          </table:table-cell>
          <table:table-cell table:formula="of:=[.J39]" office:value-type="float" office:value="93" calcext:value-type="float">
            <text:p>93</text:p>
          </table:table-cell>
          <table:table-cell table:formula="of:=[.L39]" office:value-type="float" office:value="0.00001752627" calcext:value-type="float">
            <text:p>0.00001752627</text:p>
          </table:table-cell>
          <table:table-cell table:formula="of:=[.N39]" office:value-type="float" office:value="1380" calcext:value-type="float">
            <text:p>1380</text:p>
          </table:table-cell>
          <table:table-cell table:formula="of:=[.P39]" office:value-type="float" office:value="0.000018107743" calcext:value-type="float">
            <text:p>0.000018107743</text:p>
          </table:table-cell>
          <table:table-cell table:formula="of:=[.R39]" office:value-type="float" office:value="1350" calcext:value-type="float">
            <text:p>13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0]) - LEN(SUBSTITUTE([.C40]; &quot;C&quot;; &quot;&quot;))) + [.$A$4] * (LEN([.C40]) - LEN(SUBSTITUTE([.C40]; &quot;G&quot;; &quot;&quot;)))" office:value-type="float" office:value="40" calcext:value-type="float">
            <text:p>40</text:p>
          </table:table-cell>
          <table:table-cell table:formula="of:=SUM([.E$2:.E40])" office:value-type="float" office:value="1560" calcext:value-type="float">
            <text:p>15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0]) - LEN(SUBSTITUTE([.G40]; &quot;C&quot;; &quot;&quot;))) + [.$A$4] * (LEN([.G40]) - LEN(SUBSTITUTE([.G40]; &quot;G&quot;; &quot;&quot;)))" office:value-type="float" office:value="1" calcext:value-type="float">
            <text:p>1</text:p>
          </table:table-cell>
          <table:table-cell table:formula="of:=SUM([.I$2:.I40])" office:value-type="float" office:value="94" calcext:value-type="float">
            <text:p>94</text:p>
          </table:table-cell>
          <table:table-cell office:value-type="string" calcext:value-type="string">
            <text:p>CGCGCGCGCGCGCG</text:p>
          </table:table-cell>
          <table:table-cell office:value-type="float" office:value="0.0000156751" calcext:value-type="float">
            <text:p>0.0000156751</text:p>
          </table:table-cell>
          <table:table-cell table:formula="of:= (LEN([.K40]) - LEN(SUBSTITUTE([.K40]; &quot;C&quot;; &quot;&quot;))) + [.$A$4] * (LEN([.K40]) - LEN(SUBSTITUTE([.K40]; &quot;G&quot;; &quot;&quot;)))" office:value-type="float" office:value="42" calcext:value-type="float">
            <text:p>42</text:p>
          </table:table-cell>
          <table:table-cell table:formula="of:=SUM([.M$2:.M40])" office:value-type="float" office:value="1422" calcext:value-type="float">
            <text:p>1422</text:p>
          </table:table-cell>
          <table:table-cell office:value-type="string" calcext:value-type="string">
            <text:p>CGCGCGCGCGGC</text:p>
          </table:table-cell>
          <table:table-cell office:value-type="float" office:value="0.00001752627" calcext:value-type="float">
            <text:p>0.00001752627</text:p>
          </table:table-cell>
          <table:table-cell table:formula="of:= (LEN([.O40]) - LEN(SUBSTITUTE([.O40]; &quot;C&quot;; &quot;&quot;))) + [.$A$4] * (LEN([.O40]) - LEN(SUBSTITUTE([.O40]; &quot;G&quot;; &quot;&quot;)))" office:value-type="float" office:value="36" calcext:value-type="float">
            <text:p>36</text:p>
          </table:table-cell>
          <table:table-cell table:formula="of:=SUM([.Q$2:.Q40])" office:value-type="float" office:value="1386" calcext:value-type="float">
            <text:p>1386</text:p>
          </table:table-cell>
          <table:table-cell/>
          <table:table-cell table:formula="of:=[.D40]" office:value-type="float" office:value="0.001527965" calcext:value-type="float">
            <text:p>0.001527965</text:p>
          </table:table-cell>
          <table:table-cell table:formula="of:=[.F40]" office:value-type="float" office:value="1560" calcext:value-type="float">
            <text:p>1560</text:p>
          </table:table-cell>
          <table:table-cell table:formula="of:=[.H40]" office:value-type="float" office:value="0.017436577" calcext:value-type="float">
            <text:p>0.017436577</text:p>
          </table:table-cell>
          <table:table-cell table:formula="of:=[.J40]" office:value-type="float" office:value="94" calcext:value-type="float">
            <text:p>94</text:p>
          </table:table-cell>
          <table:table-cell table:formula="of:=[.L40]" office:value-type="float" office:value="0.0000156751" calcext:value-type="float">
            <text:p>0.0000156751</text:p>
          </table:table-cell>
          <table:table-cell table:formula="of:=[.N40]" office:value-type="float" office:value="1422" calcext:value-type="float">
            <text:p>1422</text:p>
          </table:table-cell>
          <table:table-cell table:formula="of:=[.P40]" office:value-type="float" office:value="0.00001752627" calcext:value-type="float">
            <text:p>0.00001752627</text:p>
          </table:table-cell>
          <table:table-cell table:formula="of:=[.R40]" office:value-type="float" office:value="1386" calcext:value-type="float">
            <text:p>1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1]) - LEN(SUBSTITUTE([.C41]; &quot;C&quot;; &quot;&quot;))) + [.$A$4] * (LEN([.C41]) - LEN(SUBSTITUTE([.C41]; &quot;G&quot;; &quot;&quot;)))" office:value-type="float" office:value="40" calcext:value-type="float">
            <text:p>40</text:p>
          </table:table-cell>
          <table:table-cell table:formula="of:=SUM([.E$2:.E41])" office:value-type="float" office:value="1600" calcext:value-type="float">
            <text:p>16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1]) - LEN(SUBSTITUTE([.G41]; &quot;C&quot;; &quot;&quot;))) + [.$A$4] * (LEN([.G41]) - LEN(SUBSTITUTE([.G41]; &quot;G&quot;; &quot;&quot;)))" office:value-type="float" office:value="1" calcext:value-type="float">
            <text:p>1</text:p>
          </table:table-cell>
          <table:table-cell table:formula="of:=SUM([.I$2:.I41])" office:value-type="float" office:value="95" calcext:value-type="float">
            <text:p>95</text:p>
          </table:table-cell>
          <table:table-cell office:value-type="string" calcext:value-type="string">
            <text:p>CGCGCGCGCGCG</text:p>
          </table:table-cell>
          <table:table-cell office:value-type="float" office:value="0.00001519869" calcext:value-type="float">
            <text:p>0.00001519869</text:p>
          </table:table-cell>
          <table:table-cell table:formula="of:= (LEN([.K41]) - LEN(SUBSTITUTE([.K41]; &quot;C&quot;; &quot;&quot;))) + [.$A$4] * (LEN([.K41]) - LEN(SUBSTITUTE([.K41]; &quot;G&quot;; &quot;&quot;)))" office:value-type="float" office:value="36" calcext:value-type="float">
            <text:p>36</text:p>
          </table:table-cell>
          <table:table-cell table:formula="of:=SUM([.M$2:.M41])" office:value-type="float" office:value="1458" calcext:value-type="float">
            <text:p>1458</text:p>
          </table:table-cell>
          <table:table-cell office:value-type="string" calcext:value-type="string">
            <text:p>CGCGCGCGCGCGGC</text:p>
          </table:table-cell>
          <table:table-cell office:value-type="float" office:value="0.0000156751" calcext:value-type="float">
            <text:p>0.0000156751</text:p>
          </table:table-cell>
          <table:table-cell table:formula="of:= (LEN([.O41]) - LEN(SUBSTITUTE([.O41]; &quot;C&quot;; &quot;&quot;))) + [.$A$4] * (LEN([.O41]) - LEN(SUBSTITUTE([.O41]; &quot;G&quot;; &quot;&quot;)))" office:value-type="float" office:value="42" calcext:value-type="float">
            <text:p>42</text:p>
          </table:table-cell>
          <table:table-cell table:formula="of:=SUM([.Q$2:.Q41])" office:value-type="float" office:value="1428" calcext:value-type="float">
            <text:p>1428</text:p>
          </table:table-cell>
          <table:table-cell/>
          <table:table-cell table:formula="of:=[.D41]" office:value-type="float" office:value="0.001527965" calcext:value-type="float">
            <text:p>0.001527965</text:p>
          </table:table-cell>
          <table:table-cell table:formula="of:=[.F41]" office:value-type="float" office:value="1600" calcext:value-type="float">
            <text:p>1600</text:p>
          </table:table-cell>
          <table:table-cell table:formula="of:=[.H41]" office:value-type="float" office:value="0.017436577" calcext:value-type="float">
            <text:p>0.017436577</text:p>
          </table:table-cell>
          <table:table-cell table:formula="of:=[.J41]" office:value-type="float" office:value="95" calcext:value-type="float">
            <text:p>95</text:p>
          </table:table-cell>
          <table:table-cell table:formula="of:=[.L41]" office:value-type="float" office:value="0.00001519869" calcext:value-type="float">
            <text:p>0.00001519869</text:p>
          </table:table-cell>
          <table:table-cell table:formula="of:=[.N41]" office:value-type="float" office:value="1458" calcext:value-type="float">
            <text:p>1458</text:p>
          </table:table-cell>
          <table:table-cell table:formula="of:=[.P41]" office:value-type="float" office:value="0.0000156751" calcext:value-type="float">
            <text:p>0.0000156751</text:p>
          </table:table-cell>
          <table:table-cell table:formula="of:=[.R41]" office:value-type="float" office:value="1428" calcext:value-type="float">
            <text:p>1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2]) - LEN(SUBSTITUTE([.C42]; &quot;C&quot;; &quot;&quot;))) + [.$A$4] * (LEN([.C42]) - LEN(SUBSTITUTE([.C42]; &quot;G&quot;; &quot;&quot;)))" office:value-type="float" office:value="40" calcext:value-type="float">
            <text:p>40</text:p>
          </table:table-cell>
          <table:table-cell table:formula="of:=SUM([.E$2:.E42])" office:value-type="float" office:value="1640" calcext:value-type="float">
            <text:p>16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2]) - LEN(SUBSTITUTE([.G42]; &quot;C&quot;; &quot;&quot;))) + [.$A$4] * (LEN([.G42]) - LEN(SUBSTITUTE([.G42]; &quot;G&quot;; &quot;&quot;)))" office:value-type="float" office:value="1" calcext:value-type="float">
            <text:p>1</text:p>
          </table:table-cell>
          <table:table-cell table:formula="of:=SUM([.I$2:.I42])" office:value-type="float" office:value="96" calcext:value-type="float">
            <text:p>96</text:p>
          </table:table-cell>
          <table:table-cell office:value-type="string" calcext:value-type="string">
            <text:p>CGCGCGCGCGCGCG</text:p>
          </table:table-cell>
          <table:table-cell office:value-type="float" office:value="0.0000136816125" calcext:value-type="float">
            <text:p>0.0000136816125</text:p>
          </table:table-cell>
          <table:table-cell table:formula="of:= (LEN([.K42]) - LEN(SUBSTITUTE([.K42]; &quot;C&quot;; &quot;&quot;))) + [.$A$4] * (LEN([.K42]) - LEN(SUBSTITUTE([.K42]; &quot;G&quot;; &quot;&quot;)))" office:value-type="float" office:value="42" calcext:value-type="float">
            <text:p>42</text:p>
          </table:table-cell>
          <table:table-cell table:formula="of:=SUM([.M$2:.M42])" office:value-type="float" office:value="1500" calcext:value-type="float">
            <text:p>1500</text:p>
          </table:table-cell>
          <table:table-cell office:value-type="string" calcext:value-type="string">
            <text:p>CGCGCGCGCGGC</text:p>
          </table:table-cell>
          <table:table-cell office:value-type="float" office:value="0.00001519869" calcext:value-type="float">
            <text:p>0.00001519869</text:p>
          </table:table-cell>
          <table:table-cell table:formula="of:= (LEN([.O42]) - LEN(SUBSTITUTE([.O42]; &quot;C&quot;; &quot;&quot;))) + [.$A$4] * (LEN([.O42]) - LEN(SUBSTITUTE([.O42]; &quot;G&quot;; &quot;&quot;)))" office:value-type="float" office:value="36" calcext:value-type="float">
            <text:p>36</text:p>
          </table:table-cell>
          <table:table-cell table:formula="of:=SUM([.Q$2:.Q42])" office:value-type="float" office:value="1464" calcext:value-type="float">
            <text:p>1464</text:p>
          </table:table-cell>
          <table:table-cell/>
          <table:table-cell table:formula="of:=[.D42]" office:value-type="float" office:value="0.001527965" calcext:value-type="float">
            <text:p>0.001527965</text:p>
          </table:table-cell>
          <table:table-cell table:formula="of:=[.F42]" office:value-type="float" office:value="1640" calcext:value-type="float">
            <text:p>1640</text:p>
          </table:table-cell>
          <table:table-cell table:formula="of:=[.H42]" office:value-type="float" office:value="0.017436577" calcext:value-type="float">
            <text:p>0.017436577</text:p>
          </table:table-cell>
          <table:table-cell table:formula="of:=[.J42]" office:value-type="float" office:value="96" calcext:value-type="float">
            <text:p>96</text:p>
          </table:table-cell>
          <table:table-cell table:formula="of:=[.L42]" office:value-type="float" office:value="0.0000136816125" calcext:value-type="float">
            <text:p>0.0000136816125</text:p>
          </table:table-cell>
          <table:table-cell table:formula="of:=[.N42]" office:value-type="float" office:value="1500" calcext:value-type="float">
            <text:p>1500</text:p>
          </table:table-cell>
          <table:table-cell table:formula="of:=[.P42]" office:value-type="float" office:value="0.00001519869" calcext:value-type="float">
            <text:p>0.00001519869</text:p>
          </table:table-cell>
          <table:table-cell table:formula="of:=[.R42]" office:value-type="float" office:value="1464" calcext:value-type="float">
            <text:p>1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5" calcext:value-type="float">
            <text:p>0.001527965</text:p>
          </table:table-cell>
          <table:table-cell table:formula="of:= (LEN([.C43]) - LEN(SUBSTITUTE([.C43]; &quot;C&quot;; &quot;&quot;))) + [.$A$4] * (LEN([.C43]) - LEN(SUBSTITUTE([.C43]; &quot;G&quot;; &quot;&quot;)))" office:value-type="float" office:value="40" calcext:value-type="float">
            <text:p>40</text:p>
          </table:table-cell>
          <table:table-cell table:formula="of:=SUM([.E$2:.E43])" office:value-type="float" office:value="1680" calcext:value-type="float">
            <text:p>16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3]) - LEN(SUBSTITUTE([.G43]; &quot;C&quot;; &quot;&quot;))) + [.$A$4] * (LEN([.G43]) - LEN(SUBSTITUTE([.G43]; &quot;G&quot;; &quot;&quot;)))" office:value-type="float" office:value="1" calcext:value-type="float">
            <text:p>1</text:p>
          </table:table-cell>
          <table:table-cell table:formula="of:=SUM([.I$2:.I43])" office:value-type="float" office:value="97" calcext:value-type="float">
            <text:p>97</text:p>
          </table:table-cell>
          <table:table-cell office:value-type="string" calcext:value-type="string">
            <text:p>CGCGCGCGCGCG</text:p>
          </table:table-cell>
          <table:table-cell office:value-type="float" office:value="0.00001328549" calcext:value-type="float">
            <text:p>0.00001328549</text:p>
          </table:table-cell>
          <table:table-cell table:formula="of:= (LEN([.K43]) - LEN(SUBSTITUTE([.K43]; &quot;C&quot;; &quot;&quot;))) + [.$A$4] * (LEN([.K43]) - LEN(SUBSTITUTE([.K43]; &quot;G&quot;; &quot;&quot;)))" office:value-type="float" office:value="36" calcext:value-type="float">
            <text:p>36</text:p>
          </table:table-cell>
          <table:table-cell table:formula="of:=SUM([.M$2:.M43])" office:value-type="float" office:value="1536" calcext:value-type="float">
            <text:p>1536</text:p>
          </table:table-cell>
          <table:table-cell office:value-type="string" calcext:value-type="string">
            <text:p>CGCGCGCGCGCGGC</text:p>
          </table:table-cell>
          <table:table-cell office:value-type="float" office:value="0.0000136816125" calcext:value-type="float">
            <text:p>0.0000136816125</text:p>
          </table:table-cell>
          <table:table-cell table:formula="of:= (LEN([.O43]) - LEN(SUBSTITUTE([.O43]; &quot;C&quot;; &quot;&quot;))) + [.$A$4] * (LEN([.O43]) - LEN(SUBSTITUTE([.O43]; &quot;G&quot;; &quot;&quot;)))" office:value-type="float" office:value="42" calcext:value-type="float">
            <text:p>42</text:p>
          </table:table-cell>
          <table:table-cell table:formula="of:=SUM([.Q$2:.Q43])" office:value-type="float" office:value="1506" calcext:value-type="float">
            <text:p>1506</text:p>
          </table:table-cell>
          <table:table-cell/>
          <table:table-cell table:formula="of:=[.D43]" office:value-type="float" office:value="0.001527965" calcext:value-type="float">
            <text:p>0.001527965</text:p>
          </table:table-cell>
          <table:table-cell table:formula="of:=[.F43]" office:value-type="float" office:value="1680" calcext:value-type="float">
            <text:p>1680</text:p>
          </table:table-cell>
          <table:table-cell table:formula="of:=[.H43]" office:value-type="float" office:value="0.017436577" calcext:value-type="float">
            <text:p>0.017436577</text:p>
          </table:table-cell>
          <table:table-cell table:formula="of:=[.J43]" office:value-type="float" office:value="97" calcext:value-type="float">
            <text:p>97</text:p>
          </table:table-cell>
          <table:table-cell table:formula="of:=[.L43]" office:value-type="float" office:value="0.00001328549" calcext:value-type="float">
            <text:p>0.00001328549</text:p>
          </table:table-cell>
          <table:table-cell table:formula="of:=[.N43]" office:value-type="float" office:value="1536" calcext:value-type="float">
            <text:p>1536</text:p>
          </table:table-cell>
          <table:table-cell table:formula="of:=[.P43]" office:value-type="float" office:value="0.0000136816125" calcext:value-type="float">
            <text:p>0.0000136816125</text:p>
          </table:table-cell>
          <table:table-cell table:formula="of:=[.R43]" office:value-type="float" office:value="1506" calcext:value-type="float">
            <text:p>1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37" calcext:value-type="float">
            <text:p>0.0015279637</text:p>
          </table:table-cell>
          <table:table-cell table:formula="of:= (LEN([.C44]) - LEN(SUBSTITUTE([.C44]; &quot;C&quot;; &quot;&quot;))) + [.$A$4] * (LEN([.C44]) - LEN(SUBSTITUTE([.C44]; &quot;G&quot;; &quot;&quot;)))" office:value-type="float" office:value="40" calcext:value-type="float">
            <text:p>40</text:p>
          </table:table-cell>
          <table:table-cell table:formula="of:=SUM([.E$2:.E44])" office:value-type="float" office:value="1720" calcext:value-type="float">
            <text:p>17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4]) - LEN(SUBSTITUTE([.G44]; &quot;C&quot;; &quot;&quot;))) + [.$A$4] * (LEN([.G44]) - LEN(SUBSTITUTE([.G44]; &quot;G&quot;; &quot;&quot;)))" office:value-type="float" office:value="1" calcext:value-type="float">
            <text:p>1</text:p>
          </table:table-cell>
          <table:table-cell table:formula="of:=SUM([.I$2:.I44])" office:value-type="float" office:value="98" calcext:value-type="float">
            <text:p>98</text:p>
          </table:table-cell>
          <table:table-cell office:value-type="string" calcext:value-type="string">
            <text:p>CGCGCGCGCGCGCG</text:p>
          </table:table-cell>
          <table:table-cell office:value-type="float" office:value="0.0000120236655" calcext:value-type="float">
            <text:p>0.0000120236655</text:p>
          </table:table-cell>
          <table:table-cell table:formula="of:= (LEN([.K44]) - LEN(SUBSTITUTE([.K44]; &quot;C&quot;; &quot;&quot;))) + [.$A$4] * (LEN([.K44]) - LEN(SUBSTITUTE([.K44]; &quot;G&quot;; &quot;&quot;)))" office:value-type="float" office:value="42" calcext:value-type="float">
            <text:p>42</text:p>
          </table:table-cell>
          <table:table-cell table:formula="of:=SUM([.M$2:.M44])" office:value-type="float" office:value="1578" calcext:value-type="float">
            <text:p>1578</text:p>
          </table:table-cell>
          <table:table-cell office:value-type="string" calcext:value-type="string">
            <text:p>CGCGCGCGCGGC</text:p>
          </table:table-cell>
          <table:table-cell office:value-type="float" office:value="0.00001328549" calcext:value-type="float">
            <text:p>0.00001328549</text:p>
          </table:table-cell>
          <table:table-cell table:formula="of:= (LEN([.O44]) - LEN(SUBSTITUTE([.O44]; &quot;C&quot;; &quot;&quot;))) + [.$A$4] * (LEN([.O44]) - LEN(SUBSTITUTE([.O44]; &quot;G&quot;; &quot;&quot;)))" office:value-type="float" office:value="36" calcext:value-type="float">
            <text:p>36</text:p>
          </table:table-cell>
          <table:table-cell table:formula="of:=SUM([.Q$2:.Q44])" office:value-type="float" office:value="1542" calcext:value-type="float">
            <text:p>1542</text:p>
          </table:table-cell>
          <table:table-cell/>
          <table:table-cell table:formula="of:=[.D44]" office:value-type="float" office:value="0.0015279637" calcext:value-type="float">
            <text:p>0.0015279637</text:p>
          </table:table-cell>
          <table:table-cell table:formula="of:=[.F44]" office:value-type="float" office:value="1720" calcext:value-type="float">
            <text:p>1720</text:p>
          </table:table-cell>
          <table:table-cell table:formula="of:=[.H44]" office:value-type="float" office:value="0.017436577" calcext:value-type="float">
            <text:p>0.017436577</text:p>
          </table:table-cell>
          <table:table-cell table:formula="of:=[.J44]" office:value-type="float" office:value="98" calcext:value-type="float">
            <text:p>98</text:p>
          </table:table-cell>
          <table:table-cell table:formula="of:=[.L44]" office:value-type="float" office:value="0.0000120236655" calcext:value-type="float">
            <text:p>0.0000120236655</text:p>
          </table:table-cell>
          <table:table-cell table:formula="of:=[.N44]" office:value-type="float" office:value="1578" calcext:value-type="float">
            <text:p>1578</text:p>
          </table:table-cell>
          <table:table-cell table:formula="of:=[.P44]" office:value-type="float" office:value="0.00001328549" calcext:value-type="float">
            <text:p>0.00001328549</text:p>
          </table:table-cell>
          <table:table-cell table:formula="of:=[.R44]" office:value-type="float" office:value="1542" calcext:value-type="float">
            <text:p>1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24" calcext:value-type="float">
            <text:p>0.0015279624</text:p>
          </table:table-cell>
          <table:table-cell table:formula="of:= (LEN([.C45]) - LEN(SUBSTITUTE([.C45]; &quot;C&quot;; &quot;&quot;))) + [.$A$4] * (LEN([.C45]) - LEN(SUBSTITUTE([.C45]; &quot;G&quot;; &quot;&quot;)))" office:value-type="float" office:value="40" calcext:value-type="float">
            <text:p>40</text:p>
          </table:table-cell>
          <table:table-cell table:formula="of:=SUM([.E$2:.E45])" office:value-type="float" office:value="1760" calcext:value-type="float">
            <text:p>17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5]) - LEN(SUBSTITUTE([.G45]; &quot;C&quot;; &quot;&quot;))) + [.$A$4] * (LEN([.G45]) - LEN(SUBSTITUTE([.G45]; &quot;G&quot;; &quot;&quot;)))" office:value-type="float" office:value="1" calcext:value-type="float">
            <text:p>1</text:p>
          </table:table-cell>
          <table:table-cell table:formula="of:=SUM([.I$2:.I45])" office:value-type="float" office:value="99" calcext:value-type="float">
            <text:p>99</text:p>
          </table:table-cell>
          <table:table-cell office:value-type="string" calcext:value-type="string">
            <text:p>CGCGCGCGCGCG</text:p>
          </table:table-cell>
          <table:table-cell office:value-type="float" office:value="0.000011690749" calcext:value-type="float">
            <text:p>0.000011690749</text:p>
          </table:table-cell>
          <table:table-cell table:formula="of:= (LEN([.K45]) - LEN(SUBSTITUTE([.K45]; &quot;C&quot;; &quot;&quot;))) + [.$A$4] * (LEN([.K45]) - LEN(SUBSTITUTE([.K45]; &quot;G&quot;; &quot;&quot;)))" office:value-type="float" office:value="36" calcext:value-type="float">
            <text:p>36</text:p>
          </table:table-cell>
          <table:table-cell table:formula="of:=SUM([.M$2:.M45])" office:value-type="float" office:value="1614" calcext:value-type="float">
            <text:p>1614</text:p>
          </table:table-cell>
          <table:table-cell office:value-type="string" calcext:value-type="string">
            <text:p>CGCGCGCGCGCGGC</text:p>
          </table:table-cell>
          <table:table-cell office:value-type="float" office:value="0.0000120236655" calcext:value-type="float">
            <text:p>0.0000120236655</text:p>
          </table:table-cell>
          <table:table-cell table:formula="of:= (LEN([.O45]) - LEN(SUBSTITUTE([.O45]; &quot;C&quot;; &quot;&quot;))) + [.$A$4] * (LEN([.O45]) - LEN(SUBSTITUTE([.O45]; &quot;G&quot;; &quot;&quot;)))" office:value-type="float" office:value="42" calcext:value-type="float">
            <text:p>42</text:p>
          </table:table-cell>
          <table:table-cell table:formula="of:=SUM([.Q$2:.Q45])" office:value-type="float" office:value="1584" calcext:value-type="float">
            <text:p>1584</text:p>
          </table:table-cell>
          <table:table-cell/>
          <table:table-cell table:formula="of:=[.D45]" office:value-type="float" office:value="0.0015279624" calcext:value-type="float">
            <text:p>0.0015279624</text:p>
          </table:table-cell>
          <table:table-cell table:formula="of:=[.F45]" office:value-type="float" office:value="1760" calcext:value-type="float">
            <text:p>1760</text:p>
          </table:table-cell>
          <table:table-cell table:formula="of:=[.H45]" office:value-type="float" office:value="0.017436577" calcext:value-type="float">
            <text:p>0.017436577</text:p>
          </table:table-cell>
          <table:table-cell table:formula="of:=[.J45]" office:value-type="float" office:value="99" calcext:value-type="float">
            <text:p>99</text:p>
          </table:table-cell>
          <table:table-cell table:formula="of:=[.L45]" office:value-type="float" office:value="0.000011690749" calcext:value-type="float">
            <text:p>0.000011690749</text:p>
          </table:table-cell>
          <table:table-cell table:formula="of:=[.N45]" office:value-type="float" office:value="1614" calcext:value-type="float">
            <text:p>1614</text:p>
          </table:table-cell>
          <table:table-cell table:formula="of:=[.P45]" office:value-type="float" office:value="0.0000120236655" calcext:value-type="float">
            <text:p>0.0000120236655</text:p>
          </table:table-cell>
          <table:table-cell table:formula="of:=[.R45]" office:value-type="float" office:value="1584" calcext:value-type="float">
            <text:p>1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4" calcext:value-type="float">
            <text:p>0.0015279604</text:p>
          </table:table-cell>
          <table:table-cell table:formula="of:= (LEN([.C46]) - LEN(SUBSTITUTE([.C46]; &quot;C&quot;; &quot;&quot;))) + [.$A$4] * (LEN([.C46]) - LEN(SUBSTITUTE([.C46]; &quot;G&quot;; &quot;&quot;)))" office:value-type="float" office:value="40" calcext:value-type="float">
            <text:p>40</text:p>
          </table:table-cell>
          <table:table-cell table:formula="of:=SUM([.E$2:.E46])" office:value-type="float" office:value="1800" calcext:value-type="float">
            <text:p>18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6]) - LEN(SUBSTITUTE([.G46]; &quot;C&quot;; &quot;&quot;))) + [.$A$4] * (LEN([.G46]) - LEN(SUBSTITUTE([.G46]; &quot;G&quot;; &quot;&quot;)))" office:value-type="float" office:value="1" calcext:value-type="float">
            <text:p>1</text:p>
          </table:table-cell>
          <table:table-cell table:formula="of:=SUM([.I$2:.I46])" office:value-type="float" office:value="100" calcext:value-type="float">
            <text:p>100</text:p>
          </table:table-cell>
          <table:table-cell office:value-type="string" calcext:value-type="string">
            <text:p>CGCGCGCGCGCGCG</text:p>
          </table:table-cell>
          <table:table-cell office:value-type="float" office:value="0.000010627898" calcext:value-type="float">
            <text:p>0.000010627898</text:p>
          </table:table-cell>
          <table:table-cell table:formula="of:= (LEN([.K46]) - LEN(SUBSTITUTE([.K46]; &quot;C&quot;; &quot;&quot;))) + [.$A$4] * (LEN([.K46]) - LEN(SUBSTITUTE([.K46]; &quot;G&quot;; &quot;&quot;)))" office:value-type="float" office:value="42" calcext:value-type="float">
            <text:p>42</text:p>
          </table:table-cell>
          <table:table-cell table:formula="of:=SUM([.M$2:.M46])" office:value-type="float" office:value="1656" calcext:value-type="float">
            <text:p>1656</text:p>
          </table:table-cell>
          <table:table-cell office:value-type="string" calcext:value-type="string">
            <text:p>CGCGCGCGCGGC</text:p>
          </table:table-cell>
          <table:table-cell office:value-type="float" office:value="0.000011690749" calcext:value-type="float">
            <text:p>0.000011690749</text:p>
          </table:table-cell>
          <table:table-cell table:formula="of:= (LEN([.O46]) - LEN(SUBSTITUTE([.O46]; &quot;C&quot;; &quot;&quot;))) + [.$A$4] * (LEN([.O46]) - LEN(SUBSTITUTE([.O46]; &quot;G&quot;; &quot;&quot;)))" office:value-type="float" office:value="36" calcext:value-type="float">
            <text:p>36</text:p>
          </table:table-cell>
          <table:table-cell table:formula="of:=SUM([.Q$2:.Q46])" office:value-type="float" office:value="1620" calcext:value-type="float">
            <text:p>1620</text:p>
          </table:table-cell>
          <table:table-cell/>
          <table:table-cell table:formula="of:=[.D46]" office:value-type="float" office:value="0.0015279604" calcext:value-type="float">
            <text:p>0.0015279604</text:p>
          </table:table-cell>
          <table:table-cell table:formula="of:=[.F46]" office:value-type="float" office:value="1800" calcext:value-type="float">
            <text:p>1800</text:p>
          </table:table-cell>
          <table:table-cell table:formula="of:=[.H46]" office:value-type="float" office:value="0.017436577" calcext:value-type="float">
            <text:p>0.017436577</text:p>
          </table:table-cell>
          <table:table-cell table:formula="of:=[.J46]" office:value-type="float" office:value="100" calcext:value-type="float">
            <text:p>100</text:p>
          </table:table-cell>
          <table:table-cell table:formula="of:=[.L46]" office:value-type="float" office:value="0.000010627898" calcext:value-type="float">
            <text:p>0.000010627898</text:p>
          </table:table-cell>
          <table:table-cell table:formula="of:=[.N46]" office:value-type="float" office:value="1656" calcext:value-type="float">
            <text:p>1656</text:p>
          </table:table-cell>
          <table:table-cell table:formula="of:=[.P46]" office:value-type="float" office:value="0.000011690749" calcext:value-type="float">
            <text:p>0.000011690749</text:p>
          </table:table-cell>
          <table:table-cell table:formula="of:=[.R46]" office:value-type="float" office:value="1620" calcext:value-type="float">
            <text:p>16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3" calcext:value-type="float">
            <text:p>0.0015279603</text:p>
          </table:table-cell>
          <table:table-cell table:formula="of:= (LEN([.C47]) - LEN(SUBSTITUTE([.C47]; &quot;C&quot;; &quot;&quot;))) + [.$A$4] * (LEN([.C47]) - LEN(SUBSTITUTE([.C47]; &quot;G&quot;; &quot;&quot;)))" office:value-type="float" office:value="40" calcext:value-type="float">
            <text:p>40</text:p>
          </table:table-cell>
          <table:table-cell table:formula="of:=SUM([.E$2:.E47])" office:value-type="float" office:value="1840" calcext:value-type="float">
            <text:p>184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7]) - LEN(SUBSTITUTE([.G47]; &quot;C&quot;; &quot;&quot;))) + [.$A$4] * (LEN([.G47]) - LEN(SUBSTITUTE([.G47]; &quot;G&quot;; &quot;&quot;)))" office:value-type="float" office:value="1" calcext:value-type="float">
            <text:p>1</text:p>
          </table:table-cell>
          <table:table-cell table:formula="of:=SUM([.I$2:.I47])" office:value-type="float" office:value="101" calcext:value-type="float">
            <text:p>101</text:p>
          </table:table-cell>
          <table:table-cell office:value-type="string" calcext:value-type="string">
            <text:p>CGCGCGCGCGCG</text:p>
          </table:table-cell>
          <table:table-cell office:value-type="float" office:value="0.000010345482" calcext:value-type="float">
            <text:p>0.000010345482</text:p>
          </table:table-cell>
          <table:table-cell table:formula="of:= (LEN([.K47]) - LEN(SUBSTITUTE([.K47]; &quot;C&quot;; &quot;&quot;))) + [.$A$4] * (LEN([.K47]) - LEN(SUBSTITUTE([.K47]; &quot;G&quot;; &quot;&quot;)))" office:value-type="float" office:value="36" calcext:value-type="float">
            <text:p>36</text:p>
          </table:table-cell>
          <table:table-cell table:formula="of:=SUM([.M$2:.M47])" office:value-type="float" office:value="1692" calcext:value-type="float">
            <text:p>1692</text:p>
          </table:table-cell>
          <table:table-cell office:value-type="string" calcext:value-type="string">
            <text:p>CGCGCGCGCGCGGC</text:p>
          </table:table-cell>
          <table:table-cell office:value-type="float" office:value="0.000010627898" calcext:value-type="float">
            <text:p>0.000010627898</text:p>
          </table:table-cell>
          <table:table-cell table:formula="of:= (LEN([.O47]) - LEN(SUBSTITUTE([.O47]; &quot;C&quot;; &quot;&quot;))) + [.$A$4] * (LEN([.O47]) - LEN(SUBSTITUTE([.O47]; &quot;G&quot;; &quot;&quot;)))" office:value-type="float" office:value="42" calcext:value-type="float">
            <text:p>42</text:p>
          </table:table-cell>
          <table:table-cell table:formula="of:=SUM([.Q$2:.Q47])" office:value-type="float" office:value="1662" calcext:value-type="float">
            <text:p>1662</text:p>
          </table:table-cell>
          <table:table-cell/>
          <table:table-cell table:formula="of:=[.D47]" office:value-type="float" office:value="0.0015279603" calcext:value-type="float">
            <text:p>0.0015279603</text:p>
          </table:table-cell>
          <table:table-cell table:formula="of:=[.F47]" office:value-type="float" office:value="1840" calcext:value-type="float">
            <text:p>1840</text:p>
          </table:table-cell>
          <table:table-cell table:formula="of:=[.H47]" office:value-type="float" office:value="0.017436577" calcext:value-type="float">
            <text:p>0.017436577</text:p>
          </table:table-cell>
          <table:table-cell table:formula="of:=[.J47]" office:value-type="float" office:value="101" calcext:value-type="float">
            <text:p>101</text:p>
          </table:table-cell>
          <table:table-cell table:formula="of:=[.L47]" office:value-type="float" office:value="0.000010345482" calcext:value-type="float">
            <text:p>0.000010345482</text:p>
          </table:table-cell>
          <table:table-cell table:formula="of:=[.N47]" office:value-type="float" office:value="1692" calcext:value-type="float">
            <text:p>1692</text:p>
          </table:table-cell>
          <table:table-cell table:formula="of:=[.P47]" office:value-type="float" office:value="0.000010627898" calcext:value-type="float">
            <text:p>0.000010627898</text:p>
          </table:table-cell>
          <table:table-cell table:formula="of:=[.R47]" office:value-type="float" office:value="1662" calcext:value-type="float">
            <text:p>1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603" calcext:value-type="float">
            <text:p>0.0015279603</text:p>
          </table:table-cell>
          <table:table-cell table:formula="of:= (LEN([.C48]) - LEN(SUBSTITUTE([.C48]; &quot;C&quot;; &quot;&quot;))) + [.$A$4] * (LEN([.C48]) - LEN(SUBSTITUTE([.C48]; &quot;G&quot;; &quot;&quot;)))" office:value-type="float" office:value="40" calcext:value-type="float">
            <text:p>40</text:p>
          </table:table-cell>
          <table:table-cell table:formula="of:=SUM([.E$2:.E48])" office:value-type="float" office:value="1880" calcext:value-type="float">
            <text:p>188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8]) - LEN(SUBSTITUTE([.G48]; &quot;C&quot;; &quot;&quot;))) + [.$A$4] * (LEN([.G48]) - LEN(SUBSTITUTE([.G48]; &quot;G&quot;; &quot;&quot;)))" office:value-type="float" office:value="1" calcext:value-type="float">
            <text:p>1</text:p>
          </table:table-cell>
          <table:table-cell table:formula="of:=SUM([.I$2:.I48])" office:value-type="float" office:value="102" calcext:value-type="float">
            <text:p>102</text:p>
          </table:table-cell>
          <table:table-cell office:value-type="string" calcext:value-type="string">
            <text:p>CGCGCGCGCGCGCG</text:p>
          </table:table-cell>
          <table:table-cell office:value-type="float" office:value="0.000009440787" calcext:value-type="float">
            <text:p>0.000009440787</text:p>
          </table:table-cell>
          <table:table-cell table:formula="of:= (LEN([.K48]) - LEN(SUBSTITUTE([.K48]; &quot;C&quot;; &quot;&quot;))) + [.$A$4] * (LEN([.K48]) - LEN(SUBSTITUTE([.K48]; &quot;G&quot;; &quot;&quot;)))" office:value-type="float" office:value="42" calcext:value-type="float">
            <text:p>42</text:p>
          </table:table-cell>
          <table:table-cell table:formula="of:=SUM([.M$2:.M48])" office:value-type="float" office:value="1734" calcext:value-type="float">
            <text:p>1734</text:p>
          </table:table-cell>
          <table:table-cell office:value-type="string" calcext:value-type="string">
            <text:p>CGCGCGCGCGGC</text:p>
          </table:table-cell>
          <table:table-cell office:value-type="float" office:value="0.000010345482" calcext:value-type="float">
            <text:p>0.000010345482</text:p>
          </table:table-cell>
          <table:table-cell table:formula="of:= (LEN([.O48]) - LEN(SUBSTITUTE([.O48]; &quot;C&quot;; &quot;&quot;))) + [.$A$4] * (LEN([.O48]) - LEN(SUBSTITUTE([.O48]; &quot;G&quot;; &quot;&quot;)))" office:value-type="float" office:value="36" calcext:value-type="float">
            <text:p>36</text:p>
          </table:table-cell>
          <table:table-cell table:formula="of:=SUM([.Q$2:.Q48])" office:value-type="float" office:value="1698" calcext:value-type="float">
            <text:p>1698</text:p>
          </table:table-cell>
          <table:table-cell/>
          <table:table-cell table:formula="of:=[.D48]" office:value-type="float" office:value="0.0015279603" calcext:value-type="float">
            <text:p>0.0015279603</text:p>
          </table:table-cell>
          <table:table-cell table:formula="of:=[.F48]" office:value-type="float" office:value="1880" calcext:value-type="float">
            <text:p>1880</text:p>
          </table:table-cell>
          <table:table-cell table:formula="of:=[.H48]" office:value-type="float" office:value="0.017436577" calcext:value-type="float">
            <text:p>0.017436577</text:p>
          </table:table-cell>
          <table:table-cell table:formula="of:=[.J48]" office:value-type="float" office:value="102" calcext:value-type="float">
            <text:p>102</text:p>
          </table:table-cell>
          <table:table-cell table:formula="of:=[.L48]" office:value-type="float" office:value="0.000009440787" calcext:value-type="float">
            <text:p>0.000009440787</text:p>
          </table:table-cell>
          <table:table-cell table:formula="of:=[.N48]" office:value-type="float" office:value="1734" calcext:value-type="float">
            <text:p>1734</text:p>
          </table:table-cell>
          <table:table-cell table:formula="of:=[.P48]" office:value-type="float" office:value="0.000010345482" calcext:value-type="float">
            <text:p>0.000010345482</text:p>
          </table:table-cell>
          <table:table-cell table:formula="of:=[.R48]" office:value-type="float" office:value="1698" calcext:value-type="float">
            <text:p>1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4" calcext:value-type="float">
            <text:p>0.0015279594</text:p>
          </table:table-cell>
          <table:table-cell table:formula="of:= (LEN([.C49]) - LEN(SUBSTITUTE([.C49]; &quot;C&quot;; &quot;&quot;))) + [.$A$4] * (LEN([.C49]) - LEN(SUBSTITUTE([.C49]; &quot;G&quot;; &quot;&quot;)))" office:value-type="float" office:value="40" calcext:value-type="float">
            <text:p>40</text:p>
          </table:table-cell>
          <table:table-cell table:formula="of:=SUM([.E$2:.E49])" office:value-type="float" office:value="1920" calcext:value-type="float">
            <text:p>192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49]) - LEN(SUBSTITUTE([.G49]; &quot;C&quot;; &quot;&quot;))) + [.$A$4] * (LEN([.G49]) - LEN(SUBSTITUTE([.G49]; &quot;G&quot;; &quot;&quot;)))" office:value-type="float" office:value="1" calcext:value-type="float">
            <text:p>1</text:p>
          </table:table-cell>
          <table:table-cell table:formula="of:=SUM([.I$2:.I49])" office:value-type="float" office:value="103" calcext:value-type="float">
            <text:p>103</text:p>
          </table:table-cell>
          <table:table-cell office:value-type="string" calcext:value-type="string">
            <text:p>CGCGCGCGCGCG</text:p>
          </table:table-cell>
          <table:table-cell office:value-type="float" office:value="0.000009199265" calcext:value-type="float">
            <text:p>0.000009199265</text:p>
          </table:table-cell>
          <table:table-cell table:formula="of:= (LEN([.K49]) - LEN(SUBSTITUTE([.K49]; &quot;C&quot;; &quot;&quot;))) + [.$A$4] * (LEN([.K49]) - LEN(SUBSTITUTE([.K49]; &quot;G&quot;; &quot;&quot;)))" office:value-type="float" office:value="36" calcext:value-type="float">
            <text:p>36</text:p>
          </table:table-cell>
          <table:table-cell table:formula="of:=SUM([.M$2:.M49])" office:value-type="float" office:value="1770" calcext:value-type="float">
            <text:p>1770</text:p>
          </table:table-cell>
          <table:table-cell office:value-type="string" calcext:value-type="string">
            <text:p>CGCGCGCGCGCGGC</text:p>
          </table:table-cell>
          <table:table-cell office:value-type="float" office:value="0.000009440787" calcext:value-type="float">
            <text:p>0.000009440787</text:p>
          </table:table-cell>
          <table:table-cell table:formula="of:= (LEN([.O49]) - LEN(SUBSTITUTE([.O49]; &quot;C&quot;; &quot;&quot;))) + [.$A$4] * (LEN([.O49]) - LEN(SUBSTITUTE([.O49]; &quot;G&quot;; &quot;&quot;)))" office:value-type="float" office:value="42" calcext:value-type="float">
            <text:p>42</text:p>
          </table:table-cell>
          <table:table-cell table:formula="of:=SUM([.Q$2:.Q49])" office:value-type="float" office:value="1740" calcext:value-type="float">
            <text:p>1740</text:p>
          </table:table-cell>
          <table:table-cell/>
          <table:table-cell table:formula="of:=[.D49]" office:value-type="float" office:value="0.0015279594" calcext:value-type="float">
            <text:p>0.0015279594</text:p>
          </table:table-cell>
          <table:table-cell table:formula="of:=[.F49]" office:value-type="float" office:value="1920" calcext:value-type="float">
            <text:p>1920</text:p>
          </table:table-cell>
          <table:table-cell table:formula="of:=[.H49]" office:value-type="float" office:value="0.017436577" calcext:value-type="float">
            <text:p>0.017436577</text:p>
          </table:table-cell>
          <table:table-cell table:formula="of:=[.J49]" office:value-type="float" office:value="103" calcext:value-type="float">
            <text:p>103</text:p>
          </table:table-cell>
          <table:table-cell table:formula="of:=[.L49]" office:value-type="float" office:value="0.000009199265" calcext:value-type="float">
            <text:p>0.000009199265</text:p>
          </table:table-cell>
          <table:table-cell table:formula="of:=[.N49]" office:value-type="float" office:value="1770" calcext:value-type="float">
            <text:p>1770</text:p>
          </table:table-cell>
          <table:table-cell table:formula="of:=[.P49]" office:value-type="float" office:value="0.000009440787" calcext:value-type="float">
            <text:p>0.000009440787</text:p>
          </table:table-cell>
          <table:table-cell table:formula="of:=[.R49]" office:value-type="float" office:value="1740" calcext:value-type="float">
            <text:p>1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0]) - LEN(SUBSTITUTE([.C50]; &quot;C&quot;; &quot;&quot;))) + [.$A$4] * (LEN([.C50]) - LEN(SUBSTITUTE([.C50]; &quot;G&quot;; &quot;&quot;)))" office:value-type="float" office:value="40" calcext:value-type="float">
            <text:p>40</text:p>
          </table:table-cell>
          <table:table-cell table:formula="of:=SUM([.E$2:.E50])" office:value-type="float" office:value="1960" calcext:value-type="float">
            <text:p>196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50]) - LEN(SUBSTITUTE([.G50]; &quot;C&quot;; &quot;&quot;))) + [.$A$4] * (LEN([.G50]) - LEN(SUBSTITUTE([.G50]; &quot;G&quot;; &quot;&quot;)))" office:value-type="float" office:value="1" calcext:value-type="float">
            <text:p>1</text:p>
          </table:table-cell>
          <table:table-cell table:formula="of:=SUM([.I$2:.I50])" office:value-type="float" office:value="104" calcext:value-type="float">
            <text:p>104</text:p>
          </table:table-cell>
          <table:table-cell office:value-type="string" calcext:value-type="string">
            <text:p>CGCGCGCGCGCGCG</text:p>
          </table:table-cell>
          <table:table-cell office:value-type="float" office:value="0.0000084224075" calcext:value-type="float">
            <text:p>0.0000084224075</text:p>
          </table:table-cell>
          <table:table-cell table:formula="of:= (LEN([.K50]) - LEN(SUBSTITUTE([.K50]; &quot;C&quot;; &quot;&quot;))) + [.$A$4] * (LEN([.K50]) - LEN(SUBSTITUTE([.K50]; &quot;G&quot;; &quot;&quot;)))" office:value-type="float" office:value="42" calcext:value-type="float">
            <text:p>42</text:p>
          </table:table-cell>
          <table:table-cell table:formula="of:=SUM([.M$2:.M50])" office:value-type="float" office:value="1812" calcext:value-type="float">
            <text:p>1812</text:p>
          </table:table-cell>
          <table:table-cell office:value-type="string" calcext:value-type="string">
            <text:p>CGCGCGCGCGGC</text:p>
          </table:table-cell>
          <table:table-cell office:value-type="float" office:value="0.000009199265" calcext:value-type="float">
            <text:p>0.000009199265</text:p>
          </table:table-cell>
          <table:table-cell table:formula="of:= (LEN([.O50]) - LEN(SUBSTITUTE([.O50]; &quot;C&quot;; &quot;&quot;))) + [.$A$4] * (LEN([.O50]) - LEN(SUBSTITUTE([.O50]; &quot;G&quot;; &quot;&quot;)))" office:value-type="float" office:value="36" calcext:value-type="float">
            <text:p>36</text:p>
          </table:table-cell>
          <table:table-cell table:formula="of:=SUM([.Q$2:.Q50])" office:value-type="float" office:value="1776" calcext:value-type="float">
            <text:p>1776</text:p>
          </table:table-cell>
          <table:table-cell/>
          <table:table-cell table:formula="of:=[.D50]" office:value-type="float" office:value="0.0015279591" calcext:value-type="float">
            <text:p>0.0015279591</text:p>
          </table:table-cell>
          <table:table-cell table:formula="of:=[.F50]" office:value-type="float" office:value="1960" calcext:value-type="float">
            <text:p>1960</text:p>
          </table:table-cell>
          <table:table-cell table:formula="of:=[.H50]" office:value-type="float" office:value="0.017436577" calcext:value-type="float">
            <text:p>0.017436577</text:p>
          </table:table-cell>
          <table:table-cell table:formula="of:=[.J50]" office:value-type="float" office:value="104" calcext:value-type="float">
            <text:p>104</text:p>
          </table:table-cell>
          <table:table-cell table:formula="of:=[.L50]" office:value-type="float" office:value="0.0000084224075" calcext:value-type="float">
            <text:p>0.0000084224075</text:p>
          </table:table-cell>
          <table:table-cell table:formula="of:=[.N50]" office:value-type="float" office:value="1812" calcext:value-type="float">
            <text:p>1812</text:p>
          </table:table-cell>
          <table:table-cell table:formula="of:=[.P50]" office:value-type="float" office:value="0.000009199265" calcext:value-type="float">
            <text:p>0.000009199265</text:p>
          </table:table-cell>
          <table:table-cell table:formula="of:=[.R50]" office:value-type="float" office:value="1776" calcext:value-type="float">
            <text:p>1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1]) - LEN(SUBSTITUTE([.C51]; &quot;C&quot;; &quot;&quot;))) + [.$A$4] * (LEN([.C51]) - LEN(SUBSTITUTE([.C51]; &quot;G&quot;; &quot;&quot;)))" office:value-type="float" office:value="40" calcext:value-type="float">
            <text:p>40</text:p>
          </table:table-cell>
          <table:table-cell table:formula="of:=SUM([.E$2:.E51])" office:value-type="float" office:value="2000" calcext:value-type="float">
            <text:p>2000</text:p>
          </table:table-cell>
          <table:table-cell office:value-type="string" calcext:value-type="string">
            <text:p>C</text:p>
          </table:table-cell>
          <table:table-cell office:value-type="float" office:value="0.017436577" calcext:value-type="float">
            <text:p>0.017436577</text:p>
          </table:table-cell>
          <table:table-cell table:formula="of:= (LEN([.G51]) - LEN(SUBSTITUTE([.G51]; &quot;C&quot;; &quot;&quot;))) + [.$A$4] * (LEN([.G51]) - LEN(SUBSTITUTE([.G51]; &quot;G&quot;; &quot;&quot;)))" office:value-type="float" office:value="1" calcext:value-type="float">
            <text:p>1</text:p>
          </table:table-cell>
          <table:table-cell table:formula="of:=SUM([.I$2:.I51])" office:value-type="float" office:value="105" calcext:value-type="float">
            <text:p>105</text:p>
          </table:table-cell>
          <table:table-cell office:value-type="string" calcext:value-type="string">
            <text:p>CGCGCGCGCGCG</text:p>
          </table:table-cell>
          <table:table-cell office:value-type="float" office:value="0.000008214525" calcext:value-type="float">
            <text:p>0.000008214525</text:p>
          </table:table-cell>
          <table:table-cell table:formula="of:= (LEN([.K51]) - LEN(SUBSTITUTE([.K51]; &quot;C&quot;; &quot;&quot;))) + [.$A$4] * (LEN([.K51]) - LEN(SUBSTITUTE([.K51]; &quot;G&quot;; &quot;&quot;)))" office:value-type="float" office:value="36" calcext:value-type="float">
            <text:p>36</text:p>
          </table:table-cell>
          <table:table-cell table:formula="of:=SUM([.M$2:.M51])" office:value-type="float" office:value="1848" calcext:value-type="float">
            <text:p>1848</text:p>
          </table:table-cell>
          <table:table-cell office:value-type="string" calcext:value-type="string">
            <text:p>CGCGCGCGCGCGGC</text:p>
          </table:table-cell>
          <table:table-cell office:value-type="float" office:value="0.0000084224075" calcext:value-type="float">
            <text:p>0.0000084224075</text:p>
          </table:table-cell>
          <table:table-cell table:formula="of:= (LEN([.O51]) - LEN(SUBSTITUTE([.O51]; &quot;C&quot;; &quot;&quot;))) + [.$A$4] * (LEN([.O51]) - LEN(SUBSTITUTE([.O51]; &quot;G&quot;; &quot;&quot;)))" office:value-type="float" office:value="42" calcext:value-type="float">
            <text:p>42</text:p>
          </table:table-cell>
          <table:table-cell table:formula="of:=SUM([.Q$2:.Q51])" office:value-type="float" office:value="1818" calcext:value-type="float">
            <text:p>1818</text:p>
          </table:table-cell>
          <table:table-cell/>
          <table:table-cell table:formula="of:=[.D51]" office:value-type="float" office:value="0.0015279591" calcext:value-type="float">
            <text:p>0.0015279591</text:p>
          </table:table-cell>
          <table:table-cell table:formula="of:=[.F51]" office:value-type="float" office:value="2000" calcext:value-type="float">
            <text:p>2000</text:p>
          </table:table-cell>
          <table:table-cell table:formula="of:=[.H51]" office:value-type="float" office:value="0.017436577" calcext:value-type="float">
            <text:p>0.017436577</text:p>
          </table:table-cell>
          <table:table-cell table:formula="of:=[.J51]" office:value-type="float" office:value="105" calcext:value-type="float">
            <text:p>105</text:p>
          </table:table-cell>
          <table:table-cell table:formula="of:=[.L51]" office:value-type="float" office:value="0.000008214525" calcext:value-type="float">
            <text:p>0.000008214525</text:p>
          </table:table-cell>
          <table:table-cell table:formula="of:=[.N51]" office:value-type="float" office:value="1848" calcext:value-type="float">
            <text:p>1848</text:p>
          </table:table-cell>
          <table:table-cell table:formula="of:=[.P51]" office:value-type="float" office:value="0.0000084224075" calcext:value-type="float">
            <text:p>0.0000084224075</text:p>
          </table:table-cell>
          <table:table-cell table:formula="of:=[.R51]" office:value-type="float" office:value="1818" calcext:value-type="float">
            <text:p>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2]) - LEN(SUBSTITUTE([.C52]; &quot;C&quot;; &quot;&quot;))) + [.$A$4] * (LEN([.C52]) - LEN(SUBSTITUTE([.C52]; &quot;G&quot;; &quot;&quot;)))" office:value-type="float" office:value="40" calcext:value-type="float">
            <text:p>40</text:p>
          </table:table-cell>
          <table:table-cell table:formula="of:=SUM([.E$2:.E52])" office:value-type="float" office:value="2040" calcext:value-type="float">
            <text:p>2040</text:p>
          </table:table-cell>
          <table:table-cell office:value-type="string" calcext:value-type="string">
            <text:p>CC</text:p>
          </table:table-cell>
          <table:table-cell office:value-type="float" office:value="0.015786551" calcext:value-type="float">
            <text:p>0.015786551</text:p>
          </table:table-cell>
          <table:table-cell table:formula="of:= (LEN([.G52]) - LEN(SUBSTITUTE([.G52]; &quot;C&quot;; &quot;&quot;))) + [.$A$4] * (LEN([.G52]) - LEN(SUBSTITUTE([.G52]; &quot;G&quot;; &quot;&quot;)))" office:value-type="float" office:value="2" calcext:value-type="float">
            <text:p>2</text:p>
          </table:table-cell>
          <table:table-cell table:formula="of:=SUM([.I$2:.I52])" office:value-type="float" office:value="107" calcext:value-type="float">
            <text:p>107</text:p>
          </table:table-cell>
          <table:table-cell office:value-type="string" calcext:value-type="string">
            <text:p>CGCGCGCGCGCGCG</text:p>
          </table:table-cell>
          <table:table-cell office:value-type="float" office:value="0.0000075428175" calcext:value-type="float">
            <text:p>0.0000075428175</text:p>
          </table:table-cell>
          <table:table-cell table:formula="of:= (LEN([.K52]) - LEN(SUBSTITUTE([.K52]; &quot;C&quot;; &quot;&quot;))) + [.$A$4] * (LEN([.K52]) - LEN(SUBSTITUTE([.K52]; &quot;G&quot;; &quot;&quot;)))" office:value-type="float" office:value="42" calcext:value-type="float">
            <text:p>42</text:p>
          </table:table-cell>
          <table:table-cell table:formula="of:=SUM([.M$2:.M52])" office:value-type="float" office:value="1890" calcext:value-type="float">
            <text:p>1890</text:p>
          </table:table-cell>
          <table:table-cell office:value-type="string" calcext:value-type="string">
            <text:p>CGCGCGCGCGGC</text:p>
          </table:table-cell>
          <table:table-cell office:value-type="float" office:value="0.000008214525" calcext:value-type="float">
            <text:p>0.000008214525</text:p>
          </table:table-cell>
          <table:table-cell table:formula="of:= (LEN([.O52]) - LEN(SUBSTITUTE([.O52]; &quot;C&quot;; &quot;&quot;))) + [.$A$4] * (LEN([.O52]) - LEN(SUBSTITUTE([.O52]; &quot;G&quot;; &quot;&quot;)))" office:value-type="float" office:value="36" calcext:value-type="float">
            <text:p>36</text:p>
          </table:table-cell>
          <table:table-cell table:formula="of:=SUM([.Q$2:.Q52])" office:value-type="float" office:value="1854" calcext:value-type="float">
            <text:p>1854</text:p>
          </table:table-cell>
          <table:table-cell/>
          <table:table-cell table:formula="of:=[.D52]" office:value-type="float" office:value="0.0015279591" calcext:value-type="float">
            <text:p>0.0015279591</text:p>
          </table:table-cell>
          <table:table-cell table:formula="of:=[.F52]" office:value-type="float" office:value="2040" calcext:value-type="float">
            <text:p>2040</text:p>
          </table:table-cell>
          <table:table-cell table:formula="of:=[.H52]" office:value-type="float" office:value="0.015786551" calcext:value-type="float">
            <text:p>0.015786551</text:p>
          </table:table-cell>
          <table:table-cell table:formula="of:=[.J52]" office:value-type="float" office:value="107" calcext:value-type="float">
            <text:p>107</text:p>
          </table:table-cell>
          <table:table-cell table:formula="of:=[.L52]" office:value-type="float" office:value="0.0000075428175" calcext:value-type="float">
            <text:p>0.0000075428175</text:p>
          </table:table-cell>
          <table:table-cell table:formula="of:=[.N52]" office:value-type="float" office:value="1890" calcext:value-type="float">
            <text:p>1890</text:p>
          </table:table-cell>
          <table:table-cell table:formula="of:=[.P52]" office:value-type="float" office:value="0.000008214525" calcext:value-type="float">
            <text:p>0.000008214525</text:p>
          </table:table-cell>
          <table:table-cell table:formula="of:=[.R52]" office:value-type="float" office:value="1854" calcext:value-type="float">
            <text:p>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3]) - LEN(SUBSTITUTE([.C53]; &quot;C&quot;; &quot;&quot;))) + [.$A$4] * (LEN([.C53]) - LEN(SUBSTITUTE([.C53]; &quot;G&quot;; &quot;&quot;)))" office:value-type="float" office:value="40" calcext:value-type="float">
            <text:p>40</text:p>
          </table:table-cell>
          <table:table-cell table:formula="of:=SUM([.E$2:.E53])" office:value-type="float" office:value="2080" calcext:value-type="float">
            <text:p>20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3]) - LEN(SUBSTITUTE([.G53]; &quot;C&quot;; &quot;&quot;))) + [.$A$4] * (LEN([.G53]) - LEN(SUBSTITUTE([.G53]; &quot;G&quot;; &quot;&quot;)))" office:value-type="float" office:value="1" calcext:value-type="float">
            <text:p>1</text:p>
          </table:table-cell>
          <table:table-cell table:formula="of:=SUM([.I$2:.I53])" office:value-type="float" office:value="108" calcext:value-type="float">
            <text:p>108</text:p>
          </table:table-cell>
          <table:table-cell office:value-type="string" calcext:value-type="string">
            <text:p>CGCGCGCGCGCG</text:p>
          </table:table-cell>
          <table:table-cell office:value-type="float" office:value="0.000007362926" calcext:value-type="float">
            <text:p>0.000007362926</text:p>
          </table:table-cell>
          <table:table-cell table:formula="of:= (LEN([.K53]) - LEN(SUBSTITUTE([.K53]; &quot;C&quot;; &quot;&quot;))) + [.$A$4] * (LEN([.K53]) - LEN(SUBSTITUTE([.K53]; &quot;G&quot;; &quot;&quot;)))" office:value-type="float" office:value="36" calcext:value-type="float">
            <text:p>36</text:p>
          </table:table-cell>
          <table:table-cell table:formula="of:=SUM([.M$2:.M53])" office:value-type="float" office:value="1926" calcext:value-type="float">
            <text:p>1926</text:p>
          </table:table-cell>
          <table:table-cell office:value-type="string" calcext:value-type="string">
            <text:p>CGCGCGCGCGCGGC</text:p>
          </table:table-cell>
          <table:table-cell office:value-type="float" office:value="0.0000075428175" calcext:value-type="float">
            <text:p>0.0000075428175</text:p>
          </table:table-cell>
          <table:table-cell table:formula="of:= (LEN([.O53]) - LEN(SUBSTITUTE([.O53]; &quot;C&quot;; &quot;&quot;))) + [.$A$4] * (LEN([.O53]) - LEN(SUBSTITUTE([.O53]; &quot;G&quot;; &quot;&quot;)))" office:value-type="float" office:value="42" calcext:value-type="float">
            <text:p>42</text:p>
          </table:table-cell>
          <table:table-cell table:formula="of:=SUM([.Q$2:.Q53])" office:value-type="float" office:value="1896" calcext:value-type="float">
            <text:p>1896</text:p>
          </table:table-cell>
          <table:table-cell/>
          <table:table-cell table:formula="of:=[.D53]" office:value-type="float" office:value="0.0015279591" calcext:value-type="float">
            <text:p>0.0015279591</text:p>
          </table:table-cell>
          <table:table-cell table:formula="of:=[.F53]" office:value-type="float" office:value="2080" calcext:value-type="float">
            <text:p>2080</text:p>
          </table:table-cell>
          <table:table-cell table:formula="of:=[.H53]" office:value-type="float" office:value="0.015786551" calcext:value-type="float">
            <text:p>0.015786551</text:p>
          </table:table-cell>
          <table:table-cell table:formula="of:=[.J53]" office:value-type="float" office:value="108" calcext:value-type="float">
            <text:p>108</text:p>
          </table:table-cell>
          <table:table-cell table:formula="of:=[.L53]" office:value-type="float" office:value="0.000007362926" calcext:value-type="float">
            <text:p>0.000007362926</text:p>
          </table:table-cell>
          <table:table-cell table:formula="of:=[.N53]" office:value-type="float" office:value="1926" calcext:value-type="float">
            <text:p>1926</text:p>
          </table:table-cell>
          <table:table-cell table:formula="of:=[.P53]" office:value-type="float" office:value="0.0000075428175" calcext:value-type="float">
            <text:p>0.0000075428175</text:p>
          </table:table-cell>
          <table:table-cell table:formula="of:=[.R53]" office:value-type="float" office:value="1896" calcext:value-type="float">
            <text:p>1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91" calcext:value-type="float">
            <text:p>0.0015279591</text:p>
          </table:table-cell>
          <table:table-cell table:formula="of:= (LEN([.C54]) - LEN(SUBSTITUTE([.C54]; &quot;C&quot;; &quot;&quot;))) + [.$A$4] * (LEN([.C54]) - LEN(SUBSTITUTE([.C54]; &quot;G&quot;; &quot;&quot;)))" office:value-type="float" office:value="40" calcext:value-type="float">
            <text:p>40</text:p>
          </table:table-cell>
          <table:table-cell table:formula="of:=SUM([.E$2:.E54])" office:value-type="float" office:value="2120" calcext:value-type="float">
            <text:p>21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4]) - LEN(SUBSTITUTE([.G54]; &quot;C&quot;; &quot;&quot;))) + [.$A$4] * (LEN([.G54]) - LEN(SUBSTITUTE([.G54]; &quot;G&quot;; &quot;&quot;)))" office:value-type="float" office:value="1" calcext:value-type="float">
            <text:p>1</text:p>
          </table:table-cell>
          <table:table-cell table:formula="of:=SUM([.I$2:.I54])" office:value-type="float" office:value="109" calcext:value-type="float">
            <text:p>109</text:p>
          </table:table-cell>
          <table:table-cell office:value-type="string" calcext:value-type="string">
            <text:p>CGCGCGCGCGCGCG</text:p>
          </table:table-cell>
          <table:table-cell office:value-type="float" office:value="0.00000677842" calcext:value-type="float">
            <text:p>0.00000677842</text:p>
          </table:table-cell>
          <table:table-cell table:formula="of:= (LEN([.K54]) - LEN(SUBSTITUTE([.K54]; &quot;C&quot;; &quot;&quot;))) + [.$A$4] * (LEN([.K54]) - LEN(SUBSTITUTE([.K54]; &quot;G&quot;; &quot;&quot;)))" office:value-type="float" office:value="42" calcext:value-type="float">
            <text:p>42</text:p>
          </table:table-cell>
          <table:table-cell table:formula="of:=SUM([.M$2:.M54])" office:value-type="float" office:value="1968" calcext:value-type="float">
            <text:p>1968</text:p>
          </table:table-cell>
          <table:table-cell office:value-type="string" calcext:value-type="string">
            <text:p>CGCGCGCGCGGC</text:p>
          </table:table-cell>
          <table:table-cell office:value-type="float" office:value="0.000007362926" calcext:value-type="float">
            <text:p>0.000007362926</text:p>
          </table:table-cell>
          <table:table-cell table:formula="of:= (LEN([.O54]) - LEN(SUBSTITUTE([.O54]; &quot;C&quot;; &quot;&quot;))) + [.$A$4] * (LEN([.O54]) - LEN(SUBSTITUTE([.O54]; &quot;G&quot;; &quot;&quot;)))" office:value-type="float" office:value="36" calcext:value-type="float">
            <text:p>36</text:p>
          </table:table-cell>
          <table:table-cell table:formula="of:=SUM([.Q$2:.Q54])" office:value-type="float" office:value="1932" calcext:value-type="float">
            <text:p>1932</text:p>
          </table:table-cell>
          <table:table-cell/>
          <table:table-cell table:formula="of:=[.D54]" office:value-type="float" office:value="0.0015279591" calcext:value-type="float">
            <text:p>0.0015279591</text:p>
          </table:table-cell>
          <table:table-cell table:formula="of:=[.F54]" office:value-type="float" office:value="2120" calcext:value-type="float">
            <text:p>2120</text:p>
          </table:table-cell>
          <table:table-cell table:formula="of:=[.H54]" office:value-type="float" office:value="0.015786551" calcext:value-type="float">
            <text:p>0.015786551</text:p>
          </table:table-cell>
          <table:table-cell table:formula="of:=[.J54]" office:value-type="float" office:value="109" calcext:value-type="float">
            <text:p>109</text:p>
          </table:table-cell>
          <table:table-cell table:formula="of:=[.L54]" office:value-type="float" office:value="0.00000677842" calcext:value-type="float">
            <text:p>0.00000677842</text:p>
          </table:table-cell>
          <table:table-cell table:formula="of:=[.N54]" office:value-type="float" office:value="1968" calcext:value-type="float">
            <text:p>1968</text:p>
          </table:table-cell>
          <table:table-cell table:formula="of:=[.P54]" office:value-type="float" office:value="0.000007362926" calcext:value-type="float">
            <text:p>0.000007362926</text:p>
          </table:table-cell>
          <table:table-cell table:formula="of:=[.R54]" office:value-type="float" office:value="1932" calcext:value-type="float">
            <text:p>1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5]) - LEN(SUBSTITUTE([.C55]; &quot;C&quot;; &quot;&quot;))) + [.$A$4] * (LEN([.C55]) - LEN(SUBSTITUTE([.C55]; &quot;G&quot;; &quot;&quot;)))" office:value-type="float" office:value="40" calcext:value-type="float">
            <text:p>40</text:p>
          </table:table-cell>
          <table:table-cell table:formula="of:=SUM([.E$2:.E55])" office:value-type="float" office:value="2160" calcext:value-type="float">
            <text:p>21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5]) - LEN(SUBSTITUTE([.G55]; &quot;C&quot;; &quot;&quot;))) + [.$A$4] * (LEN([.G55]) - LEN(SUBSTITUTE([.G55]; &quot;G&quot;; &quot;&quot;)))" office:value-type="float" office:value="1" calcext:value-type="float">
            <text:p>1</text:p>
          </table:table-cell>
          <table:table-cell table:formula="of:=SUM([.I$2:.I55])" office:value-type="float" office:value="110" calcext:value-type="float">
            <text:p>110</text:p>
          </table:table-cell>
          <table:table-cell office:value-type="string" calcext:value-type="string">
            <text:p>CGCGCGCGCGCG</text:p>
          </table:table-cell>
          <table:table-cell office:value-type="float" office:value="0.0000066220537" calcext:value-type="float">
            <text:p>0.0000066220537</text:p>
          </table:table-cell>
          <table:table-cell table:formula="of:= (LEN([.K55]) - LEN(SUBSTITUTE([.K55]; &quot;C&quot;; &quot;&quot;))) + [.$A$4] * (LEN([.K55]) - LEN(SUBSTITUTE([.K55]; &quot;G&quot;; &quot;&quot;)))" office:value-type="float" office:value="36" calcext:value-type="float">
            <text:p>36</text:p>
          </table:table-cell>
          <table:table-cell table:formula="of:=SUM([.M$2:.M55])" office:value-type="float" office:value="2004" calcext:value-type="float">
            <text:p>2004</text:p>
          </table:table-cell>
          <table:table-cell office:value-type="string" calcext:value-type="string">
            <text:p>CGCGCGCGCGCGGC</text:p>
          </table:table-cell>
          <table:table-cell office:value-type="float" office:value="0.00000677842" calcext:value-type="float">
            <text:p>0.00000677842</text:p>
          </table:table-cell>
          <table:table-cell table:formula="of:= (LEN([.O55]) - LEN(SUBSTITUTE([.O55]; &quot;C&quot;; &quot;&quot;))) + [.$A$4] * (LEN([.O55]) - LEN(SUBSTITUTE([.O55]; &quot;G&quot;; &quot;&quot;)))" office:value-type="float" office:value="42" calcext:value-type="float">
            <text:p>42</text:p>
          </table:table-cell>
          <table:table-cell table:formula="of:=SUM([.Q$2:.Q55])" office:value-type="float" office:value="1974" calcext:value-type="float">
            <text:p>1974</text:p>
          </table:table-cell>
          <table:table-cell/>
          <table:table-cell table:formula="of:=[.D55]" office:value-type="float" office:value="0.0015279584" calcext:value-type="float">
            <text:p>0.0015279584</text:p>
          </table:table-cell>
          <table:table-cell table:formula="of:=[.F55]" office:value-type="float" office:value="2160" calcext:value-type="float">
            <text:p>2160</text:p>
          </table:table-cell>
          <table:table-cell table:formula="of:=[.H55]" office:value-type="float" office:value="0.015786551" calcext:value-type="float">
            <text:p>0.015786551</text:p>
          </table:table-cell>
          <table:table-cell table:formula="of:=[.J55]" office:value-type="float" office:value="110" calcext:value-type="float">
            <text:p>110</text:p>
          </table:table-cell>
          <table:table-cell table:formula="of:=[.L55]" office:value-type="float" office:value="0.0000066220537" calcext:value-type="float">
            <text:p>0.0000066220537</text:p>
          </table:table-cell>
          <table:table-cell table:formula="of:=[.N55]" office:value-type="float" office:value="2004" calcext:value-type="float">
            <text:p>2004</text:p>
          </table:table-cell>
          <table:table-cell table:formula="of:=[.P55]" office:value-type="float" office:value="0.00000677842" calcext:value-type="float">
            <text:p>0.00000677842</text:p>
          </table:table-cell>
          <table:table-cell table:formula="of:=[.R55]" office:value-type="float" office:value="1974" calcext:value-type="float">
            <text:p>1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6]) - LEN(SUBSTITUTE([.C56]; &quot;C&quot;; &quot;&quot;))) + [.$A$4] * (LEN([.C56]) - LEN(SUBSTITUTE([.C56]; &quot;G&quot;; &quot;&quot;)))" office:value-type="float" office:value="40" calcext:value-type="float">
            <text:p>40</text:p>
          </table:table-cell>
          <table:table-cell table:formula="of:=SUM([.E$2:.E56])"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6]) - LEN(SUBSTITUTE([.G56]; &quot;C&quot;; &quot;&quot;))) + [.$A$4] * (LEN([.G56]) - LEN(SUBSTITUTE([.G56]; &quot;G&quot;; &quot;&quot;)))" office:value-type="float" office:value="1" calcext:value-type="float">
            <text:p>1</text:p>
          </table:table-cell>
          <table:table-cell table:formula="of:=SUM([.I$2:.I56])" office:value-type="float" office:value="111" calcext:value-type="float">
            <text:p>111</text:p>
          </table:table-cell>
          <table:table-cell office:value-type="string" calcext:value-type="string">
            <text:p>CGCGCGCGCGCGCG</text:p>
          </table:table-cell>
          <table:table-cell office:value-type="float" office:value="0.000006111068" calcext:value-type="float">
            <text:p>0.000006111068</text:p>
          </table:table-cell>
          <table:table-cell table:formula="of:= (LEN([.K56]) - LEN(SUBSTITUTE([.K56]; &quot;C&quot;; &quot;&quot;))) + [.$A$4] * (LEN([.K56]) - LEN(SUBSTITUTE([.K56]; &quot;G&quot;; &quot;&quot;)))" office:value-type="float" office:value="42" calcext:value-type="float">
            <text:p>42</text:p>
          </table:table-cell>
          <table:table-cell table:formula="of:=SUM([.M$2:.M56])" office:value-type="float" office:value="2046" calcext:value-type="float">
            <text:p>2046</text:p>
          </table:table-cell>
          <table:table-cell office:value-type="string" calcext:value-type="string">
            <text:p>CGCGCGCGCGGC</text:p>
          </table:table-cell>
          <table:table-cell office:value-type="float" office:value="0.0000066220537" calcext:value-type="float">
            <text:p>0.0000066220537</text:p>
          </table:table-cell>
          <table:table-cell table:formula="of:= (LEN([.O56]) - LEN(SUBSTITUTE([.O56]; &quot;C&quot;; &quot;&quot;))) + [.$A$4] * (LEN([.O56]) - LEN(SUBSTITUTE([.O56]; &quot;G&quot;; &quot;&quot;)))" office:value-type="float" office:value="36" calcext:value-type="float">
            <text:p>36</text:p>
          </table:table-cell>
          <table:table-cell table:formula="of:=SUM([.Q$2:.Q56])" office:value-type="float" office:value="2010" calcext:value-type="float">
            <text:p>2010</text:p>
          </table:table-cell>
          <table:table-cell/>
          <table:table-cell table:formula="of:=[.D56]" office:value-type="float" office:value="0.0015279584" calcext:value-type="float">
            <text:p>0.0015279584</text:p>
          </table:table-cell>
          <table:table-cell table:formula="of:=[.F56]" office:value-type="float" office:value="2200" calcext:value-type="float">
            <text:p>2200</text:p>
          </table:table-cell>
          <table:table-cell table:formula="of:=[.H56]" office:value-type="float" office:value="0.015786551" calcext:value-type="float">
            <text:p>0.015786551</text:p>
          </table:table-cell>
          <table:table-cell table:formula="of:=[.J56]" office:value-type="float" office:value="111" calcext:value-type="float">
            <text:p>111</text:p>
          </table:table-cell>
          <table:table-cell table:formula="of:=[.L56]" office:value-type="float" office:value="0.000006111068" calcext:value-type="float">
            <text:p>0.000006111068</text:p>
          </table:table-cell>
          <table:table-cell table:formula="of:=[.N56]" office:value-type="float" office:value="2046" calcext:value-type="float">
            <text:p>2046</text:p>
          </table:table-cell>
          <table:table-cell table:formula="of:=[.P56]" office:value-type="float" office:value="0.0000066220537" calcext:value-type="float">
            <text:p>0.0000066220537</text:p>
          </table:table-cell>
          <table:table-cell table:formula="of:=[.R56]" office:value-type="float" office:value="2010" calcext:value-type="float">
            <text:p>2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7]) - LEN(SUBSTITUTE([.C57]; &quot;C&quot;; &quot;&quot;))) + [.$A$4] * (LEN([.C57]) - LEN(SUBSTITUTE([.C57]; &quot;G&quot;; &quot;&quot;)))" office:value-type="float" office:value="40" calcext:value-type="float">
            <text:p>40</text:p>
          </table:table-cell>
          <table:table-cell table:formula="of:=SUM([.E$2:.E57])" office:value-type="float" office:value="2240" calcext:value-type="float">
            <text:p>224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7]) - LEN(SUBSTITUTE([.G57]; &quot;C&quot;; &quot;&quot;))) + [.$A$4] * (LEN([.G57]) - LEN(SUBSTITUTE([.G57]; &quot;G&quot;; &quot;&quot;)))" office:value-type="float" office:value="1" calcext:value-type="float">
            <text:p>1</text:p>
          </table:table-cell>
          <table:table-cell table:formula="of:=SUM([.I$2:.I57])" office:value-type="float" office:value="112" calcext:value-type="float">
            <text:p>112</text:p>
          </table:table-cell>
          <table:table-cell office:value-type="string" calcext:value-type="string">
            <text:p>CGCGCGCGCGCG</text:p>
          </table:table-cell>
          <table:table-cell office:value-type="float" office:value="0.000005974641" calcext:value-type="float">
            <text:p>0.000005974641</text:p>
          </table:table-cell>
          <table:table-cell table:formula="of:= (LEN([.K57]) - LEN(SUBSTITUTE([.K57]; &quot;C&quot;; &quot;&quot;))) + [.$A$4] * (LEN([.K57]) - LEN(SUBSTITUTE([.K57]; &quot;G&quot;; &quot;&quot;)))" office:value-type="float" office:value="36" calcext:value-type="float">
            <text:p>36</text:p>
          </table:table-cell>
          <table:table-cell table:formula="of:=SUM([.M$2:.M57])" office:value-type="float" office:value="2082" calcext:value-type="float">
            <text:p>2082</text:p>
          </table:table-cell>
          <table:table-cell office:value-type="string" calcext:value-type="string">
            <text:p>CGCGCGCGCGCGGC</text:p>
          </table:table-cell>
          <table:table-cell office:value-type="float" office:value="0.000006111068" calcext:value-type="float">
            <text:p>0.000006111068</text:p>
          </table:table-cell>
          <table:table-cell table:formula="of:= (LEN([.O57]) - LEN(SUBSTITUTE([.O57]; &quot;C&quot;; &quot;&quot;))) + [.$A$4] * (LEN([.O57]) - LEN(SUBSTITUTE([.O57]; &quot;G&quot;; &quot;&quot;)))" office:value-type="float" office:value="42" calcext:value-type="float">
            <text:p>42</text:p>
          </table:table-cell>
          <table:table-cell table:formula="of:=SUM([.Q$2:.Q57])" office:value-type="float" office:value="2052" calcext:value-type="float">
            <text:p>2052</text:p>
          </table:table-cell>
          <table:table-cell/>
          <table:table-cell table:formula="of:=[.D57]" office:value-type="float" office:value="0.0015279584" calcext:value-type="float">
            <text:p>0.0015279584</text:p>
          </table:table-cell>
          <table:table-cell table:formula="of:=[.F57]" office:value-type="float" office:value="2240" calcext:value-type="float">
            <text:p>2240</text:p>
          </table:table-cell>
          <table:table-cell table:formula="of:=[.H57]" office:value-type="float" office:value="0.015786551" calcext:value-type="float">
            <text:p>0.015786551</text:p>
          </table:table-cell>
          <table:table-cell table:formula="of:=[.J57]" office:value-type="float" office:value="112" calcext:value-type="float">
            <text:p>112</text:p>
          </table:table-cell>
          <table:table-cell table:formula="of:=[.L57]" office:value-type="float" office:value="0.000005974641" calcext:value-type="float">
            <text:p>0.000005974641</text:p>
          </table:table-cell>
          <table:table-cell table:formula="of:=[.N57]" office:value-type="float" office:value="2082" calcext:value-type="float">
            <text:p>2082</text:p>
          </table:table-cell>
          <table:table-cell table:formula="of:=[.P57]" office:value-type="float" office:value="0.000006111068" calcext:value-type="float">
            <text:p>0.000006111068</text:p>
          </table:table-cell>
          <table:table-cell table:formula="of:=[.R57]" office:value-type="float" office:value="2052" calcext:value-type="float">
            <text:p>2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8]) - LEN(SUBSTITUTE([.C58]; &quot;C&quot;; &quot;&quot;))) + [.$A$4] * (LEN([.C58]) - LEN(SUBSTITUTE([.C58]; &quot;G&quot;; &quot;&quot;)))" office:value-type="float" office:value="40" calcext:value-type="float">
            <text:p>40</text:p>
          </table:table-cell>
          <table:table-cell table:formula="of:=SUM([.E$2:.E58])" office:value-type="float" office:value="2280" calcext:value-type="float">
            <text:p>22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8]) - LEN(SUBSTITUTE([.G58]; &quot;C&quot;; &quot;&quot;))) + [.$A$4] * (LEN([.G58]) - LEN(SUBSTITUTE([.G58]; &quot;G&quot;; &quot;&quot;)))" office:value-type="float" office:value="1" calcext:value-type="float">
            <text:p>1</text:p>
          </table:table-cell>
          <table:table-cell table:formula="of:=SUM([.I$2:.I58])" office:value-type="float" office:value="113" calcext:value-type="float">
            <text:p>113</text:p>
          </table:table-cell>
          <table:table-cell office:value-type="string" calcext:value-type="string">
            <text:p>CGCGCGCGCGCGCG</text:p>
          </table:table-cell>
          <table:table-cell office:value-type="float" office:value="0.0000055261453" calcext:value-type="float">
            <text:p>0.0000055261453</text:p>
          </table:table-cell>
          <table:table-cell table:formula="of:= (LEN([.K58]) - LEN(SUBSTITUTE([.K58]; &quot;C&quot;; &quot;&quot;))) + [.$A$4] * (LEN([.K58]) - LEN(SUBSTITUTE([.K58]; &quot;G&quot;; &quot;&quot;)))" office:value-type="float" office:value="42" calcext:value-type="float">
            <text:p>42</text:p>
          </table:table-cell>
          <table:table-cell table:formula="of:=SUM([.M$2:.M58])" office:value-type="float" office:value="2124" calcext:value-type="float">
            <text:p>2124</text:p>
          </table:table-cell>
          <table:table-cell office:value-type="string" calcext:value-type="string">
            <text:p>CGCGCGCGCGGC</text:p>
          </table:table-cell>
          <table:table-cell office:value-type="float" office:value="0.000005974641" calcext:value-type="float">
            <text:p>0.000005974641</text:p>
          </table:table-cell>
          <table:table-cell table:formula="of:= (LEN([.O58]) - LEN(SUBSTITUTE([.O58]; &quot;C&quot;; &quot;&quot;))) + [.$A$4] * (LEN([.O58]) - LEN(SUBSTITUTE([.O58]; &quot;G&quot;; &quot;&quot;)))" office:value-type="float" office:value="36" calcext:value-type="float">
            <text:p>36</text:p>
          </table:table-cell>
          <table:table-cell table:formula="of:=SUM([.Q$2:.Q58])" office:value-type="float" office:value="2088" calcext:value-type="float">
            <text:p>2088</text:p>
          </table:table-cell>
          <table:table-cell/>
          <table:table-cell table:formula="of:=[.D58]" office:value-type="float" office:value="0.0015279584" calcext:value-type="float">
            <text:p>0.0015279584</text:p>
          </table:table-cell>
          <table:table-cell table:formula="of:=[.F58]" office:value-type="float" office:value="2280" calcext:value-type="float">
            <text:p>2280</text:p>
          </table:table-cell>
          <table:table-cell table:formula="of:=[.H58]" office:value-type="float" office:value="0.015786551" calcext:value-type="float">
            <text:p>0.015786551</text:p>
          </table:table-cell>
          <table:table-cell table:formula="of:=[.J58]" office:value-type="float" office:value="113" calcext:value-type="float">
            <text:p>113</text:p>
          </table:table-cell>
          <table:table-cell table:formula="of:=[.L58]" office:value-type="float" office:value="0.0000055261453" calcext:value-type="float">
            <text:p>0.0000055261453</text:p>
          </table:table-cell>
          <table:table-cell table:formula="of:=[.N58]" office:value-type="float" office:value="2124" calcext:value-type="float">
            <text:p>2124</text:p>
          </table:table-cell>
          <table:table-cell table:formula="of:=[.P58]" office:value-type="float" office:value="0.000005974641" calcext:value-type="float">
            <text:p>0.000005974641</text:p>
          </table:table-cell>
          <table:table-cell table:formula="of:=[.R58]" office:value-type="float" office:value="2088" calcext:value-type="float">
            <text:p>2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84" calcext:value-type="float">
            <text:p>0.0015279584</text:p>
          </table:table-cell>
          <table:table-cell table:formula="of:= (LEN([.C59]) - LEN(SUBSTITUTE([.C59]; &quot;C&quot;; &quot;&quot;))) + [.$A$4] * (LEN([.C59]) - LEN(SUBSTITUTE([.C59]; &quot;G&quot;; &quot;&quot;)))" office:value-type="float" office:value="40" calcext:value-type="float">
            <text:p>40</text:p>
          </table:table-cell>
          <table:table-cell table:formula="of:=SUM([.E$2:.E59])" office:value-type="float" office:value="2320" calcext:value-type="float">
            <text:p>23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59]) - LEN(SUBSTITUTE([.G59]; &quot;C&quot;; &quot;&quot;))) + [.$A$4] * (LEN([.G59]) - LEN(SUBSTITUTE([.G59]; &quot;G&quot;; &quot;&quot;)))" office:value-type="float" office:value="1" calcext:value-type="float">
            <text:p>1</text:p>
          </table:table-cell>
          <table:table-cell table:formula="of:=SUM([.I$2:.I59])" office:value-type="float" office:value="114" calcext:value-type="float">
            <text:p>114</text:p>
          </table:table-cell>
          <table:table-cell office:value-type="string" calcext:value-type="string">
            <text:p>CGCGCGCGCGCG</text:p>
          </table:table-cell>
          <table:table-cell office:value-type="float" office:value="0.0000054067123" calcext:value-type="float">
            <text:p>0.0000054067123</text:p>
          </table:table-cell>
          <table:table-cell table:formula="of:= (LEN([.K59]) - LEN(SUBSTITUTE([.K59]; &quot;C&quot;; &quot;&quot;))) + [.$A$4] * (LEN([.K59]) - LEN(SUBSTITUTE([.K59]; &quot;G&quot;; &quot;&quot;)))" office:value-type="float" office:value="36" calcext:value-type="float">
            <text:p>36</text:p>
          </table:table-cell>
          <table:table-cell table:formula="of:=SUM([.M$2:.M59])" office:value-type="float" office:value="2160" calcext:value-type="float">
            <text:p>2160</text:p>
          </table:table-cell>
          <table:table-cell office:value-type="string" calcext:value-type="string">
            <text:p>CGCGCGCGCGCGGC</text:p>
          </table:table-cell>
          <table:table-cell office:value-type="float" office:value="0.0000055261453" calcext:value-type="float">
            <text:p>0.0000055261453</text:p>
          </table:table-cell>
          <table:table-cell table:formula="of:= (LEN([.O59]) - LEN(SUBSTITUTE([.O59]; &quot;C&quot;; &quot;&quot;))) + [.$A$4] * (LEN([.O59]) - LEN(SUBSTITUTE([.O59]; &quot;G&quot;; &quot;&quot;)))" office:value-type="float" office:value="42" calcext:value-type="float">
            <text:p>42</text:p>
          </table:table-cell>
          <table:table-cell table:formula="of:=SUM([.Q$2:.Q59])" office:value-type="float" office:value="2130" calcext:value-type="float">
            <text:p>2130</text:p>
          </table:table-cell>
          <table:table-cell/>
          <table:table-cell table:formula="of:=[.D59]" office:value-type="float" office:value="0.0015279584" calcext:value-type="float">
            <text:p>0.0015279584</text:p>
          </table:table-cell>
          <table:table-cell table:formula="of:=[.F59]" office:value-type="float" office:value="2320" calcext:value-type="float">
            <text:p>2320</text:p>
          </table:table-cell>
          <table:table-cell table:formula="of:=[.H59]" office:value-type="float" office:value="0.015786551" calcext:value-type="float">
            <text:p>0.015786551</text:p>
          </table:table-cell>
          <table:table-cell table:formula="of:=[.J59]" office:value-type="float" office:value="114" calcext:value-type="float">
            <text:p>114</text:p>
          </table:table-cell>
          <table:table-cell table:formula="of:=[.L59]" office:value-type="float" office:value="0.0000054067123" calcext:value-type="float">
            <text:p>0.0000054067123</text:p>
          </table:table-cell>
          <table:table-cell table:formula="of:=[.N59]" office:value-type="float" office:value="2160" calcext:value-type="float">
            <text:p>2160</text:p>
          </table:table-cell>
          <table:table-cell table:formula="of:=[.P59]" office:value-type="float" office:value="0.0000055261453" calcext:value-type="float">
            <text:p>0.0000055261453</text:p>
          </table:table-cell>
          <table:table-cell table:formula="of:=[.R59]" office:value-type="float" office:value="2130" calcext:value-type="float">
            <text:p>2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0]) - LEN(SUBSTITUTE([.C60]; &quot;C&quot;; &quot;&quot;))) + [.$A$4] * (LEN([.C60]) - LEN(SUBSTITUTE([.C60]; &quot;G&quot;; &quot;&quot;)))" office:value-type="float" office:value="40" calcext:value-type="float">
            <text:p>40</text:p>
          </table:table-cell>
          <table:table-cell table:formula="of:=SUM([.E$2:.E60])" office:value-type="float" office:value="2360" calcext:value-type="float">
            <text:p>23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0]) - LEN(SUBSTITUTE([.G60]; &quot;C&quot;; &quot;&quot;))) + [.$A$4] * (LEN([.G60]) - LEN(SUBSTITUTE([.G60]; &quot;G&quot;; &quot;&quot;)))" office:value-type="float" office:value="1" calcext:value-type="float">
            <text:p>1</text:p>
          </table:table-cell>
          <table:table-cell table:formula="of:=SUM([.I$2:.I60])" office:value-type="float" office:value="115" calcext:value-type="float">
            <text:p>115</text:p>
          </table:table-cell>
          <table:table-cell office:value-type="string" calcext:value-type="string">
            <text:p>CGCGCGCGCGCGCG</text:p>
          </table:table-cell>
          <table:table-cell office:value-type="float" office:value="0.000005011786" calcext:value-type="float">
            <text:p>0.000005011786</text:p>
          </table:table-cell>
          <table:table-cell table:formula="of:= (LEN([.K60]) - LEN(SUBSTITUTE([.K60]; &quot;C&quot;; &quot;&quot;))) + [.$A$4] * (LEN([.K60]) - LEN(SUBSTITUTE([.K60]; &quot;G&quot;; &quot;&quot;)))" office:value-type="float" office:value="42" calcext:value-type="float">
            <text:p>42</text:p>
          </table:table-cell>
          <table:table-cell table:formula="of:=SUM([.M$2:.M60])" office:value-type="float" office:value="2202" calcext:value-type="float">
            <text:p>2202</text:p>
          </table:table-cell>
          <table:table-cell office:value-type="string" calcext:value-type="string">
            <text:p>CGCGCGCGCGGC</text:p>
          </table:table-cell>
          <table:table-cell office:value-type="float" office:value="0.0000054067123" calcext:value-type="float">
            <text:p>0.0000054067123</text:p>
          </table:table-cell>
          <table:table-cell table:formula="of:= (LEN([.O60]) - LEN(SUBSTITUTE([.O60]; &quot;C&quot;; &quot;&quot;))) + [.$A$4] * (LEN([.O60]) - LEN(SUBSTITUTE([.O60]; &quot;G&quot;; &quot;&quot;)))" office:value-type="float" office:value="36" calcext:value-type="float">
            <text:p>36</text:p>
          </table:table-cell>
          <table:table-cell table:formula="of:=SUM([.Q$2:.Q60])" office:value-type="float" office:value="2166" calcext:value-type="float">
            <text:p>2166</text:p>
          </table:table-cell>
          <table:table-cell/>
          <table:table-cell table:formula="of:=[.D60]" office:value-type="float" office:value="0.0015279573" calcext:value-type="float">
            <text:p>0.0015279573</text:p>
          </table:table-cell>
          <table:table-cell table:formula="of:=[.F60]" office:value-type="float" office:value="2360" calcext:value-type="float">
            <text:p>2360</text:p>
          </table:table-cell>
          <table:table-cell table:formula="of:=[.H60]" office:value-type="float" office:value="0.015786551" calcext:value-type="float">
            <text:p>0.015786551</text:p>
          </table:table-cell>
          <table:table-cell table:formula="of:=[.J60]" office:value-type="float" office:value="115" calcext:value-type="float">
            <text:p>115</text:p>
          </table:table-cell>
          <table:table-cell table:formula="of:=[.L60]" office:value-type="float" office:value="0.000005011786" calcext:value-type="float">
            <text:p>0.000005011786</text:p>
          </table:table-cell>
          <table:table-cell table:formula="of:=[.N60]" office:value-type="float" office:value="2202" calcext:value-type="float">
            <text:p>2202</text:p>
          </table:table-cell>
          <table:table-cell table:formula="of:=[.P60]" office:value-type="float" office:value="0.0000054067123" calcext:value-type="float">
            <text:p>0.0000054067123</text:p>
          </table:table-cell>
          <table:table-cell table:formula="of:=[.R60]" office:value-type="float" office:value="2166" calcext:value-type="float">
            <text:p>2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1]) - LEN(SUBSTITUTE([.C61]; &quot;C&quot;; &quot;&quot;))) + [.$A$4] * (LEN([.C61]) - LEN(SUBSTITUTE([.C61]; &quot;G&quot;; &quot;&quot;)))" office:value-type="float" office:value="40" calcext:value-type="float">
            <text:p>40</text:p>
          </table:table-cell>
          <table:table-cell table:formula="of:=SUM([.E$2:.E61])" office:value-type="float" office:value="2400" calcext:value-type="float">
            <text:p>24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1]) - LEN(SUBSTITUTE([.G61]; &quot;C&quot;; &quot;&quot;))) + [.$A$4] * (LEN([.G61]) - LEN(SUBSTITUTE([.G61]; &quot;G&quot;; &quot;&quot;)))" office:value-type="float" office:value="1" calcext:value-type="float">
            <text:p>1</text:p>
          </table:table-cell>
          <table:table-cell table:formula="of:=SUM([.I$2:.I61])" office:value-type="float" office:value="116" calcext:value-type="float">
            <text:p>116</text:p>
          </table:table-cell>
          <table:table-cell office:value-type="string" calcext:value-type="string">
            <text:p>CGCGCGCGCGCG</text:p>
          </table:table-cell>
          <table:table-cell office:value-type="float" office:value="0.000004906985" calcext:value-type="float">
            <text:p>0.000004906985</text:p>
          </table:table-cell>
          <table:table-cell table:formula="of:= (LEN([.K61]) - LEN(SUBSTITUTE([.K61]; &quot;C&quot;; &quot;&quot;))) + [.$A$4] * (LEN([.K61]) - LEN(SUBSTITUTE([.K61]; &quot;G&quot;; &quot;&quot;)))" office:value-type="float" office:value="36" calcext:value-type="float">
            <text:p>36</text:p>
          </table:table-cell>
          <table:table-cell table:formula="of:=SUM([.M$2:.M61])" office:value-type="float" office:value="2238" calcext:value-type="float">
            <text:p>2238</text:p>
          </table:table-cell>
          <table:table-cell office:value-type="string" calcext:value-type="string">
            <text:p>CGCGCGCGCGCGGC</text:p>
          </table:table-cell>
          <table:table-cell office:value-type="float" office:value="0.000005011786" calcext:value-type="float">
            <text:p>0.000005011786</text:p>
          </table:table-cell>
          <table:table-cell table:formula="of:= (LEN([.O61]) - LEN(SUBSTITUTE([.O61]; &quot;C&quot;; &quot;&quot;))) + [.$A$4] * (LEN([.O61]) - LEN(SUBSTITUTE([.O61]; &quot;G&quot;; &quot;&quot;)))" office:value-type="float" office:value="42" calcext:value-type="float">
            <text:p>42</text:p>
          </table:table-cell>
          <table:table-cell table:formula="of:=SUM([.Q$2:.Q61])" office:value-type="float" office:value="2208" calcext:value-type="float">
            <text:p>2208</text:p>
          </table:table-cell>
          <table:table-cell/>
          <table:table-cell table:formula="of:=[.D61]" office:value-type="float" office:value="0.0015279573" calcext:value-type="float">
            <text:p>0.0015279573</text:p>
          </table:table-cell>
          <table:table-cell table:formula="of:=[.F61]" office:value-type="float" office:value="2400" calcext:value-type="float">
            <text:p>2400</text:p>
          </table:table-cell>
          <table:table-cell table:formula="of:=[.H61]" office:value-type="float" office:value="0.015786551" calcext:value-type="float">
            <text:p>0.015786551</text:p>
          </table:table-cell>
          <table:table-cell table:formula="of:=[.J61]" office:value-type="float" office:value="116" calcext:value-type="float">
            <text:p>116</text:p>
          </table:table-cell>
          <table:table-cell table:formula="of:=[.L61]" office:value-type="float" office:value="0.000004906985" calcext:value-type="float">
            <text:p>0.000004906985</text:p>
          </table:table-cell>
          <table:table-cell table:formula="of:=[.N61]" office:value-type="float" office:value="2238" calcext:value-type="float">
            <text:p>2238</text:p>
          </table:table-cell>
          <table:table-cell table:formula="of:=[.P61]" office:value-type="float" office:value="0.000005011786" calcext:value-type="float">
            <text:p>0.000005011786</text:p>
          </table:table-cell>
          <table:table-cell table:formula="of:=[.R61]" office:value-type="float" office:value="2208" calcext:value-type="float">
            <text:p>2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2]) - LEN(SUBSTITUTE([.C62]; &quot;C&quot;; &quot;&quot;))) + [.$A$4] * (LEN([.C62]) - LEN(SUBSTITUTE([.C62]; &quot;G&quot;; &quot;&quot;)))" office:value-type="float" office:value="40" calcext:value-type="float">
            <text:p>40</text:p>
          </table:table-cell>
          <table:table-cell table:formula="of:=SUM([.E$2:.E62])" office:value-type="float" office:value="2440" calcext:value-type="float">
            <text:p>244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2]) - LEN(SUBSTITUTE([.G62]; &quot;C&quot;; &quot;&quot;))) + [.$A$4] * (LEN([.G62]) - LEN(SUBSTITUTE([.G62]; &quot;G&quot;; &quot;&quot;)))" office:value-type="float" office:value="1" calcext:value-type="float">
            <text:p>1</text:p>
          </table:table-cell>
          <table:table-cell table:formula="of:=SUM([.I$2:.I62])" office:value-type="float" office:value="117" calcext:value-type="float">
            <text:p>117</text:p>
          </table:table-cell>
          <table:table-cell office:value-type="string" calcext:value-type="string">
            <text:p>CGCGCGCGCGCGCG</text:p>
          </table:table-cell>
          <table:table-cell office:value-type="float" office:value="0.0000045582574" calcext:value-type="float">
            <text:p>0.0000045582574</text:p>
          </table:table-cell>
          <table:table-cell table:formula="of:= (LEN([.K62]) - LEN(SUBSTITUTE([.K62]; &quot;C&quot;; &quot;&quot;))) + [.$A$4] * (LEN([.K62]) - LEN(SUBSTITUTE([.K62]; &quot;G&quot;; &quot;&quot;)))" office:value-type="float" office:value="42" calcext:value-type="float">
            <text:p>42</text:p>
          </table:table-cell>
          <table:table-cell table:formula="of:=SUM([.M$2:.M62])" office:value-type="float" office:value="2280" calcext:value-type="float">
            <text:p>2280</text:p>
          </table:table-cell>
          <table:table-cell office:value-type="string" calcext:value-type="string">
            <text:p>CGCGCGCGCGGC</text:p>
          </table:table-cell>
          <table:table-cell office:value-type="float" office:value="0.000004906985" calcext:value-type="float">
            <text:p>0.000004906985</text:p>
          </table:table-cell>
          <table:table-cell table:formula="of:= (LEN([.O62]) - LEN(SUBSTITUTE([.O62]; &quot;C&quot;; &quot;&quot;))) + [.$A$4] * (LEN([.O62]) - LEN(SUBSTITUTE([.O62]; &quot;G&quot;; &quot;&quot;)))" office:value-type="float" office:value="36" calcext:value-type="float">
            <text:p>36</text:p>
          </table:table-cell>
          <table:table-cell table:formula="of:=SUM([.Q$2:.Q62])" office:value-type="float" office:value="2244" calcext:value-type="float">
            <text:p>2244</text:p>
          </table:table-cell>
          <table:table-cell/>
          <table:table-cell table:formula="of:=[.D62]" office:value-type="float" office:value="0.0015279573" calcext:value-type="float">
            <text:p>0.0015279573</text:p>
          </table:table-cell>
          <table:table-cell table:formula="of:=[.F62]" office:value-type="float" office:value="2440" calcext:value-type="float">
            <text:p>2440</text:p>
          </table:table-cell>
          <table:table-cell table:formula="of:=[.H62]" office:value-type="float" office:value="0.015786551" calcext:value-type="float">
            <text:p>0.015786551</text:p>
          </table:table-cell>
          <table:table-cell table:formula="of:=[.J62]" office:value-type="float" office:value="117" calcext:value-type="float">
            <text:p>117</text:p>
          </table:table-cell>
          <table:table-cell table:formula="of:=[.L62]" office:value-type="float" office:value="0.0000045582574" calcext:value-type="float">
            <text:p>0.0000045582574</text:p>
          </table:table-cell>
          <table:table-cell table:formula="of:=[.N62]" office:value-type="float" office:value="2280" calcext:value-type="float">
            <text:p>2280</text:p>
          </table:table-cell>
          <table:table-cell table:formula="of:=[.P62]" office:value-type="float" office:value="0.000004906985" calcext:value-type="float">
            <text:p>0.000004906985</text:p>
          </table:table-cell>
          <table:table-cell table:formula="of:=[.R62]" office:value-type="float" office:value="2244" calcext:value-type="float">
            <text:p>2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3]) - LEN(SUBSTITUTE([.C63]; &quot;C&quot;; &quot;&quot;))) + [.$A$4] * (LEN([.C63]) - LEN(SUBSTITUTE([.C63]; &quot;G&quot;; &quot;&quot;)))" office:value-type="float" office:value="40" calcext:value-type="float">
            <text:p>40</text:p>
          </table:table-cell>
          <table:table-cell table:formula="of:=SUM([.E$2:.E63])" office:value-type="float" office:value="2480" calcext:value-type="float">
            <text:p>248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3]) - LEN(SUBSTITUTE([.G63]; &quot;C&quot;; &quot;&quot;))) + [.$A$4] * (LEN([.G63]) - LEN(SUBSTITUTE([.G63]; &quot;G&quot;; &quot;&quot;)))" office:value-type="float" office:value="1" calcext:value-type="float">
            <text:p>1</text:p>
          </table:table-cell>
          <table:table-cell table:formula="of:=SUM([.I$2:.I63])" office:value-type="float" office:value="118" calcext:value-type="float">
            <text:p>118</text:p>
          </table:table-cell>
          <table:table-cell office:value-type="string" calcext:value-type="string">
            <text:p>CGCGCGCGCGCG</text:p>
          </table:table-cell>
          <table:table-cell office:value-type="float" office:value="0.0000044660806" calcext:value-type="float">
            <text:p>0.0000044660806</text:p>
          </table:table-cell>
          <table:table-cell table:formula="of:= (LEN([.K63]) - LEN(SUBSTITUTE([.K63]; &quot;C&quot;; &quot;&quot;))) + [.$A$4] * (LEN([.K63]) - LEN(SUBSTITUTE([.K63]; &quot;G&quot;; &quot;&quot;)))" office:value-type="float" office:value="36" calcext:value-type="float">
            <text:p>36</text:p>
          </table:table-cell>
          <table:table-cell table:formula="of:=SUM([.M$2:.M63])" office:value-type="float" office:value="2316" calcext:value-type="float">
            <text:p>2316</text:p>
          </table:table-cell>
          <table:table-cell office:value-type="string" calcext:value-type="string">
            <text:p>CGCGCGCGCGCGGC</text:p>
          </table:table-cell>
          <table:table-cell office:value-type="float" office:value="0.0000045582574" calcext:value-type="float">
            <text:p>0.0000045582574</text:p>
          </table:table-cell>
          <table:table-cell table:formula="of:= (LEN([.O63]) - LEN(SUBSTITUTE([.O63]; &quot;C&quot;; &quot;&quot;))) + [.$A$4] * (LEN([.O63]) - LEN(SUBSTITUTE([.O63]; &quot;G&quot;; &quot;&quot;)))" office:value-type="float" office:value="42" calcext:value-type="float">
            <text:p>42</text:p>
          </table:table-cell>
          <table:table-cell table:formula="of:=SUM([.Q$2:.Q63])" office:value-type="float" office:value="2286" calcext:value-type="float">
            <text:p>2286</text:p>
          </table:table-cell>
          <table:table-cell/>
          <table:table-cell table:formula="of:=[.D63]" office:value-type="float" office:value="0.0015279573" calcext:value-type="float">
            <text:p>0.0015279573</text:p>
          </table:table-cell>
          <table:table-cell table:formula="of:=[.F63]" office:value-type="float" office:value="2480" calcext:value-type="float">
            <text:p>2480</text:p>
          </table:table-cell>
          <table:table-cell table:formula="of:=[.H63]" office:value-type="float" office:value="0.015786551" calcext:value-type="float">
            <text:p>0.015786551</text:p>
          </table:table-cell>
          <table:table-cell table:formula="of:=[.J63]" office:value-type="float" office:value="118" calcext:value-type="float">
            <text:p>118</text:p>
          </table:table-cell>
          <table:table-cell table:formula="of:=[.L63]" office:value-type="float" office:value="0.0000044660806" calcext:value-type="float">
            <text:p>0.0000044660806</text:p>
          </table:table-cell>
          <table:table-cell table:formula="of:=[.N63]" office:value-type="float" office:value="2316" calcext:value-type="float">
            <text:p>2316</text:p>
          </table:table-cell>
          <table:table-cell table:formula="of:=[.P63]" office:value-type="float" office:value="0.0000045582574" calcext:value-type="float">
            <text:p>0.0000045582574</text:p>
          </table:table-cell>
          <table:table-cell table:formula="of:=[.R63]" office:value-type="float" office:value="2286" calcext:value-type="float">
            <text:p>2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4]) - LEN(SUBSTITUTE([.C64]; &quot;C&quot;; &quot;&quot;))) + [.$A$4] * (LEN([.C64]) - LEN(SUBSTITUTE([.C64]; &quot;G&quot;; &quot;&quot;)))" office:value-type="float" office:value="40" calcext:value-type="float">
            <text:p>40</text:p>
          </table:table-cell>
          <table:table-cell table:formula="of:=SUM([.E$2:.E64])" office:value-type="float" office:value="2520" calcext:value-type="float">
            <text:p>252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4]) - LEN(SUBSTITUTE([.G64]; &quot;C&quot;; &quot;&quot;))) + [.$A$4] * (LEN([.G64]) - LEN(SUBSTITUTE([.G64]; &quot;G&quot;; &quot;&quot;)))" office:value-type="float" office:value="1" calcext:value-type="float">
            <text:p>1</text:p>
          </table:table-cell>
          <table:table-cell table:formula="of:=SUM([.I$2:.I64])" office:value-type="float" office:value="119" calcext:value-type="float">
            <text:p>119</text:p>
          </table:table-cell>
          <table:table-cell office:value-type="string" calcext:value-type="string">
            <text:p>CGCGCGCGCGCGCG</text:p>
          </table:table-cell>
          <table:table-cell office:value-type="float" office:value="0.000004157466" calcext:value-type="float">
            <text:p>0.000004157466</text:p>
          </table:table-cell>
          <table:table-cell table:formula="of:= (LEN([.K64]) - LEN(SUBSTITUTE([.K64]; &quot;C&quot;; &quot;&quot;))) + [.$A$4] * (LEN([.K64]) - LEN(SUBSTITUTE([.K64]; &quot;G&quot;; &quot;&quot;)))" office:value-type="float" office:value="42" calcext:value-type="float">
            <text:p>42</text:p>
          </table:table-cell>
          <table:table-cell table:formula="of:=SUM([.M$2:.M64])" office:value-type="float" office:value="2358" calcext:value-type="float">
            <text:p>2358</text:p>
          </table:table-cell>
          <table:table-cell office:value-type="string" calcext:value-type="string">
            <text:p>CGCGCGCGCGGC</text:p>
          </table:table-cell>
          <table:table-cell office:value-type="float" office:value="0.0000044660806" calcext:value-type="float">
            <text:p>0.0000044660806</text:p>
          </table:table-cell>
          <table:table-cell table:formula="of:= (LEN([.O64]) - LEN(SUBSTITUTE([.O64]; &quot;C&quot;; &quot;&quot;))) + [.$A$4] * (LEN([.O64]) - LEN(SUBSTITUTE([.O64]; &quot;G&quot;; &quot;&quot;)))" office:value-type="float" office:value="36" calcext:value-type="float">
            <text:p>36</text:p>
          </table:table-cell>
          <table:table-cell table:formula="of:=SUM([.Q$2:.Q64])" office:value-type="float" office:value="2322" calcext:value-type="float">
            <text:p>2322</text:p>
          </table:table-cell>
          <table:table-cell/>
          <table:table-cell table:formula="of:=[.D64]" office:value-type="float" office:value="0.0015279573" calcext:value-type="float">
            <text:p>0.0015279573</text:p>
          </table:table-cell>
          <table:table-cell table:formula="of:=[.F64]" office:value-type="float" office:value="2520" calcext:value-type="float">
            <text:p>2520</text:p>
          </table:table-cell>
          <table:table-cell table:formula="of:=[.H64]" office:value-type="float" office:value="0.015786551" calcext:value-type="float">
            <text:p>0.015786551</text:p>
          </table:table-cell>
          <table:table-cell table:formula="of:=[.J64]" office:value-type="float" office:value="119" calcext:value-type="float">
            <text:p>119</text:p>
          </table:table-cell>
          <table:table-cell table:formula="of:=[.L64]" office:value-type="float" office:value="0.000004157466" calcext:value-type="float">
            <text:p>0.000004157466</text:p>
          </table:table-cell>
          <table:table-cell table:formula="of:=[.N64]" office:value-type="float" office:value="2358" calcext:value-type="float">
            <text:p>2358</text:p>
          </table:table-cell>
          <table:table-cell table:formula="of:=[.P64]" office:value-type="float" office:value="0.0000044660806" calcext:value-type="float">
            <text:p>0.0000044660806</text:p>
          </table:table-cell>
          <table:table-cell table:formula="of:=[.R64]" office:value-type="float" office:value="2322" calcext:value-type="float">
            <text:p>2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3" calcext:value-type="float">
            <text:p>0.0015279573</text:p>
          </table:table-cell>
          <table:table-cell table:formula="of:= (LEN([.C65]) - LEN(SUBSTITUTE([.C65]; &quot;C&quot;; &quot;&quot;))) + [.$A$4] * (LEN([.C65]) - LEN(SUBSTITUTE([.C65]; &quot;G&quot;; &quot;&quot;)))" office:value-type="float" office:value="40" calcext:value-type="float">
            <text:p>40</text:p>
          </table:table-cell>
          <table:table-cell table:formula="of:=SUM([.E$2:.E65])" office:value-type="float" office:value="2560" calcext:value-type="float">
            <text:p>256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5]) - LEN(SUBSTITUTE([.G65]; &quot;C&quot;; &quot;&quot;))) + [.$A$4] * (LEN([.G65]) - LEN(SUBSTITUTE([.G65]; &quot;G&quot;; &quot;&quot;)))" office:value-type="float" office:value="1" calcext:value-type="float">
            <text:p>1</text:p>
          </table:table-cell>
          <table:table-cell table:formula="of:=SUM([.I$2:.I65])" office:value-type="float" office:value="120" calcext:value-type="float">
            <text:p>120</text:p>
          </table:table-cell>
          <table:table-cell office:value-type="string" calcext:value-type="string">
            <text:p>CGCGCGCGCGCG</text:p>
          </table:table-cell>
          <table:table-cell office:value-type="float" office:value="0.000004076235" calcext:value-type="float">
            <text:p>0.000004076235</text:p>
          </table:table-cell>
          <table:table-cell table:formula="of:= (LEN([.K65]) - LEN(SUBSTITUTE([.K65]; &quot;C&quot;; &quot;&quot;))) + [.$A$4] * (LEN([.K65]) - LEN(SUBSTITUTE([.K65]; &quot;G&quot;; &quot;&quot;)))" office:value-type="float" office:value="36" calcext:value-type="float">
            <text:p>36</text:p>
          </table:table-cell>
          <table:table-cell table:formula="of:=SUM([.M$2:.M65])" office:value-type="float" office:value="2394" calcext:value-type="float">
            <text:p>2394</text:p>
          </table:table-cell>
          <table:table-cell office:value-type="string" calcext:value-type="string">
            <text:p>CGCGCGCGCGCGGC</text:p>
          </table:table-cell>
          <table:table-cell office:value-type="float" office:value="0.000004157466" calcext:value-type="float">
            <text:p>0.000004157466</text:p>
          </table:table-cell>
          <table:table-cell table:formula="of:= (LEN([.O65]) - LEN(SUBSTITUTE([.O65]; &quot;C&quot;; &quot;&quot;))) + [.$A$4] * (LEN([.O65]) - LEN(SUBSTITUTE([.O65]; &quot;G&quot;; &quot;&quot;)))" office:value-type="float" office:value="42" calcext:value-type="float">
            <text:p>42</text:p>
          </table:table-cell>
          <table:table-cell table:formula="of:=SUM([.Q$2:.Q65])" office:value-type="float" office:value="2364" calcext:value-type="float">
            <text:p>2364</text:p>
          </table:table-cell>
          <table:table-cell/>
          <table:table-cell table:formula="of:=[.D65]" office:value-type="float" office:value="0.0015279573" calcext:value-type="float">
            <text:p>0.0015279573</text:p>
          </table:table-cell>
          <table:table-cell table:formula="of:=[.F65]" office:value-type="float" office:value="2560" calcext:value-type="float">
            <text:p>2560</text:p>
          </table:table-cell>
          <table:table-cell table:formula="of:=[.H65]" office:value-type="float" office:value="0.015786551" calcext:value-type="float">
            <text:p>0.015786551</text:p>
          </table:table-cell>
          <table:table-cell table:formula="of:=[.J65]" office:value-type="float" office:value="120" calcext:value-type="float">
            <text:p>120</text:p>
          </table:table-cell>
          <table:table-cell table:formula="of:=[.L65]" office:value-type="float" office:value="0.000004076235" calcext:value-type="float">
            <text:p>0.000004076235</text:p>
          </table:table-cell>
          <table:table-cell table:formula="of:=[.N65]" office:value-type="float" office:value="2394" calcext:value-type="float">
            <text:p>2394</text:p>
          </table:table-cell>
          <table:table-cell table:formula="of:=[.P65]" office:value-type="float" office:value="0.000004157466" calcext:value-type="float">
            <text:p>0.000004157466</text:p>
          </table:table-cell>
          <table:table-cell table:formula="of:=[.R65]" office:value-type="float" office:value="2364" calcext:value-type="float">
            <text:p>2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2" calcext:value-type="float">
            <text:p>0.0015279572</text:p>
          </table:table-cell>
          <table:table-cell table:formula="of:= (LEN([.C66]) - LEN(SUBSTITUTE([.C66]; &quot;C&quot;; &quot;&quot;))) + [.$A$4] * (LEN([.C66]) - LEN(SUBSTITUTE([.C66]; &quot;G&quot;; &quot;&quot;)))" office:value-type="float" office:value="40" calcext:value-type="float">
            <text:p>40</text:p>
          </table:table-cell>
          <table:table-cell table:formula="of:=SUM([.E$2:.E66])"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float" office:value="0.015786551" calcext:value-type="float">
            <text:p>0.015786551</text:p>
          </table:table-cell>
          <table:table-cell table:formula="of:= (LEN([.G66]) - LEN(SUBSTITUTE([.G66]; &quot;C&quot;; &quot;&quot;))) + [.$A$4] * (LEN([.G66]) - LEN(SUBSTITUTE([.G66]; &quot;G&quot;; &quot;&quot;)))" office:value-type="float" office:value="1" calcext:value-type="float">
            <text:p>1</text:p>
          </table:table-cell>
          <table:table-cell table:formula="of:=SUM([.I$2:.I66])" office:value-type="float" office:value="121" calcext:value-type="float">
            <text:p>121</text:p>
          </table:table-cell>
          <table:table-cell office:value-type="string" calcext:value-type="string">
            <text:p>CGCGCGCGCGCGCG</text:p>
          </table:table-cell>
          <table:table-cell office:value-type="float" office:value="0.0000038026396" calcext:value-type="float">
            <text:p>0.0000038026396</text:p>
          </table:table-cell>
          <table:table-cell table:formula="of:= (LEN([.K66]) - LEN(SUBSTITUTE([.K66]; &quot;C&quot;; &quot;&quot;))) + [.$A$4] * (LEN([.K66]) - LEN(SUBSTITUTE([.K66]; &quot;G&quot;; &quot;&quot;)))" office:value-type="float" office:value="42" calcext:value-type="float">
            <text:p>42</text:p>
          </table:table-cell>
          <table:table-cell table:formula="of:=SUM([.M$2:.M66])" office:value-type="float" office:value="2436" calcext:value-type="float">
            <text:p>2436</text:p>
          </table:table-cell>
          <table:table-cell office:value-type="string" calcext:value-type="string">
            <text:p>CGCGCGCGCGGC</text:p>
          </table:table-cell>
          <table:table-cell office:value-type="float" office:value="0.000004076235" calcext:value-type="float">
            <text:p>0.000004076235</text:p>
          </table:table-cell>
          <table:table-cell table:formula="of:= (LEN([.O66]) - LEN(SUBSTITUTE([.O66]; &quot;C&quot;; &quot;&quot;))) + [.$A$4] * (LEN([.O66]) - LEN(SUBSTITUTE([.O66]; &quot;G&quot;; &quot;&quot;)))" office:value-type="float" office:value="36" calcext:value-type="float">
            <text:p>36</text:p>
          </table:table-cell>
          <table:table-cell table:formula="of:=SUM([.Q$2:.Q66])" office:value-type="float" office:value="2400" calcext:value-type="float">
            <text:p>2400</text:p>
          </table:table-cell>
          <table:table-cell/>
          <table:table-cell table:formula="of:=[.D66]" office:value-type="float" office:value="0.0015279572" calcext:value-type="float">
            <text:p>0.0015279572</text:p>
          </table:table-cell>
          <table:table-cell table:formula="of:=[.F66]" office:value-type="float" office:value="2600" calcext:value-type="float">
            <text:p>2600</text:p>
          </table:table-cell>
          <table:table-cell table:formula="of:=[.H66]" office:value-type="float" office:value="0.015786551" calcext:value-type="float">
            <text:p>0.015786551</text:p>
          </table:table-cell>
          <table:table-cell table:formula="of:=[.J66]" office:value-type="float" office:value="121" calcext:value-type="float">
            <text:p>121</text:p>
          </table:table-cell>
          <table:table-cell table:formula="of:=[.L66]" office:value-type="float" office:value="0.0000038026396" calcext:value-type="float">
            <text:p>0.0000038026396</text:p>
          </table:table-cell>
          <table:table-cell table:formula="of:=[.N66]" office:value-type="float" office:value="2436" calcext:value-type="float">
            <text:p>2436</text:p>
          </table:table-cell>
          <table:table-cell table:formula="of:=[.P66]" office:value-type="float" office:value="0.000004076235" calcext:value-type="float">
            <text:p>0.000004076235</text:p>
          </table:table-cell>
          <table:table-cell table:formula="of:=[.R66]" office:value-type="float" office:value="2400" calcext:value-type="float">
            <text:p>2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72" calcext:value-type="float">
            <text:p>0.0015279572</text:p>
          </table:table-cell>
          <table:table-cell table:formula="of:= (LEN([.C67]) - LEN(SUBSTITUTE([.C67]; &quot;C&quot;; &quot;&quot;))) + [.$A$4] * (LEN([.C67]) - LEN(SUBSTITUTE([.C67]; &quot;G&quot;; &quot;&quot;)))" office:value-type="float" office:value="40" calcext:value-type="float">
            <text:p>40</text:p>
          </table:table-cell>
          <table:table-cell table:formula="of:=SUM([.E$2:.E67])" office:value-type="float" office:value="2640" calcext:value-type="float">
            <text:p>2640</text:p>
          </table:table-cell>
          <table:table-cell office:value-type="string" calcext:value-type="string">
            <text:p>CC</text:p>
          </table:table-cell>
          <table:table-cell office:value-type="float" office:value="0.014035797" calcext:value-type="float">
            <text:p>0.014035797</text:p>
          </table:table-cell>
          <table:table-cell table:formula="of:= (LEN([.G67]) - LEN(SUBSTITUTE([.G67]; &quot;C&quot;; &quot;&quot;))) + [.$A$4] * (LEN([.G67]) - LEN(SUBSTITUTE([.G67]; &quot;G&quot;; &quot;&quot;)))" office:value-type="float" office:value="2" calcext:value-type="float">
            <text:p>2</text:p>
          </table:table-cell>
          <table:table-cell table:formula="of:=SUM([.I$2:.I67])" office:value-type="float" office:value="123" calcext:value-type="float">
            <text:p>123</text:p>
          </table:table-cell>
          <table:table-cell office:value-type="string" calcext:value-type="string">
            <text:p>CGCGCGCGCGCG</text:p>
          </table:table-cell>
          <table:table-cell office:value-type="float" office:value="0.0000037309453" calcext:value-type="float">
            <text:p>0.0000037309453</text:p>
          </table:table-cell>
          <table:table-cell table:formula="of:= (LEN([.K67]) - LEN(SUBSTITUTE([.K67]; &quot;C&quot;; &quot;&quot;))) + [.$A$4] * (LEN([.K67]) - LEN(SUBSTITUTE([.K67]; &quot;G&quot;; &quot;&quot;)))" office:value-type="float" office:value="36" calcext:value-type="float">
            <text:p>36</text:p>
          </table:table-cell>
          <table:table-cell table:formula="of:=SUM([.M$2:.M67])" office:value-type="float" office:value="2472" calcext:value-type="float">
            <text:p>2472</text:p>
          </table:table-cell>
          <table:table-cell office:value-type="string" calcext:value-type="string">
            <text:p>CGCGCGCGCGCGGC</text:p>
          </table:table-cell>
          <table:table-cell office:value-type="float" office:value="0.0000038026396" calcext:value-type="float">
            <text:p>0.0000038026396</text:p>
          </table:table-cell>
          <table:table-cell table:formula="of:= (LEN([.O67]) - LEN(SUBSTITUTE([.O67]; &quot;C&quot;; &quot;&quot;))) + [.$A$4] * (LEN([.O67]) - LEN(SUBSTITUTE([.O67]; &quot;G&quot;; &quot;&quot;)))" office:value-type="float" office:value="42" calcext:value-type="float">
            <text:p>42</text:p>
          </table:table-cell>
          <table:table-cell table:formula="of:=SUM([.Q$2:.Q67])" office:value-type="float" office:value="2442" calcext:value-type="float">
            <text:p>2442</text:p>
          </table:table-cell>
          <table:table-cell/>
          <table:table-cell table:formula="of:=[.D67]" office:value-type="float" office:value="0.0015279572" calcext:value-type="float">
            <text:p>0.0015279572</text:p>
          </table:table-cell>
          <table:table-cell table:formula="of:=[.F67]" office:value-type="float" office:value="2640" calcext:value-type="float">
            <text:p>2640</text:p>
          </table:table-cell>
          <table:table-cell table:formula="of:=[.H67]" office:value-type="float" office:value="0.014035797" calcext:value-type="float">
            <text:p>0.014035797</text:p>
          </table:table-cell>
          <table:table-cell table:formula="of:=[.J67]" office:value-type="float" office:value="123" calcext:value-type="float">
            <text:p>123</text:p>
          </table:table-cell>
          <table:table-cell table:formula="of:=[.L67]" office:value-type="float" office:value="0.0000037309453" calcext:value-type="float">
            <text:p>0.0000037309453</text:p>
          </table:table-cell>
          <table:table-cell table:formula="of:=[.N67]" office:value-type="float" office:value="2472" calcext:value-type="float">
            <text:p>2472</text:p>
          </table:table-cell>
          <table:table-cell table:formula="of:=[.P67]" office:value-type="float" office:value="0.0000038026396" calcext:value-type="float">
            <text:p>0.0000038026396</text:p>
          </table:table-cell>
          <table:table-cell table:formula="of:=[.R67]" office:value-type="float" office:value="2442" calcext:value-type="float">
            <text:p>2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68]) - LEN(SUBSTITUTE([.C68]; &quot;C&quot;; &quot;&quot;))) + [.$A$4] * (LEN([.C68]) - LEN(SUBSTITUTE([.C68]; &quot;G&quot;; &quot;&quot;)))" office:value-type="float" office:value="40" calcext:value-type="float">
            <text:p>40</text:p>
          </table:table-cell>
          <table:table-cell table:formula="of:=SUM([.E$2:.E68])" office:value-type="float" office:value="2680" calcext:value-type="float">
            <text:p>26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68]) - LEN(SUBSTITUTE([.G68]; &quot;C&quot;; &quot;&quot;))) + [.$A$4] * (LEN([.G68]) - LEN(SUBSTITUTE([.G68]; &quot;G&quot;; &quot;&quot;)))" office:value-type="float" office:value="1" calcext:value-type="float">
            <text:p>1</text:p>
          </table:table-cell>
          <table:table-cell table:formula="of:=SUM([.I$2:.I68])" office:value-type="float" office:value="124" calcext:value-type="float">
            <text:p>124</text:p>
          </table:table-cell>
          <table:table-cell office:value-type="string" calcext:value-type="string">
            <text:p>CGCGCGCGCGCGCG</text:p>
          </table:table-cell>
          <table:table-cell office:value-type="float" office:value="0.0000034879567" calcext:value-type="float">
            <text:p>0.0000034879567</text:p>
          </table:table-cell>
          <table:table-cell table:formula="of:= (LEN([.K68]) - LEN(SUBSTITUTE([.K68]; &quot;C&quot;; &quot;&quot;))) + [.$A$4] * (LEN([.K68]) - LEN(SUBSTITUTE([.K68]; &quot;G&quot;; &quot;&quot;)))" office:value-type="float" office:value="42" calcext:value-type="float">
            <text:p>42</text:p>
          </table:table-cell>
          <table:table-cell table:formula="of:=SUM([.M$2:.M68])" office:value-type="float" office:value="2514" calcext:value-type="float">
            <text:p>2514</text:p>
          </table:table-cell>
          <table:table-cell office:value-type="string" calcext:value-type="string">
            <text:p>CGCGCGCGCGGC</text:p>
          </table:table-cell>
          <table:table-cell office:value-type="float" office:value="0.0000037309453" calcext:value-type="float">
            <text:p>0.0000037309453</text:p>
          </table:table-cell>
          <table:table-cell table:formula="of:= (LEN([.O68]) - LEN(SUBSTITUTE([.O68]; &quot;C&quot;; &quot;&quot;))) + [.$A$4] * (LEN([.O68]) - LEN(SUBSTITUTE([.O68]; &quot;G&quot;; &quot;&quot;)))" office:value-type="float" office:value="36" calcext:value-type="float">
            <text:p>36</text:p>
          </table:table-cell>
          <table:table-cell table:formula="of:=SUM([.Q$2:.Q68])" office:value-type="float" office:value="2478" calcext:value-type="float">
            <text:p>2478</text:p>
          </table:table-cell>
          <table:table-cell/>
          <table:table-cell table:formula="of:=[.D68]" office:value-type="float" office:value="0.0015279566" calcext:value-type="float">
            <text:p>0.0015279566</text:p>
          </table:table-cell>
          <table:table-cell table:formula="of:=[.F68]" office:value-type="float" office:value="2680" calcext:value-type="float">
            <text:p>2680</text:p>
          </table:table-cell>
          <table:table-cell table:formula="of:=[.H68]" office:value-type="float" office:value="0.014035797" calcext:value-type="float">
            <text:p>0.014035797</text:p>
          </table:table-cell>
          <table:table-cell table:formula="of:=[.J68]" office:value-type="float" office:value="124" calcext:value-type="float">
            <text:p>124</text:p>
          </table:table-cell>
          <table:table-cell table:formula="of:=[.L68]" office:value-type="float" office:value="0.0000034879567" calcext:value-type="float">
            <text:p>0.0000034879567</text:p>
          </table:table-cell>
          <table:table-cell table:formula="of:=[.N68]" office:value-type="float" office:value="2514" calcext:value-type="float">
            <text:p>2514</text:p>
          </table:table-cell>
          <table:table-cell table:formula="of:=[.P68]" office:value-type="float" office:value="0.0000037309453" calcext:value-type="float">
            <text:p>0.0000037309453</text:p>
          </table:table-cell>
          <table:table-cell table:formula="of:=[.R68]" office:value-type="float" office:value="2478" calcext:value-type="float">
            <text:p>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69]) - LEN(SUBSTITUTE([.C69]; &quot;C&quot;; &quot;&quot;))) + [.$A$4] * (LEN([.C69]) - LEN(SUBSTITUTE([.C69]; &quot;G&quot;; &quot;&quot;)))" office:value-type="float" office:value="40" calcext:value-type="float">
            <text:p>40</text:p>
          </table:table-cell>
          <table:table-cell table:formula="of:=SUM([.E$2:.E69])" office:value-type="float" office:value="2720" calcext:value-type="float">
            <text:p>27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69]) - LEN(SUBSTITUTE([.G69]; &quot;C&quot;; &quot;&quot;))) + [.$A$4] * (LEN([.G69]) - LEN(SUBSTITUTE([.G69]; &quot;G&quot;; &quot;&quot;)))" office:value-type="float" office:value="1" calcext:value-type="float">
            <text:p>1</text:p>
          </table:table-cell>
          <table:table-cell table:formula="of:=SUM([.I$2:.I69])" office:value-type="float" office:value="125" calcext:value-type="float">
            <text:p>125</text:p>
          </table:table-cell>
          <table:table-cell office:value-type="string" calcext:value-type="string">
            <text:p>CGCGCGCGCGCG</text:p>
          </table:table-cell>
          <table:table-cell office:value-type="float" office:value="0.0000034245616" calcext:value-type="float">
            <text:p>0.0000034245616</text:p>
          </table:table-cell>
          <table:table-cell table:formula="of:= (LEN([.K69]) - LEN(SUBSTITUTE([.K69]; &quot;C&quot;; &quot;&quot;))) + [.$A$4] * (LEN([.K69]) - LEN(SUBSTITUTE([.K69]; &quot;G&quot;; &quot;&quot;)))" office:value-type="float" office:value="36" calcext:value-type="float">
            <text:p>36</text:p>
          </table:table-cell>
          <table:table-cell table:formula="of:=SUM([.M$2:.M69])" office:value-type="float" office:value="2550" calcext:value-type="float">
            <text:p>2550</text:p>
          </table:table-cell>
          <table:table-cell office:value-type="string" calcext:value-type="string">
            <text:p>CGCGCGCGCGCGGC</text:p>
          </table:table-cell>
          <table:table-cell office:value-type="float" office:value="0.0000034879567" calcext:value-type="float">
            <text:p>0.0000034879567</text:p>
          </table:table-cell>
          <table:table-cell table:formula="of:= (LEN([.O69]) - LEN(SUBSTITUTE([.O69]; &quot;C&quot;; &quot;&quot;))) + [.$A$4] * (LEN([.O69]) - LEN(SUBSTITUTE([.O69]; &quot;G&quot;; &quot;&quot;)))" office:value-type="float" office:value="42" calcext:value-type="float">
            <text:p>42</text:p>
          </table:table-cell>
          <table:table-cell table:formula="of:=SUM([.Q$2:.Q69])" office:value-type="float" office:value="2520" calcext:value-type="float">
            <text:p>2520</text:p>
          </table:table-cell>
          <table:table-cell/>
          <table:table-cell table:formula="of:=[.D69]" office:value-type="float" office:value="0.0015279566" calcext:value-type="float">
            <text:p>0.0015279566</text:p>
          </table:table-cell>
          <table:table-cell table:formula="of:=[.F69]" office:value-type="float" office:value="2720" calcext:value-type="float">
            <text:p>2720</text:p>
          </table:table-cell>
          <table:table-cell table:formula="of:=[.H69]" office:value-type="float" office:value="0.014035797" calcext:value-type="float">
            <text:p>0.014035797</text:p>
          </table:table-cell>
          <table:table-cell table:formula="of:=[.J69]" office:value-type="float" office:value="125" calcext:value-type="float">
            <text:p>125</text:p>
          </table:table-cell>
          <table:table-cell table:formula="of:=[.L69]" office:value-type="float" office:value="0.0000034245616" calcext:value-type="float">
            <text:p>0.0000034245616</text:p>
          </table:table-cell>
          <table:table-cell table:formula="of:=[.N69]" office:value-type="float" office:value="2550" calcext:value-type="float">
            <text:p>2550</text:p>
          </table:table-cell>
          <table:table-cell table:formula="of:=[.P69]" office:value-type="float" office:value="0.0000034879567" calcext:value-type="float">
            <text:p>0.0000034879567</text:p>
          </table:table-cell>
          <table:table-cell table:formula="of:=[.R69]" office:value-type="float" office:value="2520" calcext:value-type="float">
            <text:p>25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0]) - LEN(SUBSTITUTE([.C70]; &quot;C&quot;; &quot;&quot;))) + [.$A$4] * (LEN([.C70]) - LEN(SUBSTITUTE([.C70]; &quot;G&quot;; &quot;&quot;)))" office:value-type="float" office:value="40" calcext:value-type="float">
            <text:p>40</text:p>
          </table:table-cell>
          <table:table-cell table:formula="of:=SUM([.E$2:.E70])" office:value-type="float" office:value="2760" calcext:value-type="float">
            <text:p>27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0]) - LEN(SUBSTITUTE([.G70]; &quot;C&quot;; &quot;&quot;))) + [.$A$4] * (LEN([.G70]) - LEN(SUBSTITUTE([.G70]; &quot;G&quot;; &quot;&quot;)))" office:value-type="float" office:value="1" calcext:value-type="float">
            <text:p>1</text:p>
          </table:table-cell>
          <table:table-cell table:formula="of:=SUM([.I$2:.I70])" office:value-type="float" office:value="126" calcext:value-type="float">
            <text:p>126</text:p>
          </table:table-cell>
          <table:table-cell office:value-type="string" calcext:value-type="string">
            <text:p>CGCGCGCGCGCGCG</text:p>
          </table:table-cell>
          <table:table-cell office:value-type="float" office:value="0.000003208499" calcext:value-type="float">
            <text:p>0.000003208499</text:p>
          </table:table-cell>
          <table:table-cell table:formula="of:= (LEN([.K70]) - LEN(SUBSTITUTE([.K70]; &quot;C&quot;; &quot;&quot;))) + [.$A$4] * (LEN([.K70]) - LEN(SUBSTITUTE([.K70]; &quot;G&quot;; &quot;&quot;)))" office:value-type="float" office:value="42" calcext:value-type="float">
            <text:p>42</text:p>
          </table:table-cell>
          <table:table-cell table:formula="of:=SUM([.M$2:.M70])" office:value-type="float" office:value="2592" calcext:value-type="float">
            <text:p>2592</text:p>
          </table:table-cell>
          <table:table-cell office:value-type="string" calcext:value-type="string">
            <text:p>CGCGCGCGCGGC</text:p>
          </table:table-cell>
          <table:table-cell office:value-type="float" office:value="0.0000034245616" calcext:value-type="float">
            <text:p>0.0000034245616</text:p>
          </table:table-cell>
          <table:table-cell table:formula="of:= (LEN([.O70]) - LEN(SUBSTITUTE([.O70]; &quot;C&quot;; &quot;&quot;))) + [.$A$4] * (LEN([.O70]) - LEN(SUBSTITUTE([.O70]; &quot;G&quot;; &quot;&quot;)))" office:value-type="float" office:value="36" calcext:value-type="float">
            <text:p>36</text:p>
          </table:table-cell>
          <table:table-cell table:formula="of:=SUM([.Q$2:.Q70])" office:value-type="float" office:value="2556" calcext:value-type="float">
            <text:p>2556</text:p>
          </table:table-cell>
          <table:table-cell/>
          <table:table-cell table:formula="of:=[.D70]" office:value-type="float" office:value="0.0015279566" calcext:value-type="float">
            <text:p>0.0015279566</text:p>
          </table:table-cell>
          <table:table-cell table:formula="of:=[.F70]" office:value-type="float" office:value="2760" calcext:value-type="float">
            <text:p>2760</text:p>
          </table:table-cell>
          <table:table-cell table:formula="of:=[.H70]" office:value-type="float" office:value="0.014035797" calcext:value-type="float">
            <text:p>0.014035797</text:p>
          </table:table-cell>
          <table:table-cell table:formula="of:=[.J70]" office:value-type="float" office:value="126" calcext:value-type="float">
            <text:p>126</text:p>
          </table:table-cell>
          <table:table-cell table:formula="of:=[.L70]" office:value-type="float" office:value="0.000003208499" calcext:value-type="float">
            <text:p>0.000003208499</text:p>
          </table:table-cell>
          <table:table-cell table:formula="of:=[.N70]" office:value-type="float" office:value="2592" calcext:value-type="float">
            <text:p>2592</text:p>
          </table:table-cell>
          <table:table-cell table:formula="of:=[.P70]" office:value-type="float" office:value="0.0000034245616" calcext:value-type="float">
            <text:p>0.0000034245616</text:p>
          </table:table-cell>
          <table:table-cell table:formula="of:=[.R70]" office:value-type="float" office:value="2556" calcext:value-type="float">
            <text:p>2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1]) - LEN(SUBSTITUTE([.C71]; &quot;C&quot;; &quot;&quot;))) + [.$A$4] * (LEN([.C71]) - LEN(SUBSTITUTE([.C71]; &quot;G&quot;; &quot;&quot;)))" office:value-type="float" office:value="40" calcext:value-type="float">
            <text:p>40</text:p>
          </table:table-cell>
          <table:table-cell table:formula="of:=SUM([.E$2:.E71])" office:value-type="float" office:value="2800" calcext:value-type="float">
            <text:p>28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1]) - LEN(SUBSTITUTE([.G71]; &quot;C&quot;; &quot;&quot;))) + [.$A$4] * (LEN([.G71]) - LEN(SUBSTITUTE([.G71]; &quot;G&quot;; &quot;&quot;)))" office:value-type="float" office:value="1" calcext:value-type="float">
            <text:p>1</text:p>
          </table:table-cell>
          <table:table-cell table:formula="of:=SUM([.I$2:.I71])" office:value-type="float" office:value="127" calcext:value-type="float">
            <text:p>127</text:p>
          </table:table-cell>
          <table:table-cell office:value-type="string" calcext:value-type="string">
            <text:p>CGCGCGCGCGCG</text:p>
          </table:table-cell>
          <table:table-cell office:value-type="float" office:value="0.0000031523928" calcext:value-type="float">
            <text:p>0.0000031523928</text:p>
          </table:table-cell>
          <table:table-cell table:formula="of:= (LEN([.K71]) - LEN(SUBSTITUTE([.K71]; &quot;C&quot;; &quot;&quot;))) + [.$A$4] * (LEN([.K71]) - LEN(SUBSTITUTE([.K71]; &quot;G&quot;; &quot;&quot;)))" office:value-type="float" office:value="36" calcext:value-type="float">
            <text:p>36</text:p>
          </table:table-cell>
          <table:table-cell table:formula="of:=SUM([.M$2:.M71])" office:value-type="float" office:value="2628" calcext:value-type="float">
            <text:p>2628</text:p>
          </table:table-cell>
          <table:table-cell office:value-type="string" calcext:value-type="string">
            <text:p>CGCGCGCGCGCGGC</text:p>
          </table:table-cell>
          <table:table-cell office:value-type="float" office:value="0.000003208499" calcext:value-type="float">
            <text:p>0.000003208499</text:p>
          </table:table-cell>
          <table:table-cell table:formula="of:= (LEN([.O71]) - LEN(SUBSTITUTE([.O71]; &quot;C&quot;; &quot;&quot;))) + [.$A$4] * (LEN([.O71]) - LEN(SUBSTITUTE([.O71]; &quot;G&quot;; &quot;&quot;)))" office:value-type="float" office:value="42" calcext:value-type="float">
            <text:p>42</text:p>
          </table:table-cell>
          <table:table-cell table:formula="of:=SUM([.Q$2:.Q71])" office:value-type="float" office:value="2598" calcext:value-type="float">
            <text:p>2598</text:p>
          </table:table-cell>
          <table:table-cell/>
          <table:table-cell table:formula="of:=[.D71]" office:value-type="float" office:value="0.0015279566" calcext:value-type="float">
            <text:p>0.0015279566</text:p>
          </table:table-cell>
          <table:table-cell table:formula="of:=[.F71]" office:value-type="float" office:value="2800" calcext:value-type="float">
            <text:p>2800</text:p>
          </table:table-cell>
          <table:table-cell table:formula="of:=[.H71]" office:value-type="float" office:value="0.014035797" calcext:value-type="float">
            <text:p>0.014035797</text:p>
          </table:table-cell>
          <table:table-cell table:formula="of:=[.J71]" office:value-type="float" office:value="127" calcext:value-type="float">
            <text:p>127</text:p>
          </table:table-cell>
          <table:table-cell table:formula="of:=[.L71]" office:value-type="float" office:value="0.0000031523928" calcext:value-type="float">
            <text:p>0.0000031523928</text:p>
          </table:table-cell>
          <table:table-cell table:formula="of:=[.N71]" office:value-type="float" office:value="2628" calcext:value-type="float">
            <text:p>2628</text:p>
          </table:table-cell>
          <table:table-cell table:formula="of:=[.P71]" office:value-type="float" office:value="0.000003208499" calcext:value-type="float">
            <text:p>0.000003208499</text:p>
          </table:table-cell>
          <table:table-cell table:formula="of:=[.R71]" office:value-type="float" office:value="2598" calcext:value-type="float">
            <text:p>2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2]) - LEN(SUBSTITUTE([.C72]; &quot;C&quot;; &quot;&quot;))) + [.$A$4] * (LEN([.C72]) - LEN(SUBSTITUTE([.C72]; &quot;G&quot;; &quot;&quot;)))" office:value-type="float" office:value="40" calcext:value-type="float">
            <text:p>40</text:p>
          </table:table-cell>
          <table:table-cell table:formula="of:=SUM([.E$2:.E72])" office:value-type="float" office:value="2840" calcext:value-type="float">
            <text:p>28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2]) - LEN(SUBSTITUTE([.G72]; &quot;C&quot;; &quot;&quot;))) + [.$A$4] * (LEN([.G72]) - LEN(SUBSTITUTE([.G72]; &quot;G&quot;; &quot;&quot;)))" office:value-type="float" office:value="1" calcext:value-type="float">
            <text:p>1</text:p>
          </table:table-cell>
          <table:table-cell table:formula="of:=SUM([.I$2:.I72])" office:value-type="float" office:value="128" calcext:value-type="float">
            <text:p>128</text:p>
          </table:table-cell>
          <table:table-cell office:value-type="string" calcext:value-type="string">
            <text:p>CGCGCGCGCGCGCG</text:p>
          </table:table-cell>
          <table:table-cell office:value-type="float" office:value="0.0000029600546" calcext:value-type="float">
            <text:p>0.0000029600546</text:p>
          </table:table-cell>
          <table:table-cell table:formula="of:= (LEN([.K72]) - LEN(SUBSTITUTE([.K72]; &quot;C&quot;; &quot;&quot;))) + [.$A$4] * (LEN([.K72]) - LEN(SUBSTITUTE([.K72]; &quot;G&quot;; &quot;&quot;)))" office:value-type="float" office:value="42" calcext:value-type="float">
            <text:p>42</text:p>
          </table:table-cell>
          <table:table-cell table:formula="of:=SUM([.M$2:.M72])" office:value-type="float" office:value="2670" calcext:value-type="float">
            <text:p>2670</text:p>
          </table:table-cell>
          <table:table-cell office:value-type="string" calcext:value-type="string">
            <text:p>CGCGCGCGCGGC</text:p>
          </table:table-cell>
          <table:table-cell office:value-type="float" office:value="0.0000031523928" calcext:value-type="float">
            <text:p>0.0000031523928</text:p>
          </table:table-cell>
          <table:table-cell table:formula="of:= (LEN([.O72]) - LEN(SUBSTITUTE([.O72]; &quot;C&quot;; &quot;&quot;))) + [.$A$4] * (LEN([.O72]) - LEN(SUBSTITUTE([.O72]; &quot;G&quot;; &quot;&quot;)))" office:value-type="float" office:value="36" calcext:value-type="float">
            <text:p>36</text:p>
          </table:table-cell>
          <table:table-cell table:formula="of:=SUM([.Q$2:.Q72])" office:value-type="float" office:value="2634" calcext:value-type="float">
            <text:p>2634</text:p>
          </table:table-cell>
          <table:table-cell/>
          <table:table-cell table:formula="of:=[.D72]" office:value-type="float" office:value="0.0015279566" calcext:value-type="float">
            <text:p>0.0015279566</text:p>
          </table:table-cell>
          <table:table-cell table:formula="of:=[.F72]" office:value-type="float" office:value="2840" calcext:value-type="float">
            <text:p>2840</text:p>
          </table:table-cell>
          <table:table-cell table:formula="of:=[.H72]" office:value-type="float" office:value="0.014035797" calcext:value-type="float">
            <text:p>0.014035797</text:p>
          </table:table-cell>
          <table:table-cell table:formula="of:=[.J72]" office:value-type="float" office:value="128" calcext:value-type="float">
            <text:p>128</text:p>
          </table:table-cell>
          <table:table-cell table:formula="of:=[.L72]" office:value-type="float" office:value="0.0000029600546" calcext:value-type="float">
            <text:p>0.0000029600546</text:p>
          </table:table-cell>
          <table:table-cell table:formula="of:=[.N72]" office:value-type="float" office:value="2670" calcext:value-type="float">
            <text:p>2670</text:p>
          </table:table-cell>
          <table:table-cell table:formula="of:=[.P72]" office:value-type="float" office:value="0.0000031523928" calcext:value-type="float">
            <text:p>0.0000031523928</text:p>
          </table:table-cell>
          <table:table-cell table:formula="of:=[.R72]" office:value-type="float" office:value="2634" calcext:value-type="float">
            <text:p>2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3]) - LEN(SUBSTITUTE([.C73]; &quot;C&quot;; &quot;&quot;))) + [.$A$4] * (LEN([.C73]) - LEN(SUBSTITUTE([.C73]; &quot;G&quot;; &quot;&quot;)))" office:value-type="float" office:value="40" calcext:value-type="float">
            <text:p>40</text:p>
          </table:table-cell>
          <table:table-cell table:formula="of:=SUM([.E$2:.E73])" office:value-type="float" office:value="2880" calcext:value-type="float">
            <text:p>28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3]) - LEN(SUBSTITUTE([.G73]; &quot;C&quot;; &quot;&quot;))) + [.$A$4] * (LEN([.G73]) - LEN(SUBSTITUTE([.G73]; &quot;G&quot;; &quot;&quot;)))" office:value-type="float" office:value="1" calcext:value-type="float">
            <text:p>1</text:p>
          </table:table-cell>
          <table:table-cell table:formula="of:=SUM([.I$2:.I73])" office:value-type="float" office:value="129" calcext:value-type="float">
            <text:p>129</text:p>
          </table:table-cell>
          <table:table-cell office:value-type="string" calcext:value-type="string">
            <text:p>CGCGCGCGCGCG</text:p>
          </table:table-cell>
          <table:table-cell office:value-type="float" office:value="0.000002910333" calcext:value-type="float">
            <text:p>0.000002910333</text:p>
          </table:table-cell>
          <table:table-cell table:formula="of:= (LEN([.K73]) - LEN(SUBSTITUTE([.K73]; &quot;C&quot;; &quot;&quot;))) + [.$A$4] * (LEN([.K73]) - LEN(SUBSTITUTE([.K73]; &quot;G&quot;; &quot;&quot;)))" office:value-type="float" office:value="36" calcext:value-type="float">
            <text:p>36</text:p>
          </table:table-cell>
          <table:table-cell table:formula="of:=SUM([.M$2:.M73])" office:value-type="float" office:value="2706" calcext:value-type="float">
            <text:p>2706</text:p>
          </table:table-cell>
          <table:table-cell office:value-type="string" calcext:value-type="string">
            <text:p>CGCGCGCGCGCGGC</text:p>
          </table:table-cell>
          <table:table-cell office:value-type="float" office:value="0.0000029600546" calcext:value-type="float">
            <text:p>0.0000029600546</text:p>
          </table:table-cell>
          <table:table-cell table:formula="of:= (LEN([.O73]) - LEN(SUBSTITUTE([.O73]; &quot;C&quot;; &quot;&quot;))) + [.$A$4] * (LEN([.O73]) - LEN(SUBSTITUTE([.O73]; &quot;G&quot;; &quot;&quot;)))" office:value-type="float" office:value="42" calcext:value-type="float">
            <text:p>42</text:p>
          </table:table-cell>
          <table:table-cell table:formula="of:=SUM([.Q$2:.Q73])" office:value-type="float" office:value="2676" calcext:value-type="float">
            <text:p>2676</text:p>
          </table:table-cell>
          <table:table-cell/>
          <table:table-cell table:formula="of:=[.D73]" office:value-type="float" office:value="0.0015279566" calcext:value-type="float">
            <text:p>0.0015279566</text:p>
          </table:table-cell>
          <table:table-cell table:formula="of:=[.F73]" office:value-type="float" office:value="2880" calcext:value-type="float">
            <text:p>2880</text:p>
          </table:table-cell>
          <table:table-cell table:formula="of:=[.H73]" office:value-type="float" office:value="0.014035797" calcext:value-type="float">
            <text:p>0.014035797</text:p>
          </table:table-cell>
          <table:table-cell table:formula="of:=[.J73]" office:value-type="float" office:value="129" calcext:value-type="float">
            <text:p>129</text:p>
          </table:table-cell>
          <table:table-cell table:formula="of:=[.L73]" office:value-type="float" office:value="0.000002910333" calcext:value-type="float">
            <text:p>0.000002910333</text:p>
          </table:table-cell>
          <table:table-cell table:formula="of:=[.N73]" office:value-type="float" office:value="2706" calcext:value-type="float">
            <text:p>2706</text:p>
          </table:table-cell>
          <table:table-cell table:formula="of:=[.P73]" office:value-type="float" office:value="0.0000029600546" calcext:value-type="float">
            <text:p>0.0000029600546</text:p>
          </table:table-cell>
          <table:table-cell table:formula="of:=[.R73]" office:value-type="float" office:value="2676" calcext:value-type="float">
            <text:p>2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6" calcext:value-type="float">
            <text:p>0.0015279566</text:p>
          </table:table-cell>
          <table:table-cell table:formula="of:= (LEN([.C74]) - LEN(SUBSTITUTE([.C74]; &quot;C&quot;; &quot;&quot;))) + [.$A$4] * (LEN([.C74]) - LEN(SUBSTITUTE([.C74]; &quot;G&quot;; &quot;&quot;)))" office:value-type="float" office:value="40" calcext:value-type="float">
            <text:p>40</text:p>
          </table:table-cell>
          <table:table-cell table:formula="of:=SUM([.E$2:.E74])" office:value-type="float" office:value="2920" calcext:value-type="float">
            <text:p>29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4]) - LEN(SUBSTITUTE([.G74]; &quot;C&quot;; &quot;&quot;))) + [.$A$4] * (LEN([.G74]) - LEN(SUBSTITUTE([.G74]; &quot;G&quot;; &quot;&quot;)))" office:value-type="float" office:value="1" calcext:value-type="float">
            <text:p>1</text:p>
          </table:table-cell>
          <table:table-cell table:formula="of:=SUM([.I$2:.I74])" office:value-type="float" office:value="130" calcext:value-type="float">
            <text:p>130</text:p>
          </table:table-cell>
          <table:table-cell office:value-type="string" calcext:value-type="string">
            <text:p>CGCGCGCGCGCGCG</text:p>
          </table:table-cell>
          <table:table-cell office:value-type="float" office:value="0.0000027389533" calcext:value-type="float">
            <text:p>0.0000027389533</text:p>
          </table:table-cell>
          <table:table-cell table:formula="of:= (LEN([.K74]) - LEN(SUBSTITUTE([.K74]; &quot;C&quot;; &quot;&quot;))) + [.$A$4] * (LEN([.K74]) - LEN(SUBSTITUTE([.K74]; &quot;G&quot;; &quot;&quot;)))" office:value-type="float" office:value="42" calcext:value-type="float">
            <text:p>42</text:p>
          </table:table-cell>
          <table:table-cell table:formula="of:=SUM([.M$2:.M74])" office:value-type="float" office:value="2748" calcext:value-type="float">
            <text:p>2748</text:p>
          </table:table-cell>
          <table:table-cell office:value-type="string" calcext:value-type="string">
            <text:p>CGCGCGCGCGGC</text:p>
          </table:table-cell>
          <table:table-cell office:value-type="float" office:value="0.000002910333" calcext:value-type="float">
            <text:p>0.000002910333</text:p>
          </table:table-cell>
          <table:table-cell table:formula="of:= (LEN([.O74]) - LEN(SUBSTITUTE([.O74]; &quot;C&quot;; &quot;&quot;))) + [.$A$4] * (LEN([.O74]) - LEN(SUBSTITUTE([.O74]; &quot;G&quot;; &quot;&quot;)))" office:value-type="float" office:value="36" calcext:value-type="float">
            <text:p>36</text:p>
          </table:table-cell>
          <table:table-cell table:formula="of:=SUM([.Q$2:.Q74])" office:value-type="float" office:value="2712" calcext:value-type="float">
            <text:p>2712</text:p>
          </table:table-cell>
          <table:table-cell/>
          <table:table-cell table:formula="of:=[.D74]" office:value-type="float" office:value="0.0015279566" calcext:value-type="float">
            <text:p>0.0015279566</text:p>
          </table:table-cell>
          <table:table-cell table:formula="of:=[.F74]" office:value-type="float" office:value="2920" calcext:value-type="float">
            <text:p>2920</text:p>
          </table:table-cell>
          <table:table-cell table:formula="of:=[.H74]" office:value-type="float" office:value="0.014035797" calcext:value-type="float">
            <text:p>0.014035797</text:p>
          </table:table-cell>
          <table:table-cell table:formula="of:=[.J74]" office:value-type="float" office:value="130" calcext:value-type="float">
            <text:p>130</text:p>
          </table:table-cell>
          <table:table-cell table:formula="of:=[.L74]" office:value-type="float" office:value="0.0000027389533" calcext:value-type="float">
            <text:p>0.0000027389533</text:p>
          </table:table-cell>
          <table:table-cell table:formula="of:=[.N74]" office:value-type="float" office:value="2748" calcext:value-type="float">
            <text:p>2748</text:p>
          </table:table-cell>
          <table:table-cell table:formula="of:=[.P74]" office:value-type="float" office:value="0.000002910333" calcext:value-type="float">
            <text:p>0.000002910333</text:p>
          </table:table-cell>
          <table:table-cell table:formula="of:=[.R74]" office:value-type="float" office:value="2712" calcext:value-type="float">
            <text:p>2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5]) - LEN(SUBSTITUTE([.C75]; &quot;C&quot;; &quot;&quot;))) + [.$A$4] * (LEN([.C75]) - LEN(SUBSTITUTE([.C75]; &quot;G&quot;; &quot;&quot;)))" office:value-type="float" office:value="40" calcext:value-type="float">
            <text:p>40</text:p>
          </table:table-cell>
          <table:table-cell table:formula="of:=SUM([.E$2:.E75])" office:value-type="float" office:value="2960" calcext:value-type="float">
            <text:p>29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5]) - LEN(SUBSTITUTE([.G75]; &quot;C&quot;; &quot;&quot;))) + [.$A$4] * (LEN([.G75]) - LEN(SUBSTITUTE([.G75]; &quot;G&quot;; &quot;&quot;)))" office:value-type="float" office:value="1" calcext:value-type="float">
            <text:p>1</text:p>
          </table:table-cell>
          <table:table-cell table:formula="of:=SUM([.I$2:.I75])" office:value-type="float" office:value="131" calcext:value-type="float">
            <text:p>131</text:p>
          </table:table-cell>
          <table:table-cell office:value-type="string" calcext:value-type="string">
            <text:p>CGCGCGCGCGCG</text:p>
          </table:table-cell>
          <table:table-cell office:value-type="float" office:value="0.0000026948355" calcext:value-type="float">
            <text:p>0.0000026948355</text:p>
          </table:table-cell>
          <table:table-cell table:formula="of:= (LEN([.K75]) - LEN(SUBSTITUTE([.K75]; &quot;C&quot;; &quot;&quot;))) + [.$A$4] * (LEN([.K75]) - LEN(SUBSTITUTE([.K75]; &quot;G&quot;; &quot;&quot;)))" office:value-type="float" office:value="36" calcext:value-type="float">
            <text:p>36</text:p>
          </table:table-cell>
          <table:table-cell table:formula="of:=SUM([.M$2:.M75])" office:value-type="float" office:value="2784" calcext:value-type="float">
            <text:p>2784</text:p>
          </table:table-cell>
          <table:table-cell office:value-type="string" calcext:value-type="string">
            <text:p>CGCGCGCGCGCGGC</text:p>
          </table:table-cell>
          <table:table-cell office:value-type="float" office:value="0.0000027389533" calcext:value-type="float">
            <text:p>0.0000027389533</text:p>
          </table:table-cell>
          <table:table-cell table:formula="of:= (LEN([.O75]) - LEN(SUBSTITUTE([.O75]; &quot;C&quot;; &quot;&quot;))) + [.$A$4] * (LEN([.O75]) - LEN(SUBSTITUTE([.O75]; &quot;G&quot;; &quot;&quot;)))" office:value-type="float" office:value="42" calcext:value-type="float">
            <text:p>42</text:p>
          </table:table-cell>
          <table:table-cell table:formula="of:=SUM([.Q$2:.Q75])" office:value-type="float" office:value="2754" calcext:value-type="float">
            <text:p>2754</text:p>
          </table:table-cell>
          <table:table-cell/>
          <table:table-cell table:formula="of:=[.D75]" office:value-type="float" office:value="0.0015279563" calcext:value-type="float">
            <text:p>0.0015279563</text:p>
          </table:table-cell>
          <table:table-cell table:formula="of:=[.F75]" office:value-type="float" office:value="2960" calcext:value-type="float">
            <text:p>2960</text:p>
          </table:table-cell>
          <table:table-cell table:formula="of:=[.H75]" office:value-type="float" office:value="0.014035797" calcext:value-type="float">
            <text:p>0.014035797</text:p>
          </table:table-cell>
          <table:table-cell table:formula="of:=[.J75]" office:value-type="float" office:value="131" calcext:value-type="float">
            <text:p>131</text:p>
          </table:table-cell>
          <table:table-cell table:formula="of:=[.L75]" office:value-type="float" office:value="0.0000026948355" calcext:value-type="float">
            <text:p>0.0000026948355</text:p>
          </table:table-cell>
          <table:table-cell table:formula="of:=[.N75]" office:value-type="float" office:value="2784" calcext:value-type="float">
            <text:p>2784</text:p>
          </table:table-cell>
          <table:table-cell table:formula="of:=[.P75]" office:value-type="float" office:value="0.0000027389533" calcext:value-type="float">
            <text:p>0.0000027389533</text:p>
          </table:table-cell>
          <table:table-cell table:formula="of:=[.R75]" office:value-type="float" office:value="2754" calcext:value-type="float">
            <text:p>2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6]) - LEN(SUBSTITUTE([.C76]; &quot;C&quot;; &quot;&quot;))) + [.$A$4] * (LEN([.C76]) - LEN(SUBSTITUTE([.C76]; &quot;G&quot;; &quot;&quot;)))" office:value-type="float" office:value="40" calcext:value-type="float">
            <text:p>40</text:p>
          </table:table-cell>
          <table:table-cell table:formula="of:=SUM([.E$2:.E76])"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6]) - LEN(SUBSTITUTE([.G76]; &quot;C&quot;; &quot;&quot;))) + [.$A$4] * (LEN([.G76]) - LEN(SUBSTITUTE([.G76]; &quot;G&quot;; &quot;&quot;)))" office:value-type="float" office:value="1" calcext:value-type="float">
            <text:p>1</text:p>
          </table:table-cell>
          <table:table-cell table:formula="of:=SUM([.I$2:.I76])" office:value-type="float" office:value="132" calcext:value-type="float">
            <text:p>132</text:p>
          </table:table-cell>
          <table:table-cell office:value-type="string" calcext:value-type="string">
            <text:p>CGCGCGCGCGCGCG</text:p>
          </table:table-cell>
          <table:table-cell office:value-type="float" office:value="0.0000025419945" calcext:value-type="float">
            <text:p>0.0000025419945</text:p>
          </table:table-cell>
          <table:table-cell table:formula="of:= (LEN([.K76]) - LEN(SUBSTITUTE([.K76]; &quot;C&quot;; &quot;&quot;))) + [.$A$4] * (LEN([.K76]) - LEN(SUBSTITUTE([.K76]; &quot;G&quot;; &quot;&quot;)))" office:value-type="float" office:value="42" calcext:value-type="float">
            <text:p>42</text:p>
          </table:table-cell>
          <table:table-cell table:formula="of:=SUM([.M$2:.M76])" office:value-type="float" office:value="2826" calcext:value-type="float">
            <text:p>2826</text:p>
          </table:table-cell>
          <table:table-cell office:value-type="string" calcext:value-type="string">
            <text:p>CGCGCGCGCGGC</text:p>
          </table:table-cell>
          <table:table-cell office:value-type="float" office:value="0.0000026948355" calcext:value-type="float">
            <text:p>0.0000026948355</text:p>
          </table:table-cell>
          <table:table-cell table:formula="of:= (LEN([.O76]) - LEN(SUBSTITUTE([.O76]; &quot;C&quot;; &quot;&quot;))) + [.$A$4] * (LEN([.O76]) - LEN(SUBSTITUTE([.O76]; &quot;G&quot;; &quot;&quot;)))" office:value-type="float" office:value="36" calcext:value-type="float">
            <text:p>36</text:p>
          </table:table-cell>
          <table:table-cell table:formula="of:=SUM([.Q$2:.Q76])" office:value-type="float" office:value="2790" calcext:value-type="float">
            <text:p>2790</text:p>
          </table:table-cell>
          <table:table-cell/>
          <table:table-cell table:formula="of:=[.D76]" office:value-type="float" office:value="0.0015279563" calcext:value-type="float">
            <text:p>0.0015279563</text:p>
          </table:table-cell>
          <table:table-cell table:formula="of:=[.F76]" office:value-type="float" office:value="3000" calcext:value-type="float">
            <text:p>3000</text:p>
          </table:table-cell>
          <table:table-cell table:formula="of:=[.H76]" office:value-type="float" office:value="0.014035797" calcext:value-type="float">
            <text:p>0.014035797</text:p>
          </table:table-cell>
          <table:table-cell table:formula="of:=[.J76]" office:value-type="float" office:value="132" calcext:value-type="float">
            <text:p>132</text:p>
          </table:table-cell>
          <table:table-cell table:formula="of:=[.L76]" office:value-type="float" office:value="0.0000025419945" calcext:value-type="float">
            <text:p>0.0000025419945</text:p>
          </table:table-cell>
          <table:table-cell table:formula="of:=[.N76]" office:value-type="float" office:value="2826" calcext:value-type="float">
            <text:p>2826</text:p>
          </table:table-cell>
          <table:table-cell table:formula="of:=[.P76]" office:value-type="float" office:value="0.0000026948355" calcext:value-type="float">
            <text:p>0.0000026948355</text:p>
          </table:table-cell>
          <table:table-cell table:formula="of:=[.R76]" office:value-type="float" office:value="2790" calcext:value-type="float">
            <text:p>2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7]) - LEN(SUBSTITUTE([.C77]; &quot;C&quot;; &quot;&quot;))) + [.$A$4] * (LEN([.C77]) - LEN(SUBSTITUTE([.C77]; &quot;G&quot;; &quot;&quot;)))" office:value-type="float" office:value="40" calcext:value-type="float">
            <text:p>40</text:p>
          </table:table-cell>
          <table:table-cell table:formula="of:=SUM([.E$2:.E77])" office:value-type="float" office:value="3040" calcext:value-type="float">
            <text:p>30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7]) - LEN(SUBSTITUTE([.G77]; &quot;C&quot;; &quot;&quot;))) + [.$A$4] * (LEN([.G77]) - LEN(SUBSTITUTE([.G77]; &quot;G&quot;; &quot;&quot;)))" office:value-type="float" office:value="1" calcext:value-type="float">
            <text:p>1</text:p>
          </table:table-cell>
          <table:table-cell table:formula="of:=SUM([.I$2:.I77])" office:value-type="float" office:value="133" calcext:value-type="float">
            <text:p>133</text:p>
          </table:table-cell>
          <table:table-cell office:value-type="string" calcext:value-type="string">
            <text:p>CGCGCGCGCGCG</text:p>
          </table:table-cell>
          <table:table-cell office:value-type="float" office:value="0.0000025028444" calcext:value-type="float">
            <text:p>0.0000025028444</text:p>
          </table:table-cell>
          <table:table-cell table:formula="of:= (LEN([.K77]) - LEN(SUBSTITUTE([.K77]; &quot;C&quot;; &quot;&quot;))) + [.$A$4] * (LEN([.K77]) - LEN(SUBSTITUTE([.K77]; &quot;G&quot;; &quot;&quot;)))" office:value-type="float" office:value="36" calcext:value-type="float">
            <text:p>36</text:p>
          </table:table-cell>
          <table:table-cell table:formula="of:=SUM([.M$2:.M77])" office:value-type="float" office:value="2862" calcext:value-type="float">
            <text:p>2862</text:p>
          </table:table-cell>
          <table:table-cell office:value-type="string" calcext:value-type="string">
            <text:p>CGCGCGCGCGCGGC</text:p>
          </table:table-cell>
          <table:table-cell office:value-type="float" office:value="0.0000025419945" calcext:value-type="float">
            <text:p>0.0000025419945</text:p>
          </table:table-cell>
          <table:table-cell table:formula="of:= (LEN([.O77]) - LEN(SUBSTITUTE([.O77]; &quot;C&quot;; &quot;&quot;))) + [.$A$4] * (LEN([.O77]) - LEN(SUBSTITUTE([.O77]; &quot;G&quot;; &quot;&quot;)))" office:value-type="float" office:value="42" calcext:value-type="float">
            <text:p>42</text:p>
          </table:table-cell>
          <table:table-cell table:formula="of:=SUM([.Q$2:.Q77])" office:value-type="float" office:value="2832" calcext:value-type="float">
            <text:p>2832</text:p>
          </table:table-cell>
          <table:table-cell/>
          <table:table-cell table:formula="of:=[.D77]" office:value-type="float" office:value="0.0015279563" calcext:value-type="float">
            <text:p>0.0015279563</text:p>
          </table:table-cell>
          <table:table-cell table:formula="of:=[.F77]" office:value-type="float" office:value="3040" calcext:value-type="float">
            <text:p>3040</text:p>
          </table:table-cell>
          <table:table-cell table:formula="of:=[.H77]" office:value-type="float" office:value="0.014035797" calcext:value-type="float">
            <text:p>0.014035797</text:p>
          </table:table-cell>
          <table:table-cell table:formula="of:=[.J77]" office:value-type="float" office:value="133" calcext:value-type="float">
            <text:p>133</text:p>
          </table:table-cell>
          <table:table-cell table:formula="of:=[.L77]" office:value-type="float" office:value="0.0000025028444" calcext:value-type="float">
            <text:p>0.0000025028444</text:p>
          </table:table-cell>
          <table:table-cell table:formula="of:=[.N77]" office:value-type="float" office:value="2862" calcext:value-type="float">
            <text:p>2862</text:p>
          </table:table-cell>
          <table:table-cell table:formula="of:=[.P77]" office:value-type="float" office:value="0.0000025419945" calcext:value-type="float">
            <text:p>0.0000025419945</text:p>
          </table:table-cell>
          <table:table-cell table:formula="of:=[.R77]" office:value-type="float" office:value="2832" calcext:value-type="float">
            <text:p>2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63" calcext:value-type="float">
            <text:p>0.0015279563</text:p>
          </table:table-cell>
          <table:table-cell table:formula="of:= (LEN([.C78]) - LEN(SUBSTITUTE([.C78]; &quot;C&quot;; &quot;&quot;))) + [.$A$4] * (LEN([.C78]) - LEN(SUBSTITUTE([.C78]; &quot;G&quot;; &quot;&quot;)))" office:value-type="float" office:value="40" calcext:value-type="float">
            <text:p>40</text:p>
          </table:table-cell>
          <table:table-cell table:formula="of:=SUM([.E$2:.E78])" office:value-type="float" office:value="3080" calcext:value-type="float">
            <text:p>30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8]) - LEN(SUBSTITUTE([.G78]; &quot;C&quot;; &quot;&quot;))) + [.$A$4] * (LEN([.G78]) - LEN(SUBSTITUTE([.G78]; &quot;G&quot;; &quot;&quot;)))" office:value-type="float" office:value="1" calcext:value-type="float">
            <text:p>1</text:p>
          </table:table-cell>
          <table:table-cell table:formula="of:=SUM([.I$2:.I78])" office:value-type="float" office:value="134" calcext:value-type="float">
            <text:p>134</text:p>
          </table:table-cell>
          <table:table-cell office:value-type="string" calcext:value-type="string">
            <text:p>CGCGCGCGCGCGCG</text:p>
          </table:table-cell>
          <table:table-cell office:value-type="float" office:value="0.0000023664431" calcext:value-type="float">
            <text:p>0.0000023664431</text:p>
          </table:table-cell>
          <table:table-cell table:formula="of:= (LEN([.K78]) - LEN(SUBSTITUTE([.K78]; &quot;C&quot;; &quot;&quot;))) + [.$A$4] * (LEN([.K78]) - LEN(SUBSTITUTE([.K78]; &quot;G&quot;; &quot;&quot;)))" office:value-type="float" office:value="42" calcext:value-type="float">
            <text:p>42</text:p>
          </table:table-cell>
          <table:table-cell table:formula="of:=SUM([.M$2:.M78])" office:value-type="float" office:value="2904" calcext:value-type="float">
            <text:p>2904</text:p>
          </table:table-cell>
          <table:table-cell office:value-type="string" calcext:value-type="string">
            <text:p>CGCGCGCGCGGC</text:p>
          </table:table-cell>
          <table:table-cell office:value-type="float" office:value="0.0000025028444" calcext:value-type="float">
            <text:p>0.0000025028444</text:p>
          </table:table-cell>
          <table:table-cell table:formula="of:= (LEN([.O78]) - LEN(SUBSTITUTE([.O78]; &quot;C&quot;; &quot;&quot;))) + [.$A$4] * (LEN([.O78]) - LEN(SUBSTITUTE([.O78]; &quot;G&quot;; &quot;&quot;)))" office:value-type="float" office:value="36" calcext:value-type="float">
            <text:p>36</text:p>
          </table:table-cell>
          <table:table-cell table:formula="of:=SUM([.Q$2:.Q78])" office:value-type="float" office:value="2868" calcext:value-type="float">
            <text:p>2868</text:p>
          </table:table-cell>
          <table:table-cell/>
          <table:table-cell table:formula="of:=[.D78]" office:value-type="float" office:value="0.0015279563" calcext:value-type="float">
            <text:p>0.0015279563</text:p>
          </table:table-cell>
          <table:table-cell table:formula="of:=[.F78]" office:value-type="float" office:value="3080" calcext:value-type="float">
            <text:p>3080</text:p>
          </table:table-cell>
          <table:table-cell table:formula="of:=[.H78]" office:value-type="float" office:value="0.014035797" calcext:value-type="float">
            <text:p>0.014035797</text:p>
          </table:table-cell>
          <table:table-cell table:formula="of:=[.J78]" office:value-type="float" office:value="134" calcext:value-type="float">
            <text:p>134</text:p>
          </table:table-cell>
          <table:table-cell table:formula="of:=[.L78]" office:value-type="float" office:value="0.0000023664431" calcext:value-type="float">
            <text:p>0.0000023664431</text:p>
          </table:table-cell>
          <table:table-cell table:formula="of:=[.N78]" office:value-type="float" office:value="2904" calcext:value-type="float">
            <text:p>2904</text:p>
          </table:table-cell>
          <table:table-cell table:formula="of:=[.P78]" office:value-type="float" office:value="0.0000025028444" calcext:value-type="float">
            <text:p>0.0000025028444</text:p>
          </table:table-cell>
          <table:table-cell table:formula="of:=[.R78]" office:value-type="float" office:value="2868" calcext:value-type="float">
            <text:p>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79]) - LEN(SUBSTITUTE([.C79]; &quot;C&quot;; &quot;&quot;))) + [.$A$4] * (LEN([.C79]) - LEN(SUBSTITUTE([.C79]; &quot;G&quot;; &quot;&quot;)))" office:value-type="float" office:value="40" calcext:value-type="float">
            <text:p>40</text:p>
          </table:table-cell>
          <table:table-cell table:formula="of:=SUM([.E$2:.E79])" office:value-type="float" office:value="3120" calcext:value-type="float">
            <text:p>31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79]) - LEN(SUBSTITUTE([.G79]; &quot;C&quot;; &quot;&quot;))) + [.$A$4] * (LEN([.G79]) - LEN(SUBSTITUTE([.G79]; &quot;G&quot;; &quot;&quot;)))" office:value-type="float" office:value="1" calcext:value-type="float">
            <text:p>1</text:p>
          </table:table-cell>
          <table:table-cell table:formula="of:=SUM([.I$2:.I79])" office:value-type="float" office:value="135" calcext:value-type="float">
            <text:p>135</text:p>
          </table:table-cell>
          <table:table-cell office:value-type="string" calcext:value-type="string">
            <text:p>CGCGCGCGCGCG</text:p>
          </table:table-cell>
          <table:table-cell office:value-type="float" office:value="0.0000023316463" calcext:value-type="float">
            <text:p>0.0000023316463</text:p>
          </table:table-cell>
          <table:table-cell table:formula="of:= (LEN([.K79]) - LEN(SUBSTITUTE([.K79]; &quot;C&quot;; &quot;&quot;))) + [.$A$4] * (LEN([.K79]) - LEN(SUBSTITUTE([.K79]; &quot;G&quot;; &quot;&quot;)))" office:value-type="float" office:value="36" calcext:value-type="float">
            <text:p>36</text:p>
          </table:table-cell>
          <table:table-cell table:formula="of:=SUM([.M$2:.M79])" office:value-type="float" office:value="2940" calcext:value-type="float">
            <text:p>2940</text:p>
          </table:table-cell>
          <table:table-cell office:value-type="string" calcext:value-type="string">
            <text:p>CGCGCGCGCGCGGC</text:p>
          </table:table-cell>
          <table:table-cell office:value-type="float" office:value="0.0000023664431" calcext:value-type="float">
            <text:p>0.0000023664431</text:p>
          </table:table-cell>
          <table:table-cell table:formula="of:= (LEN([.O79]) - LEN(SUBSTITUTE([.O79]; &quot;C&quot;; &quot;&quot;))) + [.$A$4] * (LEN([.O79]) - LEN(SUBSTITUTE([.O79]; &quot;G&quot;; &quot;&quot;)))" office:value-type="float" office:value="42" calcext:value-type="float">
            <text:p>42</text:p>
          </table:table-cell>
          <table:table-cell table:formula="of:=SUM([.Q$2:.Q79])" office:value-type="float" office:value="2910" calcext:value-type="float">
            <text:p>2910</text:p>
          </table:table-cell>
          <table:table-cell/>
          <table:table-cell table:formula="of:=[.D79]" office:value-type="float" office:value="0.0015279558" calcext:value-type="float">
            <text:p>0.0015279558</text:p>
          </table:table-cell>
          <table:table-cell table:formula="of:=[.F79]" office:value-type="float" office:value="3120" calcext:value-type="float">
            <text:p>3120</text:p>
          </table:table-cell>
          <table:table-cell table:formula="of:=[.H79]" office:value-type="float" office:value="0.014035797" calcext:value-type="float">
            <text:p>0.014035797</text:p>
          </table:table-cell>
          <table:table-cell table:formula="of:=[.J79]" office:value-type="float" office:value="135" calcext:value-type="float">
            <text:p>135</text:p>
          </table:table-cell>
          <table:table-cell table:formula="of:=[.L79]" office:value-type="float" office:value="0.0000023316463" calcext:value-type="float">
            <text:p>0.0000023316463</text:p>
          </table:table-cell>
          <table:table-cell table:formula="of:=[.N79]" office:value-type="float" office:value="2940" calcext:value-type="float">
            <text:p>2940</text:p>
          </table:table-cell>
          <table:table-cell table:formula="of:=[.P79]" office:value-type="float" office:value="0.0000023664431" calcext:value-type="float">
            <text:p>0.0000023664431</text:p>
          </table:table-cell>
          <table:table-cell table:formula="of:=[.R79]" office:value-type="float" office:value="2910" calcext:value-type="float">
            <text:p>2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0]) - LEN(SUBSTITUTE([.C80]; &quot;C&quot;; &quot;&quot;))) + [.$A$4] * (LEN([.C80]) - LEN(SUBSTITUTE([.C80]; &quot;G&quot;; &quot;&quot;)))" office:value-type="float" office:value="40" calcext:value-type="float">
            <text:p>40</text:p>
          </table:table-cell>
          <table:table-cell table:formula="of:=SUM([.E$2:.E80])" office:value-type="float" office:value="3160" calcext:value-type="float">
            <text:p>31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0]) - LEN(SUBSTITUTE([.G80]; &quot;C&quot;; &quot;&quot;))) + [.$A$4] * (LEN([.G80]) - LEN(SUBSTITUTE([.G80]; &quot;G&quot;; &quot;&quot;)))" office:value-type="float" office:value="1" calcext:value-type="float">
            <text:p>1</text:p>
          </table:table-cell>
          <table:table-cell table:formula="of:=SUM([.I$2:.I80])" office:value-type="float" office:value="136" calcext:value-type="float">
            <text:p>136</text:p>
          </table:table-cell>
          <table:table-cell office:value-type="string" calcext:value-type="string">
            <text:p>CGCGCGCGCGCGCG</text:p>
          </table:table-cell>
          <table:table-cell office:value-type="float" office:value="0.0000022098534" calcext:value-type="float">
            <text:p>0.0000022098534</text:p>
          </table:table-cell>
          <table:table-cell table:formula="of:= (LEN([.K80]) - LEN(SUBSTITUTE([.K80]; &quot;C&quot;; &quot;&quot;))) + [.$A$4] * (LEN([.K80]) - LEN(SUBSTITUTE([.K80]; &quot;G&quot;; &quot;&quot;)))" office:value-type="float" office:value="42" calcext:value-type="float">
            <text:p>42</text:p>
          </table:table-cell>
          <table:table-cell table:formula="of:=SUM([.M$2:.M80])" office:value-type="float" office:value="2982" calcext:value-type="float">
            <text:p>2982</text:p>
          </table:table-cell>
          <table:table-cell office:value-type="string" calcext:value-type="string">
            <text:p>CGCGCGCGCGGC</text:p>
          </table:table-cell>
          <table:table-cell office:value-type="float" office:value="0.0000023316463" calcext:value-type="float">
            <text:p>0.0000023316463</text:p>
          </table:table-cell>
          <table:table-cell table:formula="of:= (LEN([.O80]) - LEN(SUBSTITUTE([.O80]; &quot;C&quot;; &quot;&quot;))) + [.$A$4] * (LEN([.O80]) - LEN(SUBSTITUTE([.O80]; &quot;G&quot;; &quot;&quot;)))" office:value-type="float" office:value="36" calcext:value-type="float">
            <text:p>36</text:p>
          </table:table-cell>
          <table:table-cell table:formula="of:=SUM([.Q$2:.Q80])" office:value-type="float" office:value="2946" calcext:value-type="float">
            <text:p>2946</text:p>
          </table:table-cell>
          <table:table-cell/>
          <table:table-cell table:formula="of:=[.D80]" office:value-type="float" office:value="0.0015279558" calcext:value-type="float">
            <text:p>0.0015279558</text:p>
          </table:table-cell>
          <table:table-cell table:formula="of:=[.F80]" office:value-type="float" office:value="3160" calcext:value-type="float">
            <text:p>3160</text:p>
          </table:table-cell>
          <table:table-cell table:formula="of:=[.H80]" office:value-type="float" office:value="0.014035797" calcext:value-type="float">
            <text:p>0.014035797</text:p>
          </table:table-cell>
          <table:table-cell table:formula="of:=[.J80]" office:value-type="float" office:value="136" calcext:value-type="float">
            <text:p>136</text:p>
          </table:table-cell>
          <table:table-cell table:formula="of:=[.L80]" office:value-type="float" office:value="0.0000022098534" calcext:value-type="float">
            <text:p>0.0000022098534</text:p>
          </table:table-cell>
          <table:table-cell table:formula="of:=[.N80]" office:value-type="float" office:value="2982" calcext:value-type="float">
            <text:p>2982</text:p>
          </table:table-cell>
          <table:table-cell table:formula="of:=[.P80]" office:value-type="float" office:value="0.0000023316463" calcext:value-type="float">
            <text:p>0.0000023316463</text:p>
          </table:table-cell>
          <table:table-cell table:formula="of:=[.R80]" office:value-type="float" office:value="2946" calcext:value-type="float">
            <text:p>2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1]) - LEN(SUBSTITUTE([.C81]; &quot;C&quot;; &quot;&quot;))) + [.$A$4] * (LEN([.C81]) - LEN(SUBSTITUTE([.C81]; &quot;G&quot;; &quot;&quot;)))" office:value-type="float" office:value="40" calcext:value-type="float">
            <text:p>40</text:p>
          </table:table-cell>
          <table:table-cell table:formula="of:=SUM([.E$2:.E81])" office:value-type="float" office:value="3200" calcext:value-type="float">
            <text:p>32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1]) - LEN(SUBSTITUTE([.G81]; &quot;C&quot;; &quot;&quot;))) + [.$A$4] * (LEN([.G81]) - LEN(SUBSTITUTE([.G81]; &quot;G&quot;; &quot;&quot;)))" office:value-type="float" office:value="1" calcext:value-type="float">
            <text:p>1</text:p>
          </table:table-cell>
          <table:table-cell table:formula="of:=SUM([.I$2:.I81])" office:value-type="float" office:value="137" calcext:value-type="float">
            <text:p>137</text:p>
          </table:table-cell>
          <table:table-cell office:value-type="string" calcext:value-type="string">
            <text:p>CGCGCGCGCGCG</text:p>
          </table:table-cell>
          <table:table-cell office:value-type="float" office:value="0.0000021789053" calcext:value-type="float">
            <text:p>0.0000021789053</text:p>
          </table:table-cell>
          <table:table-cell table:formula="of:= (LEN([.K81]) - LEN(SUBSTITUTE([.K81]; &quot;C&quot;; &quot;&quot;))) + [.$A$4] * (LEN([.K81]) - LEN(SUBSTITUTE([.K81]; &quot;G&quot;; &quot;&quot;)))" office:value-type="float" office:value="36" calcext:value-type="float">
            <text:p>36</text:p>
          </table:table-cell>
          <table:table-cell table:formula="of:=SUM([.M$2:.M81])" office:value-type="float" office:value="3018" calcext:value-type="float">
            <text:p>3018</text:p>
          </table:table-cell>
          <table:table-cell office:value-type="string" calcext:value-type="string">
            <text:p>CGCGCGCGCGCGGC</text:p>
          </table:table-cell>
          <table:table-cell office:value-type="float" office:value="0.0000022098534" calcext:value-type="float">
            <text:p>0.0000022098534</text:p>
          </table:table-cell>
          <table:table-cell table:formula="of:= (LEN([.O81]) - LEN(SUBSTITUTE([.O81]; &quot;C&quot;; &quot;&quot;))) + [.$A$4] * (LEN([.O81]) - LEN(SUBSTITUTE([.O81]; &quot;G&quot;; &quot;&quot;)))" office:value-type="float" office:value="42" calcext:value-type="float">
            <text:p>42</text:p>
          </table:table-cell>
          <table:table-cell table:formula="of:=SUM([.Q$2:.Q81])" office:value-type="float" office:value="2988" calcext:value-type="float">
            <text:p>2988</text:p>
          </table:table-cell>
          <table:table-cell/>
          <table:table-cell table:formula="of:=[.D81]" office:value-type="float" office:value="0.0015279558" calcext:value-type="float">
            <text:p>0.0015279558</text:p>
          </table:table-cell>
          <table:table-cell table:formula="of:=[.F81]" office:value-type="float" office:value="3200" calcext:value-type="float">
            <text:p>3200</text:p>
          </table:table-cell>
          <table:table-cell table:formula="of:=[.H81]" office:value-type="float" office:value="0.014035797" calcext:value-type="float">
            <text:p>0.014035797</text:p>
          </table:table-cell>
          <table:table-cell table:formula="of:=[.J81]" office:value-type="float" office:value="137" calcext:value-type="float">
            <text:p>137</text:p>
          </table:table-cell>
          <table:table-cell table:formula="of:=[.L81]" office:value-type="float" office:value="0.0000021789053" calcext:value-type="float">
            <text:p>0.0000021789053</text:p>
          </table:table-cell>
          <table:table-cell table:formula="of:=[.N81]" office:value-type="float" office:value="3018" calcext:value-type="float">
            <text:p>3018</text:p>
          </table:table-cell>
          <table:table-cell table:formula="of:=[.P81]" office:value-type="float" office:value="0.0000022098534" calcext:value-type="float">
            <text:p>0.0000022098534</text:p>
          </table:table-cell>
          <table:table-cell table:formula="of:=[.R81]" office:value-type="float" office:value="2988" calcext:value-type="float">
            <text:p>2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2]) - LEN(SUBSTITUTE([.C82]; &quot;C&quot;; &quot;&quot;))) + [.$A$4] * (LEN([.C82]) - LEN(SUBSTITUTE([.C82]; &quot;G&quot;; &quot;&quot;)))" office:value-type="float" office:value="40" calcext:value-type="float">
            <text:p>40</text:p>
          </table:table-cell>
          <table:table-cell table:formula="of:=SUM([.E$2:.E82])" office:value-type="float" office:value="3240" calcext:value-type="float">
            <text:p>32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2]) - LEN(SUBSTITUTE([.G82]; &quot;C&quot;; &quot;&quot;))) + [.$A$4] * (LEN([.G82]) - LEN(SUBSTITUTE([.G82]; &quot;G&quot;; &quot;&quot;)))" office:value-type="float" office:value="1" calcext:value-type="float">
            <text:p>1</text:p>
          </table:table-cell>
          <table:table-cell table:formula="of:=SUM([.I$2:.I82])" office:value-type="float" office:value="138" calcext:value-type="float">
            <text:p>138</text:p>
          </table:table-cell>
          <table:table-cell office:value-type="string" calcext:value-type="string">
            <text:p>CGCGCGCGCGCGCGCG</text:p>
          </table:table-cell>
          <table:table-cell office:value-type="float" office:value="0.0000018108359" calcext:value-type="float">
            <text:p>0.0000018108359</text:p>
          </table:table-cell>
          <table:table-cell table:formula="of:= (LEN([.K82]) - LEN(SUBSTITUTE([.K82]; &quot;C&quot;; &quot;&quot;))) + [.$A$4] * (LEN([.K82]) - LEN(SUBSTITUTE([.K82]; &quot;G&quot;; &quot;&quot;)))" office:value-type="float" office:value="48" calcext:value-type="float">
            <text:p>48</text:p>
          </table:table-cell>
          <table:table-cell table:formula="of:=SUM([.M$2:.M82])" office:value-type="float" office:value="3066" calcext:value-type="float">
            <text:p>3066</text:p>
          </table:table-cell>
          <table:table-cell office:value-type="string" calcext:value-type="string">
            <text:p>CGCGCGCGCGGC</text:p>
          </table:table-cell>
          <table:table-cell office:value-type="float" office:value="0.0000021789053" calcext:value-type="float">
            <text:p>0.0000021789053</text:p>
          </table:table-cell>
          <table:table-cell table:formula="of:= (LEN([.O82]) - LEN(SUBSTITUTE([.O82]; &quot;C&quot;; &quot;&quot;))) + [.$A$4] * (LEN([.O82]) - LEN(SUBSTITUTE([.O82]; &quot;G&quot;; &quot;&quot;)))" office:value-type="float" office:value="36" calcext:value-type="float">
            <text:p>36</text:p>
          </table:table-cell>
          <table:table-cell table:formula="of:=SUM([.Q$2:.Q82])" office:value-type="float" office:value="3024" calcext:value-type="float">
            <text:p>3024</text:p>
          </table:table-cell>
          <table:table-cell/>
          <table:table-cell table:formula="of:=[.D82]" office:value-type="float" office:value="0.0015279558" calcext:value-type="float">
            <text:p>0.0015279558</text:p>
          </table:table-cell>
          <table:table-cell table:formula="of:=[.F82]" office:value-type="float" office:value="3240" calcext:value-type="float">
            <text:p>3240</text:p>
          </table:table-cell>
          <table:table-cell table:formula="of:=[.H82]" office:value-type="float" office:value="0.014035797" calcext:value-type="float">
            <text:p>0.014035797</text:p>
          </table:table-cell>
          <table:table-cell table:formula="of:=[.J82]" office:value-type="float" office:value="138" calcext:value-type="float">
            <text:p>138</text:p>
          </table:table-cell>
          <table:table-cell table:formula="of:=[.L82]" office:value-type="float" office:value="0.0000018108359" calcext:value-type="float">
            <text:p>0.0000018108359</text:p>
          </table:table-cell>
          <table:table-cell table:formula="of:=[.N82]" office:value-type="float" office:value="3066" calcext:value-type="float">
            <text:p>3066</text:p>
          </table:table-cell>
          <table:table-cell table:formula="of:=[.P82]" office:value-type="float" office:value="0.0000021789053" calcext:value-type="float">
            <text:p>0.0000021789053</text:p>
          </table:table-cell>
          <table:table-cell table:formula="of:=[.R82]" office:value-type="float" office:value="3024" calcext:value-type="float">
            <text:p>3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3]) - LEN(SUBSTITUTE([.C83]; &quot;C&quot;; &quot;&quot;))) + [.$A$4] * (LEN([.C83]) - LEN(SUBSTITUTE([.C83]; &quot;G&quot;; &quot;&quot;)))" office:value-type="float" office:value="40" calcext:value-type="float">
            <text:p>40</text:p>
          </table:table-cell>
          <table:table-cell table:formula="of:=SUM([.E$2:.E83])" office:value-type="float" office:value="3280" calcext:value-type="float">
            <text:p>32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3]) - LEN(SUBSTITUTE([.G83]; &quot;C&quot;; &quot;&quot;))) + [.$A$4] * (LEN([.G83]) - LEN(SUBSTITUTE([.G83]; &quot;G&quot;; &quot;&quot;)))" office:value-type="float" office:value="1" calcext:value-type="float">
            <text:p>1</text:p>
          </table:table-cell>
          <table:table-cell table:formula="of:=SUM([.I$2:.I83])" office:value-type="float" office:value="139" calcext:value-type="float">
            <text:p>139</text:p>
          </table:table-cell>
          <table:table-cell office:value-type="string" calcext:value-type="string">
            <text:p>CGCGCGCGCG</text:p>
          </table:table-cell>
          <table:table-cell office:value-type="float" office:value="0.0000017828545" calcext:value-type="float">
            <text:p>0.0000017828545</text:p>
          </table:table-cell>
          <table:table-cell table:formula="of:= (LEN([.K83]) - LEN(SUBSTITUTE([.K83]; &quot;C&quot;; &quot;&quot;))) + [.$A$4] * (LEN([.K83]) - LEN(SUBSTITUTE([.K83]; &quot;G&quot;; &quot;&quot;)))" office:value-type="float" office:value="30" calcext:value-type="float">
            <text:p>30</text:p>
          </table:table-cell>
          <table:table-cell table:formula="of:=SUM([.M$2:.M83])" office:value-type="float" office:value="3096" calcext:value-type="float">
            <text:p>3096</text:p>
          </table:table-cell>
          <table:table-cell office:value-type="string" calcext:value-type="string">
            <text:p>CGCGCGCGCGCGCGGC</text:p>
          </table:table-cell>
          <table:table-cell office:value-type="float" office:value="0.0000018108359" calcext:value-type="float">
            <text:p>0.0000018108359</text:p>
          </table:table-cell>
          <table:table-cell table:formula="of:= (LEN([.O83]) - LEN(SUBSTITUTE([.O83]; &quot;C&quot;; &quot;&quot;))) + [.$A$4] * (LEN([.O83]) - LEN(SUBSTITUTE([.O83]; &quot;G&quot;; &quot;&quot;)))" office:value-type="float" office:value="48" calcext:value-type="float">
            <text:p>48</text:p>
          </table:table-cell>
          <table:table-cell table:formula="of:=SUM([.Q$2:.Q83])" office:value-type="float" office:value="3072" calcext:value-type="float">
            <text:p>3072</text:p>
          </table:table-cell>
          <table:table-cell/>
          <table:table-cell table:formula="of:=[.D83]" office:value-type="float" office:value="0.0015279558" calcext:value-type="float">
            <text:p>0.0015279558</text:p>
          </table:table-cell>
          <table:table-cell table:formula="of:=[.F83]" office:value-type="float" office:value="3280" calcext:value-type="float">
            <text:p>3280</text:p>
          </table:table-cell>
          <table:table-cell table:formula="of:=[.H83]" office:value-type="float" office:value="0.014035797" calcext:value-type="float">
            <text:p>0.014035797</text:p>
          </table:table-cell>
          <table:table-cell table:formula="of:=[.J83]" office:value-type="float" office:value="139" calcext:value-type="float">
            <text:p>139</text:p>
          </table:table-cell>
          <table:table-cell table:formula="of:=[.L83]" office:value-type="float" office:value="0.0000017828545" calcext:value-type="float">
            <text:p>0.0000017828545</text:p>
          </table:table-cell>
          <table:table-cell table:formula="of:=[.N83]" office:value-type="float" office:value="3096" calcext:value-type="float">
            <text:p>3096</text:p>
          </table:table-cell>
          <table:table-cell table:formula="of:=[.P83]" office:value-type="float" office:value="0.0000018108359" calcext:value-type="float">
            <text:p>0.0000018108359</text:p>
          </table:table-cell>
          <table:table-cell table:formula="of:=[.R83]" office:value-type="float" office:value="3072" calcext:value-type="float">
            <text:p>3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4]) - LEN(SUBSTITUTE([.C84]; &quot;C&quot;; &quot;&quot;))) + [.$A$4] * (LEN([.C84]) - LEN(SUBSTITUTE([.C84]; &quot;G&quot;; &quot;&quot;)))" office:value-type="float" office:value="40" calcext:value-type="float">
            <text:p>40</text:p>
          </table:table-cell>
          <table:table-cell table:formula="of:=SUM([.E$2:.E84])" office:value-type="float" office:value="3320" calcext:value-type="float">
            <text:p>33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4]) - LEN(SUBSTITUTE([.G84]; &quot;C&quot;; &quot;&quot;))) + [.$A$4] * (LEN([.G84]) - LEN(SUBSTITUTE([.G84]; &quot;G&quot;; &quot;&quot;)))" office:value-type="float" office:value="1" calcext:value-type="float">
            <text:p>1</text:p>
          </table:table-cell>
          <table:table-cell table:formula="of:=SUM([.I$2:.I84])" office:value-type="float" office:value="140" calcext:value-type="float">
            <text:p>140</text:p>
          </table:table-cell>
          <table:table-cell office:value-type="string" calcext:value-type="string">
            <text:p>CGCGCGCGCG</text:p>
          </table:table-cell>
          <table:table-cell office:value-type="float" office:value="0.0000017669875" calcext:value-type="float">
            <text:p>0.0000017669875</text:p>
          </table:table-cell>
          <table:table-cell table:formula="of:= (LEN([.K84]) - LEN(SUBSTITUTE([.K84]; &quot;C&quot;; &quot;&quot;))) + [.$A$4] * (LEN([.K84]) - LEN(SUBSTITUTE([.K84]; &quot;G&quot;; &quot;&quot;)))" office:value-type="float" office:value="30" calcext:value-type="float">
            <text:p>30</text:p>
          </table:table-cell>
          <table:table-cell table:formula="of:=SUM([.M$2:.M84])" office:value-type="float" office:value="3126" calcext:value-type="float">
            <text:p>3126</text:p>
          </table:table-cell>
          <table:table-cell office:value-type="string" calcext:value-type="string">
            <text:p>CGCGCGCGGC</text:p>
          </table:table-cell>
          <table:table-cell office:value-type="float" office:value="0.0000017828545" calcext:value-type="float">
            <text:p>0.0000017828545</text:p>
          </table:table-cell>
          <table:table-cell table:formula="of:= (LEN([.O84]) - LEN(SUBSTITUTE([.O84]; &quot;C&quot;; &quot;&quot;))) + [.$A$4] * (LEN([.O84]) - LEN(SUBSTITUTE([.O84]; &quot;G&quot;; &quot;&quot;)))" office:value-type="float" office:value="30" calcext:value-type="float">
            <text:p>30</text:p>
          </table:table-cell>
          <table:table-cell table:formula="of:=SUM([.Q$2:.Q84])" office:value-type="float" office:value="3102" calcext:value-type="float">
            <text:p>3102</text:p>
          </table:table-cell>
          <table:table-cell/>
          <table:table-cell table:formula="of:=[.D84]" office:value-type="float" office:value="0.0015279558" calcext:value-type="float">
            <text:p>0.0015279558</text:p>
          </table:table-cell>
          <table:table-cell table:formula="of:=[.F84]" office:value-type="float" office:value="3320" calcext:value-type="float">
            <text:p>3320</text:p>
          </table:table-cell>
          <table:table-cell table:formula="of:=[.H84]" office:value-type="float" office:value="0.014035797" calcext:value-type="float">
            <text:p>0.014035797</text:p>
          </table:table-cell>
          <table:table-cell table:formula="of:=[.J84]" office:value-type="float" office:value="140" calcext:value-type="float">
            <text:p>140</text:p>
          </table:table-cell>
          <table:table-cell table:formula="of:=[.L84]" office:value-type="float" office:value="0.0000017669875" calcext:value-type="float">
            <text:p>0.0000017669875</text:p>
          </table:table-cell>
          <table:table-cell table:formula="of:=[.N84]" office:value-type="float" office:value="3126" calcext:value-type="float">
            <text:p>3126</text:p>
          </table:table-cell>
          <table:table-cell table:formula="of:=[.P84]" office:value-type="float" office:value="0.0000017828545" calcext:value-type="float">
            <text:p>0.0000017828545</text:p>
          </table:table-cell>
          <table:table-cell table:formula="of:=[.R84]" office:value-type="float" office:value="3102" calcext:value-type="float">
            <text:p>3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5]) - LEN(SUBSTITUTE([.C85]; &quot;C&quot;; &quot;&quot;))) + [.$A$4] * (LEN([.C85]) - LEN(SUBSTITUTE([.C85]; &quot;G&quot;; &quot;&quot;)))" office:value-type="float" office:value="40" calcext:value-type="float">
            <text:p>40</text:p>
          </table:table-cell>
          <table:table-cell table:formula="of:=SUM([.E$2:.E85])" office:value-type="float" office:value="3360" calcext:value-type="float">
            <text:p>33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5]) - LEN(SUBSTITUTE([.G85]; &quot;C&quot;; &quot;&quot;))) + [.$A$4] * (LEN([.G85]) - LEN(SUBSTITUTE([.G85]; &quot;G&quot;; &quot;&quot;)))" office:value-type="float" office:value="1" calcext:value-type="float">
            <text:p>1</text:p>
          </table:table-cell>
          <table:table-cell table:formula="of:=SUM([.I$2:.I85])" office:value-type="float" office:value="141" calcext:value-type="float">
            <text:p>141</text:p>
          </table:table-cell>
          <table:table-cell office:value-type="string" calcext:value-type="string">
            <text:p>CGCGCGCGCG</text:p>
          </table:table-cell>
          <table:table-cell office:value-type="float" office:value="0.0000017569373" calcext:value-type="float">
            <text:p>0.0000017569373</text:p>
          </table:table-cell>
          <table:table-cell table:formula="of:= (LEN([.K85]) - LEN(SUBSTITUTE([.K85]; &quot;C&quot;; &quot;&quot;))) + [.$A$4] * (LEN([.K85]) - LEN(SUBSTITUTE([.K85]; &quot;G&quot;; &quot;&quot;)))" office:value-type="float" office:value="30" calcext:value-type="float">
            <text:p>30</text:p>
          </table:table-cell>
          <table:table-cell table:formula="of:=SUM([.M$2:.M85])" office:value-type="float" office:value="3156" calcext:value-type="float">
            <text:p>3156</text:p>
          </table:table-cell>
          <table:table-cell office:value-type="string" calcext:value-type="string">
            <text:p>CGCGCGCGGC</text:p>
          </table:table-cell>
          <table:table-cell office:value-type="float" office:value="0.0000017669875" calcext:value-type="float">
            <text:p>0.0000017669875</text:p>
          </table:table-cell>
          <table:table-cell table:formula="of:= (LEN([.O85]) - LEN(SUBSTITUTE([.O85]; &quot;C&quot;; &quot;&quot;))) + [.$A$4] * (LEN([.O85]) - LEN(SUBSTITUTE([.O85]; &quot;G&quot;; &quot;&quot;)))" office:value-type="float" office:value="30" calcext:value-type="float">
            <text:p>30</text:p>
          </table:table-cell>
          <table:table-cell table:formula="of:=SUM([.Q$2:.Q85])" office:value-type="float" office:value="3132" calcext:value-type="float">
            <text:p>3132</text:p>
          </table:table-cell>
          <table:table-cell/>
          <table:table-cell table:formula="of:=[.D85]" office:value-type="float" office:value="0.0015279558" calcext:value-type="float">
            <text:p>0.0015279558</text:p>
          </table:table-cell>
          <table:table-cell table:formula="of:=[.F85]" office:value-type="float" office:value="3360" calcext:value-type="float">
            <text:p>3360</text:p>
          </table:table-cell>
          <table:table-cell table:formula="of:=[.H85]" office:value-type="float" office:value="0.014035797" calcext:value-type="float">
            <text:p>0.014035797</text:p>
          </table:table-cell>
          <table:table-cell table:formula="of:=[.J85]" office:value-type="float" office:value="141" calcext:value-type="float">
            <text:p>141</text:p>
          </table:table-cell>
          <table:table-cell table:formula="of:=[.L85]" office:value-type="float" office:value="0.0000017569373" calcext:value-type="float">
            <text:p>0.0000017569373</text:p>
          </table:table-cell>
          <table:table-cell table:formula="of:=[.N85]" office:value-type="float" office:value="3156" calcext:value-type="float">
            <text:p>3156</text:p>
          </table:table-cell>
          <table:table-cell table:formula="of:=[.P85]" office:value-type="float" office:value="0.0000017669875" calcext:value-type="float">
            <text:p>0.0000017669875</text:p>
          </table:table-cell>
          <table:table-cell table:formula="of:=[.R85]" office:value-type="float" office:value="3132" calcext:value-type="float">
            <text:p>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6]) - LEN(SUBSTITUTE([.C86]; &quot;C&quot;; &quot;&quot;))) + [.$A$4] * (LEN([.C86]) - LEN(SUBSTITUTE([.C86]; &quot;G&quot;; &quot;&quot;)))" office:value-type="float" office:value="40" calcext:value-type="float">
            <text:p>40</text:p>
          </table:table-cell>
          <table:table-cell table:formula="of:=SUM([.E$2:.E86])" office:value-type="float" office:value="3400" calcext:value-type="float">
            <text:p>34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6]) - LEN(SUBSTITUTE([.G86]; &quot;C&quot;; &quot;&quot;))) + [.$A$4] * (LEN([.G86]) - LEN(SUBSTITUTE([.G86]; &quot;G&quot;; &quot;&quot;)))" office:value-type="float" office:value="1" calcext:value-type="float">
            <text:p>1</text:p>
          </table:table-cell>
          <table:table-cell table:formula="of:=SUM([.I$2:.I86])" office:value-type="float" office:value="142" calcext:value-type="float">
            <text:p>142</text:p>
          </table:table-cell>
          <table:table-cell office:value-type="string" calcext:value-type="string">
            <text:p>CGCGCGCGCG</text:p>
          </table:table-cell>
          <table:table-cell office:value-type="float" office:value="0.0000017496881" calcext:value-type="float">
            <text:p>0.0000017496881</text:p>
          </table:table-cell>
          <table:table-cell table:formula="of:= (LEN([.K86]) - LEN(SUBSTITUTE([.K86]; &quot;C&quot;; &quot;&quot;))) + [.$A$4] * (LEN([.K86]) - LEN(SUBSTITUTE([.K86]; &quot;G&quot;; &quot;&quot;)))" office:value-type="float" office:value="30" calcext:value-type="float">
            <text:p>30</text:p>
          </table:table-cell>
          <table:table-cell table:formula="of:=SUM([.M$2:.M86])" office:value-type="float" office:value="3186" calcext:value-type="float">
            <text:p>3186</text:p>
          </table:table-cell>
          <table:table-cell office:value-type="string" calcext:value-type="string">
            <text:p>CGCGCGCGGC</text:p>
          </table:table-cell>
          <table:table-cell office:value-type="float" office:value="0.0000017569373" calcext:value-type="float">
            <text:p>0.0000017569373</text:p>
          </table:table-cell>
          <table:table-cell table:formula="of:= (LEN([.O86]) - LEN(SUBSTITUTE([.O86]; &quot;C&quot;; &quot;&quot;))) + [.$A$4] * (LEN([.O86]) - LEN(SUBSTITUTE([.O86]; &quot;G&quot;; &quot;&quot;)))" office:value-type="float" office:value="30" calcext:value-type="float">
            <text:p>30</text:p>
          </table:table-cell>
          <table:table-cell table:formula="of:=SUM([.Q$2:.Q86])" office:value-type="float" office:value="3162" calcext:value-type="float">
            <text:p>3162</text:p>
          </table:table-cell>
          <table:table-cell/>
          <table:table-cell table:formula="of:=[.D86]" office:value-type="float" office:value="0.0015279558" calcext:value-type="float">
            <text:p>0.0015279558</text:p>
          </table:table-cell>
          <table:table-cell table:formula="of:=[.F86]" office:value-type="float" office:value="3400" calcext:value-type="float">
            <text:p>3400</text:p>
          </table:table-cell>
          <table:table-cell table:formula="of:=[.H86]" office:value-type="float" office:value="0.014035797" calcext:value-type="float">
            <text:p>0.014035797</text:p>
          </table:table-cell>
          <table:table-cell table:formula="of:=[.J86]" office:value-type="float" office:value="142" calcext:value-type="float">
            <text:p>142</text:p>
          </table:table-cell>
          <table:table-cell table:formula="of:=[.L86]" office:value-type="float" office:value="0.0000017496881" calcext:value-type="float">
            <text:p>0.0000017496881</text:p>
          </table:table-cell>
          <table:table-cell table:formula="of:=[.N86]" office:value-type="float" office:value="3186" calcext:value-type="float">
            <text:p>3186</text:p>
          </table:table-cell>
          <table:table-cell table:formula="of:=[.P86]" office:value-type="float" office:value="0.0000017569373" calcext:value-type="float">
            <text:p>0.0000017569373</text:p>
          </table:table-cell>
          <table:table-cell table:formula="of:=[.R86]" office:value-type="float" office:value="3162" calcext:value-type="float">
            <text:p>31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7]) - LEN(SUBSTITUTE([.C87]; &quot;C&quot;; &quot;&quot;))) + [.$A$4] * (LEN([.C87]) - LEN(SUBSTITUTE([.C87]; &quot;G&quot;; &quot;&quot;)))" office:value-type="float" office:value="40" calcext:value-type="float">
            <text:p>40</text:p>
          </table:table-cell>
          <table:table-cell table:formula="of:=SUM([.E$2:.E87])" office:value-type="float" office:value="3440" calcext:value-type="float">
            <text:p>34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7]) - LEN(SUBSTITUTE([.G87]; &quot;C&quot;; &quot;&quot;))) + [.$A$4] * (LEN([.G87]) - LEN(SUBSTITUTE([.G87]; &quot;G&quot;; &quot;&quot;)))" office:value-type="float" office:value="1" calcext:value-type="float">
            <text:p>1</text:p>
          </table:table-cell>
          <table:table-cell table:formula="of:=SUM([.I$2:.I87])" office:value-type="float" office:value="143" calcext:value-type="float">
            <text:p>143</text:p>
          </table:table-cell>
          <table:table-cell office:value-type="string" calcext:value-type="string">
            <text:p>CGCGCGCGCGCG</text:p>
          </table:table-cell>
          <table:table-cell office:value-type="float" office:value="0.0000017288273" calcext:value-type="float">
            <text:p>0.0000017288273</text:p>
          </table:table-cell>
          <table:table-cell table:formula="of:= (LEN([.K87]) - LEN(SUBSTITUTE([.K87]; &quot;C&quot;; &quot;&quot;))) + [.$A$4] * (LEN([.K87]) - LEN(SUBSTITUTE([.K87]; &quot;G&quot;; &quot;&quot;)))" office:value-type="float" office:value="36" calcext:value-type="float">
            <text:p>36</text:p>
          </table:table-cell>
          <table:table-cell table:formula="of:=SUM([.M$2:.M87])" office:value-type="float" office:value="3222" calcext:value-type="float">
            <text:p>3222</text:p>
          </table:table-cell>
          <table:table-cell office:value-type="string" calcext:value-type="string">
            <text:p>CGCGCGCGGC</text:p>
          </table:table-cell>
          <table:table-cell office:value-type="float" office:value="0.0000017496881" calcext:value-type="float">
            <text:p>0.0000017496881</text:p>
          </table:table-cell>
          <table:table-cell table:formula="of:= (LEN([.O87]) - LEN(SUBSTITUTE([.O87]; &quot;C&quot;; &quot;&quot;))) + [.$A$4] * (LEN([.O87]) - LEN(SUBSTITUTE([.O87]; &quot;G&quot;; &quot;&quot;)))" office:value-type="float" office:value="30" calcext:value-type="float">
            <text:p>30</text:p>
          </table:table-cell>
          <table:table-cell table:formula="of:=SUM([.Q$2:.Q87])" office:value-type="float" office:value="3192" calcext:value-type="float">
            <text:p>3192</text:p>
          </table:table-cell>
          <table:table-cell/>
          <table:table-cell table:formula="of:=[.D87]" office:value-type="float" office:value="0.0015279558" calcext:value-type="float">
            <text:p>0.0015279558</text:p>
          </table:table-cell>
          <table:table-cell table:formula="of:=[.F87]" office:value-type="float" office:value="3440" calcext:value-type="float">
            <text:p>3440</text:p>
          </table:table-cell>
          <table:table-cell table:formula="of:=[.H87]" office:value-type="float" office:value="0.014035797" calcext:value-type="float">
            <text:p>0.014035797</text:p>
          </table:table-cell>
          <table:table-cell table:formula="of:=[.J87]" office:value-type="float" office:value="143" calcext:value-type="float">
            <text:p>143</text:p>
          </table:table-cell>
          <table:table-cell table:formula="of:=[.L87]" office:value-type="float" office:value="0.0000017288273" calcext:value-type="float">
            <text:p>0.0000017288273</text:p>
          </table:table-cell>
          <table:table-cell table:formula="of:=[.N87]" office:value-type="float" office:value="3222" calcext:value-type="float">
            <text:p>3222</text:p>
          </table:table-cell>
          <table:table-cell table:formula="of:=[.P87]" office:value-type="float" office:value="0.0000017496881" calcext:value-type="float">
            <text:p>0.0000017496881</text:p>
          </table:table-cell>
          <table:table-cell table:formula="of:=[.R87]" office:value-type="float" office:value="3192" calcext:value-type="float">
            <text:p>3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8]) - LEN(SUBSTITUTE([.C88]; &quot;C&quot;; &quot;&quot;))) + [.$A$4] * (LEN([.C88]) - LEN(SUBSTITUTE([.C88]; &quot;G&quot;; &quot;&quot;)))" office:value-type="float" office:value="40" calcext:value-type="float">
            <text:p>40</text:p>
          </table:table-cell>
          <table:table-cell table:formula="of:=SUM([.E$2:.E88])" office:value-type="float" office:value="3480" calcext:value-type="float">
            <text:p>34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8]) - LEN(SUBSTITUTE([.G88]; &quot;C&quot;; &quot;&quot;))) + [.$A$4] * (LEN([.G88]) - LEN(SUBSTITUTE([.G88]; &quot;G&quot;; &quot;&quot;)))" office:value-type="float" office:value="1" calcext:value-type="float">
            <text:p>1</text:p>
          </table:table-cell>
          <table:table-cell table:formula="of:=SUM([.I$2:.I88])" office:value-type="float" office:value="144" calcext:value-type="float">
            <text:p>144</text:p>
          </table:table-cell>
          <table:table-cell office:value-type="string" calcext:value-type="string">
            <text:p>CGCGCGCGCGCGCG</text:p>
          </table:table-cell>
          <table:table-cell office:value-type="float" office:value="0.0000016589346" calcext:value-type="float">
            <text:p>0.0000016589346</text:p>
          </table:table-cell>
          <table:table-cell table:formula="of:= (LEN([.K88]) - LEN(SUBSTITUTE([.K88]; &quot;C&quot;; &quot;&quot;))) + [.$A$4] * (LEN([.K88]) - LEN(SUBSTITUTE([.K88]; &quot;G&quot;; &quot;&quot;)))" office:value-type="float" office:value="42" calcext:value-type="float">
            <text:p>42</text:p>
          </table:table-cell>
          <table:table-cell table:formula="of:=SUM([.M$2:.M88])" office:value-type="float" office:value="3264" calcext:value-type="float">
            <text:p>3264</text:p>
          </table:table-cell>
          <table:table-cell office:value-type="string" calcext:value-type="string">
            <text:p>CGCGCGCGCGGC</text:p>
          </table:table-cell>
          <table:table-cell office:value-type="float" office:value="0.0000017288273" calcext:value-type="float">
            <text:p>0.0000017288273</text:p>
          </table:table-cell>
          <table:table-cell table:formula="of:= (LEN([.O88]) - LEN(SUBSTITUTE([.O88]; &quot;C&quot;; &quot;&quot;))) + [.$A$4] * (LEN([.O88]) - LEN(SUBSTITUTE([.O88]; &quot;G&quot;; &quot;&quot;)))" office:value-type="float" office:value="36" calcext:value-type="float">
            <text:p>36</text:p>
          </table:table-cell>
          <table:table-cell table:formula="of:=SUM([.Q$2:.Q88])" office:value-type="float" office:value="3228" calcext:value-type="float">
            <text:p>3228</text:p>
          </table:table-cell>
          <table:table-cell/>
          <table:table-cell table:formula="of:=[.D88]" office:value-type="float" office:value="0.0015279558" calcext:value-type="float">
            <text:p>0.0015279558</text:p>
          </table:table-cell>
          <table:table-cell table:formula="of:=[.F88]" office:value-type="float" office:value="3480" calcext:value-type="float">
            <text:p>3480</text:p>
          </table:table-cell>
          <table:table-cell table:formula="of:=[.H88]" office:value-type="float" office:value="0.014035797" calcext:value-type="float">
            <text:p>0.014035797</text:p>
          </table:table-cell>
          <table:table-cell table:formula="of:=[.J88]" office:value-type="float" office:value="144" calcext:value-type="float">
            <text:p>144</text:p>
          </table:table-cell>
          <table:table-cell table:formula="of:=[.L88]" office:value-type="float" office:value="0.0000016589346" calcext:value-type="float">
            <text:p>0.0000016589346</text:p>
          </table:table-cell>
          <table:table-cell table:formula="of:=[.N88]" office:value-type="float" office:value="3264" calcext:value-type="float">
            <text:p>3264</text:p>
          </table:table-cell>
          <table:table-cell table:formula="of:=[.P88]" office:value-type="float" office:value="0.0000017288273" calcext:value-type="float">
            <text:p>0.0000017288273</text:p>
          </table:table-cell>
          <table:table-cell table:formula="of:=[.R88]" office:value-type="float" office:value="3228" calcext:value-type="float">
            <text:p>3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8" calcext:value-type="float">
            <text:p>0.0015279558</text:p>
          </table:table-cell>
          <table:table-cell table:formula="of:= (LEN([.C89]) - LEN(SUBSTITUTE([.C89]; &quot;C&quot;; &quot;&quot;))) + [.$A$4] * (LEN([.C89]) - LEN(SUBSTITUTE([.C89]; &quot;G&quot;; &quot;&quot;)))" office:value-type="float" office:value="40" calcext:value-type="float">
            <text:p>40</text:p>
          </table:table-cell>
          <table:table-cell table:formula="of:=SUM([.E$2:.E89])" office:value-type="float" office:value="3520" calcext:value-type="float">
            <text:p>35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89]) - LEN(SUBSTITUTE([.G89]; &quot;C&quot;; &quot;&quot;))) + [.$A$4] * (LEN([.G89]) - LEN(SUBSTITUTE([.G89]; &quot;G&quot;; &quot;&quot;)))" office:value-type="float" office:value="1" calcext:value-type="float">
            <text:p>1</text:p>
          </table:table-cell>
          <table:table-cell table:formula="of:=SUM([.I$2:.I89])" office:value-type="float" office:value="145" calcext:value-type="float">
            <text:p>145</text:p>
          </table:table-cell>
          <table:table-cell office:value-type="string" calcext:value-type="string">
            <text:p>CGCGCGCGCGCG</text:p>
          </table:table-cell>
          <table:table-cell office:value-type="float" office:value="0.0000016403754" calcext:value-type="float">
            <text:p>0.0000016403754</text:p>
          </table:table-cell>
          <table:table-cell table:formula="of:= (LEN([.K89]) - LEN(SUBSTITUTE([.K89]; &quot;C&quot;; &quot;&quot;))) + [.$A$4] * (LEN([.K89]) - LEN(SUBSTITUTE([.K89]; &quot;G&quot;; &quot;&quot;)))" office:value-type="float" office:value="36" calcext:value-type="float">
            <text:p>36</text:p>
          </table:table-cell>
          <table:table-cell table:formula="of:=SUM([.M$2:.M89])" office:value-type="float" office:value="3300" calcext:value-type="float">
            <text:p>3300</text:p>
          </table:table-cell>
          <table:table-cell office:value-type="string" calcext:value-type="string">
            <text:p>CGCGCGCGCGCGGC</text:p>
          </table:table-cell>
          <table:table-cell office:value-type="float" office:value="0.0000016589346" calcext:value-type="float">
            <text:p>0.0000016589346</text:p>
          </table:table-cell>
          <table:table-cell table:formula="of:= (LEN([.O89]) - LEN(SUBSTITUTE([.O89]; &quot;C&quot;; &quot;&quot;))) + [.$A$4] * (LEN([.O89]) - LEN(SUBSTITUTE([.O89]; &quot;G&quot;; &quot;&quot;)))" office:value-type="float" office:value="42" calcext:value-type="float">
            <text:p>42</text:p>
          </table:table-cell>
          <table:table-cell table:formula="of:=SUM([.Q$2:.Q89])" office:value-type="float" office:value="3270" calcext:value-type="float">
            <text:p>3270</text:p>
          </table:table-cell>
          <table:table-cell/>
          <table:table-cell table:formula="of:=[.D89]" office:value-type="float" office:value="0.0015279558" calcext:value-type="float">
            <text:p>0.0015279558</text:p>
          </table:table-cell>
          <table:table-cell table:formula="of:=[.F89]" office:value-type="float" office:value="3520" calcext:value-type="float">
            <text:p>3520</text:p>
          </table:table-cell>
          <table:table-cell table:formula="of:=[.H89]" office:value-type="float" office:value="0.014035797" calcext:value-type="float">
            <text:p>0.014035797</text:p>
          </table:table-cell>
          <table:table-cell table:formula="of:=[.J89]" office:value-type="float" office:value="145" calcext:value-type="float">
            <text:p>145</text:p>
          </table:table-cell>
          <table:table-cell table:formula="of:=[.L89]" office:value-type="float" office:value="0.0000016403754" calcext:value-type="float">
            <text:p>0.0000016403754</text:p>
          </table:table-cell>
          <table:table-cell table:formula="of:=[.N89]" office:value-type="float" office:value="3300" calcext:value-type="float">
            <text:p>3300</text:p>
          </table:table-cell>
          <table:table-cell table:formula="of:=[.P89]" office:value-type="float" office:value="0.0000016589346" calcext:value-type="float">
            <text:p>0.0000016589346</text:p>
          </table:table-cell>
          <table:table-cell table:formula="of:=[.R89]" office:value-type="float" office:value="3270" calcext:value-type="float">
            <text:p>3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0]) - LEN(SUBSTITUTE([.C90]; &quot;C&quot;; &quot;&quot;))) + [.$A$4] * (LEN([.C90]) - LEN(SUBSTITUTE([.C90]; &quot;G&quot;; &quot;&quot;)))" office:value-type="float" office:value="40" calcext:value-type="float">
            <text:p>40</text:p>
          </table:table-cell>
          <table:table-cell table:formula="of:=SUM([.E$2:.E90])" office:value-type="float" office:value="3560" calcext:value-type="float">
            <text:p>35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0]) - LEN(SUBSTITUTE([.G90]; &quot;C&quot;; &quot;&quot;))) + [.$A$4] * (LEN([.G90]) - LEN(SUBSTITUTE([.G90]; &quot;G&quot;; &quot;&quot;)))" office:value-type="float" office:value="1" calcext:value-type="float">
            <text:p>1</text:p>
          </table:table-cell>
          <table:table-cell table:formula="of:=SUM([.I$2:.I90])" office:value-type="float" office:value="146" calcext:value-type="float">
            <text:p>146</text:p>
          </table:table-cell>
          <table:table-cell office:value-type="string" calcext:value-type="string">
            <text:p>CGCGCGCGCGCGCG</text:p>
          </table:table-cell>
          <table:table-cell office:value-type="float" office:value="0.0000015777516" calcext:value-type="float">
            <text:p>0.0000015777516</text:p>
          </table:table-cell>
          <table:table-cell table:formula="of:= (LEN([.K90]) - LEN(SUBSTITUTE([.K90]; &quot;C&quot;; &quot;&quot;))) + [.$A$4] * (LEN([.K90]) - LEN(SUBSTITUTE([.K90]; &quot;G&quot;; &quot;&quot;)))" office:value-type="float" office:value="42" calcext:value-type="float">
            <text:p>42</text:p>
          </table:table-cell>
          <table:table-cell table:formula="of:=SUM([.M$2:.M90])" office:value-type="float" office:value="3342" calcext:value-type="float">
            <text:p>3342</text:p>
          </table:table-cell>
          <table:table-cell office:value-type="string" calcext:value-type="string">
            <text:p>CGCGCGCGCGGC</text:p>
          </table:table-cell>
          <table:table-cell office:value-type="float" office:value="0.0000016403754" calcext:value-type="float">
            <text:p>0.0000016403754</text:p>
          </table:table-cell>
          <table:table-cell table:formula="of:= (LEN([.O90]) - LEN(SUBSTITUTE([.O90]; &quot;C&quot;; &quot;&quot;))) + [.$A$4] * (LEN([.O90]) - LEN(SUBSTITUTE([.O90]; &quot;G&quot;; &quot;&quot;)))" office:value-type="float" office:value="36" calcext:value-type="float">
            <text:p>36</text:p>
          </table:table-cell>
          <table:table-cell table:formula="of:=SUM([.Q$2:.Q90])" office:value-type="float" office:value="3306" calcext:value-type="float">
            <text:p>3306</text:p>
          </table:table-cell>
          <table:table-cell/>
          <table:table-cell table:formula="of:=[.D90]" office:value-type="float" office:value="0.0015279555" calcext:value-type="float">
            <text:p>0.0015279555</text:p>
          </table:table-cell>
          <table:table-cell table:formula="of:=[.F90]" office:value-type="float" office:value="3560" calcext:value-type="float">
            <text:p>3560</text:p>
          </table:table-cell>
          <table:table-cell table:formula="of:=[.H90]" office:value-type="float" office:value="0.014035797" calcext:value-type="float">
            <text:p>0.014035797</text:p>
          </table:table-cell>
          <table:table-cell table:formula="of:=[.J90]" office:value-type="float" office:value="146" calcext:value-type="float">
            <text:p>146</text:p>
          </table:table-cell>
          <table:table-cell table:formula="of:=[.L90]" office:value-type="float" office:value="0.0000015777516" calcext:value-type="float">
            <text:p>0.0000015777516</text:p>
          </table:table-cell>
          <table:table-cell table:formula="of:=[.N90]" office:value-type="float" office:value="3342" calcext:value-type="float">
            <text:p>3342</text:p>
          </table:table-cell>
          <table:table-cell table:formula="of:=[.P90]" office:value-type="float" office:value="0.0000016403754" calcext:value-type="float">
            <text:p>0.0000016403754</text:p>
          </table:table-cell>
          <table:table-cell table:formula="of:=[.R90]" office:value-type="float" office:value="3306" calcext:value-type="float">
            <text:p>3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1]) - LEN(SUBSTITUTE([.C91]; &quot;C&quot;; &quot;&quot;))) + [.$A$4] * (LEN([.C91]) - LEN(SUBSTITUTE([.C91]; &quot;G&quot;; &quot;&quot;)))" office:value-type="float" office:value="40" calcext:value-type="float">
            <text:p>40</text:p>
          </table:table-cell>
          <table:table-cell table:formula="of:=SUM([.E$2:.E91])" office:value-type="float" office:value="3600" calcext:value-type="float">
            <text:p>360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1]) - LEN(SUBSTITUTE([.G91]; &quot;C&quot;; &quot;&quot;))) + [.$A$4] * (LEN([.G91]) - LEN(SUBSTITUTE([.G91]; &quot;G&quot;; &quot;&quot;)))" office:value-type="float" office:value="1" calcext:value-type="float">
            <text:p>1</text:p>
          </table:table-cell>
          <table:table-cell table:formula="of:=SUM([.I$2:.I91])" office:value-type="float" office:value="147" calcext:value-type="float">
            <text:p>147</text:p>
          </table:table-cell>
          <table:table-cell office:value-type="string" calcext:value-type="string">
            <text:p>CGCGCGCGCGCG</text:p>
          </table:table-cell>
          <table:table-cell office:value-type="float" office:value="0.0000015612258" calcext:value-type="float">
            <text:p>0.0000015612258</text:p>
          </table:table-cell>
          <table:table-cell table:formula="of:= (LEN([.K91]) - LEN(SUBSTITUTE([.K91]; &quot;C&quot;; &quot;&quot;))) + [.$A$4] * (LEN([.K91]) - LEN(SUBSTITUTE([.K91]; &quot;G&quot;; &quot;&quot;)))" office:value-type="float" office:value="36" calcext:value-type="float">
            <text:p>36</text:p>
          </table:table-cell>
          <table:table-cell table:formula="of:=SUM([.M$2:.M91])" office:value-type="float" office:value="3378" calcext:value-type="float">
            <text:p>3378</text:p>
          </table:table-cell>
          <table:table-cell office:value-type="string" calcext:value-type="string">
            <text:p>CGCGCGCGCGCGGC</text:p>
          </table:table-cell>
          <table:table-cell office:value-type="float" office:value="0.0000015777516" calcext:value-type="float">
            <text:p>0.0000015777516</text:p>
          </table:table-cell>
          <table:table-cell table:formula="of:= (LEN([.O91]) - LEN(SUBSTITUTE([.O91]; &quot;C&quot;; &quot;&quot;))) + [.$A$4] * (LEN([.O91]) - LEN(SUBSTITUTE([.O91]; &quot;G&quot;; &quot;&quot;)))" office:value-type="float" office:value="42" calcext:value-type="float">
            <text:p>42</text:p>
          </table:table-cell>
          <table:table-cell table:formula="of:=SUM([.Q$2:.Q91])" office:value-type="float" office:value="3348" calcext:value-type="float">
            <text:p>3348</text:p>
          </table:table-cell>
          <table:table-cell/>
          <table:table-cell table:formula="of:=[.D91]" office:value-type="float" office:value="0.0015279555" calcext:value-type="float">
            <text:p>0.0015279555</text:p>
          </table:table-cell>
          <table:table-cell table:formula="of:=[.F91]" office:value-type="float" office:value="3600" calcext:value-type="float">
            <text:p>3600</text:p>
          </table:table-cell>
          <table:table-cell table:formula="of:=[.H91]" office:value-type="float" office:value="0.014035797" calcext:value-type="float">
            <text:p>0.014035797</text:p>
          </table:table-cell>
          <table:table-cell table:formula="of:=[.J91]" office:value-type="float" office:value="147" calcext:value-type="float">
            <text:p>147</text:p>
          </table:table-cell>
          <table:table-cell table:formula="of:=[.L91]" office:value-type="float" office:value="0.0000015612258" calcext:value-type="float">
            <text:p>0.0000015612258</text:p>
          </table:table-cell>
          <table:table-cell table:formula="of:=[.N91]" office:value-type="float" office:value="3378" calcext:value-type="float">
            <text:p>3378</text:p>
          </table:table-cell>
          <table:table-cell table:formula="of:=[.P91]" office:value-type="float" office:value="0.0000015777516" calcext:value-type="float">
            <text:p>0.0000015777516</text:p>
          </table:table-cell>
          <table:table-cell table:formula="of:=[.R91]" office:value-type="float" office:value="3348" calcext:value-type="float">
            <text:p>3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2]) - LEN(SUBSTITUTE([.C92]; &quot;C&quot;; &quot;&quot;))) + [.$A$4] * (LEN([.C92]) - LEN(SUBSTITUTE([.C92]; &quot;G&quot;; &quot;&quot;)))" office:value-type="float" office:value="40" calcext:value-type="float">
            <text:p>40</text:p>
          </table:table-cell>
          <table:table-cell table:formula="of:=SUM([.E$2:.E92])" office:value-type="float" office:value="3640" calcext:value-type="float">
            <text:p>364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2]) - LEN(SUBSTITUTE([.G92]; &quot;C&quot;; &quot;&quot;))) + [.$A$4] * (LEN([.G92]) - LEN(SUBSTITUTE([.G92]; &quot;G&quot;; &quot;&quot;)))" office:value-type="float" office:value="1" calcext:value-type="float">
            <text:p>1</text:p>
          </table:table-cell>
          <table:table-cell table:formula="of:=SUM([.I$2:.I92])" office:value-type="float" office:value="148" calcext:value-type="float">
            <text:p>148</text:p>
          </table:table-cell>
          <table:table-cell office:value-type="string" calcext:value-type="string">
            <text:p>CGCGCGCGCGCGCG</text:p>
          </table:table-cell>
          <table:table-cell office:value-type="float" office:value="0.0000015050989" calcext:value-type="float">
            <text:p>0.0000015050989</text:p>
          </table:table-cell>
          <table:table-cell table:formula="of:= (LEN([.K92]) - LEN(SUBSTITUTE([.K92]; &quot;C&quot;; &quot;&quot;))) + [.$A$4] * (LEN([.K92]) - LEN(SUBSTITUTE([.K92]; &quot;G&quot;; &quot;&quot;)))" office:value-type="float" office:value="42" calcext:value-type="float">
            <text:p>42</text:p>
          </table:table-cell>
          <table:table-cell table:formula="of:=SUM([.M$2:.M92])" office:value-type="float" office:value="3420" calcext:value-type="float">
            <text:p>3420</text:p>
          </table:table-cell>
          <table:table-cell office:value-type="string" calcext:value-type="string">
            <text:p>CGCGCGCGCGGC</text:p>
          </table:table-cell>
          <table:table-cell office:value-type="float" office:value="0.0000015612258" calcext:value-type="float">
            <text:p>0.0000015612258</text:p>
          </table:table-cell>
          <table:table-cell table:formula="of:= (LEN([.O92]) - LEN(SUBSTITUTE([.O92]; &quot;C&quot;; &quot;&quot;))) + [.$A$4] * (LEN([.O92]) - LEN(SUBSTITUTE([.O92]; &quot;G&quot;; &quot;&quot;)))" office:value-type="float" office:value="36" calcext:value-type="float">
            <text:p>36</text:p>
          </table:table-cell>
          <table:table-cell table:formula="of:=SUM([.Q$2:.Q92])" office:value-type="float" office:value="3384" calcext:value-type="float">
            <text:p>3384</text:p>
          </table:table-cell>
          <table:table-cell/>
          <table:table-cell table:formula="of:=[.D92]" office:value-type="float" office:value="0.0015279555" calcext:value-type="float">
            <text:p>0.0015279555</text:p>
          </table:table-cell>
          <table:table-cell table:formula="of:=[.F92]" office:value-type="float" office:value="3640" calcext:value-type="float">
            <text:p>3640</text:p>
          </table:table-cell>
          <table:table-cell table:formula="of:=[.H92]" office:value-type="float" office:value="0.014035797" calcext:value-type="float">
            <text:p>0.014035797</text:p>
          </table:table-cell>
          <table:table-cell table:formula="of:=[.J92]" office:value-type="float" office:value="148" calcext:value-type="float">
            <text:p>148</text:p>
          </table:table-cell>
          <table:table-cell table:formula="of:=[.L92]" office:value-type="float" office:value="0.0000015050989" calcext:value-type="float">
            <text:p>0.0000015050989</text:p>
          </table:table-cell>
          <table:table-cell table:formula="of:=[.N92]" office:value-type="float" office:value="3420" calcext:value-type="float">
            <text:p>3420</text:p>
          </table:table-cell>
          <table:table-cell table:formula="of:=[.P92]" office:value-type="float" office:value="0.0000015612258" calcext:value-type="float">
            <text:p>0.0000015612258</text:p>
          </table:table-cell>
          <table:table-cell table:formula="of:=[.R92]" office:value-type="float" office:value="3384" calcext:value-type="float">
            <text:p>3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3]) - LEN(SUBSTITUTE([.C93]; &quot;C&quot;; &quot;&quot;))) + [.$A$4] * (LEN([.C93]) - LEN(SUBSTITUTE([.C93]; &quot;G&quot;; &quot;&quot;)))" office:value-type="float" office:value="40" calcext:value-type="float">
            <text:p>40</text:p>
          </table:table-cell>
          <table:table-cell table:formula="of:=SUM([.E$2:.E93])" office:value-type="float" office:value="3680" calcext:value-type="float">
            <text:p>368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3]) - LEN(SUBSTITUTE([.G93]; &quot;C&quot;; &quot;&quot;))) + [.$A$4] * (LEN([.G93]) - LEN(SUBSTITUTE([.G93]; &quot;G&quot;; &quot;&quot;)))" office:value-type="float" office:value="1" calcext:value-type="float">
            <text:p>1</text:p>
          </table:table-cell>
          <table:table-cell table:formula="of:=SUM([.I$2:.I93])" office:value-type="float" office:value="149" calcext:value-type="float">
            <text:p>149</text:p>
          </table:table-cell>
          <table:table-cell office:value-type="string" calcext:value-type="string">
            <text:p>CGCGCGCGCGCG</text:p>
          </table:table-cell>
          <table:table-cell office:value-type="float" office:value="0.0000014903818" calcext:value-type="float">
            <text:p>0.0000014903818</text:p>
          </table:table-cell>
          <table:table-cell table:formula="of:= (LEN([.K93]) - LEN(SUBSTITUTE([.K93]; &quot;C&quot;; &quot;&quot;))) + [.$A$4] * (LEN([.K93]) - LEN(SUBSTITUTE([.K93]; &quot;G&quot;; &quot;&quot;)))" office:value-type="float" office:value="36" calcext:value-type="float">
            <text:p>36</text:p>
          </table:table-cell>
          <table:table-cell table:formula="of:=SUM([.M$2:.M93])" office:value-type="float" office:value="3456" calcext:value-type="float">
            <text:p>3456</text:p>
          </table:table-cell>
          <table:table-cell office:value-type="string" calcext:value-type="string">
            <text:p>CGCGCGCGCGCGGC</text:p>
          </table:table-cell>
          <table:table-cell office:value-type="float" office:value="0.0000015050989" calcext:value-type="float">
            <text:p>0.0000015050989</text:p>
          </table:table-cell>
          <table:table-cell table:formula="of:= (LEN([.O93]) - LEN(SUBSTITUTE([.O93]; &quot;C&quot;; &quot;&quot;))) + [.$A$4] * (LEN([.O93]) - LEN(SUBSTITUTE([.O93]; &quot;G&quot;; &quot;&quot;)))" office:value-type="float" office:value="42" calcext:value-type="float">
            <text:p>42</text:p>
          </table:table-cell>
          <table:table-cell table:formula="of:=SUM([.Q$2:.Q93])" office:value-type="float" office:value="3426" calcext:value-type="float">
            <text:p>3426</text:p>
          </table:table-cell>
          <table:table-cell/>
          <table:table-cell table:formula="of:=[.D93]" office:value-type="float" office:value="0.0015279555" calcext:value-type="float">
            <text:p>0.0015279555</text:p>
          </table:table-cell>
          <table:table-cell table:formula="of:=[.F93]" office:value-type="float" office:value="3680" calcext:value-type="float">
            <text:p>3680</text:p>
          </table:table-cell>
          <table:table-cell table:formula="of:=[.H93]" office:value-type="float" office:value="0.014035797" calcext:value-type="float">
            <text:p>0.014035797</text:p>
          </table:table-cell>
          <table:table-cell table:formula="of:=[.J93]" office:value-type="float" office:value="149" calcext:value-type="float">
            <text:p>149</text:p>
          </table:table-cell>
          <table:table-cell table:formula="of:=[.L93]" office:value-type="float" office:value="0.0000014903818" calcext:value-type="float">
            <text:p>0.0000014903818</text:p>
          </table:table-cell>
          <table:table-cell table:formula="of:=[.N93]" office:value-type="float" office:value="3456" calcext:value-type="float">
            <text:p>3456</text:p>
          </table:table-cell>
          <table:table-cell table:formula="of:=[.P93]" office:value-type="float" office:value="0.0000015050989" calcext:value-type="float">
            <text:p>0.0000015050989</text:p>
          </table:table-cell>
          <table:table-cell table:formula="of:=[.R93]" office:value-type="float" office:value="3426" calcext:value-type="float">
            <text:p>3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4]) - LEN(SUBSTITUTE([.C94]; &quot;C&quot;; &quot;&quot;))) + [.$A$4] * (LEN([.C94]) - LEN(SUBSTITUTE([.C94]; &quot;G&quot;; &quot;&quot;)))" office:value-type="float" office:value="40" calcext:value-type="float">
            <text:p>40</text:p>
          </table:table-cell>
          <table:table-cell table:formula="of:=SUM([.E$2:.E94])" office:value-type="float" office:value="3720" calcext:value-type="float">
            <text:p>372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4]) - LEN(SUBSTITUTE([.G94]; &quot;C&quot;; &quot;&quot;))) + [.$A$4] * (LEN([.G94]) - LEN(SUBSTITUTE([.G94]; &quot;G&quot;; &quot;&quot;)))" office:value-type="float" office:value="1" calcext:value-type="float">
            <text:p>1</text:p>
          </table:table-cell>
          <table:table-cell table:formula="of:=SUM([.I$2:.I94])" office:value-type="float" office:value="150" calcext:value-type="float">
            <text:p>150</text:p>
          </table:table-cell>
          <table:table-cell office:value-type="string" calcext:value-type="string">
            <text:p>CGCGCGCGCGCGCG</text:p>
          </table:table-cell>
          <table:table-cell office:value-type="float" office:value="0.0000014400675" calcext:value-type="float">
            <text:p>0.0000014400675</text:p>
          </table:table-cell>
          <table:table-cell table:formula="of:= (LEN([.K94]) - LEN(SUBSTITUTE([.K94]; &quot;C&quot;; &quot;&quot;))) + [.$A$4] * (LEN([.K94]) - LEN(SUBSTITUTE([.K94]; &quot;G&quot;; &quot;&quot;)))" office:value-type="float" office:value="42" calcext:value-type="float">
            <text:p>42</text:p>
          </table:table-cell>
          <table:table-cell table:formula="of:=SUM([.M$2:.M94])" office:value-type="float" office:value="3498" calcext:value-type="float">
            <text:p>3498</text:p>
          </table:table-cell>
          <table:table-cell office:value-type="string" calcext:value-type="string">
            <text:p>CGCGCGCGCGGC</text:p>
          </table:table-cell>
          <table:table-cell office:value-type="float" office:value="0.0000014903818" calcext:value-type="float">
            <text:p>0.0000014903818</text:p>
          </table:table-cell>
          <table:table-cell table:formula="of:= (LEN([.O94]) - LEN(SUBSTITUTE([.O94]; &quot;C&quot;; &quot;&quot;))) + [.$A$4] * (LEN([.O94]) - LEN(SUBSTITUTE([.O94]; &quot;G&quot;; &quot;&quot;)))" office:value-type="float" office:value="36" calcext:value-type="float">
            <text:p>36</text:p>
          </table:table-cell>
          <table:table-cell table:formula="of:=SUM([.Q$2:.Q94])" office:value-type="float" office:value="3462" calcext:value-type="float">
            <text:p>3462</text:p>
          </table:table-cell>
          <table:table-cell/>
          <table:table-cell table:formula="of:=[.D94]" office:value-type="float" office:value="0.0015279555" calcext:value-type="float">
            <text:p>0.0015279555</text:p>
          </table:table-cell>
          <table:table-cell table:formula="of:=[.F94]" office:value-type="float" office:value="3720" calcext:value-type="float">
            <text:p>3720</text:p>
          </table:table-cell>
          <table:table-cell table:formula="of:=[.H94]" office:value-type="float" office:value="0.014035797" calcext:value-type="float">
            <text:p>0.014035797</text:p>
          </table:table-cell>
          <table:table-cell table:formula="of:=[.J94]" office:value-type="float" office:value="150" calcext:value-type="float">
            <text:p>150</text:p>
          </table:table-cell>
          <table:table-cell table:formula="of:=[.L94]" office:value-type="float" office:value="0.0000014400675" calcext:value-type="float">
            <text:p>0.0000014400675</text:p>
          </table:table-cell>
          <table:table-cell table:formula="of:=[.N94]" office:value-type="float" office:value="3498" calcext:value-type="float">
            <text:p>3498</text:p>
          </table:table-cell>
          <table:table-cell table:formula="of:=[.P94]" office:value-type="float" office:value="0.0000014903818" calcext:value-type="float">
            <text:p>0.0000014903818</text:p>
          </table:table-cell>
          <table:table-cell table:formula="of:=[.R94]" office:value-type="float" office:value="3462" calcext:value-type="float">
            <text:p>3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5" calcext:value-type="float">
            <text:p>0.0015279555</text:p>
          </table:table-cell>
          <table:table-cell table:formula="of:= (LEN([.C95]) - LEN(SUBSTITUTE([.C95]; &quot;C&quot;; &quot;&quot;))) + [.$A$4] * (LEN([.C95]) - LEN(SUBSTITUTE([.C95]; &quot;G&quot;; &quot;&quot;)))" office:value-type="float" office:value="40" calcext:value-type="float">
            <text:p>40</text:p>
          </table:table-cell>
          <table:table-cell table:formula="of:=SUM([.E$2:.E95])" office:value-type="float" office:value="3760" calcext:value-type="float">
            <text:p>3760</text:p>
          </table:table-cell>
          <table:table-cell office:value-type="string" calcext:value-type="string">
            <text:p>C</text:p>
          </table:table-cell>
          <table:table-cell office:value-type="float" office:value="0.014035797" calcext:value-type="float">
            <text:p>0.014035797</text:p>
          </table:table-cell>
          <table:table-cell table:formula="of:= (LEN([.G95]) - LEN(SUBSTITUTE([.G95]; &quot;C&quot;; &quot;&quot;))) + [.$A$4] * (LEN([.G95]) - LEN(SUBSTITUTE([.G95]; &quot;G&quot;; &quot;&quot;)))" office:value-type="float" office:value="1" calcext:value-type="float">
            <text:p>1</text:p>
          </table:table-cell>
          <table:table-cell table:formula="of:=SUM([.I$2:.I95])" office:value-type="float" office:value="151" calcext:value-type="float">
            <text:p>151</text:p>
          </table:table-cell>
          <table:table-cell office:value-type="string" calcext:value-type="string">
            <text:p>CGCGCGCGCGCG</text:p>
          </table:table-cell>
          <table:table-cell office:value-type="float" office:value="0.0000014269507" calcext:value-type="float">
            <text:p>0.0000014269507</text:p>
          </table:table-cell>
          <table:table-cell table:formula="of:= (LEN([.K95]) - LEN(SUBSTITUTE([.K95]; &quot;C&quot;; &quot;&quot;))) + [.$A$4] * (LEN([.K95]) - LEN(SUBSTITUTE([.K95]; &quot;G&quot;; &quot;&quot;)))" office:value-type="float" office:value="36" calcext:value-type="float">
            <text:p>36</text:p>
          </table:table-cell>
          <table:table-cell table:formula="of:=SUM([.M$2:.M95])" office:value-type="float" office:value="3534" calcext:value-type="float">
            <text:p>3534</text:p>
          </table:table-cell>
          <table:table-cell office:value-type="string" calcext:value-type="string">
            <text:p>CGCGCGCGCGCGGC</text:p>
          </table:table-cell>
          <table:table-cell office:value-type="float" office:value="0.0000014400675" calcext:value-type="float">
            <text:p>0.0000014400675</text:p>
          </table:table-cell>
          <table:table-cell table:formula="of:= (LEN([.O95]) - LEN(SUBSTITUTE([.O95]; &quot;C&quot;; &quot;&quot;))) + [.$A$4] * (LEN([.O95]) - LEN(SUBSTITUTE([.O95]; &quot;G&quot;; &quot;&quot;)))" office:value-type="float" office:value="42" calcext:value-type="float">
            <text:p>42</text:p>
          </table:table-cell>
          <table:table-cell table:formula="of:=SUM([.Q$2:.Q95])" office:value-type="float" office:value="3504" calcext:value-type="float">
            <text:p>3504</text:p>
          </table:table-cell>
          <table:table-cell/>
          <table:table-cell table:formula="of:=[.D95]" office:value-type="float" office:value="0.0015279555" calcext:value-type="float">
            <text:p>0.0015279555</text:p>
          </table:table-cell>
          <table:table-cell table:formula="of:=[.F95]" office:value-type="float" office:value="3760" calcext:value-type="float">
            <text:p>3760</text:p>
          </table:table-cell>
          <table:table-cell table:formula="of:=[.H95]" office:value-type="float" office:value="0.014035797" calcext:value-type="float">
            <text:p>0.014035797</text:p>
          </table:table-cell>
          <table:table-cell table:formula="of:=[.J95]" office:value-type="float" office:value="151" calcext:value-type="float">
            <text:p>151</text:p>
          </table:table-cell>
          <table:table-cell table:formula="of:=[.L95]" office:value-type="float" office:value="0.0000014269507" calcext:value-type="float">
            <text:p>0.0000014269507</text:p>
          </table:table-cell>
          <table:table-cell table:formula="of:=[.N95]" office:value-type="float" office:value="3534" calcext:value-type="float">
            <text:p>3534</text:p>
          </table:table-cell>
          <table:table-cell table:formula="of:=[.P95]" office:value-type="float" office:value="0.0000014400675" calcext:value-type="float">
            <text:p>0.0000014400675</text:p>
          </table:table-cell>
          <table:table-cell table:formula="of:=[.R95]" office:value-type="float" office:value="3504" calcext:value-type="float">
            <text:p>3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4" calcext:value-type="float">
            <text:p>0.0015279554</text:p>
          </table:table-cell>
          <table:table-cell table:formula="of:= (LEN([.C96]) - LEN(SUBSTITUTE([.C96]; &quot;C&quot;; &quot;&quot;))) + [.$A$4] * (LEN([.C96]) - LEN(SUBSTITUTE([.C96]; &quot;G&quot;; &quot;&quot;)))" office:value-type="float" office:value="40" calcext:value-type="float">
            <text:p>40</text:p>
          </table:table-cell>
          <table:table-cell table:formula="of:=SUM([.E$2:.E96])" office:value-type="float" office:value="3800" calcext:value-type="float">
            <text:p>3800</text:p>
          </table:table-cell>
          <table:table-cell office:value-type="string" calcext:value-type="string">
            <text:p>CC</text:p>
          </table:table-cell>
          <table:table-cell office:value-type="float" office:value="0.012385553" calcext:value-type="float">
            <text:p>0.012385553</text:p>
          </table:table-cell>
          <table:table-cell table:formula="of:= (LEN([.G96]) - LEN(SUBSTITUTE([.G96]; &quot;C&quot;; &quot;&quot;))) + [.$A$4] * (LEN([.G96]) - LEN(SUBSTITUTE([.G96]; &quot;G&quot;; &quot;&quot;)))" office:value-type="float" office:value="2" calcext:value-type="float">
            <text:p>2</text:p>
          </table:table-cell>
          <table:table-cell table:formula="of:=SUM([.I$2:.I96])" office:value-type="float" office:value="153" calcext:value-type="float">
            <text:p>153</text:p>
          </table:table-cell>
          <table:table-cell office:value-type="string" calcext:value-type="string">
            <text:p>CGCGCGCGCGCGCG</text:p>
          </table:table-cell>
          <table:table-cell office:value-type="float" office:value="0.0000013818342" calcext:value-type="float">
            <text:p>0.0000013818342</text:p>
          </table:table-cell>
          <table:table-cell table:formula="of:= (LEN([.K96]) - LEN(SUBSTITUTE([.K96]; &quot;C&quot;; &quot;&quot;))) + [.$A$4] * (LEN([.K96]) - LEN(SUBSTITUTE([.K96]; &quot;G&quot;; &quot;&quot;)))" office:value-type="float" office:value="42" calcext:value-type="float">
            <text:p>42</text:p>
          </table:table-cell>
          <table:table-cell table:formula="of:=SUM([.M$2:.M96])" office:value-type="float" office:value="3576" calcext:value-type="float">
            <text:p>3576</text:p>
          </table:table-cell>
          <table:table-cell office:value-type="string" calcext:value-type="string">
            <text:p>CGCGCGCGCGGC</text:p>
          </table:table-cell>
          <table:table-cell office:value-type="float" office:value="0.0000014269507" calcext:value-type="float">
            <text:p>0.0000014269507</text:p>
          </table:table-cell>
          <table:table-cell table:formula="of:= (LEN([.O96]) - LEN(SUBSTITUTE([.O96]; &quot;C&quot;; &quot;&quot;))) + [.$A$4] * (LEN([.O96]) - LEN(SUBSTITUTE([.O96]; &quot;G&quot;; &quot;&quot;)))" office:value-type="float" office:value="36" calcext:value-type="float">
            <text:p>36</text:p>
          </table:table-cell>
          <table:table-cell table:formula="of:=SUM([.Q$2:.Q96])" office:value-type="float" office:value="3540" calcext:value-type="float">
            <text:p>3540</text:p>
          </table:table-cell>
          <table:table-cell/>
          <table:table-cell table:formula="of:=[.D96]" office:value-type="float" office:value="0.0015279554" calcext:value-type="float">
            <text:p>0.0015279554</text:p>
          </table:table-cell>
          <table:table-cell table:formula="of:=[.F96]" office:value-type="float" office:value="3800" calcext:value-type="float">
            <text:p>3800</text:p>
          </table:table-cell>
          <table:table-cell table:formula="of:=[.H96]" office:value-type="float" office:value="0.012385553" calcext:value-type="float">
            <text:p>0.012385553</text:p>
          </table:table-cell>
          <table:table-cell table:formula="of:=[.J96]" office:value-type="float" office:value="153" calcext:value-type="float">
            <text:p>153</text:p>
          </table:table-cell>
          <table:table-cell table:formula="of:=[.L96]" office:value-type="float" office:value="0.0000013818342" calcext:value-type="float">
            <text:p>0.0000013818342</text:p>
          </table:table-cell>
          <table:table-cell table:formula="of:=[.N96]" office:value-type="float" office:value="3576" calcext:value-type="float">
            <text:p>3576</text:p>
          </table:table-cell>
          <table:table-cell table:formula="of:=[.P96]" office:value-type="float" office:value="0.0000014269507" calcext:value-type="float">
            <text:p>0.0000014269507</text:p>
          </table:table-cell>
          <table:table-cell table:formula="of:=[.R96]" office:value-type="float" office:value="3540" calcext:value-type="float">
            <text:p>3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97]) - LEN(SUBSTITUTE([.C97]; &quot;C&quot;; &quot;&quot;))) + [.$A$4] * (LEN([.C97]) - LEN(SUBSTITUTE([.C97]; &quot;G&quot;; &quot;&quot;)))" office:value-type="float" office:value="40" calcext:value-type="float">
            <text:p>40</text:p>
          </table:table-cell>
          <table:table-cell table:formula="of:=SUM([.E$2:.E97])" office:value-type="float" office:value="3840" calcext:value-type="float">
            <text:p>38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97]) - LEN(SUBSTITUTE([.G97]; &quot;C&quot;; &quot;&quot;))) + [.$A$4] * (LEN([.G97]) - LEN(SUBSTITUTE([.G97]; &quot;G&quot;; &quot;&quot;)))" office:value-type="float" office:value="1" calcext:value-type="float">
            <text:p>1</text:p>
          </table:table-cell>
          <table:table-cell table:formula="of:=SUM([.I$2:.I97])" office:value-type="float" office:value="154" calcext:value-type="float">
            <text:p>154</text:p>
          </table:table-cell>
          <table:table-cell office:value-type="string" calcext:value-type="string">
            <text:p>CGCGCGCGCGCG</text:p>
          </table:table-cell>
          <table:table-cell office:value-type="float" office:value="0.000001370144" calcext:value-type="float">
            <text:p>0.000001370144</text:p>
          </table:table-cell>
          <table:table-cell table:formula="of:= (LEN([.K97]) - LEN(SUBSTITUTE([.K97]; &quot;C&quot;; &quot;&quot;))) + [.$A$4] * (LEN([.K97]) - LEN(SUBSTITUTE([.K97]; &quot;G&quot;; &quot;&quot;)))" office:value-type="float" office:value="36" calcext:value-type="float">
            <text:p>36</text:p>
          </table:table-cell>
          <table:table-cell table:formula="of:=SUM([.M$2:.M97])" office:value-type="float" office:value="3612" calcext:value-type="float">
            <text:p>3612</text:p>
          </table:table-cell>
          <table:table-cell office:value-type="string" calcext:value-type="string">
            <text:p>CGCGCGCGCGCGGC</text:p>
          </table:table-cell>
          <table:table-cell office:value-type="float" office:value="0.0000013818342" calcext:value-type="float">
            <text:p>0.0000013818342</text:p>
          </table:table-cell>
          <table:table-cell table:formula="of:= (LEN([.O97]) - LEN(SUBSTITUTE([.O97]; &quot;C&quot;; &quot;&quot;))) + [.$A$4] * (LEN([.O97]) - LEN(SUBSTITUTE([.O97]; &quot;G&quot;; &quot;&quot;)))" office:value-type="float" office:value="42" calcext:value-type="float">
            <text:p>42</text:p>
          </table:table-cell>
          <table:table-cell table:formula="of:=SUM([.Q$2:.Q97])" office:value-type="float" office:value="3582" calcext:value-type="float">
            <text:p>3582</text:p>
          </table:table-cell>
          <table:table-cell/>
          <table:table-cell table:formula="of:=[.D97]" office:value-type="float" office:value="0.0015279552" calcext:value-type="float">
            <text:p>0.0015279552</text:p>
          </table:table-cell>
          <table:table-cell table:formula="of:=[.F97]" office:value-type="float" office:value="3840" calcext:value-type="float">
            <text:p>3840</text:p>
          </table:table-cell>
          <table:table-cell table:formula="of:=[.H97]" office:value-type="float" office:value="0.012385553" calcext:value-type="float">
            <text:p>0.012385553</text:p>
          </table:table-cell>
          <table:table-cell table:formula="of:=[.J97]" office:value-type="float" office:value="154" calcext:value-type="float">
            <text:p>154</text:p>
          </table:table-cell>
          <table:table-cell table:formula="of:=[.L97]" office:value-type="float" office:value="0.000001370144" calcext:value-type="float">
            <text:p>0.000001370144</text:p>
          </table:table-cell>
          <table:table-cell table:formula="of:=[.N97]" office:value-type="float" office:value="3612" calcext:value-type="float">
            <text:p>3612</text:p>
          </table:table-cell>
          <table:table-cell table:formula="of:=[.P97]" office:value-type="float" office:value="0.0000013818342" calcext:value-type="float">
            <text:p>0.0000013818342</text:p>
          </table:table-cell>
          <table:table-cell table:formula="of:=[.R97]" office:value-type="float" office:value="3582" calcext:value-type="float">
            <text:p>3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98]) - LEN(SUBSTITUTE([.C98]; &quot;C&quot;; &quot;&quot;))) + [.$A$4] * (LEN([.C98]) - LEN(SUBSTITUTE([.C98]; &quot;G&quot;; &quot;&quot;)))" office:value-type="float" office:value="40" calcext:value-type="float">
            <text:p>40</text:p>
          </table:table-cell>
          <table:table-cell table:formula="of:=SUM([.E$2:.E98])" office:value-type="float" office:value="3880" calcext:value-type="float">
            <text:p>38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98]) - LEN(SUBSTITUTE([.G98]; &quot;C&quot;; &quot;&quot;))) + [.$A$4] * (LEN([.G98]) - LEN(SUBSTITUTE([.G98]; &quot;G&quot;; &quot;&quot;)))" office:value-type="float" office:value="1" calcext:value-type="float">
            <text:p>1</text:p>
          </table:table-cell>
          <table:table-cell table:formula="of:=SUM([.I$2:.I98])" office:value-type="float" office:value="155" calcext:value-type="float">
            <text:p>155</text:p>
          </table:table-cell>
          <table:table-cell office:value-type="string" calcext:value-type="string">
            <text:p>CGCGCGCGCGCGCG</text:p>
          </table:table-cell>
          <table:table-cell office:value-type="float" office:value="0.0000013296793" calcext:value-type="float">
            <text:p>0.0000013296793</text:p>
          </table:table-cell>
          <table:table-cell table:formula="of:= (LEN([.K98]) - LEN(SUBSTITUTE([.K98]; &quot;C&quot;; &quot;&quot;))) + [.$A$4] * (LEN([.K98]) - LEN(SUBSTITUTE([.K98]; &quot;G&quot;; &quot;&quot;)))" office:value-type="float" office:value="42" calcext:value-type="float">
            <text:p>42</text:p>
          </table:table-cell>
          <table:table-cell table:formula="of:=SUM([.M$2:.M98])" office:value-type="float" office:value="3654" calcext:value-type="float">
            <text:p>3654</text:p>
          </table:table-cell>
          <table:table-cell office:value-type="string" calcext:value-type="string">
            <text:p>CGCGCGCGCGGC</text:p>
          </table:table-cell>
          <table:table-cell office:value-type="float" office:value="0.000001370144" calcext:value-type="float">
            <text:p>0.000001370144</text:p>
          </table:table-cell>
          <table:table-cell table:formula="of:= (LEN([.O98]) - LEN(SUBSTITUTE([.O98]; &quot;C&quot;; &quot;&quot;))) + [.$A$4] * (LEN([.O98]) - LEN(SUBSTITUTE([.O98]; &quot;G&quot;; &quot;&quot;)))" office:value-type="float" office:value="36" calcext:value-type="float">
            <text:p>36</text:p>
          </table:table-cell>
          <table:table-cell table:formula="of:=SUM([.Q$2:.Q98])" office:value-type="float" office:value="3618" calcext:value-type="float">
            <text:p>3618</text:p>
          </table:table-cell>
          <table:table-cell/>
          <table:table-cell table:formula="of:=[.D98]" office:value-type="float" office:value="0.0015279552" calcext:value-type="float">
            <text:p>0.0015279552</text:p>
          </table:table-cell>
          <table:table-cell table:formula="of:=[.F98]" office:value-type="float" office:value="3880" calcext:value-type="float">
            <text:p>3880</text:p>
          </table:table-cell>
          <table:table-cell table:formula="of:=[.H98]" office:value-type="float" office:value="0.012385553" calcext:value-type="float">
            <text:p>0.012385553</text:p>
          </table:table-cell>
          <table:table-cell table:formula="of:=[.J98]" office:value-type="float" office:value="155" calcext:value-type="float">
            <text:p>155</text:p>
          </table:table-cell>
          <table:table-cell table:formula="of:=[.L98]" office:value-type="float" office:value="0.0000013296793" calcext:value-type="float">
            <text:p>0.0000013296793</text:p>
          </table:table-cell>
          <table:table-cell table:formula="of:=[.N98]" office:value-type="float" office:value="3654" calcext:value-type="float">
            <text:p>3654</text:p>
          </table:table-cell>
          <table:table-cell table:formula="of:=[.P98]" office:value-type="float" office:value="0.000001370144" calcext:value-type="float">
            <text:p>0.000001370144</text:p>
          </table:table-cell>
          <table:table-cell table:formula="of:=[.R98]" office:value-type="float" office:value="3618" calcext:value-type="float">
            <text:p>3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99]) - LEN(SUBSTITUTE([.C99]; &quot;C&quot;; &quot;&quot;))) + [.$A$4] * (LEN([.C99]) - LEN(SUBSTITUTE([.C99]; &quot;G&quot;; &quot;&quot;)))" office:value-type="float" office:value="40" calcext:value-type="float">
            <text:p>40</text:p>
          </table:table-cell>
          <table:table-cell table:formula="of:=SUM([.E$2:.E99])" office:value-type="float" office:value="3920" calcext:value-type="float">
            <text:p>39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99]) - LEN(SUBSTITUTE([.G99]; &quot;C&quot;; &quot;&quot;))) + [.$A$4] * (LEN([.G99]) - LEN(SUBSTITUTE([.G99]; &quot;G&quot;; &quot;&quot;)))" office:value-type="float" office:value="1" calcext:value-type="float">
            <text:p>1</text:p>
          </table:table-cell>
          <table:table-cell table:formula="of:=SUM([.I$2:.I99])" office:value-type="float" office:value="156" calcext:value-type="float">
            <text:p>156</text:p>
          </table:table-cell>
          <table:table-cell office:value-type="string" calcext:value-type="string">
            <text:p>CGCGCGCGCGCG</text:p>
          </table:table-cell>
          <table:table-cell office:value-type="float" office:value="0.0000013192504" calcext:value-type="float">
            <text:p>0.0000013192504</text:p>
          </table:table-cell>
          <table:table-cell table:formula="of:= (LEN([.K99]) - LEN(SUBSTITUTE([.K99]; &quot;C&quot;; &quot;&quot;))) + [.$A$4] * (LEN([.K99]) - LEN(SUBSTITUTE([.K99]; &quot;G&quot;; &quot;&quot;)))" office:value-type="float" office:value="36" calcext:value-type="float">
            <text:p>36</text:p>
          </table:table-cell>
          <table:table-cell table:formula="of:=SUM([.M$2:.M99])" office:value-type="float" office:value="3690" calcext:value-type="float">
            <text:p>3690</text:p>
          </table:table-cell>
          <table:table-cell office:value-type="string" calcext:value-type="string">
            <text:p>CGCGCGCGCGCGGC</text:p>
          </table:table-cell>
          <table:table-cell office:value-type="float" office:value="0.0000013296793" calcext:value-type="float">
            <text:p>0.0000013296793</text:p>
          </table:table-cell>
          <table:table-cell table:formula="of:= (LEN([.O99]) - LEN(SUBSTITUTE([.O99]; &quot;C&quot;; &quot;&quot;))) + [.$A$4] * (LEN([.O99]) - LEN(SUBSTITUTE([.O99]; &quot;G&quot;; &quot;&quot;)))" office:value-type="float" office:value="42" calcext:value-type="float">
            <text:p>42</text:p>
          </table:table-cell>
          <table:table-cell table:formula="of:=SUM([.Q$2:.Q99])" office:value-type="float" office:value="3660" calcext:value-type="float">
            <text:p>3660</text:p>
          </table:table-cell>
          <table:table-cell/>
          <table:table-cell table:formula="of:=[.D99]" office:value-type="float" office:value="0.0015279552" calcext:value-type="float">
            <text:p>0.0015279552</text:p>
          </table:table-cell>
          <table:table-cell table:formula="of:=[.F99]" office:value-type="float" office:value="3920" calcext:value-type="float">
            <text:p>3920</text:p>
          </table:table-cell>
          <table:table-cell table:formula="of:=[.H99]" office:value-type="float" office:value="0.012385553" calcext:value-type="float">
            <text:p>0.012385553</text:p>
          </table:table-cell>
          <table:table-cell table:formula="of:=[.J99]" office:value-type="float" office:value="156" calcext:value-type="float">
            <text:p>156</text:p>
          </table:table-cell>
          <table:table-cell table:formula="of:=[.L99]" office:value-type="float" office:value="0.0000013192504" calcext:value-type="float">
            <text:p>0.0000013192504</text:p>
          </table:table-cell>
          <table:table-cell table:formula="of:=[.N99]" office:value-type="float" office:value="3690" calcext:value-type="float">
            <text:p>3690</text:p>
          </table:table-cell>
          <table:table-cell table:formula="of:=[.P99]" office:value-type="float" office:value="0.0000013296793" calcext:value-type="float">
            <text:p>0.0000013296793</text:p>
          </table:table-cell>
          <table:table-cell table:formula="of:=[.R99]" office:value-type="float" office:value="3660" calcext:value-type="float">
            <text:p>3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0]) - LEN(SUBSTITUTE([.C100]; &quot;C&quot;; &quot;&quot;))) + [.$A$4] * (LEN([.C100]) - LEN(SUBSTITUTE([.C100]; &quot;G&quot;; &quot;&quot;)))" office:value-type="float" office:value="40" calcext:value-type="float">
            <text:p>40</text:p>
          </table:table-cell>
          <table:table-cell table:formula="of:=SUM([.E$2:.E100])" office:value-type="float" office:value="3960" calcext:value-type="float">
            <text:p>39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0]) - LEN(SUBSTITUTE([.G100]; &quot;C&quot;; &quot;&quot;))) + [.$A$4] * (LEN([.G100]) - LEN(SUBSTITUTE([.G100]; &quot;G&quot;; &quot;&quot;)))" office:value-type="float" office:value="1" calcext:value-type="float">
            <text:p>1</text:p>
          </table:table-cell>
          <table:table-cell table:formula="of:=SUM([.I$2:.I100])" office:value-type="float" office:value="157" calcext:value-type="float">
            <text:p>157</text:p>
          </table:table-cell>
          <table:table-cell office:value-type="string" calcext:value-type="string">
            <text:p>CGCGCGCGCGCGCG</text:p>
          </table:table-cell>
          <table:table-cell office:value-type="float" office:value="0.0000012829515" calcext:value-type="float">
            <text:p>0.0000012829515</text:p>
          </table:table-cell>
          <table:table-cell table:formula="of:= (LEN([.K100]) - LEN(SUBSTITUTE([.K100]; &quot;C&quot;; &quot;&quot;))) + [.$A$4] * (LEN([.K100]) - LEN(SUBSTITUTE([.K100]; &quot;G&quot;; &quot;&quot;)))" office:value-type="float" office:value="42" calcext:value-type="float">
            <text:p>42</text:p>
          </table:table-cell>
          <table:table-cell table:formula="of:=SUM([.M$2:.M100])" office:value-type="float" office:value="3732" calcext:value-type="float">
            <text:p>3732</text:p>
          </table:table-cell>
          <table:table-cell office:value-type="string" calcext:value-type="string">
            <text:p>CGCGCGCGCGGC</text:p>
          </table:table-cell>
          <table:table-cell office:value-type="float" office:value="0.0000013192504" calcext:value-type="float">
            <text:p>0.0000013192504</text:p>
          </table:table-cell>
          <table:table-cell table:formula="of:= (LEN([.O100]) - LEN(SUBSTITUTE([.O100]; &quot;C&quot;; &quot;&quot;))) + [.$A$4] * (LEN([.O100]) - LEN(SUBSTITUTE([.O100]; &quot;G&quot;; &quot;&quot;)))" office:value-type="float" office:value="36" calcext:value-type="float">
            <text:p>36</text:p>
          </table:table-cell>
          <table:table-cell table:formula="of:=SUM([.Q$2:.Q100])" office:value-type="float" office:value="3696" calcext:value-type="float">
            <text:p>3696</text:p>
          </table:table-cell>
          <table:table-cell/>
          <table:table-cell table:formula="of:=[.D100]" office:value-type="float" office:value="0.0015279552" calcext:value-type="float">
            <text:p>0.0015279552</text:p>
          </table:table-cell>
          <table:table-cell table:formula="of:=[.F100]" office:value-type="float" office:value="3960" calcext:value-type="float">
            <text:p>3960</text:p>
          </table:table-cell>
          <table:table-cell table:formula="of:=[.H100]" office:value-type="float" office:value="0.012385553" calcext:value-type="float">
            <text:p>0.012385553</text:p>
          </table:table-cell>
          <table:table-cell table:formula="of:=[.J100]" office:value-type="float" office:value="157" calcext:value-type="float">
            <text:p>157</text:p>
          </table:table-cell>
          <table:table-cell table:formula="of:=[.L100]" office:value-type="float" office:value="0.0000012829515" calcext:value-type="float">
            <text:p>0.0000012829515</text:p>
          </table:table-cell>
          <table:table-cell table:formula="of:=[.N100]" office:value-type="float" office:value="3732" calcext:value-type="float">
            <text:p>3732</text:p>
          </table:table-cell>
          <table:table-cell table:formula="of:=[.P100]" office:value-type="float" office:value="0.0000013192504" calcext:value-type="float">
            <text:p>0.0000013192504</text:p>
          </table:table-cell>
          <table:table-cell table:formula="of:=[.R100]" office:value-type="float" office:value="3696" calcext:value-type="float">
            <text:p>3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1]) - LEN(SUBSTITUTE([.C101]; &quot;C&quot;; &quot;&quot;))) + [.$A$4] * (LEN([.C101]) - LEN(SUBSTITUTE([.C101]; &quot;G&quot;; &quot;&quot;)))" office:value-type="float" office:value="40" calcext:value-type="float">
            <text:p>40</text:p>
          </table:table-cell>
          <table:table-cell table:formula="of:=SUM([.E$2:.E101])" office:value-type="float" office:value="4000" calcext:value-type="float">
            <text:p>40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1]) - LEN(SUBSTITUTE([.G101]; &quot;C&quot;; &quot;&quot;))) + [.$A$4] * (LEN([.G101]) - LEN(SUBSTITUTE([.G101]; &quot;G&quot;; &quot;&quot;)))" office:value-type="float" office:value="1" calcext:value-type="float">
            <text:p>1</text:p>
          </table:table-cell>
          <table:table-cell table:formula="of:=SUM([.I$2:.I101])" office:value-type="float" office:value="158" calcext:value-type="float">
            <text:p>158</text:p>
          </table:table-cell>
          <table:table-cell office:value-type="string" calcext:value-type="string">
            <text:p>CGCGCGCGCGCG</text:p>
          </table:table-cell>
          <table:table-cell office:value-type="float" office:value="0.0000012736451" calcext:value-type="float">
            <text:p>0.0000012736451</text:p>
          </table:table-cell>
          <table:table-cell table:formula="of:= (LEN([.K101]) - LEN(SUBSTITUTE([.K101]; &quot;C&quot;; &quot;&quot;))) + [.$A$4] * (LEN([.K101]) - LEN(SUBSTITUTE([.K101]; &quot;G&quot;; &quot;&quot;)))" office:value-type="float" office:value="36" calcext:value-type="float">
            <text:p>36</text:p>
          </table:table-cell>
          <table:table-cell table:formula="of:=SUM([.M$2:.M101])" office:value-type="float" office:value="3768" calcext:value-type="float">
            <text:p>3768</text:p>
          </table:table-cell>
          <table:table-cell office:value-type="string" calcext:value-type="string">
            <text:p>CGCGCGCGCGCGGC</text:p>
          </table:table-cell>
          <table:table-cell office:value-type="float" office:value="0.0000012829515" calcext:value-type="float">
            <text:p>0.0000012829515</text:p>
          </table:table-cell>
          <table:table-cell table:formula="of:= (LEN([.O101]) - LEN(SUBSTITUTE([.O101]; &quot;C&quot;; &quot;&quot;))) + [.$A$4] * (LEN([.O101]) - LEN(SUBSTITUTE([.O101]; &quot;G&quot;; &quot;&quot;)))" office:value-type="float" office:value="42" calcext:value-type="float">
            <text:p>42</text:p>
          </table:table-cell>
          <table:table-cell table:formula="of:=SUM([.Q$2:.Q101])" office:value-type="float" office:value="3738" calcext:value-type="float">
            <text:p>3738</text:p>
          </table:table-cell>
          <table:table-cell/>
          <table:table-cell table:formula="of:=[.D101]" office:value-type="float" office:value="0.0015279552" calcext:value-type="float">
            <text:p>0.0015279552</text:p>
          </table:table-cell>
          <table:table-cell table:formula="of:=[.F101]" office:value-type="float" office:value="4000" calcext:value-type="float">
            <text:p>4000</text:p>
          </table:table-cell>
          <table:table-cell table:formula="of:=[.H101]" office:value-type="float" office:value="0.012385553" calcext:value-type="float">
            <text:p>0.012385553</text:p>
          </table:table-cell>
          <table:table-cell table:formula="of:=[.J101]" office:value-type="float" office:value="158" calcext:value-type="float">
            <text:p>158</text:p>
          </table:table-cell>
          <table:table-cell table:formula="of:=[.L101]" office:value-type="float" office:value="0.0000012736451" calcext:value-type="float">
            <text:p>0.0000012736451</text:p>
          </table:table-cell>
          <table:table-cell table:formula="of:=[.N101]" office:value-type="float" office:value="3768" calcext:value-type="float">
            <text:p>3768</text:p>
          </table:table-cell>
          <table:table-cell table:formula="of:=[.P101]" office:value-type="float" office:value="0.0000012829515" calcext:value-type="float">
            <text:p>0.0000012829515</text:p>
          </table:table-cell>
          <table:table-cell table:formula="of:=[.R101]" office:value-type="float" office:value="3738" calcext:value-type="float">
            <text:p>3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2]) - LEN(SUBSTITUTE([.C102]; &quot;C&quot;; &quot;&quot;))) + [.$A$4] * (LEN([.C102]) - LEN(SUBSTITUTE([.C102]; &quot;G&quot;; &quot;&quot;)))" office:value-type="float" office:value="40" calcext:value-type="float">
            <text:p>40</text:p>
          </table:table-cell>
          <table:table-cell table:formula="of:=SUM([.E$2:.E102])" office:value-type="float" office:value="4040" calcext:value-type="float">
            <text:p>40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2]) - LEN(SUBSTITUTE([.G102]; &quot;C&quot;; &quot;&quot;))) + [.$A$4] * (LEN([.G102]) - LEN(SUBSTITUTE([.G102]; &quot;G&quot;; &quot;&quot;)))" office:value-type="float" office:value="1" calcext:value-type="float">
            <text:p>1</text:p>
          </table:table-cell>
          <table:table-cell table:formula="of:=SUM([.I$2:.I102])" office:value-type="float" office:value="159" calcext:value-type="float">
            <text:p>159</text:p>
          </table:table-cell>
          <table:table-cell office:value-type="string" calcext:value-type="string">
            <text:p>CGCGCGCGCGCGCG</text:p>
          </table:table-cell>
          <table:table-cell office:value-type="float" office:value="0.0000012410746" calcext:value-type="float">
            <text:p>0.0000012410746</text:p>
          </table:table-cell>
          <table:table-cell table:formula="of:= (LEN([.K102]) - LEN(SUBSTITUTE([.K102]; &quot;C&quot;; &quot;&quot;))) + [.$A$4] * (LEN([.K102]) - LEN(SUBSTITUTE([.K102]; &quot;G&quot;; &quot;&quot;)))" office:value-type="float" office:value="42" calcext:value-type="float">
            <text:p>42</text:p>
          </table:table-cell>
          <table:table-cell table:formula="of:=SUM([.M$2:.M102])" office:value-type="float" office:value="3810" calcext:value-type="float">
            <text:p>3810</text:p>
          </table:table-cell>
          <table:table-cell office:value-type="string" calcext:value-type="string">
            <text:p>CGCGCGCGCGGC</text:p>
          </table:table-cell>
          <table:table-cell office:value-type="float" office:value="0.0000012736451" calcext:value-type="float">
            <text:p>0.0000012736451</text:p>
          </table:table-cell>
          <table:table-cell table:formula="of:= (LEN([.O102]) - LEN(SUBSTITUTE([.O102]; &quot;C&quot;; &quot;&quot;))) + [.$A$4] * (LEN([.O102]) - LEN(SUBSTITUTE([.O102]; &quot;G&quot;; &quot;&quot;)))" office:value-type="float" office:value="36" calcext:value-type="float">
            <text:p>36</text:p>
          </table:table-cell>
          <table:table-cell table:formula="of:=SUM([.Q$2:.Q102])" office:value-type="float" office:value="3774" calcext:value-type="float">
            <text:p>3774</text:p>
          </table:table-cell>
          <table:table-cell/>
          <table:table-cell table:formula="of:=[.D102]" office:value-type="float" office:value="0.0015279552" calcext:value-type="float">
            <text:p>0.0015279552</text:p>
          </table:table-cell>
          <table:table-cell table:formula="of:=[.F102]" office:value-type="float" office:value="4040" calcext:value-type="float">
            <text:p>4040</text:p>
          </table:table-cell>
          <table:table-cell table:formula="of:=[.H102]" office:value-type="float" office:value="0.012385553" calcext:value-type="float">
            <text:p>0.012385553</text:p>
          </table:table-cell>
          <table:table-cell table:formula="of:=[.J102]" office:value-type="float" office:value="159" calcext:value-type="float">
            <text:p>159</text:p>
          </table:table-cell>
          <table:table-cell table:formula="of:=[.L102]" office:value-type="float" office:value="0.0000012410746" calcext:value-type="float">
            <text:p>0.0000012410746</text:p>
          </table:table-cell>
          <table:table-cell table:formula="of:=[.N102]" office:value-type="float" office:value="3810" calcext:value-type="float">
            <text:p>3810</text:p>
          </table:table-cell>
          <table:table-cell table:formula="of:=[.P102]" office:value-type="float" office:value="0.0000012736451" calcext:value-type="float">
            <text:p>0.0000012736451</text:p>
          </table:table-cell>
          <table:table-cell table:formula="of:=[.R102]" office:value-type="float" office:value="3774" calcext:value-type="float">
            <text:p>3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2" calcext:value-type="float">
            <text:p>0.0015279552</text:p>
          </table:table-cell>
          <table:table-cell table:formula="of:= (LEN([.C103]) - LEN(SUBSTITUTE([.C103]; &quot;C&quot;; &quot;&quot;))) + [.$A$4] * (LEN([.C103]) - LEN(SUBSTITUTE([.C103]; &quot;G&quot;; &quot;&quot;)))" office:value-type="float" office:value="40" calcext:value-type="float">
            <text:p>40</text:p>
          </table:table-cell>
          <table:table-cell table:formula="of:=SUM([.E$2:.E103])" office:value-type="float" office:value="4080" calcext:value-type="float">
            <text:p>40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3]) - LEN(SUBSTITUTE([.G103]; &quot;C&quot;; &quot;&quot;))) + [.$A$4] * (LEN([.G103]) - LEN(SUBSTITUTE([.G103]; &quot;G&quot;; &quot;&quot;)))" office:value-type="float" office:value="1" calcext:value-type="float">
            <text:p>1</text:p>
          </table:table-cell>
          <table:table-cell table:formula="of:=SUM([.I$2:.I103])" office:value-type="float" office:value="160" calcext:value-type="float">
            <text:p>160</text:p>
          </table:table-cell>
          <table:table-cell office:value-type="string" calcext:value-type="string">
            <text:p>CGCGCGCGCGCG</text:p>
          </table:table-cell>
          <table:table-cell office:value-type="float" office:value="0.0000012327655" calcext:value-type="float">
            <text:p>0.0000012327655</text:p>
          </table:table-cell>
          <table:table-cell table:formula="of:= (LEN([.K103]) - LEN(SUBSTITUTE([.K103]; &quot;C&quot;; &quot;&quot;))) + [.$A$4] * (LEN([.K103]) - LEN(SUBSTITUTE([.K103]; &quot;G&quot;; &quot;&quot;)))" office:value-type="float" office:value="36" calcext:value-type="float">
            <text:p>36</text:p>
          </table:table-cell>
          <table:table-cell table:formula="of:=SUM([.M$2:.M103])" office:value-type="float" office:value="3846" calcext:value-type="float">
            <text:p>3846</text:p>
          </table:table-cell>
          <table:table-cell office:value-type="string" calcext:value-type="string">
            <text:p>CGCGCGCGCGCGGC</text:p>
          </table:table-cell>
          <table:table-cell office:value-type="float" office:value="0.0000012410746" calcext:value-type="float">
            <text:p>0.0000012410746</text:p>
          </table:table-cell>
          <table:table-cell table:formula="of:= (LEN([.O103]) - LEN(SUBSTITUTE([.O103]; &quot;C&quot;; &quot;&quot;))) + [.$A$4] * (LEN([.O103]) - LEN(SUBSTITUTE([.O103]; &quot;G&quot;; &quot;&quot;)))" office:value-type="float" office:value="42" calcext:value-type="float">
            <text:p>42</text:p>
          </table:table-cell>
          <table:table-cell table:formula="of:=SUM([.Q$2:.Q103])" office:value-type="float" office:value="3816" calcext:value-type="float">
            <text:p>3816</text:p>
          </table:table-cell>
          <table:table-cell/>
          <table:table-cell table:formula="of:=[.D103]" office:value-type="float" office:value="0.0015279552" calcext:value-type="float">
            <text:p>0.0015279552</text:p>
          </table:table-cell>
          <table:table-cell table:formula="of:=[.F103]" office:value-type="float" office:value="4080" calcext:value-type="float">
            <text:p>4080</text:p>
          </table:table-cell>
          <table:table-cell table:formula="of:=[.H103]" office:value-type="float" office:value="0.012385553" calcext:value-type="float">
            <text:p>0.012385553</text:p>
          </table:table-cell>
          <table:table-cell table:formula="of:=[.J103]" office:value-type="float" office:value="160" calcext:value-type="float">
            <text:p>160</text:p>
          </table:table-cell>
          <table:table-cell table:formula="of:=[.L103]" office:value-type="float" office:value="0.0000012327655" calcext:value-type="float">
            <text:p>0.0000012327655</text:p>
          </table:table-cell>
          <table:table-cell table:formula="of:=[.N103]" office:value-type="float" office:value="3846" calcext:value-type="float">
            <text:p>3846</text:p>
          </table:table-cell>
          <table:table-cell table:formula="of:=[.P103]" office:value-type="float" office:value="0.0000012410746" calcext:value-type="float">
            <text:p>0.0000012410746</text:p>
          </table:table-cell>
          <table:table-cell table:formula="of:=[.R103]" office:value-type="float" office:value="3816" calcext:value-type="float">
            <text:p>3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5" calcext:value-type="float">
            <text:p>0.001527955</text:p>
          </table:table-cell>
          <table:table-cell table:formula="of:= (LEN([.C104]) - LEN(SUBSTITUTE([.C104]; &quot;C&quot;; &quot;&quot;))) + [.$A$4] * (LEN([.C104]) - LEN(SUBSTITUTE([.C104]; &quot;G&quot;; &quot;&quot;)))" office:value-type="float" office:value="40" calcext:value-type="float">
            <text:p>40</text:p>
          </table:table-cell>
          <table:table-cell table:formula="of:=SUM([.E$2:.E104])" office:value-type="float" office:value="4120" calcext:value-type="float">
            <text:p>41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4]) - LEN(SUBSTITUTE([.G104]; &quot;C&quot;; &quot;&quot;))) + [.$A$4] * (LEN([.G104]) - LEN(SUBSTITUTE([.G104]; &quot;G&quot;; &quot;&quot;)))" office:value-type="float" office:value="1" calcext:value-type="float">
            <text:p>1</text:p>
          </table:table-cell>
          <table:table-cell table:formula="of:=SUM([.I$2:.I104])" office:value-type="float" office:value="161" calcext:value-type="float">
            <text:p>161</text:p>
          </table:table-cell>
          <table:table-cell office:value-type="string" calcext:value-type="string">
            <text:p>CGCGCGCGCGCGCGCG</text:p>
          </table:table-cell>
          <table:table-cell office:value-type="float" office:value="0.0000011337968" calcext:value-type="float">
            <text:p>0.0000011337968</text:p>
          </table:table-cell>
          <table:table-cell table:formula="of:= (LEN([.K104]) - LEN(SUBSTITUTE([.K104]; &quot;C&quot;; &quot;&quot;))) + [.$A$4] * (LEN([.K104]) - LEN(SUBSTITUTE([.K104]; &quot;G&quot;; &quot;&quot;)))" office:value-type="float" office:value="48" calcext:value-type="float">
            <text:p>48</text:p>
          </table:table-cell>
          <table:table-cell table:formula="of:=SUM([.M$2:.M104])" office:value-type="float" office:value="3894" calcext:value-type="float">
            <text:p>3894</text:p>
          </table:table-cell>
          <table:table-cell office:value-type="string" calcext:value-type="string">
            <text:p>CGCGCGCGCGGC</text:p>
          </table:table-cell>
          <table:table-cell office:value-type="float" office:value="0.0000012327655" calcext:value-type="float">
            <text:p>0.0000012327655</text:p>
          </table:table-cell>
          <table:table-cell table:formula="of:= (LEN([.O104]) - LEN(SUBSTITUTE([.O104]; &quot;C&quot;; &quot;&quot;))) + [.$A$4] * (LEN([.O104]) - LEN(SUBSTITUTE([.O104]; &quot;G&quot;; &quot;&quot;)))" office:value-type="float" office:value="36" calcext:value-type="float">
            <text:p>36</text:p>
          </table:table-cell>
          <table:table-cell table:formula="of:=SUM([.Q$2:.Q104])" office:value-type="float" office:value="3852" calcext:value-type="float">
            <text:p>3852</text:p>
          </table:table-cell>
          <table:table-cell/>
          <table:table-cell table:formula="of:=[.D104]" office:value-type="float" office:value="0.001527955" calcext:value-type="float">
            <text:p>0.001527955</text:p>
          </table:table-cell>
          <table:table-cell table:formula="of:=[.F104]" office:value-type="float" office:value="4120" calcext:value-type="float">
            <text:p>4120</text:p>
          </table:table-cell>
          <table:table-cell table:formula="of:=[.H104]" office:value-type="float" office:value="0.012385553" calcext:value-type="float">
            <text:p>0.012385553</text:p>
          </table:table-cell>
          <table:table-cell table:formula="of:=[.J104]" office:value-type="float" office:value="161" calcext:value-type="float">
            <text:p>161</text:p>
          </table:table-cell>
          <table:table-cell table:formula="of:=[.L104]" office:value-type="float" office:value="0.0000011337968" calcext:value-type="float">
            <text:p>0.0000011337968</text:p>
          </table:table-cell>
          <table:table-cell table:formula="of:=[.N104]" office:value-type="float" office:value="3894" calcext:value-type="float">
            <text:p>3894</text:p>
          </table:table-cell>
          <table:table-cell table:formula="of:=[.P104]" office:value-type="float" office:value="0.0000012327655" calcext:value-type="float">
            <text:p>0.0000012327655</text:p>
          </table:table-cell>
          <table:table-cell table:formula="of:=[.R104]" office:value-type="float" office:value="3852" calcext:value-type="float">
            <text:p>3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5]) - LEN(SUBSTITUTE([.C105]; &quot;C&quot;; &quot;&quot;))) + [.$A$4] * (LEN([.C105]) - LEN(SUBSTITUTE([.C105]; &quot;G&quot;; &quot;&quot;)))" office:value-type="float" office:value="40" calcext:value-type="float">
            <text:p>40</text:p>
          </table:table-cell>
          <table:table-cell table:formula="of:=SUM([.E$2:.E105])" office:value-type="float" office:value="4160" calcext:value-type="float">
            <text:p>41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5]) - LEN(SUBSTITUTE([.G105]; &quot;C&quot;; &quot;&quot;))) + [.$A$4] * (LEN([.G105]) - LEN(SUBSTITUTE([.G105]; &quot;G&quot;; &quot;&quot;)))" office:value-type="float" office:value="1" calcext:value-type="float">
            <text:p>1</text:p>
          </table:table-cell>
          <table:table-cell table:formula="of:=SUM([.I$2:.I105])" office:value-type="float" office:value="162" calcext:value-type="float">
            <text:p>162</text:p>
          </table:table-cell>
          <table:table-cell office:value-type="string" calcext:value-type="string">
            <text:p>CGCGCGCGCG</text:p>
          </table:table-cell>
          <table:table-cell office:value-type="float" office:value="0.0000011261668" calcext:value-type="float">
            <text:p>0.0000011261668</text:p>
          </table:table-cell>
          <table:table-cell table:formula="of:= (LEN([.K105]) - LEN(SUBSTITUTE([.K105]; &quot;C&quot;; &quot;&quot;))) + [.$A$4] * (LEN([.K105]) - LEN(SUBSTITUTE([.K105]; &quot;G&quot;; &quot;&quot;)))" office:value-type="float" office:value="30" calcext:value-type="float">
            <text:p>30</text:p>
          </table:table-cell>
          <table:table-cell table:formula="of:=SUM([.M$2:.M105])" office:value-type="float" office:value="3924" calcext:value-type="float">
            <text:p>3924</text:p>
          </table:table-cell>
          <table:table-cell office:value-type="string" calcext:value-type="string">
            <text:p>CGCGCGCGCGCGCGGC</text:p>
          </table:table-cell>
          <table:table-cell office:value-type="float" office:value="0.0000011337968" calcext:value-type="float">
            <text:p>0.0000011337968</text:p>
          </table:table-cell>
          <table:table-cell table:formula="of:= (LEN([.O105]) - LEN(SUBSTITUTE([.O105]; &quot;C&quot;; &quot;&quot;))) + [.$A$4] * (LEN([.O105]) - LEN(SUBSTITUTE([.O105]; &quot;G&quot;; &quot;&quot;)))" office:value-type="float" office:value="48" calcext:value-type="float">
            <text:p>48</text:p>
          </table:table-cell>
          <table:table-cell table:formula="of:=SUM([.Q$2:.Q105])" office:value-type="float" office:value="3900" calcext:value-type="float">
            <text:p>3900</text:p>
          </table:table-cell>
          <table:table-cell/>
          <table:table-cell table:formula="of:=[.D105]" office:value-type="float" office:value="0.0015279547" calcext:value-type="float">
            <text:p>0.0015279547</text:p>
          </table:table-cell>
          <table:table-cell table:formula="of:=[.F105]" office:value-type="float" office:value="4160" calcext:value-type="float">
            <text:p>4160</text:p>
          </table:table-cell>
          <table:table-cell table:formula="of:=[.H105]" office:value-type="float" office:value="0.012385553" calcext:value-type="float">
            <text:p>0.012385553</text:p>
          </table:table-cell>
          <table:table-cell table:formula="of:=[.J105]" office:value-type="float" office:value="162" calcext:value-type="float">
            <text:p>162</text:p>
          </table:table-cell>
          <table:table-cell table:formula="of:=[.L105]" office:value-type="float" office:value="0.0000011261668" calcext:value-type="float">
            <text:p>0.0000011261668</text:p>
          </table:table-cell>
          <table:table-cell table:formula="of:=[.N105]" office:value-type="float" office:value="3924" calcext:value-type="float">
            <text:p>3924</text:p>
          </table:table-cell>
          <table:table-cell table:formula="of:=[.P105]" office:value-type="float" office:value="0.0000011337968" calcext:value-type="float">
            <text:p>0.0000011337968</text:p>
          </table:table-cell>
          <table:table-cell table:formula="of:=[.R105]" office:value-type="float" office:value="3900" calcext:value-type="float">
            <text:p>3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6]) - LEN(SUBSTITUTE([.C106]; &quot;C&quot;; &quot;&quot;))) + [.$A$4] * (LEN([.C106]) - LEN(SUBSTITUTE([.C106]; &quot;G&quot;; &quot;&quot;)))" office:value-type="float" office:value="40" calcext:value-type="float">
            <text:p>40</text:p>
          </table:table-cell>
          <table:table-cell table:formula="of:=SUM([.E$2:.E106])" office:value-type="float" office:value="4200" calcext:value-type="float">
            <text:p>42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6]) - LEN(SUBSTITUTE([.G106]; &quot;C&quot;; &quot;&quot;))) + [.$A$4] * (LEN([.G106]) - LEN(SUBSTITUTE([.G106]; &quot;G&quot;; &quot;&quot;)))" office:value-type="float" office:value="1" calcext:value-type="float">
            <text:p>1</text:p>
          </table:table-cell>
          <table:table-cell table:formula="of:=SUM([.I$2:.I106])" office:value-type="float" office:value="163" calcext:value-type="float">
            <text:p>163</text:p>
          </table:table-cell>
          <table:table-cell office:value-type="string" calcext:value-type="string">
            <text:p>CGCGCGCGCG</text:p>
          </table:table-cell>
          <table:table-cell office:value-type="float" office:value="0.0000011218397" calcext:value-type="float">
            <text:p>0.0000011218397</text:p>
          </table:table-cell>
          <table:table-cell table:formula="of:= (LEN([.K106]) - LEN(SUBSTITUTE([.K106]; &quot;C&quot;; &quot;&quot;))) + [.$A$4] * (LEN([.K106]) - LEN(SUBSTITUTE([.K106]; &quot;G&quot;; &quot;&quot;)))" office:value-type="float" office:value="30" calcext:value-type="float">
            <text:p>30</text:p>
          </table:table-cell>
          <table:table-cell table:formula="of:=SUM([.M$2:.M106])" office:value-type="float" office:value="3954" calcext:value-type="float">
            <text:p>3954</text:p>
          </table:table-cell>
          <table:table-cell office:value-type="string" calcext:value-type="string">
            <text:p>CGCGCGCGGC</text:p>
          </table:table-cell>
          <table:table-cell office:value-type="float" office:value="0.0000011261668" calcext:value-type="float">
            <text:p>0.0000011261668</text:p>
          </table:table-cell>
          <table:table-cell table:formula="of:= (LEN([.O106]) - LEN(SUBSTITUTE([.O106]; &quot;C&quot;; &quot;&quot;))) + [.$A$4] * (LEN([.O106]) - LEN(SUBSTITUTE([.O106]; &quot;G&quot;; &quot;&quot;)))" office:value-type="float" office:value="30" calcext:value-type="float">
            <text:p>30</text:p>
          </table:table-cell>
          <table:table-cell table:formula="of:=SUM([.Q$2:.Q106])" office:value-type="float" office:value="3930" calcext:value-type="float">
            <text:p>3930</text:p>
          </table:table-cell>
          <table:table-cell/>
          <table:table-cell table:formula="of:=[.D106]" office:value-type="float" office:value="0.0015279547" calcext:value-type="float">
            <text:p>0.0015279547</text:p>
          </table:table-cell>
          <table:table-cell table:formula="of:=[.F106]" office:value-type="float" office:value="4200" calcext:value-type="float">
            <text:p>4200</text:p>
          </table:table-cell>
          <table:table-cell table:formula="of:=[.H106]" office:value-type="float" office:value="0.012385553" calcext:value-type="float">
            <text:p>0.012385553</text:p>
          </table:table-cell>
          <table:table-cell table:formula="of:=[.J106]" office:value-type="float" office:value="163" calcext:value-type="float">
            <text:p>163</text:p>
          </table:table-cell>
          <table:table-cell table:formula="of:=[.L106]" office:value-type="float" office:value="0.0000011218397" calcext:value-type="float">
            <text:p>0.0000011218397</text:p>
          </table:table-cell>
          <table:table-cell table:formula="of:=[.N106]" office:value-type="float" office:value="3954" calcext:value-type="float">
            <text:p>3954</text:p>
          </table:table-cell>
          <table:table-cell table:formula="of:=[.P106]" office:value-type="float" office:value="0.0000011261668" calcext:value-type="float">
            <text:p>0.0000011261668</text:p>
          </table:table-cell>
          <table:table-cell table:formula="of:=[.R106]" office:value-type="float" office:value="3930" calcext:value-type="float">
            <text:p>3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7]) - LEN(SUBSTITUTE([.C107]; &quot;C&quot;; &quot;&quot;))) + [.$A$4] * (LEN([.C107]) - LEN(SUBSTITUTE([.C107]; &quot;G&quot;; &quot;&quot;)))" office:value-type="float" office:value="40" calcext:value-type="float">
            <text:p>40</text:p>
          </table:table-cell>
          <table:table-cell table:formula="of:=SUM([.E$2:.E107])" office:value-type="float" office:value="4240" calcext:value-type="float">
            <text:p>42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7]) - LEN(SUBSTITUTE([.G107]; &quot;C&quot;; &quot;&quot;))) + [.$A$4] * (LEN([.G107]) - LEN(SUBSTITUTE([.G107]; &quot;G&quot;; &quot;&quot;)))" office:value-type="float" office:value="1" calcext:value-type="float">
            <text:p>1</text:p>
          </table:table-cell>
          <table:table-cell table:formula="of:=SUM([.I$2:.I107])" office:value-type="float" office:value="164" calcext:value-type="float">
            <text:p>164</text:p>
          </table:table-cell>
          <table:table-cell office:value-type="string" calcext:value-type="string">
            <text:p>CGCGCGCGCG</text:p>
          </table:table-cell>
          <table:table-cell office:value-type="float" office:value="0.0000011191017" calcext:value-type="float">
            <text:p>0.0000011191017</text:p>
          </table:table-cell>
          <table:table-cell table:formula="of:= (LEN([.K107]) - LEN(SUBSTITUTE([.K107]; &quot;C&quot;; &quot;&quot;))) + [.$A$4] * (LEN([.K107]) - LEN(SUBSTITUTE([.K107]; &quot;G&quot;; &quot;&quot;)))" office:value-type="float" office:value="30" calcext:value-type="float">
            <text:p>30</text:p>
          </table:table-cell>
          <table:table-cell table:formula="of:=SUM([.M$2:.M107])" office:value-type="float" office:value="3984" calcext:value-type="float">
            <text:p>3984</text:p>
          </table:table-cell>
          <table:table-cell office:value-type="string" calcext:value-type="string">
            <text:p>CGCGCGCGGC</text:p>
          </table:table-cell>
          <table:table-cell office:value-type="float" office:value="0.0000011218397" calcext:value-type="float">
            <text:p>0.0000011218397</text:p>
          </table:table-cell>
          <table:table-cell table:formula="of:= (LEN([.O107]) - LEN(SUBSTITUTE([.O107]; &quot;C&quot;; &quot;&quot;))) + [.$A$4] * (LEN([.O107]) - LEN(SUBSTITUTE([.O107]; &quot;G&quot;; &quot;&quot;)))" office:value-type="float" office:value="30" calcext:value-type="float">
            <text:p>30</text:p>
          </table:table-cell>
          <table:table-cell table:formula="of:=SUM([.Q$2:.Q107])" office:value-type="float" office:value="3960" calcext:value-type="float">
            <text:p>3960</text:p>
          </table:table-cell>
          <table:table-cell/>
          <table:table-cell table:formula="of:=[.D107]" office:value-type="float" office:value="0.0015279547" calcext:value-type="float">
            <text:p>0.0015279547</text:p>
          </table:table-cell>
          <table:table-cell table:formula="of:=[.F107]" office:value-type="float" office:value="4240" calcext:value-type="float">
            <text:p>4240</text:p>
          </table:table-cell>
          <table:table-cell table:formula="of:=[.H107]" office:value-type="float" office:value="0.012385553" calcext:value-type="float">
            <text:p>0.012385553</text:p>
          </table:table-cell>
          <table:table-cell table:formula="of:=[.J107]" office:value-type="float" office:value="164" calcext:value-type="float">
            <text:p>164</text:p>
          </table:table-cell>
          <table:table-cell table:formula="of:=[.L107]" office:value-type="float" office:value="0.0000011191017" calcext:value-type="float">
            <text:p>0.0000011191017</text:p>
          </table:table-cell>
          <table:table-cell table:formula="of:=[.N107]" office:value-type="float" office:value="3984" calcext:value-type="float">
            <text:p>3984</text:p>
          </table:table-cell>
          <table:table-cell table:formula="of:=[.P107]" office:value-type="float" office:value="0.0000011218397" calcext:value-type="float">
            <text:p>0.0000011218397</text:p>
          </table:table-cell>
          <table:table-cell table:formula="of:=[.R107]" office:value-type="float" office:value="3960" calcext:value-type="float">
            <text:p>3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8]) - LEN(SUBSTITUTE([.C108]; &quot;C&quot;; &quot;&quot;))) + [.$A$4] * (LEN([.C108]) - LEN(SUBSTITUTE([.C108]; &quot;G&quot;; &quot;&quot;)))" office:value-type="float" office:value="40" calcext:value-type="float">
            <text:p>40</text:p>
          </table:table-cell>
          <table:table-cell table:formula="of:=SUM([.E$2:.E108])" office:value-type="float" office:value="4280" calcext:value-type="float">
            <text:p>42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8]) - LEN(SUBSTITUTE([.G108]; &quot;C&quot;; &quot;&quot;))) + [.$A$4] * (LEN([.G108]) - LEN(SUBSTITUTE([.G108]; &quot;G&quot;; &quot;&quot;)))" office:value-type="float" office:value="1" calcext:value-type="float">
            <text:p>1</text:p>
          </table:table-cell>
          <table:table-cell table:formula="of:=SUM([.I$2:.I108])" office:value-type="float" office:value="165" calcext:value-type="float">
            <text:p>165</text:p>
          </table:table-cell>
          <table:table-cell office:value-type="string" calcext:value-type="string">
            <text:p>CGCGCGCGCG</text:p>
          </table:table-cell>
          <table:table-cell office:value-type="float" office:value="0.0000011171251" calcext:value-type="float">
            <text:p>0.0000011171251</text:p>
          </table:table-cell>
          <table:table-cell table:formula="of:= (LEN([.K108]) - LEN(SUBSTITUTE([.K108]; &quot;C&quot;; &quot;&quot;))) + [.$A$4] * (LEN([.K108]) - LEN(SUBSTITUTE([.K108]; &quot;G&quot;; &quot;&quot;)))" office:value-type="float" office:value="30" calcext:value-type="float">
            <text:p>30</text:p>
          </table:table-cell>
          <table:table-cell table:formula="of:=SUM([.M$2:.M108])" office:value-type="float" office:value="4014" calcext:value-type="float">
            <text:p>4014</text:p>
          </table:table-cell>
          <table:table-cell office:value-type="string" calcext:value-type="string">
            <text:p>CGCGCGCGGC</text:p>
          </table:table-cell>
          <table:table-cell office:value-type="float" office:value="0.0000011191017" calcext:value-type="float">
            <text:p>0.0000011191017</text:p>
          </table:table-cell>
          <table:table-cell table:formula="of:= (LEN([.O108]) - LEN(SUBSTITUTE([.O108]; &quot;C&quot;; &quot;&quot;))) + [.$A$4] * (LEN([.O108]) - LEN(SUBSTITUTE([.O108]; &quot;G&quot;; &quot;&quot;)))" office:value-type="float" office:value="30" calcext:value-type="float">
            <text:p>30</text:p>
          </table:table-cell>
          <table:table-cell table:formula="of:=SUM([.Q$2:.Q108])" office:value-type="float" office:value="3990" calcext:value-type="float">
            <text:p>3990</text:p>
          </table:table-cell>
          <table:table-cell/>
          <table:table-cell table:formula="of:=[.D108]" office:value-type="float" office:value="0.0015279547" calcext:value-type="float">
            <text:p>0.0015279547</text:p>
          </table:table-cell>
          <table:table-cell table:formula="of:=[.F108]" office:value-type="float" office:value="4280" calcext:value-type="float">
            <text:p>4280</text:p>
          </table:table-cell>
          <table:table-cell table:formula="of:=[.H108]" office:value-type="float" office:value="0.012385553" calcext:value-type="float">
            <text:p>0.012385553</text:p>
          </table:table-cell>
          <table:table-cell table:formula="of:=[.J108]" office:value-type="float" office:value="165" calcext:value-type="float">
            <text:p>165</text:p>
          </table:table-cell>
          <table:table-cell table:formula="of:=[.L108]" office:value-type="float" office:value="0.0000011171251" calcext:value-type="float">
            <text:p>0.0000011171251</text:p>
          </table:table-cell>
          <table:table-cell table:formula="of:=[.N108]" office:value-type="float" office:value="4014" calcext:value-type="float">
            <text:p>4014</text:p>
          </table:table-cell>
          <table:table-cell table:formula="of:=[.P108]" office:value-type="float" office:value="0.0000011191017" calcext:value-type="float">
            <text:p>0.0000011191017</text:p>
          </table:table-cell>
          <table:table-cell table:formula="of:=[.R108]" office:value-type="float" office:value="3990" calcext:value-type="float">
            <text:p>3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09]) - LEN(SUBSTITUTE([.C109]; &quot;C&quot;; &quot;&quot;))) + [.$A$4] * (LEN([.C109]) - LEN(SUBSTITUTE([.C109]; &quot;G&quot;; &quot;&quot;)))" office:value-type="float" office:value="40" calcext:value-type="float">
            <text:p>40</text:p>
          </table:table-cell>
          <table:table-cell table:formula="of:=SUM([.E$2:.E109])" office:value-type="float" office:value="4320" calcext:value-type="float">
            <text:p>43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09]) - LEN(SUBSTITUTE([.G109]; &quot;C&quot;; &quot;&quot;))) + [.$A$4] * (LEN([.G109]) - LEN(SUBSTITUTE([.G109]; &quot;G&quot;; &quot;&quot;)))" office:value-type="float" office:value="1" calcext:value-type="float">
            <text:p>1</text:p>
          </table:table-cell>
          <table:table-cell table:formula="of:=SUM([.I$2:.I109])" office:value-type="float" office:value="166" calcext:value-type="float">
            <text:p>166</text:p>
          </table:table-cell>
          <table:table-cell office:value-type="string" calcext:value-type="string">
            <text:p>CGCGCGCGCGCG</text:p>
          </table:table-cell>
          <table:table-cell office:value-type="float" office:value="0.0000011114435" calcext:value-type="float">
            <text:p>0.0000011114435</text:p>
          </table:table-cell>
          <table:table-cell table:formula="of:= (LEN([.K109]) - LEN(SUBSTITUTE([.K109]; &quot;C&quot;; &quot;&quot;))) + [.$A$4] * (LEN([.K109]) - LEN(SUBSTITUTE([.K109]; &quot;G&quot;; &quot;&quot;)))" office:value-type="float" office:value="36" calcext:value-type="float">
            <text:p>36</text:p>
          </table:table-cell>
          <table:table-cell table:formula="of:=SUM([.M$2:.M109])" office:value-type="float" office:value="4050" calcext:value-type="float">
            <text:p>4050</text:p>
          </table:table-cell>
          <table:table-cell office:value-type="string" calcext:value-type="string">
            <text:p>CGCGCGCGGC</text:p>
          </table:table-cell>
          <table:table-cell office:value-type="float" office:value="0.0000011171251" calcext:value-type="float">
            <text:p>0.0000011171251</text:p>
          </table:table-cell>
          <table:table-cell table:formula="of:= (LEN([.O109]) - LEN(SUBSTITUTE([.O109]; &quot;C&quot;; &quot;&quot;))) + [.$A$4] * (LEN([.O109]) - LEN(SUBSTITUTE([.O109]; &quot;G&quot;; &quot;&quot;)))" office:value-type="float" office:value="30" calcext:value-type="float">
            <text:p>30</text:p>
          </table:table-cell>
          <table:table-cell table:formula="of:=SUM([.Q$2:.Q109])" office:value-type="float" office:value="4020" calcext:value-type="float">
            <text:p>4020</text:p>
          </table:table-cell>
          <table:table-cell/>
          <table:table-cell table:formula="of:=[.D109]" office:value-type="float" office:value="0.0015279547" calcext:value-type="float">
            <text:p>0.0015279547</text:p>
          </table:table-cell>
          <table:table-cell table:formula="of:=[.F109]" office:value-type="float" office:value="4320" calcext:value-type="float">
            <text:p>4320</text:p>
          </table:table-cell>
          <table:table-cell table:formula="of:=[.H109]" office:value-type="float" office:value="0.012385553" calcext:value-type="float">
            <text:p>0.012385553</text:p>
          </table:table-cell>
          <table:table-cell table:formula="of:=[.J109]" office:value-type="float" office:value="166" calcext:value-type="float">
            <text:p>166</text:p>
          </table:table-cell>
          <table:table-cell table:formula="of:=[.L109]" office:value-type="float" office:value="0.0000011114435" calcext:value-type="float">
            <text:p>0.0000011114435</text:p>
          </table:table-cell>
          <table:table-cell table:formula="of:=[.N109]" office:value-type="float" office:value="4050" calcext:value-type="float">
            <text:p>4050</text:p>
          </table:table-cell>
          <table:table-cell table:formula="of:=[.P109]" office:value-type="float" office:value="0.0000011171251" calcext:value-type="float">
            <text:p>0.0000011171251</text:p>
          </table:table-cell>
          <table:table-cell table:formula="of:=[.R109]" office:value-type="float" office:value="4020" calcext:value-type="float">
            <text:p>4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0]) - LEN(SUBSTITUTE([.C110]; &quot;C&quot;; &quot;&quot;))) + [.$A$4] * (LEN([.C110]) - LEN(SUBSTITUTE([.C110]; &quot;G&quot;; &quot;&quot;)))" office:value-type="float" office:value="40" calcext:value-type="float">
            <text:p>40</text:p>
          </table:table-cell>
          <table:table-cell table:formula="of:=SUM([.E$2:.E110])" office:value-type="float" office:value="4360" calcext:value-type="float">
            <text:p>43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0]) - LEN(SUBSTITUTE([.G110]; &quot;C&quot;; &quot;&quot;))) + [.$A$4] * (LEN([.G110]) - LEN(SUBSTITUTE([.G110]; &quot;G&quot;; &quot;&quot;)))" office:value-type="float" office:value="1" calcext:value-type="float">
            <text:p>1</text:p>
          </table:table-cell>
          <table:table-cell table:formula="of:=SUM([.I$2:.I110])" office:value-type="float" office:value="167" calcext:value-type="float">
            <text:p>167</text:p>
          </table:table-cell>
          <table:table-cell office:value-type="string" calcext:value-type="string">
            <text:p>CGCGCGCGCGCGCG</text:p>
          </table:table-cell>
          <table:table-cell office:value-type="float" office:value="0.0000010923824" calcext:value-type="float">
            <text:p>0.0000010923824</text:p>
          </table:table-cell>
          <table:table-cell table:formula="of:= (LEN([.K110]) - LEN(SUBSTITUTE([.K110]; &quot;C&quot;; &quot;&quot;))) + [.$A$4] * (LEN([.K110]) - LEN(SUBSTITUTE([.K110]; &quot;G&quot;; &quot;&quot;)))" office:value-type="float" office:value="42" calcext:value-type="float">
            <text:p>42</text:p>
          </table:table-cell>
          <table:table-cell table:formula="of:=SUM([.M$2:.M110])" office:value-type="float" office:value="4092" calcext:value-type="float">
            <text:p>4092</text:p>
          </table:table-cell>
          <table:table-cell office:value-type="string" calcext:value-type="string">
            <text:p>CGCGCGCGCGGC</text:p>
          </table:table-cell>
          <table:table-cell office:value-type="float" office:value="0.0000011114435" calcext:value-type="float">
            <text:p>0.0000011114435</text:p>
          </table:table-cell>
          <table:table-cell table:formula="of:= (LEN([.O110]) - LEN(SUBSTITUTE([.O110]; &quot;C&quot;; &quot;&quot;))) + [.$A$4] * (LEN([.O110]) - LEN(SUBSTITUTE([.O110]; &quot;G&quot;; &quot;&quot;)))" office:value-type="float" office:value="36" calcext:value-type="float">
            <text:p>36</text:p>
          </table:table-cell>
          <table:table-cell table:formula="of:=SUM([.Q$2:.Q110])" office:value-type="float" office:value="4056" calcext:value-type="float">
            <text:p>4056</text:p>
          </table:table-cell>
          <table:table-cell/>
          <table:table-cell table:formula="of:=[.D110]" office:value-type="float" office:value="0.0015279547" calcext:value-type="float">
            <text:p>0.0015279547</text:p>
          </table:table-cell>
          <table:table-cell table:formula="of:=[.F110]" office:value-type="float" office:value="4360" calcext:value-type="float">
            <text:p>4360</text:p>
          </table:table-cell>
          <table:table-cell table:formula="of:=[.H110]" office:value-type="float" office:value="0.012385553" calcext:value-type="float">
            <text:p>0.012385553</text:p>
          </table:table-cell>
          <table:table-cell table:formula="of:=[.J110]" office:value-type="float" office:value="167" calcext:value-type="float">
            <text:p>167</text:p>
          </table:table-cell>
          <table:table-cell table:formula="of:=[.L110]" office:value-type="float" office:value="0.0000010923824" calcext:value-type="float">
            <text:p>0.0000010923824</text:p>
          </table:table-cell>
          <table:table-cell table:formula="of:=[.N110]" office:value-type="float" office:value="4092" calcext:value-type="float">
            <text:p>4092</text:p>
          </table:table-cell>
          <table:table-cell table:formula="of:=[.P110]" office:value-type="float" office:value="0.0000011114435" calcext:value-type="float">
            <text:p>0.0000011114435</text:p>
          </table:table-cell>
          <table:table-cell table:formula="of:=[.R110]" office:value-type="float" office:value="4056" calcext:value-type="float">
            <text:p>4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1]) - LEN(SUBSTITUTE([.C111]; &quot;C&quot;; &quot;&quot;))) + [.$A$4] * (LEN([.C111]) - LEN(SUBSTITUTE([.C111]; &quot;G&quot;; &quot;&quot;)))" office:value-type="float" office:value="40" calcext:value-type="float">
            <text:p>40</text:p>
          </table:table-cell>
          <table:table-cell table:formula="of:=SUM([.E$2:.E111])" office:value-type="float" office:value="4400" calcext:value-type="float">
            <text:p>44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1]) - LEN(SUBSTITUTE([.G111]; &quot;C&quot;; &quot;&quot;))) + [.$A$4] * (LEN([.G111]) - LEN(SUBSTITUTE([.G111]; &quot;G&quot;; &quot;&quot;)))" office:value-type="float" office:value="1" calcext:value-type="float">
            <text:p>1</text:p>
          </table:table-cell>
          <table:table-cell table:formula="of:=SUM([.I$2:.I111])" office:value-type="float" office:value="168" calcext:value-type="float">
            <text:p>168</text:p>
          </table:table-cell>
          <table:table-cell office:value-type="string" calcext:value-type="string">
            <text:p>CGCGCGCGCGCG</text:p>
          </table:table-cell>
          <table:table-cell office:value-type="float" office:value="0.0000010873108" calcext:value-type="float">
            <text:p>0.0000010873108</text:p>
          </table:table-cell>
          <table:table-cell table:formula="of:= (LEN([.K111]) - LEN(SUBSTITUTE([.K111]; &quot;C&quot;; &quot;&quot;))) + [.$A$4] * (LEN([.K111]) - LEN(SUBSTITUTE([.K111]; &quot;G&quot;; &quot;&quot;)))" office:value-type="float" office:value="36" calcext:value-type="float">
            <text:p>36</text:p>
          </table:table-cell>
          <table:table-cell table:formula="of:=SUM([.M$2:.M111])" office:value-type="float" office:value="4128" calcext:value-type="float">
            <text:p>4128</text:p>
          </table:table-cell>
          <table:table-cell office:value-type="string" calcext:value-type="string">
            <text:p>CGCGCGCGCGCGGC</text:p>
          </table:table-cell>
          <table:table-cell office:value-type="float" office:value="0.0000010923824" calcext:value-type="float">
            <text:p>0.0000010923824</text:p>
          </table:table-cell>
          <table:table-cell table:formula="of:= (LEN([.O111]) - LEN(SUBSTITUTE([.O111]; &quot;C&quot;; &quot;&quot;))) + [.$A$4] * (LEN([.O111]) - LEN(SUBSTITUTE([.O111]; &quot;G&quot;; &quot;&quot;)))" office:value-type="float" office:value="42" calcext:value-type="float">
            <text:p>42</text:p>
          </table:table-cell>
          <table:table-cell table:formula="of:=SUM([.Q$2:.Q111])" office:value-type="float" office:value="4098" calcext:value-type="float">
            <text:p>4098</text:p>
          </table:table-cell>
          <table:table-cell/>
          <table:table-cell table:formula="of:=[.D111]" office:value-type="float" office:value="0.0015279547" calcext:value-type="float">
            <text:p>0.0015279547</text:p>
          </table:table-cell>
          <table:table-cell table:formula="of:=[.F111]" office:value-type="float" office:value="4400" calcext:value-type="float">
            <text:p>4400</text:p>
          </table:table-cell>
          <table:table-cell table:formula="of:=[.H111]" office:value-type="float" office:value="0.012385553" calcext:value-type="float">
            <text:p>0.012385553</text:p>
          </table:table-cell>
          <table:table-cell table:formula="of:=[.J111]" office:value-type="float" office:value="168" calcext:value-type="float">
            <text:p>168</text:p>
          </table:table-cell>
          <table:table-cell table:formula="of:=[.L111]" office:value-type="float" office:value="0.0000010873108" calcext:value-type="float">
            <text:p>0.0000010873108</text:p>
          </table:table-cell>
          <table:table-cell table:formula="of:=[.N111]" office:value-type="float" office:value="4128" calcext:value-type="float">
            <text:p>4128</text:p>
          </table:table-cell>
          <table:table-cell table:formula="of:=[.P111]" office:value-type="float" office:value="0.0000010923824" calcext:value-type="float">
            <text:p>0.0000010923824</text:p>
          </table:table-cell>
          <table:table-cell table:formula="of:=[.R111]" office:value-type="float" office:value="4098" calcext:value-type="float">
            <text:p>4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2]) - LEN(SUBSTITUTE([.C112]; &quot;C&quot;; &quot;&quot;))) + [.$A$4] * (LEN([.C112]) - LEN(SUBSTITUTE([.C112]; &quot;G&quot;; &quot;&quot;)))" office:value-type="float" office:value="40" calcext:value-type="float">
            <text:p>40</text:p>
          </table:table-cell>
          <table:table-cell table:formula="of:=SUM([.E$2:.E112])" office:value-type="float" office:value="4440" calcext:value-type="float">
            <text:p>444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2]) - LEN(SUBSTITUTE([.G112]; &quot;C&quot;; &quot;&quot;))) + [.$A$4] * (LEN([.G112]) - LEN(SUBSTITUTE([.G112]; &quot;G&quot;; &quot;&quot;)))" office:value-type="float" office:value="1" calcext:value-type="float">
            <text:p>1</text:p>
          </table:table-cell>
          <table:table-cell table:formula="of:=SUM([.I$2:.I112])" office:value-type="float" office:value="169" calcext:value-type="float">
            <text:p>169</text:p>
          </table:table-cell>
          <table:table-cell office:value-type="string" calcext:value-type="string">
            <text:p>CGCGCGCGCGCGCG</text:p>
          </table:table-cell>
          <table:table-cell office:value-type="float" office:value="0.0000010701793" calcext:value-type="float">
            <text:p>0.0000010701793</text:p>
          </table:table-cell>
          <table:table-cell table:formula="of:= (LEN([.K112]) - LEN(SUBSTITUTE([.K112]; &quot;C&quot;; &quot;&quot;))) + [.$A$4] * (LEN([.K112]) - LEN(SUBSTITUTE([.K112]; &quot;G&quot;; &quot;&quot;)))" office:value-type="float" office:value="42" calcext:value-type="float">
            <text:p>42</text:p>
          </table:table-cell>
          <table:table-cell table:formula="of:=SUM([.M$2:.M112])" office:value-type="float" office:value="4170" calcext:value-type="float">
            <text:p>4170</text:p>
          </table:table-cell>
          <table:table-cell office:value-type="string" calcext:value-type="string">
            <text:p>CGCGCGCGCGGC</text:p>
          </table:table-cell>
          <table:table-cell office:value-type="float" office:value="0.0000010873108" calcext:value-type="float">
            <text:p>0.0000010873108</text:p>
          </table:table-cell>
          <table:table-cell table:formula="of:= (LEN([.O112]) - LEN(SUBSTITUTE([.O112]; &quot;C&quot;; &quot;&quot;))) + [.$A$4] * (LEN([.O112]) - LEN(SUBSTITUTE([.O112]; &quot;G&quot;; &quot;&quot;)))" office:value-type="float" office:value="36" calcext:value-type="float">
            <text:p>36</text:p>
          </table:table-cell>
          <table:table-cell table:formula="of:=SUM([.Q$2:.Q112])" office:value-type="float" office:value="4134" calcext:value-type="float">
            <text:p>4134</text:p>
          </table:table-cell>
          <table:table-cell/>
          <table:table-cell table:formula="of:=[.D112]" office:value-type="float" office:value="0.0015279547" calcext:value-type="float">
            <text:p>0.0015279547</text:p>
          </table:table-cell>
          <table:table-cell table:formula="of:=[.F112]" office:value-type="float" office:value="4440" calcext:value-type="float">
            <text:p>4440</text:p>
          </table:table-cell>
          <table:table-cell table:formula="of:=[.H112]" office:value-type="float" office:value="0.012385553" calcext:value-type="float">
            <text:p>0.012385553</text:p>
          </table:table-cell>
          <table:table-cell table:formula="of:=[.J112]" office:value-type="float" office:value="169" calcext:value-type="float">
            <text:p>169</text:p>
          </table:table-cell>
          <table:table-cell table:formula="of:=[.L112]" office:value-type="float" office:value="0.0000010701793" calcext:value-type="float">
            <text:p>0.0000010701793</text:p>
          </table:table-cell>
          <table:table-cell table:formula="of:=[.N112]" office:value-type="float" office:value="4170" calcext:value-type="float">
            <text:p>4170</text:p>
          </table:table-cell>
          <table:table-cell table:formula="of:=[.P112]" office:value-type="float" office:value="0.0000010873108" calcext:value-type="float">
            <text:p>0.0000010873108</text:p>
          </table:table-cell>
          <table:table-cell table:formula="of:=[.R112]" office:value-type="float" office:value="4134" calcext:value-type="float">
            <text:p>4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3]) - LEN(SUBSTITUTE([.C113]; &quot;C&quot;; &quot;&quot;))) + [.$A$4] * (LEN([.C113]) - LEN(SUBSTITUTE([.C113]; &quot;G&quot;; &quot;&quot;)))" office:value-type="float" office:value="40" calcext:value-type="float">
            <text:p>40</text:p>
          </table:table-cell>
          <table:table-cell table:formula="of:=SUM([.E$2:.E113])" office:value-type="float" office:value="4480" calcext:value-type="float">
            <text:p>448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3]) - LEN(SUBSTITUTE([.G113]; &quot;C&quot;; &quot;&quot;))) + [.$A$4] * (LEN([.G113]) - LEN(SUBSTITUTE([.G113]; &quot;G&quot;; &quot;&quot;)))" office:value-type="float" office:value="1" calcext:value-type="float">
            <text:p>1</text:p>
          </table:table-cell>
          <table:table-cell table:formula="of:=SUM([.I$2:.I113])" office:value-type="float" office:value="170" calcext:value-type="float">
            <text:p>170</text:p>
          </table:table-cell>
          <table:table-cell office:value-type="string" calcext:value-type="string">
            <text:p>CGCGCGCGCGCG</text:p>
          </table:table-cell>
          <table:table-cell office:value-type="float" office:value="0.000001065653" calcext:value-type="float">
            <text:p>0.000001065653</text:p>
          </table:table-cell>
          <table:table-cell table:formula="of:= (LEN([.K113]) - LEN(SUBSTITUTE([.K113]; &quot;C&quot;; &quot;&quot;))) + [.$A$4] * (LEN([.K113]) - LEN(SUBSTITUTE([.K113]; &quot;G&quot;; &quot;&quot;)))" office:value-type="float" office:value="36" calcext:value-type="float">
            <text:p>36</text:p>
          </table:table-cell>
          <table:table-cell table:formula="of:=SUM([.M$2:.M113])" office:value-type="float" office:value="4206" calcext:value-type="float">
            <text:p>4206</text:p>
          </table:table-cell>
          <table:table-cell office:value-type="string" calcext:value-type="string">
            <text:p>CGCGCGCGCGCGGC</text:p>
          </table:table-cell>
          <table:table-cell office:value-type="float" office:value="0.0000010701793" calcext:value-type="float">
            <text:p>0.0000010701793</text:p>
          </table:table-cell>
          <table:table-cell table:formula="of:= (LEN([.O113]) - LEN(SUBSTITUTE([.O113]; &quot;C&quot;; &quot;&quot;))) + [.$A$4] * (LEN([.O113]) - LEN(SUBSTITUTE([.O113]; &quot;G&quot;; &quot;&quot;)))" office:value-type="float" office:value="42" calcext:value-type="float">
            <text:p>42</text:p>
          </table:table-cell>
          <table:table-cell table:formula="of:=SUM([.Q$2:.Q113])" office:value-type="float" office:value="4176" calcext:value-type="float">
            <text:p>4176</text:p>
          </table:table-cell>
          <table:table-cell/>
          <table:table-cell table:formula="of:=[.D113]" office:value-type="float" office:value="0.0015279547" calcext:value-type="float">
            <text:p>0.0015279547</text:p>
          </table:table-cell>
          <table:table-cell table:formula="of:=[.F113]" office:value-type="float" office:value="4480" calcext:value-type="float">
            <text:p>4480</text:p>
          </table:table-cell>
          <table:table-cell table:formula="of:=[.H113]" office:value-type="float" office:value="0.012385553" calcext:value-type="float">
            <text:p>0.012385553</text:p>
          </table:table-cell>
          <table:table-cell table:formula="of:=[.J113]" office:value-type="float" office:value="170" calcext:value-type="float">
            <text:p>170</text:p>
          </table:table-cell>
          <table:table-cell table:formula="of:=[.L113]" office:value-type="float" office:value="0.000001065653" calcext:value-type="float">
            <text:p>0.000001065653</text:p>
          </table:table-cell>
          <table:table-cell table:formula="of:=[.N113]" office:value-type="float" office:value="4206" calcext:value-type="float">
            <text:p>4206</text:p>
          </table:table-cell>
          <table:table-cell table:formula="of:=[.P113]" office:value-type="float" office:value="0.0000010701793" calcext:value-type="float">
            <text:p>0.0000010701793</text:p>
          </table:table-cell>
          <table:table-cell table:formula="of:=[.R113]" office:value-type="float" office:value="4176" calcext:value-type="float">
            <text:p>4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4]) - LEN(SUBSTITUTE([.C114]; &quot;C&quot;; &quot;&quot;))) + [.$A$4] * (LEN([.C114]) - LEN(SUBSTITUTE([.C114]; &quot;G&quot;; &quot;&quot;)))" office:value-type="float" office:value="40" calcext:value-type="float">
            <text:p>40</text:p>
          </table:table-cell>
          <table:table-cell table:formula="of:=SUM([.E$2:.E114])" office:value-type="float" office:value="4520" calcext:value-type="float">
            <text:p>452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4]) - LEN(SUBSTITUTE([.G114]; &quot;C&quot;; &quot;&quot;))) + [.$A$4] * (LEN([.G114]) - LEN(SUBSTITUTE([.G114]; &quot;G&quot;; &quot;&quot;)))" office:value-type="float" office:value="1" calcext:value-type="float">
            <text:p>1</text:p>
          </table:table-cell>
          <table:table-cell table:formula="of:=SUM([.I$2:.I114])" office:value-type="float" office:value="171" calcext:value-type="float">
            <text:p>171</text:p>
          </table:table-cell>
          <table:table-cell office:value-type="string" calcext:value-type="string">
            <text:p>CGCGCGCGCGCGCG</text:p>
          </table:table-cell>
          <table:table-cell office:value-type="float" office:value="0.0000010502547" calcext:value-type="float">
            <text:p>0.0000010502547</text:p>
          </table:table-cell>
          <table:table-cell table:formula="of:= (LEN([.K114]) - LEN(SUBSTITUTE([.K114]; &quot;C&quot;; &quot;&quot;))) + [.$A$4] * (LEN([.K114]) - LEN(SUBSTITUTE([.K114]; &quot;G&quot;; &quot;&quot;)))" office:value-type="float" office:value="42" calcext:value-type="float">
            <text:p>42</text:p>
          </table:table-cell>
          <table:table-cell table:formula="of:=SUM([.M$2:.M114])" office:value-type="float" office:value="4248" calcext:value-type="float">
            <text:p>4248</text:p>
          </table:table-cell>
          <table:table-cell office:value-type="string" calcext:value-type="string">
            <text:p>CGCGCGCGCGGC</text:p>
          </table:table-cell>
          <table:table-cell office:value-type="float" office:value="0.000001065653" calcext:value-type="float">
            <text:p>0.000001065653</text:p>
          </table:table-cell>
          <table:table-cell table:formula="of:= (LEN([.O114]) - LEN(SUBSTITUTE([.O114]; &quot;C&quot;; &quot;&quot;))) + [.$A$4] * (LEN([.O114]) - LEN(SUBSTITUTE([.O114]; &quot;G&quot;; &quot;&quot;)))" office:value-type="float" office:value="36" calcext:value-type="float">
            <text:p>36</text:p>
          </table:table-cell>
          <table:table-cell table:formula="of:=SUM([.Q$2:.Q114])" office:value-type="float" office:value="4212" calcext:value-type="float">
            <text:p>4212</text:p>
          </table:table-cell>
          <table:table-cell/>
          <table:table-cell table:formula="of:=[.D114]" office:value-type="float" office:value="0.0015279547" calcext:value-type="float">
            <text:p>0.0015279547</text:p>
          </table:table-cell>
          <table:table-cell table:formula="of:=[.F114]" office:value-type="float" office:value="4520" calcext:value-type="float">
            <text:p>4520</text:p>
          </table:table-cell>
          <table:table-cell table:formula="of:=[.H114]" office:value-type="float" office:value="0.012385553" calcext:value-type="float">
            <text:p>0.012385553</text:p>
          </table:table-cell>
          <table:table-cell table:formula="of:=[.J114]" office:value-type="float" office:value="171" calcext:value-type="float">
            <text:p>171</text:p>
          </table:table-cell>
          <table:table-cell table:formula="of:=[.L114]" office:value-type="float" office:value="0.0000010502547" calcext:value-type="float">
            <text:p>0.0000010502547</text:p>
          </table:table-cell>
          <table:table-cell table:formula="of:=[.N114]" office:value-type="float" office:value="4248" calcext:value-type="float">
            <text:p>4248</text:p>
          </table:table-cell>
          <table:table-cell table:formula="of:=[.P114]" office:value-type="float" office:value="0.000001065653" calcext:value-type="float">
            <text:p>0.000001065653</text:p>
          </table:table-cell>
          <table:table-cell table:formula="of:=[.R114]" office:value-type="float" office:value="4212" calcext:value-type="float">
            <text:p>4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5]) - LEN(SUBSTITUTE([.C115]; &quot;C&quot;; &quot;&quot;))) + [.$A$4] * (LEN([.C115]) - LEN(SUBSTITUTE([.C115]; &quot;G&quot;; &quot;&quot;)))" office:value-type="float" office:value="40" calcext:value-type="float">
            <text:p>40</text:p>
          </table:table-cell>
          <table:table-cell table:formula="of:=SUM([.E$2:.E115])" office:value-type="float" office:value="4560" calcext:value-type="float">
            <text:p>456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5]) - LEN(SUBSTITUTE([.G115]; &quot;C&quot;; &quot;&quot;))) + [.$A$4] * (LEN([.G115]) - LEN(SUBSTITUTE([.G115]; &quot;G&quot;; &quot;&quot;)))" office:value-type="float" office:value="1" calcext:value-type="float">
            <text:p>1</text:p>
          </table:table-cell>
          <table:table-cell table:formula="of:=SUM([.I$2:.I115])" office:value-type="float" office:value="172" calcext:value-type="float">
            <text:p>172</text:p>
          </table:table-cell>
          <table:table-cell office:value-type="string" calcext:value-type="string">
            <text:p>CGCGCGCGCGCG</text:p>
          </table:table-cell>
          <table:table-cell office:value-type="float" office:value="0.0000010462129" calcext:value-type="float">
            <text:p>0.0000010462129</text:p>
          </table:table-cell>
          <table:table-cell table:formula="of:= (LEN([.K115]) - LEN(SUBSTITUTE([.K115]; &quot;C&quot;; &quot;&quot;))) + [.$A$4] * (LEN([.K115]) - LEN(SUBSTITUTE([.K115]; &quot;G&quot;; &quot;&quot;)))" office:value-type="float" office:value="36" calcext:value-type="float">
            <text:p>36</text:p>
          </table:table-cell>
          <table:table-cell table:formula="of:=SUM([.M$2:.M115])" office:value-type="float" office:value="4284" calcext:value-type="float">
            <text:p>4284</text:p>
          </table:table-cell>
          <table:table-cell office:value-type="string" calcext:value-type="string">
            <text:p>CGCGCGCGCGCGGC</text:p>
          </table:table-cell>
          <table:table-cell office:value-type="float" office:value="0.0000010502547" calcext:value-type="float">
            <text:p>0.0000010502547</text:p>
          </table:table-cell>
          <table:table-cell table:formula="of:= (LEN([.O115]) - LEN(SUBSTITUTE([.O115]; &quot;C&quot;; &quot;&quot;))) + [.$A$4] * (LEN([.O115]) - LEN(SUBSTITUTE([.O115]; &quot;G&quot;; &quot;&quot;)))" office:value-type="float" office:value="42" calcext:value-type="float">
            <text:p>42</text:p>
          </table:table-cell>
          <table:table-cell table:formula="of:=SUM([.Q$2:.Q115])" office:value-type="float" office:value="4254" calcext:value-type="float">
            <text:p>4254</text:p>
          </table:table-cell>
          <table:table-cell/>
          <table:table-cell table:formula="of:=[.D115]" office:value-type="float" office:value="0.0015279547" calcext:value-type="float">
            <text:p>0.0015279547</text:p>
          </table:table-cell>
          <table:table-cell table:formula="of:=[.F115]" office:value-type="float" office:value="4560" calcext:value-type="float">
            <text:p>4560</text:p>
          </table:table-cell>
          <table:table-cell table:formula="of:=[.H115]" office:value-type="float" office:value="0.012385553" calcext:value-type="float">
            <text:p>0.012385553</text:p>
          </table:table-cell>
          <table:table-cell table:formula="of:=[.J115]" office:value-type="float" office:value="172" calcext:value-type="float">
            <text:p>172</text:p>
          </table:table-cell>
          <table:table-cell table:formula="of:=[.L115]" office:value-type="float" office:value="0.0000010462129" calcext:value-type="float">
            <text:p>0.0000010462129</text:p>
          </table:table-cell>
          <table:table-cell table:formula="of:=[.N115]" office:value-type="float" office:value="4284" calcext:value-type="float">
            <text:p>4284</text:p>
          </table:table-cell>
          <table:table-cell table:formula="of:=[.P115]" office:value-type="float" office:value="0.0000010502547" calcext:value-type="float">
            <text:p>0.0000010502547</text:p>
          </table:table-cell>
          <table:table-cell table:formula="of:=[.R115]" office:value-type="float" office:value="4254" calcext:value-type="float">
            <text:p>4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6]) - LEN(SUBSTITUTE([.C116]; &quot;C&quot;; &quot;&quot;))) + [.$A$4] * (LEN([.C116]) - LEN(SUBSTITUTE([.C116]; &quot;G&quot;; &quot;&quot;)))" office:value-type="float" office:value="40" calcext:value-type="float">
            <text:p>40</text:p>
          </table:table-cell>
          <table:table-cell table:formula="of:=SUM([.E$2:.E116])" office:value-type="float" office:value="4600" calcext:value-type="float">
            <text:p>4600</text:p>
          </table:table-cell>
          <table:table-cell office:value-type="string" calcext:value-type="string">
            <text:p>C</text:p>
          </table:table-cell>
          <table:table-cell office:value-type="float" office:value="0.012385553" calcext:value-type="float">
            <text:p>0.012385553</text:p>
          </table:table-cell>
          <table:table-cell table:formula="of:= (LEN([.G116]) - LEN(SUBSTITUTE([.G116]; &quot;C&quot;; &quot;&quot;))) + [.$A$4] * (LEN([.G116]) - LEN(SUBSTITUTE([.G116]; &quot;G&quot;; &quot;&quot;)))" office:value-type="float" office:value="1" calcext:value-type="float">
            <text:p>1</text:p>
          </table:table-cell>
          <table:table-cell table:formula="of:=SUM([.I$2:.I116])" office:value-type="float" office:value="173" calcext:value-type="float">
            <text:p>173</text:p>
          </table:table-cell>
          <table:table-cell office:value-type="string" calcext:value-type="string">
            <text:p>CGCGCGCGCGCGCG</text:p>
          </table:table-cell>
          <table:table-cell office:value-type="float" office:value="0.0000010323737" calcext:value-type="float">
            <text:p>0.0000010323737</text:p>
          </table:table-cell>
          <table:table-cell table:formula="of:= (LEN([.K116]) - LEN(SUBSTITUTE([.K116]; &quot;C&quot;; &quot;&quot;))) + [.$A$4] * (LEN([.K116]) - LEN(SUBSTITUTE([.K116]; &quot;G&quot;; &quot;&quot;)))" office:value-type="float" office:value="42" calcext:value-type="float">
            <text:p>42</text:p>
          </table:table-cell>
          <table:table-cell table:formula="of:=SUM([.M$2:.M116])" office:value-type="float" office:value="4326" calcext:value-type="float">
            <text:p>4326</text:p>
          </table:table-cell>
          <table:table-cell office:value-type="string" calcext:value-type="string">
            <text:p>CGCGCGCGCGGC</text:p>
          </table:table-cell>
          <table:table-cell office:value-type="float" office:value="0.0000010462129" calcext:value-type="float">
            <text:p>0.0000010462129</text:p>
          </table:table-cell>
          <table:table-cell table:formula="of:= (LEN([.O116]) - LEN(SUBSTITUTE([.O116]; &quot;C&quot;; &quot;&quot;))) + [.$A$4] * (LEN([.O116]) - LEN(SUBSTITUTE([.O116]; &quot;G&quot;; &quot;&quot;)))" office:value-type="float" office:value="36" calcext:value-type="float">
            <text:p>36</text:p>
          </table:table-cell>
          <table:table-cell table:formula="of:=SUM([.Q$2:.Q116])" office:value-type="float" office:value="4290" calcext:value-type="float">
            <text:p>4290</text:p>
          </table:table-cell>
          <table:table-cell/>
          <table:table-cell table:formula="of:=[.D116]" office:value-type="float" office:value="0.0015279547" calcext:value-type="float">
            <text:p>0.0015279547</text:p>
          </table:table-cell>
          <table:table-cell table:formula="of:=[.F116]" office:value-type="float" office:value="4600" calcext:value-type="float">
            <text:p>4600</text:p>
          </table:table-cell>
          <table:table-cell table:formula="of:=[.H116]" office:value-type="float" office:value="0.012385553" calcext:value-type="float">
            <text:p>0.012385553</text:p>
          </table:table-cell>
          <table:table-cell table:formula="of:=[.J116]" office:value-type="float" office:value="173" calcext:value-type="float">
            <text:p>173</text:p>
          </table:table-cell>
          <table:table-cell table:formula="of:=[.L116]" office:value-type="float" office:value="0.0000010323737" calcext:value-type="float">
            <text:p>0.0000010323737</text:p>
          </table:table-cell>
          <table:table-cell table:formula="of:=[.N116]" office:value-type="float" office:value="4326" calcext:value-type="float">
            <text:p>4326</text:p>
          </table:table-cell>
          <table:table-cell table:formula="of:=[.P116]" office:value-type="float" office:value="0.0000010462129" calcext:value-type="float">
            <text:p>0.0000010462129</text:p>
          </table:table-cell>
          <table:table-cell table:formula="of:=[.R116]" office:value-type="float" office:value="4290" calcext:value-type="float">
            <text:p>42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7]) - LEN(SUBSTITUTE([.C117]; &quot;C&quot;; &quot;&quot;))) + [.$A$4] * (LEN([.C117]) - LEN(SUBSTITUTE([.C117]; &quot;G&quot;; &quot;&quot;)))" office:value-type="float" office:value="40" calcext:value-type="float">
            <text:p>40</text:p>
          </table:table-cell>
          <table:table-cell table:formula="of:=SUM([.E$2:.E117])" office:value-type="float" office:value="4640" calcext:value-type="float">
            <text:p>4640</text:p>
          </table:table-cell>
          <table:table-cell office:value-type="string" calcext:value-type="string">
            <text:p>C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17]) - LEN(SUBSTITUTE([.G117]; &quot;C&quot;; &quot;&quot;))) + [.$A$4] * (LEN([.G117]) - LEN(SUBSTITUTE([.G117]; &quot;G&quot;; &quot;&quot;)))" office:value-type="float" office:value="2" calcext:value-type="float">
            <text:p>2</text:p>
          </table:table-cell>
          <table:table-cell table:formula="of:=SUM([.I$2:.I117])" office:value-type="float" office:value="175" calcext:value-type="float">
            <text:p>175</text:p>
          </table:table-cell>
          <table:table-cell office:value-type="string" calcext:value-type="string">
            <text:p>CGCGCGCGCGCG</text:p>
          </table:table-cell>
          <table:table-cell office:value-type="float" office:value="0.0000010287633" calcext:value-type="float">
            <text:p>0.0000010287633</text:p>
          </table:table-cell>
          <table:table-cell table:formula="of:= (LEN([.K117]) - LEN(SUBSTITUTE([.K117]; &quot;C&quot;; &quot;&quot;))) + [.$A$4] * (LEN([.K117]) - LEN(SUBSTITUTE([.K117]; &quot;G&quot;; &quot;&quot;)))" office:value-type="float" office:value="36" calcext:value-type="float">
            <text:p>36</text:p>
          </table:table-cell>
          <table:table-cell table:formula="of:=SUM([.M$2:.M117])" office:value-type="float" office:value="4362" calcext:value-type="float">
            <text:p>4362</text:p>
          </table:table-cell>
          <table:table-cell office:value-type="string" calcext:value-type="string">
            <text:p>CGCGCGCGCGCGGC</text:p>
          </table:table-cell>
          <table:table-cell office:value-type="float" office:value="0.0000010323737" calcext:value-type="float">
            <text:p>0.0000010323737</text:p>
          </table:table-cell>
          <table:table-cell table:formula="of:= (LEN([.O117]) - LEN(SUBSTITUTE([.O117]; &quot;C&quot;; &quot;&quot;))) + [.$A$4] * (LEN([.O117]) - LEN(SUBSTITUTE([.O117]; &quot;G&quot;; &quot;&quot;)))" office:value-type="float" office:value="42" calcext:value-type="float">
            <text:p>42</text:p>
          </table:table-cell>
          <table:table-cell table:formula="of:=SUM([.Q$2:.Q117])" office:value-type="float" office:value="4332" calcext:value-type="float">
            <text:p>4332</text:p>
          </table:table-cell>
          <table:table-cell/>
          <table:table-cell table:formula="of:=[.D117]" office:value-type="float" office:value="0.0015279547" calcext:value-type="float">
            <text:p>0.0015279547</text:p>
          </table:table-cell>
          <table:table-cell table:formula="of:=[.F117]" office:value-type="float" office:value="4640" calcext:value-type="float">
            <text:p>4640</text:p>
          </table:table-cell>
          <table:table-cell table:formula="of:=[.H117]" office:value-type="float" office:value="0.0108180195" calcext:value-type="float">
            <text:p>0.0108180195</text:p>
          </table:table-cell>
          <table:table-cell table:formula="of:=[.J117]" office:value-type="float" office:value="175" calcext:value-type="float">
            <text:p>175</text:p>
          </table:table-cell>
          <table:table-cell table:formula="of:=[.L117]" office:value-type="float" office:value="0.0000010287633" calcext:value-type="float">
            <text:p>0.0000010287633</text:p>
          </table:table-cell>
          <table:table-cell table:formula="of:=[.N117]" office:value-type="float" office:value="4362" calcext:value-type="float">
            <text:p>4362</text:p>
          </table:table-cell>
          <table:table-cell table:formula="of:=[.P117]" office:value-type="float" office:value="0.0000010323737" calcext:value-type="float">
            <text:p>0.0000010323737</text:p>
          </table:table-cell>
          <table:table-cell table:formula="of:=[.R117]" office:value-type="float" office:value="4332" calcext:value-type="float">
            <text:p>4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8]) - LEN(SUBSTITUTE([.C118]; &quot;C&quot;; &quot;&quot;))) + [.$A$4] * (LEN([.C118]) - LEN(SUBSTITUTE([.C118]; &quot;G&quot;; &quot;&quot;)))" office:value-type="float" office:value="40" calcext:value-type="float">
            <text:p>40</text:p>
          </table:table-cell>
          <table:table-cell table:formula="of:=SUM([.E$2:.E118])" office:value-type="float" office:value="4680" calcext:value-type="float">
            <text:p>46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18]) - LEN(SUBSTITUTE([.G118]; &quot;C&quot;; &quot;&quot;))) + [.$A$4] * (LEN([.G118]) - LEN(SUBSTITUTE([.G118]; &quot;G&quot;; &quot;&quot;)))" office:value-type="float" office:value="1" calcext:value-type="float">
            <text:p>1</text:p>
          </table:table-cell>
          <table:table-cell table:formula="of:=SUM([.I$2:.I118])" office:value-type="float" office:value="176" calcext:value-type="float">
            <text:p>176</text:p>
          </table:table-cell>
          <table:table-cell office:value-type="string" calcext:value-type="string">
            <text:p>CGCGCGCGCGCGCG</text:p>
          </table:table-cell>
          <table:table-cell office:value-type="float" office:value="0.0000010163207" calcext:value-type="float">
            <text:p>0.0000010163207</text:p>
          </table:table-cell>
          <table:table-cell table:formula="of:= (LEN([.K118]) - LEN(SUBSTITUTE([.K118]; &quot;C&quot;; &quot;&quot;))) + [.$A$4] * (LEN([.K118]) - LEN(SUBSTITUTE([.K118]; &quot;G&quot;; &quot;&quot;)))" office:value-type="float" office:value="42" calcext:value-type="float">
            <text:p>42</text:p>
          </table:table-cell>
          <table:table-cell table:formula="of:=SUM([.M$2:.M118])" office:value-type="float" office:value="4404" calcext:value-type="float">
            <text:p>4404</text:p>
          </table:table-cell>
          <table:table-cell office:value-type="string" calcext:value-type="string">
            <text:p>CGCGCGCGCGGC</text:p>
          </table:table-cell>
          <table:table-cell office:value-type="float" office:value="0.0000010287633" calcext:value-type="float">
            <text:p>0.0000010287633</text:p>
          </table:table-cell>
          <table:table-cell table:formula="of:= (LEN([.O118]) - LEN(SUBSTITUTE([.O118]; &quot;C&quot;; &quot;&quot;))) + [.$A$4] * (LEN([.O118]) - LEN(SUBSTITUTE([.O118]; &quot;G&quot;; &quot;&quot;)))" office:value-type="float" office:value="36" calcext:value-type="float">
            <text:p>36</text:p>
          </table:table-cell>
          <table:table-cell table:formula="of:=SUM([.Q$2:.Q118])" office:value-type="float" office:value="4368" calcext:value-type="float">
            <text:p>4368</text:p>
          </table:table-cell>
          <table:table-cell/>
          <table:table-cell table:formula="of:=[.D118]" office:value-type="float" office:value="0.0015279547" calcext:value-type="float">
            <text:p>0.0015279547</text:p>
          </table:table-cell>
          <table:table-cell table:formula="of:=[.F118]" office:value-type="float" office:value="4680" calcext:value-type="float">
            <text:p>4680</text:p>
          </table:table-cell>
          <table:table-cell table:formula="of:=[.H118]" office:value-type="float" office:value="0.0108180195" calcext:value-type="float">
            <text:p>0.0108180195</text:p>
          </table:table-cell>
          <table:table-cell table:formula="of:=[.J118]" office:value-type="float" office:value="176" calcext:value-type="float">
            <text:p>176</text:p>
          </table:table-cell>
          <table:table-cell table:formula="of:=[.L118]" office:value-type="float" office:value="0.0000010163207" calcext:value-type="float">
            <text:p>0.0000010163207</text:p>
          </table:table-cell>
          <table:table-cell table:formula="of:=[.N118]" office:value-type="float" office:value="4404" calcext:value-type="float">
            <text:p>4404</text:p>
          </table:table-cell>
          <table:table-cell table:formula="of:=[.P118]" office:value-type="float" office:value="0.0000010287633" calcext:value-type="float">
            <text:p>0.0000010287633</text:p>
          </table:table-cell>
          <table:table-cell table:formula="of:=[.R118]" office:value-type="float" office:value="4368" calcext:value-type="float">
            <text:p>4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19]) - LEN(SUBSTITUTE([.C119]; &quot;C&quot;; &quot;&quot;))) + [.$A$4] * (LEN([.C119]) - LEN(SUBSTITUTE([.C119]; &quot;G&quot;; &quot;&quot;)))" office:value-type="float" office:value="40" calcext:value-type="float">
            <text:p>40</text:p>
          </table:table-cell>
          <table:table-cell table:formula="of:=SUM([.E$2:.E119])" office:value-type="float" office:value="4720" calcext:value-type="float">
            <text:p>47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19]) - LEN(SUBSTITUTE([.G119]; &quot;C&quot;; &quot;&quot;))) + [.$A$4] * (LEN([.G119]) - LEN(SUBSTITUTE([.G119]; &quot;G&quot;; &quot;&quot;)))" office:value-type="float" office:value="1" calcext:value-type="float">
            <text:p>1</text:p>
          </table:table-cell>
          <table:table-cell table:formula="of:=SUM([.I$2:.I119])" office:value-type="float" office:value="177" calcext:value-type="float">
            <text:p>177</text:p>
          </table:table-cell>
          <table:table-cell office:value-type="string" calcext:value-type="string">
            <text:p>CGCGCGCGCGCG</text:p>
          </table:table-cell>
          <table:table-cell office:value-type="float" office:value="0.0000010130934" calcext:value-type="float">
            <text:p>0.0000010130934</text:p>
          </table:table-cell>
          <table:table-cell table:formula="of:= (LEN([.K119]) - LEN(SUBSTITUTE([.K119]; &quot;C&quot;; &quot;&quot;))) + [.$A$4] * (LEN([.K119]) - LEN(SUBSTITUTE([.K119]; &quot;G&quot;; &quot;&quot;)))" office:value-type="float" office:value="36" calcext:value-type="float">
            <text:p>36</text:p>
          </table:table-cell>
          <table:table-cell table:formula="of:=SUM([.M$2:.M119])" office:value-type="float" office:value="4440" calcext:value-type="float">
            <text:p>4440</text:p>
          </table:table-cell>
          <table:table-cell office:value-type="string" calcext:value-type="string">
            <text:p>CGCGCGCGCGCGGC</text:p>
          </table:table-cell>
          <table:table-cell office:value-type="float" office:value="0.0000010163207" calcext:value-type="float">
            <text:p>0.0000010163207</text:p>
          </table:table-cell>
          <table:table-cell table:formula="of:= (LEN([.O119]) - LEN(SUBSTITUTE([.O119]; &quot;C&quot;; &quot;&quot;))) + [.$A$4] * (LEN([.O119]) - LEN(SUBSTITUTE([.O119]; &quot;G&quot;; &quot;&quot;)))" office:value-type="float" office:value="42" calcext:value-type="float">
            <text:p>42</text:p>
          </table:table-cell>
          <table:table-cell table:formula="of:=SUM([.Q$2:.Q119])" office:value-type="float" office:value="4410" calcext:value-type="float">
            <text:p>4410</text:p>
          </table:table-cell>
          <table:table-cell/>
          <table:table-cell table:formula="of:=[.D119]" office:value-type="float" office:value="0.0015279547" calcext:value-type="float">
            <text:p>0.0015279547</text:p>
          </table:table-cell>
          <table:table-cell table:formula="of:=[.F119]" office:value-type="float" office:value="4720" calcext:value-type="float">
            <text:p>4720</text:p>
          </table:table-cell>
          <table:table-cell table:formula="of:=[.H119]" office:value-type="float" office:value="0.0108180195" calcext:value-type="float">
            <text:p>0.0108180195</text:p>
          </table:table-cell>
          <table:table-cell table:formula="of:=[.J119]" office:value-type="float" office:value="177" calcext:value-type="float">
            <text:p>177</text:p>
          </table:table-cell>
          <table:table-cell table:formula="of:=[.L119]" office:value-type="float" office:value="0.0000010130934" calcext:value-type="float">
            <text:p>0.0000010130934</text:p>
          </table:table-cell>
          <table:table-cell table:formula="of:=[.N119]" office:value-type="float" office:value="4440" calcext:value-type="float">
            <text:p>4440</text:p>
          </table:table-cell>
          <table:table-cell table:formula="of:=[.P119]" office:value-type="float" office:value="0.0000010163207" calcext:value-type="float">
            <text:p>0.0000010163207</text:p>
          </table:table-cell>
          <table:table-cell table:formula="of:=[.R119]" office:value-type="float" office:value="4410" calcext:value-type="float">
            <text:p>44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0]) - LEN(SUBSTITUTE([.C120]; &quot;C&quot;; &quot;&quot;))) + [.$A$4] * (LEN([.C120]) - LEN(SUBSTITUTE([.C120]; &quot;G&quot;; &quot;&quot;)))" office:value-type="float" office:value="40" calcext:value-type="float">
            <text:p>40</text:p>
          </table:table-cell>
          <table:table-cell table:formula="of:=SUM([.E$2:.E120])" office:value-type="float" office:value="4760" calcext:value-type="float">
            <text:p>47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0]) - LEN(SUBSTITUTE([.G120]; &quot;C&quot;; &quot;&quot;))) + [.$A$4] * (LEN([.G120]) - LEN(SUBSTITUTE([.G120]; &quot;G&quot;; &quot;&quot;)))" office:value-type="float" office:value="1" calcext:value-type="float">
            <text:p>1</text:p>
          </table:table-cell>
          <table:table-cell table:formula="of:=SUM([.I$2:.I120])" office:value-type="float" office:value="178" calcext:value-type="float">
            <text:p>178</text:p>
          </table:table-cell>
          <table:table-cell office:value-type="string" calcext:value-type="string">
            <text:p>CGCGCGCGCGCGCG</text:p>
          </table:table-cell>
          <table:table-cell office:value-type="float" office:value="0.0000010019045" calcext:value-type="float">
            <text:p>0.0000010019045</text:p>
          </table:table-cell>
          <table:table-cell table:formula="of:= (LEN([.K120]) - LEN(SUBSTITUTE([.K120]; &quot;C&quot;; &quot;&quot;))) + [.$A$4] * (LEN([.K120]) - LEN(SUBSTITUTE([.K120]; &quot;G&quot;; &quot;&quot;)))" office:value-type="float" office:value="42" calcext:value-type="float">
            <text:p>42</text:p>
          </table:table-cell>
          <table:table-cell table:formula="of:=SUM([.M$2:.M120])" office:value-type="float" office:value="4482" calcext:value-type="float">
            <text:p>4482</text:p>
          </table:table-cell>
          <table:table-cell office:value-type="string" calcext:value-type="string">
            <text:p>CGCGCGCGCGGC</text:p>
          </table:table-cell>
          <table:table-cell office:value-type="float" office:value="0.0000010130934" calcext:value-type="float">
            <text:p>0.0000010130934</text:p>
          </table:table-cell>
          <table:table-cell table:formula="of:= (LEN([.O120]) - LEN(SUBSTITUTE([.O120]; &quot;C&quot;; &quot;&quot;))) + [.$A$4] * (LEN([.O120]) - LEN(SUBSTITUTE([.O120]; &quot;G&quot;; &quot;&quot;)))" office:value-type="float" office:value="36" calcext:value-type="float">
            <text:p>36</text:p>
          </table:table-cell>
          <table:table-cell table:formula="of:=SUM([.Q$2:.Q120])" office:value-type="float" office:value="4446" calcext:value-type="float">
            <text:p>4446</text:p>
          </table:table-cell>
          <table:table-cell/>
          <table:table-cell table:formula="of:=[.D120]" office:value-type="float" office:value="0.0015279547" calcext:value-type="float">
            <text:p>0.0015279547</text:p>
          </table:table-cell>
          <table:table-cell table:formula="of:=[.F120]" office:value-type="float" office:value="4760" calcext:value-type="float">
            <text:p>4760</text:p>
          </table:table-cell>
          <table:table-cell table:formula="of:=[.H120]" office:value-type="float" office:value="0.0108180195" calcext:value-type="float">
            <text:p>0.0108180195</text:p>
          </table:table-cell>
          <table:table-cell table:formula="of:=[.J120]" office:value-type="float" office:value="178" calcext:value-type="float">
            <text:p>178</text:p>
          </table:table-cell>
          <table:table-cell table:formula="of:=[.L120]" office:value-type="float" office:value="0.0000010019045" calcext:value-type="float">
            <text:p>0.0000010019045</text:p>
          </table:table-cell>
          <table:table-cell table:formula="of:=[.N120]" office:value-type="float" office:value="4482" calcext:value-type="float">
            <text:p>4482</text:p>
          </table:table-cell>
          <table:table-cell table:formula="of:=[.P120]" office:value-type="float" office:value="0.0000010130934" calcext:value-type="float">
            <text:p>0.0000010130934</text:p>
          </table:table-cell>
          <table:table-cell table:formula="of:=[.R120]" office:value-type="float" office:value="4446" calcext:value-type="float">
            <text:p>4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1]) - LEN(SUBSTITUTE([.C121]; &quot;C&quot;; &quot;&quot;))) + [.$A$4] * (LEN([.C121]) - LEN(SUBSTITUTE([.C121]; &quot;G&quot;; &quot;&quot;)))" office:value-type="float" office:value="40" calcext:value-type="float">
            <text:p>40</text:p>
          </table:table-cell>
          <table:table-cell table:formula="of:=SUM([.E$2:.E121])" office:value-type="float" office:value="4800" calcext:value-type="float">
            <text:p>48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1]) - LEN(SUBSTITUTE([.G121]; &quot;C&quot;; &quot;&quot;))) + [.$A$4] * (LEN([.G121]) - LEN(SUBSTITUTE([.G121]; &quot;G&quot;; &quot;&quot;)))" office:value-type="float" office:value="1" calcext:value-type="float">
            <text:p>1</text:p>
          </table:table-cell>
          <table:table-cell table:formula="of:=SUM([.I$2:.I121])" office:value-type="float" office:value="179" calcext:value-type="float">
            <text:p>179</text:p>
          </table:table-cell>
          <table:table-cell office:value-type="string" calcext:value-type="string">
            <text:p>CGCGCGCGCGCG</text:p>
          </table:table-cell>
          <table:table-cell office:value-type="float" office:value="0.0000009990197" calcext:value-type="float">
            <text:p>0.0000009990197</text:p>
          </table:table-cell>
          <table:table-cell table:formula="of:= (LEN([.K121]) - LEN(SUBSTITUTE([.K121]; &quot;C&quot;; &quot;&quot;))) + [.$A$4] * (LEN([.K121]) - LEN(SUBSTITUTE([.K121]; &quot;G&quot;; &quot;&quot;)))" office:value-type="float" office:value="36" calcext:value-type="float">
            <text:p>36</text:p>
          </table:table-cell>
          <table:table-cell table:formula="of:=SUM([.M$2:.M121])" office:value-type="float" office:value="4518" calcext:value-type="float">
            <text:p>4518</text:p>
          </table:table-cell>
          <table:table-cell office:value-type="string" calcext:value-type="string">
            <text:p>CGCGCGCGCGCGGC</text:p>
          </table:table-cell>
          <table:table-cell office:value-type="float" office:value="0.0000010019045" calcext:value-type="float">
            <text:p>0.0000010019045</text:p>
          </table:table-cell>
          <table:table-cell table:formula="of:= (LEN([.O121]) - LEN(SUBSTITUTE([.O121]; &quot;C&quot;; &quot;&quot;))) + [.$A$4] * (LEN([.O121]) - LEN(SUBSTITUTE([.O121]; &quot;G&quot;; &quot;&quot;)))" office:value-type="float" office:value="42" calcext:value-type="float">
            <text:p>42</text:p>
          </table:table-cell>
          <table:table-cell table:formula="of:=SUM([.Q$2:.Q121])" office:value-type="float" office:value="4488" calcext:value-type="float">
            <text:p>4488</text:p>
          </table:table-cell>
          <table:table-cell/>
          <table:table-cell table:formula="of:=[.D121]" office:value-type="float" office:value="0.0015279547" calcext:value-type="float">
            <text:p>0.0015279547</text:p>
          </table:table-cell>
          <table:table-cell table:formula="of:=[.F121]" office:value-type="float" office:value="4800" calcext:value-type="float">
            <text:p>4800</text:p>
          </table:table-cell>
          <table:table-cell table:formula="of:=[.H121]" office:value-type="float" office:value="0.0108180195" calcext:value-type="float">
            <text:p>0.0108180195</text:p>
          </table:table-cell>
          <table:table-cell table:formula="of:=[.J121]" office:value-type="float" office:value="179" calcext:value-type="float">
            <text:p>179</text:p>
          </table:table-cell>
          <table:table-cell table:formula="of:=[.L121]" office:value-type="float" office:value="0.0000009990197" calcext:value-type="float">
            <text:p>0.0000009990197</text:p>
          </table:table-cell>
          <table:table-cell table:formula="of:=[.N121]" office:value-type="float" office:value="4518" calcext:value-type="float">
            <text:p>4518</text:p>
          </table:table-cell>
          <table:table-cell table:formula="of:=[.P121]" office:value-type="float" office:value="0.0000010019045" calcext:value-type="float">
            <text:p>0.0000010019045</text:p>
          </table:table-cell>
          <table:table-cell table:formula="of:=[.R121]" office:value-type="float" office:value="4488" calcext:value-type="float">
            <text:p>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2]) - LEN(SUBSTITUTE([.C122]; &quot;C&quot;; &quot;&quot;))) + [.$A$4] * (LEN([.C122]) - LEN(SUBSTITUTE([.C122]; &quot;G&quot;; &quot;&quot;)))" office:value-type="float" office:value="40" calcext:value-type="float">
            <text:p>40</text:p>
          </table:table-cell>
          <table:table-cell table:formula="of:=SUM([.E$2:.E122])" office:value-type="float" office:value="4840" calcext:value-type="float">
            <text:p>48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2]) - LEN(SUBSTITUTE([.G122]; &quot;C&quot;; &quot;&quot;))) + [.$A$4] * (LEN([.G122]) - LEN(SUBSTITUTE([.G122]; &quot;G&quot;; &quot;&quot;)))" office:value-type="float" office:value="1" calcext:value-type="float">
            <text:p>1</text:p>
          </table:table-cell>
          <table:table-cell table:formula="of:=SUM([.I$2:.I122])" office:value-type="float" office:value="180" calcext:value-type="float">
            <text:p>180</text:p>
          </table:table-cell>
          <table:table-cell office:value-type="string" calcext:value-type="string">
            <text:p>CGCGCGCGCGCGCG</text:p>
          </table:table-cell>
          <table:table-cell office:value-type="float" office:value="0.0000009889568" calcext:value-type="float">
            <text:p>0.0000009889568</text:p>
          </table:table-cell>
          <table:table-cell table:formula="of:= (LEN([.K122]) - LEN(SUBSTITUTE([.K122]; &quot;C&quot;; &quot;&quot;))) + [.$A$4] * (LEN([.K122]) - LEN(SUBSTITUTE([.K122]; &quot;G&quot;; &quot;&quot;)))" office:value-type="float" office:value="42" calcext:value-type="float">
            <text:p>42</text:p>
          </table:table-cell>
          <table:table-cell table:formula="of:=SUM([.M$2:.M122])" office:value-type="float" office:value="4560" calcext:value-type="float">
            <text:p>4560</text:p>
          </table:table-cell>
          <table:table-cell office:value-type="string" calcext:value-type="string">
            <text:p>CGCGCGCGCGGC</text:p>
          </table:table-cell>
          <table:table-cell office:value-type="float" office:value="0.0000009990197" calcext:value-type="float">
            <text:p>0.0000009990197</text:p>
          </table:table-cell>
          <table:table-cell table:formula="of:= (LEN([.O122]) - LEN(SUBSTITUTE([.O122]; &quot;C&quot;; &quot;&quot;))) + [.$A$4] * (LEN([.O122]) - LEN(SUBSTITUTE([.O122]; &quot;G&quot;; &quot;&quot;)))" office:value-type="float" office:value="36" calcext:value-type="float">
            <text:p>36</text:p>
          </table:table-cell>
          <table:table-cell table:formula="of:=SUM([.Q$2:.Q122])" office:value-type="float" office:value="4524" calcext:value-type="float">
            <text:p>4524</text:p>
          </table:table-cell>
          <table:table-cell/>
          <table:table-cell table:formula="of:=[.D122]" office:value-type="float" office:value="0.0015279547" calcext:value-type="float">
            <text:p>0.0015279547</text:p>
          </table:table-cell>
          <table:table-cell table:formula="of:=[.F122]" office:value-type="float" office:value="4840" calcext:value-type="float">
            <text:p>4840</text:p>
          </table:table-cell>
          <table:table-cell table:formula="of:=[.H122]" office:value-type="float" office:value="0.0108180195" calcext:value-type="float">
            <text:p>0.0108180195</text:p>
          </table:table-cell>
          <table:table-cell table:formula="of:=[.J122]" office:value-type="float" office:value="180" calcext:value-type="float">
            <text:p>180</text:p>
          </table:table-cell>
          <table:table-cell table:formula="of:=[.L122]" office:value-type="float" office:value="0.0000009889568" calcext:value-type="float">
            <text:p>0.0000009889568</text:p>
          </table:table-cell>
          <table:table-cell table:formula="of:=[.N122]" office:value-type="float" office:value="4560" calcext:value-type="float">
            <text:p>4560</text:p>
          </table:table-cell>
          <table:table-cell table:formula="of:=[.P122]" office:value-type="float" office:value="0.0000009990197" calcext:value-type="float">
            <text:p>0.0000009990197</text:p>
          </table:table-cell>
          <table:table-cell table:formula="of:=[.R122]" office:value-type="float" office:value="4524" calcext:value-type="float">
            <text:p>4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3]) - LEN(SUBSTITUTE([.C123]; &quot;C&quot;; &quot;&quot;))) + [.$A$4] * (LEN([.C123]) - LEN(SUBSTITUTE([.C123]; &quot;G&quot;; &quot;&quot;)))" office:value-type="float" office:value="40" calcext:value-type="float">
            <text:p>40</text:p>
          </table:table-cell>
          <table:table-cell table:formula="of:=SUM([.E$2:.E123])" office:value-type="float" office:value="4880" calcext:value-type="float">
            <text:p>48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3]) - LEN(SUBSTITUTE([.G123]; &quot;C&quot;; &quot;&quot;))) + [.$A$4] * (LEN([.G123]) - LEN(SUBSTITUTE([.G123]; &quot;G&quot;; &quot;&quot;)))" office:value-type="float" office:value="1" calcext:value-type="float">
            <text:p>1</text:p>
          </table:table-cell>
          <table:table-cell table:formula="of:=SUM([.I$2:.I123])" office:value-type="float" office:value="181" calcext:value-type="float">
            <text:p>181</text:p>
          </table:table-cell>
          <table:table-cell office:value-type="string" calcext:value-type="string">
            <text:p>CGCGCGCGCGCG</text:p>
          </table:table-cell>
          <table:table-cell office:value-type="float" office:value="0.0000009863766" calcext:value-type="float">
            <text:p>0.0000009863766</text:p>
          </table:table-cell>
          <table:table-cell table:formula="of:= (LEN([.K123]) - LEN(SUBSTITUTE([.K123]; &quot;C&quot;; &quot;&quot;))) + [.$A$4] * (LEN([.K123]) - LEN(SUBSTITUTE([.K123]; &quot;G&quot;; &quot;&quot;)))" office:value-type="float" office:value="36" calcext:value-type="float">
            <text:p>36</text:p>
          </table:table-cell>
          <table:table-cell table:formula="of:=SUM([.M$2:.M123])" office:value-type="float" office:value="4596" calcext:value-type="float">
            <text:p>4596</text:p>
          </table:table-cell>
          <table:table-cell office:value-type="string" calcext:value-type="string">
            <text:p>CGCGCGCGCGCGGC</text:p>
          </table:table-cell>
          <table:table-cell office:value-type="float" office:value="0.0000009889568" calcext:value-type="float">
            <text:p>0.0000009889568</text:p>
          </table:table-cell>
          <table:table-cell table:formula="of:= (LEN([.O123]) - LEN(SUBSTITUTE([.O123]; &quot;C&quot;; &quot;&quot;))) + [.$A$4] * (LEN([.O123]) - LEN(SUBSTITUTE([.O123]; &quot;G&quot;; &quot;&quot;)))" office:value-type="float" office:value="42" calcext:value-type="float">
            <text:p>42</text:p>
          </table:table-cell>
          <table:table-cell table:formula="of:=SUM([.Q$2:.Q123])" office:value-type="float" office:value="4566" calcext:value-type="float">
            <text:p>4566</text:p>
          </table:table-cell>
          <table:table-cell/>
          <table:table-cell table:formula="of:=[.D123]" office:value-type="float" office:value="0.0015279547" calcext:value-type="float">
            <text:p>0.0015279547</text:p>
          </table:table-cell>
          <table:table-cell table:formula="of:=[.F123]" office:value-type="float" office:value="4880" calcext:value-type="float">
            <text:p>4880</text:p>
          </table:table-cell>
          <table:table-cell table:formula="of:=[.H123]" office:value-type="float" office:value="0.0108180195" calcext:value-type="float">
            <text:p>0.0108180195</text:p>
          </table:table-cell>
          <table:table-cell table:formula="of:=[.J123]" office:value-type="float" office:value="181" calcext:value-type="float">
            <text:p>181</text:p>
          </table:table-cell>
          <table:table-cell table:formula="of:=[.L123]" office:value-type="float" office:value="0.0000009863766" calcext:value-type="float">
            <text:p>0.0000009863766</text:p>
          </table:table-cell>
          <table:table-cell table:formula="of:=[.N123]" office:value-type="float" office:value="4596" calcext:value-type="float">
            <text:p>4596</text:p>
          </table:table-cell>
          <table:table-cell table:formula="of:=[.P123]" office:value-type="float" office:value="0.0000009889568" calcext:value-type="float">
            <text:p>0.0000009889568</text:p>
          </table:table-cell>
          <table:table-cell table:formula="of:=[.R123]" office:value-type="float" office:value="4566" calcext:value-type="float">
            <text:p>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7" calcext:value-type="float">
            <text:p>0.0015279547</text:p>
          </table:table-cell>
          <table:table-cell table:formula="of:= (LEN([.C124]) - LEN(SUBSTITUTE([.C124]; &quot;C&quot;; &quot;&quot;))) + [.$A$4] * (LEN([.C124]) - LEN(SUBSTITUTE([.C124]; &quot;G&quot;; &quot;&quot;)))" office:value-type="float" office:value="40" calcext:value-type="float">
            <text:p>40</text:p>
          </table:table-cell>
          <table:table-cell table:formula="of:=SUM([.E$2:.E124])" office:value-type="float" office:value="4920" calcext:value-type="float">
            <text:p>49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4]) - LEN(SUBSTITUTE([.G124]; &quot;C&quot;; &quot;&quot;))) + [.$A$4] * (LEN([.G124]) - LEN(SUBSTITUTE([.G124]; &quot;G&quot;; &quot;&quot;)))" office:value-type="float" office:value="1" calcext:value-type="float">
            <text:p>1</text:p>
          </table:table-cell>
          <table:table-cell table:formula="of:=SUM([.I$2:.I124])" office:value-type="float" office:value="182" calcext:value-type="float">
            <text:p>182</text:p>
          </table:table-cell>
          <table:table-cell office:value-type="string" calcext:value-type="string">
            <text:p>CGCGCGCGCGCGCGCG</text:p>
          </table:table-cell>
          <table:table-cell office:value-type="float" office:value="0.0000009557912" calcext:value-type="float">
            <text:p>0.0000009557912</text:p>
          </table:table-cell>
          <table:table-cell table:formula="of:= (LEN([.K124]) - LEN(SUBSTITUTE([.K124]; &quot;C&quot;; &quot;&quot;))) + [.$A$4] * (LEN([.K124]) - LEN(SUBSTITUTE([.K124]; &quot;G&quot;; &quot;&quot;)))" office:value-type="float" office:value="48" calcext:value-type="float">
            <text:p>48</text:p>
          </table:table-cell>
          <table:table-cell table:formula="of:=SUM([.M$2:.M124])" office:value-type="float" office:value="4644" calcext:value-type="float">
            <text:p>4644</text:p>
          </table:table-cell>
          <table:table-cell office:value-type="string" calcext:value-type="string">
            <text:p>CGCGCGCGCGGC</text:p>
          </table:table-cell>
          <table:table-cell office:value-type="float" office:value="0.0000009863766" calcext:value-type="float">
            <text:p>0.0000009863766</text:p>
          </table:table-cell>
          <table:table-cell table:formula="of:= (LEN([.O124]) - LEN(SUBSTITUTE([.O124]; &quot;C&quot;; &quot;&quot;))) + [.$A$4] * (LEN([.O124]) - LEN(SUBSTITUTE([.O124]; &quot;G&quot;; &quot;&quot;)))" office:value-type="float" office:value="36" calcext:value-type="float">
            <text:p>36</text:p>
          </table:table-cell>
          <table:table-cell table:formula="of:=SUM([.Q$2:.Q124])" office:value-type="float" office:value="4602" calcext:value-type="float">
            <text:p>4602</text:p>
          </table:table-cell>
          <table:table-cell/>
          <table:table-cell table:formula="of:=[.D124]" office:value-type="float" office:value="0.0015279547" calcext:value-type="float">
            <text:p>0.0015279547</text:p>
          </table:table-cell>
          <table:table-cell table:formula="of:=[.F124]" office:value-type="float" office:value="4920" calcext:value-type="float">
            <text:p>4920</text:p>
          </table:table-cell>
          <table:table-cell table:formula="of:=[.H124]" office:value-type="float" office:value="0.0108180195" calcext:value-type="float">
            <text:p>0.0108180195</text:p>
          </table:table-cell>
          <table:table-cell table:formula="of:=[.J124]" office:value-type="float" office:value="182" calcext:value-type="float">
            <text:p>182</text:p>
          </table:table-cell>
          <table:table-cell table:formula="of:=[.L124]" office:value-type="float" office:value="0.0000009557912" calcext:value-type="float">
            <text:p>0.0000009557912</text:p>
          </table:table-cell>
          <table:table-cell table:formula="of:=[.N124]" office:value-type="float" office:value="4644" calcext:value-type="float">
            <text:p>4644</text:p>
          </table:table-cell>
          <table:table-cell table:formula="of:=[.P124]" office:value-type="float" office:value="0.0000009863766" calcext:value-type="float">
            <text:p>0.0000009863766</text:p>
          </table:table-cell>
          <table:table-cell table:formula="of:=[.R124]" office:value-type="float" office:value="4602" calcext:value-type="float">
            <text:p>4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5]) - LEN(SUBSTITUTE([.C125]; &quot;C&quot;; &quot;&quot;))) + [.$A$4] * (LEN([.C125]) - LEN(SUBSTITUTE([.C125]; &quot;G&quot;; &quot;&quot;)))" office:value-type="float" office:value="40" calcext:value-type="float">
            <text:p>40</text:p>
          </table:table-cell>
          <table:table-cell table:formula="of:=SUM([.E$2:.E125])" office:value-type="float" office:value="4960" calcext:value-type="float">
            <text:p>49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5]) - LEN(SUBSTITUTE([.G125]; &quot;C&quot;; &quot;&quot;))) + [.$A$4] * (LEN([.G125]) - LEN(SUBSTITUTE([.G125]; &quot;G&quot;; &quot;&quot;)))" office:value-type="float" office:value="1" calcext:value-type="float">
            <text:p>1</text:p>
          </table:table-cell>
          <table:table-cell table:formula="of:=SUM([.I$2:.I125])" office:value-type="float" office:value="183" calcext:value-type="float">
            <text:p>183</text:p>
          </table:table-cell>
          <table:table-cell office:value-type="string" calcext:value-type="string">
            <text:p>CGCGCGCGCG</text:p>
          </table:table-cell>
          <table:table-cell office:value-type="float" office:value="0.00000095335696" calcext:value-type="float">
            <text:p>0.00000095335696</text:p>
          </table:table-cell>
          <table:table-cell table:formula="of:= (LEN([.K125]) - LEN(SUBSTITUTE([.K125]; &quot;C&quot;; &quot;&quot;))) + [.$A$4] * (LEN([.K125]) - LEN(SUBSTITUTE([.K125]; &quot;G&quot;; &quot;&quot;)))" office:value-type="float" office:value="30" calcext:value-type="float">
            <text:p>30</text:p>
          </table:table-cell>
          <table:table-cell table:formula="of:=SUM([.M$2:.M125])" office:value-type="float" office:value="4674" calcext:value-type="float">
            <text:p>4674</text:p>
          </table:table-cell>
          <table:table-cell office:value-type="string" calcext:value-type="string">
            <text:p>CGCGCGCGCGCGCGGC</text:p>
          </table:table-cell>
          <table:table-cell office:value-type="float" office:value="0.0000009557912" calcext:value-type="float">
            <text:p>0.0000009557912</text:p>
          </table:table-cell>
          <table:table-cell table:formula="of:= (LEN([.O125]) - LEN(SUBSTITUTE([.O125]; &quot;C&quot;; &quot;&quot;))) + [.$A$4] * (LEN([.O125]) - LEN(SUBSTITUTE([.O125]; &quot;G&quot;; &quot;&quot;)))" office:value-type="float" office:value="48" calcext:value-type="float">
            <text:p>48</text:p>
          </table:table-cell>
          <table:table-cell table:formula="of:=SUM([.Q$2:.Q125])" office:value-type="float" office:value="4650" calcext:value-type="float">
            <text:p>4650</text:p>
          </table:table-cell>
          <table:table-cell/>
          <table:table-cell table:formula="of:=[.D125]" office:value-type="float" office:value="0.0015279546" calcext:value-type="float">
            <text:p>0.0015279546</text:p>
          </table:table-cell>
          <table:table-cell table:formula="of:=[.F125]" office:value-type="float" office:value="4960" calcext:value-type="float">
            <text:p>4960</text:p>
          </table:table-cell>
          <table:table-cell table:formula="of:=[.H125]" office:value-type="float" office:value="0.0108180195" calcext:value-type="float">
            <text:p>0.0108180195</text:p>
          </table:table-cell>
          <table:table-cell table:formula="of:=[.J125]" office:value-type="float" office:value="183" calcext:value-type="float">
            <text:p>183</text:p>
          </table:table-cell>
          <table:table-cell table:formula="of:=[.L125]" office:value-type="float" office:value="0.00000095335696" calcext:value-type="float">
            <text:p>0.00000095335696</text:p>
          </table:table-cell>
          <table:table-cell table:formula="of:=[.N125]" office:value-type="float" office:value="4674" calcext:value-type="float">
            <text:p>4674</text:p>
          </table:table-cell>
          <table:table-cell table:formula="of:=[.P125]" office:value-type="float" office:value="0.0000009557912" calcext:value-type="float">
            <text:p>0.0000009557912</text:p>
          </table:table-cell>
          <table:table-cell table:formula="of:=[.R125]" office:value-type="float" office:value="4650" calcext:value-type="float">
            <text:p>46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6]) - LEN(SUBSTITUTE([.C126]; &quot;C&quot;; &quot;&quot;))) + [.$A$4] * (LEN([.C126]) - LEN(SUBSTITUTE([.C126]; &quot;G&quot;; &quot;&quot;)))" office:value-type="float" office:value="40" calcext:value-type="float">
            <text:p>40</text:p>
          </table:table-cell>
          <table:table-cell table:formula="of:=SUM([.E$2:.E126])"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6]) - LEN(SUBSTITUTE([.G126]; &quot;C&quot;; &quot;&quot;))) + [.$A$4] * (LEN([.G126]) - LEN(SUBSTITUTE([.G126]; &quot;G&quot;; &quot;&quot;)))" office:value-type="float" office:value="1" calcext:value-type="float">
            <text:p>1</text:p>
          </table:table-cell>
          <table:table-cell table:formula="of:=SUM([.I$2:.I126])" office:value-type="float" office:value="184" calcext:value-type="float">
            <text:p>184</text:p>
          </table:table-cell>
          <table:table-cell office:value-type="string" calcext:value-type="string">
            <text:p>CGCGCGCGCG</text:p>
          </table:table-cell>
          <table:table-cell office:value-type="float" office:value="0.0000009519795" calcext:value-type="float">
            <text:p>0.0000009519795</text:p>
          </table:table-cell>
          <table:table-cell table:formula="of:= (LEN([.K126]) - LEN(SUBSTITUTE([.K126]; &quot;C&quot;; &quot;&quot;))) + [.$A$4] * (LEN([.K126]) - LEN(SUBSTITUTE([.K126]; &quot;G&quot;; &quot;&quot;)))" office:value-type="float" office:value="30" calcext:value-type="float">
            <text:p>30</text:p>
          </table:table-cell>
          <table:table-cell table:formula="of:=SUM([.M$2:.M126])" office:value-type="float" office:value="4704" calcext:value-type="float">
            <text:p>4704</text:p>
          </table:table-cell>
          <table:table-cell office:value-type="string" calcext:value-type="string">
            <text:p>CGCGCGCGGC</text:p>
          </table:table-cell>
          <table:table-cell office:value-type="float" office:value="0.00000095335696" calcext:value-type="float">
            <text:p>0.00000095335696</text:p>
          </table:table-cell>
          <table:table-cell table:formula="of:= (LEN([.O126]) - LEN(SUBSTITUTE([.O126]; &quot;C&quot;; &quot;&quot;))) + [.$A$4] * (LEN([.O126]) - LEN(SUBSTITUTE([.O126]; &quot;G&quot;; &quot;&quot;)))" office:value-type="float" office:value="30" calcext:value-type="float">
            <text:p>30</text:p>
          </table:table-cell>
          <table:table-cell table:formula="of:=SUM([.Q$2:.Q126])" office:value-type="float" office:value="4680" calcext:value-type="float">
            <text:p>4680</text:p>
          </table:table-cell>
          <table:table-cell/>
          <table:table-cell table:formula="of:=[.D126]" office:value-type="float" office:value="0.0015279546" calcext:value-type="float">
            <text:p>0.0015279546</text:p>
          </table:table-cell>
          <table:table-cell table:formula="of:=[.F126]" office:value-type="float" office:value="5000" calcext:value-type="float">
            <text:p>5000</text:p>
          </table:table-cell>
          <table:table-cell table:formula="of:=[.H126]" office:value-type="float" office:value="0.0108180195" calcext:value-type="float">
            <text:p>0.0108180195</text:p>
          </table:table-cell>
          <table:table-cell table:formula="of:=[.J126]" office:value-type="float" office:value="184" calcext:value-type="float">
            <text:p>184</text:p>
          </table:table-cell>
          <table:table-cell table:formula="of:=[.L126]" office:value-type="float" office:value="0.0000009519795" calcext:value-type="float">
            <text:p>0.0000009519795</text:p>
          </table:table-cell>
          <table:table-cell table:formula="of:=[.N126]" office:value-type="float" office:value="4704" calcext:value-type="float">
            <text:p>4704</text:p>
          </table:table-cell>
          <table:table-cell table:formula="of:=[.P126]" office:value-type="float" office:value="0.00000095335696" calcext:value-type="float">
            <text:p>0.00000095335696</text:p>
          </table:table-cell>
          <table:table-cell table:formula="of:=[.R126]" office:value-type="float" office:value="4680" calcext:value-type="float">
            <text:p>46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7]) - LEN(SUBSTITUTE([.C127]; &quot;C&quot;; &quot;&quot;))) + [.$A$4] * (LEN([.C127]) - LEN(SUBSTITUTE([.C127]; &quot;G&quot;; &quot;&quot;)))" office:value-type="float" office:value="40" calcext:value-type="float">
            <text:p>40</text:p>
          </table:table-cell>
          <table:table-cell table:formula="of:=SUM([.E$2:.E127])" office:value-type="float" office:value="5040" calcext:value-type="float">
            <text:p>50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7]) - LEN(SUBSTITUTE([.G127]; &quot;C&quot;; &quot;&quot;))) + [.$A$4] * (LEN([.G127]) - LEN(SUBSTITUTE([.G127]; &quot;G&quot;; &quot;&quot;)))" office:value-type="float" office:value="1" calcext:value-type="float">
            <text:p>1</text:p>
          </table:table-cell>
          <table:table-cell table:formula="of:=SUM([.I$2:.I127])" office:value-type="float" office:value="185" calcext:value-type="float">
            <text:p>185</text:p>
          </table:table-cell>
          <table:table-cell office:value-type="string" calcext:value-type="string">
            <text:p>CGCGCGCGCG</text:p>
          </table:table-cell>
          <table:table-cell office:value-type="float" office:value="0.0000009511109" calcext:value-type="float">
            <text:p>0.0000009511109</text:p>
          </table:table-cell>
          <table:table-cell table:formula="of:= (LEN([.K127]) - LEN(SUBSTITUTE([.K127]; &quot;C&quot;; &quot;&quot;))) + [.$A$4] * (LEN([.K127]) - LEN(SUBSTITUTE([.K127]; &quot;G&quot;; &quot;&quot;)))" office:value-type="float" office:value="30" calcext:value-type="float">
            <text:p>30</text:p>
          </table:table-cell>
          <table:table-cell table:formula="of:=SUM([.M$2:.M127])" office:value-type="float" office:value="4734" calcext:value-type="float">
            <text:p>4734</text:p>
          </table:table-cell>
          <table:table-cell office:value-type="string" calcext:value-type="string">
            <text:p>CGCGCGCGGC</text:p>
          </table:table-cell>
          <table:table-cell office:value-type="float" office:value="0.0000009519795" calcext:value-type="float">
            <text:p>0.0000009519795</text:p>
          </table:table-cell>
          <table:table-cell table:formula="of:= (LEN([.O127]) - LEN(SUBSTITUTE([.O127]; &quot;C&quot;; &quot;&quot;))) + [.$A$4] * (LEN([.O127]) - LEN(SUBSTITUTE([.O127]; &quot;G&quot;; &quot;&quot;)))" office:value-type="float" office:value="30" calcext:value-type="float">
            <text:p>30</text:p>
          </table:table-cell>
          <table:table-cell table:formula="of:=SUM([.Q$2:.Q127])" office:value-type="float" office:value="4710" calcext:value-type="float">
            <text:p>4710</text:p>
          </table:table-cell>
          <table:table-cell/>
          <table:table-cell table:formula="of:=[.D127]" office:value-type="float" office:value="0.0015279546" calcext:value-type="float">
            <text:p>0.0015279546</text:p>
          </table:table-cell>
          <table:table-cell table:formula="of:=[.F127]" office:value-type="float" office:value="5040" calcext:value-type="float">
            <text:p>5040</text:p>
          </table:table-cell>
          <table:table-cell table:formula="of:=[.H127]" office:value-type="float" office:value="0.0108180195" calcext:value-type="float">
            <text:p>0.0108180195</text:p>
          </table:table-cell>
          <table:table-cell table:formula="of:=[.J127]" office:value-type="float" office:value="185" calcext:value-type="float">
            <text:p>185</text:p>
          </table:table-cell>
          <table:table-cell table:formula="of:=[.L127]" office:value-type="float" office:value="0.0000009511109" calcext:value-type="float">
            <text:p>0.0000009511109</text:p>
          </table:table-cell>
          <table:table-cell table:formula="of:=[.N127]" office:value-type="float" office:value="4734" calcext:value-type="float">
            <text:p>4734</text:p>
          </table:table-cell>
          <table:table-cell table:formula="of:=[.P127]" office:value-type="float" office:value="0.0000009519795" calcext:value-type="float">
            <text:p>0.0000009519795</text:p>
          </table:table-cell>
          <table:table-cell table:formula="of:=[.R127]" office:value-type="float" office:value="4710" calcext:value-type="float">
            <text:p>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8]) - LEN(SUBSTITUTE([.C128]; &quot;C&quot;; &quot;&quot;))) + [.$A$4] * (LEN([.C128]) - LEN(SUBSTITUTE([.C128]; &quot;G&quot;; &quot;&quot;)))" office:value-type="float" office:value="40" calcext:value-type="float">
            <text:p>40</text:p>
          </table:table-cell>
          <table:table-cell table:formula="of:=SUM([.E$2:.E128])" office:value-type="float" office:value="5080" calcext:value-type="float">
            <text:p>50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8]) - LEN(SUBSTITUTE([.G128]; &quot;C&quot;; &quot;&quot;))) + [.$A$4] * (LEN([.G128]) - LEN(SUBSTITUTE([.G128]; &quot;G&quot;; &quot;&quot;)))" office:value-type="float" office:value="1" calcext:value-type="float">
            <text:p>1</text:p>
          </table:table-cell>
          <table:table-cell table:formula="of:=SUM([.I$2:.I128])" office:value-type="float" office:value="186" calcext:value-type="float">
            <text:p>186</text:p>
          </table:table-cell>
          <table:table-cell office:value-type="string" calcext:value-type="string">
            <text:p>CGCGCGCGCG</text:p>
          </table:table-cell>
          <table:table-cell office:value-type="float" office:value="0.0000009504873" calcext:value-type="float">
            <text:p>0.0000009504873</text:p>
          </table:table-cell>
          <table:table-cell table:formula="of:= (LEN([.K128]) - LEN(SUBSTITUTE([.K128]; &quot;C&quot;; &quot;&quot;))) + [.$A$4] * (LEN([.K128]) - LEN(SUBSTITUTE([.K128]; &quot;G&quot;; &quot;&quot;)))" office:value-type="float" office:value="30" calcext:value-type="float">
            <text:p>30</text:p>
          </table:table-cell>
          <table:table-cell table:formula="of:=SUM([.M$2:.M128])" office:value-type="float" office:value="4764" calcext:value-type="float">
            <text:p>4764</text:p>
          </table:table-cell>
          <table:table-cell office:value-type="string" calcext:value-type="string">
            <text:p>CGCGCGCGGC</text:p>
          </table:table-cell>
          <table:table-cell office:value-type="float" office:value="0.0000009511109" calcext:value-type="float">
            <text:p>0.0000009511109</text:p>
          </table:table-cell>
          <table:table-cell table:formula="of:= (LEN([.O128]) - LEN(SUBSTITUTE([.O128]; &quot;C&quot;; &quot;&quot;))) + [.$A$4] * (LEN([.O128]) - LEN(SUBSTITUTE([.O128]; &quot;G&quot;; &quot;&quot;)))" office:value-type="float" office:value="30" calcext:value-type="float">
            <text:p>30</text:p>
          </table:table-cell>
          <table:table-cell table:formula="of:=SUM([.Q$2:.Q128])" office:value-type="float" office:value="4740" calcext:value-type="float">
            <text:p>4740</text:p>
          </table:table-cell>
          <table:table-cell/>
          <table:table-cell table:formula="of:=[.D128]" office:value-type="float" office:value="0.0015279546" calcext:value-type="float">
            <text:p>0.0015279546</text:p>
          </table:table-cell>
          <table:table-cell table:formula="of:=[.F128]" office:value-type="float" office:value="5080" calcext:value-type="float">
            <text:p>5080</text:p>
          </table:table-cell>
          <table:table-cell table:formula="of:=[.H128]" office:value-type="float" office:value="0.0108180195" calcext:value-type="float">
            <text:p>0.0108180195</text:p>
          </table:table-cell>
          <table:table-cell table:formula="of:=[.J128]" office:value-type="float" office:value="186" calcext:value-type="float">
            <text:p>186</text:p>
          </table:table-cell>
          <table:table-cell table:formula="of:=[.L128]" office:value-type="float" office:value="0.0000009504873" calcext:value-type="float">
            <text:p>0.0000009504873</text:p>
          </table:table-cell>
          <table:table-cell table:formula="of:=[.N128]" office:value-type="float" office:value="4764" calcext:value-type="float">
            <text:p>4764</text:p>
          </table:table-cell>
          <table:table-cell table:formula="of:=[.P128]" office:value-type="float" office:value="0.0000009511109" calcext:value-type="float">
            <text:p>0.0000009511109</text:p>
          </table:table-cell>
          <table:table-cell table:formula="of:=[.R128]" office:value-type="float" office:value="4740" calcext:value-type="float">
            <text:p>47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6" calcext:value-type="float">
            <text:p>0.0015279546</text:p>
          </table:table-cell>
          <table:table-cell table:formula="of:= (LEN([.C129]) - LEN(SUBSTITUTE([.C129]; &quot;C&quot;; &quot;&quot;))) + [.$A$4] * (LEN([.C129]) - LEN(SUBSTITUTE([.C129]; &quot;G&quot;; &quot;&quot;)))" office:value-type="float" office:value="40" calcext:value-type="float">
            <text:p>40</text:p>
          </table:table-cell>
          <table:table-cell table:formula="of:=SUM([.E$2:.E129])" office:value-type="float" office:value="5120" calcext:value-type="float">
            <text:p>51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29]) - LEN(SUBSTITUTE([.G129]; &quot;C&quot;; &quot;&quot;))) + [.$A$4] * (LEN([.G129]) - LEN(SUBSTITUTE([.G129]; &quot;G&quot;; &quot;&quot;)))" office:value-type="float" office:value="1" calcext:value-type="float">
            <text:p>1</text:p>
          </table:table-cell>
          <table:table-cell table:formula="of:=SUM([.I$2:.I129])" office:value-type="float" office:value="187" calcext:value-type="float">
            <text:p>187</text:p>
          </table:table-cell>
          <table:table-cell office:value-type="string" calcext:value-type="string">
            <text:p>CGCGCGCGCGCG</text:p>
          </table:table-cell>
          <table:table-cell office:value-type="float" office:value="0.00000094870876" calcext:value-type="float">
            <text:p>0.00000094870876</text:p>
          </table:table-cell>
          <table:table-cell table:formula="of:= (LEN([.K129]) - LEN(SUBSTITUTE([.K129]; &quot;C&quot;; &quot;&quot;))) + [.$A$4] * (LEN([.K129]) - LEN(SUBSTITUTE([.K129]; &quot;G&quot;; &quot;&quot;)))" office:value-type="float" office:value="36" calcext:value-type="float">
            <text:p>36</text:p>
          </table:table-cell>
          <table:table-cell table:formula="of:=SUM([.M$2:.M129])" office:value-type="float" office:value="4800" calcext:value-type="float">
            <text:p>4800</text:p>
          </table:table-cell>
          <table:table-cell office:value-type="string" calcext:value-type="string">
            <text:p>CGCGCGCGGC</text:p>
          </table:table-cell>
          <table:table-cell office:value-type="float" office:value="0.0000009504873" calcext:value-type="float">
            <text:p>0.0000009504873</text:p>
          </table:table-cell>
          <table:table-cell table:formula="of:= (LEN([.O129]) - LEN(SUBSTITUTE([.O129]; &quot;C&quot;; &quot;&quot;))) + [.$A$4] * (LEN([.O129]) - LEN(SUBSTITUTE([.O129]; &quot;G&quot;; &quot;&quot;)))" office:value-type="float" office:value="30" calcext:value-type="float">
            <text:p>30</text:p>
          </table:table-cell>
          <table:table-cell table:formula="of:=SUM([.Q$2:.Q129])" office:value-type="float" office:value="4770" calcext:value-type="float">
            <text:p>4770</text:p>
          </table:table-cell>
          <table:table-cell/>
          <table:table-cell table:formula="of:=[.D129]" office:value-type="float" office:value="0.0015279546" calcext:value-type="float">
            <text:p>0.0015279546</text:p>
          </table:table-cell>
          <table:table-cell table:formula="of:=[.F129]" office:value-type="float" office:value="5120" calcext:value-type="float">
            <text:p>5120</text:p>
          </table:table-cell>
          <table:table-cell table:formula="of:=[.H129]" office:value-type="float" office:value="0.0108180195" calcext:value-type="float">
            <text:p>0.0108180195</text:p>
          </table:table-cell>
          <table:table-cell table:formula="of:=[.J129]" office:value-type="float" office:value="187" calcext:value-type="float">
            <text:p>187</text:p>
          </table:table-cell>
          <table:table-cell table:formula="of:=[.L129]" office:value-type="float" office:value="0.00000094870876" calcext:value-type="float">
            <text:p>0.00000094870876</text:p>
          </table:table-cell>
          <table:table-cell table:formula="of:=[.N129]" office:value-type="float" office:value="4800" calcext:value-type="float">
            <text:p>4800</text:p>
          </table:table-cell>
          <table:table-cell table:formula="of:=[.P129]" office:value-type="float" office:value="0.0000009504873" calcext:value-type="float">
            <text:p>0.0000009504873</text:p>
          </table:table-cell>
          <table:table-cell table:formula="of:=[.R129]" office:value-type="float" office:value="4770" calcext:value-type="float">
            <text:p>47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0]) - LEN(SUBSTITUTE([.C130]; &quot;C&quot;; &quot;&quot;))) + [.$A$4] * (LEN([.C130]) - LEN(SUBSTITUTE([.C130]; &quot;G&quot;; &quot;&quot;)))" office:value-type="float" office:value="40" calcext:value-type="float">
            <text:p>40</text:p>
          </table:table-cell>
          <table:table-cell table:formula="of:=SUM([.E$2:.E130])" office:value-type="float" office:value="5160" calcext:value-type="float">
            <text:p>51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0]) - LEN(SUBSTITUTE([.G130]; &quot;C&quot;; &quot;&quot;))) + [.$A$4] * (LEN([.G130]) - LEN(SUBSTITUTE([.G130]; &quot;G&quot;; &quot;&quot;)))" office:value-type="float" office:value="1" calcext:value-type="float">
            <text:p>1</text:p>
          </table:table-cell>
          <table:table-cell table:formula="of:=SUM([.I$2:.I130])" office:value-type="float" office:value="188" calcext:value-type="float">
            <text:p>188</text:p>
          </table:table-cell>
          <table:table-cell office:value-type="string" calcext:value-type="string">
            <text:p>CGCGCGCGCGCGCG</text:p>
          </table:table-cell>
          <table:table-cell office:value-type="float" office:value="0.00000094275435" calcext:value-type="float">
            <text:p>0.00000094275435</text:p>
          </table:table-cell>
          <table:table-cell table:formula="of:= (LEN([.K130]) - LEN(SUBSTITUTE([.K130]; &quot;C&quot;; &quot;&quot;))) + [.$A$4] * (LEN([.K130]) - LEN(SUBSTITUTE([.K130]; &quot;G&quot;; &quot;&quot;)))" office:value-type="float" office:value="42" calcext:value-type="float">
            <text:p>42</text:p>
          </table:table-cell>
          <table:table-cell table:formula="of:=SUM([.M$2:.M130])" office:value-type="float" office:value="4842" calcext:value-type="float">
            <text:p>4842</text:p>
          </table:table-cell>
          <table:table-cell office:value-type="string" calcext:value-type="string">
            <text:p>CGCGCGCGCGGC</text:p>
          </table:table-cell>
          <table:table-cell office:value-type="float" office:value="0.00000094870876" calcext:value-type="float">
            <text:p>0.00000094870876</text:p>
          </table:table-cell>
          <table:table-cell table:formula="of:= (LEN([.O130]) - LEN(SUBSTITUTE([.O130]; &quot;C&quot;; &quot;&quot;))) + [.$A$4] * (LEN([.O130]) - LEN(SUBSTITUTE([.O130]; &quot;G&quot;; &quot;&quot;)))" office:value-type="float" office:value="36" calcext:value-type="float">
            <text:p>36</text:p>
          </table:table-cell>
          <table:table-cell table:formula="of:=SUM([.Q$2:.Q130])" office:value-type="float" office:value="4806" calcext:value-type="float">
            <text:p>4806</text:p>
          </table:table-cell>
          <table:table-cell/>
          <table:table-cell table:formula="of:=[.D130]" office:value-type="float" office:value="0.0015279545" calcext:value-type="float">
            <text:p>0.0015279545</text:p>
          </table:table-cell>
          <table:table-cell table:formula="of:=[.F130]" office:value-type="float" office:value="5160" calcext:value-type="float">
            <text:p>5160</text:p>
          </table:table-cell>
          <table:table-cell table:formula="of:=[.H130]" office:value-type="float" office:value="0.0108180195" calcext:value-type="float">
            <text:p>0.0108180195</text:p>
          </table:table-cell>
          <table:table-cell table:formula="of:=[.J130]" office:value-type="float" office:value="188" calcext:value-type="float">
            <text:p>188</text:p>
          </table:table-cell>
          <table:table-cell table:formula="of:=[.L130]" office:value-type="float" office:value="0.00000094275435" calcext:value-type="float">
            <text:p>0.00000094275435</text:p>
          </table:table-cell>
          <table:table-cell table:formula="of:=[.N130]" office:value-type="float" office:value="4842" calcext:value-type="float">
            <text:p>4842</text:p>
          </table:table-cell>
          <table:table-cell table:formula="of:=[.P130]" office:value-type="float" office:value="0.00000094870876" calcext:value-type="float">
            <text:p>0.00000094870876</text:p>
          </table:table-cell>
          <table:table-cell table:formula="of:=[.R130]" office:value-type="float" office:value="4806" calcext:value-type="float">
            <text:p>4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1]) - LEN(SUBSTITUTE([.C131]; &quot;C&quot;; &quot;&quot;))) + [.$A$4] * (LEN([.C131]) - LEN(SUBSTITUTE([.C131]; &quot;G&quot;; &quot;&quot;)))" office:value-type="float" office:value="40" calcext:value-type="float">
            <text:p>40</text:p>
          </table:table-cell>
          <table:table-cell table:formula="of:=SUM([.E$2:.E131])" office:value-type="float" office:value="5200" calcext:value-type="float">
            <text:p>52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1]) - LEN(SUBSTITUTE([.G131]; &quot;C&quot;; &quot;&quot;))) + [.$A$4] * (LEN([.G131]) - LEN(SUBSTITUTE([.G131]; &quot;G&quot;; &quot;&quot;)))" office:value-type="float" office:value="1" calcext:value-type="float">
            <text:p>1</text:p>
          </table:table-cell>
          <table:table-cell table:formula="of:=SUM([.I$2:.I131])" office:value-type="float" office:value="189" calcext:value-type="float">
            <text:p>189</text:p>
          </table:table-cell>
          <table:table-cell office:value-type="string" calcext:value-type="string">
            <text:p>CGCGCGCGCGCG</text:p>
          </table:table-cell>
          <table:table-cell office:value-type="float" office:value="0.0000009411645" calcext:value-type="float">
            <text:p>0.0000009411645</text:p>
          </table:table-cell>
          <table:table-cell table:formula="of:= (LEN([.K131]) - LEN(SUBSTITUTE([.K131]; &quot;C&quot;; &quot;&quot;))) + [.$A$4] * (LEN([.K131]) - LEN(SUBSTITUTE([.K131]; &quot;G&quot;; &quot;&quot;)))" office:value-type="float" office:value="36" calcext:value-type="float">
            <text:p>36</text:p>
          </table:table-cell>
          <table:table-cell table:formula="of:=SUM([.M$2:.M131])" office:value-type="float" office:value="4878" calcext:value-type="float">
            <text:p>4878</text:p>
          </table:table-cell>
          <table:table-cell office:value-type="string" calcext:value-type="string">
            <text:p>CGCGCGCGCGCGGC</text:p>
          </table:table-cell>
          <table:table-cell office:value-type="float" office:value="0.00000094275435" calcext:value-type="float">
            <text:p>0.00000094275435</text:p>
          </table:table-cell>
          <table:table-cell table:formula="of:= (LEN([.O131]) - LEN(SUBSTITUTE([.O131]; &quot;C&quot;; &quot;&quot;))) + [.$A$4] * (LEN([.O131]) - LEN(SUBSTITUTE([.O131]; &quot;G&quot;; &quot;&quot;)))" office:value-type="float" office:value="42" calcext:value-type="float">
            <text:p>42</text:p>
          </table:table-cell>
          <table:table-cell table:formula="of:=SUM([.Q$2:.Q131])" office:value-type="float" office:value="4848" calcext:value-type="float">
            <text:p>4848</text:p>
          </table:table-cell>
          <table:table-cell/>
          <table:table-cell table:formula="of:=[.D131]" office:value-type="float" office:value="0.0015279545" calcext:value-type="float">
            <text:p>0.0015279545</text:p>
          </table:table-cell>
          <table:table-cell table:formula="of:=[.F131]" office:value-type="float" office:value="5200" calcext:value-type="float">
            <text:p>5200</text:p>
          </table:table-cell>
          <table:table-cell table:formula="of:=[.H131]" office:value-type="float" office:value="0.0108180195" calcext:value-type="float">
            <text:p>0.0108180195</text:p>
          </table:table-cell>
          <table:table-cell table:formula="of:=[.J131]" office:value-type="float" office:value="189" calcext:value-type="float">
            <text:p>189</text:p>
          </table:table-cell>
          <table:table-cell table:formula="of:=[.L131]" office:value-type="float" office:value="0.0000009411645" calcext:value-type="float">
            <text:p>0.0000009411645</text:p>
          </table:table-cell>
          <table:table-cell table:formula="of:=[.N131]" office:value-type="float" office:value="4878" calcext:value-type="float">
            <text:p>4878</text:p>
          </table:table-cell>
          <table:table-cell table:formula="of:=[.P131]" office:value-type="float" office:value="0.00000094275435" calcext:value-type="float">
            <text:p>0.00000094275435</text:p>
          </table:table-cell>
          <table:table-cell table:formula="of:=[.R131]" office:value-type="float" office:value="4848" calcext:value-type="float">
            <text:p>4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2]) - LEN(SUBSTITUTE([.C132]; &quot;C&quot;; &quot;&quot;))) + [.$A$4] * (LEN([.C132]) - LEN(SUBSTITUTE([.C132]; &quot;G&quot;; &quot;&quot;)))" office:value-type="float" office:value="40" calcext:value-type="float">
            <text:p>40</text:p>
          </table:table-cell>
          <table:table-cell table:formula="of:=SUM([.E$2:.E132])" office:value-type="float" office:value="5240" calcext:value-type="float">
            <text:p>52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2]) - LEN(SUBSTITUTE([.G132]; &quot;C&quot;; &quot;&quot;))) + [.$A$4] * (LEN([.G132]) - LEN(SUBSTITUTE([.G132]; &quot;G&quot;; &quot;&quot;)))" office:value-type="float" office:value="1" calcext:value-type="float">
            <text:p>1</text:p>
          </table:table-cell>
          <table:table-cell table:formula="of:=SUM([.I$2:.I132])" office:value-type="float" office:value="190" calcext:value-type="float">
            <text:p>190</text:p>
          </table:table-cell>
          <table:table-cell office:value-type="string" calcext:value-type="string">
            <text:p>CGCGCGCGCGCGCG</text:p>
          </table:table-cell>
          <table:table-cell office:value-type="float" office:value="0.00000093580644" calcext:value-type="float">
            <text:p>0.00000093580644</text:p>
          </table:table-cell>
          <table:table-cell table:formula="of:= (LEN([.K132]) - LEN(SUBSTITUTE([.K132]; &quot;C&quot;; &quot;&quot;))) + [.$A$4] * (LEN([.K132]) - LEN(SUBSTITUTE([.K132]; &quot;G&quot;; &quot;&quot;)))" office:value-type="float" office:value="42" calcext:value-type="float">
            <text:p>42</text:p>
          </table:table-cell>
          <table:table-cell table:formula="of:=SUM([.M$2:.M132])" office:value-type="float" office:value="4920" calcext:value-type="float">
            <text:p>4920</text:p>
          </table:table-cell>
          <table:table-cell office:value-type="string" calcext:value-type="string">
            <text:p>CGCGCGCGCGGC</text:p>
          </table:table-cell>
          <table:table-cell office:value-type="float" office:value="0.0000009411645" calcext:value-type="float">
            <text:p>0.0000009411645</text:p>
          </table:table-cell>
          <table:table-cell table:formula="of:= (LEN([.O132]) - LEN(SUBSTITUTE([.O132]; &quot;C&quot;; &quot;&quot;))) + [.$A$4] * (LEN([.O132]) - LEN(SUBSTITUTE([.O132]; &quot;G&quot;; &quot;&quot;)))" office:value-type="float" office:value="36" calcext:value-type="float">
            <text:p>36</text:p>
          </table:table-cell>
          <table:table-cell table:formula="of:=SUM([.Q$2:.Q132])" office:value-type="float" office:value="4884" calcext:value-type="float">
            <text:p>4884</text:p>
          </table:table-cell>
          <table:table-cell/>
          <table:table-cell table:formula="of:=[.D132]" office:value-type="float" office:value="0.0015279545" calcext:value-type="float">
            <text:p>0.0015279545</text:p>
          </table:table-cell>
          <table:table-cell table:formula="of:=[.F132]" office:value-type="float" office:value="5240" calcext:value-type="float">
            <text:p>5240</text:p>
          </table:table-cell>
          <table:table-cell table:formula="of:=[.H132]" office:value-type="float" office:value="0.0108180195" calcext:value-type="float">
            <text:p>0.0108180195</text:p>
          </table:table-cell>
          <table:table-cell table:formula="of:=[.J132]" office:value-type="float" office:value="190" calcext:value-type="float">
            <text:p>190</text:p>
          </table:table-cell>
          <table:table-cell table:formula="of:=[.L132]" office:value-type="float" office:value="0.00000093580644" calcext:value-type="float">
            <text:p>0.00000093580644</text:p>
          </table:table-cell>
          <table:table-cell table:formula="of:=[.N132]" office:value-type="float" office:value="4920" calcext:value-type="float">
            <text:p>4920</text:p>
          </table:table-cell>
          <table:table-cell table:formula="of:=[.P132]" office:value-type="float" office:value="0.0000009411645" calcext:value-type="float">
            <text:p>0.0000009411645</text:p>
          </table:table-cell>
          <table:table-cell table:formula="of:=[.R132]" office:value-type="float" office:value="4884" calcext:value-type="float">
            <text:p>4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3]) - LEN(SUBSTITUTE([.C133]; &quot;C&quot;; &quot;&quot;))) + [.$A$4] * (LEN([.C133]) - LEN(SUBSTITUTE([.C133]; &quot;G&quot;; &quot;&quot;)))" office:value-type="float" office:value="40" calcext:value-type="float">
            <text:p>40</text:p>
          </table:table-cell>
          <table:table-cell table:formula="of:=SUM([.E$2:.E133])" office:value-type="float" office:value="5280" calcext:value-type="float">
            <text:p>52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3]) - LEN(SUBSTITUTE([.G133]; &quot;C&quot;; &quot;&quot;))) + [.$A$4] * (LEN([.G133]) - LEN(SUBSTITUTE([.G133]; &quot;G&quot;; &quot;&quot;)))" office:value-type="float" office:value="1" calcext:value-type="float">
            <text:p>1</text:p>
          </table:table-cell>
          <table:table-cell table:formula="of:=SUM([.I$2:.I133])" office:value-type="float" office:value="191" calcext:value-type="float">
            <text:p>191</text:p>
          </table:table-cell>
          <table:table-cell office:value-type="string" calcext:value-type="string">
            <text:p>CGCGCGCGCGCG</text:p>
          </table:table-cell>
          <table:table-cell office:value-type="float" office:value="0.0000009343857" calcext:value-type="float">
            <text:p>0.0000009343857</text:p>
          </table:table-cell>
          <table:table-cell table:formula="of:= (LEN([.K133]) - LEN(SUBSTITUTE([.K133]; &quot;C&quot;; &quot;&quot;))) + [.$A$4] * (LEN([.K133]) - LEN(SUBSTITUTE([.K133]; &quot;G&quot;; &quot;&quot;)))" office:value-type="float" office:value="36" calcext:value-type="float">
            <text:p>36</text:p>
          </table:table-cell>
          <table:table-cell table:formula="of:=SUM([.M$2:.M133])" office:value-type="float" office:value="4956" calcext:value-type="float">
            <text:p>4956</text:p>
          </table:table-cell>
          <table:table-cell office:value-type="string" calcext:value-type="string">
            <text:p>CGCGCGCGCGCGGC</text:p>
          </table:table-cell>
          <table:table-cell office:value-type="float" office:value="0.00000093580644" calcext:value-type="float">
            <text:p>0.00000093580644</text:p>
          </table:table-cell>
          <table:table-cell table:formula="of:= (LEN([.O133]) - LEN(SUBSTITUTE([.O133]; &quot;C&quot;; &quot;&quot;))) + [.$A$4] * (LEN([.O133]) - LEN(SUBSTITUTE([.O133]; &quot;G&quot;; &quot;&quot;)))" office:value-type="float" office:value="42" calcext:value-type="float">
            <text:p>42</text:p>
          </table:table-cell>
          <table:table-cell table:formula="of:=SUM([.Q$2:.Q133])" office:value-type="float" office:value="4926" calcext:value-type="float">
            <text:p>4926</text:p>
          </table:table-cell>
          <table:table-cell/>
          <table:table-cell table:formula="of:=[.D133]" office:value-type="float" office:value="0.0015279545" calcext:value-type="float">
            <text:p>0.0015279545</text:p>
          </table:table-cell>
          <table:table-cell table:formula="of:=[.F133]" office:value-type="float" office:value="5280" calcext:value-type="float">
            <text:p>5280</text:p>
          </table:table-cell>
          <table:table-cell table:formula="of:=[.H133]" office:value-type="float" office:value="0.0108180195" calcext:value-type="float">
            <text:p>0.0108180195</text:p>
          </table:table-cell>
          <table:table-cell table:formula="of:=[.J133]" office:value-type="float" office:value="191" calcext:value-type="float">
            <text:p>191</text:p>
          </table:table-cell>
          <table:table-cell table:formula="of:=[.L133]" office:value-type="float" office:value="0.0000009343857" calcext:value-type="float">
            <text:p>0.0000009343857</text:p>
          </table:table-cell>
          <table:table-cell table:formula="of:=[.N133]" office:value-type="float" office:value="4956" calcext:value-type="float">
            <text:p>4956</text:p>
          </table:table-cell>
          <table:table-cell table:formula="of:=[.P133]" office:value-type="float" office:value="0.00000093580644" calcext:value-type="float">
            <text:p>0.00000093580644</text:p>
          </table:table-cell>
          <table:table-cell table:formula="of:=[.R133]" office:value-type="float" office:value="4926" calcext:value-type="float">
            <text:p>4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4]) - LEN(SUBSTITUTE([.C134]; &quot;C&quot;; &quot;&quot;))) + [.$A$4] * (LEN([.C134]) - LEN(SUBSTITUTE([.C134]; &quot;G&quot;; &quot;&quot;)))" office:value-type="float" office:value="40" calcext:value-type="float">
            <text:p>40</text:p>
          </table:table-cell>
          <table:table-cell table:formula="of:=SUM([.E$2:.E134])" office:value-type="float" office:value="5320" calcext:value-type="float">
            <text:p>532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4]) - LEN(SUBSTITUTE([.G134]; &quot;C&quot;; &quot;&quot;))) + [.$A$4] * (LEN([.G134]) - LEN(SUBSTITUTE([.G134]; &quot;G&quot;; &quot;&quot;)))" office:value-type="float" office:value="1" calcext:value-type="float">
            <text:p>1</text:p>
          </table:table-cell>
          <table:table-cell table:formula="of:=SUM([.I$2:.I134])" office:value-type="float" office:value="192" calcext:value-type="float">
            <text:p>192</text:p>
          </table:table-cell>
          <table:table-cell office:value-type="string" calcext:value-type="string">
            <text:p>CGCGCGCGCGCGCG</text:p>
          </table:table-cell>
          <table:table-cell office:value-type="float" office:value="0.00000092955685" calcext:value-type="float">
            <text:p>0.00000092955685</text:p>
          </table:table-cell>
          <table:table-cell table:formula="of:= (LEN([.K134]) - LEN(SUBSTITUTE([.K134]; &quot;C&quot;; &quot;&quot;))) + [.$A$4] * (LEN([.K134]) - LEN(SUBSTITUTE([.K134]; &quot;G&quot;; &quot;&quot;)))" office:value-type="float" office:value="42" calcext:value-type="float">
            <text:p>42</text:p>
          </table:table-cell>
          <table:table-cell table:formula="of:=SUM([.M$2:.M134])" office:value-type="float" office:value="4998" calcext:value-type="float">
            <text:p>4998</text:p>
          </table:table-cell>
          <table:table-cell office:value-type="string" calcext:value-type="string">
            <text:p>CGCGCGCGCGGC</text:p>
          </table:table-cell>
          <table:table-cell office:value-type="float" office:value="0.0000009343857" calcext:value-type="float">
            <text:p>0.0000009343857</text:p>
          </table:table-cell>
          <table:table-cell table:formula="of:= (LEN([.O134]) - LEN(SUBSTITUTE([.O134]; &quot;C&quot;; &quot;&quot;))) + [.$A$4] * (LEN([.O134]) - LEN(SUBSTITUTE([.O134]; &quot;G&quot;; &quot;&quot;)))" office:value-type="float" office:value="36" calcext:value-type="float">
            <text:p>36</text:p>
          </table:table-cell>
          <table:table-cell table:formula="of:=SUM([.Q$2:.Q134])" office:value-type="float" office:value="4962" calcext:value-type="float">
            <text:p>4962</text:p>
          </table:table-cell>
          <table:table-cell/>
          <table:table-cell table:formula="of:=[.D134]" office:value-type="float" office:value="0.0015279545" calcext:value-type="float">
            <text:p>0.0015279545</text:p>
          </table:table-cell>
          <table:table-cell table:formula="of:=[.F134]" office:value-type="float" office:value="5320" calcext:value-type="float">
            <text:p>5320</text:p>
          </table:table-cell>
          <table:table-cell table:formula="of:=[.H134]" office:value-type="float" office:value="0.0108180195" calcext:value-type="float">
            <text:p>0.0108180195</text:p>
          </table:table-cell>
          <table:table-cell table:formula="of:=[.J134]" office:value-type="float" office:value="192" calcext:value-type="float">
            <text:p>192</text:p>
          </table:table-cell>
          <table:table-cell table:formula="of:=[.L134]" office:value-type="float" office:value="0.00000092955685" calcext:value-type="float">
            <text:p>0.00000092955685</text:p>
          </table:table-cell>
          <table:table-cell table:formula="of:=[.N134]" office:value-type="float" office:value="4998" calcext:value-type="float">
            <text:p>4998</text:p>
          </table:table-cell>
          <table:table-cell table:formula="of:=[.P134]" office:value-type="float" office:value="0.0000009343857" calcext:value-type="float">
            <text:p>0.0000009343857</text:p>
          </table:table-cell>
          <table:table-cell table:formula="of:=[.R134]" office:value-type="float" office:value="4962" calcext:value-type="float">
            <text:p>4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5]) - LEN(SUBSTITUTE([.C135]; &quot;C&quot;; &quot;&quot;))) + [.$A$4] * (LEN([.C135]) - LEN(SUBSTITUTE([.C135]; &quot;G&quot;; &quot;&quot;)))" office:value-type="float" office:value="40" calcext:value-type="float">
            <text:p>40</text:p>
          </table:table-cell>
          <table:table-cell table:formula="of:=SUM([.E$2:.E135])" office:value-type="float" office:value="5360" calcext:value-type="float">
            <text:p>536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5]) - LEN(SUBSTITUTE([.G135]; &quot;C&quot;; &quot;&quot;))) + [.$A$4] * (LEN([.G135]) - LEN(SUBSTITUTE([.G135]; &quot;G&quot;; &quot;&quot;)))" office:value-type="float" office:value="1" calcext:value-type="float">
            <text:p>1</text:p>
          </table:table-cell>
          <table:table-cell table:formula="of:=SUM([.I$2:.I135])" office:value-type="float" office:value="193" calcext:value-type="float">
            <text:p>193</text:p>
          </table:table-cell>
          <table:table-cell office:value-type="string" calcext:value-type="string">
            <text:p>CGCGCGCGCGCG</text:p>
          </table:table-cell>
          <table:table-cell office:value-type="float" office:value="0.0000009282859" calcext:value-type="float">
            <text:p>0.0000009282859</text:p>
          </table:table-cell>
          <table:table-cell table:formula="of:= (LEN([.K135]) - LEN(SUBSTITUTE([.K135]; &quot;C&quot;; &quot;&quot;))) + [.$A$4] * (LEN([.K135]) - LEN(SUBSTITUTE([.K135]; &quot;G&quot;; &quot;&quot;)))" office:value-type="float" office:value="36" calcext:value-type="float">
            <text:p>36</text:p>
          </table:table-cell>
          <table:table-cell table:formula="of:=SUM([.M$2:.M135])" office:value-type="float" office:value="5034" calcext:value-type="float">
            <text:p>5034</text:p>
          </table:table-cell>
          <table:table-cell office:value-type="string" calcext:value-type="string">
            <text:p>CGCGCGCGCGCGGC</text:p>
          </table:table-cell>
          <table:table-cell office:value-type="float" office:value="0.00000092955685" calcext:value-type="float">
            <text:p>0.00000092955685</text:p>
          </table:table-cell>
          <table:table-cell table:formula="of:= (LEN([.O135]) - LEN(SUBSTITUTE([.O135]; &quot;C&quot;; &quot;&quot;))) + [.$A$4] * (LEN([.O135]) - LEN(SUBSTITUTE([.O135]; &quot;G&quot;; &quot;&quot;)))" office:value-type="float" office:value="42" calcext:value-type="float">
            <text:p>42</text:p>
          </table:table-cell>
          <table:table-cell table:formula="of:=SUM([.Q$2:.Q135])" office:value-type="float" office:value="5004" calcext:value-type="float">
            <text:p>5004</text:p>
          </table:table-cell>
          <table:table-cell/>
          <table:table-cell table:formula="of:=[.D135]" office:value-type="float" office:value="0.0015279545" calcext:value-type="float">
            <text:p>0.0015279545</text:p>
          </table:table-cell>
          <table:table-cell table:formula="of:=[.F135]" office:value-type="float" office:value="5360" calcext:value-type="float">
            <text:p>5360</text:p>
          </table:table-cell>
          <table:table-cell table:formula="of:=[.H135]" office:value-type="float" office:value="0.0108180195" calcext:value-type="float">
            <text:p>0.0108180195</text:p>
          </table:table-cell>
          <table:table-cell table:formula="of:=[.J135]" office:value-type="float" office:value="193" calcext:value-type="float">
            <text:p>193</text:p>
          </table:table-cell>
          <table:table-cell table:formula="of:=[.L135]" office:value-type="float" office:value="0.0000009282859" calcext:value-type="float">
            <text:p>0.0000009282859</text:p>
          </table:table-cell>
          <table:table-cell table:formula="of:=[.N135]" office:value-type="float" office:value="5034" calcext:value-type="float">
            <text:p>5034</text:p>
          </table:table-cell>
          <table:table-cell table:formula="of:=[.P135]" office:value-type="float" office:value="0.00000092955685" calcext:value-type="float">
            <text:p>0.00000092955685</text:p>
          </table:table-cell>
          <table:table-cell table:formula="of:=[.R135]" office:value-type="float" office:value="5004" calcext:value-type="float">
            <text:p>5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6]) - LEN(SUBSTITUTE([.C136]; &quot;C&quot;; &quot;&quot;))) + [.$A$4] * (LEN([.C136]) - LEN(SUBSTITUTE([.C136]; &quot;G&quot;; &quot;&quot;)))" office:value-type="float" office:value="40" calcext:value-type="float">
            <text:p>40</text:p>
          </table:table-cell>
          <table:table-cell table:formula="of:=SUM([.E$2:.E136])" office:value-type="float" office:value="5400" calcext:value-type="float">
            <text:p>540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6]) - LEN(SUBSTITUTE([.G136]; &quot;C&quot;; &quot;&quot;))) + [.$A$4] * (LEN([.G136]) - LEN(SUBSTITUTE([.G136]; &quot;G&quot;; &quot;&quot;)))" office:value-type="float" office:value="1" calcext:value-type="float">
            <text:p>1</text:p>
          </table:table-cell>
          <table:table-cell table:formula="of:=SUM([.I$2:.I136])" office:value-type="float" office:value="194" calcext:value-type="float">
            <text:p>194</text:p>
          </table:table-cell>
          <table:table-cell office:value-type="string" calcext:value-type="string">
            <text:p>CGCGCGCGCGCGCG</text:p>
          </table:table-cell>
          <table:table-cell office:value-type="float" office:value="0.0000009239368" calcext:value-type="float">
            <text:p>0.0000009239368</text:p>
          </table:table-cell>
          <table:table-cell table:formula="of:= (LEN([.K136]) - LEN(SUBSTITUTE([.K136]; &quot;C&quot;; &quot;&quot;))) + [.$A$4] * (LEN([.K136]) - LEN(SUBSTITUTE([.K136]; &quot;G&quot;; &quot;&quot;)))" office:value-type="float" office:value="42" calcext:value-type="float">
            <text:p>42</text:p>
          </table:table-cell>
          <table:table-cell table:formula="of:=SUM([.M$2:.M136])" office:value-type="float" office:value="5076" calcext:value-type="float">
            <text:p>5076</text:p>
          </table:table-cell>
          <table:table-cell office:value-type="string" calcext:value-type="string">
            <text:p>CGCGCGCGCGGC</text:p>
          </table:table-cell>
          <table:table-cell office:value-type="float" office:value="0.0000009282859" calcext:value-type="float">
            <text:p>0.0000009282859</text:p>
          </table:table-cell>
          <table:table-cell table:formula="of:= (LEN([.O136]) - LEN(SUBSTITUTE([.O136]; &quot;C&quot;; &quot;&quot;))) + [.$A$4] * (LEN([.O136]) - LEN(SUBSTITUTE([.O136]; &quot;G&quot;; &quot;&quot;)))" office:value-type="float" office:value="36" calcext:value-type="float">
            <text:p>36</text:p>
          </table:table-cell>
          <table:table-cell table:formula="of:=SUM([.Q$2:.Q136])" office:value-type="float" office:value="5040" calcext:value-type="float">
            <text:p>5040</text:p>
          </table:table-cell>
          <table:table-cell/>
          <table:table-cell table:formula="of:=[.D136]" office:value-type="float" office:value="0.0015279545" calcext:value-type="float">
            <text:p>0.0015279545</text:p>
          </table:table-cell>
          <table:table-cell table:formula="of:=[.F136]" office:value-type="float" office:value="5400" calcext:value-type="float">
            <text:p>5400</text:p>
          </table:table-cell>
          <table:table-cell table:formula="of:=[.H136]" office:value-type="float" office:value="0.0108180195" calcext:value-type="float">
            <text:p>0.0108180195</text:p>
          </table:table-cell>
          <table:table-cell table:formula="of:=[.J136]" office:value-type="float" office:value="194" calcext:value-type="float">
            <text:p>194</text:p>
          </table:table-cell>
          <table:table-cell table:formula="of:=[.L136]" office:value-type="float" office:value="0.0000009239368" calcext:value-type="float">
            <text:p>0.0000009239368</text:p>
          </table:table-cell>
          <table:table-cell table:formula="of:=[.N136]" office:value-type="float" office:value="5076" calcext:value-type="float">
            <text:p>5076</text:p>
          </table:table-cell>
          <table:table-cell table:formula="of:=[.P136]" office:value-type="float" office:value="0.0000009282859" calcext:value-type="float">
            <text:p>0.0000009282859</text:p>
          </table:table-cell>
          <table:table-cell table:formula="of:=[.R136]" office:value-type="float" office:value="5040" calcext:value-type="float">
            <text:p>50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7]) - LEN(SUBSTITUTE([.C137]; &quot;C&quot;; &quot;&quot;))) + [.$A$4] * (LEN([.C137]) - LEN(SUBSTITUTE([.C137]; &quot;G&quot;; &quot;&quot;)))" office:value-type="float" office:value="40" calcext:value-type="float">
            <text:p>40</text:p>
          </table:table-cell>
          <table:table-cell table:formula="of:=SUM([.E$2:.E137])" office:value-type="float" office:value="5440" calcext:value-type="float">
            <text:p>544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7]) - LEN(SUBSTITUTE([.G137]; &quot;C&quot;; &quot;&quot;))) + [.$A$4] * (LEN([.G137]) - LEN(SUBSTITUTE([.G137]; &quot;G&quot;; &quot;&quot;)))" office:value-type="float" office:value="1" calcext:value-type="float">
            <text:p>1</text:p>
          </table:table-cell>
          <table:table-cell table:formula="of:=SUM([.I$2:.I137])" office:value-type="float" office:value="195" calcext:value-type="float">
            <text:p>195</text:p>
          </table:table-cell>
          <table:table-cell office:value-type="string" calcext:value-type="string">
            <text:p>CGCGCGCGCGCG</text:p>
          </table:table-cell>
          <table:table-cell office:value-type="float" office:value="0.0000009227993" calcext:value-type="float">
            <text:p>0.0000009227993</text:p>
          </table:table-cell>
          <table:table-cell table:formula="of:= (LEN([.K137]) - LEN(SUBSTITUTE([.K137]; &quot;C&quot;; &quot;&quot;))) + [.$A$4] * (LEN([.K137]) - LEN(SUBSTITUTE([.K137]; &quot;G&quot;; &quot;&quot;)))" office:value-type="float" office:value="36" calcext:value-type="float">
            <text:p>36</text:p>
          </table:table-cell>
          <table:table-cell table:formula="of:=SUM([.M$2:.M137])" office:value-type="float" office:value="5112" calcext:value-type="float">
            <text:p>5112</text:p>
          </table:table-cell>
          <table:table-cell office:value-type="string" calcext:value-type="string">
            <text:p>CGCGCGCGCGCGGC</text:p>
          </table:table-cell>
          <table:table-cell office:value-type="float" office:value="0.0000009239368" calcext:value-type="float">
            <text:p>0.0000009239368</text:p>
          </table:table-cell>
          <table:table-cell table:formula="of:= (LEN([.O137]) - LEN(SUBSTITUTE([.O137]; &quot;C&quot;; &quot;&quot;))) + [.$A$4] * (LEN([.O137]) - LEN(SUBSTITUTE([.O137]; &quot;G&quot;; &quot;&quot;)))" office:value-type="float" office:value="42" calcext:value-type="float">
            <text:p>42</text:p>
          </table:table-cell>
          <table:table-cell table:formula="of:=SUM([.Q$2:.Q137])" office:value-type="float" office:value="5082" calcext:value-type="float">
            <text:p>5082</text:p>
          </table:table-cell>
          <table:table-cell/>
          <table:table-cell table:formula="of:=[.D137]" office:value-type="float" office:value="0.0015279545" calcext:value-type="float">
            <text:p>0.0015279545</text:p>
          </table:table-cell>
          <table:table-cell table:formula="of:=[.F137]" office:value-type="float" office:value="5440" calcext:value-type="float">
            <text:p>5440</text:p>
          </table:table-cell>
          <table:table-cell table:formula="of:=[.H137]" office:value-type="float" office:value="0.0108180195" calcext:value-type="float">
            <text:p>0.0108180195</text:p>
          </table:table-cell>
          <table:table-cell table:formula="of:=[.J137]" office:value-type="float" office:value="195" calcext:value-type="float">
            <text:p>195</text:p>
          </table:table-cell>
          <table:table-cell table:formula="of:=[.L137]" office:value-type="float" office:value="0.0000009227993" calcext:value-type="float">
            <text:p>0.0000009227993</text:p>
          </table:table-cell>
          <table:table-cell table:formula="of:=[.N137]" office:value-type="float" office:value="5112" calcext:value-type="float">
            <text:p>5112</text:p>
          </table:table-cell>
          <table:table-cell table:formula="of:=[.P137]" office:value-type="float" office:value="0.0000009239368" calcext:value-type="float">
            <text:p>0.0000009239368</text:p>
          </table:table-cell>
          <table:table-cell table:formula="of:=[.R137]" office:value-type="float" office:value="5082" calcext:value-type="float">
            <text:p>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5" calcext:value-type="float">
            <text:p>0.0015279545</text:p>
          </table:table-cell>
          <table:table-cell table:formula="of:= (LEN([.C138]) - LEN(SUBSTITUTE([.C138]; &quot;C&quot;; &quot;&quot;))) + [.$A$4] * (LEN([.C138]) - LEN(SUBSTITUTE([.C138]; &quot;G&quot;; &quot;&quot;)))" office:value-type="float" office:value="40" calcext:value-type="float">
            <text:p>40</text:p>
          </table:table-cell>
          <table:table-cell table:formula="of:=SUM([.E$2:.E138])" office:value-type="float" office:value="5480" calcext:value-type="float">
            <text:p>5480</text:p>
          </table:table-cell>
          <table:table-cell office:value-type="string" calcext:value-type="string">
            <text:p>C</text:p>
          </table:table-cell>
          <table:table-cell office:value-type="float" office:value="0.0108180195" calcext:value-type="float">
            <text:p>0.0108180195</text:p>
          </table:table-cell>
          <table:table-cell table:formula="of:= (LEN([.G138]) - LEN(SUBSTITUTE([.G138]; &quot;C&quot;; &quot;&quot;))) + [.$A$4] * (LEN([.G138]) - LEN(SUBSTITUTE([.G138]; &quot;G&quot;; &quot;&quot;)))" office:value-type="float" office:value="1" calcext:value-type="float">
            <text:p>1</text:p>
          </table:table-cell>
          <table:table-cell table:formula="of:=SUM([.I$2:.I138])" office:value-type="float" office:value="196" calcext:value-type="float">
            <text:p>196</text:p>
          </table:table-cell>
          <table:table-cell office:value-type="string" calcext:value-type="string">
            <text:p>CGCGCGCGCGCGCG</text:p>
          </table:table-cell>
          <table:table-cell office:value-type="float" office:value="0.0000009188816" calcext:value-type="float">
            <text:p>0.0000009188816</text:p>
          </table:table-cell>
          <table:table-cell table:formula="of:= (LEN([.K138]) - LEN(SUBSTITUTE([.K138]; &quot;C&quot;; &quot;&quot;))) + [.$A$4] * (LEN([.K138]) - LEN(SUBSTITUTE([.K138]; &quot;G&quot;; &quot;&quot;)))" office:value-type="float" office:value="42" calcext:value-type="float">
            <text:p>42</text:p>
          </table:table-cell>
          <table:table-cell table:formula="of:=SUM([.M$2:.M138])" office:value-type="float" office:value="5154" calcext:value-type="float">
            <text:p>5154</text:p>
          </table:table-cell>
          <table:table-cell office:value-type="string" calcext:value-type="string">
            <text:p>CGCGCGCGCGGC</text:p>
          </table:table-cell>
          <table:table-cell office:value-type="float" office:value="0.0000009227993" calcext:value-type="float">
            <text:p>0.0000009227993</text:p>
          </table:table-cell>
          <table:table-cell table:formula="of:= (LEN([.O138]) - LEN(SUBSTITUTE([.O138]; &quot;C&quot;; &quot;&quot;))) + [.$A$4] * (LEN([.O138]) - LEN(SUBSTITUTE([.O138]; &quot;G&quot;; &quot;&quot;)))" office:value-type="float" office:value="36" calcext:value-type="float">
            <text:p>36</text:p>
          </table:table-cell>
          <table:table-cell table:formula="of:=SUM([.Q$2:.Q138])" office:value-type="float" office:value="5118" calcext:value-type="float">
            <text:p>5118</text:p>
          </table:table-cell>
          <table:table-cell/>
          <table:table-cell table:formula="of:=[.D138]" office:value-type="float" office:value="0.0015279545" calcext:value-type="float">
            <text:p>0.0015279545</text:p>
          </table:table-cell>
          <table:table-cell table:formula="of:=[.F138]" office:value-type="float" office:value="5480" calcext:value-type="float">
            <text:p>5480</text:p>
          </table:table-cell>
          <table:table-cell table:formula="of:=[.H138]" office:value-type="float" office:value="0.0108180195" calcext:value-type="float">
            <text:p>0.0108180195</text:p>
          </table:table-cell>
          <table:table-cell table:formula="of:=[.J138]" office:value-type="float" office:value="196" calcext:value-type="float">
            <text:p>196</text:p>
          </table:table-cell>
          <table:table-cell table:formula="of:=[.L138]" office:value-type="float" office:value="0.0000009188816" calcext:value-type="float">
            <text:p>0.0000009188816</text:p>
          </table:table-cell>
          <table:table-cell table:formula="of:=[.N138]" office:value-type="float" office:value="5154" calcext:value-type="float">
            <text:p>5154</text:p>
          </table:table-cell>
          <table:table-cell table:formula="of:=[.P138]" office:value-type="float" office:value="0.0000009227993" calcext:value-type="float">
            <text:p>0.0000009227993</text:p>
          </table:table-cell>
          <table:table-cell table:formula="of:=[.R138]" office:value-type="float" office:value="5118" calcext:value-type="float">
            <text:p>5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39]) - LEN(SUBSTITUTE([.C139]; &quot;C&quot;; &quot;&quot;))) + [.$A$4] * (LEN([.C139]) - LEN(SUBSTITUTE([.C139]; &quot;G&quot;; &quot;&quot;)))" office:value-type="float" office:value="40" calcext:value-type="float">
            <text:p>40</text:p>
          </table:table-cell>
          <table:table-cell table:formula="of:=SUM([.E$2:.E139])" office:value-type="float" office:value="5520" calcext:value-type="float">
            <text:p>5520</text:p>
          </table:table-cell>
          <table:table-cell office:value-type="string" calcext:value-type="string">
            <text:p>CC</text:p>
          </table:table-cell>
          <table:table-cell office:value-type="float" office:value="0.009220027" calcext:value-type="float">
            <text:p>0.009220027</text:p>
          </table:table-cell>
          <table:table-cell table:formula="of:= (LEN([.G139]) - LEN(SUBSTITUTE([.G139]; &quot;C&quot;; &quot;&quot;))) + [.$A$4] * (LEN([.G139]) - LEN(SUBSTITUTE([.G139]; &quot;G&quot;; &quot;&quot;)))" office:value-type="float" office:value="2" calcext:value-type="float">
            <text:p>2</text:p>
          </table:table-cell>
          <table:table-cell table:formula="of:=SUM([.I$2:.I139])" office:value-type="float" office:value="198" calcext:value-type="float">
            <text:p>198</text:p>
          </table:table-cell>
          <table:table-cell office:value-type="string" calcext:value-type="string">
            <text:p>CGCGCGCGCGCG</text:p>
          </table:table-cell>
          <table:table-cell office:value-type="float" office:value="0.0000009178617" calcext:value-type="float">
            <text:p>0.0000009178617</text:p>
          </table:table-cell>
          <table:table-cell table:formula="of:= (LEN([.K139]) - LEN(SUBSTITUTE([.K139]; &quot;C&quot;; &quot;&quot;))) + [.$A$4] * (LEN([.K139]) - LEN(SUBSTITUTE([.K139]; &quot;G&quot;; &quot;&quot;)))" office:value-type="float" office:value="36" calcext:value-type="float">
            <text:p>36</text:p>
          </table:table-cell>
          <table:table-cell table:formula="of:=SUM([.M$2:.M139])" office:value-type="float" office:value="5190" calcext:value-type="float">
            <text:p>5190</text:p>
          </table:table-cell>
          <table:table-cell office:value-type="string" calcext:value-type="string">
            <text:p>CGCGCGCGCGCGGC</text:p>
          </table:table-cell>
          <table:table-cell office:value-type="float" office:value="0.0000009188816" calcext:value-type="float">
            <text:p>0.0000009188816</text:p>
          </table:table-cell>
          <table:table-cell table:formula="of:= (LEN([.O139]) - LEN(SUBSTITUTE([.O139]; &quot;C&quot;; &quot;&quot;))) + [.$A$4] * (LEN([.O139]) - LEN(SUBSTITUTE([.O139]; &quot;G&quot;; &quot;&quot;)))" office:value-type="float" office:value="42" calcext:value-type="float">
            <text:p>42</text:p>
          </table:table-cell>
          <table:table-cell table:formula="of:=SUM([.Q$2:.Q139])" office:value-type="float" office:value="5160" calcext:value-type="float">
            <text:p>5160</text:p>
          </table:table-cell>
          <table:table-cell/>
          <table:table-cell table:formula="of:=[.D139]" office:value-type="float" office:value="0.0015279544" calcext:value-type="float">
            <text:p>0.0015279544</text:p>
          </table:table-cell>
          <table:table-cell table:formula="of:=[.F139]" office:value-type="float" office:value="5520" calcext:value-type="float">
            <text:p>5520</text:p>
          </table:table-cell>
          <table:table-cell table:formula="of:=[.H139]" office:value-type="float" office:value="0.009220027" calcext:value-type="float">
            <text:p>0.009220027</text:p>
          </table:table-cell>
          <table:table-cell table:formula="of:=[.J139]" office:value-type="float" office:value="198" calcext:value-type="float">
            <text:p>198</text:p>
          </table:table-cell>
          <table:table-cell table:formula="of:=[.L139]" office:value-type="float" office:value="0.0000009178617" calcext:value-type="float">
            <text:p>0.0000009178617</text:p>
          </table:table-cell>
          <table:table-cell table:formula="of:=[.N139]" office:value-type="float" office:value="5190" calcext:value-type="float">
            <text:p>5190</text:p>
          </table:table-cell>
          <table:table-cell table:formula="of:=[.P139]" office:value-type="float" office:value="0.0000009188816" calcext:value-type="float">
            <text:p>0.0000009188816</text:p>
          </table:table-cell>
          <table:table-cell table:formula="of:=[.R139]" office:value-type="float" office:value="5160" calcext:value-type="float">
            <text:p>5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0]) - LEN(SUBSTITUTE([.C140]; &quot;C&quot;; &quot;&quot;))) + [.$A$4] * (LEN([.C140]) - LEN(SUBSTITUTE([.C140]; &quot;G&quot;; &quot;&quot;)))" office:value-type="float" office:value="40" calcext:value-type="float">
            <text:p>40</text:p>
          </table:table-cell>
          <table:table-cell table:formula="of:=SUM([.E$2:.E140])" office:value-type="float" office:value="5560" calcext:value-type="float">
            <text:p>55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0]) - LEN(SUBSTITUTE([.G140]; &quot;C&quot;; &quot;&quot;))) + [.$A$4] * (LEN([.G140]) - LEN(SUBSTITUTE([.G140]; &quot;G&quot;; &quot;&quot;)))" office:value-type="float" office:value="1" calcext:value-type="float">
            <text:p>1</text:p>
          </table:table-cell>
          <table:table-cell table:formula="of:=SUM([.I$2:.I140])" office:value-type="float" office:value="199" calcext:value-type="float">
            <text:p>199</text:p>
          </table:table-cell>
          <table:table-cell office:value-type="string" calcext:value-type="string">
            <text:p>CGCGCGCGCGCGCG</text:p>
          </table:table-cell>
          <table:table-cell office:value-type="float" office:value="0.0000009143347" calcext:value-type="float">
            <text:p>0.0000009143347</text:p>
          </table:table-cell>
          <table:table-cell table:formula="of:= (LEN([.K140]) - LEN(SUBSTITUTE([.K140]; &quot;C&quot;; &quot;&quot;))) + [.$A$4] * (LEN([.K140]) - LEN(SUBSTITUTE([.K140]; &quot;G&quot;; &quot;&quot;)))" office:value-type="float" office:value="42" calcext:value-type="float">
            <text:p>42</text:p>
          </table:table-cell>
          <table:table-cell table:formula="of:=SUM([.M$2:.M140])" office:value-type="float" office:value="5232" calcext:value-type="float">
            <text:p>5232</text:p>
          </table:table-cell>
          <table:table-cell office:value-type="string" calcext:value-type="string">
            <text:p>CGCGCGCGCGGC</text:p>
          </table:table-cell>
          <table:table-cell office:value-type="float" office:value="0.0000009178617" calcext:value-type="float">
            <text:p>0.0000009178617</text:p>
          </table:table-cell>
          <table:table-cell table:formula="of:= (LEN([.O140]) - LEN(SUBSTITUTE([.O140]; &quot;C&quot;; &quot;&quot;))) + [.$A$4] * (LEN([.O140]) - LEN(SUBSTITUTE([.O140]; &quot;G&quot;; &quot;&quot;)))" office:value-type="float" office:value="36" calcext:value-type="float">
            <text:p>36</text:p>
          </table:table-cell>
          <table:table-cell table:formula="of:=SUM([.Q$2:.Q140])" office:value-type="float" office:value="5196" calcext:value-type="float">
            <text:p>5196</text:p>
          </table:table-cell>
          <table:table-cell/>
          <table:table-cell table:formula="of:=[.D140]" office:value-type="float" office:value="0.0015279544" calcext:value-type="float">
            <text:p>0.0015279544</text:p>
          </table:table-cell>
          <table:table-cell table:formula="of:=[.F140]" office:value-type="float" office:value="5560" calcext:value-type="float">
            <text:p>5560</text:p>
          </table:table-cell>
          <table:table-cell table:formula="of:=[.H140]" office:value-type="float" office:value="0.009220027" calcext:value-type="float">
            <text:p>0.009220027</text:p>
          </table:table-cell>
          <table:table-cell table:formula="of:=[.J140]" office:value-type="float" office:value="199" calcext:value-type="float">
            <text:p>199</text:p>
          </table:table-cell>
          <table:table-cell table:formula="of:=[.L140]" office:value-type="float" office:value="0.0000009143347" calcext:value-type="float">
            <text:p>0.0000009143347</text:p>
          </table:table-cell>
          <table:table-cell table:formula="of:=[.N140]" office:value-type="float" office:value="5232" calcext:value-type="float">
            <text:p>5232</text:p>
          </table:table-cell>
          <table:table-cell table:formula="of:=[.P140]" office:value-type="float" office:value="0.0000009178617" calcext:value-type="float">
            <text:p>0.0000009178617</text:p>
          </table:table-cell>
          <table:table-cell table:formula="of:=[.R140]" office:value-type="float" office:value="5196" calcext:value-type="float">
            <text:p>5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1]) - LEN(SUBSTITUTE([.C141]; &quot;C&quot;; &quot;&quot;))) + [.$A$4] * (LEN([.C141]) - LEN(SUBSTITUTE([.C141]; &quot;G&quot;; &quot;&quot;)))" office:value-type="float" office:value="40" calcext:value-type="float">
            <text:p>40</text:p>
          </table:table-cell>
          <table:table-cell table:formula="of:=SUM([.E$2:.E141])" office:value-type="float" office:value="5600" calcext:value-type="float">
            <text:p>56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1]) - LEN(SUBSTITUTE([.G141]; &quot;C&quot;; &quot;&quot;))) + [.$A$4] * (LEN([.G141]) - LEN(SUBSTITUTE([.G141]; &quot;G&quot;; &quot;&quot;)))" office:value-type="float" office:value="1" calcext:value-type="float">
            <text:p>1</text:p>
          </table:table-cell>
          <table:table-cell table:formula="of:=SUM([.I$2:.I141])" office:value-type="float" office:value="200" calcext:value-type="float">
            <text:p>200</text:p>
          </table:table-cell>
          <table:table-cell office:value-type="string" calcext:value-type="string">
            <text:p>CGCGCGCGCGCG</text:p>
          </table:table-cell>
          <table:table-cell office:value-type="float" office:value="0.0000009134224" calcext:value-type="float">
            <text:p>0.0000009134224</text:p>
          </table:table-cell>
          <table:table-cell table:formula="of:= (LEN([.K141]) - LEN(SUBSTITUTE([.K141]; &quot;C&quot;; &quot;&quot;))) + [.$A$4] * (LEN([.K141]) - LEN(SUBSTITUTE([.K141]; &quot;G&quot;; &quot;&quot;)))" office:value-type="float" office:value="36" calcext:value-type="float">
            <text:p>36</text:p>
          </table:table-cell>
          <table:table-cell table:formula="of:=SUM([.M$2:.M141])" office:value-type="float" office:value="5268" calcext:value-type="float">
            <text:p>5268</text:p>
          </table:table-cell>
          <table:table-cell office:value-type="string" calcext:value-type="string">
            <text:p>CGCGCGCGCGCGGC</text:p>
          </table:table-cell>
          <table:table-cell office:value-type="float" office:value="0.0000009143347" calcext:value-type="float">
            <text:p>0.0000009143347</text:p>
          </table:table-cell>
          <table:table-cell table:formula="of:= (LEN([.O141]) - LEN(SUBSTITUTE([.O141]; &quot;C&quot;; &quot;&quot;))) + [.$A$4] * (LEN([.O141]) - LEN(SUBSTITUTE([.O141]; &quot;G&quot;; &quot;&quot;)))" office:value-type="float" office:value="42" calcext:value-type="float">
            <text:p>42</text:p>
          </table:table-cell>
          <table:table-cell table:formula="of:=SUM([.Q$2:.Q141])" office:value-type="float" office:value="5238" calcext:value-type="float">
            <text:p>5238</text:p>
          </table:table-cell>
          <table:table-cell/>
          <table:table-cell table:formula="of:=[.D141]" office:value-type="float" office:value="0.0015279544" calcext:value-type="float">
            <text:p>0.0015279544</text:p>
          </table:table-cell>
          <table:table-cell table:formula="of:=[.F141]" office:value-type="float" office:value="5600" calcext:value-type="float">
            <text:p>5600</text:p>
          </table:table-cell>
          <table:table-cell table:formula="of:=[.H141]" office:value-type="float" office:value="0.009220027" calcext:value-type="float">
            <text:p>0.009220027</text:p>
          </table:table-cell>
          <table:table-cell table:formula="of:=[.J141]" office:value-type="float" office:value="200" calcext:value-type="float">
            <text:p>200</text:p>
          </table:table-cell>
          <table:table-cell table:formula="of:=[.L141]" office:value-type="float" office:value="0.0000009134224" calcext:value-type="float">
            <text:p>0.0000009134224</text:p>
          </table:table-cell>
          <table:table-cell table:formula="of:=[.N141]" office:value-type="float" office:value="5268" calcext:value-type="float">
            <text:p>5268</text:p>
          </table:table-cell>
          <table:table-cell table:formula="of:=[.P141]" office:value-type="float" office:value="0.0000009143347" calcext:value-type="float">
            <text:p>0.0000009143347</text:p>
          </table:table-cell>
          <table:table-cell table:formula="of:=[.R141]" office:value-type="float" office:value="5238" calcext:value-type="float">
            <text:p>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2]) - LEN(SUBSTITUTE([.C142]; &quot;C&quot;; &quot;&quot;))) + [.$A$4] * (LEN([.C142]) - LEN(SUBSTITUTE([.C142]; &quot;G&quot;; &quot;&quot;)))" office:value-type="float" office:value="40" calcext:value-type="float">
            <text:p>40</text:p>
          </table:table-cell>
          <table:table-cell table:formula="of:=SUM([.E$2:.E142])" office:value-type="float" office:value="5640" calcext:value-type="float">
            <text:p>56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2]) - LEN(SUBSTITUTE([.G142]; &quot;C&quot;; &quot;&quot;))) + [.$A$4] * (LEN([.G142]) - LEN(SUBSTITUTE([.G142]; &quot;G&quot;; &quot;&quot;)))" office:value-type="float" office:value="1" calcext:value-type="float">
            <text:p>1</text:p>
          </table:table-cell>
          <table:table-cell table:formula="of:=SUM([.I$2:.I142])" office:value-type="float" office:value="201" calcext:value-type="float">
            <text:p>201</text:p>
          </table:table-cell>
          <table:table-cell office:value-type="string" calcext:value-type="string">
            <text:p>CGCGCGCGCGCGCG</text:p>
          </table:table-cell>
          <table:table-cell office:value-type="float" office:value="0.00000091024293" calcext:value-type="float">
            <text:p>0.00000091024293</text:p>
          </table:table-cell>
          <table:table-cell table:formula="of:= (LEN([.K142]) - LEN(SUBSTITUTE([.K142]; &quot;C&quot;; &quot;&quot;))) + [.$A$4] * (LEN([.K142]) - LEN(SUBSTITUTE([.K142]; &quot;G&quot;; &quot;&quot;)))" office:value-type="float" office:value="42" calcext:value-type="float">
            <text:p>42</text:p>
          </table:table-cell>
          <table:table-cell table:formula="of:=SUM([.M$2:.M142])" office:value-type="float" office:value="5310" calcext:value-type="float">
            <text:p>5310</text:p>
          </table:table-cell>
          <table:table-cell office:value-type="string" calcext:value-type="string">
            <text:p>CGCGCGCGCGGC</text:p>
          </table:table-cell>
          <table:table-cell office:value-type="float" office:value="0.0000009134224" calcext:value-type="float">
            <text:p>0.0000009134224</text:p>
          </table:table-cell>
          <table:table-cell table:formula="of:= (LEN([.O142]) - LEN(SUBSTITUTE([.O142]; &quot;C&quot;; &quot;&quot;))) + [.$A$4] * (LEN([.O142]) - LEN(SUBSTITUTE([.O142]; &quot;G&quot;; &quot;&quot;)))" office:value-type="float" office:value="36" calcext:value-type="float">
            <text:p>36</text:p>
          </table:table-cell>
          <table:table-cell table:formula="of:=SUM([.Q$2:.Q142])" office:value-type="float" office:value="5274" calcext:value-type="float">
            <text:p>5274</text:p>
          </table:table-cell>
          <table:table-cell/>
          <table:table-cell table:formula="of:=[.D142]" office:value-type="float" office:value="0.0015279544" calcext:value-type="float">
            <text:p>0.0015279544</text:p>
          </table:table-cell>
          <table:table-cell table:formula="of:=[.F142]" office:value-type="float" office:value="5640" calcext:value-type="float">
            <text:p>5640</text:p>
          </table:table-cell>
          <table:table-cell table:formula="of:=[.H142]" office:value-type="float" office:value="0.009220027" calcext:value-type="float">
            <text:p>0.009220027</text:p>
          </table:table-cell>
          <table:table-cell table:formula="of:=[.J142]" office:value-type="float" office:value="201" calcext:value-type="float">
            <text:p>201</text:p>
          </table:table-cell>
          <table:table-cell table:formula="of:=[.L142]" office:value-type="float" office:value="0.00000091024293" calcext:value-type="float">
            <text:p>0.00000091024293</text:p>
          </table:table-cell>
          <table:table-cell table:formula="of:=[.N142]" office:value-type="float" office:value="5310" calcext:value-type="float">
            <text:p>5310</text:p>
          </table:table-cell>
          <table:table-cell table:formula="of:=[.P142]" office:value-type="float" office:value="0.0000009134224" calcext:value-type="float">
            <text:p>0.0000009134224</text:p>
          </table:table-cell>
          <table:table-cell table:formula="of:=[.R142]" office:value-type="float" office:value="5274" calcext:value-type="float">
            <text:p>52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3]) - LEN(SUBSTITUTE([.C143]; &quot;C&quot;; &quot;&quot;))) + [.$A$4] * (LEN([.C143]) - LEN(SUBSTITUTE([.C143]; &quot;G&quot;; &quot;&quot;)))" office:value-type="float" office:value="40" calcext:value-type="float">
            <text:p>40</text:p>
          </table:table-cell>
          <table:table-cell table:formula="of:=SUM([.E$2:.E143])" office:value-type="float" office:value="5680" calcext:value-type="float">
            <text:p>56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3]) - LEN(SUBSTITUTE([.G143]; &quot;C&quot;; &quot;&quot;))) + [.$A$4] * (LEN([.G143]) - LEN(SUBSTITUTE([.G143]; &quot;G&quot;; &quot;&quot;)))" office:value-type="float" office:value="1" calcext:value-type="float">
            <text:p>1</text:p>
          </table:table-cell>
          <table:table-cell table:formula="of:=SUM([.I$2:.I143])" office:value-type="float" office:value="202" calcext:value-type="float">
            <text:p>202</text:p>
          </table:table-cell>
          <table:table-cell office:value-type="string" calcext:value-type="string">
            <text:p>CGCGCGCGCGCG</text:p>
          </table:table-cell>
          <table:table-cell office:value-type="float" office:value="0.00000090942626" calcext:value-type="float">
            <text:p>0.00000090942626</text:p>
          </table:table-cell>
          <table:table-cell table:formula="of:= (LEN([.K143]) - LEN(SUBSTITUTE([.K143]; &quot;C&quot;; &quot;&quot;))) + [.$A$4] * (LEN([.K143]) - LEN(SUBSTITUTE([.K143]; &quot;G&quot;; &quot;&quot;)))" office:value-type="float" office:value="36" calcext:value-type="float">
            <text:p>36</text:p>
          </table:table-cell>
          <table:table-cell table:formula="of:=SUM([.M$2:.M143])" office:value-type="float" office:value="5346" calcext:value-type="float">
            <text:p>5346</text:p>
          </table:table-cell>
          <table:table-cell office:value-type="string" calcext:value-type="string">
            <text:p>CGCGCGCGCGCGGC</text:p>
          </table:table-cell>
          <table:table-cell office:value-type="float" office:value="0.00000091024293" calcext:value-type="float">
            <text:p>0.00000091024293</text:p>
          </table:table-cell>
          <table:table-cell table:formula="of:= (LEN([.O143]) - LEN(SUBSTITUTE([.O143]; &quot;C&quot;; &quot;&quot;))) + [.$A$4] * (LEN([.O143]) - LEN(SUBSTITUTE([.O143]; &quot;G&quot;; &quot;&quot;)))" office:value-type="float" office:value="42" calcext:value-type="float">
            <text:p>42</text:p>
          </table:table-cell>
          <table:table-cell table:formula="of:=SUM([.Q$2:.Q143])" office:value-type="float" office:value="5316" calcext:value-type="float">
            <text:p>5316</text:p>
          </table:table-cell>
          <table:table-cell/>
          <table:table-cell table:formula="of:=[.D143]" office:value-type="float" office:value="0.0015279544" calcext:value-type="float">
            <text:p>0.0015279544</text:p>
          </table:table-cell>
          <table:table-cell table:formula="of:=[.F143]" office:value-type="float" office:value="5680" calcext:value-type="float">
            <text:p>5680</text:p>
          </table:table-cell>
          <table:table-cell table:formula="of:=[.H143]" office:value-type="float" office:value="0.009220027" calcext:value-type="float">
            <text:p>0.009220027</text:p>
          </table:table-cell>
          <table:table-cell table:formula="of:=[.J143]" office:value-type="float" office:value="202" calcext:value-type="float">
            <text:p>202</text:p>
          </table:table-cell>
          <table:table-cell table:formula="of:=[.L143]" office:value-type="float" office:value="0.00000090942626" calcext:value-type="float">
            <text:p>0.00000090942626</text:p>
          </table:table-cell>
          <table:table-cell table:formula="of:=[.N143]" office:value-type="float" office:value="5346" calcext:value-type="float">
            <text:p>5346</text:p>
          </table:table-cell>
          <table:table-cell table:formula="of:=[.P143]" office:value-type="float" office:value="0.00000091024293" calcext:value-type="float">
            <text:p>0.00000091024293</text:p>
          </table:table-cell>
          <table:table-cell table:formula="of:=[.R143]" office:value-type="float" office:value="5316" calcext:value-type="float">
            <text:p>5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4]) - LEN(SUBSTITUTE([.C144]; &quot;C&quot;; &quot;&quot;))) + [.$A$4] * (LEN([.C144]) - LEN(SUBSTITUTE([.C144]; &quot;G&quot;; &quot;&quot;)))" office:value-type="float" office:value="40" calcext:value-type="float">
            <text:p>40</text:p>
          </table:table-cell>
          <table:table-cell table:formula="of:=SUM([.E$2:.E144])" office:value-type="float" office:value="5720" calcext:value-type="float">
            <text:p>57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4]) - LEN(SUBSTITUTE([.G144]; &quot;C&quot;; &quot;&quot;))) + [.$A$4] * (LEN([.G144]) - LEN(SUBSTITUTE([.G144]; &quot;G&quot;; &quot;&quot;)))" office:value-type="float" office:value="1" calcext:value-type="float">
            <text:p>1</text:p>
          </table:table-cell>
          <table:table-cell table:formula="of:=SUM([.I$2:.I144])" office:value-type="float" office:value="203" calcext:value-type="float">
            <text:p>203</text:p>
          </table:table-cell>
          <table:table-cell office:value-type="string" calcext:value-type="string">
            <text:p>CGCGCGCGCGCGCGCG</text:p>
          </table:table-cell>
          <table:table-cell office:value-type="float" office:value="0.00000089975464" calcext:value-type="float">
            <text:p>0.00000089975464</text:p>
          </table:table-cell>
          <table:table-cell table:formula="of:= (LEN([.K144]) - LEN(SUBSTITUTE([.K144]; &quot;C&quot;; &quot;&quot;))) + [.$A$4] * (LEN([.K144]) - LEN(SUBSTITUTE([.K144]; &quot;G&quot;; &quot;&quot;)))" office:value-type="float" office:value="48" calcext:value-type="float">
            <text:p>48</text:p>
          </table:table-cell>
          <table:table-cell table:formula="of:=SUM([.M$2:.M144])" office:value-type="float" office:value="5394" calcext:value-type="float">
            <text:p>5394</text:p>
          </table:table-cell>
          <table:table-cell office:value-type="string" calcext:value-type="string">
            <text:p>CGCGCGCGCGGC</text:p>
          </table:table-cell>
          <table:table-cell office:value-type="float" office:value="0.00000090942626" calcext:value-type="float">
            <text:p>0.00000090942626</text:p>
          </table:table-cell>
          <table:table-cell table:formula="of:= (LEN([.O144]) - LEN(SUBSTITUTE([.O144]; &quot;C&quot;; &quot;&quot;))) + [.$A$4] * (LEN([.O144]) - LEN(SUBSTITUTE([.O144]; &quot;G&quot;; &quot;&quot;)))" office:value-type="float" office:value="36" calcext:value-type="float">
            <text:p>36</text:p>
          </table:table-cell>
          <table:table-cell table:formula="of:=SUM([.Q$2:.Q144])" office:value-type="float" office:value="5352" calcext:value-type="float">
            <text:p>5352</text:p>
          </table:table-cell>
          <table:table-cell/>
          <table:table-cell table:formula="of:=[.D144]" office:value-type="float" office:value="0.0015279544" calcext:value-type="float">
            <text:p>0.0015279544</text:p>
          </table:table-cell>
          <table:table-cell table:formula="of:=[.F144]" office:value-type="float" office:value="5720" calcext:value-type="float">
            <text:p>5720</text:p>
          </table:table-cell>
          <table:table-cell table:formula="of:=[.H144]" office:value-type="float" office:value="0.009220027" calcext:value-type="float">
            <text:p>0.009220027</text:p>
          </table:table-cell>
          <table:table-cell table:formula="of:=[.J144]" office:value-type="float" office:value="203" calcext:value-type="float">
            <text:p>203</text:p>
          </table:table-cell>
          <table:table-cell table:formula="of:=[.L144]" office:value-type="float" office:value="0.00000089975464" calcext:value-type="float">
            <text:p>0.00000089975464</text:p>
          </table:table-cell>
          <table:table-cell table:formula="of:=[.N144]" office:value-type="float" office:value="5394" calcext:value-type="float">
            <text:p>5394</text:p>
          </table:table-cell>
          <table:table-cell table:formula="of:=[.P144]" office:value-type="float" office:value="0.00000090942626" calcext:value-type="float">
            <text:p>0.00000090942626</text:p>
          </table:table-cell>
          <table:table-cell table:formula="of:=[.R144]" office:value-type="float" office:value="5352" calcext:value-type="float">
            <text:p>5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5]) - LEN(SUBSTITUTE([.C145]; &quot;C&quot;; &quot;&quot;))) + [.$A$4] * (LEN([.C145]) - LEN(SUBSTITUTE([.C145]; &quot;G&quot;; &quot;&quot;)))" office:value-type="float" office:value="40" calcext:value-type="float">
            <text:p>40</text:p>
          </table:table-cell>
          <table:table-cell table:formula="of:=SUM([.E$2:.E145])" office:value-type="float" office:value="5760" calcext:value-type="float">
            <text:p>57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5]) - LEN(SUBSTITUTE([.G145]; &quot;C&quot;; &quot;&quot;))) + [.$A$4] * (LEN([.G145]) - LEN(SUBSTITUTE([.G145]; &quot;G&quot;; &quot;&quot;)))" office:value-type="float" office:value="1" calcext:value-type="float">
            <text:p>1</text:p>
          </table:table-cell>
          <table:table-cell table:formula="of:=SUM([.I$2:.I145])" office:value-type="float" office:value="204" calcext:value-type="float">
            <text:p>204</text:p>
          </table:table-cell>
          <table:table-cell office:value-type="string" calcext:value-type="string">
            <text:p>CGCGCGCGCG</text:p>
          </table:table-cell>
          <table:table-cell office:value-type="float" office:value="0.00000089897117" calcext:value-type="float">
            <text:p>0.00000089897117</text:p>
          </table:table-cell>
          <table:table-cell table:formula="of:= (LEN([.K145]) - LEN(SUBSTITUTE([.K145]; &quot;C&quot;; &quot;&quot;))) + [.$A$4] * (LEN([.K145]) - LEN(SUBSTITUTE([.K145]; &quot;G&quot;; &quot;&quot;)))" office:value-type="float" office:value="30" calcext:value-type="float">
            <text:p>30</text:p>
          </table:table-cell>
          <table:table-cell table:formula="of:=SUM([.M$2:.M145])" office:value-type="float" office:value="5424" calcext:value-type="float">
            <text:p>5424</text:p>
          </table:table-cell>
          <table:table-cell office:value-type="string" calcext:value-type="string">
            <text:p>CGCGCGCGCGCGCGGC</text:p>
          </table:table-cell>
          <table:table-cell office:value-type="float" office:value="0.00000089975464" calcext:value-type="float">
            <text:p>0.00000089975464</text:p>
          </table:table-cell>
          <table:table-cell table:formula="of:= (LEN([.O145]) - LEN(SUBSTITUTE([.O145]; &quot;C&quot;; &quot;&quot;))) + [.$A$4] * (LEN([.O145]) - LEN(SUBSTITUTE([.O145]; &quot;G&quot;; &quot;&quot;)))" office:value-type="float" office:value="48" calcext:value-type="float">
            <text:p>48</text:p>
          </table:table-cell>
          <table:table-cell table:formula="of:=SUM([.Q$2:.Q145])" office:value-type="float" office:value="5400" calcext:value-type="float">
            <text:p>5400</text:p>
          </table:table-cell>
          <table:table-cell/>
          <table:table-cell table:formula="of:=[.D145]" office:value-type="float" office:value="0.0015279544" calcext:value-type="float">
            <text:p>0.0015279544</text:p>
          </table:table-cell>
          <table:table-cell table:formula="of:=[.F145]" office:value-type="float" office:value="5760" calcext:value-type="float">
            <text:p>5760</text:p>
          </table:table-cell>
          <table:table-cell table:formula="of:=[.H145]" office:value-type="float" office:value="0.009220027" calcext:value-type="float">
            <text:p>0.009220027</text:p>
          </table:table-cell>
          <table:table-cell table:formula="of:=[.J145]" office:value-type="float" office:value="204" calcext:value-type="float">
            <text:p>204</text:p>
          </table:table-cell>
          <table:table-cell table:formula="of:=[.L145]" office:value-type="float" office:value="0.00000089897117" calcext:value-type="float">
            <text:p>0.00000089897117</text:p>
          </table:table-cell>
          <table:table-cell table:formula="of:=[.N145]" office:value-type="float" office:value="5424" calcext:value-type="float">
            <text:p>5424</text:p>
          </table:table-cell>
          <table:table-cell table:formula="of:=[.P145]" office:value-type="float" office:value="0.00000089975464" calcext:value-type="float">
            <text:p>0.00000089975464</text:p>
          </table:table-cell>
          <table:table-cell table:formula="of:=[.R145]"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6]) - LEN(SUBSTITUTE([.C146]; &quot;C&quot;; &quot;&quot;))) + [.$A$4] * (LEN([.C146]) - LEN(SUBSTITUTE([.C146]; &quot;G&quot;; &quot;&quot;)))" office:value-type="float" office:value="40" calcext:value-type="float">
            <text:p>40</text:p>
          </table:table-cell>
          <table:table-cell table:formula="of:=SUM([.E$2:.E146])" office:value-type="float" office:value="5800" calcext:value-type="float">
            <text:p>58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6]) - LEN(SUBSTITUTE([.G146]; &quot;C&quot;; &quot;&quot;))) + [.$A$4] * (LEN([.G146]) - LEN(SUBSTITUTE([.G146]; &quot;G&quot;; &quot;&quot;)))" office:value-type="float" office:value="1" calcext:value-type="float">
            <text:p>1</text:p>
          </table:table-cell>
          <table:table-cell table:formula="of:=SUM([.I$2:.I146])" office:value-type="float" office:value="205" calcext:value-type="float">
            <text:p>205</text:p>
          </table:table-cell>
          <table:table-cell office:value-type="string" calcext:value-type="string">
            <text:p>CGCGCGCGCG</text:p>
          </table:table-cell>
          <table:table-cell office:value-type="float" office:value="0.00000089852847" calcext:value-type="float">
            <text:p>0.00000089852847</text:p>
          </table:table-cell>
          <table:table-cell table:formula="of:= (LEN([.K146]) - LEN(SUBSTITUTE([.K146]; &quot;C&quot;; &quot;&quot;))) + [.$A$4] * (LEN([.K146]) - LEN(SUBSTITUTE([.K146]; &quot;G&quot;; &quot;&quot;)))" office:value-type="float" office:value="30" calcext:value-type="float">
            <text:p>30</text:p>
          </table:table-cell>
          <table:table-cell table:formula="of:=SUM([.M$2:.M146])" office:value-type="float" office:value="5454" calcext:value-type="float">
            <text:p>5454</text:p>
          </table:table-cell>
          <table:table-cell office:value-type="string" calcext:value-type="string">
            <text:p>CGCGCGCGGC</text:p>
          </table:table-cell>
          <table:table-cell office:value-type="float" office:value="0.00000089897117" calcext:value-type="float">
            <text:p>0.00000089897117</text:p>
          </table:table-cell>
          <table:table-cell table:formula="of:= (LEN([.O146]) - LEN(SUBSTITUTE([.O146]; &quot;C&quot;; &quot;&quot;))) + [.$A$4] * (LEN([.O146]) - LEN(SUBSTITUTE([.O146]; &quot;G&quot;; &quot;&quot;)))" office:value-type="float" office:value="30" calcext:value-type="float">
            <text:p>30</text:p>
          </table:table-cell>
          <table:table-cell table:formula="of:=SUM([.Q$2:.Q146])" office:value-type="float" office:value="5430" calcext:value-type="float">
            <text:p>5430</text:p>
          </table:table-cell>
          <table:table-cell/>
          <table:table-cell table:formula="of:=[.D146]" office:value-type="float" office:value="0.0015279544" calcext:value-type="float">
            <text:p>0.0015279544</text:p>
          </table:table-cell>
          <table:table-cell table:formula="of:=[.F146]" office:value-type="float" office:value="5800" calcext:value-type="float">
            <text:p>5800</text:p>
          </table:table-cell>
          <table:table-cell table:formula="of:=[.H146]" office:value-type="float" office:value="0.009220027" calcext:value-type="float">
            <text:p>0.009220027</text:p>
          </table:table-cell>
          <table:table-cell table:formula="of:=[.J146]" office:value-type="float" office:value="205" calcext:value-type="float">
            <text:p>205</text:p>
          </table:table-cell>
          <table:table-cell table:formula="of:=[.L146]" office:value-type="float" office:value="0.00000089852847" calcext:value-type="float">
            <text:p>0.00000089852847</text:p>
          </table:table-cell>
          <table:table-cell table:formula="of:=[.N146]" office:value-type="float" office:value="5454" calcext:value-type="float">
            <text:p>5454</text:p>
          </table:table-cell>
          <table:table-cell table:formula="of:=[.P146]" office:value-type="float" office:value="0.00000089897117" calcext:value-type="float">
            <text:p>0.00000089897117</text:p>
          </table:table-cell>
          <table:table-cell table:formula="of:=[.R146]" office:value-type="float" office:value="5430" calcext:value-type="float">
            <text:p>54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7]) - LEN(SUBSTITUTE([.C147]; &quot;C&quot;; &quot;&quot;))) + [.$A$4] * (LEN([.C147]) - LEN(SUBSTITUTE([.C147]; &quot;G&quot;; &quot;&quot;)))" office:value-type="float" office:value="40" calcext:value-type="float">
            <text:p>40</text:p>
          </table:table-cell>
          <table:table-cell table:formula="of:=SUM([.E$2:.E147])" office:value-type="float" office:value="5840" calcext:value-type="float">
            <text:p>58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7]) - LEN(SUBSTITUTE([.G147]; &quot;C&quot;; &quot;&quot;))) + [.$A$4] * (LEN([.G147]) - LEN(SUBSTITUTE([.G147]; &quot;G&quot;; &quot;&quot;)))" office:value-type="float" office:value="1" calcext:value-type="float">
            <text:p>1</text:p>
          </table:table-cell>
          <table:table-cell table:formula="of:=SUM([.I$2:.I147])" office:value-type="float" office:value="206" calcext:value-type="float">
            <text:p>206</text:p>
          </table:table-cell>
          <table:table-cell office:value-type="string" calcext:value-type="string">
            <text:p>CGCGCGCGCG</text:p>
          </table:table-cell>
          <table:table-cell office:value-type="float" office:value="0.00000089825056" calcext:value-type="float">
            <text:p>0.00000089825056</text:p>
          </table:table-cell>
          <table:table-cell table:formula="of:= (LEN([.K147]) - LEN(SUBSTITUTE([.K147]; &quot;C&quot;; &quot;&quot;))) + [.$A$4] * (LEN([.K147]) - LEN(SUBSTITUTE([.K147]; &quot;G&quot;; &quot;&quot;)))" office:value-type="float" office:value="30" calcext:value-type="float">
            <text:p>30</text:p>
          </table:table-cell>
          <table:table-cell table:formula="of:=SUM([.M$2:.M147])" office:value-type="float" office:value="5484" calcext:value-type="float">
            <text:p>5484</text:p>
          </table:table-cell>
          <table:table-cell office:value-type="string" calcext:value-type="string">
            <text:p>CGCGCGCGGC</text:p>
          </table:table-cell>
          <table:table-cell office:value-type="float" office:value="0.00000089852847" calcext:value-type="float">
            <text:p>0.00000089852847</text:p>
          </table:table-cell>
          <table:table-cell table:formula="of:= (LEN([.O147]) - LEN(SUBSTITUTE([.O147]; &quot;C&quot;; &quot;&quot;))) + [.$A$4] * (LEN([.O147]) - LEN(SUBSTITUTE([.O147]; &quot;G&quot;; &quot;&quot;)))" office:value-type="float" office:value="30" calcext:value-type="float">
            <text:p>30</text:p>
          </table:table-cell>
          <table:table-cell table:formula="of:=SUM([.Q$2:.Q147])" office:value-type="float" office:value="5460" calcext:value-type="float">
            <text:p>5460</text:p>
          </table:table-cell>
          <table:table-cell/>
          <table:table-cell table:formula="of:=[.D147]" office:value-type="float" office:value="0.0015279544" calcext:value-type="float">
            <text:p>0.0015279544</text:p>
          </table:table-cell>
          <table:table-cell table:formula="of:=[.F147]" office:value-type="float" office:value="5840" calcext:value-type="float">
            <text:p>5840</text:p>
          </table:table-cell>
          <table:table-cell table:formula="of:=[.H147]" office:value-type="float" office:value="0.009220027" calcext:value-type="float">
            <text:p>0.009220027</text:p>
          </table:table-cell>
          <table:table-cell table:formula="of:=[.J147]" office:value-type="float" office:value="206" calcext:value-type="float">
            <text:p>206</text:p>
          </table:table-cell>
          <table:table-cell table:formula="of:=[.L147]" office:value-type="float" office:value="0.00000089825056" calcext:value-type="float">
            <text:p>0.00000089825056</text:p>
          </table:table-cell>
          <table:table-cell table:formula="of:=[.N147]" office:value-type="float" office:value="5484" calcext:value-type="float">
            <text:p>5484</text:p>
          </table:table-cell>
          <table:table-cell table:formula="of:=[.P147]" office:value-type="float" office:value="0.00000089852847" calcext:value-type="float">
            <text:p>0.00000089852847</text:p>
          </table:table-cell>
          <table:table-cell table:formula="of:=[.R147]" office:value-type="float" office:value="5460" calcext:value-type="float">
            <text:p>5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8]) - LEN(SUBSTITUTE([.C148]; &quot;C&quot;; &quot;&quot;))) + [.$A$4] * (LEN([.C148]) - LEN(SUBSTITUTE([.C148]; &quot;G&quot;; &quot;&quot;)))" office:value-type="float" office:value="40" calcext:value-type="float">
            <text:p>40</text:p>
          </table:table-cell>
          <table:table-cell table:formula="of:=SUM([.E$2:.E148])" office:value-type="float" office:value="5880" calcext:value-type="float">
            <text:p>58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8]) - LEN(SUBSTITUTE([.G148]; &quot;C&quot;; &quot;&quot;))) + [.$A$4] * (LEN([.G148]) - LEN(SUBSTITUTE([.G148]; &quot;G&quot;; &quot;&quot;)))" office:value-type="float" office:value="1" calcext:value-type="float">
            <text:p>1</text:p>
          </table:table-cell>
          <table:table-cell table:formula="of:=SUM([.I$2:.I148])" office:value-type="float" office:value="207" calcext:value-type="float">
            <text:p>207</text:p>
          </table:table-cell>
          <table:table-cell office:value-type="string" calcext:value-type="string">
            <text:p>CGCGCGCGCG</text:p>
          </table:table-cell>
          <table:table-cell office:value-type="float" office:value="0.00000089805025" calcext:value-type="float">
            <text:p>0.00000089805025</text:p>
          </table:table-cell>
          <table:table-cell table:formula="of:= (LEN([.K148]) - LEN(SUBSTITUTE([.K148]; &quot;C&quot;; &quot;&quot;))) + [.$A$4] * (LEN([.K148]) - LEN(SUBSTITUTE([.K148]; &quot;G&quot;; &quot;&quot;)))" office:value-type="float" office:value="30" calcext:value-type="float">
            <text:p>30</text:p>
          </table:table-cell>
          <table:table-cell table:formula="of:=SUM([.M$2:.M148])" office:value-type="float" office:value="5514" calcext:value-type="float">
            <text:p>5514</text:p>
          </table:table-cell>
          <table:table-cell office:value-type="string" calcext:value-type="string">
            <text:p>CGCGCGCGGC</text:p>
          </table:table-cell>
          <table:table-cell office:value-type="float" office:value="0.00000089825056" calcext:value-type="float">
            <text:p>0.00000089825056</text:p>
          </table:table-cell>
          <table:table-cell table:formula="of:= (LEN([.O148]) - LEN(SUBSTITUTE([.O148]; &quot;C&quot;; &quot;&quot;))) + [.$A$4] * (LEN([.O148]) - LEN(SUBSTITUTE([.O148]; &quot;G&quot;; &quot;&quot;)))" office:value-type="float" office:value="30" calcext:value-type="float">
            <text:p>30</text:p>
          </table:table-cell>
          <table:table-cell table:formula="of:=SUM([.Q$2:.Q148])" office:value-type="float" office:value="5490" calcext:value-type="float">
            <text:p>5490</text:p>
          </table:table-cell>
          <table:table-cell/>
          <table:table-cell table:formula="of:=[.D148]" office:value-type="float" office:value="0.0015279544" calcext:value-type="float">
            <text:p>0.0015279544</text:p>
          </table:table-cell>
          <table:table-cell table:formula="of:=[.F148]" office:value-type="float" office:value="5880" calcext:value-type="float">
            <text:p>5880</text:p>
          </table:table-cell>
          <table:table-cell table:formula="of:=[.H148]" office:value-type="float" office:value="0.009220027" calcext:value-type="float">
            <text:p>0.009220027</text:p>
          </table:table-cell>
          <table:table-cell table:formula="of:=[.J148]" office:value-type="float" office:value="207" calcext:value-type="float">
            <text:p>207</text:p>
          </table:table-cell>
          <table:table-cell table:formula="of:=[.L148]" office:value-type="float" office:value="0.00000089805025" calcext:value-type="float">
            <text:p>0.00000089805025</text:p>
          </table:table-cell>
          <table:table-cell table:formula="of:=[.N148]" office:value-type="float" office:value="5514" calcext:value-type="float">
            <text:p>5514</text:p>
          </table:table-cell>
          <table:table-cell table:formula="of:=[.P148]" office:value-type="float" office:value="0.00000089825056" calcext:value-type="float">
            <text:p>0.00000089825056</text:p>
          </table:table-cell>
          <table:table-cell table:formula="of:=[.R148]" office:value-type="float" office:value="5490" calcext:value-type="float">
            <text:p>54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4" calcext:value-type="float">
            <text:p>0.0015279544</text:p>
          </table:table-cell>
          <table:table-cell table:formula="of:= (LEN([.C149]) - LEN(SUBSTITUTE([.C149]; &quot;C&quot;; &quot;&quot;))) + [.$A$4] * (LEN([.C149]) - LEN(SUBSTITUTE([.C149]; &quot;G&quot;; &quot;&quot;)))" office:value-type="float" office:value="40" calcext:value-type="float">
            <text:p>40</text:p>
          </table:table-cell>
          <table:table-cell table:formula="of:=SUM([.E$2:.E149])" office:value-type="float" office:value="5920" calcext:value-type="float">
            <text:p>59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49]) - LEN(SUBSTITUTE([.G149]; &quot;C&quot;; &quot;&quot;))) + [.$A$4] * (LEN([.G149]) - LEN(SUBSTITUTE([.G149]; &quot;G&quot;; &quot;&quot;)))" office:value-type="float" office:value="1" calcext:value-type="float">
            <text:p>1</text:p>
          </table:table-cell>
          <table:table-cell table:formula="of:=SUM([.I$2:.I149])" office:value-type="float" office:value="208" calcext:value-type="float">
            <text:p>208</text:p>
          </table:table-cell>
          <table:table-cell office:value-type="string" calcext:value-type="string">
            <text:p>CGCGCGCGCGCG</text:p>
          </table:table-cell>
          <table:table-cell office:value-type="float" office:value="0.00000089748033" calcext:value-type="float">
            <text:p>0.00000089748033</text:p>
          </table:table-cell>
          <table:table-cell table:formula="of:= (LEN([.K149]) - LEN(SUBSTITUTE([.K149]; &quot;C&quot;; &quot;&quot;))) + [.$A$4] * (LEN([.K149]) - LEN(SUBSTITUTE([.K149]; &quot;G&quot;; &quot;&quot;)))" office:value-type="float" office:value="36" calcext:value-type="float">
            <text:p>36</text:p>
          </table:table-cell>
          <table:table-cell table:formula="of:=SUM([.M$2:.M149])" office:value-type="float" office:value="5550" calcext:value-type="float">
            <text:p>5550</text:p>
          </table:table-cell>
          <table:table-cell office:value-type="string" calcext:value-type="string">
            <text:p>CGCGCGCGGC</text:p>
          </table:table-cell>
          <table:table-cell office:value-type="float" office:value="0.00000089805025" calcext:value-type="float">
            <text:p>0.00000089805025</text:p>
          </table:table-cell>
          <table:table-cell table:formula="of:= (LEN([.O149]) - LEN(SUBSTITUTE([.O149]; &quot;C&quot;; &quot;&quot;))) + [.$A$4] * (LEN([.O149]) - LEN(SUBSTITUTE([.O149]; &quot;G&quot;; &quot;&quot;)))" office:value-type="float" office:value="30" calcext:value-type="float">
            <text:p>30</text:p>
          </table:table-cell>
          <table:table-cell table:formula="of:=SUM([.Q$2:.Q149])" office:value-type="float" office:value="5520" calcext:value-type="float">
            <text:p>5520</text:p>
          </table:table-cell>
          <table:table-cell/>
          <table:table-cell table:formula="of:=[.D149]" office:value-type="float" office:value="0.0015279544" calcext:value-type="float">
            <text:p>0.0015279544</text:p>
          </table:table-cell>
          <table:table-cell table:formula="of:=[.F149]" office:value-type="float" office:value="5920" calcext:value-type="float">
            <text:p>5920</text:p>
          </table:table-cell>
          <table:table-cell table:formula="of:=[.H149]" office:value-type="float" office:value="0.009220027" calcext:value-type="float">
            <text:p>0.009220027</text:p>
          </table:table-cell>
          <table:table-cell table:formula="of:=[.J149]" office:value-type="float" office:value="208" calcext:value-type="float">
            <text:p>208</text:p>
          </table:table-cell>
          <table:table-cell table:formula="of:=[.L149]" office:value-type="float" office:value="0.00000089748033" calcext:value-type="float">
            <text:p>0.00000089748033</text:p>
          </table:table-cell>
          <table:table-cell table:formula="of:=[.N149]" office:value-type="float" office:value="5550" calcext:value-type="float">
            <text:p>5550</text:p>
          </table:table-cell>
          <table:table-cell table:formula="of:=[.P149]" office:value-type="float" office:value="0.00000089805025" calcext:value-type="float">
            <text:p>0.00000089805025</text:p>
          </table:table-cell>
          <table:table-cell table:formula="of:=[.R149]" office:value-type="float" office:value="5520" calcext:value-type="float">
            <text:p>55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0]) - LEN(SUBSTITUTE([.C150]; &quot;C&quot;; &quot;&quot;))) + [.$A$4] * (LEN([.C150]) - LEN(SUBSTITUTE([.C150]; &quot;G&quot;; &quot;&quot;)))" office:value-type="float" office:value="40" calcext:value-type="float">
            <text:p>40</text:p>
          </table:table-cell>
          <table:table-cell table:formula="of:=SUM([.E$2:.E150])" office:value-type="float" office:value="5960" calcext:value-type="float">
            <text:p>59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0]) - LEN(SUBSTITUTE([.G150]; &quot;C&quot;; &quot;&quot;))) + [.$A$4] * (LEN([.G150]) - LEN(SUBSTITUTE([.G150]; &quot;G&quot;; &quot;&quot;)))" office:value-type="float" office:value="1" calcext:value-type="float">
            <text:p>1</text:p>
          </table:table-cell>
          <table:table-cell table:formula="of:=SUM([.I$2:.I150])" office:value-type="float" office:value="209" calcext:value-type="float">
            <text:p>209</text:p>
          </table:table-cell>
          <table:table-cell office:value-type="string" calcext:value-type="string">
            <text:p>CGCGCGCGCGCGCG</text:p>
          </table:table-cell>
          <table:table-cell office:value-type="float" office:value="0.0000008955858" calcext:value-type="float">
            <text:p>0.0000008955858</text:p>
          </table:table-cell>
          <table:table-cell table:formula="of:= (LEN([.K150]) - LEN(SUBSTITUTE([.K150]; &quot;C&quot;; &quot;&quot;))) + [.$A$4] * (LEN([.K150]) - LEN(SUBSTITUTE([.K150]; &quot;G&quot;; &quot;&quot;)))" office:value-type="float" office:value="42" calcext:value-type="float">
            <text:p>42</text:p>
          </table:table-cell>
          <table:table-cell table:formula="of:=SUM([.M$2:.M150])" office:value-type="float" office:value="5592" calcext:value-type="float">
            <text:p>5592</text:p>
          </table:table-cell>
          <table:table-cell office:value-type="string" calcext:value-type="string">
            <text:p>CGCGCGCGCGGC</text:p>
          </table:table-cell>
          <table:table-cell office:value-type="float" office:value="0.00000089748033" calcext:value-type="float">
            <text:p>0.00000089748033</text:p>
          </table:table-cell>
          <table:table-cell table:formula="of:= (LEN([.O150]) - LEN(SUBSTITUTE([.O150]; &quot;C&quot;; &quot;&quot;))) + [.$A$4] * (LEN([.O150]) - LEN(SUBSTITUTE([.O150]; &quot;G&quot;; &quot;&quot;)))" office:value-type="float" office:value="36" calcext:value-type="float">
            <text:p>36</text:p>
          </table:table-cell>
          <table:table-cell table:formula="of:=SUM([.Q$2:.Q150])" office:value-type="float" office:value="5556" calcext:value-type="float">
            <text:p>5556</text:p>
          </table:table-cell>
          <table:table-cell/>
          <table:table-cell table:formula="of:=[.D150]" office:value-type="float" office:value="0.0015279542" calcext:value-type="float">
            <text:p>0.0015279542</text:p>
          </table:table-cell>
          <table:table-cell table:formula="of:=[.F150]" office:value-type="float" office:value="5960" calcext:value-type="float">
            <text:p>5960</text:p>
          </table:table-cell>
          <table:table-cell table:formula="of:=[.H150]" office:value-type="float" office:value="0.009220027" calcext:value-type="float">
            <text:p>0.009220027</text:p>
          </table:table-cell>
          <table:table-cell table:formula="of:=[.J150]" office:value-type="float" office:value="209" calcext:value-type="float">
            <text:p>209</text:p>
          </table:table-cell>
          <table:table-cell table:formula="of:=[.L150]" office:value-type="float" office:value="0.0000008955858" calcext:value-type="float">
            <text:p>0.0000008955858</text:p>
          </table:table-cell>
          <table:table-cell table:formula="of:=[.N150]" office:value-type="float" office:value="5592" calcext:value-type="float">
            <text:p>5592</text:p>
          </table:table-cell>
          <table:table-cell table:formula="of:=[.P150]" office:value-type="float" office:value="0.00000089748033" calcext:value-type="float">
            <text:p>0.00000089748033</text:p>
          </table:table-cell>
          <table:table-cell table:formula="of:=[.R150]" office:value-type="float" office:value="5556" calcext:value-type="float">
            <text:p>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1]) - LEN(SUBSTITUTE([.C151]; &quot;C&quot;; &quot;&quot;))) + [.$A$4] * (LEN([.C151]) - LEN(SUBSTITUTE([.C151]; &quot;G&quot;; &quot;&quot;)))" office:value-type="float" office:value="40" calcext:value-type="float">
            <text:p>40</text:p>
          </table:table-cell>
          <table:table-cell table:formula="of:=SUM([.E$2:.E151])" office:value-type="float" office:value="6000" calcext:value-type="float">
            <text:p>60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1]) - LEN(SUBSTITUTE([.G151]; &quot;C&quot;; &quot;&quot;))) + [.$A$4] * (LEN([.G151]) - LEN(SUBSTITUTE([.G151]; &quot;G&quot;; &quot;&quot;)))" office:value-type="float" office:value="1" calcext:value-type="float">
            <text:p>1</text:p>
          </table:table-cell>
          <table:table-cell table:formula="of:=SUM([.I$2:.I151])" office:value-type="float" office:value="210" calcext:value-type="float">
            <text:p>210</text:p>
          </table:table-cell>
          <table:table-cell office:value-type="string" calcext:value-type="string">
            <text:p>CGCGCGCGCGCG</text:p>
          </table:table-cell>
          <table:table-cell office:value-type="float" office:value="0.0000008950771" calcext:value-type="float">
            <text:p>0.0000008950771</text:p>
          </table:table-cell>
          <table:table-cell table:formula="of:= (LEN([.K151]) - LEN(SUBSTITUTE([.K151]; &quot;C&quot;; &quot;&quot;))) + [.$A$4] * (LEN([.K151]) - LEN(SUBSTITUTE([.K151]; &quot;G&quot;; &quot;&quot;)))" office:value-type="float" office:value="36" calcext:value-type="float">
            <text:p>36</text:p>
          </table:table-cell>
          <table:table-cell table:formula="of:=SUM([.M$2:.M151])" office:value-type="float" office:value="5628" calcext:value-type="float">
            <text:p>5628</text:p>
          </table:table-cell>
          <table:table-cell office:value-type="string" calcext:value-type="string">
            <text:p>CGCGCGCGCGCGGC</text:p>
          </table:table-cell>
          <table:table-cell office:value-type="float" office:value="0.0000008955858" calcext:value-type="float">
            <text:p>0.0000008955858</text:p>
          </table:table-cell>
          <table:table-cell table:formula="of:= (LEN([.O151]) - LEN(SUBSTITUTE([.O151]; &quot;C&quot;; &quot;&quot;))) + [.$A$4] * (LEN([.O151]) - LEN(SUBSTITUTE([.O151]; &quot;G&quot;; &quot;&quot;)))" office:value-type="float" office:value="42" calcext:value-type="float">
            <text:p>42</text:p>
          </table:table-cell>
          <table:table-cell table:formula="of:=SUM([.Q$2:.Q151])" office:value-type="float" office:value="5598" calcext:value-type="float">
            <text:p>5598</text:p>
          </table:table-cell>
          <table:table-cell/>
          <table:table-cell table:formula="of:=[.D151]" office:value-type="float" office:value="0.0015279542" calcext:value-type="float">
            <text:p>0.0015279542</text:p>
          </table:table-cell>
          <table:table-cell table:formula="of:=[.F151]" office:value-type="float" office:value="6000" calcext:value-type="float">
            <text:p>6000</text:p>
          </table:table-cell>
          <table:table-cell table:formula="of:=[.H151]" office:value-type="float" office:value="0.009220027" calcext:value-type="float">
            <text:p>0.009220027</text:p>
          </table:table-cell>
          <table:table-cell table:formula="of:=[.J151]" office:value-type="float" office:value="210" calcext:value-type="float">
            <text:p>210</text:p>
          </table:table-cell>
          <table:table-cell table:formula="of:=[.L151]" office:value-type="float" office:value="0.0000008950771" calcext:value-type="float">
            <text:p>0.0000008950771</text:p>
          </table:table-cell>
          <table:table-cell table:formula="of:=[.N151]" office:value-type="float" office:value="5628" calcext:value-type="float">
            <text:p>5628</text:p>
          </table:table-cell>
          <table:table-cell table:formula="of:=[.P151]" office:value-type="float" office:value="0.0000008955858" calcext:value-type="float">
            <text:p>0.0000008955858</text:p>
          </table:table-cell>
          <table:table-cell table:formula="of:=[.R151]" office:value-type="float" office:value="5598" calcext:value-type="float">
            <text:p>5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2]) - LEN(SUBSTITUTE([.C152]; &quot;C&quot;; &quot;&quot;))) + [.$A$4] * (LEN([.C152]) - LEN(SUBSTITUTE([.C152]; &quot;G&quot;; &quot;&quot;)))" office:value-type="float" office:value="40" calcext:value-type="float">
            <text:p>40</text:p>
          </table:table-cell>
          <table:table-cell table:formula="of:=SUM([.E$2:.E152])" office:value-type="float" office:value="6040" calcext:value-type="float">
            <text:p>60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2]) - LEN(SUBSTITUTE([.G152]; &quot;C&quot;; &quot;&quot;))) + [.$A$4] * (LEN([.G152]) - LEN(SUBSTITUTE([.G152]; &quot;G&quot;; &quot;&quot;)))" office:value-type="float" office:value="1" calcext:value-type="float">
            <text:p>1</text:p>
          </table:table-cell>
          <table:table-cell table:formula="of:=SUM([.I$2:.I152])" office:value-type="float" office:value="211" calcext:value-type="float">
            <text:p>211</text:p>
          </table:table-cell>
          <table:table-cell office:value-type="string" calcext:value-type="string">
            <text:p>CGCGCGCGCGCGCG</text:p>
          </table:table-cell>
          <table:table-cell office:value-type="float" office:value="0.00000089336595" calcext:value-type="float">
            <text:p>0.00000089336595</text:p>
          </table:table-cell>
          <table:table-cell table:formula="of:= (LEN([.K152]) - LEN(SUBSTITUTE([.K152]; &quot;C&quot;; &quot;&quot;))) + [.$A$4] * (LEN([.K152]) - LEN(SUBSTITUTE([.K152]; &quot;G&quot;; &quot;&quot;)))" office:value-type="float" office:value="42" calcext:value-type="float">
            <text:p>42</text:p>
          </table:table-cell>
          <table:table-cell table:formula="of:=SUM([.M$2:.M152])" office:value-type="float" office:value="5670" calcext:value-type="float">
            <text:p>5670</text:p>
          </table:table-cell>
          <table:table-cell office:value-type="string" calcext:value-type="string">
            <text:p>CGCGCGCGCGGC</text:p>
          </table:table-cell>
          <table:table-cell office:value-type="float" office:value="0.0000008950771" calcext:value-type="float">
            <text:p>0.0000008950771</text:p>
          </table:table-cell>
          <table:table-cell table:formula="of:= (LEN([.O152]) - LEN(SUBSTITUTE([.O152]; &quot;C&quot;; &quot;&quot;))) + [.$A$4] * (LEN([.O152]) - LEN(SUBSTITUTE([.O152]; &quot;G&quot;; &quot;&quot;)))" office:value-type="float" office:value="36" calcext:value-type="float">
            <text:p>36</text:p>
          </table:table-cell>
          <table:table-cell table:formula="of:=SUM([.Q$2:.Q152])" office:value-type="float" office:value="5634" calcext:value-type="float">
            <text:p>5634</text:p>
          </table:table-cell>
          <table:table-cell/>
          <table:table-cell table:formula="of:=[.D152]" office:value-type="float" office:value="0.0015279542" calcext:value-type="float">
            <text:p>0.0015279542</text:p>
          </table:table-cell>
          <table:table-cell table:formula="of:=[.F152]" office:value-type="float" office:value="6040" calcext:value-type="float">
            <text:p>6040</text:p>
          </table:table-cell>
          <table:table-cell table:formula="of:=[.H152]" office:value-type="float" office:value="0.009220027" calcext:value-type="float">
            <text:p>0.009220027</text:p>
          </table:table-cell>
          <table:table-cell table:formula="of:=[.J152]" office:value-type="float" office:value="211" calcext:value-type="float">
            <text:p>211</text:p>
          </table:table-cell>
          <table:table-cell table:formula="of:=[.L152]" office:value-type="float" office:value="0.00000089336595" calcext:value-type="float">
            <text:p>0.00000089336595</text:p>
          </table:table-cell>
          <table:table-cell table:formula="of:=[.N152]" office:value-type="float" office:value="5670" calcext:value-type="float">
            <text:p>5670</text:p>
          </table:table-cell>
          <table:table-cell table:formula="of:=[.P152]" office:value-type="float" office:value="0.0000008950771" calcext:value-type="float">
            <text:p>0.0000008950771</text:p>
          </table:table-cell>
          <table:table-cell table:formula="of:=[.R152]" office:value-type="float" office:value="5634" calcext:value-type="float">
            <text:p>5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3]) - LEN(SUBSTITUTE([.C153]; &quot;C&quot;; &quot;&quot;))) + [.$A$4] * (LEN([.C153]) - LEN(SUBSTITUTE([.C153]; &quot;G&quot;; &quot;&quot;)))" office:value-type="float" office:value="40" calcext:value-type="float">
            <text:p>40</text:p>
          </table:table-cell>
          <table:table-cell table:formula="of:=SUM([.E$2:.E153])" office:value-type="float" office:value="6080" calcext:value-type="float">
            <text:p>60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3]) - LEN(SUBSTITUTE([.G153]; &quot;C&quot;; &quot;&quot;))) + [.$A$4] * (LEN([.G153]) - LEN(SUBSTITUTE([.G153]; &quot;G&quot;; &quot;&quot;)))" office:value-type="float" office:value="1" calcext:value-type="float">
            <text:p>1</text:p>
          </table:table-cell>
          <table:table-cell table:formula="of:=SUM([.I$2:.I153])" office:value-type="float" office:value="212" calcext:value-type="float">
            <text:p>212</text:p>
          </table:table-cell>
          <table:table-cell office:value-type="string" calcext:value-type="string">
            <text:p>CGCGCGCGCGCG</text:p>
          </table:table-cell>
          <table:table-cell office:value-type="float" office:value="0.0000008929097" calcext:value-type="float">
            <text:p>0.0000008929097</text:p>
          </table:table-cell>
          <table:table-cell table:formula="of:= (LEN([.K153]) - LEN(SUBSTITUTE([.K153]; &quot;C&quot;; &quot;&quot;))) + [.$A$4] * (LEN([.K153]) - LEN(SUBSTITUTE([.K153]; &quot;G&quot;; &quot;&quot;)))" office:value-type="float" office:value="36" calcext:value-type="float">
            <text:p>36</text:p>
          </table:table-cell>
          <table:table-cell table:formula="of:=SUM([.M$2:.M153])" office:value-type="float" office:value="5706" calcext:value-type="float">
            <text:p>5706</text:p>
          </table:table-cell>
          <table:table-cell office:value-type="string" calcext:value-type="string">
            <text:p>CGCGCGCGCGCGGC</text:p>
          </table:table-cell>
          <table:table-cell office:value-type="float" office:value="0.00000089336595" calcext:value-type="float">
            <text:p>0.00000089336595</text:p>
          </table:table-cell>
          <table:table-cell table:formula="of:= (LEN([.O153]) - LEN(SUBSTITUTE([.O153]; &quot;C&quot;; &quot;&quot;))) + [.$A$4] * (LEN([.O153]) - LEN(SUBSTITUTE([.O153]; &quot;G&quot;; &quot;&quot;)))" office:value-type="float" office:value="42" calcext:value-type="float">
            <text:p>42</text:p>
          </table:table-cell>
          <table:table-cell table:formula="of:=SUM([.Q$2:.Q153])" office:value-type="float" office:value="5676" calcext:value-type="float">
            <text:p>5676</text:p>
          </table:table-cell>
          <table:table-cell/>
          <table:table-cell table:formula="of:=[.D153]" office:value-type="float" office:value="0.0015279542" calcext:value-type="float">
            <text:p>0.0015279542</text:p>
          </table:table-cell>
          <table:table-cell table:formula="of:=[.F153]" office:value-type="float" office:value="6080" calcext:value-type="float">
            <text:p>6080</text:p>
          </table:table-cell>
          <table:table-cell table:formula="of:=[.H153]" office:value-type="float" office:value="0.009220027" calcext:value-type="float">
            <text:p>0.009220027</text:p>
          </table:table-cell>
          <table:table-cell table:formula="of:=[.J153]" office:value-type="float" office:value="212" calcext:value-type="float">
            <text:p>212</text:p>
          </table:table-cell>
          <table:table-cell table:formula="of:=[.L153]" office:value-type="float" office:value="0.0000008929097" calcext:value-type="float">
            <text:p>0.0000008929097</text:p>
          </table:table-cell>
          <table:table-cell table:formula="of:=[.N153]" office:value-type="float" office:value="5706" calcext:value-type="float">
            <text:p>5706</text:p>
          </table:table-cell>
          <table:table-cell table:formula="of:=[.P153]" office:value-type="float" office:value="0.00000089336595" calcext:value-type="float">
            <text:p>0.00000089336595</text:p>
          </table:table-cell>
          <table:table-cell table:formula="of:=[.R153]" office:value-type="float" office:value="5676" calcext:value-type="float">
            <text:p>5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2" calcext:value-type="float">
            <text:p>0.0015279542</text:p>
          </table:table-cell>
          <table:table-cell table:formula="of:= (LEN([.C154]) - LEN(SUBSTITUTE([.C154]; &quot;C&quot;; &quot;&quot;))) + [.$A$4] * (LEN([.C154]) - LEN(SUBSTITUTE([.C154]; &quot;G&quot;; &quot;&quot;)))" office:value-type="float" office:value="40" calcext:value-type="float">
            <text:p>40</text:p>
          </table:table-cell>
          <table:table-cell table:formula="of:=SUM([.E$2:.E154])" office:value-type="float" office:value="6120" calcext:value-type="float">
            <text:p>61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4]) - LEN(SUBSTITUTE([.G154]; &quot;C&quot;; &quot;&quot;))) + [.$A$4] * (LEN([.G154]) - LEN(SUBSTITUTE([.G154]; &quot;G&quot;; &quot;&quot;)))" office:value-type="float" office:value="1" calcext:value-type="float">
            <text:p>1</text:p>
          </table:table-cell>
          <table:table-cell table:formula="of:=SUM([.I$2:.I154])" office:value-type="float" office:value="213" calcext:value-type="float">
            <text:p>213</text:p>
          </table:table-cell>
          <table:table-cell office:value-type="string" calcext:value-type="string">
            <text:p>CGCGCGCGCGCGCG</text:p>
          </table:table-cell>
          <table:table-cell office:value-type="float" office:value="0.0000008913656" calcext:value-type="float">
            <text:p>0.0000008913656</text:p>
          </table:table-cell>
          <table:table-cell table:formula="of:= (LEN([.K154]) - LEN(SUBSTITUTE([.K154]; &quot;C&quot;; &quot;&quot;))) + [.$A$4] * (LEN([.K154]) - LEN(SUBSTITUTE([.K154]; &quot;G&quot;; &quot;&quot;)))" office:value-type="float" office:value="42" calcext:value-type="float">
            <text:p>42</text:p>
          </table:table-cell>
          <table:table-cell table:formula="of:=SUM([.M$2:.M154])" office:value-type="float" office:value="5748" calcext:value-type="float">
            <text:p>5748</text:p>
          </table:table-cell>
          <table:table-cell office:value-type="string" calcext:value-type="string">
            <text:p>CGCGCGCGCGGC</text:p>
          </table:table-cell>
          <table:table-cell office:value-type="float" office:value="0.0000008929097" calcext:value-type="float">
            <text:p>0.0000008929097</text:p>
          </table:table-cell>
          <table:table-cell table:formula="of:= (LEN([.O154]) - LEN(SUBSTITUTE([.O154]; &quot;C&quot;; &quot;&quot;))) + [.$A$4] * (LEN([.O154]) - LEN(SUBSTITUTE([.O154]; &quot;G&quot;; &quot;&quot;)))" office:value-type="float" office:value="36" calcext:value-type="float">
            <text:p>36</text:p>
          </table:table-cell>
          <table:table-cell table:formula="of:=SUM([.Q$2:.Q154])" office:value-type="float" office:value="5712" calcext:value-type="float">
            <text:p>5712</text:p>
          </table:table-cell>
          <table:table-cell/>
          <table:table-cell table:formula="of:=[.D154]" office:value-type="float" office:value="0.0015279542" calcext:value-type="float">
            <text:p>0.0015279542</text:p>
          </table:table-cell>
          <table:table-cell table:formula="of:=[.F154]" office:value-type="float" office:value="6120" calcext:value-type="float">
            <text:p>6120</text:p>
          </table:table-cell>
          <table:table-cell table:formula="of:=[.H154]" office:value-type="float" office:value="0.009220027" calcext:value-type="float">
            <text:p>0.009220027</text:p>
          </table:table-cell>
          <table:table-cell table:formula="of:=[.J154]" office:value-type="float" office:value="213" calcext:value-type="float">
            <text:p>213</text:p>
          </table:table-cell>
          <table:table-cell table:formula="of:=[.L154]" office:value-type="float" office:value="0.0000008913656" calcext:value-type="float">
            <text:p>0.0000008913656</text:p>
          </table:table-cell>
          <table:table-cell table:formula="of:=[.N154]" office:value-type="float" office:value="5748" calcext:value-type="float">
            <text:p>5748</text:p>
          </table:table-cell>
          <table:table-cell table:formula="of:=[.P154]" office:value-type="float" office:value="0.0000008929097" calcext:value-type="float">
            <text:p>0.0000008929097</text:p>
          </table:table-cell>
          <table:table-cell table:formula="of:=[.R154]" office:value-type="float" office:value="5712" calcext:value-type="float">
            <text:p>57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5]) - LEN(SUBSTITUTE([.C155]; &quot;C&quot;; &quot;&quot;))) + [.$A$4] * (LEN([.C155]) - LEN(SUBSTITUTE([.C155]; &quot;G&quot;; &quot;&quot;)))" office:value-type="float" office:value="40" calcext:value-type="float">
            <text:p>40</text:p>
          </table:table-cell>
          <table:table-cell table:formula="of:=SUM([.E$2:.E155])" office:value-type="float" office:value="6160" calcext:value-type="float">
            <text:p>61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5]) - LEN(SUBSTITUTE([.G155]; &quot;C&quot;; &quot;&quot;))) + [.$A$4] * (LEN([.G155]) - LEN(SUBSTITUTE([.G155]; &quot;G&quot;; &quot;&quot;)))" office:value-type="float" office:value="1" calcext:value-type="float">
            <text:p>1</text:p>
          </table:table-cell>
          <table:table-cell table:formula="of:=SUM([.I$2:.I155])" office:value-type="float" office:value="214" calcext:value-type="float">
            <text:p>214</text:p>
          </table:table-cell>
          <table:table-cell office:value-type="string" calcext:value-type="string">
            <text:p>CGCGCGCGCGCG</text:p>
          </table:table-cell>
          <table:table-cell office:value-type="float" office:value="0.0000008909579" calcext:value-type="float">
            <text:p>0.0000008909579</text:p>
          </table:table-cell>
          <table:table-cell table:formula="of:= (LEN([.K155]) - LEN(SUBSTITUTE([.K155]; &quot;C&quot;; &quot;&quot;))) + [.$A$4] * (LEN([.K155]) - LEN(SUBSTITUTE([.K155]; &quot;G&quot;; &quot;&quot;)))" office:value-type="float" office:value="36" calcext:value-type="float">
            <text:p>36</text:p>
          </table:table-cell>
          <table:table-cell table:formula="of:=SUM([.M$2:.M155])" office:value-type="float" office:value="5784" calcext:value-type="float">
            <text:p>5784</text:p>
          </table:table-cell>
          <table:table-cell office:value-type="string" calcext:value-type="string">
            <text:p>CGCGCGCGCGCGGC</text:p>
          </table:table-cell>
          <table:table-cell office:value-type="float" office:value="0.0000008913656" calcext:value-type="float">
            <text:p>0.0000008913656</text:p>
          </table:table-cell>
          <table:table-cell table:formula="of:= (LEN([.O155]) - LEN(SUBSTITUTE([.O155]; &quot;C&quot;; &quot;&quot;))) + [.$A$4] * (LEN([.O155]) - LEN(SUBSTITUTE([.O155]; &quot;G&quot;; &quot;&quot;)))" office:value-type="float" office:value="42" calcext:value-type="float">
            <text:p>42</text:p>
          </table:table-cell>
          <table:table-cell table:formula="of:=SUM([.Q$2:.Q155])" office:value-type="float" office:value="5754" calcext:value-type="float">
            <text:p>5754</text:p>
          </table:table-cell>
          <table:table-cell/>
          <table:table-cell table:formula="of:=[.D155]" office:value-type="float" office:value="0.0015279541" calcext:value-type="float">
            <text:p>0.0015279541</text:p>
          </table:table-cell>
          <table:table-cell table:formula="of:=[.F155]" office:value-type="float" office:value="6160" calcext:value-type="float">
            <text:p>6160</text:p>
          </table:table-cell>
          <table:table-cell table:formula="of:=[.H155]" office:value-type="float" office:value="0.009220027" calcext:value-type="float">
            <text:p>0.009220027</text:p>
          </table:table-cell>
          <table:table-cell table:formula="of:=[.J155]" office:value-type="float" office:value="214" calcext:value-type="float">
            <text:p>214</text:p>
          </table:table-cell>
          <table:table-cell table:formula="of:=[.L155]" office:value-type="float" office:value="0.0000008909579" calcext:value-type="float">
            <text:p>0.0000008909579</text:p>
          </table:table-cell>
          <table:table-cell table:formula="of:=[.N155]" office:value-type="float" office:value="5784" calcext:value-type="float">
            <text:p>5784</text:p>
          </table:table-cell>
          <table:table-cell table:formula="of:=[.P155]" office:value-type="float" office:value="0.0000008913656" calcext:value-type="float">
            <text:p>0.0000008913656</text:p>
          </table:table-cell>
          <table:table-cell table:formula="of:=[.R155]" office:value-type="float" office:value="5754" calcext:value-type="float">
            <text:p>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6]) - LEN(SUBSTITUTE([.C156]; &quot;C&quot;; &quot;&quot;))) + [.$A$4] * (LEN([.C156]) - LEN(SUBSTITUTE([.C156]; &quot;G&quot;; &quot;&quot;)))" office:value-type="float" office:value="40" calcext:value-type="float">
            <text:p>40</text:p>
          </table:table-cell>
          <table:table-cell table:formula="of:=SUM([.E$2:.E156])" office:value-type="float" office:value="6200" calcext:value-type="float">
            <text:p>62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6]) - LEN(SUBSTITUTE([.G156]; &quot;C&quot;; &quot;&quot;))) + [.$A$4] * (LEN([.G156]) - LEN(SUBSTITUTE([.G156]; &quot;G&quot;; &quot;&quot;)))" office:value-type="float" office:value="1" calcext:value-type="float">
            <text:p>1</text:p>
          </table:table-cell>
          <table:table-cell table:formula="of:=SUM([.I$2:.I156])" office:value-type="float" office:value="215" calcext:value-type="float">
            <text:p>215</text:p>
          </table:table-cell>
          <table:table-cell office:value-type="string" calcext:value-type="string">
            <text:p>CGCGCGCGCGCGCG</text:p>
          </table:table-cell>
          <table:table-cell office:value-type="float" office:value="0.00000088956386" calcext:value-type="float">
            <text:p>0.00000088956386</text:p>
          </table:table-cell>
          <table:table-cell table:formula="of:= (LEN([.K156]) - LEN(SUBSTITUTE([.K156]; &quot;C&quot;; &quot;&quot;))) + [.$A$4] * (LEN([.K156]) - LEN(SUBSTITUTE([.K156]; &quot;G&quot;; &quot;&quot;)))" office:value-type="float" office:value="42" calcext:value-type="float">
            <text:p>42</text:p>
          </table:table-cell>
          <table:table-cell table:formula="of:=SUM([.M$2:.M156])" office:value-type="float" office:value="5826" calcext:value-type="float">
            <text:p>5826</text:p>
          </table:table-cell>
          <table:table-cell office:value-type="string" calcext:value-type="string">
            <text:p>CGCGCGCGCGGC</text:p>
          </table:table-cell>
          <table:table-cell office:value-type="float" office:value="0.0000008909579" calcext:value-type="float">
            <text:p>0.0000008909579</text:p>
          </table:table-cell>
          <table:table-cell table:formula="of:= (LEN([.O156]) - LEN(SUBSTITUTE([.O156]; &quot;C&quot;; &quot;&quot;))) + [.$A$4] * (LEN([.O156]) - LEN(SUBSTITUTE([.O156]; &quot;G&quot;; &quot;&quot;)))" office:value-type="float" office:value="36" calcext:value-type="float">
            <text:p>36</text:p>
          </table:table-cell>
          <table:table-cell table:formula="of:=SUM([.Q$2:.Q156])" office:value-type="float" office:value="5790" calcext:value-type="float">
            <text:p>5790</text:p>
          </table:table-cell>
          <table:table-cell/>
          <table:table-cell table:formula="of:=[.D156]" office:value-type="float" office:value="0.0015279541" calcext:value-type="float">
            <text:p>0.0015279541</text:p>
          </table:table-cell>
          <table:table-cell table:formula="of:=[.F156]" office:value-type="float" office:value="6200" calcext:value-type="float">
            <text:p>6200</text:p>
          </table:table-cell>
          <table:table-cell table:formula="of:=[.H156]" office:value-type="float" office:value="0.009220027" calcext:value-type="float">
            <text:p>0.009220027</text:p>
          </table:table-cell>
          <table:table-cell table:formula="of:=[.J156]" office:value-type="float" office:value="215" calcext:value-type="float">
            <text:p>215</text:p>
          </table:table-cell>
          <table:table-cell table:formula="of:=[.L156]" office:value-type="float" office:value="0.00000088956386" calcext:value-type="float">
            <text:p>0.00000088956386</text:p>
          </table:table-cell>
          <table:table-cell table:formula="of:=[.N156]" office:value-type="float" office:value="5826" calcext:value-type="float">
            <text:p>5826</text:p>
          </table:table-cell>
          <table:table-cell table:formula="of:=[.P156]" office:value-type="float" office:value="0.0000008909579" calcext:value-type="float">
            <text:p>0.0000008909579</text:p>
          </table:table-cell>
          <table:table-cell table:formula="of:=[.R156]" office:value-type="float" office:value="5790" calcext:value-type="float">
            <text:p>5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7]) - LEN(SUBSTITUTE([.C157]; &quot;C&quot;; &quot;&quot;))) + [.$A$4] * (LEN([.C157]) - LEN(SUBSTITUTE([.C157]; &quot;G&quot;; &quot;&quot;)))" office:value-type="float" office:value="40" calcext:value-type="float">
            <text:p>40</text:p>
          </table:table-cell>
          <table:table-cell table:formula="of:=SUM([.E$2:.E157])" office:value-type="float" office:value="6240" calcext:value-type="float">
            <text:p>62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7]) - LEN(SUBSTITUTE([.G157]; &quot;C&quot;; &quot;&quot;))) + [.$A$4] * (LEN([.G157]) - LEN(SUBSTITUTE([.G157]; &quot;G&quot;; &quot;&quot;)))" office:value-type="float" office:value="1" calcext:value-type="float">
            <text:p>1</text:p>
          </table:table-cell>
          <table:table-cell table:formula="of:=SUM([.I$2:.I157])" office:value-type="float" office:value="216" calcext:value-type="float">
            <text:p>216</text:p>
          </table:table-cell>
          <table:table-cell office:value-type="string" calcext:value-type="string">
            <text:p>CGCGCGCGCGCG</text:p>
          </table:table-cell>
          <table:table-cell office:value-type="float" office:value="0.0000008892003" calcext:value-type="float">
            <text:p>0.0000008892003</text:p>
          </table:table-cell>
          <table:table-cell table:formula="of:= (LEN([.K157]) - LEN(SUBSTITUTE([.K157]; &quot;C&quot;; &quot;&quot;))) + [.$A$4] * (LEN([.K157]) - LEN(SUBSTITUTE([.K157]; &quot;G&quot;; &quot;&quot;)))" office:value-type="float" office:value="36" calcext:value-type="float">
            <text:p>36</text:p>
          </table:table-cell>
          <table:table-cell table:formula="of:=SUM([.M$2:.M157])" office:value-type="float" office:value="5862" calcext:value-type="float">
            <text:p>5862</text:p>
          </table:table-cell>
          <table:table-cell office:value-type="string" calcext:value-type="string">
            <text:p>CGCGCGCGCGCGGC</text:p>
          </table:table-cell>
          <table:table-cell office:value-type="float" office:value="0.00000088956386" calcext:value-type="float">
            <text:p>0.00000088956386</text:p>
          </table:table-cell>
          <table:table-cell table:formula="of:= (LEN([.O157]) - LEN(SUBSTITUTE([.O157]; &quot;C&quot;; &quot;&quot;))) + [.$A$4] * (LEN([.O157]) - LEN(SUBSTITUTE([.O157]; &quot;G&quot;; &quot;&quot;)))" office:value-type="float" office:value="42" calcext:value-type="float">
            <text:p>42</text:p>
          </table:table-cell>
          <table:table-cell table:formula="of:=SUM([.Q$2:.Q157])" office:value-type="float" office:value="5832" calcext:value-type="float">
            <text:p>5832</text:p>
          </table:table-cell>
          <table:table-cell/>
          <table:table-cell table:formula="of:=[.D157]" office:value-type="float" office:value="0.0015279541" calcext:value-type="float">
            <text:p>0.0015279541</text:p>
          </table:table-cell>
          <table:table-cell table:formula="of:=[.F157]" office:value-type="float" office:value="6240" calcext:value-type="float">
            <text:p>6240</text:p>
          </table:table-cell>
          <table:table-cell table:formula="of:=[.H157]" office:value-type="float" office:value="0.009220027" calcext:value-type="float">
            <text:p>0.009220027</text:p>
          </table:table-cell>
          <table:table-cell table:formula="of:=[.J157]" office:value-type="float" office:value="216" calcext:value-type="float">
            <text:p>216</text:p>
          </table:table-cell>
          <table:table-cell table:formula="of:=[.L157]" office:value-type="float" office:value="0.0000008892003" calcext:value-type="float">
            <text:p>0.0000008892003</text:p>
          </table:table-cell>
          <table:table-cell table:formula="of:=[.N157]" office:value-type="float" office:value="5862" calcext:value-type="float">
            <text:p>5862</text:p>
          </table:table-cell>
          <table:table-cell table:formula="of:=[.P157]" office:value-type="float" office:value="0.00000088956386" calcext:value-type="float">
            <text:p>0.00000088956386</text:p>
          </table:table-cell>
          <table:table-cell table:formula="of:=[.R157]" office:value-type="float" office:value="5832" calcext:value-type="float">
            <text:p>5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8]) - LEN(SUBSTITUTE([.C158]; &quot;C&quot;; &quot;&quot;))) + [.$A$4] * (LEN([.C158]) - LEN(SUBSTITUTE([.C158]; &quot;G&quot;; &quot;&quot;)))" office:value-type="float" office:value="40" calcext:value-type="float">
            <text:p>40</text:p>
          </table:table-cell>
          <table:table-cell table:formula="of:=SUM([.E$2:.E158])" office:value-type="float" office:value="6280" calcext:value-type="float">
            <text:p>62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8]) - LEN(SUBSTITUTE([.G158]; &quot;C&quot;; &quot;&quot;))) + [.$A$4] * (LEN([.G158]) - LEN(SUBSTITUTE([.G158]; &quot;G&quot;; &quot;&quot;)))" office:value-type="float" office:value="1" calcext:value-type="float">
            <text:p>1</text:p>
          </table:table-cell>
          <table:table-cell table:formula="of:=SUM([.I$2:.I158])" office:value-type="float" office:value="217" calcext:value-type="float">
            <text:p>217</text:p>
          </table:table-cell>
          <table:table-cell office:value-type="string" calcext:value-type="string">
            <text:p>CGCGCGCGCGCGCG</text:p>
          </table:table-cell>
          <table:table-cell office:value-type="float" office:value="0.0000008879419" calcext:value-type="float">
            <text:p>0.0000008879419</text:p>
          </table:table-cell>
          <table:table-cell table:formula="of:= (LEN([.K158]) - LEN(SUBSTITUTE([.K158]; &quot;C&quot;; &quot;&quot;))) + [.$A$4] * (LEN([.K158]) - LEN(SUBSTITUTE([.K158]; &quot;G&quot;; &quot;&quot;)))" office:value-type="float" office:value="42" calcext:value-type="float">
            <text:p>42</text:p>
          </table:table-cell>
          <table:table-cell table:formula="of:=SUM([.M$2:.M158])" office:value-type="float" office:value="5904" calcext:value-type="float">
            <text:p>5904</text:p>
          </table:table-cell>
          <table:table-cell office:value-type="string" calcext:value-type="string">
            <text:p>CGCGCGCGCGGC</text:p>
          </table:table-cell>
          <table:table-cell office:value-type="float" office:value="0.0000008892003" calcext:value-type="float">
            <text:p>0.0000008892003</text:p>
          </table:table-cell>
          <table:table-cell table:formula="of:= (LEN([.O158]) - LEN(SUBSTITUTE([.O158]; &quot;C&quot;; &quot;&quot;))) + [.$A$4] * (LEN([.O158]) - LEN(SUBSTITUTE([.O158]; &quot;G&quot;; &quot;&quot;)))" office:value-type="float" office:value="36" calcext:value-type="float">
            <text:p>36</text:p>
          </table:table-cell>
          <table:table-cell table:formula="of:=SUM([.Q$2:.Q158])" office:value-type="float" office:value="5868" calcext:value-type="float">
            <text:p>5868</text:p>
          </table:table-cell>
          <table:table-cell/>
          <table:table-cell table:formula="of:=[.D158]" office:value-type="float" office:value="0.0015279541" calcext:value-type="float">
            <text:p>0.0015279541</text:p>
          </table:table-cell>
          <table:table-cell table:formula="of:=[.F158]" office:value-type="float" office:value="6280" calcext:value-type="float">
            <text:p>6280</text:p>
          </table:table-cell>
          <table:table-cell table:formula="of:=[.H158]" office:value-type="float" office:value="0.009220027" calcext:value-type="float">
            <text:p>0.009220027</text:p>
          </table:table-cell>
          <table:table-cell table:formula="of:=[.J158]" office:value-type="float" office:value="217" calcext:value-type="float">
            <text:p>217</text:p>
          </table:table-cell>
          <table:table-cell table:formula="of:=[.L158]" office:value-type="float" office:value="0.0000008879419" calcext:value-type="float">
            <text:p>0.0000008879419</text:p>
          </table:table-cell>
          <table:table-cell table:formula="of:=[.N158]" office:value-type="float" office:value="5904" calcext:value-type="float">
            <text:p>5904</text:p>
          </table:table-cell>
          <table:table-cell table:formula="of:=[.P158]" office:value-type="float" office:value="0.0000008892003" calcext:value-type="float">
            <text:p>0.0000008892003</text:p>
          </table:table-cell>
          <table:table-cell table:formula="of:=[.R158]" office:value-type="float" office:value="5868" calcext:value-type="float">
            <text:p>5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59]) - LEN(SUBSTITUTE([.C159]; &quot;C&quot;; &quot;&quot;))) + [.$A$4] * (LEN([.C159]) - LEN(SUBSTITUTE([.C159]; &quot;G&quot;; &quot;&quot;)))" office:value-type="float" office:value="40" calcext:value-type="float">
            <text:p>40</text:p>
          </table:table-cell>
          <table:table-cell table:formula="of:=SUM([.E$2:.E159])" office:value-type="float" office:value="6320" calcext:value-type="float">
            <text:p>63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59]) - LEN(SUBSTITUTE([.G159]; &quot;C&quot;; &quot;&quot;))) + [.$A$4] * (LEN([.G159]) - LEN(SUBSTITUTE([.G159]; &quot;G&quot;; &quot;&quot;)))" office:value-type="float" office:value="1" calcext:value-type="float">
            <text:p>1</text:p>
          </table:table-cell>
          <table:table-cell table:formula="of:=SUM([.I$2:.I159])" office:value-type="float" office:value="218" calcext:value-type="float">
            <text:p>218</text:p>
          </table:table-cell>
          <table:table-cell office:value-type="string" calcext:value-type="string">
            <text:p>CGCGCGCGCGCG</text:p>
          </table:table-cell>
          <table:table-cell office:value-type="float" office:value="0.0000008876144" calcext:value-type="float">
            <text:p>0.0000008876144</text:p>
          </table:table-cell>
          <table:table-cell table:formula="of:= (LEN([.K159]) - LEN(SUBSTITUTE([.K159]; &quot;C&quot;; &quot;&quot;))) + [.$A$4] * (LEN([.K159]) - LEN(SUBSTITUTE([.K159]; &quot;G&quot;; &quot;&quot;)))" office:value-type="float" office:value="36" calcext:value-type="float">
            <text:p>36</text:p>
          </table:table-cell>
          <table:table-cell table:formula="of:=SUM([.M$2:.M159])" office:value-type="float" office:value="5940" calcext:value-type="float">
            <text:p>5940</text:p>
          </table:table-cell>
          <table:table-cell office:value-type="string" calcext:value-type="string">
            <text:p>CGCGCGCGCGCGGC</text:p>
          </table:table-cell>
          <table:table-cell office:value-type="float" office:value="0.0000008879419" calcext:value-type="float">
            <text:p>0.0000008879419</text:p>
          </table:table-cell>
          <table:table-cell table:formula="of:= (LEN([.O159]) - LEN(SUBSTITUTE([.O159]; &quot;C&quot;; &quot;&quot;))) + [.$A$4] * (LEN([.O159]) - LEN(SUBSTITUTE([.O159]; &quot;G&quot;; &quot;&quot;)))" office:value-type="float" office:value="42" calcext:value-type="float">
            <text:p>42</text:p>
          </table:table-cell>
          <table:table-cell table:formula="of:=SUM([.Q$2:.Q159])" office:value-type="float" office:value="5910" calcext:value-type="float">
            <text:p>5910</text:p>
          </table:table-cell>
          <table:table-cell/>
          <table:table-cell table:formula="of:=[.D159]" office:value-type="float" office:value="0.0015279541" calcext:value-type="float">
            <text:p>0.0015279541</text:p>
          </table:table-cell>
          <table:table-cell table:formula="of:=[.F159]" office:value-type="float" office:value="6320" calcext:value-type="float">
            <text:p>6320</text:p>
          </table:table-cell>
          <table:table-cell table:formula="of:=[.H159]" office:value-type="float" office:value="0.009220027" calcext:value-type="float">
            <text:p>0.009220027</text:p>
          </table:table-cell>
          <table:table-cell table:formula="of:=[.J159]" office:value-type="float" office:value="218" calcext:value-type="float">
            <text:p>218</text:p>
          </table:table-cell>
          <table:table-cell table:formula="of:=[.L159]" office:value-type="float" office:value="0.0000008876144" calcext:value-type="float">
            <text:p>0.0000008876144</text:p>
          </table:table-cell>
          <table:table-cell table:formula="of:=[.N159]" office:value-type="float" office:value="5940" calcext:value-type="float">
            <text:p>5940</text:p>
          </table:table-cell>
          <table:table-cell table:formula="of:=[.P159]" office:value-type="float" office:value="0.0000008879419" calcext:value-type="float">
            <text:p>0.0000008879419</text:p>
          </table:table-cell>
          <table:table-cell table:formula="of:=[.R159]" office:value-type="float" office:value="5910" calcext:value-type="float">
            <text:p>5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0]) - LEN(SUBSTITUTE([.C160]; &quot;C&quot;; &quot;&quot;))) + [.$A$4] * (LEN([.C160]) - LEN(SUBSTITUTE([.C160]; &quot;G&quot;; &quot;&quot;)))" office:value-type="float" office:value="40" calcext:value-type="float">
            <text:p>40</text:p>
          </table:table-cell>
          <table:table-cell table:formula="of:=SUM([.E$2:.E160])" office:value-type="float" office:value="6360" calcext:value-type="float">
            <text:p>63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0]) - LEN(SUBSTITUTE([.G160]; &quot;C&quot;; &quot;&quot;))) + [.$A$4] * (LEN([.G160]) - LEN(SUBSTITUTE([.G160]; &quot;G&quot;; &quot;&quot;)))" office:value-type="float" office:value="1" calcext:value-type="float">
            <text:p>1</text:p>
          </table:table-cell>
          <table:table-cell table:formula="of:=SUM([.I$2:.I160])" office:value-type="float" office:value="219" calcext:value-type="float">
            <text:p>219</text:p>
          </table:table-cell>
          <table:table-cell office:value-type="string" calcext:value-type="string">
            <text:p>CGCGCGCGCGCGCG</text:p>
          </table:table-cell>
          <table:table-cell office:value-type="float" office:value="0.00000088648017" calcext:value-type="float">
            <text:p>0.00000088648017</text:p>
          </table:table-cell>
          <table:table-cell table:formula="of:= (LEN([.K160]) - LEN(SUBSTITUTE([.K160]; &quot;C&quot;; &quot;&quot;))) + [.$A$4] * (LEN([.K160]) - LEN(SUBSTITUTE([.K160]; &quot;G&quot;; &quot;&quot;)))" office:value-type="float" office:value="42" calcext:value-type="float">
            <text:p>42</text:p>
          </table:table-cell>
          <table:table-cell table:formula="of:=SUM([.M$2:.M160])" office:value-type="float" office:value="5982" calcext:value-type="float">
            <text:p>5982</text:p>
          </table:table-cell>
          <table:table-cell office:value-type="string" calcext:value-type="string">
            <text:p>CGCGCGCGCGGC</text:p>
          </table:table-cell>
          <table:table-cell office:value-type="float" office:value="0.0000008876144" calcext:value-type="float">
            <text:p>0.0000008876144</text:p>
          </table:table-cell>
          <table:table-cell table:formula="of:= (LEN([.O160]) - LEN(SUBSTITUTE([.O160]; &quot;C&quot;; &quot;&quot;))) + [.$A$4] * (LEN([.O160]) - LEN(SUBSTITUTE([.O160]; &quot;G&quot;; &quot;&quot;)))" office:value-type="float" office:value="36" calcext:value-type="float">
            <text:p>36</text:p>
          </table:table-cell>
          <table:table-cell table:formula="of:=SUM([.Q$2:.Q160])" office:value-type="float" office:value="5946" calcext:value-type="float">
            <text:p>5946</text:p>
          </table:table-cell>
          <table:table-cell/>
          <table:table-cell table:formula="of:=[.D160]" office:value-type="float" office:value="0.0015279541" calcext:value-type="float">
            <text:p>0.0015279541</text:p>
          </table:table-cell>
          <table:table-cell table:formula="of:=[.F160]" office:value-type="float" office:value="6360" calcext:value-type="float">
            <text:p>6360</text:p>
          </table:table-cell>
          <table:table-cell table:formula="of:=[.H160]" office:value-type="float" office:value="0.009220027" calcext:value-type="float">
            <text:p>0.009220027</text:p>
          </table:table-cell>
          <table:table-cell table:formula="of:=[.J160]" office:value-type="float" office:value="219" calcext:value-type="float">
            <text:p>219</text:p>
          </table:table-cell>
          <table:table-cell table:formula="of:=[.L160]" office:value-type="float" office:value="0.00000088648017" calcext:value-type="float">
            <text:p>0.00000088648017</text:p>
          </table:table-cell>
          <table:table-cell table:formula="of:=[.N160]" office:value-type="float" office:value="5982" calcext:value-type="float">
            <text:p>5982</text:p>
          </table:table-cell>
          <table:table-cell table:formula="of:=[.P160]" office:value-type="float" office:value="0.0000008876144" calcext:value-type="float">
            <text:p>0.0000008876144</text:p>
          </table:table-cell>
          <table:table-cell table:formula="of:=[.R160]" office:value-type="float" office:value="5946" calcext:value-type="float">
            <text:p>5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1]) - LEN(SUBSTITUTE([.C161]; &quot;C&quot;; &quot;&quot;))) + [.$A$4] * (LEN([.C161]) - LEN(SUBSTITUTE([.C161]; &quot;G&quot;; &quot;&quot;)))" office:value-type="float" office:value="40" calcext:value-type="float">
            <text:p>40</text:p>
          </table:table-cell>
          <table:table-cell table:formula="of:=SUM([.E$2:.E161])" office:value-type="float" office:value="6400" calcext:value-type="float">
            <text:p>64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1]) - LEN(SUBSTITUTE([.G161]; &quot;C&quot;; &quot;&quot;))) + [.$A$4] * (LEN([.G161]) - LEN(SUBSTITUTE([.G161]; &quot;G&quot;; &quot;&quot;)))" office:value-type="float" office:value="1" calcext:value-type="float">
            <text:p>1</text:p>
          </table:table-cell>
          <table:table-cell table:formula="of:=SUM([.I$2:.I161])" office:value-type="float" office:value="220" calcext:value-type="float">
            <text:p>220</text:p>
          </table:table-cell>
          <table:table-cell office:value-type="string" calcext:value-type="string">
            <text:p>CGCGCGCGCGCG</text:p>
          </table:table-cell>
          <table:table-cell office:value-type="float" office:value="0.00000088618697" calcext:value-type="float">
            <text:p>0.00000088618697</text:p>
          </table:table-cell>
          <table:table-cell table:formula="of:= (LEN([.K161]) - LEN(SUBSTITUTE([.K161]; &quot;C&quot;; &quot;&quot;))) + [.$A$4] * (LEN([.K161]) - LEN(SUBSTITUTE([.K161]; &quot;G&quot;; &quot;&quot;)))" office:value-type="float" office:value="36" calcext:value-type="float">
            <text:p>36</text:p>
          </table:table-cell>
          <table:table-cell table:formula="of:=SUM([.M$2:.M161])" office:value-type="float" office:value="6018" calcext:value-type="float">
            <text:p>6018</text:p>
          </table:table-cell>
          <table:table-cell office:value-type="string" calcext:value-type="string">
            <text:p>CGCGCGCGCGCGGC</text:p>
          </table:table-cell>
          <table:table-cell office:value-type="float" office:value="0.00000088648017" calcext:value-type="float">
            <text:p>0.00000088648017</text:p>
          </table:table-cell>
          <table:table-cell table:formula="of:= (LEN([.O161]) - LEN(SUBSTITUTE([.O161]; &quot;C&quot;; &quot;&quot;))) + [.$A$4] * (LEN([.O161]) - LEN(SUBSTITUTE([.O161]; &quot;G&quot;; &quot;&quot;)))" office:value-type="float" office:value="42" calcext:value-type="float">
            <text:p>42</text:p>
          </table:table-cell>
          <table:table-cell table:formula="of:=SUM([.Q$2:.Q161])" office:value-type="float" office:value="5988" calcext:value-type="float">
            <text:p>5988</text:p>
          </table:table-cell>
          <table:table-cell/>
          <table:table-cell table:formula="of:=[.D161]" office:value-type="float" office:value="0.0015279541" calcext:value-type="float">
            <text:p>0.0015279541</text:p>
          </table:table-cell>
          <table:table-cell table:formula="of:=[.F161]" office:value-type="float" office:value="6400" calcext:value-type="float">
            <text:p>6400</text:p>
          </table:table-cell>
          <table:table-cell table:formula="of:=[.H161]" office:value-type="float" office:value="0.009220027" calcext:value-type="float">
            <text:p>0.009220027</text:p>
          </table:table-cell>
          <table:table-cell table:formula="of:=[.J161]" office:value-type="float" office:value="220" calcext:value-type="float">
            <text:p>220</text:p>
          </table:table-cell>
          <table:table-cell table:formula="of:=[.L161]" office:value-type="float" office:value="0.00000088618697" calcext:value-type="float">
            <text:p>0.00000088618697</text:p>
          </table:table-cell>
          <table:table-cell table:formula="of:=[.N161]" office:value-type="float" office:value="6018" calcext:value-type="float">
            <text:p>6018</text:p>
          </table:table-cell>
          <table:table-cell table:formula="of:=[.P161]" office:value-type="float" office:value="0.00000088648017" calcext:value-type="float">
            <text:p>0.00000088648017</text:p>
          </table:table-cell>
          <table:table-cell table:formula="of:=[.R161]" office:value-type="float" office:value="5988" calcext:value-type="float">
            <text:p>5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2]) - LEN(SUBSTITUTE([.C162]; &quot;C&quot;; &quot;&quot;))) + [.$A$4] * (LEN([.C162]) - LEN(SUBSTITUTE([.C162]; &quot;G&quot;; &quot;&quot;)))" office:value-type="float" office:value="40" calcext:value-type="float">
            <text:p>40</text:p>
          </table:table-cell>
          <table:table-cell table:formula="of:=SUM([.E$2:.E162])" office:value-type="float" office:value="6440" calcext:value-type="float">
            <text:p>64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2]) - LEN(SUBSTITUTE([.G162]; &quot;C&quot;; &quot;&quot;))) + [.$A$4] * (LEN([.G162]) - LEN(SUBSTITUTE([.G162]; &quot;G&quot;; &quot;&quot;)))" office:value-type="float" office:value="1" calcext:value-type="float">
            <text:p>1</text:p>
          </table:table-cell>
          <table:table-cell table:formula="of:=SUM([.I$2:.I162])" office:value-type="float" office:value="221" calcext:value-type="float">
            <text:p>221</text:p>
          </table:table-cell>
          <table:table-cell office:value-type="string" calcext:value-type="string">
            <text:p>CGCGCGCGCGCGCG</text:p>
          </table:table-cell>
          <table:table-cell office:value-type="float" office:value="0.000000885161" calcext:value-type="float">
            <text:p>0.000000885161</text:p>
          </table:table-cell>
          <table:table-cell table:formula="of:= (LEN([.K162]) - LEN(SUBSTITUTE([.K162]; &quot;C&quot;; &quot;&quot;))) + [.$A$4] * (LEN([.K162]) - LEN(SUBSTITUTE([.K162]; &quot;G&quot;; &quot;&quot;)))" office:value-type="float" office:value="42" calcext:value-type="float">
            <text:p>42</text:p>
          </table:table-cell>
          <table:table-cell table:formula="of:=SUM([.M$2:.M162])" office:value-type="float" office:value="6060" calcext:value-type="float">
            <text:p>6060</text:p>
          </table:table-cell>
          <table:table-cell office:value-type="string" calcext:value-type="string">
            <text:p>CGCGCGCGCGGC</text:p>
          </table:table-cell>
          <table:table-cell office:value-type="float" office:value="0.00000088618697" calcext:value-type="float">
            <text:p>0.00000088618697</text:p>
          </table:table-cell>
          <table:table-cell table:formula="of:= (LEN([.O162]) - LEN(SUBSTITUTE([.O162]; &quot;C&quot;; &quot;&quot;))) + [.$A$4] * (LEN([.O162]) - LEN(SUBSTITUTE([.O162]; &quot;G&quot;; &quot;&quot;)))" office:value-type="float" office:value="36" calcext:value-type="float">
            <text:p>36</text:p>
          </table:table-cell>
          <table:table-cell table:formula="of:=SUM([.Q$2:.Q162])" office:value-type="float" office:value="6024" calcext:value-type="float">
            <text:p>6024</text:p>
          </table:table-cell>
          <table:table-cell/>
          <table:table-cell table:formula="of:=[.D162]" office:value-type="float" office:value="0.0015279541" calcext:value-type="float">
            <text:p>0.0015279541</text:p>
          </table:table-cell>
          <table:table-cell table:formula="of:=[.F162]" office:value-type="float" office:value="6440" calcext:value-type="float">
            <text:p>6440</text:p>
          </table:table-cell>
          <table:table-cell table:formula="of:=[.H162]" office:value-type="float" office:value="0.009220027" calcext:value-type="float">
            <text:p>0.009220027</text:p>
          </table:table-cell>
          <table:table-cell table:formula="of:=[.J162]" office:value-type="float" office:value="221" calcext:value-type="float">
            <text:p>221</text:p>
          </table:table-cell>
          <table:table-cell table:formula="of:=[.L162]" office:value-type="float" office:value="0.000000885161" calcext:value-type="float">
            <text:p>0.000000885161</text:p>
          </table:table-cell>
          <table:table-cell table:formula="of:=[.N162]" office:value-type="float" office:value="6060" calcext:value-type="float">
            <text:p>6060</text:p>
          </table:table-cell>
          <table:table-cell table:formula="of:=[.P162]" office:value-type="float" office:value="0.00000088618697" calcext:value-type="float">
            <text:p>0.00000088618697</text:p>
          </table:table-cell>
          <table:table-cell table:formula="of:=[.R162]" office:value-type="float" office:value="6024" calcext:value-type="float">
            <text:p>6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3]) - LEN(SUBSTITUTE([.C163]; &quot;C&quot;; &quot;&quot;))) + [.$A$4] * (LEN([.C163]) - LEN(SUBSTITUTE([.C163]; &quot;G&quot;; &quot;&quot;)))" office:value-type="float" office:value="40" calcext:value-type="float">
            <text:p>40</text:p>
          </table:table-cell>
          <table:table-cell table:formula="of:=SUM([.E$2:.E163])" office:value-type="float" office:value="6480" calcext:value-type="float">
            <text:p>648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3]) - LEN(SUBSTITUTE([.G163]; &quot;C&quot;; &quot;&quot;))) + [.$A$4] * (LEN([.G163]) - LEN(SUBSTITUTE([.G163]; &quot;G&quot;; &quot;&quot;)))" office:value-type="float" office:value="1" calcext:value-type="float">
            <text:p>1</text:p>
          </table:table-cell>
          <table:table-cell table:formula="of:=SUM([.I$2:.I163])" office:value-type="float" office:value="222" calcext:value-type="float">
            <text:p>222</text:p>
          </table:table-cell>
          <table:table-cell office:value-type="string" calcext:value-type="string">
            <text:p>CGCGCGCGCGCG</text:p>
          </table:table-cell>
          <table:table-cell office:value-type="float" office:value="0.00000088489634" calcext:value-type="float">
            <text:p>0.00000088489634</text:p>
          </table:table-cell>
          <table:table-cell table:formula="of:= (LEN([.K163]) - LEN(SUBSTITUTE([.K163]; &quot;C&quot;; &quot;&quot;))) + [.$A$4] * (LEN([.K163]) - LEN(SUBSTITUTE([.K163]; &quot;G&quot;; &quot;&quot;)))" office:value-type="float" office:value="36" calcext:value-type="float">
            <text:p>36</text:p>
          </table:table-cell>
          <table:table-cell table:formula="of:=SUM([.M$2:.M163])" office:value-type="float" office:value="6096" calcext:value-type="float">
            <text:p>6096</text:p>
          </table:table-cell>
          <table:table-cell office:value-type="string" calcext:value-type="string">
            <text:p>CGCGCGCGCGCGGC</text:p>
          </table:table-cell>
          <table:table-cell office:value-type="float" office:value="0.000000885161" calcext:value-type="float">
            <text:p>0.000000885161</text:p>
          </table:table-cell>
          <table:table-cell table:formula="of:= (LEN([.O163]) - LEN(SUBSTITUTE([.O163]; &quot;C&quot;; &quot;&quot;))) + [.$A$4] * (LEN([.O163]) - LEN(SUBSTITUTE([.O163]; &quot;G&quot;; &quot;&quot;)))" office:value-type="float" office:value="42" calcext:value-type="float">
            <text:p>42</text:p>
          </table:table-cell>
          <table:table-cell table:formula="of:=SUM([.Q$2:.Q163])" office:value-type="float" office:value="6066" calcext:value-type="float">
            <text:p>6066</text:p>
          </table:table-cell>
          <table:table-cell/>
          <table:table-cell table:formula="of:=[.D163]" office:value-type="float" office:value="0.0015279541" calcext:value-type="float">
            <text:p>0.0015279541</text:p>
          </table:table-cell>
          <table:table-cell table:formula="of:=[.F163]" office:value-type="float" office:value="6480" calcext:value-type="float">
            <text:p>6480</text:p>
          </table:table-cell>
          <table:table-cell table:formula="of:=[.H163]" office:value-type="float" office:value="0.009220027" calcext:value-type="float">
            <text:p>0.009220027</text:p>
          </table:table-cell>
          <table:table-cell table:formula="of:=[.J163]" office:value-type="float" office:value="222" calcext:value-type="float">
            <text:p>222</text:p>
          </table:table-cell>
          <table:table-cell table:formula="of:=[.L163]" office:value-type="float" office:value="0.00000088489634" calcext:value-type="float">
            <text:p>0.00000088489634</text:p>
          </table:table-cell>
          <table:table-cell table:formula="of:=[.N163]" office:value-type="float" office:value="6096" calcext:value-type="float">
            <text:p>6096</text:p>
          </table:table-cell>
          <table:table-cell table:formula="of:=[.P163]" office:value-type="float" office:value="0.000000885161" calcext:value-type="float">
            <text:p>0.000000885161</text:p>
          </table:table-cell>
          <table:table-cell table:formula="of:=[.R163]" office:value-type="float" office:value="6066" calcext:value-type="float">
            <text:p>6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4]) - LEN(SUBSTITUTE([.C164]; &quot;C&quot;; &quot;&quot;))) + [.$A$4] * (LEN([.C164]) - LEN(SUBSTITUTE([.C164]; &quot;G&quot;; &quot;&quot;)))" office:value-type="float" office:value="40" calcext:value-type="float">
            <text:p>40</text:p>
          </table:table-cell>
          <table:table-cell table:formula="of:=SUM([.E$2:.E164])" office:value-type="float" office:value="6520" calcext:value-type="float">
            <text:p>652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4]) - LEN(SUBSTITUTE([.G164]; &quot;C&quot;; &quot;&quot;))) + [.$A$4] * (LEN([.G164]) - LEN(SUBSTITUTE([.G164]; &quot;G&quot;; &quot;&quot;)))" office:value-type="float" office:value="1" calcext:value-type="float">
            <text:p>1</text:p>
          </table:table-cell>
          <table:table-cell table:formula="of:=SUM([.I$2:.I164])" office:value-type="float" office:value="223" calcext:value-type="float">
            <text:p>223</text:p>
          </table:table-cell>
          <table:table-cell office:value-type="string" calcext:value-type="string">
            <text:p>CGCGCGCGCGCGCGCG</text:p>
          </table:table-cell>
          <table:table-cell office:value-type="float" office:value="0.0000008817728" calcext:value-type="float">
            <text:p>0.0000008817728</text:p>
          </table:table-cell>
          <table:table-cell table:formula="of:= (LEN([.K164]) - LEN(SUBSTITUTE([.K164]; &quot;C&quot;; &quot;&quot;))) + [.$A$4] * (LEN([.K164]) - LEN(SUBSTITUTE([.K164]; &quot;G&quot;; &quot;&quot;)))" office:value-type="float" office:value="48" calcext:value-type="float">
            <text:p>48</text:p>
          </table:table-cell>
          <table:table-cell table:formula="of:=SUM([.M$2:.M164])" office:value-type="float" office:value="6144" calcext:value-type="float">
            <text:p>6144</text:p>
          </table:table-cell>
          <table:table-cell office:value-type="string" calcext:value-type="string">
            <text:p>CGCGCGCGCGGC</text:p>
          </table:table-cell>
          <table:table-cell office:value-type="float" office:value="0.00000088489634" calcext:value-type="float">
            <text:p>0.00000088489634</text:p>
          </table:table-cell>
          <table:table-cell table:formula="of:= (LEN([.O164]) - LEN(SUBSTITUTE([.O164]; &quot;C&quot;; &quot;&quot;))) + [.$A$4] * (LEN([.O164]) - LEN(SUBSTITUTE([.O164]; &quot;G&quot;; &quot;&quot;)))" office:value-type="float" office:value="36" calcext:value-type="float">
            <text:p>36</text:p>
          </table:table-cell>
          <table:table-cell table:formula="of:=SUM([.Q$2:.Q164])" office:value-type="float" office:value="6102" calcext:value-type="float">
            <text:p>6102</text:p>
          </table:table-cell>
          <table:table-cell/>
          <table:table-cell table:formula="of:=[.D164]" office:value-type="float" office:value="0.0015279541" calcext:value-type="float">
            <text:p>0.0015279541</text:p>
          </table:table-cell>
          <table:table-cell table:formula="of:=[.F164]" office:value-type="float" office:value="6520" calcext:value-type="float">
            <text:p>6520</text:p>
          </table:table-cell>
          <table:table-cell table:formula="of:=[.H164]" office:value-type="float" office:value="0.009220027" calcext:value-type="float">
            <text:p>0.009220027</text:p>
          </table:table-cell>
          <table:table-cell table:formula="of:=[.J164]" office:value-type="float" office:value="223" calcext:value-type="float">
            <text:p>223</text:p>
          </table:table-cell>
          <table:table-cell table:formula="of:=[.L164]" office:value-type="float" office:value="0.0000008817728" calcext:value-type="float">
            <text:p>0.0000008817728</text:p>
          </table:table-cell>
          <table:table-cell table:formula="of:=[.N164]" office:value-type="float" office:value="6144" calcext:value-type="float">
            <text:p>6144</text:p>
          </table:table-cell>
          <table:table-cell table:formula="of:=[.P164]" office:value-type="float" office:value="0.00000088489634" calcext:value-type="float">
            <text:p>0.00000088489634</text:p>
          </table:table-cell>
          <table:table-cell table:formula="of:=[.R164]" office:value-type="float" office:value="6102" calcext:value-type="float">
            <text:p>6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5]) - LEN(SUBSTITUTE([.C165]; &quot;C&quot;; &quot;&quot;))) + [.$A$4] * (LEN([.C165]) - LEN(SUBSTITUTE([.C165]; &quot;G&quot;; &quot;&quot;)))" office:value-type="float" office:value="40" calcext:value-type="float">
            <text:p>40</text:p>
          </table:table-cell>
          <table:table-cell table:formula="of:=SUM([.E$2:.E165])" office:value-type="float" office:value="6560" calcext:value-type="float">
            <text:p>656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5]) - LEN(SUBSTITUTE([.G165]; &quot;C&quot;; &quot;&quot;))) + [.$A$4] * (LEN([.G165]) - LEN(SUBSTITUTE([.G165]; &quot;G&quot;; &quot;&quot;)))" office:value-type="float" office:value="1" calcext:value-type="float">
            <text:p>1</text:p>
          </table:table-cell>
          <table:table-cell table:formula="of:=SUM([.I$2:.I165])" office:value-type="float" office:value="224" calcext:value-type="float">
            <text:p>224</text:p>
          </table:table-cell>
          <table:table-cell office:value-type="string" calcext:value-type="string">
            <text:p>CGCGCGCGCG</text:p>
          </table:table-cell>
          <table:table-cell office:value-type="float" office:value="0.00000088151774" calcext:value-type="float">
            <text:p>0.00000088151774</text:p>
          </table:table-cell>
          <table:table-cell table:formula="of:= (LEN([.K165]) - LEN(SUBSTITUTE([.K165]; &quot;C&quot;; &quot;&quot;))) + [.$A$4] * (LEN([.K165]) - LEN(SUBSTITUTE([.K165]; &quot;G&quot;; &quot;&quot;)))" office:value-type="float" office:value="30" calcext:value-type="float">
            <text:p>30</text:p>
          </table:table-cell>
          <table:table-cell table:formula="of:=SUM([.M$2:.M165])" office:value-type="float" office:value="6174" calcext:value-type="float">
            <text:p>6174</text:p>
          </table:table-cell>
          <table:table-cell office:value-type="string" calcext:value-type="string">
            <text:p>CGCGCGCGCGCGCGGC</text:p>
          </table:table-cell>
          <table:table-cell office:value-type="float" office:value="0.0000008817728" calcext:value-type="float">
            <text:p>0.0000008817728</text:p>
          </table:table-cell>
          <table:table-cell table:formula="of:= (LEN([.O165]) - LEN(SUBSTITUTE([.O165]; &quot;C&quot;; &quot;&quot;))) + [.$A$4] * (LEN([.O165]) - LEN(SUBSTITUTE([.O165]; &quot;G&quot;; &quot;&quot;)))" office:value-type="float" office:value="48" calcext:value-type="float">
            <text:p>48</text:p>
          </table:table-cell>
          <table:table-cell table:formula="of:=SUM([.Q$2:.Q165])" office:value-type="float" office:value="6150" calcext:value-type="float">
            <text:p>6150</text:p>
          </table:table-cell>
          <table:table-cell/>
          <table:table-cell table:formula="of:=[.D165]" office:value-type="float" office:value="0.0015279541" calcext:value-type="float">
            <text:p>0.0015279541</text:p>
          </table:table-cell>
          <table:table-cell table:formula="of:=[.F165]" office:value-type="float" office:value="6560" calcext:value-type="float">
            <text:p>6560</text:p>
          </table:table-cell>
          <table:table-cell table:formula="of:=[.H165]" office:value-type="float" office:value="0.009220027" calcext:value-type="float">
            <text:p>0.009220027</text:p>
          </table:table-cell>
          <table:table-cell table:formula="of:=[.J165]" office:value-type="float" office:value="224" calcext:value-type="float">
            <text:p>224</text:p>
          </table:table-cell>
          <table:table-cell table:formula="of:=[.L165]" office:value-type="float" office:value="0.00000088151774" calcext:value-type="float">
            <text:p>0.00000088151774</text:p>
          </table:table-cell>
          <table:table-cell table:formula="of:=[.N165]" office:value-type="float" office:value="6174" calcext:value-type="float">
            <text:p>6174</text:p>
          </table:table-cell>
          <table:table-cell table:formula="of:=[.P165]" office:value-type="float" office:value="0.0000008817728" calcext:value-type="float">
            <text:p>0.0000008817728</text:p>
          </table:table-cell>
          <table:table-cell table:formula="of:=[.R165]" office:value-type="float" office:value="6150" calcext:value-type="float">
            <text:p>6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6]) - LEN(SUBSTITUTE([.C166]; &quot;C&quot;; &quot;&quot;))) + [.$A$4] * (LEN([.C166]) - LEN(SUBSTITUTE([.C166]; &quot;G&quot;; &quot;&quot;)))" office:value-type="float" office:value="40" calcext:value-type="float">
            <text:p>40</text:p>
          </table:table-cell>
          <table:table-cell table:formula="of:=SUM([.E$2:.E166])" office:value-type="float" office:value="6600" calcext:value-type="float">
            <text:p>660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6]) - LEN(SUBSTITUTE([.G166]; &quot;C&quot;; &quot;&quot;))) + [.$A$4] * (LEN([.G166]) - LEN(SUBSTITUTE([.G166]; &quot;G&quot;; &quot;&quot;)))" office:value-type="float" office:value="1" calcext:value-type="float">
            <text:p>1</text:p>
          </table:table-cell>
          <table:table-cell table:formula="of:=SUM([.I$2:.I166])" office:value-type="float" office:value="225" calcext:value-type="float">
            <text:p>225</text:p>
          </table:table-cell>
          <table:table-cell office:value-type="string" calcext:value-type="string">
            <text:p>CGCGCGCGCG</text:p>
          </table:table-cell>
          <table:table-cell office:value-type="float" office:value="0.00000088137426" calcext:value-type="float">
            <text:p>0.00000088137426</text:p>
          </table:table-cell>
          <table:table-cell table:formula="of:= (LEN([.K166]) - LEN(SUBSTITUTE([.K166]; &quot;C&quot;; &quot;&quot;))) + [.$A$4] * (LEN([.K166]) - LEN(SUBSTITUTE([.K166]; &quot;G&quot;; &quot;&quot;)))" office:value-type="float" office:value="30" calcext:value-type="float">
            <text:p>30</text:p>
          </table:table-cell>
          <table:table-cell table:formula="of:=SUM([.M$2:.M166])" office:value-type="float" office:value="6204" calcext:value-type="float">
            <text:p>6204</text:p>
          </table:table-cell>
          <table:table-cell office:value-type="string" calcext:value-type="string">
            <text:p>CGCGCGCGGC</text:p>
          </table:table-cell>
          <table:table-cell office:value-type="float" office:value="0.00000088151774" calcext:value-type="float">
            <text:p>0.00000088151774</text:p>
          </table:table-cell>
          <table:table-cell table:formula="of:= (LEN([.O166]) - LEN(SUBSTITUTE([.O166]; &quot;C&quot;; &quot;&quot;))) + [.$A$4] * (LEN([.O166]) - LEN(SUBSTITUTE([.O166]; &quot;G&quot;; &quot;&quot;)))" office:value-type="float" office:value="30" calcext:value-type="float">
            <text:p>30</text:p>
          </table:table-cell>
          <table:table-cell table:formula="of:=SUM([.Q$2:.Q166])" office:value-type="float" office:value="6180" calcext:value-type="float">
            <text:p>6180</text:p>
          </table:table-cell>
          <table:table-cell/>
          <table:table-cell table:formula="of:=[.D166]" office:value-type="float" office:value="0.0015279541" calcext:value-type="float">
            <text:p>0.0015279541</text:p>
          </table:table-cell>
          <table:table-cell table:formula="of:=[.F166]" office:value-type="float" office:value="6600" calcext:value-type="float">
            <text:p>6600</text:p>
          </table:table-cell>
          <table:table-cell table:formula="of:=[.H166]" office:value-type="float" office:value="0.009220027" calcext:value-type="float">
            <text:p>0.009220027</text:p>
          </table:table-cell>
          <table:table-cell table:formula="of:=[.J166]" office:value-type="float" office:value="225" calcext:value-type="float">
            <text:p>225</text:p>
          </table:table-cell>
          <table:table-cell table:formula="of:=[.L166]" office:value-type="float" office:value="0.00000088137426" calcext:value-type="float">
            <text:p>0.00000088137426</text:p>
          </table:table-cell>
          <table:table-cell table:formula="of:=[.N166]" office:value-type="float" office:value="6204" calcext:value-type="float">
            <text:p>6204</text:p>
          </table:table-cell>
          <table:table-cell table:formula="of:=[.P166]" office:value-type="float" office:value="0.00000088151774" calcext:value-type="float">
            <text:p>0.00000088151774</text:p>
          </table:table-cell>
          <table:table-cell table:formula="of:=[.R166]" office:value-type="float" office:value="6180" calcext:value-type="float">
            <text:p>6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7]) - LEN(SUBSTITUTE([.C167]; &quot;C&quot;; &quot;&quot;))) + [.$A$4] * (LEN([.C167]) - LEN(SUBSTITUTE([.C167]; &quot;G&quot;; &quot;&quot;)))" office:value-type="float" office:value="40" calcext:value-type="float">
            <text:p>40</text:p>
          </table:table-cell>
          <table:table-cell table:formula="of:=SUM([.E$2:.E167])" office:value-type="float" office:value="6640" calcext:value-type="float">
            <text:p>6640</text:p>
          </table:table-cell>
          <table:table-cell office:value-type="string" calcext:value-type="string">
            <text:p>C</text:p>
          </table:table-cell>
          <table:table-cell office:value-type="float" office:value="0.009220027" calcext:value-type="float">
            <text:p>0.009220027</text:p>
          </table:table-cell>
          <table:table-cell table:formula="of:= (LEN([.G167]) - LEN(SUBSTITUTE([.G167]; &quot;C&quot;; &quot;&quot;))) + [.$A$4] * (LEN([.G167]) - LEN(SUBSTITUTE([.G167]; &quot;G&quot;; &quot;&quot;)))" office:value-type="float" office:value="1" calcext:value-type="float">
            <text:p>1</text:p>
          </table:table-cell>
          <table:table-cell table:formula="of:=SUM([.I$2:.I167])" office:value-type="float" office:value="226" calcext:value-type="float">
            <text:p>226</text:p>
          </table:table-cell>
          <table:table-cell office:value-type="string" calcext:value-type="string">
            <text:p>CGCGCGCGCG</text:p>
          </table:table-cell>
          <table:table-cell office:value-type="float" office:value="0.0000008812842" calcext:value-type="float">
            <text:p>0.0000008812842</text:p>
          </table:table-cell>
          <table:table-cell table:formula="of:= (LEN([.K167]) - LEN(SUBSTITUTE([.K167]; &quot;C&quot;; &quot;&quot;))) + [.$A$4] * (LEN([.K167]) - LEN(SUBSTITUTE([.K167]; &quot;G&quot;; &quot;&quot;)))" office:value-type="float" office:value="30" calcext:value-type="float">
            <text:p>30</text:p>
          </table:table-cell>
          <table:table-cell table:formula="of:=SUM([.M$2:.M167])" office:value-type="float" office:value="6234" calcext:value-type="float">
            <text:p>6234</text:p>
          </table:table-cell>
          <table:table-cell office:value-type="string" calcext:value-type="string">
            <text:p>CGCGCGCGGC</text:p>
          </table:table-cell>
          <table:table-cell office:value-type="float" office:value="0.00000088137426" calcext:value-type="float">
            <text:p>0.00000088137426</text:p>
          </table:table-cell>
          <table:table-cell table:formula="of:= (LEN([.O167]) - LEN(SUBSTITUTE([.O167]; &quot;C&quot;; &quot;&quot;))) + [.$A$4] * (LEN([.O167]) - LEN(SUBSTITUTE([.O167]; &quot;G&quot;; &quot;&quot;)))" office:value-type="float" office:value="30" calcext:value-type="float">
            <text:p>30</text:p>
          </table:table-cell>
          <table:table-cell table:formula="of:=SUM([.Q$2:.Q167])" office:value-type="float" office:value="6210" calcext:value-type="float">
            <text:p>6210</text:p>
          </table:table-cell>
          <table:table-cell/>
          <table:table-cell table:formula="of:=[.D167]" office:value-type="float" office:value="0.0015279541" calcext:value-type="float">
            <text:p>0.0015279541</text:p>
          </table:table-cell>
          <table:table-cell table:formula="of:=[.F167]" office:value-type="float" office:value="6640" calcext:value-type="float">
            <text:p>6640</text:p>
          </table:table-cell>
          <table:table-cell table:formula="of:=[.H167]" office:value-type="float" office:value="0.009220027" calcext:value-type="float">
            <text:p>0.009220027</text:p>
          </table:table-cell>
          <table:table-cell table:formula="of:=[.J167]" office:value-type="float" office:value="226" calcext:value-type="float">
            <text:p>226</text:p>
          </table:table-cell>
          <table:table-cell table:formula="of:=[.L167]" office:value-type="float" office:value="0.0000008812842" calcext:value-type="float">
            <text:p>0.0000008812842</text:p>
          </table:table-cell>
          <table:table-cell table:formula="of:=[.N167]" office:value-type="float" office:value="6234" calcext:value-type="float">
            <text:p>6234</text:p>
          </table:table-cell>
          <table:table-cell table:formula="of:=[.P167]" office:value-type="float" office:value="0.00000088137426" calcext:value-type="float">
            <text:p>0.00000088137426</text:p>
          </table:table-cell>
          <table:table-cell table:formula="of:=[.R167]" office:value-type="float" office:value="6210" calcext:value-type="float">
            <text:p>62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8]) - LEN(SUBSTITUTE([.C168]; &quot;C&quot;; &quot;&quot;))) + [.$A$4] * (LEN([.C168]) - LEN(SUBSTITUTE([.C168]; &quot;G&quot;; &quot;&quot;)))" office:value-type="float" office:value="40" calcext:value-type="float">
            <text:p>40</text:p>
          </table:table-cell>
          <table:table-cell table:formula="of:=SUM([.E$2:.E168])" office:value-type="float" office:value="6680" calcext:value-type="float">
            <text:p>6680</text:p>
          </table:table-cell>
          <table:table-cell office:value-type="string" calcext:value-type="string">
            <text:p>CC</text:p>
          </table:table-cell>
          <table:table-cell office:value-type="float" office:value="0.008095756" calcext:value-type="float">
            <text:p>0.008095756</text:p>
          </table:table-cell>
          <table:table-cell table:formula="of:= (LEN([.G168]) - LEN(SUBSTITUTE([.G168]; &quot;C&quot;; &quot;&quot;))) + [.$A$4] * (LEN([.G168]) - LEN(SUBSTITUTE([.G168]; &quot;G&quot;; &quot;&quot;)))" office:value-type="float" office:value="2" calcext:value-type="float">
            <text:p>2</text:p>
          </table:table-cell>
          <table:table-cell table:formula="of:=SUM([.I$2:.I168])" office:value-type="float" office:value="228" calcext:value-type="float">
            <text:p>228</text:p>
          </table:table-cell>
          <table:table-cell office:value-type="string" calcext:value-type="string">
            <text:p>CGCGCGCGCG</text:p>
          </table:table-cell>
          <table:table-cell office:value-type="float" office:value="0.0000008812205" calcext:value-type="float">
            <text:p>0.0000008812205</text:p>
          </table:table-cell>
          <table:table-cell table:formula="of:= (LEN([.K168]) - LEN(SUBSTITUTE([.K168]; &quot;C&quot;; &quot;&quot;))) + [.$A$4] * (LEN([.K168]) - LEN(SUBSTITUTE([.K168]; &quot;G&quot;; &quot;&quot;)))" office:value-type="float" office:value="30" calcext:value-type="float">
            <text:p>30</text:p>
          </table:table-cell>
          <table:table-cell table:formula="of:=SUM([.M$2:.M168])" office:value-type="float" office:value="6264" calcext:value-type="float">
            <text:p>6264</text:p>
          </table:table-cell>
          <table:table-cell office:value-type="string" calcext:value-type="string">
            <text:p>CGCGCGCGGC</text:p>
          </table:table-cell>
          <table:table-cell office:value-type="float" office:value="0.0000008812842" calcext:value-type="float">
            <text:p>0.0000008812842</text:p>
          </table:table-cell>
          <table:table-cell table:formula="of:= (LEN([.O168]) - LEN(SUBSTITUTE([.O168]; &quot;C&quot;; &quot;&quot;))) + [.$A$4] * (LEN([.O168]) - LEN(SUBSTITUTE([.O168]; &quot;G&quot;; &quot;&quot;)))" office:value-type="float" office:value="30" calcext:value-type="float">
            <text:p>30</text:p>
          </table:table-cell>
          <table:table-cell table:formula="of:=SUM([.Q$2:.Q168])" office:value-type="float" office:value="6240" calcext:value-type="float">
            <text:p>6240</text:p>
          </table:table-cell>
          <table:table-cell/>
          <table:table-cell table:formula="of:=[.D168]" office:value-type="float" office:value="0.0015279541" calcext:value-type="float">
            <text:p>0.0015279541</text:p>
          </table:table-cell>
          <table:table-cell table:formula="of:=[.F168]" office:value-type="float" office:value="6680" calcext:value-type="float">
            <text:p>6680</text:p>
          </table:table-cell>
          <table:table-cell table:formula="of:=[.H168]" office:value-type="float" office:value="0.008095756" calcext:value-type="float">
            <text:p>0.008095756</text:p>
          </table:table-cell>
          <table:table-cell table:formula="of:=[.J168]" office:value-type="float" office:value="228" calcext:value-type="float">
            <text:p>228</text:p>
          </table:table-cell>
          <table:table-cell table:formula="of:=[.L168]" office:value-type="float" office:value="0.0000008812205" calcext:value-type="float">
            <text:p>0.0000008812205</text:p>
          </table:table-cell>
          <table:table-cell table:formula="of:=[.N168]" office:value-type="float" office:value="6264" calcext:value-type="float">
            <text:p>6264</text:p>
          </table:table-cell>
          <table:table-cell table:formula="of:=[.P168]" office:value-type="float" office:value="0.0000008812842" calcext:value-type="float">
            <text:p>0.0000008812842</text:p>
          </table:table-cell>
          <table:table-cell table:formula="of:=[.R168]" office:value-type="float" office:value="6240" calcext:value-type="float">
            <text:p>6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69]) - LEN(SUBSTITUTE([.C169]; &quot;C&quot;; &quot;&quot;))) + [.$A$4] * (LEN([.C169]) - LEN(SUBSTITUTE([.C169]; &quot;G&quot;; &quot;&quot;)))" office:value-type="float" office:value="40" calcext:value-type="float">
            <text:p>40</text:p>
          </table:table-cell>
          <table:table-cell table:formula="of:=SUM([.E$2:.E169])" office:value-type="float" office:value="6720" calcext:value-type="float">
            <text:p>67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69]) - LEN(SUBSTITUTE([.G169]; &quot;C&quot;; &quot;&quot;))) + [.$A$4] * (LEN([.G169]) - LEN(SUBSTITUTE([.G169]; &quot;G&quot;; &quot;&quot;)))" office:value-type="float" office:value="1" calcext:value-type="float">
            <text:p>1</text:p>
          </table:table-cell>
          <table:table-cell table:formula="of:=SUM([.I$2:.I169])" office:value-type="float" office:value="229" calcext:value-type="float">
            <text:p>229</text:p>
          </table:table-cell>
          <table:table-cell office:value-type="string" calcext:value-type="string">
            <text:p>CGCGCGCGCGCG</text:p>
          </table:table-cell>
          <table:table-cell office:value-type="float" office:value="0.0000008810357" calcext:value-type="float">
            <text:p>0.0000008810357</text:p>
          </table:table-cell>
          <table:table-cell table:formula="of:= (LEN([.K169]) - LEN(SUBSTITUTE([.K169]; &quot;C&quot;; &quot;&quot;))) + [.$A$4] * (LEN([.K169]) - LEN(SUBSTITUTE([.K169]; &quot;G&quot;; &quot;&quot;)))" office:value-type="float" office:value="36" calcext:value-type="float">
            <text:p>36</text:p>
          </table:table-cell>
          <table:table-cell table:formula="of:=SUM([.M$2:.M169])" office:value-type="float" office:value="6300" calcext:value-type="float">
            <text:p>6300</text:p>
          </table:table-cell>
          <table:table-cell office:value-type="string" calcext:value-type="string">
            <text:p>CGCGCGCGGC</text:p>
          </table:table-cell>
          <table:table-cell office:value-type="float" office:value="0.0000008812205" calcext:value-type="float">
            <text:p>0.0000008812205</text:p>
          </table:table-cell>
          <table:table-cell table:formula="of:= (LEN([.O169]) - LEN(SUBSTITUTE([.O169]; &quot;C&quot;; &quot;&quot;))) + [.$A$4] * (LEN([.O169]) - LEN(SUBSTITUTE([.O169]; &quot;G&quot;; &quot;&quot;)))" office:value-type="float" office:value="30" calcext:value-type="float">
            <text:p>30</text:p>
          </table:table-cell>
          <table:table-cell table:formula="of:=SUM([.Q$2:.Q169])" office:value-type="float" office:value="6270" calcext:value-type="float">
            <text:p>6270</text:p>
          </table:table-cell>
          <table:table-cell/>
          <table:table-cell table:formula="of:=[.D169]" office:value-type="float" office:value="0.0015279541" calcext:value-type="float">
            <text:p>0.0015279541</text:p>
          </table:table-cell>
          <table:table-cell table:formula="of:=[.F169]" office:value-type="float" office:value="6720" calcext:value-type="float">
            <text:p>6720</text:p>
          </table:table-cell>
          <table:table-cell table:formula="of:=[.H169]" office:value-type="float" office:value="0.008095756" calcext:value-type="float">
            <text:p>0.008095756</text:p>
          </table:table-cell>
          <table:table-cell table:formula="of:=[.J169]" office:value-type="float" office:value="229" calcext:value-type="float">
            <text:p>229</text:p>
          </table:table-cell>
          <table:table-cell table:formula="of:=[.L169]" office:value-type="float" office:value="0.0000008810357" calcext:value-type="float">
            <text:p>0.0000008810357</text:p>
          </table:table-cell>
          <table:table-cell table:formula="of:=[.N169]" office:value-type="float" office:value="6300" calcext:value-type="float">
            <text:p>6300</text:p>
          </table:table-cell>
          <table:table-cell table:formula="of:=[.P169]" office:value-type="float" office:value="0.0000008812205" calcext:value-type="float">
            <text:p>0.0000008812205</text:p>
          </table:table-cell>
          <table:table-cell table:formula="of:=[.R169]" office:value-type="float" office:value="6270" calcext:value-type="float">
            <text:p>6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0]) - LEN(SUBSTITUTE([.C170]; &quot;C&quot;; &quot;&quot;))) + [.$A$4] * (LEN([.C170]) - LEN(SUBSTITUTE([.C170]; &quot;G&quot;; &quot;&quot;)))" office:value-type="float" office:value="40" calcext:value-type="float">
            <text:p>40</text:p>
          </table:table-cell>
          <table:table-cell table:formula="of:=SUM([.E$2:.E170])" office:value-type="float" office:value="6760" calcext:value-type="float">
            <text:p>67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0]) - LEN(SUBSTITUTE([.G170]; &quot;C&quot;; &quot;&quot;))) + [.$A$4] * (LEN([.G170]) - LEN(SUBSTITUTE([.G170]; &quot;G&quot;; &quot;&quot;)))" office:value-type="float" office:value="1" calcext:value-type="float">
            <text:p>1</text:p>
          </table:table-cell>
          <table:table-cell table:formula="of:=SUM([.I$2:.I170])" office:value-type="float" office:value="230" calcext:value-type="float">
            <text:p>230</text:p>
          </table:table-cell>
          <table:table-cell office:value-type="string" calcext:value-type="string">
            <text:p>CGCGCGCGCGCGCG</text:p>
          </table:table-cell>
          <table:table-cell office:value-type="float" office:value="0.0000008804192" calcext:value-type="float">
            <text:p>0.0000008804192</text:p>
          </table:table-cell>
          <table:table-cell table:formula="of:= (LEN([.K170]) - LEN(SUBSTITUTE([.K170]; &quot;C&quot;; &quot;&quot;))) + [.$A$4] * (LEN([.K170]) - LEN(SUBSTITUTE([.K170]; &quot;G&quot;; &quot;&quot;)))" office:value-type="float" office:value="42" calcext:value-type="float">
            <text:p>42</text:p>
          </table:table-cell>
          <table:table-cell table:formula="of:=SUM([.M$2:.M170])" office:value-type="float" office:value="6342" calcext:value-type="float">
            <text:p>6342</text:p>
          </table:table-cell>
          <table:table-cell office:value-type="string" calcext:value-type="string">
            <text:p>CGCGCGCGCGGC</text:p>
          </table:table-cell>
          <table:table-cell office:value-type="float" office:value="0.0000008810357" calcext:value-type="float">
            <text:p>0.0000008810357</text:p>
          </table:table-cell>
          <table:table-cell table:formula="of:= (LEN([.O170]) - LEN(SUBSTITUTE([.O170]; &quot;C&quot;; &quot;&quot;))) + [.$A$4] * (LEN([.O170]) - LEN(SUBSTITUTE([.O170]; &quot;G&quot;; &quot;&quot;)))" office:value-type="float" office:value="36" calcext:value-type="float">
            <text:p>36</text:p>
          </table:table-cell>
          <table:table-cell table:formula="of:=SUM([.Q$2:.Q170])" office:value-type="float" office:value="6306" calcext:value-type="float">
            <text:p>6306</text:p>
          </table:table-cell>
          <table:table-cell/>
          <table:table-cell table:formula="of:=[.D170]" office:value-type="float" office:value="0.0015279541" calcext:value-type="float">
            <text:p>0.0015279541</text:p>
          </table:table-cell>
          <table:table-cell table:formula="of:=[.F170]" office:value-type="float" office:value="6760" calcext:value-type="float">
            <text:p>6760</text:p>
          </table:table-cell>
          <table:table-cell table:formula="of:=[.H170]" office:value-type="float" office:value="0.008095756" calcext:value-type="float">
            <text:p>0.008095756</text:p>
          </table:table-cell>
          <table:table-cell table:formula="of:=[.J170]" office:value-type="float" office:value="230" calcext:value-type="float">
            <text:p>230</text:p>
          </table:table-cell>
          <table:table-cell table:formula="of:=[.L170]" office:value-type="float" office:value="0.0000008804192" calcext:value-type="float">
            <text:p>0.0000008804192</text:p>
          </table:table-cell>
          <table:table-cell table:formula="of:=[.N170]" office:value-type="float" office:value="6342" calcext:value-type="float">
            <text:p>6342</text:p>
          </table:table-cell>
          <table:table-cell table:formula="of:=[.P170]" office:value-type="float" office:value="0.0000008810357" calcext:value-type="float">
            <text:p>0.0000008810357</text:p>
          </table:table-cell>
          <table:table-cell table:formula="of:=[.R170]" office:value-type="float" office:value="6306" calcext:value-type="float">
            <text:p>6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1]) - LEN(SUBSTITUTE([.C171]; &quot;C&quot;; &quot;&quot;))) + [.$A$4] * (LEN([.C171]) - LEN(SUBSTITUTE([.C171]; &quot;G&quot;; &quot;&quot;)))" office:value-type="float" office:value="40" calcext:value-type="float">
            <text:p>40</text:p>
          </table:table-cell>
          <table:table-cell table:formula="of:=SUM([.E$2:.E171])" office:value-type="float" office:value="6800" calcext:value-type="float">
            <text:p>68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1]) - LEN(SUBSTITUTE([.G171]; &quot;C&quot;; &quot;&quot;))) + [.$A$4] * (LEN([.G171]) - LEN(SUBSTITUTE([.G171]; &quot;G&quot;; &quot;&quot;)))" office:value-type="float" office:value="1" calcext:value-type="float">
            <text:p>1</text:p>
          </table:table-cell>
          <table:table-cell table:formula="of:=SUM([.I$2:.I171])" office:value-type="float" office:value="231" calcext:value-type="float">
            <text:p>231</text:p>
          </table:table-cell>
          <table:table-cell office:value-type="string" calcext:value-type="string">
            <text:p>CGCGCGCGCGCG</text:p>
          </table:table-cell>
          <table:table-cell office:value-type="float" office:value="0.0000008802552" calcext:value-type="float">
            <text:p>0.0000008802552</text:p>
          </table:table-cell>
          <table:table-cell table:formula="of:= (LEN([.K171]) - LEN(SUBSTITUTE([.K171]; &quot;C&quot;; &quot;&quot;))) + [.$A$4] * (LEN([.K171]) - LEN(SUBSTITUTE([.K171]; &quot;G&quot;; &quot;&quot;)))" office:value-type="float" office:value="36" calcext:value-type="float">
            <text:p>36</text:p>
          </table:table-cell>
          <table:table-cell table:formula="of:=SUM([.M$2:.M171])" office:value-type="float" office:value="6378" calcext:value-type="float">
            <text:p>6378</text:p>
          </table:table-cell>
          <table:table-cell office:value-type="string" calcext:value-type="string">
            <text:p>CGCGCGCGCGCGGC</text:p>
          </table:table-cell>
          <table:table-cell office:value-type="float" office:value="0.0000008804192" calcext:value-type="float">
            <text:p>0.0000008804192</text:p>
          </table:table-cell>
          <table:table-cell table:formula="of:= (LEN([.O171]) - LEN(SUBSTITUTE([.O171]; &quot;C&quot;; &quot;&quot;))) + [.$A$4] * (LEN([.O171]) - LEN(SUBSTITUTE([.O171]; &quot;G&quot;; &quot;&quot;)))" office:value-type="float" office:value="42" calcext:value-type="float">
            <text:p>42</text:p>
          </table:table-cell>
          <table:table-cell table:formula="of:=SUM([.Q$2:.Q171])" office:value-type="float" office:value="6348" calcext:value-type="float">
            <text:p>6348</text:p>
          </table:table-cell>
          <table:table-cell/>
          <table:table-cell table:formula="of:=[.D171]" office:value-type="float" office:value="0.0015279541" calcext:value-type="float">
            <text:p>0.0015279541</text:p>
          </table:table-cell>
          <table:table-cell table:formula="of:=[.F171]" office:value-type="float" office:value="6800" calcext:value-type="float">
            <text:p>6800</text:p>
          </table:table-cell>
          <table:table-cell table:formula="of:=[.H171]" office:value-type="float" office:value="0.008095756" calcext:value-type="float">
            <text:p>0.008095756</text:p>
          </table:table-cell>
          <table:table-cell table:formula="of:=[.J171]" office:value-type="float" office:value="231" calcext:value-type="float">
            <text:p>231</text:p>
          </table:table-cell>
          <table:table-cell table:formula="of:=[.L171]" office:value-type="float" office:value="0.0000008802552" calcext:value-type="float">
            <text:p>0.0000008802552</text:p>
          </table:table-cell>
          <table:table-cell table:formula="of:=[.N171]" office:value-type="float" office:value="6378" calcext:value-type="float">
            <text:p>6378</text:p>
          </table:table-cell>
          <table:table-cell table:formula="of:=[.P171]" office:value-type="float" office:value="0.0000008804192" calcext:value-type="float">
            <text:p>0.0000008804192</text:p>
          </table:table-cell>
          <table:table-cell table:formula="of:=[.R171]" office:value-type="float" office:value="6348" calcext:value-type="float">
            <text:p>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2]) - LEN(SUBSTITUTE([.C172]; &quot;C&quot;; &quot;&quot;))) + [.$A$4] * (LEN([.C172]) - LEN(SUBSTITUTE([.C172]; &quot;G&quot;; &quot;&quot;)))" office:value-type="float" office:value="40" calcext:value-type="float">
            <text:p>40</text:p>
          </table:table-cell>
          <table:table-cell table:formula="of:=SUM([.E$2:.E172])" office:value-type="float" office:value="6840" calcext:value-type="float">
            <text:p>68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2]) - LEN(SUBSTITUTE([.G172]; &quot;C&quot;; &quot;&quot;))) + [.$A$4] * (LEN([.G172]) - LEN(SUBSTITUTE([.G172]; &quot;G&quot;; &quot;&quot;)))" office:value-type="float" office:value="1" calcext:value-type="float">
            <text:p>1</text:p>
          </table:table-cell>
          <table:table-cell table:formula="of:=SUM([.I$2:.I172])" office:value-type="float" office:value="232" calcext:value-type="float">
            <text:p>232</text:p>
          </table:table-cell>
          <table:table-cell office:value-type="string" calcext:value-type="string">
            <text:p>CGCGCGCGCGCGCG</text:p>
          </table:table-cell>
          <table:table-cell office:value-type="float" office:value="0.00000087969727" calcext:value-type="float">
            <text:p>0.00000087969727</text:p>
          </table:table-cell>
          <table:table-cell table:formula="of:= (LEN([.K172]) - LEN(SUBSTITUTE([.K172]; &quot;C&quot;; &quot;&quot;))) + [.$A$4] * (LEN([.K172]) - LEN(SUBSTITUTE([.K172]; &quot;G&quot;; &quot;&quot;)))" office:value-type="float" office:value="42" calcext:value-type="float">
            <text:p>42</text:p>
          </table:table-cell>
          <table:table-cell table:formula="of:=SUM([.M$2:.M172])" office:value-type="float" office:value="6420" calcext:value-type="float">
            <text:p>6420</text:p>
          </table:table-cell>
          <table:table-cell office:value-type="string" calcext:value-type="string">
            <text:p>CGCGCGCGCGGC</text:p>
          </table:table-cell>
          <table:table-cell office:value-type="float" office:value="0.0000008802552" calcext:value-type="float">
            <text:p>0.0000008802552</text:p>
          </table:table-cell>
          <table:table-cell table:formula="of:= (LEN([.O172]) - LEN(SUBSTITUTE([.O172]; &quot;C&quot;; &quot;&quot;))) + [.$A$4] * (LEN([.O172]) - LEN(SUBSTITUTE([.O172]; &quot;G&quot;; &quot;&quot;)))" office:value-type="float" office:value="36" calcext:value-type="float">
            <text:p>36</text:p>
          </table:table-cell>
          <table:table-cell table:formula="of:=SUM([.Q$2:.Q172])" office:value-type="float" office:value="6384" calcext:value-type="float">
            <text:p>6384</text:p>
          </table:table-cell>
          <table:table-cell/>
          <table:table-cell table:formula="of:=[.D172]" office:value-type="float" office:value="0.0015279541" calcext:value-type="float">
            <text:p>0.0015279541</text:p>
          </table:table-cell>
          <table:table-cell table:formula="of:=[.F172]" office:value-type="float" office:value="6840" calcext:value-type="float">
            <text:p>6840</text:p>
          </table:table-cell>
          <table:table-cell table:formula="of:=[.H172]" office:value-type="float" office:value="0.008095756" calcext:value-type="float">
            <text:p>0.008095756</text:p>
          </table:table-cell>
          <table:table-cell table:formula="of:=[.J172]" office:value-type="float" office:value="232" calcext:value-type="float">
            <text:p>232</text:p>
          </table:table-cell>
          <table:table-cell table:formula="of:=[.L172]" office:value-type="float" office:value="0.00000087969727" calcext:value-type="float">
            <text:p>0.00000087969727</text:p>
          </table:table-cell>
          <table:table-cell table:formula="of:=[.N172]" office:value-type="float" office:value="6420" calcext:value-type="float">
            <text:p>6420</text:p>
          </table:table-cell>
          <table:table-cell table:formula="of:=[.P172]" office:value-type="float" office:value="0.0000008802552" calcext:value-type="float">
            <text:p>0.0000008802552</text:p>
          </table:table-cell>
          <table:table-cell table:formula="of:=[.R172]" office:value-type="float" office:value="6384" calcext:value-type="float">
            <text:p>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3]) - LEN(SUBSTITUTE([.C173]; &quot;C&quot;; &quot;&quot;))) + [.$A$4] * (LEN([.C173]) - LEN(SUBSTITUTE([.C173]; &quot;G&quot;; &quot;&quot;)))" office:value-type="float" office:value="40" calcext:value-type="float">
            <text:p>40</text:p>
          </table:table-cell>
          <table:table-cell table:formula="of:=SUM([.E$2:.E173])" office:value-type="float" office:value="6880" calcext:value-type="float">
            <text:p>68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3]) - LEN(SUBSTITUTE([.G173]; &quot;C&quot;; &quot;&quot;))) + [.$A$4] * (LEN([.G173]) - LEN(SUBSTITUTE([.G173]; &quot;G&quot;; &quot;&quot;)))" office:value-type="float" office:value="1" calcext:value-type="float">
            <text:p>1</text:p>
          </table:table-cell>
          <table:table-cell table:formula="of:=SUM([.I$2:.I173])" office:value-type="float" office:value="233" calcext:value-type="float">
            <text:p>233</text:p>
          </table:table-cell>
          <table:table-cell office:value-type="string" calcext:value-type="string">
            <text:p>CGCGCGCGCGCG</text:p>
          </table:table-cell>
          <table:table-cell office:value-type="float" office:value="0.00000087954834" calcext:value-type="float">
            <text:p>0.00000087954834</text:p>
          </table:table-cell>
          <table:table-cell table:formula="of:= (LEN([.K173]) - LEN(SUBSTITUTE([.K173]; &quot;C&quot;; &quot;&quot;))) + [.$A$4] * (LEN([.K173]) - LEN(SUBSTITUTE([.K173]; &quot;G&quot;; &quot;&quot;)))" office:value-type="float" office:value="36" calcext:value-type="float">
            <text:p>36</text:p>
          </table:table-cell>
          <table:table-cell table:formula="of:=SUM([.M$2:.M173])" office:value-type="float" office:value="6456" calcext:value-type="float">
            <text:p>6456</text:p>
          </table:table-cell>
          <table:table-cell office:value-type="string" calcext:value-type="string">
            <text:p>CGCGCGCGCGCGGC</text:p>
          </table:table-cell>
          <table:table-cell office:value-type="float" office:value="0.00000087969727" calcext:value-type="float">
            <text:p>0.00000087969727</text:p>
          </table:table-cell>
          <table:table-cell table:formula="of:= (LEN([.O173]) - LEN(SUBSTITUTE([.O173]; &quot;C&quot;; &quot;&quot;))) + [.$A$4] * (LEN([.O173]) - LEN(SUBSTITUTE([.O173]; &quot;G&quot;; &quot;&quot;)))" office:value-type="float" office:value="42" calcext:value-type="float">
            <text:p>42</text:p>
          </table:table-cell>
          <table:table-cell table:formula="of:=SUM([.Q$2:.Q173])" office:value-type="float" office:value="6426" calcext:value-type="float">
            <text:p>6426</text:p>
          </table:table-cell>
          <table:table-cell/>
          <table:table-cell table:formula="of:=[.D173]" office:value-type="float" office:value="0.0015279541" calcext:value-type="float">
            <text:p>0.0015279541</text:p>
          </table:table-cell>
          <table:table-cell table:formula="of:=[.F173]" office:value-type="float" office:value="6880" calcext:value-type="float">
            <text:p>6880</text:p>
          </table:table-cell>
          <table:table-cell table:formula="of:=[.H173]" office:value-type="float" office:value="0.008095756" calcext:value-type="float">
            <text:p>0.008095756</text:p>
          </table:table-cell>
          <table:table-cell table:formula="of:=[.J173]" office:value-type="float" office:value="233" calcext:value-type="float">
            <text:p>233</text:p>
          </table:table-cell>
          <table:table-cell table:formula="of:=[.L173]" office:value-type="float" office:value="0.00000087954834" calcext:value-type="float">
            <text:p>0.00000087954834</text:p>
          </table:table-cell>
          <table:table-cell table:formula="of:=[.N173]" office:value-type="float" office:value="6456" calcext:value-type="float">
            <text:p>6456</text:p>
          </table:table-cell>
          <table:table-cell table:formula="of:=[.P173]" office:value-type="float" office:value="0.00000087969727" calcext:value-type="float">
            <text:p>0.00000087969727</text:p>
          </table:table-cell>
          <table:table-cell table:formula="of:=[.R173]" office:value-type="float" office:value="6426" calcext:value-type="float">
            <text:p>64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4]) - LEN(SUBSTITUTE([.C174]; &quot;C&quot;; &quot;&quot;))) + [.$A$4] * (LEN([.C174]) - LEN(SUBSTITUTE([.C174]; &quot;G&quot;; &quot;&quot;)))" office:value-type="float" office:value="40" calcext:value-type="float">
            <text:p>40</text:p>
          </table:table-cell>
          <table:table-cell table:formula="of:=SUM([.E$2:.E174])" office:value-type="float" office:value="6920" calcext:value-type="float">
            <text:p>69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4]) - LEN(SUBSTITUTE([.G174]; &quot;C&quot;; &quot;&quot;))) + [.$A$4] * (LEN([.G174]) - LEN(SUBSTITUTE([.G174]; &quot;G&quot;; &quot;&quot;)))" office:value-type="float" office:value="1" calcext:value-type="float">
            <text:p>1</text:p>
          </table:table-cell>
          <table:table-cell table:formula="of:=SUM([.I$2:.I174])" office:value-type="float" office:value="234" calcext:value-type="float">
            <text:p>234</text:p>
          </table:table-cell>
          <table:table-cell office:value-type="string" calcext:value-type="string">
            <text:p>CGCGCGCGCGCGCG</text:p>
          </table:table-cell>
          <table:table-cell office:value-type="float" office:value="0.0000008790437" calcext:value-type="float">
            <text:p>0.0000008790437</text:p>
          </table:table-cell>
          <table:table-cell table:formula="of:= (LEN([.K174]) - LEN(SUBSTITUTE([.K174]; &quot;C&quot;; &quot;&quot;))) + [.$A$4] * (LEN([.K174]) - LEN(SUBSTITUTE([.K174]; &quot;G&quot;; &quot;&quot;)))" office:value-type="float" office:value="42" calcext:value-type="float">
            <text:p>42</text:p>
          </table:table-cell>
          <table:table-cell table:formula="of:=SUM([.M$2:.M174])" office:value-type="float" office:value="6498" calcext:value-type="float">
            <text:p>6498</text:p>
          </table:table-cell>
          <table:table-cell office:value-type="string" calcext:value-type="string">
            <text:p>CGCGCGCGCGGC</text:p>
          </table:table-cell>
          <table:table-cell office:value-type="float" office:value="0.00000087954834" calcext:value-type="float">
            <text:p>0.00000087954834</text:p>
          </table:table-cell>
          <table:table-cell table:formula="of:= (LEN([.O174]) - LEN(SUBSTITUTE([.O174]; &quot;C&quot;; &quot;&quot;))) + [.$A$4] * (LEN([.O174]) - LEN(SUBSTITUTE([.O174]; &quot;G&quot;; &quot;&quot;)))" office:value-type="float" office:value="36" calcext:value-type="float">
            <text:p>36</text:p>
          </table:table-cell>
          <table:table-cell table:formula="of:=SUM([.Q$2:.Q174])" office:value-type="float" office:value="6462" calcext:value-type="float">
            <text:p>6462</text:p>
          </table:table-cell>
          <table:table-cell/>
          <table:table-cell table:formula="of:=[.D174]" office:value-type="float" office:value="0.0015279541" calcext:value-type="float">
            <text:p>0.0015279541</text:p>
          </table:table-cell>
          <table:table-cell table:formula="of:=[.F174]" office:value-type="float" office:value="6920" calcext:value-type="float">
            <text:p>6920</text:p>
          </table:table-cell>
          <table:table-cell table:formula="of:=[.H174]" office:value-type="float" office:value="0.008095756" calcext:value-type="float">
            <text:p>0.008095756</text:p>
          </table:table-cell>
          <table:table-cell table:formula="of:=[.J174]" office:value-type="float" office:value="234" calcext:value-type="float">
            <text:p>234</text:p>
          </table:table-cell>
          <table:table-cell table:formula="of:=[.L174]" office:value-type="float" office:value="0.0000008790437" calcext:value-type="float">
            <text:p>0.0000008790437</text:p>
          </table:table-cell>
          <table:table-cell table:formula="of:=[.N174]" office:value-type="float" office:value="6498" calcext:value-type="float">
            <text:p>6498</text:p>
          </table:table-cell>
          <table:table-cell table:formula="of:=[.P174]" office:value-type="float" office:value="0.00000087954834" calcext:value-type="float">
            <text:p>0.00000087954834</text:p>
          </table:table-cell>
          <table:table-cell table:formula="of:=[.R174]" office:value-type="float" office:value="6462" calcext:value-type="float">
            <text:p>6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5]) - LEN(SUBSTITUTE([.C175]; &quot;C&quot;; &quot;&quot;))) + [.$A$4] * (LEN([.C175]) - LEN(SUBSTITUTE([.C175]; &quot;G&quot;; &quot;&quot;)))" office:value-type="float" office:value="40" calcext:value-type="float">
            <text:p>40</text:p>
          </table:table-cell>
          <table:table-cell table:formula="of:=SUM([.E$2:.E175])" office:value-type="float" office:value="6960" calcext:value-type="float">
            <text:p>69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5]) - LEN(SUBSTITUTE([.G175]; &quot;C&quot;; &quot;&quot;))) + [.$A$4] * (LEN([.G175]) - LEN(SUBSTITUTE([.G175]; &quot;G&quot;; &quot;&quot;)))" office:value-type="float" office:value="1" calcext:value-type="float">
            <text:p>1</text:p>
          </table:table-cell>
          <table:table-cell table:formula="of:=SUM([.I$2:.I175])" office:value-type="float" office:value="235" calcext:value-type="float">
            <text:p>235</text:p>
          </table:table-cell>
          <table:table-cell office:value-type="string" calcext:value-type="string">
            <text:p>CGCGCGCGCGCG</text:p>
          </table:table-cell>
          <table:table-cell office:value-type="float" office:value="0.0000008789115" calcext:value-type="float">
            <text:p>0.0000008789115</text:p>
          </table:table-cell>
          <table:table-cell table:formula="of:= (LEN([.K175]) - LEN(SUBSTITUTE([.K175]; &quot;C&quot;; &quot;&quot;))) + [.$A$4] * (LEN([.K175]) - LEN(SUBSTITUTE([.K175]; &quot;G&quot;; &quot;&quot;)))" office:value-type="float" office:value="36" calcext:value-type="float">
            <text:p>36</text:p>
          </table:table-cell>
          <table:table-cell table:formula="of:=SUM([.M$2:.M175])" office:value-type="float" office:value="6534" calcext:value-type="float">
            <text:p>6534</text:p>
          </table:table-cell>
          <table:table-cell office:value-type="string" calcext:value-type="string">
            <text:p>CGCGCGCGCGCGGC</text:p>
          </table:table-cell>
          <table:table-cell office:value-type="float" office:value="0.0000008790437" calcext:value-type="float">
            <text:p>0.0000008790437</text:p>
          </table:table-cell>
          <table:table-cell table:formula="of:= (LEN([.O175]) - LEN(SUBSTITUTE([.O175]; &quot;C&quot;; &quot;&quot;))) + [.$A$4] * (LEN([.O175]) - LEN(SUBSTITUTE([.O175]; &quot;G&quot;; &quot;&quot;)))" office:value-type="float" office:value="42" calcext:value-type="float">
            <text:p>42</text:p>
          </table:table-cell>
          <table:table-cell table:formula="of:=SUM([.Q$2:.Q175])" office:value-type="float" office:value="6504" calcext:value-type="float">
            <text:p>6504</text:p>
          </table:table-cell>
          <table:table-cell/>
          <table:table-cell table:formula="of:=[.D175]" office:value-type="float" office:value="0.0015279541" calcext:value-type="float">
            <text:p>0.0015279541</text:p>
          </table:table-cell>
          <table:table-cell table:formula="of:=[.F175]" office:value-type="float" office:value="6960" calcext:value-type="float">
            <text:p>6960</text:p>
          </table:table-cell>
          <table:table-cell table:formula="of:=[.H175]" office:value-type="float" office:value="0.008095756" calcext:value-type="float">
            <text:p>0.008095756</text:p>
          </table:table-cell>
          <table:table-cell table:formula="of:=[.J175]" office:value-type="float" office:value="235" calcext:value-type="float">
            <text:p>235</text:p>
          </table:table-cell>
          <table:table-cell table:formula="of:=[.L175]" office:value-type="float" office:value="0.0000008789115" calcext:value-type="float">
            <text:p>0.0000008789115</text:p>
          </table:table-cell>
          <table:table-cell table:formula="of:=[.N175]" office:value-type="float" office:value="6534" calcext:value-type="float">
            <text:p>6534</text:p>
          </table:table-cell>
          <table:table-cell table:formula="of:=[.P175]" office:value-type="float" office:value="0.0000008790437" calcext:value-type="float">
            <text:p>0.0000008790437</text:p>
          </table:table-cell>
          <table:table-cell table:formula="of:=[.R175]" office:value-type="float" office:value="6504" calcext:value-type="float">
            <text:p>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6]) - LEN(SUBSTITUTE([.C176]; &quot;C&quot;; &quot;&quot;))) + [.$A$4] * (LEN([.C176]) - LEN(SUBSTITUTE([.C176]; &quot;G&quot;; &quot;&quot;)))" office:value-type="float" office:value="40" calcext:value-type="float">
            <text:p>40</text:p>
          </table:table-cell>
          <table:table-cell table:formula="of:=SUM([.E$2:.E176])" office:value-type="float" office:value="7000" calcext:value-type="float">
            <text:p>70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6]) - LEN(SUBSTITUTE([.G176]; &quot;C&quot;; &quot;&quot;))) + [.$A$4] * (LEN([.G176]) - LEN(SUBSTITUTE([.G176]; &quot;G&quot;; &quot;&quot;)))" office:value-type="float" office:value="1" calcext:value-type="float">
            <text:p>1</text:p>
          </table:table-cell>
          <table:table-cell table:formula="of:=SUM([.I$2:.I176])" office:value-type="float" office:value="236" calcext:value-type="float">
            <text:p>236</text:p>
          </table:table-cell>
          <table:table-cell office:value-type="string" calcext:value-type="string">
            <text:p>CGCGCGCGCGCGCG</text:p>
          </table:table-cell>
          <table:table-cell office:value-type="float" office:value="0.00000087845433" calcext:value-type="float">
            <text:p>0.00000087845433</text:p>
          </table:table-cell>
          <table:table-cell table:formula="of:= (LEN([.K176]) - LEN(SUBSTITUTE([.K176]; &quot;C&quot;; &quot;&quot;))) + [.$A$4] * (LEN([.K176]) - LEN(SUBSTITUTE([.K176]; &quot;G&quot;; &quot;&quot;)))" office:value-type="float" office:value="42" calcext:value-type="float">
            <text:p>42</text:p>
          </table:table-cell>
          <table:table-cell table:formula="of:=SUM([.M$2:.M176])" office:value-type="float" office:value="6576" calcext:value-type="float">
            <text:p>6576</text:p>
          </table:table-cell>
          <table:table-cell office:value-type="string" calcext:value-type="string">
            <text:p>CGCGCGCGCGGC</text:p>
          </table:table-cell>
          <table:table-cell office:value-type="float" office:value="0.0000008789115" calcext:value-type="float">
            <text:p>0.0000008789115</text:p>
          </table:table-cell>
          <table:table-cell table:formula="of:= (LEN([.O176]) - LEN(SUBSTITUTE([.O176]; &quot;C&quot;; &quot;&quot;))) + [.$A$4] * (LEN([.O176]) - LEN(SUBSTITUTE([.O176]; &quot;G&quot;; &quot;&quot;)))" office:value-type="float" office:value="36" calcext:value-type="float">
            <text:p>36</text:p>
          </table:table-cell>
          <table:table-cell table:formula="of:=SUM([.Q$2:.Q176])" office:value-type="float" office:value="6540" calcext:value-type="float">
            <text:p>6540</text:p>
          </table:table-cell>
          <table:table-cell/>
          <table:table-cell table:formula="of:=[.D176]" office:value-type="float" office:value="0.0015279541" calcext:value-type="float">
            <text:p>0.0015279541</text:p>
          </table:table-cell>
          <table:table-cell table:formula="of:=[.F176]" office:value-type="float" office:value="7000" calcext:value-type="float">
            <text:p>7000</text:p>
          </table:table-cell>
          <table:table-cell table:formula="of:=[.H176]" office:value-type="float" office:value="0.008095756" calcext:value-type="float">
            <text:p>0.008095756</text:p>
          </table:table-cell>
          <table:table-cell table:formula="of:=[.J176]" office:value-type="float" office:value="236" calcext:value-type="float">
            <text:p>236</text:p>
          </table:table-cell>
          <table:table-cell table:formula="of:=[.L176]" office:value-type="float" office:value="0.00000087845433" calcext:value-type="float">
            <text:p>0.00000087845433</text:p>
          </table:table-cell>
          <table:table-cell table:formula="of:=[.N176]" office:value-type="float" office:value="6576" calcext:value-type="float">
            <text:p>6576</text:p>
          </table:table-cell>
          <table:table-cell table:formula="of:=[.P176]" office:value-type="float" office:value="0.0000008789115" calcext:value-type="float">
            <text:p>0.0000008789115</text:p>
          </table:table-cell>
          <table:table-cell table:formula="of:=[.R176]" office:value-type="float" office:value="6540" calcext:value-type="float">
            <text:p>6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7]) - LEN(SUBSTITUTE([.C177]; &quot;C&quot;; &quot;&quot;))) + [.$A$4] * (LEN([.C177]) - LEN(SUBSTITUTE([.C177]; &quot;G&quot;; &quot;&quot;)))" office:value-type="float" office:value="40" calcext:value-type="float">
            <text:p>40</text:p>
          </table:table-cell>
          <table:table-cell table:formula="of:=SUM([.E$2:.E177])" office:value-type="float" office:value="7040" calcext:value-type="float">
            <text:p>70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7]) - LEN(SUBSTITUTE([.G177]; &quot;C&quot;; &quot;&quot;))) + [.$A$4] * (LEN([.G177]) - LEN(SUBSTITUTE([.G177]; &quot;G&quot;; &quot;&quot;)))" office:value-type="float" office:value="1" calcext:value-type="float">
            <text:p>1</text:p>
          </table:table-cell>
          <table:table-cell table:formula="of:=SUM([.I$2:.I177])" office:value-type="float" office:value="237" calcext:value-type="float">
            <text:p>237</text:p>
          </table:table-cell>
          <table:table-cell office:value-type="string" calcext:value-type="string">
            <text:p>CGCGCGCGCGCG</text:p>
          </table:table-cell>
          <table:table-cell office:value-type="float" office:value="0.00000087833416" calcext:value-type="float">
            <text:p>0.00000087833416</text:p>
          </table:table-cell>
          <table:table-cell table:formula="of:= (LEN([.K177]) - LEN(SUBSTITUTE([.K177]; &quot;C&quot;; &quot;&quot;))) + [.$A$4] * (LEN([.K177]) - LEN(SUBSTITUTE([.K177]; &quot;G&quot;; &quot;&quot;)))" office:value-type="float" office:value="36" calcext:value-type="float">
            <text:p>36</text:p>
          </table:table-cell>
          <table:table-cell table:formula="of:=SUM([.M$2:.M177])" office:value-type="float" office:value="6612" calcext:value-type="float">
            <text:p>6612</text:p>
          </table:table-cell>
          <table:table-cell office:value-type="string" calcext:value-type="string">
            <text:p>CGCGCGCGCGCGGC</text:p>
          </table:table-cell>
          <table:table-cell office:value-type="float" office:value="0.00000087845433" calcext:value-type="float">
            <text:p>0.00000087845433</text:p>
          </table:table-cell>
          <table:table-cell table:formula="of:= (LEN([.O177]) - LEN(SUBSTITUTE([.O177]; &quot;C&quot;; &quot;&quot;))) + [.$A$4] * (LEN([.O177]) - LEN(SUBSTITUTE([.O177]; &quot;G&quot;; &quot;&quot;)))" office:value-type="float" office:value="42" calcext:value-type="float">
            <text:p>42</text:p>
          </table:table-cell>
          <table:table-cell table:formula="of:=SUM([.Q$2:.Q177])" office:value-type="float" office:value="6582" calcext:value-type="float">
            <text:p>6582</text:p>
          </table:table-cell>
          <table:table-cell/>
          <table:table-cell table:formula="of:=[.D177]" office:value-type="float" office:value="0.0015279541" calcext:value-type="float">
            <text:p>0.0015279541</text:p>
          </table:table-cell>
          <table:table-cell table:formula="of:=[.F177]" office:value-type="float" office:value="7040" calcext:value-type="float">
            <text:p>7040</text:p>
          </table:table-cell>
          <table:table-cell table:formula="of:=[.H177]" office:value-type="float" office:value="0.008095756" calcext:value-type="float">
            <text:p>0.008095756</text:p>
          </table:table-cell>
          <table:table-cell table:formula="of:=[.J177]" office:value-type="float" office:value="237" calcext:value-type="float">
            <text:p>237</text:p>
          </table:table-cell>
          <table:table-cell table:formula="of:=[.L177]" office:value-type="float" office:value="0.00000087833416" calcext:value-type="float">
            <text:p>0.00000087833416</text:p>
          </table:table-cell>
          <table:table-cell table:formula="of:=[.N177]" office:value-type="float" office:value="6612" calcext:value-type="float">
            <text:p>6612</text:p>
          </table:table-cell>
          <table:table-cell table:formula="of:=[.P177]" office:value-type="float" office:value="0.00000087845433" calcext:value-type="float">
            <text:p>0.00000087845433</text:p>
          </table:table-cell>
          <table:table-cell table:formula="of:=[.R177]" office:value-type="float" office:value="6582" calcext:value-type="float">
            <text:p>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8]) - LEN(SUBSTITUTE([.C178]; &quot;C&quot;; &quot;&quot;))) + [.$A$4] * (LEN([.C178]) - LEN(SUBSTITUTE([.C178]; &quot;G&quot;; &quot;&quot;)))" office:value-type="float" office:value="40" calcext:value-type="float">
            <text:p>40</text:p>
          </table:table-cell>
          <table:table-cell table:formula="of:=SUM([.E$2:.E178])" office:value-type="float" office:value="7080" calcext:value-type="float">
            <text:p>70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8]) - LEN(SUBSTITUTE([.G178]; &quot;C&quot;; &quot;&quot;))) + [.$A$4] * (LEN([.G178]) - LEN(SUBSTITUTE([.G178]; &quot;G&quot;; &quot;&quot;)))" office:value-type="float" office:value="1" calcext:value-type="float">
            <text:p>1</text:p>
          </table:table-cell>
          <table:table-cell table:formula="of:=SUM([.I$2:.I178])" office:value-type="float" office:value="238" calcext:value-type="float">
            <text:p>238</text:p>
          </table:table-cell>
          <table:table-cell office:value-type="string" calcext:value-type="string">
            <text:p>CGCGCGCGCGCGCG</text:p>
          </table:table-cell>
          <table:table-cell office:value-type="float" office:value="0.0000008779239" calcext:value-type="float">
            <text:p>0.0000008779239</text:p>
          </table:table-cell>
          <table:table-cell table:formula="of:= (LEN([.K178]) - LEN(SUBSTITUTE([.K178]; &quot;C&quot;; &quot;&quot;))) + [.$A$4] * (LEN([.K178]) - LEN(SUBSTITUTE([.K178]; &quot;G&quot;; &quot;&quot;)))" office:value-type="float" office:value="42" calcext:value-type="float">
            <text:p>42</text:p>
          </table:table-cell>
          <table:table-cell table:formula="of:=SUM([.M$2:.M178])" office:value-type="float" office:value="6654" calcext:value-type="float">
            <text:p>6654</text:p>
          </table:table-cell>
          <table:table-cell office:value-type="string" calcext:value-type="string">
            <text:p>CGCGCGCGCGGC</text:p>
          </table:table-cell>
          <table:table-cell office:value-type="float" office:value="0.00000087833416" calcext:value-type="float">
            <text:p>0.00000087833416</text:p>
          </table:table-cell>
          <table:table-cell table:formula="of:= (LEN([.O178]) - LEN(SUBSTITUTE([.O178]; &quot;C&quot;; &quot;&quot;))) + [.$A$4] * (LEN([.O178]) - LEN(SUBSTITUTE([.O178]; &quot;G&quot;; &quot;&quot;)))" office:value-type="float" office:value="36" calcext:value-type="float">
            <text:p>36</text:p>
          </table:table-cell>
          <table:table-cell table:formula="of:=SUM([.Q$2:.Q178])" office:value-type="float" office:value="6618" calcext:value-type="float">
            <text:p>6618</text:p>
          </table:table-cell>
          <table:table-cell/>
          <table:table-cell table:formula="of:=[.D178]" office:value-type="float" office:value="0.0015279541" calcext:value-type="float">
            <text:p>0.0015279541</text:p>
          </table:table-cell>
          <table:table-cell table:formula="of:=[.F178]" office:value-type="float" office:value="7080" calcext:value-type="float">
            <text:p>7080</text:p>
          </table:table-cell>
          <table:table-cell table:formula="of:=[.H178]" office:value-type="float" office:value="0.008095756" calcext:value-type="float">
            <text:p>0.008095756</text:p>
          </table:table-cell>
          <table:table-cell table:formula="of:=[.J178]" office:value-type="float" office:value="238" calcext:value-type="float">
            <text:p>238</text:p>
          </table:table-cell>
          <table:table-cell table:formula="of:=[.L178]" office:value-type="float" office:value="0.0000008779239" calcext:value-type="float">
            <text:p>0.0000008779239</text:p>
          </table:table-cell>
          <table:table-cell table:formula="of:=[.N178]" office:value-type="float" office:value="6654" calcext:value-type="float">
            <text:p>6654</text:p>
          </table:table-cell>
          <table:table-cell table:formula="of:=[.P178]" office:value-type="float" office:value="0.00000087833416" calcext:value-type="float">
            <text:p>0.00000087833416</text:p>
          </table:table-cell>
          <table:table-cell table:formula="of:=[.R178]" office:value-type="float" office:value="6618" calcext:value-type="float">
            <text:p>6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79]) - LEN(SUBSTITUTE([.C179]; &quot;C&quot;; &quot;&quot;))) + [.$A$4] * (LEN([.C179]) - LEN(SUBSTITUTE([.C179]; &quot;G&quot;; &quot;&quot;)))" office:value-type="float" office:value="40" calcext:value-type="float">
            <text:p>40</text:p>
          </table:table-cell>
          <table:table-cell table:formula="of:=SUM([.E$2:.E179])" office:value-type="float" office:value="7120" calcext:value-type="float">
            <text:p>71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79]) - LEN(SUBSTITUTE([.G179]; &quot;C&quot;; &quot;&quot;))) + [.$A$4] * (LEN([.G179]) - LEN(SUBSTITUTE([.G179]; &quot;G&quot;; &quot;&quot;)))" office:value-type="float" office:value="1" calcext:value-type="float">
            <text:p>1</text:p>
          </table:table-cell>
          <table:table-cell table:formula="of:=SUM([.I$2:.I179])" office:value-type="float" office:value="239" calcext:value-type="float">
            <text:p>239</text:p>
          </table:table-cell>
          <table:table-cell office:value-type="string" calcext:value-type="string">
            <text:p>CGCGCGCGCGCG</text:p>
          </table:table-cell>
          <table:table-cell office:value-type="float" office:value="0.0000008778158" calcext:value-type="float">
            <text:p>0.0000008778158</text:p>
          </table:table-cell>
          <table:table-cell table:formula="of:= (LEN([.K179]) - LEN(SUBSTITUTE([.K179]; &quot;C&quot;; &quot;&quot;))) + [.$A$4] * (LEN([.K179]) - LEN(SUBSTITUTE([.K179]; &quot;G&quot;; &quot;&quot;)))" office:value-type="float" office:value="36" calcext:value-type="float">
            <text:p>36</text:p>
          </table:table-cell>
          <table:table-cell table:formula="of:=SUM([.M$2:.M179])" office:value-type="float" office:value="6690" calcext:value-type="float">
            <text:p>6690</text:p>
          </table:table-cell>
          <table:table-cell office:value-type="string" calcext:value-type="string">
            <text:p>CGCGCGCGCGCGGC</text:p>
          </table:table-cell>
          <table:table-cell office:value-type="float" office:value="0.0000008779239" calcext:value-type="float">
            <text:p>0.0000008779239</text:p>
          </table:table-cell>
          <table:table-cell table:formula="of:= (LEN([.O179]) - LEN(SUBSTITUTE([.O179]; &quot;C&quot;; &quot;&quot;))) + [.$A$4] * (LEN([.O179]) - LEN(SUBSTITUTE([.O179]; &quot;G&quot;; &quot;&quot;)))" office:value-type="float" office:value="42" calcext:value-type="float">
            <text:p>42</text:p>
          </table:table-cell>
          <table:table-cell table:formula="of:=SUM([.Q$2:.Q179])" office:value-type="float" office:value="6660" calcext:value-type="float">
            <text:p>6660</text:p>
          </table:table-cell>
          <table:table-cell/>
          <table:table-cell table:formula="of:=[.D179]" office:value-type="float" office:value="0.0015279541" calcext:value-type="float">
            <text:p>0.0015279541</text:p>
          </table:table-cell>
          <table:table-cell table:formula="of:=[.F179]" office:value-type="float" office:value="7120" calcext:value-type="float">
            <text:p>7120</text:p>
          </table:table-cell>
          <table:table-cell table:formula="of:=[.H179]" office:value-type="float" office:value="0.008095756" calcext:value-type="float">
            <text:p>0.008095756</text:p>
          </table:table-cell>
          <table:table-cell table:formula="of:=[.J179]" office:value-type="float" office:value="239" calcext:value-type="float">
            <text:p>239</text:p>
          </table:table-cell>
          <table:table-cell table:formula="of:=[.L179]" office:value-type="float" office:value="0.0000008778158" calcext:value-type="float">
            <text:p>0.0000008778158</text:p>
          </table:table-cell>
          <table:table-cell table:formula="of:=[.N179]" office:value-type="float" office:value="6690" calcext:value-type="float">
            <text:p>6690</text:p>
          </table:table-cell>
          <table:table-cell table:formula="of:=[.P179]" office:value-type="float" office:value="0.0000008779239" calcext:value-type="float">
            <text:p>0.0000008779239</text:p>
          </table:table-cell>
          <table:table-cell table:formula="of:=[.R179]" office:value-type="float" office:value="6660" calcext:value-type="float">
            <text:p>66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0]) - LEN(SUBSTITUTE([.C180]; &quot;C&quot;; &quot;&quot;))) + [.$A$4] * (LEN([.C180]) - LEN(SUBSTITUTE([.C180]; &quot;G&quot;; &quot;&quot;)))" office:value-type="float" office:value="40" calcext:value-type="float">
            <text:p>40</text:p>
          </table:table-cell>
          <table:table-cell table:formula="of:=SUM([.E$2:.E180])" office:value-type="float" office:value="7160" calcext:value-type="float">
            <text:p>716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0]) - LEN(SUBSTITUTE([.G180]; &quot;C&quot;; &quot;&quot;))) + [.$A$4] * (LEN([.G180]) - LEN(SUBSTITUTE([.G180]; &quot;G&quot;; &quot;&quot;)))" office:value-type="float" office:value="1" calcext:value-type="float">
            <text:p>1</text:p>
          </table:table-cell>
          <table:table-cell table:formula="of:=SUM([.I$2:.I180])" office:value-type="float" office:value="240" calcext:value-type="float">
            <text:p>240</text:p>
          </table:table-cell>
          <table:table-cell office:value-type="string" calcext:value-type="string">
            <text:p>CGCGCGCGCGCGCG</text:p>
          </table:table-cell>
          <table:table-cell office:value-type="float" office:value="0.0000008774449" calcext:value-type="float">
            <text:p>0.0000008774449</text:p>
          </table:table-cell>
          <table:table-cell table:formula="of:= (LEN([.K180]) - LEN(SUBSTITUTE([.K180]; &quot;C&quot;; &quot;&quot;))) + [.$A$4] * (LEN([.K180]) - LEN(SUBSTITUTE([.K180]; &quot;G&quot;; &quot;&quot;)))" office:value-type="float" office:value="42" calcext:value-type="float">
            <text:p>42</text:p>
          </table:table-cell>
          <table:table-cell table:formula="of:=SUM([.M$2:.M180])" office:value-type="float" office:value="6732" calcext:value-type="float">
            <text:p>6732</text:p>
          </table:table-cell>
          <table:table-cell office:value-type="string" calcext:value-type="string">
            <text:p>CGCGCGCGCGGC</text:p>
          </table:table-cell>
          <table:table-cell office:value-type="float" office:value="0.0000008778158" calcext:value-type="float">
            <text:p>0.0000008778158</text:p>
          </table:table-cell>
          <table:table-cell table:formula="of:= (LEN([.O180]) - LEN(SUBSTITUTE([.O180]; &quot;C&quot;; &quot;&quot;))) + [.$A$4] * (LEN([.O180]) - LEN(SUBSTITUTE([.O180]; &quot;G&quot;; &quot;&quot;)))" office:value-type="float" office:value="36" calcext:value-type="float">
            <text:p>36</text:p>
          </table:table-cell>
          <table:table-cell table:formula="of:=SUM([.Q$2:.Q180])" office:value-type="float" office:value="6696" calcext:value-type="float">
            <text:p>6696</text:p>
          </table:table-cell>
          <table:table-cell/>
          <table:table-cell table:formula="of:=[.D180]" office:value-type="float" office:value="0.0015279541" calcext:value-type="float">
            <text:p>0.0015279541</text:p>
          </table:table-cell>
          <table:table-cell table:formula="of:=[.F180]" office:value-type="float" office:value="7160" calcext:value-type="float">
            <text:p>7160</text:p>
          </table:table-cell>
          <table:table-cell table:formula="of:=[.H180]" office:value-type="float" office:value="0.008095756" calcext:value-type="float">
            <text:p>0.008095756</text:p>
          </table:table-cell>
          <table:table-cell table:formula="of:=[.J180]" office:value-type="float" office:value="240" calcext:value-type="float">
            <text:p>240</text:p>
          </table:table-cell>
          <table:table-cell table:formula="of:=[.L180]" office:value-type="float" office:value="0.0000008774449" calcext:value-type="float">
            <text:p>0.0000008774449</text:p>
          </table:table-cell>
          <table:table-cell table:formula="of:=[.N180]" office:value-type="float" office:value="6732" calcext:value-type="float">
            <text:p>6732</text:p>
          </table:table-cell>
          <table:table-cell table:formula="of:=[.P180]" office:value-type="float" office:value="0.0000008778158" calcext:value-type="float">
            <text:p>0.0000008778158</text:p>
          </table:table-cell>
          <table:table-cell table:formula="of:=[.R180]" office:value-type="float" office:value="6696" calcext:value-type="float">
            <text:p>6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1]) - LEN(SUBSTITUTE([.C181]; &quot;C&quot;; &quot;&quot;))) + [.$A$4] * (LEN([.C181]) - LEN(SUBSTITUTE([.C181]; &quot;G&quot;; &quot;&quot;)))" office:value-type="float" office:value="40" calcext:value-type="float">
            <text:p>40</text:p>
          </table:table-cell>
          <table:table-cell table:formula="of:=SUM([.E$2:.E181])" office:value-type="float" office:value="7200" calcext:value-type="float">
            <text:p>720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1]) - LEN(SUBSTITUTE([.G181]; &quot;C&quot;; &quot;&quot;))) + [.$A$4] * (LEN([.G181]) - LEN(SUBSTITUTE([.G181]; &quot;G&quot;; &quot;&quot;)))" office:value-type="float" office:value="1" calcext:value-type="float">
            <text:p>1</text:p>
          </table:table-cell>
          <table:table-cell table:formula="of:=SUM([.I$2:.I181])" office:value-type="float" office:value="241" calcext:value-type="float">
            <text:p>241</text:p>
          </table:table-cell>
          <table:table-cell office:value-type="string" calcext:value-type="string">
            <text:p>CGCGCGCGCGCG</text:p>
          </table:table-cell>
          <table:table-cell office:value-type="float" office:value="0.0000008773487" calcext:value-type="float">
            <text:p>0.0000008773487</text:p>
          </table:table-cell>
          <table:table-cell table:formula="of:= (LEN([.K181]) - LEN(SUBSTITUTE([.K181]; &quot;C&quot;; &quot;&quot;))) + [.$A$4] * (LEN([.K181]) - LEN(SUBSTITUTE([.K181]; &quot;G&quot;; &quot;&quot;)))" office:value-type="float" office:value="36" calcext:value-type="float">
            <text:p>36</text:p>
          </table:table-cell>
          <table:table-cell table:formula="of:=SUM([.M$2:.M181])" office:value-type="float" office:value="6768" calcext:value-type="float">
            <text:p>6768</text:p>
          </table:table-cell>
          <table:table-cell office:value-type="string" calcext:value-type="string">
            <text:p>CGCGCGCGCGCGGC</text:p>
          </table:table-cell>
          <table:table-cell office:value-type="float" office:value="0.0000008774449" calcext:value-type="float">
            <text:p>0.0000008774449</text:p>
          </table:table-cell>
          <table:table-cell table:formula="of:= (LEN([.O181]) - LEN(SUBSTITUTE([.O181]; &quot;C&quot;; &quot;&quot;))) + [.$A$4] * (LEN([.O181]) - LEN(SUBSTITUTE([.O181]; &quot;G&quot;; &quot;&quot;)))" office:value-type="float" office:value="42" calcext:value-type="float">
            <text:p>42</text:p>
          </table:table-cell>
          <table:table-cell table:formula="of:=SUM([.Q$2:.Q181])" office:value-type="float" office:value="6738" calcext:value-type="float">
            <text:p>6738</text:p>
          </table:table-cell>
          <table:table-cell/>
          <table:table-cell table:formula="of:=[.D181]" office:value-type="float" office:value="0.0015279541" calcext:value-type="float">
            <text:p>0.0015279541</text:p>
          </table:table-cell>
          <table:table-cell table:formula="of:=[.F181]" office:value-type="float" office:value="7200" calcext:value-type="float">
            <text:p>7200</text:p>
          </table:table-cell>
          <table:table-cell table:formula="of:=[.H181]" office:value-type="float" office:value="0.008095756" calcext:value-type="float">
            <text:p>0.008095756</text:p>
          </table:table-cell>
          <table:table-cell table:formula="of:=[.J181]" office:value-type="float" office:value="241" calcext:value-type="float">
            <text:p>241</text:p>
          </table:table-cell>
          <table:table-cell table:formula="of:=[.L181]" office:value-type="float" office:value="0.0000008773487" calcext:value-type="float">
            <text:p>0.0000008773487</text:p>
          </table:table-cell>
          <table:table-cell table:formula="of:=[.N181]" office:value-type="float" office:value="6768" calcext:value-type="float">
            <text:p>6768</text:p>
          </table:table-cell>
          <table:table-cell table:formula="of:=[.P181]" office:value-type="float" office:value="0.0000008774449" calcext:value-type="float">
            <text:p>0.0000008774449</text:p>
          </table:table-cell>
          <table:table-cell table:formula="of:=[.R181]" office:value-type="float" office:value="6738" calcext:value-type="float">
            <text:p>6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2]) - LEN(SUBSTITUTE([.C182]; &quot;C&quot;; &quot;&quot;))) + [.$A$4] * (LEN([.C182]) - LEN(SUBSTITUTE([.C182]; &quot;G&quot;; &quot;&quot;)))" office:value-type="float" office:value="40" calcext:value-type="float">
            <text:p>40</text:p>
          </table:table-cell>
          <table:table-cell table:formula="of:=SUM([.E$2:.E182])" office:value-type="float" office:value="7240" calcext:value-type="float">
            <text:p>724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2]) - LEN(SUBSTITUTE([.G182]; &quot;C&quot;; &quot;&quot;))) + [.$A$4] * (LEN([.G182]) - LEN(SUBSTITUTE([.G182]; &quot;G&quot;; &quot;&quot;)))" office:value-type="float" office:value="1" calcext:value-type="float">
            <text:p>1</text:p>
          </table:table-cell>
          <table:table-cell table:formula="of:=SUM([.I$2:.I182])" office:value-type="float" office:value="242" calcext:value-type="float">
            <text:p>242</text:p>
          </table:table-cell>
          <table:table-cell office:value-type="string" calcext:value-type="string">
            <text:p>CGCGCGCGCGCGCG</text:p>
          </table:table-cell>
          <table:table-cell office:value-type="float" office:value="0.0000008770127" calcext:value-type="float">
            <text:p>0.0000008770127</text:p>
          </table:table-cell>
          <table:table-cell table:formula="of:= (LEN([.K182]) - LEN(SUBSTITUTE([.K182]; &quot;C&quot;; &quot;&quot;))) + [.$A$4] * (LEN([.K182]) - LEN(SUBSTITUTE([.K182]; &quot;G&quot;; &quot;&quot;)))" office:value-type="float" office:value="42" calcext:value-type="float">
            <text:p>42</text:p>
          </table:table-cell>
          <table:table-cell table:formula="of:=SUM([.M$2:.M182])" office:value-type="float" office:value="6810" calcext:value-type="float">
            <text:p>6810</text:p>
          </table:table-cell>
          <table:table-cell office:value-type="string" calcext:value-type="string">
            <text:p>CGCGCGCGCGGC</text:p>
          </table:table-cell>
          <table:table-cell office:value-type="float" office:value="0.0000008773487" calcext:value-type="float">
            <text:p>0.0000008773487</text:p>
          </table:table-cell>
          <table:table-cell table:formula="of:= (LEN([.O182]) - LEN(SUBSTITUTE([.O182]; &quot;C&quot;; &quot;&quot;))) + [.$A$4] * (LEN([.O182]) - LEN(SUBSTITUTE([.O182]; &quot;G&quot;; &quot;&quot;)))" office:value-type="float" office:value="36" calcext:value-type="float">
            <text:p>36</text:p>
          </table:table-cell>
          <table:table-cell table:formula="of:=SUM([.Q$2:.Q182])" office:value-type="float" office:value="6774" calcext:value-type="float">
            <text:p>6774</text:p>
          </table:table-cell>
          <table:table-cell/>
          <table:table-cell table:formula="of:=[.D182]" office:value-type="float" office:value="0.0015279541" calcext:value-type="float">
            <text:p>0.0015279541</text:p>
          </table:table-cell>
          <table:table-cell table:formula="of:=[.F182]" office:value-type="float" office:value="7240" calcext:value-type="float">
            <text:p>7240</text:p>
          </table:table-cell>
          <table:table-cell table:formula="of:=[.H182]" office:value-type="float" office:value="0.008095756" calcext:value-type="float">
            <text:p>0.008095756</text:p>
          </table:table-cell>
          <table:table-cell table:formula="of:=[.J182]" office:value-type="float" office:value="242" calcext:value-type="float">
            <text:p>242</text:p>
          </table:table-cell>
          <table:table-cell table:formula="of:=[.L182]" office:value-type="float" office:value="0.0000008770127" calcext:value-type="float">
            <text:p>0.0000008770127</text:p>
          </table:table-cell>
          <table:table-cell table:formula="of:=[.N182]" office:value-type="float" office:value="6810" calcext:value-type="float">
            <text:p>6810</text:p>
          </table:table-cell>
          <table:table-cell table:formula="of:=[.P182]" office:value-type="float" office:value="0.0000008773487" calcext:value-type="float">
            <text:p>0.0000008773487</text:p>
          </table:table-cell>
          <table:table-cell table:formula="of:=[.R182]" office:value-type="float" office:value="6774" calcext:value-type="float">
            <text:p>6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3]) - LEN(SUBSTITUTE([.C183]; &quot;C&quot;; &quot;&quot;))) + [.$A$4] * (LEN([.C183]) - LEN(SUBSTITUTE([.C183]; &quot;G&quot;; &quot;&quot;)))" office:value-type="float" office:value="40" calcext:value-type="float">
            <text:p>40</text:p>
          </table:table-cell>
          <table:table-cell table:formula="of:=SUM([.E$2:.E183])" office:value-type="float" office:value="7280" calcext:value-type="float">
            <text:p>728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3]) - LEN(SUBSTITUTE([.G183]; &quot;C&quot;; &quot;&quot;))) + [.$A$4] * (LEN([.G183]) - LEN(SUBSTITUTE([.G183]; &quot;G&quot;; &quot;&quot;)))" office:value-type="float" office:value="1" calcext:value-type="float">
            <text:p>1</text:p>
          </table:table-cell>
          <table:table-cell table:formula="of:=SUM([.I$2:.I183])" office:value-type="float" office:value="243" calcext:value-type="float">
            <text:p>243</text:p>
          </table:table-cell>
          <table:table-cell office:value-type="string" calcext:value-type="string">
            <text:p>CGCGCGCGCGCG</text:p>
          </table:table-cell>
          <table:table-cell office:value-type="float" office:value="0.00000087692587" calcext:value-type="float">
            <text:p>0.00000087692587</text:p>
          </table:table-cell>
          <table:table-cell table:formula="of:= (LEN([.K183]) - LEN(SUBSTITUTE([.K183]; &quot;C&quot;; &quot;&quot;))) + [.$A$4] * (LEN([.K183]) - LEN(SUBSTITUTE([.K183]; &quot;G&quot;; &quot;&quot;)))" office:value-type="float" office:value="36" calcext:value-type="float">
            <text:p>36</text:p>
          </table:table-cell>
          <table:table-cell table:formula="of:=SUM([.M$2:.M183])" office:value-type="float" office:value="6846" calcext:value-type="float">
            <text:p>6846</text:p>
          </table:table-cell>
          <table:table-cell office:value-type="string" calcext:value-type="string">
            <text:p>CGCGCGCGCGCGGC</text:p>
          </table:table-cell>
          <table:table-cell office:value-type="float" office:value="0.0000008770127" calcext:value-type="float">
            <text:p>0.0000008770127</text:p>
          </table:table-cell>
          <table:table-cell table:formula="of:= (LEN([.O183]) - LEN(SUBSTITUTE([.O183]; &quot;C&quot;; &quot;&quot;))) + [.$A$4] * (LEN([.O183]) - LEN(SUBSTITUTE([.O183]; &quot;G&quot;; &quot;&quot;)))" office:value-type="float" office:value="42" calcext:value-type="float">
            <text:p>42</text:p>
          </table:table-cell>
          <table:table-cell table:formula="of:=SUM([.Q$2:.Q183])" office:value-type="float" office:value="6816" calcext:value-type="float">
            <text:p>6816</text:p>
          </table:table-cell>
          <table:table-cell/>
          <table:table-cell table:formula="of:=[.D183]" office:value-type="float" office:value="0.0015279541" calcext:value-type="float">
            <text:p>0.0015279541</text:p>
          </table:table-cell>
          <table:table-cell table:formula="of:=[.F183]" office:value-type="float" office:value="7280" calcext:value-type="float">
            <text:p>7280</text:p>
          </table:table-cell>
          <table:table-cell table:formula="of:=[.H183]" office:value-type="float" office:value="0.008095756" calcext:value-type="float">
            <text:p>0.008095756</text:p>
          </table:table-cell>
          <table:table-cell table:formula="of:=[.J183]" office:value-type="float" office:value="243" calcext:value-type="float">
            <text:p>243</text:p>
          </table:table-cell>
          <table:table-cell table:formula="of:=[.L183]" office:value-type="float" office:value="0.00000087692587" calcext:value-type="float">
            <text:p>0.00000087692587</text:p>
          </table:table-cell>
          <table:table-cell table:formula="of:=[.N183]" office:value-type="float" office:value="6846" calcext:value-type="float">
            <text:p>6846</text:p>
          </table:table-cell>
          <table:table-cell table:formula="of:=[.P183]" office:value-type="float" office:value="0.0000008770127" calcext:value-type="float">
            <text:p>0.0000008770127</text:p>
          </table:table-cell>
          <table:table-cell table:formula="of:=[.R183]" office:value-type="float" office:value="6816" calcext:value-type="float">
            <text:p>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4]) - LEN(SUBSTITUTE([.C184]; &quot;C&quot;; &quot;&quot;))) + [.$A$4] * (LEN([.C184]) - LEN(SUBSTITUTE([.C184]; &quot;G&quot;; &quot;&quot;)))" office:value-type="float" office:value="40" calcext:value-type="float">
            <text:p>40</text:p>
          </table:table-cell>
          <table:table-cell table:formula="of:=SUM([.E$2:.E184])" office:value-type="float" office:value="7320" calcext:value-type="float">
            <text:p>7320</text:p>
          </table:table-cell>
          <table:table-cell office:value-type="string" calcext:value-type="string">
            <text:p>C</text:p>
          </table:table-cell>
          <table:table-cell office:value-type="float" office:value="0.008095756" calcext:value-type="float">
            <text:p>0.008095756</text:p>
          </table:table-cell>
          <table:table-cell table:formula="of:= (LEN([.G184]) - LEN(SUBSTITUTE([.G184]; &quot;C&quot;; &quot;&quot;))) + [.$A$4] * (LEN([.G184]) - LEN(SUBSTITUTE([.G184]; &quot;G&quot;; &quot;&quot;)))" office:value-type="float" office:value="1" calcext:value-type="float">
            <text:p>1</text:p>
          </table:table-cell>
          <table:table-cell table:formula="of:=SUM([.I$2:.I184])" office:value-type="float" office:value="244" calcext:value-type="float">
            <text:p>244</text:p>
          </table:table-cell>
          <table:table-cell office:value-type="string" calcext:value-type="string">
            <text:p>CGCGCGCGCGCGCGCG</text:p>
          </table:table-cell>
          <table:table-cell office:value-type="float" office:value="0.0000008758939" calcext:value-type="float">
            <text:p>0.0000008758939</text:p>
          </table:table-cell>
          <table:table-cell table:formula="of:= (LEN([.K184]) - LEN(SUBSTITUTE([.K184]; &quot;C&quot;; &quot;&quot;))) + [.$A$4] * (LEN([.K184]) - LEN(SUBSTITUTE([.K184]; &quot;G&quot;; &quot;&quot;)))" office:value-type="float" office:value="48" calcext:value-type="float">
            <text:p>48</text:p>
          </table:table-cell>
          <table:table-cell table:formula="of:=SUM([.M$2:.M184])" office:value-type="float" office:value="6894" calcext:value-type="float">
            <text:p>6894</text:p>
          </table:table-cell>
          <table:table-cell office:value-type="string" calcext:value-type="string">
            <text:p>CGCGCGCGCGGC</text:p>
          </table:table-cell>
          <table:table-cell office:value-type="float" office:value="0.00000087692587" calcext:value-type="float">
            <text:p>0.00000087692587</text:p>
          </table:table-cell>
          <table:table-cell table:formula="of:= (LEN([.O184]) - LEN(SUBSTITUTE([.O184]; &quot;C&quot;; &quot;&quot;))) + [.$A$4] * (LEN([.O184]) - LEN(SUBSTITUTE([.O184]; &quot;G&quot;; &quot;&quot;)))" office:value-type="float" office:value="36" calcext:value-type="float">
            <text:p>36</text:p>
          </table:table-cell>
          <table:table-cell table:formula="of:=SUM([.Q$2:.Q184])" office:value-type="float" office:value="6852" calcext:value-type="float">
            <text:p>6852</text:p>
          </table:table-cell>
          <table:table-cell/>
          <table:table-cell table:formula="of:=[.D184]" office:value-type="float" office:value="0.0015279541" calcext:value-type="float">
            <text:p>0.0015279541</text:p>
          </table:table-cell>
          <table:table-cell table:formula="of:=[.F184]" office:value-type="float" office:value="7320" calcext:value-type="float">
            <text:p>7320</text:p>
          </table:table-cell>
          <table:table-cell table:formula="of:=[.H184]" office:value-type="float" office:value="0.008095756" calcext:value-type="float">
            <text:p>0.008095756</text:p>
          </table:table-cell>
          <table:table-cell table:formula="of:=[.J184]" office:value-type="float" office:value="244" calcext:value-type="float">
            <text:p>244</text:p>
          </table:table-cell>
          <table:table-cell table:formula="of:=[.L184]" office:value-type="float" office:value="0.0000008758939" calcext:value-type="float">
            <text:p>0.0000008758939</text:p>
          </table:table-cell>
          <table:table-cell table:formula="of:=[.N184]" office:value-type="float" office:value="6894" calcext:value-type="float">
            <text:p>6894</text:p>
          </table:table-cell>
          <table:table-cell table:formula="of:=[.P184]" office:value-type="float" office:value="0.00000087692587" calcext:value-type="float">
            <text:p>0.00000087692587</text:p>
          </table:table-cell>
          <table:table-cell table:formula="of:=[.R184]" office:value-type="float" office:value="6852" calcext:value-type="float">
            <text:p>6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5]) - LEN(SUBSTITUTE([.C185]; &quot;C&quot;; &quot;&quot;))) + [.$A$4] * (LEN([.C185]) - LEN(SUBSTITUTE([.C185]; &quot;G&quot;; &quot;&quot;)))" office:value-type="float" office:value="40" calcext:value-type="float">
            <text:p>40</text:p>
          </table:table-cell>
          <table:table-cell table:formula="of:=SUM([.E$2:.E185])" office:value-type="float" office:value="7360" calcext:value-type="float">
            <text:p>7360</text:p>
          </table:table-cell>
          <table:table-cell office:value-type="string" calcext:value-type="string">
            <text:p>CC</text:p>
          </table:table-cell>
          <table:table-cell office:value-type="float" office:value="0.006817298" calcext:value-type="float">
            <text:p>0.006817298</text:p>
          </table:table-cell>
          <table:table-cell table:formula="of:= (LEN([.G185]) - LEN(SUBSTITUTE([.G185]; &quot;C&quot;; &quot;&quot;))) + [.$A$4] * (LEN([.G185]) - LEN(SUBSTITUTE([.G185]; &quot;G&quot;; &quot;&quot;)))" office:value-type="float" office:value="2" calcext:value-type="float">
            <text:p>2</text:p>
          </table:table-cell>
          <table:table-cell table:formula="of:=SUM([.I$2:.I185])" office:value-type="float" office:value="246" calcext:value-type="float">
            <text:p>246</text:p>
          </table:table-cell>
          <table:table-cell office:value-type="string" calcext:value-type="string">
            <text:p>CGCGCGCGCG</text:p>
          </table:table-cell>
          <table:table-cell office:value-type="float" office:value="0.0000008758101" calcext:value-type="float">
            <text:p>0.0000008758101</text:p>
          </table:table-cell>
          <table:table-cell table:formula="of:= (LEN([.K185]) - LEN(SUBSTITUTE([.K185]; &quot;C&quot;; &quot;&quot;))) + [.$A$4] * (LEN([.K185]) - LEN(SUBSTITUTE([.K185]; &quot;G&quot;; &quot;&quot;)))" office:value-type="float" office:value="30" calcext:value-type="float">
            <text:p>30</text:p>
          </table:table-cell>
          <table:table-cell table:formula="of:=SUM([.M$2:.M185])" office:value-type="float" office:value="6924" calcext:value-type="float">
            <text:p>6924</text:p>
          </table:table-cell>
          <table:table-cell office:value-type="string" calcext:value-type="string">
            <text:p>CGCGCGCGCGCGCGGC</text:p>
          </table:table-cell>
          <table:table-cell office:value-type="float" office:value="0.0000008758939" calcext:value-type="float">
            <text:p>0.0000008758939</text:p>
          </table:table-cell>
          <table:table-cell table:formula="of:= (LEN([.O185]) - LEN(SUBSTITUTE([.O185]; &quot;C&quot;; &quot;&quot;))) + [.$A$4] * (LEN([.O185]) - LEN(SUBSTITUTE([.O185]; &quot;G&quot;; &quot;&quot;)))" office:value-type="float" office:value="48" calcext:value-type="float">
            <text:p>48</text:p>
          </table:table-cell>
          <table:table-cell table:formula="of:=SUM([.Q$2:.Q185])" office:value-type="float" office:value="6900" calcext:value-type="float">
            <text:p>6900</text:p>
          </table:table-cell>
          <table:table-cell/>
          <table:table-cell table:formula="of:=[.D185]" office:value-type="float" office:value="0.0015279541" calcext:value-type="float">
            <text:p>0.0015279541</text:p>
          </table:table-cell>
          <table:table-cell table:formula="of:=[.F185]" office:value-type="float" office:value="7360" calcext:value-type="float">
            <text:p>7360</text:p>
          </table:table-cell>
          <table:table-cell table:formula="of:=[.H185]" office:value-type="float" office:value="0.006817298" calcext:value-type="float">
            <text:p>0.006817298</text:p>
          </table:table-cell>
          <table:table-cell table:formula="of:=[.J185]" office:value-type="float" office:value="246" calcext:value-type="float">
            <text:p>246</text:p>
          </table:table-cell>
          <table:table-cell table:formula="of:=[.L185]" office:value-type="float" office:value="0.0000008758101" calcext:value-type="float">
            <text:p>0.0000008758101</text:p>
          </table:table-cell>
          <table:table-cell table:formula="of:=[.N185]" office:value-type="float" office:value="6924" calcext:value-type="float">
            <text:p>6924</text:p>
          </table:table-cell>
          <table:table-cell table:formula="of:=[.P185]" office:value-type="float" office:value="0.0000008758939" calcext:value-type="float">
            <text:p>0.0000008758939</text:p>
          </table:table-cell>
          <table:table-cell table:formula="of:=[.R185]" office:value-type="float" office:value="6900" calcext:value-type="float">
            <text:p>69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6]) - LEN(SUBSTITUTE([.C186]; &quot;C&quot;; &quot;&quot;))) + [.$A$4] * (LEN([.C186]) - LEN(SUBSTITUTE([.C186]; &quot;G&quot;; &quot;&quot;)))" office:value-type="float" office:value="40" calcext:value-type="float">
            <text:p>40</text:p>
          </table:table-cell>
          <table:table-cell table:formula="of:=SUM([.E$2:.E186])" office:value-type="float" office:value="7400" calcext:value-type="float">
            <text:p>74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6]) - LEN(SUBSTITUTE([.G186]; &quot;C&quot;; &quot;&quot;))) + [.$A$4] * (LEN([.G186]) - LEN(SUBSTITUTE([.G186]; &quot;G&quot;; &quot;&quot;)))" office:value-type="float" office:value="1" calcext:value-type="float">
            <text:p>1</text:p>
          </table:table-cell>
          <table:table-cell table:formula="of:=SUM([.I$2:.I186])" office:value-type="float" office:value="247" calcext:value-type="float">
            <text:p>247</text:p>
          </table:table-cell>
          <table:table-cell office:value-type="string" calcext:value-type="string">
            <text:p>CGCGCGCGCG</text:p>
          </table:table-cell>
          <table:table-cell office:value-type="float" office:value="0.0000008757633" calcext:value-type="float">
            <text:p>0.0000008757633</text:p>
          </table:table-cell>
          <table:table-cell table:formula="of:= (LEN([.K186]) - LEN(SUBSTITUTE([.K186]; &quot;C&quot;; &quot;&quot;))) + [.$A$4] * (LEN([.K186]) - LEN(SUBSTITUTE([.K186]; &quot;G&quot;; &quot;&quot;)))" office:value-type="float" office:value="30" calcext:value-type="float">
            <text:p>30</text:p>
          </table:table-cell>
          <table:table-cell table:formula="of:=SUM([.M$2:.M186])" office:value-type="float" office:value="6954" calcext:value-type="float">
            <text:p>6954</text:p>
          </table:table-cell>
          <table:table-cell office:value-type="string" calcext:value-type="string">
            <text:p>CGCGCGCGGC</text:p>
          </table:table-cell>
          <table:table-cell office:value-type="float" office:value="0.0000008758101" calcext:value-type="float">
            <text:p>0.0000008758101</text:p>
          </table:table-cell>
          <table:table-cell table:formula="of:= (LEN([.O186]) - LEN(SUBSTITUTE([.O186]; &quot;C&quot;; &quot;&quot;))) + [.$A$4] * (LEN([.O186]) - LEN(SUBSTITUTE([.O186]; &quot;G&quot;; &quot;&quot;)))" office:value-type="float" office:value="30" calcext:value-type="float">
            <text:p>30</text:p>
          </table:table-cell>
          <table:table-cell table:formula="of:=SUM([.Q$2:.Q186])" office:value-type="float" office:value="6930" calcext:value-type="float">
            <text:p>6930</text:p>
          </table:table-cell>
          <table:table-cell/>
          <table:table-cell table:formula="of:=[.D186]" office:value-type="float" office:value="0.0015279541" calcext:value-type="float">
            <text:p>0.0015279541</text:p>
          </table:table-cell>
          <table:table-cell table:formula="of:=[.F186]" office:value-type="float" office:value="7400" calcext:value-type="float">
            <text:p>7400</text:p>
          </table:table-cell>
          <table:table-cell table:formula="of:=[.H186]" office:value-type="float" office:value="0.006817298" calcext:value-type="float">
            <text:p>0.006817298</text:p>
          </table:table-cell>
          <table:table-cell table:formula="of:=[.J186]" office:value-type="float" office:value="247" calcext:value-type="float">
            <text:p>247</text:p>
          </table:table-cell>
          <table:table-cell table:formula="of:=[.L186]" office:value-type="float" office:value="0.0000008757633" calcext:value-type="float">
            <text:p>0.0000008757633</text:p>
          </table:table-cell>
          <table:table-cell table:formula="of:=[.N186]" office:value-type="float" office:value="6954" calcext:value-type="float">
            <text:p>6954</text:p>
          </table:table-cell>
          <table:table-cell table:formula="of:=[.P186]" office:value-type="float" office:value="0.0000008758101" calcext:value-type="float">
            <text:p>0.0000008758101</text:p>
          </table:table-cell>
          <table:table-cell table:formula="of:=[.R186]" office:value-type="float" office:value="6930" calcext:value-type="float">
            <text:p>6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7]) - LEN(SUBSTITUTE([.C187]; &quot;C&quot;; &quot;&quot;))) + [.$A$4] * (LEN([.C187]) - LEN(SUBSTITUTE([.C187]; &quot;G&quot;; &quot;&quot;)))" office:value-type="float" office:value="40" calcext:value-type="float">
            <text:p>40</text:p>
          </table:table-cell>
          <table:table-cell table:formula="of:=SUM([.E$2:.E187])" office:value-type="float" office:value="7440" calcext:value-type="float">
            <text:p>74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7]) - LEN(SUBSTITUTE([.G187]; &quot;C&quot;; &quot;&quot;))) + [.$A$4] * (LEN([.G187]) - LEN(SUBSTITUTE([.G187]; &quot;G&quot;; &quot;&quot;)))" office:value-type="float" office:value="1" calcext:value-type="float">
            <text:p>1</text:p>
          </table:table-cell>
          <table:table-cell table:formula="of:=SUM([.I$2:.I187])" office:value-type="float" office:value="248" calcext:value-type="float">
            <text:p>248</text:p>
          </table:table-cell>
          <table:table-cell office:value-type="string" calcext:value-type="string">
            <text:p>CGCGCGCGCG</text:p>
          </table:table-cell>
          <table:table-cell office:value-type="float" office:value="0.00000087573466" calcext:value-type="float">
            <text:p>0.00000087573466</text:p>
          </table:table-cell>
          <table:table-cell table:formula="of:= (LEN([.K187]) - LEN(SUBSTITUTE([.K187]; &quot;C&quot;; &quot;&quot;))) + [.$A$4] * (LEN([.K187]) - LEN(SUBSTITUTE([.K187]; &quot;G&quot;; &quot;&quot;)))" office:value-type="float" office:value="30" calcext:value-type="float">
            <text:p>30</text:p>
          </table:table-cell>
          <table:table-cell table:formula="of:=SUM([.M$2:.M187])" office:value-type="float" office:value="6984" calcext:value-type="float">
            <text:p>6984</text:p>
          </table:table-cell>
          <table:table-cell office:value-type="string" calcext:value-type="string">
            <text:p>CGCGCGCGGC</text:p>
          </table:table-cell>
          <table:table-cell office:value-type="float" office:value="0.0000008757633" calcext:value-type="float">
            <text:p>0.0000008757633</text:p>
          </table:table-cell>
          <table:table-cell table:formula="of:= (LEN([.O187]) - LEN(SUBSTITUTE([.O187]; &quot;C&quot;; &quot;&quot;))) + [.$A$4] * (LEN([.O187]) - LEN(SUBSTITUTE([.O187]; &quot;G&quot;; &quot;&quot;)))" office:value-type="float" office:value="30" calcext:value-type="float">
            <text:p>30</text:p>
          </table:table-cell>
          <table:table-cell table:formula="of:=SUM([.Q$2:.Q187])" office:value-type="float" office:value="6960" calcext:value-type="float">
            <text:p>6960</text:p>
          </table:table-cell>
          <table:table-cell/>
          <table:table-cell table:formula="of:=[.D187]" office:value-type="float" office:value="0.0015279541" calcext:value-type="float">
            <text:p>0.0015279541</text:p>
          </table:table-cell>
          <table:table-cell table:formula="of:=[.F187]" office:value-type="float" office:value="7440" calcext:value-type="float">
            <text:p>7440</text:p>
          </table:table-cell>
          <table:table-cell table:formula="of:=[.H187]" office:value-type="float" office:value="0.006817298" calcext:value-type="float">
            <text:p>0.006817298</text:p>
          </table:table-cell>
          <table:table-cell table:formula="of:=[.J187]" office:value-type="float" office:value="248" calcext:value-type="float">
            <text:p>248</text:p>
          </table:table-cell>
          <table:table-cell table:formula="of:=[.L187]" office:value-type="float" office:value="0.00000087573466" calcext:value-type="float">
            <text:p>0.00000087573466</text:p>
          </table:table-cell>
          <table:table-cell table:formula="of:=[.N187]" office:value-type="float" office:value="6984" calcext:value-type="float">
            <text:p>6984</text:p>
          </table:table-cell>
          <table:table-cell table:formula="of:=[.P187]" office:value-type="float" office:value="0.0000008757633" calcext:value-type="float">
            <text:p>0.0000008757633</text:p>
          </table:table-cell>
          <table:table-cell table:formula="of:=[.R187]" office:value-type="float" office:value="6960" calcext:value-type="float">
            <text:p>6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8]) - LEN(SUBSTITUTE([.C188]; &quot;C&quot;; &quot;&quot;))) + [.$A$4] * (LEN([.C188]) - LEN(SUBSTITUTE([.C188]; &quot;G&quot;; &quot;&quot;)))" office:value-type="float" office:value="40" calcext:value-type="float">
            <text:p>40</text:p>
          </table:table-cell>
          <table:table-cell table:formula="of:=SUM([.E$2:.E188])" office:value-type="float" office:value="7480" calcext:value-type="float">
            <text:p>74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8]) - LEN(SUBSTITUTE([.G188]; &quot;C&quot;; &quot;&quot;))) + [.$A$4] * (LEN([.G188]) - LEN(SUBSTITUTE([.G188]; &quot;G&quot;; &quot;&quot;)))" office:value-type="float" office:value="1" calcext:value-type="float">
            <text:p>1</text:p>
          </table:table-cell>
          <table:table-cell table:formula="of:=SUM([.I$2:.I188])" office:value-type="float" office:value="249" calcext:value-type="float">
            <text:p>249</text:p>
          </table:table-cell>
          <table:table-cell office:value-type="string" calcext:value-type="string">
            <text:p>CGCGCGCGCG</text:p>
          </table:table-cell>
          <table:table-cell office:value-type="float" office:value="0.0000008757133" calcext:value-type="float">
            <text:p>0.0000008757133</text:p>
          </table:table-cell>
          <table:table-cell table:formula="of:= (LEN([.K188]) - LEN(SUBSTITUTE([.K188]; &quot;C&quot;; &quot;&quot;))) + [.$A$4] * (LEN([.K188]) - LEN(SUBSTITUTE([.K188]; &quot;G&quot;; &quot;&quot;)))" office:value-type="float" office:value="30" calcext:value-type="float">
            <text:p>30</text:p>
          </table:table-cell>
          <table:table-cell table:formula="of:=SUM([.M$2:.M188])" office:value-type="float" office:value="7014" calcext:value-type="float">
            <text:p>7014</text:p>
          </table:table-cell>
          <table:table-cell office:value-type="string" calcext:value-type="string">
            <text:p>CGCGCGCGGC</text:p>
          </table:table-cell>
          <table:table-cell office:value-type="float" office:value="0.00000087573466" calcext:value-type="float">
            <text:p>0.00000087573466</text:p>
          </table:table-cell>
          <table:table-cell table:formula="of:= (LEN([.O188]) - LEN(SUBSTITUTE([.O188]; &quot;C&quot;; &quot;&quot;))) + [.$A$4] * (LEN([.O188]) - LEN(SUBSTITUTE([.O188]; &quot;G&quot;; &quot;&quot;)))" office:value-type="float" office:value="30" calcext:value-type="float">
            <text:p>30</text:p>
          </table:table-cell>
          <table:table-cell table:formula="of:=SUM([.Q$2:.Q188])" office:value-type="float" office:value="6990" calcext:value-type="float">
            <text:p>6990</text:p>
          </table:table-cell>
          <table:table-cell/>
          <table:table-cell table:formula="of:=[.D188]" office:value-type="float" office:value="0.0015279541" calcext:value-type="float">
            <text:p>0.0015279541</text:p>
          </table:table-cell>
          <table:table-cell table:formula="of:=[.F188]" office:value-type="float" office:value="7480" calcext:value-type="float">
            <text:p>7480</text:p>
          </table:table-cell>
          <table:table-cell table:formula="of:=[.H188]" office:value-type="float" office:value="0.006817298" calcext:value-type="float">
            <text:p>0.006817298</text:p>
          </table:table-cell>
          <table:table-cell table:formula="of:=[.J188]" office:value-type="float" office:value="249" calcext:value-type="float">
            <text:p>249</text:p>
          </table:table-cell>
          <table:table-cell table:formula="of:=[.L188]" office:value-type="float" office:value="0.0000008757133" calcext:value-type="float">
            <text:p>0.0000008757133</text:p>
          </table:table-cell>
          <table:table-cell table:formula="of:=[.N188]" office:value-type="float" office:value="7014" calcext:value-type="float">
            <text:p>7014</text:p>
          </table:table-cell>
          <table:table-cell table:formula="of:=[.P188]" office:value-type="float" office:value="0.00000087573466" calcext:value-type="float">
            <text:p>0.00000087573466</text:p>
          </table:table-cell>
          <table:table-cell table:formula="of:=[.R188]" office:value-type="float" office:value="6990" calcext:value-type="float">
            <text:p>6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89]) - LEN(SUBSTITUTE([.C189]; &quot;C&quot;; &quot;&quot;))) + [.$A$4] * (LEN([.C189]) - LEN(SUBSTITUTE([.C189]; &quot;G&quot;; &quot;&quot;)))" office:value-type="float" office:value="40" calcext:value-type="float">
            <text:p>40</text:p>
          </table:table-cell>
          <table:table-cell table:formula="of:=SUM([.E$2:.E189])" office:value-type="float" office:value="7520" calcext:value-type="float">
            <text:p>75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89]) - LEN(SUBSTITUTE([.G189]; &quot;C&quot;; &quot;&quot;))) + [.$A$4] * (LEN([.G189]) - LEN(SUBSTITUTE([.G189]; &quot;G&quot;; &quot;&quot;)))" office:value-type="float" office:value="1" calcext:value-type="float">
            <text:p>1</text:p>
          </table:table-cell>
          <table:table-cell table:formula="of:=SUM([.I$2:.I189])" office:value-type="float" office:value="250" calcext:value-type="float">
            <text:p>250</text:p>
          </table:table-cell>
          <table:table-cell office:value-type="string" calcext:value-type="string">
            <text:p>CGCGCGCGCGCG</text:p>
          </table:table-cell>
          <table:table-cell office:value-type="float" office:value="0.0000008756522" calcext:value-type="float">
            <text:p>0.0000008756522</text:p>
          </table:table-cell>
          <table:table-cell table:formula="of:= (LEN([.K189]) - LEN(SUBSTITUTE([.K189]; &quot;C&quot;; &quot;&quot;))) + [.$A$4] * (LEN([.K189]) - LEN(SUBSTITUTE([.K189]; &quot;G&quot;; &quot;&quot;)))" office:value-type="float" office:value="36" calcext:value-type="float">
            <text:p>36</text:p>
          </table:table-cell>
          <table:table-cell table:formula="of:=SUM([.M$2:.M189])" office:value-type="float" office:value="7050" calcext:value-type="float">
            <text:p>7050</text:p>
          </table:table-cell>
          <table:table-cell office:value-type="string" calcext:value-type="string">
            <text:p>CGCGCGCGGC</text:p>
          </table:table-cell>
          <table:table-cell office:value-type="float" office:value="0.0000008757133" calcext:value-type="float">
            <text:p>0.0000008757133</text:p>
          </table:table-cell>
          <table:table-cell table:formula="of:= (LEN([.O189]) - LEN(SUBSTITUTE([.O189]; &quot;C&quot;; &quot;&quot;))) + [.$A$4] * (LEN([.O189]) - LEN(SUBSTITUTE([.O189]; &quot;G&quot;; &quot;&quot;)))" office:value-type="float" office:value="30" calcext:value-type="float">
            <text:p>30</text:p>
          </table:table-cell>
          <table:table-cell table:formula="of:=SUM([.Q$2:.Q189])" office:value-type="float" office:value="7020" calcext:value-type="float">
            <text:p>7020</text:p>
          </table:table-cell>
          <table:table-cell/>
          <table:table-cell table:formula="of:=[.D189]" office:value-type="float" office:value="0.0015279541" calcext:value-type="float">
            <text:p>0.0015279541</text:p>
          </table:table-cell>
          <table:table-cell table:formula="of:=[.F189]" office:value-type="float" office:value="7520" calcext:value-type="float">
            <text:p>7520</text:p>
          </table:table-cell>
          <table:table-cell table:formula="of:=[.H189]" office:value-type="float" office:value="0.006817298" calcext:value-type="float">
            <text:p>0.006817298</text:p>
          </table:table-cell>
          <table:table-cell table:formula="of:=[.J189]" office:value-type="float" office:value="250" calcext:value-type="float">
            <text:p>250</text:p>
          </table:table-cell>
          <table:table-cell table:formula="of:=[.L189]" office:value-type="float" office:value="0.0000008756522" calcext:value-type="float">
            <text:p>0.0000008756522</text:p>
          </table:table-cell>
          <table:table-cell table:formula="of:=[.N189]" office:value-type="float" office:value="7050" calcext:value-type="float">
            <text:p>7050</text:p>
          </table:table-cell>
          <table:table-cell table:formula="of:=[.P189]" office:value-type="float" office:value="0.0000008757133" calcext:value-type="float">
            <text:p>0.0000008757133</text:p>
          </table:table-cell>
          <table:table-cell table:formula="of:=[.R189]" office:value-type="float" office:value="7020" calcext:value-type="float">
            <text:p>7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0]) - LEN(SUBSTITUTE([.C190]; &quot;C&quot;; &quot;&quot;))) + [.$A$4] * (LEN([.C190]) - LEN(SUBSTITUTE([.C190]; &quot;G&quot;; &quot;&quot;)))" office:value-type="float" office:value="40" calcext:value-type="float">
            <text:p>40</text:p>
          </table:table-cell>
          <table:table-cell table:formula="of:=SUM([.E$2:.E190])" office:value-type="float" office:value="7560" calcext:value-type="float">
            <text:p>75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0]) - LEN(SUBSTITUTE([.G190]; &quot;C&quot;; &quot;&quot;))) + [.$A$4] * (LEN([.G190]) - LEN(SUBSTITUTE([.G190]; &quot;G&quot;; &quot;&quot;)))" office:value-type="float" office:value="1" calcext:value-type="float">
            <text:p>1</text:p>
          </table:table-cell>
          <table:table-cell table:formula="of:=SUM([.I$2:.I190])" office:value-type="float" office:value="251" calcext:value-type="float">
            <text:p>251</text:p>
          </table:table-cell>
          <table:table-cell office:value-type="string" calcext:value-type="string">
            <text:p>CGCGCGCGCGCGCG</text:p>
          </table:table-cell>
          <table:table-cell office:value-type="float" office:value="0.0000008754489" calcext:value-type="float">
            <text:p>0.0000008754489</text:p>
          </table:table-cell>
          <table:table-cell table:formula="of:= (LEN([.K190]) - LEN(SUBSTITUTE([.K190]; &quot;C&quot;; &quot;&quot;))) + [.$A$4] * (LEN([.K190]) - LEN(SUBSTITUTE([.K190]; &quot;G&quot;; &quot;&quot;)))" office:value-type="float" office:value="42" calcext:value-type="float">
            <text:p>42</text:p>
          </table:table-cell>
          <table:table-cell table:formula="of:=SUM([.M$2:.M190])" office:value-type="float" office:value="7092" calcext:value-type="float">
            <text:p>7092</text:p>
          </table:table-cell>
          <table:table-cell office:value-type="string" calcext:value-type="string">
            <text:p>CGCGCGCGCGGC</text:p>
          </table:table-cell>
          <table:table-cell office:value-type="float" office:value="0.0000008756522" calcext:value-type="float">
            <text:p>0.0000008756522</text:p>
          </table:table-cell>
          <table:table-cell table:formula="of:= (LEN([.O190]) - LEN(SUBSTITUTE([.O190]; &quot;C&quot;; &quot;&quot;))) + [.$A$4] * (LEN([.O190]) - LEN(SUBSTITUTE([.O190]; &quot;G&quot;; &quot;&quot;)))" office:value-type="float" office:value="36" calcext:value-type="float">
            <text:p>36</text:p>
          </table:table-cell>
          <table:table-cell table:formula="of:=SUM([.Q$2:.Q190])" office:value-type="float" office:value="7056" calcext:value-type="float">
            <text:p>7056</text:p>
          </table:table-cell>
          <table:table-cell/>
          <table:table-cell table:formula="of:=[.D190]" office:value-type="float" office:value="0.0015279541" calcext:value-type="float">
            <text:p>0.0015279541</text:p>
          </table:table-cell>
          <table:table-cell table:formula="of:=[.F190]" office:value-type="float" office:value="7560" calcext:value-type="float">
            <text:p>7560</text:p>
          </table:table-cell>
          <table:table-cell table:formula="of:=[.H190]" office:value-type="float" office:value="0.006817298" calcext:value-type="float">
            <text:p>0.006817298</text:p>
          </table:table-cell>
          <table:table-cell table:formula="of:=[.J190]" office:value-type="float" office:value="251" calcext:value-type="float">
            <text:p>251</text:p>
          </table:table-cell>
          <table:table-cell table:formula="of:=[.L190]" office:value-type="float" office:value="0.0000008754489" calcext:value-type="float">
            <text:p>0.0000008754489</text:p>
          </table:table-cell>
          <table:table-cell table:formula="of:=[.N190]" office:value-type="float" office:value="7092" calcext:value-type="float">
            <text:p>7092</text:p>
          </table:table-cell>
          <table:table-cell table:formula="of:=[.P190]" office:value-type="float" office:value="0.0000008756522" calcext:value-type="float">
            <text:p>0.0000008756522</text:p>
          </table:table-cell>
          <table:table-cell table:formula="of:=[.R190]" office:value-type="float" office:value="7056" calcext:value-type="float">
            <text:p>7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1]) - LEN(SUBSTITUTE([.C191]; &quot;C&quot;; &quot;&quot;))) + [.$A$4] * (LEN([.C191]) - LEN(SUBSTITUTE([.C191]; &quot;G&quot;; &quot;&quot;)))" office:value-type="float" office:value="40" calcext:value-type="float">
            <text:p>40</text:p>
          </table:table-cell>
          <table:table-cell table:formula="of:=SUM([.E$2:.E191])" office:value-type="float" office:value="7600" calcext:value-type="float">
            <text:p>76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1]) - LEN(SUBSTITUTE([.G191]; &quot;C&quot;; &quot;&quot;))) + [.$A$4] * (LEN([.G191]) - LEN(SUBSTITUTE([.G191]; &quot;G&quot;; &quot;&quot;)))" office:value-type="float" office:value="1" calcext:value-type="float">
            <text:p>1</text:p>
          </table:table-cell>
          <table:table-cell table:formula="of:=SUM([.I$2:.I191])" office:value-type="float" office:value="252" calcext:value-type="float">
            <text:p>252</text:p>
          </table:table-cell>
          <table:table-cell office:value-type="string" calcext:value-type="string">
            <text:p>CGCGCGCGCGCG</text:p>
          </table:table-cell>
          <table:table-cell office:value-type="float" office:value="0.0000008753943" calcext:value-type="float">
            <text:p>0.0000008753943</text:p>
          </table:table-cell>
          <table:table-cell table:formula="of:= (LEN([.K191]) - LEN(SUBSTITUTE([.K191]; &quot;C&quot;; &quot;&quot;))) + [.$A$4] * (LEN([.K191]) - LEN(SUBSTITUTE([.K191]; &quot;G&quot;; &quot;&quot;)))" office:value-type="float" office:value="36" calcext:value-type="float">
            <text:p>36</text:p>
          </table:table-cell>
          <table:table-cell table:formula="of:=SUM([.M$2:.M191])" office:value-type="float" office:value="7128" calcext:value-type="float">
            <text:p>7128</text:p>
          </table:table-cell>
          <table:table-cell office:value-type="string" calcext:value-type="string">
            <text:p>CGCGCGCGCGCGGC</text:p>
          </table:table-cell>
          <table:table-cell office:value-type="float" office:value="0.0000008754489" calcext:value-type="float">
            <text:p>0.0000008754489</text:p>
          </table:table-cell>
          <table:table-cell table:formula="of:= (LEN([.O191]) - LEN(SUBSTITUTE([.O191]; &quot;C&quot;; &quot;&quot;))) + [.$A$4] * (LEN([.O191]) - LEN(SUBSTITUTE([.O191]; &quot;G&quot;; &quot;&quot;)))" office:value-type="float" office:value="42" calcext:value-type="float">
            <text:p>42</text:p>
          </table:table-cell>
          <table:table-cell table:formula="of:=SUM([.Q$2:.Q191])" office:value-type="float" office:value="7098" calcext:value-type="float">
            <text:p>7098</text:p>
          </table:table-cell>
          <table:table-cell/>
          <table:table-cell table:formula="of:=[.D191]" office:value-type="float" office:value="0.0015279541" calcext:value-type="float">
            <text:p>0.0015279541</text:p>
          </table:table-cell>
          <table:table-cell table:formula="of:=[.F191]" office:value-type="float" office:value="7600" calcext:value-type="float">
            <text:p>7600</text:p>
          </table:table-cell>
          <table:table-cell table:formula="of:=[.H191]" office:value-type="float" office:value="0.006817298" calcext:value-type="float">
            <text:p>0.006817298</text:p>
          </table:table-cell>
          <table:table-cell table:formula="of:=[.J191]" office:value-type="float" office:value="252" calcext:value-type="float">
            <text:p>252</text:p>
          </table:table-cell>
          <table:table-cell table:formula="of:=[.L191]" office:value-type="float" office:value="0.0000008753943" calcext:value-type="float">
            <text:p>0.0000008753943</text:p>
          </table:table-cell>
          <table:table-cell table:formula="of:=[.N191]" office:value-type="float" office:value="7128" calcext:value-type="float">
            <text:p>7128</text:p>
          </table:table-cell>
          <table:table-cell table:formula="of:=[.P191]" office:value-type="float" office:value="0.0000008754489" calcext:value-type="float">
            <text:p>0.0000008754489</text:p>
          </table:table-cell>
          <table:table-cell table:formula="of:=[.R191]" office:value-type="float" office:value="7098" calcext:value-type="float">
            <text:p>7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2]) - LEN(SUBSTITUTE([.C192]; &quot;C&quot;; &quot;&quot;))) + [.$A$4] * (LEN([.C192]) - LEN(SUBSTITUTE([.C192]; &quot;G&quot;; &quot;&quot;)))" office:value-type="float" office:value="40" calcext:value-type="float">
            <text:p>40</text:p>
          </table:table-cell>
          <table:table-cell table:formula="of:=SUM([.E$2:.E192])" office:value-type="float" office:value="7640" calcext:value-type="float">
            <text:p>76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2]) - LEN(SUBSTITUTE([.G192]; &quot;C&quot;; &quot;&quot;))) + [.$A$4] * (LEN([.G192]) - LEN(SUBSTITUTE([.G192]; &quot;G&quot;; &quot;&quot;)))" office:value-type="float" office:value="1" calcext:value-type="float">
            <text:p>1</text:p>
          </table:table-cell>
          <table:table-cell table:formula="of:=SUM([.I$2:.I192])" office:value-type="float" office:value="253" calcext:value-type="float">
            <text:p>253</text:p>
          </table:table-cell>
          <table:table-cell office:value-type="string" calcext:value-type="string">
            <text:p>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2]) - LEN(SUBSTITUTE([.K192]; &quot;C&quot;; &quot;&quot;))) + [.$A$4] * (LEN([.K192]) - LEN(SUBSTITUTE([.K192]; &quot;G&quot;; &quot;&quot;)))" office:value-type="float" office:value="114" calcext:value-type="float">
            <text:p>114</text:p>
          </table:table-cell>
          <table:table-cell table:formula="of:=SUM([.M$2:.M192])" office:value-type="float" office:value="7242" calcext:value-type="float">
            <text:p>7242</text:p>
          </table:table-cell>
          <table:table-cell office:value-type="string" calcext:value-type="string">
            <text:p>CGCGCGCGCGGC</text:p>
          </table:table-cell>
          <table:table-cell office:value-type="float" office:value="0.0000008753943" calcext:value-type="float">
            <text:p>0.0000008753943</text:p>
          </table:table-cell>
          <table:table-cell table:formula="of:= (LEN([.O192]) - LEN(SUBSTITUTE([.O192]; &quot;C&quot;; &quot;&quot;))) + [.$A$4] * (LEN([.O192]) - LEN(SUBSTITUTE([.O192]; &quot;G&quot;; &quot;&quot;)))" office:value-type="float" office:value="36" calcext:value-type="float">
            <text:p>36</text:p>
          </table:table-cell>
          <table:table-cell table:formula="of:=SUM([.Q$2:.Q192])" office:value-type="float" office:value="7134" calcext:value-type="float">
            <text:p>7134</text:p>
          </table:table-cell>
          <table:table-cell/>
          <table:table-cell table:formula="of:=[.D192]" office:value-type="float" office:value="0.0015279541" calcext:value-type="float">
            <text:p>0.0015279541</text:p>
          </table:table-cell>
          <table:table-cell table:formula="of:=[.F192]" office:value-type="float" office:value="7640" calcext:value-type="float">
            <text:p>7640</text:p>
          </table:table-cell>
          <table:table-cell table:formula="of:=[.H192]" office:value-type="float" office:value="0.006817298" calcext:value-type="float">
            <text:p>0.006817298</text:p>
          </table:table-cell>
          <table:table-cell table:formula="of:=[.J192]" office:value-type="float" office:value="253" calcext:value-type="float">
            <text:p>253</text:p>
          </table:table-cell>
          <table:table-cell table:formula="of:=[.L192]" office:value-type="float" office:value="0.000000875394" calcext:value-type="float">
            <text:p>0.000000875394</text:p>
          </table:table-cell>
          <table:table-cell table:formula="of:=[.N192]" office:value-type="float" office:value="7242" calcext:value-type="float">
            <text:p>7242</text:p>
          </table:table-cell>
          <table:table-cell table:formula="of:=[.P192]" office:value-type="float" office:value="0.0000008753943" calcext:value-type="float">
            <text:p>0.0000008753943</text:p>
          </table:table-cell>
          <table:table-cell table:formula="of:=[.R192]" office:value-type="float" office:value="7134" calcext:value-type="float">
            <text:p>7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3]) - LEN(SUBSTITUTE([.C193]; &quot;C&quot;; &quot;&quot;))) + [.$A$4] * (LEN([.C193]) - LEN(SUBSTITUTE([.C193]; &quot;G&quot;; &quot;&quot;)))" office:value-type="float" office:value="40" calcext:value-type="float">
            <text:p>40</text:p>
          </table:table-cell>
          <table:table-cell table:formula="of:=SUM([.E$2:.E193])" office:value-type="float" office:value="7680" calcext:value-type="float">
            <text:p>76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3]) - LEN(SUBSTITUTE([.G193]; &quot;C&quot;; &quot;&quot;))) + [.$A$4] * (LEN([.G193]) - LEN(SUBSTITUTE([.G193]; &quot;G&quot;; &quot;&quot;)))" office:value-type="float" office:value="1" calcext:value-type="float">
            <text:p>1</text:p>
          </table:table-cell>
          <table:table-cell table:formula="of:=SUM([.I$2:.I193])" office:value-type="float" office:value="254" calcext:value-type="float">
            <text:p>254</text:p>
          </table:table-cell>
          <table:table-cell office:value-type="string" calcext:value-type="string">
            <text:p>CG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3]) - LEN(SUBSTITUTE([.K193]; &quot;C&quot;; &quot;&quot;))) + [.$A$4] * (LEN([.K193]) - LEN(SUBSTITUTE([.K193]; &quot;G&quot;; &quot;&quot;)))" office:value-type="float" office:value="150" calcext:value-type="float">
            <text:p>150</text:p>
          </table:table-cell>
          <table:table-cell table:formula="of:=SUM([.M$2:.M193])" office:value-type="float" office:value="7392" calcext:value-type="float">
            <text:p>7392</text:p>
          </table:table-cell>
          <table:table-cell office:value-type="string" calcext:value-type="string">
            <text:p>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3]) - LEN(SUBSTITUTE([.O193]; &quot;C&quot;; &quot;&quot;))) + [.$A$4] * (LEN([.O193]) - LEN(SUBSTITUTE([.O193]; &quot;G&quot;; &quot;&quot;)))" office:value-type="float" office:value="114" calcext:value-type="float">
            <text:p>114</text:p>
          </table:table-cell>
          <table:table-cell table:formula="of:=SUM([.Q$2:.Q193])" office:value-type="float" office:value="7248" calcext:value-type="float">
            <text:p>7248</text:p>
          </table:table-cell>
          <table:table-cell/>
          <table:table-cell table:formula="of:=[.D193]" office:value-type="float" office:value="0.0015279541" calcext:value-type="float">
            <text:p>0.0015279541</text:p>
          </table:table-cell>
          <table:table-cell table:formula="of:=[.F193]" office:value-type="float" office:value="7680" calcext:value-type="float">
            <text:p>7680</text:p>
          </table:table-cell>
          <table:table-cell table:formula="of:=[.H193]" office:value-type="float" office:value="0.006817298" calcext:value-type="float">
            <text:p>0.006817298</text:p>
          </table:table-cell>
          <table:table-cell table:formula="of:=[.J193]" office:value-type="float" office:value="254" calcext:value-type="float">
            <text:p>254</text:p>
          </table:table-cell>
          <table:table-cell table:formula="of:=[.L193]" office:value-type="float" office:value="0.000000875394" calcext:value-type="float">
            <text:p>0.000000875394</text:p>
          </table:table-cell>
          <table:table-cell table:formula="of:=[.N193]" office:value-type="float" office:value="7392" calcext:value-type="float">
            <text:p>7392</text:p>
          </table:table-cell>
          <table:table-cell table:formula="of:=[.P193]" office:value-type="float" office:value="0.000000875394" calcext:value-type="float">
            <text:p>0.000000875394</text:p>
          </table:table-cell>
          <table:table-cell table:formula="of:=[.R193]" office:value-type="float" office:value="7248" calcext:value-type="float">
            <text:p>7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4]) - LEN(SUBSTITUTE([.C194]; &quot;C&quot;; &quot;&quot;))) + [.$A$4] * (LEN([.C194]) - LEN(SUBSTITUTE([.C194]; &quot;G&quot;; &quot;&quot;)))" office:value-type="float" office:value="40" calcext:value-type="float">
            <text:p>40</text:p>
          </table:table-cell>
          <table:table-cell table:formula="of:=SUM([.E$2:.E194])" office:value-type="float" office:value="7720" calcext:value-type="float">
            <text:p>77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4]) - LEN(SUBSTITUTE([.G194]; &quot;C&quot;; &quot;&quot;))) + [.$A$4] * (LEN([.G194]) - LEN(SUBSTITUTE([.G194]; &quot;G&quot;; &quot;&quot;)))" office:value-type="float" office:value="1" calcext:value-type="float">
            <text:p>1</text:p>
          </table:table-cell>
          <table:table-cell table:formula="of:=SUM([.I$2:.I194])" office:value-type="float" office:value="255" calcext:value-type="float">
            <text:p>255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4]) - LEN(SUBSTITUTE([.K194]; &quot;C&quot;; &quot;&quot;))) + [.$A$4] * (LEN([.K194]) - LEN(SUBSTITUTE([.K194]; &quot;G&quot;; &quot;&quot;)))" office:value-type="float" office:value="144" calcext:value-type="float">
            <text:p>144</text:p>
          </table:table-cell>
          <table:table-cell table:formula="of:=SUM([.M$2:.M194])" office:value-type="float" office:value="7536" calcext:value-type="float">
            <text:p>7536</text:p>
          </table:table-cell>
          <table:table-cell office:value-type="string" calcext:value-type="string">
            <text:p>CG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4]) - LEN(SUBSTITUTE([.O194]; &quot;C&quot;; &quot;&quot;))) + [.$A$4] * (LEN([.O194]) - LEN(SUBSTITUTE([.O194]; &quot;G&quot;; &quot;&quot;)))" office:value-type="float" office:value="150" calcext:value-type="float">
            <text:p>150</text:p>
          </table:table-cell>
          <table:table-cell table:formula="of:=SUM([.Q$2:.Q194])" office:value-type="float" office:value="7398" calcext:value-type="float">
            <text:p>7398</text:p>
          </table:table-cell>
          <table:table-cell/>
          <table:table-cell table:formula="of:=[.D194]" office:value-type="float" office:value="0.0015279541" calcext:value-type="float">
            <text:p>0.0015279541</text:p>
          </table:table-cell>
          <table:table-cell table:formula="of:=[.F194]" office:value-type="float" office:value="7720" calcext:value-type="float">
            <text:p>7720</text:p>
          </table:table-cell>
          <table:table-cell table:formula="of:=[.H194]" office:value-type="float" office:value="0.006817298" calcext:value-type="float">
            <text:p>0.006817298</text:p>
          </table:table-cell>
          <table:table-cell table:formula="of:=[.J194]" office:value-type="float" office:value="255" calcext:value-type="float">
            <text:p>255</text:p>
          </table:table-cell>
          <table:table-cell table:formula="of:=[.L194]" office:value-type="float" office:value="0.000000875394" calcext:value-type="float">
            <text:p>0.000000875394</text:p>
          </table:table-cell>
          <table:table-cell table:formula="of:=[.N194]" office:value-type="float" office:value="7536" calcext:value-type="float">
            <text:p>7536</text:p>
          </table:table-cell>
          <table:table-cell table:formula="of:=[.P194]" office:value-type="float" office:value="0.000000875394" calcext:value-type="float">
            <text:p>0.000000875394</text:p>
          </table:table-cell>
          <table:table-cell table:formula="of:=[.R194]" office:value-type="float" office:value="7398" calcext:value-type="float">
            <text:p>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5]) - LEN(SUBSTITUTE([.C195]; &quot;C&quot;; &quot;&quot;))) + [.$A$4] * (LEN([.C195]) - LEN(SUBSTITUTE([.C195]; &quot;G&quot;; &quot;&quot;)))" office:value-type="float" office:value="40" calcext:value-type="float">
            <text:p>40</text:p>
          </table:table-cell>
          <table:table-cell table:formula="of:=SUM([.E$2:.E195])" office:value-type="float" office:value="7760" calcext:value-type="float">
            <text:p>77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5]) - LEN(SUBSTITUTE([.G195]; &quot;C&quot;; &quot;&quot;))) + [.$A$4] * (LEN([.G195]) - LEN(SUBSTITUTE([.G195]; &quot;G&quot;; &quot;&quot;)))" office:value-type="float" office:value="1" calcext:value-type="float">
            <text:p>1</text:p>
          </table:table-cell>
          <table:table-cell table:formula="of:=SUM([.I$2:.I195])" office:value-type="float" office:value="256" calcext:value-type="float">
            <text:p>256</text:p>
          </table:table-cell>
          <table:table-cell office:value-type="string" calcext:value-type="string">
            <text:p>CGCGCGCGCGCG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5]) - LEN(SUBSTITUTE([.K195]; &quot;C&quot;; &quot;&quot;))) + [.$A$4] * (LEN([.K195]) - LEN(SUBSTITUTE([.K195]; &quot;G&quot;; &quot;&quot;)))" office:value-type="float" office:value="180" calcext:value-type="float">
            <text:p>180</text:p>
          </table:table-cell>
          <table:table-cell table:formula="of:=SUM([.M$2:.M195])" office:value-type="float" office:value="7716" calcext:value-type="float">
            <text:p>7716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5]) - LEN(SUBSTITUTE([.O195]; &quot;C&quot;; &quot;&quot;))) + [.$A$4] * (LEN([.O195]) - LEN(SUBSTITUTE([.O195]; &quot;G&quot;; &quot;&quot;)))" office:value-type="float" office:value="144" calcext:value-type="float">
            <text:p>144</text:p>
          </table:table-cell>
          <table:table-cell table:formula="of:=SUM([.Q$2:.Q195])" office:value-type="float" office:value="7542" calcext:value-type="float">
            <text:p>7542</text:p>
          </table:table-cell>
          <table:table-cell/>
          <table:table-cell table:formula="of:=[.D195]" office:value-type="float" office:value="0.0015279541" calcext:value-type="float">
            <text:p>0.0015279541</text:p>
          </table:table-cell>
          <table:table-cell table:formula="of:=[.F195]" office:value-type="float" office:value="7760" calcext:value-type="float">
            <text:p>7760</text:p>
          </table:table-cell>
          <table:table-cell table:formula="of:=[.H195]" office:value-type="float" office:value="0.006817298" calcext:value-type="float">
            <text:p>0.006817298</text:p>
          </table:table-cell>
          <table:table-cell table:formula="of:=[.J195]" office:value-type="float" office:value="256" calcext:value-type="float">
            <text:p>256</text:p>
          </table:table-cell>
          <table:table-cell table:formula="of:=[.L195]" office:value-type="float" office:value="0.000000875394" calcext:value-type="float">
            <text:p>0.000000875394</text:p>
          </table:table-cell>
          <table:table-cell table:formula="of:=[.N195]" office:value-type="float" office:value="7716" calcext:value-type="float">
            <text:p>7716</text:p>
          </table:table-cell>
          <table:table-cell table:formula="of:=[.P195]" office:value-type="float" office:value="0.000000875394" calcext:value-type="float">
            <text:p>0.000000875394</text:p>
          </table:table-cell>
          <table:table-cell table:formula="of:=[.R195]" office:value-type="float" office:value="7542" calcext:value-type="float">
            <text:p>7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6]) - LEN(SUBSTITUTE([.C196]; &quot;C&quot;; &quot;&quot;))) + [.$A$4] * (LEN([.C196]) - LEN(SUBSTITUTE([.C196]; &quot;G&quot;; &quot;&quot;)))" office:value-type="float" office:value="40" calcext:value-type="float">
            <text:p>40</text:p>
          </table:table-cell>
          <table:table-cell table:formula="of:=SUM([.E$2:.E196])" office:value-type="float" office:value="7800" calcext:value-type="float">
            <text:p>78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6]) - LEN(SUBSTITUTE([.G196]; &quot;C&quot;; &quot;&quot;))) + [.$A$4] * (LEN([.G196]) - LEN(SUBSTITUTE([.G196]; &quot;G&quot;; &quot;&quot;)))" office:value-type="float" office:value="1" calcext:value-type="float">
            <text:p>1</text:p>
          </table:table-cell>
          <table:table-cell table:formula="of:=SUM([.I$2:.I196])" office:value-type="float" office:value="257" calcext:value-type="float">
            <text:p>257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6]) - LEN(SUBSTITUTE([.K196]; &quot;C&quot;; &quot;&quot;))) + [.$A$4] * (LEN([.K196]) - LEN(SUBSTITUTE([.K196]; &quot;G&quot;; &quot;&quot;)))" office:value-type="float" office:value="144" calcext:value-type="float">
            <text:p>144</text:p>
          </table:table-cell>
          <table:table-cell table:formula="of:=SUM([.M$2:.M196])" office:value-type="float" office:value="7860" calcext:value-type="float">
            <text:p>7860</text:p>
          </table:table-cell>
          <table:table-cell office:value-type="string" calcext:value-type="string">
            <text:p>CGCGCGCGCGCG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6]) - LEN(SUBSTITUTE([.O196]; &quot;C&quot;; &quot;&quot;))) + [.$A$4] * (LEN([.O196]) - LEN(SUBSTITUTE([.O196]; &quot;G&quot;; &quot;&quot;)))" office:value-type="float" office:value="180" calcext:value-type="float">
            <text:p>180</text:p>
          </table:table-cell>
          <table:table-cell table:formula="of:=SUM([.Q$2:.Q196])" office:value-type="float" office:value="7722" calcext:value-type="float">
            <text:p>7722</text:p>
          </table:table-cell>
          <table:table-cell/>
          <table:table-cell table:formula="of:=[.D196]" office:value-type="float" office:value="0.0015279541" calcext:value-type="float">
            <text:p>0.0015279541</text:p>
          </table:table-cell>
          <table:table-cell table:formula="of:=[.F196]" office:value-type="float" office:value="7800" calcext:value-type="float">
            <text:p>7800</text:p>
          </table:table-cell>
          <table:table-cell table:formula="of:=[.H196]" office:value-type="float" office:value="0.006817298" calcext:value-type="float">
            <text:p>0.006817298</text:p>
          </table:table-cell>
          <table:table-cell table:formula="of:=[.J196]" office:value-type="float" office:value="257" calcext:value-type="float">
            <text:p>257</text:p>
          </table:table-cell>
          <table:table-cell table:formula="of:=[.L196]" office:value-type="float" office:value="0.000000875394" calcext:value-type="float">
            <text:p>0.000000875394</text:p>
          </table:table-cell>
          <table:table-cell table:formula="of:=[.N196]" office:value-type="float" office:value="7860" calcext:value-type="float">
            <text:p>7860</text:p>
          </table:table-cell>
          <table:table-cell table:formula="of:=[.P196]" office:value-type="float" office:value="0.000000875394" calcext:value-type="float">
            <text:p>0.000000875394</text:p>
          </table:table-cell>
          <table:table-cell table:formula="of:=[.R196]" office:value-type="float" office:value="7722" calcext:value-type="float">
            <text:p>7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7]) - LEN(SUBSTITUTE([.C197]; &quot;C&quot;; &quot;&quot;))) + [.$A$4] * (LEN([.C197]) - LEN(SUBSTITUTE([.C197]; &quot;G&quot;; &quot;&quot;)))" office:value-type="float" office:value="40" calcext:value-type="float">
            <text:p>40</text:p>
          </table:table-cell>
          <table:table-cell table:formula="of:=SUM([.E$2:.E197])" office:value-type="float" office:value="7840" calcext:value-type="float">
            <text:p>78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7]) - LEN(SUBSTITUTE([.G197]; &quot;C&quot;; &quot;&quot;))) + [.$A$4] * (LEN([.G197]) - LEN(SUBSTITUTE([.G197]; &quot;G&quot;; &quot;&quot;)))" office:value-type="float" office:value="1" calcext:value-type="float">
            <text:p>1</text:p>
          </table:table-cell>
          <table:table-cell table:formula="of:=SUM([.I$2:.I197])" office:value-type="float" office:value="258" calcext:value-type="float">
            <text:p>258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7]) - LEN(SUBSTITUTE([.K197]; &quot;C&quot;; &quot;&quot;))) + [.$A$4] * (LEN([.K197]) - LEN(SUBSTITUTE([.K197]; &quot;G&quot;; &quot;&quot;)))" office:value-type="float" office:value="144" calcext:value-type="float">
            <text:p>144</text:p>
          </table:table-cell>
          <table:table-cell table:formula="of:=SUM([.M$2:.M197])" office:value-type="float" office:value="8004" calcext:value-type="float">
            <text:p>8004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7]) - LEN(SUBSTITUTE([.O197]; &quot;C&quot;; &quot;&quot;))) + [.$A$4] * (LEN([.O197]) - LEN(SUBSTITUTE([.O197]; &quot;G&quot;; &quot;&quot;)))" office:value-type="float" office:value="144" calcext:value-type="float">
            <text:p>144</text:p>
          </table:table-cell>
          <table:table-cell table:formula="of:=SUM([.Q$2:.Q197])" office:value-type="float" office:value="7866" calcext:value-type="float">
            <text:p>7866</text:p>
          </table:table-cell>
          <table:table-cell/>
          <table:table-cell table:formula="of:=[.D197]" office:value-type="float" office:value="0.0015279541" calcext:value-type="float">
            <text:p>0.0015279541</text:p>
          </table:table-cell>
          <table:table-cell table:formula="of:=[.F197]" office:value-type="float" office:value="7840" calcext:value-type="float">
            <text:p>7840</text:p>
          </table:table-cell>
          <table:table-cell table:formula="of:=[.H197]" office:value-type="float" office:value="0.006817298" calcext:value-type="float">
            <text:p>0.006817298</text:p>
          </table:table-cell>
          <table:table-cell table:formula="of:=[.J197]" office:value-type="float" office:value="258" calcext:value-type="float">
            <text:p>258</text:p>
          </table:table-cell>
          <table:table-cell table:formula="of:=[.L197]" office:value-type="float" office:value="0.000000875394" calcext:value-type="float">
            <text:p>0.000000875394</text:p>
          </table:table-cell>
          <table:table-cell table:formula="of:=[.N197]" office:value-type="float" office:value="8004" calcext:value-type="float">
            <text:p>8004</text:p>
          </table:table-cell>
          <table:table-cell table:formula="of:=[.P197]" office:value-type="float" office:value="0.000000875394" calcext:value-type="float">
            <text:p>0.000000875394</text:p>
          </table:table-cell>
          <table:table-cell table:formula="of:=[.R197]" office:value-type="float" office:value="7866" calcext:value-type="float">
            <text:p>7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8]) - LEN(SUBSTITUTE([.C198]; &quot;C&quot;; &quot;&quot;))) + [.$A$4] * (LEN([.C198]) - LEN(SUBSTITUTE([.C198]; &quot;G&quot;; &quot;&quot;)))" office:value-type="float" office:value="40" calcext:value-type="float">
            <text:p>40</text:p>
          </table:table-cell>
          <table:table-cell table:formula="of:=SUM([.E$2:.E198])" office:value-type="float" office:value="7880" calcext:value-type="float">
            <text:p>788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8]) - LEN(SUBSTITUTE([.G198]; &quot;C&quot;; &quot;&quot;))) + [.$A$4] * (LEN([.G198]) - LEN(SUBSTITUTE([.G198]; &quot;G&quot;; &quot;&quot;)))" office:value-type="float" office:value="1" calcext:value-type="float">
            <text:p>1</text:p>
          </table:table-cell>
          <table:table-cell table:formula="of:=SUM([.I$2:.I198])" office:value-type="float" office:value="259" calcext:value-type="float">
            <text:p>259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8]) - LEN(SUBSTITUTE([.K198]; &quot;C&quot;; &quot;&quot;))) + [.$A$4] * (LEN([.K198]) - LEN(SUBSTITUTE([.K198]; &quot;G&quot;; &quot;&quot;)))" office:value-type="float" office:value="144" calcext:value-type="float">
            <text:p>144</text:p>
          </table:table-cell>
          <table:table-cell table:formula="of:=SUM([.M$2:.M198])" office:value-type="float" office:value="8148" calcext:value-type="float">
            <text:p>8148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8]) - LEN(SUBSTITUTE([.O198]; &quot;C&quot;; &quot;&quot;))) + [.$A$4] * (LEN([.O198]) - LEN(SUBSTITUTE([.O198]; &quot;G&quot;; &quot;&quot;)))" office:value-type="float" office:value="144" calcext:value-type="float">
            <text:p>144</text:p>
          </table:table-cell>
          <table:table-cell table:formula="of:=SUM([.Q$2:.Q198])" office:value-type="float" office:value="8010" calcext:value-type="float">
            <text:p>8010</text:p>
          </table:table-cell>
          <table:table-cell/>
          <table:table-cell table:formula="of:=[.D198]" office:value-type="float" office:value="0.0015279541" calcext:value-type="float">
            <text:p>0.0015279541</text:p>
          </table:table-cell>
          <table:table-cell table:formula="of:=[.F198]" office:value-type="float" office:value="7880" calcext:value-type="float">
            <text:p>7880</text:p>
          </table:table-cell>
          <table:table-cell table:formula="of:=[.H198]" office:value-type="float" office:value="0.006817298" calcext:value-type="float">
            <text:p>0.006817298</text:p>
          </table:table-cell>
          <table:table-cell table:formula="of:=[.J198]" office:value-type="float" office:value="259" calcext:value-type="float">
            <text:p>259</text:p>
          </table:table-cell>
          <table:table-cell table:formula="of:=[.L198]" office:value-type="float" office:value="0.000000875394" calcext:value-type="float">
            <text:p>0.000000875394</text:p>
          </table:table-cell>
          <table:table-cell table:formula="of:=[.N198]" office:value-type="float" office:value="8148" calcext:value-type="float">
            <text:p>8148</text:p>
          </table:table-cell>
          <table:table-cell table:formula="of:=[.P198]" office:value-type="float" office:value="0.000000875394" calcext:value-type="float">
            <text:p>0.000000875394</text:p>
          </table:table-cell>
          <table:table-cell table:formula="of:=[.R198]" office:value-type="float" office:value="8010" calcext:value-type="float">
            <text:p>8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199]) - LEN(SUBSTITUTE([.C199]; &quot;C&quot;; &quot;&quot;))) + [.$A$4] * (LEN([.C199]) - LEN(SUBSTITUTE([.C199]; &quot;G&quot;; &quot;&quot;)))" office:value-type="float" office:value="40" calcext:value-type="float">
            <text:p>40</text:p>
          </table:table-cell>
          <table:table-cell table:formula="of:=SUM([.E$2:.E199])" office:value-type="float" office:value="7920" calcext:value-type="float">
            <text:p>792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199]) - LEN(SUBSTITUTE([.G199]; &quot;C&quot;; &quot;&quot;))) + [.$A$4] * (LEN([.G199]) - LEN(SUBSTITUTE([.G199]; &quot;G&quot;; &quot;&quot;)))" office:value-type="float" office:value="1" calcext:value-type="float">
            <text:p>1</text:p>
          </table:table-cell>
          <table:table-cell table:formula="of:=SUM([.I$2:.I199])" office:value-type="float" office:value="260" calcext:value-type="float">
            <text:p>260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199]) - LEN(SUBSTITUTE([.K199]; &quot;C&quot;; &quot;&quot;))) + [.$A$4] * (LEN([.K199]) - LEN(SUBSTITUTE([.K199]; &quot;G&quot;; &quot;&quot;)))" office:value-type="float" office:value="144" calcext:value-type="float">
            <text:p>144</text:p>
          </table:table-cell>
          <table:table-cell table:formula="of:=SUM([.M$2:.M199])" office:value-type="float" office:value="8292" calcext:value-type="float">
            <text:p>8292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199]) - LEN(SUBSTITUTE([.O199]; &quot;C&quot;; &quot;&quot;))) + [.$A$4] * (LEN([.O199]) - LEN(SUBSTITUTE([.O199]; &quot;G&quot;; &quot;&quot;)))" office:value-type="float" office:value="144" calcext:value-type="float">
            <text:p>144</text:p>
          </table:table-cell>
          <table:table-cell table:formula="of:=SUM([.Q$2:.Q199])" office:value-type="float" office:value="8154" calcext:value-type="float">
            <text:p>8154</text:p>
          </table:table-cell>
          <table:table-cell/>
          <table:table-cell table:formula="of:=[.D199]" office:value-type="float" office:value="0.0015279541" calcext:value-type="float">
            <text:p>0.0015279541</text:p>
          </table:table-cell>
          <table:table-cell table:formula="of:=[.F199]" office:value-type="float" office:value="7920" calcext:value-type="float">
            <text:p>7920</text:p>
          </table:table-cell>
          <table:table-cell table:formula="of:=[.H199]" office:value-type="float" office:value="0.006817298" calcext:value-type="float">
            <text:p>0.006817298</text:p>
          </table:table-cell>
          <table:table-cell table:formula="of:=[.J199]" office:value-type="float" office:value="260" calcext:value-type="float">
            <text:p>260</text:p>
          </table:table-cell>
          <table:table-cell table:formula="of:=[.L199]" office:value-type="float" office:value="0.000000875394" calcext:value-type="float">
            <text:p>0.000000875394</text:p>
          </table:table-cell>
          <table:table-cell table:formula="of:=[.N199]" office:value-type="float" office:value="8292" calcext:value-type="float">
            <text:p>8292</text:p>
          </table:table-cell>
          <table:table-cell table:formula="of:=[.P199]" office:value-type="float" office:value="0.000000875394" calcext:value-type="float">
            <text:p>0.000000875394</text:p>
          </table:table-cell>
          <table:table-cell table:formula="of:=[.R199]" office:value-type="float" office:value="8154" calcext:value-type="float">
            <text:p>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200]) - LEN(SUBSTITUTE([.C200]; &quot;C&quot;; &quot;&quot;))) + [.$A$4] * (LEN([.C200]) - LEN(SUBSTITUTE([.C200]; &quot;G&quot;; &quot;&quot;)))" office:value-type="float" office:value="40" calcext:value-type="float">
            <text:p>40</text:p>
          </table:table-cell>
          <table:table-cell table:formula="of:=SUM([.E$2:.E200])" office:value-type="float" office:value="7960" calcext:value-type="float">
            <text:p>796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0]) - LEN(SUBSTITUTE([.G200]; &quot;C&quot;; &quot;&quot;))) + [.$A$4] * (LEN([.G200]) - LEN(SUBSTITUTE([.G200]; &quot;G&quot;; &quot;&quot;)))" office:value-type="float" office:value="1" calcext:value-type="float">
            <text:p>1</text:p>
          </table:table-cell>
          <table:table-cell table:formula="of:=SUM([.I$2:.I200])" office:value-type="float" office:value="261" calcext:value-type="float">
            <text:p>261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200]) - LEN(SUBSTITUTE([.K200]; &quot;C&quot;; &quot;&quot;))) + [.$A$4] * (LEN([.K200]) - LEN(SUBSTITUTE([.K200]; &quot;G&quot;; &quot;&quot;)))" office:value-type="float" office:value="144" calcext:value-type="float">
            <text:p>144</text:p>
          </table:table-cell>
          <table:table-cell table:formula="of:=SUM([.M$2:.M200])" office:value-type="float" office:value="8436" calcext:value-type="float">
            <text:p>8436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200]) - LEN(SUBSTITUTE([.O200]; &quot;C&quot;; &quot;&quot;))) + [.$A$4] * (LEN([.O200]) - LEN(SUBSTITUTE([.O200]; &quot;G&quot;; &quot;&quot;)))" office:value-type="float" office:value="144" calcext:value-type="float">
            <text:p>144</text:p>
          </table:table-cell>
          <table:table-cell table:formula="of:=SUM([.Q$2:.Q200])" office:value-type="float" office:value="8298" calcext:value-type="float">
            <text:p>8298</text:p>
          </table:table-cell>
          <table:table-cell/>
          <table:table-cell table:formula="of:=[.D200]" office:value-type="float" office:value="0.0015279541" calcext:value-type="float">
            <text:p>0.0015279541</text:p>
          </table:table-cell>
          <table:table-cell table:formula="of:=[.F200]" office:value-type="float" office:value="7960" calcext:value-type="float">
            <text:p>7960</text:p>
          </table:table-cell>
          <table:table-cell table:formula="of:=[.H200]" office:value-type="float" office:value="0.006817298" calcext:value-type="float">
            <text:p>0.006817298</text:p>
          </table:table-cell>
          <table:table-cell table:formula="of:=[.J200]" office:value-type="float" office:value="261" calcext:value-type="float">
            <text:p>261</text:p>
          </table:table-cell>
          <table:table-cell table:formula="of:=[.L200]" office:value-type="float" office:value="0.000000875394" calcext:value-type="float">
            <text:p>0.000000875394</text:p>
          </table:table-cell>
          <table:table-cell table:formula="of:=[.N200]" office:value-type="float" office:value="8436" calcext:value-type="float">
            <text:p>8436</text:p>
          </table:table-cell>
          <table:table-cell table:formula="of:=[.P200]" office:value-type="float" office:value="0.000000875394" calcext:value-type="float">
            <text:p>0.000000875394</text:p>
          </table:table-cell>
          <table:table-cell table:formula="of:=[.R200]" office:value-type="float" office:value="8298" calcext:value-type="float">
            <text:p>8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201]) - LEN(SUBSTITUTE([.C201]; &quot;C&quot;; &quot;&quot;))) + [.$A$4] * (LEN([.C201]) - LEN(SUBSTITUTE([.C201]; &quot;G&quot;; &quot;&quot;)))" office:value-type="float" office:value="40" calcext:value-type="float">
            <text:p>40</text:p>
          </table:table-cell>
          <table:table-cell table:formula="of:=SUM([.E$2:.E201])" office:value-type="float" office:value="8000" calcext:value-type="float">
            <text:p>800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1]) - LEN(SUBSTITUTE([.G201]; &quot;C&quot;; &quot;&quot;))) + [.$A$4] * (LEN([.G201]) - LEN(SUBSTITUTE([.G201]; &quot;G&quot;; &quot;&quot;)))" office:value-type="float" office:value="1" calcext:value-type="float">
            <text:p>1</text:p>
          </table:table-cell>
          <table:table-cell table:formula="of:=SUM([.I$2:.I201])" office:value-type="float" office:value="262" calcext:value-type="float">
            <text:p>262</text:p>
          </table:table-cell>
          <table:table-cell office:value-type="string" calcext:value-type="string">
            <text:p>CGCGCGCGCGCGCGCGCGCGCGCGCGCGCGCGCGCGCGCGCGCGCGCG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K201]) - LEN(SUBSTITUTE([.K201]; &quot;C&quot;; &quot;&quot;))) + [.$A$4] * (LEN([.K201]) - LEN(SUBSTITUTE([.K201]; &quot;G&quot;; &quot;&quot;)))" office:value-type="float" office:value="144" calcext:value-type="float">
            <text:p>144</text:p>
          </table:table-cell>
          <table:table-cell table:formula="of:=SUM([.M$2:.M201])" office:value-type="float" office:value="8580" calcext:value-type="float">
            <text:p>8580</text:p>
          </table:table-cell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201]) - LEN(SUBSTITUTE([.O201]; &quot;C&quot;; &quot;&quot;))) + [.$A$4] * (LEN([.O201]) - LEN(SUBSTITUTE([.O201]; &quot;G&quot;; &quot;&quot;)))" office:value-type="float" office:value="144" calcext:value-type="float">
            <text:p>144</text:p>
          </table:table-cell>
          <table:table-cell table:formula="of:=SUM([.Q$2:.Q201])" office:value-type="float" office:value="8442" calcext:value-type="float">
            <text:p>8442</text:p>
          </table:table-cell>
          <table:table-cell/>
          <table:table-cell table:formula="of:=[.D201]" office:value-type="float" office:value="0.0015279541" calcext:value-type="float">
            <text:p>0.0015279541</text:p>
          </table:table-cell>
          <table:table-cell table:formula="of:=[.F201]" office:value-type="float" office:value="8000" calcext:value-type="float">
            <text:p>8000</text:p>
          </table:table-cell>
          <table:table-cell table:formula="of:=[.H201]" office:value-type="float" office:value="0.006817298" calcext:value-type="float">
            <text:p>0.006817298</text:p>
          </table:table-cell>
          <table:table-cell table:formula="of:=[.J201]" office:value-type="float" office:value="262" calcext:value-type="float">
            <text:p>262</text:p>
          </table:table-cell>
          <table:table-cell table:formula="of:=[.L201]" office:value-type="float" office:value="0.000000875394" calcext:value-type="float">
            <text:p>0.000000875394</text:p>
          </table:table-cell>
          <table:table-cell table:formula="of:=[.N201]" office:value-type="float" office:value="8580" calcext:value-type="float">
            <text:p>8580</text:p>
          </table:table-cell>
          <table:table-cell table:formula="of:=[.P201]" office:value-type="float" office:value="0.000000875394" calcext:value-type="float">
            <text:p>0.000000875394</text:p>
          </table:table-cell>
          <table:table-cell table:formula="of:=[.R201]" office:value-type="float" office:value="8442" calcext:value-type="float">
            <text:p>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CCCCCCCCCCCCCCCCCCCCCCCCCCCCCCCCCCCCC</text:p>
          </table:table-cell>
          <table:table-cell office:value-type="float" office:value="0.0015279541" calcext:value-type="float">
            <text:p>0.0015279541</text:p>
          </table:table-cell>
          <table:table-cell table:formula="of:= (LEN([.C202]) - LEN(SUBSTITUTE([.C202]; &quot;C&quot;; &quot;&quot;))) + [.$A$4] * (LEN([.C202]) - LEN(SUBSTITUTE([.C202]; &quot;G&quot;; &quot;&quot;)))" office:value-type="float" office:value="40" calcext:value-type="float">
            <text:p>40</text:p>
          </table:table-cell>
          <table:table-cell table:formula="of:=SUM([.E$2:.E202])" office:value-type="float" office:value="8040" calcext:value-type="float">
            <text:p>8040</text:p>
          </table:table-cell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2]) - LEN(SUBSTITUTE([.G202]; &quot;C&quot;; &quot;&quot;))) + [.$A$4] * (LEN([.G202]) - LEN(SUBSTITUTE([.G202]; &quot;G&quot;; &quot;&quot;)))" office:value-type="float" office:value="1" calcext:value-type="float">
            <text:p>1</text:p>
          </table:table-cell>
          <table:table-cell table:formula="of:=SUM([.I$2:.I202])" office:value-type="float" office:value="263" calcext:value-type="float">
            <text:p>263</text:p>
          </table:table-cell>
          <table:table-cell table:number-columns-repeated="4"/>
          <table:table-cell office:value-type="string" calcext:value-type="string">
            <text:p>CGCGCGCGCGCGCGCGCGCGCGCGCGCGCGCGCGCGCGCGCGCGCGGC</text:p>
          </table:table-cell>
          <table:table-cell office:value-type="float" office:value="0.000000875394" calcext:value-type="float">
            <text:p>0.000000875394</text:p>
          </table:table-cell>
          <table:table-cell table:formula="of:= (LEN([.O202]) - LEN(SUBSTITUTE([.O202]; &quot;C&quot;; &quot;&quot;))) + [.$A$4] * (LEN([.O202]) - LEN(SUBSTITUTE([.O202]; &quot;G&quot;; &quot;&quot;)))" office:value-type="float" office:value="144" calcext:value-type="float">
            <text:p>144</text:p>
          </table:table-cell>
          <table:table-cell table:formula="of:=SUM([.Q$2:.Q202])" office:value-type="float" office:value="8586" calcext:value-type="float">
            <text:p>8586</text:p>
          </table:table-cell>
          <table:table-cell/>
          <table:table-cell table:formula="of:=[.D202]" office:value-type="float" office:value="0.0015279541" calcext:value-type="float">
            <text:p>0.0015279541</text:p>
          </table:table-cell>
          <table:table-cell table:formula="of:=[.F202]" office:value-type="float" office:value="8040" calcext:value-type="float">
            <text:p>8040</text:p>
          </table:table-cell>
          <table:table-cell table:formula="of:=[.H202]" office:value-type="float" office:value="0.006817298" calcext:value-type="float">
            <text:p>0.006817298</text:p>
          </table:table-cell>
          <table:table-cell table:formula="of:=[.J202]" office:value-type="float" office:value="263" calcext:value-type="float">
            <text:p>263</text:p>
          </table:table-cell>
          <table:table-cell table:formula="of:=[.X201]" office:value-type="float" office:value="0.000000875394" calcext:value-type="float">
            <text:p>0.000000875394</text:p>
          </table:table-cell>
          <table:table-cell table:formula="of:=[.Y201]" office:value-type="float" office:value="8580" calcext:value-type="float">
            <text:p>8580</text:p>
          </table:table-cell>
          <table:table-cell table:formula="of:=[.P202]" office:value-type="float" office:value="0.000000875394" calcext:value-type="float">
            <text:p>0.000000875394</text:p>
          </table:table-cell>
          <table:table-cell table:formula="of:=[.R2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3]) - LEN(SUBSTITUTE([.G203]; &quot;C&quot;; &quot;&quot;))) + [.$A$4] * (LEN([.G203]) - LEN(SUBSTITUTE([.G203]; &quot;G&quot;; &quot;&quot;)))" office:value-type="float" office:value="1" calcext:value-type="float">
            <text:p>1</text:p>
          </table:table-cell>
          <table:table-cell table:formula="of:=SUM([.I$2:.I203])" office:value-type="float" office:value="264" calcext:value-type="float">
            <text:p>264</text:p>
          </table:table-cell>
          <table:table-cell table:number-columns-repeated="9"/>
          <table:table-cell table:formula="of:=[.T202]" office:value-type="float" office:value="0.0015279541" calcext:value-type="float">
            <text:p>0.0015279541</text:p>
          </table:table-cell>
          <table:table-cell table:formula="of:=[.U202]" office:value-type="float" office:value="8040" calcext:value-type="float">
            <text:p>8040</text:p>
          </table:table-cell>
          <table:table-cell table:formula="of:=[.H203]" office:value-type="float" office:value="0.006817298" calcext:value-type="float">
            <text:p>0.006817298</text:p>
          </table:table-cell>
          <table:table-cell table:formula="of:=[.J203]" office:value-type="float" office:value="264" calcext:value-type="float">
            <text:p>264</text:p>
          </table:table-cell>
          <table:table-cell table:formula="of:=[.X202]" office:value-type="float" office:value="0.000000875394" calcext:value-type="float">
            <text:p>0.000000875394</text:p>
          </table:table-cell>
          <table:table-cell table:formula="of:=[.Y202]" office:value-type="float" office:value="8580" calcext:value-type="float">
            <text:p>8580</text:p>
          </table:table-cell>
          <table:table-cell table:formula="of:=[.Z202]" office:value-type="float" office:value="0.000000875394" calcext:value-type="float">
            <text:p>0.000000875394</text:p>
          </table:table-cell>
          <table:table-cell table:formula="of:=[.AA2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4]) - LEN(SUBSTITUTE([.G204]; &quot;C&quot;; &quot;&quot;))) + [.$A$4] * (LEN([.G204]) - LEN(SUBSTITUTE([.G204]; &quot;G&quot;; &quot;&quot;)))" office:value-type="float" office:value="1" calcext:value-type="float">
            <text:p>1</text:p>
          </table:table-cell>
          <table:table-cell table:formula="of:=SUM([.I$2:.I204])" office:value-type="float" office:value="265" calcext:value-type="float">
            <text:p>265</text:p>
          </table:table-cell>
          <table:table-cell table:number-columns-repeated="9"/>
          <table:table-cell table:formula="of:=[.T203]" office:value-type="float" office:value="0.0015279541" calcext:value-type="float">
            <text:p>0.0015279541</text:p>
          </table:table-cell>
          <table:table-cell table:formula="of:=[.U203]" office:value-type="float" office:value="8040" calcext:value-type="float">
            <text:p>8040</text:p>
          </table:table-cell>
          <table:table-cell table:formula="of:=[.H204]" office:value-type="float" office:value="0.006817298" calcext:value-type="float">
            <text:p>0.006817298</text:p>
          </table:table-cell>
          <table:table-cell table:formula="of:=[.J204]" office:value-type="float" office:value="265" calcext:value-type="float">
            <text:p>265</text:p>
          </table:table-cell>
          <table:table-cell table:formula="of:=[.X203]" office:value-type="float" office:value="0.000000875394" calcext:value-type="float">
            <text:p>0.000000875394</text:p>
          </table:table-cell>
          <table:table-cell table:formula="of:=[.Y203]" office:value-type="float" office:value="8580" calcext:value-type="float">
            <text:p>8580</text:p>
          </table:table-cell>
          <table:table-cell table:formula="of:=[.Z203]" office:value-type="float" office:value="0.000000875394" calcext:value-type="float">
            <text:p>0.000000875394</text:p>
          </table:table-cell>
          <table:table-cell table:formula="of:=[.AA2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5]) - LEN(SUBSTITUTE([.G205]; &quot;C&quot;; &quot;&quot;))) + [.$A$4] * (LEN([.G205]) - LEN(SUBSTITUTE([.G205]; &quot;G&quot;; &quot;&quot;)))" office:value-type="float" office:value="1" calcext:value-type="float">
            <text:p>1</text:p>
          </table:table-cell>
          <table:table-cell table:formula="of:=SUM([.I$2:.I205])" office:value-type="float" office:value="266" calcext:value-type="float">
            <text:p>266</text:p>
          </table:table-cell>
          <table:table-cell table:number-columns-repeated="9"/>
          <table:table-cell table:formula="of:=[.T204]" office:value-type="float" office:value="0.0015279541" calcext:value-type="float">
            <text:p>0.0015279541</text:p>
          </table:table-cell>
          <table:table-cell table:formula="of:=[.U204]" office:value-type="float" office:value="8040" calcext:value-type="float">
            <text:p>8040</text:p>
          </table:table-cell>
          <table:table-cell table:formula="of:=[.H205]" office:value-type="float" office:value="0.006817298" calcext:value-type="float">
            <text:p>0.006817298</text:p>
          </table:table-cell>
          <table:table-cell table:formula="of:=[.J205]" office:value-type="float" office:value="266" calcext:value-type="float">
            <text:p>266</text:p>
          </table:table-cell>
          <table:table-cell table:formula="of:=[.X204]" office:value-type="float" office:value="0.000000875394" calcext:value-type="float">
            <text:p>0.000000875394</text:p>
          </table:table-cell>
          <table:table-cell table:formula="of:=[.Y204]" office:value-type="float" office:value="8580" calcext:value-type="float">
            <text:p>8580</text:p>
          </table:table-cell>
          <table:table-cell table:formula="of:=[.Z204]" office:value-type="float" office:value="0.000000875394" calcext:value-type="float">
            <text:p>0.000000875394</text:p>
          </table:table-cell>
          <table:table-cell table:formula="of:=[.AA2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6]) - LEN(SUBSTITUTE([.G206]; &quot;C&quot;; &quot;&quot;))) + [.$A$4] * (LEN([.G206]) - LEN(SUBSTITUTE([.G206]; &quot;G&quot;; &quot;&quot;)))" office:value-type="float" office:value="1" calcext:value-type="float">
            <text:p>1</text:p>
          </table:table-cell>
          <table:table-cell table:formula="of:=SUM([.I$2:.I206])" office:value-type="float" office:value="267" calcext:value-type="float">
            <text:p>267</text:p>
          </table:table-cell>
          <table:table-cell table:number-columns-repeated="9"/>
          <table:table-cell table:formula="of:=[.T205]" office:value-type="float" office:value="0.0015279541" calcext:value-type="float">
            <text:p>0.0015279541</text:p>
          </table:table-cell>
          <table:table-cell table:formula="of:=[.U205]" office:value-type="float" office:value="8040" calcext:value-type="float">
            <text:p>8040</text:p>
          </table:table-cell>
          <table:table-cell table:formula="of:=[.H206]" office:value-type="float" office:value="0.006817298" calcext:value-type="float">
            <text:p>0.006817298</text:p>
          </table:table-cell>
          <table:table-cell table:formula="of:=[.J206]" office:value-type="float" office:value="267" calcext:value-type="float">
            <text:p>267</text:p>
          </table:table-cell>
          <table:table-cell table:formula="of:=[.X205]" office:value-type="float" office:value="0.000000875394" calcext:value-type="float">
            <text:p>0.000000875394</text:p>
          </table:table-cell>
          <table:table-cell table:formula="of:=[.Y205]" office:value-type="float" office:value="8580" calcext:value-type="float">
            <text:p>8580</text:p>
          </table:table-cell>
          <table:table-cell table:formula="of:=[.Z205]" office:value-type="float" office:value="0.000000875394" calcext:value-type="float">
            <text:p>0.000000875394</text:p>
          </table:table-cell>
          <table:table-cell table:formula="of:=[.AA2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7]) - LEN(SUBSTITUTE([.G207]; &quot;C&quot;; &quot;&quot;))) + [.$A$4] * (LEN([.G207]) - LEN(SUBSTITUTE([.G207]; &quot;G&quot;; &quot;&quot;)))" office:value-type="float" office:value="1" calcext:value-type="float">
            <text:p>1</text:p>
          </table:table-cell>
          <table:table-cell table:formula="of:=SUM([.I$2:.I207])" office:value-type="float" office:value="268" calcext:value-type="float">
            <text:p>268</text:p>
          </table:table-cell>
          <table:table-cell table:number-columns-repeated="9"/>
          <table:table-cell table:formula="of:=[.T206]" office:value-type="float" office:value="0.0015279541" calcext:value-type="float">
            <text:p>0.0015279541</text:p>
          </table:table-cell>
          <table:table-cell table:formula="of:=[.U206]" office:value-type="float" office:value="8040" calcext:value-type="float">
            <text:p>8040</text:p>
          </table:table-cell>
          <table:table-cell table:formula="of:=[.H207]" office:value-type="float" office:value="0.006817298" calcext:value-type="float">
            <text:p>0.006817298</text:p>
          </table:table-cell>
          <table:table-cell table:formula="of:=[.J207]" office:value-type="float" office:value="268" calcext:value-type="float">
            <text:p>268</text:p>
          </table:table-cell>
          <table:table-cell table:formula="of:=[.X206]" office:value-type="float" office:value="0.000000875394" calcext:value-type="float">
            <text:p>0.000000875394</text:p>
          </table:table-cell>
          <table:table-cell table:formula="of:=[.Y206]" office:value-type="float" office:value="8580" calcext:value-type="float">
            <text:p>8580</text:p>
          </table:table-cell>
          <table:table-cell table:formula="of:=[.Z206]" office:value-type="float" office:value="0.000000875394" calcext:value-type="float">
            <text:p>0.000000875394</text:p>
          </table:table-cell>
          <table:table-cell table:formula="of:=[.AA2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8]) - LEN(SUBSTITUTE([.G208]; &quot;C&quot;; &quot;&quot;))) + [.$A$4] * (LEN([.G208]) - LEN(SUBSTITUTE([.G208]; &quot;G&quot;; &quot;&quot;)))" office:value-type="float" office:value="1" calcext:value-type="float">
            <text:p>1</text:p>
          </table:table-cell>
          <table:table-cell table:formula="of:=SUM([.I$2:.I208])" office:value-type="float" office:value="269" calcext:value-type="float">
            <text:p>269</text:p>
          </table:table-cell>
          <table:table-cell table:number-columns-repeated="9"/>
          <table:table-cell table:formula="of:=[.T207]" office:value-type="float" office:value="0.0015279541" calcext:value-type="float">
            <text:p>0.0015279541</text:p>
          </table:table-cell>
          <table:table-cell table:formula="of:=[.U207]" office:value-type="float" office:value="8040" calcext:value-type="float">
            <text:p>8040</text:p>
          </table:table-cell>
          <table:table-cell table:formula="of:=[.H208]" office:value-type="float" office:value="0.006817298" calcext:value-type="float">
            <text:p>0.006817298</text:p>
          </table:table-cell>
          <table:table-cell table:formula="of:=[.J208]" office:value-type="float" office:value="269" calcext:value-type="float">
            <text:p>269</text:p>
          </table:table-cell>
          <table:table-cell table:formula="of:=[.X207]" office:value-type="float" office:value="0.000000875394" calcext:value-type="float">
            <text:p>0.000000875394</text:p>
          </table:table-cell>
          <table:table-cell table:formula="of:=[.Y207]" office:value-type="float" office:value="8580" calcext:value-type="float">
            <text:p>8580</text:p>
          </table:table-cell>
          <table:table-cell table:formula="of:=[.Z207]" office:value-type="float" office:value="0.000000875394" calcext:value-type="float">
            <text:p>0.000000875394</text:p>
          </table:table-cell>
          <table:table-cell table:formula="of:=[.AA2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09]) - LEN(SUBSTITUTE([.G209]; &quot;C&quot;; &quot;&quot;))) + [.$A$4] * (LEN([.G209]) - LEN(SUBSTITUTE([.G209]; &quot;G&quot;; &quot;&quot;)))" office:value-type="float" office:value="1" calcext:value-type="float">
            <text:p>1</text:p>
          </table:table-cell>
          <table:table-cell table:formula="of:=SUM([.I$2:.I209])" office:value-type="float" office:value="270" calcext:value-type="float">
            <text:p>270</text:p>
          </table:table-cell>
          <table:table-cell table:number-columns-repeated="9"/>
          <table:table-cell table:formula="of:=[.T208]" office:value-type="float" office:value="0.0015279541" calcext:value-type="float">
            <text:p>0.0015279541</text:p>
          </table:table-cell>
          <table:table-cell table:formula="of:=[.U208]" office:value-type="float" office:value="8040" calcext:value-type="float">
            <text:p>8040</text:p>
          </table:table-cell>
          <table:table-cell table:formula="of:=[.H209]" office:value-type="float" office:value="0.006817298" calcext:value-type="float">
            <text:p>0.006817298</text:p>
          </table:table-cell>
          <table:table-cell table:formula="of:=[.J209]" office:value-type="float" office:value="270" calcext:value-type="float">
            <text:p>270</text:p>
          </table:table-cell>
          <table:table-cell table:formula="of:=[.X208]" office:value-type="float" office:value="0.000000875394" calcext:value-type="float">
            <text:p>0.000000875394</text:p>
          </table:table-cell>
          <table:table-cell table:formula="of:=[.Y208]" office:value-type="float" office:value="8580" calcext:value-type="float">
            <text:p>8580</text:p>
          </table:table-cell>
          <table:table-cell table:formula="of:=[.Z208]" office:value-type="float" office:value="0.000000875394" calcext:value-type="float">
            <text:p>0.000000875394</text:p>
          </table:table-cell>
          <table:table-cell table:formula="of:=[.AA2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10]) - LEN(SUBSTITUTE([.G210]; &quot;C&quot;; &quot;&quot;))) + [.$A$4] * (LEN([.G210]) - LEN(SUBSTITUTE([.G210]; &quot;G&quot;; &quot;&quot;)))" office:value-type="float" office:value="1" calcext:value-type="float">
            <text:p>1</text:p>
          </table:table-cell>
          <table:table-cell table:formula="of:=SUM([.I$2:.I210])" office:value-type="float" office:value="271" calcext:value-type="float">
            <text:p>271</text:p>
          </table:table-cell>
          <table:table-cell table:number-columns-repeated="9"/>
          <table:table-cell table:formula="of:=[.T209]" office:value-type="float" office:value="0.0015279541" calcext:value-type="float">
            <text:p>0.0015279541</text:p>
          </table:table-cell>
          <table:table-cell table:formula="of:=[.U209]" office:value-type="float" office:value="8040" calcext:value-type="float">
            <text:p>8040</text:p>
          </table:table-cell>
          <table:table-cell table:formula="of:=[.H210]" office:value-type="float" office:value="0.006817298" calcext:value-type="float">
            <text:p>0.006817298</text:p>
          </table:table-cell>
          <table:table-cell table:formula="of:=[.J210]" office:value-type="float" office:value="271" calcext:value-type="float">
            <text:p>271</text:p>
          </table:table-cell>
          <table:table-cell table:formula="of:=[.X209]" office:value-type="float" office:value="0.000000875394" calcext:value-type="float">
            <text:p>0.000000875394</text:p>
          </table:table-cell>
          <table:table-cell table:formula="of:=[.Y209]" office:value-type="float" office:value="8580" calcext:value-type="float">
            <text:p>8580</text:p>
          </table:table-cell>
          <table:table-cell table:formula="of:=[.Z209]" office:value-type="float" office:value="0.000000875394" calcext:value-type="float">
            <text:p>0.000000875394</text:p>
          </table:table-cell>
          <table:table-cell table:formula="of:=[.AA2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817298" calcext:value-type="float">
            <text:p>0.006817298</text:p>
          </table:table-cell>
          <table:table-cell table:formula="of:= (LEN([.G211]) - LEN(SUBSTITUTE([.G211]; &quot;C&quot;; &quot;&quot;))) + [.$A$4] * (LEN([.G211]) - LEN(SUBSTITUTE([.G211]; &quot;G&quot;; &quot;&quot;)))" office:value-type="float" office:value="1" calcext:value-type="float">
            <text:p>1</text:p>
          </table:table-cell>
          <table:table-cell table:formula="of:=SUM([.I$2:.I211])" office:value-type="float" office:value="272" calcext:value-type="float">
            <text:p>272</text:p>
          </table:table-cell>
          <table:table-cell table:number-columns-repeated="9"/>
          <table:table-cell table:formula="of:=[.T210]" office:value-type="float" office:value="0.0015279541" calcext:value-type="float">
            <text:p>0.0015279541</text:p>
          </table:table-cell>
          <table:table-cell table:formula="of:=[.U210]" office:value-type="float" office:value="8040" calcext:value-type="float">
            <text:p>8040</text:p>
          </table:table-cell>
          <table:table-cell table:formula="of:=[.H211]" office:value-type="float" office:value="0.006817298" calcext:value-type="float">
            <text:p>0.006817298</text:p>
          </table:table-cell>
          <table:table-cell table:formula="of:=[.J211]" office:value-type="float" office:value="272" calcext:value-type="float">
            <text:p>272</text:p>
          </table:table-cell>
          <table:table-cell table:formula="of:=[.X210]" office:value-type="float" office:value="0.000000875394" calcext:value-type="float">
            <text:p>0.000000875394</text:p>
          </table:table-cell>
          <table:table-cell table:formula="of:=[.Y210]" office:value-type="float" office:value="8580" calcext:value-type="float">
            <text:p>8580</text:p>
          </table:table-cell>
          <table:table-cell table:formula="of:=[.Z210]" office:value-type="float" office:value="0.000000875394" calcext:value-type="float">
            <text:p>0.000000875394</text:p>
          </table:table-cell>
          <table:table-cell table:formula="of:=[.AA2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2]) - LEN(SUBSTITUTE([.G212]; &quot;C&quot;; &quot;&quot;))) + [.$A$4] * (LEN([.G212]) - LEN(SUBSTITUTE([.G212]; &quot;G&quot;; &quot;&quot;)))" office:value-type="float" office:value="2" calcext:value-type="float">
            <text:p>2</text:p>
          </table:table-cell>
          <table:table-cell table:formula="of:=SUM([.I$2:.I212])" office:value-type="float" office:value="274" calcext:value-type="float">
            <text:p>274</text:p>
          </table:table-cell>
          <table:table-cell table:number-columns-repeated="9"/>
          <table:table-cell table:formula="of:=[.T211]" office:value-type="float" office:value="0.0015279541" calcext:value-type="float">
            <text:p>0.0015279541</text:p>
          </table:table-cell>
          <table:table-cell table:formula="of:=[.U211]" office:value-type="float" office:value="8040" calcext:value-type="float">
            <text:p>8040</text:p>
          </table:table-cell>
          <table:table-cell table:formula="of:=[.H212]" office:value-type="float" office:value="0.0061514573" calcext:value-type="float">
            <text:p>0.0061514573</text:p>
          </table:table-cell>
          <table:table-cell table:formula="of:=[.J212]" office:value-type="float" office:value="274" calcext:value-type="float">
            <text:p>274</text:p>
          </table:table-cell>
          <table:table-cell table:formula="of:=[.X211]" office:value-type="float" office:value="0.000000875394" calcext:value-type="float">
            <text:p>0.000000875394</text:p>
          </table:table-cell>
          <table:table-cell table:formula="of:=[.Y211]" office:value-type="float" office:value="8580" calcext:value-type="float">
            <text:p>8580</text:p>
          </table:table-cell>
          <table:table-cell table:formula="of:=[.Z211]" office:value-type="float" office:value="0.000000875394" calcext:value-type="float">
            <text:p>0.000000875394</text:p>
          </table:table-cell>
          <table:table-cell table:formula="of:=[.AA2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3]) - LEN(SUBSTITUTE([.G213]; &quot;C&quot;; &quot;&quot;))) + [.$A$4] * (LEN([.G213]) - LEN(SUBSTITUTE([.G213]; &quot;G&quot;; &quot;&quot;)))" office:value-type="float" office:value="1" calcext:value-type="float">
            <text:p>1</text:p>
          </table:table-cell>
          <table:table-cell table:formula="of:=SUM([.I$2:.I213])" office:value-type="float" office:value="275" calcext:value-type="float">
            <text:p>275</text:p>
          </table:table-cell>
          <table:table-cell table:number-columns-repeated="9"/>
          <table:table-cell table:formula="of:=[.T212]" office:value-type="float" office:value="0.0015279541" calcext:value-type="float">
            <text:p>0.0015279541</text:p>
          </table:table-cell>
          <table:table-cell table:formula="of:=[.U212]" office:value-type="float" office:value="8040" calcext:value-type="float">
            <text:p>8040</text:p>
          </table:table-cell>
          <table:table-cell table:formula="of:=[.H213]" office:value-type="float" office:value="0.0061514573" calcext:value-type="float">
            <text:p>0.0061514573</text:p>
          </table:table-cell>
          <table:table-cell table:formula="of:=[.J213]" office:value-type="float" office:value="275" calcext:value-type="float">
            <text:p>275</text:p>
          </table:table-cell>
          <table:table-cell table:formula="of:=[.X212]" office:value-type="float" office:value="0.000000875394" calcext:value-type="float">
            <text:p>0.000000875394</text:p>
          </table:table-cell>
          <table:table-cell table:formula="of:=[.Y212]" office:value-type="float" office:value="8580" calcext:value-type="float">
            <text:p>8580</text:p>
          </table:table-cell>
          <table:table-cell table:formula="of:=[.Z212]" office:value-type="float" office:value="0.000000875394" calcext:value-type="float">
            <text:p>0.000000875394</text:p>
          </table:table-cell>
          <table:table-cell table:formula="of:=[.AA2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4]) - LEN(SUBSTITUTE([.G214]; &quot;C&quot;; &quot;&quot;))) + [.$A$4] * (LEN([.G214]) - LEN(SUBSTITUTE([.G214]; &quot;G&quot;; &quot;&quot;)))" office:value-type="float" office:value="1" calcext:value-type="float">
            <text:p>1</text:p>
          </table:table-cell>
          <table:table-cell table:formula="of:=SUM([.I$2:.I214])" office:value-type="float" office:value="276" calcext:value-type="float">
            <text:p>276</text:p>
          </table:table-cell>
          <table:table-cell table:number-columns-repeated="9"/>
          <table:table-cell table:formula="of:=[.T213]" office:value-type="float" office:value="0.0015279541" calcext:value-type="float">
            <text:p>0.0015279541</text:p>
          </table:table-cell>
          <table:table-cell table:formula="of:=[.U213]" office:value-type="float" office:value="8040" calcext:value-type="float">
            <text:p>8040</text:p>
          </table:table-cell>
          <table:table-cell table:formula="of:=[.H214]" office:value-type="float" office:value="0.0061514573" calcext:value-type="float">
            <text:p>0.0061514573</text:p>
          </table:table-cell>
          <table:table-cell table:formula="of:=[.J214]" office:value-type="float" office:value="276" calcext:value-type="float">
            <text:p>276</text:p>
          </table:table-cell>
          <table:table-cell table:formula="of:=[.X213]" office:value-type="float" office:value="0.000000875394" calcext:value-type="float">
            <text:p>0.000000875394</text:p>
          </table:table-cell>
          <table:table-cell table:formula="of:=[.Y213]" office:value-type="float" office:value="8580" calcext:value-type="float">
            <text:p>8580</text:p>
          </table:table-cell>
          <table:table-cell table:formula="of:=[.Z213]" office:value-type="float" office:value="0.000000875394" calcext:value-type="float">
            <text:p>0.000000875394</text:p>
          </table:table-cell>
          <table:table-cell table:formula="of:=[.AA2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5]) - LEN(SUBSTITUTE([.G215]; &quot;C&quot;; &quot;&quot;))) + [.$A$4] * (LEN([.G215]) - LEN(SUBSTITUTE([.G215]; &quot;G&quot;; &quot;&quot;)))" office:value-type="float" office:value="1" calcext:value-type="float">
            <text:p>1</text:p>
          </table:table-cell>
          <table:table-cell table:formula="of:=SUM([.I$2:.I215])" office:value-type="float" office:value="277" calcext:value-type="float">
            <text:p>277</text:p>
          </table:table-cell>
          <table:table-cell table:number-columns-repeated="9"/>
          <table:table-cell table:formula="of:=[.T214]" office:value-type="float" office:value="0.0015279541" calcext:value-type="float">
            <text:p>0.0015279541</text:p>
          </table:table-cell>
          <table:table-cell table:formula="of:=[.U214]" office:value-type="float" office:value="8040" calcext:value-type="float">
            <text:p>8040</text:p>
          </table:table-cell>
          <table:table-cell table:formula="of:=[.H215]" office:value-type="float" office:value="0.0061514573" calcext:value-type="float">
            <text:p>0.0061514573</text:p>
          </table:table-cell>
          <table:table-cell table:formula="of:=[.J215]" office:value-type="float" office:value="277" calcext:value-type="float">
            <text:p>277</text:p>
          </table:table-cell>
          <table:table-cell table:formula="of:=[.X214]" office:value-type="float" office:value="0.000000875394" calcext:value-type="float">
            <text:p>0.000000875394</text:p>
          </table:table-cell>
          <table:table-cell table:formula="of:=[.Y214]" office:value-type="float" office:value="8580" calcext:value-type="float">
            <text:p>8580</text:p>
          </table:table-cell>
          <table:table-cell table:formula="of:=[.Z214]" office:value-type="float" office:value="0.000000875394" calcext:value-type="float">
            <text:p>0.000000875394</text:p>
          </table:table-cell>
          <table:table-cell table:formula="of:=[.AA2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6]) - LEN(SUBSTITUTE([.G216]; &quot;C&quot;; &quot;&quot;))) + [.$A$4] * (LEN([.G216]) - LEN(SUBSTITUTE([.G216]; &quot;G&quot;; &quot;&quot;)))" office:value-type="float" office:value="1" calcext:value-type="float">
            <text:p>1</text:p>
          </table:table-cell>
          <table:table-cell table:formula="of:=SUM([.I$2:.I216])" office:value-type="float" office:value="278" calcext:value-type="float">
            <text:p>278</text:p>
          </table:table-cell>
          <table:table-cell table:number-columns-repeated="9"/>
          <table:table-cell table:formula="of:=[.T215]" office:value-type="float" office:value="0.0015279541" calcext:value-type="float">
            <text:p>0.0015279541</text:p>
          </table:table-cell>
          <table:table-cell table:formula="of:=[.U215]" office:value-type="float" office:value="8040" calcext:value-type="float">
            <text:p>8040</text:p>
          </table:table-cell>
          <table:table-cell table:formula="of:=[.H216]" office:value-type="float" office:value="0.0061514573" calcext:value-type="float">
            <text:p>0.0061514573</text:p>
          </table:table-cell>
          <table:table-cell table:formula="of:=[.J216]" office:value-type="float" office:value="278" calcext:value-type="float">
            <text:p>278</text:p>
          </table:table-cell>
          <table:table-cell table:formula="of:=[.X215]" office:value-type="float" office:value="0.000000875394" calcext:value-type="float">
            <text:p>0.000000875394</text:p>
          </table:table-cell>
          <table:table-cell table:formula="of:=[.Y215]" office:value-type="float" office:value="8580" calcext:value-type="float">
            <text:p>8580</text:p>
          </table:table-cell>
          <table:table-cell table:formula="of:=[.Z215]" office:value-type="float" office:value="0.000000875394" calcext:value-type="float">
            <text:p>0.000000875394</text:p>
          </table:table-cell>
          <table:table-cell table:formula="of:=[.AA2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7]) - LEN(SUBSTITUTE([.G217]; &quot;C&quot;; &quot;&quot;))) + [.$A$4] * (LEN([.G217]) - LEN(SUBSTITUTE([.G217]; &quot;G&quot;; &quot;&quot;)))" office:value-type="float" office:value="1" calcext:value-type="float">
            <text:p>1</text:p>
          </table:table-cell>
          <table:table-cell table:formula="of:=SUM([.I$2:.I217])" office:value-type="float" office:value="279" calcext:value-type="float">
            <text:p>279</text:p>
          </table:table-cell>
          <table:table-cell table:number-columns-repeated="9"/>
          <table:table-cell table:formula="of:=[.T216]" office:value-type="float" office:value="0.0015279541" calcext:value-type="float">
            <text:p>0.0015279541</text:p>
          </table:table-cell>
          <table:table-cell table:formula="of:=[.U216]" office:value-type="float" office:value="8040" calcext:value-type="float">
            <text:p>8040</text:p>
          </table:table-cell>
          <table:table-cell table:formula="of:=[.H217]" office:value-type="float" office:value="0.0061514573" calcext:value-type="float">
            <text:p>0.0061514573</text:p>
          </table:table-cell>
          <table:table-cell table:formula="of:=[.J217]" office:value-type="float" office:value="279" calcext:value-type="float">
            <text:p>279</text:p>
          </table:table-cell>
          <table:table-cell table:formula="of:=[.X216]" office:value-type="float" office:value="0.000000875394" calcext:value-type="float">
            <text:p>0.000000875394</text:p>
          </table:table-cell>
          <table:table-cell table:formula="of:=[.Y216]" office:value-type="float" office:value="8580" calcext:value-type="float">
            <text:p>8580</text:p>
          </table:table-cell>
          <table:table-cell table:formula="of:=[.Z216]" office:value-type="float" office:value="0.000000875394" calcext:value-type="float">
            <text:p>0.000000875394</text:p>
          </table:table-cell>
          <table:table-cell table:formula="of:=[.AA2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8]) - LEN(SUBSTITUTE([.G218]; &quot;C&quot;; &quot;&quot;))) + [.$A$4] * (LEN([.G218]) - LEN(SUBSTITUTE([.G218]; &quot;G&quot;; &quot;&quot;)))" office:value-type="float" office:value="1" calcext:value-type="float">
            <text:p>1</text:p>
          </table:table-cell>
          <table:table-cell table:formula="of:=SUM([.I$2:.I218])" office:value-type="float" office:value="280" calcext:value-type="float">
            <text:p>280</text:p>
          </table:table-cell>
          <table:table-cell table:number-columns-repeated="9"/>
          <table:table-cell table:formula="of:=[.T217]" office:value-type="float" office:value="0.0015279541" calcext:value-type="float">
            <text:p>0.0015279541</text:p>
          </table:table-cell>
          <table:table-cell table:formula="of:=[.U217]" office:value-type="float" office:value="8040" calcext:value-type="float">
            <text:p>8040</text:p>
          </table:table-cell>
          <table:table-cell table:formula="of:=[.H218]" office:value-type="float" office:value="0.0061514573" calcext:value-type="float">
            <text:p>0.0061514573</text:p>
          </table:table-cell>
          <table:table-cell table:formula="of:=[.J218]" office:value-type="float" office:value="280" calcext:value-type="float">
            <text:p>280</text:p>
          </table:table-cell>
          <table:table-cell table:formula="of:=[.X217]" office:value-type="float" office:value="0.000000875394" calcext:value-type="float">
            <text:p>0.000000875394</text:p>
          </table:table-cell>
          <table:table-cell table:formula="of:=[.Y217]" office:value-type="float" office:value="8580" calcext:value-type="float">
            <text:p>8580</text:p>
          </table:table-cell>
          <table:table-cell table:formula="of:=[.Z217]" office:value-type="float" office:value="0.000000875394" calcext:value-type="float">
            <text:p>0.000000875394</text:p>
          </table:table-cell>
          <table:table-cell table:formula="of:=[.AA2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19]) - LEN(SUBSTITUTE([.G219]; &quot;C&quot;; &quot;&quot;))) + [.$A$4] * (LEN([.G219]) - LEN(SUBSTITUTE([.G219]; &quot;G&quot;; &quot;&quot;)))" office:value-type="float" office:value="1" calcext:value-type="float">
            <text:p>1</text:p>
          </table:table-cell>
          <table:table-cell table:formula="of:=SUM([.I$2:.I219])" office:value-type="float" office:value="281" calcext:value-type="float">
            <text:p>281</text:p>
          </table:table-cell>
          <table:table-cell table:number-columns-repeated="9"/>
          <table:table-cell table:formula="of:=[.T218]" office:value-type="float" office:value="0.0015279541" calcext:value-type="float">
            <text:p>0.0015279541</text:p>
          </table:table-cell>
          <table:table-cell table:formula="of:=[.U218]" office:value-type="float" office:value="8040" calcext:value-type="float">
            <text:p>8040</text:p>
          </table:table-cell>
          <table:table-cell table:formula="of:=[.H219]" office:value-type="float" office:value="0.0061514573" calcext:value-type="float">
            <text:p>0.0061514573</text:p>
          </table:table-cell>
          <table:table-cell table:formula="of:=[.J219]" office:value-type="float" office:value="281" calcext:value-type="float">
            <text:p>281</text:p>
          </table:table-cell>
          <table:table-cell table:formula="of:=[.X218]" office:value-type="float" office:value="0.000000875394" calcext:value-type="float">
            <text:p>0.000000875394</text:p>
          </table:table-cell>
          <table:table-cell table:formula="of:=[.Y218]" office:value-type="float" office:value="8580" calcext:value-type="float">
            <text:p>8580</text:p>
          </table:table-cell>
          <table:table-cell table:formula="of:=[.Z218]" office:value-type="float" office:value="0.000000875394" calcext:value-type="float">
            <text:p>0.000000875394</text:p>
          </table:table-cell>
          <table:table-cell table:formula="of:=[.AA2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0]) - LEN(SUBSTITUTE([.G220]; &quot;C&quot;; &quot;&quot;))) + [.$A$4] * (LEN([.G220]) - LEN(SUBSTITUTE([.G220]; &quot;G&quot;; &quot;&quot;)))" office:value-type="float" office:value="1" calcext:value-type="float">
            <text:p>1</text:p>
          </table:table-cell>
          <table:table-cell table:formula="of:=SUM([.I$2:.I220])" office:value-type="float" office:value="282" calcext:value-type="float">
            <text:p>282</text:p>
          </table:table-cell>
          <table:table-cell table:number-columns-repeated="9"/>
          <table:table-cell table:formula="of:=[.T219]" office:value-type="float" office:value="0.0015279541" calcext:value-type="float">
            <text:p>0.0015279541</text:p>
          </table:table-cell>
          <table:table-cell table:formula="of:=[.U219]" office:value-type="float" office:value="8040" calcext:value-type="float">
            <text:p>8040</text:p>
          </table:table-cell>
          <table:table-cell table:formula="of:=[.H220]" office:value-type="float" office:value="0.0061514573" calcext:value-type="float">
            <text:p>0.0061514573</text:p>
          </table:table-cell>
          <table:table-cell table:formula="of:=[.J220]" office:value-type="float" office:value="282" calcext:value-type="float">
            <text:p>282</text:p>
          </table:table-cell>
          <table:table-cell table:formula="of:=[.X219]" office:value-type="float" office:value="0.000000875394" calcext:value-type="float">
            <text:p>0.000000875394</text:p>
          </table:table-cell>
          <table:table-cell table:formula="of:=[.Y219]" office:value-type="float" office:value="8580" calcext:value-type="float">
            <text:p>8580</text:p>
          </table:table-cell>
          <table:table-cell table:formula="of:=[.Z219]" office:value-type="float" office:value="0.000000875394" calcext:value-type="float">
            <text:p>0.000000875394</text:p>
          </table:table-cell>
          <table:table-cell table:formula="of:=[.AA2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1]) - LEN(SUBSTITUTE([.G221]; &quot;C&quot;; &quot;&quot;))) + [.$A$4] * (LEN([.G221]) - LEN(SUBSTITUTE([.G221]; &quot;G&quot;; &quot;&quot;)))" office:value-type="float" office:value="1" calcext:value-type="float">
            <text:p>1</text:p>
          </table:table-cell>
          <table:table-cell table:formula="of:=SUM([.I$2:.I221])" office:value-type="float" office:value="283" calcext:value-type="float">
            <text:p>283</text:p>
          </table:table-cell>
          <table:table-cell table:number-columns-repeated="9"/>
          <table:table-cell table:formula="of:=[.T220]" office:value-type="float" office:value="0.0015279541" calcext:value-type="float">
            <text:p>0.0015279541</text:p>
          </table:table-cell>
          <table:table-cell table:formula="of:=[.U220]" office:value-type="float" office:value="8040" calcext:value-type="float">
            <text:p>8040</text:p>
          </table:table-cell>
          <table:table-cell table:formula="of:=[.H221]" office:value-type="float" office:value="0.0061514573" calcext:value-type="float">
            <text:p>0.0061514573</text:p>
          </table:table-cell>
          <table:table-cell table:formula="of:=[.J221]" office:value-type="float" office:value="283" calcext:value-type="float">
            <text:p>283</text:p>
          </table:table-cell>
          <table:table-cell table:formula="of:=[.X220]" office:value-type="float" office:value="0.000000875394" calcext:value-type="float">
            <text:p>0.000000875394</text:p>
          </table:table-cell>
          <table:table-cell table:formula="of:=[.Y220]" office:value-type="float" office:value="8580" calcext:value-type="float">
            <text:p>8580</text:p>
          </table:table-cell>
          <table:table-cell table:formula="of:=[.Z220]" office:value-type="float" office:value="0.000000875394" calcext:value-type="float">
            <text:p>0.000000875394</text:p>
          </table:table-cell>
          <table:table-cell table:formula="of:=[.AA2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2]) - LEN(SUBSTITUTE([.G222]; &quot;C&quot;; &quot;&quot;))) + [.$A$4] * (LEN([.G222]) - LEN(SUBSTITUTE([.G222]; &quot;G&quot;; &quot;&quot;)))" office:value-type="float" office:value="1" calcext:value-type="float">
            <text:p>1</text:p>
          </table:table-cell>
          <table:table-cell table:formula="of:=SUM([.I$2:.I222])" office:value-type="float" office:value="284" calcext:value-type="float">
            <text:p>284</text:p>
          </table:table-cell>
          <table:table-cell table:number-columns-repeated="9"/>
          <table:table-cell table:formula="of:=[.T221]" office:value-type="float" office:value="0.0015279541" calcext:value-type="float">
            <text:p>0.0015279541</text:p>
          </table:table-cell>
          <table:table-cell table:formula="of:=[.U221]" office:value-type="float" office:value="8040" calcext:value-type="float">
            <text:p>8040</text:p>
          </table:table-cell>
          <table:table-cell table:formula="of:=[.H222]" office:value-type="float" office:value="0.0061514573" calcext:value-type="float">
            <text:p>0.0061514573</text:p>
          </table:table-cell>
          <table:table-cell table:formula="of:=[.J222]" office:value-type="float" office:value="284" calcext:value-type="float">
            <text:p>284</text:p>
          </table:table-cell>
          <table:table-cell table:formula="of:=[.X221]" office:value-type="float" office:value="0.000000875394" calcext:value-type="float">
            <text:p>0.000000875394</text:p>
          </table:table-cell>
          <table:table-cell table:formula="of:=[.Y221]" office:value-type="float" office:value="8580" calcext:value-type="float">
            <text:p>8580</text:p>
          </table:table-cell>
          <table:table-cell table:formula="of:=[.Z221]" office:value-type="float" office:value="0.000000875394" calcext:value-type="float">
            <text:p>0.000000875394</text:p>
          </table:table-cell>
          <table:table-cell table:formula="of:=[.AA2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3]) - LEN(SUBSTITUTE([.G223]; &quot;C&quot;; &quot;&quot;))) + [.$A$4] * (LEN([.G223]) - LEN(SUBSTITUTE([.G223]; &quot;G&quot;; &quot;&quot;)))" office:value-type="float" office:value="1" calcext:value-type="float">
            <text:p>1</text:p>
          </table:table-cell>
          <table:table-cell table:formula="of:=SUM([.I$2:.I223])" office:value-type="float" office:value="285" calcext:value-type="float">
            <text:p>285</text:p>
          </table:table-cell>
          <table:table-cell table:number-columns-repeated="9"/>
          <table:table-cell table:formula="of:=[.T222]" office:value-type="float" office:value="0.0015279541" calcext:value-type="float">
            <text:p>0.0015279541</text:p>
          </table:table-cell>
          <table:table-cell table:formula="of:=[.U222]" office:value-type="float" office:value="8040" calcext:value-type="float">
            <text:p>8040</text:p>
          </table:table-cell>
          <table:table-cell table:formula="of:=[.H223]" office:value-type="float" office:value="0.0061514573" calcext:value-type="float">
            <text:p>0.0061514573</text:p>
          </table:table-cell>
          <table:table-cell table:formula="of:=[.J223]" office:value-type="float" office:value="285" calcext:value-type="float">
            <text:p>285</text:p>
          </table:table-cell>
          <table:table-cell table:formula="of:=[.X222]" office:value-type="float" office:value="0.000000875394" calcext:value-type="float">
            <text:p>0.000000875394</text:p>
          </table:table-cell>
          <table:table-cell table:formula="of:=[.Y222]" office:value-type="float" office:value="8580" calcext:value-type="float">
            <text:p>8580</text:p>
          </table:table-cell>
          <table:table-cell table:formula="of:=[.Z222]" office:value-type="float" office:value="0.000000875394" calcext:value-type="float">
            <text:p>0.000000875394</text:p>
          </table:table-cell>
          <table:table-cell table:formula="of:=[.AA2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4]) - LEN(SUBSTITUTE([.G224]; &quot;C&quot;; &quot;&quot;))) + [.$A$4] * (LEN([.G224]) - LEN(SUBSTITUTE([.G224]; &quot;G&quot;; &quot;&quot;)))" office:value-type="float" office:value="1" calcext:value-type="float">
            <text:p>1</text:p>
          </table:table-cell>
          <table:table-cell table:formula="of:=SUM([.I$2:.I224])" office:value-type="float" office:value="286" calcext:value-type="float">
            <text:p>286</text:p>
          </table:table-cell>
          <table:table-cell table:number-columns-repeated="9"/>
          <table:table-cell table:formula="of:=[.T223]" office:value-type="float" office:value="0.0015279541" calcext:value-type="float">
            <text:p>0.0015279541</text:p>
          </table:table-cell>
          <table:table-cell table:formula="of:=[.U223]" office:value-type="float" office:value="8040" calcext:value-type="float">
            <text:p>8040</text:p>
          </table:table-cell>
          <table:table-cell table:formula="of:=[.H224]" office:value-type="float" office:value="0.0061514573" calcext:value-type="float">
            <text:p>0.0061514573</text:p>
          </table:table-cell>
          <table:table-cell table:formula="of:=[.J224]" office:value-type="float" office:value="286" calcext:value-type="float">
            <text:p>286</text:p>
          </table:table-cell>
          <table:table-cell table:formula="of:=[.X223]" office:value-type="float" office:value="0.000000875394" calcext:value-type="float">
            <text:p>0.000000875394</text:p>
          </table:table-cell>
          <table:table-cell table:formula="of:=[.Y223]" office:value-type="float" office:value="8580" calcext:value-type="float">
            <text:p>8580</text:p>
          </table:table-cell>
          <table:table-cell table:formula="of:=[.Z223]" office:value-type="float" office:value="0.000000875394" calcext:value-type="float">
            <text:p>0.000000875394</text:p>
          </table:table-cell>
          <table:table-cell table:formula="of:=[.AA2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5]) - LEN(SUBSTITUTE([.G225]; &quot;C&quot;; &quot;&quot;))) + [.$A$4] * (LEN([.G225]) - LEN(SUBSTITUTE([.G225]; &quot;G&quot;; &quot;&quot;)))" office:value-type="float" office:value="1" calcext:value-type="float">
            <text:p>1</text:p>
          </table:table-cell>
          <table:table-cell table:formula="of:=SUM([.I$2:.I225])" office:value-type="float" office:value="287" calcext:value-type="float">
            <text:p>287</text:p>
          </table:table-cell>
          <table:table-cell table:number-columns-repeated="9"/>
          <table:table-cell table:formula="of:=[.T224]" office:value-type="float" office:value="0.0015279541" calcext:value-type="float">
            <text:p>0.0015279541</text:p>
          </table:table-cell>
          <table:table-cell table:formula="of:=[.U224]" office:value-type="float" office:value="8040" calcext:value-type="float">
            <text:p>8040</text:p>
          </table:table-cell>
          <table:table-cell table:formula="of:=[.H225]" office:value-type="float" office:value="0.0061514573" calcext:value-type="float">
            <text:p>0.0061514573</text:p>
          </table:table-cell>
          <table:table-cell table:formula="of:=[.J225]" office:value-type="float" office:value="287" calcext:value-type="float">
            <text:p>287</text:p>
          </table:table-cell>
          <table:table-cell table:formula="of:=[.X224]" office:value-type="float" office:value="0.000000875394" calcext:value-type="float">
            <text:p>0.000000875394</text:p>
          </table:table-cell>
          <table:table-cell table:formula="of:=[.Y224]" office:value-type="float" office:value="8580" calcext:value-type="float">
            <text:p>8580</text:p>
          </table:table-cell>
          <table:table-cell table:formula="of:=[.Z224]" office:value-type="float" office:value="0.000000875394" calcext:value-type="float">
            <text:p>0.000000875394</text:p>
          </table:table-cell>
          <table:table-cell table:formula="of:=[.AA2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6]) - LEN(SUBSTITUTE([.G226]; &quot;C&quot;; &quot;&quot;))) + [.$A$4] * (LEN([.G226]) - LEN(SUBSTITUTE([.G226]; &quot;G&quot;; &quot;&quot;)))" office:value-type="float" office:value="1" calcext:value-type="float">
            <text:p>1</text:p>
          </table:table-cell>
          <table:table-cell table:formula="of:=SUM([.I$2:.I226])" office:value-type="float" office:value="288" calcext:value-type="float">
            <text:p>288</text:p>
          </table:table-cell>
          <table:table-cell table:number-columns-repeated="9"/>
          <table:table-cell table:formula="of:=[.T225]" office:value-type="float" office:value="0.0015279541" calcext:value-type="float">
            <text:p>0.0015279541</text:p>
          </table:table-cell>
          <table:table-cell table:formula="of:=[.U225]" office:value-type="float" office:value="8040" calcext:value-type="float">
            <text:p>8040</text:p>
          </table:table-cell>
          <table:table-cell table:formula="of:=[.H226]" office:value-type="float" office:value="0.0061514573" calcext:value-type="float">
            <text:p>0.0061514573</text:p>
          </table:table-cell>
          <table:table-cell table:formula="of:=[.J226]" office:value-type="float" office:value="288" calcext:value-type="float">
            <text:p>288</text:p>
          </table:table-cell>
          <table:table-cell table:formula="of:=[.X225]" office:value-type="float" office:value="0.000000875394" calcext:value-type="float">
            <text:p>0.000000875394</text:p>
          </table:table-cell>
          <table:table-cell table:formula="of:=[.Y225]" office:value-type="float" office:value="8580" calcext:value-type="float">
            <text:p>8580</text:p>
          </table:table-cell>
          <table:table-cell table:formula="of:=[.Z225]" office:value-type="float" office:value="0.000000875394" calcext:value-type="float">
            <text:p>0.000000875394</text:p>
          </table:table-cell>
          <table:table-cell table:formula="of:=[.AA2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61514573" calcext:value-type="float">
            <text:p>0.0061514573</text:p>
          </table:table-cell>
          <table:table-cell table:formula="of:= (LEN([.G227]) - LEN(SUBSTITUTE([.G227]; &quot;C&quot;; &quot;&quot;))) + [.$A$4] * (LEN([.G227]) - LEN(SUBSTITUTE([.G227]; &quot;G&quot;; &quot;&quot;)))" office:value-type="float" office:value="1" calcext:value-type="float">
            <text:p>1</text:p>
          </table:table-cell>
          <table:table-cell table:formula="of:=SUM([.I$2:.I227])" office:value-type="float" office:value="289" calcext:value-type="float">
            <text:p>289</text:p>
          </table:table-cell>
          <table:table-cell table:number-columns-repeated="9"/>
          <table:table-cell table:formula="of:=[.T226]" office:value-type="float" office:value="0.0015279541" calcext:value-type="float">
            <text:p>0.0015279541</text:p>
          </table:table-cell>
          <table:table-cell table:formula="of:=[.U226]" office:value-type="float" office:value="8040" calcext:value-type="float">
            <text:p>8040</text:p>
          </table:table-cell>
          <table:table-cell table:formula="of:=[.H227]" office:value-type="float" office:value="0.0061514573" calcext:value-type="float">
            <text:p>0.0061514573</text:p>
          </table:table-cell>
          <table:table-cell table:formula="of:=[.J227]" office:value-type="float" office:value="289" calcext:value-type="float">
            <text:p>289</text:p>
          </table:table-cell>
          <table:table-cell table:formula="of:=[.X226]" office:value-type="float" office:value="0.000000875394" calcext:value-type="float">
            <text:p>0.000000875394</text:p>
          </table:table-cell>
          <table:table-cell table:formula="of:=[.Y226]" office:value-type="float" office:value="8580" calcext:value-type="float">
            <text:p>8580</text:p>
          </table:table-cell>
          <table:table-cell table:formula="of:=[.Z226]" office:value-type="float" office:value="0.000000875394" calcext:value-type="float">
            <text:p>0.000000875394</text:p>
          </table:table-cell>
          <table:table-cell table:formula="of:=[.AA2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28]) - LEN(SUBSTITUTE([.G228]; &quot;C&quot;; &quot;&quot;))) + [.$A$4] * (LEN([.G228]) - LEN(SUBSTITUTE([.G228]; &quot;G&quot;; &quot;&quot;)))" office:value-type="float" office:value="2" calcext:value-type="float">
            <text:p>2</text:p>
          </table:table-cell>
          <table:table-cell table:formula="of:=SUM([.I$2:.I228])" office:value-type="float" office:value="291" calcext:value-type="float">
            <text:p>291</text:p>
          </table:table-cell>
          <table:table-cell table:number-columns-repeated="9"/>
          <table:table-cell table:formula="of:=[.T227]" office:value-type="float" office:value="0.0015279541" calcext:value-type="float">
            <text:p>0.0015279541</text:p>
          </table:table-cell>
          <table:table-cell table:formula="of:=[.U227]" office:value-type="float" office:value="8040" calcext:value-type="float">
            <text:p>8040</text:p>
          </table:table-cell>
          <table:table-cell table:formula="of:=[.H228]" office:value-type="float" office:value="0.0056992816" calcext:value-type="float">
            <text:p>0.0056992816</text:p>
          </table:table-cell>
          <table:table-cell table:formula="of:=[.J228]" office:value-type="float" office:value="291" calcext:value-type="float">
            <text:p>291</text:p>
          </table:table-cell>
          <table:table-cell table:formula="of:=[.X227]" office:value-type="float" office:value="0.000000875394" calcext:value-type="float">
            <text:p>0.000000875394</text:p>
          </table:table-cell>
          <table:table-cell table:formula="of:=[.Y227]" office:value-type="float" office:value="8580" calcext:value-type="float">
            <text:p>8580</text:p>
          </table:table-cell>
          <table:table-cell table:formula="of:=[.Z227]" office:value-type="float" office:value="0.000000875394" calcext:value-type="float">
            <text:p>0.000000875394</text:p>
          </table:table-cell>
          <table:table-cell table:formula="of:=[.AA2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29]) - LEN(SUBSTITUTE([.G229]; &quot;C&quot;; &quot;&quot;))) + [.$A$4] * (LEN([.G229]) - LEN(SUBSTITUTE([.G229]; &quot;G&quot;; &quot;&quot;)))" office:value-type="float" office:value="1" calcext:value-type="float">
            <text:p>1</text:p>
          </table:table-cell>
          <table:table-cell table:formula="of:=SUM([.I$2:.I229])" office:value-type="float" office:value="292" calcext:value-type="float">
            <text:p>292</text:p>
          </table:table-cell>
          <table:table-cell table:number-columns-repeated="9"/>
          <table:table-cell table:formula="of:=[.T228]" office:value-type="float" office:value="0.0015279541" calcext:value-type="float">
            <text:p>0.0015279541</text:p>
          </table:table-cell>
          <table:table-cell table:formula="of:=[.U228]" office:value-type="float" office:value="8040" calcext:value-type="float">
            <text:p>8040</text:p>
          </table:table-cell>
          <table:table-cell table:formula="of:=[.H229]" office:value-type="float" office:value="0.0056992816" calcext:value-type="float">
            <text:p>0.0056992816</text:p>
          </table:table-cell>
          <table:table-cell table:formula="of:=[.J229]" office:value-type="float" office:value="292" calcext:value-type="float">
            <text:p>292</text:p>
          </table:table-cell>
          <table:table-cell table:formula="of:=[.X228]" office:value-type="float" office:value="0.000000875394" calcext:value-type="float">
            <text:p>0.000000875394</text:p>
          </table:table-cell>
          <table:table-cell table:formula="of:=[.Y228]" office:value-type="float" office:value="8580" calcext:value-type="float">
            <text:p>8580</text:p>
          </table:table-cell>
          <table:table-cell table:formula="of:=[.Z228]" office:value-type="float" office:value="0.000000875394" calcext:value-type="float">
            <text:p>0.000000875394</text:p>
          </table:table-cell>
          <table:table-cell table:formula="of:=[.AA2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0]) - LEN(SUBSTITUTE([.G230]; &quot;C&quot;; &quot;&quot;))) + [.$A$4] * (LEN([.G230]) - LEN(SUBSTITUTE([.G230]; &quot;G&quot;; &quot;&quot;)))" office:value-type="float" office:value="1" calcext:value-type="float">
            <text:p>1</text:p>
          </table:table-cell>
          <table:table-cell table:formula="of:=SUM([.I$2:.I230])" office:value-type="float" office:value="293" calcext:value-type="float">
            <text:p>293</text:p>
          </table:table-cell>
          <table:table-cell table:number-columns-repeated="9"/>
          <table:table-cell table:formula="of:=[.T229]" office:value-type="float" office:value="0.0015279541" calcext:value-type="float">
            <text:p>0.0015279541</text:p>
          </table:table-cell>
          <table:table-cell table:formula="of:=[.U229]" office:value-type="float" office:value="8040" calcext:value-type="float">
            <text:p>8040</text:p>
          </table:table-cell>
          <table:table-cell table:formula="of:=[.H230]" office:value-type="float" office:value="0.0056992816" calcext:value-type="float">
            <text:p>0.0056992816</text:p>
          </table:table-cell>
          <table:table-cell table:formula="of:=[.J230]" office:value-type="float" office:value="293" calcext:value-type="float">
            <text:p>293</text:p>
          </table:table-cell>
          <table:table-cell table:formula="of:=[.X229]" office:value-type="float" office:value="0.000000875394" calcext:value-type="float">
            <text:p>0.000000875394</text:p>
          </table:table-cell>
          <table:table-cell table:formula="of:=[.Y229]" office:value-type="float" office:value="8580" calcext:value-type="float">
            <text:p>8580</text:p>
          </table:table-cell>
          <table:table-cell table:formula="of:=[.Z229]" office:value-type="float" office:value="0.000000875394" calcext:value-type="float">
            <text:p>0.000000875394</text:p>
          </table:table-cell>
          <table:table-cell table:formula="of:=[.AA2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1]) - LEN(SUBSTITUTE([.G231]; &quot;C&quot;; &quot;&quot;))) + [.$A$4] * (LEN([.G231]) - LEN(SUBSTITUTE([.G231]; &quot;G&quot;; &quot;&quot;)))" office:value-type="float" office:value="1" calcext:value-type="float">
            <text:p>1</text:p>
          </table:table-cell>
          <table:table-cell table:formula="of:=SUM([.I$2:.I231])" office:value-type="float" office:value="294" calcext:value-type="float">
            <text:p>294</text:p>
          </table:table-cell>
          <table:table-cell table:number-columns-repeated="9"/>
          <table:table-cell table:formula="of:=[.T230]" office:value-type="float" office:value="0.0015279541" calcext:value-type="float">
            <text:p>0.0015279541</text:p>
          </table:table-cell>
          <table:table-cell table:formula="of:=[.U230]" office:value-type="float" office:value="8040" calcext:value-type="float">
            <text:p>8040</text:p>
          </table:table-cell>
          <table:table-cell table:formula="of:=[.H231]" office:value-type="float" office:value="0.0056992816" calcext:value-type="float">
            <text:p>0.0056992816</text:p>
          </table:table-cell>
          <table:table-cell table:formula="of:=[.J231]" office:value-type="float" office:value="294" calcext:value-type="float">
            <text:p>294</text:p>
          </table:table-cell>
          <table:table-cell table:formula="of:=[.X230]" office:value-type="float" office:value="0.000000875394" calcext:value-type="float">
            <text:p>0.000000875394</text:p>
          </table:table-cell>
          <table:table-cell table:formula="of:=[.Y230]" office:value-type="float" office:value="8580" calcext:value-type="float">
            <text:p>8580</text:p>
          </table:table-cell>
          <table:table-cell table:formula="of:=[.Z230]" office:value-type="float" office:value="0.000000875394" calcext:value-type="float">
            <text:p>0.000000875394</text:p>
          </table:table-cell>
          <table:table-cell table:formula="of:=[.AA2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2]) - LEN(SUBSTITUTE([.G232]; &quot;C&quot;; &quot;&quot;))) + [.$A$4] * (LEN([.G232]) - LEN(SUBSTITUTE([.G232]; &quot;G&quot;; &quot;&quot;)))" office:value-type="float" office:value="1" calcext:value-type="float">
            <text:p>1</text:p>
          </table:table-cell>
          <table:table-cell table:formula="of:=SUM([.I$2:.I232])" office:value-type="float" office:value="295" calcext:value-type="float">
            <text:p>295</text:p>
          </table:table-cell>
          <table:table-cell table:number-columns-repeated="9"/>
          <table:table-cell table:formula="of:=[.T231]" office:value-type="float" office:value="0.0015279541" calcext:value-type="float">
            <text:p>0.0015279541</text:p>
          </table:table-cell>
          <table:table-cell table:formula="of:=[.U231]" office:value-type="float" office:value="8040" calcext:value-type="float">
            <text:p>8040</text:p>
          </table:table-cell>
          <table:table-cell table:formula="of:=[.H232]" office:value-type="float" office:value="0.0056992816" calcext:value-type="float">
            <text:p>0.0056992816</text:p>
          </table:table-cell>
          <table:table-cell table:formula="of:=[.J232]" office:value-type="float" office:value="295" calcext:value-type="float">
            <text:p>295</text:p>
          </table:table-cell>
          <table:table-cell table:formula="of:=[.X231]" office:value-type="float" office:value="0.000000875394" calcext:value-type="float">
            <text:p>0.000000875394</text:p>
          </table:table-cell>
          <table:table-cell table:formula="of:=[.Y231]" office:value-type="float" office:value="8580" calcext:value-type="float">
            <text:p>8580</text:p>
          </table:table-cell>
          <table:table-cell table:formula="of:=[.Z231]" office:value-type="float" office:value="0.000000875394" calcext:value-type="float">
            <text:p>0.000000875394</text:p>
          </table:table-cell>
          <table:table-cell table:formula="of:=[.AA2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3]) - LEN(SUBSTITUTE([.G233]; &quot;C&quot;; &quot;&quot;))) + [.$A$4] * (LEN([.G233]) - LEN(SUBSTITUTE([.G233]; &quot;G&quot;; &quot;&quot;)))" office:value-type="float" office:value="1" calcext:value-type="float">
            <text:p>1</text:p>
          </table:table-cell>
          <table:table-cell table:formula="of:=SUM([.I$2:.I233])" office:value-type="float" office:value="296" calcext:value-type="float">
            <text:p>296</text:p>
          </table:table-cell>
          <table:table-cell table:number-columns-repeated="9"/>
          <table:table-cell table:formula="of:=[.T232]" office:value-type="float" office:value="0.0015279541" calcext:value-type="float">
            <text:p>0.0015279541</text:p>
          </table:table-cell>
          <table:table-cell table:formula="of:=[.U232]" office:value-type="float" office:value="8040" calcext:value-type="float">
            <text:p>8040</text:p>
          </table:table-cell>
          <table:table-cell table:formula="of:=[.H233]" office:value-type="float" office:value="0.0056992816" calcext:value-type="float">
            <text:p>0.0056992816</text:p>
          </table:table-cell>
          <table:table-cell table:formula="of:=[.J233]" office:value-type="float" office:value="296" calcext:value-type="float">
            <text:p>296</text:p>
          </table:table-cell>
          <table:table-cell table:formula="of:=[.X232]" office:value-type="float" office:value="0.000000875394" calcext:value-type="float">
            <text:p>0.000000875394</text:p>
          </table:table-cell>
          <table:table-cell table:formula="of:=[.Y232]" office:value-type="float" office:value="8580" calcext:value-type="float">
            <text:p>8580</text:p>
          </table:table-cell>
          <table:table-cell table:formula="of:=[.Z232]" office:value-type="float" office:value="0.000000875394" calcext:value-type="float">
            <text:p>0.000000875394</text:p>
          </table:table-cell>
          <table:table-cell table:formula="of:=[.AA2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4]) - LEN(SUBSTITUTE([.G234]; &quot;C&quot;; &quot;&quot;))) + [.$A$4] * (LEN([.G234]) - LEN(SUBSTITUTE([.G234]; &quot;G&quot;; &quot;&quot;)))" office:value-type="float" office:value="1" calcext:value-type="float">
            <text:p>1</text:p>
          </table:table-cell>
          <table:table-cell table:formula="of:=SUM([.I$2:.I234])" office:value-type="float" office:value="297" calcext:value-type="float">
            <text:p>297</text:p>
          </table:table-cell>
          <table:table-cell table:number-columns-repeated="9"/>
          <table:table-cell table:formula="of:=[.T233]" office:value-type="float" office:value="0.0015279541" calcext:value-type="float">
            <text:p>0.0015279541</text:p>
          </table:table-cell>
          <table:table-cell table:formula="of:=[.U233]" office:value-type="float" office:value="8040" calcext:value-type="float">
            <text:p>8040</text:p>
          </table:table-cell>
          <table:table-cell table:formula="of:=[.H234]" office:value-type="float" office:value="0.0056992816" calcext:value-type="float">
            <text:p>0.0056992816</text:p>
          </table:table-cell>
          <table:table-cell table:formula="of:=[.J234]" office:value-type="float" office:value="297" calcext:value-type="float">
            <text:p>297</text:p>
          </table:table-cell>
          <table:table-cell table:formula="of:=[.X233]" office:value-type="float" office:value="0.000000875394" calcext:value-type="float">
            <text:p>0.000000875394</text:p>
          </table:table-cell>
          <table:table-cell table:formula="of:=[.Y233]" office:value-type="float" office:value="8580" calcext:value-type="float">
            <text:p>8580</text:p>
          </table:table-cell>
          <table:table-cell table:formula="of:=[.Z233]" office:value-type="float" office:value="0.000000875394" calcext:value-type="float">
            <text:p>0.000000875394</text:p>
          </table:table-cell>
          <table:table-cell table:formula="of:=[.AA2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6992816" calcext:value-type="float">
            <text:p>0.0056992816</text:p>
          </table:table-cell>
          <table:table-cell table:formula="of:= (LEN([.G235]) - LEN(SUBSTITUTE([.G235]; &quot;C&quot;; &quot;&quot;))) + [.$A$4] * (LEN([.G235]) - LEN(SUBSTITUTE([.G235]; &quot;G&quot;; &quot;&quot;)))" office:value-type="float" office:value="1" calcext:value-type="float">
            <text:p>1</text:p>
          </table:table-cell>
          <table:table-cell table:formula="of:=SUM([.I$2:.I235])" office:value-type="float" office:value="298" calcext:value-type="float">
            <text:p>298</text:p>
          </table:table-cell>
          <table:table-cell table:number-columns-repeated="9"/>
          <table:table-cell table:formula="of:=[.T234]" office:value-type="float" office:value="0.0015279541" calcext:value-type="float">
            <text:p>0.0015279541</text:p>
          </table:table-cell>
          <table:table-cell table:formula="of:=[.U234]" office:value-type="float" office:value="8040" calcext:value-type="float">
            <text:p>8040</text:p>
          </table:table-cell>
          <table:table-cell table:formula="of:=[.H235]" office:value-type="float" office:value="0.0056992816" calcext:value-type="float">
            <text:p>0.0056992816</text:p>
          </table:table-cell>
          <table:table-cell table:formula="of:=[.J235]" office:value-type="float" office:value="298" calcext:value-type="float">
            <text:p>298</text:p>
          </table:table-cell>
          <table:table-cell table:formula="of:=[.X234]" office:value-type="float" office:value="0.000000875394" calcext:value-type="float">
            <text:p>0.000000875394</text:p>
          </table:table-cell>
          <table:table-cell table:formula="of:=[.Y234]" office:value-type="float" office:value="8580" calcext:value-type="float">
            <text:p>8580</text:p>
          </table:table-cell>
          <table:table-cell table:formula="of:=[.Z234]" office:value-type="float" office:value="0.000000875394" calcext:value-type="float">
            <text:p>0.000000875394</text:p>
          </table:table-cell>
          <table:table-cell table:formula="of:=[.AA2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6]) - LEN(SUBSTITUTE([.G236]; &quot;C&quot;; &quot;&quot;))) + [.$A$4] * (LEN([.G236]) - LEN(SUBSTITUTE([.G236]; &quot;G&quot;; &quot;&quot;)))" office:value-type="float" office:value="2" calcext:value-type="float">
            <text:p>2</text:p>
          </table:table-cell>
          <table:table-cell table:formula="of:=SUM([.I$2:.I236])" office:value-type="float" office:value="300" calcext:value-type="float">
            <text:p>300</text:p>
          </table:table-cell>
          <table:table-cell table:number-columns-repeated="9"/>
          <table:table-cell table:formula="of:=[.T235]" office:value-type="float" office:value="0.0015279541" calcext:value-type="float">
            <text:p>0.0015279541</text:p>
          </table:table-cell>
          <table:table-cell table:formula="of:=[.U235]" office:value-type="float" office:value="8040" calcext:value-type="float">
            <text:p>8040</text:p>
          </table:table-cell>
          <table:table-cell table:formula="of:=[.H236]" office:value-type="float" office:value="0.0050967117" calcext:value-type="float">
            <text:p>0.0050967117</text:p>
          </table:table-cell>
          <table:table-cell table:formula="of:=[.J236]" office:value-type="float" office:value="300" calcext:value-type="float">
            <text:p>300</text:p>
          </table:table-cell>
          <table:table-cell table:formula="of:=[.X235]" office:value-type="float" office:value="0.000000875394" calcext:value-type="float">
            <text:p>0.000000875394</text:p>
          </table:table-cell>
          <table:table-cell table:formula="of:=[.Y235]" office:value-type="float" office:value="8580" calcext:value-type="float">
            <text:p>8580</text:p>
          </table:table-cell>
          <table:table-cell table:formula="of:=[.Z235]" office:value-type="float" office:value="0.000000875394" calcext:value-type="float">
            <text:p>0.000000875394</text:p>
          </table:table-cell>
          <table:table-cell table:formula="of:=[.AA2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7]) - LEN(SUBSTITUTE([.G237]; &quot;C&quot;; &quot;&quot;))) + [.$A$4] * (LEN([.G237]) - LEN(SUBSTITUTE([.G237]; &quot;G&quot;; &quot;&quot;)))" office:value-type="float" office:value="1" calcext:value-type="float">
            <text:p>1</text:p>
          </table:table-cell>
          <table:table-cell table:formula="of:=SUM([.I$2:.I237])" office:value-type="float" office:value="301" calcext:value-type="float">
            <text:p>301</text:p>
          </table:table-cell>
          <table:table-cell table:number-columns-repeated="9"/>
          <table:table-cell table:formula="of:=[.T236]" office:value-type="float" office:value="0.0015279541" calcext:value-type="float">
            <text:p>0.0015279541</text:p>
          </table:table-cell>
          <table:table-cell table:formula="of:=[.U236]" office:value-type="float" office:value="8040" calcext:value-type="float">
            <text:p>8040</text:p>
          </table:table-cell>
          <table:table-cell table:formula="of:=[.H237]" office:value-type="float" office:value="0.0050967117" calcext:value-type="float">
            <text:p>0.0050967117</text:p>
          </table:table-cell>
          <table:table-cell table:formula="of:=[.J237]" office:value-type="float" office:value="301" calcext:value-type="float">
            <text:p>301</text:p>
          </table:table-cell>
          <table:table-cell table:formula="of:=[.X236]" office:value-type="float" office:value="0.000000875394" calcext:value-type="float">
            <text:p>0.000000875394</text:p>
          </table:table-cell>
          <table:table-cell table:formula="of:=[.Y236]" office:value-type="float" office:value="8580" calcext:value-type="float">
            <text:p>8580</text:p>
          </table:table-cell>
          <table:table-cell table:formula="of:=[.Z236]" office:value-type="float" office:value="0.000000875394" calcext:value-type="float">
            <text:p>0.000000875394</text:p>
          </table:table-cell>
          <table:table-cell table:formula="of:=[.AA2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8]) - LEN(SUBSTITUTE([.G238]; &quot;C&quot;; &quot;&quot;))) + [.$A$4] * (LEN([.G238]) - LEN(SUBSTITUTE([.G238]; &quot;G&quot;; &quot;&quot;)))" office:value-type="float" office:value="1" calcext:value-type="float">
            <text:p>1</text:p>
          </table:table-cell>
          <table:table-cell table:formula="of:=SUM([.I$2:.I238])" office:value-type="float" office:value="302" calcext:value-type="float">
            <text:p>302</text:p>
          </table:table-cell>
          <table:table-cell table:number-columns-repeated="9"/>
          <table:table-cell table:formula="of:=[.T237]" office:value-type="float" office:value="0.0015279541" calcext:value-type="float">
            <text:p>0.0015279541</text:p>
          </table:table-cell>
          <table:table-cell table:formula="of:=[.U237]" office:value-type="float" office:value="8040" calcext:value-type="float">
            <text:p>8040</text:p>
          </table:table-cell>
          <table:table-cell table:formula="of:=[.H238]" office:value-type="float" office:value="0.0050967117" calcext:value-type="float">
            <text:p>0.0050967117</text:p>
          </table:table-cell>
          <table:table-cell table:formula="of:=[.J238]" office:value-type="float" office:value="302" calcext:value-type="float">
            <text:p>302</text:p>
          </table:table-cell>
          <table:table-cell table:formula="of:=[.X237]" office:value-type="float" office:value="0.000000875394" calcext:value-type="float">
            <text:p>0.000000875394</text:p>
          </table:table-cell>
          <table:table-cell table:formula="of:=[.Y237]" office:value-type="float" office:value="8580" calcext:value-type="float">
            <text:p>8580</text:p>
          </table:table-cell>
          <table:table-cell table:formula="of:=[.Z237]" office:value-type="float" office:value="0.000000875394" calcext:value-type="float">
            <text:p>0.000000875394</text:p>
          </table:table-cell>
          <table:table-cell table:formula="of:=[.AA2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39]) - LEN(SUBSTITUTE([.G239]; &quot;C&quot;; &quot;&quot;))) + [.$A$4] * (LEN([.G239]) - LEN(SUBSTITUTE([.G239]; &quot;G&quot;; &quot;&quot;)))" office:value-type="float" office:value="1" calcext:value-type="float">
            <text:p>1</text:p>
          </table:table-cell>
          <table:table-cell table:formula="of:=SUM([.I$2:.I239])" office:value-type="float" office:value="303" calcext:value-type="float">
            <text:p>303</text:p>
          </table:table-cell>
          <table:table-cell table:number-columns-repeated="9"/>
          <table:table-cell table:formula="of:=[.T238]" office:value-type="float" office:value="0.0015279541" calcext:value-type="float">
            <text:p>0.0015279541</text:p>
          </table:table-cell>
          <table:table-cell table:formula="of:=[.U238]" office:value-type="float" office:value="8040" calcext:value-type="float">
            <text:p>8040</text:p>
          </table:table-cell>
          <table:table-cell table:formula="of:=[.H239]" office:value-type="float" office:value="0.0050967117" calcext:value-type="float">
            <text:p>0.0050967117</text:p>
          </table:table-cell>
          <table:table-cell table:formula="of:=[.J239]" office:value-type="float" office:value="303" calcext:value-type="float">
            <text:p>303</text:p>
          </table:table-cell>
          <table:table-cell table:formula="of:=[.X238]" office:value-type="float" office:value="0.000000875394" calcext:value-type="float">
            <text:p>0.000000875394</text:p>
          </table:table-cell>
          <table:table-cell table:formula="of:=[.Y238]" office:value-type="float" office:value="8580" calcext:value-type="float">
            <text:p>8580</text:p>
          </table:table-cell>
          <table:table-cell table:formula="of:=[.Z238]" office:value-type="float" office:value="0.000000875394" calcext:value-type="float">
            <text:p>0.000000875394</text:p>
          </table:table-cell>
          <table:table-cell table:formula="of:=[.AA2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0]) - LEN(SUBSTITUTE([.G240]; &quot;C&quot;; &quot;&quot;))) + [.$A$4] * (LEN([.G240]) - LEN(SUBSTITUTE([.G240]; &quot;G&quot;; &quot;&quot;)))" office:value-type="float" office:value="1" calcext:value-type="float">
            <text:p>1</text:p>
          </table:table-cell>
          <table:table-cell table:formula="of:=SUM([.I$2:.I240])" office:value-type="float" office:value="304" calcext:value-type="float">
            <text:p>304</text:p>
          </table:table-cell>
          <table:table-cell table:number-columns-repeated="9"/>
          <table:table-cell table:formula="of:=[.T239]" office:value-type="float" office:value="0.0015279541" calcext:value-type="float">
            <text:p>0.0015279541</text:p>
          </table:table-cell>
          <table:table-cell table:formula="of:=[.U239]" office:value-type="float" office:value="8040" calcext:value-type="float">
            <text:p>8040</text:p>
          </table:table-cell>
          <table:table-cell table:formula="of:=[.H240]" office:value-type="float" office:value="0.0050967117" calcext:value-type="float">
            <text:p>0.0050967117</text:p>
          </table:table-cell>
          <table:table-cell table:formula="of:=[.J240]" office:value-type="float" office:value="304" calcext:value-type="float">
            <text:p>304</text:p>
          </table:table-cell>
          <table:table-cell table:formula="of:=[.X239]" office:value-type="float" office:value="0.000000875394" calcext:value-type="float">
            <text:p>0.000000875394</text:p>
          </table:table-cell>
          <table:table-cell table:formula="of:=[.Y239]" office:value-type="float" office:value="8580" calcext:value-type="float">
            <text:p>8580</text:p>
          </table:table-cell>
          <table:table-cell table:formula="of:=[.Z239]" office:value-type="float" office:value="0.000000875394" calcext:value-type="float">
            <text:p>0.000000875394</text:p>
          </table:table-cell>
          <table:table-cell table:formula="of:=[.AA2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1]) - LEN(SUBSTITUTE([.G241]; &quot;C&quot;; &quot;&quot;))) + [.$A$4] * (LEN([.G241]) - LEN(SUBSTITUTE([.G241]; &quot;G&quot;; &quot;&quot;)))" office:value-type="float" office:value="1" calcext:value-type="float">
            <text:p>1</text:p>
          </table:table-cell>
          <table:table-cell table:formula="of:=SUM([.I$2:.I241])" office:value-type="float" office:value="305" calcext:value-type="float">
            <text:p>305</text:p>
          </table:table-cell>
          <table:table-cell table:number-columns-repeated="9"/>
          <table:table-cell table:formula="of:=[.T240]" office:value-type="float" office:value="0.0015279541" calcext:value-type="float">
            <text:p>0.0015279541</text:p>
          </table:table-cell>
          <table:table-cell table:formula="of:=[.U240]" office:value-type="float" office:value="8040" calcext:value-type="float">
            <text:p>8040</text:p>
          </table:table-cell>
          <table:table-cell table:formula="of:=[.H241]" office:value-type="float" office:value="0.0050967117" calcext:value-type="float">
            <text:p>0.0050967117</text:p>
          </table:table-cell>
          <table:table-cell table:formula="of:=[.J241]" office:value-type="float" office:value="305" calcext:value-type="float">
            <text:p>305</text:p>
          </table:table-cell>
          <table:table-cell table:formula="of:=[.X240]" office:value-type="float" office:value="0.000000875394" calcext:value-type="float">
            <text:p>0.000000875394</text:p>
          </table:table-cell>
          <table:table-cell table:formula="of:=[.Y240]" office:value-type="float" office:value="8580" calcext:value-type="float">
            <text:p>8580</text:p>
          </table:table-cell>
          <table:table-cell table:formula="of:=[.Z240]" office:value-type="float" office:value="0.000000875394" calcext:value-type="float">
            <text:p>0.000000875394</text:p>
          </table:table-cell>
          <table:table-cell table:formula="of:=[.AA2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2]) - LEN(SUBSTITUTE([.G242]; &quot;C&quot;; &quot;&quot;))) + [.$A$4] * (LEN([.G242]) - LEN(SUBSTITUTE([.G242]; &quot;G&quot;; &quot;&quot;)))" office:value-type="float" office:value="1" calcext:value-type="float">
            <text:p>1</text:p>
          </table:table-cell>
          <table:table-cell table:formula="of:=SUM([.I$2:.I242])" office:value-type="float" office:value="306" calcext:value-type="float">
            <text:p>306</text:p>
          </table:table-cell>
          <table:table-cell table:number-columns-repeated="9"/>
          <table:table-cell table:formula="of:=[.T241]" office:value-type="float" office:value="0.0015279541" calcext:value-type="float">
            <text:p>0.0015279541</text:p>
          </table:table-cell>
          <table:table-cell table:formula="of:=[.U241]" office:value-type="float" office:value="8040" calcext:value-type="float">
            <text:p>8040</text:p>
          </table:table-cell>
          <table:table-cell table:formula="of:=[.H242]" office:value-type="float" office:value="0.0050967117" calcext:value-type="float">
            <text:p>0.0050967117</text:p>
          </table:table-cell>
          <table:table-cell table:formula="of:=[.J242]" office:value-type="float" office:value="306" calcext:value-type="float">
            <text:p>306</text:p>
          </table:table-cell>
          <table:table-cell table:formula="of:=[.X241]" office:value-type="float" office:value="0.000000875394" calcext:value-type="float">
            <text:p>0.000000875394</text:p>
          </table:table-cell>
          <table:table-cell table:formula="of:=[.Y241]" office:value-type="float" office:value="8580" calcext:value-type="float">
            <text:p>8580</text:p>
          </table:table-cell>
          <table:table-cell table:formula="of:=[.Z241]" office:value-type="float" office:value="0.000000875394" calcext:value-type="float">
            <text:p>0.000000875394</text:p>
          </table:table-cell>
          <table:table-cell table:formula="of:=[.AA2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3]) - LEN(SUBSTITUTE([.G243]; &quot;C&quot;; &quot;&quot;))) + [.$A$4] * (LEN([.G243]) - LEN(SUBSTITUTE([.G243]; &quot;G&quot;; &quot;&quot;)))" office:value-type="float" office:value="1" calcext:value-type="float">
            <text:p>1</text:p>
          </table:table-cell>
          <table:table-cell table:formula="of:=SUM([.I$2:.I243])" office:value-type="float" office:value="307" calcext:value-type="float">
            <text:p>307</text:p>
          </table:table-cell>
          <table:table-cell table:number-columns-repeated="9"/>
          <table:table-cell table:formula="of:=[.T242]" office:value-type="float" office:value="0.0015279541" calcext:value-type="float">
            <text:p>0.0015279541</text:p>
          </table:table-cell>
          <table:table-cell table:formula="of:=[.U242]" office:value-type="float" office:value="8040" calcext:value-type="float">
            <text:p>8040</text:p>
          </table:table-cell>
          <table:table-cell table:formula="of:=[.H243]" office:value-type="float" office:value="0.0050967117" calcext:value-type="float">
            <text:p>0.0050967117</text:p>
          </table:table-cell>
          <table:table-cell table:formula="of:=[.J243]" office:value-type="float" office:value="307" calcext:value-type="float">
            <text:p>307</text:p>
          </table:table-cell>
          <table:table-cell table:formula="of:=[.X242]" office:value-type="float" office:value="0.000000875394" calcext:value-type="float">
            <text:p>0.000000875394</text:p>
          </table:table-cell>
          <table:table-cell table:formula="of:=[.Y242]" office:value-type="float" office:value="8580" calcext:value-type="float">
            <text:p>8580</text:p>
          </table:table-cell>
          <table:table-cell table:formula="of:=[.Z242]" office:value-type="float" office:value="0.000000875394" calcext:value-type="float">
            <text:p>0.000000875394</text:p>
          </table:table-cell>
          <table:table-cell table:formula="of:=[.AA2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4]) - LEN(SUBSTITUTE([.G244]; &quot;C&quot;; &quot;&quot;))) + [.$A$4] * (LEN([.G244]) - LEN(SUBSTITUTE([.G244]; &quot;G&quot;; &quot;&quot;)))" office:value-type="float" office:value="1" calcext:value-type="float">
            <text:p>1</text:p>
          </table:table-cell>
          <table:table-cell table:formula="of:=SUM([.I$2:.I244])" office:value-type="float" office:value="308" calcext:value-type="float">
            <text:p>308</text:p>
          </table:table-cell>
          <table:table-cell table:number-columns-repeated="9"/>
          <table:table-cell table:formula="of:=[.T243]" office:value-type="float" office:value="0.0015279541" calcext:value-type="float">
            <text:p>0.0015279541</text:p>
          </table:table-cell>
          <table:table-cell table:formula="of:=[.U243]" office:value-type="float" office:value="8040" calcext:value-type="float">
            <text:p>8040</text:p>
          </table:table-cell>
          <table:table-cell table:formula="of:=[.H244]" office:value-type="float" office:value="0.0050967117" calcext:value-type="float">
            <text:p>0.0050967117</text:p>
          </table:table-cell>
          <table:table-cell table:formula="of:=[.J244]" office:value-type="float" office:value="308" calcext:value-type="float">
            <text:p>308</text:p>
          </table:table-cell>
          <table:table-cell table:formula="of:=[.X243]" office:value-type="float" office:value="0.000000875394" calcext:value-type="float">
            <text:p>0.000000875394</text:p>
          </table:table-cell>
          <table:table-cell table:formula="of:=[.Y243]" office:value-type="float" office:value="8580" calcext:value-type="float">
            <text:p>8580</text:p>
          </table:table-cell>
          <table:table-cell table:formula="of:=[.Z243]" office:value-type="float" office:value="0.000000875394" calcext:value-type="float">
            <text:p>0.000000875394</text:p>
          </table:table-cell>
          <table:table-cell table:formula="of:=[.AA2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5]) - LEN(SUBSTITUTE([.G245]; &quot;C&quot;; &quot;&quot;))) + [.$A$4] * (LEN([.G245]) - LEN(SUBSTITUTE([.G245]; &quot;G&quot;; &quot;&quot;)))" office:value-type="float" office:value="1" calcext:value-type="float">
            <text:p>1</text:p>
          </table:table-cell>
          <table:table-cell table:formula="of:=SUM([.I$2:.I245])" office:value-type="float" office:value="309" calcext:value-type="float">
            <text:p>309</text:p>
          </table:table-cell>
          <table:table-cell table:number-columns-repeated="9"/>
          <table:table-cell table:formula="of:=[.T244]" office:value-type="float" office:value="0.0015279541" calcext:value-type="float">
            <text:p>0.0015279541</text:p>
          </table:table-cell>
          <table:table-cell table:formula="of:=[.U244]" office:value-type="float" office:value="8040" calcext:value-type="float">
            <text:p>8040</text:p>
          </table:table-cell>
          <table:table-cell table:formula="of:=[.H245]" office:value-type="float" office:value="0.0050967117" calcext:value-type="float">
            <text:p>0.0050967117</text:p>
          </table:table-cell>
          <table:table-cell table:formula="of:=[.J245]" office:value-type="float" office:value="309" calcext:value-type="float">
            <text:p>309</text:p>
          </table:table-cell>
          <table:table-cell table:formula="of:=[.X244]" office:value-type="float" office:value="0.000000875394" calcext:value-type="float">
            <text:p>0.000000875394</text:p>
          </table:table-cell>
          <table:table-cell table:formula="of:=[.Y244]" office:value-type="float" office:value="8580" calcext:value-type="float">
            <text:p>8580</text:p>
          </table:table-cell>
          <table:table-cell table:formula="of:=[.Z244]" office:value-type="float" office:value="0.000000875394" calcext:value-type="float">
            <text:p>0.000000875394</text:p>
          </table:table-cell>
          <table:table-cell table:formula="of:=[.AA2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6]) - LEN(SUBSTITUTE([.G246]; &quot;C&quot;; &quot;&quot;))) + [.$A$4] * (LEN([.G246]) - LEN(SUBSTITUTE([.G246]; &quot;G&quot;; &quot;&quot;)))" office:value-type="float" office:value="1" calcext:value-type="float">
            <text:p>1</text:p>
          </table:table-cell>
          <table:table-cell table:formula="of:=SUM([.I$2:.I246])" office:value-type="float" office:value="310" calcext:value-type="float">
            <text:p>310</text:p>
          </table:table-cell>
          <table:table-cell table:number-columns-repeated="9"/>
          <table:table-cell table:formula="of:=[.T245]" office:value-type="float" office:value="0.0015279541" calcext:value-type="float">
            <text:p>0.0015279541</text:p>
          </table:table-cell>
          <table:table-cell table:formula="of:=[.U245]" office:value-type="float" office:value="8040" calcext:value-type="float">
            <text:p>8040</text:p>
          </table:table-cell>
          <table:table-cell table:formula="of:=[.H246]" office:value-type="float" office:value="0.0050967117" calcext:value-type="float">
            <text:p>0.0050967117</text:p>
          </table:table-cell>
          <table:table-cell table:formula="of:=[.J246]" office:value-type="float" office:value="310" calcext:value-type="float">
            <text:p>310</text:p>
          </table:table-cell>
          <table:table-cell table:formula="of:=[.X245]" office:value-type="float" office:value="0.000000875394" calcext:value-type="float">
            <text:p>0.000000875394</text:p>
          </table:table-cell>
          <table:table-cell table:formula="of:=[.Y245]" office:value-type="float" office:value="8580" calcext:value-type="float">
            <text:p>8580</text:p>
          </table:table-cell>
          <table:table-cell table:formula="of:=[.Z245]" office:value-type="float" office:value="0.000000875394" calcext:value-type="float">
            <text:p>0.000000875394</text:p>
          </table:table-cell>
          <table:table-cell table:formula="of:=[.AA2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7]) - LEN(SUBSTITUTE([.G247]; &quot;C&quot;; &quot;&quot;))) + [.$A$4] * (LEN([.G247]) - LEN(SUBSTITUTE([.G247]; &quot;G&quot;; &quot;&quot;)))" office:value-type="float" office:value="1" calcext:value-type="float">
            <text:p>1</text:p>
          </table:table-cell>
          <table:table-cell table:formula="of:=SUM([.I$2:.I247])" office:value-type="float" office:value="311" calcext:value-type="float">
            <text:p>311</text:p>
          </table:table-cell>
          <table:table-cell table:number-columns-repeated="9"/>
          <table:table-cell table:formula="of:=[.T246]" office:value-type="float" office:value="0.0015279541" calcext:value-type="float">
            <text:p>0.0015279541</text:p>
          </table:table-cell>
          <table:table-cell table:formula="of:=[.U246]" office:value-type="float" office:value="8040" calcext:value-type="float">
            <text:p>8040</text:p>
          </table:table-cell>
          <table:table-cell table:formula="of:=[.H247]" office:value-type="float" office:value="0.0050967117" calcext:value-type="float">
            <text:p>0.0050967117</text:p>
          </table:table-cell>
          <table:table-cell table:formula="of:=[.J247]" office:value-type="float" office:value="311" calcext:value-type="float">
            <text:p>311</text:p>
          </table:table-cell>
          <table:table-cell table:formula="of:=[.X246]" office:value-type="float" office:value="0.000000875394" calcext:value-type="float">
            <text:p>0.000000875394</text:p>
          </table:table-cell>
          <table:table-cell table:formula="of:=[.Y246]" office:value-type="float" office:value="8580" calcext:value-type="float">
            <text:p>8580</text:p>
          </table:table-cell>
          <table:table-cell table:formula="of:=[.Z246]" office:value-type="float" office:value="0.000000875394" calcext:value-type="float">
            <text:p>0.000000875394</text:p>
          </table:table-cell>
          <table:table-cell table:formula="of:=[.AA2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8]) - LEN(SUBSTITUTE([.G248]; &quot;C&quot;; &quot;&quot;))) + [.$A$4] * (LEN([.G248]) - LEN(SUBSTITUTE([.G248]; &quot;G&quot;; &quot;&quot;)))" office:value-type="float" office:value="1" calcext:value-type="float">
            <text:p>1</text:p>
          </table:table-cell>
          <table:table-cell table:formula="of:=SUM([.I$2:.I248])" office:value-type="float" office:value="312" calcext:value-type="float">
            <text:p>312</text:p>
          </table:table-cell>
          <table:table-cell table:number-columns-repeated="9"/>
          <table:table-cell table:formula="of:=[.T247]" office:value-type="float" office:value="0.0015279541" calcext:value-type="float">
            <text:p>0.0015279541</text:p>
          </table:table-cell>
          <table:table-cell table:formula="of:=[.U247]" office:value-type="float" office:value="8040" calcext:value-type="float">
            <text:p>8040</text:p>
          </table:table-cell>
          <table:table-cell table:formula="of:=[.H248]" office:value-type="float" office:value="0.0050967117" calcext:value-type="float">
            <text:p>0.0050967117</text:p>
          </table:table-cell>
          <table:table-cell table:formula="of:=[.J248]" office:value-type="float" office:value="312" calcext:value-type="float">
            <text:p>312</text:p>
          </table:table-cell>
          <table:table-cell table:formula="of:=[.X247]" office:value-type="float" office:value="0.000000875394" calcext:value-type="float">
            <text:p>0.000000875394</text:p>
          </table:table-cell>
          <table:table-cell table:formula="of:=[.Y247]" office:value-type="float" office:value="8580" calcext:value-type="float">
            <text:p>8580</text:p>
          </table:table-cell>
          <table:table-cell table:formula="of:=[.Z247]" office:value-type="float" office:value="0.000000875394" calcext:value-type="float">
            <text:p>0.000000875394</text:p>
          </table:table-cell>
          <table:table-cell table:formula="of:=[.AA2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49]) - LEN(SUBSTITUTE([.G249]; &quot;C&quot;; &quot;&quot;))) + [.$A$4] * (LEN([.G249]) - LEN(SUBSTITUTE([.G249]; &quot;G&quot;; &quot;&quot;)))" office:value-type="float" office:value="1" calcext:value-type="float">
            <text:p>1</text:p>
          </table:table-cell>
          <table:table-cell table:formula="of:=SUM([.I$2:.I249])" office:value-type="float" office:value="313" calcext:value-type="float">
            <text:p>313</text:p>
          </table:table-cell>
          <table:table-cell table:number-columns-repeated="9"/>
          <table:table-cell table:formula="of:=[.T248]" office:value-type="float" office:value="0.0015279541" calcext:value-type="float">
            <text:p>0.0015279541</text:p>
          </table:table-cell>
          <table:table-cell table:formula="of:=[.U248]" office:value-type="float" office:value="8040" calcext:value-type="float">
            <text:p>8040</text:p>
          </table:table-cell>
          <table:table-cell table:formula="of:=[.H249]" office:value-type="float" office:value="0.0050967117" calcext:value-type="float">
            <text:p>0.0050967117</text:p>
          </table:table-cell>
          <table:table-cell table:formula="of:=[.J249]" office:value-type="float" office:value="313" calcext:value-type="float">
            <text:p>313</text:p>
          </table:table-cell>
          <table:table-cell table:formula="of:=[.X248]" office:value-type="float" office:value="0.000000875394" calcext:value-type="float">
            <text:p>0.000000875394</text:p>
          </table:table-cell>
          <table:table-cell table:formula="of:=[.Y248]" office:value-type="float" office:value="8580" calcext:value-type="float">
            <text:p>8580</text:p>
          </table:table-cell>
          <table:table-cell table:formula="of:=[.Z248]" office:value-type="float" office:value="0.000000875394" calcext:value-type="float">
            <text:p>0.000000875394</text:p>
          </table:table-cell>
          <table:table-cell table:formula="of:=[.AA2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0]) - LEN(SUBSTITUTE([.G250]; &quot;C&quot;; &quot;&quot;))) + [.$A$4] * (LEN([.G250]) - LEN(SUBSTITUTE([.G250]; &quot;G&quot;; &quot;&quot;)))" office:value-type="float" office:value="1" calcext:value-type="float">
            <text:p>1</text:p>
          </table:table-cell>
          <table:table-cell table:formula="of:=SUM([.I$2:.I250])" office:value-type="float" office:value="314" calcext:value-type="float">
            <text:p>314</text:p>
          </table:table-cell>
          <table:table-cell table:number-columns-repeated="9"/>
          <table:table-cell table:formula="of:=[.T249]" office:value-type="float" office:value="0.0015279541" calcext:value-type="float">
            <text:p>0.0015279541</text:p>
          </table:table-cell>
          <table:table-cell table:formula="of:=[.U249]" office:value-type="float" office:value="8040" calcext:value-type="float">
            <text:p>8040</text:p>
          </table:table-cell>
          <table:table-cell table:formula="of:=[.H250]" office:value-type="float" office:value="0.0050967117" calcext:value-type="float">
            <text:p>0.0050967117</text:p>
          </table:table-cell>
          <table:table-cell table:formula="of:=[.J250]" office:value-type="float" office:value="314" calcext:value-type="float">
            <text:p>314</text:p>
          </table:table-cell>
          <table:table-cell table:formula="of:=[.X249]" office:value-type="float" office:value="0.000000875394" calcext:value-type="float">
            <text:p>0.000000875394</text:p>
          </table:table-cell>
          <table:table-cell table:formula="of:=[.Y249]" office:value-type="float" office:value="8580" calcext:value-type="float">
            <text:p>8580</text:p>
          </table:table-cell>
          <table:table-cell table:formula="of:=[.Z249]" office:value-type="float" office:value="0.000000875394" calcext:value-type="float">
            <text:p>0.000000875394</text:p>
          </table:table-cell>
          <table:table-cell table:formula="of:=[.AA2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1]) - LEN(SUBSTITUTE([.G251]; &quot;C&quot;; &quot;&quot;))) + [.$A$4] * (LEN([.G251]) - LEN(SUBSTITUTE([.G251]; &quot;G&quot;; &quot;&quot;)))" office:value-type="float" office:value="1" calcext:value-type="float">
            <text:p>1</text:p>
          </table:table-cell>
          <table:table-cell table:formula="of:=SUM([.I$2:.I251])" office:value-type="float" office:value="315" calcext:value-type="float">
            <text:p>315</text:p>
          </table:table-cell>
          <table:table-cell table:number-columns-repeated="9"/>
          <table:table-cell table:formula="of:=[.T250]" office:value-type="float" office:value="0.0015279541" calcext:value-type="float">
            <text:p>0.0015279541</text:p>
          </table:table-cell>
          <table:table-cell table:formula="of:=[.U250]" office:value-type="float" office:value="8040" calcext:value-type="float">
            <text:p>8040</text:p>
          </table:table-cell>
          <table:table-cell table:formula="of:=[.H251]" office:value-type="float" office:value="0.0050967117" calcext:value-type="float">
            <text:p>0.0050967117</text:p>
          </table:table-cell>
          <table:table-cell table:formula="of:=[.J251]" office:value-type="float" office:value="315" calcext:value-type="float">
            <text:p>315</text:p>
          </table:table-cell>
          <table:table-cell table:formula="of:=[.X250]" office:value-type="float" office:value="0.000000875394" calcext:value-type="float">
            <text:p>0.000000875394</text:p>
          </table:table-cell>
          <table:table-cell table:formula="of:=[.Y250]" office:value-type="float" office:value="8580" calcext:value-type="float">
            <text:p>8580</text:p>
          </table:table-cell>
          <table:table-cell table:formula="of:=[.Z250]" office:value-type="float" office:value="0.000000875394" calcext:value-type="float">
            <text:p>0.000000875394</text:p>
          </table:table-cell>
          <table:table-cell table:formula="of:=[.AA2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2]) - LEN(SUBSTITUTE([.G252]; &quot;C&quot;; &quot;&quot;))) + [.$A$4] * (LEN([.G252]) - LEN(SUBSTITUTE([.G252]; &quot;G&quot;; &quot;&quot;)))" office:value-type="float" office:value="1" calcext:value-type="float">
            <text:p>1</text:p>
          </table:table-cell>
          <table:table-cell table:formula="of:=SUM([.I$2:.I252])" office:value-type="float" office:value="316" calcext:value-type="float">
            <text:p>316</text:p>
          </table:table-cell>
          <table:table-cell table:number-columns-repeated="9"/>
          <table:table-cell table:formula="of:=[.T251]" office:value-type="float" office:value="0.0015279541" calcext:value-type="float">
            <text:p>0.0015279541</text:p>
          </table:table-cell>
          <table:table-cell table:formula="of:=[.U251]" office:value-type="float" office:value="8040" calcext:value-type="float">
            <text:p>8040</text:p>
          </table:table-cell>
          <table:table-cell table:formula="of:=[.H252]" office:value-type="float" office:value="0.0050967117" calcext:value-type="float">
            <text:p>0.0050967117</text:p>
          </table:table-cell>
          <table:table-cell table:formula="of:=[.J252]" office:value-type="float" office:value="316" calcext:value-type="float">
            <text:p>316</text:p>
          </table:table-cell>
          <table:table-cell table:formula="of:=[.X251]" office:value-type="float" office:value="0.000000875394" calcext:value-type="float">
            <text:p>0.000000875394</text:p>
          </table:table-cell>
          <table:table-cell table:formula="of:=[.Y251]" office:value-type="float" office:value="8580" calcext:value-type="float">
            <text:p>8580</text:p>
          </table:table-cell>
          <table:table-cell table:formula="of:=[.Z251]" office:value-type="float" office:value="0.000000875394" calcext:value-type="float">
            <text:p>0.000000875394</text:p>
          </table:table-cell>
          <table:table-cell table:formula="of:=[.AA2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3]) - LEN(SUBSTITUTE([.G253]; &quot;C&quot;; &quot;&quot;))) + [.$A$4] * (LEN([.G253]) - LEN(SUBSTITUTE([.G253]; &quot;G&quot;; &quot;&quot;)))" office:value-type="float" office:value="1" calcext:value-type="float">
            <text:p>1</text:p>
          </table:table-cell>
          <table:table-cell table:formula="of:=SUM([.I$2:.I253])" office:value-type="float" office:value="317" calcext:value-type="float">
            <text:p>317</text:p>
          </table:table-cell>
          <table:table-cell table:number-columns-repeated="9"/>
          <table:table-cell table:formula="of:=[.T252]" office:value-type="float" office:value="0.0015279541" calcext:value-type="float">
            <text:p>0.0015279541</text:p>
          </table:table-cell>
          <table:table-cell table:formula="of:=[.U252]" office:value-type="float" office:value="8040" calcext:value-type="float">
            <text:p>8040</text:p>
          </table:table-cell>
          <table:table-cell table:formula="of:=[.H253]" office:value-type="float" office:value="0.0050967117" calcext:value-type="float">
            <text:p>0.0050967117</text:p>
          </table:table-cell>
          <table:table-cell table:formula="of:=[.J253]" office:value-type="float" office:value="317" calcext:value-type="float">
            <text:p>317</text:p>
          </table:table-cell>
          <table:table-cell table:formula="of:=[.X252]" office:value-type="float" office:value="0.000000875394" calcext:value-type="float">
            <text:p>0.000000875394</text:p>
          </table:table-cell>
          <table:table-cell table:formula="of:=[.Y252]" office:value-type="float" office:value="8580" calcext:value-type="float">
            <text:p>8580</text:p>
          </table:table-cell>
          <table:table-cell table:formula="of:=[.Z252]" office:value-type="float" office:value="0.000000875394" calcext:value-type="float">
            <text:p>0.000000875394</text:p>
          </table:table-cell>
          <table:table-cell table:formula="of:=[.AA2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4]) - LEN(SUBSTITUTE([.G254]; &quot;C&quot;; &quot;&quot;))) + [.$A$4] * (LEN([.G254]) - LEN(SUBSTITUTE([.G254]; &quot;G&quot;; &quot;&quot;)))" office:value-type="float" office:value="1" calcext:value-type="float">
            <text:p>1</text:p>
          </table:table-cell>
          <table:table-cell table:formula="of:=SUM([.I$2:.I254])" office:value-type="float" office:value="318" calcext:value-type="float">
            <text:p>318</text:p>
          </table:table-cell>
          <table:table-cell table:number-columns-repeated="9"/>
          <table:table-cell table:formula="of:=[.T253]" office:value-type="float" office:value="0.0015279541" calcext:value-type="float">
            <text:p>0.0015279541</text:p>
          </table:table-cell>
          <table:table-cell table:formula="of:=[.U253]" office:value-type="float" office:value="8040" calcext:value-type="float">
            <text:p>8040</text:p>
          </table:table-cell>
          <table:table-cell table:formula="of:=[.H254]" office:value-type="float" office:value="0.0050967117" calcext:value-type="float">
            <text:p>0.0050967117</text:p>
          </table:table-cell>
          <table:table-cell table:formula="of:=[.J254]" office:value-type="float" office:value="318" calcext:value-type="float">
            <text:p>318</text:p>
          </table:table-cell>
          <table:table-cell table:formula="of:=[.X253]" office:value-type="float" office:value="0.000000875394" calcext:value-type="float">
            <text:p>0.000000875394</text:p>
          </table:table-cell>
          <table:table-cell table:formula="of:=[.Y253]" office:value-type="float" office:value="8580" calcext:value-type="float">
            <text:p>8580</text:p>
          </table:table-cell>
          <table:table-cell table:formula="of:=[.Z253]" office:value-type="float" office:value="0.000000875394" calcext:value-type="float">
            <text:p>0.000000875394</text:p>
          </table:table-cell>
          <table:table-cell table:formula="of:=[.AA2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5]) - LEN(SUBSTITUTE([.G255]; &quot;C&quot;; &quot;&quot;))) + [.$A$4] * (LEN([.G255]) - LEN(SUBSTITUTE([.G255]; &quot;G&quot;; &quot;&quot;)))" office:value-type="float" office:value="1" calcext:value-type="float">
            <text:p>1</text:p>
          </table:table-cell>
          <table:table-cell table:formula="of:=SUM([.I$2:.I255])" office:value-type="float" office:value="319" calcext:value-type="float">
            <text:p>319</text:p>
          </table:table-cell>
          <table:table-cell table:number-columns-repeated="9"/>
          <table:table-cell table:formula="of:=[.T254]" office:value-type="float" office:value="0.0015279541" calcext:value-type="float">
            <text:p>0.0015279541</text:p>
          </table:table-cell>
          <table:table-cell table:formula="of:=[.U254]" office:value-type="float" office:value="8040" calcext:value-type="float">
            <text:p>8040</text:p>
          </table:table-cell>
          <table:table-cell table:formula="of:=[.H255]" office:value-type="float" office:value="0.0050967117" calcext:value-type="float">
            <text:p>0.0050967117</text:p>
          </table:table-cell>
          <table:table-cell table:formula="of:=[.J255]" office:value-type="float" office:value="319" calcext:value-type="float">
            <text:p>319</text:p>
          </table:table-cell>
          <table:table-cell table:formula="of:=[.X254]" office:value-type="float" office:value="0.000000875394" calcext:value-type="float">
            <text:p>0.000000875394</text:p>
          </table:table-cell>
          <table:table-cell table:formula="of:=[.Y254]" office:value-type="float" office:value="8580" calcext:value-type="float">
            <text:p>8580</text:p>
          </table:table-cell>
          <table:table-cell table:formula="of:=[.Z254]" office:value-type="float" office:value="0.000000875394" calcext:value-type="float">
            <text:p>0.000000875394</text:p>
          </table:table-cell>
          <table:table-cell table:formula="of:=[.AA2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50967117" calcext:value-type="float">
            <text:p>0.0050967117</text:p>
          </table:table-cell>
          <table:table-cell table:formula="of:= (LEN([.G256]) - LEN(SUBSTITUTE([.G256]; &quot;C&quot;; &quot;&quot;))) + [.$A$4] * (LEN([.G256]) - LEN(SUBSTITUTE([.G256]; &quot;G&quot;; &quot;&quot;)))" office:value-type="float" office:value="1" calcext:value-type="float">
            <text:p>1</text:p>
          </table:table-cell>
          <table:table-cell table:formula="of:=SUM([.I$2:.I256])" office:value-type="float" office:value="320" calcext:value-type="float">
            <text:p>320</text:p>
          </table:table-cell>
          <table:table-cell table:number-columns-repeated="9"/>
          <table:table-cell table:formula="of:=[.T255]" office:value-type="float" office:value="0.0015279541" calcext:value-type="float">
            <text:p>0.0015279541</text:p>
          </table:table-cell>
          <table:table-cell table:formula="of:=[.U255]" office:value-type="float" office:value="8040" calcext:value-type="float">
            <text:p>8040</text:p>
          </table:table-cell>
          <table:table-cell table:formula="of:=[.H256]" office:value-type="float" office:value="0.0050967117" calcext:value-type="float">
            <text:p>0.0050967117</text:p>
          </table:table-cell>
          <table:table-cell table:formula="of:=[.J256]" office:value-type="float" office:value="320" calcext:value-type="float">
            <text:p>320</text:p>
          </table:table-cell>
          <table:table-cell table:formula="of:=[.X255]" office:value-type="float" office:value="0.000000875394" calcext:value-type="float">
            <text:p>0.000000875394</text:p>
          </table:table-cell>
          <table:table-cell table:formula="of:=[.Y255]" office:value-type="float" office:value="8580" calcext:value-type="float">
            <text:p>8580</text:p>
          </table:table-cell>
          <table:table-cell table:formula="of:=[.Z255]" office:value-type="float" office:value="0.000000875394" calcext:value-type="float">
            <text:p>0.000000875394</text:p>
          </table:table-cell>
          <table:table-cell table:formula="of:=[.AA2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57]) - LEN(SUBSTITUTE([.G257]; &quot;C&quot;; &quot;&quot;))) + [.$A$4] * (LEN([.G257]) - LEN(SUBSTITUTE([.G257]; &quot;G&quot;; &quot;&quot;)))" office:value-type="float" office:value="2" calcext:value-type="float">
            <text:p>2</text:p>
          </table:table-cell>
          <table:table-cell table:formula="of:=SUM([.I$2:.I257])" office:value-type="float" office:value="322" calcext:value-type="float">
            <text:p>322</text:p>
          </table:table-cell>
          <table:table-cell table:number-columns-repeated="9"/>
          <table:table-cell table:formula="of:=[.T256]" office:value-type="float" office:value="0.0015279541" calcext:value-type="float">
            <text:p>0.0015279541</text:p>
          </table:table-cell>
          <table:table-cell table:formula="of:=[.U256]" office:value-type="float" office:value="8040" calcext:value-type="float">
            <text:p>8040</text:p>
          </table:table-cell>
          <table:table-cell table:formula="of:=[.H257]" office:value-type="float" office:value="0.0048249075" calcext:value-type="float">
            <text:p>0.0048249075</text:p>
          </table:table-cell>
          <table:table-cell table:formula="of:=[.J257]" office:value-type="float" office:value="322" calcext:value-type="float">
            <text:p>322</text:p>
          </table:table-cell>
          <table:table-cell table:formula="of:=[.X256]" office:value-type="float" office:value="0.000000875394" calcext:value-type="float">
            <text:p>0.000000875394</text:p>
          </table:table-cell>
          <table:table-cell table:formula="of:=[.Y256]" office:value-type="float" office:value="8580" calcext:value-type="float">
            <text:p>8580</text:p>
          </table:table-cell>
          <table:table-cell table:formula="of:=[.Z256]" office:value-type="float" office:value="0.000000875394" calcext:value-type="float">
            <text:p>0.000000875394</text:p>
          </table:table-cell>
          <table:table-cell table:formula="of:=[.AA2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58]) - LEN(SUBSTITUTE([.G258]; &quot;C&quot;; &quot;&quot;))) + [.$A$4] * (LEN([.G258]) - LEN(SUBSTITUTE([.G258]; &quot;G&quot;; &quot;&quot;)))" office:value-type="float" office:value="1" calcext:value-type="float">
            <text:p>1</text:p>
          </table:table-cell>
          <table:table-cell table:formula="of:=SUM([.I$2:.I258])" office:value-type="float" office:value="323" calcext:value-type="float">
            <text:p>323</text:p>
          </table:table-cell>
          <table:table-cell table:number-columns-repeated="9"/>
          <table:table-cell table:formula="of:=[.T257]" office:value-type="float" office:value="0.0015279541" calcext:value-type="float">
            <text:p>0.0015279541</text:p>
          </table:table-cell>
          <table:table-cell table:formula="of:=[.U257]" office:value-type="float" office:value="8040" calcext:value-type="float">
            <text:p>8040</text:p>
          </table:table-cell>
          <table:table-cell table:formula="of:=[.H258]" office:value-type="float" office:value="0.0048249075" calcext:value-type="float">
            <text:p>0.0048249075</text:p>
          </table:table-cell>
          <table:table-cell table:formula="of:=[.J258]" office:value-type="float" office:value="323" calcext:value-type="float">
            <text:p>323</text:p>
          </table:table-cell>
          <table:table-cell table:formula="of:=[.X257]" office:value-type="float" office:value="0.000000875394" calcext:value-type="float">
            <text:p>0.000000875394</text:p>
          </table:table-cell>
          <table:table-cell table:formula="of:=[.Y257]" office:value-type="float" office:value="8580" calcext:value-type="float">
            <text:p>8580</text:p>
          </table:table-cell>
          <table:table-cell table:formula="of:=[.Z257]" office:value-type="float" office:value="0.000000875394" calcext:value-type="float">
            <text:p>0.000000875394</text:p>
          </table:table-cell>
          <table:table-cell table:formula="of:=[.AA2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59]) - LEN(SUBSTITUTE([.G259]; &quot;C&quot;; &quot;&quot;))) + [.$A$4] * (LEN([.G259]) - LEN(SUBSTITUTE([.G259]; &quot;G&quot;; &quot;&quot;)))" office:value-type="float" office:value="1" calcext:value-type="float">
            <text:p>1</text:p>
          </table:table-cell>
          <table:table-cell table:formula="of:=SUM([.I$2:.I259])" office:value-type="float" office:value="324" calcext:value-type="float">
            <text:p>324</text:p>
          </table:table-cell>
          <table:table-cell table:number-columns-repeated="9"/>
          <table:table-cell table:formula="of:=[.T258]" office:value-type="float" office:value="0.0015279541" calcext:value-type="float">
            <text:p>0.0015279541</text:p>
          </table:table-cell>
          <table:table-cell table:formula="of:=[.U258]" office:value-type="float" office:value="8040" calcext:value-type="float">
            <text:p>8040</text:p>
          </table:table-cell>
          <table:table-cell table:formula="of:=[.H259]" office:value-type="float" office:value="0.0048249075" calcext:value-type="float">
            <text:p>0.0048249075</text:p>
          </table:table-cell>
          <table:table-cell table:formula="of:=[.J259]" office:value-type="float" office:value="324" calcext:value-type="float">
            <text:p>324</text:p>
          </table:table-cell>
          <table:table-cell table:formula="of:=[.X258]" office:value-type="float" office:value="0.000000875394" calcext:value-type="float">
            <text:p>0.000000875394</text:p>
          </table:table-cell>
          <table:table-cell table:formula="of:=[.Y258]" office:value-type="float" office:value="8580" calcext:value-type="float">
            <text:p>8580</text:p>
          </table:table-cell>
          <table:table-cell table:formula="of:=[.Z258]" office:value-type="float" office:value="0.000000875394" calcext:value-type="float">
            <text:p>0.000000875394</text:p>
          </table:table-cell>
          <table:table-cell table:formula="of:=[.AA2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0]) - LEN(SUBSTITUTE([.G260]; &quot;C&quot;; &quot;&quot;))) + [.$A$4] * (LEN([.G260]) - LEN(SUBSTITUTE([.G260]; &quot;G&quot;; &quot;&quot;)))" office:value-type="float" office:value="1" calcext:value-type="float">
            <text:p>1</text:p>
          </table:table-cell>
          <table:table-cell table:formula="of:=SUM([.I$2:.I260])" office:value-type="float" office:value="325" calcext:value-type="float">
            <text:p>325</text:p>
          </table:table-cell>
          <table:table-cell table:number-columns-repeated="9"/>
          <table:table-cell table:formula="of:=[.T259]" office:value-type="float" office:value="0.0015279541" calcext:value-type="float">
            <text:p>0.0015279541</text:p>
          </table:table-cell>
          <table:table-cell table:formula="of:=[.U259]" office:value-type="float" office:value="8040" calcext:value-type="float">
            <text:p>8040</text:p>
          </table:table-cell>
          <table:table-cell table:formula="of:=[.H260]" office:value-type="float" office:value="0.0048249075" calcext:value-type="float">
            <text:p>0.0048249075</text:p>
          </table:table-cell>
          <table:table-cell table:formula="of:=[.J260]" office:value-type="float" office:value="325" calcext:value-type="float">
            <text:p>325</text:p>
          </table:table-cell>
          <table:table-cell table:formula="of:=[.X259]" office:value-type="float" office:value="0.000000875394" calcext:value-type="float">
            <text:p>0.000000875394</text:p>
          </table:table-cell>
          <table:table-cell table:formula="of:=[.Y259]" office:value-type="float" office:value="8580" calcext:value-type="float">
            <text:p>8580</text:p>
          </table:table-cell>
          <table:table-cell table:formula="of:=[.Z259]" office:value-type="float" office:value="0.000000875394" calcext:value-type="float">
            <text:p>0.000000875394</text:p>
          </table:table-cell>
          <table:table-cell table:formula="of:=[.AA2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1]) - LEN(SUBSTITUTE([.G261]; &quot;C&quot;; &quot;&quot;))) + [.$A$4] * (LEN([.G261]) - LEN(SUBSTITUTE([.G261]; &quot;G&quot;; &quot;&quot;)))" office:value-type="float" office:value="1" calcext:value-type="float">
            <text:p>1</text:p>
          </table:table-cell>
          <table:table-cell table:formula="of:=SUM([.I$2:.I261])" office:value-type="float" office:value="326" calcext:value-type="float">
            <text:p>326</text:p>
          </table:table-cell>
          <table:table-cell table:number-columns-repeated="9"/>
          <table:table-cell table:formula="of:=[.T260]" office:value-type="float" office:value="0.0015279541" calcext:value-type="float">
            <text:p>0.0015279541</text:p>
          </table:table-cell>
          <table:table-cell table:formula="of:=[.U260]" office:value-type="float" office:value="8040" calcext:value-type="float">
            <text:p>8040</text:p>
          </table:table-cell>
          <table:table-cell table:formula="of:=[.H261]" office:value-type="float" office:value="0.0048249075" calcext:value-type="float">
            <text:p>0.0048249075</text:p>
          </table:table-cell>
          <table:table-cell table:formula="of:=[.J261]" office:value-type="float" office:value="326" calcext:value-type="float">
            <text:p>326</text:p>
          </table:table-cell>
          <table:table-cell table:formula="of:=[.X260]" office:value-type="float" office:value="0.000000875394" calcext:value-type="float">
            <text:p>0.000000875394</text:p>
          </table:table-cell>
          <table:table-cell table:formula="of:=[.Y260]" office:value-type="float" office:value="8580" calcext:value-type="float">
            <text:p>8580</text:p>
          </table:table-cell>
          <table:table-cell table:formula="of:=[.Z260]" office:value-type="float" office:value="0.000000875394" calcext:value-type="float">
            <text:p>0.000000875394</text:p>
          </table:table-cell>
          <table:table-cell table:formula="of:=[.AA2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2]) - LEN(SUBSTITUTE([.G262]; &quot;C&quot;; &quot;&quot;))) + [.$A$4] * (LEN([.G262]) - LEN(SUBSTITUTE([.G262]; &quot;G&quot;; &quot;&quot;)))" office:value-type="float" office:value="1" calcext:value-type="float">
            <text:p>1</text:p>
          </table:table-cell>
          <table:table-cell table:formula="of:=SUM([.I$2:.I262])" office:value-type="float" office:value="327" calcext:value-type="float">
            <text:p>327</text:p>
          </table:table-cell>
          <table:table-cell table:number-columns-repeated="9"/>
          <table:table-cell table:formula="of:=[.T261]" office:value-type="float" office:value="0.0015279541" calcext:value-type="float">
            <text:p>0.0015279541</text:p>
          </table:table-cell>
          <table:table-cell table:formula="of:=[.U261]" office:value-type="float" office:value="8040" calcext:value-type="float">
            <text:p>8040</text:p>
          </table:table-cell>
          <table:table-cell table:formula="of:=[.H262]" office:value-type="float" office:value="0.0048249075" calcext:value-type="float">
            <text:p>0.0048249075</text:p>
          </table:table-cell>
          <table:table-cell table:formula="of:=[.J262]" office:value-type="float" office:value="327" calcext:value-type="float">
            <text:p>327</text:p>
          </table:table-cell>
          <table:table-cell table:formula="of:=[.X261]" office:value-type="float" office:value="0.000000875394" calcext:value-type="float">
            <text:p>0.000000875394</text:p>
          </table:table-cell>
          <table:table-cell table:formula="of:=[.Y261]" office:value-type="float" office:value="8580" calcext:value-type="float">
            <text:p>8580</text:p>
          </table:table-cell>
          <table:table-cell table:formula="of:=[.Z261]" office:value-type="float" office:value="0.000000875394" calcext:value-type="float">
            <text:p>0.000000875394</text:p>
          </table:table-cell>
          <table:table-cell table:formula="of:=[.AA2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3]) - LEN(SUBSTITUTE([.G263]; &quot;C&quot;; &quot;&quot;))) + [.$A$4] * (LEN([.G263]) - LEN(SUBSTITUTE([.G263]; &quot;G&quot;; &quot;&quot;)))" office:value-type="float" office:value="1" calcext:value-type="float">
            <text:p>1</text:p>
          </table:table-cell>
          <table:table-cell table:formula="of:=SUM([.I$2:.I263])" office:value-type="float" office:value="328" calcext:value-type="float">
            <text:p>328</text:p>
          </table:table-cell>
          <table:table-cell table:number-columns-repeated="9"/>
          <table:table-cell table:formula="of:=[.T262]" office:value-type="float" office:value="0.0015279541" calcext:value-type="float">
            <text:p>0.0015279541</text:p>
          </table:table-cell>
          <table:table-cell table:formula="of:=[.U262]" office:value-type="float" office:value="8040" calcext:value-type="float">
            <text:p>8040</text:p>
          </table:table-cell>
          <table:table-cell table:formula="of:=[.H263]" office:value-type="float" office:value="0.0048249075" calcext:value-type="float">
            <text:p>0.0048249075</text:p>
          </table:table-cell>
          <table:table-cell table:formula="of:=[.J263]" office:value-type="float" office:value="328" calcext:value-type="float">
            <text:p>328</text:p>
          </table:table-cell>
          <table:table-cell table:formula="of:=[.X262]" office:value-type="float" office:value="0.000000875394" calcext:value-type="float">
            <text:p>0.000000875394</text:p>
          </table:table-cell>
          <table:table-cell table:formula="of:=[.Y262]" office:value-type="float" office:value="8580" calcext:value-type="float">
            <text:p>8580</text:p>
          </table:table-cell>
          <table:table-cell table:formula="of:=[.Z262]" office:value-type="float" office:value="0.000000875394" calcext:value-type="float">
            <text:p>0.000000875394</text:p>
          </table:table-cell>
          <table:table-cell table:formula="of:=[.AA2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4]) - LEN(SUBSTITUTE([.G264]; &quot;C&quot;; &quot;&quot;))) + [.$A$4] * (LEN([.G264]) - LEN(SUBSTITUTE([.G264]; &quot;G&quot;; &quot;&quot;)))" office:value-type="float" office:value="1" calcext:value-type="float">
            <text:p>1</text:p>
          </table:table-cell>
          <table:table-cell table:formula="of:=SUM([.I$2:.I264])" office:value-type="float" office:value="329" calcext:value-type="float">
            <text:p>329</text:p>
          </table:table-cell>
          <table:table-cell table:number-columns-repeated="9"/>
          <table:table-cell table:formula="of:=[.T263]" office:value-type="float" office:value="0.0015279541" calcext:value-type="float">
            <text:p>0.0015279541</text:p>
          </table:table-cell>
          <table:table-cell table:formula="of:=[.U263]" office:value-type="float" office:value="8040" calcext:value-type="float">
            <text:p>8040</text:p>
          </table:table-cell>
          <table:table-cell table:formula="of:=[.H264]" office:value-type="float" office:value="0.0048249075" calcext:value-type="float">
            <text:p>0.0048249075</text:p>
          </table:table-cell>
          <table:table-cell table:formula="of:=[.J264]" office:value-type="float" office:value="329" calcext:value-type="float">
            <text:p>329</text:p>
          </table:table-cell>
          <table:table-cell table:formula="of:=[.X263]" office:value-type="float" office:value="0.000000875394" calcext:value-type="float">
            <text:p>0.000000875394</text:p>
          </table:table-cell>
          <table:table-cell table:formula="of:=[.Y263]" office:value-type="float" office:value="8580" calcext:value-type="float">
            <text:p>8580</text:p>
          </table:table-cell>
          <table:table-cell table:formula="of:=[.Z263]" office:value-type="float" office:value="0.000000875394" calcext:value-type="float">
            <text:p>0.000000875394</text:p>
          </table:table-cell>
          <table:table-cell table:formula="of:=[.AA2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5]) - LEN(SUBSTITUTE([.G265]; &quot;C&quot;; &quot;&quot;))) + [.$A$4] * (LEN([.G265]) - LEN(SUBSTITUTE([.G265]; &quot;G&quot;; &quot;&quot;)))" office:value-type="float" office:value="1" calcext:value-type="float">
            <text:p>1</text:p>
          </table:table-cell>
          <table:table-cell table:formula="of:=SUM([.I$2:.I265])" office:value-type="float" office:value="330" calcext:value-type="float">
            <text:p>330</text:p>
          </table:table-cell>
          <table:table-cell table:number-columns-repeated="9"/>
          <table:table-cell table:formula="of:=[.T264]" office:value-type="float" office:value="0.0015279541" calcext:value-type="float">
            <text:p>0.0015279541</text:p>
          </table:table-cell>
          <table:table-cell table:formula="of:=[.U264]" office:value-type="float" office:value="8040" calcext:value-type="float">
            <text:p>8040</text:p>
          </table:table-cell>
          <table:table-cell table:formula="of:=[.H265]" office:value-type="float" office:value="0.0048249075" calcext:value-type="float">
            <text:p>0.0048249075</text:p>
          </table:table-cell>
          <table:table-cell table:formula="of:=[.J265]" office:value-type="float" office:value="330" calcext:value-type="float">
            <text:p>330</text:p>
          </table:table-cell>
          <table:table-cell table:formula="of:=[.X264]" office:value-type="float" office:value="0.000000875394" calcext:value-type="float">
            <text:p>0.000000875394</text:p>
          </table:table-cell>
          <table:table-cell table:formula="of:=[.Y264]" office:value-type="float" office:value="8580" calcext:value-type="float">
            <text:p>8580</text:p>
          </table:table-cell>
          <table:table-cell table:formula="of:=[.Z264]" office:value-type="float" office:value="0.000000875394" calcext:value-type="float">
            <text:p>0.000000875394</text:p>
          </table:table-cell>
          <table:table-cell table:formula="of:=[.AA2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6]) - LEN(SUBSTITUTE([.G266]; &quot;C&quot;; &quot;&quot;))) + [.$A$4] * (LEN([.G266]) - LEN(SUBSTITUTE([.G266]; &quot;G&quot;; &quot;&quot;)))" office:value-type="float" office:value="1" calcext:value-type="float">
            <text:p>1</text:p>
          </table:table-cell>
          <table:table-cell table:formula="of:=SUM([.I$2:.I266])" office:value-type="float" office:value="331" calcext:value-type="float">
            <text:p>331</text:p>
          </table:table-cell>
          <table:table-cell table:number-columns-repeated="9"/>
          <table:table-cell table:formula="of:=[.T265]" office:value-type="float" office:value="0.0015279541" calcext:value-type="float">
            <text:p>0.0015279541</text:p>
          </table:table-cell>
          <table:table-cell table:formula="of:=[.U265]" office:value-type="float" office:value="8040" calcext:value-type="float">
            <text:p>8040</text:p>
          </table:table-cell>
          <table:table-cell table:formula="of:=[.H266]" office:value-type="float" office:value="0.0048249075" calcext:value-type="float">
            <text:p>0.0048249075</text:p>
          </table:table-cell>
          <table:table-cell table:formula="of:=[.J266]" office:value-type="float" office:value="331" calcext:value-type="float">
            <text:p>331</text:p>
          </table:table-cell>
          <table:table-cell table:formula="of:=[.X265]" office:value-type="float" office:value="0.000000875394" calcext:value-type="float">
            <text:p>0.000000875394</text:p>
          </table:table-cell>
          <table:table-cell table:formula="of:=[.Y265]" office:value-type="float" office:value="8580" calcext:value-type="float">
            <text:p>8580</text:p>
          </table:table-cell>
          <table:table-cell table:formula="of:=[.Z265]" office:value-type="float" office:value="0.000000875394" calcext:value-type="float">
            <text:p>0.000000875394</text:p>
          </table:table-cell>
          <table:table-cell table:formula="of:=[.AA2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7]) - LEN(SUBSTITUTE([.G267]; &quot;C&quot;; &quot;&quot;))) + [.$A$4] * (LEN([.G267]) - LEN(SUBSTITUTE([.G267]; &quot;G&quot;; &quot;&quot;)))" office:value-type="float" office:value="1" calcext:value-type="float">
            <text:p>1</text:p>
          </table:table-cell>
          <table:table-cell table:formula="of:=SUM([.I$2:.I267])" office:value-type="float" office:value="332" calcext:value-type="float">
            <text:p>332</text:p>
          </table:table-cell>
          <table:table-cell table:number-columns-repeated="9"/>
          <table:table-cell table:formula="of:=[.T266]" office:value-type="float" office:value="0.0015279541" calcext:value-type="float">
            <text:p>0.0015279541</text:p>
          </table:table-cell>
          <table:table-cell table:formula="of:=[.U266]" office:value-type="float" office:value="8040" calcext:value-type="float">
            <text:p>8040</text:p>
          </table:table-cell>
          <table:table-cell table:formula="of:=[.H267]" office:value-type="float" office:value="0.0048249075" calcext:value-type="float">
            <text:p>0.0048249075</text:p>
          </table:table-cell>
          <table:table-cell table:formula="of:=[.J267]" office:value-type="float" office:value="332" calcext:value-type="float">
            <text:p>332</text:p>
          </table:table-cell>
          <table:table-cell table:formula="of:=[.X266]" office:value-type="float" office:value="0.000000875394" calcext:value-type="float">
            <text:p>0.000000875394</text:p>
          </table:table-cell>
          <table:table-cell table:formula="of:=[.Y266]" office:value-type="float" office:value="8580" calcext:value-type="float">
            <text:p>8580</text:p>
          </table:table-cell>
          <table:table-cell table:formula="of:=[.Z266]" office:value-type="float" office:value="0.000000875394" calcext:value-type="float">
            <text:p>0.000000875394</text:p>
          </table:table-cell>
          <table:table-cell table:formula="of:=[.AA2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8]) - LEN(SUBSTITUTE([.G268]; &quot;C&quot;; &quot;&quot;))) + [.$A$4] * (LEN([.G268]) - LEN(SUBSTITUTE([.G268]; &quot;G&quot;; &quot;&quot;)))" office:value-type="float" office:value="1" calcext:value-type="float">
            <text:p>1</text:p>
          </table:table-cell>
          <table:table-cell table:formula="of:=SUM([.I$2:.I268])" office:value-type="float" office:value="333" calcext:value-type="float">
            <text:p>333</text:p>
          </table:table-cell>
          <table:table-cell table:number-columns-repeated="9"/>
          <table:table-cell table:formula="of:=[.T267]" office:value-type="float" office:value="0.0015279541" calcext:value-type="float">
            <text:p>0.0015279541</text:p>
          </table:table-cell>
          <table:table-cell table:formula="of:=[.U267]" office:value-type="float" office:value="8040" calcext:value-type="float">
            <text:p>8040</text:p>
          </table:table-cell>
          <table:table-cell table:formula="of:=[.H268]" office:value-type="float" office:value="0.0048249075" calcext:value-type="float">
            <text:p>0.0048249075</text:p>
          </table:table-cell>
          <table:table-cell table:formula="of:=[.J268]" office:value-type="float" office:value="333" calcext:value-type="float">
            <text:p>333</text:p>
          </table:table-cell>
          <table:table-cell table:formula="of:=[.X267]" office:value-type="float" office:value="0.000000875394" calcext:value-type="float">
            <text:p>0.000000875394</text:p>
          </table:table-cell>
          <table:table-cell table:formula="of:=[.Y267]" office:value-type="float" office:value="8580" calcext:value-type="float">
            <text:p>8580</text:p>
          </table:table-cell>
          <table:table-cell table:formula="of:=[.Z267]" office:value-type="float" office:value="0.000000875394" calcext:value-type="float">
            <text:p>0.000000875394</text:p>
          </table:table-cell>
          <table:table-cell table:formula="of:=[.AA2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69]) - LEN(SUBSTITUTE([.G269]; &quot;C&quot;; &quot;&quot;))) + [.$A$4] * (LEN([.G269]) - LEN(SUBSTITUTE([.G269]; &quot;G&quot;; &quot;&quot;)))" office:value-type="float" office:value="1" calcext:value-type="float">
            <text:p>1</text:p>
          </table:table-cell>
          <table:table-cell table:formula="of:=SUM([.I$2:.I269])" office:value-type="float" office:value="334" calcext:value-type="float">
            <text:p>334</text:p>
          </table:table-cell>
          <table:table-cell table:number-columns-repeated="9"/>
          <table:table-cell table:formula="of:=[.T268]" office:value-type="float" office:value="0.0015279541" calcext:value-type="float">
            <text:p>0.0015279541</text:p>
          </table:table-cell>
          <table:table-cell table:formula="of:=[.U268]" office:value-type="float" office:value="8040" calcext:value-type="float">
            <text:p>8040</text:p>
          </table:table-cell>
          <table:table-cell table:formula="of:=[.H269]" office:value-type="float" office:value="0.0048249075" calcext:value-type="float">
            <text:p>0.0048249075</text:p>
          </table:table-cell>
          <table:table-cell table:formula="of:=[.J269]" office:value-type="float" office:value="334" calcext:value-type="float">
            <text:p>334</text:p>
          </table:table-cell>
          <table:table-cell table:formula="of:=[.X268]" office:value-type="float" office:value="0.000000875394" calcext:value-type="float">
            <text:p>0.000000875394</text:p>
          </table:table-cell>
          <table:table-cell table:formula="of:=[.Y268]" office:value-type="float" office:value="8580" calcext:value-type="float">
            <text:p>8580</text:p>
          </table:table-cell>
          <table:table-cell table:formula="of:=[.Z268]" office:value-type="float" office:value="0.000000875394" calcext:value-type="float">
            <text:p>0.000000875394</text:p>
          </table:table-cell>
          <table:table-cell table:formula="of:=[.AA2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0]) - LEN(SUBSTITUTE([.G270]; &quot;C&quot;; &quot;&quot;))) + [.$A$4] * (LEN([.G270]) - LEN(SUBSTITUTE([.G270]; &quot;G&quot;; &quot;&quot;)))" office:value-type="float" office:value="1" calcext:value-type="float">
            <text:p>1</text:p>
          </table:table-cell>
          <table:table-cell table:formula="of:=SUM([.I$2:.I270])" office:value-type="float" office:value="335" calcext:value-type="float">
            <text:p>335</text:p>
          </table:table-cell>
          <table:table-cell table:number-columns-repeated="9"/>
          <table:table-cell table:formula="of:=[.T269]" office:value-type="float" office:value="0.0015279541" calcext:value-type="float">
            <text:p>0.0015279541</text:p>
          </table:table-cell>
          <table:table-cell table:formula="of:=[.U269]" office:value-type="float" office:value="8040" calcext:value-type="float">
            <text:p>8040</text:p>
          </table:table-cell>
          <table:table-cell table:formula="of:=[.H270]" office:value-type="float" office:value="0.0048249075" calcext:value-type="float">
            <text:p>0.0048249075</text:p>
          </table:table-cell>
          <table:table-cell table:formula="of:=[.J270]" office:value-type="float" office:value="335" calcext:value-type="float">
            <text:p>335</text:p>
          </table:table-cell>
          <table:table-cell table:formula="of:=[.X269]" office:value-type="float" office:value="0.000000875394" calcext:value-type="float">
            <text:p>0.000000875394</text:p>
          </table:table-cell>
          <table:table-cell table:formula="of:=[.Y269]" office:value-type="float" office:value="8580" calcext:value-type="float">
            <text:p>8580</text:p>
          </table:table-cell>
          <table:table-cell table:formula="of:=[.Z269]" office:value-type="float" office:value="0.000000875394" calcext:value-type="float">
            <text:p>0.000000875394</text:p>
          </table:table-cell>
          <table:table-cell table:formula="of:=[.AA2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1]) - LEN(SUBSTITUTE([.G271]; &quot;C&quot;; &quot;&quot;))) + [.$A$4] * (LEN([.G271]) - LEN(SUBSTITUTE([.G271]; &quot;G&quot;; &quot;&quot;)))" office:value-type="float" office:value="1" calcext:value-type="float">
            <text:p>1</text:p>
          </table:table-cell>
          <table:table-cell table:formula="of:=SUM([.I$2:.I271])" office:value-type="float" office:value="336" calcext:value-type="float">
            <text:p>336</text:p>
          </table:table-cell>
          <table:table-cell table:number-columns-repeated="9"/>
          <table:table-cell table:formula="of:=[.T270]" office:value-type="float" office:value="0.0015279541" calcext:value-type="float">
            <text:p>0.0015279541</text:p>
          </table:table-cell>
          <table:table-cell table:formula="of:=[.U270]" office:value-type="float" office:value="8040" calcext:value-type="float">
            <text:p>8040</text:p>
          </table:table-cell>
          <table:table-cell table:formula="of:=[.H271]" office:value-type="float" office:value="0.0048249075" calcext:value-type="float">
            <text:p>0.0048249075</text:p>
          </table:table-cell>
          <table:table-cell table:formula="of:=[.J271]" office:value-type="float" office:value="336" calcext:value-type="float">
            <text:p>336</text:p>
          </table:table-cell>
          <table:table-cell table:formula="of:=[.X270]" office:value-type="float" office:value="0.000000875394" calcext:value-type="float">
            <text:p>0.000000875394</text:p>
          </table:table-cell>
          <table:table-cell table:formula="of:=[.Y270]" office:value-type="float" office:value="8580" calcext:value-type="float">
            <text:p>8580</text:p>
          </table:table-cell>
          <table:table-cell table:formula="of:=[.Z270]" office:value-type="float" office:value="0.000000875394" calcext:value-type="float">
            <text:p>0.000000875394</text:p>
          </table:table-cell>
          <table:table-cell table:formula="of:=[.AA2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2]) - LEN(SUBSTITUTE([.G272]; &quot;C&quot;; &quot;&quot;))) + [.$A$4] * (LEN([.G272]) - LEN(SUBSTITUTE([.G272]; &quot;G&quot;; &quot;&quot;)))" office:value-type="float" office:value="1" calcext:value-type="float">
            <text:p>1</text:p>
          </table:table-cell>
          <table:table-cell table:formula="of:=SUM([.I$2:.I272])" office:value-type="float" office:value="337" calcext:value-type="float">
            <text:p>337</text:p>
          </table:table-cell>
          <table:table-cell table:number-columns-repeated="9"/>
          <table:table-cell table:formula="of:=[.T271]" office:value-type="float" office:value="0.0015279541" calcext:value-type="float">
            <text:p>0.0015279541</text:p>
          </table:table-cell>
          <table:table-cell table:formula="of:=[.U271]" office:value-type="float" office:value="8040" calcext:value-type="float">
            <text:p>8040</text:p>
          </table:table-cell>
          <table:table-cell table:formula="of:=[.H272]" office:value-type="float" office:value="0.0048249075" calcext:value-type="float">
            <text:p>0.0048249075</text:p>
          </table:table-cell>
          <table:table-cell table:formula="of:=[.J272]" office:value-type="float" office:value="337" calcext:value-type="float">
            <text:p>337</text:p>
          </table:table-cell>
          <table:table-cell table:formula="of:=[.X271]" office:value-type="float" office:value="0.000000875394" calcext:value-type="float">
            <text:p>0.000000875394</text:p>
          </table:table-cell>
          <table:table-cell table:formula="of:=[.Y271]" office:value-type="float" office:value="8580" calcext:value-type="float">
            <text:p>8580</text:p>
          </table:table-cell>
          <table:table-cell table:formula="of:=[.Z271]" office:value-type="float" office:value="0.000000875394" calcext:value-type="float">
            <text:p>0.000000875394</text:p>
          </table:table-cell>
          <table:table-cell table:formula="of:=[.AA2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3]) - LEN(SUBSTITUTE([.G273]; &quot;C&quot;; &quot;&quot;))) + [.$A$4] * (LEN([.G273]) - LEN(SUBSTITUTE([.G273]; &quot;G&quot;; &quot;&quot;)))" office:value-type="float" office:value="1" calcext:value-type="float">
            <text:p>1</text:p>
          </table:table-cell>
          <table:table-cell table:formula="of:=SUM([.I$2:.I273])" office:value-type="float" office:value="338" calcext:value-type="float">
            <text:p>338</text:p>
          </table:table-cell>
          <table:table-cell table:number-columns-repeated="9"/>
          <table:table-cell table:formula="of:=[.T272]" office:value-type="float" office:value="0.0015279541" calcext:value-type="float">
            <text:p>0.0015279541</text:p>
          </table:table-cell>
          <table:table-cell table:formula="of:=[.U272]" office:value-type="float" office:value="8040" calcext:value-type="float">
            <text:p>8040</text:p>
          </table:table-cell>
          <table:table-cell table:formula="of:=[.H273]" office:value-type="float" office:value="0.0048249075" calcext:value-type="float">
            <text:p>0.0048249075</text:p>
          </table:table-cell>
          <table:table-cell table:formula="of:=[.J273]" office:value-type="float" office:value="338" calcext:value-type="float">
            <text:p>338</text:p>
          </table:table-cell>
          <table:table-cell table:formula="of:=[.X272]" office:value-type="float" office:value="0.000000875394" calcext:value-type="float">
            <text:p>0.000000875394</text:p>
          </table:table-cell>
          <table:table-cell table:formula="of:=[.Y272]" office:value-type="float" office:value="8580" calcext:value-type="float">
            <text:p>8580</text:p>
          </table:table-cell>
          <table:table-cell table:formula="of:=[.Z272]" office:value-type="float" office:value="0.000000875394" calcext:value-type="float">
            <text:p>0.000000875394</text:p>
          </table:table-cell>
          <table:table-cell table:formula="of:=[.AA2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4]) - LEN(SUBSTITUTE([.G274]; &quot;C&quot;; &quot;&quot;))) + [.$A$4] * (LEN([.G274]) - LEN(SUBSTITUTE([.G274]; &quot;G&quot;; &quot;&quot;)))" office:value-type="float" office:value="1" calcext:value-type="float">
            <text:p>1</text:p>
          </table:table-cell>
          <table:table-cell table:formula="of:=SUM([.I$2:.I274])" office:value-type="float" office:value="339" calcext:value-type="float">
            <text:p>339</text:p>
          </table:table-cell>
          <table:table-cell table:number-columns-repeated="9"/>
          <table:table-cell table:formula="of:=[.T273]" office:value-type="float" office:value="0.0015279541" calcext:value-type="float">
            <text:p>0.0015279541</text:p>
          </table:table-cell>
          <table:table-cell table:formula="of:=[.U273]" office:value-type="float" office:value="8040" calcext:value-type="float">
            <text:p>8040</text:p>
          </table:table-cell>
          <table:table-cell table:formula="of:=[.H274]" office:value-type="float" office:value="0.0048249075" calcext:value-type="float">
            <text:p>0.0048249075</text:p>
          </table:table-cell>
          <table:table-cell table:formula="of:=[.J274]" office:value-type="float" office:value="339" calcext:value-type="float">
            <text:p>339</text:p>
          </table:table-cell>
          <table:table-cell table:formula="of:=[.X273]" office:value-type="float" office:value="0.000000875394" calcext:value-type="float">
            <text:p>0.000000875394</text:p>
          </table:table-cell>
          <table:table-cell table:formula="of:=[.Y273]" office:value-type="float" office:value="8580" calcext:value-type="float">
            <text:p>8580</text:p>
          </table:table-cell>
          <table:table-cell table:formula="of:=[.Z273]" office:value-type="float" office:value="0.000000875394" calcext:value-type="float">
            <text:p>0.000000875394</text:p>
          </table:table-cell>
          <table:table-cell table:formula="of:=[.AA2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5]) - LEN(SUBSTITUTE([.G275]; &quot;C&quot;; &quot;&quot;))) + [.$A$4] * (LEN([.G275]) - LEN(SUBSTITUTE([.G275]; &quot;G&quot;; &quot;&quot;)))" office:value-type="float" office:value="1" calcext:value-type="float">
            <text:p>1</text:p>
          </table:table-cell>
          <table:table-cell table:formula="of:=SUM([.I$2:.I275])" office:value-type="float" office:value="340" calcext:value-type="float">
            <text:p>340</text:p>
          </table:table-cell>
          <table:table-cell table:number-columns-repeated="9"/>
          <table:table-cell table:formula="of:=[.T274]" office:value-type="float" office:value="0.0015279541" calcext:value-type="float">
            <text:p>0.0015279541</text:p>
          </table:table-cell>
          <table:table-cell table:formula="of:=[.U274]" office:value-type="float" office:value="8040" calcext:value-type="float">
            <text:p>8040</text:p>
          </table:table-cell>
          <table:table-cell table:formula="of:=[.H275]" office:value-type="float" office:value="0.0048249075" calcext:value-type="float">
            <text:p>0.0048249075</text:p>
          </table:table-cell>
          <table:table-cell table:formula="of:=[.J275]" office:value-type="float" office:value="340" calcext:value-type="float">
            <text:p>340</text:p>
          </table:table-cell>
          <table:table-cell table:formula="of:=[.X274]" office:value-type="float" office:value="0.000000875394" calcext:value-type="float">
            <text:p>0.000000875394</text:p>
          </table:table-cell>
          <table:table-cell table:formula="of:=[.Y274]" office:value-type="float" office:value="8580" calcext:value-type="float">
            <text:p>8580</text:p>
          </table:table-cell>
          <table:table-cell table:formula="of:=[.Z274]" office:value-type="float" office:value="0.000000875394" calcext:value-type="float">
            <text:p>0.000000875394</text:p>
          </table:table-cell>
          <table:table-cell table:formula="of:=[.AA2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6]) - LEN(SUBSTITUTE([.G276]; &quot;C&quot;; &quot;&quot;))) + [.$A$4] * (LEN([.G276]) - LEN(SUBSTITUTE([.G276]; &quot;G&quot;; &quot;&quot;)))" office:value-type="float" office:value="1" calcext:value-type="float">
            <text:p>1</text:p>
          </table:table-cell>
          <table:table-cell table:formula="of:=SUM([.I$2:.I276])" office:value-type="float" office:value="341" calcext:value-type="float">
            <text:p>341</text:p>
          </table:table-cell>
          <table:table-cell table:number-columns-repeated="9"/>
          <table:table-cell table:formula="of:=[.T275]" office:value-type="float" office:value="0.0015279541" calcext:value-type="float">
            <text:p>0.0015279541</text:p>
          </table:table-cell>
          <table:table-cell table:formula="of:=[.U275]" office:value-type="float" office:value="8040" calcext:value-type="float">
            <text:p>8040</text:p>
          </table:table-cell>
          <table:table-cell table:formula="of:=[.H276]" office:value-type="float" office:value="0.0048249075" calcext:value-type="float">
            <text:p>0.0048249075</text:p>
          </table:table-cell>
          <table:table-cell table:formula="of:=[.J276]" office:value-type="float" office:value="341" calcext:value-type="float">
            <text:p>341</text:p>
          </table:table-cell>
          <table:table-cell table:formula="of:=[.X275]" office:value-type="float" office:value="0.000000875394" calcext:value-type="float">
            <text:p>0.000000875394</text:p>
          </table:table-cell>
          <table:table-cell table:formula="of:=[.Y275]" office:value-type="float" office:value="8580" calcext:value-type="float">
            <text:p>8580</text:p>
          </table:table-cell>
          <table:table-cell table:formula="of:=[.Z275]" office:value-type="float" office:value="0.000000875394" calcext:value-type="float">
            <text:p>0.000000875394</text:p>
          </table:table-cell>
          <table:table-cell table:formula="of:=[.AA2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7]) - LEN(SUBSTITUTE([.G277]; &quot;C&quot;; &quot;&quot;))) + [.$A$4] * (LEN([.G277]) - LEN(SUBSTITUTE([.G277]; &quot;G&quot;; &quot;&quot;)))" office:value-type="float" office:value="1" calcext:value-type="float">
            <text:p>1</text:p>
          </table:table-cell>
          <table:table-cell table:formula="of:=SUM([.I$2:.I277])" office:value-type="float" office:value="342" calcext:value-type="float">
            <text:p>342</text:p>
          </table:table-cell>
          <table:table-cell table:number-columns-repeated="9"/>
          <table:table-cell table:formula="of:=[.T276]" office:value-type="float" office:value="0.0015279541" calcext:value-type="float">
            <text:p>0.0015279541</text:p>
          </table:table-cell>
          <table:table-cell table:formula="of:=[.U276]" office:value-type="float" office:value="8040" calcext:value-type="float">
            <text:p>8040</text:p>
          </table:table-cell>
          <table:table-cell table:formula="of:=[.H277]" office:value-type="float" office:value="0.0048249075" calcext:value-type="float">
            <text:p>0.0048249075</text:p>
          </table:table-cell>
          <table:table-cell table:formula="of:=[.J277]" office:value-type="float" office:value="342" calcext:value-type="float">
            <text:p>342</text:p>
          </table:table-cell>
          <table:table-cell table:formula="of:=[.X276]" office:value-type="float" office:value="0.000000875394" calcext:value-type="float">
            <text:p>0.000000875394</text:p>
          </table:table-cell>
          <table:table-cell table:formula="of:=[.Y276]" office:value-type="float" office:value="8580" calcext:value-type="float">
            <text:p>8580</text:p>
          </table:table-cell>
          <table:table-cell table:formula="of:=[.Z276]" office:value-type="float" office:value="0.000000875394" calcext:value-type="float">
            <text:p>0.000000875394</text:p>
          </table:table-cell>
          <table:table-cell table:formula="of:=[.AA2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8]) - LEN(SUBSTITUTE([.G278]; &quot;C&quot;; &quot;&quot;))) + [.$A$4] * (LEN([.G278]) - LEN(SUBSTITUTE([.G278]; &quot;G&quot;; &quot;&quot;)))" office:value-type="float" office:value="1" calcext:value-type="float">
            <text:p>1</text:p>
          </table:table-cell>
          <table:table-cell table:formula="of:=SUM([.I$2:.I278])" office:value-type="float" office:value="343" calcext:value-type="float">
            <text:p>343</text:p>
          </table:table-cell>
          <table:table-cell table:number-columns-repeated="9"/>
          <table:table-cell table:formula="of:=[.T277]" office:value-type="float" office:value="0.0015279541" calcext:value-type="float">
            <text:p>0.0015279541</text:p>
          </table:table-cell>
          <table:table-cell table:formula="of:=[.U277]" office:value-type="float" office:value="8040" calcext:value-type="float">
            <text:p>8040</text:p>
          </table:table-cell>
          <table:table-cell table:formula="of:=[.H278]" office:value-type="float" office:value="0.0048249075" calcext:value-type="float">
            <text:p>0.0048249075</text:p>
          </table:table-cell>
          <table:table-cell table:formula="of:=[.J278]" office:value-type="float" office:value="343" calcext:value-type="float">
            <text:p>343</text:p>
          </table:table-cell>
          <table:table-cell table:formula="of:=[.X277]" office:value-type="float" office:value="0.000000875394" calcext:value-type="float">
            <text:p>0.000000875394</text:p>
          </table:table-cell>
          <table:table-cell table:formula="of:=[.Y277]" office:value-type="float" office:value="8580" calcext:value-type="float">
            <text:p>8580</text:p>
          </table:table-cell>
          <table:table-cell table:formula="of:=[.Z277]" office:value-type="float" office:value="0.000000875394" calcext:value-type="float">
            <text:p>0.000000875394</text:p>
          </table:table-cell>
          <table:table-cell table:formula="of:=[.AA2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79]) - LEN(SUBSTITUTE([.G279]; &quot;C&quot;; &quot;&quot;))) + [.$A$4] * (LEN([.G279]) - LEN(SUBSTITUTE([.G279]; &quot;G&quot;; &quot;&quot;)))" office:value-type="float" office:value="1" calcext:value-type="float">
            <text:p>1</text:p>
          </table:table-cell>
          <table:table-cell table:formula="of:=SUM([.I$2:.I279])" office:value-type="float" office:value="344" calcext:value-type="float">
            <text:p>344</text:p>
          </table:table-cell>
          <table:table-cell table:number-columns-repeated="9"/>
          <table:table-cell table:formula="of:=[.T278]" office:value-type="float" office:value="0.0015279541" calcext:value-type="float">
            <text:p>0.0015279541</text:p>
          </table:table-cell>
          <table:table-cell table:formula="of:=[.U278]" office:value-type="float" office:value="8040" calcext:value-type="float">
            <text:p>8040</text:p>
          </table:table-cell>
          <table:table-cell table:formula="of:=[.H279]" office:value-type="float" office:value="0.0048249075" calcext:value-type="float">
            <text:p>0.0048249075</text:p>
          </table:table-cell>
          <table:table-cell table:formula="of:=[.J279]" office:value-type="float" office:value="344" calcext:value-type="float">
            <text:p>344</text:p>
          </table:table-cell>
          <table:table-cell table:formula="of:=[.X278]" office:value-type="float" office:value="0.000000875394" calcext:value-type="float">
            <text:p>0.000000875394</text:p>
          </table:table-cell>
          <table:table-cell table:formula="of:=[.Y278]" office:value-type="float" office:value="8580" calcext:value-type="float">
            <text:p>8580</text:p>
          </table:table-cell>
          <table:table-cell table:formula="of:=[.Z278]" office:value-type="float" office:value="0.000000875394" calcext:value-type="float">
            <text:p>0.000000875394</text:p>
          </table:table-cell>
          <table:table-cell table:formula="of:=[.AA2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0]) - LEN(SUBSTITUTE([.G280]; &quot;C&quot;; &quot;&quot;))) + [.$A$4] * (LEN([.G280]) - LEN(SUBSTITUTE([.G280]; &quot;G&quot;; &quot;&quot;)))" office:value-type="float" office:value="1" calcext:value-type="float">
            <text:p>1</text:p>
          </table:table-cell>
          <table:table-cell table:formula="of:=SUM([.I$2:.I280])" office:value-type="float" office:value="345" calcext:value-type="float">
            <text:p>345</text:p>
          </table:table-cell>
          <table:table-cell table:number-columns-repeated="9"/>
          <table:table-cell table:formula="of:=[.T279]" office:value-type="float" office:value="0.0015279541" calcext:value-type="float">
            <text:p>0.0015279541</text:p>
          </table:table-cell>
          <table:table-cell table:formula="of:=[.U279]" office:value-type="float" office:value="8040" calcext:value-type="float">
            <text:p>8040</text:p>
          </table:table-cell>
          <table:table-cell table:formula="of:=[.H280]" office:value-type="float" office:value="0.0048249075" calcext:value-type="float">
            <text:p>0.0048249075</text:p>
          </table:table-cell>
          <table:table-cell table:formula="of:=[.J280]" office:value-type="float" office:value="345" calcext:value-type="float">
            <text:p>345</text:p>
          </table:table-cell>
          <table:table-cell table:formula="of:=[.X279]" office:value-type="float" office:value="0.000000875394" calcext:value-type="float">
            <text:p>0.000000875394</text:p>
          </table:table-cell>
          <table:table-cell table:formula="of:=[.Y279]" office:value-type="float" office:value="8580" calcext:value-type="float">
            <text:p>8580</text:p>
          </table:table-cell>
          <table:table-cell table:formula="of:=[.Z279]" office:value-type="float" office:value="0.000000875394" calcext:value-type="float">
            <text:p>0.000000875394</text:p>
          </table:table-cell>
          <table:table-cell table:formula="of:=[.AA2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1]) - LEN(SUBSTITUTE([.G281]; &quot;C&quot;; &quot;&quot;))) + [.$A$4] * (LEN([.G281]) - LEN(SUBSTITUTE([.G281]; &quot;G&quot;; &quot;&quot;)))" office:value-type="float" office:value="1" calcext:value-type="float">
            <text:p>1</text:p>
          </table:table-cell>
          <table:table-cell table:formula="of:=SUM([.I$2:.I281])" office:value-type="float" office:value="346" calcext:value-type="float">
            <text:p>346</text:p>
          </table:table-cell>
          <table:table-cell table:number-columns-repeated="9"/>
          <table:table-cell table:formula="of:=[.T280]" office:value-type="float" office:value="0.0015279541" calcext:value-type="float">
            <text:p>0.0015279541</text:p>
          </table:table-cell>
          <table:table-cell table:formula="of:=[.U280]" office:value-type="float" office:value="8040" calcext:value-type="float">
            <text:p>8040</text:p>
          </table:table-cell>
          <table:table-cell table:formula="of:=[.H281]" office:value-type="float" office:value="0.0048249075" calcext:value-type="float">
            <text:p>0.0048249075</text:p>
          </table:table-cell>
          <table:table-cell table:formula="of:=[.J281]" office:value-type="float" office:value="346" calcext:value-type="float">
            <text:p>346</text:p>
          </table:table-cell>
          <table:table-cell table:formula="of:=[.X280]" office:value-type="float" office:value="0.000000875394" calcext:value-type="float">
            <text:p>0.000000875394</text:p>
          </table:table-cell>
          <table:table-cell table:formula="of:=[.Y280]" office:value-type="float" office:value="8580" calcext:value-type="float">
            <text:p>8580</text:p>
          </table:table-cell>
          <table:table-cell table:formula="of:=[.Z280]" office:value-type="float" office:value="0.000000875394" calcext:value-type="float">
            <text:p>0.000000875394</text:p>
          </table:table-cell>
          <table:table-cell table:formula="of:=[.AA2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2]) - LEN(SUBSTITUTE([.G282]; &quot;C&quot;; &quot;&quot;))) + [.$A$4] * (LEN([.G282]) - LEN(SUBSTITUTE([.G282]; &quot;G&quot;; &quot;&quot;)))" office:value-type="float" office:value="1" calcext:value-type="float">
            <text:p>1</text:p>
          </table:table-cell>
          <table:table-cell table:formula="of:=SUM([.I$2:.I282])" office:value-type="float" office:value="347" calcext:value-type="float">
            <text:p>347</text:p>
          </table:table-cell>
          <table:table-cell table:number-columns-repeated="9"/>
          <table:table-cell table:formula="of:=[.T281]" office:value-type="float" office:value="0.0015279541" calcext:value-type="float">
            <text:p>0.0015279541</text:p>
          </table:table-cell>
          <table:table-cell table:formula="of:=[.U281]" office:value-type="float" office:value="8040" calcext:value-type="float">
            <text:p>8040</text:p>
          </table:table-cell>
          <table:table-cell table:formula="of:=[.H282]" office:value-type="float" office:value="0.0048249075" calcext:value-type="float">
            <text:p>0.0048249075</text:p>
          </table:table-cell>
          <table:table-cell table:formula="of:=[.J282]" office:value-type="float" office:value="347" calcext:value-type="float">
            <text:p>347</text:p>
          </table:table-cell>
          <table:table-cell table:formula="of:=[.X281]" office:value-type="float" office:value="0.000000875394" calcext:value-type="float">
            <text:p>0.000000875394</text:p>
          </table:table-cell>
          <table:table-cell table:formula="of:=[.Y281]" office:value-type="float" office:value="8580" calcext:value-type="float">
            <text:p>8580</text:p>
          </table:table-cell>
          <table:table-cell table:formula="of:=[.Z281]" office:value-type="float" office:value="0.000000875394" calcext:value-type="float">
            <text:p>0.000000875394</text:p>
          </table:table-cell>
          <table:table-cell table:formula="of:=[.AA2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8249075" calcext:value-type="float">
            <text:p>0.0048249075</text:p>
          </table:table-cell>
          <table:table-cell table:formula="of:= (LEN([.G283]) - LEN(SUBSTITUTE([.G283]; &quot;C&quot;; &quot;&quot;))) + [.$A$4] * (LEN([.G283]) - LEN(SUBSTITUTE([.G283]; &quot;G&quot;; &quot;&quot;)))" office:value-type="float" office:value="1" calcext:value-type="float">
            <text:p>1</text:p>
          </table:table-cell>
          <table:table-cell table:formula="of:=SUM([.I$2:.I283])" office:value-type="float" office:value="348" calcext:value-type="float">
            <text:p>348</text:p>
          </table:table-cell>
          <table:table-cell table:number-columns-repeated="9"/>
          <table:table-cell table:formula="of:=[.T282]" office:value-type="float" office:value="0.0015279541" calcext:value-type="float">
            <text:p>0.0015279541</text:p>
          </table:table-cell>
          <table:table-cell table:formula="of:=[.U282]" office:value-type="float" office:value="8040" calcext:value-type="float">
            <text:p>8040</text:p>
          </table:table-cell>
          <table:table-cell table:formula="of:=[.H283]" office:value-type="float" office:value="0.0048249075" calcext:value-type="float">
            <text:p>0.0048249075</text:p>
          </table:table-cell>
          <table:table-cell table:formula="of:=[.J283]" office:value-type="float" office:value="348" calcext:value-type="float">
            <text:p>348</text:p>
          </table:table-cell>
          <table:table-cell table:formula="of:=[.X282]" office:value-type="float" office:value="0.000000875394" calcext:value-type="float">
            <text:p>0.000000875394</text:p>
          </table:table-cell>
          <table:table-cell table:formula="of:=[.Y282]" office:value-type="float" office:value="8580" calcext:value-type="float">
            <text:p>8580</text:p>
          </table:table-cell>
          <table:table-cell table:formula="of:=[.Z282]" office:value-type="float" office:value="0.000000875394" calcext:value-type="float">
            <text:p>0.000000875394</text:p>
          </table:table-cell>
          <table:table-cell table:formula="of:=[.AA2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744326" calcext:value-type="float">
            <text:p>0.004744326</text:p>
          </table:table-cell>
          <table:table-cell table:formula="of:= (LEN([.G284]) - LEN(SUBSTITUTE([.G284]; &quot;C&quot;; &quot;&quot;))) + [.$A$4] * (LEN([.G284]) - LEN(SUBSTITUTE([.G284]; &quot;G&quot;; &quot;&quot;)))" office:value-type="float" office:value="2" calcext:value-type="float">
            <text:p>2</text:p>
          </table:table-cell>
          <table:table-cell table:formula="of:=SUM([.I$2:.I284])" office:value-type="float" office:value="350" calcext:value-type="float">
            <text:p>350</text:p>
          </table:table-cell>
          <table:table-cell table:number-columns-repeated="9"/>
          <table:table-cell table:formula="of:=[.T283]" office:value-type="float" office:value="0.0015279541" calcext:value-type="float">
            <text:p>0.0015279541</text:p>
          </table:table-cell>
          <table:table-cell table:formula="of:=[.U283]" office:value-type="float" office:value="8040" calcext:value-type="float">
            <text:p>8040</text:p>
          </table:table-cell>
          <table:table-cell table:formula="of:=[.H284]" office:value-type="float" office:value="0.004744326" calcext:value-type="float">
            <text:p>0.004744326</text:p>
          </table:table-cell>
          <table:table-cell table:formula="of:=[.J284]" office:value-type="float" office:value="350" calcext:value-type="float">
            <text:p>350</text:p>
          </table:table-cell>
          <table:table-cell table:formula="of:=[.X283]" office:value-type="float" office:value="0.000000875394" calcext:value-type="float">
            <text:p>0.000000875394</text:p>
          </table:table-cell>
          <table:table-cell table:formula="of:=[.Y283]" office:value-type="float" office:value="8580" calcext:value-type="float">
            <text:p>8580</text:p>
          </table:table-cell>
          <table:table-cell table:formula="of:=[.Z283]" office:value-type="float" office:value="0.000000875394" calcext:value-type="float">
            <text:p>0.000000875394</text:p>
          </table:table-cell>
          <table:table-cell table:formula="of:=[.AA2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.004594365</text:p>
          </table:table-cell>
          <table:table-cell table:formula="of:= (LEN([.G285]) - LEN(SUBSTITUTE([.G285]; &quot;C&quot;; &quot;&quot;))) + [.$A$4] * (LEN([.G285]) - LEN(SUBSTITUTE([.G285]; &quot;G&quot;; &quot;&quot;)))" office:value-type="float" office:value="2" calcext:value-type="float">
            <text:p>2</text:p>
          </table:table-cell>
          <table:table-cell table:formula="of:=SUM([.I$2:.I285])" office:value-type="float" office:value="352" calcext:value-type="float">
            <text:p>352</text:p>
          </table:table-cell>
          <table:table-cell table:number-columns-repeated="9"/>
          <table:table-cell table:formula="of:=[.T284]" office:value-type="float" office:value="0.0015279541" calcext:value-type="float">
            <text:p>0.0015279541</text:p>
          </table:table-cell>
          <table:table-cell table:formula="of:=[.U284]" office:value-type="float" office:value="8040" calcext:value-type="float">
            <text:p>8040</text:p>
          </table:table-cell>
          <table:table-cell table:formula="of:=[.H285]" office:value-type="float" office:value="0.004594365" calcext:value-type="float">
            <text:p>0.004594365</text:p>
          </table:table-cell>
          <table:table-cell table:formula="of:=[.J285]" office:value-type="float" office:value="352" calcext:value-type="float">
            <text:p>352</text:p>
          </table:table-cell>
          <table:table-cell table:formula="of:=[.X284]" office:value-type="float" office:value="0.000000875394" calcext:value-type="float">
            <text:p>0.000000875394</text:p>
          </table:table-cell>
          <table:table-cell table:formula="of:=[.Y284]" office:value-type="float" office:value="8580" calcext:value-type="float">
            <text:p>8580</text:p>
          </table:table-cell>
          <table:table-cell table:formula="of:=[.Z284]" office:value-type="float" office:value="0.000000875394" calcext:value-type="float">
            <text:p>0.000000875394</text:p>
          </table:table-cell>
          <table:table-cell table:formula="of:=[.AA2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86]) - LEN(SUBSTITUTE([.G286]; &quot;C&quot;; &quot;&quot;))) + [.$A$4] * (LEN([.G286]) - LEN(SUBSTITUTE([.G286]; &quot;G&quot;; &quot;&quot;)))" office:value-type="float" office:value="1" calcext:value-type="float">
            <text:p>1</text:p>
          </table:table-cell>
          <table:table-cell table:formula="of:=SUM([.I$2:.I286])" office:value-type="float" office:value="353" calcext:value-type="float">
            <text:p>353</text:p>
          </table:table-cell>
          <table:table-cell table:number-columns-repeated="9"/>
          <table:table-cell table:formula="of:=[.T285]" office:value-type="float" office:value="0.0015279541" calcext:value-type="float">
            <text:p>0.0015279541</text:p>
          </table:table-cell>
          <table:table-cell table:formula="of:=[.U285]" office:value-type="float" office:value="8040" calcext:value-type="float">
            <text:p>8040</text:p>
          </table:table-cell>
          <table:table-cell table:formula="of:=[.H286]" office:value-type="float" office:value="0.004594365" calcext:value-type="float">
            <text:p>0.004594365</text:p>
          </table:table-cell>
          <table:table-cell table:formula="of:=[.J286]" office:value-type="float" office:value="353" calcext:value-type="float">
            <text:p>353</text:p>
          </table:table-cell>
          <table:table-cell table:formula="of:=[.X285]" office:value-type="float" office:value="0.000000875394" calcext:value-type="float">
            <text:p>0.000000875394</text:p>
          </table:table-cell>
          <table:table-cell table:formula="of:=[.Y285]" office:value-type="float" office:value="8580" calcext:value-type="float">
            <text:p>8580</text:p>
          </table:table-cell>
          <table:table-cell table:formula="of:=[.Z285]" office:value-type="float" office:value="0.000000875394" calcext:value-type="float">
            <text:p>0.000000875394</text:p>
          </table:table-cell>
          <table:table-cell table:formula="of:=[.AA2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.004594365</text:p>
          </table:table-cell>
          <table:table-cell table:formula="of:= (LEN([.G287]) - LEN(SUBSTITUTE([.G287]; &quot;C&quot;; &quot;&quot;))) + [.$A$4] * (LEN([.G287]) - LEN(SUBSTITUTE([.G287]; &quot;G&quot;; &quot;&quot;)))" office:value-type="float" office:value="2" calcext:value-type="float">
            <text:p>2</text:p>
          </table:table-cell>
          <table:table-cell table:formula="of:=SUM([.I$2:.I287])" office:value-type="float" office:value="355" calcext:value-type="float">
            <text:p>355</text:p>
          </table:table-cell>
          <table:table-cell table:number-columns-repeated="9"/>
          <table:table-cell table:formula="of:=[.T286]" office:value-type="float" office:value="0.0015279541" calcext:value-type="float">
            <text:p>0.0015279541</text:p>
          </table:table-cell>
          <table:table-cell table:formula="of:=[.U286]" office:value-type="float" office:value="8040" calcext:value-type="float">
            <text:p>8040</text:p>
          </table:table-cell>
          <table:table-cell table:formula="of:=[.H287]" office:value-type="float" office:value="0.004594365" calcext:value-type="float">
            <text:p>0.004594365</text:p>
          </table:table-cell>
          <table:table-cell table:formula="of:=[.J287]" office:value-type="float" office:value="355" calcext:value-type="float">
            <text:p>355</text:p>
          </table:table-cell>
          <table:table-cell table:formula="of:=[.X286]" office:value-type="float" office:value="0.000000875394" calcext:value-type="float">
            <text:p>0.000000875394</text:p>
          </table:table-cell>
          <table:table-cell table:formula="of:=[.Y286]" office:value-type="float" office:value="8580" calcext:value-type="float">
            <text:p>8580</text:p>
          </table:table-cell>
          <table:table-cell table:formula="of:=[.Z286]" office:value-type="float" office:value="0.000000875394" calcext:value-type="float">
            <text:p>0.000000875394</text:p>
          </table:table-cell>
          <table:table-cell table:formula="of:=[.AA2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88]) - LEN(SUBSTITUTE([.G288]; &quot;C&quot;; &quot;&quot;))) + [.$A$4] * (LEN([.G288]) - LEN(SUBSTITUTE([.G288]; &quot;G&quot;; &quot;&quot;)))" office:value-type="float" office:value="1" calcext:value-type="float">
            <text:p>1</text:p>
          </table:table-cell>
          <table:table-cell table:formula="of:=SUM([.I$2:.I288])" office:value-type="float" office:value="356" calcext:value-type="float">
            <text:p>356</text:p>
          </table:table-cell>
          <table:table-cell table:number-columns-repeated="9"/>
          <table:table-cell table:formula="of:=[.T287]" office:value-type="float" office:value="0.0015279541" calcext:value-type="float">
            <text:p>0.0015279541</text:p>
          </table:table-cell>
          <table:table-cell table:formula="of:=[.U287]" office:value-type="float" office:value="8040" calcext:value-type="float">
            <text:p>8040</text:p>
          </table:table-cell>
          <table:table-cell table:formula="of:=[.H288]" office:value-type="float" office:value="0.004594365" calcext:value-type="float">
            <text:p>0.004594365</text:p>
          </table:table-cell>
          <table:table-cell table:formula="of:=[.J288]" office:value-type="float" office:value="356" calcext:value-type="float">
            <text:p>356</text:p>
          </table:table-cell>
          <table:table-cell table:formula="of:=[.X287]" office:value-type="float" office:value="0.000000875394" calcext:value-type="float">
            <text:p>0.000000875394</text:p>
          </table:table-cell>
          <table:table-cell table:formula="of:=[.Y287]" office:value-type="float" office:value="8580" calcext:value-type="float">
            <text:p>8580</text:p>
          </table:table-cell>
          <table:table-cell table:formula="of:=[.Z287]" office:value-type="float" office:value="0.000000875394" calcext:value-type="float">
            <text:p>0.000000875394</text:p>
          </table:table-cell>
          <table:table-cell table:formula="of:=[.AA2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89]) - LEN(SUBSTITUTE([.G289]; &quot;C&quot;; &quot;&quot;))) + [.$A$4] * (LEN([.G289]) - LEN(SUBSTITUTE([.G289]; &quot;G&quot;; &quot;&quot;)))" office:value-type="float" office:value="1" calcext:value-type="float">
            <text:p>1</text:p>
          </table:table-cell>
          <table:table-cell table:formula="of:=SUM([.I$2:.I289])" office:value-type="float" office:value="357" calcext:value-type="float">
            <text:p>357</text:p>
          </table:table-cell>
          <table:table-cell table:number-columns-repeated="9"/>
          <table:table-cell table:formula="of:=[.T288]" office:value-type="float" office:value="0.0015279541" calcext:value-type="float">
            <text:p>0.0015279541</text:p>
          </table:table-cell>
          <table:table-cell table:formula="of:=[.U288]" office:value-type="float" office:value="8040" calcext:value-type="float">
            <text:p>8040</text:p>
          </table:table-cell>
          <table:table-cell table:formula="of:=[.H289]" office:value-type="float" office:value="0.004594365" calcext:value-type="float">
            <text:p>0.004594365</text:p>
          </table:table-cell>
          <table:table-cell table:formula="of:=[.J289]" office:value-type="float" office:value="357" calcext:value-type="float">
            <text:p>357</text:p>
          </table:table-cell>
          <table:table-cell table:formula="of:=[.X288]" office:value-type="float" office:value="0.000000875394" calcext:value-type="float">
            <text:p>0.000000875394</text:p>
          </table:table-cell>
          <table:table-cell table:formula="of:=[.Y288]" office:value-type="float" office:value="8580" calcext:value-type="float">
            <text:p>8580</text:p>
          </table:table-cell>
          <table:table-cell table:formula="of:=[.Z288]" office:value-type="float" office:value="0.000000875394" calcext:value-type="float">
            <text:p>0.000000875394</text:p>
          </table:table-cell>
          <table:table-cell table:formula="of:=[.AA2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90]) - LEN(SUBSTITUTE([.G290]; &quot;C&quot;; &quot;&quot;))) + [.$A$4] * (LEN([.G290]) - LEN(SUBSTITUTE([.G290]; &quot;G&quot;; &quot;&quot;)))" office:value-type="float" office:value="1" calcext:value-type="float">
            <text:p>1</text:p>
          </table:table-cell>
          <table:table-cell table:formula="of:=SUM([.I$2:.I290])" office:value-type="float" office:value="358" calcext:value-type="float">
            <text:p>358</text:p>
          </table:table-cell>
          <table:table-cell table:number-columns-repeated="9"/>
          <table:table-cell table:formula="of:=[.T289]" office:value-type="float" office:value="0.0015279541" calcext:value-type="float">
            <text:p>0.0015279541</text:p>
          </table:table-cell>
          <table:table-cell table:formula="of:=[.U289]" office:value-type="float" office:value="8040" calcext:value-type="float">
            <text:p>8040</text:p>
          </table:table-cell>
          <table:table-cell table:formula="of:=[.H290]" office:value-type="float" office:value="0.004594365" calcext:value-type="float">
            <text:p>0.004594365</text:p>
          </table:table-cell>
          <table:table-cell table:formula="of:=[.J290]" office:value-type="float" office:value="358" calcext:value-type="float">
            <text:p>358</text:p>
          </table:table-cell>
          <table:table-cell table:formula="of:=[.X289]" office:value-type="float" office:value="0.000000875394" calcext:value-type="float">
            <text:p>0.000000875394</text:p>
          </table:table-cell>
          <table:table-cell table:formula="of:=[.Y289]" office:value-type="float" office:value="8580" calcext:value-type="float">
            <text:p>8580</text:p>
          </table:table-cell>
          <table:table-cell table:formula="of:=[.Z289]" office:value-type="float" office:value="0.000000875394" calcext:value-type="float">
            <text:p>0.000000875394</text:p>
          </table:table-cell>
          <table:table-cell table:formula="of:=[.AA2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91]) - LEN(SUBSTITUTE([.G291]; &quot;C&quot;; &quot;&quot;))) + [.$A$4] * (LEN([.G291]) - LEN(SUBSTITUTE([.G291]; &quot;G&quot;; &quot;&quot;)))" office:value-type="float" office:value="1" calcext:value-type="float">
            <text:p>1</text:p>
          </table:table-cell>
          <table:table-cell table:formula="of:=SUM([.I$2:.I291])" office:value-type="float" office:value="359" calcext:value-type="float">
            <text:p>359</text:p>
          </table:table-cell>
          <table:table-cell table:number-columns-repeated="9"/>
          <table:table-cell table:formula="of:=[.T290]" office:value-type="float" office:value="0.0015279541" calcext:value-type="float">
            <text:p>0.0015279541</text:p>
          </table:table-cell>
          <table:table-cell table:formula="of:=[.U290]" office:value-type="float" office:value="8040" calcext:value-type="float">
            <text:p>8040</text:p>
          </table:table-cell>
          <table:table-cell table:formula="of:=[.H291]" office:value-type="float" office:value="0.004594365" calcext:value-type="float">
            <text:p>0.004594365</text:p>
          </table:table-cell>
          <table:table-cell table:formula="of:=[.J291]" office:value-type="float" office:value="359" calcext:value-type="float">
            <text:p>359</text:p>
          </table:table-cell>
          <table:table-cell table:formula="of:=[.X290]" office:value-type="float" office:value="0.000000875394" calcext:value-type="float">
            <text:p>0.000000875394</text:p>
          </table:table-cell>
          <table:table-cell table:formula="of:=[.Y290]" office:value-type="float" office:value="8580" calcext:value-type="float">
            <text:p>8580</text:p>
          </table:table-cell>
          <table:table-cell table:formula="of:=[.Z290]" office:value-type="float" office:value="0.000000875394" calcext:value-type="float">
            <text:p>0.000000875394</text:p>
          </table:table-cell>
          <table:table-cell table:formula="of:=[.AA2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594365" calcext:value-type="float">
            <text:p>0.004594365</text:p>
          </table:table-cell>
          <table:table-cell table:formula="of:= (LEN([.G292]) - LEN(SUBSTITUTE([.G292]; &quot;C&quot;; &quot;&quot;))) + [.$A$4] * (LEN([.G292]) - LEN(SUBSTITUTE([.G292]; &quot;G&quot;; &quot;&quot;)))" office:value-type="float" office:value="1" calcext:value-type="float">
            <text:p>1</text:p>
          </table:table-cell>
          <table:table-cell table:formula="of:=SUM([.I$2:.I292])" office:value-type="float" office:value="360" calcext:value-type="float">
            <text:p>360</text:p>
          </table:table-cell>
          <table:table-cell table:number-columns-repeated="9"/>
          <table:table-cell table:formula="of:=[.T291]" office:value-type="float" office:value="0.0015279541" calcext:value-type="float">
            <text:p>0.0015279541</text:p>
          </table:table-cell>
          <table:table-cell table:formula="of:=[.U291]" office:value-type="float" office:value="8040" calcext:value-type="float">
            <text:p>8040</text:p>
          </table:table-cell>
          <table:table-cell table:formula="of:=[.H292]" office:value-type="float" office:value="0.004594365" calcext:value-type="float">
            <text:p>0.004594365</text:p>
          </table:table-cell>
          <table:table-cell table:formula="of:=[.J292]" office:value-type="float" office:value="360" calcext:value-type="float">
            <text:p>360</text:p>
          </table:table-cell>
          <table:table-cell table:formula="of:=[.X291]" office:value-type="float" office:value="0.000000875394" calcext:value-type="float">
            <text:p>0.000000875394</text:p>
          </table:table-cell>
          <table:table-cell table:formula="of:=[.Y291]" office:value-type="float" office:value="8580" calcext:value-type="float">
            <text:p>8580</text:p>
          </table:table-cell>
          <table:table-cell table:formula="of:=[.Z291]" office:value-type="float" office:value="0.000000875394" calcext:value-type="float">
            <text:p>0.000000875394</text:p>
          </table:table-cell>
          <table:table-cell table:formula="of:=[.AA2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594365" calcext:value-type="float">
            <text:p>0.004594365</text:p>
          </table:table-cell>
          <table:table-cell table:formula="of:= (LEN([.G293]) - LEN(SUBSTITUTE([.G293]; &quot;C&quot;; &quot;&quot;))) + [.$A$4] * (LEN([.G293]) - LEN(SUBSTITUTE([.G293]; &quot;G&quot;; &quot;&quot;)))" office:value-type="float" office:value="2" calcext:value-type="float">
            <text:p>2</text:p>
          </table:table-cell>
          <table:table-cell table:formula="of:=SUM([.I$2:.I293])" office:value-type="float" office:value="362" calcext:value-type="float">
            <text:p>362</text:p>
          </table:table-cell>
          <table:table-cell table:number-columns-repeated="9"/>
          <table:table-cell table:formula="of:=[.T292]" office:value-type="float" office:value="0.0015279541" calcext:value-type="float">
            <text:p>0.0015279541</text:p>
          </table:table-cell>
          <table:table-cell table:formula="of:=[.U292]" office:value-type="float" office:value="8040" calcext:value-type="float">
            <text:p>8040</text:p>
          </table:table-cell>
          <table:table-cell table:formula="of:=[.H293]" office:value-type="float" office:value="0.004594365" calcext:value-type="float">
            <text:p>0.004594365</text:p>
          </table:table-cell>
          <table:table-cell table:formula="of:=[.J293]" office:value-type="float" office:value="362" calcext:value-type="float">
            <text:p>362</text:p>
          </table:table-cell>
          <table:table-cell table:formula="of:=[.X292]" office:value-type="float" office:value="0.000000875394" calcext:value-type="float">
            <text:p>0.000000875394</text:p>
          </table:table-cell>
          <table:table-cell table:formula="of:=[.Y292]" office:value-type="float" office:value="8580" calcext:value-type="float">
            <text:p>8580</text:p>
          </table:table-cell>
          <table:table-cell table:formula="of:=[.Z292]" office:value-type="float" office:value="0.000000875394" calcext:value-type="float">
            <text:p>0.000000875394</text:p>
          </table:table-cell>
          <table:table-cell table:formula="of:=[.AA2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490438" calcext:value-type="float">
            <text:p>0.004490438</text:p>
          </table:table-cell>
          <table:table-cell table:formula="of:= (LEN([.G294]) - LEN(SUBSTITUTE([.G294]; &quot;C&quot;; &quot;&quot;))) + [.$A$4] * (LEN([.G294]) - LEN(SUBSTITUTE([.G294]; &quot;G&quot;; &quot;&quot;)))" office:value-type="float" office:value="2" calcext:value-type="float">
            <text:p>2</text:p>
          </table:table-cell>
          <table:table-cell table:formula="of:=SUM([.I$2:.I294])" office:value-type="float" office:value="364" calcext:value-type="float">
            <text:p>364</text:p>
          </table:table-cell>
          <table:table-cell table:number-columns-repeated="9"/>
          <table:table-cell table:formula="of:=[.T293]" office:value-type="float" office:value="0.0015279541" calcext:value-type="float">
            <text:p>0.0015279541</text:p>
          </table:table-cell>
          <table:table-cell table:formula="of:=[.U293]" office:value-type="float" office:value="8040" calcext:value-type="float">
            <text:p>8040</text:p>
          </table:table-cell>
          <table:table-cell table:formula="of:=[.H294]" office:value-type="float" office:value="0.004490438" calcext:value-type="float">
            <text:p>0.004490438</text:p>
          </table:table-cell>
          <table:table-cell table:formula="of:=[.J294]" office:value-type="float" office:value="364" calcext:value-type="float">
            <text:p>364</text:p>
          </table:table-cell>
          <table:table-cell table:formula="of:=[.X293]" office:value-type="float" office:value="0.000000875394" calcext:value-type="float">
            <text:p>0.000000875394</text:p>
          </table:table-cell>
          <table:table-cell table:formula="of:=[.Y293]" office:value-type="float" office:value="8580" calcext:value-type="float">
            <text:p>8580</text:p>
          </table:table-cell>
          <table:table-cell table:formula="of:=[.Z293]" office:value-type="float" office:value="0.000000875394" calcext:value-type="float">
            <text:p>0.000000875394</text:p>
          </table:table-cell>
          <table:table-cell table:formula="of:=[.AA2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5]) - LEN(SUBSTITUTE([.G295]; &quot;C&quot;; &quot;&quot;))) + [.$A$4] * (LEN([.G295]) - LEN(SUBSTITUTE([.G295]; &quot;G&quot;; &quot;&quot;)))" office:value-type="float" office:value="1" calcext:value-type="float">
            <text:p>1</text:p>
          </table:table-cell>
          <table:table-cell table:formula="of:=SUM([.I$2:.I295])" office:value-type="float" office:value="365" calcext:value-type="float">
            <text:p>365</text:p>
          </table:table-cell>
          <table:table-cell table:number-columns-repeated="9"/>
          <table:table-cell table:formula="of:=[.T294]" office:value-type="float" office:value="0.0015279541" calcext:value-type="float">
            <text:p>0.0015279541</text:p>
          </table:table-cell>
          <table:table-cell table:formula="of:=[.U294]" office:value-type="float" office:value="8040" calcext:value-type="float">
            <text:p>8040</text:p>
          </table:table-cell>
          <table:table-cell table:formula="of:=[.H295]" office:value-type="float" office:value="0.004490438" calcext:value-type="float">
            <text:p>0.004490438</text:p>
          </table:table-cell>
          <table:table-cell table:formula="of:=[.J295]" office:value-type="float" office:value="365" calcext:value-type="float">
            <text:p>365</text:p>
          </table:table-cell>
          <table:table-cell table:formula="of:=[.X294]" office:value-type="float" office:value="0.000000875394" calcext:value-type="float">
            <text:p>0.000000875394</text:p>
          </table:table-cell>
          <table:table-cell table:formula="of:=[.Y294]" office:value-type="float" office:value="8580" calcext:value-type="float">
            <text:p>8580</text:p>
          </table:table-cell>
          <table:table-cell table:formula="of:=[.Z294]" office:value-type="float" office:value="0.000000875394" calcext:value-type="float">
            <text:p>0.000000875394</text:p>
          </table:table-cell>
          <table:table-cell table:formula="of:=[.AA2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6]) - LEN(SUBSTITUTE([.G296]; &quot;C&quot;; &quot;&quot;))) + [.$A$4] * (LEN([.G296]) - LEN(SUBSTITUTE([.G296]; &quot;G&quot;; &quot;&quot;)))" office:value-type="float" office:value="1" calcext:value-type="float">
            <text:p>1</text:p>
          </table:table-cell>
          <table:table-cell table:formula="of:=SUM([.I$2:.I296])" office:value-type="float" office:value="366" calcext:value-type="float">
            <text:p>366</text:p>
          </table:table-cell>
          <table:table-cell table:number-columns-repeated="9"/>
          <table:table-cell table:formula="of:=[.T295]" office:value-type="float" office:value="0.0015279541" calcext:value-type="float">
            <text:p>0.0015279541</text:p>
          </table:table-cell>
          <table:table-cell table:formula="of:=[.U295]" office:value-type="float" office:value="8040" calcext:value-type="float">
            <text:p>8040</text:p>
          </table:table-cell>
          <table:table-cell table:formula="of:=[.H296]" office:value-type="float" office:value="0.004490438" calcext:value-type="float">
            <text:p>0.004490438</text:p>
          </table:table-cell>
          <table:table-cell table:formula="of:=[.J296]" office:value-type="float" office:value="366" calcext:value-type="float">
            <text:p>366</text:p>
          </table:table-cell>
          <table:table-cell table:formula="of:=[.X295]" office:value-type="float" office:value="0.000000875394" calcext:value-type="float">
            <text:p>0.000000875394</text:p>
          </table:table-cell>
          <table:table-cell table:formula="of:=[.Y295]" office:value-type="float" office:value="8580" calcext:value-type="float">
            <text:p>8580</text:p>
          </table:table-cell>
          <table:table-cell table:formula="of:=[.Z295]" office:value-type="float" office:value="0.000000875394" calcext:value-type="float">
            <text:p>0.000000875394</text:p>
          </table:table-cell>
          <table:table-cell table:formula="of:=[.AA2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7]) - LEN(SUBSTITUTE([.G297]; &quot;C&quot;; &quot;&quot;))) + [.$A$4] * (LEN([.G297]) - LEN(SUBSTITUTE([.G297]; &quot;G&quot;; &quot;&quot;)))" office:value-type="float" office:value="1" calcext:value-type="float">
            <text:p>1</text:p>
          </table:table-cell>
          <table:table-cell table:formula="of:=SUM([.I$2:.I297])" office:value-type="float" office:value="367" calcext:value-type="float">
            <text:p>367</text:p>
          </table:table-cell>
          <table:table-cell table:number-columns-repeated="9"/>
          <table:table-cell table:formula="of:=[.T296]" office:value-type="float" office:value="0.0015279541" calcext:value-type="float">
            <text:p>0.0015279541</text:p>
          </table:table-cell>
          <table:table-cell table:formula="of:=[.U296]" office:value-type="float" office:value="8040" calcext:value-type="float">
            <text:p>8040</text:p>
          </table:table-cell>
          <table:table-cell table:formula="of:=[.H297]" office:value-type="float" office:value="0.004490438" calcext:value-type="float">
            <text:p>0.004490438</text:p>
          </table:table-cell>
          <table:table-cell table:formula="of:=[.J297]" office:value-type="float" office:value="367" calcext:value-type="float">
            <text:p>367</text:p>
          </table:table-cell>
          <table:table-cell table:formula="of:=[.X296]" office:value-type="float" office:value="0.000000875394" calcext:value-type="float">
            <text:p>0.000000875394</text:p>
          </table:table-cell>
          <table:table-cell table:formula="of:=[.Y296]" office:value-type="float" office:value="8580" calcext:value-type="float">
            <text:p>8580</text:p>
          </table:table-cell>
          <table:table-cell table:formula="of:=[.Z296]" office:value-type="float" office:value="0.000000875394" calcext:value-type="float">
            <text:p>0.000000875394</text:p>
          </table:table-cell>
          <table:table-cell table:formula="of:=[.AA2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8]) - LEN(SUBSTITUTE([.G298]; &quot;C&quot;; &quot;&quot;))) + [.$A$4] * (LEN([.G298]) - LEN(SUBSTITUTE([.G298]; &quot;G&quot;; &quot;&quot;)))" office:value-type="float" office:value="1" calcext:value-type="float">
            <text:p>1</text:p>
          </table:table-cell>
          <table:table-cell table:formula="of:=SUM([.I$2:.I298])" office:value-type="float" office:value="368" calcext:value-type="float">
            <text:p>368</text:p>
          </table:table-cell>
          <table:table-cell table:number-columns-repeated="9"/>
          <table:table-cell table:formula="of:=[.T297]" office:value-type="float" office:value="0.0015279541" calcext:value-type="float">
            <text:p>0.0015279541</text:p>
          </table:table-cell>
          <table:table-cell table:formula="of:=[.U297]" office:value-type="float" office:value="8040" calcext:value-type="float">
            <text:p>8040</text:p>
          </table:table-cell>
          <table:table-cell table:formula="of:=[.H298]" office:value-type="float" office:value="0.004490438" calcext:value-type="float">
            <text:p>0.004490438</text:p>
          </table:table-cell>
          <table:table-cell table:formula="of:=[.J298]" office:value-type="float" office:value="368" calcext:value-type="float">
            <text:p>368</text:p>
          </table:table-cell>
          <table:table-cell table:formula="of:=[.X297]" office:value-type="float" office:value="0.000000875394" calcext:value-type="float">
            <text:p>0.000000875394</text:p>
          </table:table-cell>
          <table:table-cell table:formula="of:=[.Y297]" office:value-type="float" office:value="8580" calcext:value-type="float">
            <text:p>8580</text:p>
          </table:table-cell>
          <table:table-cell table:formula="of:=[.Z297]" office:value-type="float" office:value="0.000000875394" calcext:value-type="float">
            <text:p>0.000000875394</text:p>
          </table:table-cell>
          <table:table-cell table:formula="of:=[.AA2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299]) - LEN(SUBSTITUTE([.G299]; &quot;C&quot;; &quot;&quot;))) + [.$A$4] * (LEN([.G299]) - LEN(SUBSTITUTE([.G299]; &quot;G&quot;; &quot;&quot;)))" office:value-type="float" office:value="1" calcext:value-type="float">
            <text:p>1</text:p>
          </table:table-cell>
          <table:table-cell table:formula="of:=SUM([.I$2:.I299])" office:value-type="float" office:value="369" calcext:value-type="float">
            <text:p>369</text:p>
          </table:table-cell>
          <table:table-cell table:number-columns-repeated="9"/>
          <table:table-cell table:formula="of:=[.T298]" office:value-type="float" office:value="0.0015279541" calcext:value-type="float">
            <text:p>0.0015279541</text:p>
          </table:table-cell>
          <table:table-cell table:formula="of:=[.U298]" office:value-type="float" office:value="8040" calcext:value-type="float">
            <text:p>8040</text:p>
          </table:table-cell>
          <table:table-cell table:formula="of:=[.H299]" office:value-type="float" office:value="0.004490438" calcext:value-type="float">
            <text:p>0.004490438</text:p>
          </table:table-cell>
          <table:table-cell table:formula="of:=[.J299]" office:value-type="float" office:value="369" calcext:value-type="float">
            <text:p>369</text:p>
          </table:table-cell>
          <table:table-cell table:formula="of:=[.X298]" office:value-type="float" office:value="0.000000875394" calcext:value-type="float">
            <text:p>0.000000875394</text:p>
          </table:table-cell>
          <table:table-cell table:formula="of:=[.Y298]" office:value-type="float" office:value="8580" calcext:value-type="float">
            <text:p>8580</text:p>
          </table:table-cell>
          <table:table-cell table:formula="of:=[.Z298]" office:value-type="float" office:value="0.000000875394" calcext:value-type="float">
            <text:p>0.000000875394</text:p>
          </table:table-cell>
          <table:table-cell table:formula="of:=[.AA2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0]) - LEN(SUBSTITUTE([.G300]; &quot;C&quot;; &quot;&quot;))) + [.$A$4] * (LEN([.G300]) - LEN(SUBSTITUTE([.G300]; &quot;G&quot;; &quot;&quot;)))" office:value-type="float" office:value="1" calcext:value-type="float">
            <text:p>1</text:p>
          </table:table-cell>
          <table:table-cell table:formula="of:=SUM([.I$2:.I300])" office:value-type="float" office:value="370" calcext:value-type="float">
            <text:p>370</text:p>
          </table:table-cell>
          <table:table-cell table:number-columns-repeated="9"/>
          <table:table-cell table:formula="of:=[.T299]" office:value-type="float" office:value="0.0015279541" calcext:value-type="float">
            <text:p>0.0015279541</text:p>
          </table:table-cell>
          <table:table-cell table:formula="of:=[.U299]" office:value-type="float" office:value="8040" calcext:value-type="float">
            <text:p>8040</text:p>
          </table:table-cell>
          <table:table-cell table:formula="of:=[.H300]" office:value-type="float" office:value="0.004490438" calcext:value-type="float">
            <text:p>0.004490438</text:p>
          </table:table-cell>
          <table:table-cell table:formula="of:=[.J300]" office:value-type="float" office:value="370" calcext:value-type="float">
            <text:p>370</text:p>
          </table:table-cell>
          <table:table-cell table:formula="of:=[.X299]" office:value-type="float" office:value="0.000000875394" calcext:value-type="float">
            <text:p>0.000000875394</text:p>
          </table:table-cell>
          <table:table-cell table:formula="of:=[.Y299]" office:value-type="float" office:value="8580" calcext:value-type="float">
            <text:p>8580</text:p>
          </table:table-cell>
          <table:table-cell table:formula="of:=[.Z299]" office:value-type="float" office:value="0.000000875394" calcext:value-type="float">
            <text:p>0.000000875394</text:p>
          </table:table-cell>
          <table:table-cell table:formula="of:=[.AA2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1]) - LEN(SUBSTITUTE([.G301]; &quot;C&quot;; &quot;&quot;))) + [.$A$4] * (LEN([.G301]) - LEN(SUBSTITUTE([.G301]; &quot;G&quot;; &quot;&quot;)))" office:value-type="float" office:value="1" calcext:value-type="float">
            <text:p>1</text:p>
          </table:table-cell>
          <table:table-cell table:formula="of:=SUM([.I$2:.I301])" office:value-type="float" office:value="371" calcext:value-type="float">
            <text:p>371</text:p>
          </table:table-cell>
          <table:table-cell table:number-columns-repeated="9"/>
          <table:table-cell table:formula="of:=[.T300]" office:value-type="float" office:value="0.0015279541" calcext:value-type="float">
            <text:p>0.0015279541</text:p>
          </table:table-cell>
          <table:table-cell table:formula="of:=[.U300]" office:value-type="float" office:value="8040" calcext:value-type="float">
            <text:p>8040</text:p>
          </table:table-cell>
          <table:table-cell table:formula="of:=[.H301]" office:value-type="float" office:value="0.004490438" calcext:value-type="float">
            <text:p>0.004490438</text:p>
          </table:table-cell>
          <table:table-cell table:formula="of:=[.J301]" office:value-type="float" office:value="371" calcext:value-type="float">
            <text:p>371</text:p>
          </table:table-cell>
          <table:table-cell table:formula="of:=[.X300]" office:value-type="float" office:value="0.000000875394" calcext:value-type="float">
            <text:p>0.000000875394</text:p>
          </table:table-cell>
          <table:table-cell table:formula="of:=[.Y300]" office:value-type="float" office:value="8580" calcext:value-type="float">
            <text:p>8580</text:p>
          </table:table-cell>
          <table:table-cell table:formula="of:=[.Z300]" office:value-type="float" office:value="0.000000875394" calcext:value-type="float">
            <text:p>0.000000875394</text:p>
          </table:table-cell>
          <table:table-cell table:formula="of:=[.AA3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2]) - LEN(SUBSTITUTE([.G302]; &quot;C&quot;; &quot;&quot;))) + [.$A$4] * (LEN([.G302]) - LEN(SUBSTITUTE([.G302]; &quot;G&quot;; &quot;&quot;)))" office:value-type="float" office:value="1" calcext:value-type="float">
            <text:p>1</text:p>
          </table:table-cell>
          <table:table-cell table:formula="of:=SUM([.I$2:.I302])" office:value-type="float" office:value="372" calcext:value-type="float">
            <text:p>372</text:p>
          </table:table-cell>
          <table:table-cell table:number-columns-repeated="9"/>
          <table:table-cell table:formula="of:=[.T301]" office:value-type="float" office:value="0.0015279541" calcext:value-type="float">
            <text:p>0.0015279541</text:p>
          </table:table-cell>
          <table:table-cell table:formula="of:=[.U301]" office:value-type="float" office:value="8040" calcext:value-type="float">
            <text:p>8040</text:p>
          </table:table-cell>
          <table:table-cell table:formula="of:=[.H302]" office:value-type="float" office:value="0.004490438" calcext:value-type="float">
            <text:p>0.004490438</text:p>
          </table:table-cell>
          <table:table-cell table:formula="of:=[.J302]" office:value-type="float" office:value="372" calcext:value-type="float">
            <text:p>372</text:p>
          </table:table-cell>
          <table:table-cell table:formula="of:=[.X301]" office:value-type="float" office:value="0.000000875394" calcext:value-type="float">
            <text:p>0.000000875394</text:p>
          </table:table-cell>
          <table:table-cell table:formula="of:=[.Y301]" office:value-type="float" office:value="8580" calcext:value-type="float">
            <text:p>8580</text:p>
          </table:table-cell>
          <table:table-cell table:formula="of:=[.Z301]" office:value-type="float" office:value="0.000000875394" calcext:value-type="float">
            <text:p>0.000000875394</text:p>
          </table:table-cell>
          <table:table-cell table:formula="of:=[.AA3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490438" calcext:value-type="float">
            <text:p>0.004490438</text:p>
          </table:table-cell>
          <table:table-cell table:formula="of:= (LEN([.G303]) - LEN(SUBSTITUTE([.G303]; &quot;C&quot;; &quot;&quot;))) + [.$A$4] * (LEN([.G303]) - LEN(SUBSTITUTE([.G303]; &quot;G&quot;; &quot;&quot;)))" office:value-type="float" office:value="2" calcext:value-type="float">
            <text:p>2</text:p>
          </table:table-cell>
          <table:table-cell table:formula="of:=SUM([.I$2:.I303])" office:value-type="float" office:value="374" calcext:value-type="float">
            <text:p>374</text:p>
          </table:table-cell>
          <table:table-cell table:number-columns-repeated="9"/>
          <table:table-cell table:formula="of:=[.T302]" office:value-type="float" office:value="0.0015279541" calcext:value-type="float">
            <text:p>0.0015279541</text:p>
          </table:table-cell>
          <table:table-cell table:formula="of:=[.U302]" office:value-type="float" office:value="8040" calcext:value-type="float">
            <text:p>8040</text:p>
          </table:table-cell>
          <table:table-cell table:formula="of:=[.H303]" office:value-type="float" office:value="0.004490438" calcext:value-type="float">
            <text:p>0.004490438</text:p>
          </table:table-cell>
          <table:table-cell table:formula="of:=[.J303]" office:value-type="float" office:value="374" calcext:value-type="float">
            <text:p>374</text:p>
          </table:table-cell>
          <table:table-cell table:formula="of:=[.X302]" office:value-type="float" office:value="0.000000875394" calcext:value-type="float">
            <text:p>0.000000875394</text:p>
          </table:table-cell>
          <table:table-cell table:formula="of:=[.Y302]" office:value-type="float" office:value="8580" calcext:value-type="float">
            <text:p>8580</text:p>
          </table:table-cell>
          <table:table-cell table:formula="of:=[.Z302]" office:value-type="float" office:value="0.000000875394" calcext:value-type="float">
            <text:p>0.000000875394</text:p>
          </table:table-cell>
          <table:table-cell table:formula="of:=[.AA3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490438" calcext:value-type="float">
            <text:p>0.004490438</text:p>
          </table:table-cell>
          <table:table-cell table:formula="of:= (LEN([.G304]) - LEN(SUBSTITUTE([.G304]; &quot;C&quot;; &quot;&quot;))) + [.$A$4] * (LEN([.G304]) - LEN(SUBSTITUTE([.G304]; &quot;G&quot;; &quot;&quot;)))" office:value-type="float" office:value="1" calcext:value-type="float">
            <text:p>1</text:p>
          </table:table-cell>
          <table:table-cell table:formula="of:=SUM([.I$2:.I304])" office:value-type="float" office:value="375" calcext:value-type="float">
            <text:p>375</text:p>
          </table:table-cell>
          <table:table-cell table:number-columns-repeated="9"/>
          <table:table-cell table:formula="of:=[.T303]" office:value-type="float" office:value="0.0015279541" calcext:value-type="float">
            <text:p>0.0015279541</text:p>
          </table:table-cell>
          <table:table-cell table:formula="of:=[.U303]" office:value-type="float" office:value="8040" calcext:value-type="float">
            <text:p>8040</text:p>
          </table:table-cell>
          <table:table-cell table:formula="of:=[.H304]" office:value-type="float" office:value="0.004490438" calcext:value-type="float">
            <text:p>0.004490438</text:p>
          </table:table-cell>
          <table:table-cell table:formula="of:=[.J304]" office:value-type="float" office:value="375" calcext:value-type="float">
            <text:p>375</text:p>
          </table:table-cell>
          <table:table-cell table:formula="of:=[.X303]" office:value-type="float" office:value="0.000000875394" calcext:value-type="float">
            <text:p>0.000000875394</text:p>
          </table:table-cell>
          <table:table-cell table:formula="of:=[.Y303]" office:value-type="float" office:value="8580" calcext:value-type="float">
            <text:p>8580</text:p>
          </table:table-cell>
          <table:table-cell table:formula="of:=[.Z303]" office:value-type="float" office:value="0.000000875394" calcext:value-type="float">
            <text:p>0.000000875394</text:p>
          </table:table-cell>
          <table:table-cell table:formula="of:=[.AA3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5]) - LEN(SUBSTITUTE([.G305]; &quot;C&quot;; &quot;&quot;))) + [.$A$4] * (LEN([.G305]) - LEN(SUBSTITUTE([.G305]; &quot;G&quot;; &quot;&quot;)))" office:value-type="float" office:value="2" calcext:value-type="float">
            <text:p>2</text:p>
          </table:table-cell>
          <table:table-cell table:formula="of:=SUM([.I$2:.I305])" office:value-type="float" office:value="377" calcext:value-type="float">
            <text:p>377</text:p>
          </table:table-cell>
          <table:table-cell table:number-columns-repeated="9"/>
          <table:table-cell table:formula="of:=[.T304]" office:value-type="float" office:value="0.0015279541" calcext:value-type="float">
            <text:p>0.0015279541</text:p>
          </table:table-cell>
          <table:table-cell table:formula="of:=[.U304]" office:value-type="float" office:value="8040" calcext:value-type="float">
            <text:p>8040</text:p>
          </table:table-cell>
          <table:table-cell table:formula="of:=[.H305]" office:value-type="float" office:value="0.0042457883" calcext:value-type="float">
            <text:p>0.0042457883</text:p>
          </table:table-cell>
          <table:table-cell table:formula="of:=[.J305]" office:value-type="float" office:value="377" calcext:value-type="float">
            <text:p>377</text:p>
          </table:table-cell>
          <table:table-cell table:formula="of:=[.X304]" office:value-type="float" office:value="0.000000875394" calcext:value-type="float">
            <text:p>0.000000875394</text:p>
          </table:table-cell>
          <table:table-cell table:formula="of:=[.Y304]" office:value-type="float" office:value="8580" calcext:value-type="float">
            <text:p>8580</text:p>
          </table:table-cell>
          <table:table-cell table:formula="of:=[.Z304]" office:value-type="float" office:value="0.000000875394" calcext:value-type="float">
            <text:p>0.000000875394</text:p>
          </table:table-cell>
          <table:table-cell table:formula="of:=[.AA3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6]) - LEN(SUBSTITUTE([.G306]; &quot;C&quot;; &quot;&quot;))) + [.$A$4] * (LEN([.G306]) - LEN(SUBSTITUTE([.G306]; &quot;G&quot;; &quot;&quot;)))" office:value-type="float" office:value="1" calcext:value-type="float">
            <text:p>1</text:p>
          </table:table-cell>
          <table:table-cell table:formula="of:=SUM([.I$2:.I306])" office:value-type="float" office:value="378" calcext:value-type="float">
            <text:p>378</text:p>
          </table:table-cell>
          <table:table-cell table:number-columns-repeated="9"/>
          <table:table-cell table:formula="of:=[.T305]" office:value-type="float" office:value="0.0015279541" calcext:value-type="float">
            <text:p>0.0015279541</text:p>
          </table:table-cell>
          <table:table-cell table:formula="of:=[.U305]" office:value-type="float" office:value="8040" calcext:value-type="float">
            <text:p>8040</text:p>
          </table:table-cell>
          <table:table-cell table:formula="of:=[.H306]" office:value-type="float" office:value="0.0042457883" calcext:value-type="float">
            <text:p>0.0042457883</text:p>
          </table:table-cell>
          <table:table-cell table:formula="of:=[.J306]" office:value-type="float" office:value="378" calcext:value-type="float">
            <text:p>378</text:p>
          </table:table-cell>
          <table:table-cell table:formula="of:=[.X305]" office:value-type="float" office:value="0.000000875394" calcext:value-type="float">
            <text:p>0.000000875394</text:p>
          </table:table-cell>
          <table:table-cell table:formula="of:=[.Y305]" office:value-type="float" office:value="8580" calcext:value-type="float">
            <text:p>8580</text:p>
          </table:table-cell>
          <table:table-cell table:formula="of:=[.Z305]" office:value-type="float" office:value="0.000000875394" calcext:value-type="float">
            <text:p>0.000000875394</text:p>
          </table:table-cell>
          <table:table-cell table:formula="of:=[.AA3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7]) - LEN(SUBSTITUTE([.G307]; &quot;C&quot;; &quot;&quot;))) + [.$A$4] * (LEN([.G307]) - LEN(SUBSTITUTE([.G307]; &quot;G&quot;; &quot;&quot;)))" office:value-type="float" office:value="1" calcext:value-type="float">
            <text:p>1</text:p>
          </table:table-cell>
          <table:table-cell table:formula="of:=SUM([.I$2:.I307])" office:value-type="float" office:value="379" calcext:value-type="float">
            <text:p>379</text:p>
          </table:table-cell>
          <table:table-cell table:number-columns-repeated="9"/>
          <table:table-cell table:formula="of:=[.T306]" office:value-type="float" office:value="0.0015279541" calcext:value-type="float">
            <text:p>0.0015279541</text:p>
          </table:table-cell>
          <table:table-cell table:formula="of:=[.U306]" office:value-type="float" office:value="8040" calcext:value-type="float">
            <text:p>8040</text:p>
          </table:table-cell>
          <table:table-cell table:formula="of:=[.H307]" office:value-type="float" office:value="0.0042457883" calcext:value-type="float">
            <text:p>0.0042457883</text:p>
          </table:table-cell>
          <table:table-cell table:formula="of:=[.J307]" office:value-type="float" office:value="379" calcext:value-type="float">
            <text:p>379</text:p>
          </table:table-cell>
          <table:table-cell table:formula="of:=[.X306]" office:value-type="float" office:value="0.000000875394" calcext:value-type="float">
            <text:p>0.000000875394</text:p>
          </table:table-cell>
          <table:table-cell table:formula="of:=[.Y306]" office:value-type="float" office:value="8580" calcext:value-type="float">
            <text:p>8580</text:p>
          </table:table-cell>
          <table:table-cell table:formula="of:=[.Z306]" office:value-type="float" office:value="0.000000875394" calcext:value-type="float">
            <text:p>0.000000875394</text:p>
          </table:table-cell>
          <table:table-cell table:formula="of:=[.AA3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8]) - LEN(SUBSTITUTE([.G308]; &quot;C&quot;; &quot;&quot;))) + [.$A$4] * (LEN([.G308]) - LEN(SUBSTITUTE([.G308]; &quot;G&quot;; &quot;&quot;)))" office:value-type="float" office:value="1" calcext:value-type="float">
            <text:p>1</text:p>
          </table:table-cell>
          <table:table-cell table:formula="of:=SUM([.I$2:.I308])" office:value-type="float" office:value="380" calcext:value-type="float">
            <text:p>380</text:p>
          </table:table-cell>
          <table:table-cell table:number-columns-repeated="9"/>
          <table:table-cell table:formula="of:=[.T307]" office:value-type="float" office:value="0.0015279541" calcext:value-type="float">
            <text:p>0.0015279541</text:p>
          </table:table-cell>
          <table:table-cell table:formula="of:=[.U307]" office:value-type="float" office:value="8040" calcext:value-type="float">
            <text:p>8040</text:p>
          </table:table-cell>
          <table:table-cell table:formula="of:=[.H308]" office:value-type="float" office:value="0.0042457883" calcext:value-type="float">
            <text:p>0.0042457883</text:p>
          </table:table-cell>
          <table:table-cell table:formula="of:=[.J308]" office:value-type="float" office:value="380" calcext:value-type="float">
            <text:p>380</text:p>
          </table:table-cell>
          <table:table-cell table:formula="of:=[.X307]" office:value-type="float" office:value="0.000000875394" calcext:value-type="float">
            <text:p>0.000000875394</text:p>
          </table:table-cell>
          <table:table-cell table:formula="of:=[.Y307]" office:value-type="float" office:value="8580" calcext:value-type="float">
            <text:p>8580</text:p>
          </table:table-cell>
          <table:table-cell table:formula="of:=[.Z307]" office:value-type="float" office:value="0.000000875394" calcext:value-type="float">
            <text:p>0.000000875394</text:p>
          </table:table-cell>
          <table:table-cell table:formula="of:=[.AA3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09]) - LEN(SUBSTITUTE([.G309]; &quot;C&quot;; &quot;&quot;))) + [.$A$4] * (LEN([.G309]) - LEN(SUBSTITUTE([.G309]; &quot;G&quot;; &quot;&quot;)))" office:value-type="float" office:value="1" calcext:value-type="float">
            <text:p>1</text:p>
          </table:table-cell>
          <table:table-cell table:formula="of:=SUM([.I$2:.I309])" office:value-type="float" office:value="381" calcext:value-type="float">
            <text:p>381</text:p>
          </table:table-cell>
          <table:table-cell table:number-columns-repeated="9"/>
          <table:table-cell table:formula="of:=[.T308]" office:value-type="float" office:value="0.0015279541" calcext:value-type="float">
            <text:p>0.0015279541</text:p>
          </table:table-cell>
          <table:table-cell table:formula="of:=[.U308]" office:value-type="float" office:value="8040" calcext:value-type="float">
            <text:p>8040</text:p>
          </table:table-cell>
          <table:table-cell table:formula="of:=[.H309]" office:value-type="float" office:value="0.0042457883" calcext:value-type="float">
            <text:p>0.0042457883</text:p>
          </table:table-cell>
          <table:table-cell table:formula="of:=[.J309]" office:value-type="float" office:value="381" calcext:value-type="float">
            <text:p>381</text:p>
          </table:table-cell>
          <table:table-cell table:formula="of:=[.X308]" office:value-type="float" office:value="0.000000875394" calcext:value-type="float">
            <text:p>0.000000875394</text:p>
          </table:table-cell>
          <table:table-cell table:formula="of:=[.Y308]" office:value-type="float" office:value="8580" calcext:value-type="float">
            <text:p>8580</text:p>
          </table:table-cell>
          <table:table-cell table:formula="of:=[.Z308]" office:value-type="float" office:value="0.000000875394" calcext:value-type="float">
            <text:p>0.000000875394</text:p>
          </table:table-cell>
          <table:table-cell table:formula="of:=[.AA3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0]) - LEN(SUBSTITUTE([.G310]; &quot;C&quot;; &quot;&quot;))) + [.$A$4] * (LEN([.G310]) - LEN(SUBSTITUTE([.G310]; &quot;G&quot;; &quot;&quot;)))" office:value-type="float" office:value="1" calcext:value-type="float">
            <text:p>1</text:p>
          </table:table-cell>
          <table:table-cell table:formula="of:=SUM([.I$2:.I310])" office:value-type="float" office:value="382" calcext:value-type="float">
            <text:p>382</text:p>
          </table:table-cell>
          <table:table-cell table:number-columns-repeated="9"/>
          <table:table-cell table:formula="of:=[.T309]" office:value-type="float" office:value="0.0015279541" calcext:value-type="float">
            <text:p>0.0015279541</text:p>
          </table:table-cell>
          <table:table-cell table:formula="of:=[.U309]" office:value-type="float" office:value="8040" calcext:value-type="float">
            <text:p>8040</text:p>
          </table:table-cell>
          <table:table-cell table:formula="of:=[.H310]" office:value-type="float" office:value="0.0042457883" calcext:value-type="float">
            <text:p>0.0042457883</text:p>
          </table:table-cell>
          <table:table-cell table:formula="of:=[.J310]" office:value-type="float" office:value="382" calcext:value-type="float">
            <text:p>382</text:p>
          </table:table-cell>
          <table:table-cell table:formula="of:=[.X309]" office:value-type="float" office:value="0.000000875394" calcext:value-type="float">
            <text:p>0.000000875394</text:p>
          </table:table-cell>
          <table:table-cell table:formula="of:=[.Y309]" office:value-type="float" office:value="8580" calcext:value-type="float">
            <text:p>8580</text:p>
          </table:table-cell>
          <table:table-cell table:formula="of:=[.Z309]" office:value-type="float" office:value="0.000000875394" calcext:value-type="float">
            <text:p>0.000000875394</text:p>
          </table:table-cell>
          <table:table-cell table:formula="of:=[.AA3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1]) - LEN(SUBSTITUTE([.G311]; &quot;C&quot;; &quot;&quot;))) + [.$A$4] * (LEN([.G311]) - LEN(SUBSTITUTE([.G311]; &quot;G&quot;; &quot;&quot;)))" office:value-type="float" office:value="2" calcext:value-type="float">
            <text:p>2</text:p>
          </table:table-cell>
          <table:table-cell table:formula="of:=SUM([.I$2:.I311])" office:value-type="float" office:value="384" calcext:value-type="float">
            <text:p>384</text:p>
          </table:table-cell>
          <table:table-cell table:number-columns-repeated="9"/>
          <table:table-cell table:formula="of:=[.T310]" office:value-type="float" office:value="0.0015279541" calcext:value-type="float">
            <text:p>0.0015279541</text:p>
          </table:table-cell>
          <table:table-cell table:formula="of:=[.U310]" office:value-type="float" office:value="8040" calcext:value-type="float">
            <text:p>8040</text:p>
          </table:table-cell>
          <table:table-cell table:formula="of:=[.H311]" office:value-type="float" office:value="0.0042457883" calcext:value-type="float">
            <text:p>0.0042457883</text:p>
          </table:table-cell>
          <table:table-cell table:formula="of:=[.J311]" office:value-type="float" office:value="384" calcext:value-type="float">
            <text:p>384</text:p>
          </table:table-cell>
          <table:table-cell table:formula="of:=[.X310]" office:value-type="float" office:value="0.000000875394" calcext:value-type="float">
            <text:p>0.000000875394</text:p>
          </table:table-cell>
          <table:table-cell table:formula="of:=[.Y310]" office:value-type="float" office:value="8580" calcext:value-type="float">
            <text:p>8580</text:p>
          </table:table-cell>
          <table:table-cell table:formula="of:=[.Z310]" office:value-type="float" office:value="0.000000875394" calcext:value-type="float">
            <text:p>0.000000875394</text:p>
          </table:table-cell>
          <table:table-cell table:formula="of:=[.AA3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2]) - LEN(SUBSTITUTE([.G312]; &quot;C&quot;; &quot;&quot;))) + [.$A$4] * (LEN([.G312]) - LEN(SUBSTITUTE([.G312]; &quot;G&quot;; &quot;&quot;)))" office:value-type="float" office:value="1" calcext:value-type="float">
            <text:p>1</text:p>
          </table:table-cell>
          <table:table-cell table:formula="of:=SUM([.I$2:.I312])" office:value-type="float" office:value="385" calcext:value-type="float">
            <text:p>385</text:p>
          </table:table-cell>
          <table:table-cell table:number-columns-repeated="9"/>
          <table:table-cell table:formula="of:=[.T311]" office:value-type="float" office:value="0.0015279541" calcext:value-type="float">
            <text:p>0.0015279541</text:p>
          </table:table-cell>
          <table:table-cell table:formula="of:=[.U311]" office:value-type="float" office:value="8040" calcext:value-type="float">
            <text:p>8040</text:p>
          </table:table-cell>
          <table:table-cell table:formula="of:=[.H312]" office:value-type="float" office:value="0.0042457883" calcext:value-type="float">
            <text:p>0.0042457883</text:p>
          </table:table-cell>
          <table:table-cell table:formula="of:=[.J312]" office:value-type="float" office:value="385" calcext:value-type="float">
            <text:p>385</text:p>
          </table:table-cell>
          <table:table-cell table:formula="of:=[.X311]" office:value-type="float" office:value="0.000000875394" calcext:value-type="float">
            <text:p>0.000000875394</text:p>
          </table:table-cell>
          <table:table-cell table:formula="of:=[.Y311]" office:value-type="float" office:value="8580" calcext:value-type="float">
            <text:p>8580</text:p>
          </table:table-cell>
          <table:table-cell table:formula="of:=[.Z311]" office:value-type="float" office:value="0.000000875394" calcext:value-type="float">
            <text:p>0.000000875394</text:p>
          </table:table-cell>
          <table:table-cell table:formula="of:=[.AA3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3]) - LEN(SUBSTITUTE([.G313]; &quot;C&quot;; &quot;&quot;))) + [.$A$4] * (LEN([.G313]) - LEN(SUBSTITUTE([.G313]; &quot;G&quot;; &quot;&quot;)))" office:value-type="float" office:value="2" calcext:value-type="float">
            <text:p>2</text:p>
          </table:table-cell>
          <table:table-cell table:formula="of:=SUM([.I$2:.I313])" office:value-type="float" office:value="387" calcext:value-type="float">
            <text:p>387</text:p>
          </table:table-cell>
          <table:table-cell table:number-columns-repeated="9"/>
          <table:table-cell table:formula="of:=[.T312]" office:value-type="float" office:value="0.0015279541" calcext:value-type="float">
            <text:p>0.0015279541</text:p>
          </table:table-cell>
          <table:table-cell table:formula="of:=[.U312]" office:value-type="float" office:value="8040" calcext:value-type="float">
            <text:p>8040</text:p>
          </table:table-cell>
          <table:table-cell table:formula="of:=[.H313]" office:value-type="float" office:value="0.0042457883" calcext:value-type="float">
            <text:p>0.0042457883</text:p>
          </table:table-cell>
          <table:table-cell table:formula="of:=[.J313]" office:value-type="float" office:value="387" calcext:value-type="float">
            <text:p>387</text:p>
          </table:table-cell>
          <table:table-cell table:formula="of:=[.X312]" office:value-type="float" office:value="0.000000875394" calcext:value-type="float">
            <text:p>0.000000875394</text:p>
          </table:table-cell>
          <table:table-cell table:formula="of:=[.Y312]" office:value-type="float" office:value="8580" calcext:value-type="float">
            <text:p>8580</text:p>
          </table:table-cell>
          <table:table-cell table:formula="of:=[.Z312]" office:value-type="float" office:value="0.000000875394" calcext:value-type="float">
            <text:p>0.000000875394</text:p>
          </table:table-cell>
          <table:table-cell table:formula="of:=[.AA3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4]) - LEN(SUBSTITUTE([.G314]; &quot;C&quot;; &quot;&quot;))) + [.$A$4] * (LEN([.G314]) - LEN(SUBSTITUTE([.G314]; &quot;G&quot;; &quot;&quot;)))" office:value-type="float" office:value="2" calcext:value-type="float">
            <text:p>2</text:p>
          </table:table-cell>
          <table:table-cell table:formula="of:=SUM([.I$2:.I314])" office:value-type="float" office:value="389" calcext:value-type="float">
            <text:p>389</text:p>
          </table:table-cell>
          <table:table-cell table:number-columns-repeated="9"/>
          <table:table-cell table:formula="of:=[.T313]" office:value-type="float" office:value="0.0015279541" calcext:value-type="float">
            <text:p>0.0015279541</text:p>
          </table:table-cell>
          <table:table-cell table:formula="of:=[.U313]" office:value-type="float" office:value="8040" calcext:value-type="float">
            <text:p>8040</text:p>
          </table:table-cell>
          <table:table-cell table:formula="of:=[.H314]" office:value-type="float" office:value="0.0042457883" calcext:value-type="float">
            <text:p>0.0042457883</text:p>
          </table:table-cell>
          <table:table-cell table:formula="of:=[.J314]" office:value-type="float" office:value="389" calcext:value-type="float">
            <text:p>389</text:p>
          </table:table-cell>
          <table:table-cell table:formula="of:=[.X313]" office:value-type="float" office:value="0.000000875394" calcext:value-type="float">
            <text:p>0.000000875394</text:p>
          </table:table-cell>
          <table:table-cell table:formula="of:=[.Y313]" office:value-type="float" office:value="8580" calcext:value-type="float">
            <text:p>8580</text:p>
          </table:table-cell>
          <table:table-cell table:formula="of:=[.Z313]" office:value-type="float" office:value="0.000000875394" calcext:value-type="float">
            <text:p>0.000000875394</text:p>
          </table:table-cell>
          <table:table-cell table:formula="of:=[.AA3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5]) - LEN(SUBSTITUTE([.G315]; &quot;C&quot;; &quot;&quot;))) + [.$A$4] * (LEN([.G315]) - LEN(SUBSTITUTE([.G315]; &quot;G&quot;; &quot;&quot;)))" office:value-type="float" office:value="1" calcext:value-type="float">
            <text:p>1</text:p>
          </table:table-cell>
          <table:table-cell table:formula="of:=SUM([.I$2:.I315])" office:value-type="float" office:value="390" calcext:value-type="float">
            <text:p>390</text:p>
          </table:table-cell>
          <table:table-cell table:number-columns-repeated="9"/>
          <table:table-cell table:formula="of:=[.T314]" office:value-type="float" office:value="0.0015279541" calcext:value-type="float">
            <text:p>0.0015279541</text:p>
          </table:table-cell>
          <table:table-cell table:formula="of:=[.U314]" office:value-type="float" office:value="8040" calcext:value-type="float">
            <text:p>8040</text:p>
          </table:table-cell>
          <table:table-cell table:formula="of:=[.H315]" office:value-type="float" office:value="0.0042457883" calcext:value-type="float">
            <text:p>0.0042457883</text:p>
          </table:table-cell>
          <table:table-cell table:formula="of:=[.J315]" office:value-type="float" office:value="390" calcext:value-type="float">
            <text:p>390</text:p>
          </table:table-cell>
          <table:table-cell table:formula="of:=[.X314]" office:value-type="float" office:value="0.000000875394" calcext:value-type="float">
            <text:p>0.000000875394</text:p>
          </table:table-cell>
          <table:table-cell table:formula="of:=[.Y314]" office:value-type="float" office:value="8580" calcext:value-type="float">
            <text:p>8580</text:p>
          </table:table-cell>
          <table:table-cell table:formula="of:=[.Z314]" office:value-type="float" office:value="0.000000875394" calcext:value-type="float">
            <text:p>0.000000875394</text:p>
          </table:table-cell>
          <table:table-cell table:formula="of:=[.AA3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6]) - LEN(SUBSTITUTE([.G316]; &quot;C&quot;; &quot;&quot;))) + [.$A$4] * (LEN([.G316]) - LEN(SUBSTITUTE([.G316]; &quot;G&quot;; &quot;&quot;)))" office:value-type="float" office:value="1" calcext:value-type="float">
            <text:p>1</text:p>
          </table:table-cell>
          <table:table-cell table:formula="of:=SUM([.I$2:.I316])" office:value-type="float" office:value="391" calcext:value-type="float">
            <text:p>391</text:p>
          </table:table-cell>
          <table:table-cell table:number-columns-repeated="9"/>
          <table:table-cell table:formula="of:=[.T315]" office:value-type="float" office:value="0.0015279541" calcext:value-type="float">
            <text:p>0.0015279541</text:p>
          </table:table-cell>
          <table:table-cell table:formula="of:=[.U315]" office:value-type="float" office:value="8040" calcext:value-type="float">
            <text:p>8040</text:p>
          </table:table-cell>
          <table:table-cell table:formula="of:=[.H316]" office:value-type="float" office:value="0.0042457883" calcext:value-type="float">
            <text:p>0.0042457883</text:p>
          </table:table-cell>
          <table:table-cell table:formula="of:=[.J316]" office:value-type="float" office:value="391" calcext:value-type="float">
            <text:p>391</text:p>
          </table:table-cell>
          <table:table-cell table:formula="of:=[.X315]" office:value-type="float" office:value="0.000000875394" calcext:value-type="float">
            <text:p>0.000000875394</text:p>
          </table:table-cell>
          <table:table-cell table:formula="of:=[.Y315]" office:value-type="float" office:value="8580" calcext:value-type="float">
            <text:p>8580</text:p>
          </table:table-cell>
          <table:table-cell table:formula="of:=[.Z315]" office:value-type="float" office:value="0.000000875394" calcext:value-type="float">
            <text:p>0.000000875394</text:p>
          </table:table-cell>
          <table:table-cell table:formula="of:=[.AA3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7]) - LEN(SUBSTITUTE([.G317]; &quot;C&quot;; &quot;&quot;))) + [.$A$4] * (LEN([.G317]) - LEN(SUBSTITUTE([.G317]; &quot;G&quot;; &quot;&quot;)))" office:value-type="float" office:value="1" calcext:value-type="float">
            <text:p>1</text:p>
          </table:table-cell>
          <table:table-cell table:formula="of:=SUM([.I$2:.I317])" office:value-type="float" office:value="392" calcext:value-type="float">
            <text:p>392</text:p>
          </table:table-cell>
          <table:table-cell table:number-columns-repeated="9"/>
          <table:table-cell table:formula="of:=[.T316]" office:value-type="float" office:value="0.0015279541" calcext:value-type="float">
            <text:p>0.0015279541</text:p>
          </table:table-cell>
          <table:table-cell table:formula="of:=[.U316]" office:value-type="float" office:value="8040" calcext:value-type="float">
            <text:p>8040</text:p>
          </table:table-cell>
          <table:table-cell table:formula="of:=[.H317]" office:value-type="float" office:value="0.0042457883" calcext:value-type="float">
            <text:p>0.0042457883</text:p>
          </table:table-cell>
          <table:table-cell table:formula="of:=[.J317]" office:value-type="float" office:value="392" calcext:value-type="float">
            <text:p>392</text:p>
          </table:table-cell>
          <table:table-cell table:formula="of:=[.X316]" office:value-type="float" office:value="0.000000875394" calcext:value-type="float">
            <text:p>0.000000875394</text:p>
          </table:table-cell>
          <table:table-cell table:formula="of:=[.Y316]" office:value-type="float" office:value="8580" calcext:value-type="float">
            <text:p>8580</text:p>
          </table:table-cell>
          <table:table-cell table:formula="of:=[.Z316]" office:value-type="float" office:value="0.000000875394" calcext:value-type="float">
            <text:p>0.000000875394</text:p>
          </table:table-cell>
          <table:table-cell table:formula="of:=[.AA3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8]) - LEN(SUBSTITUTE([.G318]; &quot;C&quot;; &quot;&quot;))) + [.$A$4] * (LEN([.G318]) - LEN(SUBSTITUTE([.G318]; &quot;G&quot;; &quot;&quot;)))" office:value-type="float" office:value="1" calcext:value-type="float">
            <text:p>1</text:p>
          </table:table-cell>
          <table:table-cell table:formula="of:=SUM([.I$2:.I318])" office:value-type="float" office:value="393" calcext:value-type="float">
            <text:p>393</text:p>
          </table:table-cell>
          <table:table-cell table:number-columns-repeated="9"/>
          <table:table-cell table:formula="of:=[.T317]" office:value-type="float" office:value="0.0015279541" calcext:value-type="float">
            <text:p>0.0015279541</text:p>
          </table:table-cell>
          <table:table-cell table:formula="of:=[.U317]" office:value-type="float" office:value="8040" calcext:value-type="float">
            <text:p>8040</text:p>
          </table:table-cell>
          <table:table-cell table:formula="of:=[.H318]" office:value-type="float" office:value="0.0042457883" calcext:value-type="float">
            <text:p>0.0042457883</text:p>
          </table:table-cell>
          <table:table-cell table:formula="of:=[.J318]" office:value-type="float" office:value="393" calcext:value-type="float">
            <text:p>393</text:p>
          </table:table-cell>
          <table:table-cell table:formula="of:=[.X317]" office:value-type="float" office:value="0.000000875394" calcext:value-type="float">
            <text:p>0.000000875394</text:p>
          </table:table-cell>
          <table:table-cell table:formula="of:=[.Y317]" office:value-type="float" office:value="8580" calcext:value-type="float">
            <text:p>8580</text:p>
          </table:table-cell>
          <table:table-cell table:formula="of:=[.Z317]" office:value-type="float" office:value="0.000000875394" calcext:value-type="float">
            <text:p>0.000000875394</text:p>
          </table:table-cell>
          <table:table-cell table:formula="of:=[.AA3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457883" calcext:value-type="float">
            <text:p>0.0042457883</text:p>
          </table:table-cell>
          <table:table-cell table:formula="of:= (LEN([.G319]) - LEN(SUBSTITUTE([.G319]; &quot;C&quot;; &quot;&quot;))) + [.$A$4] * (LEN([.G319]) - LEN(SUBSTITUTE([.G319]; &quot;G&quot;; &quot;&quot;)))" office:value-type="float" office:value="2" calcext:value-type="float">
            <text:p>2</text:p>
          </table:table-cell>
          <table:table-cell table:formula="of:=SUM([.I$2:.I319])" office:value-type="float" office:value="395" calcext:value-type="float">
            <text:p>395</text:p>
          </table:table-cell>
          <table:table-cell table:number-columns-repeated="9"/>
          <table:table-cell table:formula="of:=[.T318]" office:value-type="float" office:value="0.0015279541" calcext:value-type="float">
            <text:p>0.0015279541</text:p>
          </table:table-cell>
          <table:table-cell table:formula="of:=[.U318]" office:value-type="float" office:value="8040" calcext:value-type="float">
            <text:p>8040</text:p>
          </table:table-cell>
          <table:table-cell table:formula="of:=[.H319]" office:value-type="float" office:value="0.0042457883" calcext:value-type="float">
            <text:p>0.0042457883</text:p>
          </table:table-cell>
          <table:table-cell table:formula="of:=[.J319]" office:value-type="float" office:value="395" calcext:value-type="float">
            <text:p>395</text:p>
          </table:table-cell>
          <table:table-cell table:formula="of:=[.X318]" office:value-type="float" office:value="0.000000875394" calcext:value-type="float">
            <text:p>0.000000875394</text:p>
          </table:table-cell>
          <table:table-cell table:formula="of:=[.Y318]" office:value-type="float" office:value="8580" calcext:value-type="float">
            <text:p>8580</text:p>
          </table:table-cell>
          <table:table-cell table:formula="of:=[.Z318]" office:value-type="float" office:value="0.000000875394" calcext:value-type="float">
            <text:p>0.000000875394</text:p>
          </table:table-cell>
          <table:table-cell table:formula="of:=[.AA3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2230394" calcext:value-type="float">
            <text:p>0.0042230394</text:p>
          </table:table-cell>
          <table:table-cell table:formula="of:= (LEN([.G320]) - LEN(SUBSTITUTE([.G320]; &quot;C&quot;; &quot;&quot;))) + [.$A$4] * (LEN([.G320]) - LEN(SUBSTITUTE([.G320]; &quot;G&quot;; &quot;&quot;)))" office:value-type="float" office:value="2" calcext:value-type="float">
            <text:p>2</text:p>
          </table:table-cell>
          <table:table-cell table:formula="of:=SUM([.I$2:.I320])" office:value-type="float" office:value="397" calcext:value-type="float">
            <text:p>397</text:p>
          </table:table-cell>
          <table:table-cell table:number-columns-repeated="9"/>
          <table:table-cell table:formula="of:=[.T319]" office:value-type="float" office:value="0.0015279541" calcext:value-type="float">
            <text:p>0.0015279541</text:p>
          </table:table-cell>
          <table:table-cell table:formula="of:=[.U319]" office:value-type="float" office:value="8040" calcext:value-type="float">
            <text:p>8040</text:p>
          </table:table-cell>
          <table:table-cell table:formula="of:=[.H320]" office:value-type="float" office:value="0.0042230394" calcext:value-type="float">
            <text:p>0.0042230394</text:p>
          </table:table-cell>
          <table:table-cell table:formula="of:=[.J320]" office:value-type="float" office:value="397" calcext:value-type="float">
            <text:p>397</text:p>
          </table:table-cell>
          <table:table-cell table:formula="of:=[.X319]" office:value-type="float" office:value="0.000000875394" calcext:value-type="float">
            <text:p>0.000000875394</text:p>
          </table:table-cell>
          <table:table-cell table:formula="of:=[.Y319]" office:value-type="float" office:value="8580" calcext:value-type="float">
            <text:p>8580</text:p>
          </table:table-cell>
          <table:table-cell table:formula="of:=[.Z319]" office:value-type="float" office:value="0.000000875394" calcext:value-type="float">
            <text:p>0.000000875394</text:p>
          </table:table-cell>
          <table:table-cell table:formula="of:=[.AA3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1]) - LEN(SUBSTITUTE([.G321]; &quot;C&quot;; &quot;&quot;))) + [.$A$4] * (LEN([.G321]) - LEN(SUBSTITUTE([.G321]; &quot;G&quot;; &quot;&quot;)))" office:value-type="float" office:value="2" calcext:value-type="float">
            <text:p>2</text:p>
          </table:table-cell>
          <table:table-cell table:formula="of:=SUM([.I$2:.I321])" office:value-type="float" office:value="399" calcext:value-type="float">
            <text:p>399</text:p>
          </table:table-cell>
          <table:table-cell table:number-columns-repeated="9"/>
          <table:table-cell table:formula="of:=[.T320]" office:value-type="float" office:value="0.0015279541" calcext:value-type="float">
            <text:p>0.0015279541</text:p>
          </table:table-cell>
          <table:table-cell table:formula="of:=[.U320]" office:value-type="float" office:value="8040" calcext:value-type="float">
            <text:p>8040</text:p>
          </table:table-cell>
          <table:table-cell table:formula="of:=[.H321]" office:value-type="float" office:value="0.0041688364" calcext:value-type="float">
            <text:p>0.0041688364</text:p>
          </table:table-cell>
          <table:table-cell table:formula="of:=[.J321]" office:value-type="float" office:value="399" calcext:value-type="float">
            <text:p>399</text:p>
          </table:table-cell>
          <table:table-cell table:formula="of:=[.X320]" office:value-type="float" office:value="0.000000875394" calcext:value-type="float">
            <text:p>0.000000875394</text:p>
          </table:table-cell>
          <table:table-cell table:formula="of:=[.Y320]" office:value-type="float" office:value="8580" calcext:value-type="float">
            <text:p>8580</text:p>
          </table:table-cell>
          <table:table-cell table:formula="of:=[.Z320]" office:value-type="float" office:value="0.000000875394" calcext:value-type="float">
            <text:p>0.000000875394</text:p>
          </table:table-cell>
          <table:table-cell table:formula="of:=[.AA3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2]) - LEN(SUBSTITUTE([.G322]; &quot;C&quot;; &quot;&quot;))) + [.$A$4] * (LEN([.G322]) - LEN(SUBSTITUTE([.G322]; &quot;G&quot;; &quot;&quot;)))" office:value-type="float" office:value="1" calcext:value-type="float">
            <text:p>1</text:p>
          </table:table-cell>
          <table:table-cell table:formula="of:=SUM([.I$2:.I322])" office:value-type="float" office:value="400" calcext:value-type="float">
            <text:p>400</text:p>
          </table:table-cell>
          <table:table-cell table:number-columns-repeated="9"/>
          <table:table-cell table:formula="of:=[.T321]" office:value-type="float" office:value="0.0015279541" calcext:value-type="float">
            <text:p>0.0015279541</text:p>
          </table:table-cell>
          <table:table-cell table:formula="of:=[.U321]" office:value-type="float" office:value="8040" calcext:value-type="float">
            <text:p>8040</text:p>
          </table:table-cell>
          <table:table-cell table:formula="of:=[.H322]" office:value-type="float" office:value="0.0041688364" calcext:value-type="float">
            <text:p>0.0041688364</text:p>
          </table:table-cell>
          <table:table-cell table:formula="of:=[.J322]" office:value-type="float" office:value="400" calcext:value-type="float">
            <text:p>400</text:p>
          </table:table-cell>
          <table:table-cell table:formula="of:=[.X321]" office:value-type="float" office:value="0.000000875394" calcext:value-type="float">
            <text:p>0.000000875394</text:p>
          </table:table-cell>
          <table:table-cell table:formula="of:=[.Y321]" office:value-type="float" office:value="8580" calcext:value-type="float">
            <text:p>8580</text:p>
          </table:table-cell>
          <table:table-cell table:formula="of:=[.Z321]" office:value-type="float" office:value="0.000000875394" calcext:value-type="float">
            <text:p>0.000000875394</text:p>
          </table:table-cell>
          <table:table-cell table:formula="of:=[.AA3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3]) - LEN(SUBSTITUTE([.G323]; &quot;C&quot;; &quot;&quot;))) + [.$A$4] * (LEN([.G323]) - LEN(SUBSTITUTE([.G323]; &quot;G&quot;; &quot;&quot;)))" office:value-type="float" office:value="1" calcext:value-type="float">
            <text:p>1</text:p>
          </table:table-cell>
          <table:table-cell table:formula="of:=SUM([.I$2:.I323])" office:value-type="float" office:value="401" calcext:value-type="float">
            <text:p>401</text:p>
          </table:table-cell>
          <table:table-cell table:number-columns-repeated="9"/>
          <table:table-cell table:formula="of:=[.T322]" office:value-type="float" office:value="0.0015279541" calcext:value-type="float">
            <text:p>0.0015279541</text:p>
          </table:table-cell>
          <table:table-cell table:formula="of:=[.U322]" office:value-type="float" office:value="8040" calcext:value-type="float">
            <text:p>8040</text:p>
          </table:table-cell>
          <table:table-cell table:formula="of:=[.H323]" office:value-type="float" office:value="0.0041688364" calcext:value-type="float">
            <text:p>0.0041688364</text:p>
          </table:table-cell>
          <table:table-cell table:formula="of:=[.J323]" office:value-type="float" office:value="401" calcext:value-type="float">
            <text:p>401</text:p>
          </table:table-cell>
          <table:table-cell table:formula="of:=[.X322]" office:value-type="float" office:value="0.000000875394" calcext:value-type="float">
            <text:p>0.000000875394</text:p>
          </table:table-cell>
          <table:table-cell table:formula="of:=[.Y322]" office:value-type="float" office:value="8580" calcext:value-type="float">
            <text:p>8580</text:p>
          </table:table-cell>
          <table:table-cell table:formula="of:=[.Z322]" office:value-type="float" office:value="0.000000875394" calcext:value-type="float">
            <text:p>0.000000875394</text:p>
          </table:table-cell>
          <table:table-cell table:formula="of:=[.AA3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4]) - LEN(SUBSTITUTE([.G324]; &quot;C&quot;; &quot;&quot;))) + [.$A$4] * (LEN([.G324]) - LEN(SUBSTITUTE([.G324]; &quot;G&quot;; &quot;&quot;)))" office:value-type="float" office:value="1" calcext:value-type="float">
            <text:p>1</text:p>
          </table:table-cell>
          <table:table-cell table:formula="of:=SUM([.I$2:.I324])" office:value-type="float" office:value="402" calcext:value-type="float">
            <text:p>402</text:p>
          </table:table-cell>
          <table:table-cell table:number-columns-repeated="9"/>
          <table:table-cell table:formula="of:=[.T323]" office:value-type="float" office:value="0.0015279541" calcext:value-type="float">
            <text:p>0.0015279541</text:p>
          </table:table-cell>
          <table:table-cell table:formula="of:=[.U323]" office:value-type="float" office:value="8040" calcext:value-type="float">
            <text:p>8040</text:p>
          </table:table-cell>
          <table:table-cell table:formula="of:=[.H324]" office:value-type="float" office:value="0.0041688364" calcext:value-type="float">
            <text:p>0.0041688364</text:p>
          </table:table-cell>
          <table:table-cell table:formula="of:=[.J324]" office:value-type="float" office:value="402" calcext:value-type="float">
            <text:p>402</text:p>
          </table:table-cell>
          <table:table-cell table:formula="of:=[.X323]" office:value-type="float" office:value="0.000000875394" calcext:value-type="float">
            <text:p>0.000000875394</text:p>
          </table:table-cell>
          <table:table-cell table:formula="of:=[.Y323]" office:value-type="float" office:value="8580" calcext:value-type="float">
            <text:p>8580</text:p>
          </table:table-cell>
          <table:table-cell table:formula="of:=[.Z323]" office:value-type="float" office:value="0.000000875394" calcext:value-type="float">
            <text:p>0.000000875394</text:p>
          </table:table-cell>
          <table:table-cell table:formula="of:=[.AA3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5]) - LEN(SUBSTITUTE([.G325]; &quot;C&quot;; &quot;&quot;))) + [.$A$4] * (LEN([.G325]) - LEN(SUBSTITUTE([.G325]; &quot;G&quot;; &quot;&quot;)))" office:value-type="float" office:value="1" calcext:value-type="float">
            <text:p>1</text:p>
          </table:table-cell>
          <table:table-cell table:formula="of:=SUM([.I$2:.I325])" office:value-type="float" office:value="403" calcext:value-type="float">
            <text:p>403</text:p>
          </table:table-cell>
          <table:table-cell table:number-columns-repeated="9"/>
          <table:table-cell table:formula="of:=[.T324]" office:value-type="float" office:value="0.0015279541" calcext:value-type="float">
            <text:p>0.0015279541</text:p>
          </table:table-cell>
          <table:table-cell table:formula="of:=[.U324]" office:value-type="float" office:value="8040" calcext:value-type="float">
            <text:p>8040</text:p>
          </table:table-cell>
          <table:table-cell table:formula="of:=[.H325]" office:value-type="float" office:value="0.0041688364" calcext:value-type="float">
            <text:p>0.0041688364</text:p>
          </table:table-cell>
          <table:table-cell table:formula="of:=[.J325]" office:value-type="float" office:value="403" calcext:value-type="float">
            <text:p>403</text:p>
          </table:table-cell>
          <table:table-cell table:formula="of:=[.X324]" office:value-type="float" office:value="0.000000875394" calcext:value-type="float">
            <text:p>0.000000875394</text:p>
          </table:table-cell>
          <table:table-cell table:formula="of:=[.Y324]" office:value-type="float" office:value="8580" calcext:value-type="float">
            <text:p>8580</text:p>
          </table:table-cell>
          <table:table-cell table:formula="of:=[.Z324]" office:value-type="float" office:value="0.000000875394" calcext:value-type="float">
            <text:p>0.000000875394</text:p>
          </table:table-cell>
          <table:table-cell table:formula="of:=[.AA3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6]) - LEN(SUBSTITUTE([.G326]; &quot;C&quot;; &quot;&quot;))) + [.$A$4] * (LEN([.G326]) - LEN(SUBSTITUTE([.G326]; &quot;G&quot;; &quot;&quot;)))" office:value-type="float" office:value="2" calcext:value-type="float">
            <text:p>2</text:p>
          </table:table-cell>
          <table:table-cell table:formula="of:=SUM([.I$2:.I326])" office:value-type="float" office:value="405" calcext:value-type="float">
            <text:p>405</text:p>
          </table:table-cell>
          <table:table-cell table:number-columns-repeated="9"/>
          <table:table-cell table:formula="of:=[.T325]" office:value-type="float" office:value="0.0015279541" calcext:value-type="float">
            <text:p>0.0015279541</text:p>
          </table:table-cell>
          <table:table-cell table:formula="of:=[.U325]" office:value-type="float" office:value="8040" calcext:value-type="float">
            <text:p>8040</text:p>
          </table:table-cell>
          <table:table-cell table:formula="of:=[.H326]" office:value-type="float" office:value="0.0041688364" calcext:value-type="float">
            <text:p>0.0041688364</text:p>
          </table:table-cell>
          <table:table-cell table:formula="of:=[.J326]" office:value-type="float" office:value="405" calcext:value-type="float">
            <text:p>405</text:p>
          </table:table-cell>
          <table:table-cell table:formula="of:=[.X325]" office:value-type="float" office:value="0.000000875394" calcext:value-type="float">
            <text:p>0.000000875394</text:p>
          </table:table-cell>
          <table:table-cell table:formula="of:=[.Y325]" office:value-type="float" office:value="8580" calcext:value-type="float">
            <text:p>8580</text:p>
          </table:table-cell>
          <table:table-cell table:formula="of:=[.Z325]" office:value-type="float" office:value="0.000000875394" calcext:value-type="float">
            <text:p>0.000000875394</text:p>
          </table:table-cell>
          <table:table-cell table:formula="of:=[.AA3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7]) - LEN(SUBSTITUTE([.G327]; &quot;C&quot;; &quot;&quot;))) + [.$A$4] * (LEN([.G327]) - LEN(SUBSTITUTE([.G327]; &quot;G&quot;; &quot;&quot;)))" office:value-type="float" office:value="1" calcext:value-type="float">
            <text:p>1</text:p>
          </table:table-cell>
          <table:table-cell table:formula="of:=SUM([.I$2:.I327])" office:value-type="float" office:value="406" calcext:value-type="float">
            <text:p>406</text:p>
          </table:table-cell>
          <table:table-cell table:number-columns-repeated="9"/>
          <table:table-cell table:formula="of:=[.T326]" office:value-type="float" office:value="0.0015279541" calcext:value-type="float">
            <text:p>0.0015279541</text:p>
          </table:table-cell>
          <table:table-cell table:formula="of:=[.U326]" office:value-type="float" office:value="8040" calcext:value-type="float">
            <text:p>8040</text:p>
          </table:table-cell>
          <table:table-cell table:formula="of:=[.H327]" office:value-type="float" office:value="0.0041688364" calcext:value-type="float">
            <text:p>0.0041688364</text:p>
          </table:table-cell>
          <table:table-cell table:formula="of:=[.J327]" office:value-type="float" office:value="406" calcext:value-type="float">
            <text:p>406</text:p>
          </table:table-cell>
          <table:table-cell table:formula="of:=[.X326]" office:value-type="float" office:value="0.000000875394" calcext:value-type="float">
            <text:p>0.000000875394</text:p>
          </table:table-cell>
          <table:table-cell table:formula="of:=[.Y326]" office:value-type="float" office:value="8580" calcext:value-type="float">
            <text:p>8580</text:p>
          </table:table-cell>
          <table:table-cell table:formula="of:=[.Z326]" office:value-type="float" office:value="0.000000875394" calcext:value-type="float">
            <text:p>0.000000875394</text:p>
          </table:table-cell>
          <table:table-cell table:formula="of:=[.AA3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688364" calcext:value-type="float">
            <text:p>0.0041688364</text:p>
          </table:table-cell>
          <table:table-cell table:formula="of:= (LEN([.G328]) - LEN(SUBSTITUTE([.G328]; &quot;C&quot;; &quot;&quot;))) + [.$A$4] * (LEN([.G328]) - LEN(SUBSTITUTE([.G328]; &quot;G&quot;; &quot;&quot;)))" office:value-type="float" office:value="1" calcext:value-type="float">
            <text:p>1</text:p>
          </table:table-cell>
          <table:table-cell table:formula="of:=SUM([.I$2:.I328])" office:value-type="float" office:value="407" calcext:value-type="float">
            <text:p>407</text:p>
          </table:table-cell>
          <table:table-cell table:number-columns-repeated="9"/>
          <table:table-cell table:formula="of:=[.T327]" office:value-type="float" office:value="0.0015279541" calcext:value-type="float">
            <text:p>0.0015279541</text:p>
          </table:table-cell>
          <table:table-cell table:formula="of:=[.U327]" office:value-type="float" office:value="8040" calcext:value-type="float">
            <text:p>8040</text:p>
          </table:table-cell>
          <table:table-cell table:formula="of:=[.H328]" office:value-type="float" office:value="0.0041688364" calcext:value-type="float">
            <text:p>0.0041688364</text:p>
          </table:table-cell>
          <table:table-cell table:formula="of:=[.J328]" office:value-type="float" office:value="407" calcext:value-type="float">
            <text:p>407</text:p>
          </table:table-cell>
          <table:table-cell table:formula="of:=[.X327]" office:value-type="float" office:value="0.000000875394" calcext:value-type="float">
            <text:p>0.000000875394</text:p>
          </table:table-cell>
          <table:table-cell table:formula="of:=[.Y327]" office:value-type="float" office:value="8580" calcext:value-type="float">
            <text:p>8580</text:p>
          </table:table-cell>
          <table:table-cell table:formula="of:=[.Z327]" office:value-type="float" office:value="0.000000875394" calcext:value-type="float">
            <text:p>0.000000875394</text:p>
          </table:table-cell>
          <table:table-cell table:formula="of:=[.AA3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41502398" calcext:value-type="float">
            <text:p>0.0041502398</text:p>
          </table:table-cell>
          <table:table-cell table:formula="of:= (LEN([.G329]) - LEN(SUBSTITUTE([.G329]; &quot;C&quot;; &quot;&quot;))) + [.$A$4] * (LEN([.G329]) - LEN(SUBSTITUTE([.G329]; &quot;G&quot;; &quot;&quot;)))" office:value-type="float" office:value="2" calcext:value-type="float">
            <text:p>2</text:p>
          </table:table-cell>
          <table:table-cell table:formula="of:=SUM([.I$2:.I329])" office:value-type="float" office:value="409" calcext:value-type="float">
            <text:p>409</text:p>
          </table:table-cell>
          <table:table-cell table:number-columns-repeated="9"/>
          <table:table-cell table:formula="of:=[.T328]" office:value-type="float" office:value="0.0015279541" calcext:value-type="float">
            <text:p>0.0015279541</text:p>
          </table:table-cell>
          <table:table-cell table:formula="of:=[.U328]" office:value-type="float" office:value="8040" calcext:value-type="float">
            <text:p>8040</text:p>
          </table:table-cell>
          <table:table-cell table:formula="of:=[.H329]" office:value-type="float" office:value="0.0041502398" calcext:value-type="float">
            <text:p>0.0041502398</text:p>
          </table:table-cell>
          <table:table-cell table:formula="of:=[.J329]" office:value-type="float" office:value="409" calcext:value-type="float">
            <text:p>409</text:p>
          </table:table-cell>
          <table:table-cell table:formula="of:=[.X328]" office:value-type="float" office:value="0.000000875394" calcext:value-type="float">
            <text:p>0.000000875394</text:p>
          </table:table-cell>
          <table:table-cell table:formula="of:=[.Y328]" office:value-type="float" office:value="8580" calcext:value-type="float">
            <text:p>8580</text:p>
          </table:table-cell>
          <table:table-cell table:formula="of:=[.Z328]" office:value-type="float" office:value="0.000000875394" calcext:value-type="float">
            <text:p>0.000000875394</text:p>
          </table:table-cell>
          <table:table-cell table:formula="of:=[.AA3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502398" calcext:value-type="float">
            <text:p>0.0041502398</text:p>
          </table:table-cell>
          <table:table-cell table:formula="of:= (LEN([.G330]) - LEN(SUBSTITUTE([.G330]; &quot;C&quot;; &quot;&quot;))) + [.$A$4] * (LEN([.G330]) - LEN(SUBSTITUTE([.G330]; &quot;G&quot;; &quot;&quot;)))" office:value-type="float" office:value="1" calcext:value-type="float">
            <text:p>1</text:p>
          </table:table-cell>
          <table:table-cell table:formula="of:=SUM([.I$2:.I330])" office:value-type="float" office:value="410" calcext:value-type="float">
            <text:p>410</text:p>
          </table:table-cell>
          <table:table-cell table:number-columns-repeated="9"/>
          <table:table-cell table:formula="of:=[.T329]" office:value-type="float" office:value="0.0015279541" calcext:value-type="float">
            <text:p>0.0015279541</text:p>
          </table:table-cell>
          <table:table-cell table:formula="of:=[.U329]" office:value-type="float" office:value="8040" calcext:value-type="float">
            <text:p>8040</text:p>
          </table:table-cell>
          <table:table-cell table:formula="of:=[.H330]" office:value-type="float" office:value="0.0041502398" calcext:value-type="float">
            <text:p>0.0041502398</text:p>
          </table:table-cell>
          <table:table-cell table:formula="of:=[.J330]" office:value-type="float" office:value="410" calcext:value-type="float">
            <text:p>410</text:p>
          </table:table-cell>
          <table:table-cell table:formula="of:=[.X329]" office:value-type="float" office:value="0.000000875394" calcext:value-type="float">
            <text:p>0.000000875394</text:p>
          </table:table-cell>
          <table:table-cell table:formula="of:=[.Y329]" office:value-type="float" office:value="8580" calcext:value-type="float">
            <text:p>8580</text:p>
          </table:table-cell>
          <table:table-cell table:formula="of:=[.Z329]" office:value-type="float" office:value="0.000000875394" calcext:value-type="float">
            <text:p>0.000000875394</text:p>
          </table:table-cell>
          <table:table-cell table:formula="of:=[.AA3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41502398" calcext:value-type="float">
            <text:p>0.0041502398</text:p>
          </table:table-cell>
          <table:table-cell table:formula="of:= (LEN([.G331]) - LEN(SUBSTITUTE([.G331]; &quot;C&quot;; &quot;&quot;))) + [.$A$4] * (LEN([.G331]) - LEN(SUBSTITUTE([.G331]; &quot;G&quot;; &quot;&quot;)))" office:value-type="float" office:value="1" calcext:value-type="float">
            <text:p>1</text:p>
          </table:table-cell>
          <table:table-cell table:formula="of:=SUM([.I$2:.I331])" office:value-type="float" office:value="411" calcext:value-type="float">
            <text:p>411</text:p>
          </table:table-cell>
          <table:table-cell table:number-columns-repeated="9"/>
          <table:table-cell table:formula="of:=[.T330]" office:value-type="float" office:value="0.0015279541" calcext:value-type="float">
            <text:p>0.0015279541</text:p>
          </table:table-cell>
          <table:table-cell table:formula="of:=[.U330]" office:value-type="float" office:value="8040" calcext:value-type="float">
            <text:p>8040</text:p>
          </table:table-cell>
          <table:table-cell table:formula="of:=[.H331]" office:value-type="float" office:value="0.0041502398" calcext:value-type="float">
            <text:p>0.0041502398</text:p>
          </table:table-cell>
          <table:table-cell table:formula="of:=[.J331]" office:value-type="float" office:value="411" calcext:value-type="float">
            <text:p>411</text:p>
          </table:table-cell>
          <table:table-cell table:formula="of:=[.X330]" office:value-type="float" office:value="0.000000875394" calcext:value-type="float">
            <text:p>0.000000875394</text:p>
          </table:table-cell>
          <table:table-cell table:formula="of:=[.Y330]" office:value-type="float" office:value="8580" calcext:value-type="float">
            <text:p>8580</text:p>
          </table:table-cell>
          <table:table-cell table:formula="of:=[.Z330]" office:value-type="float" office:value="0.000000875394" calcext:value-type="float">
            <text:p>0.000000875394</text:p>
          </table:table-cell>
          <table:table-cell table:formula="of:=[.AA3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940751" calcext:value-type="float">
            <text:p>0.003940751</text:p>
          </table:table-cell>
          <table:table-cell table:formula="of:= (LEN([.G332]) - LEN(SUBSTITUTE([.G332]; &quot;C&quot;; &quot;&quot;))) + [.$A$4] * (LEN([.G332]) - LEN(SUBSTITUTE([.G332]; &quot;G&quot;; &quot;&quot;)))" office:value-type="float" office:value="2" calcext:value-type="float">
            <text:p>2</text:p>
          </table:table-cell>
          <table:table-cell table:formula="of:=SUM([.I$2:.I332])" office:value-type="float" office:value="413" calcext:value-type="float">
            <text:p>413</text:p>
          </table:table-cell>
          <table:table-cell table:number-columns-repeated="9"/>
          <table:table-cell table:formula="of:=[.T331]" office:value-type="float" office:value="0.0015279541" calcext:value-type="float">
            <text:p>0.0015279541</text:p>
          </table:table-cell>
          <table:table-cell table:formula="of:=[.U331]" office:value-type="float" office:value="8040" calcext:value-type="float">
            <text:p>8040</text:p>
          </table:table-cell>
          <table:table-cell table:formula="of:=[.H332]" office:value-type="float" office:value="0.003940751" calcext:value-type="float">
            <text:p>0.003940751</text:p>
          </table:table-cell>
          <table:table-cell table:formula="of:=[.J332]" office:value-type="float" office:value="413" calcext:value-type="float">
            <text:p>413</text:p>
          </table:table-cell>
          <table:table-cell table:formula="of:=[.X331]" office:value-type="float" office:value="0.000000875394" calcext:value-type="float">
            <text:p>0.000000875394</text:p>
          </table:table-cell>
          <table:table-cell table:formula="of:=[.Y331]" office:value-type="float" office:value="8580" calcext:value-type="float">
            <text:p>8580</text:p>
          </table:table-cell>
          <table:table-cell table:formula="of:=[.Z331]" office:value-type="float" office:value="0.000000875394" calcext:value-type="float">
            <text:p>0.000000875394</text:p>
          </table:table-cell>
          <table:table-cell table:formula="of:=[.AA3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3]) - LEN(SUBSTITUTE([.G333]; &quot;C&quot;; &quot;&quot;))) + [.$A$4] * (LEN([.G333]) - LEN(SUBSTITUTE([.G333]; &quot;G&quot;; &quot;&quot;)))" office:value-type="float" office:value="1" calcext:value-type="float">
            <text:p>1</text:p>
          </table:table-cell>
          <table:table-cell table:formula="of:=SUM([.I$2:.I333])" office:value-type="float" office:value="414" calcext:value-type="float">
            <text:p>414</text:p>
          </table:table-cell>
          <table:table-cell table:number-columns-repeated="9"/>
          <table:table-cell table:formula="of:=[.T332]" office:value-type="float" office:value="0.0015279541" calcext:value-type="float">
            <text:p>0.0015279541</text:p>
          </table:table-cell>
          <table:table-cell table:formula="of:=[.U332]" office:value-type="float" office:value="8040" calcext:value-type="float">
            <text:p>8040</text:p>
          </table:table-cell>
          <table:table-cell table:formula="of:=[.H333]" office:value-type="float" office:value="0.003940751" calcext:value-type="float">
            <text:p>0.003940751</text:p>
          </table:table-cell>
          <table:table-cell table:formula="of:=[.J333]" office:value-type="float" office:value="414" calcext:value-type="float">
            <text:p>414</text:p>
          </table:table-cell>
          <table:table-cell table:formula="of:=[.X332]" office:value-type="float" office:value="0.000000875394" calcext:value-type="float">
            <text:p>0.000000875394</text:p>
          </table:table-cell>
          <table:table-cell table:formula="of:=[.Y332]" office:value-type="float" office:value="8580" calcext:value-type="float">
            <text:p>8580</text:p>
          </table:table-cell>
          <table:table-cell table:formula="of:=[.Z332]" office:value-type="float" office:value="0.000000875394" calcext:value-type="float">
            <text:p>0.000000875394</text:p>
          </table:table-cell>
          <table:table-cell table:formula="of:=[.AA3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4]) - LEN(SUBSTITUTE([.G334]; &quot;C&quot;; &quot;&quot;))) + [.$A$4] * (LEN([.G334]) - LEN(SUBSTITUTE([.G334]; &quot;G&quot;; &quot;&quot;)))" office:value-type="float" office:value="1" calcext:value-type="float">
            <text:p>1</text:p>
          </table:table-cell>
          <table:table-cell table:formula="of:=SUM([.I$2:.I334])" office:value-type="float" office:value="415" calcext:value-type="float">
            <text:p>415</text:p>
          </table:table-cell>
          <table:table-cell table:number-columns-repeated="9"/>
          <table:table-cell table:formula="of:=[.T333]" office:value-type="float" office:value="0.0015279541" calcext:value-type="float">
            <text:p>0.0015279541</text:p>
          </table:table-cell>
          <table:table-cell table:formula="of:=[.U333]" office:value-type="float" office:value="8040" calcext:value-type="float">
            <text:p>8040</text:p>
          </table:table-cell>
          <table:table-cell table:formula="of:=[.H334]" office:value-type="float" office:value="0.003940751" calcext:value-type="float">
            <text:p>0.003940751</text:p>
          </table:table-cell>
          <table:table-cell table:formula="of:=[.J334]" office:value-type="float" office:value="415" calcext:value-type="float">
            <text:p>415</text:p>
          </table:table-cell>
          <table:table-cell table:formula="of:=[.X333]" office:value-type="float" office:value="0.000000875394" calcext:value-type="float">
            <text:p>0.000000875394</text:p>
          </table:table-cell>
          <table:table-cell table:formula="of:=[.Y333]" office:value-type="float" office:value="8580" calcext:value-type="float">
            <text:p>8580</text:p>
          </table:table-cell>
          <table:table-cell table:formula="of:=[.Z333]" office:value-type="float" office:value="0.000000875394" calcext:value-type="float">
            <text:p>0.000000875394</text:p>
          </table:table-cell>
          <table:table-cell table:formula="of:=[.AA3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5]) - LEN(SUBSTITUTE([.G335]; &quot;C&quot;; &quot;&quot;))) + [.$A$4] * (LEN([.G335]) - LEN(SUBSTITUTE([.G335]; &quot;G&quot;; &quot;&quot;)))" office:value-type="float" office:value="1" calcext:value-type="float">
            <text:p>1</text:p>
          </table:table-cell>
          <table:table-cell table:formula="of:=SUM([.I$2:.I335])" office:value-type="float" office:value="416" calcext:value-type="float">
            <text:p>416</text:p>
          </table:table-cell>
          <table:table-cell table:number-columns-repeated="9"/>
          <table:table-cell table:formula="of:=[.T334]" office:value-type="float" office:value="0.0015279541" calcext:value-type="float">
            <text:p>0.0015279541</text:p>
          </table:table-cell>
          <table:table-cell table:formula="of:=[.U334]" office:value-type="float" office:value="8040" calcext:value-type="float">
            <text:p>8040</text:p>
          </table:table-cell>
          <table:table-cell table:formula="of:=[.H335]" office:value-type="float" office:value="0.003940751" calcext:value-type="float">
            <text:p>0.003940751</text:p>
          </table:table-cell>
          <table:table-cell table:formula="of:=[.J335]" office:value-type="float" office:value="416" calcext:value-type="float">
            <text:p>416</text:p>
          </table:table-cell>
          <table:table-cell table:formula="of:=[.X334]" office:value-type="float" office:value="0.000000875394" calcext:value-type="float">
            <text:p>0.000000875394</text:p>
          </table:table-cell>
          <table:table-cell table:formula="of:=[.Y334]" office:value-type="float" office:value="8580" calcext:value-type="float">
            <text:p>8580</text:p>
          </table:table-cell>
          <table:table-cell table:formula="of:=[.Z334]" office:value-type="float" office:value="0.000000875394" calcext:value-type="float">
            <text:p>0.000000875394</text:p>
          </table:table-cell>
          <table:table-cell table:formula="of:=[.AA3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940751" calcext:value-type="float">
            <text:p>0.003940751</text:p>
          </table:table-cell>
          <table:table-cell table:formula="of:= (LEN([.G336]) - LEN(SUBSTITUTE([.G336]; &quot;C&quot;; &quot;&quot;))) + [.$A$4] * (LEN([.G336]) - LEN(SUBSTITUTE([.G336]; &quot;G&quot;; &quot;&quot;)))" office:value-type="float" office:value="1" calcext:value-type="float">
            <text:p>1</text:p>
          </table:table-cell>
          <table:table-cell table:formula="of:=SUM([.I$2:.I336])" office:value-type="float" office:value="417" calcext:value-type="float">
            <text:p>417</text:p>
          </table:table-cell>
          <table:table-cell table:number-columns-repeated="9"/>
          <table:table-cell table:formula="of:=[.T335]" office:value-type="float" office:value="0.0015279541" calcext:value-type="float">
            <text:p>0.0015279541</text:p>
          </table:table-cell>
          <table:table-cell table:formula="of:=[.U335]" office:value-type="float" office:value="8040" calcext:value-type="float">
            <text:p>8040</text:p>
          </table:table-cell>
          <table:table-cell table:formula="of:=[.H336]" office:value-type="float" office:value="0.003940751" calcext:value-type="float">
            <text:p>0.003940751</text:p>
          </table:table-cell>
          <table:table-cell table:formula="of:=[.J336]" office:value-type="float" office:value="417" calcext:value-type="float">
            <text:p>417</text:p>
          </table:table-cell>
          <table:table-cell table:formula="of:=[.X335]" office:value-type="float" office:value="0.000000875394" calcext:value-type="float">
            <text:p>0.000000875394</text:p>
          </table:table-cell>
          <table:table-cell table:formula="of:=[.Y335]" office:value-type="float" office:value="8580" calcext:value-type="float">
            <text:p>8580</text:p>
          </table:table-cell>
          <table:table-cell table:formula="of:=[.Z335]" office:value-type="float" office:value="0.000000875394" calcext:value-type="float">
            <text:p>0.000000875394</text:p>
          </table:table-cell>
          <table:table-cell table:formula="of:=[.AA3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37]) - LEN(SUBSTITUTE([.G337]; &quot;C&quot;; &quot;&quot;))) + [.$A$4] * (LEN([.G337]) - LEN(SUBSTITUTE([.G337]; &quot;G&quot;; &quot;&quot;)))" office:value-type="float" office:value="2" calcext:value-type="float">
            <text:p>2</text:p>
          </table:table-cell>
          <table:table-cell table:formula="of:=SUM([.I$2:.I337])" office:value-type="float" office:value="419" calcext:value-type="float">
            <text:p>419</text:p>
          </table:table-cell>
          <table:table-cell table:number-columns-repeated="9"/>
          <table:table-cell table:formula="of:=[.T336]" office:value-type="float" office:value="0.0015279541" calcext:value-type="float">
            <text:p>0.0015279541</text:p>
          </table:table-cell>
          <table:table-cell table:formula="of:=[.U336]" office:value-type="float" office:value="8040" calcext:value-type="float">
            <text:p>8040</text:p>
          </table:table-cell>
          <table:table-cell table:formula="of:=[.H337]" office:value-type="float" office:value="0.0037786637" calcext:value-type="float">
            <text:p>0.0037786637</text:p>
          </table:table-cell>
          <table:table-cell table:formula="of:=[.J337]" office:value-type="float" office:value="419" calcext:value-type="float">
            <text:p>419</text:p>
          </table:table-cell>
          <table:table-cell table:formula="of:=[.X336]" office:value-type="float" office:value="0.000000875394" calcext:value-type="float">
            <text:p>0.000000875394</text:p>
          </table:table-cell>
          <table:table-cell table:formula="of:=[.Y336]" office:value-type="float" office:value="8580" calcext:value-type="float">
            <text:p>8580</text:p>
          </table:table-cell>
          <table:table-cell table:formula="of:=[.Z336]" office:value-type="float" office:value="0.000000875394" calcext:value-type="float">
            <text:p>0.000000875394</text:p>
          </table:table-cell>
          <table:table-cell table:formula="of:=[.AA3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38]) - LEN(SUBSTITUTE([.G338]; &quot;C&quot;; &quot;&quot;))) + [.$A$4] * (LEN([.G338]) - LEN(SUBSTITUTE([.G338]; &quot;G&quot;; &quot;&quot;)))" office:value-type="float" office:value="1" calcext:value-type="float">
            <text:p>1</text:p>
          </table:table-cell>
          <table:table-cell table:formula="of:=SUM([.I$2:.I338])" office:value-type="float" office:value="420" calcext:value-type="float">
            <text:p>420</text:p>
          </table:table-cell>
          <table:table-cell table:number-columns-repeated="9"/>
          <table:table-cell table:formula="of:=[.T337]" office:value-type="float" office:value="0.0015279541" calcext:value-type="float">
            <text:p>0.0015279541</text:p>
          </table:table-cell>
          <table:table-cell table:formula="of:=[.U337]" office:value-type="float" office:value="8040" calcext:value-type="float">
            <text:p>8040</text:p>
          </table:table-cell>
          <table:table-cell table:formula="of:=[.H338]" office:value-type="float" office:value="0.0037786637" calcext:value-type="float">
            <text:p>0.0037786637</text:p>
          </table:table-cell>
          <table:table-cell table:formula="of:=[.J338]" office:value-type="float" office:value="420" calcext:value-type="float">
            <text:p>420</text:p>
          </table:table-cell>
          <table:table-cell table:formula="of:=[.X337]" office:value-type="float" office:value="0.000000875394" calcext:value-type="float">
            <text:p>0.000000875394</text:p>
          </table:table-cell>
          <table:table-cell table:formula="of:=[.Y337]" office:value-type="float" office:value="8580" calcext:value-type="float">
            <text:p>8580</text:p>
          </table:table-cell>
          <table:table-cell table:formula="of:=[.Z337]" office:value-type="float" office:value="0.000000875394" calcext:value-type="float">
            <text:p>0.000000875394</text:p>
          </table:table-cell>
          <table:table-cell table:formula="of:=[.AA3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39]) - LEN(SUBSTITUTE([.G339]; &quot;C&quot;; &quot;&quot;))) + [.$A$4] * (LEN([.G339]) - LEN(SUBSTITUTE([.G339]; &quot;G&quot;; &quot;&quot;)))" office:value-type="float" office:value="1" calcext:value-type="float">
            <text:p>1</text:p>
          </table:table-cell>
          <table:table-cell table:formula="of:=SUM([.I$2:.I339])" office:value-type="float" office:value="421" calcext:value-type="float">
            <text:p>421</text:p>
          </table:table-cell>
          <table:table-cell table:number-columns-repeated="9"/>
          <table:table-cell table:formula="of:=[.T338]" office:value-type="float" office:value="0.0015279541" calcext:value-type="float">
            <text:p>0.0015279541</text:p>
          </table:table-cell>
          <table:table-cell table:formula="of:=[.U338]" office:value-type="float" office:value="8040" calcext:value-type="float">
            <text:p>8040</text:p>
          </table:table-cell>
          <table:table-cell table:formula="of:=[.H339]" office:value-type="float" office:value="0.0037786637" calcext:value-type="float">
            <text:p>0.0037786637</text:p>
          </table:table-cell>
          <table:table-cell table:formula="of:=[.J339]" office:value-type="float" office:value="421" calcext:value-type="float">
            <text:p>421</text:p>
          </table:table-cell>
          <table:table-cell table:formula="of:=[.X338]" office:value-type="float" office:value="0.000000875394" calcext:value-type="float">
            <text:p>0.000000875394</text:p>
          </table:table-cell>
          <table:table-cell table:formula="of:=[.Y338]" office:value-type="float" office:value="8580" calcext:value-type="float">
            <text:p>8580</text:p>
          </table:table-cell>
          <table:table-cell table:formula="of:=[.Z338]" office:value-type="float" office:value="0.000000875394" calcext:value-type="float">
            <text:p>0.000000875394</text:p>
          </table:table-cell>
          <table:table-cell table:formula="of:=[.AA3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0]) - LEN(SUBSTITUTE([.G340]; &quot;C&quot;; &quot;&quot;))) + [.$A$4] * (LEN([.G340]) - LEN(SUBSTITUTE([.G340]; &quot;G&quot;; &quot;&quot;)))" office:value-type="float" office:value="1" calcext:value-type="float">
            <text:p>1</text:p>
          </table:table-cell>
          <table:table-cell table:formula="of:=SUM([.I$2:.I340])" office:value-type="float" office:value="422" calcext:value-type="float">
            <text:p>422</text:p>
          </table:table-cell>
          <table:table-cell table:number-columns-repeated="9"/>
          <table:table-cell table:formula="of:=[.T339]" office:value-type="float" office:value="0.0015279541" calcext:value-type="float">
            <text:p>0.0015279541</text:p>
          </table:table-cell>
          <table:table-cell table:formula="of:=[.U339]" office:value-type="float" office:value="8040" calcext:value-type="float">
            <text:p>8040</text:p>
          </table:table-cell>
          <table:table-cell table:formula="of:=[.H340]" office:value-type="float" office:value="0.0037786637" calcext:value-type="float">
            <text:p>0.0037786637</text:p>
          </table:table-cell>
          <table:table-cell table:formula="of:=[.J340]" office:value-type="float" office:value="422" calcext:value-type="float">
            <text:p>422</text:p>
          </table:table-cell>
          <table:table-cell table:formula="of:=[.X339]" office:value-type="float" office:value="0.000000875394" calcext:value-type="float">
            <text:p>0.000000875394</text:p>
          </table:table-cell>
          <table:table-cell table:formula="of:=[.Y339]" office:value-type="float" office:value="8580" calcext:value-type="float">
            <text:p>8580</text:p>
          </table:table-cell>
          <table:table-cell table:formula="of:=[.Z339]" office:value-type="float" office:value="0.000000875394" calcext:value-type="float">
            <text:p>0.000000875394</text:p>
          </table:table-cell>
          <table:table-cell table:formula="of:=[.AA3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1]) - LEN(SUBSTITUTE([.G341]; &quot;C&quot;; &quot;&quot;))) + [.$A$4] * (LEN([.G341]) - LEN(SUBSTITUTE([.G341]; &quot;G&quot;; &quot;&quot;)))" office:value-type="float" office:value="1" calcext:value-type="float">
            <text:p>1</text:p>
          </table:table-cell>
          <table:table-cell table:formula="of:=SUM([.I$2:.I341])" office:value-type="float" office:value="423" calcext:value-type="float">
            <text:p>423</text:p>
          </table:table-cell>
          <table:table-cell table:number-columns-repeated="9"/>
          <table:table-cell table:formula="of:=[.T340]" office:value-type="float" office:value="0.0015279541" calcext:value-type="float">
            <text:p>0.0015279541</text:p>
          </table:table-cell>
          <table:table-cell table:formula="of:=[.U340]" office:value-type="float" office:value="8040" calcext:value-type="float">
            <text:p>8040</text:p>
          </table:table-cell>
          <table:table-cell table:formula="of:=[.H341]" office:value-type="float" office:value="0.0037786637" calcext:value-type="float">
            <text:p>0.0037786637</text:p>
          </table:table-cell>
          <table:table-cell table:formula="of:=[.J341]" office:value-type="float" office:value="423" calcext:value-type="float">
            <text:p>423</text:p>
          </table:table-cell>
          <table:table-cell table:formula="of:=[.X340]" office:value-type="float" office:value="0.000000875394" calcext:value-type="float">
            <text:p>0.000000875394</text:p>
          </table:table-cell>
          <table:table-cell table:formula="of:=[.Y340]" office:value-type="float" office:value="8580" calcext:value-type="float">
            <text:p>8580</text:p>
          </table:table-cell>
          <table:table-cell table:formula="of:=[.Z340]" office:value-type="float" office:value="0.000000875394" calcext:value-type="float">
            <text:p>0.000000875394</text:p>
          </table:table-cell>
          <table:table-cell table:formula="of:=[.AA3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2]) - LEN(SUBSTITUTE([.G342]; &quot;C&quot;; &quot;&quot;))) + [.$A$4] * (LEN([.G342]) - LEN(SUBSTITUTE([.G342]; &quot;G&quot;; &quot;&quot;)))" office:value-type="float" office:value="1" calcext:value-type="float">
            <text:p>1</text:p>
          </table:table-cell>
          <table:table-cell table:formula="of:=SUM([.I$2:.I342])" office:value-type="float" office:value="424" calcext:value-type="float">
            <text:p>424</text:p>
          </table:table-cell>
          <table:table-cell table:number-columns-repeated="9"/>
          <table:table-cell table:formula="of:=[.T341]" office:value-type="float" office:value="0.0015279541" calcext:value-type="float">
            <text:p>0.0015279541</text:p>
          </table:table-cell>
          <table:table-cell table:formula="of:=[.U341]" office:value-type="float" office:value="8040" calcext:value-type="float">
            <text:p>8040</text:p>
          </table:table-cell>
          <table:table-cell table:formula="of:=[.H342]" office:value-type="float" office:value="0.0037786637" calcext:value-type="float">
            <text:p>0.0037786637</text:p>
          </table:table-cell>
          <table:table-cell table:formula="of:=[.J342]" office:value-type="float" office:value="424" calcext:value-type="float">
            <text:p>424</text:p>
          </table:table-cell>
          <table:table-cell table:formula="of:=[.X341]" office:value-type="float" office:value="0.000000875394" calcext:value-type="float">
            <text:p>0.000000875394</text:p>
          </table:table-cell>
          <table:table-cell table:formula="of:=[.Y341]" office:value-type="float" office:value="8580" calcext:value-type="float">
            <text:p>8580</text:p>
          </table:table-cell>
          <table:table-cell table:formula="of:=[.Z341]" office:value-type="float" office:value="0.000000875394" calcext:value-type="float">
            <text:p>0.000000875394</text:p>
          </table:table-cell>
          <table:table-cell table:formula="of:=[.AA3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3]) - LEN(SUBSTITUTE([.G343]; &quot;C&quot;; &quot;&quot;))) + [.$A$4] * (LEN([.G343]) - LEN(SUBSTITUTE([.G343]; &quot;G&quot;; &quot;&quot;)))" office:value-type="float" office:value="1" calcext:value-type="float">
            <text:p>1</text:p>
          </table:table-cell>
          <table:table-cell table:formula="of:=SUM([.I$2:.I343])" office:value-type="float" office:value="425" calcext:value-type="float">
            <text:p>425</text:p>
          </table:table-cell>
          <table:table-cell table:number-columns-repeated="9"/>
          <table:table-cell table:formula="of:=[.T342]" office:value-type="float" office:value="0.0015279541" calcext:value-type="float">
            <text:p>0.0015279541</text:p>
          </table:table-cell>
          <table:table-cell table:formula="of:=[.U342]" office:value-type="float" office:value="8040" calcext:value-type="float">
            <text:p>8040</text:p>
          </table:table-cell>
          <table:table-cell table:formula="of:=[.H343]" office:value-type="float" office:value="0.0037786637" calcext:value-type="float">
            <text:p>0.0037786637</text:p>
          </table:table-cell>
          <table:table-cell table:formula="of:=[.J343]" office:value-type="float" office:value="425" calcext:value-type="float">
            <text:p>425</text:p>
          </table:table-cell>
          <table:table-cell table:formula="of:=[.X342]" office:value-type="float" office:value="0.000000875394" calcext:value-type="float">
            <text:p>0.000000875394</text:p>
          </table:table-cell>
          <table:table-cell table:formula="of:=[.Y342]" office:value-type="float" office:value="8580" calcext:value-type="float">
            <text:p>8580</text:p>
          </table:table-cell>
          <table:table-cell table:formula="of:=[.Z342]" office:value-type="float" office:value="0.000000875394" calcext:value-type="float">
            <text:p>0.000000875394</text:p>
          </table:table-cell>
          <table:table-cell table:formula="of:=[.AA3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4]) - LEN(SUBSTITUTE([.G344]; &quot;C&quot;; &quot;&quot;))) + [.$A$4] * (LEN([.G344]) - LEN(SUBSTITUTE([.G344]; &quot;G&quot;; &quot;&quot;)))" office:value-type="float" office:value="1" calcext:value-type="float">
            <text:p>1</text:p>
          </table:table-cell>
          <table:table-cell table:formula="of:=SUM([.I$2:.I344])" office:value-type="float" office:value="426" calcext:value-type="float">
            <text:p>426</text:p>
          </table:table-cell>
          <table:table-cell table:number-columns-repeated="9"/>
          <table:table-cell table:formula="of:=[.T343]" office:value-type="float" office:value="0.0015279541" calcext:value-type="float">
            <text:p>0.0015279541</text:p>
          </table:table-cell>
          <table:table-cell table:formula="of:=[.U343]" office:value-type="float" office:value="8040" calcext:value-type="float">
            <text:p>8040</text:p>
          </table:table-cell>
          <table:table-cell table:formula="of:=[.H344]" office:value-type="float" office:value="0.0037786637" calcext:value-type="float">
            <text:p>0.0037786637</text:p>
          </table:table-cell>
          <table:table-cell table:formula="of:=[.J344]" office:value-type="float" office:value="426" calcext:value-type="float">
            <text:p>426</text:p>
          </table:table-cell>
          <table:table-cell table:formula="of:=[.X343]" office:value-type="float" office:value="0.000000875394" calcext:value-type="float">
            <text:p>0.000000875394</text:p>
          </table:table-cell>
          <table:table-cell table:formula="of:=[.Y343]" office:value-type="float" office:value="8580" calcext:value-type="float">
            <text:p>8580</text:p>
          </table:table-cell>
          <table:table-cell table:formula="of:=[.Z343]" office:value-type="float" office:value="0.000000875394" calcext:value-type="float">
            <text:p>0.000000875394</text:p>
          </table:table-cell>
          <table:table-cell table:formula="of:=[.AA3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5]) - LEN(SUBSTITUTE([.G345]; &quot;C&quot;; &quot;&quot;))) + [.$A$4] * (LEN([.G345]) - LEN(SUBSTITUTE([.G345]; &quot;G&quot;; &quot;&quot;)))" office:value-type="float" office:value="1" calcext:value-type="float">
            <text:p>1</text:p>
          </table:table-cell>
          <table:table-cell table:formula="of:=SUM([.I$2:.I345])" office:value-type="float" office:value="427" calcext:value-type="float">
            <text:p>427</text:p>
          </table:table-cell>
          <table:table-cell table:number-columns-repeated="9"/>
          <table:table-cell table:formula="of:=[.T344]" office:value-type="float" office:value="0.0015279541" calcext:value-type="float">
            <text:p>0.0015279541</text:p>
          </table:table-cell>
          <table:table-cell table:formula="of:=[.U344]" office:value-type="float" office:value="8040" calcext:value-type="float">
            <text:p>8040</text:p>
          </table:table-cell>
          <table:table-cell table:formula="of:=[.H345]" office:value-type="float" office:value="0.0037786637" calcext:value-type="float">
            <text:p>0.0037786637</text:p>
          </table:table-cell>
          <table:table-cell table:formula="of:=[.J345]" office:value-type="float" office:value="427" calcext:value-type="float">
            <text:p>427</text:p>
          </table:table-cell>
          <table:table-cell table:formula="of:=[.X344]" office:value-type="float" office:value="0.000000875394" calcext:value-type="float">
            <text:p>0.000000875394</text:p>
          </table:table-cell>
          <table:table-cell table:formula="of:=[.Y344]" office:value-type="float" office:value="8580" calcext:value-type="float">
            <text:p>8580</text:p>
          </table:table-cell>
          <table:table-cell table:formula="of:=[.Z344]" office:value-type="float" office:value="0.000000875394" calcext:value-type="float">
            <text:p>0.000000875394</text:p>
          </table:table-cell>
          <table:table-cell table:formula="of:=[.AA3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6]) - LEN(SUBSTITUTE([.G346]; &quot;C&quot;; &quot;&quot;))) + [.$A$4] * (LEN([.G346]) - LEN(SUBSTITUTE([.G346]; &quot;G&quot;; &quot;&quot;)))" office:value-type="float" office:value="2" calcext:value-type="float">
            <text:p>2</text:p>
          </table:table-cell>
          <table:table-cell table:formula="of:=SUM([.I$2:.I346])" office:value-type="float" office:value="429" calcext:value-type="float">
            <text:p>429</text:p>
          </table:table-cell>
          <table:table-cell table:number-columns-repeated="9"/>
          <table:table-cell table:formula="of:=[.T345]" office:value-type="float" office:value="0.0015279541" calcext:value-type="float">
            <text:p>0.0015279541</text:p>
          </table:table-cell>
          <table:table-cell table:formula="of:=[.U345]" office:value-type="float" office:value="8040" calcext:value-type="float">
            <text:p>8040</text:p>
          </table:table-cell>
          <table:table-cell table:formula="of:=[.H346]" office:value-type="float" office:value="0.0037786637" calcext:value-type="float">
            <text:p>0.0037786637</text:p>
          </table:table-cell>
          <table:table-cell table:formula="of:=[.J346]" office:value-type="float" office:value="429" calcext:value-type="float">
            <text:p>429</text:p>
          </table:table-cell>
          <table:table-cell table:formula="of:=[.X345]" office:value-type="float" office:value="0.000000875394" calcext:value-type="float">
            <text:p>0.000000875394</text:p>
          </table:table-cell>
          <table:table-cell table:formula="of:=[.Y345]" office:value-type="float" office:value="8580" calcext:value-type="float">
            <text:p>8580</text:p>
          </table:table-cell>
          <table:table-cell table:formula="of:=[.Z345]" office:value-type="float" office:value="0.000000875394" calcext:value-type="float">
            <text:p>0.000000875394</text:p>
          </table:table-cell>
          <table:table-cell table:formula="of:=[.AA3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7]) - LEN(SUBSTITUTE([.G347]; &quot;C&quot;; &quot;&quot;))) + [.$A$4] * (LEN([.G347]) - LEN(SUBSTITUTE([.G347]; &quot;G&quot;; &quot;&quot;)))" office:value-type="float" office:value="1" calcext:value-type="float">
            <text:p>1</text:p>
          </table:table-cell>
          <table:table-cell table:formula="of:=SUM([.I$2:.I347])" office:value-type="float" office:value="430" calcext:value-type="float">
            <text:p>430</text:p>
          </table:table-cell>
          <table:table-cell table:number-columns-repeated="9"/>
          <table:table-cell table:formula="of:=[.T346]" office:value-type="float" office:value="0.0015279541" calcext:value-type="float">
            <text:p>0.0015279541</text:p>
          </table:table-cell>
          <table:table-cell table:formula="of:=[.U346]" office:value-type="float" office:value="8040" calcext:value-type="float">
            <text:p>8040</text:p>
          </table:table-cell>
          <table:table-cell table:formula="of:=[.H347]" office:value-type="float" office:value="0.0037786637" calcext:value-type="float">
            <text:p>0.0037786637</text:p>
          </table:table-cell>
          <table:table-cell table:formula="of:=[.J347]" office:value-type="float" office:value="430" calcext:value-type="float">
            <text:p>430</text:p>
          </table:table-cell>
          <table:table-cell table:formula="of:=[.X346]" office:value-type="float" office:value="0.000000875394" calcext:value-type="float">
            <text:p>0.000000875394</text:p>
          </table:table-cell>
          <table:table-cell table:formula="of:=[.Y346]" office:value-type="float" office:value="8580" calcext:value-type="float">
            <text:p>8580</text:p>
          </table:table-cell>
          <table:table-cell table:formula="of:=[.Z346]" office:value-type="float" office:value="0.000000875394" calcext:value-type="float">
            <text:p>0.000000875394</text:p>
          </table:table-cell>
          <table:table-cell table:formula="of:=[.AA3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8]) - LEN(SUBSTITUTE([.G348]; &quot;C&quot;; &quot;&quot;))) + [.$A$4] * (LEN([.G348]) - LEN(SUBSTITUTE([.G348]; &quot;G&quot;; &quot;&quot;)))" office:value-type="float" office:value="2" calcext:value-type="float">
            <text:p>2</text:p>
          </table:table-cell>
          <table:table-cell table:formula="of:=SUM([.I$2:.I348])" office:value-type="float" office:value="432" calcext:value-type="float">
            <text:p>432</text:p>
          </table:table-cell>
          <table:table-cell table:number-columns-repeated="9"/>
          <table:table-cell table:formula="of:=[.T347]" office:value-type="float" office:value="0.0015279541" calcext:value-type="float">
            <text:p>0.0015279541</text:p>
          </table:table-cell>
          <table:table-cell table:formula="of:=[.U347]" office:value-type="float" office:value="8040" calcext:value-type="float">
            <text:p>8040</text:p>
          </table:table-cell>
          <table:table-cell table:formula="of:=[.H348]" office:value-type="float" office:value="0.0037786637" calcext:value-type="float">
            <text:p>0.0037786637</text:p>
          </table:table-cell>
          <table:table-cell table:formula="of:=[.J348]" office:value-type="float" office:value="432" calcext:value-type="float">
            <text:p>432</text:p>
          </table:table-cell>
          <table:table-cell table:formula="of:=[.X347]" office:value-type="float" office:value="0.000000875394" calcext:value-type="float">
            <text:p>0.000000875394</text:p>
          </table:table-cell>
          <table:table-cell table:formula="of:=[.Y347]" office:value-type="float" office:value="8580" calcext:value-type="float">
            <text:p>8580</text:p>
          </table:table-cell>
          <table:table-cell table:formula="of:=[.Z347]" office:value-type="float" office:value="0.000000875394" calcext:value-type="float">
            <text:p>0.000000875394</text:p>
          </table:table-cell>
          <table:table-cell table:formula="of:=[.AA3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49]) - LEN(SUBSTITUTE([.G349]; &quot;C&quot;; &quot;&quot;))) + [.$A$4] * (LEN([.G349]) - LEN(SUBSTITUTE([.G349]; &quot;G&quot;; &quot;&quot;)))" office:value-type="float" office:value="1" calcext:value-type="float">
            <text:p>1</text:p>
          </table:table-cell>
          <table:table-cell table:formula="of:=SUM([.I$2:.I349])" office:value-type="float" office:value="433" calcext:value-type="float">
            <text:p>433</text:p>
          </table:table-cell>
          <table:table-cell table:number-columns-repeated="9"/>
          <table:table-cell table:formula="of:=[.T348]" office:value-type="float" office:value="0.0015279541" calcext:value-type="float">
            <text:p>0.0015279541</text:p>
          </table:table-cell>
          <table:table-cell table:formula="of:=[.U348]" office:value-type="float" office:value="8040" calcext:value-type="float">
            <text:p>8040</text:p>
          </table:table-cell>
          <table:table-cell table:formula="of:=[.H349]" office:value-type="float" office:value="0.0037786637" calcext:value-type="float">
            <text:p>0.0037786637</text:p>
          </table:table-cell>
          <table:table-cell table:formula="of:=[.J349]" office:value-type="float" office:value="433" calcext:value-type="float">
            <text:p>433</text:p>
          </table:table-cell>
          <table:table-cell table:formula="of:=[.X348]" office:value-type="float" office:value="0.000000875394" calcext:value-type="float">
            <text:p>0.000000875394</text:p>
          </table:table-cell>
          <table:table-cell table:formula="of:=[.Y348]" office:value-type="float" office:value="8580" calcext:value-type="float">
            <text:p>8580</text:p>
          </table:table-cell>
          <table:table-cell table:formula="of:=[.Z348]" office:value-type="float" office:value="0.000000875394" calcext:value-type="float">
            <text:p>0.000000875394</text:p>
          </table:table-cell>
          <table:table-cell table:formula="of:=[.AA3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50]) - LEN(SUBSTITUTE([.G350]; &quot;C&quot;; &quot;&quot;))) + [.$A$4] * (LEN([.G350]) - LEN(SUBSTITUTE([.G350]; &quot;G&quot;; &quot;&quot;)))" office:value-type="float" office:value="1" calcext:value-type="float">
            <text:p>1</text:p>
          </table:table-cell>
          <table:table-cell table:formula="of:=SUM([.I$2:.I350])" office:value-type="float" office:value="434" calcext:value-type="float">
            <text:p>434</text:p>
          </table:table-cell>
          <table:table-cell table:number-columns-repeated="9"/>
          <table:table-cell table:formula="of:=[.T349]" office:value-type="float" office:value="0.0015279541" calcext:value-type="float">
            <text:p>0.0015279541</text:p>
          </table:table-cell>
          <table:table-cell table:formula="of:=[.U349]" office:value-type="float" office:value="8040" calcext:value-type="float">
            <text:p>8040</text:p>
          </table:table-cell>
          <table:table-cell table:formula="of:=[.H350]" office:value-type="float" office:value="0.0037786637" calcext:value-type="float">
            <text:p>0.0037786637</text:p>
          </table:table-cell>
          <table:table-cell table:formula="of:=[.J350]" office:value-type="float" office:value="434" calcext:value-type="float">
            <text:p>434</text:p>
          </table:table-cell>
          <table:table-cell table:formula="of:=[.X349]" office:value-type="float" office:value="0.000000875394" calcext:value-type="float">
            <text:p>0.000000875394</text:p>
          </table:table-cell>
          <table:table-cell table:formula="of:=[.Y349]" office:value-type="float" office:value="8580" calcext:value-type="float">
            <text:p>8580</text:p>
          </table:table-cell>
          <table:table-cell table:formula="of:=[.Z349]" office:value-type="float" office:value="0.000000875394" calcext:value-type="float">
            <text:p>0.000000875394</text:p>
          </table:table-cell>
          <table:table-cell table:formula="of:=[.AA3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51]) - LEN(SUBSTITUTE([.G351]; &quot;C&quot;; &quot;&quot;))) + [.$A$4] * (LEN([.G351]) - LEN(SUBSTITUTE([.G351]; &quot;G&quot;; &quot;&quot;)))" office:value-type="float" office:value="1" calcext:value-type="float">
            <text:p>1</text:p>
          </table:table-cell>
          <table:table-cell table:formula="of:=SUM([.I$2:.I351])" office:value-type="float" office:value="435" calcext:value-type="float">
            <text:p>435</text:p>
          </table:table-cell>
          <table:table-cell table:number-columns-repeated="9"/>
          <table:table-cell table:formula="of:=[.T350]" office:value-type="float" office:value="0.0015279541" calcext:value-type="float">
            <text:p>0.0015279541</text:p>
          </table:table-cell>
          <table:table-cell table:formula="of:=[.U350]" office:value-type="float" office:value="8040" calcext:value-type="float">
            <text:p>8040</text:p>
          </table:table-cell>
          <table:table-cell table:formula="of:=[.H351]" office:value-type="float" office:value="0.0037786637" calcext:value-type="float">
            <text:p>0.0037786637</text:p>
          </table:table-cell>
          <table:table-cell table:formula="of:=[.J351]" office:value-type="float" office:value="435" calcext:value-type="float">
            <text:p>435</text:p>
          </table:table-cell>
          <table:table-cell table:formula="of:=[.X350]" office:value-type="float" office:value="0.000000875394" calcext:value-type="float">
            <text:p>0.000000875394</text:p>
          </table:table-cell>
          <table:table-cell table:formula="of:=[.Y350]" office:value-type="float" office:value="8580" calcext:value-type="float">
            <text:p>8580</text:p>
          </table:table-cell>
          <table:table-cell table:formula="of:=[.Z350]" office:value-type="float" office:value="0.000000875394" calcext:value-type="float">
            <text:p>0.000000875394</text:p>
          </table:table-cell>
          <table:table-cell table:formula="of:=[.AA3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7786637" calcext:value-type="float">
            <text:p>0.0037786637</text:p>
          </table:table-cell>
          <table:table-cell table:formula="of:= (LEN([.G352]) - LEN(SUBSTITUTE([.G352]; &quot;C&quot;; &quot;&quot;))) + [.$A$4] * (LEN([.G352]) - LEN(SUBSTITUTE([.G352]; &quot;G&quot;; &quot;&quot;)))" office:value-type="float" office:value="1" calcext:value-type="float">
            <text:p>1</text:p>
          </table:table-cell>
          <table:table-cell table:formula="of:=SUM([.I$2:.I352])" office:value-type="float" office:value="436" calcext:value-type="float">
            <text:p>436</text:p>
          </table:table-cell>
          <table:table-cell table:number-columns-repeated="9"/>
          <table:table-cell table:formula="of:=[.T351]" office:value-type="float" office:value="0.0015279541" calcext:value-type="float">
            <text:p>0.0015279541</text:p>
          </table:table-cell>
          <table:table-cell table:formula="of:=[.U351]" office:value-type="float" office:value="8040" calcext:value-type="float">
            <text:p>8040</text:p>
          </table:table-cell>
          <table:table-cell table:formula="of:=[.H352]" office:value-type="float" office:value="0.0037786637" calcext:value-type="float">
            <text:p>0.0037786637</text:p>
          </table:table-cell>
          <table:table-cell table:formula="of:=[.J352]" office:value-type="float" office:value="436" calcext:value-type="float">
            <text:p>436</text:p>
          </table:table-cell>
          <table:table-cell table:formula="of:=[.X351]" office:value-type="float" office:value="0.000000875394" calcext:value-type="float">
            <text:p>0.000000875394</text:p>
          </table:table-cell>
          <table:table-cell table:formula="of:=[.Y351]" office:value-type="float" office:value="8580" calcext:value-type="float">
            <text:p>8580</text:p>
          </table:table-cell>
          <table:table-cell table:formula="of:=[.Z351]" office:value-type="float" office:value="0.000000875394" calcext:value-type="float">
            <text:p>0.000000875394</text:p>
          </table:table-cell>
          <table:table-cell table:formula="of:=[.AA3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3]) - LEN(SUBSTITUTE([.G353]; &quot;C&quot;; &quot;&quot;))) + [.$A$4] * (LEN([.G353]) - LEN(SUBSTITUTE([.G353]; &quot;G&quot;; &quot;&quot;)))" office:value-type="float" office:value="2" calcext:value-type="float">
            <text:p>2</text:p>
          </table:table-cell>
          <table:table-cell table:formula="of:=SUM([.I$2:.I353])" office:value-type="float" office:value="438" calcext:value-type="float">
            <text:p>438</text:p>
          </table:table-cell>
          <table:table-cell table:number-columns-repeated="9"/>
          <table:table-cell table:formula="of:=[.T352]" office:value-type="float" office:value="0.0015279541" calcext:value-type="float">
            <text:p>0.0015279541</text:p>
          </table:table-cell>
          <table:table-cell table:formula="of:=[.U352]" office:value-type="float" office:value="8040" calcext:value-type="float">
            <text:p>8040</text:p>
          </table:table-cell>
          <table:table-cell table:formula="of:=[.H353]" office:value-type="float" office:value="0.0036110976" calcext:value-type="float">
            <text:p>0.0036110976</text:p>
          </table:table-cell>
          <table:table-cell table:formula="of:=[.J353]" office:value-type="float" office:value="438" calcext:value-type="float">
            <text:p>438</text:p>
          </table:table-cell>
          <table:table-cell table:formula="of:=[.X352]" office:value-type="float" office:value="0.000000875394" calcext:value-type="float">
            <text:p>0.000000875394</text:p>
          </table:table-cell>
          <table:table-cell table:formula="of:=[.Y352]" office:value-type="float" office:value="8580" calcext:value-type="float">
            <text:p>8580</text:p>
          </table:table-cell>
          <table:table-cell table:formula="of:=[.Z352]" office:value-type="float" office:value="0.000000875394" calcext:value-type="float">
            <text:p>0.000000875394</text:p>
          </table:table-cell>
          <table:table-cell table:formula="of:=[.AA3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4]) - LEN(SUBSTITUTE([.G354]; &quot;C&quot;; &quot;&quot;))) + [.$A$4] * (LEN([.G354]) - LEN(SUBSTITUTE([.G354]; &quot;G&quot;; &quot;&quot;)))" office:value-type="float" office:value="1" calcext:value-type="float">
            <text:p>1</text:p>
          </table:table-cell>
          <table:table-cell table:formula="of:=SUM([.I$2:.I354])" office:value-type="float" office:value="439" calcext:value-type="float">
            <text:p>439</text:p>
          </table:table-cell>
          <table:table-cell table:number-columns-repeated="9"/>
          <table:table-cell table:formula="of:=[.T353]" office:value-type="float" office:value="0.0015279541" calcext:value-type="float">
            <text:p>0.0015279541</text:p>
          </table:table-cell>
          <table:table-cell table:formula="of:=[.U353]" office:value-type="float" office:value="8040" calcext:value-type="float">
            <text:p>8040</text:p>
          </table:table-cell>
          <table:table-cell table:formula="of:=[.H354]" office:value-type="float" office:value="0.0036110976" calcext:value-type="float">
            <text:p>0.0036110976</text:p>
          </table:table-cell>
          <table:table-cell table:formula="of:=[.J354]" office:value-type="float" office:value="439" calcext:value-type="float">
            <text:p>439</text:p>
          </table:table-cell>
          <table:table-cell table:formula="of:=[.X353]" office:value-type="float" office:value="0.000000875394" calcext:value-type="float">
            <text:p>0.000000875394</text:p>
          </table:table-cell>
          <table:table-cell table:formula="of:=[.Y353]" office:value-type="float" office:value="8580" calcext:value-type="float">
            <text:p>8580</text:p>
          </table:table-cell>
          <table:table-cell table:formula="of:=[.Z353]" office:value-type="float" office:value="0.000000875394" calcext:value-type="float">
            <text:p>0.000000875394</text:p>
          </table:table-cell>
          <table:table-cell table:formula="of:=[.AA3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5]) - LEN(SUBSTITUTE([.G355]; &quot;C&quot;; &quot;&quot;))) + [.$A$4] * (LEN([.G355]) - LEN(SUBSTITUTE([.G355]; &quot;G&quot;; &quot;&quot;)))" office:value-type="float" office:value="1" calcext:value-type="float">
            <text:p>1</text:p>
          </table:table-cell>
          <table:table-cell table:formula="of:=SUM([.I$2:.I355])" office:value-type="float" office:value="440" calcext:value-type="float">
            <text:p>440</text:p>
          </table:table-cell>
          <table:table-cell table:number-columns-repeated="9"/>
          <table:table-cell table:formula="of:=[.T354]" office:value-type="float" office:value="0.0015279541" calcext:value-type="float">
            <text:p>0.0015279541</text:p>
          </table:table-cell>
          <table:table-cell table:formula="of:=[.U354]" office:value-type="float" office:value="8040" calcext:value-type="float">
            <text:p>8040</text:p>
          </table:table-cell>
          <table:table-cell table:formula="of:=[.H355]" office:value-type="float" office:value="0.0036110976" calcext:value-type="float">
            <text:p>0.0036110976</text:p>
          </table:table-cell>
          <table:table-cell table:formula="of:=[.J355]" office:value-type="float" office:value="440" calcext:value-type="float">
            <text:p>440</text:p>
          </table:table-cell>
          <table:table-cell table:formula="of:=[.X354]" office:value-type="float" office:value="0.000000875394" calcext:value-type="float">
            <text:p>0.000000875394</text:p>
          </table:table-cell>
          <table:table-cell table:formula="of:=[.Y354]" office:value-type="float" office:value="8580" calcext:value-type="float">
            <text:p>8580</text:p>
          </table:table-cell>
          <table:table-cell table:formula="of:=[.Z354]" office:value-type="float" office:value="0.000000875394" calcext:value-type="float">
            <text:p>0.000000875394</text:p>
          </table:table-cell>
          <table:table-cell table:formula="of:=[.AA3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6]) - LEN(SUBSTITUTE([.G356]; &quot;C&quot;; &quot;&quot;))) + [.$A$4] * (LEN([.G356]) - LEN(SUBSTITUTE([.G356]; &quot;G&quot;; &quot;&quot;)))" office:value-type="float" office:value="1" calcext:value-type="float">
            <text:p>1</text:p>
          </table:table-cell>
          <table:table-cell table:formula="of:=SUM([.I$2:.I356])" office:value-type="float" office:value="441" calcext:value-type="float">
            <text:p>441</text:p>
          </table:table-cell>
          <table:table-cell table:number-columns-repeated="9"/>
          <table:table-cell table:formula="of:=[.T355]" office:value-type="float" office:value="0.0015279541" calcext:value-type="float">
            <text:p>0.0015279541</text:p>
          </table:table-cell>
          <table:table-cell table:formula="of:=[.U355]" office:value-type="float" office:value="8040" calcext:value-type="float">
            <text:p>8040</text:p>
          </table:table-cell>
          <table:table-cell table:formula="of:=[.H356]" office:value-type="float" office:value="0.0036110976" calcext:value-type="float">
            <text:p>0.0036110976</text:p>
          </table:table-cell>
          <table:table-cell table:formula="of:=[.J356]" office:value-type="float" office:value="441" calcext:value-type="float">
            <text:p>441</text:p>
          </table:table-cell>
          <table:table-cell table:formula="of:=[.X355]" office:value-type="float" office:value="0.000000875394" calcext:value-type="float">
            <text:p>0.000000875394</text:p>
          </table:table-cell>
          <table:table-cell table:formula="of:=[.Y355]" office:value-type="float" office:value="8580" calcext:value-type="float">
            <text:p>8580</text:p>
          </table:table-cell>
          <table:table-cell table:formula="of:=[.Z355]" office:value-type="float" office:value="0.000000875394" calcext:value-type="float">
            <text:p>0.000000875394</text:p>
          </table:table-cell>
          <table:table-cell table:formula="of:=[.AA3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7]) - LEN(SUBSTITUTE([.G357]; &quot;C&quot;; &quot;&quot;))) + [.$A$4] * (LEN([.G357]) - LEN(SUBSTITUTE([.G357]; &quot;G&quot;; &quot;&quot;)))" office:value-type="float" office:value="1" calcext:value-type="float">
            <text:p>1</text:p>
          </table:table-cell>
          <table:table-cell table:formula="of:=SUM([.I$2:.I357])" office:value-type="float" office:value="442" calcext:value-type="float">
            <text:p>442</text:p>
          </table:table-cell>
          <table:table-cell table:number-columns-repeated="9"/>
          <table:table-cell table:formula="of:=[.T356]" office:value-type="float" office:value="0.0015279541" calcext:value-type="float">
            <text:p>0.0015279541</text:p>
          </table:table-cell>
          <table:table-cell table:formula="of:=[.U356]" office:value-type="float" office:value="8040" calcext:value-type="float">
            <text:p>8040</text:p>
          </table:table-cell>
          <table:table-cell table:formula="of:=[.H357]" office:value-type="float" office:value="0.0036110976" calcext:value-type="float">
            <text:p>0.0036110976</text:p>
          </table:table-cell>
          <table:table-cell table:formula="of:=[.J357]" office:value-type="float" office:value="442" calcext:value-type="float">
            <text:p>442</text:p>
          </table:table-cell>
          <table:table-cell table:formula="of:=[.X356]" office:value-type="float" office:value="0.000000875394" calcext:value-type="float">
            <text:p>0.000000875394</text:p>
          </table:table-cell>
          <table:table-cell table:formula="of:=[.Y356]" office:value-type="float" office:value="8580" calcext:value-type="float">
            <text:p>8580</text:p>
          </table:table-cell>
          <table:table-cell table:formula="of:=[.Z356]" office:value-type="float" office:value="0.000000875394" calcext:value-type="float">
            <text:p>0.000000875394</text:p>
          </table:table-cell>
          <table:table-cell table:formula="of:=[.AA3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6110976" calcext:value-type="float">
            <text:p>0.0036110976</text:p>
          </table:table-cell>
          <table:table-cell table:formula="of:= (LEN([.G358]) - LEN(SUBSTITUTE([.G358]; &quot;C&quot;; &quot;&quot;))) + [.$A$4] * (LEN([.G358]) - LEN(SUBSTITUTE([.G358]; &quot;G&quot;; &quot;&quot;)))" office:value-type="float" office:value="1" calcext:value-type="float">
            <text:p>1</text:p>
          </table:table-cell>
          <table:table-cell table:formula="of:=SUM([.I$2:.I358])" office:value-type="float" office:value="443" calcext:value-type="float">
            <text:p>443</text:p>
          </table:table-cell>
          <table:table-cell table:number-columns-repeated="9"/>
          <table:table-cell table:formula="of:=[.T357]" office:value-type="float" office:value="0.0015279541" calcext:value-type="float">
            <text:p>0.0015279541</text:p>
          </table:table-cell>
          <table:table-cell table:formula="of:=[.U357]" office:value-type="float" office:value="8040" calcext:value-type="float">
            <text:p>8040</text:p>
          </table:table-cell>
          <table:table-cell table:formula="of:=[.H358]" office:value-type="float" office:value="0.0036110976" calcext:value-type="float">
            <text:p>0.0036110976</text:p>
          </table:table-cell>
          <table:table-cell table:formula="of:=[.J358]" office:value-type="float" office:value="443" calcext:value-type="float">
            <text:p>443</text:p>
          </table:table-cell>
          <table:table-cell table:formula="of:=[.X357]" office:value-type="float" office:value="0.000000875394" calcext:value-type="float">
            <text:p>0.000000875394</text:p>
          </table:table-cell>
          <table:table-cell table:formula="of:=[.Y357]" office:value-type="float" office:value="8580" calcext:value-type="float">
            <text:p>8580</text:p>
          </table:table-cell>
          <table:table-cell table:formula="of:=[.Z357]" office:value-type="float" office:value="0.000000875394" calcext:value-type="float">
            <text:p>0.000000875394</text:p>
          </table:table-cell>
          <table:table-cell table:formula="of:=[.AA3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59]) - LEN(SUBSTITUTE([.G359]; &quot;C&quot;; &quot;&quot;))) + [.$A$4] * (LEN([.G359]) - LEN(SUBSTITUTE([.G359]; &quot;G&quot;; &quot;&quot;)))" office:value-type="float" office:value="2" calcext:value-type="float">
            <text:p>2</text:p>
          </table:table-cell>
          <table:table-cell table:formula="of:=SUM([.I$2:.I359])" office:value-type="float" office:value="445" calcext:value-type="float">
            <text:p>445</text:p>
          </table:table-cell>
          <table:table-cell table:number-columns-repeated="9"/>
          <table:table-cell table:formula="of:=[.T358]" office:value-type="float" office:value="0.0015279541" calcext:value-type="float">
            <text:p>0.0015279541</text:p>
          </table:table-cell>
          <table:table-cell table:formula="of:=[.U358]" office:value-type="float" office:value="8040" calcext:value-type="float">
            <text:p>8040</text:p>
          </table:table-cell>
          <table:table-cell table:formula="of:=[.H359]" office:value-type="float" office:value="0.0034145284" calcext:value-type="float">
            <text:p>0.0034145284</text:p>
          </table:table-cell>
          <table:table-cell table:formula="of:=[.J359]" office:value-type="float" office:value="445" calcext:value-type="float">
            <text:p>445</text:p>
          </table:table-cell>
          <table:table-cell table:formula="of:=[.X358]" office:value-type="float" office:value="0.000000875394" calcext:value-type="float">
            <text:p>0.000000875394</text:p>
          </table:table-cell>
          <table:table-cell table:formula="of:=[.Y358]" office:value-type="float" office:value="8580" calcext:value-type="float">
            <text:p>8580</text:p>
          </table:table-cell>
          <table:table-cell table:formula="of:=[.Z358]" office:value-type="float" office:value="0.000000875394" calcext:value-type="float">
            <text:p>0.000000875394</text:p>
          </table:table-cell>
          <table:table-cell table:formula="of:=[.AA3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0]) - LEN(SUBSTITUTE([.G360]; &quot;C&quot;; &quot;&quot;))) + [.$A$4] * (LEN([.G360]) - LEN(SUBSTITUTE([.G360]; &quot;G&quot;; &quot;&quot;)))" office:value-type="float" office:value="1" calcext:value-type="float">
            <text:p>1</text:p>
          </table:table-cell>
          <table:table-cell table:formula="of:=SUM([.I$2:.I360])" office:value-type="float" office:value="446" calcext:value-type="float">
            <text:p>446</text:p>
          </table:table-cell>
          <table:table-cell table:number-columns-repeated="9"/>
          <table:table-cell table:formula="of:=[.T359]" office:value-type="float" office:value="0.0015279541" calcext:value-type="float">
            <text:p>0.0015279541</text:p>
          </table:table-cell>
          <table:table-cell table:formula="of:=[.U359]" office:value-type="float" office:value="8040" calcext:value-type="float">
            <text:p>8040</text:p>
          </table:table-cell>
          <table:table-cell table:formula="of:=[.H360]" office:value-type="float" office:value="0.0034145284" calcext:value-type="float">
            <text:p>0.0034145284</text:p>
          </table:table-cell>
          <table:table-cell table:formula="of:=[.J360]" office:value-type="float" office:value="446" calcext:value-type="float">
            <text:p>446</text:p>
          </table:table-cell>
          <table:table-cell table:formula="of:=[.X359]" office:value-type="float" office:value="0.000000875394" calcext:value-type="float">
            <text:p>0.000000875394</text:p>
          </table:table-cell>
          <table:table-cell table:formula="of:=[.Y359]" office:value-type="float" office:value="8580" calcext:value-type="float">
            <text:p>8580</text:p>
          </table:table-cell>
          <table:table-cell table:formula="of:=[.Z359]" office:value-type="float" office:value="0.000000875394" calcext:value-type="float">
            <text:p>0.000000875394</text:p>
          </table:table-cell>
          <table:table-cell table:formula="of:=[.AA3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1]) - LEN(SUBSTITUTE([.G361]; &quot;C&quot;; &quot;&quot;))) + [.$A$4] * (LEN([.G361]) - LEN(SUBSTITUTE([.G361]; &quot;G&quot;; &quot;&quot;)))" office:value-type="float" office:value="1" calcext:value-type="float">
            <text:p>1</text:p>
          </table:table-cell>
          <table:table-cell table:formula="of:=SUM([.I$2:.I361])" office:value-type="float" office:value="447" calcext:value-type="float">
            <text:p>447</text:p>
          </table:table-cell>
          <table:table-cell table:number-columns-repeated="9"/>
          <table:table-cell table:formula="of:=[.T360]" office:value-type="float" office:value="0.0015279541" calcext:value-type="float">
            <text:p>0.0015279541</text:p>
          </table:table-cell>
          <table:table-cell table:formula="of:=[.U360]" office:value-type="float" office:value="8040" calcext:value-type="float">
            <text:p>8040</text:p>
          </table:table-cell>
          <table:table-cell table:formula="of:=[.H361]" office:value-type="float" office:value="0.0034145284" calcext:value-type="float">
            <text:p>0.0034145284</text:p>
          </table:table-cell>
          <table:table-cell table:formula="of:=[.J361]" office:value-type="float" office:value="447" calcext:value-type="float">
            <text:p>447</text:p>
          </table:table-cell>
          <table:table-cell table:formula="of:=[.X360]" office:value-type="float" office:value="0.000000875394" calcext:value-type="float">
            <text:p>0.000000875394</text:p>
          </table:table-cell>
          <table:table-cell table:formula="of:=[.Y360]" office:value-type="float" office:value="8580" calcext:value-type="float">
            <text:p>8580</text:p>
          </table:table-cell>
          <table:table-cell table:formula="of:=[.Z360]" office:value-type="float" office:value="0.000000875394" calcext:value-type="float">
            <text:p>0.000000875394</text:p>
          </table:table-cell>
          <table:table-cell table:formula="of:=[.AA3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2]) - LEN(SUBSTITUTE([.G362]; &quot;C&quot;; &quot;&quot;))) + [.$A$4] * (LEN([.G362]) - LEN(SUBSTITUTE([.G362]; &quot;G&quot;; &quot;&quot;)))" office:value-type="float" office:value="1" calcext:value-type="float">
            <text:p>1</text:p>
          </table:table-cell>
          <table:table-cell table:formula="of:=SUM([.I$2:.I362])" office:value-type="float" office:value="448" calcext:value-type="float">
            <text:p>448</text:p>
          </table:table-cell>
          <table:table-cell table:number-columns-repeated="9"/>
          <table:table-cell table:formula="of:=[.T361]" office:value-type="float" office:value="0.0015279541" calcext:value-type="float">
            <text:p>0.0015279541</text:p>
          </table:table-cell>
          <table:table-cell table:formula="of:=[.U361]" office:value-type="float" office:value="8040" calcext:value-type="float">
            <text:p>8040</text:p>
          </table:table-cell>
          <table:table-cell table:formula="of:=[.H362]" office:value-type="float" office:value="0.0034145284" calcext:value-type="float">
            <text:p>0.0034145284</text:p>
          </table:table-cell>
          <table:table-cell table:formula="of:=[.J362]" office:value-type="float" office:value="448" calcext:value-type="float">
            <text:p>448</text:p>
          </table:table-cell>
          <table:table-cell table:formula="of:=[.X361]" office:value-type="float" office:value="0.000000875394" calcext:value-type="float">
            <text:p>0.000000875394</text:p>
          </table:table-cell>
          <table:table-cell table:formula="of:=[.Y361]" office:value-type="float" office:value="8580" calcext:value-type="float">
            <text:p>8580</text:p>
          </table:table-cell>
          <table:table-cell table:formula="of:=[.Z361]" office:value-type="float" office:value="0.000000875394" calcext:value-type="float">
            <text:p>0.000000875394</text:p>
          </table:table-cell>
          <table:table-cell table:formula="of:=[.AA3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3]) - LEN(SUBSTITUTE([.G363]; &quot;C&quot;; &quot;&quot;))) + [.$A$4] * (LEN([.G363]) - LEN(SUBSTITUTE([.G363]; &quot;G&quot;; &quot;&quot;)))" office:value-type="float" office:value="1" calcext:value-type="float">
            <text:p>1</text:p>
          </table:table-cell>
          <table:table-cell table:formula="of:=SUM([.I$2:.I363])" office:value-type="float" office:value="449" calcext:value-type="float">
            <text:p>449</text:p>
          </table:table-cell>
          <table:table-cell table:number-columns-repeated="9"/>
          <table:table-cell table:formula="of:=[.T362]" office:value-type="float" office:value="0.0015279541" calcext:value-type="float">
            <text:p>0.0015279541</text:p>
          </table:table-cell>
          <table:table-cell table:formula="of:=[.U362]" office:value-type="float" office:value="8040" calcext:value-type="float">
            <text:p>8040</text:p>
          </table:table-cell>
          <table:table-cell table:formula="of:=[.H363]" office:value-type="float" office:value="0.0034145284" calcext:value-type="float">
            <text:p>0.0034145284</text:p>
          </table:table-cell>
          <table:table-cell table:formula="of:=[.J363]" office:value-type="float" office:value="449" calcext:value-type="float">
            <text:p>449</text:p>
          </table:table-cell>
          <table:table-cell table:formula="of:=[.X362]" office:value-type="float" office:value="0.000000875394" calcext:value-type="float">
            <text:p>0.000000875394</text:p>
          </table:table-cell>
          <table:table-cell table:formula="of:=[.Y362]" office:value-type="float" office:value="8580" calcext:value-type="float">
            <text:p>8580</text:p>
          </table:table-cell>
          <table:table-cell table:formula="of:=[.Z362]" office:value-type="float" office:value="0.000000875394" calcext:value-type="float">
            <text:p>0.000000875394</text:p>
          </table:table-cell>
          <table:table-cell table:formula="of:=[.AA3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4]) - LEN(SUBSTITUTE([.G364]; &quot;C&quot;; &quot;&quot;))) + [.$A$4] * (LEN([.G364]) - LEN(SUBSTITUTE([.G364]; &quot;G&quot;; &quot;&quot;)))" office:value-type="float" office:value="1" calcext:value-type="float">
            <text:p>1</text:p>
          </table:table-cell>
          <table:table-cell table:formula="of:=SUM([.I$2:.I364])" office:value-type="float" office:value="450" calcext:value-type="float">
            <text:p>450</text:p>
          </table:table-cell>
          <table:table-cell table:number-columns-repeated="9"/>
          <table:table-cell table:formula="of:=[.T363]" office:value-type="float" office:value="0.0015279541" calcext:value-type="float">
            <text:p>0.0015279541</text:p>
          </table:table-cell>
          <table:table-cell table:formula="of:=[.U363]" office:value-type="float" office:value="8040" calcext:value-type="float">
            <text:p>8040</text:p>
          </table:table-cell>
          <table:table-cell table:formula="of:=[.H364]" office:value-type="float" office:value="0.0034145284" calcext:value-type="float">
            <text:p>0.0034145284</text:p>
          </table:table-cell>
          <table:table-cell table:formula="of:=[.J364]" office:value-type="float" office:value="450" calcext:value-type="float">
            <text:p>450</text:p>
          </table:table-cell>
          <table:table-cell table:formula="of:=[.X363]" office:value-type="float" office:value="0.000000875394" calcext:value-type="float">
            <text:p>0.000000875394</text:p>
          </table:table-cell>
          <table:table-cell table:formula="of:=[.Y363]" office:value-type="float" office:value="8580" calcext:value-type="float">
            <text:p>8580</text:p>
          </table:table-cell>
          <table:table-cell table:formula="of:=[.Z363]" office:value-type="float" office:value="0.000000875394" calcext:value-type="float">
            <text:p>0.000000875394</text:p>
          </table:table-cell>
          <table:table-cell table:formula="of:=[.AA3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5]) - LEN(SUBSTITUTE([.G365]; &quot;C&quot;; &quot;&quot;))) + [.$A$4] * (LEN([.G365]) - LEN(SUBSTITUTE([.G365]; &quot;G&quot;; &quot;&quot;)))" office:value-type="float" office:value="1" calcext:value-type="float">
            <text:p>1</text:p>
          </table:table-cell>
          <table:table-cell table:formula="of:=SUM([.I$2:.I365])" office:value-type="float" office:value="451" calcext:value-type="float">
            <text:p>451</text:p>
          </table:table-cell>
          <table:table-cell table:number-columns-repeated="9"/>
          <table:table-cell table:formula="of:=[.T364]" office:value-type="float" office:value="0.0015279541" calcext:value-type="float">
            <text:p>0.0015279541</text:p>
          </table:table-cell>
          <table:table-cell table:formula="of:=[.U364]" office:value-type="float" office:value="8040" calcext:value-type="float">
            <text:p>8040</text:p>
          </table:table-cell>
          <table:table-cell table:formula="of:=[.H365]" office:value-type="float" office:value="0.0034145284" calcext:value-type="float">
            <text:p>0.0034145284</text:p>
          </table:table-cell>
          <table:table-cell table:formula="of:=[.J365]" office:value-type="float" office:value="451" calcext:value-type="float">
            <text:p>451</text:p>
          </table:table-cell>
          <table:table-cell table:formula="of:=[.X364]" office:value-type="float" office:value="0.000000875394" calcext:value-type="float">
            <text:p>0.000000875394</text:p>
          </table:table-cell>
          <table:table-cell table:formula="of:=[.Y364]" office:value-type="float" office:value="8580" calcext:value-type="float">
            <text:p>8580</text:p>
          </table:table-cell>
          <table:table-cell table:formula="of:=[.Z364]" office:value-type="float" office:value="0.000000875394" calcext:value-type="float">
            <text:p>0.000000875394</text:p>
          </table:table-cell>
          <table:table-cell table:formula="of:=[.AA3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6]) - LEN(SUBSTITUTE([.G366]; &quot;C&quot;; &quot;&quot;))) + [.$A$4] * (LEN([.G366]) - LEN(SUBSTITUTE([.G366]; &quot;G&quot;; &quot;&quot;)))" office:value-type="float" office:value="1" calcext:value-type="float">
            <text:p>1</text:p>
          </table:table-cell>
          <table:table-cell table:formula="of:=SUM([.I$2:.I366])" office:value-type="float" office:value="452" calcext:value-type="float">
            <text:p>452</text:p>
          </table:table-cell>
          <table:table-cell table:number-columns-repeated="9"/>
          <table:table-cell table:formula="of:=[.T365]" office:value-type="float" office:value="0.0015279541" calcext:value-type="float">
            <text:p>0.0015279541</text:p>
          </table:table-cell>
          <table:table-cell table:formula="of:=[.U365]" office:value-type="float" office:value="8040" calcext:value-type="float">
            <text:p>8040</text:p>
          </table:table-cell>
          <table:table-cell table:formula="of:=[.H366]" office:value-type="float" office:value="0.0034145284" calcext:value-type="float">
            <text:p>0.0034145284</text:p>
          </table:table-cell>
          <table:table-cell table:formula="of:=[.J366]" office:value-type="float" office:value="452" calcext:value-type="float">
            <text:p>452</text:p>
          </table:table-cell>
          <table:table-cell table:formula="of:=[.X365]" office:value-type="float" office:value="0.000000875394" calcext:value-type="float">
            <text:p>0.000000875394</text:p>
          </table:table-cell>
          <table:table-cell table:formula="of:=[.Y365]" office:value-type="float" office:value="8580" calcext:value-type="float">
            <text:p>8580</text:p>
          </table:table-cell>
          <table:table-cell table:formula="of:=[.Z365]" office:value-type="float" office:value="0.000000875394" calcext:value-type="float">
            <text:p>0.000000875394</text:p>
          </table:table-cell>
          <table:table-cell table:formula="of:=[.AA3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7]) - LEN(SUBSTITUTE([.G367]; &quot;C&quot;; &quot;&quot;))) + [.$A$4] * (LEN([.G367]) - LEN(SUBSTITUTE([.G367]; &quot;G&quot;; &quot;&quot;)))" office:value-type="float" office:value="1" calcext:value-type="float">
            <text:p>1</text:p>
          </table:table-cell>
          <table:table-cell table:formula="of:=SUM([.I$2:.I367])" office:value-type="float" office:value="453" calcext:value-type="float">
            <text:p>453</text:p>
          </table:table-cell>
          <table:table-cell table:number-columns-repeated="9"/>
          <table:table-cell table:formula="of:=[.T366]" office:value-type="float" office:value="0.0015279541" calcext:value-type="float">
            <text:p>0.0015279541</text:p>
          </table:table-cell>
          <table:table-cell table:formula="of:=[.U366]" office:value-type="float" office:value="8040" calcext:value-type="float">
            <text:p>8040</text:p>
          </table:table-cell>
          <table:table-cell table:formula="of:=[.H367]" office:value-type="float" office:value="0.0034145284" calcext:value-type="float">
            <text:p>0.0034145284</text:p>
          </table:table-cell>
          <table:table-cell table:formula="of:=[.J367]" office:value-type="float" office:value="453" calcext:value-type="float">
            <text:p>453</text:p>
          </table:table-cell>
          <table:table-cell table:formula="of:=[.X366]" office:value-type="float" office:value="0.000000875394" calcext:value-type="float">
            <text:p>0.000000875394</text:p>
          </table:table-cell>
          <table:table-cell table:formula="of:=[.Y366]" office:value-type="float" office:value="8580" calcext:value-type="float">
            <text:p>8580</text:p>
          </table:table-cell>
          <table:table-cell table:formula="of:=[.Z366]" office:value-type="float" office:value="0.000000875394" calcext:value-type="float">
            <text:p>0.000000875394</text:p>
          </table:table-cell>
          <table:table-cell table:formula="of:=[.AA3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8]) - LEN(SUBSTITUTE([.G368]; &quot;C&quot;; &quot;&quot;))) + [.$A$4] * (LEN([.G368]) - LEN(SUBSTITUTE([.G368]; &quot;G&quot;; &quot;&quot;)))" office:value-type="float" office:value="1" calcext:value-type="float">
            <text:p>1</text:p>
          </table:table-cell>
          <table:table-cell table:formula="of:=SUM([.I$2:.I368])" office:value-type="float" office:value="454" calcext:value-type="float">
            <text:p>454</text:p>
          </table:table-cell>
          <table:table-cell table:number-columns-repeated="9"/>
          <table:table-cell table:formula="of:=[.T367]" office:value-type="float" office:value="0.0015279541" calcext:value-type="float">
            <text:p>0.0015279541</text:p>
          </table:table-cell>
          <table:table-cell table:formula="of:=[.U367]" office:value-type="float" office:value="8040" calcext:value-type="float">
            <text:p>8040</text:p>
          </table:table-cell>
          <table:table-cell table:formula="of:=[.H368]" office:value-type="float" office:value="0.0034145284" calcext:value-type="float">
            <text:p>0.0034145284</text:p>
          </table:table-cell>
          <table:table-cell table:formula="of:=[.J368]" office:value-type="float" office:value="454" calcext:value-type="float">
            <text:p>454</text:p>
          </table:table-cell>
          <table:table-cell table:formula="of:=[.X367]" office:value-type="float" office:value="0.000000875394" calcext:value-type="float">
            <text:p>0.000000875394</text:p>
          </table:table-cell>
          <table:table-cell table:formula="of:=[.Y367]" office:value-type="float" office:value="8580" calcext:value-type="float">
            <text:p>8580</text:p>
          </table:table-cell>
          <table:table-cell table:formula="of:=[.Z367]" office:value-type="float" office:value="0.000000875394" calcext:value-type="float">
            <text:p>0.000000875394</text:p>
          </table:table-cell>
          <table:table-cell table:formula="of:=[.AA3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69]) - LEN(SUBSTITUTE([.G369]; &quot;C&quot;; &quot;&quot;))) + [.$A$4] * (LEN([.G369]) - LEN(SUBSTITUTE([.G369]; &quot;G&quot;; &quot;&quot;)))" office:value-type="float" office:value="1" calcext:value-type="float">
            <text:p>1</text:p>
          </table:table-cell>
          <table:table-cell table:formula="of:=SUM([.I$2:.I369])" office:value-type="float" office:value="455" calcext:value-type="float">
            <text:p>455</text:p>
          </table:table-cell>
          <table:table-cell table:number-columns-repeated="9"/>
          <table:table-cell table:formula="of:=[.T368]" office:value-type="float" office:value="0.0015279541" calcext:value-type="float">
            <text:p>0.0015279541</text:p>
          </table:table-cell>
          <table:table-cell table:formula="of:=[.U368]" office:value-type="float" office:value="8040" calcext:value-type="float">
            <text:p>8040</text:p>
          </table:table-cell>
          <table:table-cell table:formula="of:=[.H369]" office:value-type="float" office:value="0.0034145284" calcext:value-type="float">
            <text:p>0.0034145284</text:p>
          </table:table-cell>
          <table:table-cell table:formula="of:=[.J369]" office:value-type="float" office:value="455" calcext:value-type="float">
            <text:p>455</text:p>
          </table:table-cell>
          <table:table-cell table:formula="of:=[.X368]" office:value-type="float" office:value="0.000000875394" calcext:value-type="float">
            <text:p>0.000000875394</text:p>
          </table:table-cell>
          <table:table-cell table:formula="of:=[.Y368]" office:value-type="float" office:value="8580" calcext:value-type="float">
            <text:p>8580</text:p>
          </table:table-cell>
          <table:table-cell table:formula="of:=[.Z368]" office:value-type="float" office:value="0.000000875394" calcext:value-type="float">
            <text:p>0.000000875394</text:p>
          </table:table-cell>
          <table:table-cell table:formula="of:=[.AA3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70]) - LEN(SUBSTITUTE([.G370]; &quot;C&quot;; &quot;&quot;))) + [.$A$4] * (LEN([.G370]) - LEN(SUBSTITUTE([.G370]; &quot;G&quot;; &quot;&quot;)))" office:value-type="float" office:value="1" calcext:value-type="float">
            <text:p>1</text:p>
          </table:table-cell>
          <table:table-cell table:formula="of:=SUM([.I$2:.I370])" office:value-type="float" office:value="456" calcext:value-type="float">
            <text:p>456</text:p>
          </table:table-cell>
          <table:table-cell table:number-columns-repeated="9"/>
          <table:table-cell table:formula="of:=[.T369]" office:value-type="float" office:value="0.0015279541" calcext:value-type="float">
            <text:p>0.0015279541</text:p>
          </table:table-cell>
          <table:table-cell table:formula="of:=[.U369]" office:value-type="float" office:value="8040" calcext:value-type="float">
            <text:p>8040</text:p>
          </table:table-cell>
          <table:table-cell table:formula="of:=[.H370]" office:value-type="float" office:value="0.0034145284" calcext:value-type="float">
            <text:p>0.0034145284</text:p>
          </table:table-cell>
          <table:table-cell table:formula="of:=[.J370]" office:value-type="float" office:value="456" calcext:value-type="float">
            <text:p>456</text:p>
          </table:table-cell>
          <table:table-cell table:formula="of:=[.X369]" office:value-type="float" office:value="0.000000875394" calcext:value-type="float">
            <text:p>0.000000875394</text:p>
          </table:table-cell>
          <table:table-cell table:formula="of:=[.Y369]" office:value-type="float" office:value="8580" calcext:value-type="float">
            <text:p>8580</text:p>
          </table:table-cell>
          <table:table-cell table:formula="of:=[.Z369]" office:value-type="float" office:value="0.000000875394" calcext:value-type="float">
            <text:p>0.000000875394</text:p>
          </table:table-cell>
          <table:table-cell table:formula="of:=[.AA3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71]) - LEN(SUBSTITUTE([.G371]; &quot;C&quot;; &quot;&quot;))) + [.$A$4] * (LEN([.G371]) - LEN(SUBSTITUTE([.G371]; &quot;G&quot;; &quot;&quot;)))" office:value-type="float" office:value="1" calcext:value-type="float">
            <text:p>1</text:p>
          </table:table-cell>
          <table:table-cell table:formula="of:=SUM([.I$2:.I371])" office:value-type="float" office:value="457" calcext:value-type="float">
            <text:p>457</text:p>
          </table:table-cell>
          <table:table-cell table:number-columns-repeated="9"/>
          <table:table-cell table:formula="of:=[.T370]" office:value-type="float" office:value="0.0015279541" calcext:value-type="float">
            <text:p>0.0015279541</text:p>
          </table:table-cell>
          <table:table-cell table:formula="of:=[.U370]" office:value-type="float" office:value="8040" calcext:value-type="float">
            <text:p>8040</text:p>
          </table:table-cell>
          <table:table-cell table:formula="of:=[.H371]" office:value-type="float" office:value="0.0034145284" calcext:value-type="float">
            <text:p>0.0034145284</text:p>
          </table:table-cell>
          <table:table-cell table:formula="of:=[.J371]" office:value-type="float" office:value="457" calcext:value-type="float">
            <text:p>457</text:p>
          </table:table-cell>
          <table:table-cell table:formula="of:=[.X370]" office:value-type="float" office:value="0.000000875394" calcext:value-type="float">
            <text:p>0.000000875394</text:p>
          </table:table-cell>
          <table:table-cell table:formula="of:=[.Y370]" office:value-type="float" office:value="8580" calcext:value-type="float">
            <text:p>8580</text:p>
          </table:table-cell>
          <table:table-cell table:formula="of:=[.Z370]" office:value-type="float" office:value="0.000000875394" calcext:value-type="float">
            <text:p>0.000000875394</text:p>
          </table:table-cell>
          <table:table-cell table:formula="of:=[.AA3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34145284" calcext:value-type="float">
            <text:p>0.0034145284</text:p>
          </table:table-cell>
          <table:table-cell table:formula="of:= (LEN([.G372]) - LEN(SUBSTITUTE([.G372]; &quot;C&quot;; &quot;&quot;))) + [.$A$4] * (LEN([.G372]) - LEN(SUBSTITUTE([.G372]; &quot;G&quot;; &quot;&quot;)))" office:value-type="float" office:value="1" calcext:value-type="float">
            <text:p>1</text:p>
          </table:table-cell>
          <table:table-cell table:formula="of:=SUM([.I$2:.I372])" office:value-type="float" office:value="458" calcext:value-type="float">
            <text:p>458</text:p>
          </table:table-cell>
          <table:table-cell table:number-columns-repeated="9"/>
          <table:table-cell table:formula="of:=[.T371]" office:value-type="float" office:value="0.0015279541" calcext:value-type="float">
            <text:p>0.0015279541</text:p>
          </table:table-cell>
          <table:table-cell table:formula="of:=[.U371]" office:value-type="float" office:value="8040" calcext:value-type="float">
            <text:p>8040</text:p>
          </table:table-cell>
          <table:table-cell table:formula="of:=[.H372]" office:value-type="float" office:value="0.0034145284" calcext:value-type="float">
            <text:p>0.0034145284</text:p>
          </table:table-cell>
          <table:table-cell table:formula="of:=[.J372]" office:value-type="float" office:value="458" calcext:value-type="float">
            <text:p>458</text:p>
          </table:table-cell>
          <table:table-cell table:formula="of:=[.X371]" office:value-type="float" office:value="0.000000875394" calcext:value-type="float">
            <text:p>0.000000875394</text:p>
          </table:table-cell>
          <table:table-cell table:formula="of:=[.Y371]" office:value-type="float" office:value="8580" calcext:value-type="float">
            <text:p>8580</text:p>
          </table:table-cell>
          <table:table-cell table:formula="of:=[.Z371]" office:value-type="float" office:value="0.000000875394" calcext:value-type="float">
            <text:p>0.000000875394</text:p>
          </table:table-cell>
          <table:table-cell table:formula="of:=[.AA3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3]) - LEN(SUBSTITUTE([.G373]; &quot;C&quot;; &quot;&quot;))) + [.$A$4] * (LEN([.G373]) - LEN(SUBSTITUTE([.G373]; &quot;G&quot;; &quot;&quot;)))" office:value-type="float" office:value="2" calcext:value-type="float">
            <text:p>2</text:p>
          </table:table-cell>
          <table:table-cell table:formula="of:=SUM([.I$2:.I373])" office:value-type="float" office:value="460" calcext:value-type="float">
            <text:p>460</text:p>
          </table:table-cell>
          <table:table-cell table:number-columns-repeated="9"/>
          <table:table-cell table:formula="of:=[.T372]" office:value-type="float" office:value="0.0015279541" calcext:value-type="float">
            <text:p>0.0015279541</text:p>
          </table:table-cell>
          <table:table-cell table:formula="of:=[.U372]" office:value-type="float" office:value="8040" calcext:value-type="float">
            <text:p>8040</text:p>
          </table:table-cell>
          <table:table-cell table:formula="of:=[.H373]" office:value-type="float" office:value="0.0029698182" calcext:value-type="float">
            <text:p>0.0029698182</text:p>
          </table:table-cell>
          <table:table-cell table:formula="of:=[.J373]" office:value-type="float" office:value="460" calcext:value-type="float">
            <text:p>460</text:p>
          </table:table-cell>
          <table:table-cell table:formula="of:=[.X372]" office:value-type="float" office:value="0.000000875394" calcext:value-type="float">
            <text:p>0.000000875394</text:p>
          </table:table-cell>
          <table:table-cell table:formula="of:=[.Y372]" office:value-type="float" office:value="8580" calcext:value-type="float">
            <text:p>8580</text:p>
          </table:table-cell>
          <table:table-cell table:formula="of:=[.Z372]" office:value-type="float" office:value="0.000000875394" calcext:value-type="float">
            <text:p>0.000000875394</text:p>
          </table:table-cell>
          <table:table-cell table:formula="of:=[.AA3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4]) - LEN(SUBSTITUTE([.G374]; &quot;C&quot;; &quot;&quot;))) + [.$A$4] * (LEN([.G374]) - LEN(SUBSTITUTE([.G374]; &quot;G&quot;; &quot;&quot;)))" office:value-type="float" office:value="1" calcext:value-type="float">
            <text:p>1</text:p>
          </table:table-cell>
          <table:table-cell table:formula="of:=SUM([.I$2:.I374])" office:value-type="float" office:value="461" calcext:value-type="float">
            <text:p>461</text:p>
          </table:table-cell>
          <table:table-cell table:number-columns-repeated="9"/>
          <table:table-cell table:formula="of:=[.T373]" office:value-type="float" office:value="0.0015279541" calcext:value-type="float">
            <text:p>0.0015279541</text:p>
          </table:table-cell>
          <table:table-cell table:formula="of:=[.U373]" office:value-type="float" office:value="8040" calcext:value-type="float">
            <text:p>8040</text:p>
          </table:table-cell>
          <table:table-cell table:formula="of:=[.H374]" office:value-type="float" office:value="0.0029698182" calcext:value-type="float">
            <text:p>0.0029698182</text:p>
          </table:table-cell>
          <table:table-cell table:formula="of:=[.J374]" office:value-type="float" office:value="461" calcext:value-type="float">
            <text:p>461</text:p>
          </table:table-cell>
          <table:table-cell table:formula="of:=[.X373]" office:value-type="float" office:value="0.000000875394" calcext:value-type="float">
            <text:p>0.000000875394</text:p>
          </table:table-cell>
          <table:table-cell table:formula="of:=[.Y373]" office:value-type="float" office:value="8580" calcext:value-type="float">
            <text:p>8580</text:p>
          </table:table-cell>
          <table:table-cell table:formula="of:=[.Z373]" office:value-type="float" office:value="0.000000875394" calcext:value-type="float">
            <text:p>0.000000875394</text:p>
          </table:table-cell>
          <table:table-cell table:formula="of:=[.AA3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5]) - LEN(SUBSTITUTE([.G375]; &quot;C&quot;; &quot;&quot;))) + [.$A$4] * (LEN([.G375]) - LEN(SUBSTITUTE([.G375]; &quot;G&quot;; &quot;&quot;)))" office:value-type="float" office:value="1" calcext:value-type="float">
            <text:p>1</text:p>
          </table:table-cell>
          <table:table-cell table:formula="of:=SUM([.I$2:.I375])" office:value-type="float" office:value="462" calcext:value-type="float">
            <text:p>462</text:p>
          </table:table-cell>
          <table:table-cell table:number-columns-repeated="9"/>
          <table:table-cell table:formula="of:=[.T374]" office:value-type="float" office:value="0.0015279541" calcext:value-type="float">
            <text:p>0.0015279541</text:p>
          </table:table-cell>
          <table:table-cell table:formula="of:=[.U374]" office:value-type="float" office:value="8040" calcext:value-type="float">
            <text:p>8040</text:p>
          </table:table-cell>
          <table:table-cell table:formula="of:=[.H375]" office:value-type="float" office:value="0.0029698182" calcext:value-type="float">
            <text:p>0.0029698182</text:p>
          </table:table-cell>
          <table:table-cell table:formula="of:=[.J375]" office:value-type="float" office:value="462" calcext:value-type="float">
            <text:p>462</text:p>
          </table:table-cell>
          <table:table-cell table:formula="of:=[.X374]" office:value-type="float" office:value="0.000000875394" calcext:value-type="float">
            <text:p>0.000000875394</text:p>
          </table:table-cell>
          <table:table-cell table:formula="of:=[.Y374]" office:value-type="float" office:value="8580" calcext:value-type="float">
            <text:p>8580</text:p>
          </table:table-cell>
          <table:table-cell table:formula="of:=[.Z374]" office:value-type="float" office:value="0.000000875394" calcext:value-type="float">
            <text:p>0.000000875394</text:p>
          </table:table-cell>
          <table:table-cell table:formula="of:=[.AA3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6]) - LEN(SUBSTITUTE([.G376]; &quot;C&quot;; &quot;&quot;))) + [.$A$4] * (LEN([.G376]) - LEN(SUBSTITUTE([.G376]; &quot;G&quot;; &quot;&quot;)))" office:value-type="float" office:value="1" calcext:value-type="float">
            <text:p>1</text:p>
          </table:table-cell>
          <table:table-cell table:formula="of:=SUM([.I$2:.I376])" office:value-type="float" office:value="463" calcext:value-type="float">
            <text:p>463</text:p>
          </table:table-cell>
          <table:table-cell table:number-columns-repeated="9"/>
          <table:table-cell table:formula="of:=[.T375]" office:value-type="float" office:value="0.0015279541" calcext:value-type="float">
            <text:p>0.0015279541</text:p>
          </table:table-cell>
          <table:table-cell table:formula="of:=[.U375]" office:value-type="float" office:value="8040" calcext:value-type="float">
            <text:p>8040</text:p>
          </table:table-cell>
          <table:table-cell table:formula="of:=[.H376]" office:value-type="float" office:value="0.0029698182" calcext:value-type="float">
            <text:p>0.0029698182</text:p>
          </table:table-cell>
          <table:table-cell table:formula="of:=[.J376]" office:value-type="float" office:value="463" calcext:value-type="float">
            <text:p>463</text:p>
          </table:table-cell>
          <table:table-cell table:formula="of:=[.X375]" office:value-type="float" office:value="0.000000875394" calcext:value-type="float">
            <text:p>0.000000875394</text:p>
          </table:table-cell>
          <table:table-cell table:formula="of:=[.Y375]" office:value-type="float" office:value="8580" calcext:value-type="float">
            <text:p>8580</text:p>
          </table:table-cell>
          <table:table-cell table:formula="of:=[.Z375]" office:value-type="float" office:value="0.000000875394" calcext:value-type="float">
            <text:p>0.000000875394</text:p>
          </table:table-cell>
          <table:table-cell table:formula="of:=[.AA3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7]) - LEN(SUBSTITUTE([.G377]; &quot;C&quot;; &quot;&quot;))) + [.$A$4] * (LEN([.G377]) - LEN(SUBSTITUTE([.G377]; &quot;G&quot;; &quot;&quot;)))" office:value-type="float" office:value="1" calcext:value-type="float">
            <text:p>1</text:p>
          </table:table-cell>
          <table:table-cell table:formula="of:=SUM([.I$2:.I377])" office:value-type="float" office:value="464" calcext:value-type="float">
            <text:p>464</text:p>
          </table:table-cell>
          <table:table-cell table:number-columns-repeated="9"/>
          <table:table-cell table:formula="of:=[.T376]" office:value-type="float" office:value="0.0015279541" calcext:value-type="float">
            <text:p>0.0015279541</text:p>
          </table:table-cell>
          <table:table-cell table:formula="of:=[.U376]" office:value-type="float" office:value="8040" calcext:value-type="float">
            <text:p>8040</text:p>
          </table:table-cell>
          <table:table-cell table:formula="of:=[.H377]" office:value-type="float" office:value="0.0029698182" calcext:value-type="float">
            <text:p>0.0029698182</text:p>
          </table:table-cell>
          <table:table-cell table:formula="of:=[.J377]" office:value-type="float" office:value="464" calcext:value-type="float">
            <text:p>464</text:p>
          </table:table-cell>
          <table:table-cell table:formula="of:=[.X376]" office:value-type="float" office:value="0.000000875394" calcext:value-type="float">
            <text:p>0.000000875394</text:p>
          </table:table-cell>
          <table:table-cell table:formula="of:=[.Y376]" office:value-type="float" office:value="8580" calcext:value-type="float">
            <text:p>8580</text:p>
          </table:table-cell>
          <table:table-cell table:formula="of:=[.Z376]" office:value-type="float" office:value="0.000000875394" calcext:value-type="float">
            <text:p>0.000000875394</text:p>
          </table:table-cell>
          <table:table-cell table:formula="of:=[.AA3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8]) - LEN(SUBSTITUTE([.G378]; &quot;C&quot;; &quot;&quot;))) + [.$A$4] * (LEN([.G378]) - LEN(SUBSTITUTE([.G378]; &quot;G&quot;; &quot;&quot;)))" office:value-type="float" office:value="1" calcext:value-type="float">
            <text:p>1</text:p>
          </table:table-cell>
          <table:table-cell table:formula="of:=SUM([.I$2:.I378])" office:value-type="float" office:value="465" calcext:value-type="float">
            <text:p>465</text:p>
          </table:table-cell>
          <table:table-cell table:number-columns-repeated="9"/>
          <table:table-cell table:formula="of:=[.T377]" office:value-type="float" office:value="0.0015279541" calcext:value-type="float">
            <text:p>0.0015279541</text:p>
          </table:table-cell>
          <table:table-cell table:formula="of:=[.U377]" office:value-type="float" office:value="8040" calcext:value-type="float">
            <text:p>8040</text:p>
          </table:table-cell>
          <table:table-cell table:formula="of:=[.H378]" office:value-type="float" office:value="0.0029698182" calcext:value-type="float">
            <text:p>0.0029698182</text:p>
          </table:table-cell>
          <table:table-cell table:formula="of:=[.J378]" office:value-type="float" office:value="465" calcext:value-type="float">
            <text:p>465</text:p>
          </table:table-cell>
          <table:table-cell table:formula="of:=[.X377]" office:value-type="float" office:value="0.000000875394" calcext:value-type="float">
            <text:p>0.000000875394</text:p>
          </table:table-cell>
          <table:table-cell table:formula="of:=[.Y377]" office:value-type="float" office:value="8580" calcext:value-type="float">
            <text:p>8580</text:p>
          </table:table-cell>
          <table:table-cell table:formula="of:=[.Z377]" office:value-type="float" office:value="0.000000875394" calcext:value-type="float">
            <text:p>0.000000875394</text:p>
          </table:table-cell>
          <table:table-cell table:formula="of:=[.AA3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79]) - LEN(SUBSTITUTE([.G379]; &quot;C&quot;; &quot;&quot;))) + [.$A$4] * (LEN([.G379]) - LEN(SUBSTITUTE([.G379]; &quot;G&quot;; &quot;&quot;)))" office:value-type="float" office:value="1" calcext:value-type="float">
            <text:p>1</text:p>
          </table:table-cell>
          <table:table-cell table:formula="of:=SUM([.I$2:.I379])" office:value-type="float" office:value="466" calcext:value-type="float">
            <text:p>466</text:p>
          </table:table-cell>
          <table:table-cell table:number-columns-repeated="9"/>
          <table:table-cell table:formula="of:=[.T378]" office:value-type="float" office:value="0.0015279541" calcext:value-type="float">
            <text:p>0.0015279541</text:p>
          </table:table-cell>
          <table:table-cell table:formula="of:=[.U378]" office:value-type="float" office:value="8040" calcext:value-type="float">
            <text:p>8040</text:p>
          </table:table-cell>
          <table:table-cell table:formula="of:=[.H379]" office:value-type="float" office:value="0.0029698182" calcext:value-type="float">
            <text:p>0.0029698182</text:p>
          </table:table-cell>
          <table:table-cell table:formula="of:=[.J379]" office:value-type="float" office:value="466" calcext:value-type="float">
            <text:p>466</text:p>
          </table:table-cell>
          <table:table-cell table:formula="of:=[.X378]" office:value-type="float" office:value="0.000000875394" calcext:value-type="float">
            <text:p>0.000000875394</text:p>
          </table:table-cell>
          <table:table-cell table:formula="of:=[.Y378]" office:value-type="float" office:value="8580" calcext:value-type="float">
            <text:p>8580</text:p>
          </table:table-cell>
          <table:table-cell table:formula="of:=[.Z378]" office:value-type="float" office:value="0.000000875394" calcext:value-type="float">
            <text:p>0.000000875394</text:p>
          </table:table-cell>
          <table:table-cell table:formula="of:=[.AA3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0]) - LEN(SUBSTITUTE([.G380]; &quot;C&quot;; &quot;&quot;))) + [.$A$4] * (LEN([.G380]) - LEN(SUBSTITUTE([.G380]; &quot;G&quot;; &quot;&quot;)))" office:value-type="float" office:value="1" calcext:value-type="float">
            <text:p>1</text:p>
          </table:table-cell>
          <table:table-cell table:formula="of:=SUM([.I$2:.I380])" office:value-type="float" office:value="467" calcext:value-type="float">
            <text:p>467</text:p>
          </table:table-cell>
          <table:table-cell table:number-columns-repeated="9"/>
          <table:table-cell table:formula="of:=[.T379]" office:value-type="float" office:value="0.0015279541" calcext:value-type="float">
            <text:p>0.0015279541</text:p>
          </table:table-cell>
          <table:table-cell table:formula="of:=[.U379]" office:value-type="float" office:value="8040" calcext:value-type="float">
            <text:p>8040</text:p>
          </table:table-cell>
          <table:table-cell table:formula="of:=[.H380]" office:value-type="float" office:value="0.0029698182" calcext:value-type="float">
            <text:p>0.0029698182</text:p>
          </table:table-cell>
          <table:table-cell table:formula="of:=[.J380]" office:value-type="float" office:value="467" calcext:value-type="float">
            <text:p>467</text:p>
          </table:table-cell>
          <table:table-cell table:formula="of:=[.X379]" office:value-type="float" office:value="0.000000875394" calcext:value-type="float">
            <text:p>0.000000875394</text:p>
          </table:table-cell>
          <table:table-cell table:formula="of:=[.Y379]" office:value-type="float" office:value="8580" calcext:value-type="float">
            <text:p>8580</text:p>
          </table:table-cell>
          <table:table-cell table:formula="of:=[.Z379]" office:value-type="float" office:value="0.000000875394" calcext:value-type="float">
            <text:p>0.000000875394</text:p>
          </table:table-cell>
          <table:table-cell table:formula="of:=[.AA3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1]) - LEN(SUBSTITUTE([.G381]; &quot;C&quot;; &quot;&quot;))) + [.$A$4] * (LEN([.G381]) - LEN(SUBSTITUTE([.G381]; &quot;G&quot;; &quot;&quot;)))" office:value-type="float" office:value="1" calcext:value-type="float">
            <text:p>1</text:p>
          </table:table-cell>
          <table:table-cell table:formula="of:=SUM([.I$2:.I381])" office:value-type="float" office:value="468" calcext:value-type="float">
            <text:p>468</text:p>
          </table:table-cell>
          <table:table-cell table:number-columns-repeated="9"/>
          <table:table-cell table:formula="of:=[.T380]" office:value-type="float" office:value="0.0015279541" calcext:value-type="float">
            <text:p>0.0015279541</text:p>
          </table:table-cell>
          <table:table-cell table:formula="of:=[.U380]" office:value-type="float" office:value="8040" calcext:value-type="float">
            <text:p>8040</text:p>
          </table:table-cell>
          <table:table-cell table:formula="of:=[.H381]" office:value-type="float" office:value="0.0029698182" calcext:value-type="float">
            <text:p>0.0029698182</text:p>
          </table:table-cell>
          <table:table-cell table:formula="of:=[.J381]" office:value-type="float" office:value="468" calcext:value-type="float">
            <text:p>468</text:p>
          </table:table-cell>
          <table:table-cell table:formula="of:=[.X380]" office:value-type="float" office:value="0.000000875394" calcext:value-type="float">
            <text:p>0.000000875394</text:p>
          </table:table-cell>
          <table:table-cell table:formula="of:=[.Y380]" office:value-type="float" office:value="8580" calcext:value-type="float">
            <text:p>8580</text:p>
          </table:table-cell>
          <table:table-cell table:formula="of:=[.Z380]" office:value-type="float" office:value="0.000000875394" calcext:value-type="float">
            <text:p>0.000000875394</text:p>
          </table:table-cell>
          <table:table-cell table:formula="of:=[.AA3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2]) - LEN(SUBSTITUTE([.G382]; &quot;C&quot;; &quot;&quot;))) + [.$A$4] * (LEN([.G382]) - LEN(SUBSTITUTE([.G382]; &quot;G&quot;; &quot;&quot;)))" office:value-type="float" office:value="1" calcext:value-type="float">
            <text:p>1</text:p>
          </table:table-cell>
          <table:table-cell table:formula="of:=SUM([.I$2:.I382])" office:value-type="float" office:value="469" calcext:value-type="float">
            <text:p>469</text:p>
          </table:table-cell>
          <table:table-cell table:number-columns-repeated="9"/>
          <table:table-cell table:formula="of:=[.T381]" office:value-type="float" office:value="0.0015279541" calcext:value-type="float">
            <text:p>0.0015279541</text:p>
          </table:table-cell>
          <table:table-cell table:formula="of:=[.U381]" office:value-type="float" office:value="8040" calcext:value-type="float">
            <text:p>8040</text:p>
          </table:table-cell>
          <table:table-cell table:formula="of:=[.H382]" office:value-type="float" office:value="0.0029698182" calcext:value-type="float">
            <text:p>0.0029698182</text:p>
          </table:table-cell>
          <table:table-cell table:formula="of:=[.J382]" office:value-type="float" office:value="469" calcext:value-type="float">
            <text:p>469</text:p>
          </table:table-cell>
          <table:table-cell table:formula="of:=[.X381]" office:value-type="float" office:value="0.000000875394" calcext:value-type="float">
            <text:p>0.000000875394</text:p>
          </table:table-cell>
          <table:table-cell table:formula="of:=[.Y381]" office:value-type="float" office:value="8580" calcext:value-type="float">
            <text:p>8580</text:p>
          </table:table-cell>
          <table:table-cell table:formula="of:=[.Z381]" office:value-type="float" office:value="0.000000875394" calcext:value-type="float">
            <text:p>0.000000875394</text:p>
          </table:table-cell>
          <table:table-cell table:formula="of:=[.AA3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3]) - LEN(SUBSTITUTE([.G383]; &quot;C&quot;; &quot;&quot;))) + [.$A$4] * (LEN([.G383]) - LEN(SUBSTITUTE([.G383]; &quot;G&quot;; &quot;&quot;)))" office:value-type="float" office:value="1" calcext:value-type="float">
            <text:p>1</text:p>
          </table:table-cell>
          <table:table-cell table:formula="of:=SUM([.I$2:.I383])" office:value-type="float" office:value="470" calcext:value-type="float">
            <text:p>470</text:p>
          </table:table-cell>
          <table:table-cell table:number-columns-repeated="9"/>
          <table:table-cell table:formula="of:=[.T382]" office:value-type="float" office:value="0.0015279541" calcext:value-type="float">
            <text:p>0.0015279541</text:p>
          </table:table-cell>
          <table:table-cell table:formula="of:=[.U382]" office:value-type="float" office:value="8040" calcext:value-type="float">
            <text:p>8040</text:p>
          </table:table-cell>
          <table:table-cell table:formula="of:=[.H383]" office:value-type="float" office:value="0.0029698182" calcext:value-type="float">
            <text:p>0.0029698182</text:p>
          </table:table-cell>
          <table:table-cell table:formula="of:=[.J383]" office:value-type="float" office:value="470" calcext:value-type="float">
            <text:p>470</text:p>
          </table:table-cell>
          <table:table-cell table:formula="of:=[.X382]" office:value-type="float" office:value="0.000000875394" calcext:value-type="float">
            <text:p>0.000000875394</text:p>
          </table:table-cell>
          <table:table-cell table:formula="of:=[.Y382]" office:value-type="float" office:value="8580" calcext:value-type="float">
            <text:p>8580</text:p>
          </table:table-cell>
          <table:table-cell table:formula="of:=[.Z382]" office:value-type="float" office:value="0.000000875394" calcext:value-type="float">
            <text:p>0.000000875394</text:p>
          </table:table-cell>
          <table:table-cell table:formula="of:=[.AA3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4]) - LEN(SUBSTITUTE([.G384]; &quot;C&quot;; &quot;&quot;))) + [.$A$4] * (LEN([.G384]) - LEN(SUBSTITUTE([.G384]; &quot;G&quot;; &quot;&quot;)))" office:value-type="float" office:value="1" calcext:value-type="float">
            <text:p>1</text:p>
          </table:table-cell>
          <table:table-cell table:formula="of:=SUM([.I$2:.I384])" office:value-type="float" office:value="471" calcext:value-type="float">
            <text:p>471</text:p>
          </table:table-cell>
          <table:table-cell table:number-columns-repeated="9"/>
          <table:table-cell table:formula="of:=[.T383]" office:value-type="float" office:value="0.0015279541" calcext:value-type="float">
            <text:p>0.0015279541</text:p>
          </table:table-cell>
          <table:table-cell table:formula="of:=[.U383]" office:value-type="float" office:value="8040" calcext:value-type="float">
            <text:p>8040</text:p>
          </table:table-cell>
          <table:table-cell table:formula="of:=[.H384]" office:value-type="float" office:value="0.0029698182" calcext:value-type="float">
            <text:p>0.0029698182</text:p>
          </table:table-cell>
          <table:table-cell table:formula="of:=[.J384]" office:value-type="float" office:value="471" calcext:value-type="float">
            <text:p>471</text:p>
          </table:table-cell>
          <table:table-cell table:formula="of:=[.X383]" office:value-type="float" office:value="0.000000875394" calcext:value-type="float">
            <text:p>0.000000875394</text:p>
          </table:table-cell>
          <table:table-cell table:formula="of:=[.Y383]" office:value-type="float" office:value="8580" calcext:value-type="float">
            <text:p>8580</text:p>
          </table:table-cell>
          <table:table-cell table:formula="of:=[.Z383]" office:value-type="float" office:value="0.000000875394" calcext:value-type="float">
            <text:p>0.000000875394</text:p>
          </table:table-cell>
          <table:table-cell table:formula="of:=[.AA3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5]) - LEN(SUBSTITUTE([.G385]; &quot;C&quot;; &quot;&quot;))) + [.$A$4] * (LEN([.G385]) - LEN(SUBSTITUTE([.G385]; &quot;G&quot;; &quot;&quot;)))" office:value-type="float" office:value="1" calcext:value-type="float">
            <text:p>1</text:p>
          </table:table-cell>
          <table:table-cell table:formula="of:=SUM([.I$2:.I385])" office:value-type="float" office:value="472" calcext:value-type="float">
            <text:p>472</text:p>
          </table:table-cell>
          <table:table-cell table:number-columns-repeated="9"/>
          <table:table-cell table:formula="of:=[.T384]" office:value-type="float" office:value="0.0015279541" calcext:value-type="float">
            <text:p>0.0015279541</text:p>
          </table:table-cell>
          <table:table-cell table:formula="of:=[.U384]" office:value-type="float" office:value="8040" calcext:value-type="float">
            <text:p>8040</text:p>
          </table:table-cell>
          <table:table-cell table:formula="of:=[.H385]" office:value-type="float" office:value="0.0029698182" calcext:value-type="float">
            <text:p>0.0029698182</text:p>
          </table:table-cell>
          <table:table-cell table:formula="of:=[.J385]" office:value-type="float" office:value="472" calcext:value-type="float">
            <text:p>472</text:p>
          </table:table-cell>
          <table:table-cell table:formula="of:=[.X384]" office:value-type="float" office:value="0.000000875394" calcext:value-type="float">
            <text:p>0.000000875394</text:p>
          </table:table-cell>
          <table:table-cell table:formula="of:=[.Y384]" office:value-type="float" office:value="8580" calcext:value-type="float">
            <text:p>8580</text:p>
          </table:table-cell>
          <table:table-cell table:formula="of:=[.Z384]" office:value-type="float" office:value="0.000000875394" calcext:value-type="float">
            <text:p>0.000000875394</text:p>
          </table:table-cell>
          <table:table-cell table:formula="of:=[.AA3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6]) - LEN(SUBSTITUTE([.G386]; &quot;C&quot;; &quot;&quot;))) + [.$A$4] * (LEN([.G386]) - LEN(SUBSTITUTE([.G386]; &quot;G&quot;; &quot;&quot;)))" office:value-type="float" office:value="1" calcext:value-type="float">
            <text:p>1</text:p>
          </table:table-cell>
          <table:table-cell table:formula="of:=SUM([.I$2:.I386])" office:value-type="float" office:value="473" calcext:value-type="float">
            <text:p>473</text:p>
          </table:table-cell>
          <table:table-cell table:number-columns-repeated="9"/>
          <table:table-cell table:formula="of:=[.T385]" office:value-type="float" office:value="0.0015279541" calcext:value-type="float">
            <text:p>0.0015279541</text:p>
          </table:table-cell>
          <table:table-cell table:formula="of:=[.U385]" office:value-type="float" office:value="8040" calcext:value-type="float">
            <text:p>8040</text:p>
          </table:table-cell>
          <table:table-cell table:formula="of:=[.H386]" office:value-type="float" office:value="0.0029698182" calcext:value-type="float">
            <text:p>0.0029698182</text:p>
          </table:table-cell>
          <table:table-cell table:formula="of:=[.J386]" office:value-type="float" office:value="473" calcext:value-type="float">
            <text:p>473</text:p>
          </table:table-cell>
          <table:table-cell table:formula="of:=[.X385]" office:value-type="float" office:value="0.000000875394" calcext:value-type="float">
            <text:p>0.000000875394</text:p>
          </table:table-cell>
          <table:table-cell table:formula="of:=[.Y385]" office:value-type="float" office:value="8580" calcext:value-type="float">
            <text:p>8580</text:p>
          </table:table-cell>
          <table:table-cell table:formula="of:=[.Z385]" office:value-type="float" office:value="0.000000875394" calcext:value-type="float">
            <text:p>0.000000875394</text:p>
          </table:table-cell>
          <table:table-cell table:formula="of:=[.AA3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7]) - LEN(SUBSTITUTE([.G387]; &quot;C&quot;; &quot;&quot;))) + [.$A$4] * (LEN([.G387]) - LEN(SUBSTITUTE([.G387]; &quot;G&quot;; &quot;&quot;)))" office:value-type="float" office:value="1" calcext:value-type="float">
            <text:p>1</text:p>
          </table:table-cell>
          <table:table-cell table:formula="of:=SUM([.I$2:.I387])" office:value-type="float" office:value="474" calcext:value-type="float">
            <text:p>474</text:p>
          </table:table-cell>
          <table:table-cell table:number-columns-repeated="9"/>
          <table:table-cell table:formula="of:=[.T386]" office:value-type="float" office:value="0.0015279541" calcext:value-type="float">
            <text:p>0.0015279541</text:p>
          </table:table-cell>
          <table:table-cell table:formula="of:=[.U386]" office:value-type="float" office:value="8040" calcext:value-type="float">
            <text:p>8040</text:p>
          </table:table-cell>
          <table:table-cell table:formula="of:=[.H387]" office:value-type="float" office:value="0.0029698182" calcext:value-type="float">
            <text:p>0.0029698182</text:p>
          </table:table-cell>
          <table:table-cell table:formula="of:=[.J387]" office:value-type="float" office:value="474" calcext:value-type="float">
            <text:p>474</text:p>
          </table:table-cell>
          <table:table-cell table:formula="of:=[.X386]" office:value-type="float" office:value="0.000000875394" calcext:value-type="float">
            <text:p>0.000000875394</text:p>
          </table:table-cell>
          <table:table-cell table:formula="of:=[.Y386]" office:value-type="float" office:value="8580" calcext:value-type="float">
            <text:p>8580</text:p>
          </table:table-cell>
          <table:table-cell table:formula="of:=[.Z386]" office:value-type="float" office:value="0.000000875394" calcext:value-type="float">
            <text:p>0.000000875394</text:p>
          </table:table-cell>
          <table:table-cell table:formula="of:=[.AA3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8]) - LEN(SUBSTITUTE([.G388]; &quot;C&quot;; &quot;&quot;))) + [.$A$4] * (LEN([.G388]) - LEN(SUBSTITUTE([.G388]; &quot;G&quot;; &quot;&quot;)))" office:value-type="float" office:value="1" calcext:value-type="float">
            <text:p>1</text:p>
          </table:table-cell>
          <table:table-cell table:formula="of:=SUM([.I$2:.I388])" office:value-type="float" office:value="475" calcext:value-type="float">
            <text:p>475</text:p>
          </table:table-cell>
          <table:table-cell table:number-columns-repeated="9"/>
          <table:table-cell table:formula="of:=[.T387]" office:value-type="float" office:value="0.0015279541" calcext:value-type="float">
            <text:p>0.0015279541</text:p>
          </table:table-cell>
          <table:table-cell table:formula="of:=[.U387]" office:value-type="float" office:value="8040" calcext:value-type="float">
            <text:p>8040</text:p>
          </table:table-cell>
          <table:table-cell table:formula="of:=[.H388]" office:value-type="float" office:value="0.0029698182" calcext:value-type="float">
            <text:p>0.0029698182</text:p>
          </table:table-cell>
          <table:table-cell table:formula="of:=[.J388]" office:value-type="float" office:value="475" calcext:value-type="float">
            <text:p>475</text:p>
          </table:table-cell>
          <table:table-cell table:formula="of:=[.X387]" office:value-type="float" office:value="0.000000875394" calcext:value-type="float">
            <text:p>0.000000875394</text:p>
          </table:table-cell>
          <table:table-cell table:formula="of:=[.Y387]" office:value-type="float" office:value="8580" calcext:value-type="float">
            <text:p>8580</text:p>
          </table:table-cell>
          <table:table-cell table:formula="of:=[.Z387]" office:value-type="float" office:value="0.000000875394" calcext:value-type="float">
            <text:p>0.000000875394</text:p>
          </table:table-cell>
          <table:table-cell table:formula="of:=[.AA3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89]) - LEN(SUBSTITUTE([.G389]; &quot;C&quot;; &quot;&quot;))) + [.$A$4] * (LEN([.G389]) - LEN(SUBSTITUTE([.G389]; &quot;G&quot;; &quot;&quot;)))" office:value-type="float" office:value="1" calcext:value-type="float">
            <text:p>1</text:p>
          </table:table-cell>
          <table:table-cell table:formula="of:=SUM([.I$2:.I389])" office:value-type="float" office:value="476" calcext:value-type="float">
            <text:p>476</text:p>
          </table:table-cell>
          <table:table-cell table:number-columns-repeated="9"/>
          <table:table-cell table:formula="of:=[.T388]" office:value-type="float" office:value="0.0015279541" calcext:value-type="float">
            <text:p>0.0015279541</text:p>
          </table:table-cell>
          <table:table-cell table:formula="of:=[.U388]" office:value-type="float" office:value="8040" calcext:value-type="float">
            <text:p>8040</text:p>
          </table:table-cell>
          <table:table-cell table:formula="of:=[.H389]" office:value-type="float" office:value="0.0029698182" calcext:value-type="float">
            <text:p>0.0029698182</text:p>
          </table:table-cell>
          <table:table-cell table:formula="of:=[.J389]" office:value-type="float" office:value="476" calcext:value-type="float">
            <text:p>476</text:p>
          </table:table-cell>
          <table:table-cell table:formula="of:=[.X388]" office:value-type="float" office:value="0.000000875394" calcext:value-type="float">
            <text:p>0.000000875394</text:p>
          </table:table-cell>
          <table:table-cell table:formula="of:=[.Y388]" office:value-type="float" office:value="8580" calcext:value-type="float">
            <text:p>8580</text:p>
          </table:table-cell>
          <table:table-cell table:formula="of:=[.Z388]" office:value-type="float" office:value="0.000000875394" calcext:value-type="float">
            <text:p>0.000000875394</text:p>
          </table:table-cell>
          <table:table-cell table:formula="of:=[.AA3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0]) - LEN(SUBSTITUTE([.G390]; &quot;C&quot;; &quot;&quot;))) + [.$A$4] * (LEN([.G390]) - LEN(SUBSTITUTE([.G390]; &quot;G&quot;; &quot;&quot;)))" office:value-type="float" office:value="1" calcext:value-type="float">
            <text:p>1</text:p>
          </table:table-cell>
          <table:table-cell table:formula="of:=SUM([.I$2:.I390])" office:value-type="float" office:value="477" calcext:value-type="float">
            <text:p>477</text:p>
          </table:table-cell>
          <table:table-cell table:number-columns-repeated="9"/>
          <table:table-cell table:formula="of:=[.T389]" office:value-type="float" office:value="0.0015279541" calcext:value-type="float">
            <text:p>0.0015279541</text:p>
          </table:table-cell>
          <table:table-cell table:formula="of:=[.U389]" office:value-type="float" office:value="8040" calcext:value-type="float">
            <text:p>8040</text:p>
          </table:table-cell>
          <table:table-cell table:formula="of:=[.H390]" office:value-type="float" office:value="0.0029698182" calcext:value-type="float">
            <text:p>0.0029698182</text:p>
          </table:table-cell>
          <table:table-cell table:formula="of:=[.J390]" office:value-type="float" office:value="477" calcext:value-type="float">
            <text:p>477</text:p>
          </table:table-cell>
          <table:table-cell table:formula="of:=[.X389]" office:value-type="float" office:value="0.000000875394" calcext:value-type="float">
            <text:p>0.000000875394</text:p>
          </table:table-cell>
          <table:table-cell table:formula="of:=[.Y389]" office:value-type="float" office:value="8580" calcext:value-type="float">
            <text:p>8580</text:p>
          </table:table-cell>
          <table:table-cell table:formula="of:=[.Z389]" office:value-type="float" office:value="0.000000875394" calcext:value-type="float">
            <text:p>0.000000875394</text:p>
          </table:table-cell>
          <table:table-cell table:formula="of:=[.AA3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1]) - LEN(SUBSTITUTE([.G391]; &quot;C&quot;; &quot;&quot;))) + [.$A$4] * (LEN([.G391]) - LEN(SUBSTITUTE([.G391]; &quot;G&quot;; &quot;&quot;)))" office:value-type="float" office:value="1" calcext:value-type="float">
            <text:p>1</text:p>
          </table:table-cell>
          <table:table-cell table:formula="of:=SUM([.I$2:.I391])" office:value-type="float" office:value="478" calcext:value-type="float">
            <text:p>478</text:p>
          </table:table-cell>
          <table:table-cell table:number-columns-repeated="9"/>
          <table:table-cell table:formula="of:=[.T390]" office:value-type="float" office:value="0.0015279541" calcext:value-type="float">
            <text:p>0.0015279541</text:p>
          </table:table-cell>
          <table:table-cell table:formula="of:=[.U390]" office:value-type="float" office:value="8040" calcext:value-type="float">
            <text:p>8040</text:p>
          </table:table-cell>
          <table:table-cell table:formula="of:=[.H391]" office:value-type="float" office:value="0.0029698182" calcext:value-type="float">
            <text:p>0.0029698182</text:p>
          </table:table-cell>
          <table:table-cell table:formula="of:=[.J391]" office:value-type="float" office:value="478" calcext:value-type="float">
            <text:p>478</text:p>
          </table:table-cell>
          <table:table-cell table:formula="of:=[.X390]" office:value-type="float" office:value="0.000000875394" calcext:value-type="float">
            <text:p>0.000000875394</text:p>
          </table:table-cell>
          <table:table-cell table:formula="of:=[.Y390]" office:value-type="float" office:value="8580" calcext:value-type="float">
            <text:p>8580</text:p>
          </table:table-cell>
          <table:table-cell table:formula="of:=[.Z390]" office:value-type="float" office:value="0.000000875394" calcext:value-type="float">
            <text:p>0.000000875394</text:p>
          </table:table-cell>
          <table:table-cell table:formula="of:=[.AA3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2]) - LEN(SUBSTITUTE([.G392]; &quot;C&quot;; &quot;&quot;))) + [.$A$4] * (LEN([.G392]) - LEN(SUBSTITUTE([.G392]; &quot;G&quot;; &quot;&quot;)))" office:value-type="float" office:value="1" calcext:value-type="float">
            <text:p>1</text:p>
          </table:table-cell>
          <table:table-cell table:formula="of:=SUM([.I$2:.I392])" office:value-type="float" office:value="479" calcext:value-type="float">
            <text:p>479</text:p>
          </table:table-cell>
          <table:table-cell table:number-columns-repeated="9"/>
          <table:table-cell table:formula="of:=[.T391]" office:value-type="float" office:value="0.0015279541" calcext:value-type="float">
            <text:p>0.0015279541</text:p>
          </table:table-cell>
          <table:table-cell table:formula="of:=[.U391]" office:value-type="float" office:value="8040" calcext:value-type="float">
            <text:p>8040</text:p>
          </table:table-cell>
          <table:table-cell table:formula="of:=[.H392]" office:value-type="float" office:value="0.0029698182" calcext:value-type="float">
            <text:p>0.0029698182</text:p>
          </table:table-cell>
          <table:table-cell table:formula="of:=[.J392]" office:value-type="float" office:value="479" calcext:value-type="float">
            <text:p>479</text:p>
          </table:table-cell>
          <table:table-cell table:formula="of:=[.X391]" office:value-type="float" office:value="0.000000875394" calcext:value-type="float">
            <text:p>0.000000875394</text:p>
          </table:table-cell>
          <table:table-cell table:formula="of:=[.Y391]" office:value-type="float" office:value="8580" calcext:value-type="float">
            <text:p>8580</text:p>
          </table:table-cell>
          <table:table-cell table:formula="of:=[.Z391]" office:value-type="float" office:value="0.000000875394" calcext:value-type="float">
            <text:p>0.000000875394</text:p>
          </table:table-cell>
          <table:table-cell table:formula="of:=[.AA3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3]) - LEN(SUBSTITUTE([.G393]; &quot;C&quot;; &quot;&quot;))) + [.$A$4] * (LEN([.G393]) - LEN(SUBSTITUTE([.G393]; &quot;G&quot;; &quot;&quot;)))" office:value-type="float" office:value="1" calcext:value-type="float">
            <text:p>1</text:p>
          </table:table-cell>
          <table:table-cell table:formula="of:=SUM([.I$2:.I393])" office:value-type="float" office:value="480" calcext:value-type="float">
            <text:p>480</text:p>
          </table:table-cell>
          <table:table-cell table:number-columns-repeated="9"/>
          <table:table-cell table:formula="of:=[.T392]" office:value-type="float" office:value="0.0015279541" calcext:value-type="float">
            <text:p>0.0015279541</text:p>
          </table:table-cell>
          <table:table-cell table:formula="of:=[.U392]" office:value-type="float" office:value="8040" calcext:value-type="float">
            <text:p>8040</text:p>
          </table:table-cell>
          <table:table-cell table:formula="of:=[.H393]" office:value-type="float" office:value="0.0029698182" calcext:value-type="float">
            <text:p>0.0029698182</text:p>
          </table:table-cell>
          <table:table-cell table:formula="of:=[.J393]" office:value-type="float" office:value="480" calcext:value-type="float">
            <text:p>480</text:p>
          </table:table-cell>
          <table:table-cell table:formula="of:=[.X392]" office:value-type="float" office:value="0.000000875394" calcext:value-type="float">
            <text:p>0.000000875394</text:p>
          </table:table-cell>
          <table:table-cell table:formula="of:=[.Y392]" office:value-type="float" office:value="8580" calcext:value-type="float">
            <text:p>8580</text:p>
          </table:table-cell>
          <table:table-cell table:formula="of:=[.Z392]" office:value-type="float" office:value="0.000000875394" calcext:value-type="float">
            <text:p>0.000000875394</text:p>
          </table:table-cell>
          <table:table-cell table:formula="of:=[.AA3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4]) - LEN(SUBSTITUTE([.G394]; &quot;C&quot;; &quot;&quot;))) + [.$A$4] * (LEN([.G394]) - LEN(SUBSTITUTE([.G394]; &quot;G&quot;; &quot;&quot;)))" office:value-type="float" office:value="1" calcext:value-type="float">
            <text:p>1</text:p>
          </table:table-cell>
          <table:table-cell table:formula="of:=SUM([.I$2:.I394])" office:value-type="float" office:value="481" calcext:value-type="float">
            <text:p>481</text:p>
          </table:table-cell>
          <table:table-cell table:number-columns-repeated="9"/>
          <table:table-cell table:formula="of:=[.T393]" office:value-type="float" office:value="0.0015279541" calcext:value-type="float">
            <text:p>0.0015279541</text:p>
          </table:table-cell>
          <table:table-cell table:formula="of:=[.U393]" office:value-type="float" office:value="8040" calcext:value-type="float">
            <text:p>8040</text:p>
          </table:table-cell>
          <table:table-cell table:formula="of:=[.H394]" office:value-type="float" office:value="0.0029698182" calcext:value-type="float">
            <text:p>0.0029698182</text:p>
          </table:table-cell>
          <table:table-cell table:formula="of:=[.J394]" office:value-type="float" office:value="481" calcext:value-type="float">
            <text:p>481</text:p>
          </table:table-cell>
          <table:table-cell table:formula="of:=[.X393]" office:value-type="float" office:value="0.000000875394" calcext:value-type="float">
            <text:p>0.000000875394</text:p>
          </table:table-cell>
          <table:table-cell table:formula="of:=[.Y393]" office:value-type="float" office:value="8580" calcext:value-type="float">
            <text:p>8580</text:p>
          </table:table-cell>
          <table:table-cell table:formula="of:=[.Z393]" office:value-type="float" office:value="0.000000875394" calcext:value-type="float">
            <text:p>0.000000875394</text:p>
          </table:table-cell>
          <table:table-cell table:formula="of:=[.AA3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5]) - LEN(SUBSTITUTE([.G395]; &quot;C&quot;; &quot;&quot;))) + [.$A$4] * (LEN([.G395]) - LEN(SUBSTITUTE([.G395]; &quot;G&quot;; &quot;&quot;)))" office:value-type="float" office:value="1" calcext:value-type="float">
            <text:p>1</text:p>
          </table:table-cell>
          <table:table-cell table:formula="of:=SUM([.I$2:.I395])" office:value-type="float" office:value="482" calcext:value-type="float">
            <text:p>482</text:p>
          </table:table-cell>
          <table:table-cell table:number-columns-repeated="9"/>
          <table:table-cell table:formula="of:=[.T394]" office:value-type="float" office:value="0.0015279541" calcext:value-type="float">
            <text:p>0.0015279541</text:p>
          </table:table-cell>
          <table:table-cell table:formula="of:=[.U394]" office:value-type="float" office:value="8040" calcext:value-type="float">
            <text:p>8040</text:p>
          </table:table-cell>
          <table:table-cell table:formula="of:=[.H395]" office:value-type="float" office:value="0.0029698182" calcext:value-type="float">
            <text:p>0.0029698182</text:p>
          </table:table-cell>
          <table:table-cell table:formula="of:=[.J395]" office:value-type="float" office:value="482" calcext:value-type="float">
            <text:p>482</text:p>
          </table:table-cell>
          <table:table-cell table:formula="of:=[.X394]" office:value-type="float" office:value="0.000000875394" calcext:value-type="float">
            <text:p>0.000000875394</text:p>
          </table:table-cell>
          <table:table-cell table:formula="of:=[.Y394]" office:value-type="float" office:value="8580" calcext:value-type="float">
            <text:p>8580</text:p>
          </table:table-cell>
          <table:table-cell table:formula="of:=[.Z394]" office:value-type="float" office:value="0.000000875394" calcext:value-type="float">
            <text:p>0.000000875394</text:p>
          </table:table-cell>
          <table:table-cell table:formula="of:=[.AA3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6]) - LEN(SUBSTITUTE([.G396]; &quot;C&quot;; &quot;&quot;))) + [.$A$4] * (LEN([.G396]) - LEN(SUBSTITUTE([.G396]; &quot;G&quot;; &quot;&quot;)))" office:value-type="float" office:value="1" calcext:value-type="float">
            <text:p>1</text:p>
          </table:table-cell>
          <table:table-cell table:formula="of:=SUM([.I$2:.I396])" office:value-type="float" office:value="483" calcext:value-type="float">
            <text:p>483</text:p>
          </table:table-cell>
          <table:table-cell table:number-columns-repeated="9"/>
          <table:table-cell table:formula="of:=[.T395]" office:value-type="float" office:value="0.0015279541" calcext:value-type="float">
            <text:p>0.0015279541</text:p>
          </table:table-cell>
          <table:table-cell table:formula="of:=[.U395]" office:value-type="float" office:value="8040" calcext:value-type="float">
            <text:p>8040</text:p>
          </table:table-cell>
          <table:table-cell table:formula="of:=[.H396]" office:value-type="float" office:value="0.0029698182" calcext:value-type="float">
            <text:p>0.0029698182</text:p>
          </table:table-cell>
          <table:table-cell table:formula="of:=[.J396]" office:value-type="float" office:value="483" calcext:value-type="float">
            <text:p>483</text:p>
          </table:table-cell>
          <table:table-cell table:formula="of:=[.X395]" office:value-type="float" office:value="0.000000875394" calcext:value-type="float">
            <text:p>0.000000875394</text:p>
          </table:table-cell>
          <table:table-cell table:formula="of:=[.Y395]" office:value-type="float" office:value="8580" calcext:value-type="float">
            <text:p>8580</text:p>
          </table:table-cell>
          <table:table-cell table:formula="of:=[.Z395]" office:value-type="float" office:value="0.000000875394" calcext:value-type="float">
            <text:p>0.000000875394</text:p>
          </table:table-cell>
          <table:table-cell table:formula="of:=[.AA3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7]) - LEN(SUBSTITUTE([.G397]; &quot;C&quot;; &quot;&quot;))) + [.$A$4] * (LEN([.G397]) - LEN(SUBSTITUTE([.G397]; &quot;G&quot;; &quot;&quot;)))" office:value-type="float" office:value="1" calcext:value-type="float">
            <text:p>1</text:p>
          </table:table-cell>
          <table:table-cell table:formula="of:=SUM([.I$2:.I397])" office:value-type="float" office:value="484" calcext:value-type="float">
            <text:p>484</text:p>
          </table:table-cell>
          <table:table-cell table:number-columns-repeated="9"/>
          <table:table-cell table:formula="of:=[.T396]" office:value-type="float" office:value="0.0015279541" calcext:value-type="float">
            <text:p>0.0015279541</text:p>
          </table:table-cell>
          <table:table-cell table:formula="of:=[.U396]" office:value-type="float" office:value="8040" calcext:value-type="float">
            <text:p>8040</text:p>
          </table:table-cell>
          <table:table-cell table:formula="of:=[.H397]" office:value-type="float" office:value="0.0029698182" calcext:value-type="float">
            <text:p>0.0029698182</text:p>
          </table:table-cell>
          <table:table-cell table:formula="of:=[.J397]" office:value-type="float" office:value="484" calcext:value-type="float">
            <text:p>484</text:p>
          </table:table-cell>
          <table:table-cell table:formula="of:=[.X396]" office:value-type="float" office:value="0.000000875394" calcext:value-type="float">
            <text:p>0.000000875394</text:p>
          </table:table-cell>
          <table:table-cell table:formula="of:=[.Y396]" office:value-type="float" office:value="8580" calcext:value-type="float">
            <text:p>8580</text:p>
          </table:table-cell>
          <table:table-cell table:formula="of:=[.Z396]" office:value-type="float" office:value="0.000000875394" calcext:value-type="float">
            <text:p>0.000000875394</text:p>
          </table:table-cell>
          <table:table-cell table:formula="of:=[.AA3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8]) - LEN(SUBSTITUTE([.G398]; &quot;C&quot;; &quot;&quot;))) + [.$A$4] * (LEN([.G398]) - LEN(SUBSTITUTE([.G398]; &quot;G&quot;; &quot;&quot;)))" office:value-type="float" office:value="1" calcext:value-type="float">
            <text:p>1</text:p>
          </table:table-cell>
          <table:table-cell table:formula="of:=SUM([.I$2:.I398])" office:value-type="float" office:value="485" calcext:value-type="float">
            <text:p>485</text:p>
          </table:table-cell>
          <table:table-cell table:number-columns-repeated="9"/>
          <table:table-cell table:formula="of:=[.T397]" office:value-type="float" office:value="0.0015279541" calcext:value-type="float">
            <text:p>0.0015279541</text:p>
          </table:table-cell>
          <table:table-cell table:formula="of:=[.U397]" office:value-type="float" office:value="8040" calcext:value-type="float">
            <text:p>8040</text:p>
          </table:table-cell>
          <table:table-cell table:formula="of:=[.H398]" office:value-type="float" office:value="0.0029698182" calcext:value-type="float">
            <text:p>0.0029698182</text:p>
          </table:table-cell>
          <table:table-cell table:formula="of:=[.J398]" office:value-type="float" office:value="485" calcext:value-type="float">
            <text:p>485</text:p>
          </table:table-cell>
          <table:table-cell table:formula="of:=[.X397]" office:value-type="float" office:value="0.000000875394" calcext:value-type="float">
            <text:p>0.000000875394</text:p>
          </table:table-cell>
          <table:table-cell table:formula="of:=[.Y397]" office:value-type="float" office:value="8580" calcext:value-type="float">
            <text:p>8580</text:p>
          </table:table-cell>
          <table:table-cell table:formula="of:=[.Z397]" office:value-type="float" office:value="0.000000875394" calcext:value-type="float">
            <text:p>0.000000875394</text:p>
          </table:table-cell>
          <table:table-cell table:formula="of:=[.AA3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9698182" calcext:value-type="float">
            <text:p>0.0029698182</text:p>
          </table:table-cell>
          <table:table-cell table:formula="of:= (LEN([.G399]) - LEN(SUBSTITUTE([.G399]; &quot;C&quot;; &quot;&quot;))) + [.$A$4] * (LEN([.G399]) - LEN(SUBSTITUTE([.G399]; &quot;G&quot;; &quot;&quot;)))" office:value-type="float" office:value="1" calcext:value-type="float">
            <text:p>1</text:p>
          </table:table-cell>
          <table:table-cell table:formula="of:=SUM([.I$2:.I399])" office:value-type="float" office:value="486" calcext:value-type="float">
            <text:p>486</text:p>
          </table:table-cell>
          <table:table-cell table:number-columns-repeated="9"/>
          <table:table-cell table:formula="of:=[.T398]" office:value-type="float" office:value="0.0015279541" calcext:value-type="float">
            <text:p>0.0015279541</text:p>
          </table:table-cell>
          <table:table-cell table:formula="of:=[.U398]" office:value-type="float" office:value="8040" calcext:value-type="float">
            <text:p>8040</text:p>
          </table:table-cell>
          <table:table-cell table:formula="of:=[.H399]" office:value-type="float" office:value="0.0029698182" calcext:value-type="float">
            <text:p>0.0029698182</text:p>
          </table:table-cell>
          <table:table-cell table:formula="of:=[.J399]" office:value-type="float" office:value="486" calcext:value-type="float">
            <text:p>486</text:p>
          </table:table-cell>
          <table:table-cell table:formula="of:=[.X398]" office:value-type="float" office:value="0.000000875394" calcext:value-type="float">
            <text:p>0.000000875394</text:p>
          </table:table-cell>
          <table:table-cell table:formula="of:=[.Y398]" office:value-type="float" office:value="8580" calcext:value-type="float">
            <text:p>8580</text:p>
          </table:table-cell>
          <table:table-cell table:formula="of:=[.Z398]" office:value-type="float" office:value="0.000000875394" calcext:value-type="float">
            <text:p>0.000000875394</text:p>
          </table:table-cell>
          <table:table-cell table:formula="of:=[.AA3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9698182" calcext:value-type="float">
            <text:p>0.0029698182</text:p>
          </table:table-cell>
          <table:table-cell table:formula="of:= (LEN([.G400]) - LEN(SUBSTITUTE([.G400]; &quot;C&quot;; &quot;&quot;))) + [.$A$4] * (LEN([.G400]) - LEN(SUBSTITUTE([.G400]; &quot;G&quot;; &quot;&quot;)))" office:value-type="float" office:value="2" calcext:value-type="float">
            <text:p>2</text:p>
          </table:table-cell>
          <table:table-cell table:formula="of:=SUM([.I$2:.I400])" office:value-type="float" office:value="488" calcext:value-type="float">
            <text:p>488</text:p>
          </table:table-cell>
          <table:table-cell table:number-columns-repeated="9"/>
          <table:table-cell table:formula="of:=[.T399]" office:value-type="float" office:value="0.0015279541" calcext:value-type="float">
            <text:p>0.0015279541</text:p>
          </table:table-cell>
          <table:table-cell table:formula="of:=[.U399]" office:value-type="float" office:value="8040" calcext:value-type="float">
            <text:p>8040</text:p>
          </table:table-cell>
          <table:table-cell table:formula="of:=[.H400]" office:value-type="float" office:value="0.0029698182" calcext:value-type="float">
            <text:p>0.0029698182</text:p>
          </table:table-cell>
          <table:table-cell table:formula="of:=[.J400]" office:value-type="float" office:value="488" calcext:value-type="float">
            <text:p>488</text:p>
          </table:table-cell>
          <table:table-cell table:formula="of:=[.X399]" office:value-type="float" office:value="0.000000875394" calcext:value-type="float">
            <text:p>0.000000875394</text:p>
          </table:table-cell>
          <table:table-cell table:formula="of:=[.Y399]" office:value-type="float" office:value="8580" calcext:value-type="float">
            <text:p>8580</text:p>
          </table:table-cell>
          <table:table-cell table:formula="of:=[.Z399]" office:value-type="float" office:value="0.000000875394" calcext:value-type="float">
            <text:p>0.000000875394</text:p>
          </table:table-cell>
          <table:table-cell table:formula="of:=[.AA3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1]) - LEN(SUBSTITUTE([.G401]; &quot;C&quot;; &quot;&quot;))) + [.$A$4] * (LEN([.G401]) - LEN(SUBSTITUTE([.G401]; &quot;G&quot;; &quot;&quot;)))" office:value-type="float" office:value="2" calcext:value-type="float">
            <text:p>2</text:p>
          </table:table-cell>
          <table:table-cell table:formula="of:=SUM([.I$2:.I401])" office:value-type="float" office:value="490" calcext:value-type="float">
            <text:p>490</text:p>
          </table:table-cell>
          <table:table-cell table:number-columns-repeated="9"/>
          <table:table-cell table:formula="of:=[.T400]" office:value-type="float" office:value="0.0015279541" calcext:value-type="float">
            <text:p>0.0015279541</text:p>
          </table:table-cell>
          <table:table-cell table:formula="of:=[.U400]" office:value-type="float" office:value="8040" calcext:value-type="float">
            <text:p>8040</text:p>
          </table:table-cell>
          <table:table-cell table:formula="of:=[.H401]" office:value-type="float" office:value="0.0026456888" calcext:value-type="float">
            <text:p>0.0026456888</text:p>
          </table:table-cell>
          <table:table-cell table:formula="of:=[.J401]" office:value-type="float" office:value="490" calcext:value-type="float">
            <text:p>490</text:p>
          </table:table-cell>
          <table:table-cell table:formula="of:=[.X400]" office:value-type="float" office:value="0.000000875394" calcext:value-type="float">
            <text:p>0.000000875394</text:p>
          </table:table-cell>
          <table:table-cell table:formula="of:=[.Y400]" office:value-type="float" office:value="8580" calcext:value-type="float">
            <text:p>8580</text:p>
          </table:table-cell>
          <table:table-cell table:formula="of:=[.Z400]" office:value-type="float" office:value="0.000000875394" calcext:value-type="float">
            <text:p>0.000000875394</text:p>
          </table:table-cell>
          <table:table-cell table:formula="of:=[.AA4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2]) - LEN(SUBSTITUTE([.G402]; &quot;C&quot;; &quot;&quot;))) + [.$A$4] * (LEN([.G402]) - LEN(SUBSTITUTE([.G402]; &quot;G&quot;; &quot;&quot;)))" office:value-type="float" office:value="1" calcext:value-type="float">
            <text:p>1</text:p>
          </table:table-cell>
          <table:table-cell table:formula="of:=SUM([.I$2:.I402])" office:value-type="float" office:value="491" calcext:value-type="float">
            <text:p>491</text:p>
          </table:table-cell>
          <table:table-cell table:number-columns-repeated="9"/>
          <table:table-cell table:formula="of:=[.T401]" office:value-type="float" office:value="0.0015279541" calcext:value-type="float">
            <text:p>0.0015279541</text:p>
          </table:table-cell>
          <table:table-cell table:formula="of:=[.U401]" office:value-type="float" office:value="8040" calcext:value-type="float">
            <text:p>8040</text:p>
          </table:table-cell>
          <table:table-cell table:formula="of:=[.H402]" office:value-type="float" office:value="0.0026456888" calcext:value-type="float">
            <text:p>0.0026456888</text:p>
          </table:table-cell>
          <table:table-cell table:formula="of:=[.J402]" office:value-type="float" office:value="491" calcext:value-type="float">
            <text:p>491</text:p>
          </table:table-cell>
          <table:table-cell table:formula="of:=[.X401]" office:value-type="float" office:value="0.000000875394" calcext:value-type="float">
            <text:p>0.000000875394</text:p>
          </table:table-cell>
          <table:table-cell table:formula="of:=[.Y401]" office:value-type="float" office:value="8580" calcext:value-type="float">
            <text:p>8580</text:p>
          </table:table-cell>
          <table:table-cell table:formula="of:=[.Z401]" office:value-type="float" office:value="0.000000875394" calcext:value-type="float">
            <text:p>0.000000875394</text:p>
          </table:table-cell>
          <table:table-cell table:formula="of:=[.AA4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3]) - LEN(SUBSTITUTE([.G403]; &quot;C&quot;; &quot;&quot;))) + [.$A$4] * (LEN([.G403]) - LEN(SUBSTITUTE([.G403]; &quot;G&quot;; &quot;&quot;)))" office:value-type="float" office:value="1" calcext:value-type="float">
            <text:p>1</text:p>
          </table:table-cell>
          <table:table-cell table:formula="of:=SUM([.I$2:.I403])" office:value-type="float" office:value="492" calcext:value-type="float">
            <text:p>492</text:p>
          </table:table-cell>
          <table:table-cell table:number-columns-repeated="9"/>
          <table:table-cell table:formula="of:=[.T402]" office:value-type="float" office:value="0.0015279541" calcext:value-type="float">
            <text:p>0.0015279541</text:p>
          </table:table-cell>
          <table:table-cell table:formula="of:=[.U402]" office:value-type="float" office:value="8040" calcext:value-type="float">
            <text:p>8040</text:p>
          </table:table-cell>
          <table:table-cell table:formula="of:=[.H403]" office:value-type="float" office:value="0.0026456888" calcext:value-type="float">
            <text:p>0.0026456888</text:p>
          </table:table-cell>
          <table:table-cell table:formula="of:=[.J403]" office:value-type="float" office:value="492" calcext:value-type="float">
            <text:p>492</text:p>
          </table:table-cell>
          <table:table-cell table:formula="of:=[.X402]" office:value-type="float" office:value="0.000000875394" calcext:value-type="float">
            <text:p>0.000000875394</text:p>
          </table:table-cell>
          <table:table-cell table:formula="of:=[.Y402]" office:value-type="float" office:value="8580" calcext:value-type="float">
            <text:p>8580</text:p>
          </table:table-cell>
          <table:table-cell table:formula="of:=[.Z402]" office:value-type="float" office:value="0.000000875394" calcext:value-type="float">
            <text:p>0.000000875394</text:p>
          </table:table-cell>
          <table:table-cell table:formula="of:=[.AA4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4]) - LEN(SUBSTITUTE([.G404]; &quot;C&quot;; &quot;&quot;))) + [.$A$4] * (LEN([.G404]) - LEN(SUBSTITUTE([.G404]; &quot;G&quot;; &quot;&quot;)))" office:value-type="float" office:value="1" calcext:value-type="float">
            <text:p>1</text:p>
          </table:table-cell>
          <table:table-cell table:formula="of:=SUM([.I$2:.I404])" office:value-type="float" office:value="493" calcext:value-type="float">
            <text:p>493</text:p>
          </table:table-cell>
          <table:table-cell table:number-columns-repeated="9"/>
          <table:table-cell table:formula="of:=[.T403]" office:value-type="float" office:value="0.0015279541" calcext:value-type="float">
            <text:p>0.0015279541</text:p>
          </table:table-cell>
          <table:table-cell table:formula="of:=[.U403]" office:value-type="float" office:value="8040" calcext:value-type="float">
            <text:p>8040</text:p>
          </table:table-cell>
          <table:table-cell table:formula="of:=[.H404]" office:value-type="float" office:value="0.0026456888" calcext:value-type="float">
            <text:p>0.0026456888</text:p>
          </table:table-cell>
          <table:table-cell table:formula="of:=[.J404]" office:value-type="float" office:value="493" calcext:value-type="float">
            <text:p>493</text:p>
          </table:table-cell>
          <table:table-cell table:formula="of:=[.X403]" office:value-type="float" office:value="0.000000875394" calcext:value-type="float">
            <text:p>0.000000875394</text:p>
          </table:table-cell>
          <table:table-cell table:formula="of:=[.Y403]" office:value-type="float" office:value="8580" calcext:value-type="float">
            <text:p>8580</text:p>
          </table:table-cell>
          <table:table-cell table:formula="of:=[.Z403]" office:value-type="float" office:value="0.000000875394" calcext:value-type="float">
            <text:p>0.000000875394</text:p>
          </table:table-cell>
          <table:table-cell table:formula="of:=[.AA4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5]) - LEN(SUBSTITUTE([.G405]; &quot;C&quot;; &quot;&quot;))) + [.$A$4] * (LEN([.G405]) - LEN(SUBSTITUTE([.G405]; &quot;G&quot;; &quot;&quot;)))" office:value-type="float" office:value="1" calcext:value-type="float">
            <text:p>1</text:p>
          </table:table-cell>
          <table:table-cell table:formula="of:=SUM([.I$2:.I405])" office:value-type="float" office:value="494" calcext:value-type="float">
            <text:p>494</text:p>
          </table:table-cell>
          <table:table-cell table:number-columns-repeated="9"/>
          <table:table-cell table:formula="of:=[.T404]" office:value-type="float" office:value="0.0015279541" calcext:value-type="float">
            <text:p>0.0015279541</text:p>
          </table:table-cell>
          <table:table-cell table:formula="of:=[.U404]" office:value-type="float" office:value="8040" calcext:value-type="float">
            <text:p>8040</text:p>
          </table:table-cell>
          <table:table-cell table:formula="of:=[.H405]" office:value-type="float" office:value="0.0026456888" calcext:value-type="float">
            <text:p>0.0026456888</text:p>
          </table:table-cell>
          <table:table-cell table:formula="of:=[.J405]" office:value-type="float" office:value="494" calcext:value-type="float">
            <text:p>494</text:p>
          </table:table-cell>
          <table:table-cell table:formula="of:=[.X404]" office:value-type="float" office:value="0.000000875394" calcext:value-type="float">
            <text:p>0.000000875394</text:p>
          </table:table-cell>
          <table:table-cell table:formula="of:=[.Y404]" office:value-type="float" office:value="8580" calcext:value-type="float">
            <text:p>8580</text:p>
          </table:table-cell>
          <table:table-cell table:formula="of:=[.Z404]" office:value-type="float" office:value="0.000000875394" calcext:value-type="float">
            <text:p>0.000000875394</text:p>
          </table:table-cell>
          <table:table-cell table:formula="of:=[.AA4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6]) - LEN(SUBSTITUTE([.G406]; &quot;C&quot;; &quot;&quot;))) + [.$A$4] * (LEN([.G406]) - LEN(SUBSTITUTE([.G406]; &quot;G&quot;; &quot;&quot;)))" office:value-type="float" office:value="1" calcext:value-type="float">
            <text:p>1</text:p>
          </table:table-cell>
          <table:table-cell table:formula="of:=SUM([.I$2:.I406])" office:value-type="float" office:value="495" calcext:value-type="float">
            <text:p>495</text:p>
          </table:table-cell>
          <table:table-cell table:number-columns-repeated="9"/>
          <table:table-cell table:formula="of:=[.T405]" office:value-type="float" office:value="0.0015279541" calcext:value-type="float">
            <text:p>0.0015279541</text:p>
          </table:table-cell>
          <table:table-cell table:formula="of:=[.U405]" office:value-type="float" office:value="8040" calcext:value-type="float">
            <text:p>8040</text:p>
          </table:table-cell>
          <table:table-cell table:formula="of:=[.H406]" office:value-type="float" office:value="0.0026456888" calcext:value-type="float">
            <text:p>0.0026456888</text:p>
          </table:table-cell>
          <table:table-cell table:formula="of:=[.J406]" office:value-type="float" office:value="495" calcext:value-type="float">
            <text:p>495</text:p>
          </table:table-cell>
          <table:table-cell table:formula="of:=[.X405]" office:value-type="float" office:value="0.000000875394" calcext:value-type="float">
            <text:p>0.000000875394</text:p>
          </table:table-cell>
          <table:table-cell table:formula="of:=[.Y405]" office:value-type="float" office:value="8580" calcext:value-type="float">
            <text:p>8580</text:p>
          </table:table-cell>
          <table:table-cell table:formula="of:=[.Z405]" office:value-type="float" office:value="0.000000875394" calcext:value-type="float">
            <text:p>0.000000875394</text:p>
          </table:table-cell>
          <table:table-cell table:formula="of:=[.AA4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7]) - LEN(SUBSTITUTE([.G407]; &quot;C&quot;; &quot;&quot;))) + [.$A$4] * (LEN([.G407]) - LEN(SUBSTITUTE([.G407]; &quot;G&quot;; &quot;&quot;)))" office:value-type="float" office:value="1" calcext:value-type="float">
            <text:p>1</text:p>
          </table:table-cell>
          <table:table-cell table:formula="of:=SUM([.I$2:.I407])" office:value-type="float" office:value="496" calcext:value-type="float">
            <text:p>496</text:p>
          </table:table-cell>
          <table:table-cell table:number-columns-repeated="9"/>
          <table:table-cell table:formula="of:=[.T406]" office:value-type="float" office:value="0.0015279541" calcext:value-type="float">
            <text:p>0.0015279541</text:p>
          </table:table-cell>
          <table:table-cell table:formula="of:=[.U406]" office:value-type="float" office:value="8040" calcext:value-type="float">
            <text:p>8040</text:p>
          </table:table-cell>
          <table:table-cell table:formula="of:=[.H407]" office:value-type="float" office:value="0.0026456888" calcext:value-type="float">
            <text:p>0.0026456888</text:p>
          </table:table-cell>
          <table:table-cell table:formula="of:=[.J407]" office:value-type="float" office:value="496" calcext:value-type="float">
            <text:p>496</text:p>
          </table:table-cell>
          <table:table-cell table:formula="of:=[.X406]" office:value-type="float" office:value="0.000000875394" calcext:value-type="float">
            <text:p>0.000000875394</text:p>
          </table:table-cell>
          <table:table-cell table:formula="of:=[.Y406]" office:value-type="float" office:value="8580" calcext:value-type="float">
            <text:p>8580</text:p>
          </table:table-cell>
          <table:table-cell table:formula="of:=[.Z406]" office:value-type="float" office:value="0.000000875394" calcext:value-type="float">
            <text:p>0.000000875394</text:p>
          </table:table-cell>
          <table:table-cell table:formula="of:=[.AA4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8]) - LEN(SUBSTITUTE([.G408]; &quot;C&quot;; &quot;&quot;))) + [.$A$4] * (LEN([.G408]) - LEN(SUBSTITUTE([.G408]; &quot;G&quot;; &quot;&quot;)))" office:value-type="float" office:value="1" calcext:value-type="float">
            <text:p>1</text:p>
          </table:table-cell>
          <table:table-cell table:formula="of:=SUM([.I$2:.I408])" office:value-type="float" office:value="497" calcext:value-type="float">
            <text:p>497</text:p>
          </table:table-cell>
          <table:table-cell table:number-columns-repeated="9"/>
          <table:table-cell table:formula="of:=[.T407]" office:value-type="float" office:value="0.0015279541" calcext:value-type="float">
            <text:p>0.0015279541</text:p>
          </table:table-cell>
          <table:table-cell table:formula="of:=[.U407]" office:value-type="float" office:value="8040" calcext:value-type="float">
            <text:p>8040</text:p>
          </table:table-cell>
          <table:table-cell table:formula="of:=[.H408]" office:value-type="float" office:value="0.0026456888" calcext:value-type="float">
            <text:p>0.0026456888</text:p>
          </table:table-cell>
          <table:table-cell table:formula="of:=[.J408]" office:value-type="float" office:value="497" calcext:value-type="float">
            <text:p>497</text:p>
          </table:table-cell>
          <table:table-cell table:formula="of:=[.X407]" office:value-type="float" office:value="0.000000875394" calcext:value-type="float">
            <text:p>0.000000875394</text:p>
          </table:table-cell>
          <table:table-cell table:formula="of:=[.Y407]" office:value-type="float" office:value="8580" calcext:value-type="float">
            <text:p>8580</text:p>
          </table:table-cell>
          <table:table-cell table:formula="of:=[.Z407]" office:value-type="float" office:value="0.000000875394" calcext:value-type="float">
            <text:p>0.000000875394</text:p>
          </table:table-cell>
          <table:table-cell table:formula="of:=[.AA4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09]) - LEN(SUBSTITUTE([.G409]; &quot;C&quot;; &quot;&quot;))) + [.$A$4] * (LEN([.G409]) - LEN(SUBSTITUTE([.G409]; &quot;G&quot;; &quot;&quot;)))" office:value-type="float" office:value="1" calcext:value-type="float">
            <text:p>1</text:p>
          </table:table-cell>
          <table:table-cell table:formula="of:=SUM([.I$2:.I409])" office:value-type="float" office:value="498" calcext:value-type="float">
            <text:p>498</text:p>
          </table:table-cell>
          <table:table-cell table:number-columns-repeated="9"/>
          <table:table-cell table:formula="of:=[.T408]" office:value-type="float" office:value="0.0015279541" calcext:value-type="float">
            <text:p>0.0015279541</text:p>
          </table:table-cell>
          <table:table-cell table:formula="of:=[.U408]" office:value-type="float" office:value="8040" calcext:value-type="float">
            <text:p>8040</text:p>
          </table:table-cell>
          <table:table-cell table:formula="of:=[.H409]" office:value-type="float" office:value="0.0026456888" calcext:value-type="float">
            <text:p>0.0026456888</text:p>
          </table:table-cell>
          <table:table-cell table:formula="of:=[.J409]" office:value-type="float" office:value="498" calcext:value-type="float">
            <text:p>498</text:p>
          </table:table-cell>
          <table:table-cell table:formula="of:=[.X408]" office:value-type="float" office:value="0.000000875394" calcext:value-type="float">
            <text:p>0.000000875394</text:p>
          </table:table-cell>
          <table:table-cell table:formula="of:=[.Y408]" office:value-type="float" office:value="8580" calcext:value-type="float">
            <text:p>8580</text:p>
          </table:table-cell>
          <table:table-cell table:formula="of:=[.Z408]" office:value-type="float" office:value="0.000000875394" calcext:value-type="float">
            <text:p>0.000000875394</text:p>
          </table:table-cell>
          <table:table-cell table:formula="of:=[.AA4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0]) - LEN(SUBSTITUTE([.G410]; &quot;C&quot;; &quot;&quot;))) + [.$A$4] * (LEN([.G410]) - LEN(SUBSTITUTE([.G410]; &quot;G&quot;; &quot;&quot;)))" office:value-type="float" office:value="1" calcext:value-type="float">
            <text:p>1</text:p>
          </table:table-cell>
          <table:table-cell table:formula="of:=SUM([.I$2:.I410])" office:value-type="float" office:value="499" calcext:value-type="float">
            <text:p>499</text:p>
          </table:table-cell>
          <table:table-cell table:number-columns-repeated="9"/>
          <table:table-cell table:formula="of:=[.T409]" office:value-type="float" office:value="0.0015279541" calcext:value-type="float">
            <text:p>0.0015279541</text:p>
          </table:table-cell>
          <table:table-cell table:formula="of:=[.U409]" office:value-type="float" office:value="8040" calcext:value-type="float">
            <text:p>8040</text:p>
          </table:table-cell>
          <table:table-cell table:formula="of:=[.H410]" office:value-type="float" office:value="0.0026456888" calcext:value-type="float">
            <text:p>0.0026456888</text:p>
          </table:table-cell>
          <table:table-cell table:formula="of:=[.J410]" office:value-type="float" office:value="499" calcext:value-type="float">
            <text:p>499</text:p>
          </table:table-cell>
          <table:table-cell table:formula="of:=[.X409]" office:value-type="float" office:value="0.000000875394" calcext:value-type="float">
            <text:p>0.000000875394</text:p>
          </table:table-cell>
          <table:table-cell table:formula="of:=[.Y409]" office:value-type="float" office:value="8580" calcext:value-type="float">
            <text:p>8580</text:p>
          </table:table-cell>
          <table:table-cell table:formula="of:=[.Z409]" office:value-type="float" office:value="0.000000875394" calcext:value-type="float">
            <text:p>0.000000875394</text:p>
          </table:table-cell>
          <table:table-cell table:formula="of:=[.AA4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1]) - LEN(SUBSTITUTE([.G411]; &quot;C&quot;; &quot;&quot;))) + [.$A$4] * (LEN([.G411]) - LEN(SUBSTITUTE([.G411]; &quot;G&quot;; &quot;&quot;)))" office:value-type="float" office:value="1" calcext:value-type="float">
            <text:p>1</text:p>
          </table:table-cell>
          <table:table-cell table:formula="of:=SUM([.I$2:.I411])" office:value-type="float" office:value="500" calcext:value-type="float">
            <text:p>500</text:p>
          </table:table-cell>
          <table:table-cell table:number-columns-repeated="9"/>
          <table:table-cell table:formula="of:=[.T410]" office:value-type="float" office:value="0.0015279541" calcext:value-type="float">
            <text:p>0.0015279541</text:p>
          </table:table-cell>
          <table:table-cell table:formula="of:=[.U410]" office:value-type="float" office:value="8040" calcext:value-type="float">
            <text:p>8040</text:p>
          </table:table-cell>
          <table:table-cell table:formula="of:=[.H411]" office:value-type="float" office:value="0.0026456888" calcext:value-type="float">
            <text:p>0.0026456888</text:p>
          </table:table-cell>
          <table:table-cell table:formula="of:=[.J411]" office:value-type="float" office:value="500" calcext:value-type="float">
            <text:p>500</text:p>
          </table:table-cell>
          <table:table-cell table:formula="of:=[.X410]" office:value-type="float" office:value="0.000000875394" calcext:value-type="float">
            <text:p>0.000000875394</text:p>
          </table:table-cell>
          <table:table-cell table:formula="of:=[.Y410]" office:value-type="float" office:value="8580" calcext:value-type="float">
            <text:p>8580</text:p>
          </table:table-cell>
          <table:table-cell table:formula="of:=[.Z410]" office:value-type="float" office:value="0.000000875394" calcext:value-type="float">
            <text:p>0.000000875394</text:p>
          </table:table-cell>
          <table:table-cell table:formula="of:=[.AA4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2]) - LEN(SUBSTITUTE([.G412]; &quot;C&quot;; &quot;&quot;))) + [.$A$4] * (LEN([.G412]) - LEN(SUBSTITUTE([.G412]; &quot;G&quot;; &quot;&quot;)))" office:value-type="float" office:value="1" calcext:value-type="float">
            <text:p>1</text:p>
          </table:table-cell>
          <table:table-cell table:formula="of:=SUM([.I$2:.I412])" office:value-type="float" office:value="501" calcext:value-type="float">
            <text:p>501</text:p>
          </table:table-cell>
          <table:table-cell table:number-columns-repeated="9"/>
          <table:table-cell table:formula="of:=[.T411]" office:value-type="float" office:value="0.0015279541" calcext:value-type="float">
            <text:p>0.0015279541</text:p>
          </table:table-cell>
          <table:table-cell table:formula="of:=[.U411]" office:value-type="float" office:value="8040" calcext:value-type="float">
            <text:p>8040</text:p>
          </table:table-cell>
          <table:table-cell table:formula="of:=[.H412]" office:value-type="float" office:value="0.0026456888" calcext:value-type="float">
            <text:p>0.0026456888</text:p>
          </table:table-cell>
          <table:table-cell table:formula="of:=[.J412]" office:value-type="float" office:value="501" calcext:value-type="float">
            <text:p>501</text:p>
          </table:table-cell>
          <table:table-cell table:formula="of:=[.X411]" office:value-type="float" office:value="0.000000875394" calcext:value-type="float">
            <text:p>0.000000875394</text:p>
          </table:table-cell>
          <table:table-cell table:formula="of:=[.Y411]" office:value-type="float" office:value="8580" calcext:value-type="float">
            <text:p>8580</text:p>
          </table:table-cell>
          <table:table-cell table:formula="of:=[.Z411]" office:value-type="float" office:value="0.000000875394" calcext:value-type="float">
            <text:p>0.000000875394</text:p>
          </table:table-cell>
          <table:table-cell table:formula="of:=[.AA4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3]) - LEN(SUBSTITUTE([.G413]; &quot;C&quot;; &quot;&quot;))) + [.$A$4] * (LEN([.G413]) - LEN(SUBSTITUTE([.G413]; &quot;G&quot;; &quot;&quot;)))" office:value-type="float" office:value="1" calcext:value-type="float">
            <text:p>1</text:p>
          </table:table-cell>
          <table:table-cell table:formula="of:=SUM([.I$2:.I413])" office:value-type="float" office:value="502" calcext:value-type="float">
            <text:p>502</text:p>
          </table:table-cell>
          <table:table-cell table:number-columns-repeated="9"/>
          <table:table-cell table:formula="of:=[.T412]" office:value-type="float" office:value="0.0015279541" calcext:value-type="float">
            <text:p>0.0015279541</text:p>
          </table:table-cell>
          <table:table-cell table:formula="of:=[.U412]" office:value-type="float" office:value="8040" calcext:value-type="float">
            <text:p>8040</text:p>
          </table:table-cell>
          <table:table-cell table:formula="of:=[.H413]" office:value-type="float" office:value="0.0026456888" calcext:value-type="float">
            <text:p>0.0026456888</text:p>
          </table:table-cell>
          <table:table-cell table:formula="of:=[.J413]" office:value-type="float" office:value="502" calcext:value-type="float">
            <text:p>502</text:p>
          </table:table-cell>
          <table:table-cell table:formula="of:=[.X412]" office:value-type="float" office:value="0.000000875394" calcext:value-type="float">
            <text:p>0.000000875394</text:p>
          </table:table-cell>
          <table:table-cell table:formula="of:=[.Y412]" office:value-type="float" office:value="8580" calcext:value-type="float">
            <text:p>8580</text:p>
          </table:table-cell>
          <table:table-cell table:formula="of:=[.Z412]" office:value-type="float" office:value="0.000000875394" calcext:value-type="float">
            <text:p>0.000000875394</text:p>
          </table:table-cell>
          <table:table-cell table:formula="of:=[.AA4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4]) - LEN(SUBSTITUTE([.G414]; &quot;C&quot;; &quot;&quot;))) + [.$A$4] * (LEN([.G414]) - LEN(SUBSTITUTE([.G414]; &quot;G&quot;; &quot;&quot;)))" office:value-type="float" office:value="1" calcext:value-type="float">
            <text:p>1</text:p>
          </table:table-cell>
          <table:table-cell table:formula="of:=SUM([.I$2:.I414])" office:value-type="float" office:value="503" calcext:value-type="float">
            <text:p>503</text:p>
          </table:table-cell>
          <table:table-cell table:number-columns-repeated="9"/>
          <table:table-cell table:formula="of:=[.T413]" office:value-type="float" office:value="0.0015279541" calcext:value-type="float">
            <text:p>0.0015279541</text:p>
          </table:table-cell>
          <table:table-cell table:formula="of:=[.U413]" office:value-type="float" office:value="8040" calcext:value-type="float">
            <text:p>8040</text:p>
          </table:table-cell>
          <table:table-cell table:formula="of:=[.H414]" office:value-type="float" office:value="0.0026456888" calcext:value-type="float">
            <text:p>0.0026456888</text:p>
          </table:table-cell>
          <table:table-cell table:formula="of:=[.J414]" office:value-type="float" office:value="503" calcext:value-type="float">
            <text:p>503</text:p>
          </table:table-cell>
          <table:table-cell table:formula="of:=[.X413]" office:value-type="float" office:value="0.000000875394" calcext:value-type="float">
            <text:p>0.000000875394</text:p>
          </table:table-cell>
          <table:table-cell table:formula="of:=[.Y413]" office:value-type="float" office:value="8580" calcext:value-type="float">
            <text:p>8580</text:p>
          </table:table-cell>
          <table:table-cell table:formula="of:=[.Z413]" office:value-type="float" office:value="0.000000875394" calcext:value-type="float">
            <text:p>0.000000875394</text:p>
          </table:table-cell>
          <table:table-cell table:formula="of:=[.AA4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5]) - LEN(SUBSTITUTE([.G415]; &quot;C&quot;; &quot;&quot;))) + [.$A$4] * (LEN([.G415]) - LEN(SUBSTITUTE([.G415]; &quot;G&quot;; &quot;&quot;)))" office:value-type="float" office:value="1" calcext:value-type="float">
            <text:p>1</text:p>
          </table:table-cell>
          <table:table-cell table:formula="of:=SUM([.I$2:.I415])" office:value-type="float" office:value="504" calcext:value-type="float">
            <text:p>504</text:p>
          </table:table-cell>
          <table:table-cell table:number-columns-repeated="9"/>
          <table:table-cell table:formula="of:=[.T414]" office:value-type="float" office:value="0.0015279541" calcext:value-type="float">
            <text:p>0.0015279541</text:p>
          </table:table-cell>
          <table:table-cell table:formula="of:=[.U414]" office:value-type="float" office:value="8040" calcext:value-type="float">
            <text:p>8040</text:p>
          </table:table-cell>
          <table:table-cell table:formula="of:=[.H415]" office:value-type="float" office:value="0.0026456888" calcext:value-type="float">
            <text:p>0.0026456888</text:p>
          </table:table-cell>
          <table:table-cell table:formula="of:=[.J415]" office:value-type="float" office:value="504" calcext:value-type="float">
            <text:p>504</text:p>
          </table:table-cell>
          <table:table-cell table:formula="of:=[.X414]" office:value-type="float" office:value="0.000000875394" calcext:value-type="float">
            <text:p>0.000000875394</text:p>
          </table:table-cell>
          <table:table-cell table:formula="of:=[.Y414]" office:value-type="float" office:value="8580" calcext:value-type="float">
            <text:p>8580</text:p>
          </table:table-cell>
          <table:table-cell table:formula="of:=[.Z414]" office:value-type="float" office:value="0.000000875394" calcext:value-type="float">
            <text:p>0.000000875394</text:p>
          </table:table-cell>
          <table:table-cell table:formula="of:=[.AA4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6]) - LEN(SUBSTITUTE([.G416]; &quot;C&quot;; &quot;&quot;))) + [.$A$4] * (LEN([.G416]) - LEN(SUBSTITUTE([.G416]; &quot;G&quot;; &quot;&quot;)))" office:value-type="float" office:value="1" calcext:value-type="float">
            <text:p>1</text:p>
          </table:table-cell>
          <table:table-cell table:formula="of:=SUM([.I$2:.I416])" office:value-type="float" office:value="505" calcext:value-type="float">
            <text:p>505</text:p>
          </table:table-cell>
          <table:table-cell table:number-columns-repeated="9"/>
          <table:table-cell table:formula="of:=[.T415]" office:value-type="float" office:value="0.0015279541" calcext:value-type="float">
            <text:p>0.0015279541</text:p>
          </table:table-cell>
          <table:table-cell table:formula="of:=[.U415]" office:value-type="float" office:value="8040" calcext:value-type="float">
            <text:p>8040</text:p>
          </table:table-cell>
          <table:table-cell table:formula="of:=[.H416]" office:value-type="float" office:value="0.0026456888" calcext:value-type="float">
            <text:p>0.0026456888</text:p>
          </table:table-cell>
          <table:table-cell table:formula="of:=[.J416]" office:value-type="float" office:value="505" calcext:value-type="float">
            <text:p>505</text:p>
          </table:table-cell>
          <table:table-cell table:formula="of:=[.X415]" office:value-type="float" office:value="0.000000875394" calcext:value-type="float">
            <text:p>0.000000875394</text:p>
          </table:table-cell>
          <table:table-cell table:formula="of:=[.Y415]" office:value-type="float" office:value="8580" calcext:value-type="float">
            <text:p>8580</text:p>
          </table:table-cell>
          <table:table-cell table:formula="of:=[.Z415]" office:value-type="float" office:value="0.000000875394" calcext:value-type="float">
            <text:p>0.000000875394</text:p>
          </table:table-cell>
          <table:table-cell table:formula="of:=[.AA4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7]) - LEN(SUBSTITUTE([.G417]; &quot;C&quot;; &quot;&quot;))) + [.$A$4] * (LEN([.G417]) - LEN(SUBSTITUTE([.G417]; &quot;G&quot;; &quot;&quot;)))" office:value-type="float" office:value="1" calcext:value-type="float">
            <text:p>1</text:p>
          </table:table-cell>
          <table:table-cell table:formula="of:=SUM([.I$2:.I417])" office:value-type="float" office:value="506" calcext:value-type="float">
            <text:p>506</text:p>
          </table:table-cell>
          <table:table-cell table:number-columns-repeated="9"/>
          <table:table-cell table:formula="of:=[.T416]" office:value-type="float" office:value="0.0015279541" calcext:value-type="float">
            <text:p>0.0015279541</text:p>
          </table:table-cell>
          <table:table-cell table:formula="of:=[.U416]" office:value-type="float" office:value="8040" calcext:value-type="float">
            <text:p>8040</text:p>
          </table:table-cell>
          <table:table-cell table:formula="of:=[.H417]" office:value-type="float" office:value="0.0026456888" calcext:value-type="float">
            <text:p>0.0026456888</text:p>
          </table:table-cell>
          <table:table-cell table:formula="of:=[.J417]" office:value-type="float" office:value="506" calcext:value-type="float">
            <text:p>506</text:p>
          </table:table-cell>
          <table:table-cell table:formula="of:=[.X416]" office:value-type="float" office:value="0.000000875394" calcext:value-type="float">
            <text:p>0.000000875394</text:p>
          </table:table-cell>
          <table:table-cell table:formula="of:=[.Y416]" office:value-type="float" office:value="8580" calcext:value-type="float">
            <text:p>8580</text:p>
          </table:table-cell>
          <table:table-cell table:formula="of:=[.Z416]" office:value-type="float" office:value="0.000000875394" calcext:value-type="float">
            <text:p>0.000000875394</text:p>
          </table:table-cell>
          <table:table-cell table:formula="of:=[.AA4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8]) - LEN(SUBSTITUTE([.G418]; &quot;C&quot;; &quot;&quot;))) + [.$A$4] * (LEN([.G418]) - LEN(SUBSTITUTE([.G418]; &quot;G&quot;; &quot;&quot;)))" office:value-type="float" office:value="1" calcext:value-type="float">
            <text:p>1</text:p>
          </table:table-cell>
          <table:table-cell table:formula="of:=SUM([.I$2:.I418])" office:value-type="float" office:value="507" calcext:value-type="float">
            <text:p>507</text:p>
          </table:table-cell>
          <table:table-cell table:number-columns-repeated="9"/>
          <table:table-cell table:formula="of:=[.T417]" office:value-type="float" office:value="0.0015279541" calcext:value-type="float">
            <text:p>0.0015279541</text:p>
          </table:table-cell>
          <table:table-cell table:formula="of:=[.U417]" office:value-type="float" office:value="8040" calcext:value-type="float">
            <text:p>8040</text:p>
          </table:table-cell>
          <table:table-cell table:formula="of:=[.H418]" office:value-type="float" office:value="0.0026456888" calcext:value-type="float">
            <text:p>0.0026456888</text:p>
          </table:table-cell>
          <table:table-cell table:formula="of:=[.J418]" office:value-type="float" office:value="507" calcext:value-type="float">
            <text:p>507</text:p>
          </table:table-cell>
          <table:table-cell table:formula="of:=[.X417]" office:value-type="float" office:value="0.000000875394" calcext:value-type="float">
            <text:p>0.000000875394</text:p>
          </table:table-cell>
          <table:table-cell table:formula="of:=[.Y417]" office:value-type="float" office:value="8580" calcext:value-type="float">
            <text:p>8580</text:p>
          </table:table-cell>
          <table:table-cell table:formula="of:=[.Z417]" office:value-type="float" office:value="0.000000875394" calcext:value-type="float">
            <text:p>0.000000875394</text:p>
          </table:table-cell>
          <table:table-cell table:formula="of:=[.AA4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19]) - LEN(SUBSTITUTE([.G419]; &quot;C&quot;; &quot;&quot;))) + [.$A$4] * (LEN([.G419]) - LEN(SUBSTITUTE([.G419]; &quot;G&quot;; &quot;&quot;)))" office:value-type="float" office:value="2" calcext:value-type="float">
            <text:p>2</text:p>
          </table:table-cell>
          <table:table-cell table:formula="of:=SUM([.I$2:.I419])" office:value-type="float" office:value="509" calcext:value-type="float">
            <text:p>509</text:p>
          </table:table-cell>
          <table:table-cell table:number-columns-repeated="9"/>
          <table:table-cell table:formula="of:=[.T418]" office:value-type="float" office:value="0.0015279541" calcext:value-type="float">
            <text:p>0.0015279541</text:p>
          </table:table-cell>
          <table:table-cell table:formula="of:=[.U418]" office:value-type="float" office:value="8040" calcext:value-type="float">
            <text:p>8040</text:p>
          </table:table-cell>
          <table:table-cell table:formula="of:=[.H419]" office:value-type="float" office:value="0.0026456888" calcext:value-type="float">
            <text:p>0.0026456888</text:p>
          </table:table-cell>
          <table:table-cell table:formula="of:=[.J419]" office:value-type="float" office:value="509" calcext:value-type="float">
            <text:p>509</text:p>
          </table:table-cell>
          <table:table-cell table:formula="of:=[.X418]" office:value-type="float" office:value="0.000000875394" calcext:value-type="float">
            <text:p>0.000000875394</text:p>
          </table:table-cell>
          <table:table-cell table:formula="of:=[.Y418]" office:value-type="float" office:value="8580" calcext:value-type="float">
            <text:p>8580</text:p>
          </table:table-cell>
          <table:table-cell table:formula="of:=[.Z418]" office:value-type="float" office:value="0.000000875394" calcext:value-type="float">
            <text:p>0.000000875394</text:p>
          </table:table-cell>
          <table:table-cell table:formula="of:=[.AA4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0]) - LEN(SUBSTITUTE([.G420]; &quot;C&quot;; &quot;&quot;))) + [.$A$4] * (LEN([.G420]) - LEN(SUBSTITUTE([.G420]; &quot;G&quot;; &quot;&quot;)))" office:value-type="float" office:value="1" calcext:value-type="float">
            <text:p>1</text:p>
          </table:table-cell>
          <table:table-cell table:formula="of:=SUM([.I$2:.I420])" office:value-type="float" office:value="510" calcext:value-type="float">
            <text:p>510</text:p>
          </table:table-cell>
          <table:table-cell table:number-columns-repeated="9"/>
          <table:table-cell table:formula="of:=[.T419]" office:value-type="float" office:value="0.0015279541" calcext:value-type="float">
            <text:p>0.0015279541</text:p>
          </table:table-cell>
          <table:table-cell table:formula="of:=[.U419]" office:value-type="float" office:value="8040" calcext:value-type="float">
            <text:p>8040</text:p>
          </table:table-cell>
          <table:table-cell table:formula="of:=[.H420]" office:value-type="float" office:value="0.0026456888" calcext:value-type="float">
            <text:p>0.0026456888</text:p>
          </table:table-cell>
          <table:table-cell table:formula="of:=[.J420]" office:value-type="float" office:value="510" calcext:value-type="float">
            <text:p>510</text:p>
          </table:table-cell>
          <table:table-cell table:formula="of:=[.X419]" office:value-type="float" office:value="0.000000875394" calcext:value-type="float">
            <text:p>0.000000875394</text:p>
          </table:table-cell>
          <table:table-cell table:formula="of:=[.Y419]" office:value-type="float" office:value="8580" calcext:value-type="float">
            <text:p>8580</text:p>
          </table:table-cell>
          <table:table-cell table:formula="of:=[.Z419]" office:value-type="float" office:value="0.000000875394" calcext:value-type="float">
            <text:p>0.000000875394</text:p>
          </table:table-cell>
          <table:table-cell table:formula="of:=[.AA4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1]) - LEN(SUBSTITUTE([.G421]; &quot;C&quot;; &quot;&quot;))) + [.$A$4] * (LEN([.G421]) - LEN(SUBSTITUTE([.G421]; &quot;G&quot;; &quot;&quot;)))" office:value-type="float" office:value="1" calcext:value-type="float">
            <text:p>1</text:p>
          </table:table-cell>
          <table:table-cell table:formula="of:=SUM([.I$2:.I421])" office:value-type="float" office:value="511" calcext:value-type="float">
            <text:p>511</text:p>
          </table:table-cell>
          <table:table-cell table:number-columns-repeated="9"/>
          <table:table-cell table:formula="of:=[.T420]" office:value-type="float" office:value="0.0015279541" calcext:value-type="float">
            <text:p>0.0015279541</text:p>
          </table:table-cell>
          <table:table-cell table:formula="of:=[.U420]" office:value-type="float" office:value="8040" calcext:value-type="float">
            <text:p>8040</text:p>
          </table:table-cell>
          <table:table-cell table:formula="of:=[.H421]" office:value-type="float" office:value="0.0026456888" calcext:value-type="float">
            <text:p>0.0026456888</text:p>
          </table:table-cell>
          <table:table-cell table:formula="of:=[.J421]" office:value-type="float" office:value="511" calcext:value-type="float">
            <text:p>511</text:p>
          </table:table-cell>
          <table:table-cell table:formula="of:=[.X420]" office:value-type="float" office:value="0.000000875394" calcext:value-type="float">
            <text:p>0.000000875394</text:p>
          </table:table-cell>
          <table:table-cell table:formula="of:=[.Y420]" office:value-type="float" office:value="8580" calcext:value-type="float">
            <text:p>8580</text:p>
          </table:table-cell>
          <table:table-cell table:formula="of:=[.Z420]" office:value-type="float" office:value="0.000000875394" calcext:value-type="float">
            <text:p>0.000000875394</text:p>
          </table:table-cell>
          <table:table-cell table:formula="of:=[.AA4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2]) - LEN(SUBSTITUTE([.G422]; &quot;C&quot;; &quot;&quot;))) + [.$A$4] * (LEN([.G422]) - LEN(SUBSTITUTE([.G422]; &quot;G&quot;; &quot;&quot;)))" office:value-type="float" office:value="1" calcext:value-type="float">
            <text:p>1</text:p>
          </table:table-cell>
          <table:table-cell table:formula="of:=SUM([.I$2:.I422])" office:value-type="float" office:value="512" calcext:value-type="float">
            <text:p>512</text:p>
          </table:table-cell>
          <table:table-cell table:number-columns-repeated="9"/>
          <table:table-cell table:formula="of:=[.T421]" office:value-type="float" office:value="0.0015279541" calcext:value-type="float">
            <text:p>0.0015279541</text:p>
          </table:table-cell>
          <table:table-cell table:formula="of:=[.U421]" office:value-type="float" office:value="8040" calcext:value-type="float">
            <text:p>8040</text:p>
          </table:table-cell>
          <table:table-cell table:formula="of:=[.H422]" office:value-type="float" office:value="0.0026456888" calcext:value-type="float">
            <text:p>0.0026456888</text:p>
          </table:table-cell>
          <table:table-cell table:formula="of:=[.J422]" office:value-type="float" office:value="512" calcext:value-type="float">
            <text:p>512</text:p>
          </table:table-cell>
          <table:table-cell table:formula="of:=[.X421]" office:value-type="float" office:value="0.000000875394" calcext:value-type="float">
            <text:p>0.000000875394</text:p>
          </table:table-cell>
          <table:table-cell table:formula="of:=[.Y421]" office:value-type="float" office:value="8580" calcext:value-type="float">
            <text:p>8580</text:p>
          </table:table-cell>
          <table:table-cell table:formula="of:=[.Z421]" office:value-type="float" office:value="0.000000875394" calcext:value-type="float">
            <text:p>0.000000875394</text:p>
          </table:table-cell>
          <table:table-cell table:formula="of:=[.AA4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3]) - LEN(SUBSTITUTE([.G423]; &quot;C&quot;; &quot;&quot;))) + [.$A$4] * (LEN([.G423]) - LEN(SUBSTITUTE([.G423]; &quot;G&quot;; &quot;&quot;)))" office:value-type="float" office:value="1" calcext:value-type="float">
            <text:p>1</text:p>
          </table:table-cell>
          <table:table-cell table:formula="of:=SUM([.I$2:.I423])" office:value-type="float" office:value="513" calcext:value-type="float">
            <text:p>513</text:p>
          </table:table-cell>
          <table:table-cell table:number-columns-repeated="9"/>
          <table:table-cell table:formula="of:=[.T422]" office:value-type="float" office:value="0.0015279541" calcext:value-type="float">
            <text:p>0.0015279541</text:p>
          </table:table-cell>
          <table:table-cell table:formula="of:=[.U422]" office:value-type="float" office:value="8040" calcext:value-type="float">
            <text:p>8040</text:p>
          </table:table-cell>
          <table:table-cell table:formula="of:=[.H423]" office:value-type="float" office:value="0.0026456888" calcext:value-type="float">
            <text:p>0.0026456888</text:p>
          </table:table-cell>
          <table:table-cell table:formula="of:=[.J423]" office:value-type="float" office:value="513" calcext:value-type="float">
            <text:p>513</text:p>
          </table:table-cell>
          <table:table-cell table:formula="of:=[.X422]" office:value-type="float" office:value="0.000000875394" calcext:value-type="float">
            <text:p>0.000000875394</text:p>
          </table:table-cell>
          <table:table-cell table:formula="of:=[.Y422]" office:value-type="float" office:value="8580" calcext:value-type="float">
            <text:p>8580</text:p>
          </table:table-cell>
          <table:table-cell table:formula="of:=[.Z422]" office:value-type="float" office:value="0.000000875394" calcext:value-type="float">
            <text:p>0.000000875394</text:p>
          </table:table-cell>
          <table:table-cell table:formula="of:=[.AA4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4]) - LEN(SUBSTITUTE([.G424]; &quot;C&quot;; &quot;&quot;))) + [.$A$4] * (LEN([.G424]) - LEN(SUBSTITUTE([.G424]; &quot;G&quot;; &quot;&quot;)))" office:value-type="float" office:value="1" calcext:value-type="float">
            <text:p>1</text:p>
          </table:table-cell>
          <table:table-cell table:formula="of:=SUM([.I$2:.I424])" office:value-type="float" office:value="514" calcext:value-type="float">
            <text:p>514</text:p>
          </table:table-cell>
          <table:table-cell table:number-columns-repeated="9"/>
          <table:table-cell table:formula="of:=[.T423]" office:value-type="float" office:value="0.0015279541" calcext:value-type="float">
            <text:p>0.0015279541</text:p>
          </table:table-cell>
          <table:table-cell table:formula="of:=[.U423]" office:value-type="float" office:value="8040" calcext:value-type="float">
            <text:p>8040</text:p>
          </table:table-cell>
          <table:table-cell table:formula="of:=[.H424]" office:value-type="float" office:value="0.0026456888" calcext:value-type="float">
            <text:p>0.0026456888</text:p>
          </table:table-cell>
          <table:table-cell table:formula="of:=[.J424]" office:value-type="float" office:value="514" calcext:value-type="float">
            <text:p>514</text:p>
          </table:table-cell>
          <table:table-cell table:formula="of:=[.X423]" office:value-type="float" office:value="0.000000875394" calcext:value-type="float">
            <text:p>0.000000875394</text:p>
          </table:table-cell>
          <table:table-cell table:formula="of:=[.Y423]" office:value-type="float" office:value="8580" calcext:value-type="float">
            <text:p>8580</text:p>
          </table:table-cell>
          <table:table-cell table:formula="of:=[.Z423]" office:value-type="float" office:value="0.000000875394" calcext:value-type="float">
            <text:p>0.000000875394</text:p>
          </table:table-cell>
          <table:table-cell table:formula="of:=[.AA4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5]) - LEN(SUBSTITUTE([.G425]; &quot;C&quot;; &quot;&quot;))) + [.$A$4] * (LEN([.G425]) - LEN(SUBSTITUTE([.G425]; &quot;G&quot;; &quot;&quot;)))" office:value-type="float" office:value="1" calcext:value-type="float">
            <text:p>1</text:p>
          </table:table-cell>
          <table:table-cell table:formula="of:=SUM([.I$2:.I425])" office:value-type="float" office:value="515" calcext:value-type="float">
            <text:p>515</text:p>
          </table:table-cell>
          <table:table-cell table:number-columns-repeated="9"/>
          <table:table-cell table:formula="of:=[.T424]" office:value-type="float" office:value="0.0015279541" calcext:value-type="float">
            <text:p>0.0015279541</text:p>
          </table:table-cell>
          <table:table-cell table:formula="of:=[.U424]" office:value-type="float" office:value="8040" calcext:value-type="float">
            <text:p>8040</text:p>
          </table:table-cell>
          <table:table-cell table:formula="of:=[.H425]" office:value-type="float" office:value="0.0026456888" calcext:value-type="float">
            <text:p>0.0026456888</text:p>
          </table:table-cell>
          <table:table-cell table:formula="of:=[.J425]" office:value-type="float" office:value="515" calcext:value-type="float">
            <text:p>515</text:p>
          </table:table-cell>
          <table:table-cell table:formula="of:=[.X424]" office:value-type="float" office:value="0.000000875394" calcext:value-type="float">
            <text:p>0.000000875394</text:p>
          </table:table-cell>
          <table:table-cell table:formula="of:=[.Y424]" office:value-type="float" office:value="8580" calcext:value-type="float">
            <text:p>8580</text:p>
          </table:table-cell>
          <table:table-cell table:formula="of:=[.Z424]" office:value-type="float" office:value="0.000000875394" calcext:value-type="float">
            <text:p>0.000000875394</text:p>
          </table:table-cell>
          <table:table-cell table:formula="of:=[.AA4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6]) - LEN(SUBSTITUTE([.G426]; &quot;C&quot;; &quot;&quot;))) + [.$A$4] * (LEN([.G426]) - LEN(SUBSTITUTE([.G426]; &quot;G&quot;; &quot;&quot;)))" office:value-type="float" office:value="1" calcext:value-type="float">
            <text:p>1</text:p>
          </table:table-cell>
          <table:table-cell table:formula="of:=SUM([.I$2:.I426])" office:value-type="float" office:value="516" calcext:value-type="float">
            <text:p>516</text:p>
          </table:table-cell>
          <table:table-cell table:number-columns-repeated="9"/>
          <table:table-cell table:formula="of:=[.T425]" office:value-type="float" office:value="0.0015279541" calcext:value-type="float">
            <text:p>0.0015279541</text:p>
          </table:table-cell>
          <table:table-cell table:formula="of:=[.U425]" office:value-type="float" office:value="8040" calcext:value-type="float">
            <text:p>8040</text:p>
          </table:table-cell>
          <table:table-cell table:formula="of:=[.H426]" office:value-type="float" office:value="0.0026456888" calcext:value-type="float">
            <text:p>0.0026456888</text:p>
          </table:table-cell>
          <table:table-cell table:formula="of:=[.J426]" office:value-type="float" office:value="516" calcext:value-type="float">
            <text:p>516</text:p>
          </table:table-cell>
          <table:table-cell table:formula="of:=[.X425]" office:value-type="float" office:value="0.000000875394" calcext:value-type="float">
            <text:p>0.000000875394</text:p>
          </table:table-cell>
          <table:table-cell table:formula="of:=[.Y425]" office:value-type="float" office:value="8580" calcext:value-type="float">
            <text:p>8580</text:p>
          </table:table-cell>
          <table:table-cell table:formula="of:=[.Z425]" office:value-type="float" office:value="0.000000875394" calcext:value-type="float">
            <text:p>0.000000875394</text:p>
          </table:table-cell>
          <table:table-cell table:formula="of:=[.AA4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7]) - LEN(SUBSTITUTE([.G427]; &quot;C&quot;; &quot;&quot;))) + [.$A$4] * (LEN([.G427]) - LEN(SUBSTITUTE([.G427]; &quot;G&quot;; &quot;&quot;)))" office:value-type="float" office:value="1" calcext:value-type="float">
            <text:p>1</text:p>
          </table:table-cell>
          <table:table-cell table:formula="of:=SUM([.I$2:.I427])" office:value-type="float" office:value="517" calcext:value-type="float">
            <text:p>517</text:p>
          </table:table-cell>
          <table:table-cell table:number-columns-repeated="9"/>
          <table:table-cell table:formula="of:=[.T426]" office:value-type="float" office:value="0.0015279541" calcext:value-type="float">
            <text:p>0.0015279541</text:p>
          </table:table-cell>
          <table:table-cell table:formula="of:=[.U426]" office:value-type="float" office:value="8040" calcext:value-type="float">
            <text:p>8040</text:p>
          </table:table-cell>
          <table:table-cell table:formula="of:=[.H427]" office:value-type="float" office:value="0.0026456888" calcext:value-type="float">
            <text:p>0.0026456888</text:p>
          </table:table-cell>
          <table:table-cell table:formula="of:=[.J427]" office:value-type="float" office:value="517" calcext:value-type="float">
            <text:p>517</text:p>
          </table:table-cell>
          <table:table-cell table:formula="of:=[.X426]" office:value-type="float" office:value="0.000000875394" calcext:value-type="float">
            <text:p>0.000000875394</text:p>
          </table:table-cell>
          <table:table-cell table:formula="of:=[.Y426]" office:value-type="float" office:value="8580" calcext:value-type="float">
            <text:p>8580</text:p>
          </table:table-cell>
          <table:table-cell table:formula="of:=[.Z426]" office:value-type="float" office:value="0.000000875394" calcext:value-type="float">
            <text:p>0.000000875394</text:p>
          </table:table-cell>
          <table:table-cell table:formula="of:=[.AA4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8]) - LEN(SUBSTITUTE([.G428]; &quot;C&quot;; &quot;&quot;))) + [.$A$4] * (LEN([.G428]) - LEN(SUBSTITUTE([.G428]; &quot;G&quot;; &quot;&quot;)))" office:value-type="float" office:value="1" calcext:value-type="float">
            <text:p>1</text:p>
          </table:table-cell>
          <table:table-cell table:formula="of:=SUM([.I$2:.I428])" office:value-type="float" office:value="518" calcext:value-type="float">
            <text:p>518</text:p>
          </table:table-cell>
          <table:table-cell table:number-columns-repeated="9"/>
          <table:table-cell table:formula="of:=[.T427]" office:value-type="float" office:value="0.0015279541" calcext:value-type="float">
            <text:p>0.0015279541</text:p>
          </table:table-cell>
          <table:table-cell table:formula="of:=[.U427]" office:value-type="float" office:value="8040" calcext:value-type="float">
            <text:p>8040</text:p>
          </table:table-cell>
          <table:table-cell table:formula="of:=[.H428]" office:value-type="float" office:value="0.0026456888" calcext:value-type="float">
            <text:p>0.0026456888</text:p>
          </table:table-cell>
          <table:table-cell table:formula="of:=[.J428]" office:value-type="float" office:value="518" calcext:value-type="float">
            <text:p>518</text:p>
          </table:table-cell>
          <table:table-cell table:formula="of:=[.X427]" office:value-type="float" office:value="0.000000875394" calcext:value-type="float">
            <text:p>0.000000875394</text:p>
          </table:table-cell>
          <table:table-cell table:formula="of:=[.Y427]" office:value-type="float" office:value="8580" calcext:value-type="float">
            <text:p>8580</text:p>
          </table:table-cell>
          <table:table-cell table:formula="of:=[.Z427]" office:value-type="float" office:value="0.000000875394" calcext:value-type="float">
            <text:p>0.000000875394</text:p>
          </table:table-cell>
          <table:table-cell table:formula="of:=[.AA4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29]) - LEN(SUBSTITUTE([.G429]; &quot;C&quot;; &quot;&quot;))) + [.$A$4] * (LEN([.G429]) - LEN(SUBSTITUTE([.G429]; &quot;G&quot;; &quot;&quot;)))" office:value-type="float" office:value="1" calcext:value-type="float">
            <text:p>1</text:p>
          </table:table-cell>
          <table:table-cell table:formula="of:=SUM([.I$2:.I429])" office:value-type="float" office:value="519" calcext:value-type="float">
            <text:p>519</text:p>
          </table:table-cell>
          <table:table-cell table:number-columns-repeated="9"/>
          <table:table-cell table:formula="of:=[.T428]" office:value-type="float" office:value="0.0015279541" calcext:value-type="float">
            <text:p>0.0015279541</text:p>
          </table:table-cell>
          <table:table-cell table:formula="of:=[.U428]" office:value-type="float" office:value="8040" calcext:value-type="float">
            <text:p>8040</text:p>
          </table:table-cell>
          <table:table-cell table:formula="of:=[.H429]" office:value-type="float" office:value="0.0026456888" calcext:value-type="float">
            <text:p>0.0026456888</text:p>
          </table:table-cell>
          <table:table-cell table:formula="of:=[.J429]" office:value-type="float" office:value="519" calcext:value-type="float">
            <text:p>519</text:p>
          </table:table-cell>
          <table:table-cell table:formula="of:=[.X428]" office:value-type="float" office:value="0.000000875394" calcext:value-type="float">
            <text:p>0.000000875394</text:p>
          </table:table-cell>
          <table:table-cell table:formula="of:=[.Y428]" office:value-type="float" office:value="8580" calcext:value-type="float">
            <text:p>8580</text:p>
          </table:table-cell>
          <table:table-cell table:formula="of:=[.Z428]" office:value-type="float" office:value="0.000000875394" calcext:value-type="float">
            <text:p>0.000000875394</text:p>
          </table:table-cell>
          <table:table-cell table:formula="of:=[.AA4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0]) - LEN(SUBSTITUTE([.G430]; &quot;C&quot;; &quot;&quot;))) + [.$A$4] * (LEN([.G430]) - LEN(SUBSTITUTE([.G430]; &quot;G&quot;; &quot;&quot;)))" office:value-type="float" office:value="1" calcext:value-type="float">
            <text:p>1</text:p>
          </table:table-cell>
          <table:table-cell table:formula="of:=SUM([.I$2:.I430])" office:value-type="float" office:value="520" calcext:value-type="float">
            <text:p>520</text:p>
          </table:table-cell>
          <table:table-cell table:number-columns-repeated="9"/>
          <table:table-cell table:formula="of:=[.T429]" office:value-type="float" office:value="0.0015279541" calcext:value-type="float">
            <text:p>0.0015279541</text:p>
          </table:table-cell>
          <table:table-cell table:formula="of:=[.U429]" office:value-type="float" office:value="8040" calcext:value-type="float">
            <text:p>8040</text:p>
          </table:table-cell>
          <table:table-cell table:formula="of:=[.H430]" office:value-type="float" office:value="0.0026456888" calcext:value-type="float">
            <text:p>0.0026456888</text:p>
          </table:table-cell>
          <table:table-cell table:formula="of:=[.J430]" office:value-type="float" office:value="520" calcext:value-type="float">
            <text:p>520</text:p>
          </table:table-cell>
          <table:table-cell table:formula="of:=[.X429]" office:value-type="float" office:value="0.000000875394" calcext:value-type="float">
            <text:p>0.000000875394</text:p>
          </table:table-cell>
          <table:table-cell table:formula="of:=[.Y429]" office:value-type="float" office:value="8580" calcext:value-type="float">
            <text:p>8580</text:p>
          </table:table-cell>
          <table:table-cell table:formula="of:=[.Z429]" office:value-type="float" office:value="0.000000875394" calcext:value-type="float">
            <text:p>0.000000875394</text:p>
          </table:table-cell>
          <table:table-cell table:formula="of:=[.AA4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1]) - LEN(SUBSTITUTE([.G431]; &quot;C&quot;; &quot;&quot;))) + [.$A$4] * (LEN([.G431]) - LEN(SUBSTITUTE([.G431]; &quot;G&quot;; &quot;&quot;)))" office:value-type="float" office:value="1" calcext:value-type="float">
            <text:p>1</text:p>
          </table:table-cell>
          <table:table-cell table:formula="of:=SUM([.I$2:.I431])" office:value-type="float" office:value="521" calcext:value-type="float">
            <text:p>521</text:p>
          </table:table-cell>
          <table:table-cell table:number-columns-repeated="9"/>
          <table:table-cell table:formula="of:=[.T430]" office:value-type="float" office:value="0.0015279541" calcext:value-type="float">
            <text:p>0.0015279541</text:p>
          </table:table-cell>
          <table:table-cell table:formula="of:=[.U430]" office:value-type="float" office:value="8040" calcext:value-type="float">
            <text:p>8040</text:p>
          </table:table-cell>
          <table:table-cell table:formula="of:=[.H431]" office:value-type="float" office:value="0.0026456888" calcext:value-type="float">
            <text:p>0.0026456888</text:p>
          </table:table-cell>
          <table:table-cell table:formula="of:=[.J431]" office:value-type="float" office:value="521" calcext:value-type="float">
            <text:p>521</text:p>
          </table:table-cell>
          <table:table-cell table:formula="of:=[.X430]" office:value-type="float" office:value="0.000000875394" calcext:value-type="float">
            <text:p>0.000000875394</text:p>
          </table:table-cell>
          <table:table-cell table:formula="of:=[.Y430]" office:value-type="float" office:value="8580" calcext:value-type="float">
            <text:p>8580</text:p>
          </table:table-cell>
          <table:table-cell table:formula="of:=[.Z430]" office:value-type="float" office:value="0.000000875394" calcext:value-type="float">
            <text:p>0.000000875394</text:p>
          </table:table-cell>
          <table:table-cell table:formula="of:=[.AA4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2]) - LEN(SUBSTITUTE([.G432]; &quot;C&quot;; &quot;&quot;))) + [.$A$4] * (LEN([.G432]) - LEN(SUBSTITUTE([.G432]; &quot;G&quot;; &quot;&quot;)))" office:value-type="float" office:value="1" calcext:value-type="float">
            <text:p>1</text:p>
          </table:table-cell>
          <table:table-cell table:formula="of:=SUM([.I$2:.I432])" office:value-type="float" office:value="522" calcext:value-type="float">
            <text:p>522</text:p>
          </table:table-cell>
          <table:table-cell table:number-columns-repeated="9"/>
          <table:table-cell table:formula="of:=[.T431]" office:value-type="float" office:value="0.0015279541" calcext:value-type="float">
            <text:p>0.0015279541</text:p>
          </table:table-cell>
          <table:table-cell table:formula="of:=[.U431]" office:value-type="float" office:value="8040" calcext:value-type="float">
            <text:p>8040</text:p>
          </table:table-cell>
          <table:table-cell table:formula="of:=[.H432]" office:value-type="float" office:value="0.0026456888" calcext:value-type="float">
            <text:p>0.0026456888</text:p>
          </table:table-cell>
          <table:table-cell table:formula="of:=[.J432]" office:value-type="float" office:value="522" calcext:value-type="float">
            <text:p>522</text:p>
          </table:table-cell>
          <table:table-cell table:formula="of:=[.X431]" office:value-type="float" office:value="0.000000875394" calcext:value-type="float">
            <text:p>0.000000875394</text:p>
          </table:table-cell>
          <table:table-cell table:formula="of:=[.Y431]" office:value-type="float" office:value="8580" calcext:value-type="float">
            <text:p>8580</text:p>
          </table:table-cell>
          <table:table-cell table:formula="of:=[.Z431]" office:value-type="float" office:value="0.000000875394" calcext:value-type="float">
            <text:p>0.000000875394</text:p>
          </table:table-cell>
          <table:table-cell table:formula="of:=[.AA4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3]) - LEN(SUBSTITUTE([.G433]; &quot;C&quot;; &quot;&quot;))) + [.$A$4] * (LEN([.G433]) - LEN(SUBSTITUTE([.G433]; &quot;G&quot;; &quot;&quot;)))" office:value-type="float" office:value="1" calcext:value-type="float">
            <text:p>1</text:p>
          </table:table-cell>
          <table:table-cell table:formula="of:=SUM([.I$2:.I433])" office:value-type="float" office:value="523" calcext:value-type="float">
            <text:p>523</text:p>
          </table:table-cell>
          <table:table-cell table:number-columns-repeated="9"/>
          <table:table-cell table:formula="of:=[.T432]" office:value-type="float" office:value="0.0015279541" calcext:value-type="float">
            <text:p>0.0015279541</text:p>
          </table:table-cell>
          <table:table-cell table:formula="of:=[.U432]" office:value-type="float" office:value="8040" calcext:value-type="float">
            <text:p>8040</text:p>
          </table:table-cell>
          <table:table-cell table:formula="of:=[.H433]" office:value-type="float" office:value="0.0026456888" calcext:value-type="float">
            <text:p>0.0026456888</text:p>
          </table:table-cell>
          <table:table-cell table:formula="of:=[.J433]" office:value-type="float" office:value="523" calcext:value-type="float">
            <text:p>523</text:p>
          </table:table-cell>
          <table:table-cell table:formula="of:=[.X432]" office:value-type="float" office:value="0.000000875394" calcext:value-type="float">
            <text:p>0.000000875394</text:p>
          </table:table-cell>
          <table:table-cell table:formula="of:=[.Y432]" office:value-type="float" office:value="8580" calcext:value-type="float">
            <text:p>8580</text:p>
          </table:table-cell>
          <table:table-cell table:formula="of:=[.Z432]" office:value-type="float" office:value="0.000000875394" calcext:value-type="float">
            <text:p>0.000000875394</text:p>
          </table:table-cell>
          <table:table-cell table:formula="of:=[.AA4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4]) - LEN(SUBSTITUTE([.G434]; &quot;C&quot;; &quot;&quot;))) + [.$A$4] * (LEN([.G434]) - LEN(SUBSTITUTE([.G434]; &quot;G&quot;; &quot;&quot;)))" office:value-type="float" office:value="1" calcext:value-type="float">
            <text:p>1</text:p>
          </table:table-cell>
          <table:table-cell table:formula="of:=SUM([.I$2:.I434])" office:value-type="float" office:value="524" calcext:value-type="float">
            <text:p>524</text:p>
          </table:table-cell>
          <table:table-cell table:number-columns-repeated="9"/>
          <table:table-cell table:formula="of:=[.T433]" office:value-type="float" office:value="0.0015279541" calcext:value-type="float">
            <text:p>0.0015279541</text:p>
          </table:table-cell>
          <table:table-cell table:formula="of:=[.U433]" office:value-type="float" office:value="8040" calcext:value-type="float">
            <text:p>8040</text:p>
          </table:table-cell>
          <table:table-cell table:formula="of:=[.H434]" office:value-type="float" office:value="0.0026456888" calcext:value-type="float">
            <text:p>0.0026456888</text:p>
          </table:table-cell>
          <table:table-cell table:formula="of:=[.J434]" office:value-type="float" office:value="524" calcext:value-type="float">
            <text:p>524</text:p>
          </table:table-cell>
          <table:table-cell table:formula="of:=[.X433]" office:value-type="float" office:value="0.000000875394" calcext:value-type="float">
            <text:p>0.000000875394</text:p>
          </table:table-cell>
          <table:table-cell table:formula="of:=[.Y433]" office:value-type="float" office:value="8580" calcext:value-type="float">
            <text:p>8580</text:p>
          </table:table-cell>
          <table:table-cell table:formula="of:=[.Z433]" office:value-type="float" office:value="0.000000875394" calcext:value-type="float">
            <text:p>0.000000875394</text:p>
          </table:table-cell>
          <table:table-cell table:formula="of:=[.AA4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5]) - LEN(SUBSTITUTE([.G435]; &quot;C&quot;; &quot;&quot;))) + [.$A$4] * (LEN([.G435]) - LEN(SUBSTITUTE([.G435]; &quot;G&quot;; &quot;&quot;)))" office:value-type="float" office:value="1" calcext:value-type="float">
            <text:p>1</text:p>
          </table:table-cell>
          <table:table-cell table:formula="of:=SUM([.I$2:.I435])" office:value-type="float" office:value="525" calcext:value-type="float">
            <text:p>525</text:p>
          </table:table-cell>
          <table:table-cell table:number-columns-repeated="9"/>
          <table:table-cell table:formula="of:=[.T434]" office:value-type="float" office:value="0.0015279541" calcext:value-type="float">
            <text:p>0.0015279541</text:p>
          </table:table-cell>
          <table:table-cell table:formula="of:=[.U434]" office:value-type="float" office:value="8040" calcext:value-type="float">
            <text:p>8040</text:p>
          </table:table-cell>
          <table:table-cell table:formula="of:=[.H435]" office:value-type="float" office:value="0.0026456888" calcext:value-type="float">
            <text:p>0.0026456888</text:p>
          </table:table-cell>
          <table:table-cell table:formula="of:=[.J435]" office:value-type="float" office:value="525" calcext:value-type="float">
            <text:p>525</text:p>
          </table:table-cell>
          <table:table-cell table:formula="of:=[.X434]" office:value-type="float" office:value="0.000000875394" calcext:value-type="float">
            <text:p>0.000000875394</text:p>
          </table:table-cell>
          <table:table-cell table:formula="of:=[.Y434]" office:value-type="float" office:value="8580" calcext:value-type="float">
            <text:p>8580</text:p>
          </table:table-cell>
          <table:table-cell table:formula="of:=[.Z434]" office:value-type="float" office:value="0.000000875394" calcext:value-type="float">
            <text:p>0.000000875394</text:p>
          </table:table-cell>
          <table:table-cell table:formula="of:=[.AA4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6]) - LEN(SUBSTITUTE([.G436]; &quot;C&quot;; &quot;&quot;))) + [.$A$4] * (LEN([.G436]) - LEN(SUBSTITUTE([.G436]; &quot;G&quot;; &quot;&quot;)))" office:value-type="float" office:value="1" calcext:value-type="float">
            <text:p>1</text:p>
          </table:table-cell>
          <table:table-cell table:formula="of:=SUM([.I$2:.I436])" office:value-type="float" office:value="526" calcext:value-type="float">
            <text:p>526</text:p>
          </table:table-cell>
          <table:table-cell table:number-columns-repeated="9"/>
          <table:table-cell table:formula="of:=[.T435]" office:value-type="float" office:value="0.0015279541" calcext:value-type="float">
            <text:p>0.0015279541</text:p>
          </table:table-cell>
          <table:table-cell table:formula="of:=[.U435]" office:value-type="float" office:value="8040" calcext:value-type="float">
            <text:p>8040</text:p>
          </table:table-cell>
          <table:table-cell table:formula="of:=[.H436]" office:value-type="float" office:value="0.0026456888" calcext:value-type="float">
            <text:p>0.0026456888</text:p>
          </table:table-cell>
          <table:table-cell table:formula="of:=[.J436]" office:value-type="float" office:value="526" calcext:value-type="float">
            <text:p>526</text:p>
          </table:table-cell>
          <table:table-cell table:formula="of:=[.X435]" office:value-type="float" office:value="0.000000875394" calcext:value-type="float">
            <text:p>0.000000875394</text:p>
          </table:table-cell>
          <table:table-cell table:formula="of:=[.Y435]" office:value-type="float" office:value="8580" calcext:value-type="float">
            <text:p>8580</text:p>
          </table:table-cell>
          <table:table-cell table:formula="of:=[.Z435]" office:value-type="float" office:value="0.000000875394" calcext:value-type="float">
            <text:p>0.000000875394</text:p>
          </table:table-cell>
          <table:table-cell table:formula="of:=[.AA4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6456888" calcext:value-type="float">
            <text:p>0.0026456888</text:p>
          </table:table-cell>
          <table:table-cell table:formula="of:= (LEN([.G437]) - LEN(SUBSTITUTE([.G437]; &quot;C&quot;; &quot;&quot;))) + [.$A$4] * (LEN([.G437]) - LEN(SUBSTITUTE([.G437]; &quot;G&quot;; &quot;&quot;)))" office:value-type="float" office:value="1" calcext:value-type="float">
            <text:p>1</text:p>
          </table:table-cell>
          <table:table-cell table:formula="of:=SUM([.I$2:.I437])" office:value-type="float" office:value="527" calcext:value-type="float">
            <text:p>527</text:p>
          </table:table-cell>
          <table:table-cell table:number-columns-repeated="9"/>
          <table:table-cell table:formula="of:=[.T436]" office:value-type="float" office:value="0.0015279541" calcext:value-type="float">
            <text:p>0.0015279541</text:p>
          </table:table-cell>
          <table:table-cell table:formula="of:=[.U436]" office:value-type="float" office:value="8040" calcext:value-type="float">
            <text:p>8040</text:p>
          </table:table-cell>
          <table:table-cell table:formula="of:=[.H437]" office:value-type="float" office:value="0.0026456888" calcext:value-type="float">
            <text:p>0.0026456888</text:p>
          </table:table-cell>
          <table:table-cell table:formula="of:=[.J437]" office:value-type="float" office:value="527" calcext:value-type="float">
            <text:p>527</text:p>
          </table:table-cell>
          <table:table-cell table:formula="of:=[.X436]" office:value-type="float" office:value="0.000000875394" calcext:value-type="float">
            <text:p>0.000000875394</text:p>
          </table:table-cell>
          <table:table-cell table:formula="of:=[.Y436]" office:value-type="float" office:value="8580" calcext:value-type="float">
            <text:p>8580</text:p>
          </table:table-cell>
          <table:table-cell table:formula="of:=[.Z436]" office:value-type="float" office:value="0.000000875394" calcext:value-type="float">
            <text:p>0.000000875394</text:p>
          </table:table-cell>
          <table:table-cell table:formula="of:=[.AA4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38]) - LEN(SUBSTITUTE([.G438]; &quot;C&quot;; &quot;&quot;))) + [.$A$4] * (LEN([.G438]) - LEN(SUBSTITUTE([.G438]; &quot;G&quot;; &quot;&quot;)))" office:value-type="float" office:value="2" calcext:value-type="float">
            <text:p>2</text:p>
          </table:table-cell>
          <table:table-cell table:formula="of:=SUM([.I$2:.I438])" office:value-type="float" office:value="529" calcext:value-type="float">
            <text:p>529</text:p>
          </table:table-cell>
          <table:table-cell table:number-columns-repeated="9"/>
          <table:table-cell table:formula="of:=[.T437]" office:value-type="float" office:value="0.0015279541" calcext:value-type="float">
            <text:p>0.0015279541</text:p>
          </table:table-cell>
          <table:table-cell table:formula="of:=[.U437]" office:value-type="float" office:value="8040" calcext:value-type="float">
            <text:p>8040</text:p>
          </table:table-cell>
          <table:table-cell table:formula="of:=[.H438]" office:value-type="float" office:value="0.0025621655" calcext:value-type="float">
            <text:p>0.0025621655</text:p>
          </table:table-cell>
          <table:table-cell table:formula="of:=[.J438]" office:value-type="float" office:value="529" calcext:value-type="float">
            <text:p>529</text:p>
          </table:table-cell>
          <table:table-cell table:formula="of:=[.X437]" office:value-type="float" office:value="0.000000875394" calcext:value-type="float">
            <text:p>0.000000875394</text:p>
          </table:table-cell>
          <table:table-cell table:formula="of:=[.Y437]" office:value-type="float" office:value="8580" calcext:value-type="float">
            <text:p>8580</text:p>
          </table:table-cell>
          <table:table-cell table:formula="of:=[.Z437]" office:value-type="float" office:value="0.000000875394" calcext:value-type="float">
            <text:p>0.000000875394</text:p>
          </table:table-cell>
          <table:table-cell table:formula="of:=[.AA4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39]) - LEN(SUBSTITUTE([.G439]; &quot;C&quot;; &quot;&quot;))) + [.$A$4] * (LEN([.G439]) - LEN(SUBSTITUTE([.G439]; &quot;G&quot;; &quot;&quot;)))" office:value-type="float" office:value="1" calcext:value-type="float">
            <text:p>1</text:p>
          </table:table-cell>
          <table:table-cell table:formula="of:=SUM([.I$2:.I439])" office:value-type="float" office:value="530" calcext:value-type="float">
            <text:p>530</text:p>
          </table:table-cell>
          <table:table-cell table:number-columns-repeated="9"/>
          <table:table-cell table:formula="of:=[.T438]" office:value-type="float" office:value="0.0015279541" calcext:value-type="float">
            <text:p>0.0015279541</text:p>
          </table:table-cell>
          <table:table-cell table:formula="of:=[.U438]" office:value-type="float" office:value="8040" calcext:value-type="float">
            <text:p>8040</text:p>
          </table:table-cell>
          <table:table-cell table:formula="of:=[.H439]" office:value-type="float" office:value="0.0025621655" calcext:value-type="float">
            <text:p>0.0025621655</text:p>
          </table:table-cell>
          <table:table-cell table:formula="of:=[.J439]" office:value-type="float" office:value="530" calcext:value-type="float">
            <text:p>530</text:p>
          </table:table-cell>
          <table:table-cell table:formula="of:=[.X438]" office:value-type="float" office:value="0.000000875394" calcext:value-type="float">
            <text:p>0.000000875394</text:p>
          </table:table-cell>
          <table:table-cell table:formula="of:=[.Y438]" office:value-type="float" office:value="8580" calcext:value-type="float">
            <text:p>8580</text:p>
          </table:table-cell>
          <table:table-cell table:formula="of:=[.Z438]" office:value-type="float" office:value="0.000000875394" calcext:value-type="float">
            <text:p>0.000000875394</text:p>
          </table:table-cell>
          <table:table-cell table:formula="of:=[.AA4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0]) - LEN(SUBSTITUTE([.G440]; &quot;C&quot;; &quot;&quot;))) + [.$A$4] * (LEN([.G440]) - LEN(SUBSTITUTE([.G440]; &quot;G&quot;; &quot;&quot;)))" office:value-type="float" office:value="1" calcext:value-type="float">
            <text:p>1</text:p>
          </table:table-cell>
          <table:table-cell table:formula="of:=SUM([.I$2:.I440])" office:value-type="float" office:value="531" calcext:value-type="float">
            <text:p>531</text:p>
          </table:table-cell>
          <table:table-cell table:number-columns-repeated="9"/>
          <table:table-cell table:formula="of:=[.T439]" office:value-type="float" office:value="0.0015279541" calcext:value-type="float">
            <text:p>0.0015279541</text:p>
          </table:table-cell>
          <table:table-cell table:formula="of:=[.U439]" office:value-type="float" office:value="8040" calcext:value-type="float">
            <text:p>8040</text:p>
          </table:table-cell>
          <table:table-cell table:formula="of:=[.H440]" office:value-type="float" office:value="0.0025621655" calcext:value-type="float">
            <text:p>0.0025621655</text:p>
          </table:table-cell>
          <table:table-cell table:formula="of:=[.J440]" office:value-type="float" office:value="531" calcext:value-type="float">
            <text:p>531</text:p>
          </table:table-cell>
          <table:table-cell table:formula="of:=[.X439]" office:value-type="float" office:value="0.000000875394" calcext:value-type="float">
            <text:p>0.000000875394</text:p>
          </table:table-cell>
          <table:table-cell table:formula="of:=[.Y439]" office:value-type="float" office:value="8580" calcext:value-type="float">
            <text:p>8580</text:p>
          </table:table-cell>
          <table:table-cell table:formula="of:=[.Z439]" office:value-type="float" office:value="0.000000875394" calcext:value-type="float">
            <text:p>0.000000875394</text:p>
          </table:table-cell>
          <table:table-cell table:formula="of:=[.AA4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1]) - LEN(SUBSTITUTE([.G441]; &quot;C&quot;; &quot;&quot;))) + [.$A$4] * (LEN([.G441]) - LEN(SUBSTITUTE([.G441]; &quot;G&quot;; &quot;&quot;)))" office:value-type="float" office:value="1" calcext:value-type="float">
            <text:p>1</text:p>
          </table:table-cell>
          <table:table-cell table:formula="of:=SUM([.I$2:.I441])" office:value-type="float" office:value="532" calcext:value-type="float">
            <text:p>532</text:p>
          </table:table-cell>
          <table:table-cell table:number-columns-repeated="9"/>
          <table:table-cell table:formula="of:=[.T440]" office:value-type="float" office:value="0.0015279541" calcext:value-type="float">
            <text:p>0.0015279541</text:p>
          </table:table-cell>
          <table:table-cell table:formula="of:=[.U440]" office:value-type="float" office:value="8040" calcext:value-type="float">
            <text:p>8040</text:p>
          </table:table-cell>
          <table:table-cell table:formula="of:=[.H441]" office:value-type="float" office:value="0.0025621655" calcext:value-type="float">
            <text:p>0.0025621655</text:p>
          </table:table-cell>
          <table:table-cell table:formula="of:=[.J441]" office:value-type="float" office:value="532" calcext:value-type="float">
            <text:p>532</text:p>
          </table:table-cell>
          <table:table-cell table:formula="of:=[.X440]" office:value-type="float" office:value="0.000000875394" calcext:value-type="float">
            <text:p>0.000000875394</text:p>
          </table:table-cell>
          <table:table-cell table:formula="of:=[.Y440]" office:value-type="float" office:value="8580" calcext:value-type="float">
            <text:p>8580</text:p>
          </table:table-cell>
          <table:table-cell table:formula="of:=[.Z440]" office:value-type="float" office:value="0.000000875394" calcext:value-type="float">
            <text:p>0.000000875394</text:p>
          </table:table-cell>
          <table:table-cell table:formula="of:=[.AA4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2]) - LEN(SUBSTITUTE([.G442]; &quot;C&quot;; &quot;&quot;))) + [.$A$4] * (LEN([.G442]) - LEN(SUBSTITUTE([.G442]; &quot;G&quot;; &quot;&quot;)))" office:value-type="float" office:value="1" calcext:value-type="float">
            <text:p>1</text:p>
          </table:table-cell>
          <table:table-cell table:formula="of:=SUM([.I$2:.I442])" office:value-type="float" office:value="533" calcext:value-type="float">
            <text:p>533</text:p>
          </table:table-cell>
          <table:table-cell table:number-columns-repeated="9"/>
          <table:table-cell table:formula="of:=[.T441]" office:value-type="float" office:value="0.0015279541" calcext:value-type="float">
            <text:p>0.0015279541</text:p>
          </table:table-cell>
          <table:table-cell table:formula="of:=[.U441]" office:value-type="float" office:value="8040" calcext:value-type="float">
            <text:p>8040</text:p>
          </table:table-cell>
          <table:table-cell table:formula="of:=[.H442]" office:value-type="float" office:value="0.0025621655" calcext:value-type="float">
            <text:p>0.0025621655</text:p>
          </table:table-cell>
          <table:table-cell table:formula="of:=[.J442]" office:value-type="float" office:value="533" calcext:value-type="float">
            <text:p>533</text:p>
          </table:table-cell>
          <table:table-cell table:formula="of:=[.X441]" office:value-type="float" office:value="0.000000875394" calcext:value-type="float">
            <text:p>0.000000875394</text:p>
          </table:table-cell>
          <table:table-cell table:formula="of:=[.Y441]" office:value-type="float" office:value="8580" calcext:value-type="float">
            <text:p>8580</text:p>
          </table:table-cell>
          <table:table-cell table:formula="of:=[.Z441]" office:value-type="float" office:value="0.000000875394" calcext:value-type="float">
            <text:p>0.000000875394</text:p>
          </table:table-cell>
          <table:table-cell table:formula="of:=[.AA4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3]) - LEN(SUBSTITUTE([.G443]; &quot;C&quot;; &quot;&quot;))) + [.$A$4] * (LEN([.G443]) - LEN(SUBSTITUTE([.G443]; &quot;G&quot;; &quot;&quot;)))" office:value-type="float" office:value="1" calcext:value-type="float">
            <text:p>1</text:p>
          </table:table-cell>
          <table:table-cell table:formula="of:=SUM([.I$2:.I443])" office:value-type="float" office:value="534" calcext:value-type="float">
            <text:p>534</text:p>
          </table:table-cell>
          <table:table-cell table:number-columns-repeated="9"/>
          <table:table-cell table:formula="of:=[.T442]" office:value-type="float" office:value="0.0015279541" calcext:value-type="float">
            <text:p>0.0015279541</text:p>
          </table:table-cell>
          <table:table-cell table:formula="of:=[.U442]" office:value-type="float" office:value="8040" calcext:value-type="float">
            <text:p>8040</text:p>
          </table:table-cell>
          <table:table-cell table:formula="of:=[.H443]" office:value-type="float" office:value="0.0025621655" calcext:value-type="float">
            <text:p>0.0025621655</text:p>
          </table:table-cell>
          <table:table-cell table:formula="of:=[.J443]" office:value-type="float" office:value="534" calcext:value-type="float">
            <text:p>534</text:p>
          </table:table-cell>
          <table:table-cell table:formula="of:=[.X442]" office:value-type="float" office:value="0.000000875394" calcext:value-type="float">
            <text:p>0.000000875394</text:p>
          </table:table-cell>
          <table:table-cell table:formula="of:=[.Y442]" office:value-type="float" office:value="8580" calcext:value-type="float">
            <text:p>8580</text:p>
          </table:table-cell>
          <table:table-cell table:formula="of:=[.Z442]" office:value-type="float" office:value="0.000000875394" calcext:value-type="float">
            <text:p>0.000000875394</text:p>
          </table:table-cell>
          <table:table-cell table:formula="of:=[.AA4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4]) - LEN(SUBSTITUTE([.G444]; &quot;C&quot;; &quot;&quot;))) + [.$A$4] * (LEN([.G444]) - LEN(SUBSTITUTE([.G444]; &quot;G&quot;; &quot;&quot;)))" office:value-type="float" office:value="1" calcext:value-type="float">
            <text:p>1</text:p>
          </table:table-cell>
          <table:table-cell table:formula="of:=SUM([.I$2:.I444])" office:value-type="float" office:value="535" calcext:value-type="float">
            <text:p>535</text:p>
          </table:table-cell>
          <table:table-cell table:number-columns-repeated="9"/>
          <table:table-cell table:formula="of:=[.T443]" office:value-type="float" office:value="0.0015279541" calcext:value-type="float">
            <text:p>0.0015279541</text:p>
          </table:table-cell>
          <table:table-cell table:formula="of:=[.U443]" office:value-type="float" office:value="8040" calcext:value-type="float">
            <text:p>8040</text:p>
          </table:table-cell>
          <table:table-cell table:formula="of:=[.H444]" office:value-type="float" office:value="0.0025621655" calcext:value-type="float">
            <text:p>0.0025621655</text:p>
          </table:table-cell>
          <table:table-cell table:formula="of:=[.J444]" office:value-type="float" office:value="535" calcext:value-type="float">
            <text:p>535</text:p>
          </table:table-cell>
          <table:table-cell table:formula="of:=[.X443]" office:value-type="float" office:value="0.000000875394" calcext:value-type="float">
            <text:p>0.000000875394</text:p>
          </table:table-cell>
          <table:table-cell table:formula="of:=[.Y443]" office:value-type="float" office:value="8580" calcext:value-type="float">
            <text:p>8580</text:p>
          </table:table-cell>
          <table:table-cell table:formula="of:=[.Z443]" office:value-type="float" office:value="0.000000875394" calcext:value-type="float">
            <text:p>0.000000875394</text:p>
          </table:table-cell>
          <table:table-cell table:formula="of:=[.AA4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5]) - LEN(SUBSTITUTE([.G445]; &quot;C&quot;; &quot;&quot;))) + [.$A$4] * (LEN([.G445]) - LEN(SUBSTITUTE([.G445]; &quot;G&quot;; &quot;&quot;)))" office:value-type="float" office:value="1" calcext:value-type="float">
            <text:p>1</text:p>
          </table:table-cell>
          <table:table-cell table:formula="of:=SUM([.I$2:.I445])" office:value-type="float" office:value="536" calcext:value-type="float">
            <text:p>536</text:p>
          </table:table-cell>
          <table:table-cell table:number-columns-repeated="9"/>
          <table:table-cell table:formula="of:=[.T444]" office:value-type="float" office:value="0.0015279541" calcext:value-type="float">
            <text:p>0.0015279541</text:p>
          </table:table-cell>
          <table:table-cell table:formula="of:=[.U444]" office:value-type="float" office:value="8040" calcext:value-type="float">
            <text:p>8040</text:p>
          </table:table-cell>
          <table:table-cell table:formula="of:=[.H445]" office:value-type="float" office:value="0.0025621655" calcext:value-type="float">
            <text:p>0.0025621655</text:p>
          </table:table-cell>
          <table:table-cell table:formula="of:=[.J445]" office:value-type="float" office:value="536" calcext:value-type="float">
            <text:p>536</text:p>
          </table:table-cell>
          <table:table-cell table:formula="of:=[.X444]" office:value-type="float" office:value="0.000000875394" calcext:value-type="float">
            <text:p>0.000000875394</text:p>
          </table:table-cell>
          <table:table-cell table:formula="of:=[.Y444]" office:value-type="float" office:value="8580" calcext:value-type="float">
            <text:p>8580</text:p>
          </table:table-cell>
          <table:table-cell table:formula="of:=[.Z444]" office:value-type="float" office:value="0.000000875394" calcext:value-type="float">
            <text:p>0.000000875394</text:p>
          </table:table-cell>
          <table:table-cell table:formula="of:=[.AA4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6]) - LEN(SUBSTITUTE([.G446]; &quot;C&quot;; &quot;&quot;))) + [.$A$4] * (LEN([.G446]) - LEN(SUBSTITUTE([.G446]; &quot;G&quot;; &quot;&quot;)))" office:value-type="float" office:value="1" calcext:value-type="float">
            <text:p>1</text:p>
          </table:table-cell>
          <table:table-cell table:formula="of:=SUM([.I$2:.I446])" office:value-type="float" office:value="537" calcext:value-type="float">
            <text:p>537</text:p>
          </table:table-cell>
          <table:table-cell table:number-columns-repeated="9"/>
          <table:table-cell table:formula="of:=[.T445]" office:value-type="float" office:value="0.0015279541" calcext:value-type="float">
            <text:p>0.0015279541</text:p>
          </table:table-cell>
          <table:table-cell table:formula="of:=[.U445]" office:value-type="float" office:value="8040" calcext:value-type="float">
            <text:p>8040</text:p>
          </table:table-cell>
          <table:table-cell table:formula="of:=[.H446]" office:value-type="float" office:value="0.0025621655" calcext:value-type="float">
            <text:p>0.0025621655</text:p>
          </table:table-cell>
          <table:table-cell table:formula="of:=[.J446]" office:value-type="float" office:value="537" calcext:value-type="float">
            <text:p>537</text:p>
          </table:table-cell>
          <table:table-cell table:formula="of:=[.X445]" office:value-type="float" office:value="0.000000875394" calcext:value-type="float">
            <text:p>0.000000875394</text:p>
          </table:table-cell>
          <table:table-cell table:formula="of:=[.Y445]" office:value-type="float" office:value="8580" calcext:value-type="float">
            <text:p>8580</text:p>
          </table:table-cell>
          <table:table-cell table:formula="of:=[.Z445]" office:value-type="float" office:value="0.000000875394" calcext:value-type="float">
            <text:p>0.000000875394</text:p>
          </table:table-cell>
          <table:table-cell table:formula="of:=[.AA4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621655" calcext:value-type="float">
            <text:p>0.0025621655</text:p>
          </table:table-cell>
          <table:table-cell table:formula="of:= (LEN([.G447]) - LEN(SUBSTITUTE([.G447]; &quot;C&quot;; &quot;&quot;))) + [.$A$4] * (LEN([.G447]) - LEN(SUBSTITUTE([.G447]; &quot;G&quot;; &quot;&quot;)))" office:value-type="float" office:value="1" calcext:value-type="float">
            <text:p>1</text:p>
          </table:table-cell>
          <table:table-cell table:formula="of:=SUM([.I$2:.I447])" office:value-type="float" office:value="538" calcext:value-type="float">
            <text:p>538</text:p>
          </table:table-cell>
          <table:table-cell table:number-columns-repeated="9"/>
          <table:table-cell table:formula="of:=[.T446]" office:value-type="float" office:value="0.0015279541" calcext:value-type="float">
            <text:p>0.0015279541</text:p>
          </table:table-cell>
          <table:table-cell table:formula="of:=[.U446]" office:value-type="float" office:value="8040" calcext:value-type="float">
            <text:p>8040</text:p>
          </table:table-cell>
          <table:table-cell table:formula="of:=[.H447]" office:value-type="float" office:value="0.0025621655" calcext:value-type="float">
            <text:p>0.0025621655</text:p>
          </table:table-cell>
          <table:table-cell table:formula="of:=[.J447]" office:value-type="float" office:value="538" calcext:value-type="float">
            <text:p>538</text:p>
          </table:table-cell>
          <table:table-cell table:formula="of:=[.X446]" office:value-type="float" office:value="0.000000875394" calcext:value-type="float">
            <text:p>0.000000875394</text:p>
          </table:table-cell>
          <table:table-cell table:formula="of:=[.Y446]" office:value-type="float" office:value="8580" calcext:value-type="float">
            <text:p>8580</text:p>
          </table:table-cell>
          <table:table-cell table:formula="of:=[.Z446]" office:value-type="float" office:value="0.000000875394" calcext:value-type="float">
            <text:p>0.000000875394</text:p>
          </table:table-cell>
          <table:table-cell table:formula="of:=[.AA4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48]) - LEN(SUBSTITUTE([.G448]; &quot;C&quot;; &quot;&quot;))) + [.$A$4] * (LEN([.G448]) - LEN(SUBSTITUTE([.G448]; &quot;G&quot;; &quot;&quot;)))" office:value-type="float" office:value="2" calcext:value-type="float">
            <text:p>2</text:p>
          </table:table-cell>
          <table:table-cell table:formula="of:=SUM([.I$2:.I448])" office:value-type="float" office:value="540" calcext:value-type="float">
            <text:p>540</text:p>
          </table:table-cell>
          <table:table-cell table:number-columns-repeated="9"/>
          <table:table-cell table:formula="of:=[.T447]" office:value-type="float" office:value="0.0015279541" calcext:value-type="float">
            <text:p>0.0015279541</text:p>
          </table:table-cell>
          <table:table-cell table:formula="of:=[.U447]" office:value-type="float" office:value="8040" calcext:value-type="float">
            <text:p>8040</text:p>
          </table:table-cell>
          <table:table-cell table:formula="of:=[.H448]" office:value-type="float" office:value="0.0025284844" calcext:value-type="float">
            <text:p>0.0025284844</text:p>
          </table:table-cell>
          <table:table-cell table:formula="of:=[.J448]" office:value-type="float" office:value="540" calcext:value-type="float">
            <text:p>540</text:p>
          </table:table-cell>
          <table:table-cell table:formula="of:=[.X447]" office:value-type="float" office:value="0.000000875394" calcext:value-type="float">
            <text:p>0.000000875394</text:p>
          </table:table-cell>
          <table:table-cell table:formula="of:=[.Y447]" office:value-type="float" office:value="8580" calcext:value-type="float">
            <text:p>8580</text:p>
          </table:table-cell>
          <table:table-cell table:formula="of:=[.Z447]" office:value-type="float" office:value="0.000000875394" calcext:value-type="float">
            <text:p>0.000000875394</text:p>
          </table:table-cell>
          <table:table-cell table:formula="of:=[.AA4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49]) - LEN(SUBSTITUTE([.G449]; &quot;C&quot;; &quot;&quot;))) + [.$A$4] * (LEN([.G449]) - LEN(SUBSTITUTE([.G449]; &quot;G&quot;; &quot;&quot;)))" office:value-type="float" office:value="1" calcext:value-type="float">
            <text:p>1</text:p>
          </table:table-cell>
          <table:table-cell table:formula="of:=SUM([.I$2:.I449])" office:value-type="float" office:value="541" calcext:value-type="float">
            <text:p>541</text:p>
          </table:table-cell>
          <table:table-cell table:number-columns-repeated="9"/>
          <table:table-cell table:formula="of:=[.T448]" office:value-type="float" office:value="0.0015279541" calcext:value-type="float">
            <text:p>0.0015279541</text:p>
          </table:table-cell>
          <table:table-cell table:formula="of:=[.U448]" office:value-type="float" office:value="8040" calcext:value-type="float">
            <text:p>8040</text:p>
          </table:table-cell>
          <table:table-cell table:formula="of:=[.H449]" office:value-type="float" office:value="0.0025284844" calcext:value-type="float">
            <text:p>0.0025284844</text:p>
          </table:table-cell>
          <table:table-cell table:formula="of:=[.J449]" office:value-type="float" office:value="541" calcext:value-type="float">
            <text:p>541</text:p>
          </table:table-cell>
          <table:table-cell table:formula="of:=[.X448]" office:value-type="float" office:value="0.000000875394" calcext:value-type="float">
            <text:p>0.000000875394</text:p>
          </table:table-cell>
          <table:table-cell table:formula="of:=[.Y448]" office:value-type="float" office:value="8580" calcext:value-type="float">
            <text:p>8580</text:p>
          </table:table-cell>
          <table:table-cell table:formula="of:=[.Z448]" office:value-type="float" office:value="0.000000875394" calcext:value-type="float">
            <text:p>0.000000875394</text:p>
          </table:table-cell>
          <table:table-cell table:formula="of:=[.AA4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0]) - LEN(SUBSTITUTE([.G450]; &quot;C&quot;; &quot;&quot;))) + [.$A$4] * (LEN([.G450]) - LEN(SUBSTITUTE([.G450]; &quot;G&quot;; &quot;&quot;)))" office:value-type="float" office:value="1" calcext:value-type="float">
            <text:p>1</text:p>
          </table:table-cell>
          <table:table-cell table:formula="of:=SUM([.I$2:.I450])" office:value-type="float" office:value="542" calcext:value-type="float">
            <text:p>542</text:p>
          </table:table-cell>
          <table:table-cell table:number-columns-repeated="9"/>
          <table:table-cell table:formula="of:=[.T449]" office:value-type="float" office:value="0.0015279541" calcext:value-type="float">
            <text:p>0.0015279541</text:p>
          </table:table-cell>
          <table:table-cell table:formula="of:=[.U449]" office:value-type="float" office:value="8040" calcext:value-type="float">
            <text:p>8040</text:p>
          </table:table-cell>
          <table:table-cell table:formula="of:=[.H450]" office:value-type="float" office:value="0.0025284844" calcext:value-type="float">
            <text:p>0.0025284844</text:p>
          </table:table-cell>
          <table:table-cell table:formula="of:=[.J450]" office:value-type="float" office:value="542" calcext:value-type="float">
            <text:p>542</text:p>
          </table:table-cell>
          <table:table-cell table:formula="of:=[.X449]" office:value-type="float" office:value="0.000000875394" calcext:value-type="float">
            <text:p>0.000000875394</text:p>
          </table:table-cell>
          <table:table-cell table:formula="of:=[.Y449]" office:value-type="float" office:value="8580" calcext:value-type="float">
            <text:p>8580</text:p>
          </table:table-cell>
          <table:table-cell table:formula="of:=[.Z449]" office:value-type="float" office:value="0.000000875394" calcext:value-type="float">
            <text:p>0.000000875394</text:p>
          </table:table-cell>
          <table:table-cell table:formula="of:=[.AA4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1]) - LEN(SUBSTITUTE([.G451]; &quot;C&quot;; &quot;&quot;))) + [.$A$4] * (LEN([.G451]) - LEN(SUBSTITUTE([.G451]; &quot;G&quot;; &quot;&quot;)))" office:value-type="float" office:value="1" calcext:value-type="float">
            <text:p>1</text:p>
          </table:table-cell>
          <table:table-cell table:formula="of:=SUM([.I$2:.I451])" office:value-type="float" office:value="543" calcext:value-type="float">
            <text:p>543</text:p>
          </table:table-cell>
          <table:table-cell table:number-columns-repeated="9"/>
          <table:table-cell table:formula="of:=[.T450]" office:value-type="float" office:value="0.0015279541" calcext:value-type="float">
            <text:p>0.0015279541</text:p>
          </table:table-cell>
          <table:table-cell table:formula="of:=[.U450]" office:value-type="float" office:value="8040" calcext:value-type="float">
            <text:p>8040</text:p>
          </table:table-cell>
          <table:table-cell table:formula="of:=[.H451]" office:value-type="float" office:value="0.0025284844" calcext:value-type="float">
            <text:p>0.0025284844</text:p>
          </table:table-cell>
          <table:table-cell table:formula="of:=[.J451]" office:value-type="float" office:value="543" calcext:value-type="float">
            <text:p>543</text:p>
          </table:table-cell>
          <table:table-cell table:formula="of:=[.X450]" office:value-type="float" office:value="0.000000875394" calcext:value-type="float">
            <text:p>0.000000875394</text:p>
          </table:table-cell>
          <table:table-cell table:formula="of:=[.Y450]" office:value-type="float" office:value="8580" calcext:value-type="float">
            <text:p>8580</text:p>
          </table:table-cell>
          <table:table-cell table:formula="of:=[.Z450]" office:value-type="float" office:value="0.000000875394" calcext:value-type="float">
            <text:p>0.000000875394</text:p>
          </table:table-cell>
          <table:table-cell table:formula="of:=[.AA4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2]) - LEN(SUBSTITUTE([.G452]; &quot;C&quot;; &quot;&quot;))) + [.$A$4] * (LEN([.G452]) - LEN(SUBSTITUTE([.G452]; &quot;G&quot;; &quot;&quot;)))" office:value-type="float" office:value="1" calcext:value-type="float">
            <text:p>1</text:p>
          </table:table-cell>
          <table:table-cell table:formula="of:=SUM([.I$2:.I452])" office:value-type="float" office:value="544" calcext:value-type="float">
            <text:p>544</text:p>
          </table:table-cell>
          <table:table-cell table:number-columns-repeated="9"/>
          <table:table-cell table:formula="of:=[.T451]" office:value-type="float" office:value="0.0015279541" calcext:value-type="float">
            <text:p>0.0015279541</text:p>
          </table:table-cell>
          <table:table-cell table:formula="of:=[.U451]" office:value-type="float" office:value="8040" calcext:value-type="float">
            <text:p>8040</text:p>
          </table:table-cell>
          <table:table-cell table:formula="of:=[.H452]" office:value-type="float" office:value="0.0025284844" calcext:value-type="float">
            <text:p>0.0025284844</text:p>
          </table:table-cell>
          <table:table-cell table:formula="of:=[.J452]" office:value-type="float" office:value="544" calcext:value-type="float">
            <text:p>544</text:p>
          </table:table-cell>
          <table:table-cell table:formula="of:=[.X451]" office:value-type="float" office:value="0.000000875394" calcext:value-type="float">
            <text:p>0.000000875394</text:p>
          </table:table-cell>
          <table:table-cell table:formula="of:=[.Y451]" office:value-type="float" office:value="8580" calcext:value-type="float">
            <text:p>8580</text:p>
          </table:table-cell>
          <table:table-cell table:formula="of:=[.Z451]" office:value-type="float" office:value="0.000000875394" calcext:value-type="float">
            <text:p>0.000000875394</text:p>
          </table:table-cell>
          <table:table-cell table:formula="of:=[.AA4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3]) - LEN(SUBSTITUTE([.G453]; &quot;C&quot;; &quot;&quot;))) + [.$A$4] * (LEN([.G453]) - LEN(SUBSTITUTE([.G453]; &quot;G&quot;; &quot;&quot;)))" office:value-type="float" office:value="1" calcext:value-type="float">
            <text:p>1</text:p>
          </table:table-cell>
          <table:table-cell table:formula="of:=SUM([.I$2:.I453])" office:value-type="float" office:value="545" calcext:value-type="float">
            <text:p>545</text:p>
          </table:table-cell>
          <table:table-cell table:number-columns-repeated="9"/>
          <table:table-cell table:formula="of:=[.T452]" office:value-type="float" office:value="0.0015279541" calcext:value-type="float">
            <text:p>0.0015279541</text:p>
          </table:table-cell>
          <table:table-cell table:formula="of:=[.U452]" office:value-type="float" office:value="8040" calcext:value-type="float">
            <text:p>8040</text:p>
          </table:table-cell>
          <table:table-cell table:formula="of:=[.H453]" office:value-type="float" office:value="0.0025284844" calcext:value-type="float">
            <text:p>0.0025284844</text:p>
          </table:table-cell>
          <table:table-cell table:formula="of:=[.J453]" office:value-type="float" office:value="545" calcext:value-type="float">
            <text:p>545</text:p>
          </table:table-cell>
          <table:table-cell table:formula="of:=[.X452]" office:value-type="float" office:value="0.000000875394" calcext:value-type="float">
            <text:p>0.000000875394</text:p>
          </table:table-cell>
          <table:table-cell table:formula="of:=[.Y452]" office:value-type="float" office:value="8580" calcext:value-type="float">
            <text:p>8580</text:p>
          </table:table-cell>
          <table:table-cell table:formula="of:=[.Z452]" office:value-type="float" office:value="0.000000875394" calcext:value-type="float">
            <text:p>0.000000875394</text:p>
          </table:table-cell>
          <table:table-cell table:formula="of:=[.AA4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4]) - LEN(SUBSTITUTE([.G454]; &quot;C&quot;; &quot;&quot;))) + [.$A$4] * (LEN([.G454]) - LEN(SUBSTITUTE([.G454]; &quot;G&quot;; &quot;&quot;)))" office:value-type="float" office:value="2" calcext:value-type="float">
            <text:p>2</text:p>
          </table:table-cell>
          <table:table-cell table:formula="of:=SUM([.I$2:.I454])" office:value-type="float" office:value="547" calcext:value-type="float">
            <text:p>547</text:p>
          </table:table-cell>
          <table:table-cell table:number-columns-repeated="9"/>
          <table:table-cell table:formula="of:=[.T453]" office:value-type="float" office:value="0.0015279541" calcext:value-type="float">
            <text:p>0.0015279541</text:p>
          </table:table-cell>
          <table:table-cell table:formula="of:=[.U453]" office:value-type="float" office:value="8040" calcext:value-type="float">
            <text:p>8040</text:p>
          </table:table-cell>
          <table:table-cell table:formula="of:=[.H454]" office:value-type="float" office:value="0.0025284844" calcext:value-type="float">
            <text:p>0.0025284844</text:p>
          </table:table-cell>
          <table:table-cell table:formula="of:=[.J454]" office:value-type="float" office:value="547" calcext:value-type="float">
            <text:p>547</text:p>
          </table:table-cell>
          <table:table-cell table:formula="of:=[.X453]" office:value-type="float" office:value="0.000000875394" calcext:value-type="float">
            <text:p>0.000000875394</text:p>
          </table:table-cell>
          <table:table-cell table:formula="of:=[.Y453]" office:value-type="float" office:value="8580" calcext:value-type="float">
            <text:p>8580</text:p>
          </table:table-cell>
          <table:table-cell table:formula="of:=[.Z453]" office:value-type="float" office:value="0.000000875394" calcext:value-type="float">
            <text:p>0.000000875394</text:p>
          </table:table-cell>
          <table:table-cell table:formula="of:=[.AA4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5]) - LEN(SUBSTITUTE([.G455]; &quot;C&quot;; &quot;&quot;))) + [.$A$4] * (LEN([.G455]) - LEN(SUBSTITUTE([.G455]; &quot;G&quot;; &quot;&quot;)))" office:value-type="float" office:value="1" calcext:value-type="float">
            <text:p>1</text:p>
          </table:table-cell>
          <table:table-cell table:formula="of:=SUM([.I$2:.I455])" office:value-type="float" office:value="548" calcext:value-type="float">
            <text:p>548</text:p>
          </table:table-cell>
          <table:table-cell table:number-columns-repeated="9"/>
          <table:table-cell table:formula="of:=[.T454]" office:value-type="float" office:value="0.0015279541" calcext:value-type="float">
            <text:p>0.0015279541</text:p>
          </table:table-cell>
          <table:table-cell table:formula="of:=[.U454]" office:value-type="float" office:value="8040" calcext:value-type="float">
            <text:p>8040</text:p>
          </table:table-cell>
          <table:table-cell table:formula="of:=[.H455]" office:value-type="float" office:value="0.0025284844" calcext:value-type="float">
            <text:p>0.0025284844</text:p>
          </table:table-cell>
          <table:table-cell table:formula="of:=[.J455]" office:value-type="float" office:value="548" calcext:value-type="float">
            <text:p>548</text:p>
          </table:table-cell>
          <table:table-cell table:formula="of:=[.X454]" office:value-type="float" office:value="0.000000875394" calcext:value-type="float">
            <text:p>0.000000875394</text:p>
          </table:table-cell>
          <table:table-cell table:formula="of:=[.Y454]" office:value-type="float" office:value="8580" calcext:value-type="float">
            <text:p>8580</text:p>
          </table:table-cell>
          <table:table-cell table:formula="of:=[.Z454]" office:value-type="float" office:value="0.000000875394" calcext:value-type="float">
            <text:p>0.000000875394</text:p>
          </table:table-cell>
          <table:table-cell table:formula="of:=[.AA4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5284844" calcext:value-type="float">
            <text:p>0.0025284844</text:p>
          </table:table-cell>
          <table:table-cell table:formula="of:= (LEN([.G456]) - LEN(SUBSTITUTE([.G456]; &quot;C&quot;; &quot;&quot;))) + [.$A$4] * (LEN([.G456]) - LEN(SUBSTITUTE([.G456]; &quot;G&quot;; &quot;&quot;)))" office:value-type="float" office:value="1" calcext:value-type="float">
            <text:p>1</text:p>
          </table:table-cell>
          <table:table-cell table:formula="of:=SUM([.I$2:.I456])" office:value-type="float" office:value="549" calcext:value-type="float">
            <text:p>549</text:p>
          </table:table-cell>
          <table:table-cell table:number-columns-repeated="9"/>
          <table:table-cell table:formula="of:=[.T455]" office:value-type="float" office:value="0.0015279541" calcext:value-type="float">
            <text:p>0.0015279541</text:p>
          </table:table-cell>
          <table:table-cell table:formula="of:=[.U455]" office:value-type="float" office:value="8040" calcext:value-type="float">
            <text:p>8040</text:p>
          </table:table-cell>
          <table:table-cell table:formula="of:=[.H456]" office:value-type="float" office:value="0.0025284844" calcext:value-type="float">
            <text:p>0.0025284844</text:p>
          </table:table-cell>
          <table:table-cell table:formula="of:=[.J456]" office:value-type="float" office:value="549" calcext:value-type="float">
            <text:p>549</text:p>
          </table:table-cell>
          <table:table-cell table:formula="of:=[.X455]" office:value-type="float" office:value="0.000000875394" calcext:value-type="float">
            <text:p>0.000000875394</text:p>
          </table:table-cell>
          <table:table-cell table:formula="of:=[.Y455]" office:value-type="float" office:value="8580" calcext:value-type="float">
            <text:p>8580</text:p>
          </table:table-cell>
          <table:table-cell table:formula="of:=[.Z455]" office:value-type="float" office:value="0.000000875394" calcext:value-type="float">
            <text:p>0.000000875394</text:p>
          </table:table-cell>
          <table:table-cell table:formula="of:=[.AA4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57]) - LEN(SUBSTITUTE([.G457]; &quot;C&quot;; &quot;&quot;))) + [.$A$4] * (LEN([.G457]) - LEN(SUBSTITUTE([.G457]; &quot;G&quot;; &quot;&quot;)))" office:value-type="float" office:value="2" calcext:value-type="float">
            <text:p>2</text:p>
          </table:table-cell>
          <table:table-cell table:formula="of:=SUM([.I$2:.I457])" office:value-type="float" office:value="551" calcext:value-type="float">
            <text:p>551</text:p>
          </table:table-cell>
          <table:table-cell table:number-columns-repeated="9"/>
          <table:table-cell table:formula="of:=[.T456]" office:value-type="float" office:value="0.0015279541" calcext:value-type="float">
            <text:p>0.0015279541</text:p>
          </table:table-cell>
          <table:table-cell table:formula="of:=[.U456]" office:value-type="float" office:value="8040" calcext:value-type="float">
            <text:p>8040</text:p>
          </table:table-cell>
          <table:table-cell table:formula="of:=[.H457]" office:value-type="float" office:value="0.0024379278" calcext:value-type="float">
            <text:p>0.0024379278</text:p>
          </table:table-cell>
          <table:table-cell table:formula="of:=[.J457]" office:value-type="float" office:value="551" calcext:value-type="float">
            <text:p>551</text:p>
          </table:table-cell>
          <table:table-cell table:formula="of:=[.X456]" office:value-type="float" office:value="0.000000875394" calcext:value-type="float">
            <text:p>0.000000875394</text:p>
          </table:table-cell>
          <table:table-cell table:formula="of:=[.Y456]" office:value-type="float" office:value="8580" calcext:value-type="float">
            <text:p>8580</text:p>
          </table:table-cell>
          <table:table-cell table:formula="of:=[.Z456]" office:value-type="float" office:value="0.000000875394" calcext:value-type="float">
            <text:p>0.000000875394</text:p>
          </table:table-cell>
          <table:table-cell table:formula="of:=[.AA4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58]) - LEN(SUBSTITUTE([.G458]; &quot;C&quot;; &quot;&quot;))) + [.$A$4] * (LEN([.G458]) - LEN(SUBSTITUTE([.G458]; &quot;G&quot;; &quot;&quot;)))" office:value-type="float" office:value="1" calcext:value-type="float">
            <text:p>1</text:p>
          </table:table-cell>
          <table:table-cell table:formula="of:=SUM([.I$2:.I458])" office:value-type="float" office:value="552" calcext:value-type="float">
            <text:p>552</text:p>
          </table:table-cell>
          <table:table-cell table:number-columns-repeated="9"/>
          <table:table-cell table:formula="of:=[.T457]" office:value-type="float" office:value="0.0015279541" calcext:value-type="float">
            <text:p>0.0015279541</text:p>
          </table:table-cell>
          <table:table-cell table:formula="of:=[.U457]" office:value-type="float" office:value="8040" calcext:value-type="float">
            <text:p>8040</text:p>
          </table:table-cell>
          <table:table-cell table:formula="of:=[.H458]" office:value-type="float" office:value="0.0024379278" calcext:value-type="float">
            <text:p>0.0024379278</text:p>
          </table:table-cell>
          <table:table-cell table:formula="of:=[.J458]" office:value-type="float" office:value="552" calcext:value-type="float">
            <text:p>552</text:p>
          </table:table-cell>
          <table:table-cell table:formula="of:=[.X457]" office:value-type="float" office:value="0.000000875394" calcext:value-type="float">
            <text:p>0.000000875394</text:p>
          </table:table-cell>
          <table:table-cell table:formula="of:=[.Y457]" office:value-type="float" office:value="8580" calcext:value-type="float">
            <text:p>8580</text:p>
          </table:table-cell>
          <table:table-cell table:formula="of:=[.Z457]" office:value-type="float" office:value="0.000000875394" calcext:value-type="float">
            <text:p>0.000000875394</text:p>
          </table:table-cell>
          <table:table-cell table:formula="of:=[.AA4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59]) - LEN(SUBSTITUTE([.G459]; &quot;C&quot;; &quot;&quot;))) + [.$A$4] * (LEN([.G459]) - LEN(SUBSTITUTE([.G459]; &quot;G&quot;; &quot;&quot;)))" office:value-type="float" office:value="1" calcext:value-type="float">
            <text:p>1</text:p>
          </table:table-cell>
          <table:table-cell table:formula="of:=SUM([.I$2:.I459])" office:value-type="float" office:value="553" calcext:value-type="float">
            <text:p>553</text:p>
          </table:table-cell>
          <table:table-cell table:number-columns-repeated="9"/>
          <table:table-cell table:formula="of:=[.T458]" office:value-type="float" office:value="0.0015279541" calcext:value-type="float">
            <text:p>0.0015279541</text:p>
          </table:table-cell>
          <table:table-cell table:formula="of:=[.U458]" office:value-type="float" office:value="8040" calcext:value-type="float">
            <text:p>8040</text:p>
          </table:table-cell>
          <table:table-cell table:formula="of:=[.H459]" office:value-type="float" office:value="0.0024379278" calcext:value-type="float">
            <text:p>0.0024379278</text:p>
          </table:table-cell>
          <table:table-cell table:formula="of:=[.J459]" office:value-type="float" office:value="553" calcext:value-type="float">
            <text:p>553</text:p>
          </table:table-cell>
          <table:table-cell table:formula="of:=[.X458]" office:value-type="float" office:value="0.000000875394" calcext:value-type="float">
            <text:p>0.000000875394</text:p>
          </table:table-cell>
          <table:table-cell table:formula="of:=[.Y458]" office:value-type="float" office:value="8580" calcext:value-type="float">
            <text:p>8580</text:p>
          </table:table-cell>
          <table:table-cell table:formula="of:=[.Z458]" office:value-type="float" office:value="0.000000875394" calcext:value-type="float">
            <text:p>0.000000875394</text:p>
          </table:table-cell>
          <table:table-cell table:formula="of:=[.AA4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0]) - LEN(SUBSTITUTE([.G460]; &quot;C&quot;; &quot;&quot;))) + [.$A$4] * (LEN([.G460]) - LEN(SUBSTITUTE([.G460]; &quot;G&quot;; &quot;&quot;)))" office:value-type="float" office:value="2" calcext:value-type="float">
            <text:p>2</text:p>
          </table:table-cell>
          <table:table-cell table:formula="of:=SUM([.I$2:.I460])" office:value-type="float" office:value="555" calcext:value-type="float">
            <text:p>555</text:p>
          </table:table-cell>
          <table:table-cell table:number-columns-repeated="9"/>
          <table:table-cell table:formula="of:=[.T459]" office:value-type="float" office:value="0.0015279541" calcext:value-type="float">
            <text:p>0.0015279541</text:p>
          </table:table-cell>
          <table:table-cell table:formula="of:=[.U459]" office:value-type="float" office:value="8040" calcext:value-type="float">
            <text:p>8040</text:p>
          </table:table-cell>
          <table:table-cell table:formula="of:=[.H460]" office:value-type="float" office:value="0.0024379278" calcext:value-type="float">
            <text:p>0.0024379278</text:p>
          </table:table-cell>
          <table:table-cell table:formula="of:=[.J460]" office:value-type="float" office:value="555" calcext:value-type="float">
            <text:p>555</text:p>
          </table:table-cell>
          <table:table-cell table:formula="of:=[.X459]" office:value-type="float" office:value="0.000000875394" calcext:value-type="float">
            <text:p>0.000000875394</text:p>
          </table:table-cell>
          <table:table-cell table:formula="of:=[.Y459]" office:value-type="float" office:value="8580" calcext:value-type="float">
            <text:p>8580</text:p>
          </table:table-cell>
          <table:table-cell table:formula="of:=[.Z459]" office:value-type="float" office:value="0.000000875394" calcext:value-type="float">
            <text:p>0.000000875394</text:p>
          </table:table-cell>
          <table:table-cell table:formula="of:=[.AA4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1]) - LEN(SUBSTITUTE([.G461]; &quot;C&quot;; &quot;&quot;))) + [.$A$4] * (LEN([.G461]) - LEN(SUBSTITUTE([.G461]; &quot;G&quot;; &quot;&quot;)))" office:value-type="float" office:value="1" calcext:value-type="float">
            <text:p>1</text:p>
          </table:table-cell>
          <table:table-cell table:formula="of:=SUM([.I$2:.I461])" office:value-type="float" office:value="556" calcext:value-type="float">
            <text:p>556</text:p>
          </table:table-cell>
          <table:table-cell table:number-columns-repeated="9"/>
          <table:table-cell table:formula="of:=[.T460]" office:value-type="float" office:value="0.0015279541" calcext:value-type="float">
            <text:p>0.0015279541</text:p>
          </table:table-cell>
          <table:table-cell table:formula="of:=[.U460]" office:value-type="float" office:value="8040" calcext:value-type="float">
            <text:p>8040</text:p>
          </table:table-cell>
          <table:table-cell table:formula="of:=[.H461]" office:value-type="float" office:value="0.0024379278" calcext:value-type="float">
            <text:p>0.0024379278</text:p>
          </table:table-cell>
          <table:table-cell table:formula="of:=[.J461]" office:value-type="float" office:value="556" calcext:value-type="float">
            <text:p>556</text:p>
          </table:table-cell>
          <table:table-cell table:formula="of:=[.X460]" office:value-type="float" office:value="0.000000875394" calcext:value-type="float">
            <text:p>0.000000875394</text:p>
          </table:table-cell>
          <table:table-cell table:formula="of:=[.Y460]" office:value-type="float" office:value="8580" calcext:value-type="float">
            <text:p>8580</text:p>
          </table:table-cell>
          <table:table-cell table:formula="of:=[.Z460]" office:value-type="float" office:value="0.000000875394" calcext:value-type="float">
            <text:p>0.000000875394</text:p>
          </table:table-cell>
          <table:table-cell table:formula="of:=[.AA46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2]) - LEN(SUBSTITUTE([.G462]; &quot;C&quot;; &quot;&quot;))) + [.$A$4] * (LEN([.G462]) - LEN(SUBSTITUTE([.G462]; &quot;G&quot;; &quot;&quot;)))" office:value-type="float" office:value="1" calcext:value-type="float">
            <text:p>1</text:p>
          </table:table-cell>
          <table:table-cell table:formula="of:=SUM([.I$2:.I462])" office:value-type="float" office:value="557" calcext:value-type="float">
            <text:p>557</text:p>
          </table:table-cell>
          <table:table-cell table:number-columns-repeated="9"/>
          <table:table-cell table:formula="of:=[.T461]" office:value-type="float" office:value="0.0015279541" calcext:value-type="float">
            <text:p>0.0015279541</text:p>
          </table:table-cell>
          <table:table-cell table:formula="of:=[.U461]" office:value-type="float" office:value="8040" calcext:value-type="float">
            <text:p>8040</text:p>
          </table:table-cell>
          <table:table-cell table:formula="of:=[.H462]" office:value-type="float" office:value="0.0024379278" calcext:value-type="float">
            <text:p>0.0024379278</text:p>
          </table:table-cell>
          <table:table-cell table:formula="of:=[.J462]" office:value-type="float" office:value="557" calcext:value-type="float">
            <text:p>557</text:p>
          </table:table-cell>
          <table:table-cell table:formula="of:=[.X461]" office:value-type="float" office:value="0.000000875394" calcext:value-type="float">
            <text:p>0.000000875394</text:p>
          </table:table-cell>
          <table:table-cell table:formula="of:=[.Y461]" office:value-type="float" office:value="8580" calcext:value-type="float">
            <text:p>8580</text:p>
          </table:table-cell>
          <table:table-cell table:formula="of:=[.Z461]" office:value-type="float" office:value="0.000000875394" calcext:value-type="float">
            <text:p>0.000000875394</text:p>
          </table:table-cell>
          <table:table-cell table:formula="of:=[.AA46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3]) - LEN(SUBSTITUTE([.G463]; &quot;C&quot;; &quot;&quot;))) + [.$A$4] * (LEN([.G463]) - LEN(SUBSTITUTE([.G463]; &quot;G&quot;; &quot;&quot;)))" office:value-type="float" office:value="1" calcext:value-type="float">
            <text:p>1</text:p>
          </table:table-cell>
          <table:table-cell table:formula="of:=SUM([.I$2:.I463])" office:value-type="float" office:value="558" calcext:value-type="float">
            <text:p>558</text:p>
          </table:table-cell>
          <table:table-cell table:number-columns-repeated="9"/>
          <table:table-cell table:formula="of:=[.T462]" office:value-type="float" office:value="0.0015279541" calcext:value-type="float">
            <text:p>0.0015279541</text:p>
          </table:table-cell>
          <table:table-cell table:formula="of:=[.U462]" office:value-type="float" office:value="8040" calcext:value-type="float">
            <text:p>8040</text:p>
          </table:table-cell>
          <table:table-cell table:formula="of:=[.H463]" office:value-type="float" office:value="0.0024379278" calcext:value-type="float">
            <text:p>0.0024379278</text:p>
          </table:table-cell>
          <table:table-cell table:formula="of:=[.J463]" office:value-type="float" office:value="558" calcext:value-type="float">
            <text:p>558</text:p>
          </table:table-cell>
          <table:table-cell table:formula="of:=[.X462]" office:value-type="float" office:value="0.000000875394" calcext:value-type="float">
            <text:p>0.000000875394</text:p>
          </table:table-cell>
          <table:table-cell table:formula="of:=[.Y462]" office:value-type="float" office:value="8580" calcext:value-type="float">
            <text:p>8580</text:p>
          </table:table-cell>
          <table:table-cell table:formula="of:=[.Z462]" office:value-type="float" office:value="0.000000875394" calcext:value-type="float">
            <text:p>0.000000875394</text:p>
          </table:table-cell>
          <table:table-cell table:formula="of:=[.AA46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4]) - LEN(SUBSTITUTE([.G464]; &quot;C&quot;; &quot;&quot;))) + [.$A$4] * (LEN([.G464]) - LEN(SUBSTITUTE([.G464]; &quot;G&quot;; &quot;&quot;)))" office:value-type="float" office:value="1" calcext:value-type="float">
            <text:p>1</text:p>
          </table:table-cell>
          <table:table-cell table:formula="of:=SUM([.I$2:.I464])" office:value-type="float" office:value="559" calcext:value-type="float">
            <text:p>559</text:p>
          </table:table-cell>
          <table:table-cell table:number-columns-repeated="9"/>
          <table:table-cell table:formula="of:=[.T463]" office:value-type="float" office:value="0.0015279541" calcext:value-type="float">
            <text:p>0.0015279541</text:p>
          </table:table-cell>
          <table:table-cell table:formula="of:=[.U463]" office:value-type="float" office:value="8040" calcext:value-type="float">
            <text:p>8040</text:p>
          </table:table-cell>
          <table:table-cell table:formula="of:=[.H464]" office:value-type="float" office:value="0.0024379278" calcext:value-type="float">
            <text:p>0.0024379278</text:p>
          </table:table-cell>
          <table:table-cell table:formula="of:=[.J464]" office:value-type="float" office:value="559" calcext:value-type="float">
            <text:p>559</text:p>
          </table:table-cell>
          <table:table-cell table:formula="of:=[.X463]" office:value-type="float" office:value="0.000000875394" calcext:value-type="float">
            <text:p>0.000000875394</text:p>
          </table:table-cell>
          <table:table-cell table:formula="of:=[.Y463]" office:value-type="float" office:value="8580" calcext:value-type="float">
            <text:p>8580</text:p>
          </table:table-cell>
          <table:table-cell table:formula="of:=[.Z463]" office:value-type="float" office:value="0.000000875394" calcext:value-type="float">
            <text:p>0.000000875394</text:p>
          </table:table-cell>
          <table:table-cell table:formula="of:=[.AA46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5]) - LEN(SUBSTITUTE([.G465]; &quot;C&quot;; &quot;&quot;))) + [.$A$4] * (LEN([.G465]) - LEN(SUBSTITUTE([.G465]; &quot;G&quot;; &quot;&quot;)))" office:value-type="float" office:value="1" calcext:value-type="float">
            <text:p>1</text:p>
          </table:table-cell>
          <table:table-cell table:formula="of:=SUM([.I$2:.I465])" office:value-type="float" office:value="560" calcext:value-type="float">
            <text:p>560</text:p>
          </table:table-cell>
          <table:table-cell table:number-columns-repeated="9"/>
          <table:table-cell table:formula="of:=[.T464]" office:value-type="float" office:value="0.0015279541" calcext:value-type="float">
            <text:p>0.0015279541</text:p>
          </table:table-cell>
          <table:table-cell table:formula="of:=[.U464]" office:value-type="float" office:value="8040" calcext:value-type="float">
            <text:p>8040</text:p>
          </table:table-cell>
          <table:table-cell table:formula="of:=[.H465]" office:value-type="float" office:value="0.0024379278" calcext:value-type="float">
            <text:p>0.0024379278</text:p>
          </table:table-cell>
          <table:table-cell table:formula="of:=[.J465]" office:value-type="float" office:value="560" calcext:value-type="float">
            <text:p>560</text:p>
          </table:table-cell>
          <table:table-cell table:formula="of:=[.X464]" office:value-type="float" office:value="0.000000875394" calcext:value-type="float">
            <text:p>0.000000875394</text:p>
          </table:table-cell>
          <table:table-cell table:formula="of:=[.Y464]" office:value-type="float" office:value="8580" calcext:value-type="float">
            <text:p>8580</text:p>
          </table:table-cell>
          <table:table-cell table:formula="of:=[.Z464]" office:value-type="float" office:value="0.000000875394" calcext:value-type="float">
            <text:p>0.000000875394</text:p>
          </table:table-cell>
          <table:table-cell table:formula="of:=[.AA46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6]) - LEN(SUBSTITUTE([.G466]; &quot;C&quot;; &quot;&quot;))) + [.$A$4] * (LEN([.G466]) - LEN(SUBSTITUTE([.G466]; &quot;G&quot;; &quot;&quot;)))" office:value-type="float" office:value="1" calcext:value-type="float">
            <text:p>1</text:p>
          </table:table-cell>
          <table:table-cell table:formula="of:=SUM([.I$2:.I466])" office:value-type="float" office:value="561" calcext:value-type="float">
            <text:p>561</text:p>
          </table:table-cell>
          <table:table-cell table:number-columns-repeated="9"/>
          <table:table-cell table:formula="of:=[.T465]" office:value-type="float" office:value="0.0015279541" calcext:value-type="float">
            <text:p>0.0015279541</text:p>
          </table:table-cell>
          <table:table-cell table:formula="of:=[.U465]" office:value-type="float" office:value="8040" calcext:value-type="float">
            <text:p>8040</text:p>
          </table:table-cell>
          <table:table-cell table:formula="of:=[.H466]" office:value-type="float" office:value="0.0024379278" calcext:value-type="float">
            <text:p>0.0024379278</text:p>
          </table:table-cell>
          <table:table-cell table:formula="of:=[.J466]" office:value-type="float" office:value="561" calcext:value-type="float">
            <text:p>561</text:p>
          </table:table-cell>
          <table:table-cell table:formula="of:=[.X465]" office:value-type="float" office:value="0.000000875394" calcext:value-type="float">
            <text:p>0.000000875394</text:p>
          </table:table-cell>
          <table:table-cell table:formula="of:=[.Y465]" office:value-type="float" office:value="8580" calcext:value-type="float">
            <text:p>8580</text:p>
          </table:table-cell>
          <table:table-cell table:formula="of:=[.Z465]" office:value-type="float" office:value="0.000000875394" calcext:value-type="float">
            <text:p>0.000000875394</text:p>
          </table:table-cell>
          <table:table-cell table:formula="of:=[.AA46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7]) - LEN(SUBSTITUTE([.G467]; &quot;C&quot;; &quot;&quot;))) + [.$A$4] * (LEN([.G467]) - LEN(SUBSTITUTE([.G467]; &quot;G&quot;; &quot;&quot;)))" office:value-type="float" office:value="1" calcext:value-type="float">
            <text:p>1</text:p>
          </table:table-cell>
          <table:table-cell table:formula="of:=SUM([.I$2:.I467])" office:value-type="float" office:value="562" calcext:value-type="float">
            <text:p>562</text:p>
          </table:table-cell>
          <table:table-cell table:number-columns-repeated="9"/>
          <table:table-cell table:formula="of:=[.T466]" office:value-type="float" office:value="0.0015279541" calcext:value-type="float">
            <text:p>0.0015279541</text:p>
          </table:table-cell>
          <table:table-cell table:formula="of:=[.U466]" office:value-type="float" office:value="8040" calcext:value-type="float">
            <text:p>8040</text:p>
          </table:table-cell>
          <table:table-cell table:formula="of:=[.H467]" office:value-type="float" office:value="0.0024379278" calcext:value-type="float">
            <text:p>0.0024379278</text:p>
          </table:table-cell>
          <table:table-cell table:formula="of:=[.J467]" office:value-type="float" office:value="562" calcext:value-type="float">
            <text:p>562</text:p>
          </table:table-cell>
          <table:table-cell table:formula="of:=[.X466]" office:value-type="float" office:value="0.000000875394" calcext:value-type="float">
            <text:p>0.000000875394</text:p>
          </table:table-cell>
          <table:table-cell table:formula="of:=[.Y466]" office:value-type="float" office:value="8580" calcext:value-type="float">
            <text:p>8580</text:p>
          </table:table-cell>
          <table:table-cell table:formula="of:=[.Z466]" office:value-type="float" office:value="0.000000875394" calcext:value-type="float">
            <text:p>0.000000875394</text:p>
          </table:table-cell>
          <table:table-cell table:formula="of:=[.AA46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8]) - LEN(SUBSTITUTE([.G468]; &quot;C&quot;; &quot;&quot;))) + [.$A$4] * (LEN([.G468]) - LEN(SUBSTITUTE([.G468]; &quot;G&quot;; &quot;&quot;)))" office:value-type="float" office:value="1" calcext:value-type="float">
            <text:p>1</text:p>
          </table:table-cell>
          <table:table-cell table:formula="of:=SUM([.I$2:.I468])" office:value-type="float" office:value="563" calcext:value-type="float">
            <text:p>563</text:p>
          </table:table-cell>
          <table:table-cell table:number-columns-repeated="9"/>
          <table:table-cell table:formula="of:=[.T467]" office:value-type="float" office:value="0.0015279541" calcext:value-type="float">
            <text:p>0.0015279541</text:p>
          </table:table-cell>
          <table:table-cell table:formula="of:=[.U467]" office:value-type="float" office:value="8040" calcext:value-type="float">
            <text:p>8040</text:p>
          </table:table-cell>
          <table:table-cell table:formula="of:=[.H468]" office:value-type="float" office:value="0.0024379278" calcext:value-type="float">
            <text:p>0.0024379278</text:p>
          </table:table-cell>
          <table:table-cell table:formula="of:=[.J468]" office:value-type="float" office:value="563" calcext:value-type="float">
            <text:p>563</text:p>
          </table:table-cell>
          <table:table-cell table:formula="of:=[.X467]" office:value-type="float" office:value="0.000000875394" calcext:value-type="float">
            <text:p>0.000000875394</text:p>
          </table:table-cell>
          <table:table-cell table:formula="of:=[.Y467]" office:value-type="float" office:value="8580" calcext:value-type="float">
            <text:p>8580</text:p>
          </table:table-cell>
          <table:table-cell table:formula="of:=[.Z467]" office:value-type="float" office:value="0.000000875394" calcext:value-type="float">
            <text:p>0.000000875394</text:p>
          </table:table-cell>
          <table:table-cell table:formula="of:=[.AA46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69]) - LEN(SUBSTITUTE([.G469]; &quot;C&quot;; &quot;&quot;))) + [.$A$4] * (LEN([.G469]) - LEN(SUBSTITUTE([.G469]; &quot;G&quot;; &quot;&quot;)))" office:value-type="float" office:value="1" calcext:value-type="float">
            <text:p>1</text:p>
          </table:table-cell>
          <table:table-cell table:formula="of:=SUM([.I$2:.I469])" office:value-type="float" office:value="564" calcext:value-type="float">
            <text:p>564</text:p>
          </table:table-cell>
          <table:table-cell table:number-columns-repeated="9"/>
          <table:table-cell table:formula="of:=[.T468]" office:value-type="float" office:value="0.0015279541" calcext:value-type="float">
            <text:p>0.0015279541</text:p>
          </table:table-cell>
          <table:table-cell table:formula="of:=[.U468]" office:value-type="float" office:value="8040" calcext:value-type="float">
            <text:p>8040</text:p>
          </table:table-cell>
          <table:table-cell table:formula="of:=[.H469]" office:value-type="float" office:value="0.0024379278" calcext:value-type="float">
            <text:p>0.0024379278</text:p>
          </table:table-cell>
          <table:table-cell table:formula="of:=[.J469]" office:value-type="float" office:value="564" calcext:value-type="float">
            <text:p>564</text:p>
          </table:table-cell>
          <table:table-cell table:formula="of:=[.X468]" office:value-type="float" office:value="0.000000875394" calcext:value-type="float">
            <text:p>0.000000875394</text:p>
          </table:table-cell>
          <table:table-cell table:formula="of:=[.Y468]" office:value-type="float" office:value="8580" calcext:value-type="float">
            <text:p>8580</text:p>
          </table:table-cell>
          <table:table-cell table:formula="of:=[.Z468]" office:value-type="float" office:value="0.000000875394" calcext:value-type="float">
            <text:p>0.000000875394</text:p>
          </table:table-cell>
          <table:table-cell table:formula="of:=[.AA46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0]) - LEN(SUBSTITUTE([.G470]; &quot;C&quot;; &quot;&quot;))) + [.$A$4] * (LEN([.G470]) - LEN(SUBSTITUTE([.G470]; &quot;G&quot;; &quot;&quot;)))" office:value-type="float" office:value="1" calcext:value-type="float">
            <text:p>1</text:p>
          </table:table-cell>
          <table:table-cell table:formula="of:=SUM([.I$2:.I470])" office:value-type="float" office:value="565" calcext:value-type="float">
            <text:p>565</text:p>
          </table:table-cell>
          <table:table-cell table:number-columns-repeated="9"/>
          <table:table-cell table:formula="of:=[.T469]" office:value-type="float" office:value="0.0015279541" calcext:value-type="float">
            <text:p>0.0015279541</text:p>
          </table:table-cell>
          <table:table-cell table:formula="of:=[.U469]" office:value-type="float" office:value="8040" calcext:value-type="float">
            <text:p>8040</text:p>
          </table:table-cell>
          <table:table-cell table:formula="of:=[.H470]" office:value-type="float" office:value="0.0024379278" calcext:value-type="float">
            <text:p>0.0024379278</text:p>
          </table:table-cell>
          <table:table-cell table:formula="of:=[.J470]" office:value-type="float" office:value="565" calcext:value-type="float">
            <text:p>565</text:p>
          </table:table-cell>
          <table:table-cell table:formula="of:=[.X469]" office:value-type="float" office:value="0.000000875394" calcext:value-type="float">
            <text:p>0.000000875394</text:p>
          </table:table-cell>
          <table:table-cell table:formula="of:=[.Y469]" office:value-type="float" office:value="8580" calcext:value-type="float">
            <text:p>8580</text:p>
          </table:table-cell>
          <table:table-cell table:formula="of:=[.Z469]" office:value-type="float" office:value="0.000000875394" calcext:value-type="float">
            <text:p>0.000000875394</text:p>
          </table:table-cell>
          <table:table-cell table:formula="of:=[.AA46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1]) - LEN(SUBSTITUTE([.G471]; &quot;C&quot;; &quot;&quot;))) + [.$A$4] * (LEN([.G471]) - LEN(SUBSTITUTE([.G471]; &quot;G&quot;; &quot;&quot;)))" office:value-type="float" office:value="1" calcext:value-type="float">
            <text:p>1</text:p>
          </table:table-cell>
          <table:table-cell table:formula="of:=SUM([.I$2:.I471])" office:value-type="float" office:value="566" calcext:value-type="float">
            <text:p>566</text:p>
          </table:table-cell>
          <table:table-cell table:number-columns-repeated="9"/>
          <table:table-cell table:formula="of:=[.T470]" office:value-type="float" office:value="0.0015279541" calcext:value-type="float">
            <text:p>0.0015279541</text:p>
          </table:table-cell>
          <table:table-cell table:formula="of:=[.U470]" office:value-type="float" office:value="8040" calcext:value-type="float">
            <text:p>8040</text:p>
          </table:table-cell>
          <table:table-cell table:formula="of:=[.H471]" office:value-type="float" office:value="0.0024379278" calcext:value-type="float">
            <text:p>0.0024379278</text:p>
          </table:table-cell>
          <table:table-cell table:formula="of:=[.J471]" office:value-type="float" office:value="566" calcext:value-type="float">
            <text:p>566</text:p>
          </table:table-cell>
          <table:table-cell table:formula="of:=[.X470]" office:value-type="float" office:value="0.000000875394" calcext:value-type="float">
            <text:p>0.000000875394</text:p>
          </table:table-cell>
          <table:table-cell table:formula="of:=[.Y470]" office:value-type="float" office:value="8580" calcext:value-type="float">
            <text:p>8580</text:p>
          </table:table-cell>
          <table:table-cell table:formula="of:=[.Z470]" office:value-type="float" office:value="0.000000875394" calcext:value-type="float">
            <text:p>0.000000875394</text:p>
          </table:table-cell>
          <table:table-cell table:formula="of:=[.AA47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2]) - LEN(SUBSTITUTE([.G472]; &quot;C&quot;; &quot;&quot;))) + [.$A$4] * (LEN([.G472]) - LEN(SUBSTITUTE([.G472]; &quot;G&quot;; &quot;&quot;)))" office:value-type="float" office:value="1" calcext:value-type="float">
            <text:p>1</text:p>
          </table:table-cell>
          <table:table-cell table:formula="of:=SUM([.I$2:.I472])" office:value-type="float" office:value="567" calcext:value-type="float">
            <text:p>567</text:p>
          </table:table-cell>
          <table:table-cell table:number-columns-repeated="9"/>
          <table:table-cell table:formula="of:=[.T471]" office:value-type="float" office:value="0.0015279541" calcext:value-type="float">
            <text:p>0.0015279541</text:p>
          </table:table-cell>
          <table:table-cell table:formula="of:=[.U471]" office:value-type="float" office:value="8040" calcext:value-type="float">
            <text:p>8040</text:p>
          </table:table-cell>
          <table:table-cell table:formula="of:=[.H472]" office:value-type="float" office:value="0.0024379278" calcext:value-type="float">
            <text:p>0.0024379278</text:p>
          </table:table-cell>
          <table:table-cell table:formula="of:=[.J472]" office:value-type="float" office:value="567" calcext:value-type="float">
            <text:p>567</text:p>
          </table:table-cell>
          <table:table-cell table:formula="of:=[.X471]" office:value-type="float" office:value="0.000000875394" calcext:value-type="float">
            <text:p>0.000000875394</text:p>
          </table:table-cell>
          <table:table-cell table:formula="of:=[.Y471]" office:value-type="float" office:value="8580" calcext:value-type="float">
            <text:p>8580</text:p>
          </table:table-cell>
          <table:table-cell table:formula="of:=[.Z471]" office:value-type="float" office:value="0.000000875394" calcext:value-type="float">
            <text:p>0.000000875394</text:p>
          </table:table-cell>
          <table:table-cell table:formula="of:=[.AA47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3]) - LEN(SUBSTITUTE([.G473]; &quot;C&quot;; &quot;&quot;))) + [.$A$4] * (LEN([.G473]) - LEN(SUBSTITUTE([.G473]; &quot;G&quot;; &quot;&quot;)))" office:value-type="float" office:value="1" calcext:value-type="float">
            <text:p>1</text:p>
          </table:table-cell>
          <table:table-cell table:formula="of:=SUM([.I$2:.I473])" office:value-type="float" office:value="568" calcext:value-type="float">
            <text:p>568</text:p>
          </table:table-cell>
          <table:table-cell table:number-columns-repeated="9"/>
          <table:table-cell table:formula="of:=[.T472]" office:value-type="float" office:value="0.0015279541" calcext:value-type="float">
            <text:p>0.0015279541</text:p>
          </table:table-cell>
          <table:table-cell table:formula="of:=[.U472]" office:value-type="float" office:value="8040" calcext:value-type="float">
            <text:p>8040</text:p>
          </table:table-cell>
          <table:table-cell table:formula="of:=[.H473]" office:value-type="float" office:value="0.0024379278" calcext:value-type="float">
            <text:p>0.0024379278</text:p>
          </table:table-cell>
          <table:table-cell table:formula="of:=[.J473]" office:value-type="float" office:value="568" calcext:value-type="float">
            <text:p>568</text:p>
          </table:table-cell>
          <table:table-cell table:formula="of:=[.X472]" office:value-type="float" office:value="0.000000875394" calcext:value-type="float">
            <text:p>0.000000875394</text:p>
          </table:table-cell>
          <table:table-cell table:formula="of:=[.Y472]" office:value-type="float" office:value="8580" calcext:value-type="float">
            <text:p>8580</text:p>
          </table:table-cell>
          <table:table-cell table:formula="of:=[.Z472]" office:value-type="float" office:value="0.000000875394" calcext:value-type="float">
            <text:p>0.000000875394</text:p>
          </table:table-cell>
          <table:table-cell table:formula="of:=[.AA47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4]) - LEN(SUBSTITUTE([.G474]; &quot;C&quot;; &quot;&quot;))) + [.$A$4] * (LEN([.G474]) - LEN(SUBSTITUTE([.G474]; &quot;G&quot;; &quot;&quot;)))" office:value-type="float" office:value="1" calcext:value-type="float">
            <text:p>1</text:p>
          </table:table-cell>
          <table:table-cell table:formula="of:=SUM([.I$2:.I474])" office:value-type="float" office:value="569" calcext:value-type="float">
            <text:p>569</text:p>
          </table:table-cell>
          <table:table-cell table:number-columns-repeated="9"/>
          <table:table-cell table:formula="of:=[.T473]" office:value-type="float" office:value="0.0015279541" calcext:value-type="float">
            <text:p>0.0015279541</text:p>
          </table:table-cell>
          <table:table-cell table:formula="of:=[.U473]" office:value-type="float" office:value="8040" calcext:value-type="float">
            <text:p>8040</text:p>
          </table:table-cell>
          <table:table-cell table:formula="of:=[.H474]" office:value-type="float" office:value="0.0024379278" calcext:value-type="float">
            <text:p>0.0024379278</text:p>
          </table:table-cell>
          <table:table-cell table:formula="of:=[.J474]" office:value-type="float" office:value="569" calcext:value-type="float">
            <text:p>569</text:p>
          </table:table-cell>
          <table:table-cell table:formula="of:=[.X473]" office:value-type="float" office:value="0.000000875394" calcext:value-type="float">
            <text:p>0.000000875394</text:p>
          </table:table-cell>
          <table:table-cell table:formula="of:=[.Y473]" office:value-type="float" office:value="8580" calcext:value-type="float">
            <text:p>8580</text:p>
          </table:table-cell>
          <table:table-cell table:formula="of:=[.Z473]" office:value-type="float" office:value="0.000000875394" calcext:value-type="float">
            <text:p>0.000000875394</text:p>
          </table:table-cell>
          <table:table-cell table:formula="of:=[.AA47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5]) - LEN(SUBSTITUTE([.G475]; &quot;C&quot;; &quot;&quot;))) + [.$A$4] * (LEN([.G475]) - LEN(SUBSTITUTE([.G475]; &quot;G&quot;; &quot;&quot;)))" office:value-type="float" office:value="1" calcext:value-type="float">
            <text:p>1</text:p>
          </table:table-cell>
          <table:table-cell table:formula="of:=SUM([.I$2:.I475])" office:value-type="float" office:value="570" calcext:value-type="float">
            <text:p>570</text:p>
          </table:table-cell>
          <table:table-cell table:number-columns-repeated="9"/>
          <table:table-cell table:formula="of:=[.T474]" office:value-type="float" office:value="0.0015279541" calcext:value-type="float">
            <text:p>0.0015279541</text:p>
          </table:table-cell>
          <table:table-cell table:formula="of:=[.U474]" office:value-type="float" office:value="8040" calcext:value-type="float">
            <text:p>8040</text:p>
          </table:table-cell>
          <table:table-cell table:formula="of:=[.H475]" office:value-type="float" office:value="0.0024379278" calcext:value-type="float">
            <text:p>0.0024379278</text:p>
          </table:table-cell>
          <table:table-cell table:formula="of:=[.J475]" office:value-type="float" office:value="570" calcext:value-type="float">
            <text:p>570</text:p>
          </table:table-cell>
          <table:table-cell table:formula="of:=[.X474]" office:value-type="float" office:value="0.000000875394" calcext:value-type="float">
            <text:p>0.000000875394</text:p>
          </table:table-cell>
          <table:table-cell table:formula="of:=[.Y474]" office:value-type="float" office:value="8580" calcext:value-type="float">
            <text:p>8580</text:p>
          </table:table-cell>
          <table:table-cell table:formula="of:=[.Z474]" office:value-type="float" office:value="0.000000875394" calcext:value-type="float">
            <text:p>0.000000875394</text:p>
          </table:table-cell>
          <table:table-cell table:formula="of:=[.AA47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6]) - LEN(SUBSTITUTE([.G476]; &quot;C&quot;; &quot;&quot;))) + [.$A$4] * (LEN([.G476]) - LEN(SUBSTITUTE([.G476]; &quot;G&quot;; &quot;&quot;)))" office:value-type="float" office:value="2" calcext:value-type="float">
            <text:p>2</text:p>
          </table:table-cell>
          <table:table-cell table:formula="of:=SUM([.I$2:.I476])" office:value-type="float" office:value="572" calcext:value-type="float">
            <text:p>572</text:p>
          </table:table-cell>
          <table:table-cell table:number-columns-repeated="9"/>
          <table:table-cell table:formula="of:=[.T475]" office:value-type="float" office:value="0.0015279541" calcext:value-type="float">
            <text:p>0.0015279541</text:p>
          </table:table-cell>
          <table:table-cell table:formula="of:=[.U475]" office:value-type="float" office:value="8040" calcext:value-type="float">
            <text:p>8040</text:p>
          </table:table-cell>
          <table:table-cell table:formula="of:=[.H476]" office:value-type="float" office:value="0.0024379278" calcext:value-type="float">
            <text:p>0.0024379278</text:p>
          </table:table-cell>
          <table:table-cell table:formula="of:=[.J476]" office:value-type="float" office:value="572" calcext:value-type="float">
            <text:p>572</text:p>
          </table:table-cell>
          <table:table-cell table:formula="of:=[.X475]" office:value-type="float" office:value="0.000000875394" calcext:value-type="float">
            <text:p>0.000000875394</text:p>
          </table:table-cell>
          <table:table-cell table:formula="of:=[.Y475]" office:value-type="float" office:value="8580" calcext:value-type="float">
            <text:p>8580</text:p>
          </table:table-cell>
          <table:table-cell table:formula="of:=[.Z475]" office:value-type="float" office:value="0.000000875394" calcext:value-type="float">
            <text:p>0.000000875394</text:p>
          </table:table-cell>
          <table:table-cell table:formula="of:=[.AA47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7]) - LEN(SUBSTITUTE([.G477]; &quot;C&quot;; &quot;&quot;))) + [.$A$4] * (LEN([.G477]) - LEN(SUBSTITUTE([.G477]; &quot;G&quot;; &quot;&quot;)))" office:value-type="float" office:value="1" calcext:value-type="float">
            <text:p>1</text:p>
          </table:table-cell>
          <table:table-cell table:formula="of:=SUM([.I$2:.I477])" office:value-type="float" office:value="573" calcext:value-type="float">
            <text:p>573</text:p>
          </table:table-cell>
          <table:table-cell table:number-columns-repeated="9"/>
          <table:table-cell table:formula="of:=[.T476]" office:value-type="float" office:value="0.0015279541" calcext:value-type="float">
            <text:p>0.0015279541</text:p>
          </table:table-cell>
          <table:table-cell table:formula="of:=[.U476]" office:value-type="float" office:value="8040" calcext:value-type="float">
            <text:p>8040</text:p>
          </table:table-cell>
          <table:table-cell table:formula="of:=[.H477]" office:value-type="float" office:value="0.0024379278" calcext:value-type="float">
            <text:p>0.0024379278</text:p>
          </table:table-cell>
          <table:table-cell table:formula="of:=[.J477]" office:value-type="float" office:value="573" calcext:value-type="float">
            <text:p>573</text:p>
          </table:table-cell>
          <table:table-cell table:formula="of:=[.X476]" office:value-type="float" office:value="0.000000875394" calcext:value-type="float">
            <text:p>0.000000875394</text:p>
          </table:table-cell>
          <table:table-cell table:formula="of:=[.Y476]" office:value-type="float" office:value="8580" calcext:value-type="float">
            <text:p>8580</text:p>
          </table:table-cell>
          <table:table-cell table:formula="of:=[.Z476]" office:value-type="float" office:value="0.000000875394" calcext:value-type="float">
            <text:p>0.000000875394</text:p>
          </table:table-cell>
          <table:table-cell table:formula="of:=[.AA47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8]) - LEN(SUBSTITUTE([.G478]; &quot;C&quot;; &quot;&quot;))) + [.$A$4] * (LEN([.G478]) - LEN(SUBSTITUTE([.G478]; &quot;G&quot;; &quot;&quot;)))" office:value-type="float" office:value="1" calcext:value-type="float">
            <text:p>1</text:p>
          </table:table-cell>
          <table:table-cell table:formula="of:=SUM([.I$2:.I478])" office:value-type="float" office:value="574" calcext:value-type="float">
            <text:p>574</text:p>
          </table:table-cell>
          <table:table-cell table:number-columns-repeated="9"/>
          <table:table-cell table:formula="of:=[.T477]" office:value-type="float" office:value="0.0015279541" calcext:value-type="float">
            <text:p>0.0015279541</text:p>
          </table:table-cell>
          <table:table-cell table:formula="of:=[.U477]" office:value-type="float" office:value="8040" calcext:value-type="float">
            <text:p>8040</text:p>
          </table:table-cell>
          <table:table-cell table:formula="of:=[.H478]" office:value-type="float" office:value="0.0024379278" calcext:value-type="float">
            <text:p>0.0024379278</text:p>
          </table:table-cell>
          <table:table-cell table:formula="of:=[.J478]" office:value-type="float" office:value="574" calcext:value-type="float">
            <text:p>574</text:p>
          </table:table-cell>
          <table:table-cell table:formula="of:=[.X477]" office:value-type="float" office:value="0.000000875394" calcext:value-type="float">
            <text:p>0.000000875394</text:p>
          </table:table-cell>
          <table:table-cell table:formula="of:=[.Y477]" office:value-type="float" office:value="8580" calcext:value-type="float">
            <text:p>8580</text:p>
          </table:table-cell>
          <table:table-cell table:formula="of:=[.Z477]" office:value-type="float" office:value="0.000000875394" calcext:value-type="float">
            <text:p>0.000000875394</text:p>
          </table:table-cell>
          <table:table-cell table:formula="of:=[.AA47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79]) - LEN(SUBSTITUTE([.G479]; &quot;C&quot;; &quot;&quot;))) + [.$A$4] * (LEN([.G479]) - LEN(SUBSTITUTE([.G479]; &quot;G&quot;; &quot;&quot;)))" office:value-type="float" office:value="1" calcext:value-type="float">
            <text:p>1</text:p>
          </table:table-cell>
          <table:table-cell table:formula="of:=SUM([.I$2:.I479])" office:value-type="float" office:value="575" calcext:value-type="float">
            <text:p>575</text:p>
          </table:table-cell>
          <table:table-cell table:number-columns-repeated="9"/>
          <table:table-cell table:formula="of:=[.T478]" office:value-type="float" office:value="0.0015279541" calcext:value-type="float">
            <text:p>0.0015279541</text:p>
          </table:table-cell>
          <table:table-cell table:formula="of:=[.U478]" office:value-type="float" office:value="8040" calcext:value-type="float">
            <text:p>8040</text:p>
          </table:table-cell>
          <table:table-cell table:formula="of:=[.H479]" office:value-type="float" office:value="0.0024379278" calcext:value-type="float">
            <text:p>0.0024379278</text:p>
          </table:table-cell>
          <table:table-cell table:formula="of:=[.J479]" office:value-type="float" office:value="575" calcext:value-type="float">
            <text:p>575</text:p>
          </table:table-cell>
          <table:table-cell table:formula="of:=[.X478]" office:value-type="float" office:value="0.000000875394" calcext:value-type="float">
            <text:p>0.000000875394</text:p>
          </table:table-cell>
          <table:table-cell table:formula="of:=[.Y478]" office:value-type="float" office:value="8580" calcext:value-type="float">
            <text:p>8580</text:p>
          </table:table-cell>
          <table:table-cell table:formula="of:=[.Z478]" office:value-type="float" office:value="0.000000875394" calcext:value-type="float">
            <text:p>0.000000875394</text:p>
          </table:table-cell>
          <table:table-cell table:formula="of:=[.AA47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0]) - LEN(SUBSTITUTE([.G480]; &quot;C&quot;; &quot;&quot;))) + [.$A$4] * (LEN([.G480]) - LEN(SUBSTITUTE([.G480]; &quot;G&quot;; &quot;&quot;)))" office:value-type="float" office:value="1" calcext:value-type="float">
            <text:p>1</text:p>
          </table:table-cell>
          <table:table-cell table:formula="of:=SUM([.I$2:.I480])" office:value-type="float" office:value="576" calcext:value-type="float">
            <text:p>576</text:p>
          </table:table-cell>
          <table:table-cell table:number-columns-repeated="9"/>
          <table:table-cell table:formula="of:=[.T479]" office:value-type="float" office:value="0.0015279541" calcext:value-type="float">
            <text:p>0.0015279541</text:p>
          </table:table-cell>
          <table:table-cell table:formula="of:=[.U479]" office:value-type="float" office:value="8040" calcext:value-type="float">
            <text:p>8040</text:p>
          </table:table-cell>
          <table:table-cell table:formula="of:=[.H480]" office:value-type="float" office:value="0.0024379278" calcext:value-type="float">
            <text:p>0.0024379278</text:p>
          </table:table-cell>
          <table:table-cell table:formula="of:=[.J480]" office:value-type="float" office:value="576" calcext:value-type="float">
            <text:p>576</text:p>
          </table:table-cell>
          <table:table-cell table:formula="of:=[.X479]" office:value-type="float" office:value="0.000000875394" calcext:value-type="float">
            <text:p>0.000000875394</text:p>
          </table:table-cell>
          <table:table-cell table:formula="of:=[.Y479]" office:value-type="float" office:value="8580" calcext:value-type="float">
            <text:p>8580</text:p>
          </table:table-cell>
          <table:table-cell table:formula="of:=[.Z479]" office:value-type="float" office:value="0.000000875394" calcext:value-type="float">
            <text:p>0.000000875394</text:p>
          </table:table-cell>
          <table:table-cell table:formula="of:=[.AA47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1]) - LEN(SUBSTITUTE([.G481]; &quot;C&quot;; &quot;&quot;))) + [.$A$4] * (LEN([.G481]) - LEN(SUBSTITUTE([.G481]; &quot;G&quot;; &quot;&quot;)))" office:value-type="float" office:value="1" calcext:value-type="float">
            <text:p>1</text:p>
          </table:table-cell>
          <table:table-cell table:formula="of:=SUM([.I$2:.I481])" office:value-type="float" office:value="577" calcext:value-type="float">
            <text:p>577</text:p>
          </table:table-cell>
          <table:table-cell table:number-columns-repeated="9"/>
          <table:table-cell table:formula="of:=[.T480]" office:value-type="float" office:value="0.0015279541" calcext:value-type="float">
            <text:p>0.0015279541</text:p>
          </table:table-cell>
          <table:table-cell table:formula="of:=[.U480]" office:value-type="float" office:value="8040" calcext:value-type="float">
            <text:p>8040</text:p>
          </table:table-cell>
          <table:table-cell table:formula="of:=[.H481]" office:value-type="float" office:value="0.0024379278" calcext:value-type="float">
            <text:p>0.0024379278</text:p>
          </table:table-cell>
          <table:table-cell table:formula="of:=[.J481]" office:value-type="float" office:value="577" calcext:value-type="float">
            <text:p>577</text:p>
          </table:table-cell>
          <table:table-cell table:formula="of:=[.X480]" office:value-type="float" office:value="0.000000875394" calcext:value-type="float">
            <text:p>0.000000875394</text:p>
          </table:table-cell>
          <table:table-cell table:formula="of:=[.Y480]" office:value-type="float" office:value="8580" calcext:value-type="float">
            <text:p>8580</text:p>
          </table:table-cell>
          <table:table-cell table:formula="of:=[.Z480]" office:value-type="float" office:value="0.000000875394" calcext:value-type="float">
            <text:p>0.000000875394</text:p>
          </table:table-cell>
          <table:table-cell table:formula="of:=[.AA48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2]) - LEN(SUBSTITUTE([.G482]; &quot;C&quot;; &quot;&quot;))) + [.$A$4] * (LEN([.G482]) - LEN(SUBSTITUTE([.G482]; &quot;G&quot;; &quot;&quot;)))" office:value-type="float" office:value="1" calcext:value-type="float">
            <text:p>1</text:p>
          </table:table-cell>
          <table:table-cell table:formula="of:=SUM([.I$2:.I482])" office:value-type="float" office:value="578" calcext:value-type="float">
            <text:p>578</text:p>
          </table:table-cell>
          <table:table-cell table:number-columns-repeated="9"/>
          <table:table-cell table:formula="of:=[.T481]" office:value-type="float" office:value="0.0015279541" calcext:value-type="float">
            <text:p>0.0015279541</text:p>
          </table:table-cell>
          <table:table-cell table:formula="of:=[.U481]" office:value-type="float" office:value="8040" calcext:value-type="float">
            <text:p>8040</text:p>
          </table:table-cell>
          <table:table-cell table:formula="of:=[.H482]" office:value-type="float" office:value="0.0024379278" calcext:value-type="float">
            <text:p>0.0024379278</text:p>
          </table:table-cell>
          <table:table-cell table:formula="of:=[.J482]" office:value-type="float" office:value="578" calcext:value-type="float">
            <text:p>578</text:p>
          </table:table-cell>
          <table:table-cell table:formula="of:=[.X481]" office:value-type="float" office:value="0.000000875394" calcext:value-type="float">
            <text:p>0.000000875394</text:p>
          </table:table-cell>
          <table:table-cell table:formula="of:=[.Y481]" office:value-type="float" office:value="8580" calcext:value-type="float">
            <text:p>8580</text:p>
          </table:table-cell>
          <table:table-cell table:formula="of:=[.Z481]" office:value-type="float" office:value="0.000000875394" calcext:value-type="float">
            <text:p>0.000000875394</text:p>
          </table:table-cell>
          <table:table-cell table:formula="of:=[.AA48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3]) - LEN(SUBSTITUTE([.G483]; &quot;C&quot;; &quot;&quot;))) + [.$A$4] * (LEN([.G483]) - LEN(SUBSTITUTE([.G483]; &quot;G&quot;; &quot;&quot;)))" office:value-type="float" office:value="1" calcext:value-type="float">
            <text:p>1</text:p>
          </table:table-cell>
          <table:table-cell table:formula="of:=SUM([.I$2:.I483])" office:value-type="float" office:value="579" calcext:value-type="float">
            <text:p>579</text:p>
          </table:table-cell>
          <table:table-cell table:number-columns-repeated="9"/>
          <table:table-cell table:formula="of:=[.T482]" office:value-type="float" office:value="0.0015279541" calcext:value-type="float">
            <text:p>0.0015279541</text:p>
          </table:table-cell>
          <table:table-cell table:formula="of:=[.U482]" office:value-type="float" office:value="8040" calcext:value-type="float">
            <text:p>8040</text:p>
          </table:table-cell>
          <table:table-cell table:formula="of:=[.H483]" office:value-type="float" office:value="0.0024379278" calcext:value-type="float">
            <text:p>0.0024379278</text:p>
          </table:table-cell>
          <table:table-cell table:formula="of:=[.J483]" office:value-type="float" office:value="579" calcext:value-type="float">
            <text:p>579</text:p>
          </table:table-cell>
          <table:table-cell table:formula="of:=[.X482]" office:value-type="float" office:value="0.000000875394" calcext:value-type="float">
            <text:p>0.000000875394</text:p>
          </table:table-cell>
          <table:table-cell table:formula="of:=[.Y482]" office:value-type="float" office:value="8580" calcext:value-type="float">
            <text:p>8580</text:p>
          </table:table-cell>
          <table:table-cell table:formula="of:=[.Z482]" office:value-type="float" office:value="0.000000875394" calcext:value-type="float">
            <text:p>0.000000875394</text:p>
          </table:table-cell>
          <table:table-cell table:formula="of:=[.AA48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4]) - LEN(SUBSTITUTE([.G484]; &quot;C&quot;; &quot;&quot;))) + [.$A$4] * (LEN([.G484]) - LEN(SUBSTITUTE([.G484]; &quot;G&quot;; &quot;&quot;)))" office:value-type="float" office:value="1" calcext:value-type="float">
            <text:p>1</text:p>
          </table:table-cell>
          <table:table-cell table:formula="of:=SUM([.I$2:.I484])" office:value-type="float" office:value="580" calcext:value-type="float">
            <text:p>580</text:p>
          </table:table-cell>
          <table:table-cell table:number-columns-repeated="9"/>
          <table:table-cell table:formula="of:=[.T483]" office:value-type="float" office:value="0.0015279541" calcext:value-type="float">
            <text:p>0.0015279541</text:p>
          </table:table-cell>
          <table:table-cell table:formula="of:=[.U483]" office:value-type="float" office:value="8040" calcext:value-type="float">
            <text:p>8040</text:p>
          </table:table-cell>
          <table:table-cell table:formula="of:=[.H484]" office:value-type="float" office:value="0.0024379278" calcext:value-type="float">
            <text:p>0.0024379278</text:p>
          </table:table-cell>
          <table:table-cell table:formula="of:=[.J484]" office:value-type="float" office:value="580" calcext:value-type="float">
            <text:p>580</text:p>
          </table:table-cell>
          <table:table-cell table:formula="of:=[.X483]" office:value-type="float" office:value="0.000000875394" calcext:value-type="float">
            <text:p>0.000000875394</text:p>
          </table:table-cell>
          <table:table-cell table:formula="of:=[.Y483]" office:value-type="float" office:value="8580" calcext:value-type="float">
            <text:p>8580</text:p>
          </table:table-cell>
          <table:table-cell table:formula="of:=[.Z483]" office:value-type="float" office:value="0.000000875394" calcext:value-type="float">
            <text:p>0.000000875394</text:p>
          </table:table-cell>
          <table:table-cell table:formula="of:=[.AA48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5]) - LEN(SUBSTITUTE([.G485]; &quot;C&quot;; &quot;&quot;))) + [.$A$4] * (LEN([.G485]) - LEN(SUBSTITUTE([.G485]; &quot;G&quot;; &quot;&quot;)))" office:value-type="float" office:value="1" calcext:value-type="float">
            <text:p>1</text:p>
          </table:table-cell>
          <table:table-cell table:formula="of:=SUM([.I$2:.I485])" office:value-type="float" office:value="581" calcext:value-type="float">
            <text:p>581</text:p>
          </table:table-cell>
          <table:table-cell table:number-columns-repeated="9"/>
          <table:table-cell table:formula="of:=[.T484]" office:value-type="float" office:value="0.0015279541" calcext:value-type="float">
            <text:p>0.0015279541</text:p>
          </table:table-cell>
          <table:table-cell table:formula="of:=[.U484]" office:value-type="float" office:value="8040" calcext:value-type="float">
            <text:p>8040</text:p>
          </table:table-cell>
          <table:table-cell table:formula="of:=[.H485]" office:value-type="float" office:value="0.0024379278" calcext:value-type="float">
            <text:p>0.0024379278</text:p>
          </table:table-cell>
          <table:table-cell table:formula="of:=[.J485]" office:value-type="float" office:value="581" calcext:value-type="float">
            <text:p>581</text:p>
          </table:table-cell>
          <table:table-cell table:formula="of:=[.X484]" office:value-type="float" office:value="0.000000875394" calcext:value-type="float">
            <text:p>0.000000875394</text:p>
          </table:table-cell>
          <table:table-cell table:formula="of:=[.Y484]" office:value-type="float" office:value="8580" calcext:value-type="float">
            <text:p>8580</text:p>
          </table:table-cell>
          <table:table-cell table:formula="of:=[.Z484]" office:value-type="float" office:value="0.000000875394" calcext:value-type="float">
            <text:p>0.000000875394</text:p>
          </table:table-cell>
          <table:table-cell table:formula="of:=[.AA48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6]) - LEN(SUBSTITUTE([.G486]; &quot;C&quot;; &quot;&quot;))) + [.$A$4] * (LEN([.G486]) - LEN(SUBSTITUTE([.G486]; &quot;G&quot;; &quot;&quot;)))" office:value-type="float" office:value="2" calcext:value-type="float">
            <text:p>2</text:p>
          </table:table-cell>
          <table:table-cell table:formula="of:=SUM([.I$2:.I486])" office:value-type="float" office:value="583" calcext:value-type="float">
            <text:p>583</text:p>
          </table:table-cell>
          <table:table-cell table:number-columns-repeated="9"/>
          <table:table-cell table:formula="of:=[.T485]" office:value-type="float" office:value="0.0015279541" calcext:value-type="float">
            <text:p>0.0015279541</text:p>
          </table:table-cell>
          <table:table-cell table:formula="of:=[.U485]" office:value-type="float" office:value="8040" calcext:value-type="float">
            <text:p>8040</text:p>
          </table:table-cell>
          <table:table-cell table:formula="of:=[.H486]" office:value-type="float" office:value="0.0024379278" calcext:value-type="float">
            <text:p>0.0024379278</text:p>
          </table:table-cell>
          <table:table-cell table:formula="of:=[.J486]" office:value-type="float" office:value="583" calcext:value-type="float">
            <text:p>583</text:p>
          </table:table-cell>
          <table:table-cell table:formula="of:=[.X485]" office:value-type="float" office:value="0.000000875394" calcext:value-type="float">
            <text:p>0.000000875394</text:p>
          </table:table-cell>
          <table:table-cell table:formula="of:=[.Y485]" office:value-type="float" office:value="8580" calcext:value-type="float">
            <text:p>8580</text:p>
          </table:table-cell>
          <table:table-cell table:formula="of:=[.Z485]" office:value-type="float" office:value="0.000000875394" calcext:value-type="float">
            <text:p>0.000000875394</text:p>
          </table:table-cell>
          <table:table-cell table:formula="of:=[.AA48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79278" calcext:value-type="float">
            <text:p>0.0024379278</text:p>
          </table:table-cell>
          <table:table-cell table:formula="of:= (LEN([.G487]) - LEN(SUBSTITUTE([.G487]; &quot;C&quot;; &quot;&quot;))) + [.$A$4] * (LEN([.G487]) - LEN(SUBSTITUTE([.G487]; &quot;G&quot;; &quot;&quot;)))" office:value-type="float" office:value="1" calcext:value-type="float">
            <text:p>1</text:p>
          </table:table-cell>
          <table:table-cell table:formula="of:=SUM([.I$2:.I487])" office:value-type="float" office:value="584" calcext:value-type="float">
            <text:p>584</text:p>
          </table:table-cell>
          <table:table-cell table:number-columns-repeated="9"/>
          <table:table-cell table:formula="of:=[.T486]" office:value-type="float" office:value="0.0015279541" calcext:value-type="float">
            <text:p>0.0015279541</text:p>
          </table:table-cell>
          <table:table-cell table:formula="of:=[.U486]" office:value-type="float" office:value="8040" calcext:value-type="float">
            <text:p>8040</text:p>
          </table:table-cell>
          <table:table-cell table:formula="of:=[.H487]" office:value-type="float" office:value="0.0024379278" calcext:value-type="float">
            <text:p>0.0024379278</text:p>
          </table:table-cell>
          <table:table-cell table:formula="of:=[.J487]" office:value-type="float" office:value="584" calcext:value-type="float">
            <text:p>584</text:p>
          </table:table-cell>
          <table:table-cell table:formula="of:=[.X486]" office:value-type="float" office:value="0.000000875394" calcext:value-type="float">
            <text:p>0.000000875394</text:p>
          </table:table-cell>
          <table:table-cell table:formula="of:=[.Y486]" office:value-type="float" office:value="8580" calcext:value-type="float">
            <text:p>8580</text:p>
          </table:table-cell>
          <table:table-cell table:formula="of:=[.Z486]" office:value-type="float" office:value="0.000000875394" calcext:value-type="float">
            <text:p>0.000000875394</text:p>
          </table:table-cell>
          <table:table-cell table:formula="of:=[.AA48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88]) - LEN(SUBSTITUTE([.G488]; &quot;C&quot;; &quot;&quot;))) + [.$A$4] * (LEN([.G488]) - LEN(SUBSTITUTE([.G488]; &quot;G&quot;; &quot;&quot;)))" office:value-type="float" office:value="2" calcext:value-type="float">
            <text:p>2</text:p>
          </table:table-cell>
          <table:table-cell table:formula="of:=SUM([.I$2:.I488])" office:value-type="float" office:value="586" calcext:value-type="float">
            <text:p>586</text:p>
          </table:table-cell>
          <table:table-cell table:number-columns-repeated="9"/>
          <table:table-cell table:formula="of:=[.T487]" office:value-type="float" office:value="0.0015279541" calcext:value-type="float">
            <text:p>0.0015279541</text:p>
          </table:table-cell>
          <table:table-cell table:formula="of:=[.U487]" office:value-type="float" office:value="8040" calcext:value-type="float">
            <text:p>8040</text:p>
          </table:table-cell>
          <table:table-cell table:formula="of:=[.H488]" office:value-type="float" office:value="0.0024336" calcext:value-type="float">
            <text:p>0.0024336</text:p>
          </table:table-cell>
          <table:table-cell table:formula="of:=[.J488]" office:value-type="float" office:value="586" calcext:value-type="float">
            <text:p>586</text:p>
          </table:table-cell>
          <table:table-cell table:formula="of:=[.X487]" office:value-type="float" office:value="0.000000875394" calcext:value-type="float">
            <text:p>0.000000875394</text:p>
          </table:table-cell>
          <table:table-cell table:formula="of:=[.Y487]" office:value-type="float" office:value="8580" calcext:value-type="float">
            <text:p>8580</text:p>
          </table:table-cell>
          <table:table-cell table:formula="of:=[.Z487]" office:value-type="float" office:value="0.000000875394" calcext:value-type="float">
            <text:p>0.000000875394</text:p>
          </table:table-cell>
          <table:table-cell table:formula="of:=[.AA48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89]) - LEN(SUBSTITUTE([.G489]; &quot;C&quot;; &quot;&quot;))) + [.$A$4] * (LEN([.G489]) - LEN(SUBSTITUTE([.G489]; &quot;G&quot;; &quot;&quot;)))" office:value-type="float" office:value="2" calcext:value-type="float">
            <text:p>2</text:p>
          </table:table-cell>
          <table:table-cell table:formula="of:=SUM([.I$2:.I489])" office:value-type="float" office:value="588" calcext:value-type="float">
            <text:p>588</text:p>
          </table:table-cell>
          <table:table-cell table:number-columns-repeated="9"/>
          <table:table-cell table:formula="of:=[.T488]" office:value-type="float" office:value="0.0015279541" calcext:value-type="float">
            <text:p>0.0015279541</text:p>
          </table:table-cell>
          <table:table-cell table:formula="of:=[.U488]" office:value-type="float" office:value="8040" calcext:value-type="float">
            <text:p>8040</text:p>
          </table:table-cell>
          <table:table-cell table:formula="of:=[.H489]" office:value-type="float" office:value="0.0024336" calcext:value-type="float">
            <text:p>0.0024336</text:p>
          </table:table-cell>
          <table:table-cell table:formula="of:=[.J489]" office:value-type="float" office:value="588" calcext:value-type="float">
            <text:p>588</text:p>
          </table:table-cell>
          <table:table-cell table:formula="of:=[.X488]" office:value-type="float" office:value="0.000000875394" calcext:value-type="float">
            <text:p>0.000000875394</text:p>
          </table:table-cell>
          <table:table-cell table:formula="of:=[.Y488]" office:value-type="float" office:value="8580" calcext:value-type="float">
            <text:p>8580</text:p>
          </table:table-cell>
          <table:table-cell table:formula="of:=[.Z488]" office:value-type="float" office:value="0.000000875394" calcext:value-type="float">
            <text:p>0.000000875394</text:p>
          </table:table-cell>
          <table:table-cell table:formula="of:=[.AA48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4336" calcext:value-type="float">
            <text:p>0.0024336</text:p>
          </table:table-cell>
          <table:table-cell table:formula="of:= (LEN([.G490]) - LEN(SUBSTITUTE([.G490]; &quot;C&quot;; &quot;&quot;))) + [.$A$4] * (LEN([.G490]) - LEN(SUBSTITUTE([.G490]; &quot;G&quot;; &quot;&quot;)))" office:value-type="float" office:value="1" calcext:value-type="float">
            <text:p>1</text:p>
          </table:table-cell>
          <table:table-cell table:formula="of:=SUM([.I$2:.I490])" office:value-type="float" office:value="589" calcext:value-type="float">
            <text:p>589</text:p>
          </table:table-cell>
          <table:table-cell table:number-columns-repeated="9"/>
          <table:table-cell table:formula="of:=[.T489]" office:value-type="float" office:value="0.0015279541" calcext:value-type="float">
            <text:p>0.0015279541</text:p>
          </table:table-cell>
          <table:table-cell table:formula="of:=[.U489]" office:value-type="float" office:value="8040" calcext:value-type="float">
            <text:p>8040</text:p>
          </table:table-cell>
          <table:table-cell table:formula="of:=[.H490]" office:value-type="float" office:value="0.0024336" calcext:value-type="float">
            <text:p>0.0024336</text:p>
          </table:table-cell>
          <table:table-cell table:formula="of:=[.J490]" office:value-type="float" office:value="589" calcext:value-type="float">
            <text:p>589</text:p>
          </table:table-cell>
          <table:table-cell table:formula="of:=[.X489]" office:value-type="float" office:value="0.000000875394" calcext:value-type="float">
            <text:p>0.000000875394</text:p>
          </table:table-cell>
          <table:table-cell table:formula="of:=[.Y489]" office:value-type="float" office:value="8580" calcext:value-type="float">
            <text:p>8580</text:p>
          </table:table-cell>
          <table:table-cell table:formula="of:=[.Z489]" office:value-type="float" office:value="0.000000875394" calcext:value-type="float">
            <text:p>0.000000875394</text:p>
          </table:table-cell>
          <table:table-cell table:formula="of:=[.AA48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91]) - LEN(SUBSTITUTE([.G491]; &quot;C&quot;; &quot;&quot;))) + [.$A$4] * (LEN([.G491]) - LEN(SUBSTITUTE([.G491]; &quot;G&quot;; &quot;&quot;)))" office:value-type="float" office:value="2" calcext:value-type="float">
            <text:p>2</text:p>
          </table:table-cell>
          <table:table-cell table:formula="of:=SUM([.I$2:.I491])" office:value-type="float" office:value="591" calcext:value-type="float">
            <text:p>591</text:p>
          </table:table-cell>
          <table:table-cell table:number-columns-repeated="9"/>
          <table:table-cell table:formula="of:=[.T490]" office:value-type="float" office:value="0.0015279541" calcext:value-type="float">
            <text:p>0.0015279541</text:p>
          </table:table-cell>
          <table:table-cell table:formula="of:=[.U490]" office:value-type="float" office:value="8040" calcext:value-type="float">
            <text:p>8040</text:p>
          </table:table-cell>
          <table:table-cell table:formula="of:=[.H491]" office:value-type="float" office:value="0.0024336" calcext:value-type="float">
            <text:p>0.0024336</text:p>
          </table:table-cell>
          <table:table-cell table:formula="of:=[.J491]" office:value-type="float" office:value="591" calcext:value-type="float">
            <text:p>591</text:p>
          </table:table-cell>
          <table:table-cell table:formula="of:=[.X490]" office:value-type="float" office:value="0.000000875394" calcext:value-type="float">
            <text:p>0.000000875394</text:p>
          </table:table-cell>
          <table:table-cell table:formula="of:=[.Y490]" office:value-type="float" office:value="8580" calcext:value-type="float">
            <text:p>8580</text:p>
          </table:table-cell>
          <table:table-cell table:formula="of:=[.Z490]" office:value-type="float" office:value="0.000000875394" calcext:value-type="float">
            <text:p>0.000000875394</text:p>
          </table:table-cell>
          <table:table-cell table:formula="of:=[.AA49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4336" calcext:value-type="float">
            <text:p>0.0024336</text:p>
          </table:table-cell>
          <table:table-cell table:formula="of:= (LEN([.G492]) - LEN(SUBSTITUTE([.G492]; &quot;C&quot;; &quot;&quot;))) + [.$A$4] * (LEN([.G492]) - LEN(SUBSTITUTE([.G492]; &quot;G&quot;; &quot;&quot;)))" office:value-type="float" office:value="2" calcext:value-type="float">
            <text:p>2</text:p>
          </table:table-cell>
          <table:table-cell table:formula="of:=SUM([.I$2:.I492])" office:value-type="float" office:value="593" calcext:value-type="float">
            <text:p>593</text:p>
          </table:table-cell>
          <table:table-cell table:number-columns-repeated="9"/>
          <table:table-cell table:formula="of:=[.T491]" office:value-type="float" office:value="0.0015279541" calcext:value-type="float">
            <text:p>0.0015279541</text:p>
          </table:table-cell>
          <table:table-cell table:formula="of:=[.U491]" office:value-type="float" office:value="8040" calcext:value-type="float">
            <text:p>8040</text:p>
          </table:table-cell>
          <table:table-cell table:formula="of:=[.H492]" office:value-type="float" office:value="0.0024336" calcext:value-type="float">
            <text:p>0.0024336</text:p>
          </table:table-cell>
          <table:table-cell table:formula="of:=[.J492]" office:value-type="float" office:value="593" calcext:value-type="float">
            <text:p>593</text:p>
          </table:table-cell>
          <table:table-cell table:formula="of:=[.X491]" office:value-type="float" office:value="0.000000875394" calcext:value-type="float">
            <text:p>0.000000875394</text:p>
          </table:table-cell>
          <table:table-cell table:formula="of:=[.Y491]" office:value-type="float" office:value="8580" calcext:value-type="float">
            <text:p>8580</text:p>
          </table:table-cell>
          <table:table-cell table:formula="of:=[.Z491]" office:value-type="float" office:value="0.000000875394" calcext:value-type="float">
            <text:p>0.000000875394</text:p>
          </table:table-cell>
          <table:table-cell table:formula="of:=[.AA49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3]) - LEN(SUBSTITUTE([.G493]; &quot;C&quot;; &quot;&quot;))) + [.$A$4] * (LEN([.G493]) - LEN(SUBSTITUTE([.G493]; &quot;G&quot;; &quot;&quot;)))" office:value-type="float" office:value="2" calcext:value-type="float">
            <text:p>2</text:p>
          </table:table-cell>
          <table:table-cell table:formula="of:=SUM([.I$2:.I493])" office:value-type="float" office:value="595" calcext:value-type="float">
            <text:p>595</text:p>
          </table:table-cell>
          <table:table-cell table:number-columns-repeated="9"/>
          <table:table-cell table:formula="of:=[.T492]" office:value-type="float" office:value="0.0015279541" calcext:value-type="float">
            <text:p>0.0015279541</text:p>
          </table:table-cell>
          <table:table-cell table:formula="of:=[.U492]" office:value-type="float" office:value="8040" calcext:value-type="float">
            <text:p>8040</text:p>
          </table:table-cell>
          <table:table-cell table:formula="of:=[.H493]" office:value-type="float" office:value="0.0023538033" calcext:value-type="float">
            <text:p>0.0023538033</text:p>
          </table:table-cell>
          <table:table-cell table:formula="of:=[.J493]" office:value-type="float" office:value="595" calcext:value-type="float">
            <text:p>595</text:p>
          </table:table-cell>
          <table:table-cell table:formula="of:=[.X492]" office:value-type="float" office:value="0.000000875394" calcext:value-type="float">
            <text:p>0.000000875394</text:p>
          </table:table-cell>
          <table:table-cell table:formula="of:=[.Y492]" office:value-type="float" office:value="8580" calcext:value-type="float">
            <text:p>8580</text:p>
          </table:table-cell>
          <table:table-cell table:formula="of:=[.Z492]" office:value-type="float" office:value="0.000000875394" calcext:value-type="float">
            <text:p>0.000000875394</text:p>
          </table:table-cell>
          <table:table-cell table:formula="of:=[.AA49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4]) - LEN(SUBSTITUTE([.G494]; &quot;C&quot;; &quot;&quot;))) + [.$A$4] * (LEN([.G494]) - LEN(SUBSTITUTE([.G494]; &quot;G&quot;; &quot;&quot;)))" office:value-type="float" office:value="1" calcext:value-type="float">
            <text:p>1</text:p>
          </table:table-cell>
          <table:table-cell table:formula="of:=SUM([.I$2:.I494])" office:value-type="float" office:value="596" calcext:value-type="float">
            <text:p>596</text:p>
          </table:table-cell>
          <table:table-cell table:number-columns-repeated="9"/>
          <table:table-cell table:formula="of:=[.T493]" office:value-type="float" office:value="0.0015279541" calcext:value-type="float">
            <text:p>0.0015279541</text:p>
          </table:table-cell>
          <table:table-cell table:formula="of:=[.U493]" office:value-type="float" office:value="8040" calcext:value-type="float">
            <text:p>8040</text:p>
          </table:table-cell>
          <table:table-cell table:formula="of:=[.H494]" office:value-type="float" office:value="0.0023538033" calcext:value-type="float">
            <text:p>0.0023538033</text:p>
          </table:table-cell>
          <table:table-cell table:formula="of:=[.J494]" office:value-type="float" office:value="596" calcext:value-type="float">
            <text:p>596</text:p>
          </table:table-cell>
          <table:table-cell table:formula="of:=[.X493]" office:value-type="float" office:value="0.000000875394" calcext:value-type="float">
            <text:p>0.000000875394</text:p>
          </table:table-cell>
          <table:table-cell table:formula="of:=[.Y493]" office:value-type="float" office:value="8580" calcext:value-type="float">
            <text:p>8580</text:p>
          </table:table-cell>
          <table:table-cell table:formula="of:=[.Z493]" office:value-type="float" office:value="0.000000875394" calcext:value-type="float">
            <text:p>0.000000875394</text:p>
          </table:table-cell>
          <table:table-cell table:formula="of:=[.AA49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5]) - LEN(SUBSTITUTE([.G495]; &quot;C&quot;; &quot;&quot;))) + [.$A$4] * (LEN([.G495]) - LEN(SUBSTITUTE([.G495]; &quot;G&quot;; &quot;&quot;)))" office:value-type="float" office:value="1" calcext:value-type="float">
            <text:p>1</text:p>
          </table:table-cell>
          <table:table-cell table:formula="of:=SUM([.I$2:.I495])" office:value-type="float" office:value="597" calcext:value-type="float">
            <text:p>597</text:p>
          </table:table-cell>
          <table:table-cell table:number-columns-repeated="9"/>
          <table:table-cell table:formula="of:=[.T494]" office:value-type="float" office:value="0.0015279541" calcext:value-type="float">
            <text:p>0.0015279541</text:p>
          </table:table-cell>
          <table:table-cell table:formula="of:=[.U494]" office:value-type="float" office:value="8040" calcext:value-type="float">
            <text:p>8040</text:p>
          </table:table-cell>
          <table:table-cell table:formula="of:=[.H495]" office:value-type="float" office:value="0.0023538033" calcext:value-type="float">
            <text:p>0.0023538033</text:p>
          </table:table-cell>
          <table:table-cell table:formula="of:=[.J495]" office:value-type="float" office:value="597" calcext:value-type="float">
            <text:p>597</text:p>
          </table:table-cell>
          <table:table-cell table:formula="of:=[.X494]" office:value-type="float" office:value="0.000000875394" calcext:value-type="float">
            <text:p>0.000000875394</text:p>
          </table:table-cell>
          <table:table-cell table:formula="of:=[.Y494]" office:value-type="float" office:value="8580" calcext:value-type="float">
            <text:p>8580</text:p>
          </table:table-cell>
          <table:table-cell table:formula="of:=[.Z494]" office:value-type="float" office:value="0.000000875394" calcext:value-type="float">
            <text:p>0.000000875394</text:p>
          </table:table-cell>
          <table:table-cell table:formula="of:=[.AA49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6]) - LEN(SUBSTITUTE([.G496]; &quot;C&quot;; &quot;&quot;))) + [.$A$4] * (LEN([.G496]) - LEN(SUBSTITUTE([.G496]; &quot;G&quot;; &quot;&quot;)))" office:value-type="float" office:value="1" calcext:value-type="float">
            <text:p>1</text:p>
          </table:table-cell>
          <table:table-cell table:formula="of:=SUM([.I$2:.I496])" office:value-type="float" office:value="598" calcext:value-type="float">
            <text:p>598</text:p>
          </table:table-cell>
          <table:table-cell table:number-columns-repeated="9"/>
          <table:table-cell table:formula="of:=[.T495]" office:value-type="float" office:value="0.0015279541" calcext:value-type="float">
            <text:p>0.0015279541</text:p>
          </table:table-cell>
          <table:table-cell table:formula="of:=[.U495]" office:value-type="float" office:value="8040" calcext:value-type="float">
            <text:p>8040</text:p>
          </table:table-cell>
          <table:table-cell table:formula="of:=[.H496]" office:value-type="float" office:value="0.0023538033" calcext:value-type="float">
            <text:p>0.0023538033</text:p>
          </table:table-cell>
          <table:table-cell table:formula="of:=[.J496]" office:value-type="float" office:value="598" calcext:value-type="float">
            <text:p>598</text:p>
          </table:table-cell>
          <table:table-cell table:formula="of:=[.X495]" office:value-type="float" office:value="0.000000875394" calcext:value-type="float">
            <text:p>0.000000875394</text:p>
          </table:table-cell>
          <table:table-cell table:formula="of:=[.Y495]" office:value-type="float" office:value="8580" calcext:value-type="float">
            <text:p>8580</text:p>
          </table:table-cell>
          <table:table-cell table:formula="of:=[.Z495]" office:value-type="float" office:value="0.000000875394" calcext:value-type="float">
            <text:p>0.000000875394</text:p>
          </table:table-cell>
          <table:table-cell table:formula="of:=[.AA49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7]) - LEN(SUBSTITUTE([.G497]; &quot;C&quot;; &quot;&quot;))) + [.$A$4] * (LEN([.G497]) - LEN(SUBSTITUTE([.G497]; &quot;G&quot;; &quot;&quot;)))" office:value-type="float" office:value="2" calcext:value-type="float">
            <text:p>2</text:p>
          </table:table-cell>
          <table:table-cell table:formula="of:=SUM([.I$2:.I497])" office:value-type="float" office:value="600" calcext:value-type="float">
            <text:p>600</text:p>
          </table:table-cell>
          <table:table-cell table:number-columns-repeated="9"/>
          <table:table-cell table:formula="of:=[.T496]" office:value-type="float" office:value="0.0015279541" calcext:value-type="float">
            <text:p>0.0015279541</text:p>
          </table:table-cell>
          <table:table-cell table:formula="of:=[.U496]" office:value-type="float" office:value="8040" calcext:value-type="float">
            <text:p>8040</text:p>
          </table:table-cell>
          <table:table-cell table:formula="of:=[.H497]" office:value-type="float" office:value="0.0023538033" calcext:value-type="float">
            <text:p>0.0023538033</text:p>
          </table:table-cell>
          <table:table-cell table:formula="of:=[.J497]" office:value-type="float" office:value="600" calcext:value-type="float">
            <text:p>600</text:p>
          </table:table-cell>
          <table:table-cell table:formula="of:=[.X496]" office:value-type="float" office:value="0.000000875394" calcext:value-type="float">
            <text:p>0.000000875394</text:p>
          </table:table-cell>
          <table:table-cell table:formula="of:=[.Y496]" office:value-type="float" office:value="8580" calcext:value-type="float">
            <text:p>8580</text:p>
          </table:table-cell>
          <table:table-cell table:formula="of:=[.Z496]" office:value-type="float" office:value="0.000000875394" calcext:value-type="float">
            <text:p>0.000000875394</text:p>
          </table:table-cell>
          <table:table-cell table:formula="of:=[.AA49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8]) - LEN(SUBSTITUTE([.G498]; &quot;C&quot;; &quot;&quot;))) + [.$A$4] * (LEN([.G498]) - LEN(SUBSTITUTE([.G498]; &quot;G&quot;; &quot;&quot;)))" office:value-type="float" office:value="1" calcext:value-type="float">
            <text:p>1</text:p>
          </table:table-cell>
          <table:table-cell table:formula="of:=SUM([.I$2:.I498])" office:value-type="float" office:value="601" calcext:value-type="float">
            <text:p>601</text:p>
          </table:table-cell>
          <table:table-cell table:number-columns-repeated="9"/>
          <table:table-cell table:formula="of:=[.T497]" office:value-type="float" office:value="0.0015279541" calcext:value-type="float">
            <text:p>0.0015279541</text:p>
          </table:table-cell>
          <table:table-cell table:formula="of:=[.U497]" office:value-type="float" office:value="8040" calcext:value-type="float">
            <text:p>8040</text:p>
          </table:table-cell>
          <table:table-cell table:formula="of:=[.H498]" office:value-type="float" office:value="0.0023538033" calcext:value-type="float">
            <text:p>0.0023538033</text:p>
          </table:table-cell>
          <table:table-cell table:formula="of:=[.J498]" office:value-type="float" office:value="601" calcext:value-type="float">
            <text:p>601</text:p>
          </table:table-cell>
          <table:table-cell table:formula="of:=[.X497]" office:value-type="float" office:value="0.000000875394" calcext:value-type="float">
            <text:p>0.000000875394</text:p>
          </table:table-cell>
          <table:table-cell table:formula="of:=[.Y497]" office:value-type="float" office:value="8580" calcext:value-type="float">
            <text:p>8580</text:p>
          </table:table-cell>
          <table:table-cell table:formula="of:=[.Z497]" office:value-type="float" office:value="0.000000875394" calcext:value-type="float">
            <text:p>0.000000875394</text:p>
          </table:table-cell>
          <table:table-cell table:formula="of:=[.AA49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499]) - LEN(SUBSTITUTE([.G499]; &quot;C&quot;; &quot;&quot;))) + [.$A$4] * (LEN([.G499]) - LEN(SUBSTITUTE([.G499]; &quot;G&quot;; &quot;&quot;)))" office:value-type="float" office:value="1" calcext:value-type="float">
            <text:p>1</text:p>
          </table:table-cell>
          <table:table-cell table:formula="of:=SUM([.I$2:.I499])" office:value-type="float" office:value="602" calcext:value-type="float">
            <text:p>602</text:p>
          </table:table-cell>
          <table:table-cell table:number-columns-repeated="9"/>
          <table:table-cell table:formula="of:=[.T498]" office:value-type="float" office:value="0.0015279541" calcext:value-type="float">
            <text:p>0.0015279541</text:p>
          </table:table-cell>
          <table:table-cell table:formula="of:=[.U498]" office:value-type="float" office:value="8040" calcext:value-type="float">
            <text:p>8040</text:p>
          </table:table-cell>
          <table:table-cell table:formula="of:=[.H499]" office:value-type="float" office:value="0.0023538033" calcext:value-type="float">
            <text:p>0.0023538033</text:p>
          </table:table-cell>
          <table:table-cell table:formula="of:=[.J499]" office:value-type="float" office:value="602" calcext:value-type="float">
            <text:p>602</text:p>
          </table:table-cell>
          <table:table-cell table:formula="of:=[.X498]" office:value-type="float" office:value="0.000000875394" calcext:value-type="float">
            <text:p>0.000000875394</text:p>
          </table:table-cell>
          <table:table-cell table:formula="of:=[.Y498]" office:value-type="float" office:value="8580" calcext:value-type="float">
            <text:p>8580</text:p>
          </table:table-cell>
          <table:table-cell table:formula="of:=[.Z498]" office:value-type="float" office:value="0.000000875394" calcext:value-type="float">
            <text:p>0.000000875394</text:p>
          </table:table-cell>
          <table:table-cell table:formula="of:=[.AA49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0]) - LEN(SUBSTITUTE([.G500]; &quot;C&quot;; &quot;&quot;))) + [.$A$4] * (LEN([.G500]) - LEN(SUBSTITUTE([.G500]; &quot;G&quot;; &quot;&quot;)))" office:value-type="float" office:value="2" calcext:value-type="float">
            <text:p>2</text:p>
          </table:table-cell>
          <table:table-cell table:formula="of:=SUM([.I$2:.I500])" office:value-type="float" office:value="604" calcext:value-type="float">
            <text:p>604</text:p>
          </table:table-cell>
          <table:table-cell table:number-columns-repeated="9"/>
          <table:table-cell table:formula="of:=[.T499]" office:value-type="float" office:value="0.0015279541" calcext:value-type="float">
            <text:p>0.0015279541</text:p>
          </table:table-cell>
          <table:table-cell table:formula="of:=[.U499]" office:value-type="float" office:value="8040" calcext:value-type="float">
            <text:p>8040</text:p>
          </table:table-cell>
          <table:table-cell table:formula="of:=[.H500]" office:value-type="float" office:value="0.0023538033" calcext:value-type="float">
            <text:p>0.0023538033</text:p>
          </table:table-cell>
          <table:table-cell table:formula="of:=[.J500]" office:value-type="float" office:value="604" calcext:value-type="float">
            <text:p>604</text:p>
          </table:table-cell>
          <table:table-cell table:formula="of:=[.X499]" office:value-type="float" office:value="0.000000875394" calcext:value-type="float">
            <text:p>0.000000875394</text:p>
          </table:table-cell>
          <table:table-cell table:formula="of:=[.Y499]" office:value-type="float" office:value="8580" calcext:value-type="float">
            <text:p>8580</text:p>
          </table:table-cell>
          <table:table-cell table:formula="of:=[.Z499]" office:value-type="float" office:value="0.000000875394" calcext:value-type="float">
            <text:p>0.000000875394</text:p>
          </table:table-cell>
          <table:table-cell table:formula="of:=[.AA49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1]) - LEN(SUBSTITUTE([.G501]; &quot;C&quot;; &quot;&quot;))) + [.$A$4] * (LEN([.G501]) - LEN(SUBSTITUTE([.G501]; &quot;G&quot;; &quot;&quot;)))" office:value-type="float" office:value="2" calcext:value-type="float">
            <text:p>2</text:p>
          </table:table-cell>
          <table:table-cell table:formula="of:=SUM([.I$2:.I501])" office:value-type="float" office:value="606" calcext:value-type="float">
            <text:p>606</text:p>
          </table:table-cell>
          <table:table-cell table:number-columns-repeated="9"/>
          <table:table-cell table:formula="of:=[.T500]" office:value-type="float" office:value="0.0015279541" calcext:value-type="float">
            <text:p>0.0015279541</text:p>
          </table:table-cell>
          <table:table-cell table:formula="of:=[.U500]" office:value-type="float" office:value="8040" calcext:value-type="float">
            <text:p>8040</text:p>
          </table:table-cell>
          <table:table-cell table:formula="of:=[.H501]" office:value-type="float" office:value="0.0023538033" calcext:value-type="float">
            <text:p>0.0023538033</text:p>
          </table:table-cell>
          <table:table-cell table:formula="of:=[.J501]" office:value-type="float" office:value="606" calcext:value-type="float">
            <text:p>606</text:p>
          </table:table-cell>
          <table:table-cell table:formula="of:=[.X500]" office:value-type="float" office:value="0.000000875394" calcext:value-type="float">
            <text:p>0.000000875394</text:p>
          </table:table-cell>
          <table:table-cell table:formula="of:=[.Y500]" office:value-type="float" office:value="8580" calcext:value-type="float">
            <text:p>8580</text:p>
          </table:table-cell>
          <table:table-cell table:formula="of:=[.Z500]" office:value-type="float" office:value="0.000000875394" calcext:value-type="float">
            <text:p>0.000000875394</text:p>
          </table:table-cell>
          <table:table-cell table:formula="of:=[.AA50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2]) - LEN(SUBSTITUTE([.G502]; &quot;C&quot;; &quot;&quot;))) + [.$A$4] * (LEN([.G502]) - LEN(SUBSTITUTE([.G502]; &quot;G&quot;; &quot;&quot;)))" office:value-type="float" office:value="2" calcext:value-type="float">
            <text:p>2</text:p>
          </table:table-cell>
          <table:table-cell table:formula="of:=SUM([.I$2:.I502])" office:value-type="float" office:value="608" calcext:value-type="float">
            <text:p>608</text:p>
          </table:table-cell>
          <table:table-cell table:number-columns-repeated="9"/>
          <table:table-cell table:formula="of:=[.T501]" office:value-type="float" office:value="0.0015279541" calcext:value-type="float">
            <text:p>0.0015279541</text:p>
          </table:table-cell>
          <table:table-cell table:formula="of:=[.U501]" office:value-type="float" office:value="8040" calcext:value-type="float">
            <text:p>8040</text:p>
          </table:table-cell>
          <table:table-cell table:formula="of:=[.H502]" office:value-type="float" office:value="0.0023538033" calcext:value-type="float">
            <text:p>0.0023538033</text:p>
          </table:table-cell>
          <table:table-cell table:formula="of:=[.J502]" office:value-type="float" office:value="608" calcext:value-type="float">
            <text:p>608</text:p>
          </table:table-cell>
          <table:table-cell table:formula="of:=[.X501]" office:value-type="float" office:value="0.000000875394" calcext:value-type="float">
            <text:p>0.000000875394</text:p>
          </table:table-cell>
          <table:table-cell table:formula="of:=[.Y501]" office:value-type="float" office:value="8580" calcext:value-type="float">
            <text:p>8580</text:p>
          </table:table-cell>
          <table:table-cell table:formula="of:=[.Z501]" office:value-type="float" office:value="0.000000875394" calcext:value-type="float">
            <text:p>0.000000875394</text:p>
          </table:table-cell>
          <table:table-cell table:formula="of:=[.AA50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3]) - LEN(SUBSTITUTE([.G503]; &quot;C&quot;; &quot;&quot;))) + [.$A$4] * (LEN([.G503]) - LEN(SUBSTITUTE([.G503]; &quot;G&quot;; &quot;&quot;)))" office:value-type="float" office:value="1" calcext:value-type="float">
            <text:p>1</text:p>
          </table:table-cell>
          <table:table-cell table:formula="of:=SUM([.I$2:.I503])" office:value-type="float" office:value="609" calcext:value-type="float">
            <text:p>609</text:p>
          </table:table-cell>
          <table:table-cell table:number-columns-repeated="9"/>
          <table:table-cell table:formula="of:=[.T502]" office:value-type="float" office:value="0.0015279541" calcext:value-type="float">
            <text:p>0.0015279541</text:p>
          </table:table-cell>
          <table:table-cell table:formula="of:=[.U502]" office:value-type="float" office:value="8040" calcext:value-type="float">
            <text:p>8040</text:p>
          </table:table-cell>
          <table:table-cell table:formula="of:=[.H503]" office:value-type="float" office:value="0.0023538033" calcext:value-type="float">
            <text:p>0.0023538033</text:p>
          </table:table-cell>
          <table:table-cell table:formula="of:=[.J503]" office:value-type="float" office:value="609" calcext:value-type="float">
            <text:p>609</text:p>
          </table:table-cell>
          <table:table-cell table:formula="of:=[.X502]" office:value-type="float" office:value="0.000000875394" calcext:value-type="float">
            <text:p>0.000000875394</text:p>
          </table:table-cell>
          <table:table-cell table:formula="of:=[.Y502]" office:value-type="float" office:value="8580" calcext:value-type="float">
            <text:p>8580</text:p>
          </table:table-cell>
          <table:table-cell table:formula="of:=[.Z502]" office:value-type="float" office:value="0.000000875394" calcext:value-type="float">
            <text:p>0.000000875394</text:p>
          </table:table-cell>
          <table:table-cell table:formula="of:=[.AA50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4]) - LEN(SUBSTITUTE([.G504]; &quot;C&quot;; &quot;&quot;))) + [.$A$4] * (LEN([.G504]) - LEN(SUBSTITUTE([.G504]; &quot;G&quot;; &quot;&quot;)))" office:value-type="float" office:value="1" calcext:value-type="float">
            <text:p>1</text:p>
          </table:table-cell>
          <table:table-cell table:formula="of:=SUM([.I$2:.I504])" office:value-type="float" office:value="610" calcext:value-type="float">
            <text:p>610</text:p>
          </table:table-cell>
          <table:table-cell table:number-columns-repeated="9"/>
          <table:table-cell table:formula="of:=[.T503]" office:value-type="float" office:value="0.0015279541" calcext:value-type="float">
            <text:p>0.0015279541</text:p>
          </table:table-cell>
          <table:table-cell table:formula="of:=[.U503]" office:value-type="float" office:value="8040" calcext:value-type="float">
            <text:p>8040</text:p>
          </table:table-cell>
          <table:table-cell table:formula="of:=[.H504]" office:value-type="float" office:value="0.0023538033" calcext:value-type="float">
            <text:p>0.0023538033</text:p>
          </table:table-cell>
          <table:table-cell table:formula="of:=[.J504]" office:value-type="float" office:value="610" calcext:value-type="float">
            <text:p>610</text:p>
          </table:table-cell>
          <table:table-cell table:formula="of:=[.X503]" office:value-type="float" office:value="0.000000875394" calcext:value-type="float">
            <text:p>0.000000875394</text:p>
          </table:table-cell>
          <table:table-cell table:formula="of:=[.Y503]" office:value-type="float" office:value="8580" calcext:value-type="float">
            <text:p>8580</text:p>
          </table:table-cell>
          <table:table-cell table:formula="of:=[.Z503]" office:value-type="float" office:value="0.000000875394" calcext:value-type="float">
            <text:p>0.000000875394</text:p>
          </table:table-cell>
          <table:table-cell table:formula="of:=[.AA50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5]) - LEN(SUBSTITUTE([.G505]; &quot;C&quot;; &quot;&quot;))) + [.$A$4] * (LEN([.G505]) - LEN(SUBSTITUTE([.G505]; &quot;G&quot;; &quot;&quot;)))" office:value-type="float" office:value="1" calcext:value-type="float">
            <text:p>1</text:p>
          </table:table-cell>
          <table:table-cell table:formula="of:=SUM([.I$2:.I505])" office:value-type="float" office:value="611" calcext:value-type="float">
            <text:p>611</text:p>
          </table:table-cell>
          <table:table-cell table:number-columns-repeated="9"/>
          <table:table-cell table:formula="of:=[.T504]" office:value-type="float" office:value="0.0015279541" calcext:value-type="float">
            <text:p>0.0015279541</text:p>
          </table:table-cell>
          <table:table-cell table:formula="of:=[.U504]" office:value-type="float" office:value="8040" calcext:value-type="float">
            <text:p>8040</text:p>
          </table:table-cell>
          <table:table-cell table:formula="of:=[.H505]" office:value-type="float" office:value="0.0023538033" calcext:value-type="float">
            <text:p>0.0023538033</text:p>
          </table:table-cell>
          <table:table-cell table:formula="of:=[.J505]" office:value-type="float" office:value="611" calcext:value-type="float">
            <text:p>611</text:p>
          </table:table-cell>
          <table:table-cell table:formula="of:=[.X504]" office:value-type="float" office:value="0.000000875394" calcext:value-type="float">
            <text:p>0.000000875394</text:p>
          </table:table-cell>
          <table:table-cell table:formula="of:=[.Y504]" office:value-type="float" office:value="8580" calcext:value-type="float">
            <text:p>8580</text:p>
          </table:table-cell>
          <table:table-cell table:formula="of:=[.Z504]" office:value-type="float" office:value="0.000000875394" calcext:value-type="float">
            <text:p>0.000000875394</text:p>
          </table:table-cell>
          <table:table-cell table:formula="of:=[.AA50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6]) - LEN(SUBSTITUTE([.G506]; &quot;C&quot;; &quot;&quot;))) + [.$A$4] * (LEN([.G506]) - LEN(SUBSTITUTE([.G506]; &quot;G&quot;; &quot;&quot;)))" office:value-type="float" office:value="2" calcext:value-type="float">
            <text:p>2</text:p>
          </table:table-cell>
          <table:table-cell table:formula="of:=SUM([.I$2:.I506])" office:value-type="float" office:value="613" calcext:value-type="float">
            <text:p>613</text:p>
          </table:table-cell>
          <table:table-cell table:number-columns-repeated="9"/>
          <table:table-cell table:formula="of:=[.T505]" office:value-type="float" office:value="0.0015279541" calcext:value-type="float">
            <text:p>0.0015279541</text:p>
          </table:table-cell>
          <table:table-cell table:formula="of:=[.U505]" office:value-type="float" office:value="8040" calcext:value-type="float">
            <text:p>8040</text:p>
          </table:table-cell>
          <table:table-cell table:formula="of:=[.H506]" office:value-type="float" office:value="0.0023538033" calcext:value-type="float">
            <text:p>0.0023538033</text:p>
          </table:table-cell>
          <table:table-cell table:formula="of:=[.J506]" office:value-type="float" office:value="613" calcext:value-type="float">
            <text:p>613</text:p>
          </table:table-cell>
          <table:table-cell table:formula="of:=[.X505]" office:value-type="float" office:value="0.000000875394" calcext:value-type="float">
            <text:p>0.000000875394</text:p>
          </table:table-cell>
          <table:table-cell table:formula="of:=[.Y505]" office:value-type="float" office:value="8580" calcext:value-type="float">
            <text:p>8580</text:p>
          </table:table-cell>
          <table:table-cell table:formula="of:=[.Z505]" office:value-type="float" office:value="0.000000875394" calcext:value-type="float">
            <text:p>0.000000875394</text:p>
          </table:table-cell>
          <table:table-cell table:formula="of:=[.AA50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7]) - LEN(SUBSTITUTE([.G507]; &quot;C&quot;; &quot;&quot;))) + [.$A$4] * (LEN([.G507]) - LEN(SUBSTITUTE([.G507]; &quot;G&quot;; &quot;&quot;)))" office:value-type="float" office:value="1" calcext:value-type="float">
            <text:p>1</text:p>
          </table:table-cell>
          <table:table-cell table:formula="of:=SUM([.I$2:.I507])" office:value-type="float" office:value="614" calcext:value-type="float">
            <text:p>614</text:p>
          </table:table-cell>
          <table:table-cell table:number-columns-repeated="9"/>
          <table:table-cell table:formula="of:=[.T506]" office:value-type="float" office:value="0.0015279541" calcext:value-type="float">
            <text:p>0.0015279541</text:p>
          </table:table-cell>
          <table:table-cell table:formula="of:=[.U506]" office:value-type="float" office:value="8040" calcext:value-type="float">
            <text:p>8040</text:p>
          </table:table-cell>
          <table:table-cell table:formula="of:=[.H507]" office:value-type="float" office:value="0.0023538033" calcext:value-type="float">
            <text:p>0.0023538033</text:p>
          </table:table-cell>
          <table:table-cell table:formula="of:=[.J507]" office:value-type="float" office:value="614" calcext:value-type="float">
            <text:p>614</text:p>
          </table:table-cell>
          <table:table-cell table:formula="of:=[.X506]" office:value-type="float" office:value="0.000000875394" calcext:value-type="float">
            <text:p>0.000000875394</text:p>
          </table:table-cell>
          <table:table-cell table:formula="of:=[.Y506]" office:value-type="float" office:value="8580" calcext:value-type="float">
            <text:p>8580</text:p>
          </table:table-cell>
          <table:table-cell table:formula="of:=[.Z506]" office:value-type="float" office:value="0.000000875394" calcext:value-type="float">
            <text:p>0.000000875394</text:p>
          </table:table-cell>
          <table:table-cell table:formula="of:=[.AA50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8]) - LEN(SUBSTITUTE([.G508]; &quot;C&quot;; &quot;&quot;))) + [.$A$4] * (LEN([.G508]) - LEN(SUBSTITUTE([.G508]; &quot;G&quot;; &quot;&quot;)))" office:value-type="float" office:value="1" calcext:value-type="float">
            <text:p>1</text:p>
          </table:table-cell>
          <table:table-cell table:formula="of:=SUM([.I$2:.I508])" office:value-type="float" office:value="615" calcext:value-type="float">
            <text:p>615</text:p>
          </table:table-cell>
          <table:table-cell table:number-columns-repeated="9"/>
          <table:table-cell table:formula="of:=[.T507]" office:value-type="float" office:value="0.0015279541" calcext:value-type="float">
            <text:p>0.0015279541</text:p>
          </table:table-cell>
          <table:table-cell table:formula="of:=[.U507]" office:value-type="float" office:value="8040" calcext:value-type="float">
            <text:p>8040</text:p>
          </table:table-cell>
          <table:table-cell table:formula="of:=[.H508]" office:value-type="float" office:value="0.0023538033" calcext:value-type="float">
            <text:p>0.0023538033</text:p>
          </table:table-cell>
          <table:table-cell table:formula="of:=[.J508]" office:value-type="float" office:value="615" calcext:value-type="float">
            <text:p>615</text:p>
          </table:table-cell>
          <table:table-cell table:formula="of:=[.X507]" office:value-type="float" office:value="0.000000875394" calcext:value-type="float">
            <text:p>0.000000875394</text:p>
          </table:table-cell>
          <table:table-cell table:formula="of:=[.Y507]" office:value-type="float" office:value="8580" calcext:value-type="float">
            <text:p>8580</text:p>
          </table:table-cell>
          <table:table-cell table:formula="of:=[.Z507]" office:value-type="float" office:value="0.000000875394" calcext:value-type="float">
            <text:p>0.000000875394</text:p>
          </table:table-cell>
          <table:table-cell table:formula="of:=[.AA50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09]) - LEN(SUBSTITUTE([.G509]; &quot;C&quot;; &quot;&quot;))) + [.$A$4] * (LEN([.G509]) - LEN(SUBSTITUTE([.G509]; &quot;G&quot;; &quot;&quot;)))" office:value-type="float" office:value="1" calcext:value-type="float">
            <text:p>1</text:p>
          </table:table-cell>
          <table:table-cell table:formula="of:=SUM([.I$2:.I509])" office:value-type="float" office:value="616" calcext:value-type="float">
            <text:p>616</text:p>
          </table:table-cell>
          <table:table-cell table:number-columns-repeated="9"/>
          <table:table-cell table:formula="of:=[.T508]" office:value-type="float" office:value="0.0015279541" calcext:value-type="float">
            <text:p>0.0015279541</text:p>
          </table:table-cell>
          <table:table-cell table:formula="of:=[.U508]" office:value-type="float" office:value="8040" calcext:value-type="float">
            <text:p>8040</text:p>
          </table:table-cell>
          <table:table-cell table:formula="of:=[.H509]" office:value-type="float" office:value="0.0023538033" calcext:value-type="float">
            <text:p>0.0023538033</text:p>
          </table:table-cell>
          <table:table-cell table:formula="of:=[.J509]" office:value-type="float" office:value="616" calcext:value-type="float">
            <text:p>616</text:p>
          </table:table-cell>
          <table:table-cell table:formula="of:=[.X508]" office:value-type="float" office:value="0.000000875394" calcext:value-type="float">
            <text:p>0.000000875394</text:p>
          </table:table-cell>
          <table:table-cell table:formula="of:=[.Y508]" office:value-type="float" office:value="8580" calcext:value-type="float">
            <text:p>8580</text:p>
          </table:table-cell>
          <table:table-cell table:formula="of:=[.Z508]" office:value-type="float" office:value="0.000000875394" calcext:value-type="float">
            <text:p>0.000000875394</text:p>
          </table:table-cell>
          <table:table-cell table:formula="of:=[.AA50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10]) - LEN(SUBSTITUTE([.G510]; &quot;C&quot;; &quot;&quot;))) + [.$A$4] * (LEN([.G510]) - LEN(SUBSTITUTE([.G510]; &quot;G&quot;; &quot;&quot;)))" office:value-type="float" office:value="1" calcext:value-type="float">
            <text:p>1</text:p>
          </table:table-cell>
          <table:table-cell table:formula="of:=SUM([.I$2:.I510])" office:value-type="float" office:value="617" calcext:value-type="float">
            <text:p>617</text:p>
          </table:table-cell>
          <table:table-cell table:number-columns-repeated="9"/>
          <table:table-cell table:formula="of:=[.T509]" office:value-type="float" office:value="0.0015279541" calcext:value-type="float">
            <text:p>0.0015279541</text:p>
          </table:table-cell>
          <table:table-cell table:formula="of:=[.U509]" office:value-type="float" office:value="8040" calcext:value-type="float">
            <text:p>8040</text:p>
          </table:table-cell>
          <table:table-cell table:formula="of:=[.H510]" office:value-type="float" office:value="0.0023538033" calcext:value-type="float">
            <text:p>0.0023538033</text:p>
          </table:table-cell>
          <table:table-cell table:formula="of:=[.J510]" office:value-type="float" office:value="617" calcext:value-type="float">
            <text:p>617</text:p>
          </table:table-cell>
          <table:table-cell table:formula="of:=[.X509]" office:value-type="float" office:value="0.000000875394" calcext:value-type="float">
            <text:p>0.000000875394</text:p>
          </table:table-cell>
          <table:table-cell table:formula="of:=[.Y509]" office:value-type="float" office:value="8580" calcext:value-type="float">
            <text:p>8580</text:p>
          </table:table-cell>
          <table:table-cell table:formula="of:=[.Z509]" office:value-type="float" office:value="0.000000875394" calcext:value-type="float">
            <text:p>0.000000875394</text:p>
          </table:table-cell>
          <table:table-cell table:formula="of:=[.AA50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538033" calcext:value-type="float">
            <text:p>0.0023538033</text:p>
          </table:table-cell>
          <table:table-cell table:formula="of:= (LEN([.G511]) - LEN(SUBSTITUTE([.G511]; &quot;C&quot;; &quot;&quot;))) + [.$A$4] * (LEN([.G511]) - LEN(SUBSTITUTE([.G511]; &quot;G&quot;; &quot;&quot;)))" office:value-type="float" office:value="2" calcext:value-type="float">
            <text:p>2</text:p>
          </table:table-cell>
          <table:table-cell table:formula="of:=SUM([.I$2:.I511])" office:value-type="float" office:value="619" calcext:value-type="float">
            <text:p>619</text:p>
          </table:table-cell>
          <table:table-cell table:number-columns-repeated="9"/>
          <table:table-cell table:formula="of:=[.T510]" office:value-type="float" office:value="0.0015279541" calcext:value-type="float">
            <text:p>0.0015279541</text:p>
          </table:table-cell>
          <table:table-cell table:formula="of:=[.U510]" office:value-type="float" office:value="8040" calcext:value-type="float">
            <text:p>8040</text:p>
          </table:table-cell>
          <table:table-cell table:formula="of:=[.H511]" office:value-type="float" office:value="0.0023538033" calcext:value-type="float">
            <text:p>0.0023538033</text:p>
          </table:table-cell>
          <table:table-cell table:formula="of:=[.J511]" office:value-type="float" office:value="619" calcext:value-type="float">
            <text:p>619</text:p>
          </table:table-cell>
          <table:table-cell table:formula="of:=[.X510]" office:value-type="float" office:value="0.000000875394" calcext:value-type="float">
            <text:p>0.000000875394</text:p>
          </table:table-cell>
          <table:table-cell table:formula="of:=[.Y510]" office:value-type="float" office:value="8580" calcext:value-type="float">
            <text:p>8580</text:p>
          </table:table-cell>
          <table:table-cell table:formula="of:=[.Z510]" office:value-type="float" office:value="0.000000875394" calcext:value-type="float">
            <text:p>0.000000875394</text:p>
          </table:table-cell>
          <table:table-cell table:formula="of:=[.AA51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2]) - LEN(SUBSTITUTE([.G512]; &quot;C&quot;; &quot;&quot;))) + [.$A$4] * (LEN([.G512]) - LEN(SUBSTITUTE([.G512]; &quot;G&quot;; &quot;&quot;)))" office:value-type="float" office:value="2" calcext:value-type="float">
            <text:p>2</text:p>
          </table:table-cell>
          <table:table-cell table:formula="of:=SUM([.I$2:.I512])" office:value-type="float" office:value="621" calcext:value-type="float">
            <text:p>621</text:p>
          </table:table-cell>
          <table:table-cell table:number-columns-repeated="9"/>
          <table:table-cell table:formula="of:=[.T511]" office:value-type="float" office:value="0.0015279541" calcext:value-type="float">
            <text:p>0.0015279541</text:p>
          </table:table-cell>
          <table:table-cell table:formula="of:=[.U511]" office:value-type="float" office:value="8040" calcext:value-type="float">
            <text:p>8040</text:p>
          </table:table-cell>
          <table:table-cell table:formula="of:=[.H512]" office:value-type="float" office:value="0.0023284215" calcext:value-type="float">
            <text:p>0.0023284215</text:p>
          </table:table-cell>
          <table:table-cell table:formula="of:=[.J512]" office:value-type="float" office:value="621" calcext:value-type="float">
            <text:p>621</text:p>
          </table:table-cell>
          <table:table-cell table:formula="of:=[.X511]" office:value-type="float" office:value="0.000000875394" calcext:value-type="float">
            <text:p>0.000000875394</text:p>
          </table:table-cell>
          <table:table-cell table:formula="of:=[.Y511]" office:value-type="float" office:value="8580" calcext:value-type="float">
            <text:p>8580</text:p>
          </table:table-cell>
          <table:table-cell table:formula="of:=[.Z511]" office:value-type="float" office:value="0.000000875394" calcext:value-type="float">
            <text:p>0.000000875394</text:p>
          </table:table-cell>
          <table:table-cell table:formula="of:=[.AA51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3]) - LEN(SUBSTITUTE([.G513]; &quot;C&quot;; &quot;&quot;))) + [.$A$4] * (LEN([.G513]) - LEN(SUBSTITUTE([.G513]; &quot;G&quot;; &quot;&quot;)))" office:value-type="float" office:value="2" calcext:value-type="float">
            <text:p>2</text:p>
          </table:table-cell>
          <table:table-cell table:formula="of:=SUM([.I$2:.I513])" office:value-type="float" office:value="623" calcext:value-type="float">
            <text:p>623</text:p>
          </table:table-cell>
          <table:table-cell table:number-columns-repeated="9"/>
          <table:table-cell table:formula="of:=[.T512]" office:value-type="float" office:value="0.0015279541" calcext:value-type="float">
            <text:p>0.0015279541</text:p>
          </table:table-cell>
          <table:table-cell table:formula="of:=[.U512]" office:value-type="float" office:value="8040" calcext:value-type="float">
            <text:p>8040</text:p>
          </table:table-cell>
          <table:table-cell table:formula="of:=[.H513]" office:value-type="float" office:value="0.0023284215" calcext:value-type="float">
            <text:p>0.0023284215</text:p>
          </table:table-cell>
          <table:table-cell table:formula="of:=[.J513]" office:value-type="float" office:value="623" calcext:value-type="float">
            <text:p>623</text:p>
          </table:table-cell>
          <table:table-cell table:formula="of:=[.X512]" office:value-type="float" office:value="0.000000875394" calcext:value-type="float">
            <text:p>0.000000875394</text:p>
          </table:table-cell>
          <table:table-cell table:formula="of:=[.Y512]" office:value-type="float" office:value="8580" calcext:value-type="float">
            <text:p>8580</text:p>
          </table:table-cell>
          <table:table-cell table:formula="of:=[.Z512]" office:value-type="float" office:value="0.000000875394" calcext:value-type="float">
            <text:p>0.000000875394</text:p>
          </table:table-cell>
          <table:table-cell table:formula="of:=[.AA51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4]) - LEN(SUBSTITUTE([.G514]; &quot;C&quot;; &quot;&quot;))) + [.$A$4] * (LEN([.G514]) - LEN(SUBSTITUTE([.G514]; &quot;G&quot;; &quot;&quot;)))" office:value-type="float" office:value="1" calcext:value-type="float">
            <text:p>1</text:p>
          </table:table-cell>
          <table:table-cell table:formula="of:=SUM([.I$2:.I514])" office:value-type="float" office:value="624" calcext:value-type="float">
            <text:p>624</text:p>
          </table:table-cell>
          <table:table-cell table:number-columns-repeated="9"/>
          <table:table-cell table:formula="of:=[.T513]" office:value-type="float" office:value="0.0015279541" calcext:value-type="float">
            <text:p>0.0015279541</text:p>
          </table:table-cell>
          <table:table-cell table:formula="of:=[.U513]" office:value-type="float" office:value="8040" calcext:value-type="float">
            <text:p>8040</text:p>
          </table:table-cell>
          <table:table-cell table:formula="of:=[.H514]" office:value-type="float" office:value="0.0023284215" calcext:value-type="float">
            <text:p>0.0023284215</text:p>
          </table:table-cell>
          <table:table-cell table:formula="of:=[.J514]" office:value-type="float" office:value="624" calcext:value-type="float">
            <text:p>624</text:p>
          </table:table-cell>
          <table:table-cell table:formula="of:=[.X513]" office:value-type="float" office:value="0.000000875394" calcext:value-type="float">
            <text:p>0.000000875394</text:p>
          </table:table-cell>
          <table:table-cell table:formula="of:=[.Y513]" office:value-type="float" office:value="8580" calcext:value-type="float">
            <text:p>8580</text:p>
          </table:table-cell>
          <table:table-cell table:formula="of:=[.Z513]" office:value-type="float" office:value="0.000000875394" calcext:value-type="float">
            <text:p>0.000000875394</text:p>
          </table:table-cell>
          <table:table-cell table:formula="of:=[.AA51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5]) - LEN(SUBSTITUTE([.G515]; &quot;C&quot;; &quot;&quot;))) + [.$A$4] * (LEN([.G515]) - LEN(SUBSTITUTE([.G515]; &quot;G&quot;; &quot;&quot;)))" office:value-type="float" office:value="1" calcext:value-type="float">
            <text:p>1</text:p>
          </table:table-cell>
          <table:table-cell table:formula="of:=SUM([.I$2:.I515])" office:value-type="float" office:value="625" calcext:value-type="float">
            <text:p>625</text:p>
          </table:table-cell>
          <table:table-cell table:number-columns-repeated="9"/>
          <table:table-cell table:formula="of:=[.T514]" office:value-type="float" office:value="0.0015279541" calcext:value-type="float">
            <text:p>0.0015279541</text:p>
          </table:table-cell>
          <table:table-cell table:formula="of:=[.U514]" office:value-type="float" office:value="8040" calcext:value-type="float">
            <text:p>8040</text:p>
          </table:table-cell>
          <table:table-cell table:formula="of:=[.H515]" office:value-type="float" office:value="0.0023284215" calcext:value-type="float">
            <text:p>0.0023284215</text:p>
          </table:table-cell>
          <table:table-cell table:formula="of:=[.J515]" office:value-type="float" office:value="625" calcext:value-type="float">
            <text:p>625</text:p>
          </table:table-cell>
          <table:table-cell table:formula="of:=[.X514]" office:value-type="float" office:value="0.000000875394" calcext:value-type="float">
            <text:p>0.000000875394</text:p>
          </table:table-cell>
          <table:table-cell table:formula="of:=[.Y514]" office:value-type="float" office:value="8580" calcext:value-type="float">
            <text:p>8580</text:p>
          </table:table-cell>
          <table:table-cell table:formula="of:=[.Z514]" office:value-type="float" office:value="0.000000875394" calcext:value-type="float">
            <text:p>0.000000875394</text:p>
          </table:table-cell>
          <table:table-cell table:formula="of:=[.AA51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6]) - LEN(SUBSTITUTE([.G516]; &quot;C&quot;; &quot;&quot;))) + [.$A$4] * (LEN([.G516]) - LEN(SUBSTITUTE([.G516]; &quot;G&quot;; &quot;&quot;)))" office:value-type="float" office:value="1" calcext:value-type="float">
            <text:p>1</text:p>
          </table:table-cell>
          <table:table-cell table:formula="of:=SUM([.I$2:.I516])" office:value-type="float" office:value="626" calcext:value-type="float">
            <text:p>626</text:p>
          </table:table-cell>
          <table:table-cell table:number-columns-repeated="9"/>
          <table:table-cell table:formula="of:=[.T515]" office:value-type="float" office:value="0.0015279541" calcext:value-type="float">
            <text:p>0.0015279541</text:p>
          </table:table-cell>
          <table:table-cell table:formula="of:=[.U515]" office:value-type="float" office:value="8040" calcext:value-type="float">
            <text:p>8040</text:p>
          </table:table-cell>
          <table:table-cell table:formula="of:=[.H516]" office:value-type="float" office:value="0.0023284215" calcext:value-type="float">
            <text:p>0.0023284215</text:p>
          </table:table-cell>
          <table:table-cell table:formula="of:=[.J516]" office:value-type="float" office:value="626" calcext:value-type="float">
            <text:p>626</text:p>
          </table:table-cell>
          <table:table-cell table:formula="of:=[.X515]" office:value-type="float" office:value="0.000000875394" calcext:value-type="float">
            <text:p>0.000000875394</text:p>
          </table:table-cell>
          <table:table-cell table:formula="of:=[.Y515]" office:value-type="float" office:value="8580" calcext:value-type="float">
            <text:p>8580</text:p>
          </table:table-cell>
          <table:table-cell table:formula="of:=[.Z515]" office:value-type="float" office:value="0.000000875394" calcext:value-type="float">
            <text:p>0.000000875394</text:p>
          </table:table-cell>
          <table:table-cell table:formula="of:=[.AA51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7]) - LEN(SUBSTITUTE([.G517]; &quot;C&quot;; &quot;&quot;))) + [.$A$4] * (LEN([.G517]) - LEN(SUBSTITUTE([.G517]; &quot;G&quot;; &quot;&quot;)))" office:value-type="float" office:value="1" calcext:value-type="float">
            <text:p>1</text:p>
          </table:table-cell>
          <table:table-cell table:formula="of:=SUM([.I$2:.I517])" office:value-type="float" office:value="627" calcext:value-type="float">
            <text:p>627</text:p>
          </table:table-cell>
          <table:table-cell table:number-columns-repeated="9"/>
          <table:table-cell table:formula="of:=[.T516]" office:value-type="float" office:value="0.0015279541" calcext:value-type="float">
            <text:p>0.0015279541</text:p>
          </table:table-cell>
          <table:table-cell table:formula="of:=[.U516]" office:value-type="float" office:value="8040" calcext:value-type="float">
            <text:p>8040</text:p>
          </table:table-cell>
          <table:table-cell table:formula="of:=[.H517]" office:value-type="float" office:value="0.0023284215" calcext:value-type="float">
            <text:p>0.0023284215</text:p>
          </table:table-cell>
          <table:table-cell table:formula="of:=[.J517]" office:value-type="float" office:value="627" calcext:value-type="float">
            <text:p>627</text:p>
          </table:table-cell>
          <table:table-cell table:formula="of:=[.X516]" office:value-type="float" office:value="0.000000875394" calcext:value-type="float">
            <text:p>0.000000875394</text:p>
          </table:table-cell>
          <table:table-cell table:formula="of:=[.Y516]" office:value-type="float" office:value="8580" calcext:value-type="float">
            <text:p>8580</text:p>
          </table:table-cell>
          <table:table-cell table:formula="of:=[.Z516]" office:value-type="float" office:value="0.000000875394" calcext:value-type="float">
            <text:p>0.000000875394</text:p>
          </table:table-cell>
          <table:table-cell table:formula="of:=[.AA51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8]) - LEN(SUBSTITUTE([.G518]; &quot;C&quot;; &quot;&quot;))) + [.$A$4] * (LEN([.G518]) - LEN(SUBSTITUTE([.G518]; &quot;G&quot;; &quot;&quot;)))" office:value-type="float" office:value="2" calcext:value-type="float">
            <text:p>2</text:p>
          </table:table-cell>
          <table:table-cell table:formula="of:=SUM([.I$2:.I518])" office:value-type="float" office:value="629" calcext:value-type="float">
            <text:p>629</text:p>
          </table:table-cell>
          <table:table-cell table:number-columns-repeated="9"/>
          <table:table-cell table:formula="of:=[.T517]" office:value-type="float" office:value="0.0015279541" calcext:value-type="float">
            <text:p>0.0015279541</text:p>
          </table:table-cell>
          <table:table-cell table:formula="of:=[.U517]" office:value-type="float" office:value="8040" calcext:value-type="float">
            <text:p>8040</text:p>
          </table:table-cell>
          <table:table-cell table:formula="of:=[.H518]" office:value-type="float" office:value="0.0023284215" calcext:value-type="float">
            <text:p>0.0023284215</text:p>
          </table:table-cell>
          <table:table-cell table:formula="of:=[.J518]" office:value-type="float" office:value="629" calcext:value-type="float">
            <text:p>629</text:p>
          </table:table-cell>
          <table:table-cell table:formula="of:=[.X517]" office:value-type="float" office:value="0.000000875394" calcext:value-type="float">
            <text:p>0.000000875394</text:p>
          </table:table-cell>
          <table:table-cell table:formula="of:=[.Y517]" office:value-type="float" office:value="8580" calcext:value-type="float">
            <text:p>8580</text:p>
          </table:table-cell>
          <table:table-cell table:formula="of:=[.Z517]" office:value-type="float" office:value="0.000000875394" calcext:value-type="float">
            <text:p>0.000000875394</text:p>
          </table:table-cell>
          <table:table-cell table:formula="of:=[.AA51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19]) - LEN(SUBSTITUTE([.G519]; &quot;C&quot;; &quot;&quot;))) + [.$A$4] * (LEN([.G519]) - LEN(SUBSTITUTE([.G519]; &quot;G&quot;; &quot;&quot;)))" office:value-type="float" office:value="1" calcext:value-type="float">
            <text:p>1</text:p>
          </table:table-cell>
          <table:table-cell table:formula="of:=SUM([.I$2:.I519])" office:value-type="float" office:value="630" calcext:value-type="float">
            <text:p>630</text:p>
          </table:table-cell>
          <table:table-cell table:number-columns-repeated="9"/>
          <table:table-cell table:formula="of:=[.T518]" office:value-type="float" office:value="0.0015279541" calcext:value-type="float">
            <text:p>0.0015279541</text:p>
          </table:table-cell>
          <table:table-cell table:formula="of:=[.U518]" office:value-type="float" office:value="8040" calcext:value-type="float">
            <text:p>8040</text:p>
          </table:table-cell>
          <table:table-cell table:formula="of:=[.H519]" office:value-type="float" office:value="0.0023284215" calcext:value-type="float">
            <text:p>0.0023284215</text:p>
          </table:table-cell>
          <table:table-cell table:formula="of:=[.J519]" office:value-type="float" office:value="630" calcext:value-type="float">
            <text:p>630</text:p>
          </table:table-cell>
          <table:table-cell table:formula="of:=[.X518]" office:value-type="float" office:value="0.000000875394" calcext:value-type="float">
            <text:p>0.000000875394</text:p>
          </table:table-cell>
          <table:table-cell table:formula="of:=[.Y518]" office:value-type="float" office:value="8580" calcext:value-type="float">
            <text:p>8580</text:p>
          </table:table-cell>
          <table:table-cell table:formula="of:=[.Z518]" office:value-type="float" office:value="0.000000875394" calcext:value-type="float">
            <text:p>0.000000875394</text:p>
          </table:table-cell>
          <table:table-cell table:formula="of:=[.AA51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0]) - LEN(SUBSTITUTE([.G520]; &quot;C&quot;; &quot;&quot;))) + [.$A$4] * (LEN([.G520]) - LEN(SUBSTITUTE([.G520]; &quot;G&quot;; &quot;&quot;)))" office:value-type="float" office:value="2" calcext:value-type="float">
            <text:p>2</text:p>
          </table:table-cell>
          <table:table-cell table:formula="of:=SUM([.I$2:.I520])" office:value-type="float" office:value="632" calcext:value-type="float">
            <text:p>632</text:p>
          </table:table-cell>
          <table:table-cell table:number-columns-repeated="9"/>
          <table:table-cell table:formula="of:=[.T519]" office:value-type="float" office:value="0.0015279541" calcext:value-type="float">
            <text:p>0.0015279541</text:p>
          </table:table-cell>
          <table:table-cell table:formula="of:=[.U519]" office:value-type="float" office:value="8040" calcext:value-type="float">
            <text:p>8040</text:p>
          </table:table-cell>
          <table:table-cell table:formula="of:=[.H520]" office:value-type="float" office:value="0.0023284215" calcext:value-type="float">
            <text:p>0.0023284215</text:p>
          </table:table-cell>
          <table:table-cell table:formula="of:=[.J520]" office:value-type="float" office:value="632" calcext:value-type="float">
            <text:p>632</text:p>
          </table:table-cell>
          <table:table-cell table:formula="of:=[.X519]" office:value-type="float" office:value="0.000000875394" calcext:value-type="float">
            <text:p>0.000000875394</text:p>
          </table:table-cell>
          <table:table-cell table:formula="of:=[.Y519]" office:value-type="float" office:value="8580" calcext:value-type="float">
            <text:p>8580</text:p>
          </table:table-cell>
          <table:table-cell table:formula="of:=[.Z519]" office:value-type="float" office:value="0.000000875394" calcext:value-type="float">
            <text:p>0.000000875394</text:p>
          </table:table-cell>
          <table:table-cell table:formula="of:=[.AA51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1]) - LEN(SUBSTITUTE([.G521]; &quot;C&quot;; &quot;&quot;))) + [.$A$4] * (LEN([.G521]) - LEN(SUBSTITUTE([.G521]; &quot;G&quot;; &quot;&quot;)))" office:value-type="float" office:value="1" calcext:value-type="float">
            <text:p>1</text:p>
          </table:table-cell>
          <table:table-cell table:formula="of:=SUM([.I$2:.I521])" office:value-type="float" office:value="633" calcext:value-type="float">
            <text:p>633</text:p>
          </table:table-cell>
          <table:table-cell table:number-columns-repeated="9"/>
          <table:table-cell table:formula="of:=[.T520]" office:value-type="float" office:value="0.0015279541" calcext:value-type="float">
            <text:p>0.0015279541</text:p>
          </table:table-cell>
          <table:table-cell table:formula="of:=[.U520]" office:value-type="float" office:value="8040" calcext:value-type="float">
            <text:p>8040</text:p>
          </table:table-cell>
          <table:table-cell table:formula="of:=[.H521]" office:value-type="float" office:value="0.0023284215" calcext:value-type="float">
            <text:p>0.0023284215</text:p>
          </table:table-cell>
          <table:table-cell table:formula="of:=[.J521]" office:value-type="float" office:value="633" calcext:value-type="float">
            <text:p>633</text:p>
          </table:table-cell>
          <table:table-cell table:formula="of:=[.X520]" office:value-type="float" office:value="0.000000875394" calcext:value-type="float">
            <text:p>0.000000875394</text:p>
          </table:table-cell>
          <table:table-cell table:formula="of:=[.Y520]" office:value-type="float" office:value="8580" calcext:value-type="float">
            <text:p>8580</text:p>
          </table:table-cell>
          <table:table-cell table:formula="of:=[.Z520]" office:value-type="float" office:value="0.000000875394" calcext:value-type="float">
            <text:p>0.000000875394</text:p>
          </table:table-cell>
          <table:table-cell table:formula="of:=[.AA52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2]) - LEN(SUBSTITUTE([.G522]; &quot;C&quot;; &quot;&quot;))) + [.$A$4] * (LEN([.G522]) - LEN(SUBSTITUTE([.G522]; &quot;G&quot;; &quot;&quot;)))" office:value-type="float" office:value="1" calcext:value-type="float">
            <text:p>1</text:p>
          </table:table-cell>
          <table:table-cell table:formula="of:=SUM([.I$2:.I522])" office:value-type="float" office:value="634" calcext:value-type="float">
            <text:p>634</text:p>
          </table:table-cell>
          <table:table-cell table:number-columns-repeated="9"/>
          <table:table-cell table:formula="of:=[.T521]" office:value-type="float" office:value="0.0015279541" calcext:value-type="float">
            <text:p>0.0015279541</text:p>
          </table:table-cell>
          <table:table-cell table:formula="of:=[.U521]" office:value-type="float" office:value="8040" calcext:value-type="float">
            <text:p>8040</text:p>
          </table:table-cell>
          <table:table-cell table:formula="of:=[.H522]" office:value-type="float" office:value="0.0023284215" calcext:value-type="float">
            <text:p>0.0023284215</text:p>
          </table:table-cell>
          <table:table-cell table:formula="of:=[.J522]" office:value-type="float" office:value="634" calcext:value-type="float">
            <text:p>634</text:p>
          </table:table-cell>
          <table:table-cell table:formula="of:=[.X521]" office:value-type="float" office:value="0.000000875394" calcext:value-type="float">
            <text:p>0.000000875394</text:p>
          </table:table-cell>
          <table:table-cell table:formula="of:=[.Y521]" office:value-type="float" office:value="8580" calcext:value-type="float">
            <text:p>8580</text:p>
          </table:table-cell>
          <table:table-cell table:formula="of:=[.Z521]" office:value-type="float" office:value="0.000000875394" calcext:value-type="float">
            <text:p>0.000000875394</text:p>
          </table:table-cell>
          <table:table-cell table:formula="of:=[.AA52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3]) - LEN(SUBSTITUTE([.G523]; &quot;C&quot;; &quot;&quot;))) + [.$A$4] * (LEN([.G523]) - LEN(SUBSTITUTE([.G523]; &quot;G&quot;; &quot;&quot;)))" office:value-type="float" office:value="1" calcext:value-type="float">
            <text:p>1</text:p>
          </table:table-cell>
          <table:table-cell table:formula="of:=SUM([.I$2:.I523])" office:value-type="float" office:value="635" calcext:value-type="float">
            <text:p>635</text:p>
          </table:table-cell>
          <table:table-cell table:number-columns-repeated="9"/>
          <table:table-cell table:formula="of:=[.T522]" office:value-type="float" office:value="0.0015279541" calcext:value-type="float">
            <text:p>0.0015279541</text:p>
          </table:table-cell>
          <table:table-cell table:formula="of:=[.U522]" office:value-type="float" office:value="8040" calcext:value-type="float">
            <text:p>8040</text:p>
          </table:table-cell>
          <table:table-cell table:formula="of:=[.H523]" office:value-type="float" office:value="0.0023284215" calcext:value-type="float">
            <text:p>0.0023284215</text:p>
          </table:table-cell>
          <table:table-cell table:formula="of:=[.J523]" office:value-type="float" office:value="635" calcext:value-type="float">
            <text:p>635</text:p>
          </table:table-cell>
          <table:table-cell table:formula="of:=[.X522]" office:value-type="float" office:value="0.000000875394" calcext:value-type="float">
            <text:p>0.000000875394</text:p>
          </table:table-cell>
          <table:table-cell table:formula="of:=[.Y522]" office:value-type="float" office:value="8580" calcext:value-type="float">
            <text:p>8580</text:p>
          </table:table-cell>
          <table:table-cell table:formula="of:=[.Z522]" office:value-type="float" office:value="0.000000875394" calcext:value-type="float">
            <text:p>0.000000875394</text:p>
          </table:table-cell>
          <table:table-cell table:formula="of:=[.AA52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4]) - LEN(SUBSTITUTE([.G524]; &quot;C&quot;; &quot;&quot;))) + [.$A$4] * (LEN([.G524]) - LEN(SUBSTITUTE([.G524]; &quot;G&quot;; &quot;&quot;)))" office:value-type="float" office:value="1" calcext:value-type="float">
            <text:p>1</text:p>
          </table:table-cell>
          <table:table-cell table:formula="of:=SUM([.I$2:.I524])" office:value-type="float" office:value="636" calcext:value-type="float">
            <text:p>636</text:p>
          </table:table-cell>
          <table:table-cell table:number-columns-repeated="9"/>
          <table:table-cell table:formula="of:=[.T523]" office:value-type="float" office:value="0.0015279541" calcext:value-type="float">
            <text:p>0.0015279541</text:p>
          </table:table-cell>
          <table:table-cell table:formula="of:=[.U523]" office:value-type="float" office:value="8040" calcext:value-type="float">
            <text:p>8040</text:p>
          </table:table-cell>
          <table:table-cell table:formula="of:=[.H524]" office:value-type="float" office:value="0.0023284215" calcext:value-type="float">
            <text:p>0.0023284215</text:p>
          </table:table-cell>
          <table:table-cell table:formula="of:=[.J524]" office:value-type="float" office:value="636" calcext:value-type="float">
            <text:p>636</text:p>
          </table:table-cell>
          <table:table-cell table:formula="of:=[.X523]" office:value-type="float" office:value="0.000000875394" calcext:value-type="float">
            <text:p>0.000000875394</text:p>
          </table:table-cell>
          <table:table-cell table:formula="of:=[.Y523]" office:value-type="float" office:value="8580" calcext:value-type="float">
            <text:p>8580</text:p>
          </table:table-cell>
          <table:table-cell table:formula="of:=[.Z523]" office:value-type="float" office:value="0.000000875394" calcext:value-type="float">
            <text:p>0.000000875394</text:p>
          </table:table-cell>
          <table:table-cell table:formula="of:=[.AA52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5]) - LEN(SUBSTITUTE([.G525]; &quot;C&quot;; &quot;&quot;))) + [.$A$4] * (LEN([.G525]) - LEN(SUBSTITUTE([.G525]; &quot;G&quot;; &quot;&quot;)))" office:value-type="float" office:value="1" calcext:value-type="float">
            <text:p>1</text:p>
          </table:table-cell>
          <table:table-cell table:formula="of:=SUM([.I$2:.I525])" office:value-type="float" office:value="637" calcext:value-type="float">
            <text:p>637</text:p>
          </table:table-cell>
          <table:table-cell table:number-columns-repeated="9"/>
          <table:table-cell table:formula="of:=[.T524]" office:value-type="float" office:value="0.0015279541" calcext:value-type="float">
            <text:p>0.0015279541</text:p>
          </table:table-cell>
          <table:table-cell table:formula="of:=[.U524]" office:value-type="float" office:value="8040" calcext:value-type="float">
            <text:p>8040</text:p>
          </table:table-cell>
          <table:table-cell table:formula="of:=[.H525]" office:value-type="float" office:value="0.0023284215" calcext:value-type="float">
            <text:p>0.0023284215</text:p>
          </table:table-cell>
          <table:table-cell table:formula="of:=[.J525]" office:value-type="float" office:value="637" calcext:value-type="float">
            <text:p>637</text:p>
          </table:table-cell>
          <table:table-cell table:formula="of:=[.X524]" office:value-type="float" office:value="0.000000875394" calcext:value-type="float">
            <text:p>0.000000875394</text:p>
          </table:table-cell>
          <table:table-cell table:formula="of:=[.Y524]" office:value-type="float" office:value="8580" calcext:value-type="float">
            <text:p>8580</text:p>
          </table:table-cell>
          <table:table-cell table:formula="of:=[.Z524]" office:value-type="float" office:value="0.000000875394" calcext:value-type="float">
            <text:p>0.000000875394</text:p>
          </table:table-cell>
          <table:table-cell table:formula="of:=[.AA52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6]) - LEN(SUBSTITUTE([.G526]; &quot;C&quot;; &quot;&quot;))) + [.$A$4] * (LEN([.G526]) - LEN(SUBSTITUTE([.G526]; &quot;G&quot;; &quot;&quot;)))" office:value-type="float" office:value="2" calcext:value-type="float">
            <text:p>2</text:p>
          </table:table-cell>
          <table:table-cell table:formula="of:=SUM([.I$2:.I526])" office:value-type="float" office:value="639" calcext:value-type="float">
            <text:p>639</text:p>
          </table:table-cell>
          <table:table-cell table:number-columns-repeated="9"/>
          <table:table-cell table:formula="of:=[.T525]" office:value-type="float" office:value="0.0015279541" calcext:value-type="float">
            <text:p>0.0015279541</text:p>
          </table:table-cell>
          <table:table-cell table:formula="of:=[.U525]" office:value-type="float" office:value="8040" calcext:value-type="float">
            <text:p>8040</text:p>
          </table:table-cell>
          <table:table-cell table:formula="of:=[.H526]" office:value-type="float" office:value="0.0023284215" calcext:value-type="float">
            <text:p>0.0023284215</text:p>
          </table:table-cell>
          <table:table-cell table:formula="of:=[.J526]" office:value-type="float" office:value="639" calcext:value-type="float">
            <text:p>639</text:p>
          </table:table-cell>
          <table:table-cell table:formula="of:=[.X525]" office:value-type="float" office:value="0.000000875394" calcext:value-type="float">
            <text:p>0.000000875394</text:p>
          </table:table-cell>
          <table:table-cell table:formula="of:=[.Y525]" office:value-type="float" office:value="8580" calcext:value-type="float">
            <text:p>8580</text:p>
          </table:table-cell>
          <table:table-cell table:formula="of:=[.Z525]" office:value-type="float" office:value="0.000000875394" calcext:value-type="float">
            <text:p>0.000000875394</text:p>
          </table:table-cell>
          <table:table-cell table:formula="of:=[.AA52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7]) - LEN(SUBSTITUTE([.G527]; &quot;C&quot;; &quot;&quot;))) + [.$A$4] * (LEN([.G527]) - LEN(SUBSTITUTE([.G527]; &quot;G&quot;; &quot;&quot;)))" office:value-type="float" office:value="1" calcext:value-type="float">
            <text:p>1</text:p>
          </table:table-cell>
          <table:table-cell table:formula="of:=SUM([.I$2:.I527])" office:value-type="float" office:value="640" calcext:value-type="float">
            <text:p>640</text:p>
          </table:table-cell>
          <table:table-cell table:number-columns-repeated="9"/>
          <table:table-cell table:formula="of:=[.T526]" office:value-type="float" office:value="0.0015279541" calcext:value-type="float">
            <text:p>0.0015279541</text:p>
          </table:table-cell>
          <table:table-cell table:formula="of:=[.U526]" office:value-type="float" office:value="8040" calcext:value-type="float">
            <text:p>8040</text:p>
          </table:table-cell>
          <table:table-cell table:formula="of:=[.H527]" office:value-type="float" office:value="0.0023284215" calcext:value-type="float">
            <text:p>0.0023284215</text:p>
          </table:table-cell>
          <table:table-cell table:formula="of:=[.J527]" office:value-type="float" office:value="640" calcext:value-type="float">
            <text:p>640</text:p>
          </table:table-cell>
          <table:table-cell table:formula="of:=[.X526]" office:value-type="float" office:value="0.000000875394" calcext:value-type="float">
            <text:p>0.000000875394</text:p>
          </table:table-cell>
          <table:table-cell table:formula="of:=[.Y526]" office:value-type="float" office:value="8580" calcext:value-type="float">
            <text:p>8580</text:p>
          </table:table-cell>
          <table:table-cell table:formula="of:=[.Z526]" office:value-type="float" office:value="0.000000875394" calcext:value-type="float">
            <text:p>0.000000875394</text:p>
          </table:table-cell>
          <table:table-cell table:formula="of:=[.AA52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8]) - LEN(SUBSTITUTE([.G528]; &quot;C&quot;; &quot;&quot;))) + [.$A$4] * (LEN([.G528]) - LEN(SUBSTITUTE([.G528]; &quot;G&quot;; &quot;&quot;)))" office:value-type="float" office:value="1" calcext:value-type="float">
            <text:p>1</text:p>
          </table:table-cell>
          <table:table-cell table:formula="of:=SUM([.I$2:.I528])" office:value-type="float" office:value="641" calcext:value-type="float">
            <text:p>641</text:p>
          </table:table-cell>
          <table:table-cell table:number-columns-repeated="9"/>
          <table:table-cell table:formula="of:=[.T527]" office:value-type="float" office:value="0.0015279541" calcext:value-type="float">
            <text:p>0.0015279541</text:p>
          </table:table-cell>
          <table:table-cell table:formula="of:=[.U527]" office:value-type="float" office:value="8040" calcext:value-type="float">
            <text:p>8040</text:p>
          </table:table-cell>
          <table:table-cell table:formula="of:=[.H528]" office:value-type="float" office:value="0.0023284215" calcext:value-type="float">
            <text:p>0.0023284215</text:p>
          </table:table-cell>
          <table:table-cell table:formula="of:=[.J528]" office:value-type="float" office:value="641" calcext:value-type="float">
            <text:p>641</text:p>
          </table:table-cell>
          <table:table-cell table:formula="of:=[.X527]" office:value-type="float" office:value="0.000000875394" calcext:value-type="float">
            <text:p>0.000000875394</text:p>
          </table:table-cell>
          <table:table-cell table:formula="of:=[.Y527]" office:value-type="float" office:value="8580" calcext:value-type="float">
            <text:p>8580</text:p>
          </table:table-cell>
          <table:table-cell table:formula="of:=[.Z527]" office:value-type="float" office:value="0.000000875394" calcext:value-type="float">
            <text:p>0.000000875394</text:p>
          </table:table-cell>
          <table:table-cell table:formula="of:=[.AA52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29]) - LEN(SUBSTITUTE([.G529]; &quot;C&quot;; &quot;&quot;))) + [.$A$4] * (LEN([.G529]) - LEN(SUBSTITUTE([.G529]; &quot;G&quot;; &quot;&quot;)))" office:value-type="float" office:value="1" calcext:value-type="float">
            <text:p>1</text:p>
          </table:table-cell>
          <table:table-cell table:formula="of:=SUM([.I$2:.I529])" office:value-type="float" office:value="642" calcext:value-type="float">
            <text:p>642</text:p>
          </table:table-cell>
          <table:table-cell table:number-columns-repeated="9"/>
          <table:table-cell table:formula="of:=[.T528]" office:value-type="float" office:value="0.0015279541" calcext:value-type="float">
            <text:p>0.0015279541</text:p>
          </table:table-cell>
          <table:table-cell table:formula="of:=[.U528]" office:value-type="float" office:value="8040" calcext:value-type="float">
            <text:p>8040</text:p>
          </table:table-cell>
          <table:table-cell table:formula="of:=[.H529]" office:value-type="float" office:value="0.0023284215" calcext:value-type="float">
            <text:p>0.0023284215</text:p>
          </table:table-cell>
          <table:table-cell table:formula="of:=[.J529]" office:value-type="float" office:value="642" calcext:value-type="float">
            <text:p>642</text:p>
          </table:table-cell>
          <table:table-cell table:formula="of:=[.X528]" office:value-type="float" office:value="0.000000875394" calcext:value-type="float">
            <text:p>0.000000875394</text:p>
          </table:table-cell>
          <table:table-cell table:formula="of:=[.Y528]" office:value-type="float" office:value="8580" calcext:value-type="float">
            <text:p>8580</text:p>
          </table:table-cell>
          <table:table-cell table:formula="of:=[.Z528]" office:value-type="float" office:value="0.000000875394" calcext:value-type="float">
            <text:p>0.000000875394</text:p>
          </table:table-cell>
          <table:table-cell table:formula="of:=[.AA52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0]) - LEN(SUBSTITUTE([.G530]; &quot;C&quot;; &quot;&quot;))) + [.$A$4] * (LEN([.G530]) - LEN(SUBSTITUTE([.G530]; &quot;G&quot;; &quot;&quot;)))" office:value-type="float" office:value="1" calcext:value-type="float">
            <text:p>1</text:p>
          </table:table-cell>
          <table:table-cell table:formula="of:=SUM([.I$2:.I530])" office:value-type="float" office:value="643" calcext:value-type="float">
            <text:p>643</text:p>
          </table:table-cell>
          <table:table-cell table:number-columns-repeated="9"/>
          <table:table-cell table:formula="of:=[.T529]" office:value-type="float" office:value="0.0015279541" calcext:value-type="float">
            <text:p>0.0015279541</text:p>
          </table:table-cell>
          <table:table-cell table:formula="of:=[.U529]" office:value-type="float" office:value="8040" calcext:value-type="float">
            <text:p>8040</text:p>
          </table:table-cell>
          <table:table-cell table:formula="of:=[.H530]" office:value-type="float" office:value="0.0023284215" calcext:value-type="float">
            <text:p>0.0023284215</text:p>
          </table:table-cell>
          <table:table-cell table:formula="of:=[.J530]" office:value-type="float" office:value="643" calcext:value-type="float">
            <text:p>643</text:p>
          </table:table-cell>
          <table:table-cell table:formula="of:=[.X529]" office:value-type="float" office:value="0.000000875394" calcext:value-type="float">
            <text:p>0.000000875394</text:p>
          </table:table-cell>
          <table:table-cell table:formula="of:=[.Y529]" office:value-type="float" office:value="8580" calcext:value-type="float">
            <text:p>8580</text:p>
          </table:table-cell>
          <table:table-cell table:formula="of:=[.Z529]" office:value-type="float" office:value="0.000000875394" calcext:value-type="float">
            <text:p>0.000000875394</text:p>
          </table:table-cell>
          <table:table-cell table:formula="of:=[.AA52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1]) - LEN(SUBSTITUTE([.G531]; &quot;C&quot;; &quot;&quot;))) + [.$A$4] * (LEN([.G531]) - LEN(SUBSTITUTE([.G531]; &quot;G&quot;; &quot;&quot;)))" office:value-type="float" office:value="2" calcext:value-type="float">
            <text:p>2</text:p>
          </table:table-cell>
          <table:table-cell table:formula="of:=SUM([.I$2:.I531])" office:value-type="float" office:value="645" calcext:value-type="float">
            <text:p>645</text:p>
          </table:table-cell>
          <table:table-cell table:number-columns-repeated="9"/>
          <table:table-cell table:formula="of:=[.T530]" office:value-type="float" office:value="0.0015279541" calcext:value-type="float">
            <text:p>0.0015279541</text:p>
          </table:table-cell>
          <table:table-cell table:formula="of:=[.U530]" office:value-type="float" office:value="8040" calcext:value-type="float">
            <text:p>8040</text:p>
          </table:table-cell>
          <table:table-cell table:formula="of:=[.H531]" office:value-type="float" office:value="0.0023284215" calcext:value-type="float">
            <text:p>0.0023284215</text:p>
          </table:table-cell>
          <table:table-cell table:formula="of:=[.J531]" office:value-type="float" office:value="645" calcext:value-type="float">
            <text:p>645</text:p>
          </table:table-cell>
          <table:table-cell table:formula="of:=[.X530]" office:value-type="float" office:value="0.000000875394" calcext:value-type="float">
            <text:p>0.000000875394</text:p>
          </table:table-cell>
          <table:table-cell table:formula="of:=[.Y530]" office:value-type="float" office:value="8580" calcext:value-type="float">
            <text:p>8580</text:p>
          </table:table-cell>
          <table:table-cell table:formula="of:=[.Z530]" office:value-type="float" office:value="0.000000875394" calcext:value-type="float">
            <text:p>0.000000875394</text:p>
          </table:table-cell>
          <table:table-cell table:formula="of:=[.AA53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2]) - LEN(SUBSTITUTE([.G532]; &quot;C&quot;; &quot;&quot;))) + [.$A$4] * (LEN([.G532]) - LEN(SUBSTITUTE([.G532]; &quot;G&quot;; &quot;&quot;)))" office:value-type="float" office:value="1" calcext:value-type="float">
            <text:p>1</text:p>
          </table:table-cell>
          <table:table-cell table:formula="of:=SUM([.I$2:.I532])" office:value-type="float" office:value="646" calcext:value-type="float">
            <text:p>646</text:p>
          </table:table-cell>
          <table:table-cell table:number-columns-repeated="9"/>
          <table:table-cell table:formula="of:=[.T531]" office:value-type="float" office:value="0.0015279541" calcext:value-type="float">
            <text:p>0.0015279541</text:p>
          </table:table-cell>
          <table:table-cell table:formula="of:=[.U531]" office:value-type="float" office:value="8040" calcext:value-type="float">
            <text:p>8040</text:p>
          </table:table-cell>
          <table:table-cell table:formula="of:=[.H532]" office:value-type="float" office:value="0.0023284215" calcext:value-type="float">
            <text:p>0.0023284215</text:p>
          </table:table-cell>
          <table:table-cell table:formula="of:=[.J532]" office:value-type="float" office:value="646" calcext:value-type="float">
            <text:p>646</text:p>
          </table:table-cell>
          <table:table-cell table:formula="of:=[.X531]" office:value-type="float" office:value="0.000000875394" calcext:value-type="float">
            <text:p>0.000000875394</text:p>
          </table:table-cell>
          <table:table-cell table:formula="of:=[.Y531]" office:value-type="float" office:value="8580" calcext:value-type="float">
            <text:p>8580</text:p>
          </table:table-cell>
          <table:table-cell table:formula="of:=[.Z531]" office:value-type="float" office:value="0.000000875394" calcext:value-type="float">
            <text:p>0.000000875394</text:p>
          </table:table-cell>
          <table:table-cell table:formula="of:=[.AA53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3]) - LEN(SUBSTITUTE([.G533]; &quot;C&quot;; &quot;&quot;))) + [.$A$4] * (LEN([.G533]) - LEN(SUBSTITUTE([.G533]; &quot;G&quot;; &quot;&quot;)))" office:value-type="float" office:value="1" calcext:value-type="float">
            <text:p>1</text:p>
          </table:table-cell>
          <table:table-cell table:formula="of:=SUM([.I$2:.I533])" office:value-type="float" office:value="647" calcext:value-type="float">
            <text:p>647</text:p>
          </table:table-cell>
          <table:table-cell table:number-columns-repeated="9"/>
          <table:table-cell table:formula="of:=[.T532]" office:value-type="float" office:value="0.0015279541" calcext:value-type="float">
            <text:p>0.0015279541</text:p>
          </table:table-cell>
          <table:table-cell table:formula="of:=[.U532]" office:value-type="float" office:value="8040" calcext:value-type="float">
            <text:p>8040</text:p>
          </table:table-cell>
          <table:table-cell table:formula="of:=[.H533]" office:value-type="float" office:value="0.0023284215" calcext:value-type="float">
            <text:p>0.0023284215</text:p>
          </table:table-cell>
          <table:table-cell table:formula="of:=[.J533]" office:value-type="float" office:value="647" calcext:value-type="float">
            <text:p>647</text:p>
          </table:table-cell>
          <table:table-cell table:formula="of:=[.X532]" office:value-type="float" office:value="0.000000875394" calcext:value-type="float">
            <text:p>0.000000875394</text:p>
          </table:table-cell>
          <table:table-cell table:formula="of:=[.Y532]" office:value-type="float" office:value="8580" calcext:value-type="float">
            <text:p>8580</text:p>
          </table:table-cell>
          <table:table-cell table:formula="of:=[.Z532]" office:value-type="float" office:value="0.000000875394" calcext:value-type="float">
            <text:p>0.000000875394</text:p>
          </table:table-cell>
          <table:table-cell table:formula="of:=[.AA53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4]) - LEN(SUBSTITUTE([.G534]; &quot;C&quot;; &quot;&quot;))) + [.$A$4] * (LEN([.G534]) - LEN(SUBSTITUTE([.G534]; &quot;G&quot;; &quot;&quot;)))" office:value-type="float" office:value="2" calcext:value-type="float">
            <text:p>2</text:p>
          </table:table-cell>
          <table:table-cell table:formula="of:=SUM([.I$2:.I534])" office:value-type="float" office:value="649" calcext:value-type="float">
            <text:p>649</text:p>
          </table:table-cell>
          <table:table-cell table:number-columns-repeated="9"/>
          <table:table-cell table:formula="of:=[.T533]" office:value-type="float" office:value="0.0015279541" calcext:value-type="float">
            <text:p>0.0015279541</text:p>
          </table:table-cell>
          <table:table-cell table:formula="of:=[.U533]" office:value-type="float" office:value="8040" calcext:value-type="float">
            <text:p>8040</text:p>
          </table:table-cell>
          <table:table-cell table:formula="of:=[.H534]" office:value-type="float" office:value="0.0023284215" calcext:value-type="float">
            <text:p>0.0023284215</text:p>
          </table:table-cell>
          <table:table-cell table:formula="of:=[.J534]" office:value-type="float" office:value="649" calcext:value-type="float">
            <text:p>649</text:p>
          </table:table-cell>
          <table:table-cell table:formula="of:=[.X533]" office:value-type="float" office:value="0.000000875394" calcext:value-type="float">
            <text:p>0.000000875394</text:p>
          </table:table-cell>
          <table:table-cell table:formula="of:=[.Y533]" office:value-type="float" office:value="8580" calcext:value-type="float">
            <text:p>8580</text:p>
          </table:table-cell>
          <table:table-cell table:formula="of:=[.Z533]" office:value-type="float" office:value="0.000000875394" calcext:value-type="float">
            <text:p>0.000000875394</text:p>
          </table:table-cell>
          <table:table-cell table:formula="of:=[.AA53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284215" calcext:value-type="float">
            <text:p>0.0023284215</text:p>
          </table:table-cell>
          <table:table-cell table:formula="of:= (LEN([.G535]) - LEN(SUBSTITUTE([.G535]; &quot;C&quot;; &quot;&quot;))) + [.$A$4] * (LEN([.G535]) - LEN(SUBSTITUTE([.G535]; &quot;G&quot;; &quot;&quot;)))" office:value-type="float" office:value="2" calcext:value-type="float">
            <text:p>2</text:p>
          </table:table-cell>
          <table:table-cell table:formula="of:=SUM([.I$2:.I535])" office:value-type="float" office:value="651" calcext:value-type="float">
            <text:p>651</text:p>
          </table:table-cell>
          <table:table-cell table:number-columns-repeated="9"/>
          <table:table-cell table:formula="of:=[.T534]" office:value-type="float" office:value="0.0015279541" calcext:value-type="float">
            <text:p>0.0015279541</text:p>
          </table:table-cell>
          <table:table-cell table:formula="of:=[.U534]" office:value-type="float" office:value="8040" calcext:value-type="float">
            <text:p>8040</text:p>
          </table:table-cell>
          <table:table-cell table:formula="of:=[.H535]" office:value-type="float" office:value="0.0023284215" calcext:value-type="float">
            <text:p>0.0023284215</text:p>
          </table:table-cell>
          <table:table-cell table:formula="of:=[.J535]" office:value-type="float" office:value="651" calcext:value-type="float">
            <text:p>651</text:p>
          </table:table-cell>
          <table:table-cell table:formula="of:=[.X534]" office:value-type="float" office:value="0.000000875394" calcext:value-type="float">
            <text:p>0.000000875394</text:p>
          </table:table-cell>
          <table:table-cell table:formula="of:=[.Y534]" office:value-type="float" office:value="8580" calcext:value-type="float">
            <text:p>8580</text:p>
          </table:table-cell>
          <table:table-cell table:formula="of:=[.Z534]" office:value-type="float" office:value="0.000000875394" calcext:value-type="float">
            <text:p>0.000000875394</text:p>
          </table:table-cell>
          <table:table-cell table:formula="of:=[.AA53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6]) - LEN(SUBSTITUTE([.G536]; &quot;C&quot;; &quot;&quot;))) + [.$A$4] * (LEN([.G536]) - LEN(SUBSTITUTE([.G536]; &quot;G&quot;; &quot;&quot;)))" office:value-type="float" office:value="2" calcext:value-type="float">
            <text:p>2</text:p>
          </table:table-cell>
          <table:table-cell table:formula="of:=SUM([.I$2:.I536])" office:value-type="float" office:value="653" calcext:value-type="float">
            <text:p>653</text:p>
          </table:table-cell>
          <table:table-cell table:number-columns-repeated="9"/>
          <table:table-cell table:formula="of:=[.T535]" office:value-type="float" office:value="0.0015279541" calcext:value-type="float">
            <text:p>0.0015279541</text:p>
          </table:table-cell>
          <table:table-cell table:formula="of:=[.U535]" office:value-type="float" office:value="8040" calcext:value-type="float">
            <text:p>8040</text:p>
          </table:table-cell>
          <table:table-cell table:formula="of:=[.H536]" office:value-type="float" office:value="0.0023005297" calcext:value-type="float">
            <text:p>0.0023005297</text:p>
          </table:table-cell>
          <table:table-cell table:formula="of:=[.J536]" office:value-type="float" office:value="653" calcext:value-type="float">
            <text:p>653</text:p>
          </table:table-cell>
          <table:table-cell table:formula="of:=[.X535]" office:value-type="float" office:value="0.000000875394" calcext:value-type="float">
            <text:p>0.000000875394</text:p>
          </table:table-cell>
          <table:table-cell table:formula="of:=[.Y535]" office:value-type="float" office:value="8580" calcext:value-type="float">
            <text:p>8580</text:p>
          </table:table-cell>
          <table:table-cell table:formula="of:=[.Z535]" office:value-type="float" office:value="0.000000875394" calcext:value-type="float">
            <text:p>0.000000875394</text:p>
          </table:table-cell>
          <table:table-cell table:formula="of:=[.AA53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7]) - LEN(SUBSTITUTE([.G537]; &quot;C&quot;; &quot;&quot;))) + [.$A$4] * (LEN([.G537]) - LEN(SUBSTITUTE([.G537]; &quot;G&quot;; &quot;&quot;)))" office:value-type="float" office:value="1" calcext:value-type="float">
            <text:p>1</text:p>
          </table:table-cell>
          <table:table-cell table:formula="of:=SUM([.I$2:.I537])" office:value-type="float" office:value="654" calcext:value-type="float">
            <text:p>654</text:p>
          </table:table-cell>
          <table:table-cell table:number-columns-repeated="9"/>
          <table:table-cell table:formula="of:=[.T536]" office:value-type="float" office:value="0.0015279541" calcext:value-type="float">
            <text:p>0.0015279541</text:p>
          </table:table-cell>
          <table:table-cell table:formula="of:=[.U536]" office:value-type="float" office:value="8040" calcext:value-type="float">
            <text:p>8040</text:p>
          </table:table-cell>
          <table:table-cell table:formula="of:=[.H537]" office:value-type="float" office:value="0.0023005297" calcext:value-type="float">
            <text:p>0.0023005297</text:p>
          </table:table-cell>
          <table:table-cell table:formula="of:=[.J537]" office:value-type="float" office:value="654" calcext:value-type="float">
            <text:p>654</text:p>
          </table:table-cell>
          <table:table-cell table:formula="of:=[.X536]" office:value-type="float" office:value="0.000000875394" calcext:value-type="float">
            <text:p>0.000000875394</text:p>
          </table:table-cell>
          <table:table-cell table:formula="of:=[.Y536]" office:value-type="float" office:value="8580" calcext:value-type="float">
            <text:p>8580</text:p>
          </table:table-cell>
          <table:table-cell table:formula="of:=[.Z536]" office:value-type="float" office:value="0.000000875394" calcext:value-type="float">
            <text:p>0.000000875394</text:p>
          </table:table-cell>
          <table:table-cell table:formula="of:=[.AA53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8]) - LEN(SUBSTITUTE([.G538]; &quot;C&quot;; &quot;&quot;))) + [.$A$4] * (LEN([.G538]) - LEN(SUBSTITUTE([.G538]; &quot;G&quot;; &quot;&quot;)))" office:value-type="float" office:value="1" calcext:value-type="float">
            <text:p>1</text:p>
          </table:table-cell>
          <table:table-cell table:formula="of:=SUM([.I$2:.I538])" office:value-type="float" office:value="655" calcext:value-type="float">
            <text:p>655</text:p>
          </table:table-cell>
          <table:table-cell table:number-columns-repeated="9"/>
          <table:table-cell table:formula="of:=[.T537]" office:value-type="float" office:value="0.0015279541" calcext:value-type="float">
            <text:p>0.0015279541</text:p>
          </table:table-cell>
          <table:table-cell table:formula="of:=[.U537]" office:value-type="float" office:value="8040" calcext:value-type="float">
            <text:p>8040</text:p>
          </table:table-cell>
          <table:table-cell table:formula="of:=[.H538]" office:value-type="float" office:value="0.0023005297" calcext:value-type="float">
            <text:p>0.0023005297</text:p>
          </table:table-cell>
          <table:table-cell table:formula="of:=[.J538]" office:value-type="float" office:value="655" calcext:value-type="float">
            <text:p>655</text:p>
          </table:table-cell>
          <table:table-cell table:formula="of:=[.X537]" office:value-type="float" office:value="0.000000875394" calcext:value-type="float">
            <text:p>0.000000875394</text:p>
          </table:table-cell>
          <table:table-cell table:formula="of:=[.Y537]" office:value-type="float" office:value="8580" calcext:value-type="float">
            <text:p>8580</text:p>
          </table:table-cell>
          <table:table-cell table:formula="of:=[.Z537]" office:value-type="float" office:value="0.000000875394" calcext:value-type="float">
            <text:p>0.000000875394</text:p>
          </table:table-cell>
          <table:table-cell table:formula="of:=[.AA53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3005297" calcext:value-type="float">
            <text:p>0.0023005297</text:p>
          </table:table-cell>
          <table:table-cell table:formula="of:= (LEN([.G539]) - LEN(SUBSTITUTE([.G539]; &quot;C&quot;; &quot;&quot;))) + [.$A$4] * (LEN([.G539]) - LEN(SUBSTITUTE([.G539]; &quot;G&quot;; &quot;&quot;)))" office:value-type="float" office:value="1" calcext:value-type="float">
            <text:p>1</text:p>
          </table:table-cell>
          <table:table-cell table:formula="of:=SUM([.I$2:.I539])" office:value-type="float" office:value="656" calcext:value-type="float">
            <text:p>656</text:p>
          </table:table-cell>
          <table:table-cell table:number-columns-repeated="9"/>
          <table:table-cell table:formula="of:=[.T538]" office:value-type="float" office:value="0.0015279541" calcext:value-type="float">
            <text:p>0.0015279541</text:p>
          </table:table-cell>
          <table:table-cell table:formula="of:=[.U538]" office:value-type="float" office:value="8040" calcext:value-type="float">
            <text:p>8040</text:p>
          </table:table-cell>
          <table:table-cell table:formula="of:=[.H539]" office:value-type="float" office:value="0.0023005297" calcext:value-type="float">
            <text:p>0.0023005297</text:p>
          </table:table-cell>
          <table:table-cell table:formula="of:=[.J539]" office:value-type="float" office:value="656" calcext:value-type="float">
            <text:p>656</text:p>
          </table:table-cell>
          <table:table-cell table:formula="of:=[.X538]" office:value-type="float" office:value="0.000000875394" calcext:value-type="float">
            <text:p>0.000000875394</text:p>
          </table:table-cell>
          <table:table-cell table:formula="of:=[.Y538]" office:value-type="float" office:value="8580" calcext:value-type="float">
            <text:p>8580</text:p>
          </table:table-cell>
          <table:table-cell table:formula="of:=[.Z538]" office:value-type="float" office:value="0.000000875394" calcext:value-type="float">
            <text:p>0.000000875394</text:p>
          </table:table-cell>
          <table:table-cell table:formula="of:=[.AA53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0]) - LEN(SUBSTITUTE([.G540]; &quot;C&quot;; &quot;&quot;))) + [.$A$4] * (LEN([.G540]) - LEN(SUBSTITUTE([.G540]; &quot;G&quot;; &quot;&quot;)))" office:value-type="float" office:value="2" calcext:value-type="float">
            <text:p>2</text:p>
          </table:table-cell>
          <table:table-cell table:formula="of:=SUM([.I$2:.I540])" office:value-type="float" office:value="658" calcext:value-type="float">
            <text:p>658</text:p>
          </table:table-cell>
          <table:table-cell table:number-columns-repeated="9"/>
          <table:table-cell table:formula="of:=[.T539]" office:value-type="float" office:value="0.0015279541" calcext:value-type="float">
            <text:p>0.0015279541</text:p>
          </table:table-cell>
          <table:table-cell table:formula="of:=[.U539]" office:value-type="float" office:value="8040" calcext:value-type="float">
            <text:p>8040</text:p>
          </table:table-cell>
          <table:table-cell table:formula="of:=[.H540]" office:value-type="float" office:value="0.0022405863" calcext:value-type="float">
            <text:p>0.0022405863</text:p>
          </table:table-cell>
          <table:table-cell table:formula="of:=[.J540]" office:value-type="float" office:value="658" calcext:value-type="float">
            <text:p>658</text:p>
          </table:table-cell>
          <table:table-cell table:formula="of:=[.X539]" office:value-type="float" office:value="0.000000875394" calcext:value-type="float">
            <text:p>0.000000875394</text:p>
          </table:table-cell>
          <table:table-cell table:formula="of:=[.Y539]" office:value-type="float" office:value="8580" calcext:value-type="float">
            <text:p>8580</text:p>
          </table:table-cell>
          <table:table-cell table:formula="of:=[.Z539]" office:value-type="float" office:value="0.000000875394" calcext:value-type="float">
            <text:p>0.000000875394</text:p>
          </table:table-cell>
          <table:table-cell table:formula="of:=[.AA53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1]) - LEN(SUBSTITUTE([.G541]; &quot;C&quot;; &quot;&quot;))) + [.$A$4] * (LEN([.G541]) - LEN(SUBSTITUTE([.G541]; &quot;G&quot;; &quot;&quot;)))" office:value-type="float" office:value="1" calcext:value-type="float">
            <text:p>1</text:p>
          </table:table-cell>
          <table:table-cell table:formula="of:=SUM([.I$2:.I541])" office:value-type="float" office:value="659" calcext:value-type="float">
            <text:p>659</text:p>
          </table:table-cell>
          <table:table-cell table:number-columns-repeated="9"/>
          <table:table-cell table:formula="of:=[.T540]" office:value-type="float" office:value="0.0015279541" calcext:value-type="float">
            <text:p>0.0015279541</text:p>
          </table:table-cell>
          <table:table-cell table:formula="of:=[.U540]" office:value-type="float" office:value="8040" calcext:value-type="float">
            <text:p>8040</text:p>
          </table:table-cell>
          <table:table-cell table:formula="of:=[.H541]" office:value-type="float" office:value="0.0022405863" calcext:value-type="float">
            <text:p>0.0022405863</text:p>
          </table:table-cell>
          <table:table-cell table:formula="of:=[.J541]" office:value-type="float" office:value="659" calcext:value-type="float">
            <text:p>659</text:p>
          </table:table-cell>
          <table:table-cell table:formula="of:=[.X540]" office:value-type="float" office:value="0.000000875394" calcext:value-type="float">
            <text:p>0.000000875394</text:p>
          </table:table-cell>
          <table:table-cell table:formula="of:=[.Y540]" office:value-type="float" office:value="8580" calcext:value-type="float">
            <text:p>8580</text:p>
          </table:table-cell>
          <table:table-cell table:formula="of:=[.Z540]" office:value-type="float" office:value="0.000000875394" calcext:value-type="float">
            <text:p>0.000000875394</text:p>
          </table:table-cell>
          <table:table-cell table:formula="of:=[.AA54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2]) - LEN(SUBSTITUTE([.G542]; &quot;C&quot;; &quot;&quot;))) + [.$A$4] * (LEN([.G542]) - LEN(SUBSTITUTE([.G542]; &quot;G&quot;; &quot;&quot;)))" office:value-type="float" office:value="1" calcext:value-type="float">
            <text:p>1</text:p>
          </table:table-cell>
          <table:table-cell table:formula="of:=SUM([.I$2:.I542])" office:value-type="float" office:value="660" calcext:value-type="float">
            <text:p>660</text:p>
          </table:table-cell>
          <table:table-cell table:number-columns-repeated="9"/>
          <table:table-cell table:formula="of:=[.T541]" office:value-type="float" office:value="0.0015279541" calcext:value-type="float">
            <text:p>0.0015279541</text:p>
          </table:table-cell>
          <table:table-cell table:formula="of:=[.U541]" office:value-type="float" office:value="8040" calcext:value-type="float">
            <text:p>8040</text:p>
          </table:table-cell>
          <table:table-cell table:formula="of:=[.H542]" office:value-type="float" office:value="0.0022405863" calcext:value-type="float">
            <text:p>0.0022405863</text:p>
          </table:table-cell>
          <table:table-cell table:formula="of:=[.J542]" office:value-type="float" office:value="660" calcext:value-type="float">
            <text:p>660</text:p>
          </table:table-cell>
          <table:table-cell table:formula="of:=[.X541]" office:value-type="float" office:value="0.000000875394" calcext:value-type="float">
            <text:p>0.000000875394</text:p>
          </table:table-cell>
          <table:table-cell table:formula="of:=[.Y541]" office:value-type="float" office:value="8580" calcext:value-type="float">
            <text:p>8580</text:p>
          </table:table-cell>
          <table:table-cell table:formula="of:=[.Z541]" office:value-type="float" office:value="0.000000875394" calcext:value-type="float">
            <text:p>0.000000875394</text:p>
          </table:table-cell>
          <table:table-cell table:formula="of:=[.AA54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3]) - LEN(SUBSTITUTE([.G543]; &quot;C&quot;; &quot;&quot;))) + [.$A$4] * (LEN([.G543]) - LEN(SUBSTITUTE([.G543]; &quot;G&quot;; &quot;&quot;)))" office:value-type="float" office:value="1" calcext:value-type="float">
            <text:p>1</text:p>
          </table:table-cell>
          <table:table-cell table:formula="of:=SUM([.I$2:.I543])" office:value-type="float" office:value="661" calcext:value-type="float">
            <text:p>661</text:p>
          </table:table-cell>
          <table:table-cell table:number-columns-repeated="9"/>
          <table:table-cell table:formula="of:=[.T542]" office:value-type="float" office:value="0.0015279541" calcext:value-type="float">
            <text:p>0.0015279541</text:p>
          </table:table-cell>
          <table:table-cell table:formula="of:=[.U542]" office:value-type="float" office:value="8040" calcext:value-type="float">
            <text:p>8040</text:p>
          </table:table-cell>
          <table:table-cell table:formula="of:=[.H543]" office:value-type="float" office:value="0.0022405863" calcext:value-type="float">
            <text:p>0.0022405863</text:p>
          </table:table-cell>
          <table:table-cell table:formula="of:=[.J543]" office:value-type="float" office:value="661" calcext:value-type="float">
            <text:p>661</text:p>
          </table:table-cell>
          <table:table-cell table:formula="of:=[.X542]" office:value-type="float" office:value="0.000000875394" calcext:value-type="float">
            <text:p>0.000000875394</text:p>
          </table:table-cell>
          <table:table-cell table:formula="of:=[.Y542]" office:value-type="float" office:value="8580" calcext:value-type="float">
            <text:p>8580</text:p>
          </table:table-cell>
          <table:table-cell table:formula="of:=[.Z542]" office:value-type="float" office:value="0.000000875394" calcext:value-type="float">
            <text:p>0.000000875394</text:p>
          </table:table-cell>
          <table:table-cell table:formula="of:=[.AA54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4]) - LEN(SUBSTITUTE([.G544]; &quot;C&quot;; &quot;&quot;))) + [.$A$4] * (LEN([.G544]) - LEN(SUBSTITUTE([.G544]; &quot;G&quot;; &quot;&quot;)))" office:value-type="float" office:value="2" calcext:value-type="float">
            <text:p>2</text:p>
          </table:table-cell>
          <table:table-cell table:formula="of:=SUM([.I$2:.I544])" office:value-type="float" office:value="663" calcext:value-type="float">
            <text:p>663</text:p>
          </table:table-cell>
          <table:table-cell table:number-columns-repeated="9"/>
          <table:table-cell table:formula="of:=[.T543]" office:value-type="float" office:value="0.0015279541" calcext:value-type="float">
            <text:p>0.0015279541</text:p>
          </table:table-cell>
          <table:table-cell table:formula="of:=[.U543]" office:value-type="float" office:value="8040" calcext:value-type="float">
            <text:p>8040</text:p>
          </table:table-cell>
          <table:table-cell table:formula="of:=[.H544]" office:value-type="float" office:value="0.0022405863" calcext:value-type="float">
            <text:p>0.0022405863</text:p>
          </table:table-cell>
          <table:table-cell table:formula="of:=[.J544]" office:value-type="float" office:value="663" calcext:value-type="float">
            <text:p>663</text:p>
          </table:table-cell>
          <table:table-cell table:formula="of:=[.X543]" office:value-type="float" office:value="0.000000875394" calcext:value-type="float">
            <text:p>0.000000875394</text:p>
          </table:table-cell>
          <table:table-cell table:formula="of:=[.Y543]" office:value-type="float" office:value="8580" calcext:value-type="float">
            <text:p>8580</text:p>
          </table:table-cell>
          <table:table-cell table:formula="of:=[.Z543]" office:value-type="float" office:value="0.000000875394" calcext:value-type="float">
            <text:p>0.000000875394</text:p>
          </table:table-cell>
          <table:table-cell table:formula="of:=[.AA54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5]) - LEN(SUBSTITUTE([.G545]; &quot;C&quot;; &quot;&quot;))) + [.$A$4] * (LEN([.G545]) - LEN(SUBSTITUTE([.G545]; &quot;G&quot;; &quot;&quot;)))" office:value-type="float" office:value="1" calcext:value-type="float">
            <text:p>1</text:p>
          </table:table-cell>
          <table:table-cell table:formula="of:=SUM([.I$2:.I545])" office:value-type="float" office:value="664" calcext:value-type="float">
            <text:p>664</text:p>
          </table:table-cell>
          <table:table-cell table:number-columns-repeated="9"/>
          <table:table-cell table:formula="of:=[.T544]" office:value-type="float" office:value="0.0015279541" calcext:value-type="float">
            <text:p>0.0015279541</text:p>
          </table:table-cell>
          <table:table-cell table:formula="of:=[.U544]" office:value-type="float" office:value="8040" calcext:value-type="float">
            <text:p>8040</text:p>
          </table:table-cell>
          <table:table-cell table:formula="of:=[.H545]" office:value-type="float" office:value="0.0022405863" calcext:value-type="float">
            <text:p>0.0022405863</text:p>
          </table:table-cell>
          <table:table-cell table:formula="of:=[.J545]" office:value-type="float" office:value="664" calcext:value-type="float">
            <text:p>664</text:p>
          </table:table-cell>
          <table:table-cell table:formula="of:=[.X544]" office:value-type="float" office:value="0.000000875394" calcext:value-type="float">
            <text:p>0.000000875394</text:p>
          </table:table-cell>
          <table:table-cell table:formula="of:=[.Y544]" office:value-type="float" office:value="8580" calcext:value-type="float">
            <text:p>8580</text:p>
          </table:table-cell>
          <table:table-cell table:formula="of:=[.Z544]" office:value-type="float" office:value="0.000000875394" calcext:value-type="float">
            <text:p>0.000000875394</text:p>
          </table:table-cell>
          <table:table-cell table:formula="of:=[.AA54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6]) - LEN(SUBSTITUTE([.G546]; &quot;C&quot;; &quot;&quot;))) + [.$A$4] * (LEN([.G546]) - LEN(SUBSTITUTE([.G546]; &quot;G&quot;; &quot;&quot;)))" office:value-type="float" office:value="1" calcext:value-type="float">
            <text:p>1</text:p>
          </table:table-cell>
          <table:table-cell table:formula="of:=SUM([.I$2:.I546])" office:value-type="float" office:value="665" calcext:value-type="float">
            <text:p>665</text:p>
          </table:table-cell>
          <table:table-cell table:number-columns-repeated="9"/>
          <table:table-cell table:formula="of:=[.T545]" office:value-type="float" office:value="0.0015279541" calcext:value-type="float">
            <text:p>0.0015279541</text:p>
          </table:table-cell>
          <table:table-cell table:formula="of:=[.U545]" office:value-type="float" office:value="8040" calcext:value-type="float">
            <text:p>8040</text:p>
          </table:table-cell>
          <table:table-cell table:formula="of:=[.H546]" office:value-type="float" office:value="0.0022405863" calcext:value-type="float">
            <text:p>0.0022405863</text:p>
          </table:table-cell>
          <table:table-cell table:formula="of:=[.J546]" office:value-type="float" office:value="665" calcext:value-type="float">
            <text:p>665</text:p>
          </table:table-cell>
          <table:table-cell table:formula="of:=[.X545]" office:value-type="float" office:value="0.000000875394" calcext:value-type="float">
            <text:p>0.000000875394</text:p>
          </table:table-cell>
          <table:table-cell table:formula="of:=[.Y545]" office:value-type="float" office:value="8580" calcext:value-type="float">
            <text:p>8580</text:p>
          </table:table-cell>
          <table:table-cell table:formula="of:=[.Z545]" office:value-type="float" office:value="0.000000875394" calcext:value-type="float">
            <text:p>0.000000875394</text:p>
          </table:table-cell>
          <table:table-cell table:formula="of:=[.AA54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7]) - LEN(SUBSTITUTE([.G547]; &quot;C&quot;; &quot;&quot;))) + [.$A$4] * (LEN([.G547]) - LEN(SUBSTITUTE([.G547]; &quot;G&quot;; &quot;&quot;)))" office:value-type="float" office:value="2" calcext:value-type="float">
            <text:p>2</text:p>
          </table:table-cell>
          <table:table-cell table:formula="of:=SUM([.I$2:.I547])" office:value-type="float" office:value="667" calcext:value-type="float">
            <text:p>667</text:p>
          </table:table-cell>
          <table:table-cell table:number-columns-repeated="9"/>
          <table:table-cell table:formula="of:=[.T546]" office:value-type="float" office:value="0.0015279541" calcext:value-type="float">
            <text:p>0.0015279541</text:p>
          </table:table-cell>
          <table:table-cell table:formula="of:=[.U546]" office:value-type="float" office:value="8040" calcext:value-type="float">
            <text:p>8040</text:p>
          </table:table-cell>
          <table:table-cell table:formula="of:=[.H547]" office:value-type="float" office:value="0.0022405863" calcext:value-type="float">
            <text:p>0.0022405863</text:p>
          </table:table-cell>
          <table:table-cell table:formula="of:=[.J547]" office:value-type="float" office:value="667" calcext:value-type="float">
            <text:p>667</text:p>
          </table:table-cell>
          <table:table-cell table:formula="of:=[.X546]" office:value-type="float" office:value="0.000000875394" calcext:value-type="float">
            <text:p>0.000000875394</text:p>
          </table:table-cell>
          <table:table-cell table:formula="of:=[.Y546]" office:value-type="float" office:value="8580" calcext:value-type="float">
            <text:p>8580</text:p>
          </table:table-cell>
          <table:table-cell table:formula="of:=[.Z546]" office:value-type="float" office:value="0.000000875394" calcext:value-type="float">
            <text:p>0.000000875394</text:p>
          </table:table-cell>
          <table:table-cell table:formula="of:=[.AA54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8]) - LEN(SUBSTITUTE([.G548]; &quot;C&quot;; &quot;&quot;))) + [.$A$4] * (LEN([.G548]) - LEN(SUBSTITUTE([.G548]; &quot;G&quot;; &quot;&quot;)))" office:value-type="float" office:value="1" calcext:value-type="float">
            <text:p>1</text:p>
          </table:table-cell>
          <table:table-cell table:formula="of:=SUM([.I$2:.I548])" office:value-type="float" office:value="668" calcext:value-type="float">
            <text:p>668</text:p>
          </table:table-cell>
          <table:table-cell table:number-columns-repeated="9"/>
          <table:table-cell table:formula="of:=[.T547]" office:value-type="float" office:value="0.0015279541" calcext:value-type="float">
            <text:p>0.0015279541</text:p>
          </table:table-cell>
          <table:table-cell table:formula="of:=[.U547]" office:value-type="float" office:value="8040" calcext:value-type="float">
            <text:p>8040</text:p>
          </table:table-cell>
          <table:table-cell table:formula="of:=[.H548]" office:value-type="float" office:value="0.0022405863" calcext:value-type="float">
            <text:p>0.0022405863</text:p>
          </table:table-cell>
          <table:table-cell table:formula="of:=[.J548]" office:value-type="float" office:value="668" calcext:value-type="float">
            <text:p>668</text:p>
          </table:table-cell>
          <table:table-cell table:formula="of:=[.X547]" office:value-type="float" office:value="0.000000875394" calcext:value-type="float">
            <text:p>0.000000875394</text:p>
          </table:table-cell>
          <table:table-cell table:formula="of:=[.Y547]" office:value-type="float" office:value="8580" calcext:value-type="float">
            <text:p>8580</text:p>
          </table:table-cell>
          <table:table-cell table:formula="of:=[.Z547]" office:value-type="float" office:value="0.000000875394" calcext:value-type="float">
            <text:p>0.000000875394</text:p>
          </table:table-cell>
          <table:table-cell table:formula="of:=[.AA54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49]) - LEN(SUBSTITUTE([.G549]; &quot;C&quot;; &quot;&quot;))) + [.$A$4] * (LEN([.G549]) - LEN(SUBSTITUTE([.G549]; &quot;G&quot;; &quot;&quot;)))" office:value-type="float" office:value="1" calcext:value-type="float">
            <text:p>1</text:p>
          </table:table-cell>
          <table:table-cell table:formula="of:=SUM([.I$2:.I549])" office:value-type="float" office:value="669" calcext:value-type="float">
            <text:p>669</text:p>
          </table:table-cell>
          <table:table-cell table:number-columns-repeated="9"/>
          <table:table-cell table:formula="of:=[.T548]" office:value-type="float" office:value="0.0015279541" calcext:value-type="float">
            <text:p>0.0015279541</text:p>
          </table:table-cell>
          <table:table-cell table:formula="of:=[.U548]" office:value-type="float" office:value="8040" calcext:value-type="float">
            <text:p>8040</text:p>
          </table:table-cell>
          <table:table-cell table:formula="of:=[.H549]" office:value-type="float" office:value="0.0022405863" calcext:value-type="float">
            <text:p>0.0022405863</text:p>
          </table:table-cell>
          <table:table-cell table:formula="of:=[.J549]" office:value-type="float" office:value="669" calcext:value-type="float">
            <text:p>669</text:p>
          </table:table-cell>
          <table:table-cell table:formula="of:=[.X548]" office:value-type="float" office:value="0.000000875394" calcext:value-type="float">
            <text:p>0.000000875394</text:p>
          </table:table-cell>
          <table:table-cell table:formula="of:=[.Y548]" office:value-type="float" office:value="8580" calcext:value-type="float">
            <text:p>8580</text:p>
          </table:table-cell>
          <table:table-cell table:formula="of:=[.Z548]" office:value-type="float" office:value="0.000000875394" calcext:value-type="float">
            <text:p>0.000000875394</text:p>
          </table:table-cell>
          <table:table-cell table:formula="of:=[.AA54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0]) - LEN(SUBSTITUTE([.G550]; &quot;C&quot;; &quot;&quot;))) + [.$A$4] * (LEN([.G550]) - LEN(SUBSTITUTE([.G550]; &quot;G&quot;; &quot;&quot;)))" office:value-type="float" office:value="1" calcext:value-type="float">
            <text:p>1</text:p>
          </table:table-cell>
          <table:table-cell table:formula="of:=SUM([.I$2:.I550])" office:value-type="float" office:value="670" calcext:value-type="float">
            <text:p>670</text:p>
          </table:table-cell>
          <table:table-cell table:number-columns-repeated="9"/>
          <table:table-cell table:formula="of:=[.T549]" office:value-type="float" office:value="0.0015279541" calcext:value-type="float">
            <text:p>0.0015279541</text:p>
          </table:table-cell>
          <table:table-cell table:formula="of:=[.U549]" office:value-type="float" office:value="8040" calcext:value-type="float">
            <text:p>8040</text:p>
          </table:table-cell>
          <table:table-cell table:formula="of:=[.H550]" office:value-type="float" office:value="0.0022405863" calcext:value-type="float">
            <text:p>0.0022405863</text:p>
          </table:table-cell>
          <table:table-cell table:formula="of:=[.J550]" office:value-type="float" office:value="670" calcext:value-type="float">
            <text:p>670</text:p>
          </table:table-cell>
          <table:table-cell table:formula="of:=[.X549]" office:value-type="float" office:value="0.000000875394" calcext:value-type="float">
            <text:p>0.000000875394</text:p>
          </table:table-cell>
          <table:table-cell table:formula="of:=[.Y549]" office:value-type="float" office:value="8580" calcext:value-type="float">
            <text:p>8580</text:p>
          </table:table-cell>
          <table:table-cell table:formula="of:=[.Z549]" office:value-type="float" office:value="0.000000875394" calcext:value-type="float">
            <text:p>0.000000875394</text:p>
          </table:table-cell>
          <table:table-cell table:formula="of:=[.AA54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1]) - LEN(SUBSTITUTE([.G551]; &quot;C&quot;; &quot;&quot;))) + [.$A$4] * (LEN([.G551]) - LEN(SUBSTITUTE([.G551]; &quot;G&quot;; &quot;&quot;)))" office:value-type="float" office:value="1" calcext:value-type="float">
            <text:p>1</text:p>
          </table:table-cell>
          <table:table-cell table:formula="of:=SUM([.I$2:.I551])" office:value-type="float" office:value="671" calcext:value-type="float">
            <text:p>671</text:p>
          </table:table-cell>
          <table:table-cell table:number-columns-repeated="9"/>
          <table:table-cell table:formula="of:=[.T550]" office:value-type="float" office:value="0.0015279541" calcext:value-type="float">
            <text:p>0.0015279541</text:p>
          </table:table-cell>
          <table:table-cell table:formula="of:=[.U550]" office:value-type="float" office:value="8040" calcext:value-type="float">
            <text:p>8040</text:p>
          </table:table-cell>
          <table:table-cell table:formula="of:=[.H551]" office:value-type="float" office:value="0.0022405863" calcext:value-type="float">
            <text:p>0.0022405863</text:p>
          </table:table-cell>
          <table:table-cell table:formula="of:=[.J551]" office:value-type="float" office:value="671" calcext:value-type="float">
            <text:p>671</text:p>
          </table:table-cell>
          <table:table-cell table:formula="of:=[.X550]" office:value-type="float" office:value="0.000000875394" calcext:value-type="float">
            <text:p>0.000000875394</text:p>
          </table:table-cell>
          <table:table-cell table:formula="of:=[.Y550]" office:value-type="float" office:value="8580" calcext:value-type="float">
            <text:p>8580</text:p>
          </table:table-cell>
          <table:table-cell table:formula="of:=[.Z550]" office:value-type="float" office:value="0.000000875394" calcext:value-type="float">
            <text:p>0.000000875394</text:p>
          </table:table-cell>
          <table:table-cell table:formula="of:=[.AA550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2]) - LEN(SUBSTITUTE([.G552]; &quot;C&quot;; &quot;&quot;))) + [.$A$4] * (LEN([.G552]) - LEN(SUBSTITUTE([.G552]; &quot;G&quot;; &quot;&quot;)))" office:value-type="float" office:value="2" calcext:value-type="float">
            <text:p>2</text:p>
          </table:table-cell>
          <table:table-cell table:formula="of:=SUM([.I$2:.I552])" office:value-type="float" office:value="673" calcext:value-type="float">
            <text:p>673</text:p>
          </table:table-cell>
          <table:table-cell table:number-columns-repeated="9"/>
          <table:table-cell table:formula="of:=[.T551]" office:value-type="float" office:value="0.0015279541" calcext:value-type="float">
            <text:p>0.0015279541</text:p>
          </table:table-cell>
          <table:table-cell table:formula="of:=[.U551]" office:value-type="float" office:value="8040" calcext:value-type="float">
            <text:p>8040</text:p>
          </table:table-cell>
          <table:table-cell table:formula="of:=[.H552]" office:value-type="float" office:value="0.0022405863" calcext:value-type="float">
            <text:p>0.0022405863</text:p>
          </table:table-cell>
          <table:table-cell table:formula="of:=[.J552]" office:value-type="float" office:value="673" calcext:value-type="float">
            <text:p>673</text:p>
          </table:table-cell>
          <table:table-cell table:formula="of:=[.X551]" office:value-type="float" office:value="0.000000875394" calcext:value-type="float">
            <text:p>0.000000875394</text:p>
          </table:table-cell>
          <table:table-cell table:formula="of:=[.Y551]" office:value-type="float" office:value="8580" calcext:value-type="float">
            <text:p>8580</text:p>
          </table:table-cell>
          <table:table-cell table:formula="of:=[.Z551]" office:value-type="float" office:value="0.000000875394" calcext:value-type="float">
            <text:p>0.000000875394</text:p>
          </table:table-cell>
          <table:table-cell table:formula="of:=[.AA551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3]) - LEN(SUBSTITUTE([.G553]; &quot;C&quot;; &quot;&quot;))) + [.$A$4] * (LEN([.G553]) - LEN(SUBSTITUTE([.G553]; &quot;G&quot;; &quot;&quot;)))" office:value-type="float" office:value="1" calcext:value-type="float">
            <text:p>1</text:p>
          </table:table-cell>
          <table:table-cell table:formula="of:=SUM([.I$2:.I553])" office:value-type="float" office:value="674" calcext:value-type="float">
            <text:p>674</text:p>
          </table:table-cell>
          <table:table-cell table:number-columns-repeated="9"/>
          <table:table-cell table:formula="of:=[.T552]" office:value-type="float" office:value="0.0015279541" calcext:value-type="float">
            <text:p>0.0015279541</text:p>
          </table:table-cell>
          <table:table-cell table:formula="of:=[.U552]" office:value-type="float" office:value="8040" calcext:value-type="float">
            <text:p>8040</text:p>
          </table:table-cell>
          <table:table-cell table:formula="of:=[.H553]" office:value-type="float" office:value="0.0022405863" calcext:value-type="float">
            <text:p>0.0022405863</text:p>
          </table:table-cell>
          <table:table-cell table:formula="of:=[.J553]" office:value-type="float" office:value="674" calcext:value-type="float">
            <text:p>674</text:p>
          </table:table-cell>
          <table:table-cell table:formula="of:=[.X552]" office:value-type="float" office:value="0.000000875394" calcext:value-type="float">
            <text:p>0.000000875394</text:p>
          </table:table-cell>
          <table:table-cell table:formula="of:=[.Y552]" office:value-type="float" office:value="8580" calcext:value-type="float">
            <text:p>8580</text:p>
          </table:table-cell>
          <table:table-cell table:formula="of:=[.Z552]" office:value-type="float" office:value="0.000000875394" calcext:value-type="float">
            <text:p>0.000000875394</text:p>
          </table:table-cell>
          <table:table-cell table:formula="of:=[.AA552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2405863" calcext:value-type="float">
            <text:p>0.0022405863</text:p>
          </table:table-cell>
          <table:table-cell table:formula="of:= (LEN([.G554]) - LEN(SUBSTITUTE([.G554]; &quot;C&quot;; &quot;&quot;))) + [.$A$4] * (LEN([.G554]) - LEN(SUBSTITUTE([.G554]; &quot;G&quot;; &quot;&quot;)))" office:value-type="float" office:value="1" calcext:value-type="float">
            <text:p>1</text:p>
          </table:table-cell>
          <table:table-cell table:formula="of:=SUM([.I$2:.I554])" office:value-type="float" office:value="675" calcext:value-type="float">
            <text:p>675</text:p>
          </table:table-cell>
          <table:table-cell table:number-columns-repeated="9"/>
          <table:table-cell table:formula="of:=[.T553]" office:value-type="float" office:value="0.0015279541" calcext:value-type="float">
            <text:p>0.0015279541</text:p>
          </table:table-cell>
          <table:table-cell table:formula="of:=[.U553]" office:value-type="float" office:value="8040" calcext:value-type="float">
            <text:p>8040</text:p>
          </table:table-cell>
          <table:table-cell table:formula="of:=[.H554]" office:value-type="float" office:value="0.0022405863" calcext:value-type="float">
            <text:p>0.0022405863</text:p>
          </table:table-cell>
          <table:table-cell table:formula="of:=[.J554]" office:value-type="float" office:value="675" calcext:value-type="float">
            <text:p>675</text:p>
          </table:table-cell>
          <table:table-cell table:formula="of:=[.X553]" office:value-type="float" office:value="0.000000875394" calcext:value-type="float">
            <text:p>0.000000875394</text:p>
          </table:table-cell>
          <table:table-cell table:formula="of:=[.Y553]" office:value-type="float" office:value="8580" calcext:value-type="float">
            <text:p>8580</text:p>
          </table:table-cell>
          <table:table-cell table:formula="of:=[.Z553]" office:value-type="float" office:value="0.000000875394" calcext:value-type="float">
            <text:p>0.000000875394</text:p>
          </table:table-cell>
          <table:table-cell table:formula="of:=[.AA553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2304547" calcext:value-type="float">
            <text:p>0.0022304547</text:p>
          </table:table-cell>
          <table:table-cell table:formula="of:= (LEN([.G555]) - LEN(SUBSTITUTE([.G555]; &quot;C&quot;; &quot;&quot;))) + [.$A$4] * (LEN([.G555]) - LEN(SUBSTITUTE([.G555]; &quot;G&quot;; &quot;&quot;)))" office:value-type="float" office:value="2" calcext:value-type="float">
            <text:p>2</text:p>
          </table:table-cell>
          <table:table-cell table:formula="of:=SUM([.I$2:.I555])" office:value-type="float" office:value="677" calcext:value-type="float">
            <text:p>677</text:p>
          </table:table-cell>
          <table:table-cell table:number-columns-repeated="9"/>
          <table:table-cell table:formula="of:=[.T554]" office:value-type="float" office:value="0.0015279541" calcext:value-type="float">
            <text:p>0.0015279541</text:p>
          </table:table-cell>
          <table:table-cell table:formula="of:=[.U554]" office:value-type="float" office:value="8040" calcext:value-type="float">
            <text:p>8040</text:p>
          </table:table-cell>
          <table:table-cell table:formula="of:=[.H555]" office:value-type="float" office:value="0.0022304547" calcext:value-type="float">
            <text:p>0.0022304547</text:p>
          </table:table-cell>
          <table:table-cell table:formula="of:=[.J555]" office:value-type="float" office:value="677" calcext:value-type="float">
            <text:p>677</text:p>
          </table:table-cell>
          <table:table-cell table:formula="of:=[.X554]" office:value-type="float" office:value="0.000000875394" calcext:value-type="float">
            <text:p>0.000000875394</text:p>
          </table:table-cell>
          <table:table-cell table:formula="of:=[.Y554]" office:value-type="float" office:value="8580" calcext:value-type="float">
            <text:p>8580</text:p>
          </table:table-cell>
          <table:table-cell table:formula="of:=[.Z554]" office:value-type="float" office:value="0.000000875394" calcext:value-type="float">
            <text:p>0.000000875394</text:p>
          </table:table-cell>
          <table:table-cell table:formula="of:=[.AA554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C</text:p>
          </table:table-cell>
          <table:table-cell office:value-type="float" office:value="0.002198518" calcext:value-type="float">
            <text:p>0.002198518</text:p>
          </table:table-cell>
          <table:table-cell table:formula="of:= (LEN([.G556]) - LEN(SUBSTITUTE([.G556]; &quot;C&quot;; &quot;&quot;))) + [.$A$4] * (LEN([.G556]) - LEN(SUBSTITUTE([.G556]; &quot;G&quot;; &quot;&quot;)))" office:value-type="float" office:value="2" calcext:value-type="float">
            <text:p>2</text:p>
          </table:table-cell>
          <table:table-cell table:formula="of:=SUM([.I$2:.I556])" office:value-type="float" office:value="679" calcext:value-type="float">
            <text:p>679</text:p>
          </table:table-cell>
          <table:table-cell table:number-columns-repeated="9"/>
          <table:table-cell table:formula="of:=[.T555]" office:value-type="float" office:value="0.0015279541" calcext:value-type="float">
            <text:p>0.0015279541</text:p>
          </table:table-cell>
          <table:table-cell table:formula="of:=[.U555]" office:value-type="float" office:value="8040" calcext:value-type="float">
            <text:p>8040</text:p>
          </table:table-cell>
          <table:table-cell table:formula="of:=[.H556]" office:value-type="float" office:value="0.002198518" calcext:value-type="float">
            <text:p>0.002198518</text:p>
          </table:table-cell>
          <table:table-cell table:formula="of:=[.J556]" office:value-type="float" office:value="679" calcext:value-type="float">
            <text:p>679</text:p>
          </table:table-cell>
          <table:table-cell table:formula="of:=[.X555]" office:value-type="float" office:value="0.000000875394" calcext:value-type="float">
            <text:p>0.000000875394</text:p>
          </table:table-cell>
          <table:table-cell table:formula="of:=[.Y555]" office:value-type="float" office:value="8580" calcext:value-type="float">
            <text:p>8580</text:p>
          </table:table-cell>
          <table:table-cell table:formula="of:=[.Z555]" office:value-type="float" office:value="0.000000875394" calcext:value-type="float">
            <text:p>0.000000875394</text:p>
          </table:table-cell>
          <table:table-cell table:formula="of:=[.AA555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57]) - LEN(SUBSTITUTE([.G557]; &quot;C&quot;; &quot;&quot;))) + [.$A$4] * (LEN([.G557]) - LEN(SUBSTITUTE([.G557]; &quot;G&quot;; &quot;&quot;)))" office:value-type="float" office:value="1" calcext:value-type="float">
            <text:p>1</text:p>
          </table:table-cell>
          <table:table-cell table:formula="of:=SUM([.I$2:.I557])" office:value-type="float" office:value="680" calcext:value-type="float">
            <text:p>680</text:p>
          </table:table-cell>
          <table:table-cell table:number-columns-repeated="9"/>
          <table:table-cell table:formula="of:=[.T556]" office:value-type="float" office:value="0.0015279541" calcext:value-type="float">
            <text:p>0.0015279541</text:p>
          </table:table-cell>
          <table:table-cell table:formula="of:=[.U556]" office:value-type="float" office:value="8040" calcext:value-type="float">
            <text:p>8040</text:p>
          </table:table-cell>
          <table:table-cell table:formula="of:=[.H557]" office:value-type="float" office:value="0.002198518" calcext:value-type="float">
            <text:p>0.002198518</text:p>
          </table:table-cell>
          <table:table-cell table:formula="of:=[.J557]" office:value-type="float" office:value="680" calcext:value-type="float">
            <text:p>680</text:p>
          </table:table-cell>
          <table:table-cell table:formula="of:=[.X556]" office:value-type="float" office:value="0.000000875394" calcext:value-type="float">
            <text:p>0.000000875394</text:p>
          </table:table-cell>
          <table:table-cell table:formula="of:=[.Y556]" office:value-type="float" office:value="8580" calcext:value-type="float">
            <text:p>8580</text:p>
          </table:table-cell>
          <table:table-cell table:formula="of:=[.Z556]" office:value-type="float" office:value="0.000000875394" calcext:value-type="float">
            <text:p>0.000000875394</text:p>
          </table:table-cell>
          <table:table-cell table:formula="of:=[.AA556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58]) - LEN(SUBSTITUTE([.G558]; &quot;C&quot;; &quot;&quot;))) + [.$A$4] * (LEN([.G558]) - LEN(SUBSTITUTE([.G558]; &quot;G&quot;; &quot;&quot;)))" office:value-type="float" office:value="1" calcext:value-type="float">
            <text:p>1</text:p>
          </table:table-cell>
          <table:table-cell table:formula="of:=SUM([.I$2:.I558])" office:value-type="float" office:value="681" calcext:value-type="float">
            <text:p>681</text:p>
          </table:table-cell>
          <table:table-cell table:number-columns-repeated="9"/>
          <table:table-cell table:formula="of:=[.T557]" office:value-type="float" office:value="0.0015279541" calcext:value-type="float">
            <text:p>0.0015279541</text:p>
          </table:table-cell>
          <table:table-cell table:formula="of:=[.U557]" office:value-type="float" office:value="8040" calcext:value-type="float">
            <text:p>8040</text:p>
          </table:table-cell>
          <table:table-cell table:formula="of:=[.H558]" office:value-type="float" office:value="0.002198518" calcext:value-type="float">
            <text:p>0.002198518</text:p>
          </table:table-cell>
          <table:table-cell table:formula="of:=[.J558]" office:value-type="float" office:value="681" calcext:value-type="float">
            <text:p>681</text:p>
          </table:table-cell>
          <table:table-cell table:formula="of:=[.X557]" office:value-type="float" office:value="0.000000875394" calcext:value-type="float">
            <text:p>0.000000875394</text:p>
          </table:table-cell>
          <table:table-cell table:formula="of:=[.Y557]" office:value-type="float" office:value="8580" calcext:value-type="float">
            <text:p>8580</text:p>
          </table:table-cell>
          <table:table-cell table:formula="of:=[.Z557]" office:value-type="float" office:value="0.000000875394" calcext:value-type="float">
            <text:p>0.000000875394</text:p>
          </table:table-cell>
          <table:table-cell table:formula="of:=[.AA557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59]) - LEN(SUBSTITUTE([.G559]; &quot;C&quot;; &quot;&quot;))) + [.$A$4] * (LEN([.G559]) - LEN(SUBSTITUTE([.G559]; &quot;G&quot;; &quot;&quot;)))" office:value-type="float" office:value="1" calcext:value-type="float">
            <text:p>1</text:p>
          </table:table-cell>
          <table:table-cell table:formula="of:=SUM([.I$2:.I559])" office:value-type="float" office:value="682" calcext:value-type="float">
            <text:p>682</text:p>
          </table:table-cell>
          <table:table-cell table:number-columns-repeated="9"/>
          <table:table-cell table:formula="of:=[.T558]" office:value-type="float" office:value="0.0015279541" calcext:value-type="float">
            <text:p>0.0015279541</text:p>
          </table:table-cell>
          <table:table-cell table:formula="of:=[.U558]" office:value-type="float" office:value="8040" calcext:value-type="float">
            <text:p>8040</text:p>
          </table:table-cell>
          <table:table-cell table:formula="of:=[.H559]" office:value-type="float" office:value="0.002198518" calcext:value-type="float">
            <text:p>0.002198518</text:p>
          </table:table-cell>
          <table:table-cell table:formula="of:=[.J559]" office:value-type="float" office:value="682" calcext:value-type="float">
            <text:p>682</text:p>
          </table:table-cell>
          <table:table-cell table:formula="of:=[.X558]" office:value-type="float" office:value="0.000000875394" calcext:value-type="float">
            <text:p>0.000000875394</text:p>
          </table:table-cell>
          <table:table-cell table:formula="of:=[.Y558]" office:value-type="float" office:value="8580" calcext:value-type="float">
            <text:p>8580</text:p>
          </table:table-cell>
          <table:table-cell table:formula="of:=[.Z558]" office:value-type="float" office:value="0.000000875394" calcext:value-type="float">
            <text:p>0.000000875394</text:p>
          </table:table-cell>
          <table:table-cell table:formula="of:=[.AA558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60]) - LEN(SUBSTITUTE([.G560]; &quot;C&quot;; &quot;&quot;))) + [.$A$4] * (LEN([.G560]) - LEN(SUBSTITUTE([.G560]; &quot;G&quot;; &quot;&quot;)))" office:value-type="float" office:value="1" calcext:value-type="float">
            <text:p>1</text:p>
          </table:table-cell>
          <table:table-cell table:formula="of:=SUM([.I$2:.I560])" office:value-type="float" office:value="683" calcext:value-type="float">
            <text:p>683</text:p>
          </table:table-cell>
          <table:table-cell table:number-columns-repeated="9"/>
          <table:table-cell table:formula="of:=[.T559]" office:value-type="float" office:value="0.0015279541" calcext:value-type="float">
            <text:p>0.0015279541</text:p>
          </table:table-cell>
          <table:table-cell table:formula="of:=[.U559]" office:value-type="float" office:value="8040" calcext:value-type="float">
            <text:p>8040</text:p>
          </table:table-cell>
          <table:table-cell table:formula="of:=[.H560]" office:value-type="float" office:value="0.002198518" calcext:value-type="float">
            <text:p>0.002198518</text:p>
          </table:table-cell>
          <table:table-cell table:formula="of:=[.J560]" office:value-type="float" office:value="683" calcext:value-type="float">
            <text:p>683</text:p>
          </table:table-cell>
          <table:table-cell table:formula="of:=[.X559]" office:value-type="float" office:value="0.000000875394" calcext:value-type="float">
            <text:p>0.000000875394</text:p>
          </table:table-cell>
          <table:table-cell table:formula="of:=[.Y559]" office:value-type="float" office:value="8580" calcext:value-type="float">
            <text:p>8580</text:p>
          </table:table-cell>
          <table:table-cell table:formula="of:=[.Z559]" office:value-type="float" office:value="0.000000875394" calcext:value-type="float">
            <text:p>0.000000875394</text:p>
          </table:table-cell>
          <table:table-cell table:formula="of:=[.AA559]" office:value-type="float" office:value="8586" calcext:value-type="float">
            <text:p>8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float" office:value="0.002198518" calcext:value-type="float">
            <text:p>0.002198518</text:p>
          </table:table-cell>
          <table:table-cell table:formula="of:= (LEN([.G561]) - LEN(SUBSTITUTE([.G561]; &quot;C&quot;; &quot;&quot;))) + [.$A$4] * (LEN([.G561]) - LEN(SUBSTITUTE([.G561]; &quot;G&quot;; &quot;&quot;)))" office:value-type="float" office:value="1" calcext:value-type="float">
            <text:p>1</text:p>
          </table:table-cell>
          <table:table-cell table:formula="of:=SUM([.I$2:.I561])" office:value-type="float" office:value="684" calcext:value-type="float">
            <text:p>684</text:p>
          </table:table-cell>
          <table:table-cell table:number-columns-repeated="9"/>
          <table:table-cell table:formula="of:=[.T560]" office:value-type="float" office:value="0.0015279541" calcext:value-type="float">
            <text:p>0.0015279541</text:p>
          </table:table-cell>
          <table:table-cell table:formula="of:=[.U560]" office:value-type="float" office:value="8040" calcext:value-type="float">
            <text:p>8040</text:p>
          </table:table-cell>
          <table:table-cell table:formula="of:=[.H561]" office:value-type="float" office:value="0.002198518" calcext:value-type="float">
            <text:p>0.002198518</text:p>
          </table:table-cell>
          <table:table-cell table:formula="of:=[.J561]" office:value-type="float" office:value="684" calcext:value-type="float">
            <text:p>684</text:p>
          </table:table-cell>
          <table:table-cell table:formula="of:=[.X560]" office:value-type="float" office:value="0.000000875394" calcext:value-type="float">
            <text:p>0.000000875394</text:p>
          </table:table-cell>
          <table:table-cell table:formula="of:=[.Y560]" office:value-type="float" office:value="8580" calcext:value-type="float">
            <text:p>8580</text:p>
          </table:table-cell>
          <table:table-cell table:formula="of:=[.Z560]" office:value-type="float" office:value="0.000000875394" calcext:value-type="float">
            <text:p>0.000000875394</text:p>
          </table:table-cell>
          <table:table-cell table:formula="of:=[.AA560]" office:value-type="float" office:value="8586" calcext:value-type="float">
            <text:p>8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31:03.344398711</meta:creation-date>
    <dc:date>2024-11-28T11:05:32.790987697</dc:date>
    <meta:editing-duration>PT18S</meta:editing-duration>
    <meta:editing-cycles>1</meta:editing-cycles>
    <meta:generator>LibreOffice/7.3.7.2$Linux_X86_64 LibreOffice_project/30$Build-2</meta:generator>
    <meta:document-statistic meta:table-count="1" meta:cell-count="91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33cm" svg:y="0.315cm" chart:style-name="ch2">
          <text:p>Compare Optimization Algorithms</text:p>
        </chart:title>
        <chart:legend chart:legend-position="end" svg:x="14.097cm" svg:y="3.462cm" style:legend-expansion="high" chart:style-name="ch3"/>
        <chart:plot-area chart:style-name="ch4" table:cell-range-address="Sheet1.T2:Sheet1.U151 Sheet1.T1:Sheet1.T1 Sheet1.V1:Sheet1.V561 Sheet1.X1:Sheet1.X202 Sheet1.Z1:Sheet1.Z202" chart:data-source-has-labels="row" svg:x="1.33cm" svg:y="1.28cm" svg:width="12.447cm" svg:height="6.56cm">
          <chart:coordinate-region svg:x="2.42cm" svg:y="1.477cm" svg:width="10.889cm" svg:height="5.72cm"/>
          <chart:axis chart:dimension="x" chart:name="primary-x" chart:style-name="ch5">
            <chart:title svg:x="6.727cm" svg:y="8.021cm" chart:style-name="ch6">
              <text:p>Call Count</text:p>
            </chart:title>
            <chart:grid chart:style-name="ch7" chart:class="major"/>
          </chart:axis>
          <chart:axis chart:dimension="y" chart:name="primary-y" chart:style-name="ch8">
            <chart:title svg:x="0.451cm" svg:y="4.99cm" chart:style-name="ch9">
              <text:p>Error</text:p>
            </chart:title>
            <chart:grid chart:style-name="ch7" chart:class="major"/>
          </chart:axis>
          <chart:series chart:style-name="ch10" chart:values-cell-range-address="Sheet1.T2:Sheet1.T151" chart:label-cell-address="Sheet1.T1:Sheet1.T1" chart:class="chart:scatter">
            <chart:domain table:cell-range-address="Sheet1.U2:Sheet1.U151"/>
            <chart:data-point chart:repeated="150"/>
          </chart:series>
          <chart:series chart:style-name="ch11" chart:values-cell-range-address="Sheet1.V2:Sheet1.V561" chart:label-cell-address="Sheet1.V1:Sheet1.V1" chart:class="chart:scatter">
            <chart:domain table:cell-range-address="Sheet1.W2:Sheet1.W561"/>
            <chart:data-point chart:repeated="560"/>
          </chart:series>
          <chart:series chart:style-name="ch12" chart:values-cell-range-address="Sheet1.X2:Sheet1.X202" chart:label-cell-address="Sheet1.X1:Sheet1.X1" chart:class="chart:scatter">
            <chart:domain table:cell-range-address="Sheet1.Y2:Sheet1.Y202"/>
            <chart:data-point chart:repeated="201"/>
          </chart:series>
          <chart:series chart:style-name="ch13" chart:values-cell-range-address="Sheet1.Z2:Sheet1.Z202" chart:label-cell-address="Sheet1.Z1:Sheet1.Z1" chart:class="chart:scatter">
            <chart:domain table:cell-range-address="Sheet1.AA2:Sheet1.AA202"/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pso</text:p>
                <draw:g>
                  <svg:desc>Sheet1.T1:Sheet1.T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m</text:p>
                <draw:g>
                  <svg:desc>Sheet1.V1:Sheet1.V1</svg:desc>
                </draw:g>
              </table:table-cell>
              <table:table-cell office:value-type="string">
                <text:p>Column Y</text:p>
              </table:table-cell>
              <table:table-cell office:value-type="string">
                <text:p>sd</text:p>
                <draw:g>
                  <svg:desc>Sheet1.X1:Sheet1.X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ncg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U2:Sheet1.U151</svg:desc>
                </draw:g>
              </table:table-cell>
              <table:table-cell office:value-type="float" office:value="0.004114112">
                <text:p>0.004114112</text:p>
                <draw:g>
                  <svg:desc>Sheet1.T2:Sheet1.T151</svg:desc>
                </draw:g>
              </table:table-cell>
              <table:table-cell office:value-type="float" office:value="55">
                <text:p>55</text:p>
                <draw:g>
                  <svg:desc>Sheet1.W2:Sheet1.W561</svg:desc>
                </draw:g>
              </table:table-cell>
              <table:table-cell office:value-type="float" office:value="0.019139273">
                <text:p>0.019139273</text:p>
                <draw:g>
                  <svg:desc>Sheet1.V2:Sheet1.V561</svg:desc>
                </draw:g>
              </table:table-cell>
              <table:table-cell office:value-type="float" office:value="30">
                <text:p>30</text:p>
                <draw:g>
                  <svg:desc>Sheet1.Y2:Sheet1.Y202</svg:desc>
                </draw:g>
              </table:table-cell>
              <table:table-cell office:value-type="float" office:value="0.0042995913">
                <text:p>0.0042995913</text:p>
                <draw:g>
                  <svg:desc>Sheet1.X2:Sheet1.X202</svg:desc>
                </draw:g>
              </table:table-cell>
              <table:table-cell office:value-type="float" office:value="6">
                <text:p>6</text:p>
                <draw:g>
                  <svg:desc>Sheet1.AA2:Sheet1.AA202</svg:desc>
                </draw:g>
              </table:table-cell>
              <table:table-cell office:value-type="float" office:value="0.006118087">
                <text:p>0.006118087</text:p>
                <draw:g>
                  <svg:desc>Sheet1.Z2:Sheet1.Z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0037660156">
                <text:p>0.0037660156</text:p>
              </table:table-cell>
              <table:table-cell office:value-type="float" office:value="56">
                <text:p>5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0">
                <text:p>60</text:p>
              </table:table-cell>
              <table:table-cell office:value-type="float" office:value="0.0032276595">
                <text:p>0.0032276595</text:p>
              </table:table-cell>
              <table:table-cell office:value-type="float" office:value="36">
                <text:p>36</text:p>
              </table:table-cell>
              <table:table-cell office:value-type="float" office:value="0.0042995913">
                <text:p>0.004299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031834021">
                <text:p>0.0031834021</text:p>
              </table:table-cell>
              <table:table-cell office:value-type="float" office:value="57">
                <text:p>5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90">
                <text:p>90</text:p>
              </table:table-cell>
              <table:table-cell office:value-type="float" office:value="0.00256082">
                <text:p>0.00256082</text:p>
              </table:table-cell>
              <table:table-cell office:value-type="float" office:value="66">
                <text:p>66</text:p>
              </table:table-cell>
              <table:table-cell office:value-type="float" office:value="0.0032276595">
                <text:p>0.0032276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025775947">
                <text:p>0.0025775947</text:p>
              </table:table-cell>
              <table:table-cell office:value-type="float" office:value="58">
                <text:p>5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20">
                <text:p>120</text:p>
              </table:table-cell>
              <table:table-cell office:value-type="float" office:value="0.0021226767">
                <text:p>0.0021226767</text:p>
              </table:table-cell>
              <table:table-cell office:value-type="float" office:value="96">
                <text:p>96</text:p>
              </table:table-cell>
              <table:table-cell office:value-type="float" office:value="0.00256082">
                <text:p>0.00256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23936366">
                <text:p>0.0023936366</text:p>
              </table:table-cell>
              <table:table-cell office:value-type="float" office:value="59">
                <text:p>5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50">
                <text:p>150</text:p>
              </table:table-cell>
              <table:table-cell office:value-type="float" office:value="0.0018195617">
                <text:p>0.0018195617</text:p>
              </table:table-cell>
              <table:table-cell office:value-type="float" office:value="126">
                <text:p>126</text:p>
              </table:table-cell>
              <table:table-cell office:value-type="float" office:value="0.0021226767">
                <text:p>0.002122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">
                <text:p>240</text:p>
              </table:table-cell>
              <table:table-cell office:value-type="float" office:value="0.002200749">
                <text:p>0.002200749</text:p>
              </table:table-cell>
              <table:table-cell office:value-type="float" office:value="60">
                <text:p>6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180">
                <text:p>180</text:p>
              </table:table-cell>
              <table:table-cell office:value-type="float" office:value="0.0016000497">
                <text:p>0.0016000497</text:p>
              </table:table-cell>
              <table:table-cell office:value-type="float" office:value="156">
                <text:p>156</text:p>
              </table:table-cell>
              <table:table-cell office:value-type="float" office:value="0.0018195617">
                <text:p>0.0018195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0.002035921">
                <text:p>0.002035921</text:p>
              </table:table-cell>
              <table:table-cell office:value-type="float" office:value="61">
                <text:p>6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10">
                <text:p>210</text:p>
              </table:table-cell>
              <table:table-cell office:value-type="float" office:value="0.0014347448">
                <text:p>0.0014347448</text:p>
              </table:table-cell>
              <table:table-cell office:value-type="float" office:value="186">
                <text:p>186</text:p>
              </table:table-cell>
              <table:table-cell office:value-type="float" office:value="0.0016000497">
                <text:p>0.0016000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2027407">
                <text:p>0.002027407</text:p>
              </table:table-cell>
              <table:table-cell office:value-type="float" office:value="62">
                <text:p>6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40">
                <text:p>240</text:p>
              </table:table-cell>
              <table:table-cell office:value-type="float" office:value="0.0013061593">
                <text:p>0.0013061593</text:p>
              </table:table-cell>
              <table:table-cell office:value-type="float" office:value="216">
                <text:p>216</text:p>
              </table:table-cell>
              <table:table-cell office:value-type="float" office:value="0.0014347448">
                <text:p>0.0014347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">
                <text:p>360</text:p>
              </table:table-cell>
              <table:table-cell office:value-type="float" office:value="0.0018943866">
                <text:p>0.0018943866</text:p>
              </table:table-cell>
              <table:table-cell office:value-type="float" office:value="63">
                <text:p>6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270">
                <text:p>270</text:p>
              </table:table-cell>
              <table:table-cell office:value-type="float" office:value="0.0012033605">
                <text:p>0.0012033605</text:p>
              </table:table-cell>
              <table:table-cell office:value-type="float" office:value="246">
                <text:p>246</text:p>
              </table:table-cell>
              <table:table-cell office:value-type="float" office:value="0.0013061593">
                <text:p>0.001306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0.0018013105">
                <text:p>0.0018013105</text:p>
              </table:table-cell>
              <table:table-cell office:value-type="float" office:value="64">
                <text:p>6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06">
                <text:p>306</text:p>
              </table:table-cell>
              <table:table-cell office:value-type="float" office:value="0.0009142839">
                <text:p>0.0009142839</text:p>
              </table:table-cell>
              <table:table-cell office:value-type="float" office:value="276">
                <text:p>276</text:p>
              </table:table-cell>
              <table:table-cell office:value-type="float" office:value="0.0012033605">
                <text:p>0.0012033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0.0017178842">
                <text:p>0.0017178842</text:p>
              </table:table-cell>
              <table:table-cell office:value-type="float" office:value="65">
                <text:p>6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42">
                <text:p>342</text:p>
              </table:table-cell>
              <table:table-cell office:value-type="float" office:value="0.00076681894">
                <text:p>0.00076681894</text:p>
              </table:table-cell>
              <table:table-cell office:value-type="float" office:value="312">
                <text:p>312</text:p>
              </table:table-cell>
              <table:table-cell office:value-type="float" office:value="0.0009142839">
                <text:p>0.000914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0.0015971817">
                <text:p>0.0015971817</text:p>
              </table:table-cell>
              <table:table-cell office:value-type="float" office:value="66">
                <text:p>6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378">
                <text:p>378</text:p>
              </table:table-cell>
              <table:table-cell office:value-type="float" office:value="0.0006676066">
                <text:p>0.0006676066</text:p>
              </table:table-cell>
              <table:table-cell office:value-type="float" office:value="348">
                <text:p>348</text:p>
              </table:table-cell>
              <table:table-cell office:value-type="float" office:value="0.00076681894">
                <text:p>0.00076681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0.0015624268">
                <text:p>0.0015624268</text:p>
              </table:table-cell>
              <table:table-cell office:value-type="float" office:value="67">
                <text:p>6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14">
                <text:p>414</text:p>
              </table:table-cell>
              <table:table-cell office:value-type="float" office:value="0.00059213367">
                <text:p>0.00059213367</text:p>
              </table:table-cell>
              <table:table-cell office:value-type="float" office:value="384">
                <text:p>384</text:p>
              </table:table-cell>
              <table:table-cell office:value-type="float" office:value="0.0006676066">
                <text:p>0.000667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015498349">
                <text:p>0.0015498349</text:p>
              </table:table-cell>
              <table:table-cell office:value-type="float" office:value="68">
                <text:p>68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56">
                <text:p>456</text:p>
              </table:table-cell>
              <table:table-cell office:value-type="float" office:value="0.00038244872">
                <text:p>0.00038244872</text:p>
              </table:table-cell>
              <table:table-cell office:value-type="float" office:value="420">
                <text:p>420</text:p>
              </table:table-cell>
              <table:table-cell office:value-type="float" office:value="0.00059213367">
                <text:p>0.00059213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015381707">
                <text:p>0.0015381707</text:p>
              </table:table-cell>
              <table:table-cell office:value-type="float" office:value="69">
                <text:p>69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498">
                <text:p>498</text:p>
              </table:table-cell>
              <table:table-cell office:value-type="float" office:value="0.00026804724">
                <text:p>0.00026804724</text:p>
              </table:table-cell>
              <table:table-cell office:value-type="float" office:value="462">
                <text:p>462</text:p>
              </table:table-cell>
              <table:table-cell office:value-type="float" office:value="0.00038244872">
                <text:p>0.00038244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0.001535393">
                <text:p>0.001535393</text:p>
              </table:table-cell>
              <table:table-cell office:value-type="float" office:value="70">
                <text:p>70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40">
                <text:p>540</text:p>
              </table:table-cell>
              <table:table-cell office:value-type="float" office:value="0.0001949879">
                <text:p>0.0001949879</text:p>
              </table:table-cell>
              <table:table-cell office:value-type="float" office:value="504">
                <text:p>504</text:p>
              </table:table-cell>
              <table:table-cell office:value-type="float" office:value="0.00026804724">
                <text:p>0.00026804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">
                <text:p>68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1">
                <text:p>71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582">
                <text:p>582</text:p>
              </table:table-cell>
              <table:table-cell office:value-type="float" office:value="0.00014712811">
                <text:p>0.00014712811</text:p>
              </table:table-cell>
              <table:table-cell office:value-type="float" office:value="546">
                <text:p>546</text:p>
              </table:table-cell>
              <table:table-cell office:value-type="float" office:value="0.0001949879">
                <text:p>0.0001949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">
                <text:p>720</text:p>
              </table:table-cell>
              <table:table-cell office:value-type="float" office:value="0.0015319363">
                <text:p>0.0015319363</text:p>
              </table:table-cell>
              <table:table-cell office:value-type="float" office:value="72">
                <text:p>72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18">
                <text:p>618</text:p>
              </table:table-cell>
              <table:table-cell office:value-type="float" office:value="0.0001360638">
                <text:p>0.0001360638</text:p>
              </table:table-cell>
              <table:table-cell office:value-type="float" office:value="588">
                <text:p>588</text:p>
              </table:table-cell>
              <table:table-cell office:value-type="float" office:value="0.00014712811">
                <text:p>0.00014712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0.0015299947">
                <text:p>0.0015299947</text:p>
              </table:table-cell>
              <table:table-cell office:value-type="float" office:value="73">
                <text:p>73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60">
                <text:p>660</text:p>
              </table:table-cell>
              <table:table-cell office:value-type="float" office:value="0.00010555685">
                <text:p>0.00010555685</text:p>
              </table:table-cell>
              <table:table-cell office:value-type="float" office:value="624">
                <text:p>624</text:p>
              </table:table-cell>
              <table:table-cell office:value-type="float" office:value="0.0001360638">
                <text:p>0.0001360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0.0015291609">
                <text:p>0.0015291609</text:p>
              </table:table-cell>
              <table:table-cell office:value-type="float" office:value="74">
                <text:p>74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690">
                <text:p>690</text:p>
              </table:table-cell>
              <table:table-cell office:value-type="float" office:value="0.00010336589">
                <text:p>0.00010336589</text:p>
              </table:table-cell>
              <table:table-cell office:value-type="float" office:value="666">
                <text:p>666</text:p>
              </table:table-cell>
              <table:table-cell office:value-type="float" office:value="0.00010555685">
                <text:p>0.00010555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">
                <text:p>840</text:p>
              </table:table-cell>
              <table:table-cell office:value-type="float" office:value="0.0015288078">
                <text:p>0.0015288078</text:p>
              </table:table-cell>
              <table:table-cell office:value-type="float" office:value="75">
                <text:p>75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26">
                <text:p>726</text:p>
              </table:table-cell>
              <table:table-cell office:value-type="float" office:value="0.000096817814">
                <text:p>0.000096817814</text:p>
              </table:table-cell>
              <table:table-cell office:value-type="float" office:value="696">
                <text:p>696</text:p>
              </table:table-cell>
              <table:table-cell office:value-type="float" office:value="0.00010336589">
                <text:p>0.00010336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">
                <text:p>880</text:p>
              </table:table-cell>
              <table:table-cell office:value-type="float" office:value="0.0015283305">
                <text:p>0.0015283305</text:p>
              </table:table-cell>
              <table:table-cell office:value-type="float" office:value="76">
                <text:p>76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768">
                <text:p>768</text:p>
              </table:table-cell>
              <table:table-cell office:value-type="float" office:value="0.00007669832">
                <text:p>0.00007669832</text:p>
              </table:table-cell>
              <table:table-cell office:value-type="float" office:value="732">
                <text:p>732</text:p>
              </table:table-cell>
              <table:table-cell office:value-type="float" office:value="0.000096817814">
                <text:p>0.00009681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7">
                <text:p>77</text:p>
              </table:table-cell>
              <table:table-cell office:value-type="float" office:value="0.019139273">
                <text:p>0.019139273</text:p>
              </table:table-cell>
              <table:table-cell office:value-type="float" office:value="804">
                <text:p>804</text:p>
              </table:table-cell>
              <table:table-cell office:value-type="float" office:value="0.000072233495">
                <text:p>0.000072233495</text:p>
              </table:table-cell>
              <table:table-cell office:value-type="float" office:value="774">
                <text:p>774</text:p>
              </table:table-cell>
              <table:table-cell office:value-type="float" office:value="0.00007669832">
                <text:p>0.00007669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79">
                <text:p>7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46">
                <text:p>846</text:p>
              </table:table-cell>
              <table:table-cell office:value-type="float" office:value="0.000058607526">
                <text:p>0.000058607526</text:p>
              </table:table-cell>
              <table:table-cell office:value-type="float" office:value="810">
                <text:p>810</text:p>
              </table:table-cell>
              <table:table-cell office:value-type="float" office:value="0.000072233495">
                <text:p>0.0000722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0">
                <text:p>8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882">
                <text:p>882</text:p>
              </table:table-cell>
              <table:table-cell office:value-type="float" office:value="0.000055456734">
                <text:p>0.000055456734</text:p>
              </table:table-cell>
              <table:table-cell office:value-type="float" office:value="852">
                <text:p>852</text:p>
              </table:table-cell>
              <table:table-cell office:value-type="float" office:value="0.000058607526">
                <text:p>0.000058607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0.0015281313">
                <text:p>0.0015281313</text:p>
              </table:table-cell>
              <table:table-cell office:value-type="float" office:value="81">
                <text:p>8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24">
                <text:p>924</text:p>
              </table:table-cell>
              <table:table-cell office:value-type="float" office:value="0.00004598678">
                <text:p>0.00004598678</text:p>
              </table:table-cell>
              <table:table-cell office:value-type="float" office:value="888">
                <text:p>888</text:p>
              </table:table-cell>
              <table:table-cell office:value-type="float" office:value="0.000055456734">
                <text:p>0.000055456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0.0015280208">
                <text:p>0.0015280208</text:p>
              </table:table-cell>
              <table:table-cell office:value-type="float" office:value="82">
                <text:p>8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960">
                <text:p>960</text:p>
              </table:table-cell>
              <table:table-cell office:value-type="float" office:value="0.000043696095">
                <text:p>0.000043696095</text:p>
              </table:table-cell>
              <table:table-cell office:value-type="float" office:value="930">
                <text:p>930</text:p>
              </table:table-cell>
              <table:table-cell office:value-type="float" office:value="0.00004598678">
                <text:p>0.00004598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3">
                <text:p>8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02">
                <text:p>1002</text:p>
              </table:table-cell>
              <table:table-cell office:value-type="float" office:value="0.000036941696">
                <text:p>0.000036941696</text:p>
              </table:table-cell>
              <table:table-cell office:value-type="float" office:value="966">
                <text:p>966</text:p>
              </table:table-cell>
              <table:table-cell office:value-type="float" office:value="0.000043696095">
                <text:p>0.000043696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">
                <text:p>116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4">
                <text:p>8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32">
                <text:p>1032</text:p>
              </table:table-cell>
              <table:table-cell office:value-type="float" office:value="0.0000364274">
                <text:p>0.0000364274</text:p>
              </table:table-cell>
              <table:table-cell office:value-type="float" office:value="1008">
                <text:p>1008</text:p>
              </table:table-cell>
              <table:table-cell office:value-type="float" office:value="0.000036941696">
                <text:p>0.000036941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0.0015280027">
                <text:p>0.0015280027</text:p>
              </table:table-cell>
              <table:table-cell office:value-type="float" office:value="85">
                <text:p>8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068">
                <text:p>1068</text:p>
              </table:table-cell>
              <table:table-cell office:value-type="float" office:value="0.000034882432">
                <text:p>0.000034882432</text:p>
              </table:table-cell>
              <table:table-cell office:value-type="float" office:value="1038">
                <text:p>1038</text:p>
              </table:table-cell>
              <table:table-cell office:value-type="float" office:value="0.0000364274">
                <text:p>0.0000364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  <table:table-cell office:value-type="float" office:value="0.0015279957">
                <text:p>0.0015279957</text:p>
              </table:table-cell>
              <table:table-cell office:value-type="float" office:value="86">
                <text:p>8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10">
                <text:p>1110</text:p>
              </table:table-cell>
              <table:table-cell office:value-type="float" office:value="0.000029886774">
                <text:p>0.000029886774</text:p>
              </table:table-cell>
              <table:table-cell office:value-type="float" office:value="1074">
                <text:p>1074</text:p>
              </table:table-cell>
              <table:table-cell office:value-type="float" office:value="0.000034882432">
                <text:p>0.000034882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">
                <text:p>1280</text:p>
              </table:table-cell>
              <table:table-cell office:value-type="float" office:value="0.0015279845">
                <text:p>0.0015279845</text:p>
              </table:table-cell>
              <table:table-cell office:value-type="float" office:value="87">
                <text:p>8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46">
                <text:p>1146</text:p>
              </table:table-cell>
              <table:table-cell office:value-type="float" office:value="0.000028715069">
                <text:p>0.000028715069</text:p>
              </table:table-cell>
              <table:table-cell office:value-type="float" office:value="1116">
                <text:p>1116</text:p>
              </table:table-cell>
              <table:table-cell office:value-type="float" office:value="0.000029886774">
                <text:p>0.000029886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">
                <text:p>1320</text:p>
              </table:table-cell>
              <table:table-cell office:value-type="float" office:value="0.0015279723">
                <text:p>0.0015279723</text:p>
              </table:table-cell>
              <table:table-cell office:value-type="float" office:value="88">
                <text:p>8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188">
                <text:p>1188</text:p>
              </table:table-cell>
              <table:table-cell office:value-type="float" office:value="0.000024946898">
                <text:p>0.000024946898</text:p>
              </table:table-cell>
              <table:table-cell office:value-type="float" office:value="1152">
                <text:p>1152</text:p>
              </table:table-cell>
              <table:table-cell office:value-type="float" office:value="0.000028715069">
                <text:p>0.000028715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89">
                <text:p>8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24">
                <text:p>1224</text:p>
              </table:table-cell>
              <table:table-cell office:value-type="float" office:value="0.000024037607">
                <text:p>0.000024037607</text:p>
              </table:table-cell>
              <table:table-cell office:value-type="float" office:value="1194">
                <text:p>1194</text:p>
              </table:table-cell>
              <table:table-cell office:value-type="float" office:value="0.000024946898">
                <text:p>0.000024946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">
                <text:p>1400</text:p>
              </table:table-cell>
              <table:table-cell office:value-type="float" office:value="0.001527972">
                <text:p>0.001527972</text:p>
              </table:table-cell>
              <table:table-cell office:value-type="float" office:value="90">
                <text:p>9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266">
                <text:p>1266</text:p>
              </table:table-cell>
              <table:table-cell office:value-type="float" office:value="0.000021126853">
                <text:p>0.000021126853</text:p>
              </table:table-cell>
              <table:table-cell office:value-type="float" office:value="1230">
                <text:p>1230</text:p>
              </table:table-cell>
              <table:table-cell office:value-type="float" office:value="0.000024037607">
                <text:p>0.000024037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0.0015279698">
                <text:p>0.0015279698</text:p>
              </table:table-cell>
              <table:table-cell office:value-type="float" office:value="91">
                <text:p>9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02">
                <text:p>1302</text:p>
              </table:table-cell>
              <table:table-cell office:value-type="float" office:value="0.00002040624">
                <text:p>0.00002040624</text:p>
              </table:table-cell>
              <table:table-cell office:value-type="float" office:value="1272">
                <text:p>1272</text:p>
              </table:table-cell>
              <table:table-cell office:value-type="float" office:value="0.000021126853">
                <text:p>0.000021126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">
                <text:p>1480</text:p>
              </table:table-cell>
              <table:table-cell office:value-type="float" office:value="0.0015279657">
                <text:p>0.0015279657</text:p>
              </table:table-cell>
              <table:table-cell office:value-type="float" office:value="92">
                <text:p>9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44">
                <text:p>1344</text:p>
              </table:table-cell>
              <table:table-cell office:value-type="float" office:value="0.000018107743">
                <text:p>0.000018107743</text:p>
              </table:table-cell>
              <table:table-cell office:value-type="float" office:value="1308">
                <text:p>1308</text:p>
              </table:table-cell>
              <table:table-cell office:value-type="float" office:value="0.00002040624">
                <text:p>0.00002040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">
                <text:p>152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3">
                <text:p>9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380">
                <text:p>1380</text:p>
              </table:table-cell>
              <table:table-cell office:value-type="float" office:value="0.00001752627">
                <text:p>0.00001752627</text:p>
              </table:table-cell>
              <table:table-cell office:value-type="float" office:value="1350">
                <text:p>1350</text:p>
              </table:table-cell>
              <table:table-cell office:value-type="float" office:value="0.000018107743">
                <text:p>0.000018107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">
                <text:p>156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4">
                <text:p>9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22">
                <text:p>1422</text:p>
              </table:table-cell>
              <table:table-cell office:value-type="float" office:value="0.0000156751">
                <text:p>0.0000156751</text:p>
              </table:table-cell>
              <table:table-cell office:value-type="float" office:value="1386">
                <text:p>1386</text:p>
              </table:table-cell>
              <table:table-cell office:value-type="float" office:value="0.00001752627">
                <text:p>0.00001752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5">
                <text:p>9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458">
                <text:p>1458</text:p>
              </table:table-cell>
              <table:table-cell office:value-type="float" office:value="0.00001519869">
                <text:p>0.00001519869</text:p>
              </table:table-cell>
              <table:table-cell office:value-type="float" office:value="1428">
                <text:p>1428</text:p>
              </table:table-cell>
              <table:table-cell office:value-type="float" office:value="0.0000156751">
                <text:p>0.0000156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">
                <text:p>164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6">
                <text:p>96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00">
                <text:p>1500</text:p>
              </table:table-cell>
              <table:table-cell office:value-type="float" office:value="0.0000136816125">
                <text:p>0.0000136816125</text:p>
              </table:table-cell>
              <table:table-cell office:value-type="float" office:value="1464">
                <text:p>1464</text:p>
              </table:table-cell>
              <table:table-cell office:value-type="float" office:value="0.00001519869">
                <text:p>0.00001519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">
                <text:p>1680</text:p>
              </table:table-cell>
              <table:table-cell office:value-type="float" office:value="0.001527965">
                <text:p>0.001527965</text:p>
              </table:table-cell>
              <table:table-cell office:value-type="float" office:value="97">
                <text:p>97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36">
                <text:p>1536</text:p>
              </table:table-cell>
              <table:table-cell office:value-type="float" office:value="0.00001328549">
                <text:p>0.00001328549</text:p>
              </table:table-cell>
              <table:table-cell office:value-type="float" office:value="1506">
                <text:p>1506</text:p>
              </table:table-cell>
              <table:table-cell office:value-type="float" office:value="0.0000136816125">
                <text:p>0.000013681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">
                <text:p>1720</text:p>
              </table:table-cell>
              <table:table-cell office:value-type="float" office:value="0.0015279637">
                <text:p>0.0015279637</text:p>
              </table:table-cell>
              <table:table-cell office:value-type="float" office:value="98">
                <text:p>98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578">
                <text:p>1578</text:p>
              </table:table-cell>
              <table:table-cell office:value-type="float" office:value="0.0000120236655">
                <text:p>0.0000120236655</text:p>
              </table:table-cell>
              <table:table-cell office:value-type="float" office:value="1542">
                <text:p>1542</text:p>
              </table:table-cell>
              <table:table-cell office:value-type="float" office:value="0.00001328549">
                <text:p>0.00001328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">
                <text:p>1760</text:p>
              </table:table-cell>
              <table:table-cell office:value-type="float" office:value="0.0015279624">
                <text:p>0.0015279624</text:p>
              </table:table-cell>
              <table:table-cell office:value-type="float" office:value="99">
                <text:p>99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14">
                <text:p>1614</text:p>
              </table:table-cell>
              <table:table-cell office:value-type="float" office:value="0.000011690749">
                <text:p>0.000011690749</text:p>
              </table:table-cell>
              <table:table-cell office:value-type="float" office:value="1584">
                <text:p>1584</text:p>
              </table:table-cell>
              <table:table-cell office:value-type="float" office:value="0.0000120236655">
                <text:p>0.0000120236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">
                <text:p>1800</text:p>
              </table:table-cell>
              <table:table-cell office:value-type="float" office:value="0.0015279604">
                <text:p>0.0015279604</text:p>
              </table:table-cell>
              <table:table-cell office:value-type="float" office:value="100">
                <text:p>100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56">
                <text:p>1656</text:p>
              </table:table-cell>
              <table:table-cell office:value-type="float" office:value="0.000010627898">
                <text:p>0.000010627898</text:p>
              </table:table-cell>
              <table:table-cell office:value-type="float" office:value="1620">
                <text:p>1620</text:p>
              </table:table-cell>
              <table:table-cell office:value-type="float" office:value="0.000011690749">
                <text:p>0.00001169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">
                <text:p>184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1">
                <text:p>101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692">
                <text:p>1692</text:p>
              </table:table-cell>
              <table:table-cell office:value-type="float" office:value="0.000010345482">
                <text:p>0.000010345482</text:p>
              </table:table-cell>
              <table:table-cell office:value-type="float" office:value="1662">
                <text:p>1662</text:p>
              </table:table-cell>
              <table:table-cell office:value-type="float" office:value="0.000010627898">
                <text:p>0.00001062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">
                <text:p>1880</text:p>
              </table:table-cell>
              <table:table-cell office:value-type="float" office:value="0.0015279603">
                <text:p>0.0015279603</text:p>
              </table:table-cell>
              <table:table-cell office:value-type="float" office:value="102">
                <text:p>102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34">
                <text:p>1734</text:p>
              </table:table-cell>
              <table:table-cell office:value-type="float" office:value="0.000009440787">
                <text:p>0.000009440787</text:p>
              </table:table-cell>
              <table:table-cell office:value-type="float" office:value="1698">
                <text:p>1698</text:p>
              </table:table-cell>
              <table:table-cell office:value-type="float" office:value="0.000010345482">
                <text:p>0.00001034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">
                <text:p>1920</text:p>
              </table:table-cell>
              <table:table-cell office:value-type="float" office:value="0.0015279594">
                <text:p>0.0015279594</text:p>
              </table:table-cell>
              <table:table-cell office:value-type="float" office:value="103">
                <text:p>103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770">
                <text:p>1770</text:p>
              </table:table-cell>
              <table:table-cell office:value-type="float" office:value="0.000009199265">
                <text:p>0.000009199265</text:p>
              </table:table-cell>
              <table:table-cell office:value-type="float" office:value="1740">
                <text:p>1740</text:p>
              </table:table-cell>
              <table:table-cell office:value-type="float" office:value="0.000009440787">
                <text:p>0.000009440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">
                <text:p>196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4">
                <text:p>104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12">
                <text:p>1812</text:p>
              </table:table-cell>
              <table:table-cell office:value-type="float" office:value="0.0000084224075">
                <text:p>0.0000084224075</text:p>
              </table:table-cell>
              <table:table-cell office:value-type="float" office:value="1776">
                <text:p>1776</text:p>
              </table:table-cell>
              <table:table-cell office:value-type="float" office:value="0.000009199265">
                <text:p>0.000009199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5">
                <text:p>105</text:p>
              </table:table-cell>
              <table:table-cell office:value-type="float" office:value="0.017436577">
                <text:p>0.017436577</text:p>
              </table:table-cell>
              <table:table-cell office:value-type="float" office:value="1848">
                <text:p>1848</text:p>
              </table:table-cell>
              <table:table-cell office:value-type="float" office:value="0.000008214525">
                <text:p>0.000008214525</text:p>
              </table:table-cell>
              <table:table-cell office:value-type="float" office:value="1818">
                <text:p>1818</text:p>
              </table:table-cell>
              <table:table-cell office:value-type="float" office:value="0.0000084224075">
                <text:p>0.0000084224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">
                <text:p>204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7">
                <text:p>10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890">
                <text:p>1890</text:p>
              </table:table-cell>
              <table:table-cell office:value-type="float" office:value="0.0000075428175">
                <text:p>0.0000075428175</text:p>
              </table:table-cell>
              <table:table-cell office:value-type="float" office:value="1854">
                <text:p>1854</text:p>
              </table:table-cell>
              <table:table-cell office:value-type="float" office:value="0.000008214525">
                <text:p>0.000008214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">
                <text:p>208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8">
                <text:p>10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26">
                <text:p>1926</text:p>
              </table:table-cell>
              <table:table-cell office:value-type="float" office:value="0.000007362926">
                <text:p>0.000007362926</text:p>
              </table:table-cell>
              <table:table-cell office:value-type="float" office:value="1896">
                <text:p>1896</text:p>
              </table:table-cell>
              <table:table-cell office:value-type="float" office:value="0.0000075428175">
                <text:p>0.0000075428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0.0015279591">
                <text:p>0.0015279591</text:p>
              </table:table-cell>
              <table:table-cell office:value-type="float" office:value="109">
                <text:p>10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1968">
                <text:p>1968</text:p>
              </table:table-cell>
              <table:table-cell office:value-type="float" office:value="0.00000677842">
                <text:p>0.00000677842</text:p>
              </table:table-cell>
              <table:table-cell office:value-type="float" office:value="1932">
                <text:p>1932</text:p>
              </table:table-cell>
              <table:table-cell office:value-type="float" office:value="0.000007362926">
                <text:p>0.000007362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">
                <text:p>216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0">
                <text:p>11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04">
                <text:p>2004</text:p>
              </table:table-cell>
              <table:table-cell office:value-type="float" office:value="0.0000066220537">
                <text:p>0.0000066220537</text:p>
              </table:table-cell>
              <table:table-cell office:value-type="float" office:value="1974">
                <text:p>1974</text:p>
              </table:table-cell>
              <table:table-cell office:value-type="float" office:value="0.00000677842">
                <text:p>0.0000067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">
                <text:p>220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1">
                <text:p>11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46">
                <text:p>2046</text:p>
              </table:table-cell>
              <table:table-cell office:value-type="float" office:value="0.000006111068">
                <text:p>0.000006111068</text:p>
              </table:table-cell>
              <table:table-cell office:value-type="float" office:value="2010">
                <text:p>2010</text:p>
              </table:table-cell>
              <table:table-cell office:value-type="float" office:value="0.0000066220537">
                <text:p>0.0000066220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">
                <text:p>224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2">
                <text:p>112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082">
                <text:p>2082</text:p>
              </table:table-cell>
              <table:table-cell office:value-type="float" office:value="0.000005974641">
                <text:p>0.000005974641</text:p>
              </table:table-cell>
              <table:table-cell office:value-type="float" office:value="2052">
                <text:p>2052</text:p>
              </table:table-cell>
              <table:table-cell office:value-type="float" office:value="0.000006111068">
                <text:p>0.000006111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">
                <text:p>228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3">
                <text:p>113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24">
                <text:p>2124</text:p>
              </table:table-cell>
              <table:table-cell office:value-type="float" office:value="0.0000055261453">
                <text:p>0.0000055261453</text:p>
              </table:table-cell>
              <table:table-cell office:value-type="float" office:value="2088">
                <text:p>2088</text:p>
              </table:table-cell>
              <table:table-cell office:value-type="float" office:value="0.000005974641">
                <text:p>0.000005974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">
                <text:p>2320</text:p>
              </table:table-cell>
              <table:table-cell office:value-type="float" office:value="0.0015279584">
                <text:p>0.0015279584</text:p>
              </table:table-cell>
              <table:table-cell office:value-type="float" office:value="114">
                <text:p>114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160">
                <text:p>2160</text:p>
              </table:table-cell>
              <table:table-cell office:value-type="float" office:value="0.0000054067123">
                <text:p>0.0000054067123</text:p>
              </table:table-cell>
              <table:table-cell office:value-type="float" office:value="2130">
                <text:p>2130</text:p>
              </table:table-cell>
              <table:table-cell office:value-type="float" office:value="0.0000055261453">
                <text:p>0.0000055261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">
                <text:p>23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5">
                <text:p>115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02">
                <text:p>2202</text:p>
              </table:table-cell>
              <table:table-cell office:value-type="float" office:value="0.000005011786">
                <text:p>0.000005011786</text:p>
              </table:table-cell>
              <table:table-cell office:value-type="float" office:value="2166">
                <text:p>2166</text:p>
              </table:table-cell>
              <table:table-cell office:value-type="float" office:value="0.0000054067123">
                <text:p>0.0000054067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">
                <text:p>240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6">
                <text:p>116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38">
                <text:p>2238</text:p>
              </table:table-cell>
              <table:table-cell office:value-type="float" office:value="0.000004906985">
                <text:p>0.000004906985</text:p>
              </table:table-cell>
              <table:table-cell office:value-type="float" office:value="2208">
                <text:p>2208</text:p>
              </table:table-cell>
              <table:table-cell office:value-type="float" office:value="0.000005011786">
                <text:p>0.000005011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">
                <text:p>244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7">
                <text:p>117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280">
                <text:p>2280</text:p>
              </table:table-cell>
              <table:table-cell office:value-type="float" office:value="0.0000045582574">
                <text:p>0.0000045582574</text:p>
              </table:table-cell>
              <table:table-cell office:value-type="float" office:value="2244">
                <text:p>2244</text:p>
              </table:table-cell>
              <table:table-cell office:value-type="float" office:value="0.000004906985">
                <text:p>0.000004906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">
                <text:p>248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8">
                <text:p>118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16">
                <text:p>2316</text:p>
              </table:table-cell>
              <table:table-cell office:value-type="float" office:value="0.0000044660806">
                <text:p>0.0000044660806</text:p>
              </table:table-cell>
              <table:table-cell office:value-type="float" office:value="2286">
                <text:p>2286</text:p>
              </table:table-cell>
              <table:table-cell office:value-type="float" office:value="0.0000045582574">
                <text:p>0.0000045582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">
                <text:p>252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19">
                <text:p>119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58">
                <text:p>2358</text:p>
              </table:table-cell>
              <table:table-cell office:value-type="float" office:value="0.000004157466">
                <text:p>0.000004157466</text:p>
              </table:table-cell>
              <table:table-cell office:value-type="float" office:value="2322">
                <text:p>2322</text:p>
              </table:table-cell>
              <table:table-cell office:value-type="float" office:value="0.0000044660806">
                <text:p>0.0000044660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">
                <text:p>2560</text:p>
              </table:table-cell>
              <table:table-cell office:value-type="float" office:value="0.0015279573">
                <text:p>0.0015279573</text:p>
              </table:table-cell>
              <table:table-cell office:value-type="float" office:value="120">
                <text:p>120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394">
                <text:p>2394</text:p>
              </table:table-cell>
              <table:table-cell office:value-type="float" office:value="0.000004076235">
                <text:p>0.000004076235</text:p>
              </table:table-cell>
              <table:table-cell office:value-type="float" office:value="2364">
                <text:p>2364</text:p>
              </table:table-cell>
              <table:table-cell office:value-type="float" office:value="0.000004157466">
                <text:p>0.00000415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">
                <text:p>260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1">
                <text:p>121</text:p>
              </table:table-cell>
              <table:table-cell office:value-type="float" office:value="0.015786551">
                <text:p>0.015786551</text:p>
              </table:table-cell>
              <table:table-cell office:value-type="float" office:value="2436">
                <text:p>2436</text:p>
              </table:table-cell>
              <table:table-cell office:value-type="float" office:value="0.0000038026396">
                <text:p>0.0000038026396</text:p>
              </table:table-cell>
              <table:table-cell office:value-type="float" office:value="2400">
                <text:p>2400</text:p>
              </table:table-cell>
              <table:table-cell office:value-type="float" office:value="0.000004076235">
                <text:p>0.000004076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0.0015279572">
                <text:p>0.0015279572</text:p>
              </table:table-cell>
              <table:table-cell office:value-type="float" office:value="123">
                <text:p>12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472">
                <text:p>2472</text:p>
              </table:table-cell>
              <table:table-cell office:value-type="float" office:value="0.0000037309453">
                <text:p>0.0000037309453</text:p>
              </table:table-cell>
              <table:table-cell office:value-type="float" office:value="2442">
                <text:p>2442</text:p>
              </table:table-cell>
              <table:table-cell office:value-type="float" office:value="0.0000038026396">
                <text:p>0.0000038026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">
                <text:p>26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4">
                <text:p>12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14">
                <text:p>2514</text:p>
              </table:table-cell>
              <table:table-cell office:value-type="float" office:value="0.0000034879567">
                <text:p>0.0000034879567</text:p>
              </table:table-cell>
              <table:table-cell office:value-type="float" office:value="2478">
                <text:p>2478</text:p>
              </table:table-cell>
              <table:table-cell office:value-type="float" office:value="0.0000037309453">
                <text:p>0.0000037309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">
                <text:p>27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5">
                <text:p>12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50">
                <text:p>2550</text:p>
              </table:table-cell>
              <table:table-cell office:value-type="float" office:value="0.0000034245616">
                <text:p>0.0000034245616</text:p>
              </table:table-cell>
              <table:table-cell office:value-type="float" office:value="2520">
                <text:p>2520</text:p>
              </table:table-cell>
              <table:table-cell office:value-type="float" office:value="0.0000034879567">
                <text:p>0.000003487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">
                <text:p>276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6">
                <text:p>12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592">
                <text:p>2592</text:p>
              </table:table-cell>
              <table:table-cell office:value-type="float" office:value="0.000003208499">
                <text:p>0.000003208499</text:p>
              </table:table-cell>
              <table:table-cell office:value-type="float" office:value="2556">
                <text:p>2556</text:p>
              </table:table-cell>
              <table:table-cell office:value-type="float" office:value="0.0000034245616">
                <text:p>0.0000034245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">
                <text:p>280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7">
                <text:p>12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28">
                <text:p>2628</text:p>
              </table:table-cell>
              <table:table-cell office:value-type="float" office:value="0.0000031523928">
                <text:p>0.0000031523928</text:p>
              </table:table-cell>
              <table:table-cell office:value-type="float" office:value="2598">
                <text:p>2598</text:p>
              </table:table-cell>
              <table:table-cell office:value-type="float" office:value="0.000003208499">
                <text:p>0.000003208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">
                <text:p>284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8">
                <text:p>12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670">
                <text:p>2670</text:p>
              </table:table-cell>
              <table:table-cell office:value-type="float" office:value="0.0000029600546">
                <text:p>0.0000029600546</text:p>
              </table:table-cell>
              <table:table-cell office:value-type="float" office:value="2634">
                <text:p>2634</text:p>
              </table:table-cell>
              <table:table-cell office:value-type="float" office:value="0.0000031523928">
                <text:p>0.0000031523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">
                <text:p>288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29">
                <text:p>12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06">
                <text:p>2706</text:p>
              </table:table-cell>
              <table:table-cell office:value-type="float" office:value="0.000002910333">
                <text:p>0.000002910333</text:p>
              </table:table-cell>
              <table:table-cell office:value-type="float" office:value="2676">
                <text:p>2676</text:p>
              </table:table-cell>
              <table:table-cell office:value-type="float" office:value="0.0000029600546">
                <text:p>0.0000029600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">
                <text:p>2920</text:p>
              </table:table-cell>
              <table:table-cell office:value-type="float" office:value="0.0015279566">
                <text:p>0.0015279566</text:p>
              </table:table-cell>
              <table:table-cell office:value-type="float" office:value="130">
                <text:p>13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48">
                <text:p>2748</text:p>
              </table:table-cell>
              <table:table-cell office:value-type="float" office:value="0.0000027389533">
                <text:p>0.0000027389533</text:p>
              </table:table-cell>
              <table:table-cell office:value-type="float" office:value="2712">
                <text:p>2712</text:p>
              </table:table-cell>
              <table:table-cell office:value-type="float" office:value="0.000002910333">
                <text:p>0.000002910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">
                <text:p>296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1">
                <text:p>13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784">
                <text:p>2784</text:p>
              </table:table-cell>
              <table:table-cell office:value-type="float" office:value="0.0000026948355">
                <text:p>0.0000026948355</text:p>
              </table:table-cell>
              <table:table-cell office:value-type="float" office:value="2754">
                <text:p>2754</text:p>
              </table:table-cell>
              <table:table-cell office:value-type="float" office:value="0.0000027389533">
                <text:p>0.000002738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2">
                <text:p>13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26">
                <text:p>2826</text:p>
              </table:table-cell>
              <table:table-cell office:value-type="float" office:value="0.0000025419945">
                <text:p>0.0000025419945</text:p>
              </table:table-cell>
              <table:table-cell office:value-type="float" office:value="2790">
                <text:p>2790</text:p>
              </table:table-cell>
              <table:table-cell office:value-type="float" office:value="0.0000026948355">
                <text:p>0.0000026948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">
                <text:p>304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3">
                <text:p>13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862">
                <text:p>2862</text:p>
              </table:table-cell>
              <table:table-cell office:value-type="float" office:value="0.0000025028444">
                <text:p>0.0000025028444</text:p>
              </table:table-cell>
              <table:table-cell office:value-type="float" office:value="2832">
                <text:p>2832</text:p>
              </table:table-cell>
              <table:table-cell office:value-type="float" office:value="0.0000025419945">
                <text:p>0.0000025419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">
                <text:p>3080</text:p>
              </table:table-cell>
              <table:table-cell office:value-type="float" office:value="0.0015279563">
                <text:p>0.0015279563</text:p>
              </table:table-cell>
              <table:table-cell office:value-type="float" office:value="134">
                <text:p>13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04">
                <text:p>2904</text:p>
              </table:table-cell>
              <table:table-cell office:value-type="float" office:value="0.0000023664431">
                <text:p>0.0000023664431</text:p>
              </table:table-cell>
              <table:table-cell office:value-type="float" office:value="2868">
                <text:p>2868</text:p>
              </table:table-cell>
              <table:table-cell office:value-type="float" office:value="0.0000025028444">
                <text:p>0.000002502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">
                <text:p>31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5">
                <text:p>13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40">
                <text:p>2940</text:p>
              </table:table-cell>
              <table:table-cell office:value-type="float" office:value="0.0000023316463">
                <text:p>0.0000023316463</text:p>
              </table:table-cell>
              <table:table-cell office:value-type="float" office:value="2910">
                <text:p>2910</text:p>
              </table:table-cell>
              <table:table-cell office:value-type="float" office:value="0.0000023664431">
                <text:p>0.0000023664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">
                <text:p>31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6">
                <text:p>13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2982">
                <text:p>2982</text:p>
              </table:table-cell>
              <table:table-cell office:value-type="float" office:value="0.0000022098534">
                <text:p>0.0000022098534</text:p>
              </table:table-cell>
              <table:table-cell office:value-type="float" office:value="2946">
                <text:p>2946</text:p>
              </table:table-cell>
              <table:table-cell office:value-type="float" office:value="0.0000023316463">
                <text:p>0.0000023316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">
                <text:p>32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7">
                <text:p>13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18">
                <text:p>3018</text:p>
              </table:table-cell>
              <table:table-cell office:value-type="float" office:value="0.0000021789053">
                <text:p>0.0000021789053</text:p>
              </table:table-cell>
              <table:table-cell office:value-type="float" office:value="2988">
                <text:p>2988</text:p>
              </table:table-cell>
              <table:table-cell office:value-type="float" office:value="0.0000022098534">
                <text:p>0.0000022098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">
                <text:p>32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8">
                <text:p>13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66">
                <text:p>3066</text:p>
              </table:table-cell>
              <table:table-cell office:value-type="float" office:value="0.0000018108359">
                <text:p>0.0000018108359</text:p>
              </table:table-cell>
              <table:table-cell office:value-type="float" office:value="3024">
                <text:p>3024</text:p>
              </table:table-cell>
              <table:table-cell office:value-type="float" office:value="0.0000021789053">
                <text:p>0.0000021789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">
                <text:p>32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39">
                <text:p>13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096">
                <text:p>3096</text:p>
              </table:table-cell>
              <table:table-cell office:value-type="float" office:value="0.0000017828545">
                <text:p>0.0000017828545</text:p>
              </table:table-cell>
              <table:table-cell office:value-type="float" office:value="3072">
                <text:p>3072</text:p>
              </table:table-cell>
              <table:table-cell office:value-type="float" office:value="0.0000018108359">
                <text:p>0.0000018108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">
                <text:p>33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0">
                <text:p>14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26">
                <text:p>3126</text:p>
              </table:table-cell>
              <table:table-cell office:value-type="float" office:value="0.0000017669875">
                <text:p>0.0000017669875</text:p>
              </table:table-cell>
              <table:table-cell office:value-type="float" office:value="3102">
                <text:p>3102</text:p>
              </table:table-cell>
              <table:table-cell office:value-type="float" office:value="0.0000017828545">
                <text:p>0.0000017828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">
                <text:p>336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1">
                <text:p>14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56">
                <text:p>3156</text:p>
              </table:table-cell>
              <table:table-cell office:value-type="float" office:value="0.0000017569373">
                <text:p>0.0000017569373</text:p>
              </table:table-cell>
              <table:table-cell office:value-type="float" office:value="3132">
                <text:p>3132</text:p>
              </table:table-cell>
              <table:table-cell office:value-type="float" office:value="0.0000017669875">
                <text:p>0.000001766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">
                <text:p>340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2">
                <text:p>142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186">
                <text:p>3186</text:p>
              </table:table-cell>
              <table:table-cell office:value-type="float" office:value="0.0000017496881">
                <text:p>0.0000017496881</text:p>
              </table:table-cell>
              <table:table-cell office:value-type="float" office:value="3162">
                <text:p>3162</text:p>
              </table:table-cell>
              <table:table-cell office:value-type="float" office:value="0.0000017569373">
                <text:p>0.0000017569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">
                <text:p>344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3">
                <text:p>143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22">
                <text:p>3222</text:p>
              </table:table-cell>
              <table:table-cell office:value-type="float" office:value="0.0000017288273">
                <text:p>0.0000017288273</text:p>
              </table:table-cell>
              <table:table-cell office:value-type="float" office:value="3192">
                <text:p>3192</text:p>
              </table:table-cell>
              <table:table-cell office:value-type="float" office:value="0.0000017496881">
                <text:p>0.000001749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">
                <text:p>348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4">
                <text:p>144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264">
                <text:p>3264</text:p>
              </table:table-cell>
              <table:table-cell office:value-type="float" office:value="0.0000016589346">
                <text:p>0.0000016589346</text:p>
              </table:table-cell>
              <table:table-cell office:value-type="float" office:value="3228">
                <text:p>3228</text:p>
              </table:table-cell>
              <table:table-cell office:value-type="float" office:value="0.0000017288273">
                <text:p>0.0000017288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">
                <text:p>3520</text:p>
              </table:table-cell>
              <table:table-cell office:value-type="float" office:value="0.0015279558">
                <text:p>0.0015279558</text:p>
              </table:table-cell>
              <table:table-cell office:value-type="float" office:value="145">
                <text:p>145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00">
                <text:p>3300</text:p>
              </table:table-cell>
              <table:table-cell office:value-type="float" office:value="0.0000016403754">
                <text:p>0.0000016403754</text:p>
              </table:table-cell>
              <table:table-cell office:value-type="float" office:value="3270">
                <text:p>3270</text:p>
              </table:table-cell>
              <table:table-cell office:value-type="float" office:value="0.0000016589346">
                <text:p>0.0000016589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">
                <text:p>35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6">
                <text:p>146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42">
                <text:p>3342</text:p>
              </table:table-cell>
              <table:table-cell office:value-type="float" office:value="0.0000015777516">
                <text:p>0.0000015777516</text:p>
              </table:table-cell>
              <table:table-cell office:value-type="float" office:value="3306">
                <text:p>3306</text:p>
              </table:table-cell>
              <table:table-cell office:value-type="float" office:value="0.0000016403754">
                <text:p>0.0000016403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">
                <text:p>360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7">
                <text:p>147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378">
                <text:p>3378</text:p>
              </table:table-cell>
              <table:table-cell office:value-type="float" office:value="0.0000015612258">
                <text:p>0.0000015612258</text:p>
              </table:table-cell>
              <table:table-cell office:value-type="float" office:value="3348">
                <text:p>3348</text:p>
              </table:table-cell>
              <table:table-cell office:value-type="float" office:value="0.0000015777516">
                <text:p>0.0000015777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">
                <text:p>364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8">
                <text:p>148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20">
                <text:p>3420</text:p>
              </table:table-cell>
              <table:table-cell office:value-type="float" office:value="0.0000015050989">
                <text:p>0.0000015050989</text:p>
              </table:table-cell>
              <table:table-cell office:value-type="float" office:value="3384">
                <text:p>3384</text:p>
              </table:table-cell>
              <table:table-cell office:value-type="float" office:value="0.0000015612258">
                <text:p>0.0000015612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">
                <text:p>368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49">
                <text:p>149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56">
                <text:p>3456</text:p>
              </table:table-cell>
              <table:table-cell office:value-type="float" office:value="0.0000014903818">
                <text:p>0.0000014903818</text:p>
              </table:table-cell>
              <table:table-cell office:value-type="float" office:value="3426">
                <text:p>3426</text:p>
              </table:table-cell>
              <table:table-cell office:value-type="float" office:value="0.0000015050989">
                <text:p>0.0000015050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">
                <text:p>372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0">
                <text:p>150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498">
                <text:p>3498</text:p>
              </table:table-cell>
              <table:table-cell office:value-type="float" office:value="0.0000014400675">
                <text:p>0.0000014400675</text:p>
              </table:table-cell>
              <table:table-cell office:value-type="float" office:value="3462">
                <text:p>3462</text:p>
              </table:table-cell>
              <table:table-cell office:value-type="float" office:value="0.0000014903818">
                <text:p>0.0000014903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">
                <text:p>3760</text:p>
              </table:table-cell>
              <table:table-cell office:value-type="float" office:value="0.0015279555">
                <text:p>0.0015279555</text:p>
              </table:table-cell>
              <table:table-cell office:value-type="float" office:value="151">
                <text:p>151</text:p>
              </table:table-cell>
              <table:table-cell office:value-type="float" office:value="0.014035797">
                <text:p>0.014035797</text:p>
              </table:table-cell>
              <table:table-cell office:value-type="float" office:value="3534">
                <text:p>3534</text:p>
              </table:table-cell>
              <table:table-cell office:value-type="float" office:value="0.0000014269507">
                <text:p>0.0000014269507</text:p>
              </table:table-cell>
              <table:table-cell office:value-type="float" office:value="3504">
                <text:p>3504</text:p>
              </table:table-cell>
              <table:table-cell office:value-type="float" office:value="0.0000014400675">
                <text:p>0.0000014400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">
                <text:p>3800</text:p>
              </table:table-cell>
              <table:table-cell office:value-type="float" office:value="0.0015279554">
                <text:p>0.0015279554</text:p>
              </table:table-cell>
              <table:table-cell office:value-type="float" office:value="153">
                <text:p>15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576">
                <text:p>3576</text:p>
              </table:table-cell>
              <table:table-cell office:value-type="float" office:value="0.0000013818342">
                <text:p>0.0000013818342</text:p>
              </table:table-cell>
              <table:table-cell office:value-type="float" office:value="3540">
                <text:p>3540</text:p>
              </table:table-cell>
              <table:table-cell office:value-type="float" office:value="0.0000014269507">
                <text:p>0.000001426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">
                <text:p>38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4">
                <text:p>15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12">
                <text:p>3612</text:p>
              </table:table-cell>
              <table:table-cell office:value-type="float" office:value="0.000001370144">
                <text:p>0.000001370144</text:p>
              </table:table-cell>
              <table:table-cell office:value-type="float" office:value="3582">
                <text:p>3582</text:p>
              </table:table-cell>
              <table:table-cell office:value-type="float" office:value="0.0000013818342">
                <text:p>0.0000013818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">
                <text:p>38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5">
                <text:p>15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54">
                <text:p>3654</text:p>
              </table:table-cell>
              <table:table-cell office:value-type="float" office:value="0.0000013296793">
                <text:p>0.0000013296793</text:p>
              </table:table-cell>
              <table:table-cell office:value-type="float" office:value="3618">
                <text:p>3618</text:p>
              </table:table-cell>
              <table:table-cell office:value-type="float" office:value="0.000001370144">
                <text:p>0.000001370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">
                <text:p>392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6">
                <text:p>15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690">
                <text:p>3690</text:p>
              </table:table-cell>
              <table:table-cell office:value-type="float" office:value="0.0000013192504">
                <text:p>0.0000013192504</text:p>
              </table:table-cell>
              <table:table-cell office:value-type="float" office:value="3660">
                <text:p>3660</text:p>
              </table:table-cell>
              <table:table-cell office:value-type="float" office:value="0.0000013296793">
                <text:p>0.0000013296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">
                <text:p>396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7">
                <text:p>15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32">
                <text:p>3732</text:p>
              </table:table-cell>
              <table:table-cell office:value-type="float" office:value="0.0000012829515">
                <text:p>0.0000012829515</text:p>
              </table:table-cell>
              <table:table-cell office:value-type="float" office:value="3696">
                <text:p>3696</text:p>
              </table:table-cell>
              <table:table-cell office:value-type="float" office:value="0.0000013192504">
                <text:p>0.0000013192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8">
                <text:p>15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768">
                <text:p>3768</text:p>
              </table:table-cell>
              <table:table-cell office:value-type="float" office:value="0.0000012736451">
                <text:p>0.0000012736451</text:p>
              </table:table-cell>
              <table:table-cell office:value-type="float" office:value="3738">
                <text:p>3738</text:p>
              </table:table-cell>
              <table:table-cell office:value-type="float" office:value="0.0000012829515">
                <text:p>0.0000012829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0">
                <text:p>404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59">
                <text:p>15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10">
                <text:p>3810</text:p>
              </table:table-cell>
              <table:table-cell office:value-type="float" office:value="0.0000012410746">
                <text:p>0.0000012410746</text:p>
              </table:table-cell>
              <table:table-cell office:value-type="float" office:value="3774">
                <text:p>3774</text:p>
              </table:table-cell>
              <table:table-cell office:value-type="float" office:value="0.0000012736451">
                <text:p>0.0000012736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0">
                <text:p>4080</text:p>
              </table:table-cell>
              <table:table-cell office:value-type="float" office:value="0.0015279552">
                <text:p>0.0015279552</text:p>
              </table:table-cell>
              <table:table-cell office:value-type="float" office:value="160">
                <text:p>16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46">
                <text:p>3846</text:p>
              </table:table-cell>
              <table:table-cell office:value-type="float" office:value="0.0000012327655">
                <text:p>0.0000012327655</text:p>
              </table:table-cell>
              <table:table-cell office:value-type="float" office:value="3816">
                <text:p>3816</text:p>
              </table:table-cell>
              <table:table-cell office:value-type="float" office:value="0.0000012410746">
                <text:p>0.0000012410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20">
                <text:p>4120</text:p>
              </table:table-cell>
              <table:table-cell office:value-type="float" office:value="0.001527955">
                <text:p>0.001527955</text:p>
              </table:table-cell>
              <table:table-cell office:value-type="float" office:value="161">
                <text:p>16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894">
                <text:p>3894</text:p>
              </table:table-cell>
              <table:table-cell office:value-type="float" office:value="0.0000011337968">
                <text:p>0.0000011337968</text:p>
              </table:table-cell>
              <table:table-cell office:value-type="float" office:value="3852">
                <text:p>3852</text:p>
              </table:table-cell>
              <table:table-cell office:value-type="float" office:value="0.0000012327655">
                <text:p>0.000001232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60">
                <text:p>41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2">
                <text:p>16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24">
                <text:p>3924</text:p>
              </table:table-cell>
              <table:table-cell office:value-type="float" office:value="0.0000011261668">
                <text:p>0.0000011261668</text:p>
              </table:table-cell>
              <table:table-cell office:value-type="float" office:value="3900">
                <text:p>3900</text:p>
              </table:table-cell>
              <table:table-cell office:value-type="float" office:value="0.0000011337968">
                <text:p>0.000001133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00">
                <text:p>42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3">
                <text:p>16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54">
                <text:p>3954</text:p>
              </table:table-cell>
              <table:table-cell office:value-type="float" office:value="0.0000011218397">
                <text:p>0.0000011218397</text:p>
              </table:table-cell>
              <table:table-cell office:value-type="float" office:value="3930">
                <text:p>3930</text:p>
              </table:table-cell>
              <table:table-cell office:value-type="float" office:value="0.0000011261668">
                <text:p>0.000001126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40">
                <text:p>42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4">
                <text:p>164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3984">
                <text:p>3984</text:p>
              </table:table-cell>
              <table:table-cell office:value-type="float" office:value="0.0000011191017">
                <text:p>0.0000011191017</text:p>
              </table:table-cell>
              <table:table-cell office:value-type="float" office:value="3960">
                <text:p>3960</text:p>
              </table:table-cell>
              <table:table-cell office:value-type="float" office:value="0.0000011218397">
                <text:p>0.0000011218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80">
                <text:p>42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5">
                <text:p>165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14">
                <text:p>4014</text:p>
              </table:table-cell>
              <table:table-cell office:value-type="float" office:value="0.0000011171251">
                <text:p>0.0000011171251</text:p>
              </table:table-cell>
              <table:table-cell office:value-type="float" office:value="3990">
                <text:p>3990</text:p>
              </table:table-cell>
              <table:table-cell office:value-type="float" office:value="0.0000011191017">
                <text:p>0.0000011191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20">
                <text:p>43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6">
                <text:p>166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50">
                <text:p>4050</text:p>
              </table:table-cell>
              <table:table-cell office:value-type="float" office:value="0.0000011114435">
                <text:p>0.0000011114435</text:p>
              </table:table-cell>
              <table:table-cell office:value-type="float" office:value="4020">
                <text:p>4020</text:p>
              </table:table-cell>
              <table:table-cell office:value-type="float" office:value="0.0000011171251">
                <text:p>0.0000011171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60">
                <text:p>43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7">
                <text:p>167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092">
                <text:p>4092</text:p>
              </table:table-cell>
              <table:table-cell office:value-type="float" office:value="0.0000010923824">
                <text:p>0.0000010923824</text:p>
              </table:table-cell>
              <table:table-cell office:value-type="float" office:value="4056">
                <text:p>4056</text:p>
              </table:table-cell>
              <table:table-cell office:value-type="float" office:value="0.0000011114435">
                <text:p>0.0000011114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00">
                <text:p>44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8">
                <text:p>168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28">
                <text:p>4128</text:p>
              </table:table-cell>
              <table:table-cell office:value-type="float" office:value="0.0000010873108">
                <text:p>0.0000010873108</text:p>
              </table:table-cell>
              <table:table-cell office:value-type="float" office:value="4098">
                <text:p>4098</text:p>
              </table:table-cell>
              <table:table-cell office:value-type="float" office:value="0.0000010923824">
                <text:p>0.0000010923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0">
                <text:p>44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69">
                <text:p>169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170">
                <text:p>4170</text:p>
              </table:table-cell>
              <table:table-cell office:value-type="float" office:value="0.0000010701793">
                <text:p>0.0000010701793</text:p>
              </table:table-cell>
              <table:table-cell office:value-type="float" office:value="4134">
                <text:p>4134</text:p>
              </table:table-cell>
              <table:table-cell office:value-type="float" office:value="0.0000010873108">
                <text:p>0.0000010873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0">
                <text:p>44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0">
                <text:p>170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06">
                <text:p>4206</text:p>
              </table:table-cell>
              <table:table-cell office:value-type="float" office:value="0.000001065653">
                <text:p>0.000001065653</text:p>
              </table:table-cell>
              <table:table-cell office:value-type="float" office:value="4176">
                <text:p>4176</text:p>
              </table:table-cell>
              <table:table-cell office:value-type="float" office:value="0.0000010701793">
                <text:p>0.0000010701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20">
                <text:p>45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1">
                <text:p>171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48">
                <text:p>4248</text:p>
              </table:table-cell>
              <table:table-cell office:value-type="float" office:value="0.0000010502547">
                <text:p>0.0000010502547</text:p>
              </table:table-cell>
              <table:table-cell office:value-type="float" office:value="4212">
                <text:p>4212</text:p>
              </table:table-cell>
              <table:table-cell office:value-type="float" office:value="0.000001065653">
                <text:p>0.000001065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60">
                <text:p>45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2">
                <text:p>172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284">
                <text:p>4284</text:p>
              </table:table-cell>
              <table:table-cell office:value-type="float" office:value="0.0000010462129">
                <text:p>0.0000010462129</text:p>
              </table:table-cell>
              <table:table-cell office:value-type="float" office:value="4254">
                <text:p>4254</text:p>
              </table:table-cell>
              <table:table-cell office:value-type="float" office:value="0.0000010502547">
                <text:p>0.0000010502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">
                <text:p>46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3">
                <text:p>173</text:p>
              </table:table-cell>
              <table:table-cell office:value-type="float" office:value="0.012385553">
                <text:p>0.012385553</text:p>
              </table:table-cell>
              <table:table-cell office:value-type="float" office:value="4326">
                <text:p>4326</text:p>
              </table:table-cell>
              <table:table-cell office:value-type="float" office:value="0.0000010323737">
                <text:p>0.0000010323737</text:p>
              </table:table-cell>
              <table:table-cell office:value-type="float" office:value="4290">
                <text:p>4290</text:p>
              </table:table-cell>
              <table:table-cell office:value-type="float" office:value="0.0000010462129">
                <text:p>0.0000010462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0">
                <text:p>46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5">
                <text:p>17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362">
                <text:p>4362</text:p>
              </table:table-cell>
              <table:table-cell office:value-type="float" office:value="0.0000010287633">
                <text:p>0.0000010287633</text:p>
              </table:table-cell>
              <table:table-cell office:value-type="float" office:value="4332">
                <text:p>4332</text:p>
              </table:table-cell>
              <table:table-cell office:value-type="float" office:value="0.0000010323737">
                <text:p>0.0000010323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80">
                <text:p>46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6">
                <text:p>17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04">
                <text:p>4404</text:p>
              </table:table-cell>
              <table:table-cell office:value-type="float" office:value="0.0000010163207">
                <text:p>0.0000010163207</text:p>
              </table:table-cell>
              <table:table-cell office:value-type="float" office:value="4368">
                <text:p>4368</text:p>
              </table:table-cell>
              <table:table-cell office:value-type="float" office:value="0.0000010287633">
                <text:p>0.0000010287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0">
                <text:p>47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7">
                <text:p>17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40">
                <text:p>4440</text:p>
              </table:table-cell>
              <table:table-cell office:value-type="float" office:value="0.0000010130934">
                <text:p>0.0000010130934</text:p>
              </table:table-cell>
              <table:table-cell office:value-type="float" office:value="4410">
                <text:p>4410</text:p>
              </table:table-cell>
              <table:table-cell office:value-type="float" office:value="0.0000010163207">
                <text:p>0.0000010163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60">
                <text:p>476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8">
                <text:p>17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482">
                <text:p>4482</text:p>
              </table:table-cell>
              <table:table-cell office:value-type="float" office:value="0.0000010019045">
                <text:p>0.0000010019045</text:p>
              </table:table-cell>
              <table:table-cell office:value-type="float" office:value="4446">
                <text:p>4446</text:p>
              </table:table-cell>
              <table:table-cell office:value-type="float" office:value="0.0000010130934">
                <text:p>0.0000010130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0">
                <text:p>480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79">
                <text:p>17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18">
                <text:p>4518</text:p>
              </table:table-cell>
              <table:table-cell office:value-type="float" office:value="0.0000009990197">
                <text:p>0.0000009990197</text:p>
              </table:table-cell>
              <table:table-cell office:value-type="float" office:value="4488">
                <text:p>4488</text:p>
              </table:table-cell>
              <table:table-cell office:value-type="float" office:value="0.0000010019045">
                <text:p>0.0000010019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40">
                <text:p>484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0">
                <text:p>18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60">
                <text:p>4560</text:p>
              </table:table-cell>
              <table:table-cell office:value-type="float" office:value="0.0000009889568">
                <text:p>0.0000009889568</text:p>
              </table:table-cell>
              <table:table-cell office:value-type="float" office:value="4524">
                <text:p>4524</text:p>
              </table:table-cell>
              <table:table-cell office:value-type="float" office:value="0.0000009990197">
                <text:p>0.000000999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80">
                <text:p>488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1">
                <text:p>18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596">
                <text:p>4596</text:p>
              </table:table-cell>
              <table:table-cell office:value-type="float" office:value="0.0000009863766">
                <text:p>0.0000009863766</text:p>
              </table:table-cell>
              <table:table-cell office:value-type="float" office:value="4566">
                <text:p>4566</text:p>
              </table:table-cell>
              <table:table-cell office:value-type="float" office:value="0.0000009889568">
                <text:p>0.0000009889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20">
                <text:p>4920</text:p>
              </table:table-cell>
              <table:table-cell office:value-type="float" office:value="0.0015279547">
                <text:p>0.0015279547</text:p>
              </table:table-cell>
              <table:table-cell office:value-type="float" office:value="182">
                <text:p>18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44">
                <text:p>4644</text:p>
              </table:table-cell>
              <table:table-cell office:value-type="float" office:value="0.0000009557912">
                <text:p>0.0000009557912</text:p>
              </table:table-cell>
              <table:table-cell office:value-type="float" office:value="4602">
                <text:p>4602</text:p>
              </table:table-cell>
              <table:table-cell office:value-type="float" office:value="0.0000009863766">
                <text:p>0.0000009863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60">
                <text:p>496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3">
                <text:p>18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674">
                <text:p>4674</text:p>
              </table:table-cell>
              <table:table-cell office:value-type="float" office:value="0.00000095335696">
                <text:p>0.00000095335696</text:p>
              </table:table-cell>
              <table:table-cell office:value-type="float" office:value="4650">
                <text:p>4650</text:p>
              </table:table-cell>
              <table:table-cell office:value-type="float" office:value="0.0000009557912">
                <text:p>0.0000009557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4">
                <text:p>18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04">
                <text:p>4704</text:p>
              </table:table-cell>
              <table:table-cell office:value-type="float" office:value="0.0000009519795">
                <text:p>0.0000009519795</text:p>
              </table:table-cell>
              <table:table-cell office:value-type="float" office:value="4680">
                <text:p>4680</text:p>
              </table:table-cell>
              <table:table-cell office:value-type="float" office:value="0.00000095335696">
                <text:p>0.00000095335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0">
                <text:p>504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5">
                <text:p>18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34">
                <text:p>4734</text:p>
              </table:table-cell>
              <table:table-cell office:value-type="float" office:value="0.0000009511109">
                <text:p>0.0000009511109</text:p>
              </table:table-cell>
              <table:table-cell office:value-type="float" office:value="4710">
                <text:p>4710</text:p>
              </table:table-cell>
              <table:table-cell office:value-type="float" office:value="0.0000009519795">
                <text:p>0.0000009519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80">
                <text:p>508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6">
                <text:p>18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764">
                <text:p>4764</text:p>
              </table:table-cell>
              <table:table-cell office:value-type="float" office:value="0.0000009504873">
                <text:p>0.0000009504873</text:p>
              </table:table-cell>
              <table:table-cell office:value-type="float" office:value="4740">
                <text:p>4740</text:p>
              </table:table-cell>
              <table:table-cell office:value-type="float" office:value="0.0000009511109">
                <text:p>0.0000009511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20">
                <text:p>5120</text:p>
              </table:table-cell>
              <table:table-cell office:value-type="float" office:value="0.0015279546">
                <text:p>0.0015279546</text:p>
              </table:table-cell>
              <table:table-cell office:value-type="float" office:value="187">
                <text:p>187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00">
                <text:p>4800</text:p>
              </table:table-cell>
              <table:table-cell office:value-type="float" office:value="0.00000094870876">
                <text:p>0.00000094870876</text:p>
              </table:table-cell>
              <table:table-cell office:value-type="float" office:value="4770">
                <text:p>4770</text:p>
              </table:table-cell>
              <table:table-cell office:value-type="float" office:value="0.0000009504873">
                <text:p>0.00000095048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60">
                <text:p>51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8">
                <text:p>188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42">
                <text:p>4842</text:p>
              </table:table-cell>
              <table:table-cell office:value-type="float" office:value="0.00000094275435">
                <text:p>0.00000094275435</text:p>
              </table:table-cell>
              <table:table-cell office:value-type="float" office:value="4806">
                <text:p>4806</text:p>
              </table:table-cell>
              <table:table-cell office:value-type="float" office:value="0.00000094870876">
                <text:p>0.00000094870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00">
                <text:p>52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89">
                <text:p>189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878">
                <text:p>4878</text:p>
              </table:table-cell>
              <table:table-cell office:value-type="float" office:value="0.0000009411645">
                <text:p>0.0000009411645</text:p>
              </table:table-cell>
              <table:table-cell office:value-type="float" office:value="4848">
                <text:p>4848</text:p>
              </table:table-cell>
              <table:table-cell office:value-type="float" office:value="0.00000094275435">
                <text:p>0.00000094275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40">
                <text:p>52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0">
                <text:p>190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20">
                <text:p>4920</text:p>
              </table:table-cell>
              <table:table-cell office:value-type="float" office:value="0.00000093580644">
                <text:p>0.00000093580644</text:p>
              </table:table-cell>
              <table:table-cell office:value-type="float" office:value="4884">
                <text:p>4884</text:p>
              </table:table-cell>
              <table:table-cell office:value-type="float" office:value="0.0000009411645">
                <text:p>0.0000009411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80">
                <text:p>52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1">
                <text:p>191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56">
                <text:p>4956</text:p>
              </table:table-cell>
              <table:table-cell office:value-type="float" office:value="0.0000009343857">
                <text:p>0.0000009343857</text:p>
              </table:table-cell>
              <table:table-cell office:value-type="float" office:value="4926">
                <text:p>4926</text:p>
              </table:table-cell>
              <table:table-cell office:value-type="float" office:value="0.00000093580644">
                <text:p>0.00000093580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0">
                <text:p>532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2">
                <text:p>192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4998">
                <text:p>4998</text:p>
              </table:table-cell>
              <table:table-cell office:value-type="float" office:value="0.00000092955685">
                <text:p>0.00000092955685</text:p>
              </table:table-cell>
              <table:table-cell office:value-type="float" office:value="4962">
                <text:p>4962</text:p>
              </table:table-cell>
              <table:table-cell office:value-type="float" office:value="0.0000009343857">
                <text:p>0.0000009343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60">
                <text:p>536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3">
                <text:p>193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34">
                <text:p>5034</text:p>
              </table:table-cell>
              <table:table-cell office:value-type="float" office:value="0.0000009282859">
                <text:p>0.0000009282859</text:p>
              </table:table-cell>
              <table:table-cell office:value-type="float" office:value="5004">
                <text:p>5004</text:p>
              </table:table-cell>
              <table:table-cell office:value-type="float" office:value="0.00000092955685">
                <text:p>0.000000929556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0">
                <text:p>540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4">
                <text:p>194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076">
                <text:p>5076</text:p>
              </table:table-cell>
              <table:table-cell office:value-type="float" office:value="0.0000009239368">
                <text:p>0.0000009239368</text:p>
              </table:table-cell>
              <table:table-cell office:value-type="float" office:value="5040">
                <text:p>5040</text:p>
              </table:table-cell>
              <table:table-cell office:value-type="float" office:value="0.0000009282859">
                <text:p>0.0000009282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40">
                <text:p>544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5">
                <text:p>195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12">
                <text:p>5112</text:p>
              </table:table-cell>
              <table:table-cell office:value-type="float" office:value="0.0000009227993">
                <text:p>0.0000009227993</text:p>
              </table:table-cell>
              <table:table-cell office:value-type="float" office:value="5082">
                <text:p>5082</text:p>
              </table:table-cell>
              <table:table-cell office:value-type="float" office:value="0.0000009239368">
                <text:p>0.0000009239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0">
                <text:p>5480</text:p>
              </table:table-cell>
              <table:table-cell office:value-type="float" office:value="0.0015279545">
                <text:p>0.0015279545</text:p>
              </table:table-cell>
              <table:table-cell office:value-type="float" office:value="196">
                <text:p>196</text:p>
              </table:table-cell>
              <table:table-cell office:value-type="float" office:value="0.0108180195">
                <text:p>0.0108180195</text:p>
              </table:table-cell>
              <table:table-cell office:value-type="float" office:value="5154">
                <text:p>5154</text:p>
              </table:table-cell>
              <table:table-cell office:value-type="float" office:value="0.0000009188816">
                <text:p>0.0000009188816</text:p>
              </table:table-cell>
              <table:table-cell office:value-type="float" office:value="5118">
                <text:p>5118</text:p>
              </table:table-cell>
              <table:table-cell office:value-type="float" office:value="0.0000009227993">
                <text:p>0.00000092279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20">
                <text:p>55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8">
                <text:p>19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190">
                <text:p>5190</text:p>
              </table:table-cell>
              <table:table-cell office:value-type="float" office:value="0.0000009178617">
                <text:p>0.0000009178617</text:p>
              </table:table-cell>
              <table:table-cell office:value-type="float" office:value="5160">
                <text:p>5160</text:p>
              </table:table-cell>
              <table:table-cell office:value-type="float" office:value="0.0000009188816">
                <text:p>0.0000009188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60">
                <text:p>55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199">
                <text:p>19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32">
                <text:p>5232</text:p>
              </table:table-cell>
              <table:table-cell office:value-type="float" office:value="0.0000009143347">
                <text:p>0.0000009143347</text:p>
              </table:table-cell>
              <table:table-cell office:value-type="float" office:value="5196">
                <text:p>5196</text:p>
              </table:table-cell>
              <table:table-cell office:value-type="float" office:value="0.0000009178617">
                <text:p>0.0000009178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00">
                <text:p>56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0">
                <text:p>20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268">
                <text:p>5268</text:p>
              </table:table-cell>
              <table:table-cell office:value-type="float" office:value="0.0000009134224">
                <text:p>0.0000009134224</text:p>
              </table:table-cell>
              <table:table-cell office:value-type="float" office:value="5238">
                <text:p>5238</text:p>
              </table:table-cell>
              <table:table-cell office:value-type="float" office:value="0.0000009143347">
                <text:p>0.0000009143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40">
                <text:p>56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1">
                <text:p>20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10">
                <text:p>5310</text:p>
              </table:table-cell>
              <table:table-cell office:value-type="float" office:value="0.00000091024293">
                <text:p>0.00000091024293</text:p>
              </table:table-cell>
              <table:table-cell office:value-type="float" office:value="5274">
                <text:p>5274</text:p>
              </table:table-cell>
              <table:table-cell office:value-type="float" office:value="0.0000009134224">
                <text:p>0.0000009134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80">
                <text:p>56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2">
                <text:p>20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46">
                <text:p>5346</text:p>
              </table:table-cell>
              <table:table-cell office:value-type="float" office:value="0.00000090942626">
                <text:p>0.00000090942626</text:p>
              </table:table-cell>
              <table:table-cell office:value-type="float" office:value="5316">
                <text:p>5316</text:p>
              </table:table-cell>
              <table:table-cell office:value-type="float" office:value="0.00000091024293">
                <text:p>0.00000091024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20">
                <text:p>57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3">
                <text:p>20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394">
                <text:p>5394</text:p>
              </table:table-cell>
              <table:table-cell office:value-type="float" office:value="0.00000089975464">
                <text:p>0.00000089975464</text:p>
              </table:table-cell>
              <table:table-cell office:value-type="float" office:value="5352">
                <text:p>5352</text:p>
              </table:table-cell>
              <table:table-cell office:value-type="float" office:value="0.00000090942626">
                <text:p>0.00000090942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60">
                <text:p>576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4">
                <text:p>20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24">
                <text:p>5424</text:p>
              </table:table-cell>
              <table:table-cell office:value-type="float" office:value="0.00000089897117">
                <text:p>0.00000089897117</text:p>
              </table:table-cell>
              <table:table-cell office:value-type="float" office:value="5400">
                <text:p>5400</text:p>
              </table:table-cell>
              <table:table-cell office:value-type="float" office:value="0.00000089975464">
                <text:p>0.00000089975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00">
                <text:p>580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5">
                <text:p>20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54">
                <text:p>5454</text:p>
              </table:table-cell>
              <table:table-cell office:value-type="float" office:value="0.00000089852847">
                <text:p>0.00000089852847</text:p>
              </table:table-cell>
              <table:table-cell office:value-type="float" office:value="5430">
                <text:p>5430</text:p>
              </table:table-cell>
              <table:table-cell office:value-type="float" office:value="0.00000089897117">
                <text:p>0.00000089897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40">
                <text:p>584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6">
                <text:p>20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484">
                <text:p>5484</text:p>
              </table:table-cell>
              <table:table-cell office:value-type="float" office:value="0.00000089825056">
                <text:p>0.00000089825056</text:p>
              </table:table-cell>
              <table:table-cell office:value-type="float" office:value="5460">
                <text:p>5460</text:p>
              </table:table-cell>
              <table:table-cell office:value-type="float" office:value="0.00000089852847">
                <text:p>0.00000089852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80">
                <text:p>588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7">
                <text:p>20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14">
                <text:p>5514</text:p>
              </table:table-cell>
              <table:table-cell office:value-type="float" office:value="0.00000089805025">
                <text:p>0.00000089805025</text:p>
              </table:table-cell>
              <table:table-cell office:value-type="float" office:value="5490">
                <text:p>5490</text:p>
              </table:table-cell>
              <table:table-cell office:value-type="float" office:value="0.00000089825056">
                <text:p>0.00000089825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20">
                <text:p>5920</text:p>
              </table:table-cell>
              <table:table-cell office:value-type="float" office:value="0.0015279544">
                <text:p>0.0015279544</text:p>
              </table:table-cell>
              <table:table-cell office:value-type="float" office:value="208">
                <text:p>20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50">
                <text:p>5550</text:p>
              </table:table-cell>
              <table:table-cell office:value-type="float" office:value="0.00000089748033">
                <text:p>0.00000089748033</text:p>
              </table:table-cell>
              <table:table-cell office:value-type="float" office:value="5520">
                <text:p>5520</text:p>
              </table:table-cell>
              <table:table-cell office:value-type="float" office:value="0.00000089805025">
                <text:p>0.00000089805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60">
                <text:p>596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09">
                <text:p>20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592">
                <text:p>5592</text:p>
              </table:table-cell>
              <table:table-cell office:value-type="float" office:value="0.0000008955858">
                <text:p>0.0000008955858</text:p>
              </table:table-cell>
              <table:table-cell office:value-type="float" office:value="5556">
                <text:p>5556</text:p>
              </table:table-cell>
              <table:table-cell office:value-type="float" office:value="0.00000089748033">
                <text:p>0.00000089748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0">
                <text:p>6000</text:p>
              </table:table-cell>
              <table:table-cell office:value-type="float" office:value="0.0015279542">
                <text:p>0.0015279542</text:p>
              </table:table-cell>
              <table:table-cell office:value-type="float" office:value="210">
                <text:p>21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28">
                <text:p>5628</text:p>
              </table:table-cell>
              <table:table-cell office:value-type="float" office:value="0.0000008950771">
                <text:p>0.0000008950771</text:p>
              </table:table-cell>
              <table:table-cell office:value-type="float" office:value="5598">
                <text:p>5598</text:p>
              </table:table-cell>
              <table:table-cell office:value-type="float" office:value="0.0000008955858">
                <text:p>0.0000008955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670">
                <text:p>5670</text:p>
              </table:table-cell>
              <table:table-cell office:value-type="float" office:value="0.00000089336595">
                <text:p>0.00000089336595</text:p>
              </table:table-cell>
              <table:table-cell office:value-type="float" office:value="5634">
                <text:p>5634</text:p>
              </table:table-cell>
              <table:table-cell office:value-type="float" office:value="0.0000008950771">
                <text:p>0.000000895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06">
                <text:p>5706</text:p>
              </table:table-cell>
              <table:table-cell office:value-type="float" office:value="0.0000008929097">
                <text:p>0.0000008929097</text:p>
              </table:table-cell>
              <table:table-cell office:value-type="float" office:value="5676">
                <text:p>5676</text:p>
              </table:table-cell>
              <table:table-cell office:value-type="float" office:value="0.00000089336595">
                <text:p>0.0000008933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48">
                <text:p>5748</text:p>
              </table:table-cell>
              <table:table-cell office:value-type="float" office:value="0.0000008913656">
                <text:p>0.0000008913656</text:p>
              </table:table-cell>
              <table:table-cell office:value-type="float" office:value="5712">
                <text:p>5712</text:p>
              </table:table-cell>
              <table:table-cell office:value-type="float" office:value="0.0000008929097">
                <text:p>0.0000008929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784">
                <text:p>5784</text:p>
              </table:table-cell>
              <table:table-cell office:value-type="float" office:value="0.0000008909579">
                <text:p>0.0000008909579</text:p>
              </table:table-cell>
              <table:table-cell office:value-type="float" office:value="5754">
                <text:p>5754</text:p>
              </table:table-cell>
              <table:table-cell office:value-type="float" office:value="0.0000008913656">
                <text:p>0.0000008913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26">
                <text:p>5826</text:p>
              </table:table-cell>
              <table:table-cell office:value-type="float" office:value="0.00000088956386">
                <text:p>0.00000088956386</text:p>
              </table:table-cell>
              <table:table-cell office:value-type="float" office:value="5790">
                <text:p>5790</text:p>
              </table:table-cell>
              <table:table-cell office:value-type="float" office:value="0.0000008909579">
                <text:p>0.000000890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862">
                <text:p>5862</text:p>
              </table:table-cell>
              <table:table-cell office:value-type="float" office:value="0.0000008892003">
                <text:p>0.0000008892003</text:p>
              </table:table-cell>
              <table:table-cell office:value-type="float" office:value="5832">
                <text:p>5832</text:p>
              </table:table-cell>
              <table:table-cell office:value-type="float" office:value="0.00000088956386">
                <text:p>0.00000088956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04">
                <text:p>5904</text:p>
              </table:table-cell>
              <table:table-cell office:value-type="float" office:value="0.0000008879419">
                <text:p>0.0000008879419</text:p>
              </table:table-cell>
              <table:table-cell office:value-type="float" office:value="5868">
                <text:p>5868</text:p>
              </table:table-cell>
              <table:table-cell office:value-type="float" office:value="0.0000008892003">
                <text:p>0.000000889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40">
                <text:p>5940</text:p>
              </table:table-cell>
              <table:table-cell office:value-type="float" office:value="0.0000008876144">
                <text:p>0.0000008876144</text:p>
              </table:table-cell>
              <table:table-cell office:value-type="float" office:value="5910">
                <text:p>5910</text:p>
              </table:table-cell>
              <table:table-cell office:value-type="float" office:value="0.0000008879419">
                <text:p>0.000000887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5982">
                <text:p>5982</text:p>
              </table:table-cell>
              <table:table-cell office:value-type="float" office:value="0.00000088648017">
                <text:p>0.00000088648017</text:p>
              </table:table-cell>
              <table:table-cell office:value-type="float" office:value="5946">
                <text:p>5946</text:p>
              </table:table-cell>
              <table:table-cell office:value-type="float" office:value="0.0000008876144">
                <text:p>0.000000887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18">
                <text:p>6018</text:p>
              </table:table-cell>
              <table:table-cell office:value-type="float" office:value="0.00000088618697">
                <text:p>0.00000088618697</text:p>
              </table:table-cell>
              <table:table-cell office:value-type="float" office:value="5988">
                <text:p>5988</text:p>
              </table:table-cell>
              <table:table-cell office:value-type="float" office:value="0.00000088648017">
                <text:p>0.00000088648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60">
                <text:p>6060</text:p>
              </table:table-cell>
              <table:table-cell office:value-type="float" office:value="0.000000885161">
                <text:p>0.000000885161</text:p>
              </table:table-cell>
              <table:table-cell office:value-type="float" office:value="6024">
                <text:p>6024</text:p>
              </table:table-cell>
              <table:table-cell office:value-type="float" office:value="0.00000088618697">
                <text:p>0.00000088618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096">
                <text:p>6096</text:p>
              </table:table-cell>
              <table:table-cell office:value-type="float" office:value="0.00000088489634">
                <text:p>0.00000088489634</text:p>
              </table:table-cell>
              <table:table-cell office:value-type="float" office:value="6066">
                <text:p>6066</text:p>
              </table:table-cell>
              <table:table-cell office:value-type="float" office:value="0.000000885161">
                <text:p>0.00000088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44">
                <text:p>6144</text:p>
              </table:table-cell>
              <table:table-cell office:value-type="float" office:value="0.0000008817728">
                <text:p>0.0000008817728</text:p>
              </table:table-cell>
              <table:table-cell office:value-type="float" office:value="6102">
                <text:p>6102</text:p>
              </table:table-cell>
              <table:table-cell office:value-type="float" office:value="0.00000088489634">
                <text:p>0.00000088489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174">
                <text:p>6174</text:p>
              </table:table-cell>
              <table:table-cell office:value-type="float" office:value="0.00000088151774">
                <text:p>0.00000088151774</text:p>
              </table:table-cell>
              <table:table-cell office:value-type="float" office:value="6150">
                <text:p>6150</text:p>
              </table:table-cell>
              <table:table-cell office:value-type="float" office:value="0.0000008817728">
                <text:p>0.000000881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04">
                <text:p>6204</text:p>
              </table:table-cell>
              <table:table-cell office:value-type="float" office:value="0.00000088137426">
                <text:p>0.00000088137426</text:p>
              </table:table-cell>
              <table:table-cell office:value-type="float" office:value="6180">
                <text:p>6180</text:p>
              </table:table-cell>
              <table:table-cell office:value-type="float" office:value="0.00000088151774">
                <text:p>0.00000088151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9220027">
                <text:p>0.009220027</text:p>
              </table:table-cell>
              <table:table-cell office:value-type="float" office:value="6234">
                <text:p>6234</text:p>
              </table:table-cell>
              <table:table-cell office:value-type="float" office:value="0.0000008812842">
                <text:p>0.0000008812842</text:p>
              </table:table-cell>
              <table:table-cell office:value-type="float" office:value="6210">
                <text:p>6210</text:p>
              </table:table-cell>
              <table:table-cell office:value-type="float" office:value="0.00000088137426">
                <text:p>0.0000008813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264">
                <text:p>6264</text:p>
              </table:table-cell>
              <table:table-cell office:value-type="float" office:value="0.0000008812205">
                <text:p>0.0000008812205</text:p>
              </table:table-cell>
              <table:table-cell office:value-type="float" office:value="6240">
                <text:p>6240</text:p>
              </table:table-cell>
              <table:table-cell office:value-type="float" office:value="0.0000008812842">
                <text:p>0.000000881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00">
                <text:p>6300</text:p>
              </table:table-cell>
              <table:table-cell office:value-type="float" office:value="0.0000008810357">
                <text:p>0.0000008810357</text:p>
              </table:table-cell>
              <table:table-cell office:value-type="float" office:value="6270">
                <text:p>6270</text:p>
              </table:table-cell>
              <table:table-cell office:value-type="float" office:value="0.0000008812205">
                <text:p>0.000000881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42">
                <text:p>6342</text:p>
              </table:table-cell>
              <table:table-cell office:value-type="float" office:value="0.0000008804192">
                <text:p>0.0000008804192</text:p>
              </table:table-cell>
              <table:table-cell office:value-type="float" office:value="6306">
                <text:p>6306</text:p>
              </table:table-cell>
              <table:table-cell office:value-type="float" office:value="0.0000008810357">
                <text:p>0.0000008810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378">
                <text:p>6378</text:p>
              </table:table-cell>
              <table:table-cell office:value-type="float" office:value="0.0000008802552">
                <text:p>0.0000008802552</text:p>
              </table:table-cell>
              <table:table-cell office:value-type="float" office:value="6348">
                <text:p>6348</text:p>
              </table:table-cell>
              <table:table-cell office:value-type="float" office:value="0.0000008804192">
                <text:p>0.000000880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20">
                <text:p>6420</text:p>
              </table:table-cell>
              <table:table-cell office:value-type="float" office:value="0.00000087969727">
                <text:p>0.00000087969727</text:p>
              </table:table-cell>
              <table:table-cell office:value-type="float" office:value="6384">
                <text:p>6384</text:p>
              </table:table-cell>
              <table:table-cell office:value-type="float" office:value="0.0000008802552">
                <text:p>0.000000880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56">
                <text:p>6456</text:p>
              </table:table-cell>
              <table:table-cell office:value-type="float" office:value="0.00000087954834">
                <text:p>0.00000087954834</text:p>
              </table:table-cell>
              <table:table-cell office:value-type="float" office:value="6426">
                <text:p>6426</text:p>
              </table:table-cell>
              <table:table-cell office:value-type="float" office:value="0.00000087969727">
                <text:p>0.0000008796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498">
                <text:p>6498</text:p>
              </table:table-cell>
              <table:table-cell office:value-type="float" office:value="0.0000008790437">
                <text:p>0.0000008790437</text:p>
              </table:table-cell>
              <table:table-cell office:value-type="float" office:value="6462">
                <text:p>6462</text:p>
              </table:table-cell>
              <table:table-cell office:value-type="float" office:value="0.00000087954834">
                <text:p>0.00000087954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34">
                <text:p>6534</text:p>
              </table:table-cell>
              <table:table-cell office:value-type="float" office:value="0.0000008789115">
                <text:p>0.0000008789115</text:p>
              </table:table-cell>
              <table:table-cell office:value-type="float" office:value="6504">
                <text:p>6504</text:p>
              </table:table-cell>
              <table:table-cell office:value-type="float" office:value="0.0000008790437">
                <text:p>0.00000087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576">
                <text:p>6576</text:p>
              </table:table-cell>
              <table:table-cell office:value-type="float" office:value="0.00000087845433">
                <text:p>0.00000087845433</text:p>
              </table:table-cell>
              <table:table-cell office:value-type="float" office:value="6540">
                <text:p>6540</text:p>
              </table:table-cell>
              <table:table-cell office:value-type="float" office:value="0.0000008789115">
                <text:p>0.0000008789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12">
                <text:p>6612</text:p>
              </table:table-cell>
              <table:table-cell office:value-type="float" office:value="0.00000087833416">
                <text:p>0.00000087833416</text:p>
              </table:table-cell>
              <table:table-cell office:value-type="float" office:value="6582">
                <text:p>6582</text:p>
              </table:table-cell>
              <table:table-cell office:value-type="float" office:value="0.00000087845433">
                <text:p>0.0000008784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54">
                <text:p>6654</text:p>
              </table:table-cell>
              <table:table-cell office:value-type="float" office:value="0.0000008779239">
                <text:p>0.0000008779239</text:p>
              </table:table-cell>
              <table:table-cell office:value-type="float" office:value="6618">
                <text:p>6618</text:p>
              </table:table-cell>
              <table:table-cell office:value-type="float" office:value="0.00000087833416">
                <text:p>0.00000087833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690">
                <text:p>6690</text:p>
              </table:table-cell>
              <table:table-cell office:value-type="float" office:value="0.0000008778158">
                <text:p>0.0000008778158</text:p>
              </table:table-cell>
              <table:table-cell office:value-type="float" office:value="6660">
                <text:p>6660</text:p>
              </table:table-cell>
              <table:table-cell office:value-type="float" office:value="0.0000008779239">
                <text:p>0.0000008779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32">
                <text:p>6732</text:p>
              </table:table-cell>
              <table:table-cell office:value-type="float" office:value="0.0000008774449">
                <text:p>0.0000008774449</text:p>
              </table:table-cell>
              <table:table-cell office:value-type="float" office:value="6696">
                <text:p>6696</text:p>
              </table:table-cell>
              <table:table-cell office:value-type="float" office:value="0.0000008778158">
                <text:p>0.000000877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768">
                <text:p>6768</text:p>
              </table:table-cell>
              <table:table-cell office:value-type="float" office:value="0.0000008773487">
                <text:p>0.0000008773487</text:p>
              </table:table-cell>
              <table:table-cell office:value-type="float" office:value="6738">
                <text:p>6738</text:p>
              </table:table-cell>
              <table:table-cell office:value-type="float" office:value="0.0000008774449">
                <text:p>0.000000877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10">
                <text:p>6810</text:p>
              </table:table-cell>
              <table:table-cell office:value-type="float" office:value="0.0000008770127">
                <text:p>0.0000008770127</text:p>
              </table:table-cell>
              <table:table-cell office:value-type="float" office:value="6774">
                <text:p>6774</text:p>
              </table:table-cell>
              <table:table-cell office:value-type="float" office:value="0.0000008773487">
                <text:p>0.00000087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46">
                <text:p>6846</text:p>
              </table:table-cell>
              <table:table-cell office:value-type="float" office:value="0.00000087692587">
                <text:p>0.00000087692587</text:p>
              </table:table-cell>
              <table:table-cell office:value-type="float" office:value="6816">
                <text:p>6816</text:p>
              </table:table-cell>
              <table:table-cell office:value-type="float" office:value="0.0000008770127">
                <text:p>0.0000008770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8095756">
                <text:p>0.008095756</text:p>
              </table:table-cell>
              <table:table-cell office:value-type="float" office:value="6894">
                <text:p>6894</text:p>
              </table:table-cell>
              <table:table-cell office:value-type="float" office:value="0.0000008758939">
                <text:p>0.0000008758939</text:p>
              </table:table-cell>
              <table:table-cell office:value-type="float" office:value="6852">
                <text:p>6852</text:p>
              </table:table-cell>
              <table:table-cell office:value-type="float" office:value="0.00000087692587">
                <text:p>0.0000008769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24">
                <text:p>6924</text:p>
              </table:table-cell>
              <table:table-cell office:value-type="float" office:value="0.0000008758101">
                <text:p>0.0000008758101</text:p>
              </table:table-cell>
              <table:table-cell office:value-type="float" office:value="6900">
                <text:p>6900</text:p>
              </table:table-cell>
              <table:table-cell office:value-type="float" office:value="0.0000008758939">
                <text:p>0.000000875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54">
                <text:p>6954</text:p>
              </table:table-cell>
              <table:table-cell office:value-type="float" office:value="0.0000008757633">
                <text:p>0.0000008757633</text:p>
              </table:table-cell>
              <table:table-cell office:value-type="float" office:value="6930">
                <text:p>6930</text:p>
              </table:table-cell>
              <table:table-cell office:value-type="float" office:value="0.0000008758101">
                <text:p>0.000000875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6984">
                <text:p>6984</text:p>
              </table:table-cell>
              <table:table-cell office:value-type="float" office:value="0.00000087573466">
                <text:p>0.00000087573466</text:p>
              </table:table-cell>
              <table:table-cell office:value-type="float" office:value="6960">
                <text:p>6960</text:p>
              </table:table-cell>
              <table:table-cell office:value-type="float" office:value="0.0000008757633">
                <text:p>0.0000008757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14">
                <text:p>7014</text:p>
              </table:table-cell>
              <table:table-cell office:value-type="float" office:value="0.0000008757133">
                <text:p>0.0000008757133</text:p>
              </table:table-cell>
              <table:table-cell office:value-type="float" office:value="6990">
                <text:p>6990</text:p>
              </table:table-cell>
              <table:table-cell office:value-type="float" office:value="0.00000087573466">
                <text:p>0.00000087573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50">
                <text:p>7050</text:p>
              </table:table-cell>
              <table:table-cell office:value-type="float" office:value="0.0000008756522">
                <text:p>0.0000008756522</text:p>
              </table:table-cell>
              <table:table-cell office:value-type="float" office:value="7020">
                <text:p>7020</text:p>
              </table:table-cell>
              <table:table-cell office:value-type="float" office:value="0.0000008757133">
                <text:p>0.0000008757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092">
                <text:p>7092</text:p>
              </table:table-cell>
              <table:table-cell office:value-type="float" office:value="0.0000008754489">
                <text:p>0.0000008754489</text:p>
              </table:table-cell>
              <table:table-cell office:value-type="float" office:value="7056">
                <text:p>7056</text:p>
              </table:table-cell>
              <table:table-cell office:value-type="float" office:value="0.0000008756522">
                <text:p>0.000000875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128">
                <text:p>7128</text:p>
              </table:table-cell>
              <table:table-cell office:value-type="float" office:value="0.0000008753943">
                <text:p>0.0000008753943</text:p>
              </table:table-cell>
              <table:table-cell office:value-type="float" office:value="7098">
                <text:p>7098</text:p>
              </table:table-cell>
              <table:table-cell office:value-type="float" office:value="0.0000008754489">
                <text:p>0.000000875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242">
                <text:p>724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134">
                <text:p>7134</text:p>
              </table:table-cell>
              <table:table-cell office:value-type="float" office:value="0.0000008753943">
                <text:p>0.0000008753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392">
                <text:p>73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248">
                <text:p>724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536">
                <text:p>75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398">
                <text:p>73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716">
                <text:p>771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542">
                <text:p>75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7860">
                <text:p>786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722">
                <text:p>772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004">
                <text:p>8004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7866">
                <text:p>786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148">
                <text:p>8148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010">
                <text:p>8010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292">
                <text:p>8292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154">
                <text:p>8154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436">
                <text:p>8436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298">
                <text:p>8298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442">
                <text:p>8442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8580">
                <text:p>8580</text:p>
              </table:table-cell>
              <table:table-cell office:value-type="float" office:value="0.000000875394">
                <text:p>0.000000875394</text:p>
              </table:table-cell>
              <table:table-cell office:value-type="float" office:value="8586">
                <text:p>8586</text:p>
              </table:table-cell>
              <table:table-cell office:value-type="float" office:value="0.000000875394">
                <text:p>0.00000087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6817298">
                <text:p>0.00681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61514573">
                <text:p>0.006151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56992816">
                <text:p>0.00569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50967117">
                <text:p>0.00509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48249075">
                <text:p>0.004824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4744326">
                <text:p>0.0047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4594365">
                <text:p>0.00459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4490438">
                <text:p>0.00449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42457883">
                <text:p>0.004245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42230394">
                <text:p>0.00422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41688364">
                <text:p>0.00416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41502398">
                <text:p>0.00415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3940751">
                <text:p>0.00394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37786637">
                <text:p>0.003778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0.0036110976">
                <text:p>0.003611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0.0034145284">
                <text:p>0.003414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0.0029698182">
                <text:p>0.002969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0.0026456888">
                <text:p>0.002645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0.0025621655">
                <text:p>0.002562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0.0025284844">
                <text:p>0.002528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0.0024379278">
                <text:p>0.002437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0.0024336">
                <text:p>0.0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0.0023538033">
                <text:p>0.002353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0.0023284215">
                <text:p>0.002328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0.0023005297">
                <text:p>0.002300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0022405863">
                <text:p>0.002240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0.0022304547">
                <text:p>0.00223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0.002198518">
                <text:p>0.00219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